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2.4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/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Arial" style:font-name-asian="SimSun" style:font-name-complex="Lucida Sans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00">
      <style:table-cell-properties fo:background-color="#e6e6ff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6e6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font-name="Courier New" fo:font-size="11pt" fo:language="pt" fo:country="BR" fo:font-weight="bold" style:font-name-asian="Courier New" style:font-size-asian="11pt" style:font-weight-asian="bold" style:font-name-complex="Courier New" style:font-size-complex="6.25pt" style:font-weight-complex="bold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1pt" fo:language="pt" fo:country="BR" fo:font-weight="bold" style:font-name-asian="Courier New" style:font-size-asian="11pt" style:font-weight-asian="bold" style:font-name-complex="Courier New" style:font-size-complex="6.25pt" style:font-weight-complex="bold"/>
    </style:style>
    <style:style style:name="ce28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e6e6e6"/>
      <style:text-properties style:font-name="Arial" style:font-name-asian="SimSun" style:font-name-complex="Lucida 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|V|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" office:value-type="string">
            <text:p>s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" office:value-type="string">
            <text:p>t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" office:value-type="string">
            <text:p>R</text:p>
          </table:table-cell>
          <table:table-cell/>
          <table:table-cell/>
          <table:table-cell table:style-name="Default"/>
          <table:table-cell table:number-columns-repeated="15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  <table:table-cell table:number-columns-repeated="15"/>
        </table:table-row>
        <table:table-row table:style-name="ro1" table:number-rows-repeated="6">
          <table:table-cell table:style-name="ce3"/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355">
          <table:table-cell table:style-name="ce4"/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1016">
          <table:table-cell table:style-name="ce4"/>
          <table:table-cell table:number-columns-repeated="2"/>
          <table:table-cell table:style-name="Default"/>
          <table:table-cell table:number-columns-repeated="9"/>
          <table:table-cell table:style-name="ce8"/>
          <table:table-cell table:number-columns-repeated="5"/>
        </table:table-row>
        <table:table-row table:style-name="ro1" table:number-rows-repeated="221">
          <table:table-cell table:style-name="ce5"/>
          <table:table-cell table:number-columns-repeated="2"/>
          <table:table-cell table:style-name="Default"/>
          <table:table-cell table:number-columns-repeated="9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number-columns-repeated="4"/>
          <table:table-cell table:style-name="ce8"/>
        </table:table-row>
        <table:table-row table:style-name="ro1" table:number-rows-repeated="41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69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olucao" table:style-name="ta2" table:print="false">
        <table:table-column table:style-name="co1" table:default-cell-style-name="ce8"/>
        <table:table-column table:style-name="co1" table:number-columns-repeated="2" table:default-cell-style-name="Default"/>
        <table:table-column table:style-name="co1" table:visibility="collapse" table:default-cell-style-name="ce13"/>
        <table:table-column table:style-name="co2" table:visibility="collapse" table:default-cell-style-name="Default"/>
        <table:table-column table:style-name="co1" table:visibility="collapse" table:default-cell-style-name="ce17"/>
        <table:table-column table:style-name="co1" table:visibility="collapse" table:default-cell-style-name="ce6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1" table:number-columns-repeated="3" table:default-cell-style-name="ce24"/>
        <table:table-column table:style-name="co1" table:default-cell-style-name="Default"/>
        <table:table-column table:style-name="co1" table:number-columns-repeated="3" table:default-cell-style-name="ce24"/>
        <table:table-column table:style-name="co1" table:default-cell-style-name="Default"/>
        <table:table-column table:style-name="co1" table:number-columns-repeated="3" table:default-cell-style-name="ce24"/>
        <table:table-column table:style-name="co1" table:default-cell-style-name="Default"/>
        <table:table-column table:style-name="co6" table:default-cell-style-name="ce24"/>
        <table:table-column table:style-name="co7" table:default-cell-style-name="ce24"/>
        <table:table-column table:style-name="co1" table:default-cell-style-name="ce24"/>
        <table:table-column table:style-name="co1" table:default-cell-style-name="Default"/>
        <table:table-column table:style-name="co1" table:number-columns-repeated="3" table:default-cell-style-name="ce24"/>
        <table:table-column table:style-name="co1" table:number-columns-repeated="9" table:default-cell-style-name="Default"/>
        <table:table-column table:style-name="co1" table:visibility="collapse" table:number-columns-repeated="2" table:default-cell-style-name="Default"/>
        <table:table-row table:style-name="ro1">
          <table:table-cell table:style-name="ce9" office:value-type="string" table:number-columns-spanned="2" table:number-rows-spanned="1">
            <text:p>Variavel de decisão</text:p>
          </table:table-cell>
          <table:covered-table-cell/>
          <table:table-cell table:number-columns-repeated="9"/>
          <table:table-cell table:style-name="ce21" office:value-type="string" table:number-columns-spanned="3" table:number-rows-spanned="1">
            <text:p>Restrição do vértice s</text:p>
          </table:table-cell>
          <table:covered-table-cell table:number-columns-repeated="2" table:style-name="ce25"/>
          <table:table-cell/>
          <table:table-cell table:style-name="ce21" office:value-type="string" table:number-columns-spanned="3" table:number-rows-spanned="1">
            <text:p>Restrição do vértice s</text:p>
          </table:table-cell>
          <table:covered-table-cell table:number-columns-repeated="2" table:style-name="ce25"/>
          <table:table-cell/>
          <table:table-cell table:style-name="ce21" office:value-type="string" table:number-columns-spanned="3" table:number-rows-spanned="1">
            <text:p>Restrição do vértice t</text:p>
          </table:table-cell>
          <table:covered-table-cell table:number-columns-repeated="2" table:style-name="ce25"/>
          <table:table-cell/>
          <table:table-cell table:style-name="ce21" office:value-type="string" table:number-columns-spanned="3" table:number-rows-spanned="1">
            <text:p>Restrição do vértice t</text:p>
          </table:table-cell>
          <table:covered-table-cell table:number-columns-repeated="2" table:style-name="ce25"/>
          <table:table-cell/>
          <table:table-cell table:style-name="ce21" office:value-type="string" table:number-columns-spanned="3" table:number-rows-spanned="1">
            <text:p>Restrição de capacidade</text:p>
          </table:table-cell>
          <table:covered-table-cell table:number-columns-repeated="2" table:style-name="ce25"/>
          <table:table-cell/>
          <table:table-cell table:style-name="ce21" office:value-type="string" table:number-columns-spanned="3" table:number-rows-spanned="1">
            <text:p>Restrição de conservação de fluxo</text:p>
          </table:table-cell>
          <table:covered-table-cell table:number-columns-repeated="2" table:style-name="ce25"/>
          <table:table-cell/>
          <table:table-cell table:style-name="ce26" office:value-type="string" table:number-columns-spanned="2" table:number-rows-spanned="1">
            <text:p>Função objetivo</text:p>
          </table:table-cell>
          <table:covered-table-cell table:style-name="ce29"/>
          <table:table-cell table:number-columns-repeated="4"/>
        </table:table-row>
        <table:table-row table:style-name="ro2">
          <table:table-cell table:style-name="ce10" office:value-type="string">
            <text:p>aresta (i,j)</text:p>
          </table:table-cell>
          <table:table-cell table:style-name="ce1" office:value-type="string">
            <text:p>x</text:p>
          </table:table-cell>
          <table:table-cell/>
          <table:table-cell table:style-name="ce14" office:value-type="string">
            <text:p>aresta (i,j)</text:p>
          </table:table-cell>
          <table:table-cell table:style-name="ce15" office:value-type="string">
            <text:p>existe a aresta?</text:p>
          </table:table-cell>
          <table:table-cell/>
          <table:table-cell table:style-name="Default"/>
          <table:table-cell table:style-name="ce18" office:value-type="string">
            <text:p>vertice</text:p>
          </table:table-cell>
          <table:table-cell table:style-name="ce20" office:value-type="string">
            <text:p>o vertice é s ?</text:p>
          </table:table-cell>
          <table:table-cell table:style-name="ce20" office:value-type="string">
            <text:p>o vertice é t?</text:p>
          </table:table-cell>
          <table:table-cell/>
          <table:table-cell table:style-name="ce22" office:value-type="string">
            <text:p>LHS</text:p>
          </table:table-cell>
          <table:table-cell table:style-name="ce26" office:value-type="string">
            <text:p>sinal</text:p>
          </table:table-cell>
          <table:table-cell table:style-name="ce26" office:value-type="string">
            <text:p>RHS</text:p>
          </table:table-cell>
          <table:table-cell/>
          <table:table-cell table:style-name="ce22" office:value-type="string">
            <text:p>LHS</text:p>
          </table:table-cell>
          <table:table-cell table:style-name="ce26" office:value-type="string">
            <text:p>sinal</text:p>
          </table:table-cell>
          <table:table-cell table:style-name="ce26" office:value-type="string">
            <text:p>RHS</text:p>
          </table:table-cell>
          <table:table-cell/>
          <table:table-cell table:style-name="ce22" office:value-type="string">
            <text:p>LHS</text:p>
          </table:table-cell>
          <table:table-cell table:style-name="ce26" office:value-type="string">
            <text:p>sinal</text:p>
          </table:table-cell>
          <table:table-cell table:style-name="ce26" office:value-type="string">
            <text:p>RHS</text:p>
          </table:table-cell>
          <table:table-cell/>
          <table:table-cell table:style-name="ce22" office:value-type="string">
            <text:p>LHS</text:p>
          </table:table-cell>
          <table:table-cell table:style-name="ce26" office:value-type="string">
            <text:p>sinal</text:p>
          </table:table-cell>
          <table:table-cell table:style-name="ce26" office:value-type="string">
            <text:p>RHS</text:p>
          </table:table-cell>
          <table:table-cell/>
          <table:table-cell table:style-name="ce22" office:value-type="string">
            <text:p>LHS</text:p>
          </table:table-cell>
          <table:table-cell table:style-name="ce26" office:value-type="string">
            <text:p>sinal</text:p>
          </table:table-cell>
          <table:table-cell table:style-name="ce26" office:value-type="string">
            <text:p>RHS</text:p>
          </table:table-cell>
          <table:table-cell/>
          <table:table-cell table:style-name="ce22" office:value-type="string">
            <text:p>LHS</text:p>
          </table:table-cell>
          <table:table-cell table:style-name="ce26" office:value-type="string">
            <text:p>sinal</text:p>
          </table:table-cell>
          <table:table-cell table:style-name="ce26" office:value-type="string">
            <text:p>RHS</text:p>
          </table:table-cell>
          <table:table-cell/>
          <table:table-cell table:style-name="ce28" office:value-type="string">
            <text:p>min</text:p>
          </table:table-cell>
          <table:table-cell table:style-name="ce30" table:formula="of:=SUMPRODUCT([Solucao.F3:.F1602];[Solucao.B3:.B1602]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1" office:value-type="string">
            <text:p>1,1</text:p>
          </table:table-cell>
          <table:table-cell/>
          <table:table-cell/>
          <table:table-cell table:style-name="ce11" office:value-type="string">
            <text:p>1,1</text:p>
          </table:table-cell>
          <table:table-cell table:style-name="ce16" table:formula="of:=IF(ISNA(VLOOKUP([.D3];[Entrada.$A$8:.$B$1605];2;0)) = 1; 0;VLOOKUP([.D3];[Entrada.$A$8:.$B$1605];2;0))" office:value-type="float" office:value="0">
            <text:p>0</text:p>
          </table:table-cell>
          <table:table-cell table:formula="of:=IF(ISNA(VLOOKUP([.D3];[Entrada.$A$8:.$D$1605];4;0)) = 1; 0;VLOOKUP([.D3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">
            <text:p>1</text:p>
          </table:table-cell>
          <table:table-cell table:formula="of:=IF(ISNA(VLOOKUP([.H3];[Entrada.$B$2:.$C$2];1;0)) = 1; 0;1)" office:value-type="float" office:value="0">
            <text:p>0</text:p>
          </table:table-cell>
          <table:table-cell table:formula="of:=IF(ISNA(VLOOKUP([.H3];[Entrada.$B$3:.$C$3];1;0)) = 1; 0;1)" office:value-type="float" office:value="0">
            <text:p>0</text:p>
          </table:table-cell>
          <table:table-cell/>
          <table:table-cell table:style-name="ce23" table:formula="of:=SUM([.B3:.B42])*[.I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]*[Entrada.$B$4]" office:value-type="float" office:value="0">
            <text:p>0</text:p>
          </table:table-cell>
          <table:table-cell/>
          <table:table-cell table:style-name="ce23" table:formula="of:=SUM([.B3];[.B43];[.B83];[.B123];[.B163];[.B203];[.B243];[.B283];[.B323];[.B363];[.B403];[.B443];[.B483];[.B523];[.B563];[.B603];[.B643];[.B683];[.B723];[.B763];[.B803];[.B843];[.B883];[.B923];[.B963];[.B1003];[.B1043];[.B1083];[.B1123];[.B1163];[.B1203];[.B1243];[.B1283];[.B1323];[.B1363];[.B1403];[.B1443];[.B1483];[.B1523];[.B1563])*[.I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];[.B43];[.B83];[.B123];[.B163];[.B203];[.B243];[.B283];[.B323];[.B363];[.B403];[.B443];[.B483];[.B523];[.B563];[.B603];[.B643];[.B683];[.B723];[.B763];[.B803];[.B843];[.B883];[.B923];[.B963];[.B1003];[.B1043];[.B1083];[.B1123];[.B1163];[.B1203];[.B1243];[.B1283];[.B1323];[.B1363];[.B1403];[.B1443];[.B1483];[.B1523];[.B1563])*[.J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]*[Entrada.$B$4]" office:value-type="float" office:value="0">
            <text:p>0</text:p>
          </table:table-cell>
          <table:table-cell/>
          <table:table-cell table:style-name="ce23" table:formula="of:=SUM([.B3:.B42])*[.J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];[Entrada.$A$8:.$C$1606];3;0)) = 1; 0;VLOOKUP([.D3];[Entrada.$A$8:.$C$1606];3;0))" office:value-type="float" office:value="0">
            <text:p>0</text:p>
          </table:table-cell>
          <table:table-cell table:style-name="ce27"/>
          <table:table-cell table:style-name="ce23" table:formula="of:=[.AN4]-[.AO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2"/>
          <table:table-cell table:style-name="ce31"/>
          <table:table-cell table:number-columns-repeated="2"/>
          <table:table-cell office:value-type="string" table:number-columns-spanned="2" table:number-rows-spanned="1">
            <text:p>Util para restricao de cons. Fluxo</text:p>
          </table:table-cell>
          <table:covered-table-cell/>
        </table:table-row>
        <table:table-row table:style-name="ro1">
          <table:table-cell table:style-name="ce11" office:value-type="string">
            <text:p>1,2</text:p>
          </table:table-cell>
          <table:table-cell/>
          <table:table-cell/>
          <table:table-cell table:style-name="ce11" office:value-type="string">
            <text:p>1,2</text:p>
          </table:table-cell>
          <table:table-cell table:style-name="ce16" table:formula="of:=IF(ISNA(VLOOKUP([.D4];[Entrada.$A$8:.$B$1605];2;0)) = 1; 0;VLOOKUP([.D4];[Entrada.$A$8:.$B$1605];2;0))" office:value-type="float" office:value="0">
            <text:p>0</text:p>
          </table:table-cell>
          <table:table-cell table:formula="of:=IF(ISNA(VLOOKUP([.D4];[Entrada.$A$8:.$D$1605];4;0)) = 1; 0;VLOOKUP([.D4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">
            <text:p>2</text:p>
          </table:table-cell>
          <table:table-cell table:formula="of:=IF(ISNA(VLOOKUP([.H4];[Entrada.$B$2:.$C$2];1;0)) = 1; 0;1)" office:value-type="float" office:value="0">
            <text:p>0</text:p>
          </table:table-cell>
          <table:table-cell table:formula="of:=IF(ISNA(VLOOKUP([.H4];[Entrada.$B$3:.$C$3];1;0)) = 1; 0;1)" office:value-type="float" office:value="0">
            <text:p>0</text:p>
          </table:table-cell>
          <table:table-cell/>
          <table:table-cell table:style-name="ce23" table:formula="of:=SUM([.B43:.B82])*[.I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4]*[Entrada.$B$4]" office:value-type="float" office:value="0">
            <text:p>0</text:p>
          </table:table-cell>
          <table:table-cell/>
          <table:table-cell table:style-name="ce23" table:formula="of:=SUM([.B4];[.B44];[.B84];[.B124];[.B164];[.B204];[.B244];[.B284];[.B324];[.B364];[.B404];[.B444];[.B484];[.B524];[.B564];[.B604];[.B644];[.B684];[.B724];[.B764];[.B804];[.B844];[.B884];[.B924];[.B964];[.B1004];[.B1044];[.B1084];[.B1124];[.B1164];[.B1204];[.B1244];[.B1284];[.B1324];[.B1364];[.B1404];[.B1444];[.B1484];[.B1524];[.B1564])*[.I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4];[.B44];[.B84];[.B124];[.B164];[.B204];[.B244];[.B284];[.B324];[.B364];[.B404];[.B444];[.B484];[.B524];[.B564];[.B604];[.B644];[.B684];[.B724];[.B764];[.B804];[.B844];[.B884];[.B924];[.B964];[.B1004];[.B1044];[.B1084];[.B1124];[.B1164];[.B1204];[.B1244];[.B1284];[.B1324];[.B1364];[.B1404];[.B1444];[.B1484];[.B1524];[.B1564])*[.J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4]*[Entrada.$B$4]" office:value-type="float" office:value="0">
            <text:p>0</text:p>
          </table:table-cell>
          <table:table-cell/>
          <table:table-cell table:style-name="ce23" table:formula="of:=SUM([.B43:.B82])*[.J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];[Entrada.$A$8:.$C$1606];3;0)) = 1; 0;VLOOKUP([.D4];[Entrada.$A$8:.$C$1606];3;0))" office:value-type="float" office:value="0">
            <text:p>0</text:p>
          </table:table-cell>
          <table:table-cell/>
          <table:table-cell table:style-name="ce23" table:formula="of:=[.AN5]-[.AO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style-name="ce24"/>
          <table:table-cell table:formula="of:=NOT([.I3])*NOT([.J3])*(SUMPRODUCT([.B3:.B42];[.E3:.E42]))" office:value-type="float" office:value="0">
            <text:p>0</text:p>
          </table:table-cell>
          <table:table-cell table:style-name="ce24" table:formula="of:=NOT([.I3])*NOT([.J3])*([.B3]*[.E3]+[.B43]*[.E43]+[.B83]*[.E83]+[.B123]*[.E123]+[.B163]*[.E163]+[.B203]*[.E203]+[.B243]*[.E243]+[.B283]*[.E283]+[.B323]*[.E323]+[.B363]*[.E363]+[.B403]*[.E403]+[.B443]*[.E443]+[.B483]*[.E483]+[.B523]*[.E523]+[.B563]*[.E563]+[.B603]*[.E603]+[.B643]*[.E643]+[.B683]*[.E683]+[.B723]*[.E723]+[.B763]*[.E763]+[.B803]*[.E803]+[.B843]*[.E843]+[.B883]*[.E883]+[.B923]*[.E923]+[.B963]*[.E963]+[.B1003]*[.E1003]+[.B1043]*[.E1043]+[.B1083]*[.E1083]+[.B1123]*[.E1123]+[.B1163]*[.E1163]+[.B1203]*[.E1203]+[.B1243]*[.E1243]+[.B1283]*[.E1283]+[.B1323]*[.E1323]+[.B1363]*[.E1363]+[.B1403]*[.E1403]+[.B1443]*[.E1443]+[.B1483]*[.E1483]+[.B1523]*[.E1523]+[.B1563]*[.E1563])" office:value-type="float" office:value="0">
            <text:p>0</text:p>
          </table:table-cell>
        </table:table-row>
        <table:table-row table:style-name="ro1">
          <table:table-cell table:style-name="ce11" office:value-type="string">
            <text:p>1,3</text:p>
          </table:table-cell>
          <table:table-cell/>
          <table:table-cell/>
          <table:table-cell table:style-name="ce11" office:value-type="string">
            <text:p>1,3</text:p>
          </table:table-cell>
          <table:table-cell table:style-name="ce16" table:formula="of:=IF(ISNA(VLOOKUP([.D5];[Entrada.$A$8:.$B$1605];2;0)) = 1; 0;VLOOKUP([.D5];[Entrada.$A$8:.$B$1605];2;0))" office:value-type="float" office:value="0">
            <text:p>0</text:p>
          </table:table-cell>
          <table:table-cell table:formula="of:=IF(ISNA(VLOOKUP([.D5];[Entrada.$A$8:.$D$1605];4;0)) = 1; 0;VLOOKUP([.D5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">
            <text:p>3</text:p>
          </table:table-cell>
          <table:table-cell table:formula="of:=IF(ISNA(VLOOKUP([.H5];[Entrada.$B$2:.$C$2];1;0)) = 1; 0;1)" office:value-type="float" office:value="0">
            <text:p>0</text:p>
          </table:table-cell>
          <table:table-cell table:formula="of:=IF(ISNA(VLOOKUP([.H5];[Entrada.$B$3:.$C$3];1;0)) = 1; 0;1)" office:value-type="float" office:value="0">
            <text:p>0</text:p>
          </table:table-cell>
          <table:table-cell/>
          <table:table-cell table:style-name="ce23" table:formula="of:=SUM([.B83:.B122])*[.I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5]*[Entrada.$B$4]" office:value-type="float" office:value="0">
            <text:p>0</text:p>
          </table:table-cell>
          <table:table-cell/>
          <table:table-cell table:style-name="ce23" table:formula="of:=SUM([.B5];[.B45];[.B85];[.B125];[.B165];[.B205];[.B245];[.B285];[.B325];[.B365];[.B405];[.B445];[.B485];[.B525];[.B565];[.B605];[.B645];[.B685];[.B725];[.B765];[.B805];[.B845];[.B885];[.B925];[.B965];[.B1005];[.B1045];[.B1085];[.B1125];[.B1165];[.B1205];[.B1245];[.B1285];[.B1325];[.B1365];[.B1405];[.B1445];[.B1485];[.B1525];[.B1565])*[.I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5];[.B45];[.B85];[.B125];[.B165];[.B205];[.B245];[.B285];[.B325];[.B365];[.B405];[.B445];[.B485];[.B525];[.B565];[.B605];[.B645];[.B685];[.B725];[.B765];[.B805];[.B845];[.B885];[.B925];[.B965];[.B1005];[.B1045];[.B1085];[.B1125];[.B1165];[.B1205];[.B1245];[.B1285];[.B1325];[.B1365];[.B1405];[.B1445];[.B1485];[.B1525];[.B1565])*[.J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5]*[Entrada.$B$4]" office:value-type="float" office:value="0">
            <text:p>0</text:p>
          </table:table-cell>
          <table:table-cell/>
          <table:table-cell table:style-name="ce23" table:formula="of:=SUM([.B83:.B122])*[.J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];[Entrada.$A$8:.$C$1606];3;0)) = 1; 0;VLOOKUP([.D5];[Entrada.$A$8:.$C$1606];3;0))" office:value-type="float" office:value="0">
            <text:p>0</text:p>
          </table:table-cell>
          <table:table-cell/>
          <table:table-cell table:style-name="ce23" table:formula="of:=[.AN6]-[.AO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4])*NOT([.J4])*(SUMPRODUCT([.B43:.B82];[.E43:.E82]))" office:value-type="float" office:value="0">
            <text:p>0</text:p>
          </table:table-cell>
          <table:table-cell table:style-name="ce24" table:formula="of:=NOT([.I4])*NOT([.J4])*([.B4]*[.E4]+[.B44]*[.E44]+[.B84]*[.E84]+[.B124]*[.E124]+[.B164]*[.E164]+[.B204]*[.E204]+[.B244]*[.E244]+[.B284]*[.E284]+[.B324]*[.E324]+[.B364]*[.E364]+[.B404]*[.E404]+[.B444]*[.E444]+[.B484]*[.E484]+[.B524]*[.E524]+[.B564]*[.E564]+[.B604]*[.E604]+[.B644]*[.E644]+[.B684]*[.E684]+[.B724]*[.E724]+[.B764]*[.E764]+[.B804]*[.E804]+[.B844]*[.E844]+[.B884]*[.E884]+[.B924]*[.E924]+[.B964]*[.E964]+[.B1004]*[.E1004]+[.B1044]*[.E1044]+[.B1084]*[.E1084]+[.B1124]*[.E1124]+[.B1164]*[.E1164]+[.B1204]*[.E1204]+[.B1244]*[.E1244]+[.B1284]*[.E1284]+[.B1324]*[.E1324]+[.B1364]*[.E1364]+[.B1404]*[.E1404]+[.B1444]*[.E1444]+[.B1484]*[.E1484]+[.B1524]*[.E1524]+[.B1564]*[.E1564])" office:value-type="float" office:value="0">
            <text:p>0</text:p>
          </table:table-cell>
        </table:table-row>
        <table:table-row table:style-name="ro1">
          <table:table-cell table:style-name="ce11" office:value-type="string">
            <text:p>1,4</text:p>
          </table:table-cell>
          <table:table-cell/>
          <table:table-cell/>
          <table:table-cell table:style-name="ce11" office:value-type="string">
            <text:p>1,4</text:p>
          </table:table-cell>
          <table:table-cell table:style-name="ce16" table:formula="of:=IF(ISNA(VLOOKUP([.D6];[Entrada.$A$8:.$B$1605];2;0)) = 1; 0;VLOOKUP([.D6];[Entrada.$A$8:.$B$1605];2;0))" office:value-type="float" office:value="0">
            <text:p>0</text:p>
          </table:table-cell>
          <table:table-cell table:formula="of:=IF(ISNA(VLOOKUP([.D6];[Entrada.$A$8:.$D$1605];4;0)) = 1; 0;VLOOKUP([.D6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4">
            <text:p>4</text:p>
          </table:table-cell>
          <table:table-cell table:formula="of:=IF(ISNA(VLOOKUP([.H6];[Entrada.$B$2:.$C$2];1;0)) = 1; 0;1)" office:value-type="float" office:value="0">
            <text:p>0</text:p>
          </table:table-cell>
          <table:table-cell table:formula="of:=IF(ISNA(VLOOKUP([.H6];[Entrada.$B$3:.$C$3];1;0)) = 1; 0;1)" office:value-type="float" office:value="0">
            <text:p>0</text:p>
          </table:table-cell>
          <table:table-cell/>
          <table:table-cell table:style-name="ce23" table:formula="of:=SUM([.B123:.B162])*[.I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6]*[Entrada.$B$4]" office:value-type="float" office:value="0">
            <text:p>0</text:p>
          </table:table-cell>
          <table:table-cell/>
          <table:table-cell table:style-name="ce23" table:formula="of:=SUM([.B6];[.B46];[.B86];[.B126];[.B166];[.B206];[.B246];[.B286];[.B326];[.B366];[.B406];[.B446];[.B486];[.B526];[.B566];[.B606];[.B646];[.B686];[.B726];[.B766];[.B806];[.B846];[.B886];[.B926];[.B966];[.B1006];[.B1046];[.B1086];[.B1126];[.B1166];[.B1206];[.B1246];[.B1286];[.B1326];[.B1366];[.B1406];[.B1446];[.B1486];[.B1526];[.B1566])*[.I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6];[.B46];[.B86];[.B126];[.B166];[.B206];[.B246];[.B286];[.B326];[.B366];[.B406];[.B446];[.B486];[.B526];[.B566];[.B606];[.B646];[.B686];[.B726];[.B766];[.B806];[.B846];[.B886];[.B926];[.B966];[.B1006];[.B1046];[.B1086];[.B1126];[.B1166];[.B1206];[.B1246];[.B1286];[.B1326];[.B1366];[.B1406];[.B1446];[.B1486];[.B1526];[.B1566])*[.J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6]*[Entrada.$B$4]" office:value-type="float" office:value="0">
            <text:p>0</text:p>
          </table:table-cell>
          <table:table-cell/>
          <table:table-cell table:style-name="ce23" table:formula="of:=SUM([.B123:.B162])*[.J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];[Entrada.$A$8:.$C$1606];3;0)) = 1; 0;VLOOKUP([.D6];[Entrada.$A$8:.$C$1606];3;0))" office:value-type="float" office:value="0">
            <text:p>0</text:p>
          </table:table-cell>
          <table:table-cell/>
          <table:table-cell table:style-name="ce23" table:formula="of:=[.AN7]-[.AO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5])*NOT([.J5])*(SUMPRODUCT([.B83:.B122];[.E83:.E122]))" office:value-type="float" office:value="0">
            <text:p>0</text:p>
          </table:table-cell>
          <table:table-cell table:style-name="ce24" table:formula="of:=NOT([.I5])*NOT([.J5])*([.B5]*[.E5]+[.B45]*[.E45]+[.B85]*[.E85]+[.B125]*[.E125]+[.B165]*[.E165]+[.B205]*[.E205]+[.B245]*[.E245]+[.B285]*[.E285]+[.B325]*[.E325]+[.B365]*[.E365]+[.B405]*[.E405]+[.B445]*[.E445]+[.B485]*[.E485]+[.B525]*[.E525]+[.B565]*[.E565]+[.B605]*[.E605]+[.B645]*[.E645]+[.B685]*[.E685]+[.B725]*[.E725]+[.B765]*[.E765]+[.B805]*[.E805]+[.B845]*[.E845]+[.B885]*[.E885]+[.B925]*[.E925]+[.B965]*[.E965]+[.B1005]*[.E1005]+[.B1045]*[.E1045]+[.B1085]*[.E1085]+[.B1125]*[.E1125]+[.B1165]*[.E1165]+[.B1205]*[.E1205]+[.B1245]*[.E1245]+[.B1285]*[.E1285]+[.B1325]*[.E1325]+[.B1365]*[.E1365]+[.B1405]*[.E1405]+[.B1445]*[.E1445]+[.B1485]*[.E1485]+[.B1525]*[.E1525]+[.B1565]*[.E1565])" office:value-type="float" office:value="0">
            <text:p>0</text:p>
          </table:table-cell>
        </table:table-row>
        <table:table-row table:style-name="ro1">
          <table:table-cell table:style-name="ce11" office:value-type="string">
            <text:p>1,5</text:p>
          </table:table-cell>
          <table:table-cell/>
          <table:table-cell/>
          <table:table-cell table:style-name="ce11" office:value-type="string">
            <text:p>1,5</text:p>
          </table:table-cell>
          <table:table-cell table:style-name="ce16" table:formula="of:=IF(ISNA(VLOOKUP([.D7];[Entrada.$A$8:.$B$1605];2;0)) = 1; 0;VLOOKUP([.D7];[Entrada.$A$8:.$B$1605];2;0))" office:value-type="float" office:value="0">
            <text:p>0</text:p>
          </table:table-cell>
          <table:table-cell table:formula="of:=IF(ISNA(VLOOKUP([.D7];[Entrada.$A$8:.$D$1605];4;0)) = 1; 0;VLOOKUP([.D7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5">
            <text:p>5</text:p>
          </table:table-cell>
          <table:table-cell table:formula="of:=IF(ISNA(VLOOKUP([.H7];[Entrada.$B$2:.$C$2];1;0)) = 1; 0;1)" office:value-type="float" office:value="0">
            <text:p>0</text:p>
          </table:table-cell>
          <table:table-cell table:formula="of:=IF(ISNA(VLOOKUP([.H7];[Entrada.$B$3:.$C$3];1;0)) = 1; 0;1)" office:value-type="float" office:value="0">
            <text:p>0</text:p>
          </table:table-cell>
          <table:table-cell/>
          <table:table-cell table:style-name="ce23" table:formula="of:=SUM([.B163:.B202])*[.I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7]*[Entrada.$B$4]" office:value-type="float" office:value="0">
            <text:p>0</text:p>
          </table:table-cell>
          <table:table-cell/>
          <table:table-cell table:style-name="ce23" table:formula="of:=SUM([.B7];[.B47];[.B87];[.B127];[.B167];[.B207];[.B247];[.B287];[.B327];[.B367];[.B407];[.B447];[.B487];[.B527];[.B567];[.B607];[.B647];[.B687];[.B727];[.B767];[.B807];[.B847];[.B887];[.B927];[.B967];[.B1007];[.B1047];[.B1087];[.B1127];[.B1167];[.B1207];[.B1247];[.B1287];[.B1327];[.B1367];[.B1407];[.B1447];[.B1487];[.B1527];[.B1567])*[.I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7];[.B47];[.B87];[.B127];[.B167];[.B207];[.B247];[.B287];[.B327];[.B367];[.B407];[.B447];[.B487];[.B527];[.B567];[.B607];[.B647];[.B687];[.B727];[.B767];[.B807];[.B847];[.B887];[.B927];[.B967];[.B1007];[.B1047];[.B1087];[.B1127];[.B1167];[.B1207];[.B1247];[.B1287];[.B1327];[.B1367];[.B1407];[.B1447];[.B1487];[.B1527];[.B1567])*[.J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7]*[Entrada.$B$4]" office:value-type="float" office:value="0">
            <text:p>0</text:p>
          </table:table-cell>
          <table:table-cell/>
          <table:table-cell table:style-name="ce23" table:formula="of:=SUM([.B163:.B202])*[.J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];[Entrada.$A$8:.$C$1606];3;0)) = 1; 0;VLOOKUP([.D7];[Entrada.$A$8:.$C$1606];3;0))" office:value-type="float" office:value="0">
            <text:p>0</text:p>
          </table:table-cell>
          <table:table-cell/>
          <table:table-cell table:style-name="ce23" table:formula="of:=[.AN8]-[.AO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6])*NOT([.J6])*(SUMPRODUCT([.B123:.B162];[.E123:.E162]))" office:value-type="float" office:value="0">
            <text:p>0</text:p>
          </table:table-cell>
          <table:table-cell table:style-name="ce24" table:formula="of:=NOT([.I6])*NOT([.J6])*([.B6]*[.E6]+[.B46]*[.E46]+[.B86]*[.E86]+[.B126]*[.E126]+[.B166]*[.E166]+[.B206]*[.E206]+[.B246]*[.E246]+[.B286]*[.E286]+[.B326]*[.E326]+[.B366]*[.E366]+[.B406]*[.E406]+[.B446]*[.E446]+[.B486]*[.E486]+[.B526]*[.E526]+[.B566]*[.E566]+[.B606]*[.E606]+[.B646]*[.E646]+[.B686]*[.E686]+[.B726]*[.E726]+[.B766]*[.E766]+[.B806]*[.E806]+[.B846]*[.E846]+[.B886]*[.E886]+[.B926]*[.E926]+[.B966]*[.E966]+[.B1006]*[.E1006]+[.B1046]*[.E1046]+[.B1086]*[.E1086]+[.B1126]*[.E1126]+[.B1166]*[.E1166]+[.B1206]*[.E1206]+[.B1246]*[.E1246]+[.B1286]*[.E1286]+[.B1326]*[.E1326]+[.B1366]*[.E1366]+[.B1406]*[.E1406]+[.B1446]*[.E1446]+[.B1486]*[.E1486]+[.B1526]*[.E1526]+[.B1566]*[.E1566])" office:value-type="float" office:value="0">
            <text:p>0</text:p>
          </table:table-cell>
        </table:table-row>
        <table:table-row table:style-name="ro1">
          <table:table-cell table:style-name="ce11" office:value-type="string">
            <text:p>1,6</text:p>
          </table:table-cell>
          <table:table-cell/>
          <table:table-cell/>
          <table:table-cell table:style-name="ce11" office:value-type="string">
            <text:p>1,6</text:p>
          </table:table-cell>
          <table:table-cell table:style-name="ce16" table:formula="of:=IF(ISNA(VLOOKUP([.D8];[Entrada.$A$8:.$B$1605];2;0)) = 1; 0;VLOOKUP([.D8];[Entrada.$A$8:.$B$1605];2;0))" office:value-type="float" office:value="0">
            <text:p>0</text:p>
          </table:table-cell>
          <table:table-cell table:formula="of:=IF(ISNA(VLOOKUP([.D8];[Entrada.$A$8:.$D$1605];4;0)) = 1; 0;VLOOKUP([.D8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6">
            <text:p>6</text:p>
          </table:table-cell>
          <table:table-cell table:formula="of:=IF(ISNA(VLOOKUP([.H8];[Entrada.$B$2:.$C$2];1;0)) = 1; 0;1)" office:value-type="float" office:value="0">
            <text:p>0</text:p>
          </table:table-cell>
          <table:table-cell table:formula="of:=IF(ISNA(VLOOKUP([.H8];[Entrada.$B$3:.$C$3];1;0)) = 1; 0;1)" office:value-type="float" office:value="0">
            <text:p>0</text:p>
          </table:table-cell>
          <table:table-cell/>
          <table:table-cell table:style-name="ce23" table:formula="of:=SUM([.B203:.B242])*[.I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8]*[Entrada.$B$4]" office:value-type="float" office:value="0">
            <text:p>0</text:p>
          </table:table-cell>
          <table:table-cell/>
          <table:table-cell table:style-name="ce23" table:formula="of:=SUM([.B8];[.B48];[.B88];[.B128];[.B168];[.B208];[.B248];[.B288];[.B328];[.B368];[.B408];[.B448];[.B488];[.B528];[.B568];[.B608];[.B648];[.B688];[.B728];[.B768];[.B808];[.B848];[.B888];[.B928];[.B968];[.B1008];[.B1048];[.B1088];[.B1128];[.B1168];[.B1208];[.B1248];[.B1288];[.B1328];[.B1368];[.B1408];[.B1448];[.B1488];[.B1528];[.B1568])*[.I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8];[.B48];[.B88];[.B128];[.B168];[.B208];[.B248];[.B288];[.B328];[.B368];[.B408];[.B448];[.B488];[.B528];[.B568];[.B608];[.B648];[.B688];[.B728];[.B768];[.B808];[.B848];[.B888];[.B928];[.B968];[.B1008];[.B1048];[.B1088];[.B1128];[.B1168];[.B1208];[.B1248];[.B1288];[.B1328];[.B1368];[.B1408];[.B1448];[.B1488];[.B1528];[.B1568])*[.J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8]*[Entrada.$B$4]" office:value-type="float" office:value="0">
            <text:p>0</text:p>
          </table:table-cell>
          <table:table-cell/>
          <table:table-cell table:style-name="ce23" table:formula="of:=SUM([.B203:.B242])*[.J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];[Entrada.$A$8:.$C$1606];3;0)) = 1; 0;VLOOKUP([.D8];[Entrada.$A$8:.$C$1606];3;0))" office:value-type="float" office:value="0">
            <text:p>0</text:p>
          </table:table-cell>
          <table:table-cell/>
          <table:table-cell table:style-name="ce23" table:formula="of:=[.AN9]-[.AO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7])*NOT([.J7])*(SUMPRODUCT([.B163:.B202];[.E163:.E202]))" office:value-type="float" office:value="0">
            <text:p>0</text:p>
          </table:table-cell>
          <table:table-cell table:style-name="ce24" table:formula="of:=NOT([.I7])*NOT([.J7])*([.B7]*[.E7]+[.B47]*[.E47]+[.B87]*[.E87]+[.B127]*[.E127]+[.B167]*[.E167]+[.B207]*[.E207]+[.B247]*[.E247]+[.B287]*[.E287]+[.B327]*[.E327]+[.B367]*[.E367]+[.B407]*[.E407]+[.B447]*[.E447]+[.B487]*[.E487]+[.B527]*[.E527]+[.B567]*[.E567]+[.B607]*[.E607]+[.B647]*[.E647]+[.B687]*[.E687]+[.B727]*[.E727]+[.B767]*[.E767]+[.B807]*[.E807]+[.B847]*[.E847]+[.B887]*[.E887]+[.B927]*[.E927]+[.B967]*[.E967]+[.B1007]*[.E1007]+[.B1047]*[.E1047]+[.B1087]*[.E1087]+[.B1127]*[.E1127]+[.B1167]*[.E1167]+[.B1207]*[.E1207]+[.B1247]*[.E1247]+[.B1287]*[.E1287]+[.B1327]*[.E1327]+[.B1367]*[.E1367]+[.B1407]*[.E1407]+[.B1447]*[.E1447]+[.B1487]*[.E1487]+[.B1527]*[.E1527]+[.B1567]*[.E1567])" office:value-type="float" office:value="0">
            <text:p>0</text:p>
          </table:table-cell>
        </table:table-row>
        <table:table-row table:style-name="ro1">
          <table:table-cell table:style-name="ce11" office:value-type="string">
            <text:p>1,7</text:p>
          </table:table-cell>
          <table:table-cell/>
          <table:table-cell/>
          <table:table-cell table:style-name="ce11" office:value-type="string">
            <text:p>1,7</text:p>
          </table:table-cell>
          <table:table-cell table:style-name="ce16" table:formula="of:=IF(ISNA(VLOOKUP([.D9];[Entrada.$A$8:.$B$1605];2;0)) = 1; 0;VLOOKUP([.D9];[Entrada.$A$8:.$B$1605];2;0))" office:value-type="float" office:value="0">
            <text:p>0</text:p>
          </table:table-cell>
          <table:table-cell table:formula="of:=IF(ISNA(VLOOKUP([.D9];[Entrada.$A$8:.$D$1605];4;0)) = 1; 0;VLOOKUP([.D9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7">
            <text:p>7</text:p>
          </table:table-cell>
          <table:table-cell table:formula="of:=IF(ISNA(VLOOKUP([.H9];[Entrada.$B$2:.$C$2];1;0)) = 1; 0;1)" office:value-type="float" office:value="0">
            <text:p>0</text:p>
          </table:table-cell>
          <table:table-cell table:formula="of:=IF(ISNA(VLOOKUP([.H9];[Entrada.$B$3:.$C$3];1;0)) = 1; 0;1)" office:value-type="float" office:value="0">
            <text:p>0</text:p>
          </table:table-cell>
          <table:table-cell/>
          <table:table-cell table:style-name="ce23" table:formula="of:=SUM([.B243:.B282])*[.I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9]*[Entrada.$B$4]" office:value-type="float" office:value="0">
            <text:p>0</text:p>
          </table:table-cell>
          <table:table-cell/>
          <table:table-cell table:style-name="ce23" table:formula="of:=SUM([.B9];[.B49];[.B89];[.B129];[.B169];[.B209];[.B249];[.B289];[.B329];[.B369];[.B409];[.B449];[.B489];[.B529];[.B569];[.B609];[.B649];[.B689];[.B729];[.B769];[.B809];[.B849];[.B889];[.B929];[.B969];[.B1009];[.B1049];[.B1089];[.B1129];[.B1169];[.B1209];[.B1249];[.B1289];[.B1329];[.B1369];[.B1409];[.B1449];[.B1489];[.B1529];[.B1569])*[.I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9];[.B49];[.B89];[.B129];[.B169];[.B209];[.B249];[.B289];[.B329];[.B369];[.B409];[.B449];[.B489];[.B529];[.B569];[.B609];[.B649];[.B689];[.B729];[.B769];[.B809];[.B849];[.B889];[.B929];[.B969];[.B1009];[.B1049];[.B1089];[.B1129];[.B1169];[.B1209];[.B1249];[.B1289];[.B1329];[.B1369];[.B1409];[.B1449];[.B1489];[.B1529];[.B1569])*[.J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9]*[Entrada.$B$4]" office:value-type="float" office:value="0">
            <text:p>0</text:p>
          </table:table-cell>
          <table:table-cell/>
          <table:table-cell table:style-name="ce23" table:formula="of:=SUM([.B243:.B282])*[.J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];[Entrada.$A$8:.$C$1606];3;0)) = 1; 0;VLOOKUP([.D9];[Entrada.$A$8:.$C$1606];3;0))" office:value-type="float" office:value="0">
            <text:p>0</text:p>
          </table:table-cell>
          <table:table-cell/>
          <table:table-cell table:style-name="ce23" table:formula="of:=[.AN10]-[.AO1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8])*NOT([.J8])*(SUMPRODUCT([.B203:.B242];[.E203:.E242]))" office:value-type="float" office:value="0">
            <text:p>0</text:p>
          </table:table-cell>
          <table:table-cell table:style-name="ce24" table:formula="of:=NOT([.I8])*NOT([.J8])*([.B8]*[.E8]+[.B48]*[.E48]+[.B88]*[.E88]+[.B128]*[.E128]+[.B168]*[.E168]+[.B208]*[.E208]+[.B248]*[.E248]+[.B288]*[.E288]+[.B328]*[.E328]+[.B368]*[.E368]+[.B408]*[.E408]+[.B448]*[.E448]+[.B488]*[.E488]+[.B528]*[.E528]+[.B568]*[.E568]+[.B608]*[.E608]+[.B648]*[.E648]+[.B688]*[.E688]+[.B728]*[.E728]+[.B768]*[.E768]+[.B808]*[.E808]+[.B848]*[.E848]+[.B888]*[.E888]+[.B928]*[.E928]+[.B968]*[.E968]+[.B1008]*[.E1008]+[.B1048]*[.E1048]+[.B1088]*[.E1088]+[.B1128]*[.E1128]+[.B1168]*[.E1168]+[.B1208]*[.E1208]+[.B1248]*[.E1248]+[.B1288]*[.E1288]+[.B1328]*[.E1328]+[.B1368]*[.E1368]+[.B1408]*[.E1408]+[.B1448]*[.E1448]+[.B1488]*[.E1488]+[.B1528]*[.E1528]+[.B1568]*[.E1568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8</text:p>
          </table:table-cell>
          <table:table-cell/>
          <table:table-cell/>
          <table:table-cell table:style-name="ce5" office:value-type="string">
            <text:p>1,8</text:p>
          </table:table-cell>
          <table:table-cell table:style-name="ce16" table:formula="of:=IF(ISNA(VLOOKUP([.D10];[Entrada.$A$8:.$B$1605];2;0)) = 1; 0;VLOOKUP([.D10];[Entrada.$A$8:.$B$1605];2;0))" office:value-type="float" office:value="0">
            <text:p>0</text:p>
          </table:table-cell>
          <table:table-cell table:formula="of:=IF(ISNA(VLOOKUP([.D10];[Entrada.$A$8:.$D$1605];4;0)) = 1; 0;VLOOKUP([.D10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8">
            <text:p>8</text:p>
          </table:table-cell>
          <table:table-cell table:formula="of:=IF(ISNA(VLOOKUP([.H10];[Entrada.$B$2:.$C$2];1;0)) = 1; 0;1)" office:value-type="float" office:value="0">
            <text:p>0</text:p>
          </table:table-cell>
          <table:table-cell table:formula="of:=IF(ISNA(VLOOKUP([.H10];[Entrada.$B$3:.$C$3];1;0)) = 1; 0;1)" office:value-type="float" office:value="0">
            <text:p>0</text:p>
          </table:table-cell>
          <table:table-cell/>
          <table:table-cell table:style-name="ce23" table:formula="of:=SUM([.B283:.B322])*[.I1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0]*[Entrada.$B$4]" office:value-type="float" office:value="0">
            <text:p>0</text:p>
          </table:table-cell>
          <table:table-cell/>
          <table:table-cell table:style-name="ce23" table:formula="of:=SUM([.B10];[.B50];[.B90];[.B130];[.B170];[.B210];[.B250];[.B290];[.B330];[.B370];[.B410];[.B450];[.B490];[.B530];[.B570];[.B610];[.B650];[.B690];[.B730];[.B770];[.B810];[.B850];[.B890];[.B930];[.B970];[.B1010];[.B1050];[.B1090];[.B1130];[.B1170];[.B1210];[.B1250];[.B1290];[.B1330];[.B1370];[.B1410];[.B1450];[.B1490];[.B1530];[.B1570])*[.I1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0];[.B50];[.B90];[.B130];[.B170];[.B210];[.B250];[.B290];[.B330];[.B370];[.B410];[.B450];[.B490];[.B530];[.B570];[.B610];[.B650];[.B690];[.B730];[.B770];[.B810];[.B850];[.B890];[.B930];[.B970];[.B1010];[.B1050];[.B1090];[.B1130];[.B1170];[.B1210];[.B1250];[.B1290];[.B1330];[.B1370];[.B1410];[.B1450];[.B1490];[.B1530];[.B1570])*[.J1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0]*[Entrada.$B$4]" office:value-type="float" office:value="0">
            <text:p>0</text:p>
          </table:table-cell>
          <table:table-cell/>
          <table:table-cell table:style-name="ce23" table:formula="of:=SUM([.B283:.B322])*[.J1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];[Entrada.$A$8:.$C$1606];3;0)) = 1; 0;VLOOKUP([.D10];[Entrada.$A$8:.$C$1606];3;0))" office:value-type="float" office:value="0">
            <text:p>0</text:p>
          </table:table-cell>
          <table:table-cell/>
          <table:table-cell table:style-name="ce23" table:formula="of:=[.AN11]-[.AO1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9])*NOT([.J9])*(SUMPRODUCT([.B243:.B282];[.E243:.E282]))" office:value-type="float" office:value="0">
            <text:p>0</text:p>
          </table:table-cell>
          <table:table-cell table:style-name="ce24" table:formula="of:=NOT([.I9])*NOT([.J9])*([.B9]*[.E9]+[.B49]*[.E49]+[.B89]*[.E89]+[.B129]*[.E129]+[.B169]*[.E169]+[.B209]*[.E209]+[.B249]*[.E249]+[.B289]*[.E289]+[.B329]*[.E329]+[.B369]*[.E369]+[.B409]*[.E409]+[.B449]*[.E449]+[.B489]*[.E489]+[.B529]*[.E529]+[.B569]*[.E569]+[.B609]*[.E609]+[.B649]*[.E649]+[.B689]*[.E689]+[.B729]*[.E729]+[.B769]*[.E769]+[.B809]*[.E809]+[.B849]*[.E849]+[.B889]*[.E889]+[.B929]*[.E929]+[.B969]*[.E969]+[.B1009]*[.E1009]+[.B1049]*[.E1049]+[.B1089]*[.E1089]+[.B1129]*[.E1129]+[.B1169]*[.E1169]+[.B1209]*[.E1209]+[.B1249]*[.E1249]+[.B1289]*[.E1289]+[.B1329]*[.E1329]+[.B1369]*[.E1369]+[.B1409]*[.E1409]+[.B1449]*[.E1449]+[.B1489]*[.E1489]+[.B1529]*[.E1529]+[.B1569]*[.E1569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9</text:p>
          </table:table-cell>
          <table:table-cell/>
          <table:table-cell/>
          <table:table-cell table:style-name="ce5" office:value-type="string">
            <text:p>1,9</text:p>
          </table:table-cell>
          <table:table-cell table:style-name="ce16" table:formula="of:=IF(ISNA(VLOOKUP([.D11];[Entrada.$A$8:.$B$1605];2;0)) = 1; 0;VLOOKUP([.D11];[Entrada.$A$8:.$B$1605];2;0))" office:value-type="float" office:value="0">
            <text:p>0</text:p>
          </table:table-cell>
          <table:table-cell table:formula="of:=IF(ISNA(VLOOKUP([.D11];[Entrada.$A$8:.$D$1605];4;0)) = 1; 0;VLOOKUP([.D11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9">
            <text:p>9</text:p>
          </table:table-cell>
          <table:table-cell table:formula="of:=IF(ISNA(VLOOKUP([.H11];[Entrada.$B$2:.$C$2];1;0)) = 1; 0;1)" office:value-type="float" office:value="0">
            <text:p>0</text:p>
          </table:table-cell>
          <table:table-cell table:formula="of:=IF(ISNA(VLOOKUP([.H11];[Entrada.$B$3:.$C$3];1;0)) = 1; 0;1)" office:value-type="float" office:value="0">
            <text:p>0</text:p>
          </table:table-cell>
          <table:table-cell/>
          <table:table-cell table:style-name="ce23" table:formula="of:=SUM([.B323:.B362])*[.I1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1]*[Entrada.$B$4]" office:value-type="float" office:value="0">
            <text:p>0</text:p>
          </table:table-cell>
          <table:table-cell/>
          <table:table-cell table:style-name="ce23" table:formula="of:=SUM([.B11];[.B51];[.B91];[.B131];[.B171];[.B211];[.B251];[.B291];[.B331];[.B371];[.B411];[.B451];[.B491];[.B531];[.B571];[.B611];[.B651];[.B691];[.B731];[.B771];[.B811];[.B851];[.B891];[.B931];[.B971];[.B1011];[.B1051];[.B1091];[.B1131];[.B1171];[.B1211];[.B1251];[.B1291];[.B1331];[.B1371];[.B1411];[.B1451];[.B1491];[.B1531];[.B1571])*[.I1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1];[.B51];[.B91];[.B131];[.B171];[.B211];[.B251];[.B291];[.B331];[.B371];[.B411];[.B451];[.B491];[.B531];[.B571];[.B611];[.B651];[.B691];[.B731];[.B771];[.B811];[.B851];[.B891];[.B931];[.B971];[.B1011];[.B1051];[.B1091];[.B1131];[.B1171];[.B1211];[.B1251];[.B1291];[.B1331];[.B1371];[.B1411];[.B1451];[.B1491];[.B1531];[.B1571])*[.J1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1]*[Entrada.$B$4]" office:value-type="float" office:value="0">
            <text:p>0</text:p>
          </table:table-cell>
          <table:table-cell/>
          <table:table-cell table:style-name="ce23" table:formula="of:=SUM([.B323:.B362])*[.J1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];[Entrada.$A$8:.$C$1606];3;0)) = 1; 0;VLOOKUP([.D11];[Entrada.$A$8:.$C$1606];3;0))" office:value-type="float" office:value="0">
            <text:p>0</text:p>
          </table:table-cell>
          <table:table-cell/>
          <table:table-cell table:style-name="ce23" table:formula="of:=[.AN12]-[.AO1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0])*NOT([.J10])*(SUMPRODUCT([.B283:.B322];[.E283:.E322]))" office:value-type="float" office:value="0">
            <text:p>0</text:p>
          </table:table-cell>
          <table:table-cell table:style-name="ce24" table:formula="of:=NOT([.I10])*NOT([.J10])*([.B10]*[.E10]+[.B50]*[.E50]+[.B90]*[.E90]+[.B130]*[.E130]+[.B170]*[.E170]+[.B210]*[.E210]+[.B250]*[.E250]+[.B290]*[.E290]+[.B330]*[.E330]+[.B370]*[.E370]+[.B410]*[.E410]+[.B450]*[.E450]+[.B490]*[.E490]+[.B530]*[.E530]+[.B570]*[.E570]+[.B610]*[.E610]+[.B650]*[.E650]+[.B690]*[.E690]+[.B730]*[.E730]+[.B770]*[.E770]+[.B810]*[.E810]+[.B850]*[.E850]+[.B890]*[.E890]+[.B930]*[.E930]+[.B970]*[.E970]+[.B1010]*[.E1010]+[.B1050]*[.E1050]+[.B1090]*[.E1090]+[.B1130]*[.E1130]+[.B1170]*[.E1170]+[.B1210]*[.E1210]+[.B1250]*[.E1250]+[.B1290]*[.E1290]+[.B1330]*[.E1330]+[.B1370]*[.E1370]+[.B1410]*[.E1410]+[.B1450]*[.E1450]+[.B1490]*[.E1490]+[.B1530]*[.E1530]+[.B1570]*[.E1570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0</text:p>
          </table:table-cell>
          <table:table-cell/>
          <table:table-cell/>
          <table:table-cell table:style-name="ce5" office:value-type="string">
            <text:p>1,10</text:p>
          </table:table-cell>
          <table:table-cell table:style-name="ce16" table:formula="of:=IF(ISNA(VLOOKUP([.D12];[Entrada.$A$8:.$B$1605];2;0)) = 1; 0;VLOOKUP([.D12];[Entrada.$A$8:.$B$1605];2;0))" office:value-type="float" office:value="0">
            <text:p>0</text:p>
          </table:table-cell>
          <table:table-cell table:formula="of:=IF(ISNA(VLOOKUP([.D12];[Entrada.$A$8:.$D$1605];4;0)) = 1; 0;VLOOKUP([.D12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0">
            <text:p>10</text:p>
          </table:table-cell>
          <table:table-cell table:formula="of:=IF(ISNA(VLOOKUP([.H12];[Entrada.$B$2:.$C$2];1;0)) = 1; 0;1)" office:value-type="float" office:value="0">
            <text:p>0</text:p>
          </table:table-cell>
          <table:table-cell table:formula="of:=IF(ISNA(VLOOKUP([.H12];[Entrada.$B$3:.$C$3];1;0)) = 1; 0;1)" office:value-type="float" office:value="0">
            <text:p>0</text:p>
          </table:table-cell>
          <table:table-cell/>
          <table:table-cell table:style-name="ce23" table:formula="of:=SUM([.B363:.B402])*[.I1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2]*[Entrada.$B$4]" office:value-type="float" office:value="0">
            <text:p>0</text:p>
          </table:table-cell>
          <table:table-cell/>
          <table:table-cell table:style-name="ce23" table:formula="of:=SUM([.B12];[.B52];[.B92];[.B132];[.B172];[.B212];[.B252];[.B292];[.B332];[.B372];[.B412];[.B452];[.B492];[.B532];[.B572];[.B612];[.B652];[.B692];[.B732];[.B772];[.B812];[.B852];[.B892];[.B932];[.B972];[.B1012];[.B1052];[.B1092];[.B1132];[.B1172];[.B1212];[.B1252];[.B1292];[.B1332];[.B1372];[.B1412];[.B1452];[.B1492];[.B1532];[.B1572])*[.I1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2];[.B52];[.B92];[.B132];[.B172];[.B212];[.B252];[.B292];[.B332];[.B372];[.B412];[.B452];[.B492];[.B532];[.B572];[.B612];[.B652];[.B692];[.B732];[.B772];[.B812];[.B852];[.B892];[.B932];[.B972];[.B1012];[.B1052];[.B1092];[.B1132];[.B1172];[.B1212];[.B1252];[.B1292];[.B1332];[.B1372];[.B1412];[.B1452];[.B1492];[.B1532];[.B1572])*[.J1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2]*[Entrada.$B$4]" office:value-type="float" office:value="0">
            <text:p>0</text:p>
          </table:table-cell>
          <table:table-cell/>
          <table:table-cell table:style-name="ce23" table:formula="of:=SUM([.B363:.B402])*[.J1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];[Entrada.$A$8:.$C$1606];3;0)) = 1; 0;VLOOKUP([.D12];[Entrada.$A$8:.$C$1606];3;0))" office:value-type="float" office:value="0">
            <text:p>0</text:p>
          </table:table-cell>
          <table:table-cell/>
          <table:table-cell table:style-name="ce23" table:formula="of:=[.AN13]-[.AO1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1])*NOT([.J11])*(SUMPRODUCT([.B323:.B362];[.E323:.E362]))" office:value-type="float" office:value="0">
            <text:p>0</text:p>
          </table:table-cell>
          <table:table-cell table:style-name="ce24" table:formula="of:=NOT([.I11])*NOT([.J11])*([.B11]*[.E11]+[.B51]*[.E51]+[.B91]*[.E91]+[.B131]*[.E131]+[.B171]*[.E171]+[.B211]*[.E211]+[.B251]*[.E251]+[.B291]*[.E291]+[.B331]*[.E331]+[.B371]*[.E371]+[.B411]*[.E411]+[.B451]*[.E451]+[.B491]*[.E491]+[.B531]*[.E531]+[.B571]*[.E571]+[.B611]*[.E611]+[.B651]*[.E651]+[.B691]*[.E691]+[.B731]*[.E731]+[.B771]*[.E771]+[.B811]*[.E811]+[.B851]*[.E851]+[.B891]*[.E891]+[.B931]*[.E931]+[.B971]*[.E971]+[.B1011]*[.E1011]+[.B1051]*[.E1051]+[.B1091]*[.E1091]+[.B1131]*[.E1131]+[.B1171]*[.E1171]+[.B1211]*[.E1211]+[.B1251]*[.E1251]+[.B1291]*[.E1291]+[.B1331]*[.E1331]+[.B1371]*[.E1371]+[.B1411]*[.E1411]+[.B1451]*[.E1451]+[.B1491]*[.E1491]+[.B1531]*[.E1531]+[.B1571]*[.E1571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1</text:p>
          </table:table-cell>
          <table:table-cell/>
          <table:table-cell/>
          <table:table-cell table:style-name="ce5" office:value-type="string">
            <text:p>1,11</text:p>
          </table:table-cell>
          <table:table-cell table:style-name="ce16" table:formula="of:=IF(ISNA(VLOOKUP([.D13];[Entrada.$A$8:.$B$1605];2;0)) = 1; 0;VLOOKUP([.D13];[Entrada.$A$8:.$B$1605];2;0))" office:value-type="float" office:value="0">
            <text:p>0</text:p>
          </table:table-cell>
          <table:table-cell table:formula="of:=IF(ISNA(VLOOKUP([.D13];[Entrada.$A$8:.$D$1605];4;0)) = 1; 0;VLOOKUP([.D13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1">
            <text:p>11</text:p>
          </table:table-cell>
          <table:table-cell table:formula="of:=IF(ISNA(VLOOKUP([.H13];[Entrada.$B$2:.$C$2];1;0)) = 1; 0;1)" office:value-type="float" office:value="0">
            <text:p>0</text:p>
          </table:table-cell>
          <table:table-cell table:formula="of:=IF(ISNA(VLOOKUP([.H13];[Entrada.$B$3:.$C$3];1;0)) = 1; 0;1)" office:value-type="float" office:value="0">
            <text:p>0</text:p>
          </table:table-cell>
          <table:table-cell/>
          <table:table-cell table:style-name="ce23" table:formula="of:=SUM([.B403:.B442])*[.I1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3]*[Entrada.$B$4]" office:value-type="float" office:value="0">
            <text:p>0</text:p>
          </table:table-cell>
          <table:table-cell/>
          <table:table-cell table:style-name="ce23" table:formula="of:=SUM([.B13];[.B53];[.B93];[.B133];[.B173];[.B213];[.B253];[.B293];[.B333];[.B373];[.B413];[.B453];[.B493];[.B533];[.B573];[.B613];[.B653];[.B693];[.B733];[.B773];[.B813];[.B853];[.B893];[.B933];[.B973];[.B1013];[.B1053];[.B1093];[.B1133];[.B1173];[.B1213];[.B1253];[.B1293];[.B1333];[.B1373];[.B1413];[.B1453];[.B1493];[.B1533];[.B1573])*[.I1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3];[.B53];[.B93];[.B133];[.B173];[.B213];[.B253];[.B293];[.B333];[.B373];[.B413];[.B453];[.B493];[.B533];[.B573];[.B613];[.B653];[.B693];[.B733];[.B773];[.B813];[.B853];[.B893];[.B933];[.B973];[.B1013];[.B1053];[.B1093];[.B1133];[.B1173];[.B1213];[.B1253];[.B1293];[.B1333];[.B1373];[.B1413];[.B1453];[.B1493];[.B1533];[.B1573])*[.J1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3]*[Entrada.$B$4]" office:value-type="float" office:value="0">
            <text:p>0</text:p>
          </table:table-cell>
          <table:table-cell/>
          <table:table-cell table:style-name="ce23" table:formula="of:=SUM([.B403:.B442])*[.J1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];[Entrada.$A$8:.$C$1606];3;0)) = 1; 0;VLOOKUP([.D13];[Entrada.$A$8:.$C$1606];3;0))" office:value-type="float" office:value="0">
            <text:p>0</text:p>
          </table:table-cell>
          <table:table-cell/>
          <table:table-cell table:style-name="ce23" table:formula="of:=[.AN14]-[.AO1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2])*NOT([.J12])*(SUMPRODUCT([.B363:.B402];[.E363:.E402]))" office:value-type="float" office:value="0">
            <text:p>0</text:p>
          </table:table-cell>
          <table:table-cell table:style-name="ce24" table:formula="of:=NOT([.I12])*NOT([.J12])*([.B12]*[.E12]+[.B52]*[.E52]+[.B92]*[.E92]+[.B132]*[.E132]+[.B172]*[.E172]+[.B212]*[.E212]+[.B252]*[.E252]+[.B292]*[.E292]+[.B332]*[.E332]+[.B372]*[.E372]+[.B412]*[.E412]+[.B452]*[.E452]+[.B492]*[.E492]+[.B532]*[.E532]+[.B572]*[.E572]+[.B612]*[.E612]+[.B652]*[.E652]+[.B692]*[.E692]+[.B732]*[.E732]+[.B772]*[.E772]+[.B812]*[.E812]+[.B852]*[.E852]+[.B892]*[.E892]+[.B932]*[.E932]+[.B972]*[.E972]+[.B1012]*[.E1012]+[.B1052]*[.E1052]+[.B1092]*[.E1092]+[.B1132]*[.E1132]+[.B1172]*[.E1172]+[.B1212]*[.E1212]+[.B1252]*[.E1252]+[.B1292]*[.E1292]+[.B1332]*[.E1332]+[.B1372]*[.E1372]+[.B1412]*[.E1412]+[.B1452]*[.E1452]+[.B1492]*[.E1492]+[.B1532]*[.E1532]+[.B1572]*[.E1572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2</text:p>
          </table:table-cell>
          <table:table-cell/>
          <table:table-cell/>
          <table:table-cell table:style-name="ce5" office:value-type="string">
            <text:p>1,12</text:p>
          </table:table-cell>
          <table:table-cell table:style-name="ce16" table:formula="of:=IF(ISNA(VLOOKUP([.D14];[Entrada.$A$8:.$B$1605];2;0)) = 1; 0;VLOOKUP([.D14];[Entrada.$A$8:.$B$1605];2;0))" office:value-type="float" office:value="0">
            <text:p>0</text:p>
          </table:table-cell>
          <table:table-cell table:formula="of:=IF(ISNA(VLOOKUP([.D14];[Entrada.$A$8:.$D$1605];4;0)) = 1; 0;VLOOKUP([.D14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2">
            <text:p>12</text:p>
          </table:table-cell>
          <table:table-cell table:formula="of:=IF(ISNA(VLOOKUP([.H14];[Entrada.$B$2:.$C$2];1;0)) = 1; 0;1)" office:value-type="float" office:value="0">
            <text:p>0</text:p>
          </table:table-cell>
          <table:table-cell table:formula="of:=IF(ISNA(VLOOKUP([.H14];[Entrada.$B$3:.$C$3];1;0)) = 1; 0;1)" office:value-type="float" office:value="0">
            <text:p>0</text:p>
          </table:table-cell>
          <table:table-cell/>
          <table:table-cell table:style-name="ce23" table:formula="of:=SUM([.B443:.B482])*[.I1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4]*[Entrada.$B$4]" office:value-type="float" office:value="0">
            <text:p>0</text:p>
          </table:table-cell>
          <table:table-cell/>
          <table:table-cell table:style-name="ce23" table:formula="of:=SUM([.B14];[.B54];[.B94];[.B134];[.B174];[.B214];[.B254];[.B294];[.B334];[.B374];[.B414];[.B454];[.B494];[.B534];[.B574];[.B614];[.B654];[.B694];[.B734];[.B774];[.B814];[.B854];[.B894];[.B934];[.B974];[.B1014];[.B1054];[.B1094];[.B1134];[.B1174];[.B1214];[.B1254];[.B1294];[.B1334];[.B1374];[.B1414];[.B1454];[.B1494];[.B1534];[.B1574])*[.I1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4];[.B54];[.B94];[.B134];[.B174];[.B214];[.B254];[.B294];[.B334];[.B374];[.B414];[.B454];[.B494];[.B534];[.B574];[.B614];[.B654];[.B694];[.B734];[.B774];[.B814];[.B854];[.B894];[.B934];[.B974];[.B1014];[.B1054];[.B1094];[.B1134];[.B1174];[.B1214];[.B1254];[.B1294];[.B1334];[.B1374];[.B1414];[.B1454];[.B1494];[.B1534];[.B1574])*[.J1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4]*[Entrada.$B$4]" office:value-type="float" office:value="0">
            <text:p>0</text:p>
          </table:table-cell>
          <table:table-cell/>
          <table:table-cell table:style-name="ce23" table:formula="of:=SUM([.B443:.B482])*[.J1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];[Entrada.$A$8:.$C$1606];3;0)) = 1; 0;VLOOKUP([.D14];[Entrada.$A$8:.$C$1606];3;0))" office:value-type="float" office:value="0">
            <text:p>0</text:p>
          </table:table-cell>
          <table:table-cell/>
          <table:table-cell table:style-name="ce23" table:formula="of:=[.AN15]-[.AO1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3])*NOT([.J13])*(SUMPRODUCT([.B403:.B442];[.E403:.E442]))" office:value-type="float" office:value="0">
            <text:p>0</text:p>
          </table:table-cell>
          <table:table-cell table:style-name="ce24" table:formula="of:=NOT([.I13])*NOT([.J13])*([.B13]*[.E13]+[.B53]*[.E53]+[.B93]*[.E93]+[.B133]*[.E133]+[.B173]*[.E173]+[.B213]*[.E213]+[.B253]*[.E253]+[.B293]*[.E293]+[.B333]*[.E333]+[.B373]*[.E373]+[.B413]*[.E413]+[.B453]*[.E453]+[.B493]*[.E493]+[.B533]*[.E533]+[.B573]*[.E573]+[.B613]*[.E613]+[.B653]*[.E653]+[.B693]*[.E693]+[.B733]*[.E733]+[.B773]*[.E773]+[.B813]*[.E813]+[.B853]*[.E853]+[.B893]*[.E893]+[.B933]*[.E933]+[.B973]*[.E973]+[.B1013]*[.E1013]+[.B1053]*[.E1053]+[.B1093]*[.E1093]+[.B1133]*[.E1133]+[.B1173]*[.E1173]+[.B1213]*[.E1213]+[.B1253]*[.E1253]+[.B1293]*[.E1293]+[.B1333]*[.E1333]+[.B1373]*[.E1373]+[.B1413]*[.E1413]+[.B1453]*[.E1453]+[.B1493]*[.E1493]+[.B1533]*[.E1533]+[.B1573]*[.E1573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3</text:p>
          </table:table-cell>
          <table:table-cell/>
          <table:table-cell/>
          <table:table-cell table:style-name="ce5" office:value-type="string">
            <text:p>1,13</text:p>
          </table:table-cell>
          <table:table-cell table:style-name="ce16" table:formula="of:=IF(ISNA(VLOOKUP([.D15];[Entrada.$A$8:.$B$1605];2;0)) = 1; 0;VLOOKUP([.D15];[Entrada.$A$8:.$B$1605];2;0))" office:value-type="float" office:value="0">
            <text:p>0</text:p>
          </table:table-cell>
          <table:table-cell table:formula="of:=IF(ISNA(VLOOKUP([.D15];[Entrada.$A$8:.$D$1605];4;0)) = 1; 0;VLOOKUP([.D15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3">
            <text:p>13</text:p>
          </table:table-cell>
          <table:table-cell table:formula="of:=IF(ISNA(VLOOKUP([.H15];[Entrada.$B$2:.$C$2];1;0)) = 1; 0;1)" office:value-type="float" office:value="0">
            <text:p>0</text:p>
          </table:table-cell>
          <table:table-cell table:formula="of:=IF(ISNA(VLOOKUP([.H15];[Entrada.$B$3:.$C$3];1;0)) = 1; 0;1)" office:value-type="float" office:value="0">
            <text:p>0</text:p>
          </table:table-cell>
          <table:table-cell/>
          <table:table-cell table:style-name="ce23" table:formula="of:=SUM([.B483:.B522])*[.I1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5]*[Entrada.$B$4]" office:value-type="float" office:value="0">
            <text:p>0</text:p>
          </table:table-cell>
          <table:table-cell/>
          <table:table-cell table:style-name="ce23" table:formula="of:=SUM([.B15];[.B55];[.B95];[.B135];[.B175];[.B215];[.B255];[.B295];[.B335];[.B375];[.B415];[.B455];[.B495];[.B535];[.B575];[.B615];[.B655];[.B695];[.B735];[.B775];[.B815];[.B855];[.B895];[.B935];[.B975];[.B1015];[.B1055];[.B1095];[.B1135];[.B1175];[.B1215];[.B1255];[.B1295];[.B1335];[.B1375];[.B1415];[.B1455];[.B1495];[.B1535];[.B1575])*[.I1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5];[.B55];[.B95];[.B135];[.B175];[.B215];[.B255];[.B295];[.B335];[.B375];[.B415];[.B455];[.B495];[.B535];[.B575];[.B615];[.B655];[.B695];[.B735];[.B775];[.B815];[.B855];[.B895];[.B935];[.B975];[.B1015];[.B1055];[.B1095];[.B1135];[.B1175];[.B1215];[.B1255];[.B1295];[.B1335];[.B1375];[.B1415];[.B1455];[.B1495];[.B1535];[.B1575])*[.J1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5]*[Entrada.$B$4]" office:value-type="float" office:value="0">
            <text:p>0</text:p>
          </table:table-cell>
          <table:table-cell/>
          <table:table-cell table:style-name="ce23" table:formula="of:=SUM([.B483:.B522])*[.J1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];[Entrada.$A$8:.$C$1606];3;0)) = 1; 0;VLOOKUP([.D15];[Entrada.$A$8:.$C$1606];3;0))" office:value-type="float" office:value="0">
            <text:p>0</text:p>
          </table:table-cell>
          <table:table-cell/>
          <table:table-cell table:style-name="ce23" table:formula="of:=[.AN16]-[.AO1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4])*NOT([.J14])*(SUMPRODUCT([.B443:.B482];[.E443:.E482]))" office:value-type="float" office:value="0">
            <text:p>0</text:p>
          </table:table-cell>
          <table:table-cell table:style-name="ce24" table:formula="of:=NOT([.I14])*NOT([.J14])*([.B14]*[.E14]+[.B54]*[.E54]+[.B94]*[.E94]+[.B134]*[.E134]+[.B174]*[.E174]+[.B214]*[.E214]+[.B254]*[.E254]+[.B294]*[.E294]+[.B334]*[.E334]+[.B374]*[.E374]+[.B414]*[.E414]+[.B454]*[.E454]+[.B494]*[.E494]+[.B534]*[.E534]+[.B574]*[.E574]+[.B614]*[.E614]+[.B654]*[.E654]+[.B694]*[.E694]+[.B734]*[.E734]+[.B774]*[.E774]+[.B814]*[.E814]+[.B854]*[.E854]+[.B894]*[.E894]+[.B934]*[.E934]+[.B974]*[.E974]+[.B1014]*[.E1014]+[.B1054]*[.E1054]+[.B1094]*[.E1094]+[.B1134]*[.E1134]+[.B1174]*[.E1174]+[.B1214]*[.E1214]+[.B1254]*[.E1254]+[.B1294]*[.E1294]+[.B1334]*[.E1334]+[.B1374]*[.E1374]+[.B1414]*[.E1414]+[.B1454]*[.E1454]+[.B1494]*[.E1494]+[.B1534]*[.E1534]+[.B1574]*[.E1574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4</text:p>
          </table:table-cell>
          <table:table-cell/>
          <table:table-cell/>
          <table:table-cell table:style-name="ce5" office:value-type="string">
            <text:p>1,14</text:p>
          </table:table-cell>
          <table:table-cell table:style-name="ce16" table:formula="of:=IF(ISNA(VLOOKUP([.D16];[Entrada.$A$8:.$B$1605];2;0)) = 1; 0;VLOOKUP([.D16];[Entrada.$A$8:.$B$1605];2;0))" office:value-type="float" office:value="0">
            <text:p>0</text:p>
          </table:table-cell>
          <table:table-cell table:formula="of:=IF(ISNA(VLOOKUP([.D16];[Entrada.$A$8:.$D$1605];4;0)) = 1; 0;VLOOKUP([.D16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4">
            <text:p>14</text:p>
          </table:table-cell>
          <table:table-cell table:formula="of:=IF(ISNA(VLOOKUP([.H16];[Entrada.$B$2:.$C$2];1;0)) = 1; 0;1)" office:value-type="float" office:value="0">
            <text:p>0</text:p>
          </table:table-cell>
          <table:table-cell table:formula="of:=IF(ISNA(VLOOKUP([.H16];[Entrada.$B$3:.$C$3];1;0)) = 1; 0;1)" office:value-type="float" office:value="0">
            <text:p>0</text:p>
          </table:table-cell>
          <table:table-cell/>
          <table:table-cell table:style-name="ce23" table:formula="of:=SUM([.B523:.B562])*[.I1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6]*[Entrada.$B$4]" office:value-type="float" office:value="0">
            <text:p>0</text:p>
          </table:table-cell>
          <table:table-cell/>
          <table:table-cell table:style-name="ce23" table:formula="of:=SUM([.B16];[.B56];[.B96];[.B136];[.B176];[.B216];[.B256];[.B296];[.B336];[.B376];[.B416];[.B456];[.B496];[.B536];[.B576];[.B616];[.B656];[.B696];[.B736];[.B776];[.B816];[.B856];[.B896];[.B936];[.B976];[.B1016];[.B1056];[.B1096];[.B1136];[.B1176];[.B1216];[.B1256];[.B1296];[.B1336];[.B1376];[.B1416];[.B1456];[.B1496];[.B1536];[.B1576])*[.I1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6];[.B56];[.B96];[.B136];[.B176];[.B216];[.B256];[.B296];[.B336];[.B376];[.B416];[.B456];[.B496];[.B536];[.B576];[.B616];[.B656];[.B696];[.B736];[.B776];[.B816];[.B856];[.B896];[.B936];[.B976];[.B1016];[.B1056];[.B1096];[.B1136];[.B1176];[.B1216];[.B1256];[.B1296];[.B1336];[.B1376];[.B1416];[.B1456];[.B1496];[.B1536];[.B1576])*[.J1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6]*[Entrada.$B$4]" office:value-type="float" office:value="0">
            <text:p>0</text:p>
          </table:table-cell>
          <table:table-cell/>
          <table:table-cell table:style-name="ce23" table:formula="of:=SUM([.B523:.B562])*[.J1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];[Entrada.$A$8:.$C$1606];3;0)) = 1; 0;VLOOKUP([.D16];[Entrada.$A$8:.$C$1606];3;0))" office:value-type="float" office:value="0">
            <text:p>0</text:p>
          </table:table-cell>
          <table:table-cell/>
          <table:table-cell table:style-name="ce23" table:formula="of:=[.AN17]-[.AO1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5])*NOT([.J15])*(SUMPRODUCT([.B483:.B522];[.E483:.E522]))" office:value-type="float" office:value="0">
            <text:p>0</text:p>
          </table:table-cell>
          <table:table-cell table:style-name="ce24" table:formula="of:=NOT([.I15])*NOT([.J15])*([.B15]*[.E15]+[.B55]*[.E55]+[.B95]*[.E95]+[.B135]*[.E135]+[.B175]*[.E175]+[.B215]*[.E215]+[.B255]*[.E255]+[.B295]*[.E295]+[.B335]*[.E335]+[.B375]*[.E375]+[.B415]*[.E415]+[.B455]*[.E455]+[.B495]*[.E495]+[.B535]*[.E535]+[.B575]*[.E575]+[.B615]*[.E615]+[.B655]*[.E655]+[.B695]*[.E695]+[.B735]*[.E735]+[.B775]*[.E775]+[.B815]*[.E815]+[.B855]*[.E855]+[.B895]*[.E895]+[.B935]*[.E935]+[.B975]*[.E975]+[.B1015]*[.E1015]+[.B1055]*[.E1055]+[.B1095]*[.E1095]+[.B1135]*[.E1135]+[.B1175]*[.E1175]+[.B1215]*[.E1215]+[.B1255]*[.E1255]+[.B1295]*[.E1295]+[.B1335]*[.E1335]+[.B1375]*[.E1375]+[.B1415]*[.E1415]+[.B1455]*[.E1455]+[.B1495]*[.E1495]+[.B1535]*[.E1535]+[.B1575]*[.E1575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5</text:p>
          </table:table-cell>
          <table:table-cell/>
          <table:table-cell/>
          <table:table-cell table:style-name="ce5" office:value-type="string">
            <text:p>1,15</text:p>
          </table:table-cell>
          <table:table-cell table:style-name="ce16" table:formula="of:=IF(ISNA(VLOOKUP([.D17];[Entrada.$A$8:.$B$1605];2;0)) = 1; 0;VLOOKUP([.D17];[Entrada.$A$8:.$B$1605];2;0))" office:value-type="float" office:value="0">
            <text:p>0</text:p>
          </table:table-cell>
          <table:table-cell table:formula="of:=IF(ISNA(VLOOKUP([.D17];[Entrada.$A$8:.$D$1605];4;0)) = 1; 0;VLOOKUP([.D17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5">
            <text:p>15</text:p>
          </table:table-cell>
          <table:table-cell table:formula="of:=IF(ISNA(VLOOKUP([.H17];[Entrada.$B$2:.$C$2];1;0)) = 1; 0;1)" office:value-type="float" office:value="0">
            <text:p>0</text:p>
          </table:table-cell>
          <table:table-cell table:formula="of:=IF(ISNA(VLOOKUP([.H17];[Entrada.$B$3:.$C$3];1;0)) = 1; 0;1)" office:value-type="float" office:value="0">
            <text:p>0</text:p>
          </table:table-cell>
          <table:table-cell/>
          <table:table-cell table:style-name="ce23" table:formula="of:=SUM([.B563:.B602])*[.I1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7]*[Entrada.$B$4]" office:value-type="float" office:value="0">
            <text:p>0</text:p>
          </table:table-cell>
          <table:table-cell/>
          <table:table-cell table:style-name="ce23" table:formula="of:=SUM([.B17];[.B57];[.B97];[.B137];[.B177];[.B217];[.B257];[.B297];[.B337];[.B377];[.B417];[.B457];[.B497];[.B537];[.B577];[.B617];[.B657];[.B697];[.B737];[.B777];[.B817];[.B857];[.B897];[.B937];[.B977];[.B1017];[.B1057];[.B1097];[.B1137];[.B1177];[.B1217];[.B1257];[.B1297];[.B1337];[.B1377];[.B1417];[.B1457];[.B1497];[.B1537];[.B1577])*[.I1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7];[.B57];[.B97];[.B137];[.B177];[.B217];[.B257];[.B297];[.B337];[.B377];[.B417];[.B457];[.B497];[.B537];[.B577];[.B617];[.B657];[.B697];[.B737];[.B777];[.B817];[.B857];[.B897];[.B937];[.B977];[.B1017];[.B1057];[.B1097];[.B1137];[.B1177];[.B1217];[.B1257];[.B1297];[.B1337];[.B1377];[.B1417];[.B1457];[.B1497];[.B1537];[.B1577])*[.J1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7]*[Entrada.$B$4]" office:value-type="float" office:value="0">
            <text:p>0</text:p>
          </table:table-cell>
          <table:table-cell/>
          <table:table-cell table:style-name="ce23" table:formula="of:=SUM([.B563:.B602])*[.J1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];[Entrada.$A$8:.$C$1606];3;0)) = 1; 0;VLOOKUP([.D17];[Entrada.$A$8:.$C$1606];3;0))" office:value-type="float" office:value="0">
            <text:p>0</text:p>
          </table:table-cell>
          <table:table-cell/>
          <table:table-cell table:style-name="ce23" table:formula="of:=[.AN18]-[.AO1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6])*NOT([.J16])*(SUMPRODUCT([.B523:.B562];[.E523:.E562]))" office:value-type="float" office:value="0">
            <text:p>0</text:p>
          </table:table-cell>
          <table:table-cell table:style-name="ce24" table:formula="of:=NOT([.I16])*NOT([.J16])*([.B16]*[.E16]+[.B56]*[.E56]+[.B96]*[.E96]+[.B136]*[.E136]+[.B176]*[.E176]+[.B216]*[.E216]+[.B256]*[.E256]+[.B296]*[.E296]+[.B336]*[.E336]+[.B376]*[.E376]+[.B416]*[.E416]+[.B456]*[.E456]+[.B496]*[.E496]+[.B536]*[.E536]+[.B576]*[.E576]+[.B616]*[.E616]+[.B656]*[.E656]+[.B696]*[.E696]+[.B736]*[.E736]+[.B776]*[.E776]+[.B816]*[.E816]+[.B856]*[.E856]+[.B896]*[.E896]+[.B936]*[.E936]+[.B976]*[.E976]+[.B1016]*[.E1016]+[.B1056]*[.E1056]+[.B1096]*[.E1096]+[.B1136]*[.E1136]+[.B1176]*[.E1176]+[.B1216]*[.E1216]+[.B1256]*[.E1256]+[.B1296]*[.E1296]+[.B1336]*[.E1336]+[.B1376]*[.E1376]+[.B1416]*[.E1416]+[.B1456]*[.E1456]+[.B1496]*[.E1496]+[.B1536]*[.E1536]+[.B1576]*[.E1576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6</text:p>
          </table:table-cell>
          <table:table-cell/>
          <table:table-cell/>
          <table:table-cell table:style-name="ce5" office:value-type="string">
            <text:p>1,16</text:p>
          </table:table-cell>
          <table:table-cell table:style-name="ce16" table:formula="of:=IF(ISNA(VLOOKUP([.D18];[Entrada.$A$8:.$B$1605];2;0)) = 1; 0;VLOOKUP([.D18];[Entrada.$A$8:.$B$1605];2;0))" office:value-type="float" office:value="0">
            <text:p>0</text:p>
          </table:table-cell>
          <table:table-cell table:formula="of:=IF(ISNA(VLOOKUP([.D18];[Entrada.$A$8:.$D$1605];4;0)) = 1; 0;VLOOKUP([.D18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6">
            <text:p>16</text:p>
          </table:table-cell>
          <table:table-cell table:formula="of:=IF(ISNA(VLOOKUP([.H18];[Entrada.$B$2:.$C$2];1;0)) = 1; 0;1)" office:value-type="float" office:value="0">
            <text:p>0</text:p>
          </table:table-cell>
          <table:table-cell table:formula="of:=IF(ISNA(VLOOKUP([.H18];[Entrada.$B$3:.$C$3];1;0)) = 1; 0;1)" office:value-type="float" office:value="0">
            <text:p>0</text:p>
          </table:table-cell>
          <table:table-cell/>
          <table:table-cell table:style-name="ce23" table:formula="of:=SUM([.B603:.B642])*[.I1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8]*[Entrada.$B$4]" office:value-type="float" office:value="0">
            <text:p>0</text:p>
          </table:table-cell>
          <table:table-cell/>
          <table:table-cell table:style-name="ce23" table:formula="of:=SUM([.B18];[.B58];[.B98];[.B138];[.B178];[.B218];[.B258];[.B298];[.B338];[.B378];[.B418];[.B458];[.B498];[.B538];[.B578];[.B618];[.B658];[.B698];[.B738];[.B778];[.B818];[.B858];[.B898];[.B938];[.B978];[.B1018];[.B1058];[.B1098];[.B1138];[.B1178];[.B1218];[.B1258];[.B1298];[.B1338];[.B1378];[.B1418];[.B1458];[.B1498];[.B1538];[.B1578])*[.I1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8];[.B58];[.B98];[.B138];[.B178];[.B218];[.B258];[.B298];[.B338];[.B378];[.B418];[.B458];[.B498];[.B538];[.B578];[.B618];[.B658];[.B698];[.B738];[.B778];[.B818];[.B858];[.B898];[.B938];[.B978];[.B1018];[.B1058];[.B1098];[.B1138];[.B1178];[.B1218];[.B1258];[.B1298];[.B1338];[.B1378];[.B1418];[.B1458];[.B1498];[.B1538];[.B1578])*[.J1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8]*[Entrada.$B$4]" office:value-type="float" office:value="0">
            <text:p>0</text:p>
          </table:table-cell>
          <table:table-cell/>
          <table:table-cell table:style-name="ce23" table:formula="of:=SUM([.B603:.B642])*[.J1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];[Entrada.$A$8:.$C$1606];3;0)) = 1; 0;VLOOKUP([.D18];[Entrada.$A$8:.$C$1606];3;0))" office:value-type="float" office:value="0">
            <text:p>0</text:p>
          </table:table-cell>
          <table:table-cell/>
          <table:table-cell table:style-name="ce23" table:formula="of:=[.AN19]-[.AO1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7])*NOT([.J17])*(SUMPRODUCT([.B563:.B602];[.E563:.E602]))" office:value-type="float" office:value="0">
            <text:p>0</text:p>
          </table:table-cell>
          <table:table-cell table:style-name="ce24" table:formula="of:=NOT([.I17])*NOT([.J17])*([.B17]*[.E17]+[.B57]*[.E57]+[.B97]*[.E97]+[.B137]*[.E137]+[.B177]*[.E177]+[.B217]*[.E217]+[.B257]*[.E257]+[.B297]*[.E297]+[.B337]*[.E337]+[.B377]*[.E377]+[.B417]*[.E417]+[.B457]*[.E457]+[.B497]*[.E497]+[.B537]*[.E537]+[.B577]*[.E577]+[.B617]*[.E617]+[.B657]*[.E657]+[.B697]*[.E697]+[.B737]*[.E737]+[.B777]*[.E777]+[.B817]*[.E817]+[.B857]*[.E857]+[.B897]*[.E897]+[.B937]*[.E937]+[.B977]*[.E977]+[.B1017]*[.E1017]+[.B1057]*[.E1057]+[.B1097]*[.E1097]+[.B1137]*[.E1137]+[.B1177]*[.E1177]+[.B1217]*[.E1217]+[.B1257]*[.E1257]+[.B1297]*[.E1297]+[.B1337]*[.E1337]+[.B1377]*[.E1377]+[.B1417]*[.E1417]+[.B1457]*[.E1457]+[.B1497]*[.E1497]+[.B1537]*[.E1537]+[.B1577]*[.E1577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7</text:p>
          </table:table-cell>
          <table:table-cell/>
          <table:table-cell/>
          <table:table-cell table:style-name="ce5" office:value-type="string">
            <text:p>1,17</text:p>
          </table:table-cell>
          <table:table-cell table:style-name="ce16" table:formula="of:=IF(ISNA(VLOOKUP([.D19];[Entrada.$A$8:.$B$1605];2;0)) = 1; 0;VLOOKUP([.D19];[Entrada.$A$8:.$B$1605];2;0))" office:value-type="float" office:value="0">
            <text:p>0</text:p>
          </table:table-cell>
          <table:table-cell table:formula="of:=IF(ISNA(VLOOKUP([.D19];[Entrada.$A$8:.$D$1605];4;0)) = 1; 0;VLOOKUP([.D19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7">
            <text:p>17</text:p>
          </table:table-cell>
          <table:table-cell table:formula="of:=IF(ISNA(VLOOKUP([.H19];[Entrada.$B$2:.$C$2];1;0)) = 1; 0;1)" office:value-type="float" office:value="0">
            <text:p>0</text:p>
          </table:table-cell>
          <table:table-cell table:formula="of:=IF(ISNA(VLOOKUP([.H19];[Entrada.$B$3:.$C$3];1;0)) = 1; 0;1)" office:value-type="float" office:value="0">
            <text:p>0</text:p>
          </table:table-cell>
          <table:table-cell/>
          <table:table-cell table:style-name="ce23" table:formula="of:=SUM([.B643:.B682])*[.I1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19]*[Entrada.$B$4]" office:value-type="float" office:value="0">
            <text:p>0</text:p>
          </table:table-cell>
          <table:table-cell/>
          <table:table-cell table:style-name="ce23" table:formula="of:=SUM([.B19];[.B59];[.B99];[.B139];[.B179];[.B219];[.B259];[.B299];[.B339];[.B379];[.B419];[.B459];[.B499];[.B539];[.B579];[.B619];[.B659];[.B699];[.B739];[.B779];[.B819];[.B859];[.B899];[.B939];[.B979];[.B1019];[.B1059];[.B1099];[.B1139];[.B1179];[.B1219];[.B1259];[.B1299];[.B1339];[.B1379];[.B1419];[.B1459];[.B1499];[.B1539];[.B1579])*[.I1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19];[.B59];[.B99];[.B139];[.B179];[.B219];[.B259];[.B299];[.B339];[.B379];[.B419];[.B459];[.B499];[.B539];[.B579];[.B619];[.B659];[.B699];[.B739];[.B779];[.B819];[.B859];[.B899];[.B939];[.B979];[.B1019];[.B1059];[.B1099];[.B1139];[.B1179];[.B1219];[.B1259];[.B1299];[.B1339];[.B1379];[.B1419];[.B1459];[.B1499];[.B1539];[.B1579])*[.J1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19]*[Entrada.$B$4]" office:value-type="float" office:value="0">
            <text:p>0</text:p>
          </table:table-cell>
          <table:table-cell/>
          <table:table-cell table:style-name="ce23" table:formula="of:=SUM([.B643:.B682])*[.J1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];[Entrada.$A$8:.$C$1606];3;0)) = 1; 0;VLOOKUP([.D19];[Entrada.$A$8:.$C$1606];3;0))" office:value-type="float" office:value="0">
            <text:p>0</text:p>
          </table:table-cell>
          <table:table-cell/>
          <table:table-cell table:style-name="ce23" table:formula="of:=[.AN20]-[.AO2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8])*NOT([.J18])*(SUMPRODUCT([.B603:.B642];[.E603:.E642]))" office:value-type="float" office:value="0">
            <text:p>0</text:p>
          </table:table-cell>
          <table:table-cell table:style-name="ce24" table:formula="of:=NOT([.I18])*NOT([.J18])*([.B18]*[.E18]+[.B58]*[.E58]+[.B98]*[.E98]+[.B138]*[.E138]+[.B178]*[.E178]+[.B218]*[.E218]+[.B258]*[.E258]+[.B298]*[.E298]+[.B338]*[.E338]+[.B378]*[.E378]+[.B418]*[.E418]+[.B458]*[.E458]+[.B498]*[.E498]+[.B538]*[.E538]+[.B578]*[.E578]+[.B618]*[.E618]+[.B658]*[.E658]+[.B698]*[.E698]+[.B738]*[.E738]+[.B778]*[.E778]+[.B818]*[.E818]+[.B858]*[.E858]+[.B898]*[.E898]+[.B938]*[.E938]+[.B978]*[.E978]+[.B1018]*[.E1018]+[.B1058]*[.E1058]+[.B1098]*[.E1098]+[.B1138]*[.E1138]+[.B1178]*[.E1178]+[.B1218]*[.E1218]+[.B1258]*[.E1258]+[.B1298]*[.E1298]+[.B1338]*[.E1338]+[.B1378]*[.E1378]+[.B1418]*[.E1418]+[.B1458]*[.E1458]+[.B1498]*[.E1498]+[.B1538]*[.E1538]+[.B1578]*[.E1578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8</text:p>
          </table:table-cell>
          <table:table-cell/>
          <table:table-cell/>
          <table:table-cell table:style-name="ce5" office:value-type="string">
            <text:p>1,18</text:p>
          </table:table-cell>
          <table:table-cell table:style-name="ce16" table:formula="of:=IF(ISNA(VLOOKUP([.D20];[Entrada.$A$8:.$B$1605];2;0)) = 1; 0;VLOOKUP([.D20];[Entrada.$A$8:.$B$1605];2;0))" office:value-type="float" office:value="0">
            <text:p>0</text:p>
          </table:table-cell>
          <table:table-cell table:formula="of:=IF(ISNA(VLOOKUP([.D20];[Entrada.$A$8:.$D$1605];4;0)) = 1; 0;VLOOKUP([.D20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8">
            <text:p>18</text:p>
          </table:table-cell>
          <table:table-cell table:formula="of:=IF(ISNA(VLOOKUP([.H20];[Entrada.$B$2:.$C$2];1;0)) = 1; 0;1)" office:value-type="float" office:value="0">
            <text:p>0</text:p>
          </table:table-cell>
          <table:table-cell table:formula="of:=IF(ISNA(VLOOKUP([.H20];[Entrada.$B$3:.$C$3];1;0)) = 1; 0;1)" office:value-type="float" office:value="0">
            <text:p>0</text:p>
          </table:table-cell>
          <table:table-cell/>
          <table:table-cell table:style-name="ce23" table:formula="of:=SUM([.B683:.B722])*[.I2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0]*[Entrada.$B$4]" office:value-type="float" office:value="0">
            <text:p>0</text:p>
          </table:table-cell>
          <table:table-cell/>
          <table:table-cell table:style-name="ce23" table:formula="of:=SUM([.B20];[.B60];[.B100];[.B140];[.B180];[.B220];[.B260];[.B300];[.B340];[.B380];[.B420];[.B460];[.B500];[.B540];[.B580];[.B620];[.B660];[.B700];[.B740];[.B780];[.B820];[.B860];[.B900];[.B940];[.B980];[.B1020];[.B1060];[.B1100];[.B1140];[.B1180];[.B1220];[.B1260];[.B1300];[.B1340];[.B1380];[.B1420];[.B1460];[.B1500];[.B1540];[.B1580])*[.I2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0];[.B60];[.B100];[.B140];[.B180];[.B220];[.B260];[.B300];[.B340];[.B380];[.B420];[.B460];[.B500];[.B540];[.B580];[.B620];[.B660];[.B700];[.B740];[.B780];[.B820];[.B860];[.B900];[.B940];[.B980];[.B1020];[.B1060];[.B1100];[.B1140];[.B1180];[.B1220];[.B1260];[.B1300];[.B1340];[.B1380];[.B1420];[.B1460];[.B1500];[.B1540];[.B1580])*[.J2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0]*[Entrada.$B$4]" office:value-type="float" office:value="0">
            <text:p>0</text:p>
          </table:table-cell>
          <table:table-cell/>
          <table:table-cell table:style-name="ce23" table:formula="of:=SUM([.B683:.B722])*[.J2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];[Entrada.$A$8:.$C$1606];3;0)) = 1; 0;VLOOKUP([.D20];[Entrada.$A$8:.$C$1606];3;0))" office:value-type="float" office:value="0">
            <text:p>0</text:p>
          </table:table-cell>
          <table:table-cell/>
          <table:table-cell table:style-name="ce23" table:formula="of:=[.AN21]-[.AO2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19])*NOT([.J19])*(SUMPRODUCT([.B643:.B682];[.E643:.E682]))" office:value-type="float" office:value="0">
            <text:p>0</text:p>
          </table:table-cell>
          <table:table-cell table:style-name="ce24" table:formula="of:=NOT([.I19])*NOT([.J19])*([.B19]*[.E19]+[.B59]*[.E59]+[.B99]*[.E99]+[.B139]*[.E139]+[.B179]*[.E179]+[.B219]*[.E219]+[.B259]*[.E259]+[.B299]*[.E299]+[.B339]*[.E339]+[.B379]*[.E379]+[.B419]*[.E419]+[.B459]*[.E459]+[.B499]*[.E499]+[.B539]*[.E539]+[.B579]*[.E579]+[.B619]*[.E619]+[.B659]*[.E659]+[.B699]*[.E699]+[.B739]*[.E739]+[.B779]*[.E779]+[.B819]*[.E819]+[.B859]*[.E859]+[.B899]*[.E899]+[.B939]*[.E939]+[.B979]*[.E979]+[.B1019]*[.E1019]+[.B1059]*[.E1059]+[.B1099]*[.E1099]+[.B1139]*[.E1139]+[.B1179]*[.E1179]+[.B1219]*[.E1219]+[.B1259]*[.E1259]+[.B1299]*[.E1299]+[.B1339]*[.E1339]+[.B1379]*[.E1379]+[.B1419]*[.E1419]+[.B1459]*[.E1459]+[.B1499]*[.E1499]+[.B1539]*[.E1539]+[.B1579]*[.E1579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19</text:p>
          </table:table-cell>
          <table:table-cell/>
          <table:table-cell/>
          <table:table-cell table:style-name="ce5" office:value-type="string">
            <text:p>1,19</text:p>
          </table:table-cell>
          <table:table-cell table:style-name="ce16" table:formula="of:=IF(ISNA(VLOOKUP([.D21];[Entrada.$A$8:.$B$1605];2;0)) = 1; 0;VLOOKUP([.D21];[Entrada.$A$8:.$B$1605];2;0))" office:value-type="float" office:value="0">
            <text:p>0</text:p>
          </table:table-cell>
          <table:table-cell table:formula="of:=IF(ISNA(VLOOKUP([.D21];[Entrada.$A$8:.$D$1605];4;0)) = 1; 0;VLOOKUP([.D21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19">
            <text:p>19</text:p>
          </table:table-cell>
          <table:table-cell table:formula="of:=IF(ISNA(VLOOKUP([.H21];[Entrada.$B$2:.$C$2];1;0)) = 1; 0;1)" office:value-type="float" office:value="0">
            <text:p>0</text:p>
          </table:table-cell>
          <table:table-cell table:formula="of:=IF(ISNA(VLOOKUP([.H21];[Entrada.$B$3:.$C$3];1;0)) = 1; 0;1)" office:value-type="float" office:value="0">
            <text:p>0</text:p>
          </table:table-cell>
          <table:table-cell/>
          <table:table-cell table:style-name="ce23" table:formula="of:=SUM([.B723:.B762])*[.I2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1]*[Entrada.$B$4]" office:value-type="float" office:value="0">
            <text:p>0</text:p>
          </table:table-cell>
          <table:table-cell/>
          <table:table-cell table:style-name="ce23" table:formula="of:=SUM([.B21];[.B61];[.B101];[.B141];[.B181];[.B221];[.B261];[.B301];[.B341];[.B381];[.B421];[.B461];[.B501];[.B541];[.B581];[.B621];[.B661];[.B701];[.B741];[.B781];[.B821];[.B861];[.B901];[.B941];[.B981];[.B1021];[.B1061];[.B1101];[.B1141];[.B1181];[.B1221];[.B1261];[.B1301];[.B1341];[.B1381];[.B1421];[.B1461];[.B1501];[.B1541];[.B1581])*[.I2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1];[.B61];[.B101];[.B141];[.B181];[.B221];[.B261];[.B301];[.B341];[.B381];[.B421];[.B461];[.B501];[.B541];[.B581];[.B621];[.B661];[.B701];[.B741];[.B781];[.B821];[.B861];[.B901];[.B941];[.B981];[.B1021];[.B1061];[.B1101];[.B1141];[.B1181];[.B1221];[.B1261];[.B1301];[.B1341];[.B1381];[.B1421];[.B1461];[.B1501];[.B1541];[.B1581])*[.J2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1]*[Entrada.$B$4]" office:value-type="float" office:value="0">
            <text:p>0</text:p>
          </table:table-cell>
          <table:table-cell/>
          <table:table-cell table:style-name="ce23" table:formula="of:=SUM([.B723:.B762])*[.J2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];[Entrada.$A$8:.$C$1606];3;0)) = 1; 0;VLOOKUP([.D21];[Entrada.$A$8:.$C$1606];3;0))" office:value-type="float" office:value="0">
            <text:p>0</text:p>
          </table:table-cell>
          <table:table-cell/>
          <table:table-cell table:style-name="ce23" table:formula="of:=[.AN22]-[.AO2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0])*NOT([.J20])*(SUMPRODUCT([.B683:.B722];[.E683:.E722]))" office:value-type="float" office:value="0">
            <text:p>0</text:p>
          </table:table-cell>
          <table:table-cell table:style-name="ce24" table:formula="of:=NOT([.I20])*NOT([.J20])*([.B20]*[.E20]+[.B60]*[.E60]+[.B100]*[.E100]+[.B140]*[.E140]+[.B180]*[.E180]+[.B220]*[.E220]+[.B260]*[.E260]+[.B300]*[.E300]+[.B340]*[.E340]+[.B380]*[.E380]+[.B420]*[.E420]+[.B460]*[.E460]+[.B500]*[.E500]+[.B540]*[.E540]+[.B580]*[.E580]+[.B620]*[.E620]+[.B660]*[.E660]+[.B700]*[.E700]+[.B740]*[.E740]+[.B780]*[.E780]+[.B820]*[.E820]+[.B860]*[.E860]+[.B900]*[.E900]+[.B940]*[.E940]+[.B980]*[.E980]+[.B1020]*[.E1020]+[.B1060]*[.E1060]+[.B1100]*[.E1100]+[.B1140]*[.E1140]+[.B1180]*[.E1180]+[.B1220]*[.E1220]+[.B1260]*[.E1260]+[.B1300]*[.E1300]+[.B1340]*[.E1340]+[.B1380]*[.E1380]+[.B1420]*[.E1420]+[.B1460]*[.E1460]+[.B1500]*[.E1500]+[.B1540]*[.E1540]+[.B1580]*[.E1580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0</text:p>
          </table:table-cell>
          <table:table-cell/>
          <table:table-cell/>
          <table:table-cell table:style-name="ce5" office:value-type="string">
            <text:p>1,20</text:p>
          </table:table-cell>
          <table:table-cell table:style-name="ce16" table:formula="of:=IF(ISNA(VLOOKUP([.D22];[Entrada.$A$8:.$B$1605];2;0)) = 1; 0;VLOOKUP([.D22];[Entrada.$A$8:.$B$1605];2;0))" office:value-type="float" office:value="0">
            <text:p>0</text:p>
          </table:table-cell>
          <table:table-cell table:formula="of:=IF(ISNA(VLOOKUP([.D22];[Entrada.$A$8:.$D$1605];4;0)) = 1; 0;VLOOKUP([.D22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0">
            <text:p>20</text:p>
          </table:table-cell>
          <table:table-cell table:formula="of:=IF(ISNA(VLOOKUP([.H22];[Entrada.$B$2:.$C$2];1;0)) = 1; 0;1)" office:value-type="float" office:value="0">
            <text:p>0</text:p>
          </table:table-cell>
          <table:table-cell table:formula="of:=IF(ISNA(VLOOKUP([.H22];[Entrada.$B$3:.$C$3];1;0)) = 1; 0;1)" office:value-type="float" office:value="0">
            <text:p>0</text:p>
          </table:table-cell>
          <table:table-cell/>
          <table:table-cell table:style-name="ce23" table:formula="of:=SUM([.B763:.B802])*[.I2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2]*[Entrada.$B$4]" office:value-type="float" office:value="0">
            <text:p>0</text:p>
          </table:table-cell>
          <table:table-cell/>
          <table:table-cell table:style-name="ce23" table:formula="of:=SUM([.B22];[.B62];[.B102];[.B142];[.B182];[.B222];[.B262];[.B302];[.B342];[.B382];[.B422];[.B462];[.B502];[.B542];[.B582];[.B622];[.B662];[.B702];[.B742];[.B782];[.B822];[.B862];[.B902];[.B942];[.B982];[.B1022];[.B1062];[.B1102];[.B1142];[.B1182];[.B1222];[.B1262];[.B1302];[.B1342];[.B1382];[.B1422];[.B1462];[.B1502];[.B1542];[.B1582])*[.I2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2];[.B62];[.B102];[.B142];[.B182];[.B222];[.B262];[.B302];[.B342];[.B382];[.B422];[.B462];[.B502];[.B542];[.B582];[.B622];[.B662];[.B702];[.B742];[.B782];[.B822];[.B862];[.B902];[.B942];[.B982];[.B1022];[.B1062];[.B1102];[.B1142];[.B1182];[.B1222];[.B1262];[.B1302];[.B1342];[.B1382];[.B1422];[.B1462];[.B1502];[.B1542];[.B1582])*[.J2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2]*[Entrada.$B$4]" office:value-type="float" office:value="0">
            <text:p>0</text:p>
          </table:table-cell>
          <table:table-cell/>
          <table:table-cell table:style-name="ce23" table:formula="of:=SUM([.B763:.B802])*[.J2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];[Entrada.$A$8:.$C$1606];3;0)) = 1; 0;VLOOKUP([.D22];[Entrada.$A$8:.$C$1606];3;0))" office:value-type="float" office:value="0">
            <text:p>0</text:p>
          </table:table-cell>
          <table:table-cell/>
          <table:table-cell table:style-name="ce23" table:formula="of:=[.AN23]-[.AO2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1])*NOT([.J21])*(SUMPRODUCT([.B723:.B762];[.E723:.E762]))" office:value-type="float" office:value="0">
            <text:p>0</text:p>
          </table:table-cell>
          <table:table-cell table:style-name="ce24" table:formula="of:=NOT([.I21])*NOT([.J21])*([.B21]*[.E21]+[.B61]*[.E61]+[.B101]*[.E101]+[.B141]*[.E141]+[.B181]*[.E181]+[.B221]*[.E221]+[.B261]*[.E261]+[.B301]*[.E301]+[.B341]*[.E341]+[.B381]*[.E381]+[.B421]*[.E421]+[.B461]*[.E461]+[.B501]*[.E501]+[.B541]*[.E541]+[.B581]*[.E581]+[.B621]*[.E621]+[.B661]*[.E661]+[.B701]*[.E701]+[.B741]*[.E741]+[.B781]*[.E781]+[.B821]*[.E821]+[.B861]*[.E861]+[.B901]*[.E901]+[.B941]*[.E941]+[.B981]*[.E981]+[.B1021]*[.E1021]+[.B1061]*[.E1061]+[.B1101]*[.E1101]+[.B1141]*[.E1141]+[.B1181]*[.E1181]+[.B1221]*[.E1221]+[.B1261]*[.E1261]+[.B1301]*[.E1301]+[.B1341]*[.E1341]+[.B1381]*[.E1381]+[.B1421]*[.E1421]+[.B1461]*[.E1461]+[.B1501]*[.E1501]+[.B1541]*[.E1541]+[.B1581]*[.E1581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1</text:p>
          </table:table-cell>
          <table:table-cell/>
          <table:table-cell/>
          <table:table-cell table:style-name="ce5" office:value-type="string">
            <text:p>1,21</text:p>
          </table:table-cell>
          <table:table-cell table:style-name="ce16" table:formula="of:=IF(ISNA(VLOOKUP([.D23];[Entrada.$A$8:.$B$1605];2;0)) = 1; 0;VLOOKUP([.D23];[Entrada.$A$8:.$B$1605];2;0))" office:value-type="float" office:value="0">
            <text:p>0</text:p>
          </table:table-cell>
          <table:table-cell table:formula="of:=IF(ISNA(VLOOKUP([.D23];[Entrada.$A$8:.$D$1605];4;0)) = 1; 0;VLOOKUP([.D23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1">
            <text:p>21</text:p>
          </table:table-cell>
          <table:table-cell table:formula="of:=IF(ISNA(VLOOKUP([.H23];[Entrada.$B$2:.$C$2];1;0)) = 1; 0;1)" office:value-type="float" office:value="0">
            <text:p>0</text:p>
          </table:table-cell>
          <table:table-cell table:formula="of:=IF(ISNA(VLOOKUP([.H23];[Entrada.$B$3:.$C$3];1;0)) = 1; 0;1)" office:value-type="float" office:value="0">
            <text:p>0</text:p>
          </table:table-cell>
          <table:table-cell/>
          <table:table-cell table:style-name="ce23" table:formula="of:=SUM([.B803:.B842])*[.I2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3]*[Entrada.$B$4]" office:value-type="float" office:value="0">
            <text:p>0</text:p>
          </table:table-cell>
          <table:table-cell/>
          <table:table-cell table:style-name="ce23" table:formula="of:=SUM([.B23];[.B63];[.B103];[.B143];[.B183];[.B223];[.B263];[.B303];[.B343];[.B383];[.B423];[.B463];[.B503];[.B543];[.B583];[.B623];[.B663];[.B703];[.B743];[.B783];[.B823];[.B863];[.B903];[.B943];[.B983];[.B1023];[.B1063];[.B1103];[.B1143];[.B1183];[.B1223];[.B1263];[.B1303];[.B1343];[.B1383];[.B1423];[.B1463];[.B1503];[.B1543];[.B1583])*[.I2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3];[.B63];[.B103];[.B143];[.B183];[.B223];[.B263];[.B303];[.B343];[.B383];[.B423];[.B463];[.B503];[.B543];[.B583];[.B623];[.B663];[.B703];[.B743];[.B783];[.B823];[.B863];[.B903];[.B943];[.B983];[.B1023];[.B1063];[.B1103];[.B1143];[.B1183];[.B1223];[.B1263];[.B1303];[.B1343];[.B1383];[.B1423];[.B1463];[.B1503];[.B1543];[.B1583])*[.J2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3]*[Entrada.$B$4]" office:value-type="float" office:value="0">
            <text:p>0</text:p>
          </table:table-cell>
          <table:table-cell/>
          <table:table-cell table:style-name="ce23" table:formula="of:=SUM([.B803:.B842])*[.J2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];[Entrada.$A$8:.$C$1606];3;0)) = 1; 0;VLOOKUP([.D23];[Entrada.$A$8:.$C$1606];3;0))" office:value-type="float" office:value="0">
            <text:p>0</text:p>
          </table:table-cell>
          <table:table-cell/>
          <table:table-cell table:style-name="ce23" table:formula="of:=[.AN24]-[.AO2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2])*NOT([.J22])*(SUMPRODUCT([.B763:.B802];[.E763:.E802]))" office:value-type="float" office:value="0">
            <text:p>0</text:p>
          </table:table-cell>
          <table:table-cell table:style-name="ce24" table:formula="of:=NOT([.I22])*NOT([.J22])*([.B22]*[.E22]+[.B62]*[.E62]+[.B102]*[.E102]+[.B142]*[.E142]+[.B182]*[.E182]+[.B222]*[.E222]+[.B262]*[.E262]+[.B302]*[.E302]+[.B342]*[.E342]+[.B382]*[.E382]+[.B422]*[.E422]+[.B462]*[.E462]+[.B502]*[.E502]+[.B542]*[.E542]+[.B582]*[.E582]+[.B622]*[.E622]+[.B662]*[.E662]+[.B702]*[.E702]+[.B742]*[.E742]+[.B782]*[.E782]+[.B822]*[.E822]+[.B862]*[.E862]+[.B902]*[.E902]+[.B942]*[.E942]+[.B982]*[.E982]+[.B1022]*[.E1022]+[.B1062]*[.E1062]+[.B1102]*[.E1102]+[.B1142]*[.E1142]+[.B1182]*[.E1182]+[.B1222]*[.E1222]+[.B1262]*[.E1262]+[.B1302]*[.E1302]+[.B1342]*[.E1342]+[.B1382]*[.E1382]+[.B1422]*[.E1422]+[.B1462]*[.E1462]+[.B1502]*[.E1502]+[.B1542]*[.E1542]+[.B1582]*[.E1582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2</text:p>
          </table:table-cell>
          <table:table-cell/>
          <table:table-cell/>
          <table:table-cell table:style-name="ce5" office:value-type="string">
            <text:p>1,22</text:p>
          </table:table-cell>
          <table:table-cell table:style-name="ce16" table:formula="of:=IF(ISNA(VLOOKUP([.D24];[Entrada.$A$8:.$B$1605];2;0)) = 1; 0;VLOOKUP([.D24];[Entrada.$A$8:.$B$1605];2;0))" office:value-type="float" office:value="0">
            <text:p>0</text:p>
          </table:table-cell>
          <table:table-cell table:formula="of:=IF(ISNA(VLOOKUP([.D24];[Entrada.$A$8:.$D$1605];4;0)) = 1; 0;VLOOKUP([.D24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2">
            <text:p>22</text:p>
          </table:table-cell>
          <table:table-cell table:formula="of:=IF(ISNA(VLOOKUP([.H24];[Entrada.$B$2:.$C$2];1;0)) = 1; 0;1)" office:value-type="float" office:value="0">
            <text:p>0</text:p>
          </table:table-cell>
          <table:table-cell table:formula="of:=IF(ISNA(VLOOKUP([.H24];[Entrada.$B$3:.$C$3];1;0)) = 1; 0;1)" office:value-type="float" office:value="0">
            <text:p>0</text:p>
          </table:table-cell>
          <table:table-cell/>
          <table:table-cell table:style-name="ce23" table:formula="of:=SUM([.B843:.B882])*[.I2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4]*[Entrada.$B$4]" office:value-type="float" office:value="0">
            <text:p>0</text:p>
          </table:table-cell>
          <table:table-cell/>
          <table:table-cell table:style-name="ce23" table:formula="of:=SUM([.B24];[.B64];[.B104];[.B144];[.B184];[.B224];[.B264];[.B304];[.B344];[.B384];[.B424];[.B464];[.B504];[.B544];[.B584];[.B624];[.B664];[.B704];[.B744];[.B784];[.B824];[.B864];[.B904];[.B944];[.B984];[.B1024];[.B1064];[.B1104];[.B1144];[.B1184];[.B1224];[.B1264];[.B1304];[.B1344];[.B1384];[.B1424];[.B1464];[.B1504];[.B1544];[.B1584])*[.I2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4];[.B64];[.B104];[.B144];[.B184];[.B224];[.B264];[.B304];[.B344];[.B384];[.B424];[.B464];[.B504];[.B544];[.B584];[.B624];[.B664];[.B704];[.B744];[.B784];[.B824];[.B864];[.B904];[.B944];[.B984];[.B1024];[.B1064];[.B1104];[.B1144];[.B1184];[.B1224];[.B1264];[.B1304];[.B1344];[.B1384];[.B1424];[.B1464];[.B1504];[.B1544];[.B1584])*[.J2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4]*[Entrada.$B$4]" office:value-type="float" office:value="0">
            <text:p>0</text:p>
          </table:table-cell>
          <table:table-cell/>
          <table:table-cell table:style-name="ce23" table:formula="of:=SUM([.B843:.B882])*[.J2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];[Entrada.$A$8:.$C$1606];3;0)) = 1; 0;VLOOKUP([.D24];[Entrada.$A$8:.$C$1606];3;0))" office:value-type="float" office:value="0">
            <text:p>0</text:p>
          </table:table-cell>
          <table:table-cell/>
          <table:table-cell table:style-name="ce23" table:formula="of:=[.AN25]-[.AO2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3])*NOT([.J23])*(SUMPRODUCT([.B803:.B842];[.E803:.E842]))" office:value-type="float" office:value="0">
            <text:p>0</text:p>
          </table:table-cell>
          <table:table-cell table:style-name="ce24" table:formula="of:=NOT([.I23])*NOT([.J23])*([.B23]*[.E23]+[.B63]*[.E63]+[.B103]*[.E103]+[.B143]*[.E143]+[.B183]*[.E183]+[.B223]*[.E223]+[.B263]*[.E263]+[.B303]*[.E303]+[.B343]*[.E343]+[.B383]*[.E383]+[.B423]*[.E423]+[.B463]*[.E463]+[.B503]*[.E503]+[.B543]*[.E543]+[.B583]*[.E583]+[.B623]*[.E623]+[.B663]*[.E663]+[.B703]*[.E703]+[.B743]*[.E743]+[.B783]*[.E783]+[.B823]*[.E823]+[.B863]*[.E863]+[.B903]*[.E903]+[.B943]*[.E943]+[.B983]*[.E983]+[.B1023]*[.E1023]+[.B1063]*[.E1063]+[.B1103]*[.E1103]+[.B1143]*[.E1143]+[.B1183]*[.E1183]+[.B1223]*[.E1223]+[.B1263]*[.E1263]+[.B1303]*[.E1303]+[.B1343]*[.E1343]+[.B1383]*[.E1383]+[.B1423]*[.E1423]+[.B1463]*[.E1463]+[.B1503]*[.E1503]+[.B1543]*[.E1543]+[.B1583]*[.E1583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3</text:p>
          </table:table-cell>
          <table:table-cell/>
          <table:table-cell/>
          <table:table-cell table:style-name="ce5" office:value-type="string">
            <text:p>1,23</text:p>
          </table:table-cell>
          <table:table-cell table:style-name="ce16" table:formula="of:=IF(ISNA(VLOOKUP([.D25];[Entrada.$A$8:.$B$1605];2;0)) = 1; 0;VLOOKUP([.D25];[Entrada.$A$8:.$B$1605];2;0))" office:value-type="float" office:value="0">
            <text:p>0</text:p>
          </table:table-cell>
          <table:table-cell table:formula="of:=IF(ISNA(VLOOKUP([.D25];[Entrada.$A$8:.$D$1605];4;0)) = 1; 0;VLOOKUP([.D25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3">
            <text:p>23</text:p>
          </table:table-cell>
          <table:table-cell table:formula="of:=IF(ISNA(VLOOKUP([.H25];[Entrada.$B$2:.$C$2];1;0)) = 1; 0;1)" office:value-type="float" office:value="0">
            <text:p>0</text:p>
          </table:table-cell>
          <table:table-cell table:formula="of:=IF(ISNA(VLOOKUP([.H25];[Entrada.$B$3:.$C$3];1;0)) = 1; 0;1)" office:value-type="float" office:value="0">
            <text:p>0</text:p>
          </table:table-cell>
          <table:table-cell/>
          <table:table-cell table:style-name="ce23" table:formula="of:=SUM([.B883:.B922])*[.I2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5]*[Entrada.$B$4]" office:value-type="float" office:value="0">
            <text:p>0</text:p>
          </table:table-cell>
          <table:table-cell/>
          <table:table-cell table:style-name="ce23" table:formula="of:=SUM([.B25];[.B65];[.B105];[.B145];[.B185];[.B225];[.B265];[.B305];[.B345];[.B385];[.B425];[.B465];[.B505];[.B545];[.B585];[.B625];[.B665];[.B705];[.B745];[.B785];[.B825];[.B865];[.B905];[.B945];[.B985];[.B1025];[.B1065];[.B1105];[.B1145];[.B1185];[.B1225];[.B1265];[.B1305];[.B1345];[.B1385];[.B1425];[.B1465];[.B1505];[.B1545];[.B1585])*[.I2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5];[.B65];[.B105];[.B145];[.B185];[.B225];[.B265];[.B305];[.B345];[.B385];[.B425];[.B465];[.B505];[.B545];[.B585];[.B625];[.B665];[.B705];[.B745];[.B785];[.B825];[.B865];[.B905];[.B945];[.B985];[.B1025];[.B1065];[.B1105];[.B1145];[.B1185];[.B1225];[.B1265];[.B1305];[.B1345];[.B1385];[.B1425];[.B1465];[.B1505];[.B1545];[.B1585])*[.J2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5]*[Entrada.$B$4]" office:value-type="float" office:value="0">
            <text:p>0</text:p>
          </table:table-cell>
          <table:table-cell/>
          <table:table-cell table:style-name="ce23" table:formula="of:=SUM([.B883:.B922])*[.J2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];[Entrada.$A$8:.$C$1606];3;0)) = 1; 0;VLOOKUP([.D25];[Entrada.$A$8:.$C$1606];3;0))" office:value-type="float" office:value="0">
            <text:p>0</text:p>
          </table:table-cell>
          <table:table-cell/>
          <table:table-cell table:style-name="ce23" table:formula="of:=[.AN26]-[.AO2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4])*NOT([.J24])*(SUMPRODUCT([.B843:.B882];[.E843:.E882]))" office:value-type="float" office:value="0">
            <text:p>0</text:p>
          </table:table-cell>
          <table:table-cell table:style-name="ce24" table:formula="of:=NOT([.I24])*NOT([.J24])*([.B24]*[.E24]+[.B64]*[.E64]+[.B104]*[.E104]+[.B144]*[.E144]+[.B184]*[.E184]+[.B224]*[.E224]+[.B264]*[.E264]+[.B304]*[.E304]+[.B344]*[.E344]+[.B384]*[.E384]+[.B424]*[.E424]+[.B464]*[.E464]+[.B504]*[.E504]+[.B544]*[.E544]+[.B584]*[.E584]+[.B624]*[.E624]+[.B664]*[.E664]+[.B704]*[.E704]+[.B744]*[.E744]+[.B784]*[.E784]+[.B824]*[.E824]+[.B864]*[.E864]+[.B904]*[.E904]+[.B944]*[.E944]+[.B984]*[.E984]+[.B1024]*[.E1024]+[.B1064]*[.E1064]+[.B1104]*[.E1104]+[.B1144]*[.E1144]+[.B1184]*[.E1184]+[.B1224]*[.E1224]+[.B1264]*[.E1264]+[.B1304]*[.E1304]+[.B1344]*[.E1344]+[.B1384]*[.E1384]+[.B1424]*[.E1424]+[.B1464]*[.E1464]+[.B1504]*[.E1504]+[.B1544]*[.E1544]+[.B1584]*[.E1584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4</text:p>
          </table:table-cell>
          <table:table-cell/>
          <table:table-cell/>
          <table:table-cell table:style-name="ce5" office:value-type="string">
            <text:p>1,24</text:p>
          </table:table-cell>
          <table:table-cell table:style-name="ce16" table:formula="of:=IF(ISNA(VLOOKUP([.D26];[Entrada.$A$8:.$B$1605];2;0)) = 1; 0;VLOOKUP([.D26];[Entrada.$A$8:.$B$1605];2;0))" office:value-type="float" office:value="0">
            <text:p>0</text:p>
          </table:table-cell>
          <table:table-cell table:formula="of:=IF(ISNA(VLOOKUP([.D26];[Entrada.$A$8:.$D$1605];4;0)) = 1; 0;VLOOKUP([.D26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4">
            <text:p>24</text:p>
          </table:table-cell>
          <table:table-cell table:formula="of:=IF(ISNA(VLOOKUP([.H26];[Entrada.$B$2:.$C$2];1;0)) = 1; 0;1)" office:value-type="float" office:value="0">
            <text:p>0</text:p>
          </table:table-cell>
          <table:table-cell table:formula="of:=IF(ISNA(VLOOKUP([.H26];[Entrada.$B$3:.$C$3];1;0)) = 1; 0;1)" office:value-type="float" office:value="0">
            <text:p>0</text:p>
          </table:table-cell>
          <table:table-cell/>
          <table:table-cell table:style-name="ce23" table:formula="of:=SUM([.B923:.B962])*[.I2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6]*[Entrada.$B$4]" office:value-type="float" office:value="0">
            <text:p>0</text:p>
          </table:table-cell>
          <table:table-cell/>
          <table:table-cell table:style-name="ce23" table:formula="of:=SUM([.B26];[.B66];[.B106];[.B146];[.B186];[.B226];[.B266];[.B306];[.B346];[.B386];[.B426];[.B466];[.B506];[.B546];[.B586];[.B626];[.B666];[.B706];[.B746];[.B786];[.B826];[.B866];[.B906];[.B946];[.B986];[.B1026];[.B1066];[.B1106];[.B1146];[.B1186];[.B1226];[.B1266];[.B1306];[.B1346];[.B1386];[.B1426];[.B1466];[.B1506];[.B1546];[.B1586])*[.I2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6];[.B66];[.B106];[.B146];[.B186];[.B226];[.B266];[.B306];[.B346];[.B386];[.B426];[.B466];[.B506];[.B546];[.B586];[.B626];[.B666];[.B706];[.B746];[.B786];[.B826];[.B866];[.B906];[.B946];[.B986];[.B1026];[.B1066];[.B1106];[.B1146];[.B1186];[.B1226];[.B1266];[.B1306];[.B1346];[.B1386];[.B1426];[.B1466];[.B1506];[.B1546];[.B1586])*[.J2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6]*[Entrada.$B$4]" office:value-type="float" office:value="0">
            <text:p>0</text:p>
          </table:table-cell>
          <table:table-cell/>
          <table:table-cell table:style-name="ce23" table:formula="of:=SUM([.B923:.B962])*[.J2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];[Entrada.$A$8:.$C$1606];3;0)) = 1; 0;VLOOKUP([.D26];[Entrada.$A$8:.$C$1606];3;0))" office:value-type="float" office:value="0">
            <text:p>0</text:p>
          </table:table-cell>
          <table:table-cell/>
          <table:table-cell table:style-name="ce23" table:formula="of:=[.AN27]-[.AO2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5])*NOT([.J25])*(SUMPRODUCT([.B883:.B922];[.E883:.E922]))" office:value-type="float" office:value="0">
            <text:p>0</text:p>
          </table:table-cell>
          <table:table-cell table:style-name="ce24" table:formula="of:=NOT([.I25])*NOT([.J25])*([.B25]*[.E25]+[.B65]*[.E65]+[.B105]*[.E105]+[.B145]*[.E145]+[.B185]*[.E185]+[.B225]*[.E225]+[.B265]*[.E265]+[.B305]*[.E305]+[.B345]*[.E345]+[.B385]*[.E385]+[.B425]*[.E425]+[.B465]*[.E465]+[.B505]*[.E505]+[.B545]*[.E545]+[.B585]*[.E585]+[.B625]*[.E625]+[.B665]*[.E665]+[.B705]*[.E705]+[.B745]*[.E745]+[.B785]*[.E785]+[.B825]*[.E825]+[.B865]*[.E865]+[.B905]*[.E905]+[.B945]*[.E945]+[.B985]*[.E985]+[.B1025]*[.E1025]+[.B1065]*[.E1065]+[.B1105]*[.E1105]+[.B1145]*[.E1145]+[.B1185]*[.E1185]+[.B1225]*[.E1225]+[.B1265]*[.E1265]+[.B1305]*[.E1305]+[.B1345]*[.E1345]+[.B1385]*[.E1385]+[.B1425]*[.E1425]+[.B1465]*[.E1465]+[.B1505]*[.E1505]+[.B1545]*[.E1545]+[.B1585]*[.E1585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5</text:p>
          </table:table-cell>
          <table:table-cell/>
          <table:table-cell/>
          <table:table-cell table:style-name="ce5" office:value-type="string">
            <text:p>1,25</text:p>
          </table:table-cell>
          <table:table-cell table:style-name="ce16" table:formula="of:=IF(ISNA(VLOOKUP([.D27];[Entrada.$A$8:.$B$1605];2;0)) = 1; 0;VLOOKUP([.D27];[Entrada.$A$8:.$B$1605];2;0))" office:value-type="float" office:value="0">
            <text:p>0</text:p>
          </table:table-cell>
          <table:table-cell table:formula="of:=IF(ISNA(VLOOKUP([.D27];[Entrada.$A$8:.$D$1605];4;0)) = 1; 0;VLOOKUP([.D27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5">
            <text:p>25</text:p>
          </table:table-cell>
          <table:table-cell table:formula="of:=IF(ISNA(VLOOKUP([.H27];[Entrada.$B$2:.$C$2];1;0)) = 1; 0;1)" office:value-type="float" office:value="0">
            <text:p>0</text:p>
          </table:table-cell>
          <table:table-cell table:formula="of:=IF(ISNA(VLOOKUP([.H27];[Entrada.$B$3:.$C$3];1;0)) = 1; 0;1)" office:value-type="float" office:value="0">
            <text:p>0</text:p>
          </table:table-cell>
          <table:table-cell/>
          <table:table-cell table:style-name="ce23" table:formula="of:=SUM([.B963:.B1002])*[.I2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7]*[Entrada.$B$4]" office:value-type="float" office:value="0">
            <text:p>0</text:p>
          </table:table-cell>
          <table:table-cell/>
          <table:table-cell table:style-name="ce23" table:formula="of:=SUM([.B27];[.B67];[.B107];[.B147];[.B187];[.B227];[.B267];[.B307];[.B347];[.B387];[.B427];[.B467];[.B507];[.B547];[.B587];[.B627];[.B667];[.B707];[.B747];[.B787];[.B827];[.B867];[.B907];[.B947];[.B987];[.B1027];[.B1067];[.B1107];[.B1147];[.B1187];[.B1227];[.B1267];[.B1307];[.B1347];[.B1387];[.B1427];[.B1467];[.B1507];[.B1547];[.B1587])*[.I2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7];[.B67];[.B107];[.B147];[.B187];[.B227];[.B267];[.B307];[.B347];[.B387];[.B427];[.B467];[.B507];[.B547];[.B587];[.B627];[.B667];[.B707];[.B747];[.B787];[.B827];[.B867];[.B907];[.B947];[.B987];[.B1027];[.B1067];[.B1107];[.B1147];[.B1187];[.B1227];[.B1267];[.B1307];[.B1347];[.B1387];[.B1427];[.B1467];[.B1507];[.B1547];[.B1587])*[.J2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7]*[Entrada.$B$4]" office:value-type="float" office:value="0">
            <text:p>0</text:p>
          </table:table-cell>
          <table:table-cell/>
          <table:table-cell table:style-name="ce23" table:formula="of:=SUM([.B963:.B1002])*[.J2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];[Entrada.$A$8:.$C$1606];3;0)) = 1; 0;VLOOKUP([.D27];[Entrada.$A$8:.$C$1606];3;0))" office:value-type="float" office:value="0">
            <text:p>0</text:p>
          </table:table-cell>
          <table:table-cell/>
          <table:table-cell table:style-name="ce23" table:formula="of:=[.AN28]-[.AO2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6])*NOT([.J26])*(SUMPRODUCT([.B923:.B962];[.E923:.E962]))" office:value-type="float" office:value="0">
            <text:p>0</text:p>
          </table:table-cell>
          <table:table-cell table:style-name="ce24" table:formula="of:=NOT([.I26])*NOT([.J26])*([.B26]*[.E26]+[.B66]*[.E66]+[.B106]*[.E106]+[.B146]*[.E146]+[.B186]*[.E186]+[.B226]*[.E226]+[.B266]*[.E266]+[.B306]*[.E306]+[.B346]*[.E346]+[.B386]*[.E386]+[.B426]*[.E426]+[.B466]*[.E466]+[.B506]*[.E506]+[.B546]*[.E546]+[.B586]*[.E586]+[.B626]*[.E626]+[.B666]*[.E666]+[.B706]*[.E706]+[.B746]*[.E746]+[.B786]*[.E786]+[.B826]*[.E826]+[.B866]*[.E866]+[.B906]*[.E906]+[.B946]*[.E946]+[.B986]*[.E986]+[.B1026]*[.E1026]+[.B1066]*[.E1066]+[.B1106]*[.E1106]+[.B1146]*[.E1146]+[.B1186]*[.E1186]+[.B1226]*[.E1226]+[.B1266]*[.E1266]+[.B1306]*[.E1306]+[.B1346]*[.E1346]+[.B1386]*[.E1386]+[.B1426]*[.E1426]+[.B1466]*[.E1466]+[.B1506]*[.E1506]+[.B1546]*[.E1546]+[.B1586]*[.E1586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6</text:p>
          </table:table-cell>
          <table:table-cell/>
          <table:table-cell/>
          <table:table-cell table:style-name="ce5" office:value-type="string">
            <text:p>1,26</text:p>
          </table:table-cell>
          <table:table-cell table:style-name="ce16" table:formula="of:=IF(ISNA(VLOOKUP([.D28];[Entrada.$A$8:.$B$1605];2;0)) = 1; 0;VLOOKUP([.D28];[Entrada.$A$8:.$B$1605];2;0))" office:value-type="float" office:value="0">
            <text:p>0</text:p>
          </table:table-cell>
          <table:table-cell table:formula="of:=IF(ISNA(VLOOKUP([.D28];[Entrada.$A$8:.$D$1605];4;0)) = 1; 0;VLOOKUP([.D28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6">
            <text:p>26</text:p>
          </table:table-cell>
          <table:table-cell table:formula="of:=IF(ISNA(VLOOKUP([.H28];[Entrada.$B$2:.$C$2];1;0)) = 1; 0;1)" office:value-type="float" office:value="0">
            <text:p>0</text:p>
          </table:table-cell>
          <table:table-cell table:formula="of:=IF(ISNA(VLOOKUP([.H28];[Entrada.$B$3:.$C$3];1;0)) = 1; 0;1)" office:value-type="float" office:value="0">
            <text:p>0</text:p>
          </table:table-cell>
          <table:table-cell/>
          <table:table-cell table:style-name="ce23" table:formula="of:=SUM([.B1003:.B1042])*[.I2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8]*[Entrada.$B$4]" office:value-type="float" office:value="0">
            <text:p>0</text:p>
          </table:table-cell>
          <table:table-cell/>
          <table:table-cell table:style-name="ce23" table:formula="of:=SUM([.B28];[.B68];[.B108];[.B148];[.B188];[.B228];[.B268];[.B308];[.B348];[.B388];[.B428];[.B468];[.B508];[.B548];[.B588];[.B628];[.B668];[.B708];[.B748];[.B788];[.B828];[.B868];[.B908];[.B948];[.B988];[.B1028];[.B1068];[.B1108];[.B1148];[.B1188];[.B1228];[.B1268];[.B1308];[.B1348];[.B1388];[.B1428];[.B1468];[.B1508];[.B1548];[.B1588])*[.I2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8];[.B68];[.B108];[.B148];[.B188];[.B228];[.B268];[.B308];[.B348];[.B388];[.B428];[.B468];[.B508];[.B548];[.B588];[.B628];[.B668];[.B708];[.B748];[.B788];[.B828];[.B868];[.B908];[.B948];[.B988];[.B1028];[.B1068];[.B1108];[.B1148];[.B1188];[.B1228];[.B1268];[.B1308];[.B1348];[.B1388];[.B1428];[.B1468];[.B1508];[.B1548];[.B1588])*[.J2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8]*[Entrada.$B$4]" office:value-type="float" office:value="0">
            <text:p>0</text:p>
          </table:table-cell>
          <table:table-cell/>
          <table:table-cell table:style-name="ce23" table:formula="of:=SUM([.B1003:.B1042])*[.J2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];[Entrada.$A$8:.$C$1606];3;0)) = 1; 0;VLOOKUP([.D28];[Entrada.$A$8:.$C$1606];3;0))" office:value-type="float" office:value="0">
            <text:p>0</text:p>
          </table:table-cell>
          <table:table-cell/>
          <table:table-cell table:style-name="ce23" table:formula="of:=[.AN29]-[.AO2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7])*NOT([.J27])*(SUMPRODUCT([.B963:.B1002];[.E963:.E1002]))" office:value-type="float" office:value="0">
            <text:p>0</text:p>
          </table:table-cell>
          <table:table-cell table:style-name="ce24" table:formula="of:=NOT([.I27])*NOT([.J27])*([.B27]*[.E27]+[.B67]*[.E67]+[.B107]*[.E107]+[.B147]*[.E147]+[.B187]*[.E187]+[.B227]*[.E227]+[.B267]*[.E267]+[.B307]*[.E307]+[.B347]*[.E347]+[.B387]*[.E387]+[.B427]*[.E427]+[.B467]*[.E467]+[.B507]*[.E507]+[.B547]*[.E547]+[.B587]*[.E587]+[.B627]*[.E627]+[.B667]*[.E667]+[.B707]*[.E707]+[.B747]*[.E747]+[.B787]*[.E787]+[.B827]*[.E827]+[.B867]*[.E867]+[.B907]*[.E907]+[.B947]*[.E947]+[.B987]*[.E987]+[.B1027]*[.E1027]+[.B1067]*[.E1067]+[.B1107]*[.E1107]+[.B1147]*[.E1147]+[.B1187]*[.E1187]+[.B1227]*[.E1227]+[.B1267]*[.E1267]+[.B1307]*[.E1307]+[.B1347]*[.E1347]+[.B1387]*[.E1387]+[.B1427]*[.E1427]+[.B1467]*[.E1467]+[.B1507]*[.E1507]+[.B1547]*[.E1547]+[.B1587]*[.E1587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7</text:p>
          </table:table-cell>
          <table:table-cell/>
          <table:table-cell/>
          <table:table-cell table:style-name="ce5" office:value-type="string">
            <text:p>1,27</text:p>
          </table:table-cell>
          <table:table-cell table:style-name="ce16" table:formula="of:=IF(ISNA(VLOOKUP([.D29];[Entrada.$A$8:.$B$1605];2;0)) = 1; 0;VLOOKUP([.D29];[Entrada.$A$8:.$B$1605];2;0))" office:value-type="float" office:value="0">
            <text:p>0</text:p>
          </table:table-cell>
          <table:table-cell table:formula="of:=IF(ISNA(VLOOKUP([.D29];[Entrada.$A$8:.$D$1605];4;0)) = 1; 0;VLOOKUP([.D29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7">
            <text:p>27</text:p>
          </table:table-cell>
          <table:table-cell table:formula="of:=IF(ISNA(VLOOKUP([.H29];[Entrada.$B$2:.$C$2];1;0)) = 1; 0;1)" office:value-type="float" office:value="0">
            <text:p>0</text:p>
          </table:table-cell>
          <table:table-cell table:formula="of:=IF(ISNA(VLOOKUP([.H29];[Entrada.$B$3:.$C$3];1;0)) = 1; 0;1)" office:value-type="float" office:value="0">
            <text:p>0</text:p>
          </table:table-cell>
          <table:table-cell/>
          <table:table-cell table:style-name="ce23" table:formula="of:=SUM([.B1043:.B1082])*[.I2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29]*[Entrada.$B$4]" office:value-type="float" office:value="0">
            <text:p>0</text:p>
          </table:table-cell>
          <table:table-cell/>
          <table:table-cell table:style-name="ce23" table:formula="of:=SUM([.B29];[.B69];[.B109];[.B149];[.B189];[.B229];[.B269];[.B309];[.B349];[.B389];[.B429];[.B469];[.B509];[.B549];[.B589];[.B629];[.B669];[.B709];[.B749];[.B789];[.B829];[.B869];[.B909];[.B949];[.B989];[.B1029];[.B1069];[.B1109];[.B1149];[.B1189];[.B1229];[.B1269];[.B1309];[.B1349];[.B1389];[.B1429];[.B1469];[.B1509];[.B1549];[.B1589])*[.I2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29];[.B69];[.B109];[.B149];[.B189];[.B229];[.B269];[.B309];[.B349];[.B389];[.B429];[.B469];[.B509];[.B549];[.B589];[.B629];[.B669];[.B709];[.B749];[.B789];[.B829];[.B869];[.B909];[.B949];[.B989];[.B1029];[.B1069];[.B1109];[.B1149];[.B1189];[.B1229];[.B1269];[.B1309];[.B1349];[.B1389];[.B1429];[.B1469];[.B1509];[.B1549];[.B1589])*[.J2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29]*[Entrada.$B$4]" office:value-type="float" office:value="0">
            <text:p>0</text:p>
          </table:table-cell>
          <table:table-cell/>
          <table:table-cell table:style-name="ce23" table:formula="of:=SUM([.B1043:.B1082])*[.J2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];[Entrada.$A$8:.$C$1606];3;0)) = 1; 0;VLOOKUP([.D29];[Entrada.$A$8:.$C$1606];3;0))" office:value-type="float" office:value="0">
            <text:p>0</text:p>
          </table:table-cell>
          <table:table-cell/>
          <table:table-cell table:style-name="ce23" table:formula="of:=[.AN30]-[.AO3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8])*NOT([.J28])*(SUMPRODUCT([.B1003:.B1042];[.E1003:.E1042]))" office:value-type="float" office:value="0">
            <text:p>0</text:p>
          </table:table-cell>
          <table:table-cell table:style-name="ce24" table:formula="of:=NOT([.I28])*NOT([.J28])*([.B28]*[.E28]+[.B68]*[.E68]+[.B108]*[.E108]+[.B148]*[.E148]+[.B188]*[.E188]+[.B228]*[.E228]+[.B268]*[.E268]+[.B308]*[.E308]+[.B348]*[.E348]+[.B388]*[.E388]+[.B428]*[.E428]+[.B468]*[.E468]+[.B508]*[.E508]+[.B548]*[.E548]+[.B588]*[.E588]+[.B628]*[.E628]+[.B668]*[.E668]+[.B708]*[.E708]+[.B748]*[.E748]+[.B788]*[.E788]+[.B828]*[.E828]+[.B868]*[.E868]+[.B908]*[.E908]+[.B948]*[.E948]+[.B988]*[.E988]+[.B1028]*[.E1028]+[.B1068]*[.E1068]+[.B1108]*[.E1108]+[.B1148]*[.E1148]+[.B1188]*[.E1188]+[.B1228]*[.E1228]+[.B1268]*[.E1268]+[.B1308]*[.E1308]+[.B1348]*[.E1348]+[.B1388]*[.E1388]+[.B1428]*[.E1428]+[.B1468]*[.E1468]+[.B1508]*[.E1508]+[.B1548]*[.E1548]+[.B1588]*[.E1588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8</text:p>
          </table:table-cell>
          <table:table-cell/>
          <table:table-cell/>
          <table:table-cell table:style-name="ce5" office:value-type="string">
            <text:p>1,28</text:p>
          </table:table-cell>
          <table:table-cell table:style-name="ce16" table:formula="of:=IF(ISNA(VLOOKUP([.D30];[Entrada.$A$8:.$B$1605];2;0)) = 1; 0;VLOOKUP([.D30];[Entrada.$A$8:.$B$1605];2;0))" office:value-type="float" office:value="0">
            <text:p>0</text:p>
          </table:table-cell>
          <table:table-cell table:formula="of:=IF(ISNA(VLOOKUP([.D30];[Entrada.$A$8:.$D$1605];4;0)) = 1; 0;VLOOKUP([.D30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8">
            <text:p>28</text:p>
          </table:table-cell>
          <table:table-cell table:formula="of:=IF(ISNA(VLOOKUP([.H30];[Entrada.$B$2:.$C$2];1;0)) = 1; 0;1)" office:value-type="float" office:value="0">
            <text:p>0</text:p>
          </table:table-cell>
          <table:table-cell table:formula="of:=IF(ISNA(VLOOKUP([.H30];[Entrada.$B$3:.$C$3];1;0)) = 1; 0;1)" office:value-type="float" office:value="0">
            <text:p>0</text:p>
          </table:table-cell>
          <table:table-cell/>
          <table:table-cell table:style-name="ce23" table:formula="of:=SUM([.B1083:.B1122])*[.I3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0]*[Entrada.$B$4]" office:value-type="float" office:value="0">
            <text:p>0</text:p>
          </table:table-cell>
          <table:table-cell/>
          <table:table-cell table:style-name="ce23" table:formula="of:=SUM([.B30];[.B70];[.B110];[.B150];[.B190];[.B230];[.B270];[.B310];[.B350];[.B390];[.B430];[.B470];[.B510];[.B550];[.B590];[.B630];[.B670];[.B710];[.B750];[.B790];[.B830];[.B870];[.B910];[.B950];[.B990];[.B1030];[.B1070];[.B1110];[.B1150];[.B1190];[.B1230];[.B1270];[.B1310];[.B1350];[.B1390];[.B1430];[.B1470];[.B1510];[.B1550];[.B1590])*[.I3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0];[.B70];[.B110];[.B150];[.B190];[.B230];[.B270];[.B310];[.B350];[.B390];[.B430];[.B470];[.B510];[.B550];[.B590];[.B630];[.B670];[.B710];[.B750];[.B790];[.B830];[.B870];[.B910];[.B950];[.B990];[.B1030];[.B1070];[.B1110];[.B1150];[.B1190];[.B1230];[.B1270];[.B1310];[.B1350];[.B1390];[.B1430];[.B1470];[.B1510];[.B1550];[.B1590])*[.J3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0]*[Entrada.$B$4]" office:value-type="float" office:value="0">
            <text:p>0</text:p>
          </table:table-cell>
          <table:table-cell/>
          <table:table-cell table:style-name="ce23" table:formula="of:=SUM([.B1083:.B1122])*[.J3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];[Entrada.$A$8:.$C$1606];3;0)) = 1; 0;VLOOKUP([.D30];[Entrada.$A$8:.$C$1606];3;0))" office:value-type="float" office:value="0">
            <text:p>0</text:p>
          </table:table-cell>
          <table:table-cell/>
          <table:table-cell table:style-name="ce23" table:formula="of:=[.AN31]-[.AO3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29])*NOT([.J29])*(SUMPRODUCT([.B1043:.B1082];[.E1043:.E1082]))" office:value-type="float" office:value="0">
            <text:p>0</text:p>
          </table:table-cell>
          <table:table-cell table:style-name="ce24" table:formula="of:=NOT([.I29])*NOT([.J29])*([.B29]*[.E29]+[.B69]*[.E69]+[.B109]*[.E109]+[.B149]*[.E149]+[.B189]*[.E189]+[.B229]*[.E229]+[.B269]*[.E269]+[.B309]*[.E309]+[.B349]*[.E349]+[.B389]*[.E389]+[.B429]*[.E429]+[.B469]*[.E469]+[.B509]*[.E509]+[.B549]*[.E549]+[.B589]*[.E589]+[.B629]*[.E629]+[.B669]*[.E669]+[.B709]*[.E709]+[.B749]*[.E749]+[.B789]*[.E789]+[.B829]*[.E829]+[.B869]*[.E869]+[.B909]*[.E909]+[.B949]*[.E949]+[.B989]*[.E989]+[.B1029]*[.E1029]+[.B1069]*[.E1069]+[.B1109]*[.E1109]+[.B1149]*[.E1149]+[.B1189]*[.E1189]+[.B1229]*[.E1229]+[.B1269]*[.E1269]+[.B1309]*[.E1309]+[.B1349]*[.E1349]+[.B1389]*[.E1389]+[.B1429]*[.E1429]+[.B1469]*[.E1469]+[.B1509]*[.E1509]+[.B1549]*[.E1549]+[.B1589]*[.E1589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29</text:p>
          </table:table-cell>
          <table:table-cell/>
          <table:table-cell/>
          <table:table-cell table:style-name="ce5" office:value-type="string">
            <text:p>1,29</text:p>
          </table:table-cell>
          <table:table-cell table:style-name="ce16" table:formula="of:=IF(ISNA(VLOOKUP([.D31];[Entrada.$A$8:.$B$1605];2;0)) = 1; 0;VLOOKUP([.D31];[Entrada.$A$8:.$B$1605];2;0))" office:value-type="float" office:value="0">
            <text:p>0</text:p>
          </table:table-cell>
          <table:table-cell table:formula="of:=IF(ISNA(VLOOKUP([.D31];[Entrada.$A$8:.$D$1605];4;0)) = 1; 0;VLOOKUP([.D31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29">
            <text:p>29</text:p>
          </table:table-cell>
          <table:table-cell table:formula="of:=IF(ISNA(VLOOKUP([.H31];[Entrada.$B$2:.$C$2];1;0)) = 1; 0;1)" office:value-type="float" office:value="0">
            <text:p>0</text:p>
          </table:table-cell>
          <table:table-cell table:formula="of:=IF(ISNA(VLOOKUP([.H31];[Entrada.$B$3:.$C$3];1;0)) = 1; 0;1)" office:value-type="float" office:value="0">
            <text:p>0</text:p>
          </table:table-cell>
          <table:table-cell/>
          <table:table-cell table:style-name="ce23" table:formula="of:=SUM([.B1123:.B1162])*[.I3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1]*[Entrada.$B$4]" office:value-type="float" office:value="0">
            <text:p>0</text:p>
          </table:table-cell>
          <table:table-cell/>
          <table:table-cell table:style-name="ce23" table:formula="of:=SUM([.B31];[.B71];[.B111];[.B151];[.B191];[.B231];[.B271];[.B311];[.B351];[.B391];[.B431];[.B471];[.B511];[.B551];[.B591];[.B631];[.B671];[.B711];[.B751];[.B791];[.B831];[.B871];[.B911];[.B951];[.B991];[.B1031];[.B1071];[.B1111];[.B1151];[.B1191];[.B1231];[.B1271];[.B1311];[.B1351];[.B1391];[.B1431];[.B1471];[.B1511];[.B1551];[.B1591])*[.I3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1];[.B71];[.B111];[.B151];[.B191];[.B231];[.B271];[.B311];[.B351];[.B391];[.B431];[.B471];[.B511];[.B551];[.B591];[.B631];[.B671];[.B711];[.B751];[.B791];[.B831];[.B871];[.B911];[.B951];[.B991];[.B1031];[.B1071];[.B1111];[.B1151];[.B1191];[.B1231];[.B1271];[.B1311];[.B1351];[.B1391];[.B1431];[.B1471];[.B1511];[.B1551];[.B1591])*[.J3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1]*[Entrada.$B$4]" office:value-type="float" office:value="0">
            <text:p>0</text:p>
          </table:table-cell>
          <table:table-cell/>
          <table:table-cell table:style-name="ce23" table:formula="of:=SUM([.B1123:.B1162])*[.J3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];[Entrada.$A$8:.$C$1606];3;0)) = 1; 0;VLOOKUP([.D31];[Entrada.$A$8:.$C$1606];3;0))" office:value-type="float" office:value="0">
            <text:p>0</text:p>
          </table:table-cell>
          <table:table-cell/>
          <table:table-cell table:style-name="ce23" table:formula="of:=[.AN32]-[.AO3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0])*NOT([.J30])*(SUMPRODUCT([.B1083:.B1122];[.E1083:.E1122]))" office:value-type="float" office:value="0">
            <text:p>0</text:p>
          </table:table-cell>
          <table:table-cell table:style-name="ce24" table:formula="of:=NOT([.I30])*NOT([.J30])*([.B30]*[.E30]+[.B70]*[.E70]+[.B110]*[.E110]+[.B150]*[.E150]+[.B190]*[.E190]+[.B230]*[.E230]+[.B270]*[.E270]+[.B310]*[.E310]+[.B350]*[.E350]+[.B390]*[.E390]+[.B430]*[.E430]+[.B470]*[.E470]+[.B510]*[.E510]+[.B550]*[.E550]+[.B590]*[.E590]+[.B630]*[.E630]+[.B670]*[.E670]+[.B710]*[.E710]+[.B750]*[.E750]+[.B790]*[.E790]+[.B830]*[.E830]+[.B870]*[.E870]+[.B910]*[.E910]+[.B950]*[.E950]+[.B990]*[.E990]+[.B1030]*[.E1030]+[.B1070]*[.E1070]+[.B1110]*[.E1110]+[.B1150]*[.E1150]+[.B1190]*[.E1190]+[.B1230]*[.E1230]+[.B1270]*[.E1270]+[.B1310]*[.E1310]+[.B1350]*[.E1350]+[.B1390]*[.E1390]+[.B1430]*[.E1430]+[.B1470]*[.E1470]+[.B1510]*[.E1510]+[.B1550]*[.E1550]+[.B1590]*[.E1590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0</text:p>
          </table:table-cell>
          <table:table-cell/>
          <table:table-cell/>
          <table:table-cell table:style-name="ce5" office:value-type="string">
            <text:p>1,30</text:p>
          </table:table-cell>
          <table:table-cell table:style-name="ce16" table:formula="of:=IF(ISNA(VLOOKUP([.D32];[Entrada.$A$8:.$B$1605];2;0)) = 1; 0;VLOOKUP([.D32];[Entrada.$A$8:.$B$1605];2;0))" office:value-type="float" office:value="0">
            <text:p>0</text:p>
          </table:table-cell>
          <table:table-cell table:formula="of:=IF(ISNA(VLOOKUP([.D32];[Entrada.$A$8:.$D$1605];4;0)) = 1; 0;VLOOKUP([.D32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0">
            <text:p>30</text:p>
          </table:table-cell>
          <table:table-cell table:formula="of:=IF(ISNA(VLOOKUP([.H32];[Entrada.$B$2:.$C$2];1;0)) = 1; 0;1)" office:value-type="float" office:value="0">
            <text:p>0</text:p>
          </table:table-cell>
          <table:table-cell table:formula="of:=IF(ISNA(VLOOKUP([.H32];[Entrada.$B$3:.$C$3];1;0)) = 1; 0;1)" office:value-type="float" office:value="0">
            <text:p>0</text:p>
          </table:table-cell>
          <table:table-cell/>
          <table:table-cell table:style-name="ce23" table:formula="of:=SUM([.B1163:.B1202])*[.I3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2]*[Entrada.$B$4]" office:value-type="float" office:value="0">
            <text:p>0</text:p>
          </table:table-cell>
          <table:table-cell/>
          <table:table-cell table:style-name="ce23" table:formula="of:=SUM([.B32];[.B72];[.B112];[.B152];[.B192];[.B232];[.B272];[.B312];[.B352];[.B392];[.B432];[.B472];[.B512];[.B552];[.B592];[.B632];[.B672];[.B712];[.B752];[.B792];[.B832];[.B872];[.B912];[.B952];[.B992];[.B1032];[.B1072];[.B1112];[.B1152];[.B1192];[.B1232];[.B1272];[.B1312];[.B1352];[.B1392];[.B1432];[.B1472];[.B1512];[.B1552];[.B1592])*[.I3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2];[.B72];[.B112];[.B152];[.B192];[.B232];[.B272];[.B312];[.B352];[.B392];[.B432];[.B472];[.B512];[.B552];[.B592];[.B632];[.B672];[.B712];[.B752];[.B792];[.B832];[.B872];[.B912];[.B952];[.B992];[.B1032];[.B1072];[.B1112];[.B1152];[.B1192];[.B1232];[.B1272];[.B1312];[.B1352];[.B1392];[.B1432];[.B1472];[.B1512];[.B1552];[.B1592])*[.J3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2]*[Entrada.$B$4]" office:value-type="float" office:value="0">
            <text:p>0</text:p>
          </table:table-cell>
          <table:table-cell/>
          <table:table-cell table:style-name="ce23" table:formula="of:=SUM([.B1163:.B1202])*[.J3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];[Entrada.$A$8:.$C$1606];3;0)) = 1; 0;VLOOKUP([.D32];[Entrada.$A$8:.$C$1606];3;0))" office:value-type="float" office:value="0">
            <text:p>0</text:p>
          </table:table-cell>
          <table:table-cell/>
          <table:table-cell table:style-name="ce23" table:formula="of:=[.AN33]-[.AO3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1])*NOT([.J31])*(SUMPRODUCT([.B1123:.B1162];[.E1123:.E1162]))" office:value-type="float" office:value="0">
            <text:p>0</text:p>
          </table:table-cell>
          <table:table-cell table:style-name="ce24" table:formula="of:=NOT([.I31])*NOT([.J31])*([.B31]*[.E31]+[.B71]*[.E71]+[.B111]*[.E111]+[.B151]*[.E151]+[.B191]*[.E191]+[.B231]*[.E231]+[.B271]*[.E271]+[.B311]*[.E311]+[.B351]*[.E351]+[.B391]*[.E391]+[.B431]*[.E431]+[.B471]*[.E471]+[.B511]*[.E511]+[.B551]*[.E551]+[.B591]*[.E591]+[.B631]*[.E631]+[.B671]*[.E671]+[.B711]*[.E711]+[.B751]*[.E751]+[.B791]*[.E791]+[.B831]*[.E831]+[.B871]*[.E871]+[.B911]*[.E911]+[.B951]*[.E951]+[.B991]*[.E991]+[.B1031]*[.E1031]+[.B1071]*[.E1071]+[.B1111]*[.E1111]+[.B1151]*[.E1151]+[.B1191]*[.E1191]+[.B1231]*[.E1231]+[.B1271]*[.E1271]+[.B1311]*[.E1311]+[.B1351]*[.E1351]+[.B1391]*[.E1391]+[.B1431]*[.E1431]+[.B1471]*[.E1471]+[.B1511]*[.E1511]+[.B1551]*[.E1551]+[.B1591]*[.E1591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1</text:p>
          </table:table-cell>
          <table:table-cell/>
          <table:table-cell/>
          <table:table-cell table:style-name="ce5" office:value-type="string">
            <text:p>1,31</text:p>
          </table:table-cell>
          <table:table-cell table:style-name="ce16" table:formula="of:=IF(ISNA(VLOOKUP([.D33];[Entrada.$A$8:.$B$1605];2;0)) = 1; 0;VLOOKUP([.D33];[Entrada.$A$8:.$B$1605];2;0))" office:value-type="float" office:value="0">
            <text:p>0</text:p>
          </table:table-cell>
          <table:table-cell table:formula="of:=IF(ISNA(VLOOKUP([.D33];[Entrada.$A$8:.$D$1605];4;0)) = 1; 0;VLOOKUP([.D33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1">
            <text:p>31</text:p>
          </table:table-cell>
          <table:table-cell table:formula="of:=IF(ISNA(VLOOKUP([.H33];[Entrada.$B$2:.$C$2];1;0)) = 1; 0;1)" office:value-type="float" office:value="0">
            <text:p>0</text:p>
          </table:table-cell>
          <table:table-cell table:formula="of:=IF(ISNA(VLOOKUP([.H33];[Entrada.$B$3:.$C$3];1;0)) = 1; 0;1)" office:value-type="float" office:value="0">
            <text:p>0</text:p>
          </table:table-cell>
          <table:table-cell/>
          <table:table-cell table:style-name="ce23" table:formula="of:=SUM([.B1203:.B1242])*[.I3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3]*[Entrada.$B$4]" office:value-type="float" office:value="0">
            <text:p>0</text:p>
          </table:table-cell>
          <table:table-cell/>
          <table:table-cell table:style-name="ce23" table:formula="of:=SUM([.B33];[.B73];[.B113];[.B153];[.B193];[.B233];[.B273];[.B313];[.B353];[.B393];[.B433];[.B473];[.B513];[.B553];[.B593];[.B633];[.B673];[.B713];[.B753];[.B793];[.B833];[.B873];[.B913];[.B953];[.B993];[.B1033];[.B1073];[.B1113];[.B1153];[.B1193];[.B1233];[.B1273];[.B1313];[.B1353];[.B1393];[.B1433];[.B1473];[.B1513];[.B1553];[.B1593])*[.I3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3];[.B73];[.B113];[.B153];[.B193];[.B233];[.B273];[.B313];[.B353];[.B393];[.B433];[.B473];[.B513];[.B553];[.B593];[.B633];[.B673];[.B713];[.B753];[.B793];[.B833];[.B873];[.B913];[.B953];[.B993];[.B1033];[.B1073];[.B1113];[.B1153];[.B1193];[.B1233];[.B1273];[.B1313];[.B1353];[.B1393];[.B1433];[.B1473];[.B1513];[.B1553];[.B1593])*[.J3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3]*[Entrada.$B$4]" office:value-type="float" office:value="0">
            <text:p>0</text:p>
          </table:table-cell>
          <table:table-cell/>
          <table:table-cell table:style-name="ce23" table:formula="of:=SUM([.B1203:.B1242])*[.J3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];[Entrada.$A$8:.$C$1606];3;0)) = 1; 0;VLOOKUP([.D33];[Entrada.$A$8:.$C$1606];3;0))" office:value-type="float" office:value="0">
            <text:p>0</text:p>
          </table:table-cell>
          <table:table-cell/>
          <table:table-cell table:style-name="ce23" table:formula="of:=[.AN34]-[.AO3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2])*NOT([.J32])*(SUMPRODUCT([.B1163:.B1202];[.E1163:.E1202]))" office:value-type="float" office:value="0">
            <text:p>0</text:p>
          </table:table-cell>
          <table:table-cell table:style-name="ce24" table:formula="of:=NOT([.I32])*NOT([.J32])*([.B32]*[.E32]+[.B72]*[.E72]+[.B112]*[.E112]+[.B152]*[.E152]+[.B192]*[.E192]+[.B232]*[.E232]+[.B272]*[.E272]+[.B312]*[.E312]+[.B352]*[.E352]+[.B392]*[.E392]+[.B432]*[.E432]+[.B472]*[.E472]+[.B512]*[.E512]+[.B552]*[.E552]+[.B592]*[.E592]+[.B632]*[.E632]+[.B672]*[.E672]+[.B712]*[.E712]+[.B752]*[.E752]+[.B792]*[.E792]+[.B832]*[.E832]+[.B872]*[.E872]+[.B912]*[.E912]+[.B952]*[.E952]+[.B992]*[.E992]+[.B1032]*[.E1032]+[.B1072]*[.E1072]+[.B1112]*[.E1112]+[.B1152]*[.E1152]+[.B1192]*[.E1192]+[.B1232]*[.E1232]+[.B1272]*[.E1272]+[.B1312]*[.E1312]+[.B1352]*[.E1352]+[.B1392]*[.E1392]+[.B1432]*[.E1432]+[.B1472]*[.E1472]+[.B1512]*[.E1512]+[.B1552]*[.E1552]+[.B1592]*[.E1592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2</text:p>
          </table:table-cell>
          <table:table-cell/>
          <table:table-cell/>
          <table:table-cell table:style-name="ce5" office:value-type="string">
            <text:p>1,32</text:p>
          </table:table-cell>
          <table:table-cell table:style-name="ce16" table:formula="of:=IF(ISNA(VLOOKUP([.D34];[Entrada.$A$8:.$B$1605];2;0)) = 1; 0;VLOOKUP([.D34];[Entrada.$A$8:.$B$1605];2;0))" office:value-type="float" office:value="0">
            <text:p>0</text:p>
          </table:table-cell>
          <table:table-cell table:formula="of:=IF(ISNA(VLOOKUP([.D34];[Entrada.$A$8:.$D$1605];4;0)) = 1; 0;VLOOKUP([.D34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2">
            <text:p>32</text:p>
          </table:table-cell>
          <table:table-cell table:formula="of:=IF(ISNA(VLOOKUP([.H34];[Entrada.$B$2:.$C$2];1;0)) = 1; 0;1)" office:value-type="float" office:value="0">
            <text:p>0</text:p>
          </table:table-cell>
          <table:table-cell table:formula="of:=IF(ISNA(VLOOKUP([.H34];[Entrada.$B$3:.$C$3];1;0)) = 1; 0;1)" office:value-type="float" office:value="0">
            <text:p>0</text:p>
          </table:table-cell>
          <table:table-cell/>
          <table:table-cell table:style-name="ce23" table:formula="of:=SUM([.B1243:.B1282])*[.I3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4]*[Entrada.$B$4]" office:value-type="float" office:value="0">
            <text:p>0</text:p>
          </table:table-cell>
          <table:table-cell/>
          <table:table-cell table:style-name="ce23" table:formula="of:=SUM([.B34];[.B74];[.B114];[.B154];[.B194];[.B234];[.B274];[.B314];[.B354];[.B394];[.B434];[.B474];[.B514];[.B554];[.B594];[.B634];[.B674];[.B714];[.B754];[.B794];[.B834];[.B874];[.B914];[.B954];[.B994];[.B1034];[.B1074];[.B1114];[.B1154];[.B1194];[.B1234];[.B1274];[.B1314];[.B1354];[.B1394];[.B1434];[.B1474];[.B1514];[.B1554];[.B1594])*[.I3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4];[.B74];[.B114];[.B154];[.B194];[.B234];[.B274];[.B314];[.B354];[.B394];[.B434];[.B474];[.B514];[.B554];[.B594];[.B634];[.B674];[.B714];[.B754];[.B794];[.B834];[.B874];[.B914];[.B954];[.B994];[.B1034];[.B1074];[.B1114];[.B1154];[.B1194];[.B1234];[.B1274];[.B1314];[.B1354];[.B1394];[.B1434];[.B1474];[.B1514];[.B1554];[.B1594])*[.J3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4]*[Entrada.$B$4]" office:value-type="float" office:value="0">
            <text:p>0</text:p>
          </table:table-cell>
          <table:table-cell/>
          <table:table-cell table:style-name="ce23" table:formula="of:=SUM([.B1243:.B1282])*[.J34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];[Entrada.$A$8:.$C$1606];3;0)) = 1; 0;VLOOKUP([.D34];[Entrada.$A$8:.$C$1606];3;0))" office:value-type="float" office:value="0">
            <text:p>0</text:p>
          </table:table-cell>
          <table:table-cell/>
          <table:table-cell table:style-name="ce23" table:formula="of:=[.AN35]-[.AO3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3])*NOT([.J33])*(SUMPRODUCT([.B1203:.B1242];[.E1203:.E1242]))" office:value-type="float" office:value="0">
            <text:p>0</text:p>
          </table:table-cell>
          <table:table-cell table:style-name="ce24" table:formula="of:=NOT([.I33])*NOT([.J33])*([.B33]*[.E33]+[.B73]*[.E73]+[.B113]*[.E113]+[.B153]*[.E153]+[.B193]*[.E193]+[.B233]*[.E233]+[.B273]*[.E273]+[.B313]*[.E313]+[.B353]*[.E353]+[.B393]*[.E393]+[.B433]*[.E433]+[.B473]*[.E473]+[.B513]*[.E513]+[.B553]*[.E553]+[.B593]*[.E593]+[.B633]*[.E633]+[.B673]*[.E673]+[.B713]*[.E713]+[.B753]*[.E753]+[.B793]*[.E793]+[.B833]*[.E833]+[.B873]*[.E873]+[.B913]*[.E913]+[.B953]*[.E953]+[.B993]*[.E993]+[.B1033]*[.E1033]+[.B1073]*[.E1073]+[.B1113]*[.E1113]+[.B1153]*[.E1153]+[.B1193]*[.E1193]+[.B1233]*[.E1233]+[.B1273]*[.E1273]+[.B1313]*[.E1313]+[.B1353]*[.E1353]+[.B1393]*[.E1393]+[.B1433]*[.E1433]+[.B1473]*[.E1473]+[.B1513]*[.E1513]+[.B1553]*[.E1553]+[.B1593]*[.E1593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3</text:p>
          </table:table-cell>
          <table:table-cell/>
          <table:table-cell/>
          <table:table-cell table:style-name="ce5" office:value-type="string">
            <text:p>1,33</text:p>
          </table:table-cell>
          <table:table-cell table:style-name="ce16" table:formula="of:=IF(ISNA(VLOOKUP([.D35];[Entrada.$A$8:.$B$1605];2;0)) = 1; 0;VLOOKUP([.D35];[Entrada.$A$8:.$B$1605];2;0))" office:value-type="float" office:value="0">
            <text:p>0</text:p>
          </table:table-cell>
          <table:table-cell table:formula="of:=IF(ISNA(VLOOKUP([.D35];[Entrada.$A$8:.$D$1605];4;0)) = 1; 0;VLOOKUP([.D35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3">
            <text:p>33</text:p>
          </table:table-cell>
          <table:table-cell table:formula="of:=IF(ISNA(VLOOKUP([.H35];[Entrada.$B$2:.$C$2];1;0)) = 1; 0;1)" office:value-type="float" office:value="0">
            <text:p>0</text:p>
          </table:table-cell>
          <table:table-cell table:formula="of:=IF(ISNA(VLOOKUP([.H35];[Entrada.$B$3:.$C$3];1;0)) = 1; 0;1)" office:value-type="float" office:value="0">
            <text:p>0</text:p>
          </table:table-cell>
          <table:table-cell/>
          <table:table-cell table:style-name="ce23" table:formula="of:=SUM([.B1283:.B1322])*[.I3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5]*[Entrada.$B$4]" office:value-type="float" office:value="0">
            <text:p>0</text:p>
          </table:table-cell>
          <table:table-cell/>
          <table:table-cell table:style-name="ce23" table:formula="of:=SUM([.B35];[.B75];[.B115];[.B155];[.B195];[.B235];[.B275];[.B315];[.B355];[.B395];[.B435];[.B475];[.B515];[.B555];[.B595];[.B635];[.B675];[.B715];[.B755];[.B795];[.B835];[.B875];[.B915];[.B955];[.B995];[.B1035];[.B1075];[.B1115];[.B1155];[.B1195];[.B1235];[.B1275];[.B1315];[.B1355];[.B1395];[.B1435];[.B1475];[.B1515];[.B1555];[.B1595])*[.I3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5];[.B75];[.B115];[.B155];[.B195];[.B235];[.B275];[.B315];[.B355];[.B395];[.B435];[.B475];[.B515];[.B555];[.B595];[.B635];[.B675];[.B715];[.B755];[.B795];[.B835];[.B875];[.B915];[.B955];[.B995];[.B1035];[.B1075];[.B1115];[.B1155];[.B1195];[.B1235];[.B1275];[.B1315];[.B1355];[.B1395];[.B1435];[.B1475];[.B1515];[.B1555];[.B1595])*[.J3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5]*[Entrada.$B$4]" office:value-type="float" office:value="0">
            <text:p>0</text:p>
          </table:table-cell>
          <table:table-cell/>
          <table:table-cell table:style-name="ce23" table:formula="of:=SUM([.B1283:.B1322])*[.J35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];[Entrada.$A$8:.$C$1606];3;0)) = 1; 0;VLOOKUP([.D35];[Entrada.$A$8:.$C$1606];3;0))" office:value-type="float" office:value="0">
            <text:p>0</text:p>
          </table:table-cell>
          <table:table-cell/>
          <table:table-cell table:style-name="ce23" table:formula="of:=[.AN36]-[.AO3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4])*NOT([.J34])*(SUMPRODUCT([.B1243:.B1282];[.E1243:.E1282]))" office:value-type="float" office:value="0">
            <text:p>0</text:p>
          </table:table-cell>
          <table:table-cell table:style-name="ce24" table:formula="of:=NOT([.I34])*NOT([.J34])*([.B34]*[.E34]+[.B74]*[.E74]+[.B114]*[.E114]+[.B154]*[.E154]+[.B194]*[.E194]+[.B234]*[.E234]+[.B274]*[.E274]+[.B314]*[.E314]+[.B354]*[.E354]+[.B394]*[.E394]+[.B434]*[.E434]+[.B474]*[.E474]+[.B514]*[.E514]+[.B554]*[.E554]+[.B594]*[.E594]+[.B634]*[.E634]+[.B674]*[.E674]+[.B714]*[.E714]+[.B754]*[.E754]+[.B794]*[.E794]+[.B834]*[.E834]+[.B874]*[.E874]+[.B914]*[.E914]+[.B954]*[.E954]+[.B994]*[.E994]+[.B1034]*[.E1034]+[.B1074]*[.E1074]+[.B1114]*[.E1114]+[.B1154]*[.E1154]+[.B1194]*[.E1194]+[.B1234]*[.E1234]+[.B1274]*[.E1274]+[.B1314]*[.E1314]+[.B1354]*[.E1354]+[.B1394]*[.E1394]+[.B1434]*[.E1434]+[.B1474]*[.E1474]+[.B1514]*[.E1514]+[.B1554]*[.E1554]+[.B1594]*[.E1594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4</text:p>
          </table:table-cell>
          <table:table-cell/>
          <table:table-cell/>
          <table:table-cell table:style-name="ce5" office:value-type="string">
            <text:p>1,34</text:p>
          </table:table-cell>
          <table:table-cell table:style-name="ce16" table:formula="of:=IF(ISNA(VLOOKUP([.D36];[Entrada.$A$8:.$B$1605];2;0)) = 1; 0;VLOOKUP([.D36];[Entrada.$A$8:.$B$1605];2;0))" office:value-type="float" office:value="0">
            <text:p>0</text:p>
          </table:table-cell>
          <table:table-cell table:formula="of:=IF(ISNA(VLOOKUP([.D36];[Entrada.$A$8:.$D$1605];4;0)) = 1; 0;VLOOKUP([.D36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4">
            <text:p>34</text:p>
          </table:table-cell>
          <table:table-cell table:formula="of:=IF(ISNA(VLOOKUP([.H36];[Entrada.$B$2:.$C$2];1;0)) = 1; 0;1)" office:value-type="float" office:value="0">
            <text:p>0</text:p>
          </table:table-cell>
          <table:table-cell table:formula="of:=IF(ISNA(VLOOKUP([.H36];[Entrada.$B$3:.$C$3];1;0)) = 1; 0;1)" office:value-type="float" office:value="0">
            <text:p>0</text:p>
          </table:table-cell>
          <table:table-cell/>
          <table:table-cell table:style-name="ce23" table:formula="of:=SUM([.B1323:.B1362])*[.I3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6]*[Entrada.$B$4]" office:value-type="float" office:value="0">
            <text:p>0</text:p>
          </table:table-cell>
          <table:table-cell/>
          <table:table-cell table:style-name="ce23" table:formula="of:=SUM([.B36];[.B76];[.B116];[.B156];[.B196];[.B236];[.B276];[.B316];[.B356];[.B396];[.B436];[.B476];[.B516];[.B556];[.B596];[.B636];[.B676];[.B716];[.B756];[.B796];[.B836];[.B876];[.B916];[.B956];[.B996];[.B1036];[.B1076];[.B1116];[.B1156];[.B1196];[.B1236];[.B1276];[.B1316];[.B1356];[.B1396];[.B1436];[.B1476];[.B1516];[.B1556];[.B1596])*[.I3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6];[.B76];[.B116];[.B156];[.B196];[.B236];[.B276];[.B316];[.B356];[.B396];[.B436];[.B476];[.B516];[.B556];[.B596];[.B636];[.B676];[.B716];[.B756];[.B796];[.B836];[.B876];[.B916];[.B956];[.B996];[.B1036];[.B1076];[.B1116];[.B1156];[.B1196];[.B1236];[.B1276];[.B1316];[.B1356];[.B1396];[.B1436];[.B1476];[.B1516];[.B1556];[.B1596])*[.J3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6]*[Entrada.$B$4]" office:value-type="float" office:value="0">
            <text:p>0</text:p>
          </table:table-cell>
          <table:table-cell/>
          <table:table-cell table:style-name="ce23" table:formula="of:=SUM([.B1323:.B1362])*[.J36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];[Entrada.$A$8:.$C$1606];3;0)) = 1; 0;VLOOKUP([.D36];[Entrada.$A$8:.$C$1606];3;0))" office:value-type="float" office:value="0">
            <text:p>0</text:p>
          </table:table-cell>
          <table:table-cell/>
          <table:table-cell table:style-name="ce23" table:formula="of:=[.AN37]-[.AO3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5])*NOT([.J35])*(SUMPRODUCT([.B1283:.B1322];[.E1283:.E1322]))" office:value-type="float" office:value="0">
            <text:p>0</text:p>
          </table:table-cell>
          <table:table-cell table:style-name="ce24" table:formula="of:=NOT([.I35])*NOT([.J35])*([.B35]*[.E35]+[.B75]*[.E75]+[.B115]*[.E115]+[.B155]*[.E155]+[.B195]*[.E195]+[.B235]*[.E235]+[.B275]*[.E275]+[.B315]*[.E315]+[.B355]*[.E355]+[.B395]*[.E395]+[.B435]*[.E435]+[.B475]*[.E475]+[.B515]*[.E515]+[.B555]*[.E555]+[.B595]*[.E595]+[.B635]*[.E635]+[.B675]*[.E675]+[.B715]*[.E715]+[.B755]*[.E755]+[.B795]*[.E795]+[.B835]*[.E835]+[.B875]*[.E875]+[.B915]*[.E915]+[.B955]*[.E955]+[.B995]*[.E995]+[.B1035]*[.E1035]+[.B1075]*[.E1075]+[.B1115]*[.E1115]+[.B1155]*[.E1155]+[.B1195]*[.E1195]+[.B1235]*[.E1235]+[.B1275]*[.E1275]+[.B1315]*[.E1315]+[.B1355]*[.E1355]+[.B1395]*[.E1395]+[.B1435]*[.E1435]+[.B1475]*[.E1475]+[.B1515]*[.E1515]+[.B1555]*[.E1555]+[.B1595]*[.E1595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5</text:p>
          </table:table-cell>
          <table:table-cell/>
          <table:table-cell/>
          <table:table-cell table:style-name="ce5" office:value-type="string">
            <text:p>1,35</text:p>
          </table:table-cell>
          <table:table-cell table:style-name="ce16" table:formula="of:=IF(ISNA(VLOOKUP([.D37];[Entrada.$A$8:.$B$1605];2;0)) = 1; 0;VLOOKUP([.D37];[Entrada.$A$8:.$B$1605];2;0))" office:value-type="float" office:value="0">
            <text:p>0</text:p>
          </table:table-cell>
          <table:table-cell table:formula="of:=IF(ISNA(VLOOKUP([.D37];[Entrada.$A$8:.$D$1605];4;0)) = 1; 0;VLOOKUP([.D37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5">
            <text:p>35</text:p>
          </table:table-cell>
          <table:table-cell table:formula="of:=IF(ISNA(VLOOKUP([.H37];[Entrada.$B$2:.$C$2];1;0)) = 1; 0;1)" office:value-type="float" office:value="0">
            <text:p>0</text:p>
          </table:table-cell>
          <table:table-cell table:formula="of:=IF(ISNA(VLOOKUP([.H37];[Entrada.$B$3:.$C$3];1;0)) = 1; 0;1)" office:value-type="float" office:value="0">
            <text:p>0</text:p>
          </table:table-cell>
          <table:table-cell/>
          <table:table-cell table:style-name="ce23" table:formula="of:=SUM([.B1363:.B1402])*[.I3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7]*[Entrada.$B$4]" office:value-type="float" office:value="0">
            <text:p>0</text:p>
          </table:table-cell>
          <table:table-cell/>
          <table:table-cell table:style-name="ce23" table:formula="of:=SUM([.B37];[.B77];[.B117];[.B157];[.B197];[.B237];[.B277];[.B317];[.B357];[.B397];[.B437];[.B477];[.B517];[.B557];[.B597];[.B637];[.B677];[.B717];[.B757];[.B797];[.B837];[.B877];[.B917];[.B957];[.B997];[.B1037];[.B1077];[.B1117];[.B1157];[.B1197];[.B1237];[.B1277];[.B1317];[.B1357];[.B1397];[.B1437];[.B1477];[.B1517];[.B1557];[.B1597])*[.I3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7];[.B77];[.B117];[.B157];[.B197];[.B237];[.B277];[.B317];[.B357];[.B397];[.B437];[.B477];[.B517];[.B557];[.B597];[.B637];[.B677];[.B717];[.B757];[.B797];[.B837];[.B877];[.B917];[.B957];[.B997];[.B1037];[.B1077];[.B1117];[.B1157];[.B1197];[.B1237];[.B1277];[.B1317];[.B1357];[.B1397];[.B1437];[.B1477];[.B1517];[.B1557];[.B1597])*[.J3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7]*[Entrada.$B$4]" office:value-type="float" office:value="0">
            <text:p>0</text:p>
          </table:table-cell>
          <table:table-cell/>
          <table:table-cell table:style-name="ce23" table:formula="of:=SUM([.B1363:.B1402])*[.J37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];[Entrada.$A$8:.$C$1606];3;0)) = 1; 0;VLOOKUP([.D37];[Entrada.$A$8:.$C$1606];3;0))" office:value-type="float" office:value="0">
            <text:p>0</text:p>
          </table:table-cell>
          <table:table-cell/>
          <table:table-cell table:style-name="ce23" table:formula="of:=[.AN38]-[.AO3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6])*NOT([.J36])*(SUMPRODUCT([.B1323:.B1362];[.E1323:.E1362]))" office:value-type="float" office:value="0">
            <text:p>0</text:p>
          </table:table-cell>
          <table:table-cell table:style-name="ce24" table:formula="of:=NOT([.I36])*NOT([.J36])*([.B36]*[.E36]+[.B76]*[.E76]+[.B116]*[.E116]+[.B156]*[.E156]+[.B196]*[.E196]+[.B236]*[.E236]+[.B276]*[.E276]+[.B316]*[.E316]+[.B356]*[.E356]+[.B396]*[.E396]+[.B436]*[.E436]+[.B476]*[.E476]+[.B516]*[.E516]+[.B556]*[.E556]+[.B596]*[.E596]+[.B636]*[.E636]+[.B676]*[.E676]+[.B716]*[.E716]+[.B756]*[.E756]+[.B796]*[.E796]+[.B836]*[.E836]+[.B876]*[.E876]+[.B916]*[.E916]+[.B956]*[.E956]+[.B996]*[.E996]+[.B1036]*[.E1036]+[.B1076]*[.E1076]+[.B1116]*[.E1116]+[.B1156]*[.E1156]+[.B1196]*[.E1196]+[.B1236]*[.E1236]+[.B1276]*[.E1276]+[.B1316]*[.E1316]+[.B1356]*[.E1356]+[.B1396]*[.E1396]+[.B1436]*[.E1436]+[.B1476]*[.E1476]+[.B1516]*[.E1516]+[.B1556]*[.E1556]+[.B1596]*[.E1596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6</text:p>
          </table:table-cell>
          <table:table-cell/>
          <table:table-cell/>
          <table:table-cell table:style-name="ce5" office:value-type="string">
            <text:p>1,36</text:p>
          </table:table-cell>
          <table:table-cell table:style-name="ce16" table:formula="of:=IF(ISNA(VLOOKUP([.D38];[Entrada.$A$8:.$B$1605];2;0)) = 1; 0;VLOOKUP([.D38];[Entrada.$A$8:.$B$1605];2;0))" office:value-type="float" office:value="0">
            <text:p>0</text:p>
          </table:table-cell>
          <table:table-cell table:formula="of:=IF(ISNA(VLOOKUP([.D38];[Entrada.$A$8:.$D$1605];4;0)) = 1; 0;VLOOKUP([.D38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6">
            <text:p>36</text:p>
          </table:table-cell>
          <table:table-cell table:formula="of:=IF(ISNA(VLOOKUP([.H38];[Entrada.$B$2:.$C$2];1;0)) = 1; 0;1)" office:value-type="float" office:value="0">
            <text:p>0</text:p>
          </table:table-cell>
          <table:table-cell table:formula="of:=IF(ISNA(VLOOKUP([.H38];[Entrada.$B$3:.$C$3];1;0)) = 1; 0;1)" office:value-type="float" office:value="0">
            <text:p>0</text:p>
          </table:table-cell>
          <table:table-cell/>
          <table:table-cell table:style-name="ce23" table:formula="of:=SUM([.B1403:.B1442])*[.I3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8]*[Entrada.$B$4]" office:value-type="float" office:value="0">
            <text:p>0</text:p>
          </table:table-cell>
          <table:table-cell/>
          <table:table-cell table:style-name="ce23" table:formula="of:=SUM([.B38];[.B78];[.B118];[.B158];[.B198];[.B238];[.B278];[.B318];[.B358];[.B398];[.B438];[.B478];[.B518];[.B558];[.B598];[.B638];[.B678];[.B718];[.B758];[.B798];[.B838];[.B878];[.B918];[.B958];[.B998];[.B1038];[.B1078];[.B1118];[.B1158];[.B1198];[.B1238];[.B1278];[.B1318];[.B1358];[.B1398];[.B1438];[.B1478];[.B1518];[.B1558];[.B1598])*[.I3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8];[.B78];[.B118];[.B158];[.B198];[.B238];[.B278];[.B318];[.B358];[.B398];[.B438];[.B478];[.B518];[.B558];[.B598];[.B638];[.B678];[.B718];[.B758];[.B798];[.B838];[.B878];[.B918];[.B958];[.B998];[.B1038];[.B1078];[.B1118];[.B1158];[.B1198];[.B1238];[.B1278];[.B1318];[.B1358];[.B1398];[.B1438];[.B1478];[.B1518];[.B1558];[.B1598])*[.J3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8]*[Entrada.$B$4]" office:value-type="float" office:value="0">
            <text:p>0</text:p>
          </table:table-cell>
          <table:table-cell/>
          <table:table-cell table:style-name="ce23" table:formula="of:=SUM([.B1403:.B1442])*[.J38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];[Entrada.$A$8:.$C$1606];3;0)) = 1; 0;VLOOKUP([.D38];[Entrada.$A$8:.$C$1606];3;0))" office:value-type="float" office:value="0">
            <text:p>0</text:p>
          </table:table-cell>
          <table:table-cell/>
          <table:table-cell table:style-name="ce23" table:formula="of:=[.AN39]-[.AO3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7])*NOT([.J37])*(SUMPRODUCT([.B1363:.B1402];[.E1363:.E1402]))" office:value-type="float" office:value="0">
            <text:p>0</text:p>
          </table:table-cell>
          <table:table-cell table:style-name="ce24" table:formula="of:=NOT([.I37])*NOT([.J37])*([.B37]*[.E37]+[.B77]*[.E77]+[.B117]*[.E117]+[.B157]*[.E157]+[.B197]*[.E197]+[.B237]*[.E237]+[.B277]*[.E277]+[.B317]*[.E317]+[.B357]*[.E357]+[.B397]*[.E397]+[.B437]*[.E437]+[.B477]*[.E477]+[.B517]*[.E517]+[.B557]*[.E557]+[.B597]*[.E597]+[.B637]*[.E637]+[.B677]*[.E677]+[.B717]*[.E717]+[.B757]*[.E757]+[.B797]*[.E797]+[.B837]*[.E837]+[.B877]*[.E877]+[.B917]*[.E917]+[.B957]*[.E957]+[.B997]*[.E997]+[.B1037]*[.E1037]+[.B1077]*[.E1077]+[.B1117]*[.E1117]+[.B1157]*[.E1157]+[.B1197]*[.E1197]+[.B1237]*[.E1237]+[.B1277]*[.E1277]+[.B1317]*[.E1317]+[.B1357]*[.E1357]+[.B1397]*[.E1397]+[.B1437]*[.E1437]+[.B1477]*[.E1477]+[.B1517]*[.E1517]+[.B1557]*[.E1557]+[.B1597]*[.E1597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7</text:p>
          </table:table-cell>
          <table:table-cell/>
          <table:table-cell/>
          <table:table-cell table:style-name="ce5" office:value-type="string">
            <text:p>1,37</text:p>
          </table:table-cell>
          <table:table-cell table:style-name="ce16" table:formula="of:=IF(ISNA(VLOOKUP([.D39];[Entrada.$A$8:.$B$1605];2;0)) = 1; 0;VLOOKUP([.D39];[Entrada.$A$8:.$B$1605];2;0))" office:value-type="float" office:value="0">
            <text:p>0</text:p>
          </table:table-cell>
          <table:table-cell table:formula="of:=IF(ISNA(VLOOKUP([.D39];[Entrada.$A$8:.$D$1605];4;0)) = 1; 0;VLOOKUP([.D39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7">
            <text:p>37</text:p>
          </table:table-cell>
          <table:table-cell table:formula="of:=IF(ISNA(VLOOKUP([.H39];[Entrada.$B$2:.$C$2];1;0)) = 1; 0;1)" office:value-type="float" office:value="0">
            <text:p>0</text:p>
          </table:table-cell>
          <table:table-cell table:formula="of:=IF(ISNA(VLOOKUP([.H39];[Entrada.$B$3:.$C$3];1;0)) = 1; 0;1)" office:value-type="float" office:value="0">
            <text:p>0</text:p>
          </table:table-cell>
          <table:table-cell/>
          <table:table-cell table:style-name="ce23" table:formula="of:=SUM([.B1443:.B1482])*[.I3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39]*[Entrada.$B$4]" office:value-type="float" office:value="0">
            <text:p>0</text:p>
          </table:table-cell>
          <table:table-cell/>
          <table:table-cell table:style-name="ce23" table:formula="of:=SUM([.B39];[.B79];[.B119];[.B159];[.B199];[.B239];[.B279];[.B319];[.B359];[.B399];[.B439];[.B479];[.B519];[.B559];[.B599];[.B639];[.B679];[.B719];[.B759];[.B799];[.B839];[.B879];[.B919];[.B959];[.B999];[.B1039];[.B1079];[.B1119];[.B1159];[.B1199];[.B1239];[.B1279];[.B1319];[.B1359];[.B1399];[.B1439];[.B1479];[.B1519];[.B1559];[.B1599])*[.I3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39];[.B79];[.B119];[.B159];[.B199];[.B239];[.B279];[.B319];[.B359];[.B399];[.B439];[.B479];[.B519];[.B559];[.B599];[.B639];[.B679];[.B719];[.B759];[.B799];[.B839];[.B879];[.B919];[.B959];[.B999];[.B1039];[.B1079];[.B1119];[.B1159];[.B1199];[.B1239];[.B1279];[.B1319];[.B1359];[.B1399];[.B1439];[.B1479];[.B1519];[.B1559];[.B1599])*[.J3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39]*[Entrada.$B$4]" office:value-type="float" office:value="0">
            <text:p>0</text:p>
          </table:table-cell>
          <table:table-cell/>
          <table:table-cell table:style-name="ce23" table:formula="of:=SUM([.B1443:.B1482])*[.J39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];[Entrada.$A$8:.$C$1606];3;0)) = 1; 0;VLOOKUP([.D39];[Entrada.$A$8:.$C$1606];3;0))" office:value-type="float" office:value="0">
            <text:p>0</text:p>
          </table:table-cell>
          <table:table-cell/>
          <table:table-cell table:style-name="ce23" table:formula="of:=[.AN40]-[.AO4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8])*NOT([.J38])*(SUMPRODUCT([.B1403:.B1442];[.E1403:.E1442]))" office:value-type="float" office:value="0">
            <text:p>0</text:p>
          </table:table-cell>
          <table:table-cell table:style-name="ce24" table:formula="of:=NOT([.I38])*NOT([.J38])*([.B38]*[.E38]+[.B78]*[.E78]+[.B118]*[.E118]+[.B158]*[.E158]+[.B198]*[.E198]+[.B238]*[.E238]+[.B278]*[.E278]+[.B318]*[.E318]+[.B358]*[.E358]+[.B398]*[.E398]+[.B438]*[.E438]+[.B478]*[.E478]+[.B518]*[.E518]+[.B558]*[.E558]+[.B598]*[.E598]+[.B638]*[.E638]+[.B678]*[.E678]+[.B718]*[.E718]+[.B758]*[.E758]+[.B798]*[.E798]+[.B838]*[.E838]+[.B878]*[.E878]+[.B918]*[.E918]+[.B958]*[.E958]+[.B998]*[.E998]+[.B1038]*[.E1038]+[.B1078]*[.E1078]+[.B1118]*[.E1118]+[.B1158]*[.E1158]+[.B1198]*[.E1198]+[.B1238]*[.E1238]+[.B1278]*[.E1278]+[.B1318]*[.E1318]+[.B1358]*[.E1358]+[.B1398]*[.E1398]+[.B1438]*[.E1438]+[.B1478]*[.E1478]+[.B1518]*[.E1518]+[.B1558]*[.E1558]+[.B1598]*[.E1598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8</text:p>
          </table:table-cell>
          <table:table-cell/>
          <table:table-cell/>
          <table:table-cell table:style-name="ce5" office:value-type="string">
            <text:p>1,38</text:p>
          </table:table-cell>
          <table:table-cell table:style-name="ce16" table:formula="of:=IF(ISNA(VLOOKUP([.D40];[Entrada.$A$8:.$B$1605];2;0)) = 1; 0;VLOOKUP([.D40];[Entrada.$A$8:.$B$1605];2;0))" office:value-type="float" office:value="0">
            <text:p>0</text:p>
          </table:table-cell>
          <table:table-cell table:formula="of:=IF(ISNA(VLOOKUP([.D40];[Entrada.$A$8:.$D$1605];4;0)) = 1; 0;VLOOKUP([.D40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8">
            <text:p>38</text:p>
          </table:table-cell>
          <table:table-cell table:formula="of:=IF(ISNA(VLOOKUP([.H40];[Entrada.$B$2:.$C$2];1;0)) = 1; 0;1)" office:value-type="float" office:value="0">
            <text:p>0</text:p>
          </table:table-cell>
          <table:table-cell table:formula="of:=IF(ISNA(VLOOKUP([.H40];[Entrada.$B$3:.$C$3];1;0)) = 1; 0;1)" office:value-type="float" office:value="0">
            <text:p>0</text:p>
          </table:table-cell>
          <table:table-cell/>
          <table:table-cell table:style-name="ce23" table:formula="of:=SUM([.B1483:.B1522])*[.I4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40]*[Entrada.$B$4]" office:value-type="float" office:value="0">
            <text:p>0</text:p>
          </table:table-cell>
          <table:table-cell/>
          <table:table-cell table:style-name="ce23" table:formula="of:=SUM([.B40];[.B80];[.B120];[.B160];[.B200];[.B240];[.B280];[.B320];[.B360];[.B400];[.B440];[.B480];[.B520];[.B560];[.B600];[.B640];[.B680];[.B720];[.B760];[.B800];[.B840];[.B880];[.B920];[.B960];[.B1000];[.B1040];[.B1080];[.B1120];[.B1160];[.B1200];[.B1240];[.B1280];[.B1320];[.B1360];[.B1400];[.B1440];[.B1480];[.B1520];[.B1560];[.B1600])*[.I4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40];[.B80];[.B120];[.B160];[.B200];[.B240];[.B280];[.B320];[.B360];[.B400];[.B440];[.B480];[.B520];[.B560];[.B600];[.B640];[.B680];[.B720];[.B760];[.B800];[.B840];[.B880];[.B920];[.B960];[.B1000];[.B1040];[.B1080];[.B1120];[.B1160];[.B1200];[.B1240];[.B1280];[.B1320];[.B1360];[.B1400];[.B1440];[.B1480];[.B1520];[.B1560];[.B1600])*[.J4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40]*[Entrada.$B$4]" office:value-type="float" office:value="0">
            <text:p>0</text:p>
          </table:table-cell>
          <table:table-cell/>
          <table:table-cell table:style-name="ce23" table:formula="of:=SUM([.B1483:.B1522])*[.J40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];[Entrada.$A$8:.$C$1606];3;0)) = 1; 0;VLOOKUP([.D40];[Entrada.$A$8:.$C$1606];3;0))" office:value-type="float" office:value="0">
            <text:p>0</text:p>
          </table:table-cell>
          <table:table-cell/>
          <table:table-cell table:style-name="ce23" table:formula="of:=[.AN41]-[.AO4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39])*NOT([.J39])*(SUMPRODUCT([.B1443:.B1482];[.E1443:.E1482]))" office:value-type="float" office:value="0">
            <text:p>0</text:p>
          </table:table-cell>
          <table:table-cell table:style-name="ce24" table:formula="of:=NOT([.I39])*NOT([.J39])*([.B39]*[.E39]+[.B79]*[.E79]+[.B119]*[.E119]+[.B159]*[.E159]+[.B199]*[.E199]+[.B239]*[.E239]+[.B279]*[.E279]+[.B319]*[.E319]+[.B359]*[.E359]+[.B399]*[.E399]+[.B439]*[.E439]+[.B479]*[.E479]+[.B519]*[.E519]+[.B559]*[.E559]+[.B599]*[.E599]+[.B639]*[.E639]+[.B679]*[.E679]+[.B719]*[.E719]+[.B759]*[.E759]+[.B799]*[.E799]+[.B839]*[.E839]+[.B879]*[.E879]+[.B919]*[.E919]+[.B959]*[.E959]+[.B999]*[.E999]+[.B1039]*[.E1039]+[.B1079]*[.E1079]+[.B1119]*[.E1119]+[.B1159]*[.E1159]+[.B1199]*[.E1199]+[.B1239]*[.E1239]+[.B1279]*[.E1279]+[.B1319]*[.E1319]+[.B1359]*[.E1359]+[.B1399]*[.E1399]+[.B1439]*[.E1439]+[.B1479]*[.E1479]+[.B1519]*[.E1519]+[.B1559]*[.E1559]+[.B1599]*[.E1599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39</text:p>
          </table:table-cell>
          <table:table-cell/>
          <table:table-cell/>
          <table:table-cell table:style-name="ce5" office:value-type="string">
            <text:p>1,39</text:p>
          </table:table-cell>
          <table:table-cell table:style-name="ce16" table:formula="of:=IF(ISNA(VLOOKUP([.D41];[Entrada.$A$8:.$B$1605];2;0)) = 1; 0;VLOOKUP([.D41];[Entrada.$A$8:.$B$1605];2;0))" office:value-type="float" office:value="0">
            <text:p>0</text:p>
          </table:table-cell>
          <table:table-cell table:formula="of:=IF(ISNA(VLOOKUP([.D41];[Entrada.$A$8:.$D$1605];4;0)) = 1; 0;VLOOKUP([.D41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39">
            <text:p>39</text:p>
          </table:table-cell>
          <table:table-cell table:formula="of:=IF(ISNA(VLOOKUP([.H41];[Entrada.$B$2:.$C$2];1;0)) = 1; 0;1)" office:value-type="float" office:value="0">
            <text:p>0</text:p>
          </table:table-cell>
          <table:table-cell table:formula="of:=IF(ISNA(VLOOKUP([.H41];[Entrada.$B$3:.$C$3];1;0)) = 1; 0;1)" office:value-type="float" office:value="0">
            <text:p>0</text:p>
          </table:table-cell>
          <table:table-cell/>
          <table:table-cell table:style-name="ce23" table:formula="of:=SUM([.B1523:.B1562])*[.I4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41]*[Entrada.$B$4]" office:value-type="float" office:value="0">
            <text:p>0</text:p>
          </table:table-cell>
          <table:table-cell/>
          <table:table-cell table:style-name="ce23" table:formula="of:=SUM([.B41];[.B81];[.B121];[.B161];[.B201];[.B241];[.B281];[.B321];[.B361];[.B401];[.B441];[.B481];[.B521];[.B561];[.B601];[.B641];[.B681];[.B721];[.B761];[.B801];[.B841];[.B881];[.B921];[.B961];[.B1001];[.B1041];[.B1081];[.B1121];[.B1161];[.B1201];[.B1241];[.B1281];[.B1321];[.B1361];[.B1401];[.B1441];[.B1481];[.B1521];[.B1561];[.B1601])*[.I4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41];[.B81];[.B121];[.B161];[.B201];[.B241];[.B281];[.B321];[.B361];[.B401];[.B441];[.B481];[.B521];[.B561];[.B601];[.B641];[.B681];[.B721];[.B761];[.B801];[.B841];[.B881];[.B921];[.B961];[.B1001];[.B1041];[.B1081];[.B1121];[.B1161];[.B1201];[.B1241];[.B1281];[.B1321];[.B1361];[.B1401];[.B1441];[.B1481];[.B1521];[.B1561];[.B1601])*[.J4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41]*[Entrada.$B$4]" office:value-type="float" office:value="0">
            <text:p>0</text:p>
          </table:table-cell>
          <table:table-cell/>
          <table:table-cell table:style-name="ce23" table:formula="of:=SUM([.B1523:.B1562])*[.J41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];[Entrada.$A$8:.$C$1606];3;0)) = 1; 0;VLOOKUP([.D41];[Entrada.$A$8:.$C$1606];3;0))" office:value-type="float" office:value="0">
            <text:p>0</text:p>
          </table:table-cell>
          <table:table-cell/>
          <table:table-cell table:style-name="ce23" table:formula="of:=[.AN42]-[.AO4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40])*NOT([.J40])*(SUMPRODUCT([.B1483:.B1522];[.E1483:.E1522]))" office:value-type="float" office:value="0">
            <text:p>0</text:p>
          </table:table-cell>
          <table:table-cell table:style-name="ce24" table:formula="of:=NOT([.I40])*NOT([.J40])*([.B40]*[.E40]+[.B80]*[.E80]+[.B120]*[.E120]+[.B160]*[.E160]+[.B200]*[.E200]+[.B240]*[.E240]+[.B280]*[.E280]+[.B320]*[.E320]+[.B360]*[.E360]+[.B400]*[.E400]+[.B440]*[.E440]+[.B480]*[.E480]+[.B520]*[.E520]+[.B560]*[.E560]+[.B600]*[.E600]+[.B640]*[.E640]+[.B680]*[.E680]+[.B720]*[.E720]+[.B760]*[.E760]+[.B800]*[.E800]+[.B840]*[.E840]+[.B880]*[.E880]+[.B920]*[.E920]+[.B960]*[.E960]+[.B1000]*[.E1000]+[.B1040]*[.E1040]+[.B1080]*[.E1080]+[.B1120]*[.E1120]+[.B1160]*[.E1160]+[.B1200]*[.E1200]+[.B1240]*[.E1240]+[.B1280]*[.E1280]+[.B1320]*[.E1320]+[.B1360]*[.E1360]+[.B1400]*[.E1400]+[.B1440]*[.E1440]+[.B1480]*[.E1480]+[.B1520]*[.E1520]+[.B1560]*[.E1560]+[.B1600]*[.E1600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1,40</text:p>
          </table:table-cell>
          <table:table-cell/>
          <table:table-cell/>
          <table:table-cell table:style-name="ce5" office:value-type="string">
            <text:p>1,40</text:p>
          </table:table-cell>
          <table:table-cell table:style-name="ce16" table:formula="of:=IF(ISNA(VLOOKUP([.D42];[Entrada.$A$8:.$B$1605];2;0)) = 1; 0;VLOOKUP([.D42];[Entrada.$A$8:.$B$1605];2;0))" office:value-type="float" office:value="0">
            <text:p>0</text:p>
          </table:table-cell>
          <table:table-cell table:formula="of:=IF(ISNA(VLOOKUP([.D42];[Entrada.$A$8:.$D$1605];4;0)) = 1; 0;VLOOKUP([.D42];[Entrada.$A$8:.$D$1605];4;0))" office:value-type="float" office:value="0">
            <text:p>0</text:p>
          </table:table-cell>
          <table:table-cell table:style-name="Default"/>
          <table:table-cell table:style-name="ce19" office:value-type="float" office:value="40">
            <text:p>40</text:p>
          </table:table-cell>
          <table:table-cell table:formula="of:=IF(ISNA(VLOOKUP([.H42];[Entrada.$B$2:.$C$2];1;0)) = 1; 0;1)" office:value-type="float" office:value="0">
            <text:p>0</text:p>
          </table:table-cell>
          <table:table-cell table:formula="of:=IF(ISNA(VLOOKUP([.H42];[Entrada.$B$3:.$C$3];1;0)) = 1; 0;1)" office:value-type="float" office:value="0">
            <text:p>0</text:p>
          </table:table-cell>
          <table:table-cell/>
          <table:table-cell table:style-name="ce23" table:formula="of:=SUM([.B1563:.B1602])*[.I4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I42]*[Entrada.$B$4]" office:value-type="float" office:value="0">
            <text:p>0</text:p>
          </table:table-cell>
          <table:table-cell/>
          <table:table-cell table:style-name="ce23" table:formula="of:=SUM([.B42];[.B82];[.B122];[.B162];[.B202];[.B242];[.B282];[.B322];[.B362];[.B402];[.B442];[.B482];[.B522];[.B562];[.B602];[.B642];[.B682];[.B722];[.B762];[.B802];[.B842];[.B882];[.B922];[.B962];[.B1002];[.B1042];[.B1082];[.B1122];[.B1162];[.B1202];[.B1242];[.B1282];[.B1322];[.B1362];[.B1402];[.B1442];[.B1482];[.B1522];[.B1562];[.B1602])*[.I4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SUM([.B42];[.B82];[.B122];[.B162];[.B202];[.B242];[.B282];[.B322];[.B362];[.B402];[.B442];[.B482];[.B522];[.B562];[.B602];[.B642];[.B682];[.B722];[.B762];[.B802];[.B842];[.B882];[.B922];[.B962];[.B1002];[.B1042];[.B1082];[.B1122];[.B1162];[.B1202];[.B1242];[.B1282];[.B1322];[.B1362];[.B1402];[.B1442];[.B1482];[.B1522];[.B1562];[.B1602])*[.J4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table:formula="of:=[.J42]*[Entrada.$B$4]" office:value-type="float" office:value="0">
            <text:p>0</text:p>
          </table:table-cell>
          <table:table-cell/>
          <table:table-cell table:style-name="ce23" table:formula="of:=SUM([.B1563:.B1602])*[.J42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/>
          <table:table-cell table:style-name="ce23" table:formula="of:=[.B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];[Entrada.$A$8:.$C$1606];3;0)) = 1; 0;VLOOKUP([.D42];[Entrada.$A$8:.$C$1606];3;0))" office:value-type="float" office:value="0">
            <text:p>0</text:p>
          </table:table-cell>
          <table:table-cell/>
          <table:table-cell table:style-name="ce23" table:formula="of:=[.AN43]-[.AO43]" office:value-type="float" office:value="0">
            <text:p>0</text:p>
          </table:table-cell>
          <table:table-cell table:style-name="ce23" office:value-type="string">
            <text:p>=</text:p>
          </table:table-cell>
          <table:table-cell table:style-name="ce23" office:value-type="float" office:value="0">
            <text:p>0</text:p>
          </table:table-cell>
          <table:table-cell table:number-columns-repeated="5"/>
          <table:table-cell table:formula="of:=NOT([.I41])*NOT([.J41])*(SUMPRODUCT([.B1523:.B1562];[.E1523:.E1562]))" office:value-type="float" office:value="0">
            <text:p>0</text:p>
          </table:table-cell>
          <table:table-cell table:style-name="ce24" table:formula="of:=NOT([.I41])*NOT([.J41])*([.B41]*[.E41]+[.B81]*[.E81]+[.B121]*[.E121]+[.B161]*[.E161]+[.B201]*[.E201]+[.B241]*[.E241]+[.B281]*[.E281]+[.B321]*[.E321]+[.B361]*[.E361]+[.B401]*[.E401]+[.B441]*[.E441]+[.B481]*[.E481]+[.B521]*[.E521]+[.B561]*[.E561]+[.B601]*[.E601]+[.B641]*[.E641]+[.B681]*[.E681]+[.B721]*[.E721]+[.B761]*[.E761]+[.B801]*[.E801]+[.B841]*[.E841]+[.B881]*[.E881]+[.B921]*[.E921]+[.B961]*[.E961]+[.B1001]*[.E1001]+[.B1041]*[.E1041]+[.B1081]*[.E1081]+[.B1121]*[.E1121]+[.B1161]*[.E1161]+[.B1201]*[.E1201]+[.B1241]*[.E1241]+[.B1281]*[.E1281]+[.B1321]*[.E1321]+[.B1361]*[.E1361]+[.B1401]*[.E1401]+[.B1441]*[.E1441]+[.B1481]*[.E1481]+[.B1521]*[.E1521]+[.B1561]*[.E1561]+[.B1601]*[.E1601])" office:value-type="float" office:value="0">
            <text:p>0</text:p>
          </table:table-cell>
        </table:table-row>
        <table:table-row table:style-name="ro1">
          <table:table-cell table:style-name="ce12" office:value-type="float" office:value="2.1">
            <text:p>2,1</text:p>
          </table:table-cell>
          <table:table-cell/>
          <table:table-cell/>
          <table:table-cell table:style-name="ce12" office:value-type="float" office:value="2.1">
            <text:p>2,1</text:p>
          </table:table-cell>
          <table:table-cell table:style-name="ce16" table:formula="of:=IF(ISNA(VLOOKUP([.D43];[Entrada.$A$8:.$B$1605];2;0)) = 1; 0;VLOOKUP([.D43];[Entrada.$A$8:.$B$1605];2;0))" office:value-type="float" office:value="0">
            <text:p>0</text:p>
          </table:table-cell>
          <table:table-cell table:formula="of:=IF(ISNA(VLOOKUP([.D43];[Entrada.$A$8:.$D$1605];4;0)) = 1; 0;VLOOKUP([.D43];[Entrada.$A$8:.$D$1605];4;0))" office:value-type="float" office:value="0">
            <text:p>0</text:p>
          </table:table-cell>
          <table:table-cell table:number-columns-repeated="21"/>
          <table:table-cell table:style-name="ce23" table:formula="of:=[.B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];[Entrada.$A$8:.$C$1606];3;0)) = 1; 0;VLOOKUP([.D43];[Entrada.$A$8:.$C$1606];3;0))" office:value-type="float" office:value="0">
            <text:p>0</text:p>
          </table:table-cell>
          <table:table-cell table:number-columns-repeated="9"/>
          <table:table-cell table:formula="of:=NOT([.I42])*NOT([.J42])*(SUMPRODUCT([.B1563:.B1602];[.E1563:.E1602]))" office:value-type="float" office:value="0">
            <text:p>0</text:p>
          </table:table-cell>
          <table:table-cell table:style-name="ce24" table:formula="of:=NOT([.I42])*NOT([.J42])*([.B42]*[.E42]+[.B82]*[.E82]+[.B122]*[.E122]+[.B162]*[.E162]+[.B202]*[.E202]+[.B242]*[.E242]+[.B282]*[.E282]+[.B322]*[.E322]+[.B362]*[.E362]+[.B402]*[.E402]+[.B442]*[.E442]+[.B482]*[.E482]+[.B522]*[.E522]+[.B562]*[.E562]+[.B602]*[.E602]+[.B642]*[.E642]+[.B682]*[.E682]+[.B722]*[.E722]+[.B762]*[.E762]+[.B802]*[.E802]+[.B842]*[.E842]+[.B882]*[.E882]+[.B922]*[.E922]+[.B962]*[.E962]+[.B1002]*[.E1002]+[.B1042]*[.E1042]+[.B1082]*[.E1082]+[.B1122]*[.E1122]+[.B1162]*[.E1162]+[.B1202]*[.E1202]+[.B1242]*[.E1242]+[.B1282]*[.E1282]+[.B1322]*[.E1322]+[.B1362]*[.E1362]+[.B1402]*[.E1402]+[.B1442]*[.E1442]+[.B1482]*[.E1482]+[.B1522]*[.E1522]+[.B1562]*[.E1562]+[.B1602]*[.E1602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2,2</text:p>
          </table:table-cell>
          <table:table-cell/>
          <table:table-cell/>
          <table:table-cell table:style-name="ce5" office:value-type="string">
            <text:p>2,2</text:p>
          </table:table-cell>
          <table:table-cell table:style-name="ce16" table:formula="of:=IF(ISNA(VLOOKUP([.D44];[Entrada.$A$8:.$B$1605];2;0)) = 1; 0;VLOOKUP([.D44];[Entrada.$A$8:.$B$1605];2;0))" office:value-type="float" office:value="0">
            <text:p>0</text:p>
          </table:table-cell>
          <table:table-cell table:formula="of:=IF(ISNA(VLOOKUP([.D44];[Entrada.$A$8:.$D$1605];4;0)) = 1; 0;VLOOKUP([.D44];[Entrada.$A$8:.$D$1605];4;0))" office:value-type="float" office:value="0">
            <text:p>0</text:p>
          </table:table-cell>
          <table:table-cell table:number-columns-repeated="21"/>
          <table:table-cell table:style-name="ce23" table:formula="of:=[.B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];[Entrada.$A$8:.$C$1606];3;0)) = 1; 0;VLOOKUP([.D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</text:p>
          </table:table-cell>
          <table:table-cell/>
          <table:table-cell/>
          <table:table-cell table:style-name="ce5" office:value-type="string">
            <text:p>2,3</text:p>
          </table:table-cell>
          <table:table-cell table:style-name="ce16" table:formula="of:=IF(ISNA(VLOOKUP([.D45];[Entrada.$A$8:.$B$1605];2;0)) = 1; 0;VLOOKUP([.D45];[Entrada.$A$8:.$B$1605];2;0))" office:value-type="float" office:value="0">
            <text:p>0</text:p>
          </table:table-cell>
          <table:table-cell table:formula="of:=IF(ISNA(VLOOKUP([.D45];[Entrada.$A$8:.$D$1605];4;0)) = 1; 0;VLOOKUP([.D45];[Entrada.$A$8:.$D$1605];4;0))" office:value-type="float" office:value="0">
            <text:p>0</text:p>
          </table:table-cell>
          <table:table-cell table:number-columns-repeated="21"/>
          <table:table-cell table:style-name="ce23" table:formula="of:=[.B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];[Entrada.$A$8:.$C$1606];3;0)) = 1; 0;VLOOKUP([.D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4</text:p>
          </table:table-cell>
          <table:table-cell/>
          <table:table-cell/>
          <table:table-cell table:style-name="ce5" office:value-type="string">
            <text:p>2,4</text:p>
          </table:table-cell>
          <table:table-cell table:style-name="ce16" table:formula="of:=IF(ISNA(VLOOKUP([.D46];[Entrada.$A$8:.$B$1605];2;0)) = 1; 0;VLOOKUP([.D46];[Entrada.$A$8:.$B$1605];2;0))" office:value-type="float" office:value="0">
            <text:p>0</text:p>
          </table:table-cell>
          <table:table-cell table:formula="of:=IF(ISNA(VLOOKUP([.D46];[Entrada.$A$8:.$D$1605];4;0)) = 1; 0;VLOOKUP([.D46];[Entrada.$A$8:.$D$1605];4;0))" office:value-type="float" office:value="0">
            <text:p>0</text:p>
          </table:table-cell>
          <table:table-cell table:number-columns-repeated="21"/>
          <table:table-cell table:style-name="ce23" table:formula="of:=[.B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];[Entrada.$A$8:.$C$1606];3;0)) = 1; 0;VLOOKUP([.D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5</text:p>
          </table:table-cell>
          <table:table-cell/>
          <table:table-cell/>
          <table:table-cell table:style-name="ce5" office:value-type="string">
            <text:p>2,5</text:p>
          </table:table-cell>
          <table:table-cell table:style-name="ce16" table:formula="of:=IF(ISNA(VLOOKUP([.D47];[Entrada.$A$8:.$B$1605];2;0)) = 1; 0;VLOOKUP([.D47];[Entrada.$A$8:.$B$1605];2;0))" office:value-type="float" office:value="0">
            <text:p>0</text:p>
          </table:table-cell>
          <table:table-cell table:formula="of:=IF(ISNA(VLOOKUP([.D47];[Entrada.$A$8:.$D$1605];4;0)) = 1; 0;VLOOKUP([.D47];[Entrada.$A$8:.$D$1605];4;0))" office:value-type="float" office:value="0">
            <text:p>0</text:p>
          </table:table-cell>
          <table:table-cell table:number-columns-repeated="21"/>
          <table:table-cell table:style-name="ce23" table:formula="of:=[.B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];[Entrada.$A$8:.$C$1606];3;0)) = 1; 0;VLOOKUP([.D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6</text:p>
          </table:table-cell>
          <table:table-cell/>
          <table:table-cell/>
          <table:table-cell table:style-name="ce5" office:value-type="string">
            <text:p>2,6</text:p>
          </table:table-cell>
          <table:table-cell table:style-name="ce16" table:formula="of:=IF(ISNA(VLOOKUP([.D48];[Entrada.$A$8:.$B$1605];2;0)) = 1; 0;VLOOKUP([.D48];[Entrada.$A$8:.$B$1605];2;0))" office:value-type="float" office:value="0">
            <text:p>0</text:p>
          </table:table-cell>
          <table:table-cell table:formula="of:=IF(ISNA(VLOOKUP([.D48];[Entrada.$A$8:.$D$1605];4;0)) = 1; 0;VLOOKUP([.D48];[Entrada.$A$8:.$D$1605];4;0))" office:value-type="float" office:value="0">
            <text:p>0</text:p>
          </table:table-cell>
          <table:table-cell table:number-columns-repeated="21"/>
          <table:table-cell table:style-name="ce23" table:formula="of:=[.B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];[Entrada.$A$8:.$C$1606];3;0)) = 1; 0;VLOOKUP([.D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7</text:p>
          </table:table-cell>
          <table:table-cell/>
          <table:table-cell/>
          <table:table-cell table:style-name="ce5" office:value-type="string">
            <text:p>2,7</text:p>
          </table:table-cell>
          <table:table-cell table:style-name="ce16" table:formula="of:=IF(ISNA(VLOOKUP([.D49];[Entrada.$A$8:.$B$1605];2;0)) = 1; 0;VLOOKUP([.D49];[Entrada.$A$8:.$B$1605];2;0))" office:value-type="float" office:value="0">
            <text:p>0</text:p>
          </table:table-cell>
          <table:table-cell table:formula="of:=IF(ISNA(VLOOKUP([.D49];[Entrada.$A$8:.$D$1605];4;0)) = 1; 0;VLOOKUP([.D49];[Entrada.$A$8:.$D$1605];4;0))" office:value-type="float" office:value="0">
            <text:p>0</text:p>
          </table:table-cell>
          <table:table-cell table:number-columns-repeated="21"/>
          <table:table-cell table:style-name="ce23" table:formula="of:=[.B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];[Entrada.$A$8:.$C$1606];3;0)) = 1; 0;VLOOKUP([.D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8</text:p>
          </table:table-cell>
          <table:table-cell/>
          <table:table-cell/>
          <table:table-cell table:style-name="ce5" office:value-type="string">
            <text:p>2,8</text:p>
          </table:table-cell>
          <table:table-cell table:style-name="ce16" table:formula="of:=IF(ISNA(VLOOKUP([.D50];[Entrada.$A$8:.$B$1605];2;0)) = 1; 0;VLOOKUP([.D50];[Entrada.$A$8:.$B$1605];2;0))" office:value-type="float" office:value="0">
            <text:p>0</text:p>
          </table:table-cell>
          <table:table-cell table:formula="of:=IF(ISNA(VLOOKUP([.D50];[Entrada.$A$8:.$D$1605];4;0)) = 1; 0;VLOOKUP([.D50];[Entrada.$A$8:.$D$1605];4;0))" office:value-type="float" office:value="0">
            <text:p>0</text:p>
          </table:table-cell>
          <table:table-cell table:number-columns-repeated="21"/>
          <table:table-cell table:style-name="ce23" table:formula="of:=[.B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];[Entrada.$A$8:.$C$1606];3;0)) = 1; 0;VLOOKUP([.D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9</text:p>
          </table:table-cell>
          <table:table-cell/>
          <table:table-cell/>
          <table:table-cell table:style-name="ce5" office:value-type="string">
            <text:p>2,9</text:p>
          </table:table-cell>
          <table:table-cell table:style-name="ce16" table:formula="of:=IF(ISNA(VLOOKUP([.D51];[Entrada.$A$8:.$B$1605];2;0)) = 1; 0;VLOOKUP([.D51];[Entrada.$A$8:.$B$1605];2;0))" office:value-type="float" office:value="0">
            <text:p>0</text:p>
          </table:table-cell>
          <table:table-cell table:formula="of:=IF(ISNA(VLOOKUP([.D51];[Entrada.$A$8:.$D$1605];4;0)) = 1; 0;VLOOKUP([.D51];[Entrada.$A$8:.$D$1605];4;0))" office:value-type="float" office:value="0">
            <text:p>0</text:p>
          </table:table-cell>
          <table:table-cell table:number-columns-repeated="21"/>
          <table:table-cell table:style-name="ce23" table:formula="of:=[.B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];[Entrada.$A$8:.$C$1606];3;0)) = 1; 0;VLOOKUP([.D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0</text:p>
          </table:table-cell>
          <table:table-cell/>
          <table:table-cell/>
          <table:table-cell table:style-name="ce5" office:value-type="string">
            <text:p>2,10</text:p>
          </table:table-cell>
          <table:table-cell table:style-name="ce16" table:formula="of:=IF(ISNA(VLOOKUP([.D52];[Entrada.$A$8:.$B$1605];2;0)) = 1; 0;VLOOKUP([.D52];[Entrada.$A$8:.$B$1605];2;0))" office:value-type="float" office:value="0">
            <text:p>0</text:p>
          </table:table-cell>
          <table:table-cell table:formula="of:=IF(ISNA(VLOOKUP([.D52];[Entrada.$A$8:.$D$1605];4;0)) = 1; 0;VLOOKUP([.D52];[Entrada.$A$8:.$D$1605];4;0))" office:value-type="float" office:value="0">
            <text:p>0</text:p>
          </table:table-cell>
          <table:table-cell table:number-columns-repeated="21"/>
          <table:table-cell table:style-name="ce23" table:formula="of:=[.B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];[Entrada.$A$8:.$C$1606];3;0)) = 1; 0;VLOOKUP([.D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1</text:p>
          </table:table-cell>
          <table:table-cell/>
          <table:table-cell/>
          <table:table-cell table:style-name="ce5" office:value-type="string">
            <text:p>2,11</text:p>
          </table:table-cell>
          <table:table-cell table:style-name="ce16" table:formula="of:=IF(ISNA(VLOOKUP([.D53];[Entrada.$A$8:.$B$1605];2;0)) = 1; 0;VLOOKUP([.D53];[Entrada.$A$8:.$B$1605];2;0))" office:value-type="float" office:value="0">
            <text:p>0</text:p>
          </table:table-cell>
          <table:table-cell table:formula="of:=IF(ISNA(VLOOKUP([.D53];[Entrada.$A$8:.$D$1605];4;0)) = 1; 0;VLOOKUP([.D53];[Entrada.$A$8:.$D$1605];4;0))" office:value-type="float" office:value="0">
            <text:p>0</text:p>
          </table:table-cell>
          <table:table-cell table:number-columns-repeated="21"/>
          <table:table-cell table:style-name="ce23" table:formula="of:=[.B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];[Entrada.$A$8:.$C$1606];3;0)) = 1; 0;VLOOKUP([.D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2</text:p>
          </table:table-cell>
          <table:table-cell/>
          <table:table-cell/>
          <table:table-cell table:style-name="ce5" office:value-type="string">
            <text:p>2,12</text:p>
          </table:table-cell>
          <table:table-cell table:style-name="ce16" table:formula="of:=IF(ISNA(VLOOKUP([.D54];[Entrada.$A$8:.$B$1605];2;0)) = 1; 0;VLOOKUP([.D54];[Entrada.$A$8:.$B$1605];2;0))" office:value-type="float" office:value="0">
            <text:p>0</text:p>
          </table:table-cell>
          <table:table-cell table:formula="of:=IF(ISNA(VLOOKUP([.D54];[Entrada.$A$8:.$D$1605];4;0)) = 1; 0;VLOOKUP([.D54];[Entrada.$A$8:.$D$1605];4;0))" office:value-type="float" office:value="0">
            <text:p>0</text:p>
          </table:table-cell>
          <table:table-cell table:number-columns-repeated="21"/>
          <table:table-cell table:style-name="ce23" table:formula="of:=[.B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];[Entrada.$A$8:.$C$1606];3;0)) = 1; 0;VLOOKUP([.D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3</text:p>
          </table:table-cell>
          <table:table-cell/>
          <table:table-cell/>
          <table:table-cell table:style-name="ce5" office:value-type="string">
            <text:p>2,13</text:p>
          </table:table-cell>
          <table:table-cell table:style-name="ce16" table:formula="of:=IF(ISNA(VLOOKUP([.D55];[Entrada.$A$8:.$B$1605];2;0)) = 1; 0;VLOOKUP([.D55];[Entrada.$A$8:.$B$1605];2;0))" office:value-type="float" office:value="0">
            <text:p>0</text:p>
          </table:table-cell>
          <table:table-cell table:formula="of:=IF(ISNA(VLOOKUP([.D55];[Entrada.$A$8:.$D$1605];4;0)) = 1; 0;VLOOKUP([.D55];[Entrada.$A$8:.$D$1605];4;0))" office:value-type="float" office:value="0">
            <text:p>0</text:p>
          </table:table-cell>
          <table:table-cell table:number-columns-repeated="21"/>
          <table:table-cell table:style-name="ce23" table:formula="of:=[.B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];[Entrada.$A$8:.$C$1606];3;0)) = 1; 0;VLOOKUP([.D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4</text:p>
          </table:table-cell>
          <table:table-cell/>
          <table:table-cell/>
          <table:table-cell table:style-name="ce5" office:value-type="string">
            <text:p>2,14</text:p>
          </table:table-cell>
          <table:table-cell table:style-name="ce16" table:formula="of:=IF(ISNA(VLOOKUP([.D56];[Entrada.$A$8:.$B$1605];2;0)) = 1; 0;VLOOKUP([.D56];[Entrada.$A$8:.$B$1605];2;0))" office:value-type="float" office:value="0">
            <text:p>0</text:p>
          </table:table-cell>
          <table:table-cell table:formula="of:=IF(ISNA(VLOOKUP([.D56];[Entrada.$A$8:.$D$1605];4;0)) = 1; 0;VLOOKUP([.D56];[Entrada.$A$8:.$D$1605];4;0))" office:value-type="float" office:value="0">
            <text:p>0</text:p>
          </table:table-cell>
          <table:table-cell table:number-columns-repeated="21"/>
          <table:table-cell table:style-name="ce23" table:formula="of:=[.B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];[Entrada.$A$8:.$C$1606];3;0)) = 1; 0;VLOOKUP([.D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5</text:p>
          </table:table-cell>
          <table:table-cell/>
          <table:table-cell/>
          <table:table-cell table:style-name="ce5" office:value-type="string">
            <text:p>2,15</text:p>
          </table:table-cell>
          <table:table-cell table:style-name="ce16" table:formula="of:=IF(ISNA(VLOOKUP([.D57];[Entrada.$A$8:.$B$1605];2;0)) = 1; 0;VLOOKUP([.D57];[Entrada.$A$8:.$B$1605];2;0))" office:value-type="float" office:value="0">
            <text:p>0</text:p>
          </table:table-cell>
          <table:table-cell table:formula="of:=IF(ISNA(VLOOKUP([.D57];[Entrada.$A$8:.$D$1605];4;0)) = 1; 0;VLOOKUP([.D57];[Entrada.$A$8:.$D$1605];4;0))" office:value-type="float" office:value="0">
            <text:p>0</text:p>
          </table:table-cell>
          <table:table-cell table:number-columns-repeated="21"/>
          <table:table-cell table:style-name="ce23" table:formula="of:=[.B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];[Entrada.$A$8:.$C$1606];3;0)) = 1; 0;VLOOKUP([.D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6</text:p>
          </table:table-cell>
          <table:table-cell/>
          <table:table-cell/>
          <table:table-cell table:style-name="ce5" office:value-type="string">
            <text:p>2,16</text:p>
          </table:table-cell>
          <table:table-cell table:style-name="ce16" table:formula="of:=IF(ISNA(VLOOKUP([.D58];[Entrada.$A$8:.$B$1605];2;0)) = 1; 0;VLOOKUP([.D58];[Entrada.$A$8:.$B$1605];2;0))" office:value-type="float" office:value="0">
            <text:p>0</text:p>
          </table:table-cell>
          <table:table-cell table:formula="of:=IF(ISNA(VLOOKUP([.D58];[Entrada.$A$8:.$D$1605];4;0)) = 1; 0;VLOOKUP([.D58];[Entrada.$A$8:.$D$1605];4;0))" office:value-type="float" office:value="0">
            <text:p>0</text:p>
          </table:table-cell>
          <table:table-cell table:number-columns-repeated="21"/>
          <table:table-cell table:style-name="ce23" table:formula="of:=[.B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];[Entrada.$A$8:.$C$1606];3;0)) = 1; 0;VLOOKUP([.D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7</text:p>
          </table:table-cell>
          <table:table-cell/>
          <table:table-cell/>
          <table:table-cell table:style-name="ce5" office:value-type="string">
            <text:p>2,17</text:p>
          </table:table-cell>
          <table:table-cell table:style-name="ce16" table:formula="of:=IF(ISNA(VLOOKUP([.D59];[Entrada.$A$8:.$B$1605];2;0)) = 1; 0;VLOOKUP([.D59];[Entrada.$A$8:.$B$1605];2;0))" office:value-type="float" office:value="0">
            <text:p>0</text:p>
          </table:table-cell>
          <table:table-cell table:formula="of:=IF(ISNA(VLOOKUP([.D59];[Entrada.$A$8:.$D$1605];4;0)) = 1; 0;VLOOKUP([.D59];[Entrada.$A$8:.$D$1605];4;0))" office:value-type="float" office:value="0">
            <text:p>0</text:p>
          </table:table-cell>
          <table:table-cell table:number-columns-repeated="21"/>
          <table:table-cell table:style-name="ce23" table:formula="of:=[.B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];[Entrada.$A$8:.$C$1606];3;0)) = 1; 0;VLOOKUP([.D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8</text:p>
          </table:table-cell>
          <table:table-cell/>
          <table:table-cell/>
          <table:table-cell table:style-name="ce5" office:value-type="string">
            <text:p>2,18</text:p>
          </table:table-cell>
          <table:table-cell table:style-name="ce16" table:formula="of:=IF(ISNA(VLOOKUP([.D60];[Entrada.$A$8:.$B$1605];2;0)) = 1; 0;VLOOKUP([.D60];[Entrada.$A$8:.$B$1605];2;0))" office:value-type="float" office:value="0">
            <text:p>0</text:p>
          </table:table-cell>
          <table:table-cell table:formula="of:=IF(ISNA(VLOOKUP([.D60];[Entrada.$A$8:.$D$1605];4;0)) = 1; 0;VLOOKUP([.D60];[Entrada.$A$8:.$D$1605];4;0))" office:value-type="float" office:value="0">
            <text:p>0</text:p>
          </table:table-cell>
          <table:table-cell table:number-columns-repeated="21"/>
          <table:table-cell table:style-name="ce23" table:formula="of:=[.B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];[Entrada.$A$8:.$C$1606];3;0)) = 1; 0;VLOOKUP([.D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19</text:p>
          </table:table-cell>
          <table:table-cell/>
          <table:table-cell/>
          <table:table-cell table:style-name="ce5" office:value-type="string">
            <text:p>2,19</text:p>
          </table:table-cell>
          <table:table-cell table:style-name="ce16" table:formula="of:=IF(ISNA(VLOOKUP([.D61];[Entrada.$A$8:.$B$1605];2;0)) = 1; 0;VLOOKUP([.D61];[Entrada.$A$8:.$B$1605];2;0))" office:value-type="float" office:value="0">
            <text:p>0</text:p>
          </table:table-cell>
          <table:table-cell table:formula="of:=IF(ISNA(VLOOKUP([.D61];[Entrada.$A$8:.$D$1605];4;0)) = 1; 0;VLOOKUP([.D61];[Entrada.$A$8:.$D$1605];4;0))" office:value-type="float" office:value="0">
            <text:p>0</text:p>
          </table:table-cell>
          <table:table-cell table:number-columns-repeated="21"/>
          <table:table-cell table:style-name="ce23" table:formula="of:=[.B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];[Entrada.$A$8:.$C$1606];3;0)) = 1; 0;VLOOKUP([.D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0</text:p>
          </table:table-cell>
          <table:table-cell/>
          <table:table-cell/>
          <table:table-cell table:style-name="ce5" office:value-type="string">
            <text:p>2,20</text:p>
          </table:table-cell>
          <table:table-cell table:style-name="ce16" table:formula="of:=IF(ISNA(VLOOKUP([.D62];[Entrada.$A$8:.$B$1605];2;0)) = 1; 0;VLOOKUP([.D62];[Entrada.$A$8:.$B$1605];2;0))" office:value-type="float" office:value="0">
            <text:p>0</text:p>
          </table:table-cell>
          <table:table-cell table:formula="of:=IF(ISNA(VLOOKUP([.D62];[Entrada.$A$8:.$D$1605];4;0)) = 1; 0;VLOOKUP([.D62];[Entrada.$A$8:.$D$1605];4;0))" office:value-type="float" office:value="0">
            <text:p>0</text:p>
          </table:table-cell>
          <table:table-cell table:number-columns-repeated="21"/>
          <table:table-cell table:style-name="ce23" table:formula="of:=[.B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];[Entrada.$A$8:.$C$1606];3;0)) = 1; 0;VLOOKUP([.D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1</text:p>
          </table:table-cell>
          <table:table-cell/>
          <table:table-cell/>
          <table:table-cell table:style-name="ce5" office:value-type="string">
            <text:p>2,21</text:p>
          </table:table-cell>
          <table:table-cell table:style-name="ce16" table:formula="of:=IF(ISNA(VLOOKUP([.D63];[Entrada.$A$8:.$B$1605];2;0)) = 1; 0;VLOOKUP([.D63];[Entrada.$A$8:.$B$1605];2;0))" office:value-type="float" office:value="0">
            <text:p>0</text:p>
          </table:table-cell>
          <table:table-cell table:formula="of:=IF(ISNA(VLOOKUP([.D63];[Entrada.$A$8:.$D$1605];4;0)) = 1; 0;VLOOKUP([.D63];[Entrada.$A$8:.$D$1605];4;0))" office:value-type="float" office:value="0">
            <text:p>0</text:p>
          </table:table-cell>
          <table:table-cell table:number-columns-repeated="21"/>
          <table:table-cell table:style-name="ce23" table:formula="of:=[.B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];[Entrada.$A$8:.$C$1606];3;0)) = 1; 0;VLOOKUP([.D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2</text:p>
          </table:table-cell>
          <table:table-cell/>
          <table:table-cell/>
          <table:table-cell table:style-name="ce5" office:value-type="string">
            <text:p>2,22</text:p>
          </table:table-cell>
          <table:table-cell table:style-name="ce16" table:formula="of:=IF(ISNA(VLOOKUP([.D64];[Entrada.$A$8:.$B$1605];2;0)) = 1; 0;VLOOKUP([.D64];[Entrada.$A$8:.$B$1605];2;0))" office:value-type="float" office:value="0">
            <text:p>0</text:p>
          </table:table-cell>
          <table:table-cell table:formula="of:=IF(ISNA(VLOOKUP([.D64];[Entrada.$A$8:.$D$1605];4;0)) = 1; 0;VLOOKUP([.D64];[Entrada.$A$8:.$D$1605];4;0))" office:value-type="float" office:value="0">
            <text:p>0</text:p>
          </table:table-cell>
          <table:table-cell table:number-columns-repeated="21"/>
          <table:table-cell table:style-name="ce23" table:formula="of:=[.B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];[Entrada.$A$8:.$C$1606];3;0)) = 1; 0;VLOOKUP([.D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3</text:p>
          </table:table-cell>
          <table:table-cell/>
          <table:table-cell/>
          <table:table-cell table:style-name="ce5" office:value-type="string">
            <text:p>2,23</text:p>
          </table:table-cell>
          <table:table-cell table:style-name="ce16" table:formula="of:=IF(ISNA(VLOOKUP([.D65];[Entrada.$A$8:.$B$1605];2;0)) = 1; 0;VLOOKUP([.D65];[Entrada.$A$8:.$B$1605];2;0))" office:value-type="float" office:value="0">
            <text:p>0</text:p>
          </table:table-cell>
          <table:table-cell table:formula="of:=IF(ISNA(VLOOKUP([.D65];[Entrada.$A$8:.$D$1605];4;0)) = 1; 0;VLOOKUP([.D65];[Entrada.$A$8:.$D$1605];4;0))" office:value-type="float" office:value="0">
            <text:p>0</text:p>
          </table:table-cell>
          <table:table-cell table:number-columns-repeated="21"/>
          <table:table-cell table:style-name="ce23" table:formula="of:=[.B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];[Entrada.$A$8:.$C$1606];3;0)) = 1; 0;VLOOKUP([.D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4</text:p>
          </table:table-cell>
          <table:table-cell/>
          <table:table-cell/>
          <table:table-cell table:style-name="ce5" office:value-type="string">
            <text:p>2,24</text:p>
          </table:table-cell>
          <table:table-cell table:style-name="ce16" table:formula="of:=IF(ISNA(VLOOKUP([.D66];[Entrada.$A$8:.$B$1605];2;0)) = 1; 0;VLOOKUP([.D66];[Entrada.$A$8:.$B$1605];2;0))" office:value-type="float" office:value="0">
            <text:p>0</text:p>
          </table:table-cell>
          <table:table-cell table:formula="of:=IF(ISNA(VLOOKUP([.D66];[Entrada.$A$8:.$D$1605];4;0)) = 1; 0;VLOOKUP([.D66];[Entrada.$A$8:.$D$1605];4;0))" office:value-type="float" office:value="0">
            <text:p>0</text:p>
          </table:table-cell>
          <table:table-cell table:number-columns-repeated="21"/>
          <table:table-cell table:style-name="ce23" table:formula="of:=[.B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];[Entrada.$A$8:.$C$1606];3;0)) = 1; 0;VLOOKUP([.D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5</text:p>
          </table:table-cell>
          <table:table-cell/>
          <table:table-cell/>
          <table:table-cell table:style-name="ce5" office:value-type="string">
            <text:p>2,25</text:p>
          </table:table-cell>
          <table:table-cell table:style-name="ce16" table:formula="of:=IF(ISNA(VLOOKUP([.D67];[Entrada.$A$8:.$B$1605];2;0)) = 1; 0;VLOOKUP([.D67];[Entrada.$A$8:.$B$1605];2;0))" office:value-type="float" office:value="0">
            <text:p>0</text:p>
          </table:table-cell>
          <table:table-cell table:formula="of:=IF(ISNA(VLOOKUP([.D67];[Entrada.$A$8:.$D$1605];4;0)) = 1; 0;VLOOKUP([.D67];[Entrada.$A$8:.$D$1605];4;0))" office:value-type="float" office:value="0">
            <text:p>0</text:p>
          </table:table-cell>
          <table:table-cell table:number-columns-repeated="21"/>
          <table:table-cell table:style-name="ce23" table:formula="of:=[.B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];[Entrada.$A$8:.$C$1606];3;0)) = 1; 0;VLOOKUP([.D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6</text:p>
          </table:table-cell>
          <table:table-cell/>
          <table:table-cell/>
          <table:table-cell table:style-name="ce5" office:value-type="string">
            <text:p>2,26</text:p>
          </table:table-cell>
          <table:table-cell table:style-name="ce16" table:formula="of:=IF(ISNA(VLOOKUP([.D68];[Entrada.$A$8:.$B$1605];2;0)) = 1; 0;VLOOKUP([.D68];[Entrada.$A$8:.$B$1605];2;0))" office:value-type="float" office:value="0">
            <text:p>0</text:p>
          </table:table-cell>
          <table:table-cell table:formula="of:=IF(ISNA(VLOOKUP([.D68];[Entrada.$A$8:.$D$1605];4;0)) = 1; 0;VLOOKUP([.D68];[Entrada.$A$8:.$D$1605];4;0))" office:value-type="float" office:value="0">
            <text:p>0</text:p>
          </table:table-cell>
          <table:table-cell table:number-columns-repeated="21"/>
          <table:table-cell table:style-name="ce23" table:formula="of:=[.B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];[Entrada.$A$8:.$C$1606];3;0)) = 1; 0;VLOOKUP([.D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7</text:p>
          </table:table-cell>
          <table:table-cell/>
          <table:table-cell/>
          <table:table-cell table:style-name="ce5" office:value-type="string">
            <text:p>2,27</text:p>
          </table:table-cell>
          <table:table-cell table:style-name="ce16" table:formula="of:=IF(ISNA(VLOOKUP([.D69];[Entrada.$A$8:.$B$1605];2;0)) = 1; 0;VLOOKUP([.D69];[Entrada.$A$8:.$B$1605];2;0))" office:value-type="float" office:value="0">
            <text:p>0</text:p>
          </table:table-cell>
          <table:table-cell table:formula="of:=IF(ISNA(VLOOKUP([.D69];[Entrada.$A$8:.$D$1605];4;0)) = 1; 0;VLOOKUP([.D69];[Entrada.$A$8:.$D$1605];4;0))" office:value-type="float" office:value="0">
            <text:p>0</text:p>
          </table:table-cell>
          <table:table-cell table:number-columns-repeated="21"/>
          <table:table-cell table:style-name="ce23" table:formula="of:=[.B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];[Entrada.$A$8:.$C$1606];3;0)) = 1; 0;VLOOKUP([.D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8</text:p>
          </table:table-cell>
          <table:table-cell/>
          <table:table-cell/>
          <table:table-cell table:style-name="ce5" office:value-type="string">
            <text:p>2,28</text:p>
          </table:table-cell>
          <table:table-cell table:style-name="ce16" table:formula="of:=IF(ISNA(VLOOKUP([.D70];[Entrada.$A$8:.$B$1605];2;0)) = 1; 0;VLOOKUP([.D70];[Entrada.$A$8:.$B$1605];2;0))" office:value-type="float" office:value="0">
            <text:p>0</text:p>
          </table:table-cell>
          <table:table-cell table:formula="of:=IF(ISNA(VLOOKUP([.D70];[Entrada.$A$8:.$D$1605];4;0)) = 1; 0;VLOOKUP([.D70];[Entrada.$A$8:.$D$1605];4;0))" office:value-type="float" office:value="0">
            <text:p>0</text:p>
          </table:table-cell>
          <table:table-cell table:number-columns-repeated="21"/>
          <table:table-cell table:style-name="ce23" table:formula="of:=[.B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];[Entrada.$A$8:.$C$1606];3;0)) = 1; 0;VLOOKUP([.D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29</text:p>
          </table:table-cell>
          <table:table-cell/>
          <table:table-cell/>
          <table:table-cell table:style-name="ce5" office:value-type="string">
            <text:p>2,29</text:p>
          </table:table-cell>
          <table:table-cell table:style-name="ce16" table:formula="of:=IF(ISNA(VLOOKUP([.D71];[Entrada.$A$8:.$B$1605];2;0)) = 1; 0;VLOOKUP([.D71];[Entrada.$A$8:.$B$1605];2;0))" office:value-type="float" office:value="0">
            <text:p>0</text:p>
          </table:table-cell>
          <table:table-cell table:formula="of:=IF(ISNA(VLOOKUP([.D71];[Entrada.$A$8:.$D$1605];4;0)) = 1; 0;VLOOKUP([.D71];[Entrada.$A$8:.$D$1605];4;0))" office:value-type="float" office:value="0">
            <text:p>0</text:p>
          </table:table-cell>
          <table:table-cell table:number-columns-repeated="21"/>
          <table:table-cell table:style-name="ce23" table:formula="of:=[.B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];[Entrada.$A$8:.$C$1606];3;0)) = 1; 0;VLOOKUP([.D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0</text:p>
          </table:table-cell>
          <table:table-cell/>
          <table:table-cell/>
          <table:table-cell table:style-name="ce5" office:value-type="string">
            <text:p>2,30</text:p>
          </table:table-cell>
          <table:table-cell table:style-name="ce16" table:formula="of:=IF(ISNA(VLOOKUP([.D72];[Entrada.$A$8:.$B$1605];2;0)) = 1; 0;VLOOKUP([.D72];[Entrada.$A$8:.$B$1605];2;0))" office:value-type="float" office:value="0">
            <text:p>0</text:p>
          </table:table-cell>
          <table:table-cell table:formula="of:=IF(ISNA(VLOOKUP([.D72];[Entrada.$A$8:.$D$1605];4;0)) = 1; 0;VLOOKUP([.D72];[Entrada.$A$8:.$D$1605];4;0))" office:value-type="float" office:value="0">
            <text:p>0</text:p>
          </table:table-cell>
          <table:table-cell table:number-columns-repeated="21"/>
          <table:table-cell table:style-name="ce23" table:formula="of:=[.B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];[Entrada.$A$8:.$C$1606];3;0)) = 1; 0;VLOOKUP([.D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1</text:p>
          </table:table-cell>
          <table:table-cell/>
          <table:table-cell/>
          <table:table-cell table:style-name="ce5" office:value-type="string">
            <text:p>2,31</text:p>
          </table:table-cell>
          <table:table-cell table:style-name="ce16" table:formula="of:=IF(ISNA(VLOOKUP([.D73];[Entrada.$A$8:.$B$1605];2;0)) = 1; 0;VLOOKUP([.D73];[Entrada.$A$8:.$B$1605];2;0))" office:value-type="float" office:value="0">
            <text:p>0</text:p>
          </table:table-cell>
          <table:table-cell table:formula="of:=IF(ISNA(VLOOKUP([.D73];[Entrada.$A$8:.$D$1605];4;0)) = 1; 0;VLOOKUP([.D73];[Entrada.$A$8:.$D$1605];4;0))" office:value-type="float" office:value="0">
            <text:p>0</text:p>
          </table:table-cell>
          <table:table-cell table:number-columns-repeated="21"/>
          <table:table-cell table:style-name="ce23" table:formula="of:=[.B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];[Entrada.$A$8:.$C$1606];3;0)) = 1; 0;VLOOKUP([.D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2</text:p>
          </table:table-cell>
          <table:table-cell/>
          <table:table-cell/>
          <table:table-cell table:style-name="ce5" office:value-type="string">
            <text:p>2,32</text:p>
          </table:table-cell>
          <table:table-cell table:style-name="ce16" table:formula="of:=IF(ISNA(VLOOKUP([.D74];[Entrada.$A$8:.$B$1605];2;0)) = 1; 0;VLOOKUP([.D74];[Entrada.$A$8:.$B$1605];2;0))" office:value-type="float" office:value="0">
            <text:p>0</text:p>
          </table:table-cell>
          <table:table-cell table:formula="of:=IF(ISNA(VLOOKUP([.D74];[Entrada.$A$8:.$D$1605];4;0)) = 1; 0;VLOOKUP([.D74];[Entrada.$A$8:.$D$1605];4;0))" office:value-type="float" office:value="0">
            <text:p>0</text:p>
          </table:table-cell>
          <table:table-cell table:number-columns-repeated="21"/>
          <table:table-cell table:style-name="ce23" table:formula="of:=[.B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];[Entrada.$A$8:.$C$1606];3;0)) = 1; 0;VLOOKUP([.D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3</text:p>
          </table:table-cell>
          <table:table-cell/>
          <table:table-cell/>
          <table:table-cell table:style-name="ce5" office:value-type="string">
            <text:p>2,33</text:p>
          </table:table-cell>
          <table:table-cell table:style-name="ce16" table:formula="of:=IF(ISNA(VLOOKUP([.D75];[Entrada.$A$8:.$B$1605];2;0)) = 1; 0;VLOOKUP([.D75];[Entrada.$A$8:.$B$1605];2;0))" office:value-type="float" office:value="0">
            <text:p>0</text:p>
          </table:table-cell>
          <table:table-cell table:formula="of:=IF(ISNA(VLOOKUP([.D75];[Entrada.$A$8:.$D$1605];4;0)) = 1; 0;VLOOKUP([.D75];[Entrada.$A$8:.$D$1605];4;0))" office:value-type="float" office:value="0">
            <text:p>0</text:p>
          </table:table-cell>
          <table:table-cell table:number-columns-repeated="21"/>
          <table:table-cell table:style-name="ce23" table:formula="of:=[.B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];[Entrada.$A$8:.$C$1606];3;0)) = 1; 0;VLOOKUP([.D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4</text:p>
          </table:table-cell>
          <table:table-cell/>
          <table:table-cell/>
          <table:table-cell table:style-name="ce5" office:value-type="string">
            <text:p>2,34</text:p>
          </table:table-cell>
          <table:table-cell table:style-name="ce16" table:formula="of:=IF(ISNA(VLOOKUP([.D76];[Entrada.$A$8:.$B$1605];2;0)) = 1; 0;VLOOKUP([.D76];[Entrada.$A$8:.$B$1605];2;0))" office:value-type="float" office:value="0">
            <text:p>0</text:p>
          </table:table-cell>
          <table:table-cell table:formula="of:=IF(ISNA(VLOOKUP([.D76];[Entrada.$A$8:.$D$1605];4;0)) = 1; 0;VLOOKUP([.D76];[Entrada.$A$8:.$D$1605];4;0))" office:value-type="float" office:value="0">
            <text:p>0</text:p>
          </table:table-cell>
          <table:table-cell table:number-columns-repeated="21"/>
          <table:table-cell table:style-name="ce23" table:formula="of:=[.B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];[Entrada.$A$8:.$C$1606];3;0)) = 1; 0;VLOOKUP([.D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5</text:p>
          </table:table-cell>
          <table:table-cell/>
          <table:table-cell/>
          <table:table-cell table:style-name="ce5" office:value-type="string">
            <text:p>2,35</text:p>
          </table:table-cell>
          <table:table-cell table:style-name="ce16" table:formula="of:=IF(ISNA(VLOOKUP([.D77];[Entrada.$A$8:.$B$1605];2;0)) = 1; 0;VLOOKUP([.D77];[Entrada.$A$8:.$B$1605];2;0))" office:value-type="float" office:value="0">
            <text:p>0</text:p>
          </table:table-cell>
          <table:table-cell table:formula="of:=IF(ISNA(VLOOKUP([.D77];[Entrada.$A$8:.$D$1605];4;0)) = 1; 0;VLOOKUP([.D77];[Entrada.$A$8:.$D$1605];4;0))" office:value-type="float" office:value="0">
            <text:p>0</text:p>
          </table:table-cell>
          <table:table-cell table:number-columns-repeated="21"/>
          <table:table-cell table:style-name="ce23" table:formula="of:=[.B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];[Entrada.$A$8:.$C$1606];3;0)) = 1; 0;VLOOKUP([.D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6</text:p>
          </table:table-cell>
          <table:table-cell/>
          <table:table-cell/>
          <table:table-cell table:style-name="ce5" office:value-type="string">
            <text:p>2,36</text:p>
          </table:table-cell>
          <table:table-cell table:style-name="ce16" table:formula="of:=IF(ISNA(VLOOKUP([.D78];[Entrada.$A$8:.$B$1605];2;0)) = 1; 0;VLOOKUP([.D78];[Entrada.$A$8:.$B$1605];2;0))" office:value-type="float" office:value="0">
            <text:p>0</text:p>
          </table:table-cell>
          <table:table-cell table:formula="of:=IF(ISNA(VLOOKUP([.D78];[Entrada.$A$8:.$D$1605];4;0)) = 1; 0;VLOOKUP([.D78];[Entrada.$A$8:.$D$1605];4;0))" office:value-type="float" office:value="0">
            <text:p>0</text:p>
          </table:table-cell>
          <table:table-cell table:number-columns-repeated="21"/>
          <table:table-cell table:style-name="ce23" table:formula="of:=[.B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];[Entrada.$A$8:.$C$1606];3;0)) = 1; 0;VLOOKUP([.D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7</text:p>
          </table:table-cell>
          <table:table-cell/>
          <table:table-cell/>
          <table:table-cell table:style-name="ce5" office:value-type="string">
            <text:p>2,37</text:p>
          </table:table-cell>
          <table:table-cell table:style-name="ce16" table:formula="of:=IF(ISNA(VLOOKUP([.D79];[Entrada.$A$8:.$B$1605];2;0)) = 1; 0;VLOOKUP([.D79];[Entrada.$A$8:.$B$1605];2;0))" office:value-type="float" office:value="0">
            <text:p>0</text:p>
          </table:table-cell>
          <table:table-cell table:formula="of:=IF(ISNA(VLOOKUP([.D79];[Entrada.$A$8:.$D$1605];4;0)) = 1; 0;VLOOKUP([.D79];[Entrada.$A$8:.$D$1605];4;0))" office:value-type="float" office:value="0">
            <text:p>0</text:p>
          </table:table-cell>
          <table:table-cell table:number-columns-repeated="21"/>
          <table:table-cell table:style-name="ce23" table:formula="of:=[.B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];[Entrada.$A$8:.$C$1606];3;0)) = 1; 0;VLOOKUP([.D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8</text:p>
          </table:table-cell>
          <table:table-cell/>
          <table:table-cell/>
          <table:table-cell table:style-name="ce5" office:value-type="string">
            <text:p>2,38</text:p>
          </table:table-cell>
          <table:table-cell table:style-name="ce16" table:formula="of:=IF(ISNA(VLOOKUP([.D80];[Entrada.$A$8:.$B$1605];2;0)) = 1; 0;VLOOKUP([.D80];[Entrada.$A$8:.$B$1605];2;0))" office:value-type="float" office:value="0">
            <text:p>0</text:p>
          </table:table-cell>
          <table:table-cell table:formula="of:=IF(ISNA(VLOOKUP([.D80];[Entrada.$A$8:.$D$1605];4;0)) = 1; 0;VLOOKUP([.D80];[Entrada.$A$8:.$D$1605];4;0))" office:value-type="float" office:value="0">
            <text:p>0</text:p>
          </table:table-cell>
          <table:table-cell table:number-columns-repeated="21"/>
          <table:table-cell table:style-name="ce23" table:formula="of:=[.B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];[Entrada.$A$8:.$C$1606];3;0)) = 1; 0;VLOOKUP([.D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39</text:p>
          </table:table-cell>
          <table:table-cell/>
          <table:table-cell/>
          <table:table-cell table:style-name="ce5" office:value-type="string">
            <text:p>2,39</text:p>
          </table:table-cell>
          <table:table-cell table:style-name="ce16" table:formula="of:=IF(ISNA(VLOOKUP([.D81];[Entrada.$A$8:.$B$1605];2;0)) = 1; 0;VLOOKUP([.D81];[Entrada.$A$8:.$B$1605];2;0))" office:value-type="float" office:value="0">
            <text:p>0</text:p>
          </table:table-cell>
          <table:table-cell table:formula="of:=IF(ISNA(VLOOKUP([.D81];[Entrada.$A$8:.$D$1605];4;0)) = 1; 0;VLOOKUP([.D81];[Entrada.$A$8:.$D$1605];4;0))" office:value-type="float" office:value="0">
            <text:p>0</text:p>
          </table:table-cell>
          <table:table-cell table:number-columns-repeated="21"/>
          <table:table-cell table:style-name="ce23" table:formula="of:=[.B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];[Entrada.$A$8:.$C$1606];3;0)) = 1; 0;VLOOKUP([.D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,40</text:p>
          </table:table-cell>
          <table:table-cell/>
          <table:table-cell/>
          <table:table-cell table:style-name="ce5" office:value-type="string">
            <text:p>2,40</text:p>
          </table:table-cell>
          <table:table-cell table:style-name="ce16" table:formula="of:=IF(ISNA(VLOOKUP([.D82];[Entrada.$A$8:.$B$1605];2;0)) = 1; 0;VLOOKUP([.D82];[Entrada.$A$8:.$B$1605];2;0))" office:value-type="float" office:value="0">
            <text:p>0</text:p>
          </table:table-cell>
          <table:table-cell table:formula="of:=IF(ISNA(VLOOKUP([.D82];[Entrada.$A$8:.$D$1605];4;0)) = 1; 0;VLOOKUP([.D82];[Entrada.$A$8:.$D$1605];4;0))" office:value-type="float" office:value="0">
            <text:p>0</text:p>
          </table:table-cell>
          <table:table-cell table:number-columns-repeated="21"/>
          <table:table-cell table:style-name="ce23" table:formula="of:=[.B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];[Entrada.$A$8:.$C$1606];3;0)) = 1; 0;VLOOKUP([.D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3.1">
            <text:p>3,1</text:p>
          </table:table-cell>
          <table:table-cell/>
          <table:table-cell/>
          <table:table-cell table:style-name="ce12" office:value-type="float" office:value="3.1">
            <text:p>3,1</text:p>
          </table:table-cell>
          <table:table-cell table:style-name="ce16" table:formula="of:=IF(ISNA(VLOOKUP([.D83];[Entrada.$A$8:.$B$1605];2;0)) = 1; 0;VLOOKUP([.D83];[Entrada.$A$8:.$B$1605];2;0))" office:value-type="float" office:value="0">
            <text:p>0</text:p>
          </table:table-cell>
          <table:table-cell table:formula="of:=IF(ISNA(VLOOKUP([.D83];[Entrada.$A$8:.$D$1605];4;0)) = 1; 0;VLOOKUP([.D83];[Entrada.$A$8:.$D$1605];4;0))" office:value-type="float" office:value="0">
            <text:p>0</text:p>
          </table:table-cell>
          <table:table-cell table:number-columns-repeated="21"/>
          <table:table-cell table:style-name="ce23" table:formula="of:=[.B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];[Entrada.$A$8:.$C$1606];3;0)) = 1; 0;VLOOKUP([.D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3.2">
            <text:p>3,2</text:p>
          </table:table-cell>
          <table:table-cell/>
          <table:table-cell/>
          <table:table-cell table:style-name="ce12" office:value-type="float" office:value="3.2">
            <text:p>3,2</text:p>
          </table:table-cell>
          <table:table-cell table:style-name="ce16" table:formula="of:=IF(ISNA(VLOOKUP([.D84];[Entrada.$A$8:.$B$1605];2;0)) = 1; 0;VLOOKUP([.D84];[Entrada.$A$8:.$B$1605];2;0))" office:value-type="float" office:value="0">
            <text:p>0</text:p>
          </table:table-cell>
          <table:table-cell table:formula="of:=IF(ISNA(VLOOKUP([.D84];[Entrada.$A$8:.$D$1605];4;0)) = 1; 0;VLOOKUP([.D84];[Entrada.$A$8:.$D$1605];4;0))" office:value-type="float" office:value="0">
            <text:p>0</text:p>
          </table:table-cell>
          <table:table-cell table:number-columns-repeated="21"/>
          <table:table-cell table:style-name="ce23" table:formula="of:=[.B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];[Entrada.$A$8:.$C$1606];3;0)) = 1; 0;VLOOKUP([.D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</text:p>
          </table:table-cell>
          <table:table-cell/>
          <table:table-cell/>
          <table:table-cell table:style-name="ce5" office:value-type="string">
            <text:p>3,3</text:p>
          </table:table-cell>
          <table:table-cell table:style-name="ce16" table:formula="of:=IF(ISNA(VLOOKUP([.D85];[Entrada.$A$8:.$B$1605];2;0)) = 1; 0;VLOOKUP([.D85];[Entrada.$A$8:.$B$1605];2;0))" office:value-type="float" office:value="0">
            <text:p>0</text:p>
          </table:table-cell>
          <table:table-cell table:formula="of:=IF(ISNA(VLOOKUP([.D85];[Entrada.$A$8:.$D$1605];4;0)) = 1; 0;VLOOKUP([.D85];[Entrada.$A$8:.$D$1605];4;0))" office:value-type="float" office:value="0">
            <text:p>0</text:p>
          </table:table-cell>
          <table:table-cell table:number-columns-repeated="21"/>
          <table:table-cell table:style-name="ce23" table:formula="of:=[.B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];[Entrada.$A$8:.$C$1606];3;0)) = 1; 0;VLOOKUP([.D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4</text:p>
          </table:table-cell>
          <table:table-cell/>
          <table:table-cell/>
          <table:table-cell table:style-name="ce5" office:value-type="string">
            <text:p>3,4</text:p>
          </table:table-cell>
          <table:table-cell table:style-name="ce16" table:formula="of:=IF(ISNA(VLOOKUP([.D86];[Entrada.$A$8:.$B$1605];2;0)) = 1; 0;VLOOKUP([.D86];[Entrada.$A$8:.$B$1605];2;0))" office:value-type="float" office:value="0">
            <text:p>0</text:p>
          </table:table-cell>
          <table:table-cell table:formula="of:=IF(ISNA(VLOOKUP([.D86];[Entrada.$A$8:.$D$1605];4;0)) = 1; 0;VLOOKUP([.D86];[Entrada.$A$8:.$D$1605];4;0))" office:value-type="float" office:value="0">
            <text:p>0</text:p>
          </table:table-cell>
          <table:table-cell table:number-columns-repeated="21"/>
          <table:table-cell table:style-name="ce23" table:formula="of:=[.B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];[Entrada.$A$8:.$C$1606];3;0)) = 1; 0;VLOOKUP([.D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5</text:p>
          </table:table-cell>
          <table:table-cell/>
          <table:table-cell/>
          <table:table-cell table:style-name="ce5" office:value-type="string">
            <text:p>3,5</text:p>
          </table:table-cell>
          <table:table-cell table:style-name="ce16" table:formula="of:=IF(ISNA(VLOOKUP([.D87];[Entrada.$A$8:.$B$1605];2;0)) = 1; 0;VLOOKUP([.D87];[Entrada.$A$8:.$B$1605];2;0))" office:value-type="float" office:value="0">
            <text:p>0</text:p>
          </table:table-cell>
          <table:table-cell table:formula="of:=IF(ISNA(VLOOKUP([.D87];[Entrada.$A$8:.$D$1605];4;0)) = 1; 0;VLOOKUP([.D87];[Entrada.$A$8:.$D$1605];4;0))" office:value-type="float" office:value="0">
            <text:p>0</text:p>
          </table:table-cell>
          <table:table-cell table:number-columns-repeated="21"/>
          <table:table-cell table:style-name="ce23" table:formula="of:=[.B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];[Entrada.$A$8:.$C$1606];3;0)) = 1; 0;VLOOKUP([.D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6</text:p>
          </table:table-cell>
          <table:table-cell/>
          <table:table-cell/>
          <table:table-cell table:style-name="ce5" office:value-type="string">
            <text:p>3,6</text:p>
          </table:table-cell>
          <table:table-cell table:style-name="ce16" table:formula="of:=IF(ISNA(VLOOKUP([.D88];[Entrada.$A$8:.$B$1605];2;0)) = 1; 0;VLOOKUP([.D88];[Entrada.$A$8:.$B$1605];2;0))" office:value-type="float" office:value="0">
            <text:p>0</text:p>
          </table:table-cell>
          <table:table-cell table:formula="of:=IF(ISNA(VLOOKUP([.D88];[Entrada.$A$8:.$D$1605];4;0)) = 1; 0;VLOOKUP([.D88];[Entrada.$A$8:.$D$1605];4;0))" office:value-type="float" office:value="0">
            <text:p>0</text:p>
          </table:table-cell>
          <table:table-cell table:number-columns-repeated="21"/>
          <table:table-cell table:style-name="ce23" table:formula="of:=[.B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];[Entrada.$A$8:.$C$1606];3;0)) = 1; 0;VLOOKUP([.D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7</text:p>
          </table:table-cell>
          <table:table-cell/>
          <table:table-cell/>
          <table:table-cell table:style-name="ce5" office:value-type="string">
            <text:p>3,7</text:p>
          </table:table-cell>
          <table:table-cell table:style-name="ce16" table:formula="of:=IF(ISNA(VLOOKUP([.D89];[Entrada.$A$8:.$B$1605];2;0)) = 1; 0;VLOOKUP([.D89];[Entrada.$A$8:.$B$1605];2;0))" office:value-type="float" office:value="0">
            <text:p>0</text:p>
          </table:table-cell>
          <table:table-cell table:formula="of:=IF(ISNA(VLOOKUP([.D89];[Entrada.$A$8:.$D$1605];4;0)) = 1; 0;VLOOKUP([.D89];[Entrada.$A$8:.$D$1605];4;0))" office:value-type="float" office:value="0">
            <text:p>0</text:p>
          </table:table-cell>
          <table:table-cell table:number-columns-repeated="21"/>
          <table:table-cell table:style-name="ce23" table:formula="of:=[.B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];[Entrada.$A$8:.$C$1606];3;0)) = 1; 0;VLOOKUP([.D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8</text:p>
          </table:table-cell>
          <table:table-cell/>
          <table:table-cell/>
          <table:table-cell table:style-name="ce5" office:value-type="string">
            <text:p>3,8</text:p>
          </table:table-cell>
          <table:table-cell table:style-name="ce16" table:formula="of:=IF(ISNA(VLOOKUP([.D90];[Entrada.$A$8:.$B$1605];2;0)) = 1; 0;VLOOKUP([.D90];[Entrada.$A$8:.$B$1605];2;0))" office:value-type="float" office:value="0">
            <text:p>0</text:p>
          </table:table-cell>
          <table:table-cell table:formula="of:=IF(ISNA(VLOOKUP([.D90];[Entrada.$A$8:.$D$1605];4;0)) = 1; 0;VLOOKUP([.D90];[Entrada.$A$8:.$D$1605];4;0))" office:value-type="float" office:value="0">
            <text:p>0</text:p>
          </table:table-cell>
          <table:table-cell table:number-columns-repeated="21"/>
          <table:table-cell table:style-name="ce23" table:formula="of:=[.B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];[Entrada.$A$8:.$C$1606];3;0)) = 1; 0;VLOOKUP([.D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9</text:p>
          </table:table-cell>
          <table:table-cell/>
          <table:table-cell/>
          <table:table-cell table:style-name="ce5" office:value-type="string">
            <text:p>3,9</text:p>
          </table:table-cell>
          <table:table-cell table:style-name="ce16" table:formula="of:=IF(ISNA(VLOOKUP([.D91];[Entrada.$A$8:.$B$1605];2;0)) = 1; 0;VLOOKUP([.D91];[Entrada.$A$8:.$B$1605];2;0))" office:value-type="float" office:value="0">
            <text:p>0</text:p>
          </table:table-cell>
          <table:table-cell table:formula="of:=IF(ISNA(VLOOKUP([.D91];[Entrada.$A$8:.$D$1605];4;0)) = 1; 0;VLOOKUP([.D91];[Entrada.$A$8:.$D$1605];4;0))" office:value-type="float" office:value="0">
            <text:p>0</text:p>
          </table:table-cell>
          <table:table-cell table:number-columns-repeated="21"/>
          <table:table-cell table:style-name="ce23" table:formula="of:=[.B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];[Entrada.$A$8:.$C$1606];3;0)) = 1; 0;VLOOKUP([.D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0</text:p>
          </table:table-cell>
          <table:table-cell/>
          <table:table-cell/>
          <table:table-cell table:style-name="ce5" office:value-type="string">
            <text:p>3,10</text:p>
          </table:table-cell>
          <table:table-cell table:style-name="ce16" table:formula="of:=IF(ISNA(VLOOKUP([.D92];[Entrada.$A$8:.$B$1605];2;0)) = 1; 0;VLOOKUP([.D92];[Entrada.$A$8:.$B$1605];2;0))" office:value-type="float" office:value="0">
            <text:p>0</text:p>
          </table:table-cell>
          <table:table-cell table:formula="of:=IF(ISNA(VLOOKUP([.D92];[Entrada.$A$8:.$D$1605];4;0)) = 1; 0;VLOOKUP([.D92];[Entrada.$A$8:.$D$1605];4;0))" office:value-type="float" office:value="0">
            <text:p>0</text:p>
          </table:table-cell>
          <table:table-cell table:number-columns-repeated="21"/>
          <table:table-cell table:style-name="ce23" table:formula="of:=[.B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];[Entrada.$A$8:.$C$1606];3;0)) = 1; 0;VLOOKUP([.D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1</text:p>
          </table:table-cell>
          <table:table-cell/>
          <table:table-cell/>
          <table:table-cell table:style-name="ce5" office:value-type="string">
            <text:p>3,11</text:p>
          </table:table-cell>
          <table:table-cell table:style-name="ce16" table:formula="of:=IF(ISNA(VLOOKUP([.D93];[Entrada.$A$8:.$B$1605];2;0)) = 1; 0;VLOOKUP([.D93];[Entrada.$A$8:.$B$1605];2;0))" office:value-type="float" office:value="0">
            <text:p>0</text:p>
          </table:table-cell>
          <table:table-cell table:formula="of:=IF(ISNA(VLOOKUP([.D93];[Entrada.$A$8:.$D$1605];4;0)) = 1; 0;VLOOKUP([.D93];[Entrada.$A$8:.$D$1605];4;0))" office:value-type="float" office:value="0">
            <text:p>0</text:p>
          </table:table-cell>
          <table:table-cell table:number-columns-repeated="21"/>
          <table:table-cell table:style-name="ce23" table:formula="of:=[.B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];[Entrada.$A$8:.$C$1606];3;0)) = 1; 0;VLOOKUP([.D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2</text:p>
          </table:table-cell>
          <table:table-cell/>
          <table:table-cell/>
          <table:table-cell table:style-name="ce5" office:value-type="string">
            <text:p>3,12</text:p>
          </table:table-cell>
          <table:table-cell table:style-name="ce16" table:formula="of:=IF(ISNA(VLOOKUP([.D94];[Entrada.$A$8:.$B$1605];2;0)) = 1; 0;VLOOKUP([.D94];[Entrada.$A$8:.$B$1605];2;0))" office:value-type="float" office:value="0">
            <text:p>0</text:p>
          </table:table-cell>
          <table:table-cell table:formula="of:=IF(ISNA(VLOOKUP([.D94];[Entrada.$A$8:.$D$1605];4;0)) = 1; 0;VLOOKUP([.D94];[Entrada.$A$8:.$D$1605];4;0))" office:value-type="float" office:value="0">
            <text:p>0</text:p>
          </table:table-cell>
          <table:table-cell table:number-columns-repeated="21"/>
          <table:table-cell table:style-name="ce23" table:formula="of:=[.B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];[Entrada.$A$8:.$C$1606];3;0)) = 1; 0;VLOOKUP([.D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3</text:p>
          </table:table-cell>
          <table:table-cell/>
          <table:table-cell/>
          <table:table-cell table:style-name="ce5" office:value-type="string">
            <text:p>3,13</text:p>
          </table:table-cell>
          <table:table-cell table:style-name="ce16" table:formula="of:=IF(ISNA(VLOOKUP([.D95];[Entrada.$A$8:.$B$1605];2;0)) = 1; 0;VLOOKUP([.D95];[Entrada.$A$8:.$B$1605];2;0))" office:value-type="float" office:value="0">
            <text:p>0</text:p>
          </table:table-cell>
          <table:table-cell table:formula="of:=IF(ISNA(VLOOKUP([.D95];[Entrada.$A$8:.$D$1605];4;0)) = 1; 0;VLOOKUP([.D95];[Entrada.$A$8:.$D$1605];4;0))" office:value-type="float" office:value="0">
            <text:p>0</text:p>
          </table:table-cell>
          <table:table-cell table:number-columns-repeated="21"/>
          <table:table-cell table:style-name="ce23" table:formula="of:=[.B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];[Entrada.$A$8:.$C$1606];3;0)) = 1; 0;VLOOKUP([.D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4</text:p>
          </table:table-cell>
          <table:table-cell/>
          <table:table-cell/>
          <table:table-cell table:style-name="ce5" office:value-type="string">
            <text:p>3,14</text:p>
          </table:table-cell>
          <table:table-cell table:style-name="ce16" table:formula="of:=IF(ISNA(VLOOKUP([.D96];[Entrada.$A$8:.$B$1605];2;0)) = 1; 0;VLOOKUP([.D96];[Entrada.$A$8:.$B$1605];2;0))" office:value-type="float" office:value="0">
            <text:p>0</text:p>
          </table:table-cell>
          <table:table-cell table:formula="of:=IF(ISNA(VLOOKUP([.D96];[Entrada.$A$8:.$D$1605];4;0)) = 1; 0;VLOOKUP([.D96];[Entrada.$A$8:.$D$1605];4;0))" office:value-type="float" office:value="0">
            <text:p>0</text:p>
          </table:table-cell>
          <table:table-cell table:number-columns-repeated="21"/>
          <table:table-cell table:style-name="ce23" table:formula="of:=[.B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];[Entrada.$A$8:.$C$1606];3;0)) = 1; 0;VLOOKUP([.D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5</text:p>
          </table:table-cell>
          <table:table-cell/>
          <table:table-cell/>
          <table:table-cell table:style-name="ce5" office:value-type="string">
            <text:p>3,15</text:p>
          </table:table-cell>
          <table:table-cell table:style-name="ce16" table:formula="of:=IF(ISNA(VLOOKUP([.D97];[Entrada.$A$8:.$B$1605];2;0)) = 1; 0;VLOOKUP([.D97];[Entrada.$A$8:.$B$1605];2;0))" office:value-type="float" office:value="0">
            <text:p>0</text:p>
          </table:table-cell>
          <table:table-cell table:formula="of:=IF(ISNA(VLOOKUP([.D97];[Entrada.$A$8:.$D$1605];4;0)) = 1; 0;VLOOKUP([.D97];[Entrada.$A$8:.$D$1605];4;0))" office:value-type="float" office:value="0">
            <text:p>0</text:p>
          </table:table-cell>
          <table:table-cell table:number-columns-repeated="21"/>
          <table:table-cell table:style-name="ce23" table:formula="of:=[.B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];[Entrada.$A$8:.$C$1606];3;0)) = 1; 0;VLOOKUP([.D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6</text:p>
          </table:table-cell>
          <table:table-cell/>
          <table:table-cell/>
          <table:table-cell table:style-name="ce5" office:value-type="string">
            <text:p>3,16</text:p>
          </table:table-cell>
          <table:table-cell table:style-name="ce16" table:formula="of:=IF(ISNA(VLOOKUP([.D98];[Entrada.$A$8:.$B$1605];2;0)) = 1; 0;VLOOKUP([.D98];[Entrada.$A$8:.$B$1605];2;0))" office:value-type="float" office:value="0">
            <text:p>0</text:p>
          </table:table-cell>
          <table:table-cell table:formula="of:=IF(ISNA(VLOOKUP([.D98];[Entrada.$A$8:.$D$1605];4;0)) = 1; 0;VLOOKUP([.D98];[Entrada.$A$8:.$D$1605];4;0))" office:value-type="float" office:value="0">
            <text:p>0</text:p>
          </table:table-cell>
          <table:table-cell table:number-columns-repeated="21"/>
          <table:table-cell table:style-name="ce23" table:formula="of:=[.B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];[Entrada.$A$8:.$C$1606];3;0)) = 1; 0;VLOOKUP([.D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7</text:p>
          </table:table-cell>
          <table:table-cell/>
          <table:table-cell/>
          <table:table-cell table:style-name="ce5" office:value-type="string">
            <text:p>3,17</text:p>
          </table:table-cell>
          <table:table-cell table:style-name="ce16" table:formula="of:=IF(ISNA(VLOOKUP([.D99];[Entrada.$A$8:.$B$1605];2;0)) = 1; 0;VLOOKUP([.D99];[Entrada.$A$8:.$B$1605];2;0))" office:value-type="float" office:value="0">
            <text:p>0</text:p>
          </table:table-cell>
          <table:table-cell table:formula="of:=IF(ISNA(VLOOKUP([.D99];[Entrada.$A$8:.$D$1605];4;0)) = 1; 0;VLOOKUP([.D99];[Entrada.$A$8:.$D$1605];4;0))" office:value-type="float" office:value="0">
            <text:p>0</text:p>
          </table:table-cell>
          <table:table-cell table:number-columns-repeated="21"/>
          <table:table-cell table:style-name="ce23" table:formula="of:=[.B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];[Entrada.$A$8:.$C$1606];3;0)) = 1; 0;VLOOKUP([.D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8</text:p>
          </table:table-cell>
          <table:table-cell/>
          <table:table-cell/>
          <table:table-cell table:style-name="ce5" office:value-type="string">
            <text:p>3,18</text:p>
          </table:table-cell>
          <table:table-cell table:style-name="ce16" table:formula="of:=IF(ISNA(VLOOKUP([.D100];[Entrada.$A$8:.$B$1605];2;0)) = 1; 0;VLOOKUP([.D100];[Entrada.$A$8:.$B$1605];2;0))" office:value-type="float" office:value="0">
            <text:p>0</text:p>
          </table:table-cell>
          <table:table-cell table:formula="of:=IF(ISNA(VLOOKUP([.D100];[Entrada.$A$8:.$D$1605];4;0)) = 1; 0;VLOOKUP([.D10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];[Entrada.$A$8:.$C$1606];3;0)) = 1; 0;VLOOKUP([.D1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19</text:p>
          </table:table-cell>
          <table:table-cell/>
          <table:table-cell/>
          <table:table-cell table:style-name="ce5" office:value-type="string">
            <text:p>3,19</text:p>
          </table:table-cell>
          <table:table-cell table:style-name="ce16" table:formula="of:=IF(ISNA(VLOOKUP([.D101];[Entrada.$A$8:.$B$1605];2;0)) = 1; 0;VLOOKUP([.D101];[Entrada.$A$8:.$B$1605];2;0))" office:value-type="float" office:value="0">
            <text:p>0</text:p>
          </table:table-cell>
          <table:table-cell table:formula="of:=IF(ISNA(VLOOKUP([.D101];[Entrada.$A$8:.$D$1605];4;0)) = 1; 0;VLOOKUP([.D10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];[Entrada.$A$8:.$C$1606];3;0)) = 1; 0;VLOOKUP([.D1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0</text:p>
          </table:table-cell>
          <table:table-cell/>
          <table:table-cell/>
          <table:table-cell table:style-name="ce5" office:value-type="string">
            <text:p>3,20</text:p>
          </table:table-cell>
          <table:table-cell table:style-name="ce16" table:formula="of:=IF(ISNA(VLOOKUP([.D102];[Entrada.$A$8:.$B$1605];2;0)) = 1; 0;VLOOKUP([.D102];[Entrada.$A$8:.$B$1605];2;0))" office:value-type="float" office:value="0">
            <text:p>0</text:p>
          </table:table-cell>
          <table:table-cell table:formula="of:=IF(ISNA(VLOOKUP([.D102];[Entrada.$A$8:.$D$1605];4;0)) = 1; 0;VLOOKUP([.D10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];[Entrada.$A$8:.$C$1606];3;0)) = 1; 0;VLOOKUP([.D1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1</text:p>
          </table:table-cell>
          <table:table-cell/>
          <table:table-cell/>
          <table:table-cell table:style-name="ce5" office:value-type="string">
            <text:p>3,21</text:p>
          </table:table-cell>
          <table:table-cell table:style-name="ce16" table:formula="of:=IF(ISNA(VLOOKUP([.D103];[Entrada.$A$8:.$B$1605];2;0)) = 1; 0;VLOOKUP([.D103];[Entrada.$A$8:.$B$1605];2;0))" office:value-type="float" office:value="0">
            <text:p>0</text:p>
          </table:table-cell>
          <table:table-cell table:formula="of:=IF(ISNA(VLOOKUP([.D103];[Entrada.$A$8:.$D$1605];4;0)) = 1; 0;VLOOKUP([.D10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];[Entrada.$A$8:.$C$1606];3;0)) = 1; 0;VLOOKUP([.D1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2</text:p>
          </table:table-cell>
          <table:table-cell/>
          <table:table-cell/>
          <table:table-cell table:style-name="ce5" office:value-type="string">
            <text:p>3,22</text:p>
          </table:table-cell>
          <table:table-cell table:style-name="ce16" table:formula="of:=IF(ISNA(VLOOKUP([.D104];[Entrada.$A$8:.$B$1605];2;0)) = 1; 0;VLOOKUP([.D104];[Entrada.$A$8:.$B$1605];2;0))" office:value-type="float" office:value="0">
            <text:p>0</text:p>
          </table:table-cell>
          <table:table-cell table:formula="of:=IF(ISNA(VLOOKUP([.D104];[Entrada.$A$8:.$D$1605];4;0)) = 1; 0;VLOOKUP([.D10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];[Entrada.$A$8:.$C$1606];3;0)) = 1; 0;VLOOKUP([.D1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3</text:p>
          </table:table-cell>
          <table:table-cell/>
          <table:table-cell/>
          <table:table-cell table:style-name="ce5" office:value-type="string">
            <text:p>3,23</text:p>
          </table:table-cell>
          <table:table-cell table:style-name="ce16" table:formula="of:=IF(ISNA(VLOOKUP([.D105];[Entrada.$A$8:.$B$1605];2;0)) = 1; 0;VLOOKUP([.D105];[Entrada.$A$8:.$B$1605];2;0))" office:value-type="float" office:value="0">
            <text:p>0</text:p>
          </table:table-cell>
          <table:table-cell table:formula="of:=IF(ISNA(VLOOKUP([.D105];[Entrada.$A$8:.$D$1605];4;0)) = 1; 0;VLOOKUP([.D10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];[Entrada.$A$8:.$C$1606];3;0)) = 1; 0;VLOOKUP([.D1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4</text:p>
          </table:table-cell>
          <table:table-cell/>
          <table:table-cell/>
          <table:table-cell table:style-name="ce5" office:value-type="string">
            <text:p>3,24</text:p>
          </table:table-cell>
          <table:table-cell table:style-name="ce16" table:formula="of:=IF(ISNA(VLOOKUP([.D106];[Entrada.$A$8:.$B$1605];2;0)) = 1; 0;VLOOKUP([.D106];[Entrada.$A$8:.$B$1605];2;0))" office:value-type="float" office:value="0">
            <text:p>0</text:p>
          </table:table-cell>
          <table:table-cell table:formula="of:=IF(ISNA(VLOOKUP([.D106];[Entrada.$A$8:.$D$1605];4;0)) = 1; 0;VLOOKUP([.D10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];[Entrada.$A$8:.$C$1606];3;0)) = 1; 0;VLOOKUP([.D1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5</text:p>
          </table:table-cell>
          <table:table-cell/>
          <table:table-cell/>
          <table:table-cell table:style-name="ce5" office:value-type="string">
            <text:p>3,25</text:p>
          </table:table-cell>
          <table:table-cell table:style-name="ce16" table:formula="of:=IF(ISNA(VLOOKUP([.D107];[Entrada.$A$8:.$B$1605];2;0)) = 1; 0;VLOOKUP([.D107];[Entrada.$A$8:.$B$1605];2;0))" office:value-type="float" office:value="0">
            <text:p>0</text:p>
          </table:table-cell>
          <table:table-cell table:formula="of:=IF(ISNA(VLOOKUP([.D107];[Entrada.$A$8:.$D$1605];4;0)) = 1; 0;VLOOKUP([.D10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];[Entrada.$A$8:.$C$1606];3;0)) = 1; 0;VLOOKUP([.D1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6</text:p>
          </table:table-cell>
          <table:table-cell/>
          <table:table-cell/>
          <table:table-cell table:style-name="ce5" office:value-type="string">
            <text:p>3,26</text:p>
          </table:table-cell>
          <table:table-cell table:style-name="ce16" table:formula="of:=IF(ISNA(VLOOKUP([.D108];[Entrada.$A$8:.$B$1605];2;0)) = 1; 0;VLOOKUP([.D108];[Entrada.$A$8:.$B$1605];2;0))" office:value-type="float" office:value="0">
            <text:p>0</text:p>
          </table:table-cell>
          <table:table-cell table:formula="of:=IF(ISNA(VLOOKUP([.D108];[Entrada.$A$8:.$D$1605];4;0)) = 1; 0;VLOOKUP([.D10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];[Entrada.$A$8:.$C$1606];3;0)) = 1; 0;VLOOKUP([.D1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7</text:p>
          </table:table-cell>
          <table:table-cell/>
          <table:table-cell/>
          <table:table-cell table:style-name="ce5" office:value-type="string">
            <text:p>3,27</text:p>
          </table:table-cell>
          <table:table-cell table:style-name="ce16" table:formula="of:=IF(ISNA(VLOOKUP([.D109];[Entrada.$A$8:.$B$1605];2;0)) = 1; 0;VLOOKUP([.D109];[Entrada.$A$8:.$B$1605];2;0))" office:value-type="float" office:value="0">
            <text:p>0</text:p>
          </table:table-cell>
          <table:table-cell table:formula="of:=IF(ISNA(VLOOKUP([.D109];[Entrada.$A$8:.$D$1605];4;0)) = 1; 0;VLOOKUP([.D10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];[Entrada.$A$8:.$C$1606];3;0)) = 1; 0;VLOOKUP([.D1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8</text:p>
          </table:table-cell>
          <table:table-cell/>
          <table:table-cell/>
          <table:table-cell table:style-name="ce5" office:value-type="string">
            <text:p>3,28</text:p>
          </table:table-cell>
          <table:table-cell table:style-name="ce16" table:formula="of:=IF(ISNA(VLOOKUP([.D110];[Entrada.$A$8:.$B$1605];2;0)) = 1; 0;VLOOKUP([.D110];[Entrada.$A$8:.$B$1605];2;0))" office:value-type="float" office:value="0">
            <text:p>0</text:p>
          </table:table-cell>
          <table:table-cell table:formula="of:=IF(ISNA(VLOOKUP([.D110];[Entrada.$A$8:.$D$1605];4;0)) = 1; 0;VLOOKUP([.D11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];[Entrada.$A$8:.$C$1606];3;0)) = 1; 0;VLOOKUP([.D1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29</text:p>
          </table:table-cell>
          <table:table-cell/>
          <table:table-cell/>
          <table:table-cell table:style-name="ce5" office:value-type="string">
            <text:p>3,29</text:p>
          </table:table-cell>
          <table:table-cell table:style-name="ce16" table:formula="of:=IF(ISNA(VLOOKUP([.D111];[Entrada.$A$8:.$B$1605];2;0)) = 1; 0;VLOOKUP([.D111];[Entrada.$A$8:.$B$1605];2;0))" office:value-type="float" office:value="0">
            <text:p>0</text:p>
          </table:table-cell>
          <table:table-cell table:formula="of:=IF(ISNA(VLOOKUP([.D111];[Entrada.$A$8:.$D$1605];4;0)) = 1; 0;VLOOKUP([.D11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];[Entrada.$A$8:.$C$1606];3;0)) = 1; 0;VLOOKUP([.D1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0</text:p>
          </table:table-cell>
          <table:table-cell/>
          <table:table-cell/>
          <table:table-cell table:style-name="ce5" office:value-type="string">
            <text:p>3,30</text:p>
          </table:table-cell>
          <table:table-cell table:style-name="ce16" table:formula="of:=IF(ISNA(VLOOKUP([.D112];[Entrada.$A$8:.$B$1605];2;0)) = 1; 0;VLOOKUP([.D112];[Entrada.$A$8:.$B$1605];2;0))" office:value-type="float" office:value="0">
            <text:p>0</text:p>
          </table:table-cell>
          <table:table-cell table:formula="of:=IF(ISNA(VLOOKUP([.D112];[Entrada.$A$8:.$D$1605];4;0)) = 1; 0;VLOOKUP([.D11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];[Entrada.$A$8:.$C$1606];3;0)) = 1; 0;VLOOKUP([.D1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1</text:p>
          </table:table-cell>
          <table:table-cell/>
          <table:table-cell/>
          <table:table-cell table:style-name="ce5" office:value-type="string">
            <text:p>3,31</text:p>
          </table:table-cell>
          <table:table-cell table:style-name="ce16" table:formula="of:=IF(ISNA(VLOOKUP([.D113];[Entrada.$A$8:.$B$1605];2;0)) = 1; 0;VLOOKUP([.D113];[Entrada.$A$8:.$B$1605];2;0))" office:value-type="float" office:value="0">
            <text:p>0</text:p>
          </table:table-cell>
          <table:table-cell table:formula="of:=IF(ISNA(VLOOKUP([.D113];[Entrada.$A$8:.$D$1605];4;0)) = 1; 0;VLOOKUP([.D11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];[Entrada.$A$8:.$C$1606];3;0)) = 1; 0;VLOOKUP([.D1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2</text:p>
          </table:table-cell>
          <table:table-cell/>
          <table:table-cell/>
          <table:table-cell table:style-name="ce5" office:value-type="string">
            <text:p>3,32</text:p>
          </table:table-cell>
          <table:table-cell table:style-name="ce16" table:formula="of:=IF(ISNA(VLOOKUP([.D114];[Entrada.$A$8:.$B$1605];2;0)) = 1; 0;VLOOKUP([.D114];[Entrada.$A$8:.$B$1605];2;0))" office:value-type="float" office:value="0">
            <text:p>0</text:p>
          </table:table-cell>
          <table:table-cell table:formula="of:=IF(ISNA(VLOOKUP([.D114];[Entrada.$A$8:.$D$1605];4;0)) = 1; 0;VLOOKUP([.D11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];[Entrada.$A$8:.$C$1606];3;0)) = 1; 0;VLOOKUP([.D1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3</text:p>
          </table:table-cell>
          <table:table-cell/>
          <table:table-cell/>
          <table:table-cell table:style-name="ce5" office:value-type="string">
            <text:p>3,33</text:p>
          </table:table-cell>
          <table:table-cell table:style-name="ce16" table:formula="of:=IF(ISNA(VLOOKUP([.D115];[Entrada.$A$8:.$B$1605];2;0)) = 1; 0;VLOOKUP([.D115];[Entrada.$A$8:.$B$1605];2;0))" office:value-type="float" office:value="0">
            <text:p>0</text:p>
          </table:table-cell>
          <table:table-cell table:formula="of:=IF(ISNA(VLOOKUP([.D115];[Entrada.$A$8:.$D$1605];4;0)) = 1; 0;VLOOKUP([.D11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];[Entrada.$A$8:.$C$1606];3;0)) = 1; 0;VLOOKUP([.D1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4</text:p>
          </table:table-cell>
          <table:table-cell/>
          <table:table-cell/>
          <table:table-cell table:style-name="ce5" office:value-type="string">
            <text:p>3,34</text:p>
          </table:table-cell>
          <table:table-cell table:style-name="ce16" table:formula="of:=IF(ISNA(VLOOKUP([.D116];[Entrada.$A$8:.$B$1605];2;0)) = 1; 0;VLOOKUP([.D116];[Entrada.$A$8:.$B$1605];2;0))" office:value-type="float" office:value="0">
            <text:p>0</text:p>
          </table:table-cell>
          <table:table-cell table:formula="of:=IF(ISNA(VLOOKUP([.D116];[Entrada.$A$8:.$D$1605];4;0)) = 1; 0;VLOOKUP([.D11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];[Entrada.$A$8:.$C$1606];3;0)) = 1; 0;VLOOKUP([.D1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5</text:p>
          </table:table-cell>
          <table:table-cell/>
          <table:table-cell/>
          <table:table-cell table:style-name="ce5" office:value-type="string">
            <text:p>3,35</text:p>
          </table:table-cell>
          <table:table-cell table:style-name="ce16" table:formula="of:=IF(ISNA(VLOOKUP([.D117];[Entrada.$A$8:.$B$1605];2;0)) = 1; 0;VLOOKUP([.D117];[Entrada.$A$8:.$B$1605];2;0))" office:value-type="float" office:value="0">
            <text:p>0</text:p>
          </table:table-cell>
          <table:table-cell table:formula="of:=IF(ISNA(VLOOKUP([.D117];[Entrada.$A$8:.$D$1605];4;0)) = 1; 0;VLOOKUP([.D11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];[Entrada.$A$8:.$C$1606];3;0)) = 1; 0;VLOOKUP([.D1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6</text:p>
          </table:table-cell>
          <table:table-cell/>
          <table:table-cell/>
          <table:table-cell table:style-name="ce5" office:value-type="string">
            <text:p>3,36</text:p>
          </table:table-cell>
          <table:table-cell table:style-name="ce16" table:formula="of:=IF(ISNA(VLOOKUP([.D118];[Entrada.$A$8:.$B$1605];2;0)) = 1; 0;VLOOKUP([.D118];[Entrada.$A$8:.$B$1605];2;0))" office:value-type="float" office:value="0">
            <text:p>0</text:p>
          </table:table-cell>
          <table:table-cell table:formula="of:=IF(ISNA(VLOOKUP([.D118];[Entrada.$A$8:.$D$1605];4;0)) = 1; 0;VLOOKUP([.D11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];[Entrada.$A$8:.$C$1606];3;0)) = 1; 0;VLOOKUP([.D1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7</text:p>
          </table:table-cell>
          <table:table-cell/>
          <table:table-cell/>
          <table:table-cell table:style-name="ce5" office:value-type="string">
            <text:p>3,37</text:p>
          </table:table-cell>
          <table:table-cell table:style-name="ce16" table:formula="of:=IF(ISNA(VLOOKUP([.D119];[Entrada.$A$8:.$B$1605];2;0)) = 1; 0;VLOOKUP([.D119];[Entrada.$A$8:.$B$1605];2;0))" office:value-type="float" office:value="0">
            <text:p>0</text:p>
          </table:table-cell>
          <table:table-cell table:formula="of:=IF(ISNA(VLOOKUP([.D119];[Entrada.$A$8:.$D$1605];4;0)) = 1; 0;VLOOKUP([.D11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];[Entrada.$A$8:.$C$1606];3;0)) = 1; 0;VLOOKUP([.D1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8</text:p>
          </table:table-cell>
          <table:table-cell/>
          <table:table-cell/>
          <table:table-cell table:style-name="ce5" office:value-type="string">
            <text:p>3,38</text:p>
          </table:table-cell>
          <table:table-cell table:style-name="ce16" table:formula="of:=IF(ISNA(VLOOKUP([.D120];[Entrada.$A$8:.$B$1605];2;0)) = 1; 0;VLOOKUP([.D120];[Entrada.$A$8:.$B$1605];2;0))" office:value-type="float" office:value="0">
            <text:p>0</text:p>
          </table:table-cell>
          <table:table-cell table:formula="of:=IF(ISNA(VLOOKUP([.D120];[Entrada.$A$8:.$D$1605];4;0)) = 1; 0;VLOOKUP([.D12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];[Entrada.$A$8:.$C$1606];3;0)) = 1; 0;VLOOKUP([.D1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39</text:p>
          </table:table-cell>
          <table:table-cell/>
          <table:table-cell/>
          <table:table-cell table:style-name="ce5" office:value-type="string">
            <text:p>3,39</text:p>
          </table:table-cell>
          <table:table-cell table:style-name="ce16" table:formula="of:=IF(ISNA(VLOOKUP([.D121];[Entrada.$A$8:.$B$1605];2;0)) = 1; 0;VLOOKUP([.D121];[Entrada.$A$8:.$B$1605];2;0))" office:value-type="float" office:value="0">
            <text:p>0</text:p>
          </table:table-cell>
          <table:table-cell table:formula="of:=IF(ISNA(VLOOKUP([.D121];[Entrada.$A$8:.$D$1605];4;0)) = 1; 0;VLOOKUP([.D12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];[Entrada.$A$8:.$C$1606];3;0)) = 1; 0;VLOOKUP([.D1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,40</text:p>
          </table:table-cell>
          <table:table-cell/>
          <table:table-cell/>
          <table:table-cell table:style-name="ce5" office:value-type="string">
            <text:p>3,40</text:p>
          </table:table-cell>
          <table:table-cell table:style-name="ce16" table:formula="of:=IF(ISNA(VLOOKUP([.D122];[Entrada.$A$8:.$B$1605];2;0)) = 1; 0;VLOOKUP([.D122];[Entrada.$A$8:.$B$1605];2;0))" office:value-type="float" office:value="0">
            <text:p>0</text:p>
          </table:table-cell>
          <table:table-cell table:formula="of:=IF(ISNA(VLOOKUP([.D122];[Entrada.$A$8:.$D$1605];4;0)) = 1; 0;VLOOKUP([.D12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];[Entrada.$A$8:.$C$1606];3;0)) = 1; 0;VLOOKUP([.D1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4.1">
            <text:p>4,1</text:p>
          </table:table-cell>
          <table:table-cell/>
          <table:table-cell/>
          <table:table-cell table:style-name="ce12" office:value-type="float" office:value="4.1">
            <text:p>4,1</text:p>
          </table:table-cell>
          <table:table-cell table:style-name="ce16" table:formula="of:=IF(ISNA(VLOOKUP([.D123];[Entrada.$A$8:.$B$1605];2;0)) = 1; 0;VLOOKUP([.D123];[Entrada.$A$8:.$B$1605];2;0))" office:value-type="float" office:value="0">
            <text:p>0</text:p>
          </table:table-cell>
          <table:table-cell table:formula="of:=IF(ISNA(VLOOKUP([.D123];[Entrada.$A$8:.$D$1605];4;0)) = 1; 0;VLOOKUP([.D12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];[Entrada.$A$8:.$C$1606];3;0)) = 1; 0;VLOOKUP([.D1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4.2">
            <text:p>4,2</text:p>
          </table:table-cell>
          <table:table-cell/>
          <table:table-cell/>
          <table:table-cell table:style-name="ce12" office:value-type="float" office:value="4.2">
            <text:p>4,2</text:p>
          </table:table-cell>
          <table:table-cell table:style-name="ce16" table:formula="of:=IF(ISNA(VLOOKUP([.D124];[Entrada.$A$8:.$B$1605];2;0)) = 1; 0;VLOOKUP([.D124];[Entrada.$A$8:.$B$1605];2;0))" office:value-type="float" office:value="0">
            <text:p>0</text:p>
          </table:table-cell>
          <table:table-cell table:formula="of:=IF(ISNA(VLOOKUP([.D124];[Entrada.$A$8:.$D$1605];4;0)) = 1; 0;VLOOKUP([.D12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];[Entrada.$A$8:.$C$1606];3;0)) = 1; 0;VLOOKUP([.D1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4.3">
            <text:p>4,3</text:p>
          </table:table-cell>
          <table:table-cell/>
          <table:table-cell/>
          <table:table-cell table:style-name="ce12" office:value-type="float" office:value="4.3">
            <text:p>4,3</text:p>
          </table:table-cell>
          <table:table-cell table:style-name="ce16" table:formula="of:=IF(ISNA(VLOOKUP([.D125];[Entrada.$A$8:.$B$1605];2;0)) = 1; 0;VLOOKUP([.D125];[Entrada.$A$8:.$B$1605];2;0))" office:value-type="float" office:value="0">
            <text:p>0</text:p>
          </table:table-cell>
          <table:table-cell table:formula="of:=IF(ISNA(VLOOKUP([.D125];[Entrada.$A$8:.$D$1605];4;0)) = 1; 0;VLOOKUP([.D12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];[Entrada.$A$8:.$C$1606];3;0)) = 1; 0;VLOOKUP([.D1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4</text:p>
          </table:table-cell>
          <table:table-cell/>
          <table:table-cell/>
          <table:table-cell table:style-name="ce5" office:value-type="string">
            <text:p>4,4</text:p>
          </table:table-cell>
          <table:table-cell table:style-name="ce16" table:formula="of:=IF(ISNA(VLOOKUP([.D126];[Entrada.$A$8:.$B$1605];2;0)) = 1; 0;VLOOKUP([.D126];[Entrada.$A$8:.$B$1605];2;0))" office:value-type="float" office:value="0">
            <text:p>0</text:p>
          </table:table-cell>
          <table:table-cell table:formula="of:=IF(ISNA(VLOOKUP([.D126];[Entrada.$A$8:.$D$1605];4;0)) = 1; 0;VLOOKUP([.D12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];[Entrada.$A$8:.$C$1606];3;0)) = 1; 0;VLOOKUP([.D1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5</text:p>
          </table:table-cell>
          <table:table-cell/>
          <table:table-cell/>
          <table:table-cell table:style-name="ce5" office:value-type="string">
            <text:p>4,5</text:p>
          </table:table-cell>
          <table:table-cell table:style-name="ce16" table:formula="of:=IF(ISNA(VLOOKUP([.D127];[Entrada.$A$8:.$B$1605];2;0)) = 1; 0;VLOOKUP([.D127];[Entrada.$A$8:.$B$1605];2;0))" office:value-type="float" office:value="0">
            <text:p>0</text:p>
          </table:table-cell>
          <table:table-cell table:formula="of:=IF(ISNA(VLOOKUP([.D127];[Entrada.$A$8:.$D$1605];4;0)) = 1; 0;VLOOKUP([.D12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];[Entrada.$A$8:.$C$1606];3;0)) = 1; 0;VLOOKUP([.D1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6</text:p>
          </table:table-cell>
          <table:table-cell/>
          <table:table-cell/>
          <table:table-cell table:style-name="ce5" office:value-type="string">
            <text:p>4,6</text:p>
          </table:table-cell>
          <table:table-cell table:style-name="ce16" table:formula="of:=IF(ISNA(VLOOKUP([.D128];[Entrada.$A$8:.$B$1605];2;0)) = 1; 0;VLOOKUP([.D128];[Entrada.$A$8:.$B$1605];2;0))" office:value-type="float" office:value="0">
            <text:p>0</text:p>
          </table:table-cell>
          <table:table-cell table:formula="of:=IF(ISNA(VLOOKUP([.D128];[Entrada.$A$8:.$D$1605];4;0)) = 1; 0;VLOOKUP([.D12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];[Entrada.$A$8:.$C$1606];3;0)) = 1; 0;VLOOKUP([.D1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7</text:p>
          </table:table-cell>
          <table:table-cell/>
          <table:table-cell/>
          <table:table-cell table:style-name="ce5" office:value-type="string">
            <text:p>4,7</text:p>
          </table:table-cell>
          <table:table-cell table:style-name="ce16" table:formula="of:=IF(ISNA(VLOOKUP([.D129];[Entrada.$A$8:.$B$1605];2;0)) = 1; 0;VLOOKUP([.D129];[Entrada.$A$8:.$B$1605];2;0))" office:value-type="float" office:value="0">
            <text:p>0</text:p>
          </table:table-cell>
          <table:table-cell table:formula="of:=IF(ISNA(VLOOKUP([.D129];[Entrada.$A$8:.$D$1605];4;0)) = 1; 0;VLOOKUP([.D12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];[Entrada.$A$8:.$C$1606];3;0)) = 1; 0;VLOOKUP([.D1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8</text:p>
          </table:table-cell>
          <table:table-cell/>
          <table:table-cell/>
          <table:table-cell table:style-name="ce5" office:value-type="string">
            <text:p>4,8</text:p>
          </table:table-cell>
          <table:table-cell table:style-name="ce16" table:formula="of:=IF(ISNA(VLOOKUP([.D130];[Entrada.$A$8:.$B$1605];2;0)) = 1; 0;VLOOKUP([.D130];[Entrada.$A$8:.$B$1605];2;0))" office:value-type="float" office:value="0">
            <text:p>0</text:p>
          </table:table-cell>
          <table:table-cell table:formula="of:=IF(ISNA(VLOOKUP([.D130];[Entrada.$A$8:.$D$1605];4;0)) = 1; 0;VLOOKUP([.D13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];[Entrada.$A$8:.$C$1606];3;0)) = 1; 0;VLOOKUP([.D1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9</text:p>
          </table:table-cell>
          <table:table-cell/>
          <table:table-cell/>
          <table:table-cell table:style-name="ce5" office:value-type="string">
            <text:p>4,9</text:p>
          </table:table-cell>
          <table:table-cell table:style-name="ce16" table:formula="of:=IF(ISNA(VLOOKUP([.D131];[Entrada.$A$8:.$B$1605];2;0)) = 1; 0;VLOOKUP([.D131];[Entrada.$A$8:.$B$1605];2;0))" office:value-type="float" office:value="0">
            <text:p>0</text:p>
          </table:table-cell>
          <table:table-cell table:formula="of:=IF(ISNA(VLOOKUP([.D131];[Entrada.$A$8:.$D$1605];4;0)) = 1; 0;VLOOKUP([.D13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];[Entrada.$A$8:.$C$1606];3;0)) = 1; 0;VLOOKUP([.D1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0</text:p>
          </table:table-cell>
          <table:table-cell/>
          <table:table-cell/>
          <table:table-cell table:style-name="ce5" office:value-type="string">
            <text:p>4,10</text:p>
          </table:table-cell>
          <table:table-cell table:style-name="ce16" table:formula="of:=IF(ISNA(VLOOKUP([.D132];[Entrada.$A$8:.$B$1605];2;0)) = 1; 0;VLOOKUP([.D132];[Entrada.$A$8:.$B$1605];2;0))" office:value-type="float" office:value="0">
            <text:p>0</text:p>
          </table:table-cell>
          <table:table-cell table:formula="of:=IF(ISNA(VLOOKUP([.D132];[Entrada.$A$8:.$D$1605];4;0)) = 1; 0;VLOOKUP([.D13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];[Entrada.$A$8:.$C$1606];3;0)) = 1; 0;VLOOKUP([.D1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1</text:p>
          </table:table-cell>
          <table:table-cell/>
          <table:table-cell/>
          <table:table-cell table:style-name="ce5" office:value-type="string">
            <text:p>4,11</text:p>
          </table:table-cell>
          <table:table-cell table:style-name="ce16" table:formula="of:=IF(ISNA(VLOOKUP([.D133];[Entrada.$A$8:.$B$1605];2;0)) = 1; 0;VLOOKUP([.D133];[Entrada.$A$8:.$B$1605];2;0))" office:value-type="float" office:value="0">
            <text:p>0</text:p>
          </table:table-cell>
          <table:table-cell table:formula="of:=IF(ISNA(VLOOKUP([.D133];[Entrada.$A$8:.$D$1605];4;0)) = 1; 0;VLOOKUP([.D13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];[Entrada.$A$8:.$C$1606];3;0)) = 1; 0;VLOOKUP([.D1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2</text:p>
          </table:table-cell>
          <table:table-cell/>
          <table:table-cell/>
          <table:table-cell table:style-name="ce5" office:value-type="string">
            <text:p>4,12</text:p>
          </table:table-cell>
          <table:table-cell table:style-name="ce16" table:formula="of:=IF(ISNA(VLOOKUP([.D134];[Entrada.$A$8:.$B$1605];2;0)) = 1; 0;VLOOKUP([.D134];[Entrada.$A$8:.$B$1605];2;0))" office:value-type="float" office:value="0">
            <text:p>0</text:p>
          </table:table-cell>
          <table:table-cell table:formula="of:=IF(ISNA(VLOOKUP([.D134];[Entrada.$A$8:.$D$1605];4;0)) = 1; 0;VLOOKUP([.D13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];[Entrada.$A$8:.$C$1606];3;0)) = 1; 0;VLOOKUP([.D1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3</text:p>
          </table:table-cell>
          <table:table-cell/>
          <table:table-cell/>
          <table:table-cell table:style-name="ce5" office:value-type="string">
            <text:p>4,13</text:p>
          </table:table-cell>
          <table:table-cell table:style-name="ce16" table:formula="of:=IF(ISNA(VLOOKUP([.D135];[Entrada.$A$8:.$B$1605];2;0)) = 1; 0;VLOOKUP([.D135];[Entrada.$A$8:.$B$1605];2;0))" office:value-type="float" office:value="0">
            <text:p>0</text:p>
          </table:table-cell>
          <table:table-cell table:formula="of:=IF(ISNA(VLOOKUP([.D135];[Entrada.$A$8:.$D$1605];4;0)) = 1; 0;VLOOKUP([.D13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];[Entrada.$A$8:.$C$1606];3;0)) = 1; 0;VLOOKUP([.D1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4</text:p>
          </table:table-cell>
          <table:table-cell/>
          <table:table-cell/>
          <table:table-cell table:style-name="ce5" office:value-type="string">
            <text:p>4,14</text:p>
          </table:table-cell>
          <table:table-cell table:style-name="ce16" table:formula="of:=IF(ISNA(VLOOKUP([.D136];[Entrada.$A$8:.$B$1605];2;0)) = 1; 0;VLOOKUP([.D136];[Entrada.$A$8:.$B$1605];2;0))" office:value-type="float" office:value="0">
            <text:p>0</text:p>
          </table:table-cell>
          <table:table-cell table:formula="of:=IF(ISNA(VLOOKUP([.D136];[Entrada.$A$8:.$D$1605];4;0)) = 1; 0;VLOOKUP([.D13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];[Entrada.$A$8:.$C$1606];3;0)) = 1; 0;VLOOKUP([.D1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5</text:p>
          </table:table-cell>
          <table:table-cell/>
          <table:table-cell/>
          <table:table-cell table:style-name="ce5" office:value-type="string">
            <text:p>4,15</text:p>
          </table:table-cell>
          <table:table-cell table:style-name="ce16" table:formula="of:=IF(ISNA(VLOOKUP([.D137];[Entrada.$A$8:.$B$1605];2;0)) = 1; 0;VLOOKUP([.D137];[Entrada.$A$8:.$B$1605];2;0))" office:value-type="float" office:value="0">
            <text:p>0</text:p>
          </table:table-cell>
          <table:table-cell table:formula="of:=IF(ISNA(VLOOKUP([.D137];[Entrada.$A$8:.$D$1605];4;0)) = 1; 0;VLOOKUP([.D13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];[Entrada.$A$8:.$C$1606];3;0)) = 1; 0;VLOOKUP([.D1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6</text:p>
          </table:table-cell>
          <table:table-cell/>
          <table:table-cell/>
          <table:table-cell table:style-name="ce5" office:value-type="string">
            <text:p>4,16</text:p>
          </table:table-cell>
          <table:table-cell table:style-name="ce16" table:formula="of:=IF(ISNA(VLOOKUP([.D138];[Entrada.$A$8:.$B$1605];2;0)) = 1; 0;VLOOKUP([.D138];[Entrada.$A$8:.$B$1605];2;0))" office:value-type="float" office:value="0">
            <text:p>0</text:p>
          </table:table-cell>
          <table:table-cell table:formula="of:=IF(ISNA(VLOOKUP([.D138];[Entrada.$A$8:.$D$1605];4;0)) = 1; 0;VLOOKUP([.D13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];[Entrada.$A$8:.$C$1606];3;0)) = 1; 0;VLOOKUP([.D1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7</text:p>
          </table:table-cell>
          <table:table-cell/>
          <table:table-cell/>
          <table:table-cell table:style-name="ce5" office:value-type="string">
            <text:p>4,17</text:p>
          </table:table-cell>
          <table:table-cell table:style-name="ce16" table:formula="of:=IF(ISNA(VLOOKUP([.D139];[Entrada.$A$8:.$B$1605];2;0)) = 1; 0;VLOOKUP([.D139];[Entrada.$A$8:.$B$1605];2;0))" office:value-type="float" office:value="0">
            <text:p>0</text:p>
          </table:table-cell>
          <table:table-cell table:formula="of:=IF(ISNA(VLOOKUP([.D139];[Entrada.$A$8:.$D$1605];4;0)) = 1; 0;VLOOKUP([.D13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];[Entrada.$A$8:.$C$1606];3;0)) = 1; 0;VLOOKUP([.D1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8</text:p>
          </table:table-cell>
          <table:table-cell/>
          <table:table-cell/>
          <table:table-cell table:style-name="ce5" office:value-type="string">
            <text:p>4,18</text:p>
          </table:table-cell>
          <table:table-cell table:style-name="ce16" table:formula="of:=IF(ISNA(VLOOKUP([.D140];[Entrada.$A$8:.$B$1605];2;0)) = 1; 0;VLOOKUP([.D140];[Entrada.$A$8:.$B$1605];2;0))" office:value-type="float" office:value="0">
            <text:p>0</text:p>
          </table:table-cell>
          <table:table-cell table:formula="of:=IF(ISNA(VLOOKUP([.D140];[Entrada.$A$8:.$D$1605];4;0)) = 1; 0;VLOOKUP([.D14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];[Entrada.$A$8:.$C$1606];3;0)) = 1; 0;VLOOKUP([.D1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19</text:p>
          </table:table-cell>
          <table:table-cell/>
          <table:table-cell/>
          <table:table-cell table:style-name="ce5" office:value-type="string">
            <text:p>4,19</text:p>
          </table:table-cell>
          <table:table-cell table:style-name="ce16" table:formula="of:=IF(ISNA(VLOOKUP([.D141];[Entrada.$A$8:.$B$1605];2;0)) = 1; 0;VLOOKUP([.D141];[Entrada.$A$8:.$B$1605];2;0))" office:value-type="float" office:value="0">
            <text:p>0</text:p>
          </table:table-cell>
          <table:table-cell table:formula="of:=IF(ISNA(VLOOKUP([.D141];[Entrada.$A$8:.$D$1605];4;0)) = 1; 0;VLOOKUP([.D14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];[Entrada.$A$8:.$C$1606];3;0)) = 1; 0;VLOOKUP([.D1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0</text:p>
          </table:table-cell>
          <table:table-cell/>
          <table:table-cell/>
          <table:table-cell table:style-name="ce5" office:value-type="string">
            <text:p>4,20</text:p>
          </table:table-cell>
          <table:table-cell table:style-name="ce16" table:formula="of:=IF(ISNA(VLOOKUP([.D142];[Entrada.$A$8:.$B$1605];2;0)) = 1; 0;VLOOKUP([.D142];[Entrada.$A$8:.$B$1605];2;0))" office:value-type="float" office:value="0">
            <text:p>0</text:p>
          </table:table-cell>
          <table:table-cell table:formula="of:=IF(ISNA(VLOOKUP([.D142];[Entrada.$A$8:.$D$1605];4;0)) = 1; 0;VLOOKUP([.D14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];[Entrada.$A$8:.$C$1606];3;0)) = 1; 0;VLOOKUP([.D1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1</text:p>
          </table:table-cell>
          <table:table-cell/>
          <table:table-cell/>
          <table:table-cell table:style-name="ce5" office:value-type="string">
            <text:p>4,21</text:p>
          </table:table-cell>
          <table:table-cell table:style-name="ce16" table:formula="of:=IF(ISNA(VLOOKUP([.D143];[Entrada.$A$8:.$B$1605];2;0)) = 1; 0;VLOOKUP([.D143];[Entrada.$A$8:.$B$1605];2;0))" office:value-type="float" office:value="0">
            <text:p>0</text:p>
          </table:table-cell>
          <table:table-cell table:formula="of:=IF(ISNA(VLOOKUP([.D143];[Entrada.$A$8:.$D$1605];4;0)) = 1; 0;VLOOKUP([.D14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];[Entrada.$A$8:.$C$1606];3;0)) = 1; 0;VLOOKUP([.D1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2</text:p>
          </table:table-cell>
          <table:table-cell/>
          <table:table-cell/>
          <table:table-cell table:style-name="ce5" office:value-type="string">
            <text:p>4,22</text:p>
          </table:table-cell>
          <table:table-cell table:style-name="ce16" table:formula="of:=IF(ISNA(VLOOKUP([.D144];[Entrada.$A$8:.$B$1605];2;0)) = 1; 0;VLOOKUP([.D144];[Entrada.$A$8:.$B$1605];2;0))" office:value-type="float" office:value="0">
            <text:p>0</text:p>
          </table:table-cell>
          <table:table-cell table:formula="of:=IF(ISNA(VLOOKUP([.D144];[Entrada.$A$8:.$D$1605];4;0)) = 1; 0;VLOOKUP([.D14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];[Entrada.$A$8:.$C$1606];3;0)) = 1; 0;VLOOKUP([.D1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3</text:p>
          </table:table-cell>
          <table:table-cell/>
          <table:table-cell/>
          <table:table-cell table:style-name="ce5" office:value-type="string">
            <text:p>4,23</text:p>
          </table:table-cell>
          <table:table-cell table:style-name="ce16" table:formula="of:=IF(ISNA(VLOOKUP([.D145];[Entrada.$A$8:.$B$1605];2;0)) = 1; 0;VLOOKUP([.D145];[Entrada.$A$8:.$B$1605];2;0))" office:value-type="float" office:value="0">
            <text:p>0</text:p>
          </table:table-cell>
          <table:table-cell table:formula="of:=IF(ISNA(VLOOKUP([.D145];[Entrada.$A$8:.$D$1605];4;0)) = 1; 0;VLOOKUP([.D14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];[Entrada.$A$8:.$C$1606];3;0)) = 1; 0;VLOOKUP([.D1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4</text:p>
          </table:table-cell>
          <table:table-cell/>
          <table:table-cell/>
          <table:table-cell table:style-name="ce5" office:value-type="string">
            <text:p>4,24</text:p>
          </table:table-cell>
          <table:table-cell table:style-name="ce16" table:formula="of:=IF(ISNA(VLOOKUP([.D146];[Entrada.$A$8:.$B$1605];2;0)) = 1; 0;VLOOKUP([.D146];[Entrada.$A$8:.$B$1605];2;0))" office:value-type="float" office:value="0">
            <text:p>0</text:p>
          </table:table-cell>
          <table:table-cell table:formula="of:=IF(ISNA(VLOOKUP([.D146];[Entrada.$A$8:.$D$1605];4;0)) = 1; 0;VLOOKUP([.D14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];[Entrada.$A$8:.$C$1606];3;0)) = 1; 0;VLOOKUP([.D1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5</text:p>
          </table:table-cell>
          <table:table-cell/>
          <table:table-cell/>
          <table:table-cell table:style-name="ce5" office:value-type="string">
            <text:p>4,25</text:p>
          </table:table-cell>
          <table:table-cell table:style-name="ce16" table:formula="of:=IF(ISNA(VLOOKUP([.D147];[Entrada.$A$8:.$B$1605];2;0)) = 1; 0;VLOOKUP([.D147];[Entrada.$A$8:.$B$1605];2;0))" office:value-type="float" office:value="0">
            <text:p>0</text:p>
          </table:table-cell>
          <table:table-cell table:formula="of:=IF(ISNA(VLOOKUP([.D147];[Entrada.$A$8:.$D$1605];4;0)) = 1; 0;VLOOKUP([.D14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];[Entrada.$A$8:.$C$1606];3;0)) = 1; 0;VLOOKUP([.D1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6</text:p>
          </table:table-cell>
          <table:table-cell/>
          <table:table-cell/>
          <table:table-cell table:style-name="ce5" office:value-type="string">
            <text:p>4,26</text:p>
          </table:table-cell>
          <table:table-cell table:style-name="ce16" table:formula="of:=IF(ISNA(VLOOKUP([.D148];[Entrada.$A$8:.$B$1605];2;0)) = 1; 0;VLOOKUP([.D148];[Entrada.$A$8:.$B$1605];2;0))" office:value-type="float" office:value="0">
            <text:p>0</text:p>
          </table:table-cell>
          <table:table-cell table:formula="of:=IF(ISNA(VLOOKUP([.D148];[Entrada.$A$8:.$D$1605];4;0)) = 1; 0;VLOOKUP([.D14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];[Entrada.$A$8:.$C$1606];3;0)) = 1; 0;VLOOKUP([.D1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7</text:p>
          </table:table-cell>
          <table:table-cell/>
          <table:table-cell/>
          <table:table-cell table:style-name="ce5" office:value-type="string">
            <text:p>4,27</text:p>
          </table:table-cell>
          <table:table-cell table:style-name="ce16" table:formula="of:=IF(ISNA(VLOOKUP([.D149];[Entrada.$A$8:.$B$1605];2;0)) = 1; 0;VLOOKUP([.D149];[Entrada.$A$8:.$B$1605];2;0))" office:value-type="float" office:value="0">
            <text:p>0</text:p>
          </table:table-cell>
          <table:table-cell table:formula="of:=IF(ISNA(VLOOKUP([.D149];[Entrada.$A$8:.$D$1605];4;0)) = 1; 0;VLOOKUP([.D14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];[Entrada.$A$8:.$C$1606];3;0)) = 1; 0;VLOOKUP([.D1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8</text:p>
          </table:table-cell>
          <table:table-cell/>
          <table:table-cell/>
          <table:table-cell table:style-name="ce5" office:value-type="string">
            <text:p>4,28</text:p>
          </table:table-cell>
          <table:table-cell table:style-name="ce16" table:formula="of:=IF(ISNA(VLOOKUP([.D150];[Entrada.$A$8:.$B$1605];2;0)) = 1; 0;VLOOKUP([.D150];[Entrada.$A$8:.$B$1605];2;0))" office:value-type="float" office:value="0">
            <text:p>0</text:p>
          </table:table-cell>
          <table:table-cell table:formula="of:=IF(ISNA(VLOOKUP([.D150];[Entrada.$A$8:.$D$1605];4;0)) = 1; 0;VLOOKUP([.D15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];[Entrada.$A$8:.$C$1606];3;0)) = 1; 0;VLOOKUP([.D1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29</text:p>
          </table:table-cell>
          <table:table-cell/>
          <table:table-cell/>
          <table:table-cell table:style-name="ce5" office:value-type="string">
            <text:p>4,29</text:p>
          </table:table-cell>
          <table:table-cell table:style-name="ce16" table:formula="of:=IF(ISNA(VLOOKUP([.D151];[Entrada.$A$8:.$B$1605];2;0)) = 1; 0;VLOOKUP([.D151];[Entrada.$A$8:.$B$1605];2;0))" office:value-type="float" office:value="0">
            <text:p>0</text:p>
          </table:table-cell>
          <table:table-cell table:formula="of:=IF(ISNA(VLOOKUP([.D151];[Entrada.$A$8:.$D$1605];4;0)) = 1; 0;VLOOKUP([.D15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];[Entrada.$A$8:.$C$1606];3;0)) = 1; 0;VLOOKUP([.D1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0</text:p>
          </table:table-cell>
          <table:table-cell/>
          <table:table-cell/>
          <table:table-cell table:style-name="ce5" office:value-type="string">
            <text:p>4,30</text:p>
          </table:table-cell>
          <table:table-cell table:style-name="ce16" table:formula="of:=IF(ISNA(VLOOKUP([.D152];[Entrada.$A$8:.$B$1605];2;0)) = 1; 0;VLOOKUP([.D152];[Entrada.$A$8:.$B$1605];2;0))" office:value-type="float" office:value="0">
            <text:p>0</text:p>
          </table:table-cell>
          <table:table-cell table:formula="of:=IF(ISNA(VLOOKUP([.D152];[Entrada.$A$8:.$D$1605];4;0)) = 1; 0;VLOOKUP([.D15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];[Entrada.$A$8:.$C$1606];3;0)) = 1; 0;VLOOKUP([.D1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1</text:p>
          </table:table-cell>
          <table:table-cell/>
          <table:table-cell/>
          <table:table-cell table:style-name="ce5" office:value-type="string">
            <text:p>4,31</text:p>
          </table:table-cell>
          <table:table-cell table:style-name="ce16" table:formula="of:=IF(ISNA(VLOOKUP([.D153];[Entrada.$A$8:.$B$1605];2;0)) = 1; 0;VLOOKUP([.D153];[Entrada.$A$8:.$B$1605];2;0))" office:value-type="float" office:value="0">
            <text:p>0</text:p>
          </table:table-cell>
          <table:table-cell table:formula="of:=IF(ISNA(VLOOKUP([.D153];[Entrada.$A$8:.$D$1605];4;0)) = 1; 0;VLOOKUP([.D15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];[Entrada.$A$8:.$C$1606];3;0)) = 1; 0;VLOOKUP([.D1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2</text:p>
          </table:table-cell>
          <table:table-cell/>
          <table:table-cell/>
          <table:table-cell table:style-name="ce5" office:value-type="string">
            <text:p>4,32</text:p>
          </table:table-cell>
          <table:table-cell table:style-name="ce16" table:formula="of:=IF(ISNA(VLOOKUP([.D154];[Entrada.$A$8:.$B$1605];2;0)) = 1; 0;VLOOKUP([.D154];[Entrada.$A$8:.$B$1605];2;0))" office:value-type="float" office:value="0">
            <text:p>0</text:p>
          </table:table-cell>
          <table:table-cell table:formula="of:=IF(ISNA(VLOOKUP([.D154];[Entrada.$A$8:.$D$1605];4;0)) = 1; 0;VLOOKUP([.D15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];[Entrada.$A$8:.$C$1606];3;0)) = 1; 0;VLOOKUP([.D1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3</text:p>
          </table:table-cell>
          <table:table-cell/>
          <table:table-cell/>
          <table:table-cell table:style-name="ce5" office:value-type="string">
            <text:p>4,33</text:p>
          </table:table-cell>
          <table:table-cell table:style-name="ce16" table:formula="of:=IF(ISNA(VLOOKUP([.D155];[Entrada.$A$8:.$B$1605];2;0)) = 1; 0;VLOOKUP([.D155];[Entrada.$A$8:.$B$1605];2;0))" office:value-type="float" office:value="0">
            <text:p>0</text:p>
          </table:table-cell>
          <table:table-cell table:formula="of:=IF(ISNA(VLOOKUP([.D155];[Entrada.$A$8:.$D$1605];4;0)) = 1; 0;VLOOKUP([.D15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];[Entrada.$A$8:.$C$1606];3;0)) = 1; 0;VLOOKUP([.D1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4</text:p>
          </table:table-cell>
          <table:table-cell/>
          <table:table-cell/>
          <table:table-cell table:style-name="ce5" office:value-type="string">
            <text:p>4,34</text:p>
          </table:table-cell>
          <table:table-cell table:style-name="ce16" table:formula="of:=IF(ISNA(VLOOKUP([.D156];[Entrada.$A$8:.$B$1605];2;0)) = 1; 0;VLOOKUP([.D156];[Entrada.$A$8:.$B$1605];2;0))" office:value-type="float" office:value="0">
            <text:p>0</text:p>
          </table:table-cell>
          <table:table-cell table:formula="of:=IF(ISNA(VLOOKUP([.D156];[Entrada.$A$8:.$D$1605];4;0)) = 1; 0;VLOOKUP([.D15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];[Entrada.$A$8:.$C$1606];3;0)) = 1; 0;VLOOKUP([.D1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5</text:p>
          </table:table-cell>
          <table:table-cell/>
          <table:table-cell/>
          <table:table-cell table:style-name="ce5" office:value-type="string">
            <text:p>4,35</text:p>
          </table:table-cell>
          <table:table-cell table:style-name="ce16" table:formula="of:=IF(ISNA(VLOOKUP([.D157];[Entrada.$A$8:.$B$1605];2;0)) = 1; 0;VLOOKUP([.D157];[Entrada.$A$8:.$B$1605];2;0))" office:value-type="float" office:value="0">
            <text:p>0</text:p>
          </table:table-cell>
          <table:table-cell table:formula="of:=IF(ISNA(VLOOKUP([.D157];[Entrada.$A$8:.$D$1605];4;0)) = 1; 0;VLOOKUP([.D15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];[Entrada.$A$8:.$C$1606];3;0)) = 1; 0;VLOOKUP([.D1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6</text:p>
          </table:table-cell>
          <table:table-cell/>
          <table:table-cell/>
          <table:table-cell table:style-name="ce5" office:value-type="string">
            <text:p>4,36</text:p>
          </table:table-cell>
          <table:table-cell table:style-name="ce16" table:formula="of:=IF(ISNA(VLOOKUP([.D158];[Entrada.$A$8:.$B$1605];2;0)) = 1; 0;VLOOKUP([.D158];[Entrada.$A$8:.$B$1605];2;0))" office:value-type="float" office:value="0">
            <text:p>0</text:p>
          </table:table-cell>
          <table:table-cell table:formula="of:=IF(ISNA(VLOOKUP([.D158];[Entrada.$A$8:.$D$1605];4;0)) = 1; 0;VLOOKUP([.D15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];[Entrada.$A$8:.$C$1606];3;0)) = 1; 0;VLOOKUP([.D1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7</text:p>
          </table:table-cell>
          <table:table-cell/>
          <table:table-cell/>
          <table:table-cell table:style-name="ce5" office:value-type="string">
            <text:p>4,37</text:p>
          </table:table-cell>
          <table:table-cell table:style-name="ce16" table:formula="of:=IF(ISNA(VLOOKUP([.D159];[Entrada.$A$8:.$B$1605];2;0)) = 1; 0;VLOOKUP([.D159];[Entrada.$A$8:.$B$1605];2;0))" office:value-type="float" office:value="0">
            <text:p>0</text:p>
          </table:table-cell>
          <table:table-cell table:formula="of:=IF(ISNA(VLOOKUP([.D159];[Entrada.$A$8:.$D$1605];4;0)) = 1; 0;VLOOKUP([.D15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];[Entrada.$A$8:.$C$1606];3;0)) = 1; 0;VLOOKUP([.D1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8</text:p>
          </table:table-cell>
          <table:table-cell/>
          <table:table-cell/>
          <table:table-cell table:style-name="ce5" office:value-type="string">
            <text:p>4,38</text:p>
          </table:table-cell>
          <table:table-cell table:style-name="ce16" table:formula="of:=IF(ISNA(VLOOKUP([.D160];[Entrada.$A$8:.$B$1605];2;0)) = 1; 0;VLOOKUP([.D160];[Entrada.$A$8:.$B$1605];2;0))" office:value-type="float" office:value="0">
            <text:p>0</text:p>
          </table:table-cell>
          <table:table-cell table:formula="of:=IF(ISNA(VLOOKUP([.D160];[Entrada.$A$8:.$D$1605];4;0)) = 1; 0;VLOOKUP([.D160];[Entrada.$A$8:.$D$1605];4;0))" office:value-type="float" office:value="0">
            <text:p>0</text:p>
          </table:table-cell>
          <table:table-cell table:number-columns-repeated="21"/>
          <table:table-cell table:style-name="ce23" table:formula="of:=[.B1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0];[Entrada.$A$8:.$C$1606];3;0)) = 1; 0;VLOOKUP([.D1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39</text:p>
          </table:table-cell>
          <table:table-cell/>
          <table:table-cell/>
          <table:table-cell table:style-name="ce5" office:value-type="string">
            <text:p>4,39</text:p>
          </table:table-cell>
          <table:table-cell table:style-name="ce16" table:formula="of:=IF(ISNA(VLOOKUP([.D161];[Entrada.$A$8:.$B$1605];2;0)) = 1; 0;VLOOKUP([.D161];[Entrada.$A$8:.$B$1605];2;0))" office:value-type="float" office:value="0">
            <text:p>0</text:p>
          </table:table-cell>
          <table:table-cell table:formula="of:=IF(ISNA(VLOOKUP([.D161];[Entrada.$A$8:.$D$1605];4;0)) = 1; 0;VLOOKUP([.D161];[Entrada.$A$8:.$D$1605];4;0))" office:value-type="float" office:value="0">
            <text:p>0</text:p>
          </table:table-cell>
          <table:table-cell table:number-columns-repeated="21"/>
          <table:table-cell table:style-name="ce23" table:formula="of:=[.B1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1];[Entrada.$A$8:.$C$1606];3;0)) = 1; 0;VLOOKUP([.D1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,40</text:p>
          </table:table-cell>
          <table:table-cell/>
          <table:table-cell/>
          <table:table-cell table:style-name="ce5" office:value-type="string">
            <text:p>4,40</text:p>
          </table:table-cell>
          <table:table-cell table:style-name="ce16" table:formula="of:=IF(ISNA(VLOOKUP([.D162];[Entrada.$A$8:.$B$1605];2;0)) = 1; 0;VLOOKUP([.D162];[Entrada.$A$8:.$B$1605];2;0))" office:value-type="float" office:value="0">
            <text:p>0</text:p>
          </table:table-cell>
          <table:table-cell table:formula="of:=IF(ISNA(VLOOKUP([.D162];[Entrada.$A$8:.$D$1605];4;0)) = 1; 0;VLOOKUP([.D162];[Entrada.$A$8:.$D$1605];4;0))" office:value-type="float" office:value="0">
            <text:p>0</text:p>
          </table:table-cell>
          <table:table-cell table:number-columns-repeated="21"/>
          <table:table-cell table:style-name="ce23" table:formula="of:=[.B1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2];[Entrada.$A$8:.$C$1606];3;0)) = 1; 0;VLOOKUP([.D1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5.1">
            <text:p>5,1</text:p>
          </table:table-cell>
          <table:table-cell/>
          <table:table-cell/>
          <table:table-cell table:style-name="ce12" office:value-type="float" office:value="5.1">
            <text:p>5,1</text:p>
          </table:table-cell>
          <table:table-cell table:style-name="ce16" table:formula="of:=IF(ISNA(VLOOKUP([.D163];[Entrada.$A$8:.$B$1605];2;0)) = 1; 0;VLOOKUP([.D163];[Entrada.$A$8:.$B$1605];2;0))" office:value-type="float" office:value="0">
            <text:p>0</text:p>
          </table:table-cell>
          <table:table-cell table:formula="of:=IF(ISNA(VLOOKUP([.D163];[Entrada.$A$8:.$D$1605];4;0)) = 1; 0;VLOOKUP([.D163];[Entrada.$A$8:.$D$1605];4;0))" office:value-type="float" office:value="0">
            <text:p>0</text:p>
          </table:table-cell>
          <table:table-cell table:number-columns-repeated="21"/>
          <table:table-cell table:style-name="ce23" table:formula="of:=[.B1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3];[Entrada.$A$8:.$C$1606];3;0)) = 1; 0;VLOOKUP([.D1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5.2">
            <text:p>5,2</text:p>
          </table:table-cell>
          <table:table-cell/>
          <table:table-cell/>
          <table:table-cell table:style-name="ce12" office:value-type="float" office:value="5.2">
            <text:p>5,2</text:p>
          </table:table-cell>
          <table:table-cell table:style-name="ce16" table:formula="of:=IF(ISNA(VLOOKUP([.D164];[Entrada.$A$8:.$B$1605];2;0)) = 1; 0;VLOOKUP([.D164];[Entrada.$A$8:.$B$1605];2;0))" office:value-type="float" office:value="0">
            <text:p>0</text:p>
          </table:table-cell>
          <table:table-cell table:formula="of:=IF(ISNA(VLOOKUP([.D164];[Entrada.$A$8:.$D$1605];4;0)) = 1; 0;VLOOKUP([.D164];[Entrada.$A$8:.$D$1605];4;0))" office:value-type="float" office:value="0">
            <text:p>0</text:p>
          </table:table-cell>
          <table:table-cell table:number-columns-repeated="21"/>
          <table:table-cell table:style-name="ce23" table:formula="of:=[.B1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4];[Entrada.$A$8:.$C$1606];3;0)) = 1; 0;VLOOKUP([.D1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5.3">
            <text:p>5,3</text:p>
          </table:table-cell>
          <table:table-cell/>
          <table:table-cell/>
          <table:table-cell table:style-name="ce12" office:value-type="float" office:value="5.3">
            <text:p>5,3</text:p>
          </table:table-cell>
          <table:table-cell table:style-name="ce16" table:formula="of:=IF(ISNA(VLOOKUP([.D165];[Entrada.$A$8:.$B$1605];2;0)) = 1; 0;VLOOKUP([.D165];[Entrada.$A$8:.$B$1605];2;0))" office:value-type="float" office:value="0">
            <text:p>0</text:p>
          </table:table-cell>
          <table:table-cell table:formula="of:=IF(ISNA(VLOOKUP([.D165];[Entrada.$A$8:.$D$1605];4;0)) = 1; 0;VLOOKUP([.D165];[Entrada.$A$8:.$D$1605];4;0))" office:value-type="float" office:value="0">
            <text:p>0</text:p>
          </table:table-cell>
          <table:table-cell table:number-columns-repeated="21"/>
          <table:table-cell table:style-name="ce23" table:formula="of:=[.B1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5];[Entrada.$A$8:.$C$1606];3;0)) = 1; 0;VLOOKUP([.D1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5.4">
            <text:p>5,4</text:p>
          </table:table-cell>
          <table:table-cell/>
          <table:table-cell/>
          <table:table-cell table:style-name="ce12" office:value-type="float" office:value="5.4">
            <text:p>5,4</text:p>
          </table:table-cell>
          <table:table-cell table:style-name="ce16" table:formula="of:=IF(ISNA(VLOOKUP([.D166];[Entrada.$A$8:.$B$1605];2;0)) = 1; 0;VLOOKUP([.D166];[Entrada.$A$8:.$B$1605];2;0))" office:value-type="float" office:value="0">
            <text:p>0</text:p>
          </table:table-cell>
          <table:table-cell table:formula="of:=IF(ISNA(VLOOKUP([.D166];[Entrada.$A$8:.$D$1605];4;0)) = 1; 0;VLOOKUP([.D166];[Entrada.$A$8:.$D$1605];4;0))" office:value-type="float" office:value="0">
            <text:p>0</text:p>
          </table:table-cell>
          <table:table-cell table:number-columns-repeated="21"/>
          <table:table-cell table:style-name="ce23" table:formula="of:=[.B1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6];[Entrada.$A$8:.$C$1606];3;0)) = 1; 0;VLOOKUP([.D1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5</text:p>
          </table:table-cell>
          <table:table-cell/>
          <table:table-cell/>
          <table:table-cell table:style-name="ce5" office:value-type="string">
            <text:p>5,5</text:p>
          </table:table-cell>
          <table:table-cell table:style-name="ce16" table:formula="of:=IF(ISNA(VLOOKUP([.D167];[Entrada.$A$8:.$B$1605];2;0)) = 1; 0;VLOOKUP([.D167];[Entrada.$A$8:.$B$1605];2;0))" office:value-type="float" office:value="0">
            <text:p>0</text:p>
          </table:table-cell>
          <table:table-cell table:formula="of:=IF(ISNA(VLOOKUP([.D167];[Entrada.$A$8:.$D$1605];4;0)) = 1; 0;VLOOKUP([.D167];[Entrada.$A$8:.$D$1605];4;0))" office:value-type="float" office:value="0">
            <text:p>0</text:p>
          </table:table-cell>
          <table:table-cell table:number-columns-repeated="21"/>
          <table:table-cell table:style-name="ce23" table:formula="of:=[.B1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7];[Entrada.$A$8:.$C$1606];3;0)) = 1; 0;VLOOKUP([.D1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6</text:p>
          </table:table-cell>
          <table:table-cell/>
          <table:table-cell/>
          <table:table-cell table:style-name="ce5" office:value-type="string">
            <text:p>5,6</text:p>
          </table:table-cell>
          <table:table-cell table:style-name="ce16" table:formula="of:=IF(ISNA(VLOOKUP([.D168];[Entrada.$A$8:.$B$1605];2;0)) = 1; 0;VLOOKUP([.D168];[Entrada.$A$8:.$B$1605];2;0))" office:value-type="float" office:value="0">
            <text:p>0</text:p>
          </table:table-cell>
          <table:table-cell table:formula="of:=IF(ISNA(VLOOKUP([.D168];[Entrada.$A$8:.$D$1605];4;0)) = 1; 0;VLOOKUP([.D168];[Entrada.$A$8:.$D$1605];4;0))" office:value-type="float" office:value="0">
            <text:p>0</text:p>
          </table:table-cell>
          <table:table-cell table:number-columns-repeated="21"/>
          <table:table-cell table:style-name="ce23" table:formula="of:=[.B1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8];[Entrada.$A$8:.$C$1606];3;0)) = 1; 0;VLOOKUP([.D1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7</text:p>
          </table:table-cell>
          <table:table-cell/>
          <table:table-cell/>
          <table:table-cell table:style-name="ce5" office:value-type="string">
            <text:p>5,7</text:p>
          </table:table-cell>
          <table:table-cell table:style-name="ce16" table:formula="of:=IF(ISNA(VLOOKUP([.D169];[Entrada.$A$8:.$B$1605];2;0)) = 1; 0;VLOOKUP([.D169];[Entrada.$A$8:.$B$1605];2;0))" office:value-type="float" office:value="0">
            <text:p>0</text:p>
          </table:table-cell>
          <table:table-cell table:formula="of:=IF(ISNA(VLOOKUP([.D169];[Entrada.$A$8:.$D$1605];4;0)) = 1; 0;VLOOKUP([.D169];[Entrada.$A$8:.$D$1605];4;0))" office:value-type="float" office:value="0">
            <text:p>0</text:p>
          </table:table-cell>
          <table:table-cell table:number-columns-repeated="21"/>
          <table:table-cell table:style-name="ce23" table:formula="of:=[.B1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9];[Entrada.$A$8:.$C$1606];3;0)) = 1; 0;VLOOKUP([.D1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8</text:p>
          </table:table-cell>
          <table:table-cell/>
          <table:table-cell/>
          <table:table-cell table:style-name="ce5" office:value-type="string">
            <text:p>5,8</text:p>
          </table:table-cell>
          <table:table-cell table:style-name="ce16" table:formula="of:=IF(ISNA(VLOOKUP([.D170];[Entrada.$A$8:.$B$1605];2;0)) = 1; 0;VLOOKUP([.D170];[Entrada.$A$8:.$B$1605];2;0))" office:value-type="float" office:value="0">
            <text:p>0</text:p>
          </table:table-cell>
          <table:table-cell table:formula="of:=IF(ISNA(VLOOKUP([.D170];[Entrada.$A$8:.$D$1605];4;0)) = 1; 0;VLOOKUP([.D170];[Entrada.$A$8:.$D$1605];4;0))" office:value-type="float" office:value="0">
            <text:p>0</text:p>
          </table:table-cell>
          <table:table-cell table:number-columns-repeated="21"/>
          <table:table-cell table:style-name="ce23" table:formula="of:=[.B1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0];[Entrada.$A$8:.$C$1606];3;0)) = 1; 0;VLOOKUP([.D1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9</text:p>
          </table:table-cell>
          <table:table-cell/>
          <table:table-cell/>
          <table:table-cell table:style-name="ce5" office:value-type="string">
            <text:p>5,9</text:p>
          </table:table-cell>
          <table:table-cell table:style-name="ce16" table:formula="of:=IF(ISNA(VLOOKUP([.D171];[Entrada.$A$8:.$B$1605];2;0)) = 1; 0;VLOOKUP([.D171];[Entrada.$A$8:.$B$1605];2;0))" office:value-type="float" office:value="0">
            <text:p>0</text:p>
          </table:table-cell>
          <table:table-cell table:formula="of:=IF(ISNA(VLOOKUP([.D171];[Entrada.$A$8:.$D$1605];4;0)) = 1; 0;VLOOKUP([.D171];[Entrada.$A$8:.$D$1605];4;0))" office:value-type="float" office:value="0">
            <text:p>0</text:p>
          </table:table-cell>
          <table:table-cell table:number-columns-repeated="21"/>
          <table:table-cell table:style-name="ce23" table:formula="of:=[.B1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1];[Entrada.$A$8:.$C$1606];3;0)) = 1; 0;VLOOKUP([.D1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0</text:p>
          </table:table-cell>
          <table:table-cell/>
          <table:table-cell/>
          <table:table-cell table:style-name="ce5" office:value-type="string">
            <text:p>5,10</text:p>
          </table:table-cell>
          <table:table-cell table:style-name="ce16" table:formula="of:=IF(ISNA(VLOOKUP([.D172];[Entrada.$A$8:.$B$1605];2;0)) = 1; 0;VLOOKUP([.D172];[Entrada.$A$8:.$B$1605];2;0))" office:value-type="float" office:value="0">
            <text:p>0</text:p>
          </table:table-cell>
          <table:table-cell table:formula="of:=IF(ISNA(VLOOKUP([.D172];[Entrada.$A$8:.$D$1605];4;0)) = 1; 0;VLOOKUP([.D172];[Entrada.$A$8:.$D$1605];4;0))" office:value-type="float" office:value="0">
            <text:p>0</text:p>
          </table:table-cell>
          <table:table-cell table:number-columns-repeated="21"/>
          <table:table-cell table:style-name="ce23" table:formula="of:=[.B1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2];[Entrada.$A$8:.$C$1606];3;0)) = 1; 0;VLOOKUP([.D1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1</text:p>
          </table:table-cell>
          <table:table-cell/>
          <table:table-cell/>
          <table:table-cell table:style-name="ce5" office:value-type="string">
            <text:p>5,11</text:p>
          </table:table-cell>
          <table:table-cell table:style-name="ce16" table:formula="of:=IF(ISNA(VLOOKUP([.D173];[Entrada.$A$8:.$B$1605];2;0)) = 1; 0;VLOOKUP([.D173];[Entrada.$A$8:.$B$1605];2;0))" office:value-type="float" office:value="0">
            <text:p>0</text:p>
          </table:table-cell>
          <table:table-cell table:formula="of:=IF(ISNA(VLOOKUP([.D173];[Entrada.$A$8:.$D$1605];4;0)) = 1; 0;VLOOKUP([.D173];[Entrada.$A$8:.$D$1605];4;0))" office:value-type="float" office:value="0">
            <text:p>0</text:p>
          </table:table-cell>
          <table:table-cell table:number-columns-repeated="21"/>
          <table:table-cell table:style-name="ce23" table:formula="of:=[.B1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3];[Entrada.$A$8:.$C$1606];3;0)) = 1; 0;VLOOKUP([.D1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2</text:p>
          </table:table-cell>
          <table:table-cell/>
          <table:table-cell/>
          <table:table-cell table:style-name="ce5" office:value-type="string">
            <text:p>5,12</text:p>
          </table:table-cell>
          <table:table-cell table:style-name="ce16" table:formula="of:=IF(ISNA(VLOOKUP([.D174];[Entrada.$A$8:.$B$1605];2;0)) = 1; 0;VLOOKUP([.D174];[Entrada.$A$8:.$B$1605];2;0))" office:value-type="float" office:value="0">
            <text:p>0</text:p>
          </table:table-cell>
          <table:table-cell table:formula="of:=IF(ISNA(VLOOKUP([.D174];[Entrada.$A$8:.$D$1605];4;0)) = 1; 0;VLOOKUP([.D174];[Entrada.$A$8:.$D$1605];4;0))" office:value-type="float" office:value="0">
            <text:p>0</text:p>
          </table:table-cell>
          <table:table-cell table:number-columns-repeated="21"/>
          <table:table-cell table:style-name="ce23" table:formula="of:=[.B1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4];[Entrada.$A$8:.$C$1606];3;0)) = 1; 0;VLOOKUP([.D1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3</text:p>
          </table:table-cell>
          <table:table-cell/>
          <table:table-cell/>
          <table:table-cell table:style-name="ce5" office:value-type="string">
            <text:p>5,13</text:p>
          </table:table-cell>
          <table:table-cell table:style-name="ce16" table:formula="of:=IF(ISNA(VLOOKUP([.D175];[Entrada.$A$8:.$B$1605];2;0)) = 1; 0;VLOOKUP([.D175];[Entrada.$A$8:.$B$1605];2;0))" office:value-type="float" office:value="0">
            <text:p>0</text:p>
          </table:table-cell>
          <table:table-cell table:formula="of:=IF(ISNA(VLOOKUP([.D175];[Entrada.$A$8:.$D$1605];4;0)) = 1; 0;VLOOKUP([.D175];[Entrada.$A$8:.$D$1605];4;0))" office:value-type="float" office:value="0">
            <text:p>0</text:p>
          </table:table-cell>
          <table:table-cell table:number-columns-repeated="21"/>
          <table:table-cell table:style-name="ce23" table:formula="of:=[.B1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5];[Entrada.$A$8:.$C$1606];3;0)) = 1; 0;VLOOKUP([.D1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4</text:p>
          </table:table-cell>
          <table:table-cell/>
          <table:table-cell/>
          <table:table-cell table:style-name="ce5" office:value-type="string">
            <text:p>5,14</text:p>
          </table:table-cell>
          <table:table-cell table:style-name="ce16" table:formula="of:=IF(ISNA(VLOOKUP([.D176];[Entrada.$A$8:.$B$1605];2;0)) = 1; 0;VLOOKUP([.D176];[Entrada.$A$8:.$B$1605];2;0))" office:value-type="float" office:value="0">
            <text:p>0</text:p>
          </table:table-cell>
          <table:table-cell table:formula="of:=IF(ISNA(VLOOKUP([.D176];[Entrada.$A$8:.$D$1605];4;0)) = 1; 0;VLOOKUP([.D176];[Entrada.$A$8:.$D$1605];4;0))" office:value-type="float" office:value="0">
            <text:p>0</text:p>
          </table:table-cell>
          <table:table-cell table:number-columns-repeated="21"/>
          <table:table-cell table:style-name="ce23" table:formula="of:=[.B1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6];[Entrada.$A$8:.$C$1606];3;0)) = 1; 0;VLOOKUP([.D1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5</text:p>
          </table:table-cell>
          <table:table-cell/>
          <table:table-cell/>
          <table:table-cell table:style-name="ce5" office:value-type="string">
            <text:p>5,15</text:p>
          </table:table-cell>
          <table:table-cell table:style-name="ce16" table:formula="of:=IF(ISNA(VLOOKUP([.D177];[Entrada.$A$8:.$B$1605];2;0)) = 1; 0;VLOOKUP([.D177];[Entrada.$A$8:.$B$1605];2;0))" office:value-type="float" office:value="0">
            <text:p>0</text:p>
          </table:table-cell>
          <table:table-cell table:formula="of:=IF(ISNA(VLOOKUP([.D177];[Entrada.$A$8:.$D$1605];4;0)) = 1; 0;VLOOKUP([.D177];[Entrada.$A$8:.$D$1605];4;0))" office:value-type="float" office:value="0">
            <text:p>0</text:p>
          </table:table-cell>
          <table:table-cell table:number-columns-repeated="21"/>
          <table:table-cell table:style-name="ce23" table:formula="of:=[.B1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7];[Entrada.$A$8:.$C$1606];3;0)) = 1; 0;VLOOKUP([.D1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6</text:p>
          </table:table-cell>
          <table:table-cell/>
          <table:table-cell/>
          <table:table-cell table:style-name="ce5" office:value-type="string">
            <text:p>5,16</text:p>
          </table:table-cell>
          <table:table-cell table:style-name="ce16" table:formula="of:=IF(ISNA(VLOOKUP([.D178];[Entrada.$A$8:.$B$1605];2;0)) = 1; 0;VLOOKUP([.D178];[Entrada.$A$8:.$B$1605];2;0))" office:value-type="float" office:value="0">
            <text:p>0</text:p>
          </table:table-cell>
          <table:table-cell table:formula="of:=IF(ISNA(VLOOKUP([.D178];[Entrada.$A$8:.$D$1605];4;0)) = 1; 0;VLOOKUP([.D178];[Entrada.$A$8:.$D$1605];4;0))" office:value-type="float" office:value="0">
            <text:p>0</text:p>
          </table:table-cell>
          <table:table-cell table:number-columns-repeated="21"/>
          <table:table-cell table:style-name="ce23" table:formula="of:=[.B1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8];[Entrada.$A$8:.$C$1606];3;0)) = 1; 0;VLOOKUP([.D1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7</text:p>
          </table:table-cell>
          <table:table-cell/>
          <table:table-cell/>
          <table:table-cell table:style-name="ce5" office:value-type="string">
            <text:p>5,17</text:p>
          </table:table-cell>
          <table:table-cell table:style-name="ce16" table:formula="of:=IF(ISNA(VLOOKUP([.D179];[Entrada.$A$8:.$B$1605];2;0)) = 1; 0;VLOOKUP([.D179];[Entrada.$A$8:.$B$1605];2;0))" office:value-type="float" office:value="0">
            <text:p>0</text:p>
          </table:table-cell>
          <table:table-cell table:formula="of:=IF(ISNA(VLOOKUP([.D179];[Entrada.$A$8:.$D$1605];4;0)) = 1; 0;VLOOKUP([.D179];[Entrada.$A$8:.$D$1605];4;0))" office:value-type="float" office:value="0">
            <text:p>0</text:p>
          </table:table-cell>
          <table:table-cell table:number-columns-repeated="21"/>
          <table:table-cell table:style-name="ce23" table:formula="of:=[.B1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79];[Entrada.$A$8:.$C$1606];3;0)) = 1; 0;VLOOKUP([.D1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8</text:p>
          </table:table-cell>
          <table:table-cell/>
          <table:table-cell/>
          <table:table-cell table:style-name="ce5" office:value-type="string">
            <text:p>5,18</text:p>
          </table:table-cell>
          <table:table-cell table:style-name="ce16" table:formula="of:=IF(ISNA(VLOOKUP([.D180];[Entrada.$A$8:.$B$1605];2;0)) = 1; 0;VLOOKUP([.D180];[Entrada.$A$8:.$B$1605];2;0))" office:value-type="float" office:value="0">
            <text:p>0</text:p>
          </table:table-cell>
          <table:table-cell table:formula="of:=IF(ISNA(VLOOKUP([.D180];[Entrada.$A$8:.$D$1605];4;0)) = 1; 0;VLOOKUP([.D180];[Entrada.$A$8:.$D$1605];4;0))" office:value-type="float" office:value="0">
            <text:p>0</text:p>
          </table:table-cell>
          <table:table-cell table:number-columns-repeated="21"/>
          <table:table-cell table:style-name="ce23" table:formula="of:=[.B1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0];[Entrada.$A$8:.$C$1606];3;0)) = 1; 0;VLOOKUP([.D1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19</text:p>
          </table:table-cell>
          <table:table-cell/>
          <table:table-cell/>
          <table:table-cell table:style-name="ce5" office:value-type="string">
            <text:p>5,19</text:p>
          </table:table-cell>
          <table:table-cell table:style-name="ce16" table:formula="of:=IF(ISNA(VLOOKUP([.D181];[Entrada.$A$8:.$B$1605];2;0)) = 1; 0;VLOOKUP([.D181];[Entrada.$A$8:.$B$1605];2;0))" office:value-type="float" office:value="0">
            <text:p>0</text:p>
          </table:table-cell>
          <table:table-cell table:formula="of:=IF(ISNA(VLOOKUP([.D181];[Entrada.$A$8:.$D$1605];4;0)) = 1; 0;VLOOKUP([.D181];[Entrada.$A$8:.$D$1605];4;0))" office:value-type="float" office:value="0">
            <text:p>0</text:p>
          </table:table-cell>
          <table:table-cell table:number-columns-repeated="21"/>
          <table:table-cell table:style-name="ce23" table:formula="of:=[.B1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1];[Entrada.$A$8:.$C$1606];3;0)) = 1; 0;VLOOKUP([.D1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0</text:p>
          </table:table-cell>
          <table:table-cell/>
          <table:table-cell/>
          <table:table-cell table:style-name="ce5" office:value-type="string">
            <text:p>5,20</text:p>
          </table:table-cell>
          <table:table-cell table:style-name="ce16" table:formula="of:=IF(ISNA(VLOOKUP([.D182];[Entrada.$A$8:.$B$1605];2;0)) = 1; 0;VLOOKUP([.D182];[Entrada.$A$8:.$B$1605];2;0))" office:value-type="float" office:value="0">
            <text:p>0</text:p>
          </table:table-cell>
          <table:table-cell table:formula="of:=IF(ISNA(VLOOKUP([.D182];[Entrada.$A$8:.$D$1605];4;0)) = 1; 0;VLOOKUP([.D182];[Entrada.$A$8:.$D$1605];4;0))" office:value-type="float" office:value="0">
            <text:p>0</text:p>
          </table:table-cell>
          <table:table-cell table:number-columns-repeated="21"/>
          <table:table-cell table:style-name="ce23" table:formula="of:=[.B1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2];[Entrada.$A$8:.$C$1606];3;0)) = 1; 0;VLOOKUP([.D1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1</text:p>
          </table:table-cell>
          <table:table-cell/>
          <table:table-cell/>
          <table:table-cell table:style-name="ce5" office:value-type="string">
            <text:p>5,21</text:p>
          </table:table-cell>
          <table:table-cell table:style-name="ce16" table:formula="of:=IF(ISNA(VLOOKUP([.D183];[Entrada.$A$8:.$B$1605];2;0)) = 1; 0;VLOOKUP([.D183];[Entrada.$A$8:.$B$1605];2;0))" office:value-type="float" office:value="0">
            <text:p>0</text:p>
          </table:table-cell>
          <table:table-cell table:formula="of:=IF(ISNA(VLOOKUP([.D183];[Entrada.$A$8:.$D$1605];4;0)) = 1; 0;VLOOKUP([.D183];[Entrada.$A$8:.$D$1605];4;0))" office:value-type="float" office:value="0">
            <text:p>0</text:p>
          </table:table-cell>
          <table:table-cell table:number-columns-repeated="21"/>
          <table:table-cell table:style-name="ce23" table:formula="of:=[.B1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3];[Entrada.$A$8:.$C$1606];3;0)) = 1; 0;VLOOKUP([.D1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2</text:p>
          </table:table-cell>
          <table:table-cell/>
          <table:table-cell/>
          <table:table-cell table:style-name="ce5" office:value-type="string">
            <text:p>5,22</text:p>
          </table:table-cell>
          <table:table-cell table:style-name="ce16" table:formula="of:=IF(ISNA(VLOOKUP([.D184];[Entrada.$A$8:.$B$1605];2;0)) = 1; 0;VLOOKUP([.D184];[Entrada.$A$8:.$B$1605];2;0))" office:value-type="float" office:value="0">
            <text:p>0</text:p>
          </table:table-cell>
          <table:table-cell table:formula="of:=IF(ISNA(VLOOKUP([.D184];[Entrada.$A$8:.$D$1605];4;0)) = 1; 0;VLOOKUP([.D184];[Entrada.$A$8:.$D$1605];4;0))" office:value-type="float" office:value="0">
            <text:p>0</text:p>
          </table:table-cell>
          <table:table-cell table:number-columns-repeated="21"/>
          <table:table-cell table:style-name="ce23" table:formula="of:=[.B1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4];[Entrada.$A$8:.$C$1606];3;0)) = 1; 0;VLOOKUP([.D1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3</text:p>
          </table:table-cell>
          <table:table-cell/>
          <table:table-cell/>
          <table:table-cell table:style-name="ce5" office:value-type="string">
            <text:p>5,23</text:p>
          </table:table-cell>
          <table:table-cell table:style-name="ce16" table:formula="of:=IF(ISNA(VLOOKUP([.D185];[Entrada.$A$8:.$B$1605];2;0)) = 1; 0;VLOOKUP([.D185];[Entrada.$A$8:.$B$1605];2;0))" office:value-type="float" office:value="0">
            <text:p>0</text:p>
          </table:table-cell>
          <table:table-cell table:formula="of:=IF(ISNA(VLOOKUP([.D185];[Entrada.$A$8:.$D$1605];4;0)) = 1; 0;VLOOKUP([.D185];[Entrada.$A$8:.$D$1605];4;0))" office:value-type="float" office:value="0">
            <text:p>0</text:p>
          </table:table-cell>
          <table:table-cell table:number-columns-repeated="21"/>
          <table:table-cell table:style-name="ce23" table:formula="of:=[.B1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5];[Entrada.$A$8:.$C$1606];3;0)) = 1; 0;VLOOKUP([.D1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4</text:p>
          </table:table-cell>
          <table:table-cell/>
          <table:table-cell/>
          <table:table-cell table:style-name="ce5" office:value-type="string">
            <text:p>5,24</text:p>
          </table:table-cell>
          <table:table-cell table:style-name="ce16" table:formula="of:=IF(ISNA(VLOOKUP([.D186];[Entrada.$A$8:.$B$1605];2;0)) = 1; 0;VLOOKUP([.D186];[Entrada.$A$8:.$B$1605];2;0))" office:value-type="float" office:value="0">
            <text:p>0</text:p>
          </table:table-cell>
          <table:table-cell table:formula="of:=IF(ISNA(VLOOKUP([.D186];[Entrada.$A$8:.$D$1605];4;0)) = 1; 0;VLOOKUP([.D186];[Entrada.$A$8:.$D$1605];4;0))" office:value-type="float" office:value="0">
            <text:p>0</text:p>
          </table:table-cell>
          <table:table-cell table:number-columns-repeated="21"/>
          <table:table-cell table:style-name="ce23" table:formula="of:=[.B1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6];[Entrada.$A$8:.$C$1606];3;0)) = 1; 0;VLOOKUP([.D1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5</text:p>
          </table:table-cell>
          <table:table-cell/>
          <table:table-cell/>
          <table:table-cell table:style-name="ce5" office:value-type="string">
            <text:p>5,25</text:p>
          </table:table-cell>
          <table:table-cell table:style-name="ce16" table:formula="of:=IF(ISNA(VLOOKUP([.D187];[Entrada.$A$8:.$B$1605];2;0)) = 1; 0;VLOOKUP([.D187];[Entrada.$A$8:.$B$1605];2;0))" office:value-type="float" office:value="0">
            <text:p>0</text:p>
          </table:table-cell>
          <table:table-cell table:formula="of:=IF(ISNA(VLOOKUP([.D187];[Entrada.$A$8:.$D$1605];4;0)) = 1; 0;VLOOKUP([.D187];[Entrada.$A$8:.$D$1605];4;0))" office:value-type="float" office:value="0">
            <text:p>0</text:p>
          </table:table-cell>
          <table:table-cell table:number-columns-repeated="21"/>
          <table:table-cell table:style-name="ce23" table:formula="of:=[.B1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7];[Entrada.$A$8:.$C$1606];3;0)) = 1; 0;VLOOKUP([.D1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6</text:p>
          </table:table-cell>
          <table:table-cell/>
          <table:table-cell/>
          <table:table-cell table:style-name="ce5" office:value-type="string">
            <text:p>5,26</text:p>
          </table:table-cell>
          <table:table-cell table:style-name="ce16" table:formula="of:=IF(ISNA(VLOOKUP([.D188];[Entrada.$A$8:.$B$1605];2;0)) = 1; 0;VLOOKUP([.D188];[Entrada.$A$8:.$B$1605];2;0))" office:value-type="float" office:value="0">
            <text:p>0</text:p>
          </table:table-cell>
          <table:table-cell table:formula="of:=IF(ISNA(VLOOKUP([.D188];[Entrada.$A$8:.$D$1605];4;0)) = 1; 0;VLOOKUP([.D188];[Entrada.$A$8:.$D$1605];4;0))" office:value-type="float" office:value="0">
            <text:p>0</text:p>
          </table:table-cell>
          <table:table-cell table:number-columns-repeated="21"/>
          <table:table-cell table:style-name="ce23" table:formula="of:=[.B1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8];[Entrada.$A$8:.$C$1606];3;0)) = 1; 0;VLOOKUP([.D1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7</text:p>
          </table:table-cell>
          <table:table-cell/>
          <table:table-cell/>
          <table:table-cell table:style-name="ce5" office:value-type="string">
            <text:p>5,27</text:p>
          </table:table-cell>
          <table:table-cell table:style-name="ce16" table:formula="of:=IF(ISNA(VLOOKUP([.D189];[Entrada.$A$8:.$B$1605];2;0)) = 1; 0;VLOOKUP([.D189];[Entrada.$A$8:.$B$1605];2;0))" office:value-type="float" office:value="0">
            <text:p>0</text:p>
          </table:table-cell>
          <table:table-cell table:formula="of:=IF(ISNA(VLOOKUP([.D189];[Entrada.$A$8:.$D$1605];4;0)) = 1; 0;VLOOKUP([.D189];[Entrada.$A$8:.$D$1605];4;0))" office:value-type="float" office:value="0">
            <text:p>0</text:p>
          </table:table-cell>
          <table:table-cell table:number-columns-repeated="21"/>
          <table:table-cell table:style-name="ce23" table:formula="of:=[.B1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89];[Entrada.$A$8:.$C$1606];3;0)) = 1; 0;VLOOKUP([.D1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8</text:p>
          </table:table-cell>
          <table:table-cell/>
          <table:table-cell/>
          <table:table-cell table:style-name="ce5" office:value-type="string">
            <text:p>5,28</text:p>
          </table:table-cell>
          <table:table-cell table:style-name="ce16" table:formula="of:=IF(ISNA(VLOOKUP([.D190];[Entrada.$A$8:.$B$1605];2;0)) = 1; 0;VLOOKUP([.D190];[Entrada.$A$8:.$B$1605];2;0))" office:value-type="float" office:value="0">
            <text:p>0</text:p>
          </table:table-cell>
          <table:table-cell table:formula="of:=IF(ISNA(VLOOKUP([.D190];[Entrada.$A$8:.$D$1605];4;0)) = 1; 0;VLOOKUP([.D190];[Entrada.$A$8:.$D$1605];4;0))" office:value-type="float" office:value="0">
            <text:p>0</text:p>
          </table:table-cell>
          <table:table-cell table:number-columns-repeated="21"/>
          <table:table-cell table:style-name="ce23" table:formula="of:=[.B1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0];[Entrada.$A$8:.$C$1606];3;0)) = 1; 0;VLOOKUP([.D1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29</text:p>
          </table:table-cell>
          <table:table-cell/>
          <table:table-cell/>
          <table:table-cell table:style-name="ce5" office:value-type="string">
            <text:p>5,29</text:p>
          </table:table-cell>
          <table:table-cell table:style-name="ce16" table:formula="of:=IF(ISNA(VLOOKUP([.D191];[Entrada.$A$8:.$B$1605];2;0)) = 1; 0;VLOOKUP([.D191];[Entrada.$A$8:.$B$1605];2;0))" office:value-type="float" office:value="0">
            <text:p>0</text:p>
          </table:table-cell>
          <table:table-cell table:formula="of:=IF(ISNA(VLOOKUP([.D191];[Entrada.$A$8:.$D$1605];4;0)) = 1; 0;VLOOKUP([.D191];[Entrada.$A$8:.$D$1605];4;0))" office:value-type="float" office:value="0">
            <text:p>0</text:p>
          </table:table-cell>
          <table:table-cell table:number-columns-repeated="21"/>
          <table:table-cell table:style-name="ce23" table:formula="of:=[.B1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1];[Entrada.$A$8:.$C$1606];3;0)) = 1; 0;VLOOKUP([.D1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0</text:p>
          </table:table-cell>
          <table:table-cell/>
          <table:table-cell/>
          <table:table-cell table:style-name="ce5" office:value-type="string">
            <text:p>5,30</text:p>
          </table:table-cell>
          <table:table-cell table:style-name="ce16" table:formula="of:=IF(ISNA(VLOOKUP([.D192];[Entrada.$A$8:.$B$1605];2;0)) = 1; 0;VLOOKUP([.D192];[Entrada.$A$8:.$B$1605];2;0))" office:value-type="float" office:value="0">
            <text:p>0</text:p>
          </table:table-cell>
          <table:table-cell table:formula="of:=IF(ISNA(VLOOKUP([.D192];[Entrada.$A$8:.$D$1605];4;0)) = 1; 0;VLOOKUP([.D192];[Entrada.$A$8:.$D$1605];4;0))" office:value-type="float" office:value="0">
            <text:p>0</text:p>
          </table:table-cell>
          <table:table-cell table:number-columns-repeated="21"/>
          <table:table-cell table:style-name="ce23" table:formula="of:=[.B1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2];[Entrada.$A$8:.$C$1606];3;0)) = 1; 0;VLOOKUP([.D1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1</text:p>
          </table:table-cell>
          <table:table-cell/>
          <table:table-cell/>
          <table:table-cell table:style-name="ce5" office:value-type="string">
            <text:p>5,31</text:p>
          </table:table-cell>
          <table:table-cell table:style-name="ce16" table:formula="of:=IF(ISNA(VLOOKUP([.D193];[Entrada.$A$8:.$B$1605];2;0)) = 1; 0;VLOOKUP([.D193];[Entrada.$A$8:.$B$1605];2;0))" office:value-type="float" office:value="0">
            <text:p>0</text:p>
          </table:table-cell>
          <table:table-cell table:formula="of:=IF(ISNA(VLOOKUP([.D193];[Entrada.$A$8:.$D$1605];4;0)) = 1; 0;VLOOKUP([.D193];[Entrada.$A$8:.$D$1605];4;0))" office:value-type="float" office:value="0">
            <text:p>0</text:p>
          </table:table-cell>
          <table:table-cell table:number-columns-repeated="21"/>
          <table:table-cell table:style-name="ce23" table:formula="of:=[.B1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3];[Entrada.$A$8:.$C$1606];3;0)) = 1; 0;VLOOKUP([.D1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2</text:p>
          </table:table-cell>
          <table:table-cell/>
          <table:table-cell/>
          <table:table-cell table:style-name="ce5" office:value-type="string">
            <text:p>5,32</text:p>
          </table:table-cell>
          <table:table-cell table:style-name="ce16" table:formula="of:=IF(ISNA(VLOOKUP([.D194];[Entrada.$A$8:.$B$1605];2;0)) = 1; 0;VLOOKUP([.D194];[Entrada.$A$8:.$B$1605];2;0))" office:value-type="float" office:value="0">
            <text:p>0</text:p>
          </table:table-cell>
          <table:table-cell table:formula="of:=IF(ISNA(VLOOKUP([.D194];[Entrada.$A$8:.$D$1605];4;0)) = 1; 0;VLOOKUP([.D194];[Entrada.$A$8:.$D$1605];4;0))" office:value-type="float" office:value="0">
            <text:p>0</text:p>
          </table:table-cell>
          <table:table-cell table:number-columns-repeated="21"/>
          <table:table-cell table:style-name="ce23" table:formula="of:=[.B1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4];[Entrada.$A$8:.$C$1606];3;0)) = 1; 0;VLOOKUP([.D1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3</text:p>
          </table:table-cell>
          <table:table-cell/>
          <table:table-cell/>
          <table:table-cell table:style-name="ce5" office:value-type="string">
            <text:p>5,33</text:p>
          </table:table-cell>
          <table:table-cell table:style-name="ce16" table:formula="of:=IF(ISNA(VLOOKUP([.D195];[Entrada.$A$8:.$B$1605];2;0)) = 1; 0;VLOOKUP([.D195];[Entrada.$A$8:.$B$1605];2;0))" office:value-type="float" office:value="0">
            <text:p>0</text:p>
          </table:table-cell>
          <table:table-cell table:formula="of:=IF(ISNA(VLOOKUP([.D195];[Entrada.$A$8:.$D$1605];4;0)) = 1; 0;VLOOKUP([.D195];[Entrada.$A$8:.$D$1605];4;0))" office:value-type="float" office:value="0">
            <text:p>0</text:p>
          </table:table-cell>
          <table:table-cell table:number-columns-repeated="21"/>
          <table:table-cell table:style-name="ce23" table:formula="of:=[.B1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5];[Entrada.$A$8:.$C$1606];3;0)) = 1; 0;VLOOKUP([.D1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4</text:p>
          </table:table-cell>
          <table:table-cell/>
          <table:table-cell/>
          <table:table-cell table:style-name="ce5" office:value-type="string">
            <text:p>5,34</text:p>
          </table:table-cell>
          <table:table-cell table:style-name="ce16" table:formula="of:=IF(ISNA(VLOOKUP([.D196];[Entrada.$A$8:.$B$1605];2;0)) = 1; 0;VLOOKUP([.D196];[Entrada.$A$8:.$B$1605];2;0))" office:value-type="float" office:value="0">
            <text:p>0</text:p>
          </table:table-cell>
          <table:table-cell table:formula="of:=IF(ISNA(VLOOKUP([.D196];[Entrada.$A$8:.$D$1605];4;0)) = 1; 0;VLOOKUP([.D196];[Entrada.$A$8:.$D$1605];4;0))" office:value-type="float" office:value="0">
            <text:p>0</text:p>
          </table:table-cell>
          <table:table-cell table:number-columns-repeated="21"/>
          <table:table-cell table:style-name="ce23" table:formula="of:=[.B1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6];[Entrada.$A$8:.$C$1606];3;0)) = 1; 0;VLOOKUP([.D1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5</text:p>
          </table:table-cell>
          <table:table-cell/>
          <table:table-cell/>
          <table:table-cell table:style-name="ce5" office:value-type="string">
            <text:p>5,35</text:p>
          </table:table-cell>
          <table:table-cell table:style-name="ce16" table:formula="of:=IF(ISNA(VLOOKUP([.D197];[Entrada.$A$8:.$B$1605];2;0)) = 1; 0;VLOOKUP([.D197];[Entrada.$A$8:.$B$1605];2;0))" office:value-type="float" office:value="0">
            <text:p>0</text:p>
          </table:table-cell>
          <table:table-cell table:formula="of:=IF(ISNA(VLOOKUP([.D197];[Entrada.$A$8:.$D$1605];4;0)) = 1; 0;VLOOKUP([.D197];[Entrada.$A$8:.$D$1605];4;0))" office:value-type="float" office:value="0">
            <text:p>0</text:p>
          </table:table-cell>
          <table:table-cell table:number-columns-repeated="21"/>
          <table:table-cell table:style-name="ce23" table:formula="of:=[.B1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7];[Entrada.$A$8:.$C$1606];3;0)) = 1; 0;VLOOKUP([.D1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6</text:p>
          </table:table-cell>
          <table:table-cell/>
          <table:table-cell/>
          <table:table-cell table:style-name="ce5" office:value-type="string">
            <text:p>5,36</text:p>
          </table:table-cell>
          <table:table-cell table:style-name="ce16" table:formula="of:=IF(ISNA(VLOOKUP([.D198];[Entrada.$A$8:.$B$1605];2;0)) = 1; 0;VLOOKUP([.D198];[Entrada.$A$8:.$B$1605];2;0))" office:value-type="float" office:value="0">
            <text:p>0</text:p>
          </table:table-cell>
          <table:table-cell table:formula="of:=IF(ISNA(VLOOKUP([.D198];[Entrada.$A$8:.$D$1605];4;0)) = 1; 0;VLOOKUP([.D198];[Entrada.$A$8:.$D$1605];4;0))" office:value-type="float" office:value="0">
            <text:p>0</text:p>
          </table:table-cell>
          <table:table-cell table:number-columns-repeated="21"/>
          <table:table-cell table:style-name="ce23" table:formula="of:=[.B1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8];[Entrada.$A$8:.$C$1606];3;0)) = 1; 0;VLOOKUP([.D1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7</text:p>
          </table:table-cell>
          <table:table-cell/>
          <table:table-cell/>
          <table:table-cell table:style-name="ce5" office:value-type="string">
            <text:p>5,37</text:p>
          </table:table-cell>
          <table:table-cell table:style-name="ce16" table:formula="of:=IF(ISNA(VLOOKUP([.D199];[Entrada.$A$8:.$B$1605];2;0)) = 1; 0;VLOOKUP([.D199];[Entrada.$A$8:.$B$1605];2;0))" office:value-type="float" office:value="0">
            <text:p>0</text:p>
          </table:table-cell>
          <table:table-cell table:formula="of:=IF(ISNA(VLOOKUP([.D199];[Entrada.$A$8:.$D$1605];4;0)) = 1; 0;VLOOKUP([.D199];[Entrada.$A$8:.$D$1605];4;0))" office:value-type="float" office:value="0">
            <text:p>0</text:p>
          </table:table-cell>
          <table:table-cell table:number-columns-repeated="21"/>
          <table:table-cell table:style-name="ce23" table:formula="of:=[.B1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99];[Entrada.$A$8:.$C$1606];3;0)) = 1; 0;VLOOKUP([.D1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8</text:p>
          </table:table-cell>
          <table:table-cell/>
          <table:table-cell/>
          <table:table-cell table:style-name="ce5" office:value-type="string">
            <text:p>5,38</text:p>
          </table:table-cell>
          <table:table-cell table:style-name="ce16" table:formula="of:=IF(ISNA(VLOOKUP([.D200];[Entrada.$A$8:.$B$1605];2;0)) = 1; 0;VLOOKUP([.D200];[Entrada.$A$8:.$B$1605];2;0))" office:value-type="float" office:value="0">
            <text:p>0</text:p>
          </table:table-cell>
          <table:table-cell table:formula="of:=IF(ISNA(VLOOKUP([.D200];[Entrada.$A$8:.$D$1605];4;0)) = 1; 0;VLOOKUP([.D200];[Entrada.$A$8:.$D$1605];4;0))" office:value-type="float" office:value="0">
            <text:p>0</text:p>
          </table:table-cell>
          <table:table-cell table:number-columns-repeated="21"/>
          <table:table-cell table:style-name="ce23" table:formula="of:=[.B2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0];[Entrada.$A$8:.$C$1606];3;0)) = 1; 0;VLOOKUP([.D2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39</text:p>
          </table:table-cell>
          <table:table-cell/>
          <table:table-cell/>
          <table:table-cell table:style-name="ce5" office:value-type="string">
            <text:p>5,39</text:p>
          </table:table-cell>
          <table:table-cell table:style-name="ce16" table:formula="of:=IF(ISNA(VLOOKUP([.D201];[Entrada.$A$8:.$B$1605];2;0)) = 1; 0;VLOOKUP([.D201];[Entrada.$A$8:.$B$1605];2;0))" office:value-type="float" office:value="0">
            <text:p>0</text:p>
          </table:table-cell>
          <table:table-cell table:formula="of:=IF(ISNA(VLOOKUP([.D201];[Entrada.$A$8:.$D$1605];4;0)) = 1; 0;VLOOKUP([.D201];[Entrada.$A$8:.$D$1605];4;0))" office:value-type="float" office:value="0">
            <text:p>0</text:p>
          </table:table-cell>
          <table:table-cell table:number-columns-repeated="21"/>
          <table:table-cell table:style-name="ce23" table:formula="of:=[.B2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1];[Entrada.$A$8:.$C$1606];3;0)) = 1; 0;VLOOKUP([.D2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5,40</text:p>
          </table:table-cell>
          <table:table-cell/>
          <table:table-cell/>
          <table:table-cell table:style-name="ce5" office:value-type="string">
            <text:p>5,40</text:p>
          </table:table-cell>
          <table:table-cell table:style-name="ce16" table:formula="of:=IF(ISNA(VLOOKUP([.D202];[Entrada.$A$8:.$B$1605];2;0)) = 1; 0;VLOOKUP([.D202];[Entrada.$A$8:.$B$1605];2;0))" office:value-type="float" office:value="0">
            <text:p>0</text:p>
          </table:table-cell>
          <table:table-cell table:formula="of:=IF(ISNA(VLOOKUP([.D202];[Entrada.$A$8:.$D$1605];4;0)) = 1; 0;VLOOKUP([.D202];[Entrada.$A$8:.$D$1605];4;0))" office:value-type="float" office:value="0">
            <text:p>0</text:p>
          </table:table-cell>
          <table:table-cell table:number-columns-repeated="21"/>
          <table:table-cell table:style-name="ce23" table:formula="of:=[.B2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2];[Entrada.$A$8:.$C$1606];3;0)) = 1; 0;VLOOKUP([.D2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6.1">
            <text:p>6,1</text:p>
          </table:table-cell>
          <table:table-cell/>
          <table:table-cell/>
          <table:table-cell table:style-name="ce12" office:value-type="float" office:value="6.1">
            <text:p>6,1</text:p>
          </table:table-cell>
          <table:table-cell table:style-name="ce16" table:formula="of:=IF(ISNA(VLOOKUP([.D203];[Entrada.$A$8:.$B$1605];2;0)) = 1; 0;VLOOKUP([.D203];[Entrada.$A$8:.$B$1605];2;0))" office:value-type="float" office:value="0">
            <text:p>0</text:p>
          </table:table-cell>
          <table:table-cell table:formula="of:=IF(ISNA(VLOOKUP([.D203];[Entrada.$A$8:.$D$1605];4;0)) = 1; 0;VLOOKUP([.D203];[Entrada.$A$8:.$D$1605];4;0))" office:value-type="float" office:value="0">
            <text:p>0</text:p>
          </table:table-cell>
          <table:table-cell table:number-columns-repeated="21"/>
          <table:table-cell table:style-name="ce23" table:formula="of:=[.B2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3];[Entrada.$A$8:.$C$1606];3;0)) = 1; 0;VLOOKUP([.D2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6.2">
            <text:p>6,2</text:p>
          </table:table-cell>
          <table:table-cell/>
          <table:table-cell/>
          <table:table-cell table:style-name="ce12" office:value-type="float" office:value="6.2">
            <text:p>6,2</text:p>
          </table:table-cell>
          <table:table-cell table:style-name="ce16" table:formula="of:=IF(ISNA(VLOOKUP([.D204];[Entrada.$A$8:.$B$1605];2;0)) = 1; 0;VLOOKUP([.D204];[Entrada.$A$8:.$B$1605];2;0))" office:value-type="float" office:value="0">
            <text:p>0</text:p>
          </table:table-cell>
          <table:table-cell table:formula="of:=IF(ISNA(VLOOKUP([.D204];[Entrada.$A$8:.$D$1605];4;0)) = 1; 0;VLOOKUP([.D204];[Entrada.$A$8:.$D$1605];4;0))" office:value-type="float" office:value="0">
            <text:p>0</text:p>
          </table:table-cell>
          <table:table-cell table:number-columns-repeated="21"/>
          <table:table-cell table:style-name="ce23" table:formula="of:=[.B2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4];[Entrada.$A$8:.$C$1606];3;0)) = 1; 0;VLOOKUP([.D2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6.3">
            <text:p>6,3</text:p>
          </table:table-cell>
          <table:table-cell/>
          <table:table-cell/>
          <table:table-cell table:style-name="ce12" office:value-type="float" office:value="6.3">
            <text:p>6,3</text:p>
          </table:table-cell>
          <table:table-cell table:style-name="ce16" table:formula="of:=IF(ISNA(VLOOKUP([.D205];[Entrada.$A$8:.$B$1605];2;0)) = 1; 0;VLOOKUP([.D205];[Entrada.$A$8:.$B$1605];2;0))" office:value-type="float" office:value="0">
            <text:p>0</text:p>
          </table:table-cell>
          <table:table-cell table:formula="of:=IF(ISNA(VLOOKUP([.D205];[Entrada.$A$8:.$D$1605];4;0)) = 1; 0;VLOOKUP([.D205];[Entrada.$A$8:.$D$1605];4;0))" office:value-type="float" office:value="0">
            <text:p>0</text:p>
          </table:table-cell>
          <table:table-cell table:number-columns-repeated="21"/>
          <table:table-cell table:style-name="ce23" table:formula="of:=[.B2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5];[Entrada.$A$8:.$C$1606];3;0)) = 1; 0;VLOOKUP([.D2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6.4">
            <text:p>6,4</text:p>
          </table:table-cell>
          <table:table-cell/>
          <table:table-cell/>
          <table:table-cell table:style-name="ce12" office:value-type="float" office:value="6.4">
            <text:p>6,4</text:p>
          </table:table-cell>
          <table:table-cell table:style-name="ce16" table:formula="of:=IF(ISNA(VLOOKUP([.D206];[Entrada.$A$8:.$B$1605];2;0)) = 1; 0;VLOOKUP([.D206];[Entrada.$A$8:.$B$1605];2;0))" office:value-type="float" office:value="0">
            <text:p>0</text:p>
          </table:table-cell>
          <table:table-cell table:formula="of:=IF(ISNA(VLOOKUP([.D206];[Entrada.$A$8:.$D$1605];4;0)) = 1; 0;VLOOKUP([.D206];[Entrada.$A$8:.$D$1605];4;0))" office:value-type="float" office:value="0">
            <text:p>0</text:p>
          </table:table-cell>
          <table:table-cell table:number-columns-repeated="21"/>
          <table:table-cell table:style-name="ce23" table:formula="of:=[.B2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6];[Entrada.$A$8:.$C$1606];3;0)) = 1; 0;VLOOKUP([.D2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6.5">
            <text:p>6,5</text:p>
          </table:table-cell>
          <table:table-cell/>
          <table:table-cell/>
          <table:table-cell table:style-name="ce12" office:value-type="float" office:value="6.5">
            <text:p>6,5</text:p>
          </table:table-cell>
          <table:table-cell table:style-name="ce16" table:formula="of:=IF(ISNA(VLOOKUP([.D207];[Entrada.$A$8:.$B$1605];2;0)) = 1; 0;VLOOKUP([.D207];[Entrada.$A$8:.$B$1605];2;0))" office:value-type="float" office:value="0">
            <text:p>0</text:p>
          </table:table-cell>
          <table:table-cell table:formula="of:=IF(ISNA(VLOOKUP([.D207];[Entrada.$A$8:.$D$1605];4;0)) = 1; 0;VLOOKUP([.D207];[Entrada.$A$8:.$D$1605];4;0))" office:value-type="float" office:value="0">
            <text:p>0</text:p>
          </table:table-cell>
          <table:table-cell table:number-columns-repeated="21"/>
          <table:table-cell table:style-name="ce23" table:formula="of:=[.B2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7];[Entrada.$A$8:.$C$1606];3;0)) = 1; 0;VLOOKUP([.D2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6</text:p>
          </table:table-cell>
          <table:table-cell/>
          <table:table-cell/>
          <table:table-cell table:style-name="ce5" office:value-type="string">
            <text:p>6,6</text:p>
          </table:table-cell>
          <table:table-cell table:style-name="ce16" table:formula="of:=IF(ISNA(VLOOKUP([.D208];[Entrada.$A$8:.$B$1605];2;0)) = 1; 0;VLOOKUP([.D208];[Entrada.$A$8:.$B$1605];2;0))" office:value-type="float" office:value="0">
            <text:p>0</text:p>
          </table:table-cell>
          <table:table-cell table:formula="of:=IF(ISNA(VLOOKUP([.D208];[Entrada.$A$8:.$D$1605];4;0)) = 1; 0;VLOOKUP([.D208];[Entrada.$A$8:.$D$1605];4;0))" office:value-type="float" office:value="0">
            <text:p>0</text:p>
          </table:table-cell>
          <table:table-cell table:number-columns-repeated="21"/>
          <table:table-cell table:style-name="ce23" table:formula="of:=[.B2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8];[Entrada.$A$8:.$C$1606];3;0)) = 1; 0;VLOOKUP([.D2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7</text:p>
          </table:table-cell>
          <table:table-cell/>
          <table:table-cell/>
          <table:table-cell table:style-name="ce5" office:value-type="string">
            <text:p>6,7</text:p>
          </table:table-cell>
          <table:table-cell table:style-name="ce16" table:formula="of:=IF(ISNA(VLOOKUP([.D209];[Entrada.$A$8:.$B$1605];2;0)) = 1; 0;VLOOKUP([.D209];[Entrada.$A$8:.$B$1605];2;0))" office:value-type="float" office:value="0">
            <text:p>0</text:p>
          </table:table-cell>
          <table:table-cell table:formula="of:=IF(ISNA(VLOOKUP([.D209];[Entrada.$A$8:.$D$1605];4;0)) = 1; 0;VLOOKUP([.D209];[Entrada.$A$8:.$D$1605];4;0))" office:value-type="float" office:value="0">
            <text:p>0</text:p>
          </table:table-cell>
          <table:table-cell table:number-columns-repeated="21"/>
          <table:table-cell table:style-name="ce23" table:formula="of:=[.B2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09];[Entrada.$A$8:.$C$1606];3;0)) = 1; 0;VLOOKUP([.D2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8</text:p>
          </table:table-cell>
          <table:table-cell/>
          <table:table-cell/>
          <table:table-cell table:style-name="ce5" office:value-type="string">
            <text:p>6,8</text:p>
          </table:table-cell>
          <table:table-cell table:style-name="ce16" table:formula="of:=IF(ISNA(VLOOKUP([.D210];[Entrada.$A$8:.$B$1605];2;0)) = 1; 0;VLOOKUP([.D210];[Entrada.$A$8:.$B$1605];2;0))" office:value-type="float" office:value="0">
            <text:p>0</text:p>
          </table:table-cell>
          <table:table-cell table:formula="of:=IF(ISNA(VLOOKUP([.D210];[Entrada.$A$8:.$D$1605];4;0)) = 1; 0;VLOOKUP([.D210];[Entrada.$A$8:.$D$1605];4;0))" office:value-type="float" office:value="0">
            <text:p>0</text:p>
          </table:table-cell>
          <table:table-cell table:number-columns-repeated="21"/>
          <table:table-cell table:style-name="ce23" table:formula="of:=[.B2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0];[Entrada.$A$8:.$C$1606];3;0)) = 1; 0;VLOOKUP([.D2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9</text:p>
          </table:table-cell>
          <table:table-cell/>
          <table:table-cell/>
          <table:table-cell table:style-name="ce5" office:value-type="string">
            <text:p>6,9</text:p>
          </table:table-cell>
          <table:table-cell table:style-name="ce16" table:formula="of:=IF(ISNA(VLOOKUP([.D211];[Entrada.$A$8:.$B$1605];2;0)) = 1; 0;VLOOKUP([.D211];[Entrada.$A$8:.$B$1605];2;0))" office:value-type="float" office:value="0">
            <text:p>0</text:p>
          </table:table-cell>
          <table:table-cell table:formula="of:=IF(ISNA(VLOOKUP([.D211];[Entrada.$A$8:.$D$1605];4;0)) = 1; 0;VLOOKUP([.D211];[Entrada.$A$8:.$D$1605];4;0))" office:value-type="float" office:value="0">
            <text:p>0</text:p>
          </table:table-cell>
          <table:table-cell table:number-columns-repeated="21"/>
          <table:table-cell table:style-name="ce23" table:formula="of:=[.B2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1];[Entrada.$A$8:.$C$1606];3;0)) = 1; 0;VLOOKUP([.D2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0</text:p>
          </table:table-cell>
          <table:table-cell/>
          <table:table-cell/>
          <table:table-cell table:style-name="ce5" office:value-type="string">
            <text:p>6,10</text:p>
          </table:table-cell>
          <table:table-cell table:style-name="ce16" table:formula="of:=IF(ISNA(VLOOKUP([.D212];[Entrada.$A$8:.$B$1605];2;0)) = 1; 0;VLOOKUP([.D212];[Entrada.$A$8:.$B$1605];2;0))" office:value-type="float" office:value="0">
            <text:p>0</text:p>
          </table:table-cell>
          <table:table-cell table:formula="of:=IF(ISNA(VLOOKUP([.D212];[Entrada.$A$8:.$D$1605];4;0)) = 1; 0;VLOOKUP([.D212];[Entrada.$A$8:.$D$1605];4;0))" office:value-type="float" office:value="0">
            <text:p>0</text:p>
          </table:table-cell>
          <table:table-cell table:number-columns-repeated="21"/>
          <table:table-cell table:style-name="ce23" table:formula="of:=[.B2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2];[Entrada.$A$8:.$C$1606];3;0)) = 1; 0;VLOOKUP([.D2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1</text:p>
          </table:table-cell>
          <table:table-cell/>
          <table:table-cell/>
          <table:table-cell table:style-name="ce5" office:value-type="string">
            <text:p>6,11</text:p>
          </table:table-cell>
          <table:table-cell table:style-name="ce16" table:formula="of:=IF(ISNA(VLOOKUP([.D213];[Entrada.$A$8:.$B$1605];2;0)) = 1; 0;VLOOKUP([.D213];[Entrada.$A$8:.$B$1605];2;0))" office:value-type="float" office:value="0">
            <text:p>0</text:p>
          </table:table-cell>
          <table:table-cell table:formula="of:=IF(ISNA(VLOOKUP([.D213];[Entrada.$A$8:.$D$1605];4;0)) = 1; 0;VLOOKUP([.D213];[Entrada.$A$8:.$D$1605];4;0))" office:value-type="float" office:value="0">
            <text:p>0</text:p>
          </table:table-cell>
          <table:table-cell table:number-columns-repeated="21"/>
          <table:table-cell table:style-name="ce23" table:formula="of:=[.B2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3];[Entrada.$A$8:.$C$1606];3;0)) = 1; 0;VLOOKUP([.D2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2</text:p>
          </table:table-cell>
          <table:table-cell/>
          <table:table-cell/>
          <table:table-cell table:style-name="ce5" office:value-type="string">
            <text:p>6,12</text:p>
          </table:table-cell>
          <table:table-cell table:style-name="ce16" table:formula="of:=IF(ISNA(VLOOKUP([.D214];[Entrada.$A$8:.$B$1605];2;0)) = 1; 0;VLOOKUP([.D214];[Entrada.$A$8:.$B$1605];2;0))" office:value-type="float" office:value="0">
            <text:p>0</text:p>
          </table:table-cell>
          <table:table-cell table:formula="of:=IF(ISNA(VLOOKUP([.D214];[Entrada.$A$8:.$D$1605];4;0)) = 1; 0;VLOOKUP([.D214];[Entrada.$A$8:.$D$1605];4;0))" office:value-type="float" office:value="0">
            <text:p>0</text:p>
          </table:table-cell>
          <table:table-cell table:number-columns-repeated="21"/>
          <table:table-cell table:style-name="ce23" table:formula="of:=[.B2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4];[Entrada.$A$8:.$C$1606];3;0)) = 1; 0;VLOOKUP([.D2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3</text:p>
          </table:table-cell>
          <table:table-cell/>
          <table:table-cell/>
          <table:table-cell table:style-name="ce5" office:value-type="string">
            <text:p>6,13</text:p>
          </table:table-cell>
          <table:table-cell table:style-name="ce16" table:formula="of:=IF(ISNA(VLOOKUP([.D215];[Entrada.$A$8:.$B$1605];2;0)) = 1; 0;VLOOKUP([.D215];[Entrada.$A$8:.$B$1605];2;0))" office:value-type="float" office:value="0">
            <text:p>0</text:p>
          </table:table-cell>
          <table:table-cell table:formula="of:=IF(ISNA(VLOOKUP([.D215];[Entrada.$A$8:.$D$1605];4;0)) = 1; 0;VLOOKUP([.D215];[Entrada.$A$8:.$D$1605];4;0))" office:value-type="float" office:value="0">
            <text:p>0</text:p>
          </table:table-cell>
          <table:table-cell table:number-columns-repeated="21"/>
          <table:table-cell table:style-name="ce23" table:formula="of:=[.B2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5];[Entrada.$A$8:.$C$1606];3;0)) = 1; 0;VLOOKUP([.D2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4</text:p>
          </table:table-cell>
          <table:table-cell/>
          <table:table-cell/>
          <table:table-cell table:style-name="ce5" office:value-type="string">
            <text:p>6,14</text:p>
          </table:table-cell>
          <table:table-cell table:style-name="ce16" table:formula="of:=IF(ISNA(VLOOKUP([.D216];[Entrada.$A$8:.$B$1605];2;0)) = 1; 0;VLOOKUP([.D216];[Entrada.$A$8:.$B$1605];2;0))" office:value-type="float" office:value="0">
            <text:p>0</text:p>
          </table:table-cell>
          <table:table-cell table:formula="of:=IF(ISNA(VLOOKUP([.D216];[Entrada.$A$8:.$D$1605];4;0)) = 1; 0;VLOOKUP([.D216];[Entrada.$A$8:.$D$1605];4;0))" office:value-type="float" office:value="0">
            <text:p>0</text:p>
          </table:table-cell>
          <table:table-cell table:number-columns-repeated="21"/>
          <table:table-cell table:style-name="ce23" table:formula="of:=[.B2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6];[Entrada.$A$8:.$C$1606];3;0)) = 1; 0;VLOOKUP([.D2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5</text:p>
          </table:table-cell>
          <table:table-cell/>
          <table:table-cell/>
          <table:table-cell table:style-name="ce5" office:value-type="string">
            <text:p>6,15</text:p>
          </table:table-cell>
          <table:table-cell table:style-name="ce16" table:formula="of:=IF(ISNA(VLOOKUP([.D217];[Entrada.$A$8:.$B$1605];2;0)) = 1; 0;VLOOKUP([.D217];[Entrada.$A$8:.$B$1605];2;0))" office:value-type="float" office:value="0">
            <text:p>0</text:p>
          </table:table-cell>
          <table:table-cell table:formula="of:=IF(ISNA(VLOOKUP([.D217];[Entrada.$A$8:.$D$1605];4;0)) = 1; 0;VLOOKUP([.D217];[Entrada.$A$8:.$D$1605];4;0))" office:value-type="float" office:value="0">
            <text:p>0</text:p>
          </table:table-cell>
          <table:table-cell table:number-columns-repeated="21"/>
          <table:table-cell table:style-name="ce23" table:formula="of:=[.B2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7];[Entrada.$A$8:.$C$1606];3;0)) = 1; 0;VLOOKUP([.D2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6</text:p>
          </table:table-cell>
          <table:table-cell/>
          <table:table-cell/>
          <table:table-cell table:style-name="ce5" office:value-type="string">
            <text:p>6,16</text:p>
          </table:table-cell>
          <table:table-cell table:style-name="ce16" table:formula="of:=IF(ISNA(VLOOKUP([.D218];[Entrada.$A$8:.$B$1605];2;0)) = 1; 0;VLOOKUP([.D218];[Entrada.$A$8:.$B$1605];2;0))" office:value-type="float" office:value="0">
            <text:p>0</text:p>
          </table:table-cell>
          <table:table-cell table:formula="of:=IF(ISNA(VLOOKUP([.D218];[Entrada.$A$8:.$D$1605];4;0)) = 1; 0;VLOOKUP([.D218];[Entrada.$A$8:.$D$1605];4;0))" office:value-type="float" office:value="0">
            <text:p>0</text:p>
          </table:table-cell>
          <table:table-cell table:number-columns-repeated="21"/>
          <table:table-cell table:style-name="ce23" table:formula="of:=[.B2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8];[Entrada.$A$8:.$C$1606];3;0)) = 1; 0;VLOOKUP([.D2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7</text:p>
          </table:table-cell>
          <table:table-cell/>
          <table:table-cell/>
          <table:table-cell table:style-name="ce5" office:value-type="string">
            <text:p>6,17</text:p>
          </table:table-cell>
          <table:table-cell table:style-name="ce16" table:formula="of:=IF(ISNA(VLOOKUP([.D219];[Entrada.$A$8:.$B$1605];2;0)) = 1; 0;VLOOKUP([.D219];[Entrada.$A$8:.$B$1605];2;0))" office:value-type="float" office:value="0">
            <text:p>0</text:p>
          </table:table-cell>
          <table:table-cell table:formula="of:=IF(ISNA(VLOOKUP([.D219];[Entrada.$A$8:.$D$1605];4;0)) = 1; 0;VLOOKUP([.D219];[Entrada.$A$8:.$D$1605];4;0))" office:value-type="float" office:value="0">
            <text:p>0</text:p>
          </table:table-cell>
          <table:table-cell table:number-columns-repeated="21"/>
          <table:table-cell table:style-name="ce23" table:formula="of:=[.B2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19];[Entrada.$A$8:.$C$1606];3;0)) = 1; 0;VLOOKUP([.D2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8</text:p>
          </table:table-cell>
          <table:table-cell/>
          <table:table-cell/>
          <table:table-cell table:style-name="ce5" office:value-type="string">
            <text:p>6,18</text:p>
          </table:table-cell>
          <table:table-cell table:style-name="ce16" table:formula="of:=IF(ISNA(VLOOKUP([.D220];[Entrada.$A$8:.$B$1605];2;0)) = 1; 0;VLOOKUP([.D220];[Entrada.$A$8:.$B$1605];2;0))" office:value-type="float" office:value="0">
            <text:p>0</text:p>
          </table:table-cell>
          <table:table-cell table:formula="of:=IF(ISNA(VLOOKUP([.D220];[Entrada.$A$8:.$D$1605];4;0)) = 1; 0;VLOOKUP([.D220];[Entrada.$A$8:.$D$1605];4;0))" office:value-type="float" office:value="0">
            <text:p>0</text:p>
          </table:table-cell>
          <table:table-cell table:number-columns-repeated="21"/>
          <table:table-cell table:style-name="ce23" table:formula="of:=[.B2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0];[Entrada.$A$8:.$C$1606];3;0)) = 1; 0;VLOOKUP([.D2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19</text:p>
          </table:table-cell>
          <table:table-cell/>
          <table:table-cell/>
          <table:table-cell table:style-name="ce5" office:value-type="string">
            <text:p>6,19</text:p>
          </table:table-cell>
          <table:table-cell table:style-name="ce16" table:formula="of:=IF(ISNA(VLOOKUP([.D221];[Entrada.$A$8:.$B$1605];2;0)) = 1; 0;VLOOKUP([.D221];[Entrada.$A$8:.$B$1605];2;0))" office:value-type="float" office:value="0">
            <text:p>0</text:p>
          </table:table-cell>
          <table:table-cell table:formula="of:=IF(ISNA(VLOOKUP([.D221];[Entrada.$A$8:.$D$1605];4;0)) = 1; 0;VLOOKUP([.D221];[Entrada.$A$8:.$D$1605];4;0))" office:value-type="float" office:value="0">
            <text:p>0</text:p>
          </table:table-cell>
          <table:table-cell table:number-columns-repeated="21"/>
          <table:table-cell table:style-name="ce23" table:formula="of:=[.B2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1];[Entrada.$A$8:.$C$1606];3;0)) = 1; 0;VLOOKUP([.D2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0</text:p>
          </table:table-cell>
          <table:table-cell/>
          <table:table-cell/>
          <table:table-cell table:style-name="ce5" office:value-type="string">
            <text:p>6,20</text:p>
          </table:table-cell>
          <table:table-cell table:style-name="ce16" table:formula="of:=IF(ISNA(VLOOKUP([.D222];[Entrada.$A$8:.$B$1605];2;0)) = 1; 0;VLOOKUP([.D222];[Entrada.$A$8:.$B$1605];2;0))" office:value-type="float" office:value="0">
            <text:p>0</text:p>
          </table:table-cell>
          <table:table-cell table:formula="of:=IF(ISNA(VLOOKUP([.D222];[Entrada.$A$8:.$D$1605];4;0)) = 1; 0;VLOOKUP([.D222];[Entrada.$A$8:.$D$1605];4;0))" office:value-type="float" office:value="0">
            <text:p>0</text:p>
          </table:table-cell>
          <table:table-cell table:number-columns-repeated="21"/>
          <table:table-cell table:style-name="ce23" table:formula="of:=[.B2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2];[Entrada.$A$8:.$C$1606];3;0)) = 1; 0;VLOOKUP([.D2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1</text:p>
          </table:table-cell>
          <table:table-cell/>
          <table:table-cell/>
          <table:table-cell table:style-name="ce5" office:value-type="string">
            <text:p>6,21</text:p>
          </table:table-cell>
          <table:table-cell table:style-name="ce16" table:formula="of:=IF(ISNA(VLOOKUP([.D223];[Entrada.$A$8:.$B$1605];2;0)) = 1; 0;VLOOKUP([.D223];[Entrada.$A$8:.$B$1605];2;0))" office:value-type="float" office:value="0">
            <text:p>0</text:p>
          </table:table-cell>
          <table:table-cell table:formula="of:=IF(ISNA(VLOOKUP([.D223];[Entrada.$A$8:.$D$1605];4;0)) = 1; 0;VLOOKUP([.D223];[Entrada.$A$8:.$D$1605];4;0))" office:value-type="float" office:value="0">
            <text:p>0</text:p>
          </table:table-cell>
          <table:table-cell table:number-columns-repeated="21"/>
          <table:table-cell table:style-name="ce23" table:formula="of:=[.B2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3];[Entrada.$A$8:.$C$1606];3;0)) = 1; 0;VLOOKUP([.D2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2</text:p>
          </table:table-cell>
          <table:table-cell/>
          <table:table-cell/>
          <table:table-cell table:style-name="ce5" office:value-type="string">
            <text:p>6,22</text:p>
          </table:table-cell>
          <table:table-cell table:style-name="ce16" table:formula="of:=IF(ISNA(VLOOKUP([.D224];[Entrada.$A$8:.$B$1605];2;0)) = 1; 0;VLOOKUP([.D224];[Entrada.$A$8:.$B$1605];2;0))" office:value-type="float" office:value="0">
            <text:p>0</text:p>
          </table:table-cell>
          <table:table-cell table:formula="of:=IF(ISNA(VLOOKUP([.D224];[Entrada.$A$8:.$D$1605];4;0)) = 1; 0;VLOOKUP([.D224];[Entrada.$A$8:.$D$1605];4;0))" office:value-type="float" office:value="0">
            <text:p>0</text:p>
          </table:table-cell>
          <table:table-cell table:number-columns-repeated="21"/>
          <table:table-cell table:style-name="ce23" table:formula="of:=[.B2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4];[Entrada.$A$8:.$C$1606];3;0)) = 1; 0;VLOOKUP([.D2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3</text:p>
          </table:table-cell>
          <table:table-cell/>
          <table:table-cell/>
          <table:table-cell table:style-name="ce5" office:value-type="string">
            <text:p>6,23</text:p>
          </table:table-cell>
          <table:table-cell table:style-name="ce16" table:formula="of:=IF(ISNA(VLOOKUP([.D225];[Entrada.$A$8:.$B$1605];2;0)) = 1; 0;VLOOKUP([.D225];[Entrada.$A$8:.$B$1605];2;0))" office:value-type="float" office:value="0">
            <text:p>0</text:p>
          </table:table-cell>
          <table:table-cell table:formula="of:=IF(ISNA(VLOOKUP([.D225];[Entrada.$A$8:.$D$1605];4;0)) = 1; 0;VLOOKUP([.D225];[Entrada.$A$8:.$D$1605];4;0))" office:value-type="float" office:value="0">
            <text:p>0</text:p>
          </table:table-cell>
          <table:table-cell table:number-columns-repeated="21"/>
          <table:table-cell table:style-name="ce23" table:formula="of:=[.B2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5];[Entrada.$A$8:.$C$1606];3;0)) = 1; 0;VLOOKUP([.D2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4</text:p>
          </table:table-cell>
          <table:table-cell/>
          <table:table-cell/>
          <table:table-cell table:style-name="ce5" office:value-type="string">
            <text:p>6,24</text:p>
          </table:table-cell>
          <table:table-cell table:style-name="ce16" table:formula="of:=IF(ISNA(VLOOKUP([.D226];[Entrada.$A$8:.$B$1605];2;0)) = 1; 0;VLOOKUP([.D226];[Entrada.$A$8:.$B$1605];2;0))" office:value-type="float" office:value="0">
            <text:p>0</text:p>
          </table:table-cell>
          <table:table-cell table:formula="of:=IF(ISNA(VLOOKUP([.D226];[Entrada.$A$8:.$D$1605];4;0)) = 1; 0;VLOOKUP([.D226];[Entrada.$A$8:.$D$1605];4;0))" office:value-type="float" office:value="0">
            <text:p>0</text:p>
          </table:table-cell>
          <table:table-cell table:number-columns-repeated="21"/>
          <table:table-cell table:style-name="ce23" table:formula="of:=[.B2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6];[Entrada.$A$8:.$C$1606];3;0)) = 1; 0;VLOOKUP([.D2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5</text:p>
          </table:table-cell>
          <table:table-cell/>
          <table:table-cell/>
          <table:table-cell table:style-name="ce5" office:value-type="string">
            <text:p>6,25</text:p>
          </table:table-cell>
          <table:table-cell table:style-name="ce16" table:formula="of:=IF(ISNA(VLOOKUP([.D227];[Entrada.$A$8:.$B$1605];2;0)) = 1; 0;VLOOKUP([.D227];[Entrada.$A$8:.$B$1605];2;0))" office:value-type="float" office:value="0">
            <text:p>0</text:p>
          </table:table-cell>
          <table:table-cell table:formula="of:=IF(ISNA(VLOOKUP([.D227];[Entrada.$A$8:.$D$1605];4;0)) = 1; 0;VLOOKUP([.D227];[Entrada.$A$8:.$D$1605];4;0))" office:value-type="float" office:value="0">
            <text:p>0</text:p>
          </table:table-cell>
          <table:table-cell table:number-columns-repeated="21"/>
          <table:table-cell table:style-name="ce23" table:formula="of:=[.B2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7];[Entrada.$A$8:.$C$1606];3;0)) = 1; 0;VLOOKUP([.D2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6</text:p>
          </table:table-cell>
          <table:table-cell/>
          <table:table-cell/>
          <table:table-cell table:style-name="ce5" office:value-type="string">
            <text:p>6,26</text:p>
          </table:table-cell>
          <table:table-cell table:style-name="ce16" table:formula="of:=IF(ISNA(VLOOKUP([.D228];[Entrada.$A$8:.$B$1605];2;0)) = 1; 0;VLOOKUP([.D228];[Entrada.$A$8:.$B$1605];2;0))" office:value-type="float" office:value="0">
            <text:p>0</text:p>
          </table:table-cell>
          <table:table-cell table:formula="of:=IF(ISNA(VLOOKUP([.D228];[Entrada.$A$8:.$D$1605];4;0)) = 1; 0;VLOOKUP([.D228];[Entrada.$A$8:.$D$1605];4;0))" office:value-type="float" office:value="0">
            <text:p>0</text:p>
          </table:table-cell>
          <table:table-cell table:number-columns-repeated="21"/>
          <table:table-cell table:style-name="ce23" table:formula="of:=[.B2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8];[Entrada.$A$8:.$C$1606];3;0)) = 1; 0;VLOOKUP([.D2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7</text:p>
          </table:table-cell>
          <table:table-cell/>
          <table:table-cell/>
          <table:table-cell table:style-name="ce5" office:value-type="string">
            <text:p>6,27</text:p>
          </table:table-cell>
          <table:table-cell table:style-name="ce16" table:formula="of:=IF(ISNA(VLOOKUP([.D229];[Entrada.$A$8:.$B$1605];2;0)) = 1; 0;VLOOKUP([.D229];[Entrada.$A$8:.$B$1605];2;0))" office:value-type="float" office:value="0">
            <text:p>0</text:p>
          </table:table-cell>
          <table:table-cell table:formula="of:=IF(ISNA(VLOOKUP([.D229];[Entrada.$A$8:.$D$1605];4;0)) = 1; 0;VLOOKUP([.D229];[Entrada.$A$8:.$D$1605];4;0))" office:value-type="float" office:value="0">
            <text:p>0</text:p>
          </table:table-cell>
          <table:table-cell table:number-columns-repeated="21"/>
          <table:table-cell table:style-name="ce23" table:formula="of:=[.B2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29];[Entrada.$A$8:.$C$1606];3;0)) = 1; 0;VLOOKUP([.D2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8</text:p>
          </table:table-cell>
          <table:table-cell/>
          <table:table-cell/>
          <table:table-cell table:style-name="ce5" office:value-type="string">
            <text:p>6,28</text:p>
          </table:table-cell>
          <table:table-cell table:style-name="ce16" table:formula="of:=IF(ISNA(VLOOKUP([.D230];[Entrada.$A$8:.$B$1605];2;0)) = 1; 0;VLOOKUP([.D230];[Entrada.$A$8:.$B$1605];2;0))" office:value-type="float" office:value="0">
            <text:p>0</text:p>
          </table:table-cell>
          <table:table-cell table:formula="of:=IF(ISNA(VLOOKUP([.D230];[Entrada.$A$8:.$D$1605];4;0)) = 1; 0;VLOOKUP([.D230];[Entrada.$A$8:.$D$1605];4;0))" office:value-type="float" office:value="0">
            <text:p>0</text:p>
          </table:table-cell>
          <table:table-cell table:number-columns-repeated="21"/>
          <table:table-cell table:style-name="ce23" table:formula="of:=[.B2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0];[Entrada.$A$8:.$C$1606];3;0)) = 1; 0;VLOOKUP([.D2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29</text:p>
          </table:table-cell>
          <table:table-cell/>
          <table:table-cell/>
          <table:table-cell table:style-name="ce5" office:value-type="string">
            <text:p>6,29</text:p>
          </table:table-cell>
          <table:table-cell table:style-name="ce16" table:formula="of:=IF(ISNA(VLOOKUP([.D231];[Entrada.$A$8:.$B$1605];2;0)) = 1; 0;VLOOKUP([.D231];[Entrada.$A$8:.$B$1605];2;0))" office:value-type="float" office:value="0">
            <text:p>0</text:p>
          </table:table-cell>
          <table:table-cell table:formula="of:=IF(ISNA(VLOOKUP([.D231];[Entrada.$A$8:.$D$1605];4;0)) = 1; 0;VLOOKUP([.D231];[Entrada.$A$8:.$D$1605];4;0))" office:value-type="float" office:value="0">
            <text:p>0</text:p>
          </table:table-cell>
          <table:table-cell table:number-columns-repeated="21"/>
          <table:table-cell table:style-name="ce23" table:formula="of:=[.B2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1];[Entrada.$A$8:.$C$1606];3;0)) = 1; 0;VLOOKUP([.D2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0</text:p>
          </table:table-cell>
          <table:table-cell/>
          <table:table-cell/>
          <table:table-cell table:style-name="ce5" office:value-type="string">
            <text:p>6,30</text:p>
          </table:table-cell>
          <table:table-cell table:style-name="ce16" table:formula="of:=IF(ISNA(VLOOKUP([.D232];[Entrada.$A$8:.$B$1605];2;0)) = 1; 0;VLOOKUP([.D232];[Entrada.$A$8:.$B$1605];2;0))" office:value-type="float" office:value="0">
            <text:p>0</text:p>
          </table:table-cell>
          <table:table-cell table:formula="of:=IF(ISNA(VLOOKUP([.D232];[Entrada.$A$8:.$D$1605];4;0)) = 1; 0;VLOOKUP([.D232];[Entrada.$A$8:.$D$1605];4;0))" office:value-type="float" office:value="0">
            <text:p>0</text:p>
          </table:table-cell>
          <table:table-cell table:number-columns-repeated="21"/>
          <table:table-cell table:style-name="ce23" table:formula="of:=[.B2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2];[Entrada.$A$8:.$C$1606];3;0)) = 1; 0;VLOOKUP([.D2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1</text:p>
          </table:table-cell>
          <table:table-cell/>
          <table:table-cell/>
          <table:table-cell table:style-name="ce5" office:value-type="string">
            <text:p>6,31</text:p>
          </table:table-cell>
          <table:table-cell table:style-name="ce16" table:formula="of:=IF(ISNA(VLOOKUP([.D233];[Entrada.$A$8:.$B$1605];2;0)) = 1; 0;VLOOKUP([.D233];[Entrada.$A$8:.$B$1605];2;0))" office:value-type="float" office:value="0">
            <text:p>0</text:p>
          </table:table-cell>
          <table:table-cell table:formula="of:=IF(ISNA(VLOOKUP([.D233];[Entrada.$A$8:.$D$1605];4;0)) = 1; 0;VLOOKUP([.D233];[Entrada.$A$8:.$D$1605];4;0))" office:value-type="float" office:value="0">
            <text:p>0</text:p>
          </table:table-cell>
          <table:table-cell table:number-columns-repeated="21"/>
          <table:table-cell table:style-name="ce23" table:formula="of:=[.B2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3];[Entrada.$A$8:.$C$1606];3;0)) = 1; 0;VLOOKUP([.D2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2</text:p>
          </table:table-cell>
          <table:table-cell/>
          <table:table-cell/>
          <table:table-cell table:style-name="ce5" office:value-type="string">
            <text:p>6,32</text:p>
          </table:table-cell>
          <table:table-cell table:style-name="ce16" table:formula="of:=IF(ISNA(VLOOKUP([.D234];[Entrada.$A$8:.$B$1605];2;0)) = 1; 0;VLOOKUP([.D234];[Entrada.$A$8:.$B$1605];2;0))" office:value-type="float" office:value="0">
            <text:p>0</text:p>
          </table:table-cell>
          <table:table-cell table:formula="of:=IF(ISNA(VLOOKUP([.D234];[Entrada.$A$8:.$D$1605];4;0)) = 1; 0;VLOOKUP([.D234];[Entrada.$A$8:.$D$1605];4;0))" office:value-type="float" office:value="0">
            <text:p>0</text:p>
          </table:table-cell>
          <table:table-cell table:number-columns-repeated="21"/>
          <table:table-cell table:style-name="ce23" table:formula="of:=[.B2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4];[Entrada.$A$8:.$C$1606];3;0)) = 1; 0;VLOOKUP([.D2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3</text:p>
          </table:table-cell>
          <table:table-cell/>
          <table:table-cell/>
          <table:table-cell table:style-name="ce5" office:value-type="string">
            <text:p>6,33</text:p>
          </table:table-cell>
          <table:table-cell table:style-name="ce16" table:formula="of:=IF(ISNA(VLOOKUP([.D235];[Entrada.$A$8:.$B$1605];2;0)) = 1; 0;VLOOKUP([.D235];[Entrada.$A$8:.$B$1605];2;0))" office:value-type="float" office:value="0">
            <text:p>0</text:p>
          </table:table-cell>
          <table:table-cell table:formula="of:=IF(ISNA(VLOOKUP([.D235];[Entrada.$A$8:.$D$1605];4;0)) = 1; 0;VLOOKUP([.D235];[Entrada.$A$8:.$D$1605];4;0))" office:value-type="float" office:value="0">
            <text:p>0</text:p>
          </table:table-cell>
          <table:table-cell table:number-columns-repeated="21"/>
          <table:table-cell table:style-name="ce23" table:formula="of:=[.B2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5];[Entrada.$A$8:.$C$1606];3;0)) = 1; 0;VLOOKUP([.D2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4</text:p>
          </table:table-cell>
          <table:table-cell/>
          <table:table-cell/>
          <table:table-cell table:style-name="ce5" office:value-type="string">
            <text:p>6,34</text:p>
          </table:table-cell>
          <table:table-cell table:style-name="ce16" table:formula="of:=IF(ISNA(VLOOKUP([.D236];[Entrada.$A$8:.$B$1605];2;0)) = 1; 0;VLOOKUP([.D236];[Entrada.$A$8:.$B$1605];2;0))" office:value-type="float" office:value="0">
            <text:p>0</text:p>
          </table:table-cell>
          <table:table-cell table:formula="of:=IF(ISNA(VLOOKUP([.D236];[Entrada.$A$8:.$D$1605];4;0)) = 1; 0;VLOOKUP([.D236];[Entrada.$A$8:.$D$1605];4;0))" office:value-type="float" office:value="0">
            <text:p>0</text:p>
          </table:table-cell>
          <table:table-cell table:number-columns-repeated="21"/>
          <table:table-cell table:style-name="ce23" table:formula="of:=[.B2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6];[Entrada.$A$8:.$C$1606];3;0)) = 1; 0;VLOOKUP([.D2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5</text:p>
          </table:table-cell>
          <table:table-cell/>
          <table:table-cell/>
          <table:table-cell table:style-name="ce5" office:value-type="string">
            <text:p>6,35</text:p>
          </table:table-cell>
          <table:table-cell table:style-name="ce16" table:formula="of:=IF(ISNA(VLOOKUP([.D237];[Entrada.$A$8:.$B$1605];2;0)) = 1; 0;VLOOKUP([.D237];[Entrada.$A$8:.$B$1605];2;0))" office:value-type="float" office:value="0">
            <text:p>0</text:p>
          </table:table-cell>
          <table:table-cell table:formula="of:=IF(ISNA(VLOOKUP([.D237];[Entrada.$A$8:.$D$1605];4;0)) = 1; 0;VLOOKUP([.D237];[Entrada.$A$8:.$D$1605];4;0))" office:value-type="float" office:value="0">
            <text:p>0</text:p>
          </table:table-cell>
          <table:table-cell table:number-columns-repeated="21"/>
          <table:table-cell table:style-name="ce23" table:formula="of:=[.B2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7];[Entrada.$A$8:.$C$1606];3;0)) = 1; 0;VLOOKUP([.D2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6</text:p>
          </table:table-cell>
          <table:table-cell/>
          <table:table-cell/>
          <table:table-cell table:style-name="ce5" office:value-type="string">
            <text:p>6,36</text:p>
          </table:table-cell>
          <table:table-cell table:style-name="ce16" table:formula="of:=IF(ISNA(VLOOKUP([.D238];[Entrada.$A$8:.$B$1605];2;0)) = 1; 0;VLOOKUP([.D238];[Entrada.$A$8:.$B$1605];2;0))" office:value-type="float" office:value="0">
            <text:p>0</text:p>
          </table:table-cell>
          <table:table-cell table:formula="of:=IF(ISNA(VLOOKUP([.D238];[Entrada.$A$8:.$D$1605];4;0)) = 1; 0;VLOOKUP([.D238];[Entrada.$A$8:.$D$1605];4;0))" office:value-type="float" office:value="0">
            <text:p>0</text:p>
          </table:table-cell>
          <table:table-cell table:number-columns-repeated="21"/>
          <table:table-cell table:style-name="ce23" table:formula="of:=[.B2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8];[Entrada.$A$8:.$C$1606];3;0)) = 1; 0;VLOOKUP([.D2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7</text:p>
          </table:table-cell>
          <table:table-cell/>
          <table:table-cell/>
          <table:table-cell table:style-name="ce5" office:value-type="string">
            <text:p>6,37</text:p>
          </table:table-cell>
          <table:table-cell table:style-name="ce16" table:formula="of:=IF(ISNA(VLOOKUP([.D239];[Entrada.$A$8:.$B$1605];2;0)) = 1; 0;VLOOKUP([.D239];[Entrada.$A$8:.$B$1605];2;0))" office:value-type="float" office:value="0">
            <text:p>0</text:p>
          </table:table-cell>
          <table:table-cell table:formula="of:=IF(ISNA(VLOOKUP([.D239];[Entrada.$A$8:.$D$1605];4;0)) = 1; 0;VLOOKUP([.D239];[Entrada.$A$8:.$D$1605];4;0))" office:value-type="float" office:value="0">
            <text:p>0</text:p>
          </table:table-cell>
          <table:table-cell table:number-columns-repeated="21"/>
          <table:table-cell table:style-name="ce23" table:formula="of:=[.B2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39];[Entrada.$A$8:.$C$1606];3;0)) = 1; 0;VLOOKUP([.D2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8</text:p>
          </table:table-cell>
          <table:table-cell/>
          <table:table-cell/>
          <table:table-cell table:style-name="ce5" office:value-type="string">
            <text:p>6,38</text:p>
          </table:table-cell>
          <table:table-cell table:style-name="ce16" table:formula="of:=IF(ISNA(VLOOKUP([.D240];[Entrada.$A$8:.$B$1605];2;0)) = 1; 0;VLOOKUP([.D240];[Entrada.$A$8:.$B$1605];2;0))" office:value-type="float" office:value="0">
            <text:p>0</text:p>
          </table:table-cell>
          <table:table-cell table:formula="of:=IF(ISNA(VLOOKUP([.D240];[Entrada.$A$8:.$D$1605];4;0)) = 1; 0;VLOOKUP([.D240];[Entrada.$A$8:.$D$1605];4;0))" office:value-type="float" office:value="0">
            <text:p>0</text:p>
          </table:table-cell>
          <table:table-cell table:number-columns-repeated="21"/>
          <table:table-cell table:style-name="ce23" table:formula="of:=[.B2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0];[Entrada.$A$8:.$C$1606];3;0)) = 1; 0;VLOOKUP([.D2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39</text:p>
          </table:table-cell>
          <table:table-cell/>
          <table:table-cell/>
          <table:table-cell table:style-name="ce5" office:value-type="string">
            <text:p>6,39</text:p>
          </table:table-cell>
          <table:table-cell table:style-name="ce16" table:formula="of:=IF(ISNA(VLOOKUP([.D241];[Entrada.$A$8:.$B$1605];2;0)) = 1; 0;VLOOKUP([.D241];[Entrada.$A$8:.$B$1605];2;0))" office:value-type="float" office:value="0">
            <text:p>0</text:p>
          </table:table-cell>
          <table:table-cell table:formula="of:=IF(ISNA(VLOOKUP([.D241];[Entrada.$A$8:.$D$1605];4;0)) = 1; 0;VLOOKUP([.D241];[Entrada.$A$8:.$D$1605];4;0))" office:value-type="float" office:value="0">
            <text:p>0</text:p>
          </table:table-cell>
          <table:table-cell table:number-columns-repeated="21"/>
          <table:table-cell table:style-name="ce23" table:formula="of:=[.B2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1];[Entrada.$A$8:.$C$1606];3;0)) = 1; 0;VLOOKUP([.D2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6,40</text:p>
          </table:table-cell>
          <table:table-cell/>
          <table:table-cell/>
          <table:table-cell table:style-name="ce5" office:value-type="string">
            <text:p>6,40</text:p>
          </table:table-cell>
          <table:table-cell table:style-name="ce16" table:formula="of:=IF(ISNA(VLOOKUP([.D242];[Entrada.$A$8:.$B$1605];2;0)) = 1; 0;VLOOKUP([.D242];[Entrada.$A$8:.$B$1605];2;0))" office:value-type="float" office:value="0">
            <text:p>0</text:p>
          </table:table-cell>
          <table:table-cell table:formula="of:=IF(ISNA(VLOOKUP([.D242];[Entrada.$A$8:.$D$1605];4;0)) = 1; 0;VLOOKUP([.D242];[Entrada.$A$8:.$D$1605];4;0))" office:value-type="float" office:value="0">
            <text:p>0</text:p>
          </table:table-cell>
          <table:table-cell table:number-columns-repeated="21"/>
          <table:table-cell table:style-name="ce23" table:formula="of:=[.B2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2];[Entrada.$A$8:.$C$1606];3;0)) = 1; 0;VLOOKUP([.D2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7.1">
            <text:p>7,1</text:p>
          </table:table-cell>
          <table:table-cell/>
          <table:table-cell/>
          <table:table-cell table:style-name="ce12" office:value-type="float" office:value="7.1">
            <text:p>7,1</text:p>
          </table:table-cell>
          <table:table-cell table:style-name="ce16" table:formula="of:=IF(ISNA(VLOOKUP([.D243];[Entrada.$A$8:.$B$1605];2;0)) = 1; 0;VLOOKUP([.D243];[Entrada.$A$8:.$B$1605];2;0))" office:value-type="float" office:value="0">
            <text:p>0</text:p>
          </table:table-cell>
          <table:table-cell table:formula="of:=IF(ISNA(VLOOKUP([.D243];[Entrada.$A$8:.$D$1605];4;0)) = 1; 0;VLOOKUP([.D243];[Entrada.$A$8:.$D$1605];4;0))" office:value-type="float" office:value="0">
            <text:p>0</text:p>
          </table:table-cell>
          <table:table-cell table:number-columns-repeated="21"/>
          <table:table-cell table:style-name="ce23" table:formula="of:=[.B2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3];[Entrada.$A$8:.$C$1606];3;0)) = 1; 0;VLOOKUP([.D2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7.2">
            <text:p>7,2</text:p>
          </table:table-cell>
          <table:table-cell/>
          <table:table-cell/>
          <table:table-cell table:style-name="ce12" office:value-type="float" office:value="7.2">
            <text:p>7,2</text:p>
          </table:table-cell>
          <table:table-cell table:style-name="ce16" table:formula="of:=IF(ISNA(VLOOKUP([.D244];[Entrada.$A$8:.$B$1605];2;0)) = 1; 0;VLOOKUP([.D244];[Entrada.$A$8:.$B$1605];2;0))" office:value-type="float" office:value="0">
            <text:p>0</text:p>
          </table:table-cell>
          <table:table-cell table:formula="of:=IF(ISNA(VLOOKUP([.D244];[Entrada.$A$8:.$D$1605];4;0)) = 1; 0;VLOOKUP([.D244];[Entrada.$A$8:.$D$1605];4;0))" office:value-type="float" office:value="0">
            <text:p>0</text:p>
          </table:table-cell>
          <table:table-cell table:number-columns-repeated="21"/>
          <table:table-cell table:style-name="ce23" table:formula="of:=[.B2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4];[Entrada.$A$8:.$C$1606];3;0)) = 1; 0;VLOOKUP([.D2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7.3">
            <text:p>7,3</text:p>
          </table:table-cell>
          <table:table-cell/>
          <table:table-cell/>
          <table:table-cell table:style-name="ce12" office:value-type="float" office:value="7.3">
            <text:p>7,3</text:p>
          </table:table-cell>
          <table:table-cell table:style-name="ce16" table:formula="of:=IF(ISNA(VLOOKUP([.D245];[Entrada.$A$8:.$B$1605];2;0)) = 1; 0;VLOOKUP([.D245];[Entrada.$A$8:.$B$1605];2;0))" office:value-type="float" office:value="0">
            <text:p>0</text:p>
          </table:table-cell>
          <table:table-cell table:formula="of:=IF(ISNA(VLOOKUP([.D245];[Entrada.$A$8:.$D$1605];4;0)) = 1; 0;VLOOKUP([.D245];[Entrada.$A$8:.$D$1605];4;0))" office:value-type="float" office:value="0">
            <text:p>0</text:p>
          </table:table-cell>
          <table:table-cell table:number-columns-repeated="21"/>
          <table:table-cell table:style-name="ce23" table:formula="of:=[.B2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5];[Entrada.$A$8:.$C$1606];3;0)) = 1; 0;VLOOKUP([.D2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7.4">
            <text:p>7,4</text:p>
          </table:table-cell>
          <table:table-cell/>
          <table:table-cell/>
          <table:table-cell table:style-name="ce12" office:value-type="float" office:value="7.4">
            <text:p>7,4</text:p>
          </table:table-cell>
          <table:table-cell table:style-name="ce16" table:formula="of:=IF(ISNA(VLOOKUP([.D246];[Entrada.$A$8:.$B$1605];2;0)) = 1; 0;VLOOKUP([.D246];[Entrada.$A$8:.$B$1605];2;0))" office:value-type="float" office:value="0">
            <text:p>0</text:p>
          </table:table-cell>
          <table:table-cell table:formula="of:=IF(ISNA(VLOOKUP([.D246];[Entrada.$A$8:.$D$1605];4;0)) = 1; 0;VLOOKUP([.D246];[Entrada.$A$8:.$D$1605];4;0))" office:value-type="float" office:value="0">
            <text:p>0</text:p>
          </table:table-cell>
          <table:table-cell table:number-columns-repeated="21"/>
          <table:table-cell table:style-name="ce23" table:formula="of:=[.B2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6];[Entrada.$A$8:.$C$1606];3;0)) = 1; 0;VLOOKUP([.D2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7.5">
            <text:p>7,5</text:p>
          </table:table-cell>
          <table:table-cell/>
          <table:table-cell/>
          <table:table-cell table:style-name="ce12" office:value-type="float" office:value="7.5">
            <text:p>7,5</text:p>
          </table:table-cell>
          <table:table-cell table:style-name="ce16" table:formula="of:=IF(ISNA(VLOOKUP([.D247];[Entrada.$A$8:.$B$1605];2;0)) = 1; 0;VLOOKUP([.D247];[Entrada.$A$8:.$B$1605];2;0))" office:value-type="float" office:value="0">
            <text:p>0</text:p>
          </table:table-cell>
          <table:table-cell table:formula="of:=IF(ISNA(VLOOKUP([.D247];[Entrada.$A$8:.$D$1605];4;0)) = 1; 0;VLOOKUP([.D247];[Entrada.$A$8:.$D$1605];4;0))" office:value-type="float" office:value="0">
            <text:p>0</text:p>
          </table:table-cell>
          <table:table-cell table:number-columns-repeated="21"/>
          <table:table-cell table:style-name="ce23" table:formula="of:=[.B2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7];[Entrada.$A$8:.$C$1606];3;0)) = 1; 0;VLOOKUP([.D2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7.6">
            <text:p>7,6</text:p>
          </table:table-cell>
          <table:table-cell/>
          <table:table-cell/>
          <table:table-cell table:style-name="ce12" office:value-type="float" office:value="7.6">
            <text:p>7,6</text:p>
          </table:table-cell>
          <table:table-cell table:style-name="ce16" table:formula="of:=IF(ISNA(VLOOKUP([.D248];[Entrada.$A$8:.$B$1605];2;0)) = 1; 0;VLOOKUP([.D248];[Entrada.$A$8:.$B$1605];2;0))" office:value-type="float" office:value="0">
            <text:p>0</text:p>
          </table:table-cell>
          <table:table-cell table:formula="of:=IF(ISNA(VLOOKUP([.D248];[Entrada.$A$8:.$D$1605];4;0)) = 1; 0;VLOOKUP([.D248];[Entrada.$A$8:.$D$1605];4;0))" office:value-type="float" office:value="0">
            <text:p>0</text:p>
          </table:table-cell>
          <table:table-cell table:number-columns-repeated="21"/>
          <table:table-cell table:style-name="ce23" table:formula="of:=[.B2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8];[Entrada.$A$8:.$C$1606];3;0)) = 1; 0;VLOOKUP([.D2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7</text:p>
          </table:table-cell>
          <table:table-cell/>
          <table:table-cell/>
          <table:table-cell table:style-name="ce5" office:value-type="string">
            <text:p>7,7</text:p>
          </table:table-cell>
          <table:table-cell table:style-name="ce16" table:formula="of:=IF(ISNA(VLOOKUP([.D249];[Entrada.$A$8:.$B$1605];2;0)) = 1; 0;VLOOKUP([.D249];[Entrada.$A$8:.$B$1605];2;0))" office:value-type="float" office:value="0">
            <text:p>0</text:p>
          </table:table-cell>
          <table:table-cell table:formula="of:=IF(ISNA(VLOOKUP([.D249];[Entrada.$A$8:.$D$1605];4;0)) = 1; 0;VLOOKUP([.D249];[Entrada.$A$8:.$D$1605];4;0))" office:value-type="float" office:value="0">
            <text:p>0</text:p>
          </table:table-cell>
          <table:table-cell table:number-columns-repeated="21"/>
          <table:table-cell table:style-name="ce23" table:formula="of:=[.B2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49];[Entrada.$A$8:.$C$1606];3;0)) = 1; 0;VLOOKUP([.D2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8</text:p>
          </table:table-cell>
          <table:table-cell/>
          <table:table-cell/>
          <table:table-cell table:style-name="ce5" office:value-type="string">
            <text:p>7,8</text:p>
          </table:table-cell>
          <table:table-cell table:style-name="ce16" table:formula="of:=IF(ISNA(VLOOKUP([.D250];[Entrada.$A$8:.$B$1605];2;0)) = 1; 0;VLOOKUP([.D250];[Entrada.$A$8:.$B$1605];2;0))" office:value-type="float" office:value="0">
            <text:p>0</text:p>
          </table:table-cell>
          <table:table-cell table:formula="of:=IF(ISNA(VLOOKUP([.D250];[Entrada.$A$8:.$D$1605];4;0)) = 1; 0;VLOOKUP([.D250];[Entrada.$A$8:.$D$1605];4;0))" office:value-type="float" office:value="0">
            <text:p>0</text:p>
          </table:table-cell>
          <table:table-cell table:number-columns-repeated="21"/>
          <table:table-cell table:style-name="ce23" table:formula="of:=[.B2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0];[Entrada.$A$8:.$C$1606];3;0)) = 1; 0;VLOOKUP([.D2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9</text:p>
          </table:table-cell>
          <table:table-cell/>
          <table:table-cell/>
          <table:table-cell table:style-name="ce5" office:value-type="string">
            <text:p>7,9</text:p>
          </table:table-cell>
          <table:table-cell table:style-name="ce16" table:formula="of:=IF(ISNA(VLOOKUP([.D251];[Entrada.$A$8:.$B$1605];2;0)) = 1; 0;VLOOKUP([.D251];[Entrada.$A$8:.$B$1605];2;0))" office:value-type="float" office:value="0">
            <text:p>0</text:p>
          </table:table-cell>
          <table:table-cell table:formula="of:=IF(ISNA(VLOOKUP([.D251];[Entrada.$A$8:.$D$1605];4;0)) = 1; 0;VLOOKUP([.D251];[Entrada.$A$8:.$D$1605];4;0))" office:value-type="float" office:value="0">
            <text:p>0</text:p>
          </table:table-cell>
          <table:table-cell table:number-columns-repeated="21"/>
          <table:table-cell table:style-name="ce23" table:formula="of:=[.B2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1];[Entrada.$A$8:.$C$1606];3;0)) = 1; 0;VLOOKUP([.D2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0</text:p>
          </table:table-cell>
          <table:table-cell/>
          <table:table-cell/>
          <table:table-cell table:style-name="ce5" office:value-type="string">
            <text:p>7,10</text:p>
          </table:table-cell>
          <table:table-cell table:style-name="ce16" table:formula="of:=IF(ISNA(VLOOKUP([.D252];[Entrada.$A$8:.$B$1605];2;0)) = 1; 0;VLOOKUP([.D252];[Entrada.$A$8:.$B$1605];2;0))" office:value-type="float" office:value="0">
            <text:p>0</text:p>
          </table:table-cell>
          <table:table-cell table:formula="of:=IF(ISNA(VLOOKUP([.D252];[Entrada.$A$8:.$D$1605];4;0)) = 1; 0;VLOOKUP([.D252];[Entrada.$A$8:.$D$1605];4;0))" office:value-type="float" office:value="0">
            <text:p>0</text:p>
          </table:table-cell>
          <table:table-cell table:number-columns-repeated="21"/>
          <table:table-cell table:style-name="ce23" table:formula="of:=[.B2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2];[Entrada.$A$8:.$C$1606];3;0)) = 1; 0;VLOOKUP([.D2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1</text:p>
          </table:table-cell>
          <table:table-cell/>
          <table:table-cell/>
          <table:table-cell table:style-name="ce5" office:value-type="string">
            <text:p>7,11</text:p>
          </table:table-cell>
          <table:table-cell table:style-name="ce16" table:formula="of:=IF(ISNA(VLOOKUP([.D253];[Entrada.$A$8:.$B$1605];2;0)) = 1; 0;VLOOKUP([.D253];[Entrada.$A$8:.$B$1605];2;0))" office:value-type="float" office:value="0">
            <text:p>0</text:p>
          </table:table-cell>
          <table:table-cell table:formula="of:=IF(ISNA(VLOOKUP([.D253];[Entrada.$A$8:.$D$1605];4;0)) = 1; 0;VLOOKUP([.D253];[Entrada.$A$8:.$D$1605];4;0))" office:value-type="float" office:value="0">
            <text:p>0</text:p>
          </table:table-cell>
          <table:table-cell table:number-columns-repeated="21"/>
          <table:table-cell table:style-name="ce23" table:formula="of:=[.B2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3];[Entrada.$A$8:.$C$1606];3;0)) = 1; 0;VLOOKUP([.D2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2</text:p>
          </table:table-cell>
          <table:table-cell/>
          <table:table-cell/>
          <table:table-cell table:style-name="ce5" office:value-type="string">
            <text:p>7,12</text:p>
          </table:table-cell>
          <table:table-cell table:style-name="ce16" table:formula="of:=IF(ISNA(VLOOKUP([.D254];[Entrada.$A$8:.$B$1605];2;0)) = 1; 0;VLOOKUP([.D254];[Entrada.$A$8:.$B$1605];2;0))" office:value-type="float" office:value="0">
            <text:p>0</text:p>
          </table:table-cell>
          <table:table-cell table:formula="of:=IF(ISNA(VLOOKUP([.D254];[Entrada.$A$8:.$D$1605];4;0)) = 1; 0;VLOOKUP([.D254];[Entrada.$A$8:.$D$1605];4;0))" office:value-type="float" office:value="0">
            <text:p>0</text:p>
          </table:table-cell>
          <table:table-cell table:number-columns-repeated="21"/>
          <table:table-cell table:style-name="ce23" table:formula="of:=[.B2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4];[Entrada.$A$8:.$C$1606];3;0)) = 1; 0;VLOOKUP([.D2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3</text:p>
          </table:table-cell>
          <table:table-cell/>
          <table:table-cell/>
          <table:table-cell table:style-name="ce5" office:value-type="string">
            <text:p>7,13</text:p>
          </table:table-cell>
          <table:table-cell table:style-name="ce16" table:formula="of:=IF(ISNA(VLOOKUP([.D255];[Entrada.$A$8:.$B$1605];2;0)) = 1; 0;VLOOKUP([.D255];[Entrada.$A$8:.$B$1605];2;0))" office:value-type="float" office:value="0">
            <text:p>0</text:p>
          </table:table-cell>
          <table:table-cell table:formula="of:=IF(ISNA(VLOOKUP([.D255];[Entrada.$A$8:.$D$1605];4;0)) = 1; 0;VLOOKUP([.D255];[Entrada.$A$8:.$D$1605];4;0))" office:value-type="float" office:value="0">
            <text:p>0</text:p>
          </table:table-cell>
          <table:table-cell table:number-columns-repeated="21"/>
          <table:table-cell table:style-name="ce23" table:formula="of:=[.B2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5];[Entrada.$A$8:.$C$1606];3;0)) = 1; 0;VLOOKUP([.D2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4</text:p>
          </table:table-cell>
          <table:table-cell/>
          <table:table-cell/>
          <table:table-cell table:style-name="ce5" office:value-type="string">
            <text:p>7,14</text:p>
          </table:table-cell>
          <table:table-cell table:style-name="ce16" table:formula="of:=IF(ISNA(VLOOKUP([.D256];[Entrada.$A$8:.$B$1605];2;0)) = 1; 0;VLOOKUP([.D256];[Entrada.$A$8:.$B$1605];2;0))" office:value-type="float" office:value="0">
            <text:p>0</text:p>
          </table:table-cell>
          <table:table-cell table:formula="of:=IF(ISNA(VLOOKUP([.D256];[Entrada.$A$8:.$D$1605];4;0)) = 1; 0;VLOOKUP([.D256];[Entrada.$A$8:.$D$1605];4;0))" office:value-type="float" office:value="0">
            <text:p>0</text:p>
          </table:table-cell>
          <table:table-cell table:number-columns-repeated="21"/>
          <table:table-cell table:style-name="ce23" table:formula="of:=[.B2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6];[Entrada.$A$8:.$C$1606];3;0)) = 1; 0;VLOOKUP([.D2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5</text:p>
          </table:table-cell>
          <table:table-cell/>
          <table:table-cell/>
          <table:table-cell table:style-name="ce5" office:value-type="string">
            <text:p>7,15</text:p>
          </table:table-cell>
          <table:table-cell table:style-name="ce16" table:formula="of:=IF(ISNA(VLOOKUP([.D257];[Entrada.$A$8:.$B$1605];2;0)) = 1; 0;VLOOKUP([.D257];[Entrada.$A$8:.$B$1605];2;0))" office:value-type="float" office:value="0">
            <text:p>0</text:p>
          </table:table-cell>
          <table:table-cell table:formula="of:=IF(ISNA(VLOOKUP([.D257];[Entrada.$A$8:.$D$1605];4;0)) = 1; 0;VLOOKUP([.D257];[Entrada.$A$8:.$D$1605];4;0))" office:value-type="float" office:value="0">
            <text:p>0</text:p>
          </table:table-cell>
          <table:table-cell table:number-columns-repeated="21"/>
          <table:table-cell table:style-name="ce23" table:formula="of:=[.B2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7];[Entrada.$A$8:.$C$1606];3;0)) = 1; 0;VLOOKUP([.D2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6</text:p>
          </table:table-cell>
          <table:table-cell/>
          <table:table-cell/>
          <table:table-cell table:style-name="ce5" office:value-type="string">
            <text:p>7,16</text:p>
          </table:table-cell>
          <table:table-cell table:style-name="ce16" table:formula="of:=IF(ISNA(VLOOKUP([.D258];[Entrada.$A$8:.$B$1605];2;0)) = 1; 0;VLOOKUP([.D258];[Entrada.$A$8:.$B$1605];2;0))" office:value-type="float" office:value="0">
            <text:p>0</text:p>
          </table:table-cell>
          <table:table-cell table:formula="of:=IF(ISNA(VLOOKUP([.D258];[Entrada.$A$8:.$D$1605];4;0)) = 1; 0;VLOOKUP([.D258];[Entrada.$A$8:.$D$1605];4;0))" office:value-type="float" office:value="0">
            <text:p>0</text:p>
          </table:table-cell>
          <table:table-cell table:number-columns-repeated="21"/>
          <table:table-cell table:style-name="ce23" table:formula="of:=[.B2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8];[Entrada.$A$8:.$C$1606];3;0)) = 1; 0;VLOOKUP([.D2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7</text:p>
          </table:table-cell>
          <table:table-cell/>
          <table:table-cell/>
          <table:table-cell table:style-name="ce5" office:value-type="string">
            <text:p>7,17</text:p>
          </table:table-cell>
          <table:table-cell table:style-name="ce16" table:formula="of:=IF(ISNA(VLOOKUP([.D259];[Entrada.$A$8:.$B$1605];2;0)) = 1; 0;VLOOKUP([.D259];[Entrada.$A$8:.$B$1605];2;0))" office:value-type="float" office:value="0">
            <text:p>0</text:p>
          </table:table-cell>
          <table:table-cell table:formula="of:=IF(ISNA(VLOOKUP([.D259];[Entrada.$A$8:.$D$1605];4;0)) = 1; 0;VLOOKUP([.D259];[Entrada.$A$8:.$D$1605];4;0))" office:value-type="float" office:value="0">
            <text:p>0</text:p>
          </table:table-cell>
          <table:table-cell table:number-columns-repeated="21"/>
          <table:table-cell table:style-name="ce23" table:formula="of:=[.B2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59];[Entrada.$A$8:.$C$1606];3;0)) = 1; 0;VLOOKUP([.D2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8</text:p>
          </table:table-cell>
          <table:table-cell/>
          <table:table-cell/>
          <table:table-cell table:style-name="ce5" office:value-type="string">
            <text:p>7,18</text:p>
          </table:table-cell>
          <table:table-cell table:style-name="ce16" table:formula="of:=IF(ISNA(VLOOKUP([.D260];[Entrada.$A$8:.$B$1605];2;0)) = 1; 0;VLOOKUP([.D260];[Entrada.$A$8:.$B$1605];2;0))" office:value-type="float" office:value="0">
            <text:p>0</text:p>
          </table:table-cell>
          <table:table-cell table:formula="of:=IF(ISNA(VLOOKUP([.D260];[Entrada.$A$8:.$D$1605];4;0)) = 1; 0;VLOOKUP([.D260];[Entrada.$A$8:.$D$1605];4;0))" office:value-type="float" office:value="0">
            <text:p>0</text:p>
          </table:table-cell>
          <table:table-cell table:number-columns-repeated="21"/>
          <table:table-cell table:style-name="ce23" table:formula="of:=[.B2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0];[Entrada.$A$8:.$C$1606];3;0)) = 1; 0;VLOOKUP([.D2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19</text:p>
          </table:table-cell>
          <table:table-cell/>
          <table:table-cell/>
          <table:table-cell table:style-name="ce5" office:value-type="string">
            <text:p>7,19</text:p>
          </table:table-cell>
          <table:table-cell table:style-name="ce16" table:formula="of:=IF(ISNA(VLOOKUP([.D261];[Entrada.$A$8:.$B$1605];2;0)) = 1; 0;VLOOKUP([.D261];[Entrada.$A$8:.$B$1605];2;0))" office:value-type="float" office:value="0">
            <text:p>0</text:p>
          </table:table-cell>
          <table:table-cell table:formula="of:=IF(ISNA(VLOOKUP([.D261];[Entrada.$A$8:.$D$1605];4;0)) = 1; 0;VLOOKUP([.D261];[Entrada.$A$8:.$D$1605];4;0))" office:value-type="float" office:value="0">
            <text:p>0</text:p>
          </table:table-cell>
          <table:table-cell table:number-columns-repeated="21"/>
          <table:table-cell table:style-name="ce23" table:formula="of:=[.B2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1];[Entrada.$A$8:.$C$1606];3;0)) = 1; 0;VLOOKUP([.D2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0</text:p>
          </table:table-cell>
          <table:table-cell/>
          <table:table-cell/>
          <table:table-cell table:style-name="ce5" office:value-type="string">
            <text:p>7,20</text:p>
          </table:table-cell>
          <table:table-cell table:style-name="ce16" table:formula="of:=IF(ISNA(VLOOKUP([.D262];[Entrada.$A$8:.$B$1605];2;0)) = 1; 0;VLOOKUP([.D262];[Entrada.$A$8:.$B$1605];2;0))" office:value-type="float" office:value="0">
            <text:p>0</text:p>
          </table:table-cell>
          <table:table-cell table:formula="of:=IF(ISNA(VLOOKUP([.D262];[Entrada.$A$8:.$D$1605];4;0)) = 1; 0;VLOOKUP([.D262];[Entrada.$A$8:.$D$1605];4;0))" office:value-type="float" office:value="0">
            <text:p>0</text:p>
          </table:table-cell>
          <table:table-cell table:number-columns-repeated="21"/>
          <table:table-cell table:style-name="ce23" table:formula="of:=[.B2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2];[Entrada.$A$8:.$C$1606];3;0)) = 1; 0;VLOOKUP([.D2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1</text:p>
          </table:table-cell>
          <table:table-cell/>
          <table:table-cell/>
          <table:table-cell table:style-name="ce5" office:value-type="string">
            <text:p>7,21</text:p>
          </table:table-cell>
          <table:table-cell table:style-name="ce16" table:formula="of:=IF(ISNA(VLOOKUP([.D263];[Entrada.$A$8:.$B$1605];2;0)) = 1; 0;VLOOKUP([.D263];[Entrada.$A$8:.$B$1605];2;0))" office:value-type="float" office:value="0">
            <text:p>0</text:p>
          </table:table-cell>
          <table:table-cell table:formula="of:=IF(ISNA(VLOOKUP([.D263];[Entrada.$A$8:.$D$1605];4;0)) = 1; 0;VLOOKUP([.D263];[Entrada.$A$8:.$D$1605];4;0))" office:value-type="float" office:value="0">
            <text:p>0</text:p>
          </table:table-cell>
          <table:table-cell table:number-columns-repeated="21"/>
          <table:table-cell table:style-name="ce23" table:formula="of:=[.B2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3];[Entrada.$A$8:.$C$1606];3;0)) = 1; 0;VLOOKUP([.D2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2</text:p>
          </table:table-cell>
          <table:table-cell/>
          <table:table-cell/>
          <table:table-cell table:style-name="ce5" office:value-type="string">
            <text:p>7,22</text:p>
          </table:table-cell>
          <table:table-cell table:style-name="ce16" table:formula="of:=IF(ISNA(VLOOKUP([.D264];[Entrada.$A$8:.$B$1605];2;0)) = 1; 0;VLOOKUP([.D264];[Entrada.$A$8:.$B$1605];2;0))" office:value-type="float" office:value="0">
            <text:p>0</text:p>
          </table:table-cell>
          <table:table-cell table:formula="of:=IF(ISNA(VLOOKUP([.D264];[Entrada.$A$8:.$D$1605];4;0)) = 1; 0;VLOOKUP([.D264];[Entrada.$A$8:.$D$1605];4;0))" office:value-type="float" office:value="0">
            <text:p>0</text:p>
          </table:table-cell>
          <table:table-cell table:number-columns-repeated="21"/>
          <table:table-cell table:style-name="ce23" table:formula="of:=[.B2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4];[Entrada.$A$8:.$C$1606];3;0)) = 1; 0;VLOOKUP([.D2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3</text:p>
          </table:table-cell>
          <table:table-cell/>
          <table:table-cell/>
          <table:table-cell table:style-name="ce5" office:value-type="string">
            <text:p>7,23</text:p>
          </table:table-cell>
          <table:table-cell table:style-name="ce16" table:formula="of:=IF(ISNA(VLOOKUP([.D265];[Entrada.$A$8:.$B$1605];2;0)) = 1; 0;VLOOKUP([.D265];[Entrada.$A$8:.$B$1605];2;0))" office:value-type="float" office:value="0">
            <text:p>0</text:p>
          </table:table-cell>
          <table:table-cell table:formula="of:=IF(ISNA(VLOOKUP([.D265];[Entrada.$A$8:.$D$1605];4;0)) = 1; 0;VLOOKUP([.D265];[Entrada.$A$8:.$D$1605];4;0))" office:value-type="float" office:value="0">
            <text:p>0</text:p>
          </table:table-cell>
          <table:table-cell table:number-columns-repeated="21"/>
          <table:table-cell table:style-name="ce23" table:formula="of:=[.B2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5];[Entrada.$A$8:.$C$1606];3;0)) = 1; 0;VLOOKUP([.D2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4</text:p>
          </table:table-cell>
          <table:table-cell/>
          <table:table-cell/>
          <table:table-cell table:style-name="ce5" office:value-type="string">
            <text:p>7,24</text:p>
          </table:table-cell>
          <table:table-cell table:style-name="ce16" table:formula="of:=IF(ISNA(VLOOKUP([.D266];[Entrada.$A$8:.$B$1605];2;0)) = 1; 0;VLOOKUP([.D266];[Entrada.$A$8:.$B$1605];2;0))" office:value-type="float" office:value="0">
            <text:p>0</text:p>
          </table:table-cell>
          <table:table-cell table:formula="of:=IF(ISNA(VLOOKUP([.D266];[Entrada.$A$8:.$D$1605];4;0)) = 1; 0;VLOOKUP([.D266];[Entrada.$A$8:.$D$1605];4;0))" office:value-type="float" office:value="0">
            <text:p>0</text:p>
          </table:table-cell>
          <table:table-cell table:number-columns-repeated="21"/>
          <table:table-cell table:style-name="ce23" table:formula="of:=[.B2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6];[Entrada.$A$8:.$C$1606];3;0)) = 1; 0;VLOOKUP([.D2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5</text:p>
          </table:table-cell>
          <table:table-cell/>
          <table:table-cell/>
          <table:table-cell table:style-name="ce5" office:value-type="string">
            <text:p>7,25</text:p>
          </table:table-cell>
          <table:table-cell table:style-name="ce16" table:formula="of:=IF(ISNA(VLOOKUP([.D267];[Entrada.$A$8:.$B$1605];2;0)) = 1; 0;VLOOKUP([.D267];[Entrada.$A$8:.$B$1605];2;0))" office:value-type="float" office:value="0">
            <text:p>0</text:p>
          </table:table-cell>
          <table:table-cell table:formula="of:=IF(ISNA(VLOOKUP([.D267];[Entrada.$A$8:.$D$1605];4;0)) = 1; 0;VLOOKUP([.D267];[Entrada.$A$8:.$D$1605];4;0))" office:value-type="float" office:value="0">
            <text:p>0</text:p>
          </table:table-cell>
          <table:table-cell table:number-columns-repeated="21"/>
          <table:table-cell table:style-name="ce23" table:formula="of:=[.B2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7];[Entrada.$A$8:.$C$1606];3;0)) = 1; 0;VLOOKUP([.D2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6</text:p>
          </table:table-cell>
          <table:table-cell/>
          <table:table-cell/>
          <table:table-cell table:style-name="ce5" office:value-type="string">
            <text:p>7,26</text:p>
          </table:table-cell>
          <table:table-cell table:style-name="ce16" table:formula="of:=IF(ISNA(VLOOKUP([.D268];[Entrada.$A$8:.$B$1605];2;0)) = 1; 0;VLOOKUP([.D268];[Entrada.$A$8:.$B$1605];2;0))" office:value-type="float" office:value="0">
            <text:p>0</text:p>
          </table:table-cell>
          <table:table-cell table:formula="of:=IF(ISNA(VLOOKUP([.D268];[Entrada.$A$8:.$D$1605];4;0)) = 1; 0;VLOOKUP([.D268];[Entrada.$A$8:.$D$1605];4;0))" office:value-type="float" office:value="0">
            <text:p>0</text:p>
          </table:table-cell>
          <table:table-cell table:number-columns-repeated="21"/>
          <table:table-cell table:style-name="ce23" table:formula="of:=[.B2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8];[Entrada.$A$8:.$C$1606];3;0)) = 1; 0;VLOOKUP([.D2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7</text:p>
          </table:table-cell>
          <table:table-cell/>
          <table:table-cell/>
          <table:table-cell table:style-name="ce5" office:value-type="string">
            <text:p>7,27</text:p>
          </table:table-cell>
          <table:table-cell table:style-name="ce16" table:formula="of:=IF(ISNA(VLOOKUP([.D269];[Entrada.$A$8:.$B$1605];2;0)) = 1; 0;VLOOKUP([.D269];[Entrada.$A$8:.$B$1605];2;0))" office:value-type="float" office:value="0">
            <text:p>0</text:p>
          </table:table-cell>
          <table:table-cell table:formula="of:=IF(ISNA(VLOOKUP([.D269];[Entrada.$A$8:.$D$1605];4;0)) = 1; 0;VLOOKUP([.D269];[Entrada.$A$8:.$D$1605];4;0))" office:value-type="float" office:value="0">
            <text:p>0</text:p>
          </table:table-cell>
          <table:table-cell table:number-columns-repeated="21"/>
          <table:table-cell table:style-name="ce23" table:formula="of:=[.B2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69];[Entrada.$A$8:.$C$1606];3;0)) = 1; 0;VLOOKUP([.D2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8</text:p>
          </table:table-cell>
          <table:table-cell/>
          <table:table-cell/>
          <table:table-cell table:style-name="ce5" office:value-type="string">
            <text:p>7,28</text:p>
          </table:table-cell>
          <table:table-cell table:style-name="ce16" table:formula="of:=IF(ISNA(VLOOKUP([.D270];[Entrada.$A$8:.$B$1605];2;0)) = 1; 0;VLOOKUP([.D270];[Entrada.$A$8:.$B$1605];2;0))" office:value-type="float" office:value="0">
            <text:p>0</text:p>
          </table:table-cell>
          <table:table-cell table:formula="of:=IF(ISNA(VLOOKUP([.D270];[Entrada.$A$8:.$D$1605];4;0)) = 1; 0;VLOOKUP([.D270];[Entrada.$A$8:.$D$1605];4;0))" office:value-type="float" office:value="0">
            <text:p>0</text:p>
          </table:table-cell>
          <table:table-cell table:number-columns-repeated="21"/>
          <table:table-cell table:style-name="ce23" table:formula="of:=[.B2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0];[Entrada.$A$8:.$C$1606];3;0)) = 1; 0;VLOOKUP([.D2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29</text:p>
          </table:table-cell>
          <table:table-cell/>
          <table:table-cell/>
          <table:table-cell table:style-name="ce5" office:value-type="string">
            <text:p>7,29</text:p>
          </table:table-cell>
          <table:table-cell table:style-name="ce16" table:formula="of:=IF(ISNA(VLOOKUP([.D271];[Entrada.$A$8:.$B$1605];2;0)) = 1; 0;VLOOKUP([.D271];[Entrada.$A$8:.$B$1605];2;0))" office:value-type="float" office:value="0">
            <text:p>0</text:p>
          </table:table-cell>
          <table:table-cell table:formula="of:=IF(ISNA(VLOOKUP([.D271];[Entrada.$A$8:.$D$1605];4;0)) = 1; 0;VLOOKUP([.D271];[Entrada.$A$8:.$D$1605];4;0))" office:value-type="float" office:value="0">
            <text:p>0</text:p>
          </table:table-cell>
          <table:table-cell table:number-columns-repeated="21"/>
          <table:table-cell table:style-name="ce23" table:formula="of:=[.B2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1];[Entrada.$A$8:.$C$1606];3;0)) = 1; 0;VLOOKUP([.D2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0</text:p>
          </table:table-cell>
          <table:table-cell/>
          <table:table-cell/>
          <table:table-cell table:style-name="ce5" office:value-type="string">
            <text:p>7,30</text:p>
          </table:table-cell>
          <table:table-cell table:style-name="ce16" table:formula="of:=IF(ISNA(VLOOKUP([.D272];[Entrada.$A$8:.$B$1605];2;0)) = 1; 0;VLOOKUP([.D272];[Entrada.$A$8:.$B$1605];2;0))" office:value-type="float" office:value="0">
            <text:p>0</text:p>
          </table:table-cell>
          <table:table-cell table:formula="of:=IF(ISNA(VLOOKUP([.D272];[Entrada.$A$8:.$D$1605];4;0)) = 1; 0;VLOOKUP([.D272];[Entrada.$A$8:.$D$1605];4;0))" office:value-type="float" office:value="0">
            <text:p>0</text:p>
          </table:table-cell>
          <table:table-cell table:number-columns-repeated="21"/>
          <table:table-cell table:style-name="ce23" table:formula="of:=[.B2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2];[Entrada.$A$8:.$C$1606];3;0)) = 1; 0;VLOOKUP([.D2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1</text:p>
          </table:table-cell>
          <table:table-cell/>
          <table:table-cell/>
          <table:table-cell table:style-name="ce5" office:value-type="string">
            <text:p>7,31</text:p>
          </table:table-cell>
          <table:table-cell table:style-name="ce16" table:formula="of:=IF(ISNA(VLOOKUP([.D273];[Entrada.$A$8:.$B$1605];2;0)) = 1; 0;VLOOKUP([.D273];[Entrada.$A$8:.$B$1605];2;0))" office:value-type="float" office:value="0">
            <text:p>0</text:p>
          </table:table-cell>
          <table:table-cell table:formula="of:=IF(ISNA(VLOOKUP([.D273];[Entrada.$A$8:.$D$1605];4;0)) = 1; 0;VLOOKUP([.D273];[Entrada.$A$8:.$D$1605];4;0))" office:value-type="float" office:value="0">
            <text:p>0</text:p>
          </table:table-cell>
          <table:table-cell table:number-columns-repeated="21"/>
          <table:table-cell table:style-name="ce23" table:formula="of:=[.B2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3];[Entrada.$A$8:.$C$1606];3;0)) = 1; 0;VLOOKUP([.D2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2</text:p>
          </table:table-cell>
          <table:table-cell/>
          <table:table-cell/>
          <table:table-cell table:style-name="ce5" office:value-type="string">
            <text:p>7,32</text:p>
          </table:table-cell>
          <table:table-cell table:style-name="ce16" table:formula="of:=IF(ISNA(VLOOKUP([.D274];[Entrada.$A$8:.$B$1605];2;0)) = 1; 0;VLOOKUP([.D274];[Entrada.$A$8:.$B$1605];2;0))" office:value-type="float" office:value="0">
            <text:p>0</text:p>
          </table:table-cell>
          <table:table-cell table:formula="of:=IF(ISNA(VLOOKUP([.D274];[Entrada.$A$8:.$D$1605];4;0)) = 1; 0;VLOOKUP([.D274];[Entrada.$A$8:.$D$1605];4;0))" office:value-type="float" office:value="0">
            <text:p>0</text:p>
          </table:table-cell>
          <table:table-cell table:number-columns-repeated="21"/>
          <table:table-cell table:style-name="ce23" table:formula="of:=[.B2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4];[Entrada.$A$8:.$C$1606];3;0)) = 1; 0;VLOOKUP([.D2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3</text:p>
          </table:table-cell>
          <table:table-cell/>
          <table:table-cell/>
          <table:table-cell table:style-name="ce5" office:value-type="string">
            <text:p>7,33</text:p>
          </table:table-cell>
          <table:table-cell table:style-name="ce16" table:formula="of:=IF(ISNA(VLOOKUP([.D275];[Entrada.$A$8:.$B$1605];2;0)) = 1; 0;VLOOKUP([.D275];[Entrada.$A$8:.$B$1605];2;0))" office:value-type="float" office:value="0">
            <text:p>0</text:p>
          </table:table-cell>
          <table:table-cell table:formula="of:=IF(ISNA(VLOOKUP([.D275];[Entrada.$A$8:.$D$1605];4;0)) = 1; 0;VLOOKUP([.D275];[Entrada.$A$8:.$D$1605];4;0))" office:value-type="float" office:value="0">
            <text:p>0</text:p>
          </table:table-cell>
          <table:table-cell table:number-columns-repeated="21"/>
          <table:table-cell table:style-name="ce23" table:formula="of:=[.B2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5];[Entrada.$A$8:.$C$1606];3;0)) = 1; 0;VLOOKUP([.D2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4</text:p>
          </table:table-cell>
          <table:table-cell/>
          <table:table-cell/>
          <table:table-cell table:style-name="ce5" office:value-type="string">
            <text:p>7,34</text:p>
          </table:table-cell>
          <table:table-cell table:style-name="ce16" table:formula="of:=IF(ISNA(VLOOKUP([.D276];[Entrada.$A$8:.$B$1605];2;0)) = 1; 0;VLOOKUP([.D276];[Entrada.$A$8:.$B$1605];2;0))" office:value-type="float" office:value="0">
            <text:p>0</text:p>
          </table:table-cell>
          <table:table-cell table:formula="of:=IF(ISNA(VLOOKUP([.D276];[Entrada.$A$8:.$D$1605];4;0)) = 1; 0;VLOOKUP([.D276];[Entrada.$A$8:.$D$1605];4;0))" office:value-type="float" office:value="0">
            <text:p>0</text:p>
          </table:table-cell>
          <table:table-cell table:number-columns-repeated="21"/>
          <table:table-cell table:style-name="ce23" table:formula="of:=[.B2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6];[Entrada.$A$8:.$C$1606];3;0)) = 1; 0;VLOOKUP([.D2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5</text:p>
          </table:table-cell>
          <table:table-cell/>
          <table:table-cell/>
          <table:table-cell table:style-name="ce5" office:value-type="string">
            <text:p>7,35</text:p>
          </table:table-cell>
          <table:table-cell table:style-name="ce16" table:formula="of:=IF(ISNA(VLOOKUP([.D277];[Entrada.$A$8:.$B$1605];2;0)) = 1; 0;VLOOKUP([.D277];[Entrada.$A$8:.$B$1605];2;0))" office:value-type="float" office:value="0">
            <text:p>0</text:p>
          </table:table-cell>
          <table:table-cell table:formula="of:=IF(ISNA(VLOOKUP([.D277];[Entrada.$A$8:.$D$1605];4;0)) = 1; 0;VLOOKUP([.D277];[Entrada.$A$8:.$D$1605];4;0))" office:value-type="float" office:value="0">
            <text:p>0</text:p>
          </table:table-cell>
          <table:table-cell table:number-columns-repeated="21"/>
          <table:table-cell table:style-name="ce23" table:formula="of:=[.B2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7];[Entrada.$A$8:.$C$1606];3;0)) = 1; 0;VLOOKUP([.D2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6</text:p>
          </table:table-cell>
          <table:table-cell/>
          <table:table-cell/>
          <table:table-cell table:style-name="ce5" office:value-type="string">
            <text:p>7,36</text:p>
          </table:table-cell>
          <table:table-cell table:style-name="ce16" table:formula="of:=IF(ISNA(VLOOKUP([.D278];[Entrada.$A$8:.$B$1605];2;0)) = 1; 0;VLOOKUP([.D278];[Entrada.$A$8:.$B$1605];2;0))" office:value-type="float" office:value="0">
            <text:p>0</text:p>
          </table:table-cell>
          <table:table-cell table:formula="of:=IF(ISNA(VLOOKUP([.D278];[Entrada.$A$8:.$D$1605];4;0)) = 1; 0;VLOOKUP([.D278];[Entrada.$A$8:.$D$1605];4;0))" office:value-type="float" office:value="0">
            <text:p>0</text:p>
          </table:table-cell>
          <table:table-cell table:number-columns-repeated="21"/>
          <table:table-cell table:style-name="ce23" table:formula="of:=[.B2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8];[Entrada.$A$8:.$C$1606];3;0)) = 1; 0;VLOOKUP([.D2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7</text:p>
          </table:table-cell>
          <table:table-cell/>
          <table:table-cell/>
          <table:table-cell table:style-name="ce5" office:value-type="string">
            <text:p>7,37</text:p>
          </table:table-cell>
          <table:table-cell table:style-name="ce16" table:formula="of:=IF(ISNA(VLOOKUP([.D279];[Entrada.$A$8:.$B$1605];2;0)) = 1; 0;VLOOKUP([.D279];[Entrada.$A$8:.$B$1605];2;0))" office:value-type="float" office:value="0">
            <text:p>0</text:p>
          </table:table-cell>
          <table:table-cell table:formula="of:=IF(ISNA(VLOOKUP([.D279];[Entrada.$A$8:.$D$1605];4;0)) = 1; 0;VLOOKUP([.D279];[Entrada.$A$8:.$D$1605];4;0))" office:value-type="float" office:value="0">
            <text:p>0</text:p>
          </table:table-cell>
          <table:table-cell table:number-columns-repeated="21"/>
          <table:table-cell table:style-name="ce23" table:formula="of:=[.B2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79];[Entrada.$A$8:.$C$1606];3;0)) = 1; 0;VLOOKUP([.D2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8</text:p>
          </table:table-cell>
          <table:table-cell/>
          <table:table-cell/>
          <table:table-cell table:style-name="ce5" office:value-type="string">
            <text:p>7,38</text:p>
          </table:table-cell>
          <table:table-cell table:style-name="ce16" table:formula="of:=IF(ISNA(VLOOKUP([.D280];[Entrada.$A$8:.$B$1605];2;0)) = 1; 0;VLOOKUP([.D280];[Entrada.$A$8:.$B$1605];2;0))" office:value-type="float" office:value="0">
            <text:p>0</text:p>
          </table:table-cell>
          <table:table-cell table:formula="of:=IF(ISNA(VLOOKUP([.D280];[Entrada.$A$8:.$D$1605];4;0)) = 1; 0;VLOOKUP([.D280];[Entrada.$A$8:.$D$1605];4;0))" office:value-type="float" office:value="0">
            <text:p>0</text:p>
          </table:table-cell>
          <table:table-cell table:number-columns-repeated="21"/>
          <table:table-cell table:style-name="ce23" table:formula="of:=[.B2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0];[Entrada.$A$8:.$C$1606];3;0)) = 1; 0;VLOOKUP([.D2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39</text:p>
          </table:table-cell>
          <table:table-cell/>
          <table:table-cell/>
          <table:table-cell table:style-name="ce5" office:value-type="string">
            <text:p>7,39</text:p>
          </table:table-cell>
          <table:table-cell table:style-name="ce16" table:formula="of:=IF(ISNA(VLOOKUP([.D281];[Entrada.$A$8:.$B$1605];2;0)) = 1; 0;VLOOKUP([.D281];[Entrada.$A$8:.$B$1605];2;0))" office:value-type="float" office:value="0">
            <text:p>0</text:p>
          </table:table-cell>
          <table:table-cell table:formula="of:=IF(ISNA(VLOOKUP([.D281];[Entrada.$A$8:.$D$1605];4;0)) = 1; 0;VLOOKUP([.D281];[Entrada.$A$8:.$D$1605];4;0))" office:value-type="float" office:value="0">
            <text:p>0</text:p>
          </table:table-cell>
          <table:table-cell table:number-columns-repeated="21"/>
          <table:table-cell table:style-name="ce23" table:formula="of:=[.B2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1];[Entrada.$A$8:.$C$1606];3;0)) = 1; 0;VLOOKUP([.D2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7,40</text:p>
          </table:table-cell>
          <table:table-cell/>
          <table:table-cell/>
          <table:table-cell table:style-name="ce5" office:value-type="string">
            <text:p>7,40</text:p>
          </table:table-cell>
          <table:table-cell table:style-name="ce16" table:formula="of:=IF(ISNA(VLOOKUP([.D282];[Entrada.$A$8:.$B$1605];2;0)) = 1; 0;VLOOKUP([.D282];[Entrada.$A$8:.$B$1605];2;0))" office:value-type="float" office:value="0">
            <text:p>0</text:p>
          </table:table-cell>
          <table:table-cell table:formula="of:=IF(ISNA(VLOOKUP([.D282];[Entrada.$A$8:.$D$1605];4;0)) = 1; 0;VLOOKUP([.D282];[Entrada.$A$8:.$D$1605];4;0))" office:value-type="float" office:value="0">
            <text:p>0</text:p>
          </table:table-cell>
          <table:table-cell table:number-columns-repeated="21"/>
          <table:table-cell table:style-name="ce23" table:formula="of:=[.B2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2];[Entrada.$A$8:.$C$1606];3;0)) = 1; 0;VLOOKUP([.D2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8.1">
            <text:p>8,1</text:p>
          </table:table-cell>
          <table:table-cell/>
          <table:table-cell/>
          <table:table-cell table:style-name="ce12" office:value-type="float" office:value="8.1">
            <text:p>8,1</text:p>
          </table:table-cell>
          <table:table-cell table:style-name="ce16" table:formula="of:=IF(ISNA(VLOOKUP([.D283];[Entrada.$A$8:.$B$1605];2;0)) = 1; 0;VLOOKUP([.D283];[Entrada.$A$8:.$B$1605];2;0))" office:value-type="float" office:value="0">
            <text:p>0</text:p>
          </table:table-cell>
          <table:table-cell table:formula="of:=IF(ISNA(VLOOKUP([.D283];[Entrada.$A$8:.$D$1605];4;0)) = 1; 0;VLOOKUP([.D283];[Entrada.$A$8:.$D$1605];4;0))" office:value-type="float" office:value="0">
            <text:p>0</text:p>
          </table:table-cell>
          <table:table-cell table:number-columns-repeated="21"/>
          <table:table-cell table:style-name="ce23" table:formula="of:=[.B2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3];[Entrada.$A$8:.$C$1606];3;0)) = 1; 0;VLOOKUP([.D2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8.2">
            <text:p>8,2</text:p>
          </table:table-cell>
          <table:table-cell/>
          <table:table-cell/>
          <table:table-cell table:style-name="ce12" office:value-type="float" office:value="8.2">
            <text:p>8,2</text:p>
          </table:table-cell>
          <table:table-cell table:style-name="ce16" table:formula="of:=IF(ISNA(VLOOKUP([.D284];[Entrada.$A$8:.$B$1605];2;0)) = 1; 0;VLOOKUP([.D284];[Entrada.$A$8:.$B$1605];2;0))" office:value-type="float" office:value="0">
            <text:p>0</text:p>
          </table:table-cell>
          <table:table-cell table:formula="of:=IF(ISNA(VLOOKUP([.D284];[Entrada.$A$8:.$D$1605];4;0)) = 1; 0;VLOOKUP([.D284];[Entrada.$A$8:.$D$1605];4;0))" office:value-type="float" office:value="0">
            <text:p>0</text:p>
          </table:table-cell>
          <table:table-cell table:number-columns-repeated="21"/>
          <table:table-cell table:style-name="ce23" table:formula="of:=[.B2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4];[Entrada.$A$8:.$C$1606];3;0)) = 1; 0;VLOOKUP([.D2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8.3">
            <text:p>8,3</text:p>
          </table:table-cell>
          <table:table-cell/>
          <table:table-cell/>
          <table:table-cell table:style-name="ce12" office:value-type="float" office:value="8.3">
            <text:p>8,3</text:p>
          </table:table-cell>
          <table:table-cell table:style-name="ce16" table:formula="of:=IF(ISNA(VLOOKUP([.D285];[Entrada.$A$8:.$B$1605];2;0)) = 1; 0;VLOOKUP([.D285];[Entrada.$A$8:.$B$1605];2;0))" office:value-type="float" office:value="0">
            <text:p>0</text:p>
          </table:table-cell>
          <table:table-cell table:formula="of:=IF(ISNA(VLOOKUP([.D285];[Entrada.$A$8:.$D$1605];4;0)) = 1; 0;VLOOKUP([.D285];[Entrada.$A$8:.$D$1605];4;0))" office:value-type="float" office:value="0">
            <text:p>0</text:p>
          </table:table-cell>
          <table:table-cell table:number-columns-repeated="21"/>
          <table:table-cell table:style-name="ce23" table:formula="of:=[.B2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5];[Entrada.$A$8:.$C$1606];3;0)) = 1; 0;VLOOKUP([.D2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8.4">
            <text:p>8,4</text:p>
          </table:table-cell>
          <table:table-cell/>
          <table:table-cell/>
          <table:table-cell table:style-name="ce12" office:value-type="float" office:value="8.4">
            <text:p>8,4</text:p>
          </table:table-cell>
          <table:table-cell table:style-name="ce16" table:formula="of:=IF(ISNA(VLOOKUP([.D286];[Entrada.$A$8:.$B$1605];2;0)) = 1; 0;VLOOKUP([.D286];[Entrada.$A$8:.$B$1605];2;0))" office:value-type="float" office:value="0">
            <text:p>0</text:p>
          </table:table-cell>
          <table:table-cell table:formula="of:=IF(ISNA(VLOOKUP([.D286];[Entrada.$A$8:.$D$1605];4;0)) = 1; 0;VLOOKUP([.D286];[Entrada.$A$8:.$D$1605];4;0))" office:value-type="float" office:value="0">
            <text:p>0</text:p>
          </table:table-cell>
          <table:table-cell table:number-columns-repeated="21"/>
          <table:table-cell table:style-name="ce23" table:formula="of:=[.B2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6];[Entrada.$A$8:.$C$1606];3;0)) = 1; 0;VLOOKUP([.D2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8.5">
            <text:p>8,5</text:p>
          </table:table-cell>
          <table:table-cell/>
          <table:table-cell/>
          <table:table-cell table:style-name="ce12" office:value-type="float" office:value="8.5">
            <text:p>8,5</text:p>
          </table:table-cell>
          <table:table-cell table:style-name="ce16" table:formula="of:=IF(ISNA(VLOOKUP([.D287];[Entrada.$A$8:.$B$1605];2;0)) = 1; 0;VLOOKUP([.D287];[Entrada.$A$8:.$B$1605];2;0))" office:value-type="float" office:value="0">
            <text:p>0</text:p>
          </table:table-cell>
          <table:table-cell table:formula="of:=IF(ISNA(VLOOKUP([.D287];[Entrada.$A$8:.$D$1605];4;0)) = 1; 0;VLOOKUP([.D287];[Entrada.$A$8:.$D$1605];4;0))" office:value-type="float" office:value="0">
            <text:p>0</text:p>
          </table:table-cell>
          <table:table-cell table:number-columns-repeated="21"/>
          <table:table-cell table:style-name="ce23" table:formula="of:=[.B2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7];[Entrada.$A$8:.$C$1606];3;0)) = 1; 0;VLOOKUP([.D2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8.6">
            <text:p>8,6</text:p>
          </table:table-cell>
          <table:table-cell/>
          <table:table-cell/>
          <table:table-cell table:style-name="ce12" office:value-type="float" office:value="8.6">
            <text:p>8,6</text:p>
          </table:table-cell>
          <table:table-cell table:style-name="ce16" table:formula="of:=IF(ISNA(VLOOKUP([.D288];[Entrada.$A$8:.$B$1605];2;0)) = 1; 0;VLOOKUP([.D288];[Entrada.$A$8:.$B$1605];2;0))" office:value-type="float" office:value="0">
            <text:p>0</text:p>
          </table:table-cell>
          <table:table-cell table:formula="of:=IF(ISNA(VLOOKUP([.D288];[Entrada.$A$8:.$D$1605];4;0)) = 1; 0;VLOOKUP([.D288];[Entrada.$A$8:.$D$1605];4;0))" office:value-type="float" office:value="0">
            <text:p>0</text:p>
          </table:table-cell>
          <table:table-cell table:number-columns-repeated="21"/>
          <table:table-cell table:style-name="ce23" table:formula="of:=[.B2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8];[Entrada.$A$8:.$C$1606];3;0)) = 1; 0;VLOOKUP([.D2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8.7">
            <text:p>8,7</text:p>
          </table:table-cell>
          <table:table-cell/>
          <table:table-cell/>
          <table:table-cell table:style-name="ce12" office:value-type="float" office:value="8.7">
            <text:p>8,7</text:p>
          </table:table-cell>
          <table:table-cell table:style-name="ce16" table:formula="of:=IF(ISNA(VLOOKUP([.D289];[Entrada.$A$8:.$B$1605];2;0)) = 1; 0;VLOOKUP([.D289];[Entrada.$A$8:.$B$1605];2;0))" office:value-type="float" office:value="0">
            <text:p>0</text:p>
          </table:table-cell>
          <table:table-cell table:formula="of:=IF(ISNA(VLOOKUP([.D289];[Entrada.$A$8:.$D$1605];4;0)) = 1; 0;VLOOKUP([.D289];[Entrada.$A$8:.$D$1605];4;0))" office:value-type="float" office:value="0">
            <text:p>0</text:p>
          </table:table-cell>
          <table:table-cell table:number-columns-repeated="21"/>
          <table:table-cell table:style-name="ce23" table:formula="of:=[.B2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89];[Entrada.$A$8:.$C$1606];3;0)) = 1; 0;VLOOKUP([.D2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8</text:p>
          </table:table-cell>
          <table:table-cell/>
          <table:table-cell/>
          <table:table-cell table:style-name="ce5" office:value-type="string">
            <text:p>8,8</text:p>
          </table:table-cell>
          <table:table-cell table:style-name="ce16" table:formula="of:=IF(ISNA(VLOOKUP([.D290];[Entrada.$A$8:.$B$1605];2;0)) = 1; 0;VLOOKUP([.D290];[Entrada.$A$8:.$B$1605];2;0))" office:value-type="float" office:value="0">
            <text:p>0</text:p>
          </table:table-cell>
          <table:table-cell table:formula="of:=IF(ISNA(VLOOKUP([.D290];[Entrada.$A$8:.$D$1605];4;0)) = 1; 0;VLOOKUP([.D290];[Entrada.$A$8:.$D$1605];4;0))" office:value-type="float" office:value="0">
            <text:p>0</text:p>
          </table:table-cell>
          <table:table-cell table:number-columns-repeated="21"/>
          <table:table-cell table:style-name="ce23" table:formula="of:=[.B2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0];[Entrada.$A$8:.$C$1606];3;0)) = 1; 0;VLOOKUP([.D2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9</text:p>
          </table:table-cell>
          <table:table-cell/>
          <table:table-cell/>
          <table:table-cell table:style-name="ce5" office:value-type="string">
            <text:p>8,9</text:p>
          </table:table-cell>
          <table:table-cell table:style-name="ce16" table:formula="of:=IF(ISNA(VLOOKUP([.D291];[Entrada.$A$8:.$B$1605];2;0)) = 1; 0;VLOOKUP([.D291];[Entrada.$A$8:.$B$1605];2;0))" office:value-type="float" office:value="0">
            <text:p>0</text:p>
          </table:table-cell>
          <table:table-cell table:formula="of:=IF(ISNA(VLOOKUP([.D291];[Entrada.$A$8:.$D$1605];4;0)) = 1; 0;VLOOKUP([.D291];[Entrada.$A$8:.$D$1605];4;0))" office:value-type="float" office:value="0">
            <text:p>0</text:p>
          </table:table-cell>
          <table:table-cell table:number-columns-repeated="21"/>
          <table:table-cell table:style-name="ce23" table:formula="of:=[.B2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1];[Entrada.$A$8:.$C$1606];3;0)) = 1; 0;VLOOKUP([.D2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0</text:p>
          </table:table-cell>
          <table:table-cell/>
          <table:table-cell/>
          <table:table-cell table:style-name="ce5" office:value-type="string">
            <text:p>8,10</text:p>
          </table:table-cell>
          <table:table-cell table:style-name="ce16" table:formula="of:=IF(ISNA(VLOOKUP([.D292];[Entrada.$A$8:.$B$1605];2;0)) = 1; 0;VLOOKUP([.D292];[Entrada.$A$8:.$B$1605];2;0))" office:value-type="float" office:value="0">
            <text:p>0</text:p>
          </table:table-cell>
          <table:table-cell table:formula="of:=IF(ISNA(VLOOKUP([.D292];[Entrada.$A$8:.$D$1605];4;0)) = 1; 0;VLOOKUP([.D292];[Entrada.$A$8:.$D$1605];4;0))" office:value-type="float" office:value="0">
            <text:p>0</text:p>
          </table:table-cell>
          <table:table-cell table:number-columns-repeated="21"/>
          <table:table-cell table:style-name="ce23" table:formula="of:=[.B2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2];[Entrada.$A$8:.$C$1606];3;0)) = 1; 0;VLOOKUP([.D2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1</text:p>
          </table:table-cell>
          <table:table-cell/>
          <table:table-cell/>
          <table:table-cell table:style-name="ce5" office:value-type="string">
            <text:p>8,11</text:p>
          </table:table-cell>
          <table:table-cell table:style-name="ce16" table:formula="of:=IF(ISNA(VLOOKUP([.D293];[Entrada.$A$8:.$B$1605];2;0)) = 1; 0;VLOOKUP([.D293];[Entrada.$A$8:.$B$1605];2;0))" office:value-type="float" office:value="0">
            <text:p>0</text:p>
          </table:table-cell>
          <table:table-cell table:formula="of:=IF(ISNA(VLOOKUP([.D293];[Entrada.$A$8:.$D$1605];4;0)) = 1; 0;VLOOKUP([.D293];[Entrada.$A$8:.$D$1605];4;0))" office:value-type="float" office:value="0">
            <text:p>0</text:p>
          </table:table-cell>
          <table:table-cell table:number-columns-repeated="21"/>
          <table:table-cell table:style-name="ce23" table:formula="of:=[.B2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3];[Entrada.$A$8:.$C$1606];3;0)) = 1; 0;VLOOKUP([.D2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2</text:p>
          </table:table-cell>
          <table:table-cell/>
          <table:table-cell/>
          <table:table-cell table:style-name="ce5" office:value-type="string">
            <text:p>8,12</text:p>
          </table:table-cell>
          <table:table-cell table:style-name="ce16" table:formula="of:=IF(ISNA(VLOOKUP([.D294];[Entrada.$A$8:.$B$1605];2;0)) = 1; 0;VLOOKUP([.D294];[Entrada.$A$8:.$B$1605];2;0))" office:value-type="float" office:value="0">
            <text:p>0</text:p>
          </table:table-cell>
          <table:table-cell table:formula="of:=IF(ISNA(VLOOKUP([.D294];[Entrada.$A$8:.$D$1605];4;0)) = 1; 0;VLOOKUP([.D294];[Entrada.$A$8:.$D$1605];4;0))" office:value-type="float" office:value="0">
            <text:p>0</text:p>
          </table:table-cell>
          <table:table-cell table:number-columns-repeated="21"/>
          <table:table-cell table:style-name="ce23" table:formula="of:=[.B2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4];[Entrada.$A$8:.$C$1606];3;0)) = 1; 0;VLOOKUP([.D2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3</text:p>
          </table:table-cell>
          <table:table-cell/>
          <table:table-cell/>
          <table:table-cell table:style-name="ce5" office:value-type="string">
            <text:p>8,13</text:p>
          </table:table-cell>
          <table:table-cell table:style-name="ce16" table:formula="of:=IF(ISNA(VLOOKUP([.D295];[Entrada.$A$8:.$B$1605];2;0)) = 1; 0;VLOOKUP([.D295];[Entrada.$A$8:.$B$1605];2;0))" office:value-type="float" office:value="0">
            <text:p>0</text:p>
          </table:table-cell>
          <table:table-cell table:formula="of:=IF(ISNA(VLOOKUP([.D295];[Entrada.$A$8:.$D$1605];4;0)) = 1; 0;VLOOKUP([.D295];[Entrada.$A$8:.$D$1605];4;0))" office:value-type="float" office:value="0">
            <text:p>0</text:p>
          </table:table-cell>
          <table:table-cell table:number-columns-repeated="21"/>
          <table:table-cell table:style-name="ce23" table:formula="of:=[.B2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5];[Entrada.$A$8:.$C$1606];3;0)) = 1; 0;VLOOKUP([.D2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4</text:p>
          </table:table-cell>
          <table:table-cell/>
          <table:table-cell/>
          <table:table-cell table:style-name="ce5" office:value-type="string">
            <text:p>8,14</text:p>
          </table:table-cell>
          <table:table-cell table:style-name="ce16" table:formula="of:=IF(ISNA(VLOOKUP([.D296];[Entrada.$A$8:.$B$1605];2;0)) = 1; 0;VLOOKUP([.D296];[Entrada.$A$8:.$B$1605];2;0))" office:value-type="float" office:value="0">
            <text:p>0</text:p>
          </table:table-cell>
          <table:table-cell table:formula="of:=IF(ISNA(VLOOKUP([.D296];[Entrada.$A$8:.$D$1605];4;0)) = 1; 0;VLOOKUP([.D296];[Entrada.$A$8:.$D$1605];4;0))" office:value-type="float" office:value="0">
            <text:p>0</text:p>
          </table:table-cell>
          <table:table-cell table:number-columns-repeated="21"/>
          <table:table-cell table:style-name="ce23" table:formula="of:=[.B2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6];[Entrada.$A$8:.$C$1606];3;0)) = 1; 0;VLOOKUP([.D2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5</text:p>
          </table:table-cell>
          <table:table-cell/>
          <table:table-cell/>
          <table:table-cell table:style-name="ce5" office:value-type="string">
            <text:p>8,15</text:p>
          </table:table-cell>
          <table:table-cell table:style-name="ce16" table:formula="of:=IF(ISNA(VLOOKUP([.D297];[Entrada.$A$8:.$B$1605];2;0)) = 1; 0;VLOOKUP([.D297];[Entrada.$A$8:.$B$1605];2;0))" office:value-type="float" office:value="0">
            <text:p>0</text:p>
          </table:table-cell>
          <table:table-cell table:formula="of:=IF(ISNA(VLOOKUP([.D297];[Entrada.$A$8:.$D$1605];4;0)) = 1; 0;VLOOKUP([.D297];[Entrada.$A$8:.$D$1605];4;0))" office:value-type="float" office:value="0">
            <text:p>0</text:p>
          </table:table-cell>
          <table:table-cell table:number-columns-repeated="21"/>
          <table:table-cell table:style-name="ce23" table:formula="of:=[.B2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7];[Entrada.$A$8:.$C$1606];3;0)) = 1; 0;VLOOKUP([.D2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6</text:p>
          </table:table-cell>
          <table:table-cell/>
          <table:table-cell/>
          <table:table-cell table:style-name="ce5" office:value-type="string">
            <text:p>8,16</text:p>
          </table:table-cell>
          <table:table-cell table:style-name="ce16" table:formula="of:=IF(ISNA(VLOOKUP([.D298];[Entrada.$A$8:.$B$1605];2;0)) = 1; 0;VLOOKUP([.D298];[Entrada.$A$8:.$B$1605];2;0))" office:value-type="float" office:value="0">
            <text:p>0</text:p>
          </table:table-cell>
          <table:table-cell table:formula="of:=IF(ISNA(VLOOKUP([.D298];[Entrada.$A$8:.$D$1605];4;0)) = 1; 0;VLOOKUP([.D298];[Entrada.$A$8:.$D$1605];4;0))" office:value-type="float" office:value="0">
            <text:p>0</text:p>
          </table:table-cell>
          <table:table-cell table:number-columns-repeated="21"/>
          <table:table-cell table:style-name="ce23" table:formula="of:=[.B2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8];[Entrada.$A$8:.$C$1606];3;0)) = 1; 0;VLOOKUP([.D2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7</text:p>
          </table:table-cell>
          <table:table-cell/>
          <table:table-cell/>
          <table:table-cell table:style-name="ce5" office:value-type="string">
            <text:p>8,17</text:p>
          </table:table-cell>
          <table:table-cell table:style-name="ce16" table:formula="of:=IF(ISNA(VLOOKUP([.D299];[Entrada.$A$8:.$B$1605];2;0)) = 1; 0;VLOOKUP([.D299];[Entrada.$A$8:.$B$1605];2;0))" office:value-type="float" office:value="0">
            <text:p>0</text:p>
          </table:table-cell>
          <table:table-cell table:formula="of:=IF(ISNA(VLOOKUP([.D299];[Entrada.$A$8:.$D$1605];4;0)) = 1; 0;VLOOKUP([.D299];[Entrada.$A$8:.$D$1605];4;0))" office:value-type="float" office:value="0">
            <text:p>0</text:p>
          </table:table-cell>
          <table:table-cell table:number-columns-repeated="21"/>
          <table:table-cell table:style-name="ce23" table:formula="of:=[.B2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299];[Entrada.$A$8:.$C$1606];3;0)) = 1; 0;VLOOKUP([.D2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8</text:p>
          </table:table-cell>
          <table:table-cell/>
          <table:table-cell/>
          <table:table-cell table:style-name="ce5" office:value-type="string">
            <text:p>8,18</text:p>
          </table:table-cell>
          <table:table-cell table:style-name="ce16" table:formula="of:=IF(ISNA(VLOOKUP([.D300];[Entrada.$A$8:.$B$1605];2;0)) = 1; 0;VLOOKUP([.D300];[Entrada.$A$8:.$B$1605];2;0))" office:value-type="float" office:value="0">
            <text:p>0</text:p>
          </table:table-cell>
          <table:table-cell table:formula="of:=IF(ISNA(VLOOKUP([.D300];[Entrada.$A$8:.$D$1605];4;0)) = 1; 0;VLOOKUP([.D300];[Entrada.$A$8:.$D$1605];4;0))" office:value-type="float" office:value="0">
            <text:p>0</text:p>
          </table:table-cell>
          <table:table-cell table:number-columns-repeated="21"/>
          <table:table-cell table:style-name="ce23" table:formula="of:=[.B3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0];[Entrada.$A$8:.$C$1606];3;0)) = 1; 0;VLOOKUP([.D3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19</text:p>
          </table:table-cell>
          <table:table-cell/>
          <table:table-cell/>
          <table:table-cell table:style-name="ce5" office:value-type="string">
            <text:p>8,19</text:p>
          </table:table-cell>
          <table:table-cell table:style-name="ce16" table:formula="of:=IF(ISNA(VLOOKUP([.D301];[Entrada.$A$8:.$B$1605];2;0)) = 1; 0;VLOOKUP([.D301];[Entrada.$A$8:.$B$1605];2;0))" office:value-type="float" office:value="0">
            <text:p>0</text:p>
          </table:table-cell>
          <table:table-cell table:formula="of:=IF(ISNA(VLOOKUP([.D301];[Entrada.$A$8:.$D$1605];4;0)) = 1; 0;VLOOKUP([.D301];[Entrada.$A$8:.$D$1605];4;0))" office:value-type="float" office:value="0">
            <text:p>0</text:p>
          </table:table-cell>
          <table:table-cell table:number-columns-repeated="21"/>
          <table:table-cell table:style-name="ce23" table:formula="of:=[.B3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1];[Entrada.$A$8:.$C$1606];3;0)) = 1; 0;VLOOKUP([.D3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0</text:p>
          </table:table-cell>
          <table:table-cell/>
          <table:table-cell/>
          <table:table-cell table:style-name="ce5" office:value-type="string">
            <text:p>8,20</text:p>
          </table:table-cell>
          <table:table-cell table:style-name="ce16" table:formula="of:=IF(ISNA(VLOOKUP([.D302];[Entrada.$A$8:.$B$1605];2;0)) = 1; 0;VLOOKUP([.D302];[Entrada.$A$8:.$B$1605];2;0))" office:value-type="float" office:value="0">
            <text:p>0</text:p>
          </table:table-cell>
          <table:table-cell table:formula="of:=IF(ISNA(VLOOKUP([.D302];[Entrada.$A$8:.$D$1605];4;0)) = 1; 0;VLOOKUP([.D302];[Entrada.$A$8:.$D$1605];4;0))" office:value-type="float" office:value="0">
            <text:p>0</text:p>
          </table:table-cell>
          <table:table-cell table:number-columns-repeated="21"/>
          <table:table-cell table:style-name="ce23" table:formula="of:=[.B3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2];[Entrada.$A$8:.$C$1606];3;0)) = 1; 0;VLOOKUP([.D3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1</text:p>
          </table:table-cell>
          <table:table-cell/>
          <table:table-cell/>
          <table:table-cell table:style-name="ce5" office:value-type="string">
            <text:p>8,21</text:p>
          </table:table-cell>
          <table:table-cell table:style-name="ce16" table:formula="of:=IF(ISNA(VLOOKUP([.D303];[Entrada.$A$8:.$B$1605];2;0)) = 1; 0;VLOOKUP([.D303];[Entrada.$A$8:.$B$1605];2;0))" office:value-type="float" office:value="0">
            <text:p>0</text:p>
          </table:table-cell>
          <table:table-cell table:formula="of:=IF(ISNA(VLOOKUP([.D303];[Entrada.$A$8:.$D$1605];4;0)) = 1; 0;VLOOKUP([.D303];[Entrada.$A$8:.$D$1605];4;0))" office:value-type="float" office:value="0">
            <text:p>0</text:p>
          </table:table-cell>
          <table:table-cell table:number-columns-repeated="21"/>
          <table:table-cell table:style-name="ce23" table:formula="of:=[.B3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3];[Entrada.$A$8:.$C$1606];3;0)) = 1; 0;VLOOKUP([.D3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2</text:p>
          </table:table-cell>
          <table:table-cell/>
          <table:table-cell/>
          <table:table-cell table:style-name="ce5" office:value-type="string">
            <text:p>8,22</text:p>
          </table:table-cell>
          <table:table-cell table:style-name="ce16" table:formula="of:=IF(ISNA(VLOOKUP([.D304];[Entrada.$A$8:.$B$1605];2;0)) = 1; 0;VLOOKUP([.D304];[Entrada.$A$8:.$B$1605];2;0))" office:value-type="float" office:value="0">
            <text:p>0</text:p>
          </table:table-cell>
          <table:table-cell table:formula="of:=IF(ISNA(VLOOKUP([.D304];[Entrada.$A$8:.$D$1605];4;0)) = 1; 0;VLOOKUP([.D304];[Entrada.$A$8:.$D$1605];4;0))" office:value-type="float" office:value="0">
            <text:p>0</text:p>
          </table:table-cell>
          <table:table-cell table:number-columns-repeated="21"/>
          <table:table-cell table:style-name="ce23" table:formula="of:=[.B3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4];[Entrada.$A$8:.$C$1606];3;0)) = 1; 0;VLOOKUP([.D3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3</text:p>
          </table:table-cell>
          <table:table-cell/>
          <table:table-cell/>
          <table:table-cell table:style-name="ce5" office:value-type="string">
            <text:p>8,23</text:p>
          </table:table-cell>
          <table:table-cell table:style-name="ce16" table:formula="of:=IF(ISNA(VLOOKUP([.D305];[Entrada.$A$8:.$B$1605];2;0)) = 1; 0;VLOOKUP([.D305];[Entrada.$A$8:.$B$1605];2;0))" office:value-type="float" office:value="0">
            <text:p>0</text:p>
          </table:table-cell>
          <table:table-cell table:formula="of:=IF(ISNA(VLOOKUP([.D305];[Entrada.$A$8:.$D$1605];4;0)) = 1; 0;VLOOKUP([.D305];[Entrada.$A$8:.$D$1605];4;0))" office:value-type="float" office:value="0">
            <text:p>0</text:p>
          </table:table-cell>
          <table:table-cell table:number-columns-repeated="21"/>
          <table:table-cell table:style-name="ce23" table:formula="of:=[.B3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5];[Entrada.$A$8:.$C$1606];3;0)) = 1; 0;VLOOKUP([.D3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4</text:p>
          </table:table-cell>
          <table:table-cell/>
          <table:table-cell/>
          <table:table-cell table:style-name="ce5" office:value-type="string">
            <text:p>8,24</text:p>
          </table:table-cell>
          <table:table-cell table:style-name="ce16" table:formula="of:=IF(ISNA(VLOOKUP([.D306];[Entrada.$A$8:.$B$1605];2;0)) = 1; 0;VLOOKUP([.D306];[Entrada.$A$8:.$B$1605];2;0))" office:value-type="float" office:value="0">
            <text:p>0</text:p>
          </table:table-cell>
          <table:table-cell table:formula="of:=IF(ISNA(VLOOKUP([.D306];[Entrada.$A$8:.$D$1605];4;0)) = 1; 0;VLOOKUP([.D306];[Entrada.$A$8:.$D$1605];4;0))" office:value-type="float" office:value="0">
            <text:p>0</text:p>
          </table:table-cell>
          <table:table-cell table:number-columns-repeated="21"/>
          <table:table-cell table:style-name="ce23" table:formula="of:=[.B3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6];[Entrada.$A$8:.$C$1606];3;0)) = 1; 0;VLOOKUP([.D3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5</text:p>
          </table:table-cell>
          <table:table-cell/>
          <table:table-cell/>
          <table:table-cell table:style-name="ce5" office:value-type="string">
            <text:p>8,25</text:p>
          </table:table-cell>
          <table:table-cell table:style-name="ce16" table:formula="of:=IF(ISNA(VLOOKUP([.D307];[Entrada.$A$8:.$B$1605];2;0)) = 1; 0;VLOOKUP([.D307];[Entrada.$A$8:.$B$1605];2;0))" office:value-type="float" office:value="0">
            <text:p>0</text:p>
          </table:table-cell>
          <table:table-cell table:formula="of:=IF(ISNA(VLOOKUP([.D307];[Entrada.$A$8:.$D$1605];4;0)) = 1; 0;VLOOKUP([.D307];[Entrada.$A$8:.$D$1605];4;0))" office:value-type="float" office:value="0">
            <text:p>0</text:p>
          </table:table-cell>
          <table:table-cell table:number-columns-repeated="21"/>
          <table:table-cell table:style-name="ce23" table:formula="of:=[.B3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7];[Entrada.$A$8:.$C$1606];3;0)) = 1; 0;VLOOKUP([.D3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6</text:p>
          </table:table-cell>
          <table:table-cell/>
          <table:table-cell/>
          <table:table-cell table:style-name="ce5" office:value-type="string">
            <text:p>8,26</text:p>
          </table:table-cell>
          <table:table-cell table:style-name="ce16" table:formula="of:=IF(ISNA(VLOOKUP([.D308];[Entrada.$A$8:.$B$1605];2;0)) = 1; 0;VLOOKUP([.D308];[Entrada.$A$8:.$B$1605];2;0))" office:value-type="float" office:value="0">
            <text:p>0</text:p>
          </table:table-cell>
          <table:table-cell table:formula="of:=IF(ISNA(VLOOKUP([.D308];[Entrada.$A$8:.$D$1605];4;0)) = 1; 0;VLOOKUP([.D308];[Entrada.$A$8:.$D$1605];4;0))" office:value-type="float" office:value="0">
            <text:p>0</text:p>
          </table:table-cell>
          <table:table-cell table:number-columns-repeated="21"/>
          <table:table-cell table:style-name="ce23" table:formula="of:=[.B3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8];[Entrada.$A$8:.$C$1606];3;0)) = 1; 0;VLOOKUP([.D3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7</text:p>
          </table:table-cell>
          <table:table-cell/>
          <table:table-cell/>
          <table:table-cell table:style-name="ce5" office:value-type="string">
            <text:p>8,27</text:p>
          </table:table-cell>
          <table:table-cell table:style-name="ce16" table:formula="of:=IF(ISNA(VLOOKUP([.D309];[Entrada.$A$8:.$B$1605];2;0)) = 1; 0;VLOOKUP([.D309];[Entrada.$A$8:.$B$1605];2;0))" office:value-type="float" office:value="0">
            <text:p>0</text:p>
          </table:table-cell>
          <table:table-cell table:formula="of:=IF(ISNA(VLOOKUP([.D309];[Entrada.$A$8:.$D$1605];4;0)) = 1; 0;VLOOKUP([.D309];[Entrada.$A$8:.$D$1605];4;0))" office:value-type="float" office:value="0">
            <text:p>0</text:p>
          </table:table-cell>
          <table:table-cell table:number-columns-repeated="21"/>
          <table:table-cell table:style-name="ce23" table:formula="of:=[.B3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09];[Entrada.$A$8:.$C$1606];3;0)) = 1; 0;VLOOKUP([.D3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8</text:p>
          </table:table-cell>
          <table:table-cell/>
          <table:table-cell/>
          <table:table-cell table:style-name="ce5" office:value-type="string">
            <text:p>8,28</text:p>
          </table:table-cell>
          <table:table-cell table:style-name="ce16" table:formula="of:=IF(ISNA(VLOOKUP([.D310];[Entrada.$A$8:.$B$1605];2;0)) = 1; 0;VLOOKUP([.D310];[Entrada.$A$8:.$B$1605];2;0))" office:value-type="float" office:value="0">
            <text:p>0</text:p>
          </table:table-cell>
          <table:table-cell table:formula="of:=IF(ISNA(VLOOKUP([.D310];[Entrada.$A$8:.$D$1605];4;0)) = 1; 0;VLOOKUP([.D310];[Entrada.$A$8:.$D$1605];4;0))" office:value-type="float" office:value="0">
            <text:p>0</text:p>
          </table:table-cell>
          <table:table-cell table:number-columns-repeated="21"/>
          <table:table-cell table:style-name="ce23" table:formula="of:=[.B3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0];[Entrada.$A$8:.$C$1606];3;0)) = 1; 0;VLOOKUP([.D3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29</text:p>
          </table:table-cell>
          <table:table-cell/>
          <table:table-cell/>
          <table:table-cell table:style-name="ce5" office:value-type="string">
            <text:p>8,29</text:p>
          </table:table-cell>
          <table:table-cell table:style-name="ce16" table:formula="of:=IF(ISNA(VLOOKUP([.D311];[Entrada.$A$8:.$B$1605];2;0)) = 1; 0;VLOOKUP([.D311];[Entrada.$A$8:.$B$1605];2;0))" office:value-type="float" office:value="0">
            <text:p>0</text:p>
          </table:table-cell>
          <table:table-cell table:formula="of:=IF(ISNA(VLOOKUP([.D311];[Entrada.$A$8:.$D$1605];4;0)) = 1; 0;VLOOKUP([.D311];[Entrada.$A$8:.$D$1605];4;0))" office:value-type="float" office:value="0">
            <text:p>0</text:p>
          </table:table-cell>
          <table:table-cell table:number-columns-repeated="21"/>
          <table:table-cell table:style-name="ce23" table:formula="of:=[.B3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1];[Entrada.$A$8:.$C$1606];3;0)) = 1; 0;VLOOKUP([.D3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0</text:p>
          </table:table-cell>
          <table:table-cell/>
          <table:table-cell/>
          <table:table-cell table:style-name="ce5" office:value-type="string">
            <text:p>8,30</text:p>
          </table:table-cell>
          <table:table-cell table:style-name="ce16" table:formula="of:=IF(ISNA(VLOOKUP([.D312];[Entrada.$A$8:.$B$1605];2;0)) = 1; 0;VLOOKUP([.D312];[Entrada.$A$8:.$B$1605];2;0))" office:value-type="float" office:value="0">
            <text:p>0</text:p>
          </table:table-cell>
          <table:table-cell table:formula="of:=IF(ISNA(VLOOKUP([.D312];[Entrada.$A$8:.$D$1605];4;0)) = 1; 0;VLOOKUP([.D312];[Entrada.$A$8:.$D$1605];4;0))" office:value-type="float" office:value="0">
            <text:p>0</text:p>
          </table:table-cell>
          <table:table-cell table:number-columns-repeated="21"/>
          <table:table-cell table:style-name="ce23" table:formula="of:=[.B3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2];[Entrada.$A$8:.$C$1606];3;0)) = 1; 0;VLOOKUP([.D3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1</text:p>
          </table:table-cell>
          <table:table-cell/>
          <table:table-cell/>
          <table:table-cell table:style-name="ce5" office:value-type="string">
            <text:p>8,31</text:p>
          </table:table-cell>
          <table:table-cell table:style-name="ce16" table:formula="of:=IF(ISNA(VLOOKUP([.D313];[Entrada.$A$8:.$B$1605];2;0)) = 1; 0;VLOOKUP([.D313];[Entrada.$A$8:.$B$1605];2;0))" office:value-type="float" office:value="0">
            <text:p>0</text:p>
          </table:table-cell>
          <table:table-cell table:formula="of:=IF(ISNA(VLOOKUP([.D313];[Entrada.$A$8:.$D$1605];4;0)) = 1; 0;VLOOKUP([.D313];[Entrada.$A$8:.$D$1605];4;0))" office:value-type="float" office:value="0">
            <text:p>0</text:p>
          </table:table-cell>
          <table:table-cell table:number-columns-repeated="21"/>
          <table:table-cell table:style-name="ce23" table:formula="of:=[.B3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3];[Entrada.$A$8:.$C$1606];3;0)) = 1; 0;VLOOKUP([.D3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2</text:p>
          </table:table-cell>
          <table:table-cell/>
          <table:table-cell/>
          <table:table-cell table:style-name="ce5" office:value-type="string">
            <text:p>8,32</text:p>
          </table:table-cell>
          <table:table-cell table:style-name="ce16" table:formula="of:=IF(ISNA(VLOOKUP([.D314];[Entrada.$A$8:.$B$1605];2;0)) = 1; 0;VLOOKUP([.D314];[Entrada.$A$8:.$B$1605];2;0))" office:value-type="float" office:value="0">
            <text:p>0</text:p>
          </table:table-cell>
          <table:table-cell table:formula="of:=IF(ISNA(VLOOKUP([.D314];[Entrada.$A$8:.$D$1605];4;0)) = 1; 0;VLOOKUP([.D314];[Entrada.$A$8:.$D$1605];4;0))" office:value-type="float" office:value="0">
            <text:p>0</text:p>
          </table:table-cell>
          <table:table-cell table:number-columns-repeated="21"/>
          <table:table-cell table:style-name="ce23" table:formula="of:=[.B3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4];[Entrada.$A$8:.$C$1606];3;0)) = 1; 0;VLOOKUP([.D3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3</text:p>
          </table:table-cell>
          <table:table-cell/>
          <table:table-cell/>
          <table:table-cell table:style-name="ce5" office:value-type="string">
            <text:p>8,33</text:p>
          </table:table-cell>
          <table:table-cell table:style-name="ce16" table:formula="of:=IF(ISNA(VLOOKUP([.D315];[Entrada.$A$8:.$B$1605];2;0)) = 1; 0;VLOOKUP([.D315];[Entrada.$A$8:.$B$1605];2;0))" office:value-type="float" office:value="0">
            <text:p>0</text:p>
          </table:table-cell>
          <table:table-cell table:formula="of:=IF(ISNA(VLOOKUP([.D315];[Entrada.$A$8:.$D$1605];4;0)) = 1; 0;VLOOKUP([.D315];[Entrada.$A$8:.$D$1605];4;0))" office:value-type="float" office:value="0">
            <text:p>0</text:p>
          </table:table-cell>
          <table:table-cell table:number-columns-repeated="21"/>
          <table:table-cell table:style-name="ce23" table:formula="of:=[.B3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5];[Entrada.$A$8:.$C$1606];3;0)) = 1; 0;VLOOKUP([.D3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4</text:p>
          </table:table-cell>
          <table:table-cell/>
          <table:table-cell/>
          <table:table-cell table:style-name="ce5" office:value-type="string">
            <text:p>8,34</text:p>
          </table:table-cell>
          <table:table-cell table:style-name="ce16" table:formula="of:=IF(ISNA(VLOOKUP([.D316];[Entrada.$A$8:.$B$1605];2;0)) = 1; 0;VLOOKUP([.D316];[Entrada.$A$8:.$B$1605];2;0))" office:value-type="float" office:value="0">
            <text:p>0</text:p>
          </table:table-cell>
          <table:table-cell table:formula="of:=IF(ISNA(VLOOKUP([.D316];[Entrada.$A$8:.$D$1605];4;0)) = 1; 0;VLOOKUP([.D316];[Entrada.$A$8:.$D$1605];4;0))" office:value-type="float" office:value="0">
            <text:p>0</text:p>
          </table:table-cell>
          <table:table-cell table:number-columns-repeated="21"/>
          <table:table-cell table:style-name="ce23" table:formula="of:=[.B3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6];[Entrada.$A$8:.$C$1606];3;0)) = 1; 0;VLOOKUP([.D3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5</text:p>
          </table:table-cell>
          <table:table-cell/>
          <table:table-cell/>
          <table:table-cell table:style-name="ce5" office:value-type="string">
            <text:p>8,35</text:p>
          </table:table-cell>
          <table:table-cell table:style-name="ce16" table:formula="of:=IF(ISNA(VLOOKUP([.D317];[Entrada.$A$8:.$B$1605];2;0)) = 1; 0;VLOOKUP([.D317];[Entrada.$A$8:.$B$1605];2;0))" office:value-type="float" office:value="0">
            <text:p>0</text:p>
          </table:table-cell>
          <table:table-cell table:formula="of:=IF(ISNA(VLOOKUP([.D317];[Entrada.$A$8:.$D$1605];4;0)) = 1; 0;VLOOKUP([.D317];[Entrada.$A$8:.$D$1605];4;0))" office:value-type="float" office:value="0">
            <text:p>0</text:p>
          </table:table-cell>
          <table:table-cell table:number-columns-repeated="21"/>
          <table:table-cell table:style-name="ce23" table:formula="of:=[.B3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7];[Entrada.$A$8:.$C$1606];3;0)) = 1; 0;VLOOKUP([.D3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6</text:p>
          </table:table-cell>
          <table:table-cell/>
          <table:table-cell/>
          <table:table-cell table:style-name="ce5" office:value-type="string">
            <text:p>8,36</text:p>
          </table:table-cell>
          <table:table-cell table:style-name="ce16" table:formula="of:=IF(ISNA(VLOOKUP([.D318];[Entrada.$A$8:.$B$1605];2;0)) = 1; 0;VLOOKUP([.D318];[Entrada.$A$8:.$B$1605];2;0))" office:value-type="float" office:value="0">
            <text:p>0</text:p>
          </table:table-cell>
          <table:table-cell table:formula="of:=IF(ISNA(VLOOKUP([.D318];[Entrada.$A$8:.$D$1605];4;0)) = 1; 0;VLOOKUP([.D318];[Entrada.$A$8:.$D$1605];4;0))" office:value-type="float" office:value="0">
            <text:p>0</text:p>
          </table:table-cell>
          <table:table-cell table:number-columns-repeated="21"/>
          <table:table-cell table:style-name="ce23" table:formula="of:=[.B3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8];[Entrada.$A$8:.$C$1606];3;0)) = 1; 0;VLOOKUP([.D3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7</text:p>
          </table:table-cell>
          <table:table-cell/>
          <table:table-cell/>
          <table:table-cell table:style-name="ce5" office:value-type="string">
            <text:p>8,37</text:p>
          </table:table-cell>
          <table:table-cell table:style-name="ce16" table:formula="of:=IF(ISNA(VLOOKUP([.D319];[Entrada.$A$8:.$B$1605];2;0)) = 1; 0;VLOOKUP([.D319];[Entrada.$A$8:.$B$1605];2;0))" office:value-type="float" office:value="0">
            <text:p>0</text:p>
          </table:table-cell>
          <table:table-cell table:formula="of:=IF(ISNA(VLOOKUP([.D319];[Entrada.$A$8:.$D$1605];4;0)) = 1; 0;VLOOKUP([.D319];[Entrada.$A$8:.$D$1605];4;0))" office:value-type="float" office:value="0">
            <text:p>0</text:p>
          </table:table-cell>
          <table:table-cell table:number-columns-repeated="21"/>
          <table:table-cell table:style-name="ce23" table:formula="of:=[.B3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19];[Entrada.$A$8:.$C$1606];3;0)) = 1; 0;VLOOKUP([.D3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8</text:p>
          </table:table-cell>
          <table:table-cell/>
          <table:table-cell/>
          <table:table-cell table:style-name="ce5" office:value-type="string">
            <text:p>8,38</text:p>
          </table:table-cell>
          <table:table-cell table:style-name="ce16" table:formula="of:=IF(ISNA(VLOOKUP([.D320];[Entrada.$A$8:.$B$1605];2;0)) = 1; 0;VLOOKUP([.D320];[Entrada.$A$8:.$B$1605];2;0))" office:value-type="float" office:value="0">
            <text:p>0</text:p>
          </table:table-cell>
          <table:table-cell table:formula="of:=IF(ISNA(VLOOKUP([.D320];[Entrada.$A$8:.$D$1605];4;0)) = 1; 0;VLOOKUP([.D320];[Entrada.$A$8:.$D$1605];4;0))" office:value-type="float" office:value="0">
            <text:p>0</text:p>
          </table:table-cell>
          <table:table-cell table:number-columns-repeated="21"/>
          <table:table-cell table:style-name="ce23" table:formula="of:=[.B3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0];[Entrada.$A$8:.$C$1606];3;0)) = 1; 0;VLOOKUP([.D3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39</text:p>
          </table:table-cell>
          <table:table-cell/>
          <table:table-cell/>
          <table:table-cell table:style-name="ce5" office:value-type="string">
            <text:p>8,39</text:p>
          </table:table-cell>
          <table:table-cell table:style-name="ce16" table:formula="of:=IF(ISNA(VLOOKUP([.D321];[Entrada.$A$8:.$B$1605];2;0)) = 1; 0;VLOOKUP([.D321];[Entrada.$A$8:.$B$1605];2;0))" office:value-type="float" office:value="0">
            <text:p>0</text:p>
          </table:table-cell>
          <table:table-cell table:formula="of:=IF(ISNA(VLOOKUP([.D321];[Entrada.$A$8:.$D$1605];4;0)) = 1; 0;VLOOKUP([.D321];[Entrada.$A$8:.$D$1605];4;0))" office:value-type="float" office:value="0">
            <text:p>0</text:p>
          </table:table-cell>
          <table:table-cell table:number-columns-repeated="21"/>
          <table:table-cell table:style-name="ce23" table:formula="of:=[.B3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1];[Entrada.$A$8:.$C$1606];3;0)) = 1; 0;VLOOKUP([.D3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8,40</text:p>
          </table:table-cell>
          <table:table-cell/>
          <table:table-cell/>
          <table:table-cell table:style-name="ce5" office:value-type="string">
            <text:p>8,40</text:p>
          </table:table-cell>
          <table:table-cell table:style-name="ce16" table:formula="of:=IF(ISNA(VLOOKUP([.D322];[Entrada.$A$8:.$B$1605];2;0)) = 1; 0;VLOOKUP([.D322];[Entrada.$A$8:.$B$1605];2;0))" office:value-type="float" office:value="0">
            <text:p>0</text:p>
          </table:table-cell>
          <table:table-cell table:formula="of:=IF(ISNA(VLOOKUP([.D322];[Entrada.$A$8:.$D$1605];4;0)) = 1; 0;VLOOKUP([.D322];[Entrada.$A$8:.$D$1605];4;0))" office:value-type="float" office:value="0">
            <text:p>0</text:p>
          </table:table-cell>
          <table:table-cell table:number-columns-repeated="21"/>
          <table:table-cell table:style-name="ce23" table:formula="of:=[.B3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2];[Entrada.$A$8:.$C$1606];3;0)) = 1; 0;VLOOKUP([.D3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9.1">
            <text:p>9,1</text:p>
          </table:table-cell>
          <table:table-cell/>
          <table:table-cell/>
          <table:table-cell table:style-name="ce12" office:value-type="float" office:value="9.1">
            <text:p>9,1</text:p>
          </table:table-cell>
          <table:table-cell table:style-name="ce16" table:formula="of:=IF(ISNA(VLOOKUP([.D323];[Entrada.$A$8:.$B$1605];2;0)) = 1; 0;VLOOKUP([.D323];[Entrada.$A$8:.$B$1605];2;0))" office:value-type="float" office:value="0">
            <text:p>0</text:p>
          </table:table-cell>
          <table:table-cell table:formula="of:=IF(ISNA(VLOOKUP([.D323];[Entrada.$A$8:.$D$1605];4;0)) = 1; 0;VLOOKUP([.D323];[Entrada.$A$8:.$D$1605];4;0))" office:value-type="float" office:value="0">
            <text:p>0</text:p>
          </table:table-cell>
          <table:table-cell table:number-columns-repeated="21"/>
          <table:table-cell table:style-name="ce23" table:formula="of:=[.B3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3];[Entrada.$A$8:.$C$1606];3;0)) = 1; 0;VLOOKUP([.D3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9.2">
            <text:p>9,2</text:p>
          </table:table-cell>
          <table:table-cell/>
          <table:table-cell/>
          <table:table-cell table:style-name="ce12" office:value-type="float" office:value="9.2">
            <text:p>9,2</text:p>
          </table:table-cell>
          <table:table-cell table:style-name="ce16" table:formula="of:=IF(ISNA(VLOOKUP([.D324];[Entrada.$A$8:.$B$1605];2;0)) = 1; 0;VLOOKUP([.D324];[Entrada.$A$8:.$B$1605];2;0))" office:value-type="float" office:value="0">
            <text:p>0</text:p>
          </table:table-cell>
          <table:table-cell table:formula="of:=IF(ISNA(VLOOKUP([.D324];[Entrada.$A$8:.$D$1605];4;0)) = 1; 0;VLOOKUP([.D324];[Entrada.$A$8:.$D$1605];4;0))" office:value-type="float" office:value="0">
            <text:p>0</text:p>
          </table:table-cell>
          <table:table-cell table:number-columns-repeated="21"/>
          <table:table-cell table:style-name="ce23" table:formula="of:=[.B3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4];[Entrada.$A$8:.$C$1606];3;0)) = 1; 0;VLOOKUP([.D3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9.3">
            <text:p>9,3</text:p>
          </table:table-cell>
          <table:table-cell/>
          <table:table-cell/>
          <table:table-cell table:style-name="ce12" office:value-type="float" office:value="9.3">
            <text:p>9,3</text:p>
          </table:table-cell>
          <table:table-cell table:style-name="ce16" table:formula="of:=IF(ISNA(VLOOKUP([.D325];[Entrada.$A$8:.$B$1605];2;0)) = 1; 0;VLOOKUP([.D325];[Entrada.$A$8:.$B$1605];2;0))" office:value-type="float" office:value="0">
            <text:p>0</text:p>
          </table:table-cell>
          <table:table-cell table:formula="of:=IF(ISNA(VLOOKUP([.D325];[Entrada.$A$8:.$D$1605];4;0)) = 1; 0;VLOOKUP([.D325];[Entrada.$A$8:.$D$1605];4;0))" office:value-type="float" office:value="0">
            <text:p>0</text:p>
          </table:table-cell>
          <table:table-cell table:number-columns-repeated="21"/>
          <table:table-cell table:style-name="ce23" table:formula="of:=[.B3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5];[Entrada.$A$8:.$C$1606];3;0)) = 1; 0;VLOOKUP([.D3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9.4">
            <text:p>9,4</text:p>
          </table:table-cell>
          <table:table-cell/>
          <table:table-cell/>
          <table:table-cell table:style-name="ce12" office:value-type="float" office:value="9.4">
            <text:p>9,4</text:p>
          </table:table-cell>
          <table:table-cell table:style-name="ce16" table:formula="of:=IF(ISNA(VLOOKUP([.D326];[Entrada.$A$8:.$B$1605];2;0)) = 1; 0;VLOOKUP([.D326];[Entrada.$A$8:.$B$1605];2;0))" office:value-type="float" office:value="0">
            <text:p>0</text:p>
          </table:table-cell>
          <table:table-cell table:formula="of:=IF(ISNA(VLOOKUP([.D326];[Entrada.$A$8:.$D$1605];4;0)) = 1; 0;VLOOKUP([.D326];[Entrada.$A$8:.$D$1605];4;0))" office:value-type="float" office:value="0">
            <text:p>0</text:p>
          </table:table-cell>
          <table:table-cell table:number-columns-repeated="21"/>
          <table:table-cell table:style-name="ce23" table:formula="of:=[.B3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6];[Entrada.$A$8:.$C$1606];3;0)) = 1; 0;VLOOKUP([.D3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9.5">
            <text:p>9,5</text:p>
          </table:table-cell>
          <table:table-cell/>
          <table:table-cell/>
          <table:table-cell table:style-name="ce12" office:value-type="float" office:value="9.5">
            <text:p>9,5</text:p>
          </table:table-cell>
          <table:table-cell table:style-name="ce16" table:formula="of:=IF(ISNA(VLOOKUP([.D327];[Entrada.$A$8:.$B$1605];2;0)) = 1; 0;VLOOKUP([.D327];[Entrada.$A$8:.$B$1605];2;0))" office:value-type="float" office:value="0">
            <text:p>0</text:p>
          </table:table-cell>
          <table:table-cell table:formula="of:=IF(ISNA(VLOOKUP([.D327];[Entrada.$A$8:.$D$1605];4;0)) = 1; 0;VLOOKUP([.D327];[Entrada.$A$8:.$D$1605];4;0))" office:value-type="float" office:value="0">
            <text:p>0</text:p>
          </table:table-cell>
          <table:table-cell table:number-columns-repeated="21"/>
          <table:table-cell table:style-name="ce23" table:formula="of:=[.B3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7];[Entrada.$A$8:.$C$1606];3;0)) = 1; 0;VLOOKUP([.D3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9.6">
            <text:p>9,6</text:p>
          </table:table-cell>
          <table:table-cell/>
          <table:table-cell/>
          <table:table-cell table:style-name="ce12" office:value-type="float" office:value="9.6">
            <text:p>9,6</text:p>
          </table:table-cell>
          <table:table-cell table:style-name="ce16" table:formula="of:=IF(ISNA(VLOOKUP([.D328];[Entrada.$A$8:.$B$1605];2;0)) = 1; 0;VLOOKUP([.D328];[Entrada.$A$8:.$B$1605];2;0))" office:value-type="float" office:value="0">
            <text:p>0</text:p>
          </table:table-cell>
          <table:table-cell table:formula="of:=IF(ISNA(VLOOKUP([.D328];[Entrada.$A$8:.$D$1605];4;0)) = 1; 0;VLOOKUP([.D328];[Entrada.$A$8:.$D$1605];4;0))" office:value-type="float" office:value="0">
            <text:p>0</text:p>
          </table:table-cell>
          <table:table-cell table:number-columns-repeated="21"/>
          <table:table-cell table:style-name="ce23" table:formula="of:=[.B3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8];[Entrada.$A$8:.$C$1606];3;0)) = 1; 0;VLOOKUP([.D3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9.7">
            <text:p>9,7</text:p>
          </table:table-cell>
          <table:table-cell/>
          <table:table-cell/>
          <table:table-cell table:style-name="ce12" office:value-type="float" office:value="9.7">
            <text:p>9,7</text:p>
          </table:table-cell>
          <table:table-cell table:style-name="ce16" table:formula="of:=IF(ISNA(VLOOKUP([.D329];[Entrada.$A$8:.$B$1605];2;0)) = 1; 0;VLOOKUP([.D329];[Entrada.$A$8:.$B$1605];2;0))" office:value-type="float" office:value="0">
            <text:p>0</text:p>
          </table:table-cell>
          <table:table-cell table:formula="of:=IF(ISNA(VLOOKUP([.D329];[Entrada.$A$8:.$D$1605];4;0)) = 1; 0;VLOOKUP([.D329];[Entrada.$A$8:.$D$1605];4;0))" office:value-type="float" office:value="0">
            <text:p>0</text:p>
          </table:table-cell>
          <table:table-cell table:number-columns-repeated="21"/>
          <table:table-cell table:style-name="ce23" table:formula="of:=[.B3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29];[Entrada.$A$8:.$C$1606];3;0)) = 1; 0;VLOOKUP([.D3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9.8">
            <text:p>9,8</text:p>
          </table:table-cell>
          <table:table-cell/>
          <table:table-cell/>
          <table:table-cell table:style-name="ce12" office:value-type="float" office:value="9.8">
            <text:p>9,8</text:p>
          </table:table-cell>
          <table:table-cell table:style-name="ce16" table:formula="of:=IF(ISNA(VLOOKUP([.D330];[Entrada.$A$8:.$B$1605];2;0)) = 1; 0;VLOOKUP([.D330];[Entrada.$A$8:.$B$1605];2;0))" office:value-type="float" office:value="0">
            <text:p>0</text:p>
          </table:table-cell>
          <table:table-cell table:formula="of:=IF(ISNA(VLOOKUP([.D330];[Entrada.$A$8:.$D$1605];4;0)) = 1; 0;VLOOKUP([.D330];[Entrada.$A$8:.$D$1605];4;0))" office:value-type="float" office:value="0">
            <text:p>0</text:p>
          </table:table-cell>
          <table:table-cell table:number-columns-repeated="21"/>
          <table:table-cell table:style-name="ce23" table:formula="of:=[.B3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0];[Entrada.$A$8:.$C$1606];3;0)) = 1; 0;VLOOKUP([.D3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9</text:p>
          </table:table-cell>
          <table:table-cell/>
          <table:table-cell/>
          <table:table-cell table:style-name="ce5" office:value-type="string">
            <text:p>9,9</text:p>
          </table:table-cell>
          <table:table-cell table:style-name="ce16" table:formula="of:=IF(ISNA(VLOOKUP([.D331];[Entrada.$A$8:.$B$1605];2;0)) = 1; 0;VLOOKUP([.D331];[Entrada.$A$8:.$B$1605];2;0))" office:value-type="float" office:value="0">
            <text:p>0</text:p>
          </table:table-cell>
          <table:table-cell table:formula="of:=IF(ISNA(VLOOKUP([.D331];[Entrada.$A$8:.$D$1605];4;0)) = 1; 0;VLOOKUP([.D331];[Entrada.$A$8:.$D$1605];4;0))" office:value-type="float" office:value="0">
            <text:p>0</text:p>
          </table:table-cell>
          <table:table-cell table:number-columns-repeated="21"/>
          <table:table-cell table:style-name="ce23" table:formula="of:=[.B3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1];[Entrada.$A$8:.$C$1606];3;0)) = 1; 0;VLOOKUP([.D3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0</text:p>
          </table:table-cell>
          <table:table-cell/>
          <table:table-cell/>
          <table:table-cell table:style-name="ce5" office:value-type="string">
            <text:p>9,10</text:p>
          </table:table-cell>
          <table:table-cell table:style-name="ce16" table:formula="of:=IF(ISNA(VLOOKUP([.D332];[Entrada.$A$8:.$B$1605];2;0)) = 1; 0;VLOOKUP([.D332];[Entrada.$A$8:.$B$1605];2;0))" office:value-type="float" office:value="0">
            <text:p>0</text:p>
          </table:table-cell>
          <table:table-cell table:formula="of:=IF(ISNA(VLOOKUP([.D332];[Entrada.$A$8:.$D$1605];4;0)) = 1; 0;VLOOKUP([.D332];[Entrada.$A$8:.$D$1605];4;0))" office:value-type="float" office:value="0">
            <text:p>0</text:p>
          </table:table-cell>
          <table:table-cell table:number-columns-repeated="21"/>
          <table:table-cell table:style-name="ce23" table:formula="of:=[.B3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2];[Entrada.$A$8:.$C$1606];3;0)) = 1; 0;VLOOKUP([.D3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1</text:p>
          </table:table-cell>
          <table:table-cell/>
          <table:table-cell/>
          <table:table-cell table:style-name="ce5" office:value-type="string">
            <text:p>9,11</text:p>
          </table:table-cell>
          <table:table-cell table:style-name="ce16" table:formula="of:=IF(ISNA(VLOOKUP([.D333];[Entrada.$A$8:.$B$1605];2;0)) = 1; 0;VLOOKUP([.D333];[Entrada.$A$8:.$B$1605];2;0))" office:value-type="float" office:value="0">
            <text:p>0</text:p>
          </table:table-cell>
          <table:table-cell table:formula="of:=IF(ISNA(VLOOKUP([.D333];[Entrada.$A$8:.$D$1605];4;0)) = 1; 0;VLOOKUP([.D333];[Entrada.$A$8:.$D$1605];4;0))" office:value-type="float" office:value="0">
            <text:p>0</text:p>
          </table:table-cell>
          <table:table-cell table:number-columns-repeated="21"/>
          <table:table-cell table:style-name="ce23" table:formula="of:=[.B3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3];[Entrada.$A$8:.$C$1606];3;0)) = 1; 0;VLOOKUP([.D3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2</text:p>
          </table:table-cell>
          <table:table-cell/>
          <table:table-cell/>
          <table:table-cell table:style-name="ce5" office:value-type="string">
            <text:p>9,12</text:p>
          </table:table-cell>
          <table:table-cell table:style-name="ce16" table:formula="of:=IF(ISNA(VLOOKUP([.D334];[Entrada.$A$8:.$B$1605];2;0)) = 1; 0;VLOOKUP([.D334];[Entrada.$A$8:.$B$1605];2;0))" office:value-type="float" office:value="0">
            <text:p>0</text:p>
          </table:table-cell>
          <table:table-cell table:formula="of:=IF(ISNA(VLOOKUP([.D334];[Entrada.$A$8:.$D$1605];4;0)) = 1; 0;VLOOKUP([.D334];[Entrada.$A$8:.$D$1605];4;0))" office:value-type="float" office:value="0">
            <text:p>0</text:p>
          </table:table-cell>
          <table:table-cell table:number-columns-repeated="21"/>
          <table:table-cell table:style-name="ce23" table:formula="of:=[.B3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4];[Entrada.$A$8:.$C$1606];3;0)) = 1; 0;VLOOKUP([.D3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3</text:p>
          </table:table-cell>
          <table:table-cell/>
          <table:table-cell/>
          <table:table-cell table:style-name="ce5" office:value-type="string">
            <text:p>9,13</text:p>
          </table:table-cell>
          <table:table-cell table:style-name="ce16" table:formula="of:=IF(ISNA(VLOOKUP([.D335];[Entrada.$A$8:.$B$1605];2;0)) = 1; 0;VLOOKUP([.D335];[Entrada.$A$8:.$B$1605];2;0))" office:value-type="float" office:value="0">
            <text:p>0</text:p>
          </table:table-cell>
          <table:table-cell table:formula="of:=IF(ISNA(VLOOKUP([.D335];[Entrada.$A$8:.$D$1605];4;0)) = 1; 0;VLOOKUP([.D335];[Entrada.$A$8:.$D$1605];4;0))" office:value-type="float" office:value="0">
            <text:p>0</text:p>
          </table:table-cell>
          <table:table-cell table:number-columns-repeated="21"/>
          <table:table-cell table:style-name="ce23" table:formula="of:=[.B3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5];[Entrada.$A$8:.$C$1606];3;0)) = 1; 0;VLOOKUP([.D3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4</text:p>
          </table:table-cell>
          <table:table-cell/>
          <table:table-cell/>
          <table:table-cell table:style-name="ce5" office:value-type="string">
            <text:p>9,14</text:p>
          </table:table-cell>
          <table:table-cell table:style-name="ce16" table:formula="of:=IF(ISNA(VLOOKUP([.D336];[Entrada.$A$8:.$B$1605];2;0)) = 1; 0;VLOOKUP([.D336];[Entrada.$A$8:.$B$1605];2;0))" office:value-type="float" office:value="0">
            <text:p>0</text:p>
          </table:table-cell>
          <table:table-cell table:formula="of:=IF(ISNA(VLOOKUP([.D336];[Entrada.$A$8:.$D$1605];4;0)) = 1; 0;VLOOKUP([.D336];[Entrada.$A$8:.$D$1605];4;0))" office:value-type="float" office:value="0">
            <text:p>0</text:p>
          </table:table-cell>
          <table:table-cell table:number-columns-repeated="21"/>
          <table:table-cell table:style-name="ce23" table:formula="of:=[.B3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6];[Entrada.$A$8:.$C$1606];3;0)) = 1; 0;VLOOKUP([.D3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5</text:p>
          </table:table-cell>
          <table:table-cell/>
          <table:table-cell/>
          <table:table-cell table:style-name="ce5" office:value-type="string">
            <text:p>9,15</text:p>
          </table:table-cell>
          <table:table-cell table:style-name="ce16" table:formula="of:=IF(ISNA(VLOOKUP([.D337];[Entrada.$A$8:.$B$1605];2;0)) = 1; 0;VLOOKUP([.D337];[Entrada.$A$8:.$B$1605];2;0))" office:value-type="float" office:value="0">
            <text:p>0</text:p>
          </table:table-cell>
          <table:table-cell table:formula="of:=IF(ISNA(VLOOKUP([.D337];[Entrada.$A$8:.$D$1605];4;0)) = 1; 0;VLOOKUP([.D337];[Entrada.$A$8:.$D$1605];4;0))" office:value-type="float" office:value="0">
            <text:p>0</text:p>
          </table:table-cell>
          <table:table-cell table:number-columns-repeated="21"/>
          <table:table-cell table:style-name="ce23" table:formula="of:=[.B3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7];[Entrada.$A$8:.$C$1606];3;0)) = 1; 0;VLOOKUP([.D3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6</text:p>
          </table:table-cell>
          <table:table-cell/>
          <table:table-cell/>
          <table:table-cell table:style-name="ce5" office:value-type="string">
            <text:p>9,16</text:p>
          </table:table-cell>
          <table:table-cell table:style-name="ce16" table:formula="of:=IF(ISNA(VLOOKUP([.D338];[Entrada.$A$8:.$B$1605];2;0)) = 1; 0;VLOOKUP([.D338];[Entrada.$A$8:.$B$1605];2;0))" office:value-type="float" office:value="0">
            <text:p>0</text:p>
          </table:table-cell>
          <table:table-cell table:formula="of:=IF(ISNA(VLOOKUP([.D338];[Entrada.$A$8:.$D$1605];4;0)) = 1; 0;VLOOKUP([.D338];[Entrada.$A$8:.$D$1605];4;0))" office:value-type="float" office:value="0">
            <text:p>0</text:p>
          </table:table-cell>
          <table:table-cell table:number-columns-repeated="21"/>
          <table:table-cell table:style-name="ce23" table:formula="of:=[.B3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8];[Entrada.$A$8:.$C$1606];3;0)) = 1; 0;VLOOKUP([.D3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7</text:p>
          </table:table-cell>
          <table:table-cell/>
          <table:table-cell/>
          <table:table-cell table:style-name="ce5" office:value-type="string">
            <text:p>9,17</text:p>
          </table:table-cell>
          <table:table-cell table:style-name="ce16" table:formula="of:=IF(ISNA(VLOOKUP([.D339];[Entrada.$A$8:.$B$1605];2;0)) = 1; 0;VLOOKUP([.D339];[Entrada.$A$8:.$B$1605];2;0))" office:value-type="float" office:value="0">
            <text:p>0</text:p>
          </table:table-cell>
          <table:table-cell table:formula="of:=IF(ISNA(VLOOKUP([.D339];[Entrada.$A$8:.$D$1605];4;0)) = 1; 0;VLOOKUP([.D339];[Entrada.$A$8:.$D$1605];4;0))" office:value-type="float" office:value="0">
            <text:p>0</text:p>
          </table:table-cell>
          <table:table-cell table:number-columns-repeated="21"/>
          <table:table-cell table:style-name="ce23" table:formula="of:=[.B3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39];[Entrada.$A$8:.$C$1606];3;0)) = 1; 0;VLOOKUP([.D3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8</text:p>
          </table:table-cell>
          <table:table-cell/>
          <table:table-cell/>
          <table:table-cell table:style-name="ce5" office:value-type="string">
            <text:p>9,18</text:p>
          </table:table-cell>
          <table:table-cell table:style-name="ce16" table:formula="of:=IF(ISNA(VLOOKUP([.D340];[Entrada.$A$8:.$B$1605];2;0)) = 1; 0;VLOOKUP([.D340];[Entrada.$A$8:.$B$1605];2;0))" office:value-type="float" office:value="0">
            <text:p>0</text:p>
          </table:table-cell>
          <table:table-cell table:formula="of:=IF(ISNA(VLOOKUP([.D340];[Entrada.$A$8:.$D$1605];4;0)) = 1; 0;VLOOKUP([.D340];[Entrada.$A$8:.$D$1605];4;0))" office:value-type="float" office:value="0">
            <text:p>0</text:p>
          </table:table-cell>
          <table:table-cell table:number-columns-repeated="21"/>
          <table:table-cell table:style-name="ce23" table:formula="of:=[.B3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0];[Entrada.$A$8:.$C$1606];3;0)) = 1; 0;VLOOKUP([.D3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19</text:p>
          </table:table-cell>
          <table:table-cell/>
          <table:table-cell/>
          <table:table-cell table:style-name="ce5" office:value-type="string">
            <text:p>9,19</text:p>
          </table:table-cell>
          <table:table-cell table:style-name="ce16" table:formula="of:=IF(ISNA(VLOOKUP([.D341];[Entrada.$A$8:.$B$1605];2;0)) = 1; 0;VLOOKUP([.D341];[Entrada.$A$8:.$B$1605];2;0))" office:value-type="float" office:value="0">
            <text:p>0</text:p>
          </table:table-cell>
          <table:table-cell table:formula="of:=IF(ISNA(VLOOKUP([.D341];[Entrada.$A$8:.$D$1605];4;0)) = 1; 0;VLOOKUP([.D341];[Entrada.$A$8:.$D$1605];4;0))" office:value-type="float" office:value="0">
            <text:p>0</text:p>
          </table:table-cell>
          <table:table-cell table:number-columns-repeated="21"/>
          <table:table-cell table:style-name="ce23" table:formula="of:=[.B3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1];[Entrada.$A$8:.$C$1606];3;0)) = 1; 0;VLOOKUP([.D3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0</text:p>
          </table:table-cell>
          <table:table-cell/>
          <table:table-cell/>
          <table:table-cell table:style-name="ce5" office:value-type="string">
            <text:p>9,20</text:p>
          </table:table-cell>
          <table:table-cell table:style-name="ce16" table:formula="of:=IF(ISNA(VLOOKUP([.D342];[Entrada.$A$8:.$B$1605];2;0)) = 1; 0;VLOOKUP([.D342];[Entrada.$A$8:.$B$1605];2;0))" office:value-type="float" office:value="0">
            <text:p>0</text:p>
          </table:table-cell>
          <table:table-cell table:formula="of:=IF(ISNA(VLOOKUP([.D342];[Entrada.$A$8:.$D$1605];4;0)) = 1; 0;VLOOKUP([.D342];[Entrada.$A$8:.$D$1605];4;0))" office:value-type="float" office:value="0">
            <text:p>0</text:p>
          </table:table-cell>
          <table:table-cell table:number-columns-repeated="21"/>
          <table:table-cell table:style-name="ce23" table:formula="of:=[.B3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2];[Entrada.$A$8:.$C$1606];3;0)) = 1; 0;VLOOKUP([.D3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1</text:p>
          </table:table-cell>
          <table:table-cell/>
          <table:table-cell/>
          <table:table-cell table:style-name="ce5" office:value-type="string">
            <text:p>9,21</text:p>
          </table:table-cell>
          <table:table-cell table:style-name="ce16" table:formula="of:=IF(ISNA(VLOOKUP([.D343];[Entrada.$A$8:.$B$1605];2;0)) = 1; 0;VLOOKUP([.D343];[Entrada.$A$8:.$B$1605];2;0))" office:value-type="float" office:value="0">
            <text:p>0</text:p>
          </table:table-cell>
          <table:table-cell table:formula="of:=IF(ISNA(VLOOKUP([.D343];[Entrada.$A$8:.$D$1605];4;0)) = 1; 0;VLOOKUP([.D343];[Entrada.$A$8:.$D$1605];4;0))" office:value-type="float" office:value="0">
            <text:p>0</text:p>
          </table:table-cell>
          <table:table-cell table:number-columns-repeated="21"/>
          <table:table-cell table:style-name="ce23" table:formula="of:=[.B3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3];[Entrada.$A$8:.$C$1606];3;0)) = 1; 0;VLOOKUP([.D3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2</text:p>
          </table:table-cell>
          <table:table-cell/>
          <table:table-cell/>
          <table:table-cell table:style-name="ce5" office:value-type="string">
            <text:p>9,22</text:p>
          </table:table-cell>
          <table:table-cell table:style-name="ce16" table:formula="of:=IF(ISNA(VLOOKUP([.D344];[Entrada.$A$8:.$B$1605];2;0)) = 1; 0;VLOOKUP([.D344];[Entrada.$A$8:.$B$1605];2;0))" office:value-type="float" office:value="0">
            <text:p>0</text:p>
          </table:table-cell>
          <table:table-cell table:formula="of:=IF(ISNA(VLOOKUP([.D344];[Entrada.$A$8:.$D$1605];4;0)) = 1; 0;VLOOKUP([.D344];[Entrada.$A$8:.$D$1605];4;0))" office:value-type="float" office:value="0">
            <text:p>0</text:p>
          </table:table-cell>
          <table:table-cell table:number-columns-repeated="21"/>
          <table:table-cell table:style-name="ce23" table:formula="of:=[.B3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4];[Entrada.$A$8:.$C$1606];3;0)) = 1; 0;VLOOKUP([.D3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3</text:p>
          </table:table-cell>
          <table:table-cell/>
          <table:table-cell/>
          <table:table-cell table:style-name="ce5" office:value-type="string">
            <text:p>9,23</text:p>
          </table:table-cell>
          <table:table-cell table:style-name="ce16" table:formula="of:=IF(ISNA(VLOOKUP([.D345];[Entrada.$A$8:.$B$1605];2;0)) = 1; 0;VLOOKUP([.D345];[Entrada.$A$8:.$B$1605];2;0))" office:value-type="float" office:value="0">
            <text:p>0</text:p>
          </table:table-cell>
          <table:table-cell table:formula="of:=IF(ISNA(VLOOKUP([.D345];[Entrada.$A$8:.$D$1605];4;0)) = 1; 0;VLOOKUP([.D345];[Entrada.$A$8:.$D$1605];4;0))" office:value-type="float" office:value="0">
            <text:p>0</text:p>
          </table:table-cell>
          <table:table-cell table:number-columns-repeated="21"/>
          <table:table-cell table:style-name="ce23" table:formula="of:=[.B3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5];[Entrada.$A$8:.$C$1606];3;0)) = 1; 0;VLOOKUP([.D3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4</text:p>
          </table:table-cell>
          <table:table-cell/>
          <table:table-cell/>
          <table:table-cell table:style-name="ce5" office:value-type="string">
            <text:p>9,24</text:p>
          </table:table-cell>
          <table:table-cell table:style-name="ce16" table:formula="of:=IF(ISNA(VLOOKUP([.D346];[Entrada.$A$8:.$B$1605];2;0)) = 1; 0;VLOOKUP([.D346];[Entrada.$A$8:.$B$1605];2;0))" office:value-type="float" office:value="0">
            <text:p>0</text:p>
          </table:table-cell>
          <table:table-cell table:formula="of:=IF(ISNA(VLOOKUP([.D346];[Entrada.$A$8:.$D$1605];4;0)) = 1; 0;VLOOKUP([.D346];[Entrada.$A$8:.$D$1605];4;0))" office:value-type="float" office:value="0">
            <text:p>0</text:p>
          </table:table-cell>
          <table:table-cell table:number-columns-repeated="21"/>
          <table:table-cell table:style-name="ce23" table:formula="of:=[.B3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6];[Entrada.$A$8:.$C$1606];3;0)) = 1; 0;VLOOKUP([.D3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5</text:p>
          </table:table-cell>
          <table:table-cell/>
          <table:table-cell/>
          <table:table-cell table:style-name="ce5" office:value-type="string">
            <text:p>9,25</text:p>
          </table:table-cell>
          <table:table-cell table:style-name="ce16" table:formula="of:=IF(ISNA(VLOOKUP([.D347];[Entrada.$A$8:.$B$1605];2;0)) = 1; 0;VLOOKUP([.D347];[Entrada.$A$8:.$B$1605];2;0))" office:value-type="float" office:value="0">
            <text:p>0</text:p>
          </table:table-cell>
          <table:table-cell table:formula="of:=IF(ISNA(VLOOKUP([.D347];[Entrada.$A$8:.$D$1605];4;0)) = 1; 0;VLOOKUP([.D347];[Entrada.$A$8:.$D$1605];4;0))" office:value-type="float" office:value="0">
            <text:p>0</text:p>
          </table:table-cell>
          <table:table-cell table:number-columns-repeated="21"/>
          <table:table-cell table:style-name="ce23" table:formula="of:=[.B3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7];[Entrada.$A$8:.$C$1606];3;0)) = 1; 0;VLOOKUP([.D3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6</text:p>
          </table:table-cell>
          <table:table-cell/>
          <table:table-cell/>
          <table:table-cell table:style-name="ce5" office:value-type="string">
            <text:p>9,26</text:p>
          </table:table-cell>
          <table:table-cell table:style-name="ce16" table:formula="of:=IF(ISNA(VLOOKUP([.D348];[Entrada.$A$8:.$B$1605];2;0)) = 1; 0;VLOOKUP([.D348];[Entrada.$A$8:.$B$1605];2;0))" office:value-type="float" office:value="0">
            <text:p>0</text:p>
          </table:table-cell>
          <table:table-cell table:formula="of:=IF(ISNA(VLOOKUP([.D348];[Entrada.$A$8:.$D$1605];4;0)) = 1; 0;VLOOKUP([.D348];[Entrada.$A$8:.$D$1605];4;0))" office:value-type="float" office:value="0">
            <text:p>0</text:p>
          </table:table-cell>
          <table:table-cell table:number-columns-repeated="21"/>
          <table:table-cell table:style-name="ce23" table:formula="of:=[.B3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8];[Entrada.$A$8:.$C$1606];3;0)) = 1; 0;VLOOKUP([.D3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7</text:p>
          </table:table-cell>
          <table:table-cell/>
          <table:table-cell/>
          <table:table-cell table:style-name="ce5" office:value-type="string">
            <text:p>9,27</text:p>
          </table:table-cell>
          <table:table-cell table:style-name="ce16" table:formula="of:=IF(ISNA(VLOOKUP([.D349];[Entrada.$A$8:.$B$1605];2;0)) = 1; 0;VLOOKUP([.D349];[Entrada.$A$8:.$B$1605];2;0))" office:value-type="float" office:value="0">
            <text:p>0</text:p>
          </table:table-cell>
          <table:table-cell table:formula="of:=IF(ISNA(VLOOKUP([.D349];[Entrada.$A$8:.$D$1605];4;0)) = 1; 0;VLOOKUP([.D349];[Entrada.$A$8:.$D$1605];4;0))" office:value-type="float" office:value="0">
            <text:p>0</text:p>
          </table:table-cell>
          <table:table-cell table:number-columns-repeated="21"/>
          <table:table-cell table:style-name="ce23" table:formula="of:=[.B3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49];[Entrada.$A$8:.$C$1606];3;0)) = 1; 0;VLOOKUP([.D3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8</text:p>
          </table:table-cell>
          <table:table-cell/>
          <table:table-cell/>
          <table:table-cell table:style-name="ce5" office:value-type="string">
            <text:p>9,28</text:p>
          </table:table-cell>
          <table:table-cell table:style-name="ce16" table:formula="of:=IF(ISNA(VLOOKUP([.D350];[Entrada.$A$8:.$B$1605];2;0)) = 1; 0;VLOOKUP([.D350];[Entrada.$A$8:.$B$1605];2;0))" office:value-type="float" office:value="0">
            <text:p>0</text:p>
          </table:table-cell>
          <table:table-cell table:formula="of:=IF(ISNA(VLOOKUP([.D350];[Entrada.$A$8:.$D$1605];4;0)) = 1; 0;VLOOKUP([.D350];[Entrada.$A$8:.$D$1605];4;0))" office:value-type="float" office:value="0">
            <text:p>0</text:p>
          </table:table-cell>
          <table:table-cell table:number-columns-repeated="21"/>
          <table:table-cell table:style-name="ce23" table:formula="of:=[.B3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0];[Entrada.$A$8:.$C$1606];3;0)) = 1; 0;VLOOKUP([.D3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29</text:p>
          </table:table-cell>
          <table:table-cell/>
          <table:table-cell/>
          <table:table-cell table:style-name="ce5" office:value-type="string">
            <text:p>9,29</text:p>
          </table:table-cell>
          <table:table-cell table:style-name="ce16" table:formula="of:=IF(ISNA(VLOOKUP([.D351];[Entrada.$A$8:.$B$1605];2;0)) = 1; 0;VLOOKUP([.D351];[Entrada.$A$8:.$B$1605];2;0))" office:value-type="float" office:value="0">
            <text:p>0</text:p>
          </table:table-cell>
          <table:table-cell table:formula="of:=IF(ISNA(VLOOKUP([.D351];[Entrada.$A$8:.$D$1605];4;0)) = 1; 0;VLOOKUP([.D351];[Entrada.$A$8:.$D$1605];4;0))" office:value-type="float" office:value="0">
            <text:p>0</text:p>
          </table:table-cell>
          <table:table-cell table:number-columns-repeated="21"/>
          <table:table-cell table:style-name="ce23" table:formula="of:=[.B3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1];[Entrada.$A$8:.$C$1606];3;0)) = 1; 0;VLOOKUP([.D3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0</text:p>
          </table:table-cell>
          <table:table-cell/>
          <table:table-cell/>
          <table:table-cell table:style-name="ce5" office:value-type="string">
            <text:p>9,30</text:p>
          </table:table-cell>
          <table:table-cell table:style-name="ce16" table:formula="of:=IF(ISNA(VLOOKUP([.D352];[Entrada.$A$8:.$B$1605];2;0)) = 1; 0;VLOOKUP([.D352];[Entrada.$A$8:.$B$1605];2;0))" office:value-type="float" office:value="0">
            <text:p>0</text:p>
          </table:table-cell>
          <table:table-cell table:formula="of:=IF(ISNA(VLOOKUP([.D352];[Entrada.$A$8:.$D$1605];4;0)) = 1; 0;VLOOKUP([.D352];[Entrada.$A$8:.$D$1605];4;0))" office:value-type="float" office:value="0">
            <text:p>0</text:p>
          </table:table-cell>
          <table:table-cell table:number-columns-repeated="21"/>
          <table:table-cell table:style-name="ce23" table:formula="of:=[.B3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2];[Entrada.$A$8:.$C$1606];3;0)) = 1; 0;VLOOKUP([.D3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1</text:p>
          </table:table-cell>
          <table:table-cell/>
          <table:table-cell/>
          <table:table-cell table:style-name="ce5" office:value-type="string">
            <text:p>9,31</text:p>
          </table:table-cell>
          <table:table-cell table:style-name="ce16" table:formula="of:=IF(ISNA(VLOOKUP([.D353];[Entrada.$A$8:.$B$1605];2;0)) = 1; 0;VLOOKUP([.D353];[Entrada.$A$8:.$B$1605];2;0))" office:value-type="float" office:value="0">
            <text:p>0</text:p>
          </table:table-cell>
          <table:table-cell table:formula="of:=IF(ISNA(VLOOKUP([.D353];[Entrada.$A$8:.$D$1605];4;0)) = 1; 0;VLOOKUP([.D353];[Entrada.$A$8:.$D$1605];4;0))" office:value-type="float" office:value="0">
            <text:p>0</text:p>
          </table:table-cell>
          <table:table-cell table:number-columns-repeated="21"/>
          <table:table-cell table:style-name="ce23" table:formula="of:=[.B3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3];[Entrada.$A$8:.$C$1606];3;0)) = 1; 0;VLOOKUP([.D3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2</text:p>
          </table:table-cell>
          <table:table-cell/>
          <table:table-cell/>
          <table:table-cell table:style-name="ce5" office:value-type="string">
            <text:p>9,32</text:p>
          </table:table-cell>
          <table:table-cell table:style-name="ce16" table:formula="of:=IF(ISNA(VLOOKUP([.D354];[Entrada.$A$8:.$B$1605];2;0)) = 1; 0;VLOOKUP([.D354];[Entrada.$A$8:.$B$1605];2;0))" office:value-type="float" office:value="0">
            <text:p>0</text:p>
          </table:table-cell>
          <table:table-cell table:formula="of:=IF(ISNA(VLOOKUP([.D354];[Entrada.$A$8:.$D$1605];4;0)) = 1; 0;VLOOKUP([.D354];[Entrada.$A$8:.$D$1605];4;0))" office:value-type="float" office:value="0">
            <text:p>0</text:p>
          </table:table-cell>
          <table:table-cell table:number-columns-repeated="21"/>
          <table:table-cell table:style-name="ce23" table:formula="of:=[.B3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4];[Entrada.$A$8:.$C$1606];3;0)) = 1; 0;VLOOKUP([.D3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3</text:p>
          </table:table-cell>
          <table:table-cell/>
          <table:table-cell/>
          <table:table-cell table:style-name="ce5" office:value-type="string">
            <text:p>9,33</text:p>
          </table:table-cell>
          <table:table-cell table:style-name="ce16" table:formula="of:=IF(ISNA(VLOOKUP([.D355];[Entrada.$A$8:.$B$1605];2;0)) = 1; 0;VLOOKUP([.D355];[Entrada.$A$8:.$B$1605];2;0))" office:value-type="float" office:value="0">
            <text:p>0</text:p>
          </table:table-cell>
          <table:table-cell table:formula="of:=IF(ISNA(VLOOKUP([.D355];[Entrada.$A$8:.$D$1605];4;0)) = 1; 0;VLOOKUP([.D355];[Entrada.$A$8:.$D$1605];4;0))" office:value-type="float" office:value="0">
            <text:p>0</text:p>
          </table:table-cell>
          <table:table-cell table:number-columns-repeated="21"/>
          <table:table-cell table:style-name="ce23" table:formula="of:=[.B3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5];[Entrada.$A$8:.$C$1606];3;0)) = 1; 0;VLOOKUP([.D3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4</text:p>
          </table:table-cell>
          <table:table-cell/>
          <table:table-cell/>
          <table:table-cell table:style-name="ce5" office:value-type="string">
            <text:p>9,34</text:p>
          </table:table-cell>
          <table:table-cell table:style-name="ce16" table:formula="of:=IF(ISNA(VLOOKUP([.D356];[Entrada.$A$8:.$B$1605];2;0)) = 1; 0;VLOOKUP([.D356];[Entrada.$A$8:.$B$1605];2;0))" office:value-type="float" office:value="0">
            <text:p>0</text:p>
          </table:table-cell>
          <table:table-cell table:formula="of:=IF(ISNA(VLOOKUP([.D356];[Entrada.$A$8:.$D$1605];4;0)) = 1; 0;VLOOKUP([.D356];[Entrada.$A$8:.$D$1605];4;0))" office:value-type="float" office:value="0">
            <text:p>0</text:p>
          </table:table-cell>
          <table:table-cell table:number-columns-repeated="21"/>
          <table:table-cell table:style-name="ce23" table:formula="of:=[.B3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6];[Entrada.$A$8:.$C$1606];3;0)) = 1; 0;VLOOKUP([.D3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5</text:p>
          </table:table-cell>
          <table:table-cell/>
          <table:table-cell/>
          <table:table-cell table:style-name="ce5" office:value-type="string">
            <text:p>9,35</text:p>
          </table:table-cell>
          <table:table-cell table:style-name="ce16" table:formula="of:=IF(ISNA(VLOOKUP([.D357];[Entrada.$A$8:.$B$1605];2;0)) = 1; 0;VLOOKUP([.D357];[Entrada.$A$8:.$B$1605];2;0))" office:value-type="float" office:value="0">
            <text:p>0</text:p>
          </table:table-cell>
          <table:table-cell table:formula="of:=IF(ISNA(VLOOKUP([.D357];[Entrada.$A$8:.$D$1605];4;0)) = 1; 0;VLOOKUP([.D357];[Entrada.$A$8:.$D$1605];4;0))" office:value-type="float" office:value="0">
            <text:p>0</text:p>
          </table:table-cell>
          <table:table-cell table:number-columns-repeated="21"/>
          <table:table-cell table:style-name="ce23" table:formula="of:=[.B3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7];[Entrada.$A$8:.$C$1606];3;0)) = 1; 0;VLOOKUP([.D3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6</text:p>
          </table:table-cell>
          <table:table-cell/>
          <table:table-cell/>
          <table:table-cell table:style-name="ce5" office:value-type="string">
            <text:p>9,36</text:p>
          </table:table-cell>
          <table:table-cell table:style-name="ce16" table:formula="of:=IF(ISNA(VLOOKUP([.D358];[Entrada.$A$8:.$B$1605];2;0)) = 1; 0;VLOOKUP([.D358];[Entrada.$A$8:.$B$1605];2;0))" office:value-type="float" office:value="0">
            <text:p>0</text:p>
          </table:table-cell>
          <table:table-cell table:formula="of:=IF(ISNA(VLOOKUP([.D358];[Entrada.$A$8:.$D$1605];4;0)) = 1; 0;VLOOKUP([.D358];[Entrada.$A$8:.$D$1605];4;0))" office:value-type="float" office:value="0">
            <text:p>0</text:p>
          </table:table-cell>
          <table:table-cell table:number-columns-repeated="21"/>
          <table:table-cell table:style-name="ce23" table:formula="of:=[.B3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8];[Entrada.$A$8:.$C$1606];3;0)) = 1; 0;VLOOKUP([.D3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7</text:p>
          </table:table-cell>
          <table:table-cell/>
          <table:table-cell/>
          <table:table-cell table:style-name="ce5" office:value-type="string">
            <text:p>9,37</text:p>
          </table:table-cell>
          <table:table-cell table:style-name="ce16" table:formula="of:=IF(ISNA(VLOOKUP([.D359];[Entrada.$A$8:.$B$1605];2;0)) = 1; 0;VLOOKUP([.D359];[Entrada.$A$8:.$B$1605];2;0))" office:value-type="float" office:value="0">
            <text:p>0</text:p>
          </table:table-cell>
          <table:table-cell table:formula="of:=IF(ISNA(VLOOKUP([.D359];[Entrada.$A$8:.$D$1605];4;0)) = 1; 0;VLOOKUP([.D359];[Entrada.$A$8:.$D$1605];4;0))" office:value-type="float" office:value="0">
            <text:p>0</text:p>
          </table:table-cell>
          <table:table-cell table:number-columns-repeated="21"/>
          <table:table-cell table:style-name="ce23" table:formula="of:=[.B3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59];[Entrada.$A$8:.$C$1606];3;0)) = 1; 0;VLOOKUP([.D3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8</text:p>
          </table:table-cell>
          <table:table-cell/>
          <table:table-cell/>
          <table:table-cell table:style-name="ce5" office:value-type="string">
            <text:p>9,38</text:p>
          </table:table-cell>
          <table:table-cell table:style-name="ce16" table:formula="of:=IF(ISNA(VLOOKUP([.D360];[Entrada.$A$8:.$B$1605];2;0)) = 1; 0;VLOOKUP([.D360];[Entrada.$A$8:.$B$1605];2;0))" office:value-type="float" office:value="0">
            <text:p>0</text:p>
          </table:table-cell>
          <table:table-cell table:formula="of:=IF(ISNA(VLOOKUP([.D360];[Entrada.$A$8:.$D$1605];4;0)) = 1; 0;VLOOKUP([.D360];[Entrada.$A$8:.$D$1605];4;0))" office:value-type="float" office:value="0">
            <text:p>0</text:p>
          </table:table-cell>
          <table:table-cell table:number-columns-repeated="21"/>
          <table:table-cell table:style-name="ce23" table:formula="of:=[.B3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0];[Entrada.$A$8:.$C$1606];3;0)) = 1; 0;VLOOKUP([.D3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39</text:p>
          </table:table-cell>
          <table:table-cell/>
          <table:table-cell/>
          <table:table-cell table:style-name="ce5" office:value-type="string">
            <text:p>9,39</text:p>
          </table:table-cell>
          <table:table-cell table:style-name="ce16" table:formula="of:=IF(ISNA(VLOOKUP([.D361];[Entrada.$A$8:.$B$1605];2;0)) = 1; 0;VLOOKUP([.D361];[Entrada.$A$8:.$B$1605];2;0))" office:value-type="float" office:value="0">
            <text:p>0</text:p>
          </table:table-cell>
          <table:table-cell table:formula="of:=IF(ISNA(VLOOKUP([.D361];[Entrada.$A$8:.$D$1605];4;0)) = 1; 0;VLOOKUP([.D361];[Entrada.$A$8:.$D$1605];4;0))" office:value-type="float" office:value="0">
            <text:p>0</text:p>
          </table:table-cell>
          <table:table-cell table:number-columns-repeated="21"/>
          <table:table-cell table:style-name="ce23" table:formula="of:=[.B3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1];[Entrada.$A$8:.$C$1606];3;0)) = 1; 0;VLOOKUP([.D3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9,40</text:p>
          </table:table-cell>
          <table:table-cell/>
          <table:table-cell/>
          <table:table-cell table:style-name="ce5" office:value-type="string">
            <text:p>9,40</text:p>
          </table:table-cell>
          <table:table-cell table:style-name="ce16" table:formula="of:=IF(ISNA(VLOOKUP([.D362];[Entrada.$A$8:.$B$1605];2;0)) = 1; 0;VLOOKUP([.D362];[Entrada.$A$8:.$B$1605];2;0))" office:value-type="float" office:value="0">
            <text:p>0</text:p>
          </table:table-cell>
          <table:table-cell table:formula="of:=IF(ISNA(VLOOKUP([.D362];[Entrada.$A$8:.$D$1605];4;0)) = 1; 0;VLOOKUP([.D362];[Entrada.$A$8:.$D$1605];4;0))" office:value-type="float" office:value="0">
            <text:p>0</text:p>
          </table:table-cell>
          <table:table-cell table:number-columns-repeated="21"/>
          <table:table-cell table:style-name="ce23" table:formula="of:=[.B3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2];[Entrada.$A$8:.$C$1606];3;0)) = 1; 0;VLOOKUP([.D3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10.1">
            <text:p>10,1</text:p>
          </table:table-cell>
          <table:table-cell/>
          <table:table-cell/>
          <table:table-cell table:style-name="ce12" office:value-type="float" office:value="10.1">
            <text:p>10,1</text:p>
          </table:table-cell>
          <table:table-cell table:style-name="ce16" table:formula="of:=IF(ISNA(VLOOKUP([.D363];[Entrada.$A$8:.$B$1605];2;0)) = 1; 0;VLOOKUP([.D363];[Entrada.$A$8:.$B$1605];2;0))" office:value-type="float" office:value="0">
            <text:p>0</text:p>
          </table:table-cell>
          <table:table-cell table:formula="of:=IF(ISNA(VLOOKUP([.D363];[Entrada.$A$8:.$D$1605];4;0)) = 1; 0;VLOOKUP([.D363];[Entrada.$A$8:.$D$1605];4;0))" office:value-type="float" office:value="0">
            <text:p>0</text:p>
          </table:table-cell>
          <table:table-cell table:number-columns-repeated="21"/>
          <table:table-cell table:style-name="ce23" table:formula="of:=[.B3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3];[Entrada.$A$8:.$C$1606];3;0)) = 1; 0;VLOOKUP([.D3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10.2">
            <text:p>10,2</text:p>
          </table:table-cell>
          <table:table-cell/>
          <table:table-cell/>
          <table:table-cell table:style-name="ce12" office:value-type="float" office:value="10.2">
            <text:p>10,2</text:p>
          </table:table-cell>
          <table:table-cell table:style-name="ce16" table:formula="of:=IF(ISNA(VLOOKUP([.D364];[Entrada.$A$8:.$B$1605];2;0)) = 1; 0;VLOOKUP([.D364];[Entrada.$A$8:.$B$1605];2;0))" office:value-type="float" office:value="0">
            <text:p>0</text:p>
          </table:table-cell>
          <table:table-cell table:formula="of:=IF(ISNA(VLOOKUP([.D364];[Entrada.$A$8:.$D$1605];4;0)) = 1; 0;VLOOKUP([.D364];[Entrada.$A$8:.$D$1605];4;0))" office:value-type="float" office:value="0">
            <text:p>0</text:p>
          </table:table-cell>
          <table:table-cell table:number-columns-repeated="21"/>
          <table:table-cell table:style-name="ce23" table:formula="of:=[.B3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4];[Entrada.$A$8:.$C$1606];3;0)) = 1; 0;VLOOKUP([.D3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10.3">
            <text:p>10,3</text:p>
          </table:table-cell>
          <table:table-cell/>
          <table:table-cell/>
          <table:table-cell table:style-name="ce12" office:value-type="float" office:value="10.3">
            <text:p>10,3</text:p>
          </table:table-cell>
          <table:table-cell table:style-name="ce16" table:formula="of:=IF(ISNA(VLOOKUP([.D365];[Entrada.$A$8:.$B$1605];2;0)) = 1; 0;VLOOKUP([.D365];[Entrada.$A$8:.$B$1605];2;0))" office:value-type="float" office:value="0">
            <text:p>0</text:p>
          </table:table-cell>
          <table:table-cell table:formula="of:=IF(ISNA(VLOOKUP([.D365];[Entrada.$A$8:.$D$1605];4;0)) = 1; 0;VLOOKUP([.D365];[Entrada.$A$8:.$D$1605];4;0))" office:value-type="float" office:value="0">
            <text:p>0</text:p>
          </table:table-cell>
          <table:table-cell table:number-columns-repeated="21"/>
          <table:table-cell table:style-name="ce23" table:formula="of:=[.B3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5];[Entrada.$A$8:.$C$1606];3;0)) = 1; 0;VLOOKUP([.D3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10.4">
            <text:p>10,4</text:p>
          </table:table-cell>
          <table:table-cell/>
          <table:table-cell/>
          <table:table-cell table:style-name="ce12" office:value-type="float" office:value="10.4">
            <text:p>10,4</text:p>
          </table:table-cell>
          <table:table-cell table:style-name="ce16" table:formula="of:=IF(ISNA(VLOOKUP([.D366];[Entrada.$A$8:.$B$1605];2;0)) = 1; 0;VLOOKUP([.D366];[Entrada.$A$8:.$B$1605];2;0))" office:value-type="float" office:value="0">
            <text:p>0</text:p>
          </table:table-cell>
          <table:table-cell table:formula="of:=IF(ISNA(VLOOKUP([.D366];[Entrada.$A$8:.$D$1605];4;0)) = 1; 0;VLOOKUP([.D366];[Entrada.$A$8:.$D$1605];4;0))" office:value-type="float" office:value="0">
            <text:p>0</text:p>
          </table:table-cell>
          <table:table-cell table:number-columns-repeated="21"/>
          <table:table-cell table:style-name="ce23" table:formula="of:=[.B3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6];[Entrada.$A$8:.$C$1606];3;0)) = 1; 0;VLOOKUP([.D3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10.5">
            <text:p>10,5</text:p>
          </table:table-cell>
          <table:table-cell/>
          <table:table-cell/>
          <table:table-cell table:style-name="ce12" office:value-type="float" office:value="10.5">
            <text:p>10,5</text:p>
          </table:table-cell>
          <table:table-cell table:style-name="ce16" table:formula="of:=IF(ISNA(VLOOKUP([.D367];[Entrada.$A$8:.$B$1605];2;0)) = 1; 0;VLOOKUP([.D367];[Entrada.$A$8:.$B$1605];2;0))" office:value-type="float" office:value="0">
            <text:p>0</text:p>
          </table:table-cell>
          <table:table-cell table:formula="of:=IF(ISNA(VLOOKUP([.D367];[Entrada.$A$8:.$D$1605];4;0)) = 1; 0;VLOOKUP([.D367];[Entrada.$A$8:.$D$1605];4;0))" office:value-type="float" office:value="0">
            <text:p>0</text:p>
          </table:table-cell>
          <table:table-cell table:number-columns-repeated="21"/>
          <table:table-cell table:style-name="ce23" table:formula="of:=[.B3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7];[Entrada.$A$8:.$C$1606];3;0)) = 1; 0;VLOOKUP([.D3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10.6">
            <text:p>10,6</text:p>
          </table:table-cell>
          <table:table-cell/>
          <table:table-cell/>
          <table:table-cell table:style-name="ce12" office:value-type="float" office:value="10.6">
            <text:p>10,6</text:p>
          </table:table-cell>
          <table:table-cell table:style-name="ce16" table:formula="of:=IF(ISNA(VLOOKUP([.D368];[Entrada.$A$8:.$B$1605];2;0)) = 1; 0;VLOOKUP([.D368];[Entrada.$A$8:.$B$1605];2;0))" office:value-type="float" office:value="0">
            <text:p>0</text:p>
          </table:table-cell>
          <table:table-cell table:formula="of:=IF(ISNA(VLOOKUP([.D368];[Entrada.$A$8:.$D$1605];4;0)) = 1; 0;VLOOKUP([.D368];[Entrada.$A$8:.$D$1605];4;0))" office:value-type="float" office:value="0">
            <text:p>0</text:p>
          </table:table-cell>
          <table:table-cell table:number-columns-repeated="21"/>
          <table:table-cell table:style-name="ce23" table:formula="of:=[.B3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8];[Entrada.$A$8:.$C$1606];3;0)) = 1; 0;VLOOKUP([.D3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10.7">
            <text:p>10,7</text:p>
          </table:table-cell>
          <table:table-cell/>
          <table:table-cell/>
          <table:table-cell table:style-name="ce12" office:value-type="float" office:value="10.7">
            <text:p>10,7</text:p>
          </table:table-cell>
          <table:table-cell table:style-name="ce16" table:formula="of:=IF(ISNA(VLOOKUP([.D369];[Entrada.$A$8:.$B$1605];2;0)) = 1; 0;VLOOKUP([.D369];[Entrada.$A$8:.$B$1605];2;0))" office:value-type="float" office:value="0">
            <text:p>0</text:p>
          </table:table-cell>
          <table:table-cell table:formula="of:=IF(ISNA(VLOOKUP([.D369];[Entrada.$A$8:.$D$1605];4;0)) = 1; 0;VLOOKUP([.D369];[Entrada.$A$8:.$D$1605];4;0))" office:value-type="float" office:value="0">
            <text:p>0</text:p>
          </table:table-cell>
          <table:table-cell table:number-columns-repeated="21"/>
          <table:table-cell table:style-name="ce23" table:formula="of:=[.B3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69];[Entrada.$A$8:.$C$1606];3;0)) = 1; 0;VLOOKUP([.D3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10.8">
            <text:p>10,8</text:p>
          </table:table-cell>
          <table:table-cell/>
          <table:table-cell/>
          <table:table-cell table:style-name="ce12" office:value-type="float" office:value="10.8">
            <text:p>10,8</text:p>
          </table:table-cell>
          <table:table-cell table:style-name="ce16" table:formula="of:=IF(ISNA(VLOOKUP([.D370];[Entrada.$A$8:.$B$1605];2;0)) = 1; 0;VLOOKUP([.D370];[Entrada.$A$8:.$B$1605];2;0))" office:value-type="float" office:value="0">
            <text:p>0</text:p>
          </table:table-cell>
          <table:table-cell table:formula="of:=IF(ISNA(VLOOKUP([.D370];[Entrada.$A$8:.$D$1605];4;0)) = 1; 0;VLOOKUP([.D370];[Entrada.$A$8:.$D$1605];4;0))" office:value-type="float" office:value="0">
            <text:p>0</text:p>
          </table:table-cell>
          <table:table-cell table:number-columns-repeated="21"/>
          <table:table-cell table:style-name="ce23" table:formula="of:=[.B3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0];[Entrada.$A$8:.$C$1606];3;0)) = 1; 0;VLOOKUP([.D3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10.9">
            <text:p>10,9</text:p>
          </table:table-cell>
          <table:table-cell/>
          <table:table-cell/>
          <table:table-cell table:style-name="ce12" office:value-type="float" office:value="10.9">
            <text:p>10,9</text:p>
          </table:table-cell>
          <table:table-cell table:style-name="ce16" table:formula="of:=IF(ISNA(VLOOKUP([.D371];[Entrada.$A$8:.$B$1605];2;0)) = 1; 0;VLOOKUP([.D371];[Entrada.$A$8:.$B$1605];2;0))" office:value-type="float" office:value="0">
            <text:p>0</text:p>
          </table:table-cell>
          <table:table-cell table:formula="of:=IF(ISNA(VLOOKUP([.D371];[Entrada.$A$8:.$D$1605];4;0)) = 1; 0;VLOOKUP([.D371];[Entrada.$A$8:.$D$1605];4;0))" office:value-type="float" office:value="0">
            <text:p>0</text:p>
          </table:table-cell>
          <table:table-cell table:number-columns-repeated="21"/>
          <table:table-cell table:style-name="ce23" table:formula="of:=[.B3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1];[Entrada.$A$8:.$C$1606];3;0)) = 1; 0;VLOOKUP([.D3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0</text:p>
          </table:table-cell>
          <table:table-cell/>
          <table:table-cell/>
          <table:table-cell table:style-name="ce5" office:value-type="string">
            <text:p>10,10</text:p>
          </table:table-cell>
          <table:table-cell table:style-name="ce16" table:formula="of:=IF(ISNA(VLOOKUP([.D372];[Entrada.$A$8:.$B$1605];2;0)) = 1; 0;VLOOKUP([.D372];[Entrada.$A$8:.$B$1605];2;0))" office:value-type="float" office:value="0">
            <text:p>0</text:p>
          </table:table-cell>
          <table:table-cell table:formula="of:=IF(ISNA(VLOOKUP([.D372];[Entrada.$A$8:.$D$1605];4;0)) = 1; 0;VLOOKUP([.D372];[Entrada.$A$8:.$D$1605];4;0))" office:value-type="float" office:value="0">
            <text:p>0</text:p>
          </table:table-cell>
          <table:table-cell table:number-columns-repeated="21"/>
          <table:table-cell table:style-name="ce23" table:formula="of:=[.B3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2];[Entrada.$A$8:.$C$1606];3;0)) = 1; 0;VLOOKUP([.D3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1</text:p>
          </table:table-cell>
          <table:table-cell/>
          <table:table-cell/>
          <table:table-cell table:style-name="ce5" office:value-type="string">
            <text:p>10,11</text:p>
          </table:table-cell>
          <table:table-cell table:style-name="ce16" table:formula="of:=IF(ISNA(VLOOKUP([.D373];[Entrada.$A$8:.$B$1605];2;0)) = 1; 0;VLOOKUP([.D373];[Entrada.$A$8:.$B$1605];2;0))" office:value-type="float" office:value="0">
            <text:p>0</text:p>
          </table:table-cell>
          <table:table-cell table:formula="of:=IF(ISNA(VLOOKUP([.D373];[Entrada.$A$8:.$D$1605];4;0)) = 1; 0;VLOOKUP([.D373];[Entrada.$A$8:.$D$1605];4;0))" office:value-type="float" office:value="0">
            <text:p>0</text:p>
          </table:table-cell>
          <table:table-cell table:number-columns-repeated="21"/>
          <table:table-cell table:style-name="ce23" table:formula="of:=[.B3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3];[Entrada.$A$8:.$C$1606];3;0)) = 1; 0;VLOOKUP([.D3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2</text:p>
          </table:table-cell>
          <table:table-cell/>
          <table:table-cell/>
          <table:table-cell table:style-name="ce5" office:value-type="string">
            <text:p>10,12</text:p>
          </table:table-cell>
          <table:table-cell table:style-name="ce16" table:formula="of:=IF(ISNA(VLOOKUP([.D374];[Entrada.$A$8:.$B$1605];2;0)) = 1; 0;VLOOKUP([.D374];[Entrada.$A$8:.$B$1605];2;0))" office:value-type="float" office:value="0">
            <text:p>0</text:p>
          </table:table-cell>
          <table:table-cell table:formula="of:=IF(ISNA(VLOOKUP([.D374];[Entrada.$A$8:.$D$1605];4;0)) = 1; 0;VLOOKUP([.D374];[Entrada.$A$8:.$D$1605];4;0))" office:value-type="float" office:value="0">
            <text:p>0</text:p>
          </table:table-cell>
          <table:table-cell table:number-columns-repeated="21"/>
          <table:table-cell table:style-name="ce23" table:formula="of:=[.B3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4];[Entrada.$A$8:.$C$1606];3;0)) = 1; 0;VLOOKUP([.D3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3</text:p>
          </table:table-cell>
          <table:table-cell/>
          <table:table-cell/>
          <table:table-cell table:style-name="ce5" office:value-type="string">
            <text:p>10,13</text:p>
          </table:table-cell>
          <table:table-cell table:style-name="ce16" table:formula="of:=IF(ISNA(VLOOKUP([.D375];[Entrada.$A$8:.$B$1605];2;0)) = 1; 0;VLOOKUP([.D375];[Entrada.$A$8:.$B$1605];2;0))" office:value-type="float" office:value="0">
            <text:p>0</text:p>
          </table:table-cell>
          <table:table-cell table:formula="of:=IF(ISNA(VLOOKUP([.D375];[Entrada.$A$8:.$D$1605];4;0)) = 1; 0;VLOOKUP([.D375];[Entrada.$A$8:.$D$1605];4;0))" office:value-type="float" office:value="0">
            <text:p>0</text:p>
          </table:table-cell>
          <table:table-cell table:number-columns-repeated="21"/>
          <table:table-cell table:style-name="ce23" table:formula="of:=[.B3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5];[Entrada.$A$8:.$C$1606];3;0)) = 1; 0;VLOOKUP([.D3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4</text:p>
          </table:table-cell>
          <table:table-cell/>
          <table:table-cell/>
          <table:table-cell table:style-name="ce5" office:value-type="string">
            <text:p>10,14</text:p>
          </table:table-cell>
          <table:table-cell table:style-name="ce16" table:formula="of:=IF(ISNA(VLOOKUP([.D376];[Entrada.$A$8:.$B$1605];2;0)) = 1; 0;VLOOKUP([.D376];[Entrada.$A$8:.$B$1605];2;0))" office:value-type="float" office:value="0">
            <text:p>0</text:p>
          </table:table-cell>
          <table:table-cell table:formula="of:=IF(ISNA(VLOOKUP([.D376];[Entrada.$A$8:.$D$1605];4;0)) = 1; 0;VLOOKUP([.D376];[Entrada.$A$8:.$D$1605];4;0))" office:value-type="float" office:value="0">
            <text:p>0</text:p>
          </table:table-cell>
          <table:table-cell table:number-columns-repeated="21"/>
          <table:table-cell table:style-name="ce23" table:formula="of:=[.B3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6];[Entrada.$A$8:.$C$1606];3;0)) = 1; 0;VLOOKUP([.D3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5</text:p>
          </table:table-cell>
          <table:table-cell/>
          <table:table-cell/>
          <table:table-cell table:style-name="ce5" office:value-type="string">
            <text:p>10,15</text:p>
          </table:table-cell>
          <table:table-cell table:style-name="ce16" table:formula="of:=IF(ISNA(VLOOKUP([.D377];[Entrada.$A$8:.$B$1605];2;0)) = 1; 0;VLOOKUP([.D377];[Entrada.$A$8:.$B$1605];2;0))" office:value-type="float" office:value="0">
            <text:p>0</text:p>
          </table:table-cell>
          <table:table-cell table:formula="of:=IF(ISNA(VLOOKUP([.D377];[Entrada.$A$8:.$D$1605];4;0)) = 1; 0;VLOOKUP([.D377];[Entrada.$A$8:.$D$1605];4;0))" office:value-type="float" office:value="0">
            <text:p>0</text:p>
          </table:table-cell>
          <table:table-cell table:number-columns-repeated="21"/>
          <table:table-cell table:style-name="ce23" table:formula="of:=[.B3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7];[Entrada.$A$8:.$C$1606];3;0)) = 1; 0;VLOOKUP([.D3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6</text:p>
          </table:table-cell>
          <table:table-cell/>
          <table:table-cell/>
          <table:table-cell table:style-name="ce5" office:value-type="string">
            <text:p>10,16</text:p>
          </table:table-cell>
          <table:table-cell table:style-name="ce16" table:formula="of:=IF(ISNA(VLOOKUP([.D378];[Entrada.$A$8:.$B$1605];2;0)) = 1; 0;VLOOKUP([.D378];[Entrada.$A$8:.$B$1605];2;0))" office:value-type="float" office:value="0">
            <text:p>0</text:p>
          </table:table-cell>
          <table:table-cell table:formula="of:=IF(ISNA(VLOOKUP([.D378];[Entrada.$A$8:.$D$1605];4;0)) = 1; 0;VLOOKUP([.D378];[Entrada.$A$8:.$D$1605];4;0))" office:value-type="float" office:value="0">
            <text:p>0</text:p>
          </table:table-cell>
          <table:table-cell table:number-columns-repeated="21"/>
          <table:table-cell table:style-name="ce23" table:formula="of:=[.B3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8];[Entrada.$A$8:.$C$1606];3;0)) = 1; 0;VLOOKUP([.D3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7</text:p>
          </table:table-cell>
          <table:table-cell/>
          <table:table-cell/>
          <table:table-cell table:style-name="ce5" office:value-type="string">
            <text:p>10,17</text:p>
          </table:table-cell>
          <table:table-cell table:style-name="ce16" table:formula="of:=IF(ISNA(VLOOKUP([.D379];[Entrada.$A$8:.$B$1605];2;0)) = 1; 0;VLOOKUP([.D379];[Entrada.$A$8:.$B$1605];2;0))" office:value-type="float" office:value="0">
            <text:p>0</text:p>
          </table:table-cell>
          <table:table-cell table:formula="of:=IF(ISNA(VLOOKUP([.D379];[Entrada.$A$8:.$D$1605];4;0)) = 1; 0;VLOOKUP([.D379];[Entrada.$A$8:.$D$1605];4;0))" office:value-type="float" office:value="0">
            <text:p>0</text:p>
          </table:table-cell>
          <table:table-cell table:number-columns-repeated="21"/>
          <table:table-cell table:style-name="ce23" table:formula="of:=[.B3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79];[Entrada.$A$8:.$C$1606];3;0)) = 1; 0;VLOOKUP([.D3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8</text:p>
          </table:table-cell>
          <table:table-cell/>
          <table:table-cell/>
          <table:table-cell table:style-name="ce5" office:value-type="string">
            <text:p>10,18</text:p>
          </table:table-cell>
          <table:table-cell table:style-name="ce16" table:formula="of:=IF(ISNA(VLOOKUP([.D380];[Entrada.$A$8:.$B$1605];2;0)) = 1; 0;VLOOKUP([.D380];[Entrada.$A$8:.$B$1605];2;0))" office:value-type="float" office:value="0">
            <text:p>0</text:p>
          </table:table-cell>
          <table:table-cell table:formula="of:=IF(ISNA(VLOOKUP([.D380];[Entrada.$A$8:.$D$1605];4;0)) = 1; 0;VLOOKUP([.D380];[Entrada.$A$8:.$D$1605];4;0))" office:value-type="float" office:value="0">
            <text:p>0</text:p>
          </table:table-cell>
          <table:table-cell table:number-columns-repeated="21"/>
          <table:table-cell table:style-name="ce23" table:formula="of:=[.B3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0];[Entrada.$A$8:.$C$1606];3;0)) = 1; 0;VLOOKUP([.D3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19</text:p>
          </table:table-cell>
          <table:table-cell/>
          <table:table-cell/>
          <table:table-cell table:style-name="ce5" office:value-type="string">
            <text:p>10,19</text:p>
          </table:table-cell>
          <table:table-cell table:style-name="ce16" table:formula="of:=IF(ISNA(VLOOKUP([.D381];[Entrada.$A$8:.$B$1605];2;0)) = 1; 0;VLOOKUP([.D381];[Entrada.$A$8:.$B$1605];2;0))" office:value-type="float" office:value="0">
            <text:p>0</text:p>
          </table:table-cell>
          <table:table-cell table:formula="of:=IF(ISNA(VLOOKUP([.D381];[Entrada.$A$8:.$D$1605];4;0)) = 1; 0;VLOOKUP([.D381];[Entrada.$A$8:.$D$1605];4;0))" office:value-type="float" office:value="0">
            <text:p>0</text:p>
          </table:table-cell>
          <table:table-cell table:number-columns-repeated="21"/>
          <table:table-cell table:style-name="ce23" table:formula="of:=[.B3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1];[Entrada.$A$8:.$C$1606];3;0)) = 1; 0;VLOOKUP([.D3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0</text:p>
          </table:table-cell>
          <table:table-cell/>
          <table:table-cell/>
          <table:table-cell table:style-name="ce5" office:value-type="string">
            <text:p>10,20</text:p>
          </table:table-cell>
          <table:table-cell table:style-name="ce16" table:formula="of:=IF(ISNA(VLOOKUP([.D382];[Entrada.$A$8:.$B$1605];2;0)) = 1; 0;VLOOKUP([.D382];[Entrada.$A$8:.$B$1605];2;0))" office:value-type="float" office:value="0">
            <text:p>0</text:p>
          </table:table-cell>
          <table:table-cell table:formula="of:=IF(ISNA(VLOOKUP([.D382];[Entrada.$A$8:.$D$1605];4;0)) = 1; 0;VLOOKUP([.D382];[Entrada.$A$8:.$D$1605];4;0))" office:value-type="float" office:value="0">
            <text:p>0</text:p>
          </table:table-cell>
          <table:table-cell table:number-columns-repeated="21"/>
          <table:table-cell table:style-name="ce23" table:formula="of:=[.B3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2];[Entrada.$A$8:.$C$1606];3;0)) = 1; 0;VLOOKUP([.D3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1</text:p>
          </table:table-cell>
          <table:table-cell/>
          <table:table-cell/>
          <table:table-cell table:style-name="ce5" office:value-type="string">
            <text:p>10,21</text:p>
          </table:table-cell>
          <table:table-cell table:style-name="ce16" table:formula="of:=IF(ISNA(VLOOKUP([.D383];[Entrada.$A$8:.$B$1605];2;0)) = 1; 0;VLOOKUP([.D383];[Entrada.$A$8:.$B$1605];2;0))" office:value-type="float" office:value="0">
            <text:p>0</text:p>
          </table:table-cell>
          <table:table-cell table:formula="of:=IF(ISNA(VLOOKUP([.D383];[Entrada.$A$8:.$D$1605];4;0)) = 1; 0;VLOOKUP([.D383];[Entrada.$A$8:.$D$1605];4;0))" office:value-type="float" office:value="0">
            <text:p>0</text:p>
          </table:table-cell>
          <table:table-cell table:number-columns-repeated="21"/>
          <table:table-cell table:style-name="ce23" table:formula="of:=[.B3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3];[Entrada.$A$8:.$C$1606];3;0)) = 1; 0;VLOOKUP([.D3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2</text:p>
          </table:table-cell>
          <table:table-cell/>
          <table:table-cell/>
          <table:table-cell table:style-name="ce5" office:value-type="string">
            <text:p>10,22</text:p>
          </table:table-cell>
          <table:table-cell table:style-name="ce16" table:formula="of:=IF(ISNA(VLOOKUP([.D384];[Entrada.$A$8:.$B$1605];2;0)) = 1; 0;VLOOKUP([.D384];[Entrada.$A$8:.$B$1605];2;0))" office:value-type="float" office:value="0">
            <text:p>0</text:p>
          </table:table-cell>
          <table:table-cell table:formula="of:=IF(ISNA(VLOOKUP([.D384];[Entrada.$A$8:.$D$1605];4;0)) = 1; 0;VLOOKUP([.D384];[Entrada.$A$8:.$D$1605];4;0))" office:value-type="float" office:value="0">
            <text:p>0</text:p>
          </table:table-cell>
          <table:table-cell table:number-columns-repeated="21"/>
          <table:table-cell table:style-name="ce23" table:formula="of:=[.B3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4];[Entrada.$A$8:.$C$1606];3;0)) = 1; 0;VLOOKUP([.D3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3</text:p>
          </table:table-cell>
          <table:table-cell/>
          <table:table-cell/>
          <table:table-cell table:style-name="ce5" office:value-type="string">
            <text:p>10,23</text:p>
          </table:table-cell>
          <table:table-cell table:style-name="ce16" table:formula="of:=IF(ISNA(VLOOKUP([.D385];[Entrada.$A$8:.$B$1605];2;0)) = 1; 0;VLOOKUP([.D385];[Entrada.$A$8:.$B$1605];2;0))" office:value-type="float" office:value="0">
            <text:p>0</text:p>
          </table:table-cell>
          <table:table-cell table:formula="of:=IF(ISNA(VLOOKUP([.D385];[Entrada.$A$8:.$D$1605];4;0)) = 1; 0;VLOOKUP([.D385];[Entrada.$A$8:.$D$1605];4;0))" office:value-type="float" office:value="0">
            <text:p>0</text:p>
          </table:table-cell>
          <table:table-cell table:number-columns-repeated="21"/>
          <table:table-cell table:style-name="ce23" table:formula="of:=[.B3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5];[Entrada.$A$8:.$C$1606];3;0)) = 1; 0;VLOOKUP([.D3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4</text:p>
          </table:table-cell>
          <table:table-cell/>
          <table:table-cell/>
          <table:table-cell table:style-name="ce5" office:value-type="string">
            <text:p>10,24</text:p>
          </table:table-cell>
          <table:table-cell table:style-name="ce16" table:formula="of:=IF(ISNA(VLOOKUP([.D386];[Entrada.$A$8:.$B$1605];2;0)) = 1; 0;VLOOKUP([.D386];[Entrada.$A$8:.$B$1605];2;0))" office:value-type="float" office:value="0">
            <text:p>0</text:p>
          </table:table-cell>
          <table:table-cell table:formula="of:=IF(ISNA(VLOOKUP([.D386];[Entrada.$A$8:.$D$1605];4;0)) = 1; 0;VLOOKUP([.D386];[Entrada.$A$8:.$D$1605];4;0))" office:value-type="float" office:value="0">
            <text:p>0</text:p>
          </table:table-cell>
          <table:table-cell table:number-columns-repeated="21"/>
          <table:table-cell table:style-name="ce23" table:formula="of:=[.B3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6];[Entrada.$A$8:.$C$1606];3;0)) = 1; 0;VLOOKUP([.D3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5</text:p>
          </table:table-cell>
          <table:table-cell/>
          <table:table-cell/>
          <table:table-cell table:style-name="ce5" office:value-type="string">
            <text:p>10,25</text:p>
          </table:table-cell>
          <table:table-cell table:style-name="ce16" table:formula="of:=IF(ISNA(VLOOKUP([.D387];[Entrada.$A$8:.$B$1605];2;0)) = 1; 0;VLOOKUP([.D387];[Entrada.$A$8:.$B$1605];2;0))" office:value-type="float" office:value="0">
            <text:p>0</text:p>
          </table:table-cell>
          <table:table-cell table:formula="of:=IF(ISNA(VLOOKUP([.D387];[Entrada.$A$8:.$D$1605];4;0)) = 1; 0;VLOOKUP([.D387];[Entrada.$A$8:.$D$1605];4;0))" office:value-type="float" office:value="0">
            <text:p>0</text:p>
          </table:table-cell>
          <table:table-cell table:number-columns-repeated="21"/>
          <table:table-cell table:style-name="ce23" table:formula="of:=[.B3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7];[Entrada.$A$8:.$C$1606];3;0)) = 1; 0;VLOOKUP([.D3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6</text:p>
          </table:table-cell>
          <table:table-cell/>
          <table:table-cell/>
          <table:table-cell table:style-name="ce5" office:value-type="string">
            <text:p>10,26</text:p>
          </table:table-cell>
          <table:table-cell table:style-name="ce16" table:formula="of:=IF(ISNA(VLOOKUP([.D388];[Entrada.$A$8:.$B$1605];2;0)) = 1; 0;VLOOKUP([.D388];[Entrada.$A$8:.$B$1605];2;0))" office:value-type="float" office:value="0">
            <text:p>0</text:p>
          </table:table-cell>
          <table:table-cell table:formula="of:=IF(ISNA(VLOOKUP([.D388];[Entrada.$A$8:.$D$1605];4;0)) = 1; 0;VLOOKUP([.D388];[Entrada.$A$8:.$D$1605];4;0))" office:value-type="float" office:value="0">
            <text:p>0</text:p>
          </table:table-cell>
          <table:table-cell table:number-columns-repeated="21"/>
          <table:table-cell table:style-name="ce23" table:formula="of:=[.B3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8];[Entrada.$A$8:.$C$1606];3;0)) = 1; 0;VLOOKUP([.D3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7</text:p>
          </table:table-cell>
          <table:table-cell/>
          <table:table-cell/>
          <table:table-cell table:style-name="ce5" office:value-type="string">
            <text:p>10,27</text:p>
          </table:table-cell>
          <table:table-cell table:style-name="ce16" table:formula="of:=IF(ISNA(VLOOKUP([.D389];[Entrada.$A$8:.$B$1605];2;0)) = 1; 0;VLOOKUP([.D389];[Entrada.$A$8:.$B$1605];2;0))" office:value-type="float" office:value="0">
            <text:p>0</text:p>
          </table:table-cell>
          <table:table-cell table:formula="of:=IF(ISNA(VLOOKUP([.D389];[Entrada.$A$8:.$D$1605];4;0)) = 1; 0;VLOOKUP([.D389];[Entrada.$A$8:.$D$1605];4;0))" office:value-type="float" office:value="0">
            <text:p>0</text:p>
          </table:table-cell>
          <table:table-cell table:number-columns-repeated="21"/>
          <table:table-cell table:style-name="ce23" table:formula="of:=[.B3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89];[Entrada.$A$8:.$C$1606];3;0)) = 1; 0;VLOOKUP([.D3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8</text:p>
          </table:table-cell>
          <table:table-cell/>
          <table:table-cell/>
          <table:table-cell table:style-name="ce5" office:value-type="string">
            <text:p>10,28</text:p>
          </table:table-cell>
          <table:table-cell table:style-name="ce16" table:formula="of:=IF(ISNA(VLOOKUP([.D390];[Entrada.$A$8:.$B$1605];2;0)) = 1; 0;VLOOKUP([.D390];[Entrada.$A$8:.$B$1605];2;0))" office:value-type="float" office:value="0">
            <text:p>0</text:p>
          </table:table-cell>
          <table:table-cell table:formula="of:=IF(ISNA(VLOOKUP([.D390];[Entrada.$A$8:.$D$1605];4;0)) = 1; 0;VLOOKUP([.D390];[Entrada.$A$8:.$D$1605];4;0))" office:value-type="float" office:value="0">
            <text:p>0</text:p>
          </table:table-cell>
          <table:table-cell table:number-columns-repeated="21"/>
          <table:table-cell table:style-name="ce23" table:formula="of:=[.B3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0];[Entrada.$A$8:.$C$1606];3;0)) = 1; 0;VLOOKUP([.D3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29</text:p>
          </table:table-cell>
          <table:table-cell/>
          <table:table-cell/>
          <table:table-cell table:style-name="ce5" office:value-type="string">
            <text:p>10,29</text:p>
          </table:table-cell>
          <table:table-cell table:style-name="ce16" table:formula="of:=IF(ISNA(VLOOKUP([.D391];[Entrada.$A$8:.$B$1605];2;0)) = 1; 0;VLOOKUP([.D391];[Entrada.$A$8:.$B$1605];2;0))" office:value-type="float" office:value="0">
            <text:p>0</text:p>
          </table:table-cell>
          <table:table-cell table:formula="of:=IF(ISNA(VLOOKUP([.D391];[Entrada.$A$8:.$D$1605];4;0)) = 1; 0;VLOOKUP([.D391];[Entrada.$A$8:.$D$1605];4;0))" office:value-type="float" office:value="0">
            <text:p>0</text:p>
          </table:table-cell>
          <table:table-cell table:number-columns-repeated="21"/>
          <table:table-cell table:style-name="ce23" table:formula="of:=[.B3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1];[Entrada.$A$8:.$C$1606];3;0)) = 1; 0;VLOOKUP([.D3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0</text:p>
          </table:table-cell>
          <table:table-cell/>
          <table:table-cell/>
          <table:table-cell table:style-name="ce5" office:value-type="string">
            <text:p>10,30</text:p>
          </table:table-cell>
          <table:table-cell table:style-name="ce16" table:formula="of:=IF(ISNA(VLOOKUP([.D392];[Entrada.$A$8:.$B$1605];2;0)) = 1; 0;VLOOKUP([.D392];[Entrada.$A$8:.$B$1605];2;0))" office:value-type="float" office:value="0">
            <text:p>0</text:p>
          </table:table-cell>
          <table:table-cell table:formula="of:=IF(ISNA(VLOOKUP([.D392];[Entrada.$A$8:.$D$1605];4;0)) = 1; 0;VLOOKUP([.D392];[Entrada.$A$8:.$D$1605];4;0))" office:value-type="float" office:value="0">
            <text:p>0</text:p>
          </table:table-cell>
          <table:table-cell table:number-columns-repeated="21"/>
          <table:table-cell table:style-name="ce23" table:formula="of:=[.B3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2];[Entrada.$A$8:.$C$1606];3;0)) = 1; 0;VLOOKUP([.D3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1</text:p>
          </table:table-cell>
          <table:table-cell/>
          <table:table-cell/>
          <table:table-cell table:style-name="ce5" office:value-type="string">
            <text:p>10,31</text:p>
          </table:table-cell>
          <table:table-cell table:style-name="ce16" table:formula="of:=IF(ISNA(VLOOKUP([.D393];[Entrada.$A$8:.$B$1605];2;0)) = 1; 0;VLOOKUP([.D393];[Entrada.$A$8:.$B$1605];2;0))" office:value-type="float" office:value="0">
            <text:p>0</text:p>
          </table:table-cell>
          <table:table-cell table:formula="of:=IF(ISNA(VLOOKUP([.D393];[Entrada.$A$8:.$D$1605];4;0)) = 1; 0;VLOOKUP([.D393];[Entrada.$A$8:.$D$1605];4;0))" office:value-type="float" office:value="0">
            <text:p>0</text:p>
          </table:table-cell>
          <table:table-cell table:number-columns-repeated="21"/>
          <table:table-cell table:style-name="ce23" table:formula="of:=[.B3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3];[Entrada.$A$8:.$C$1606];3;0)) = 1; 0;VLOOKUP([.D3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2</text:p>
          </table:table-cell>
          <table:table-cell/>
          <table:table-cell/>
          <table:table-cell table:style-name="ce5" office:value-type="string">
            <text:p>10,32</text:p>
          </table:table-cell>
          <table:table-cell table:style-name="ce16" table:formula="of:=IF(ISNA(VLOOKUP([.D394];[Entrada.$A$8:.$B$1605];2;0)) = 1; 0;VLOOKUP([.D394];[Entrada.$A$8:.$B$1605];2;0))" office:value-type="float" office:value="0">
            <text:p>0</text:p>
          </table:table-cell>
          <table:table-cell table:formula="of:=IF(ISNA(VLOOKUP([.D394];[Entrada.$A$8:.$D$1605];4;0)) = 1; 0;VLOOKUP([.D394];[Entrada.$A$8:.$D$1605];4;0))" office:value-type="float" office:value="0">
            <text:p>0</text:p>
          </table:table-cell>
          <table:table-cell table:number-columns-repeated="21"/>
          <table:table-cell table:style-name="ce23" table:formula="of:=[.B3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4];[Entrada.$A$8:.$C$1606];3;0)) = 1; 0;VLOOKUP([.D3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3</text:p>
          </table:table-cell>
          <table:table-cell/>
          <table:table-cell/>
          <table:table-cell table:style-name="ce5" office:value-type="string">
            <text:p>10,33</text:p>
          </table:table-cell>
          <table:table-cell table:style-name="ce16" table:formula="of:=IF(ISNA(VLOOKUP([.D395];[Entrada.$A$8:.$B$1605];2;0)) = 1; 0;VLOOKUP([.D395];[Entrada.$A$8:.$B$1605];2;0))" office:value-type="float" office:value="0">
            <text:p>0</text:p>
          </table:table-cell>
          <table:table-cell table:formula="of:=IF(ISNA(VLOOKUP([.D395];[Entrada.$A$8:.$D$1605];4;0)) = 1; 0;VLOOKUP([.D395];[Entrada.$A$8:.$D$1605];4;0))" office:value-type="float" office:value="0">
            <text:p>0</text:p>
          </table:table-cell>
          <table:table-cell table:number-columns-repeated="21"/>
          <table:table-cell table:style-name="ce23" table:formula="of:=[.B3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5];[Entrada.$A$8:.$C$1606];3;0)) = 1; 0;VLOOKUP([.D3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4</text:p>
          </table:table-cell>
          <table:table-cell/>
          <table:table-cell/>
          <table:table-cell table:style-name="ce5" office:value-type="string">
            <text:p>10,34</text:p>
          </table:table-cell>
          <table:table-cell table:style-name="ce16" table:formula="of:=IF(ISNA(VLOOKUP([.D396];[Entrada.$A$8:.$B$1605];2;0)) = 1; 0;VLOOKUP([.D396];[Entrada.$A$8:.$B$1605];2;0))" office:value-type="float" office:value="0">
            <text:p>0</text:p>
          </table:table-cell>
          <table:table-cell table:formula="of:=IF(ISNA(VLOOKUP([.D396];[Entrada.$A$8:.$D$1605];4;0)) = 1; 0;VLOOKUP([.D396];[Entrada.$A$8:.$D$1605];4;0))" office:value-type="float" office:value="0">
            <text:p>0</text:p>
          </table:table-cell>
          <table:table-cell table:number-columns-repeated="21"/>
          <table:table-cell table:style-name="ce23" table:formula="of:=[.B3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6];[Entrada.$A$8:.$C$1606];3;0)) = 1; 0;VLOOKUP([.D3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5</text:p>
          </table:table-cell>
          <table:table-cell/>
          <table:table-cell/>
          <table:table-cell table:style-name="ce5" office:value-type="string">
            <text:p>10,35</text:p>
          </table:table-cell>
          <table:table-cell table:style-name="ce16" table:formula="of:=IF(ISNA(VLOOKUP([.D397];[Entrada.$A$8:.$B$1605];2;0)) = 1; 0;VLOOKUP([.D397];[Entrada.$A$8:.$B$1605];2;0))" office:value-type="float" office:value="0">
            <text:p>0</text:p>
          </table:table-cell>
          <table:table-cell table:formula="of:=IF(ISNA(VLOOKUP([.D397];[Entrada.$A$8:.$D$1605];4;0)) = 1; 0;VLOOKUP([.D397];[Entrada.$A$8:.$D$1605];4;0))" office:value-type="float" office:value="0">
            <text:p>0</text:p>
          </table:table-cell>
          <table:table-cell table:number-columns-repeated="21"/>
          <table:table-cell table:style-name="ce23" table:formula="of:=[.B3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7];[Entrada.$A$8:.$C$1606];3;0)) = 1; 0;VLOOKUP([.D3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6</text:p>
          </table:table-cell>
          <table:table-cell/>
          <table:table-cell/>
          <table:table-cell table:style-name="ce5" office:value-type="string">
            <text:p>10,36</text:p>
          </table:table-cell>
          <table:table-cell table:style-name="ce16" table:formula="of:=IF(ISNA(VLOOKUP([.D398];[Entrada.$A$8:.$B$1605];2;0)) = 1; 0;VLOOKUP([.D398];[Entrada.$A$8:.$B$1605];2;0))" office:value-type="float" office:value="0">
            <text:p>0</text:p>
          </table:table-cell>
          <table:table-cell table:formula="of:=IF(ISNA(VLOOKUP([.D398];[Entrada.$A$8:.$D$1605];4;0)) = 1; 0;VLOOKUP([.D398];[Entrada.$A$8:.$D$1605];4;0))" office:value-type="float" office:value="0">
            <text:p>0</text:p>
          </table:table-cell>
          <table:table-cell table:number-columns-repeated="21"/>
          <table:table-cell table:style-name="ce23" table:formula="of:=[.B3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8];[Entrada.$A$8:.$C$1606];3;0)) = 1; 0;VLOOKUP([.D3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7</text:p>
          </table:table-cell>
          <table:table-cell/>
          <table:table-cell/>
          <table:table-cell table:style-name="ce5" office:value-type="string">
            <text:p>10,37</text:p>
          </table:table-cell>
          <table:table-cell table:style-name="ce16" table:formula="of:=IF(ISNA(VLOOKUP([.D399];[Entrada.$A$8:.$B$1605];2;0)) = 1; 0;VLOOKUP([.D399];[Entrada.$A$8:.$B$1605];2;0))" office:value-type="float" office:value="0">
            <text:p>0</text:p>
          </table:table-cell>
          <table:table-cell table:formula="of:=IF(ISNA(VLOOKUP([.D399];[Entrada.$A$8:.$D$1605];4;0)) = 1; 0;VLOOKUP([.D399];[Entrada.$A$8:.$D$1605];4;0))" office:value-type="float" office:value="0">
            <text:p>0</text:p>
          </table:table-cell>
          <table:table-cell table:number-columns-repeated="21"/>
          <table:table-cell table:style-name="ce23" table:formula="of:=[.B3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399];[Entrada.$A$8:.$C$1606];3;0)) = 1; 0;VLOOKUP([.D3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8</text:p>
          </table:table-cell>
          <table:table-cell/>
          <table:table-cell/>
          <table:table-cell table:style-name="ce5" office:value-type="string">
            <text:p>10,38</text:p>
          </table:table-cell>
          <table:table-cell table:style-name="ce16" table:formula="of:=IF(ISNA(VLOOKUP([.D400];[Entrada.$A$8:.$B$1605];2;0)) = 1; 0;VLOOKUP([.D400];[Entrada.$A$8:.$B$1605];2;0))" office:value-type="float" office:value="0">
            <text:p>0</text:p>
          </table:table-cell>
          <table:table-cell table:formula="of:=IF(ISNA(VLOOKUP([.D400];[Entrada.$A$8:.$D$1605];4;0)) = 1; 0;VLOOKUP([.D400];[Entrada.$A$8:.$D$1605];4;0))" office:value-type="float" office:value="0">
            <text:p>0</text:p>
          </table:table-cell>
          <table:table-cell table:number-columns-repeated="21"/>
          <table:table-cell table:style-name="ce23" table:formula="of:=[.B4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0];[Entrada.$A$8:.$C$1606];3;0)) = 1; 0;VLOOKUP([.D4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39</text:p>
          </table:table-cell>
          <table:table-cell/>
          <table:table-cell/>
          <table:table-cell table:style-name="ce5" office:value-type="string">
            <text:p>10,39</text:p>
          </table:table-cell>
          <table:table-cell table:style-name="ce16" table:formula="of:=IF(ISNA(VLOOKUP([.D401];[Entrada.$A$8:.$B$1605];2;0)) = 1; 0;VLOOKUP([.D401];[Entrada.$A$8:.$B$1605];2;0))" office:value-type="float" office:value="0">
            <text:p>0</text:p>
          </table:table-cell>
          <table:table-cell table:formula="of:=IF(ISNA(VLOOKUP([.D401];[Entrada.$A$8:.$D$1605];4;0)) = 1; 0;VLOOKUP([.D401];[Entrada.$A$8:.$D$1605];4;0))" office:value-type="float" office:value="0">
            <text:p>0</text:p>
          </table:table-cell>
          <table:table-cell table:number-columns-repeated="21"/>
          <table:table-cell table:style-name="ce23" table:formula="of:=[.B4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1];[Entrada.$A$8:.$C$1606];3;0)) = 1; 0;VLOOKUP([.D4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0,40</text:p>
          </table:table-cell>
          <table:table-cell/>
          <table:table-cell/>
          <table:table-cell table:style-name="ce5" office:value-type="string">
            <text:p>10,40</text:p>
          </table:table-cell>
          <table:table-cell table:style-name="ce16" table:formula="of:=IF(ISNA(VLOOKUP([.D402];[Entrada.$A$8:.$B$1605];2;0)) = 1; 0;VLOOKUP([.D402];[Entrada.$A$8:.$B$1605];2;0))" office:value-type="float" office:value="0">
            <text:p>0</text:p>
          </table:table-cell>
          <table:table-cell table:formula="of:=IF(ISNA(VLOOKUP([.D402];[Entrada.$A$8:.$D$1605];4;0)) = 1; 0;VLOOKUP([.D402];[Entrada.$A$8:.$D$1605];4;0))" office:value-type="float" office:value="0">
            <text:p>0</text:p>
          </table:table-cell>
          <table:table-cell table:number-columns-repeated="21"/>
          <table:table-cell table:style-name="ce23" table:formula="of:=[.B4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2];[Entrada.$A$8:.$C$1606];3;0)) = 1; 0;VLOOKUP([.D4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</text:p>
          </table:table-cell>
          <table:table-cell/>
          <table:table-cell/>
          <table:table-cell table:style-name="ce5" office:value-type="string">
            <text:p>11,1</text:p>
          </table:table-cell>
          <table:table-cell table:style-name="ce16" table:formula="of:=IF(ISNA(VLOOKUP([.D403];[Entrada.$A$8:.$B$1605];2;0)) = 1; 0;VLOOKUP([.D403];[Entrada.$A$8:.$B$1605];2;0))" office:value-type="float" office:value="0">
            <text:p>0</text:p>
          </table:table-cell>
          <table:table-cell table:formula="of:=IF(ISNA(VLOOKUP([.D403];[Entrada.$A$8:.$D$1605];4;0)) = 1; 0;VLOOKUP([.D403];[Entrada.$A$8:.$D$1605];4;0))" office:value-type="float" office:value="0">
            <text:p>0</text:p>
          </table:table-cell>
          <table:table-cell table:number-columns-repeated="21"/>
          <table:table-cell table:style-name="ce23" table:formula="of:=[.B4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3];[Entrada.$A$8:.$C$1606];3;0)) = 1; 0;VLOOKUP([.D4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</text:p>
          </table:table-cell>
          <table:table-cell/>
          <table:table-cell/>
          <table:table-cell table:style-name="ce5" office:value-type="string">
            <text:p>11,2</text:p>
          </table:table-cell>
          <table:table-cell table:style-name="ce16" table:formula="of:=IF(ISNA(VLOOKUP([.D404];[Entrada.$A$8:.$B$1605];2;0)) = 1; 0;VLOOKUP([.D404];[Entrada.$A$8:.$B$1605];2;0))" office:value-type="float" office:value="0">
            <text:p>0</text:p>
          </table:table-cell>
          <table:table-cell table:formula="of:=IF(ISNA(VLOOKUP([.D404];[Entrada.$A$8:.$D$1605];4;0)) = 1; 0;VLOOKUP([.D404];[Entrada.$A$8:.$D$1605];4;0))" office:value-type="float" office:value="0">
            <text:p>0</text:p>
          </table:table-cell>
          <table:table-cell table:number-columns-repeated="21"/>
          <table:table-cell table:style-name="ce23" table:formula="of:=[.B4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4];[Entrada.$A$8:.$C$1606];3;0)) = 1; 0;VLOOKUP([.D4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</text:p>
          </table:table-cell>
          <table:table-cell/>
          <table:table-cell/>
          <table:table-cell table:style-name="ce5" office:value-type="string">
            <text:p>11,3</text:p>
          </table:table-cell>
          <table:table-cell table:style-name="ce16" table:formula="of:=IF(ISNA(VLOOKUP([.D405];[Entrada.$A$8:.$B$1605];2;0)) = 1; 0;VLOOKUP([.D405];[Entrada.$A$8:.$B$1605];2;0))" office:value-type="float" office:value="0">
            <text:p>0</text:p>
          </table:table-cell>
          <table:table-cell table:formula="of:=IF(ISNA(VLOOKUP([.D405];[Entrada.$A$8:.$D$1605];4;0)) = 1; 0;VLOOKUP([.D405];[Entrada.$A$8:.$D$1605];4;0))" office:value-type="float" office:value="0">
            <text:p>0</text:p>
          </table:table-cell>
          <table:table-cell table:number-columns-repeated="21"/>
          <table:table-cell table:style-name="ce23" table:formula="of:=[.B4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5];[Entrada.$A$8:.$C$1606];3;0)) = 1; 0;VLOOKUP([.D4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4</text:p>
          </table:table-cell>
          <table:table-cell/>
          <table:table-cell/>
          <table:table-cell table:style-name="ce5" office:value-type="string">
            <text:p>11,4</text:p>
          </table:table-cell>
          <table:table-cell table:style-name="ce16" table:formula="of:=IF(ISNA(VLOOKUP([.D406];[Entrada.$A$8:.$B$1605];2;0)) = 1; 0;VLOOKUP([.D406];[Entrada.$A$8:.$B$1605];2;0))" office:value-type="float" office:value="0">
            <text:p>0</text:p>
          </table:table-cell>
          <table:table-cell table:formula="of:=IF(ISNA(VLOOKUP([.D406];[Entrada.$A$8:.$D$1605];4;0)) = 1; 0;VLOOKUP([.D406];[Entrada.$A$8:.$D$1605];4;0))" office:value-type="float" office:value="0">
            <text:p>0</text:p>
          </table:table-cell>
          <table:table-cell table:number-columns-repeated="21"/>
          <table:table-cell table:style-name="ce23" table:formula="of:=[.B4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6];[Entrada.$A$8:.$C$1606];3;0)) = 1; 0;VLOOKUP([.D4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5</text:p>
          </table:table-cell>
          <table:table-cell/>
          <table:table-cell/>
          <table:table-cell table:style-name="ce5" office:value-type="string">
            <text:p>11,5</text:p>
          </table:table-cell>
          <table:table-cell table:style-name="ce16" table:formula="of:=IF(ISNA(VLOOKUP([.D407];[Entrada.$A$8:.$B$1605];2;0)) = 1; 0;VLOOKUP([.D407];[Entrada.$A$8:.$B$1605];2;0))" office:value-type="float" office:value="0">
            <text:p>0</text:p>
          </table:table-cell>
          <table:table-cell table:formula="of:=IF(ISNA(VLOOKUP([.D407];[Entrada.$A$8:.$D$1605];4;0)) = 1; 0;VLOOKUP([.D407];[Entrada.$A$8:.$D$1605];4;0))" office:value-type="float" office:value="0">
            <text:p>0</text:p>
          </table:table-cell>
          <table:table-cell table:number-columns-repeated="21"/>
          <table:table-cell table:style-name="ce23" table:formula="of:=[.B4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7];[Entrada.$A$8:.$C$1606];3;0)) = 1; 0;VLOOKUP([.D4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6</text:p>
          </table:table-cell>
          <table:table-cell/>
          <table:table-cell/>
          <table:table-cell table:style-name="ce5" office:value-type="string">
            <text:p>11,6</text:p>
          </table:table-cell>
          <table:table-cell table:style-name="ce16" table:formula="of:=IF(ISNA(VLOOKUP([.D408];[Entrada.$A$8:.$B$1605];2;0)) = 1; 0;VLOOKUP([.D408];[Entrada.$A$8:.$B$1605];2;0))" office:value-type="float" office:value="0">
            <text:p>0</text:p>
          </table:table-cell>
          <table:table-cell table:formula="of:=IF(ISNA(VLOOKUP([.D408];[Entrada.$A$8:.$D$1605];4;0)) = 1; 0;VLOOKUP([.D408];[Entrada.$A$8:.$D$1605];4;0))" office:value-type="float" office:value="0">
            <text:p>0</text:p>
          </table:table-cell>
          <table:table-cell table:number-columns-repeated="21"/>
          <table:table-cell table:style-name="ce23" table:formula="of:=[.B4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8];[Entrada.$A$8:.$C$1606];3;0)) = 1; 0;VLOOKUP([.D4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7</text:p>
          </table:table-cell>
          <table:table-cell/>
          <table:table-cell/>
          <table:table-cell table:style-name="ce5" office:value-type="string">
            <text:p>11,7</text:p>
          </table:table-cell>
          <table:table-cell table:style-name="ce16" table:formula="of:=IF(ISNA(VLOOKUP([.D409];[Entrada.$A$8:.$B$1605];2;0)) = 1; 0;VLOOKUP([.D409];[Entrada.$A$8:.$B$1605];2;0))" office:value-type="float" office:value="0">
            <text:p>0</text:p>
          </table:table-cell>
          <table:table-cell table:formula="of:=IF(ISNA(VLOOKUP([.D409];[Entrada.$A$8:.$D$1605];4;0)) = 1; 0;VLOOKUP([.D409];[Entrada.$A$8:.$D$1605];4;0))" office:value-type="float" office:value="0">
            <text:p>0</text:p>
          </table:table-cell>
          <table:table-cell table:number-columns-repeated="21"/>
          <table:table-cell table:style-name="ce23" table:formula="of:=[.B4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09];[Entrada.$A$8:.$C$1606];3;0)) = 1; 0;VLOOKUP([.D4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8</text:p>
          </table:table-cell>
          <table:table-cell/>
          <table:table-cell/>
          <table:table-cell table:style-name="ce5" office:value-type="string">
            <text:p>11,8</text:p>
          </table:table-cell>
          <table:table-cell table:style-name="ce16" table:formula="of:=IF(ISNA(VLOOKUP([.D410];[Entrada.$A$8:.$B$1605];2;0)) = 1; 0;VLOOKUP([.D410];[Entrada.$A$8:.$B$1605];2;0))" office:value-type="float" office:value="0">
            <text:p>0</text:p>
          </table:table-cell>
          <table:table-cell table:formula="of:=IF(ISNA(VLOOKUP([.D410];[Entrada.$A$8:.$D$1605];4;0)) = 1; 0;VLOOKUP([.D410];[Entrada.$A$8:.$D$1605];4;0))" office:value-type="float" office:value="0">
            <text:p>0</text:p>
          </table:table-cell>
          <table:table-cell table:number-columns-repeated="21"/>
          <table:table-cell table:style-name="ce23" table:formula="of:=[.B4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0];[Entrada.$A$8:.$C$1606];3;0)) = 1; 0;VLOOKUP([.D4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9</text:p>
          </table:table-cell>
          <table:table-cell/>
          <table:table-cell/>
          <table:table-cell table:style-name="ce5" office:value-type="string">
            <text:p>11,9</text:p>
          </table:table-cell>
          <table:table-cell table:style-name="ce16" table:formula="of:=IF(ISNA(VLOOKUP([.D411];[Entrada.$A$8:.$B$1605];2;0)) = 1; 0;VLOOKUP([.D411];[Entrada.$A$8:.$B$1605];2;0))" office:value-type="float" office:value="0">
            <text:p>0</text:p>
          </table:table-cell>
          <table:table-cell table:formula="of:=IF(ISNA(VLOOKUP([.D411];[Entrada.$A$8:.$D$1605];4;0)) = 1; 0;VLOOKUP([.D411];[Entrada.$A$8:.$D$1605];4;0))" office:value-type="float" office:value="0">
            <text:p>0</text:p>
          </table:table-cell>
          <table:table-cell table:number-columns-repeated="21"/>
          <table:table-cell table:style-name="ce23" table:formula="of:=[.B4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1];[Entrada.$A$8:.$C$1606];3;0)) = 1; 0;VLOOKUP([.D4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0</text:p>
          </table:table-cell>
          <table:table-cell/>
          <table:table-cell/>
          <table:table-cell table:style-name="ce5" office:value-type="string">
            <text:p>11,10</text:p>
          </table:table-cell>
          <table:table-cell table:style-name="ce16" table:formula="of:=IF(ISNA(VLOOKUP([.D412];[Entrada.$A$8:.$B$1605];2;0)) = 1; 0;VLOOKUP([.D412];[Entrada.$A$8:.$B$1605];2;0))" office:value-type="float" office:value="0">
            <text:p>0</text:p>
          </table:table-cell>
          <table:table-cell table:formula="of:=IF(ISNA(VLOOKUP([.D412];[Entrada.$A$8:.$D$1605];4;0)) = 1; 0;VLOOKUP([.D412];[Entrada.$A$8:.$D$1605];4;0))" office:value-type="float" office:value="0">
            <text:p>0</text:p>
          </table:table-cell>
          <table:table-cell table:number-columns-repeated="21"/>
          <table:table-cell table:style-name="ce23" table:formula="of:=[.B4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2];[Entrada.$A$8:.$C$1606];3;0)) = 1; 0;VLOOKUP([.D4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1</text:p>
          </table:table-cell>
          <table:table-cell/>
          <table:table-cell/>
          <table:table-cell table:style-name="ce5" office:value-type="string">
            <text:p>11,11</text:p>
          </table:table-cell>
          <table:table-cell table:style-name="ce16" table:formula="of:=IF(ISNA(VLOOKUP([.D413];[Entrada.$A$8:.$B$1605];2;0)) = 1; 0;VLOOKUP([.D413];[Entrada.$A$8:.$B$1605];2;0))" office:value-type="float" office:value="0">
            <text:p>0</text:p>
          </table:table-cell>
          <table:table-cell table:formula="of:=IF(ISNA(VLOOKUP([.D413];[Entrada.$A$8:.$D$1605];4;0)) = 1; 0;VLOOKUP([.D413];[Entrada.$A$8:.$D$1605];4;0))" office:value-type="float" office:value="0">
            <text:p>0</text:p>
          </table:table-cell>
          <table:table-cell table:number-columns-repeated="21"/>
          <table:table-cell table:style-name="ce23" table:formula="of:=[.B4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3];[Entrada.$A$8:.$C$1606];3;0)) = 1; 0;VLOOKUP([.D4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2</text:p>
          </table:table-cell>
          <table:table-cell/>
          <table:table-cell/>
          <table:table-cell table:style-name="ce5" office:value-type="string">
            <text:p>11,12</text:p>
          </table:table-cell>
          <table:table-cell table:style-name="ce16" table:formula="of:=IF(ISNA(VLOOKUP([.D414];[Entrada.$A$8:.$B$1605];2;0)) = 1; 0;VLOOKUP([.D414];[Entrada.$A$8:.$B$1605];2;0))" office:value-type="float" office:value="0">
            <text:p>0</text:p>
          </table:table-cell>
          <table:table-cell table:formula="of:=IF(ISNA(VLOOKUP([.D414];[Entrada.$A$8:.$D$1605];4;0)) = 1; 0;VLOOKUP([.D414];[Entrada.$A$8:.$D$1605];4;0))" office:value-type="float" office:value="0">
            <text:p>0</text:p>
          </table:table-cell>
          <table:table-cell table:number-columns-repeated="21"/>
          <table:table-cell table:style-name="ce23" table:formula="of:=[.B4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4];[Entrada.$A$8:.$C$1606];3;0)) = 1; 0;VLOOKUP([.D4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3</text:p>
          </table:table-cell>
          <table:table-cell/>
          <table:table-cell/>
          <table:table-cell table:style-name="ce5" office:value-type="string">
            <text:p>11,13</text:p>
          </table:table-cell>
          <table:table-cell table:style-name="ce16" table:formula="of:=IF(ISNA(VLOOKUP([.D415];[Entrada.$A$8:.$B$1605];2;0)) = 1; 0;VLOOKUP([.D415];[Entrada.$A$8:.$B$1605];2;0))" office:value-type="float" office:value="0">
            <text:p>0</text:p>
          </table:table-cell>
          <table:table-cell table:formula="of:=IF(ISNA(VLOOKUP([.D415];[Entrada.$A$8:.$D$1605];4;0)) = 1; 0;VLOOKUP([.D415];[Entrada.$A$8:.$D$1605];4;0))" office:value-type="float" office:value="0">
            <text:p>0</text:p>
          </table:table-cell>
          <table:table-cell table:number-columns-repeated="21"/>
          <table:table-cell table:style-name="ce23" table:formula="of:=[.B4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5];[Entrada.$A$8:.$C$1606];3;0)) = 1; 0;VLOOKUP([.D4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4</text:p>
          </table:table-cell>
          <table:table-cell/>
          <table:table-cell/>
          <table:table-cell table:style-name="ce5" office:value-type="string">
            <text:p>11,14</text:p>
          </table:table-cell>
          <table:table-cell table:style-name="ce16" table:formula="of:=IF(ISNA(VLOOKUP([.D416];[Entrada.$A$8:.$B$1605];2;0)) = 1; 0;VLOOKUP([.D416];[Entrada.$A$8:.$B$1605];2;0))" office:value-type="float" office:value="0">
            <text:p>0</text:p>
          </table:table-cell>
          <table:table-cell table:formula="of:=IF(ISNA(VLOOKUP([.D416];[Entrada.$A$8:.$D$1605];4;0)) = 1; 0;VLOOKUP([.D416];[Entrada.$A$8:.$D$1605];4;0))" office:value-type="float" office:value="0">
            <text:p>0</text:p>
          </table:table-cell>
          <table:table-cell table:number-columns-repeated="21"/>
          <table:table-cell table:style-name="ce23" table:formula="of:=[.B4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6];[Entrada.$A$8:.$C$1606];3;0)) = 1; 0;VLOOKUP([.D4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5</text:p>
          </table:table-cell>
          <table:table-cell/>
          <table:table-cell/>
          <table:table-cell table:style-name="ce5" office:value-type="string">
            <text:p>11,15</text:p>
          </table:table-cell>
          <table:table-cell table:style-name="ce16" table:formula="of:=IF(ISNA(VLOOKUP([.D417];[Entrada.$A$8:.$B$1605];2;0)) = 1; 0;VLOOKUP([.D417];[Entrada.$A$8:.$B$1605];2;0))" office:value-type="float" office:value="0">
            <text:p>0</text:p>
          </table:table-cell>
          <table:table-cell table:formula="of:=IF(ISNA(VLOOKUP([.D417];[Entrada.$A$8:.$D$1605];4;0)) = 1; 0;VLOOKUP([.D417];[Entrada.$A$8:.$D$1605];4;0))" office:value-type="float" office:value="0">
            <text:p>0</text:p>
          </table:table-cell>
          <table:table-cell table:number-columns-repeated="21"/>
          <table:table-cell table:style-name="ce23" table:formula="of:=[.B4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7];[Entrada.$A$8:.$C$1606];3;0)) = 1; 0;VLOOKUP([.D4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6</text:p>
          </table:table-cell>
          <table:table-cell/>
          <table:table-cell/>
          <table:table-cell table:style-name="ce5" office:value-type="string">
            <text:p>11,16</text:p>
          </table:table-cell>
          <table:table-cell table:style-name="ce16" table:formula="of:=IF(ISNA(VLOOKUP([.D418];[Entrada.$A$8:.$B$1605];2;0)) = 1; 0;VLOOKUP([.D418];[Entrada.$A$8:.$B$1605];2;0))" office:value-type="float" office:value="0">
            <text:p>0</text:p>
          </table:table-cell>
          <table:table-cell table:formula="of:=IF(ISNA(VLOOKUP([.D418];[Entrada.$A$8:.$D$1605];4;0)) = 1; 0;VLOOKUP([.D418];[Entrada.$A$8:.$D$1605];4;0))" office:value-type="float" office:value="0">
            <text:p>0</text:p>
          </table:table-cell>
          <table:table-cell table:number-columns-repeated="21"/>
          <table:table-cell table:style-name="ce23" table:formula="of:=[.B4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8];[Entrada.$A$8:.$C$1606];3;0)) = 1; 0;VLOOKUP([.D4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7</text:p>
          </table:table-cell>
          <table:table-cell/>
          <table:table-cell/>
          <table:table-cell table:style-name="ce5" office:value-type="string">
            <text:p>11,17</text:p>
          </table:table-cell>
          <table:table-cell table:style-name="ce16" table:formula="of:=IF(ISNA(VLOOKUP([.D419];[Entrada.$A$8:.$B$1605];2;0)) = 1; 0;VLOOKUP([.D419];[Entrada.$A$8:.$B$1605];2;0))" office:value-type="float" office:value="0">
            <text:p>0</text:p>
          </table:table-cell>
          <table:table-cell table:formula="of:=IF(ISNA(VLOOKUP([.D419];[Entrada.$A$8:.$D$1605];4;0)) = 1; 0;VLOOKUP([.D419];[Entrada.$A$8:.$D$1605];4;0))" office:value-type="float" office:value="0">
            <text:p>0</text:p>
          </table:table-cell>
          <table:table-cell table:number-columns-repeated="21"/>
          <table:table-cell table:style-name="ce23" table:formula="of:=[.B4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19];[Entrada.$A$8:.$C$1606];3;0)) = 1; 0;VLOOKUP([.D4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8</text:p>
          </table:table-cell>
          <table:table-cell/>
          <table:table-cell/>
          <table:table-cell table:style-name="ce5" office:value-type="string">
            <text:p>11,18</text:p>
          </table:table-cell>
          <table:table-cell table:style-name="ce16" table:formula="of:=IF(ISNA(VLOOKUP([.D420];[Entrada.$A$8:.$B$1605];2;0)) = 1; 0;VLOOKUP([.D420];[Entrada.$A$8:.$B$1605];2;0))" office:value-type="float" office:value="0">
            <text:p>0</text:p>
          </table:table-cell>
          <table:table-cell table:formula="of:=IF(ISNA(VLOOKUP([.D420];[Entrada.$A$8:.$D$1605];4;0)) = 1; 0;VLOOKUP([.D420];[Entrada.$A$8:.$D$1605];4;0))" office:value-type="float" office:value="0">
            <text:p>0</text:p>
          </table:table-cell>
          <table:table-cell table:number-columns-repeated="21"/>
          <table:table-cell table:style-name="ce23" table:formula="of:=[.B4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0];[Entrada.$A$8:.$C$1606];3;0)) = 1; 0;VLOOKUP([.D4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19</text:p>
          </table:table-cell>
          <table:table-cell/>
          <table:table-cell/>
          <table:table-cell table:style-name="ce5" office:value-type="string">
            <text:p>11,19</text:p>
          </table:table-cell>
          <table:table-cell table:style-name="ce16" table:formula="of:=IF(ISNA(VLOOKUP([.D421];[Entrada.$A$8:.$B$1605];2;0)) = 1; 0;VLOOKUP([.D421];[Entrada.$A$8:.$B$1605];2;0))" office:value-type="float" office:value="0">
            <text:p>0</text:p>
          </table:table-cell>
          <table:table-cell table:formula="of:=IF(ISNA(VLOOKUP([.D421];[Entrada.$A$8:.$D$1605];4;0)) = 1; 0;VLOOKUP([.D421];[Entrada.$A$8:.$D$1605];4;0))" office:value-type="float" office:value="0">
            <text:p>0</text:p>
          </table:table-cell>
          <table:table-cell table:number-columns-repeated="21"/>
          <table:table-cell table:style-name="ce23" table:formula="of:=[.B4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1];[Entrada.$A$8:.$C$1606];3;0)) = 1; 0;VLOOKUP([.D4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0</text:p>
          </table:table-cell>
          <table:table-cell/>
          <table:table-cell/>
          <table:table-cell table:style-name="ce5" office:value-type="string">
            <text:p>11,20</text:p>
          </table:table-cell>
          <table:table-cell table:style-name="ce16" table:formula="of:=IF(ISNA(VLOOKUP([.D422];[Entrada.$A$8:.$B$1605];2;0)) = 1; 0;VLOOKUP([.D422];[Entrada.$A$8:.$B$1605];2;0))" office:value-type="float" office:value="0">
            <text:p>0</text:p>
          </table:table-cell>
          <table:table-cell table:formula="of:=IF(ISNA(VLOOKUP([.D422];[Entrada.$A$8:.$D$1605];4;0)) = 1; 0;VLOOKUP([.D422];[Entrada.$A$8:.$D$1605];4;0))" office:value-type="float" office:value="0">
            <text:p>0</text:p>
          </table:table-cell>
          <table:table-cell table:number-columns-repeated="21"/>
          <table:table-cell table:style-name="ce23" table:formula="of:=[.B4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2];[Entrada.$A$8:.$C$1606];3;0)) = 1; 0;VLOOKUP([.D4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1</text:p>
          </table:table-cell>
          <table:table-cell/>
          <table:table-cell/>
          <table:table-cell table:style-name="ce5" office:value-type="string">
            <text:p>11,21</text:p>
          </table:table-cell>
          <table:table-cell table:style-name="ce16" table:formula="of:=IF(ISNA(VLOOKUP([.D423];[Entrada.$A$8:.$B$1605];2;0)) = 1; 0;VLOOKUP([.D423];[Entrada.$A$8:.$B$1605];2;0))" office:value-type="float" office:value="0">
            <text:p>0</text:p>
          </table:table-cell>
          <table:table-cell table:formula="of:=IF(ISNA(VLOOKUP([.D423];[Entrada.$A$8:.$D$1605];4;0)) = 1; 0;VLOOKUP([.D423];[Entrada.$A$8:.$D$1605];4;0))" office:value-type="float" office:value="0">
            <text:p>0</text:p>
          </table:table-cell>
          <table:table-cell table:number-columns-repeated="21"/>
          <table:table-cell table:style-name="ce23" table:formula="of:=[.B4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3];[Entrada.$A$8:.$C$1606];3;0)) = 1; 0;VLOOKUP([.D4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2</text:p>
          </table:table-cell>
          <table:table-cell/>
          <table:table-cell/>
          <table:table-cell table:style-name="ce5" office:value-type="string">
            <text:p>11,22</text:p>
          </table:table-cell>
          <table:table-cell table:style-name="ce16" table:formula="of:=IF(ISNA(VLOOKUP([.D424];[Entrada.$A$8:.$B$1605];2;0)) = 1; 0;VLOOKUP([.D424];[Entrada.$A$8:.$B$1605];2;0))" office:value-type="float" office:value="0">
            <text:p>0</text:p>
          </table:table-cell>
          <table:table-cell table:formula="of:=IF(ISNA(VLOOKUP([.D424];[Entrada.$A$8:.$D$1605];4;0)) = 1; 0;VLOOKUP([.D424];[Entrada.$A$8:.$D$1605];4;0))" office:value-type="float" office:value="0">
            <text:p>0</text:p>
          </table:table-cell>
          <table:table-cell table:number-columns-repeated="21"/>
          <table:table-cell table:style-name="ce23" table:formula="of:=[.B4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4];[Entrada.$A$8:.$C$1606];3;0)) = 1; 0;VLOOKUP([.D4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3</text:p>
          </table:table-cell>
          <table:table-cell/>
          <table:table-cell/>
          <table:table-cell table:style-name="ce5" office:value-type="string">
            <text:p>11,23</text:p>
          </table:table-cell>
          <table:table-cell table:style-name="ce16" table:formula="of:=IF(ISNA(VLOOKUP([.D425];[Entrada.$A$8:.$B$1605];2;0)) = 1; 0;VLOOKUP([.D425];[Entrada.$A$8:.$B$1605];2;0))" office:value-type="float" office:value="0">
            <text:p>0</text:p>
          </table:table-cell>
          <table:table-cell table:formula="of:=IF(ISNA(VLOOKUP([.D425];[Entrada.$A$8:.$D$1605];4;0)) = 1; 0;VLOOKUP([.D425];[Entrada.$A$8:.$D$1605];4;0))" office:value-type="float" office:value="0">
            <text:p>0</text:p>
          </table:table-cell>
          <table:table-cell table:number-columns-repeated="21"/>
          <table:table-cell table:style-name="ce23" table:formula="of:=[.B4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5];[Entrada.$A$8:.$C$1606];3;0)) = 1; 0;VLOOKUP([.D4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4</text:p>
          </table:table-cell>
          <table:table-cell/>
          <table:table-cell/>
          <table:table-cell table:style-name="ce5" office:value-type="string">
            <text:p>11,24</text:p>
          </table:table-cell>
          <table:table-cell table:style-name="ce16" table:formula="of:=IF(ISNA(VLOOKUP([.D426];[Entrada.$A$8:.$B$1605];2;0)) = 1; 0;VLOOKUP([.D426];[Entrada.$A$8:.$B$1605];2;0))" office:value-type="float" office:value="0">
            <text:p>0</text:p>
          </table:table-cell>
          <table:table-cell table:formula="of:=IF(ISNA(VLOOKUP([.D426];[Entrada.$A$8:.$D$1605];4;0)) = 1; 0;VLOOKUP([.D426];[Entrada.$A$8:.$D$1605];4;0))" office:value-type="float" office:value="0">
            <text:p>0</text:p>
          </table:table-cell>
          <table:table-cell table:number-columns-repeated="21"/>
          <table:table-cell table:style-name="ce23" table:formula="of:=[.B4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6];[Entrada.$A$8:.$C$1606];3;0)) = 1; 0;VLOOKUP([.D4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5</text:p>
          </table:table-cell>
          <table:table-cell/>
          <table:table-cell/>
          <table:table-cell table:style-name="ce5" office:value-type="string">
            <text:p>11,25</text:p>
          </table:table-cell>
          <table:table-cell table:style-name="ce16" table:formula="of:=IF(ISNA(VLOOKUP([.D427];[Entrada.$A$8:.$B$1605];2;0)) = 1; 0;VLOOKUP([.D427];[Entrada.$A$8:.$B$1605];2;0))" office:value-type="float" office:value="0">
            <text:p>0</text:p>
          </table:table-cell>
          <table:table-cell table:formula="of:=IF(ISNA(VLOOKUP([.D427];[Entrada.$A$8:.$D$1605];4;0)) = 1; 0;VLOOKUP([.D427];[Entrada.$A$8:.$D$1605];4;0))" office:value-type="float" office:value="0">
            <text:p>0</text:p>
          </table:table-cell>
          <table:table-cell table:number-columns-repeated="21"/>
          <table:table-cell table:style-name="ce23" table:formula="of:=[.B4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7];[Entrada.$A$8:.$C$1606];3;0)) = 1; 0;VLOOKUP([.D4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6</text:p>
          </table:table-cell>
          <table:table-cell/>
          <table:table-cell/>
          <table:table-cell table:style-name="ce5" office:value-type="string">
            <text:p>11,26</text:p>
          </table:table-cell>
          <table:table-cell table:style-name="ce16" table:formula="of:=IF(ISNA(VLOOKUP([.D428];[Entrada.$A$8:.$B$1605];2;0)) = 1; 0;VLOOKUP([.D428];[Entrada.$A$8:.$B$1605];2;0))" office:value-type="float" office:value="0">
            <text:p>0</text:p>
          </table:table-cell>
          <table:table-cell table:formula="of:=IF(ISNA(VLOOKUP([.D428];[Entrada.$A$8:.$D$1605];4;0)) = 1; 0;VLOOKUP([.D428];[Entrada.$A$8:.$D$1605];4;0))" office:value-type="float" office:value="0">
            <text:p>0</text:p>
          </table:table-cell>
          <table:table-cell table:number-columns-repeated="21"/>
          <table:table-cell table:style-name="ce23" table:formula="of:=[.B4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8];[Entrada.$A$8:.$C$1606];3;0)) = 1; 0;VLOOKUP([.D4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7</text:p>
          </table:table-cell>
          <table:table-cell/>
          <table:table-cell/>
          <table:table-cell table:style-name="ce5" office:value-type="string">
            <text:p>11,27</text:p>
          </table:table-cell>
          <table:table-cell table:style-name="ce16" table:formula="of:=IF(ISNA(VLOOKUP([.D429];[Entrada.$A$8:.$B$1605];2;0)) = 1; 0;VLOOKUP([.D429];[Entrada.$A$8:.$B$1605];2;0))" office:value-type="float" office:value="0">
            <text:p>0</text:p>
          </table:table-cell>
          <table:table-cell table:formula="of:=IF(ISNA(VLOOKUP([.D429];[Entrada.$A$8:.$D$1605];4;0)) = 1; 0;VLOOKUP([.D429];[Entrada.$A$8:.$D$1605];4;0))" office:value-type="float" office:value="0">
            <text:p>0</text:p>
          </table:table-cell>
          <table:table-cell table:number-columns-repeated="21"/>
          <table:table-cell table:style-name="ce23" table:formula="of:=[.B4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29];[Entrada.$A$8:.$C$1606];3;0)) = 1; 0;VLOOKUP([.D4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8</text:p>
          </table:table-cell>
          <table:table-cell/>
          <table:table-cell/>
          <table:table-cell table:style-name="ce5" office:value-type="string">
            <text:p>11,28</text:p>
          </table:table-cell>
          <table:table-cell table:style-name="ce16" table:formula="of:=IF(ISNA(VLOOKUP([.D430];[Entrada.$A$8:.$B$1605];2;0)) = 1; 0;VLOOKUP([.D430];[Entrada.$A$8:.$B$1605];2;0))" office:value-type="float" office:value="0">
            <text:p>0</text:p>
          </table:table-cell>
          <table:table-cell table:formula="of:=IF(ISNA(VLOOKUP([.D430];[Entrada.$A$8:.$D$1605];4;0)) = 1; 0;VLOOKUP([.D430];[Entrada.$A$8:.$D$1605];4;0))" office:value-type="float" office:value="0">
            <text:p>0</text:p>
          </table:table-cell>
          <table:table-cell table:number-columns-repeated="21"/>
          <table:table-cell table:style-name="ce23" table:formula="of:=[.B4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0];[Entrada.$A$8:.$C$1606];3;0)) = 1; 0;VLOOKUP([.D4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29</text:p>
          </table:table-cell>
          <table:table-cell/>
          <table:table-cell/>
          <table:table-cell table:style-name="ce5" office:value-type="string">
            <text:p>11,29</text:p>
          </table:table-cell>
          <table:table-cell table:style-name="ce16" table:formula="of:=IF(ISNA(VLOOKUP([.D431];[Entrada.$A$8:.$B$1605];2;0)) = 1; 0;VLOOKUP([.D431];[Entrada.$A$8:.$B$1605];2;0))" office:value-type="float" office:value="0">
            <text:p>0</text:p>
          </table:table-cell>
          <table:table-cell table:formula="of:=IF(ISNA(VLOOKUP([.D431];[Entrada.$A$8:.$D$1605];4;0)) = 1; 0;VLOOKUP([.D431];[Entrada.$A$8:.$D$1605];4;0))" office:value-type="float" office:value="0">
            <text:p>0</text:p>
          </table:table-cell>
          <table:table-cell table:number-columns-repeated="21"/>
          <table:table-cell table:style-name="ce23" table:formula="of:=[.B4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1];[Entrada.$A$8:.$C$1606];3;0)) = 1; 0;VLOOKUP([.D4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0</text:p>
          </table:table-cell>
          <table:table-cell/>
          <table:table-cell/>
          <table:table-cell table:style-name="ce5" office:value-type="string">
            <text:p>11,30</text:p>
          </table:table-cell>
          <table:table-cell table:style-name="ce16" table:formula="of:=IF(ISNA(VLOOKUP([.D432];[Entrada.$A$8:.$B$1605];2;0)) = 1; 0;VLOOKUP([.D432];[Entrada.$A$8:.$B$1605];2;0))" office:value-type="float" office:value="0">
            <text:p>0</text:p>
          </table:table-cell>
          <table:table-cell table:formula="of:=IF(ISNA(VLOOKUP([.D432];[Entrada.$A$8:.$D$1605];4;0)) = 1; 0;VLOOKUP([.D432];[Entrada.$A$8:.$D$1605];4;0))" office:value-type="float" office:value="0">
            <text:p>0</text:p>
          </table:table-cell>
          <table:table-cell table:number-columns-repeated="21"/>
          <table:table-cell table:style-name="ce23" table:formula="of:=[.B4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2];[Entrada.$A$8:.$C$1606];3;0)) = 1; 0;VLOOKUP([.D4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1</text:p>
          </table:table-cell>
          <table:table-cell/>
          <table:table-cell/>
          <table:table-cell table:style-name="ce5" office:value-type="string">
            <text:p>11,31</text:p>
          </table:table-cell>
          <table:table-cell table:style-name="ce16" table:formula="of:=IF(ISNA(VLOOKUP([.D433];[Entrada.$A$8:.$B$1605];2;0)) = 1; 0;VLOOKUP([.D433];[Entrada.$A$8:.$B$1605];2;0))" office:value-type="float" office:value="0">
            <text:p>0</text:p>
          </table:table-cell>
          <table:table-cell table:formula="of:=IF(ISNA(VLOOKUP([.D433];[Entrada.$A$8:.$D$1605];4;0)) = 1; 0;VLOOKUP([.D433];[Entrada.$A$8:.$D$1605];4;0))" office:value-type="float" office:value="0">
            <text:p>0</text:p>
          </table:table-cell>
          <table:table-cell table:number-columns-repeated="21"/>
          <table:table-cell table:style-name="ce23" table:formula="of:=[.B4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3];[Entrada.$A$8:.$C$1606];3;0)) = 1; 0;VLOOKUP([.D4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2</text:p>
          </table:table-cell>
          <table:table-cell/>
          <table:table-cell/>
          <table:table-cell table:style-name="ce5" office:value-type="string">
            <text:p>11,32</text:p>
          </table:table-cell>
          <table:table-cell table:style-name="ce16" table:formula="of:=IF(ISNA(VLOOKUP([.D434];[Entrada.$A$8:.$B$1605];2;0)) = 1; 0;VLOOKUP([.D434];[Entrada.$A$8:.$B$1605];2;0))" office:value-type="float" office:value="0">
            <text:p>0</text:p>
          </table:table-cell>
          <table:table-cell table:formula="of:=IF(ISNA(VLOOKUP([.D434];[Entrada.$A$8:.$D$1605];4;0)) = 1; 0;VLOOKUP([.D434];[Entrada.$A$8:.$D$1605];4;0))" office:value-type="float" office:value="0">
            <text:p>0</text:p>
          </table:table-cell>
          <table:table-cell table:number-columns-repeated="21"/>
          <table:table-cell table:style-name="ce23" table:formula="of:=[.B4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4];[Entrada.$A$8:.$C$1606];3;0)) = 1; 0;VLOOKUP([.D4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3</text:p>
          </table:table-cell>
          <table:table-cell/>
          <table:table-cell/>
          <table:table-cell table:style-name="ce5" office:value-type="string">
            <text:p>11,33</text:p>
          </table:table-cell>
          <table:table-cell table:style-name="ce16" table:formula="of:=IF(ISNA(VLOOKUP([.D435];[Entrada.$A$8:.$B$1605];2;0)) = 1; 0;VLOOKUP([.D435];[Entrada.$A$8:.$B$1605];2;0))" office:value-type="float" office:value="0">
            <text:p>0</text:p>
          </table:table-cell>
          <table:table-cell table:formula="of:=IF(ISNA(VLOOKUP([.D435];[Entrada.$A$8:.$D$1605];4;0)) = 1; 0;VLOOKUP([.D435];[Entrada.$A$8:.$D$1605];4;0))" office:value-type="float" office:value="0">
            <text:p>0</text:p>
          </table:table-cell>
          <table:table-cell table:number-columns-repeated="21"/>
          <table:table-cell table:style-name="ce23" table:formula="of:=[.B4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5];[Entrada.$A$8:.$C$1606];3;0)) = 1; 0;VLOOKUP([.D4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4</text:p>
          </table:table-cell>
          <table:table-cell/>
          <table:table-cell/>
          <table:table-cell table:style-name="ce5" office:value-type="string">
            <text:p>11,34</text:p>
          </table:table-cell>
          <table:table-cell table:style-name="ce16" table:formula="of:=IF(ISNA(VLOOKUP([.D436];[Entrada.$A$8:.$B$1605];2;0)) = 1; 0;VLOOKUP([.D436];[Entrada.$A$8:.$B$1605];2;0))" office:value-type="float" office:value="0">
            <text:p>0</text:p>
          </table:table-cell>
          <table:table-cell table:formula="of:=IF(ISNA(VLOOKUP([.D436];[Entrada.$A$8:.$D$1605];4;0)) = 1; 0;VLOOKUP([.D436];[Entrada.$A$8:.$D$1605];4;0))" office:value-type="float" office:value="0">
            <text:p>0</text:p>
          </table:table-cell>
          <table:table-cell table:number-columns-repeated="21"/>
          <table:table-cell table:style-name="ce23" table:formula="of:=[.B4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6];[Entrada.$A$8:.$C$1606];3;0)) = 1; 0;VLOOKUP([.D4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5</text:p>
          </table:table-cell>
          <table:table-cell/>
          <table:table-cell/>
          <table:table-cell table:style-name="ce5" office:value-type="string">
            <text:p>11,35</text:p>
          </table:table-cell>
          <table:table-cell table:style-name="ce16" table:formula="of:=IF(ISNA(VLOOKUP([.D437];[Entrada.$A$8:.$B$1605];2;0)) = 1; 0;VLOOKUP([.D437];[Entrada.$A$8:.$B$1605];2;0))" office:value-type="float" office:value="0">
            <text:p>0</text:p>
          </table:table-cell>
          <table:table-cell table:formula="of:=IF(ISNA(VLOOKUP([.D437];[Entrada.$A$8:.$D$1605];4;0)) = 1; 0;VLOOKUP([.D437];[Entrada.$A$8:.$D$1605];4;0))" office:value-type="float" office:value="0">
            <text:p>0</text:p>
          </table:table-cell>
          <table:table-cell table:number-columns-repeated="21"/>
          <table:table-cell table:style-name="ce23" table:formula="of:=[.B4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7];[Entrada.$A$8:.$C$1606];3;0)) = 1; 0;VLOOKUP([.D4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6</text:p>
          </table:table-cell>
          <table:table-cell/>
          <table:table-cell/>
          <table:table-cell table:style-name="ce5" office:value-type="string">
            <text:p>11,36</text:p>
          </table:table-cell>
          <table:table-cell table:style-name="ce16" table:formula="of:=IF(ISNA(VLOOKUP([.D438];[Entrada.$A$8:.$B$1605];2;0)) = 1; 0;VLOOKUP([.D438];[Entrada.$A$8:.$B$1605];2;0))" office:value-type="float" office:value="0">
            <text:p>0</text:p>
          </table:table-cell>
          <table:table-cell table:formula="of:=IF(ISNA(VLOOKUP([.D438];[Entrada.$A$8:.$D$1605];4;0)) = 1; 0;VLOOKUP([.D438];[Entrada.$A$8:.$D$1605];4;0))" office:value-type="float" office:value="0">
            <text:p>0</text:p>
          </table:table-cell>
          <table:table-cell table:number-columns-repeated="21"/>
          <table:table-cell table:style-name="ce23" table:formula="of:=[.B4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8];[Entrada.$A$8:.$C$1606];3;0)) = 1; 0;VLOOKUP([.D4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7</text:p>
          </table:table-cell>
          <table:table-cell/>
          <table:table-cell/>
          <table:table-cell table:style-name="ce5" office:value-type="string">
            <text:p>11,37</text:p>
          </table:table-cell>
          <table:table-cell table:style-name="ce16" table:formula="of:=IF(ISNA(VLOOKUP([.D439];[Entrada.$A$8:.$B$1605];2;0)) = 1; 0;VLOOKUP([.D439];[Entrada.$A$8:.$B$1605];2;0))" office:value-type="float" office:value="0">
            <text:p>0</text:p>
          </table:table-cell>
          <table:table-cell table:formula="of:=IF(ISNA(VLOOKUP([.D439];[Entrada.$A$8:.$D$1605];4;0)) = 1; 0;VLOOKUP([.D439];[Entrada.$A$8:.$D$1605];4;0))" office:value-type="float" office:value="0">
            <text:p>0</text:p>
          </table:table-cell>
          <table:table-cell table:number-columns-repeated="21"/>
          <table:table-cell table:style-name="ce23" table:formula="of:=[.B4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39];[Entrada.$A$8:.$C$1606];3;0)) = 1; 0;VLOOKUP([.D4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8</text:p>
          </table:table-cell>
          <table:table-cell/>
          <table:table-cell/>
          <table:table-cell table:style-name="ce5" office:value-type="string">
            <text:p>11,38</text:p>
          </table:table-cell>
          <table:table-cell table:style-name="ce16" table:formula="of:=IF(ISNA(VLOOKUP([.D440];[Entrada.$A$8:.$B$1605];2;0)) = 1; 0;VLOOKUP([.D440];[Entrada.$A$8:.$B$1605];2;0))" office:value-type="float" office:value="0">
            <text:p>0</text:p>
          </table:table-cell>
          <table:table-cell table:formula="of:=IF(ISNA(VLOOKUP([.D440];[Entrada.$A$8:.$D$1605];4;0)) = 1; 0;VLOOKUP([.D440];[Entrada.$A$8:.$D$1605];4;0))" office:value-type="float" office:value="0">
            <text:p>0</text:p>
          </table:table-cell>
          <table:table-cell table:number-columns-repeated="21"/>
          <table:table-cell table:style-name="ce23" table:formula="of:=[.B4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0];[Entrada.$A$8:.$C$1606];3;0)) = 1; 0;VLOOKUP([.D4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39</text:p>
          </table:table-cell>
          <table:table-cell/>
          <table:table-cell/>
          <table:table-cell table:style-name="ce5" office:value-type="string">
            <text:p>11,39</text:p>
          </table:table-cell>
          <table:table-cell table:style-name="ce16" table:formula="of:=IF(ISNA(VLOOKUP([.D441];[Entrada.$A$8:.$B$1605];2;0)) = 1; 0;VLOOKUP([.D441];[Entrada.$A$8:.$B$1605];2;0))" office:value-type="float" office:value="0">
            <text:p>0</text:p>
          </table:table-cell>
          <table:table-cell table:formula="of:=IF(ISNA(VLOOKUP([.D441];[Entrada.$A$8:.$D$1605];4;0)) = 1; 0;VLOOKUP([.D441];[Entrada.$A$8:.$D$1605];4;0))" office:value-type="float" office:value="0">
            <text:p>0</text:p>
          </table:table-cell>
          <table:table-cell table:number-columns-repeated="21"/>
          <table:table-cell table:style-name="ce23" table:formula="of:=[.B4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1];[Entrada.$A$8:.$C$1606];3;0)) = 1; 0;VLOOKUP([.D4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1,40</text:p>
          </table:table-cell>
          <table:table-cell/>
          <table:table-cell/>
          <table:table-cell table:style-name="ce5" office:value-type="string">
            <text:p>11,40</text:p>
          </table:table-cell>
          <table:table-cell table:style-name="ce16" table:formula="of:=IF(ISNA(VLOOKUP([.D442];[Entrada.$A$8:.$B$1605];2;0)) = 1; 0;VLOOKUP([.D442];[Entrada.$A$8:.$B$1605];2;0))" office:value-type="float" office:value="0">
            <text:p>0</text:p>
          </table:table-cell>
          <table:table-cell table:formula="of:=IF(ISNA(VLOOKUP([.D442];[Entrada.$A$8:.$D$1605];4;0)) = 1; 0;VLOOKUP([.D442];[Entrada.$A$8:.$D$1605];4;0))" office:value-type="float" office:value="0">
            <text:p>0</text:p>
          </table:table-cell>
          <table:table-cell table:number-columns-repeated="21"/>
          <table:table-cell table:style-name="ce23" table:formula="of:=[.B4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2];[Entrada.$A$8:.$C$1606];3;0)) = 1; 0;VLOOKUP([.D4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</text:p>
          </table:table-cell>
          <table:table-cell/>
          <table:table-cell/>
          <table:table-cell table:style-name="ce5" office:value-type="string">
            <text:p>12,1</text:p>
          </table:table-cell>
          <table:table-cell table:style-name="ce16" table:formula="of:=IF(ISNA(VLOOKUP([.D443];[Entrada.$A$8:.$B$1605];2;0)) = 1; 0;VLOOKUP([.D443];[Entrada.$A$8:.$B$1605];2;0))" office:value-type="float" office:value="0">
            <text:p>0</text:p>
          </table:table-cell>
          <table:table-cell table:formula="of:=IF(ISNA(VLOOKUP([.D443];[Entrada.$A$8:.$D$1605];4;0)) = 1; 0;VLOOKUP([.D443];[Entrada.$A$8:.$D$1605];4;0))" office:value-type="float" office:value="0">
            <text:p>0</text:p>
          </table:table-cell>
          <table:table-cell table:number-columns-repeated="21"/>
          <table:table-cell table:style-name="ce23" table:formula="of:=[.B4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3];[Entrada.$A$8:.$C$1606];3;0)) = 1; 0;VLOOKUP([.D4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</text:p>
          </table:table-cell>
          <table:table-cell/>
          <table:table-cell/>
          <table:table-cell table:style-name="ce5" office:value-type="string">
            <text:p>12,2</text:p>
          </table:table-cell>
          <table:table-cell table:style-name="ce16" table:formula="of:=IF(ISNA(VLOOKUP([.D444];[Entrada.$A$8:.$B$1605];2;0)) = 1; 0;VLOOKUP([.D444];[Entrada.$A$8:.$B$1605];2;0))" office:value-type="float" office:value="0">
            <text:p>0</text:p>
          </table:table-cell>
          <table:table-cell table:formula="of:=IF(ISNA(VLOOKUP([.D444];[Entrada.$A$8:.$D$1605];4;0)) = 1; 0;VLOOKUP([.D444];[Entrada.$A$8:.$D$1605];4;0))" office:value-type="float" office:value="0">
            <text:p>0</text:p>
          </table:table-cell>
          <table:table-cell table:number-columns-repeated="21"/>
          <table:table-cell table:style-name="ce23" table:formula="of:=[.B4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4];[Entrada.$A$8:.$C$1606];3;0)) = 1; 0;VLOOKUP([.D4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</text:p>
          </table:table-cell>
          <table:table-cell/>
          <table:table-cell/>
          <table:table-cell table:style-name="ce5" office:value-type="string">
            <text:p>12,3</text:p>
          </table:table-cell>
          <table:table-cell table:style-name="ce16" table:formula="of:=IF(ISNA(VLOOKUP([.D445];[Entrada.$A$8:.$B$1605];2;0)) = 1; 0;VLOOKUP([.D445];[Entrada.$A$8:.$B$1605];2;0))" office:value-type="float" office:value="0">
            <text:p>0</text:p>
          </table:table-cell>
          <table:table-cell table:formula="of:=IF(ISNA(VLOOKUP([.D445];[Entrada.$A$8:.$D$1605];4;0)) = 1; 0;VLOOKUP([.D445];[Entrada.$A$8:.$D$1605];4;0))" office:value-type="float" office:value="0">
            <text:p>0</text:p>
          </table:table-cell>
          <table:table-cell table:number-columns-repeated="21"/>
          <table:table-cell table:style-name="ce23" table:formula="of:=[.B4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5];[Entrada.$A$8:.$C$1606];3;0)) = 1; 0;VLOOKUP([.D4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4</text:p>
          </table:table-cell>
          <table:table-cell/>
          <table:table-cell/>
          <table:table-cell table:style-name="ce5" office:value-type="string">
            <text:p>12,4</text:p>
          </table:table-cell>
          <table:table-cell table:style-name="ce16" table:formula="of:=IF(ISNA(VLOOKUP([.D446];[Entrada.$A$8:.$B$1605];2;0)) = 1; 0;VLOOKUP([.D446];[Entrada.$A$8:.$B$1605];2;0))" office:value-type="float" office:value="0">
            <text:p>0</text:p>
          </table:table-cell>
          <table:table-cell table:formula="of:=IF(ISNA(VLOOKUP([.D446];[Entrada.$A$8:.$D$1605];4;0)) = 1; 0;VLOOKUP([.D446];[Entrada.$A$8:.$D$1605];4;0))" office:value-type="float" office:value="0">
            <text:p>0</text:p>
          </table:table-cell>
          <table:table-cell table:number-columns-repeated="21"/>
          <table:table-cell table:style-name="ce23" table:formula="of:=[.B4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6];[Entrada.$A$8:.$C$1606];3;0)) = 1; 0;VLOOKUP([.D4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5</text:p>
          </table:table-cell>
          <table:table-cell/>
          <table:table-cell/>
          <table:table-cell table:style-name="ce5" office:value-type="string">
            <text:p>12,5</text:p>
          </table:table-cell>
          <table:table-cell table:style-name="ce16" table:formula="of:=IF(ISNA(VLOOKUP([.D447];[Entrada.$A$8:.$B$1605];2;0)) = 1; 0;VLOOKUP([.D447];[Entrada.$A$8:.$B$1605];2;0))" office:value-type="float" office:value="0">
            <text:p>0</text:p>
          </table:table-cell>
          <table:table-cell table:formula="of:=IF(ISNA(VLOOKUP([.D447];[Entrada.$A$8:.$D$1605];4;0)) = 1; 0;VLOOKUP([.D447];[Entrada.$A$8:.$D$1605];4;0))" office:value-type="float" office:value="0">
            <text:p>0</text:p>
          </table:table-cell>
          <table:table-cell table:number-columns-repeated="21"/>
          <table:table-cell table:style-name="ce23" table:formula="of:=[.B4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7];[Entrada.$A$8:.$C$1606];3;0)) = 1; 0;VLOOKUP([.D4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6</text:p>
          </table:table-cell>
          <table:table-cell/>
          <table:table-cell/>
          <table:table-cell table:style-name="ce5" office:value-type="string">
            <text:p>12,6</text:p>
          </table:table-cell>
          <table:table-cell table:style-name="ce16" table:formula="of:=IF(ISNA(VLOOKUP([.D448];[Entrada.$A$8:.$B$1605];2;0)) = 1; 0;VLOOKUP([.D448];[Entrada.$A$8:.$B$1605];2;0))" office:value-type="float" office:value="0">
            <text:p>0</text:p>
          </table:table-cell>
          <table:table-cell table:formula="of:=IF(ISNA(VLOOKUP([.D448];[Entrada.$A$8:.$D$1605];4;0)) = 1; 0;VLOOKUP([.D448];[Entrada.$A$8:.$D$1605];4;0))" office:value-type="float" office:value="0">
            <text:p>0</text:p>
          </table:table-cell>
          <table:table-cell table:number-columns-repeated="21"/>
          <table:table-cell table:style-name="ce23" table:formula="of:=[.B4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8];[Entrada.$A$8:.$C$1606];3;0)) = 1; 0;VLOOKUP([.D4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7</text:p>
          </table:table-cell>
          <table:table-cell/>
          <table:table-cell/>
          <table:table-cell table:style-name="ce5" office:value-type="string">
            <text:p>12,7</text:p>
          </table:table-cell>
          <table:table-cell table:style-name="ce16" table:formula="of:=IF(ISNA(VLOOKUP([.D449];[Entrada.$A$8:.$B$1605];2;0)) = 1; 0;VLOOKUP([.D449];[Entrada.$A$8:.$B$1605];2;0))" office:value-type="float" office:value="0">
            <text:p>0</text:p>
          </table:table-cell>
          <table:table-cell table:formula="of:=IF(ISNA(VLOOKUP([.D449];[Entrada.$A$8:.$D$1605];4;0)) = 1; 0;VLOOKUP([.D449];[Entrada.$A$8:.$D$1605];4;0))" office:value-type="float" office:value="0">
            <text:p>0</text:p>
          </table:table-cell>
          <table:table-cell table:number-columns-repeated="21"/>
          <table:table-cell table:style-name="ce23" table:formula="of:=[.B4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49];[Entrada.$A$8:.$C$1606];3;0)) = 1; 0;VLOOKUP([.D4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8</text:p>
          </table:table-cell>
          <table:table-cell/>
          <table:table-cell/>
          <table:table-cell table:style-name="ce5" office:value-type="string">
            <text:p>12,8</text:p>
          </table:table-cell>
          <table:table-cell table:style-name="ce16" table:formula="of:=IF(ISNA(VLOOKUP([.D450];[Entrada.$A$8:.$B$1605];2;0)) = 1; 0;VLOOKUP([.D450];[Entrada.$A$8:.$B$1605];2;0))" office:value-type="float" office:value="0">
            <text:p>0</text:p>
          </table:table-cell>
          <table:table-cell table:formula="of:=IF(ISNA(VLOOKUP([.D450];[Entrada.$A$8:.$D$1605];4;0)) = 1; 0;VLOOKUP([.D450];[Entrada.$A$8:.$D$1605];4;0))" office:value-type="float" office:value="0">
            <text:p>0</text:p>
          </table:table-cell>
          <table:table-cell table:number-columns-repeated="21"/>
          <table:table-cell table:style-name="ce23" table:formula="of:=[.B4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0];[Entrada.$A$8:.$C$1606];3;0)) = 1; 0;VLOOKUP([.D4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9</text:p>
          </table:table-cell>
          <table:table-cell/>
          <table:table-cell/>
          <table:table-cell table:style-name="ce5" office:value-type="string">
            <text:p>12,9</text:p>
          </table:table-cell>
          <table:table-cell table:style-name="ce16" table:formula="of:=IF(ISNA(VLOOKUP([.D451];[Entrada.$A$8:.$B$1605];2;0)) = 1; 0;VLOOKUP([.D451];[Entrada.$A$8:.$B$1605];2;0))" office:value-type="float" office:value="0">
            <text:p>0</text:p>
          </table:table-cell>
          <table:table-cell table:formula="of:=IF(ISNA(VLOOKUP([.D451];[Entrada.$A$8:.$D$1605];4;0)) = 1; 0;VLOOKUP([.D451];[Entrada.$A$8:.$D$1605];4;0))" office:value-type="float" office:value="0">
            <text:p>0</text:p>
          </table:table-cell>
          <table:table-cell table:number-columns-repeated="21"/>
          <table:table-cell table:style-name="ce23" table:formula="of:=[.B4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1];[Entrada.$A$8:.$C$1606];3;0)) = 1; 0;VLOOKUP([.D4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0</text:p>
          </table:table-cell>
          <table:table-cell/>
          <table:table-cell/>
          <table:table-cell table:style-name="ce5" office:value-type="string">
            <text:p>12,10</text:p>
          </table:table-cell>
          <table:table-cell table:style-name="ce16" table:formula="of:=IF(ISNA(VLOOKUP([.D452];[Entrada.$A$8:.$B$1605];2;0)) = 1; 0;VLOOKUP([.D452];[Entrada.$A$8:.$B$1605];2;0))" office:value-type="float" office:value="0">
            <text:p>0</text:p>
          </table:table-cell>
          <table:table-cell table:formula="of:=IF(ISNA(VLOOKUP([.D452];[Entrada.$A$8:.$D$1605];4;0)) = 1; 0;VLOOKUP([.D452];[Entrada.$A$8:.$D$1605];4;0))" office:value-type="float" office:value="0">
            <text:p>0</text:p>
          </table:table-cell>
          <table:table-cell table:number-columns-repeated="21"/>
          <table:table-cell table:style-name="ce23" table:formula="of:=[.B4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2];[Entrada.$A$8:.$C$1606];3;0)) = 1; 0;VLOOKUP([.D4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1</text:p>
          </table:table-cell>
          <table:table-cell/>
          <table:table-cell/>
          <table:table-cell table:style-name="ce5" office:value-type="string">
            <text:p>12,11</text:p>
          </table:table-cell>
          <table:table-cell table:style-name="ce16" table:formula="of:=IF(ISNA(VLOOKUP([.D453];[Entrada.$A$8:.$B$1605];2;0)) = 1; 0;VLOOKUP([.D453];[Entrada.$A$8:.$B$1605];2;0))" office:value-type="float" office:value="0">
            <text:p>0</text:p>
          </table:table-cell>
          <table:table-cell table:formula="of:=IF(ISNA(VLOOKUP([.D453];[Entrada.$A$8:.$D$1605];4;0)) = 1; 0;VLOOKUP([.D453];[Entrada.$A$8:.$D$1605];4;0))" office:value-type="float" office:value="0">
            <text:p>0</text:p>
          </table:table-cell>
          <table:table-cell table:number-columns-repeated="21"/>
          <table:table-cell table:style-name="ce23" table:formula="of:=[.B4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3];[Entrada.$A$8:.$C$1606];3;0)) = 1; 0;VLOOKUP([.D4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2</text:p>
          </table:table-cell>
          <table:table-cell/>
          <table:table-cell/>
          <table:table-cell table:style-name="ce5" office:value-type="string">
            <text:p>12,12</text:p>
          </table:table-cell>
          <table:table-cell table:style-name="ce16" table:formula="of:=IF(ISNA(VLOOKUP([.D454];[Entrada.$A$8:.$B$1605];2;0)) = 1; 0;VLOOKUP([.D454];[Entrada.$A$8:.$B$1605];2;0))" office:value-type="float" office:value="0">
            <text:p>0</text:p>
          </table:table-cell>
          <table:table-cell table:formula="of:=IF(ISNA(VLOOKUP([.D454];[Entrada.$A$8:.$D$1605];4;0)) = 1; 0;VLOOKUP([.D454];[Entrada.$A$8:.$D$1605];4;0))" office:value-type="float" office:value="0">
            <text:p>0</text:p>
          </table:table-cell>
          <table:table-cell table:number-columns-repeated="21"/>
          <table:table-cell table:style-name="ce23" table:formula="of:=[.B4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4];[Entrada.$A$8:.$C$1606];3;0)) = 1; 0;VLOOKUP([.D4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3</text:p>
          </table:table-cell>
          <table:table-cell/>
          <table:table-cell/>
          <table:table-cell table:style-name="ce5" office:value-type="string">
            <text:p>12,13</text:p>
          </table:table-cell>
          <table:table-cell table:style-name="ce16" table:formula="of:=IF(ISNA(VLOOKUP([.D455];[Entrada.$A$8:.$B$1605];2;0)) = 1; 0;VLOOKUP([.D455];[Entrada.$A$8:.$B$1605];2;0))" office:value-type="float" office:value="0">
            <text:p>0</text:p>
          </table:table-cell>
          <table:table-cell table:formula="of:=IF(ISNA(VLOOKUP([.D455];[Entrada.$A$8:.$D$1605];4;0)) = 1; 0;VLOOKUP([.D455];[Entrada.$A$8:.$D$1605];4;0))" office:value-type="float" office:value="0">
            <text:p>0</text:p>
          </table:table-cell>
          <table:table-cell table:number-columns-repeated="21"/>
          <table:table-cell table:style-name="ce23" table:formula="of:=[.B4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5];[Entrada.$A$8:.$C$1606];3;0)) = 1; 0;VLOOKUP([.D4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4</text:p>
          </table:table-cell>
          <table:table-cell/>
          <table:table-cell/>
          <table:table-cell table:style-name="ce5" office:value-type="string">
            <text:p>12,14</text:p>
          </table:table-cell>
          <table:table-cell table:style-name="ce16" table:formula="of:=IF(ISNA(VLOOKUP([.D456];[Entrada.$A$8:.$B$1605];2;0)) = 1; 0;VLOOKUP([.D456];[Entrada.$A$8:.$B$1605];2;0))" office:value-type="float" office:value="0">
            <text:p>0</text:p>
          </table:table-cell>
          <table:table-cell table:formula="of:=IF(ISNA(VLOOKUP([.D456];[Entrada.$A$8:.$D$1605];4;0)) = 1; 0;VLOOKUP([.D456];[Entrada.$A$8:.$D$1605];4;0))" office:value-type="float" office:value="0">
            <text:p>0</text:p>
          </table:table-cell>
          <table:table-cell table:number-columns-repeated="21"/>
          <table:table-cell table:style-name="ce23" table:formula="of:=[.B4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6];[Entrada.$A$8:.$C$1606];3;0)) = 1; 0;VLOOKUP([.D4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5</text:p>
          </table:table-cell>
          <table:table-cell/>
          <table:table-cell/>
          <table:table-cell table:style-name="ce5" office:value-type="string">
            <text:p>12,15</text:p>
          </table:table-cell>
          <table:table-cell table:style-name="ce16" table:formula="of:=IF(ISNA(VLOOKUP([.D457];[Entrada.$A$8:.$B$1605];2;0)) = 1; 0;VLOOKUP([.D457];[Entrada.$A$8:.$B$1605];2;0))" office:value-type="float" office:value="0">
            <text:p>0</text:p>
          </table:table-cell>
          <table:table-cell table:formula="of:=IF(ISNA(VLOOKUP([.D457];[Entrada.$A$8:.$D$1605];4;0)) = 1; 0;VLOOKUP([.D457];[Entrada.$A$8:.$D$1605];4;0))" office:value-type="float" office:value="0">
            <text:p>0</text:p>
          </table:table-cell>
          <table:table-cell table:number-columns-repeated="21"/>
          <table:table-cell table:style-name="ce23" table:formula="of:=[.B4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7];[Entrada.$A$8:.$C$1606];3;0)) = 1; 0;VLOOKUP([.D4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6</text:p>
          </table:table-cell>
          <table:table-cell/>
          <table:table-cell/>
          <table:table-cell table:style-name="ce5" office:value-type="string">
            <text:p>12,16</text:p>
          </table:table-cell>
          <table:table-cell table:style-name="ce16" table:formula="of:=IF(ISNA(VLOOKUP([.D458];[Entrada.$A$8:.$B$1605];2;0)) = 1; 0;VLOOKUP([.D458];[Entrada.$A$8:.$B$1605];2;0))" office:value-type="float" office:value="0">
            <text:p>0</text:p>
          </table:table-cell>
          <table:table-cell table:formula="of:=IF(ISNA(VLOOKUP([.D458];[Entrada.$A$8:.$D$1605];4;0)) = 1; 0;VLOOKUP([.D458];[Entrada.$A$8:.$D$1605];4;0))" office:value-type="float" office:value="0">
            <text:p>0</text:p>
          </table:table-cell>
          <table:table-cell table:number-columns-repeated="21"/>
          <table:table-cell table:style-name="ce23" table:formula="of:=[.B4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8];[Entrada.$A$8:.$C$1606];3;0)) = 1; 0;VLOOKUP([.D4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7</text:p>
          </table:table-cell>
          <table:table-cell/>
          <table:table-cell/>
          <table:table-cell table:style-name="ce5" office:value-type="string">
            <text:p>12,17</text:p>
          </table:table-cell>
          <table:table-cell table:style-name="ce16" table:formula="of:=IF(ISNA(VLOOKUP([.D459];[Entrada.$A$8:.$B$1605];2;0)) = 1; 0;VLOOKUP([.D459];[Entrada.$A$8:.$B$1605];2;0))" office:value-type="float" office:value="0">
            <text:p>0</text:p>
          </table:table-cell>
          <table:table-cell table:formula="of:=IF(ISNA(VLOOKUP([.D459];[Entrada.$A$8:.$D$1605];4;0)) = 1; 0;VLOOKUP([.D459];[Entrada.$A$8:.$D$1605];4;0))" office:value-type="float" office:value="0">
            <text:p>0</text:p>
          </table:table-cell>
          <table:table-cell table:number-columns-repeated="21"/>
          <table:table-cell table:style-name="ce23" table:formula="of:=[.B4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59];[Entrada.$A$8:.$C$1606];3;0)) = 1; 0;VLOOKUP([.D4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8</text:p>
          </table:table-cell>
          <table:table-cell/>
          <table:table-cell/>
          <table:table-cell table:style-name="ce5" office:value-type="string">
            <text:p>12,18</text:p>
          </table:table-cell>
          <table:table-cell table:style-name="ce16" table:formula="of:=IF(ISNA(VLOOKUP([.D460];[Entrada.$A$8:.$B$1605];2;0)) = 1; 0;VLOOKUP([.D460];[Entrada.$A$8:.$B$1605];2;0))" office:value-type="float" office:value="0">
            <text:p>0</text:p>
          </table:table-cell>
          <table:table-cell table:formula="of:=IF(ISNA(VLOOKUP([.D460];[Entrada.$A$8:.$D$1605];4;0)) = 1; 0;VLOOKUP([.D460];[Entrada.$A$8:.$D$1605];4;0))" office:value-type="float" office:value="0">
            <text:p>0</text:p>
          </table:table-cell>
          <table:table-cell table:number-columns-repeated="21"/>
          <table:table-cell table:style-name="ce23" table:formula="of:=[.B4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0];[Entrada.$A$8:.$C$1606];3;0)) = 1; 0;VLOOKUP([.D4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19</text:p>
          </table:table-cell>
          <table:table-cell/>
          <table:table-cell/>
          <table:table-cell table:style-name="ce5" office:value-type="string">
            <text:p>12,19</text:p>
          </table:table-cell>
          <table:table-cell table:style-name="ce16" table:formula="of:=IF(ISNA(VLOOKUP([.D461];[Entrada.$A$8:.$B$1605];2;0)) = 1; 0;VLOOKUP([.D461];[Entrada.$A$8:.$B$1605];2;0))" office:value-type="float" office:value="0">
            <text:p>0</text:p>
          </table:table-cell>
          <table:table-cell table:formula="of:=IF(ISNA(VLOOKUP([.D461];[Entrada.$A$8:.$D$1605];4;0)) = 1; 0;VLOOKUP([.D461];[Entrada.$A$8:.$D$1605];4;0))" office:value-type="float" office:value="0">
            <text:p>0</text:p>
          </table:table-cell>
          <table:table-cell table:number-columns-repeated="21"/>
          <table:table-cell table:style-name="ce23" table:formula="of:=[.B4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1];[Entrada.$A$8:.$C$1606];3;0)) = 1; 0;VLOOKUP([.D4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0</text:p>
          </table:table-cell>
          <table:table-cell/>
          <table:table-cell/>
          <table:table-cell table:style-name="ce5" office:value-type="string">
            <text:p>12,20</text:p>
          </table:table-cell>
          <table:table-cell table:style-name="ce16" table:formula="of:=IF(ISNA(VLOOKUP([.D462];[Entrada.$A$8:.$B$1605];2;0)) = 1; 0;VLOOKUP([.D462];[Entrada.$A$8:.$B$1605];2;0))" office:value-type="float" office:value="0">
            <text:p>0</text:p>
          </table:table-cell>
          <table:table-cell table:formula="of:=IF(ISNA(VLOOKUP([.D462];[Entrada.$A$8:.$D$1605];4;0)) = 1; 0;VLOOKUP([.D462];[Entrada.$A$8:.$D$1605];4;0))" office:value-type="float" office:value="0">
            <text:p>0</text:p>
          </table:table-cell>
          <table:table-cell table:number-columns-repeated="21"/>
          <table:table-cell table:style-name="ce23" table:formula="of:=[.B4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2];[Entrada.$A$8:.$C$1606];3;0)) = 1; 0;VLOOKUP([.D4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1</text:p>
          </table:table-cell>
          <table:table-cell/>
          <table:table-cell/>
          <table:table-cell table:style-name="ce5" office:value-type="string">
            <text:p>12,21</text:p>
          </table:table-cell>
          <table:table-cell table:style-name="ce16" table:formula="of:=IF(ISNA(VLOOKUP([.D463];[Entrada.$A$8:.$B$1605];2;0)) = 1; 0;VLOOKUP([.D463];[Entrada.$A$8:.$B$1605];2;0))" office:value-type="float" office:value="0">
            <text:p>0</text:p>
          </table:table-cell>
          <table:table-cell table:formula="of:=IF(ISNA(VLOOKUP([.D463];[Entrada.$A$8:.$D$1605];4;0)) = 1; 0;VLOOKUP([.D463];[Entrada.$A$8:.$D$1605];4;0))" office:value-type="float" office:value="0">
            <text:p>0</text:p>
          </table:table-cell>
          <table:table-cell table:number-columns-repeated="21"/>
          <table:table-cell table:style-name="ce23" table:formula="of:=[.B4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3];[Entrada.$A$8:.$C$1606];3;0)) = 1; 0;VLOOKUP([.D4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2</text:p>
          </table:table-cell>
          <table:table-cell/>
          <table:table-cell/>
          <table:table-cell table:style-name="ce5" office:value-type="string">
            <text:p>12,22</text:p>
          </table:table-cell>
          <table:table-cell table:style-name="ce16" table:formula="of:=IF(ISNA(VLOOKUP([.D464];[Entrada.$A$8:.$B$1605];2;0)) = 1; 0;VLOOKUP([.D464];[Entrada.$A$8:.$B$1605];2;0))" office:value-type="float" office:value="0">
            <text:p>0</text:p>
          </table:table-cell>
          <table:table-cell table:formula="of:=IF(ISNA(VLOOKUP([.D464];[Entrada.$A$8:.$D$1605];4;0)) = 1; 0;VLOOKUP([.D464];[Entrada.$A$8:.$D$1605];4;0))" office:value-type="float" office:value="0">
            <text:p>0</text:p>
          </table:table-cell>
          <table:table-cell table:number-columns-repeated="21"/>
          <table:table-cell table:style-name="ce23" table:formula="of:=[.B4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4];[Entrada.$A$8:.$C$1606];3;0)) = 1; 0;VLOOKUP([.D4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3</text:p>
          </table:table-cell>
          <table:table-cell/>
          <table:table-cell/>
          <table:table-cell table:style-name="ce5" office:value-type="string">
            <text:p>12,23</text:p>
          </table:table-cell>
          <table:table-cell table:style-name="ce16" table:formula="of:=IF(ISNA(VLOOKUP([.D465];[Entrada.$A$8:.$B$1605];2;0)) = 1; 0;VLOOKUP([.D465];[Entrada.$A$8:.$B$1605];2;0))" office:value-type="float" office:value="0">
            <text:p>0</text:p>
          </table:table-cell>
          <table:table-cell table:formula="of:=IF(ISNA(VLOOKUP([.D465];[Entrada.$A$8:.$D$1605];4;0)) = 1; 0;VLOOKUP([.D465];[Entrada.$A$8:.$D$1605];4;0))" office:value-type="float" office:value="0">
            <text:p>0</text:p>
          </table:table-cell>
          <table:table-cell table:number-columns-repeated="21"/>
          <table:table-cell table:style-name="ce23" table:formula="of:=[.B4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5];[Entrada.$A$8:.$C$1606];3;0)) = 1; 0;VLOOKUP([.D4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4</text:p>
          </table:table-cell>
          <table:table-cell/>
          <table:table-cell/>
          <table:table-cell table:style-name="ce5" office:value-type="string">
            <text:p>12,24</text:p>
          </table:table-cell>
          <table:table-cell table:style-name="ce16" table:formula="of:=IF(ISNA(VLOOKUP([.D466];[Entrada.$A$8:.$B$1605];2;0)) = 1; 0;VLOOKUP([.D466];[Entrada.$A$8:.$B$1605];2;0))" office:value-type="float" office:value="0">
            <text:p>0</text:p>
          </table:table-cell>
          <table:table-cell table:formula="of:=IF(ISNA(VLOOKUP([.D466];[Entrada.$A$8:.$D$1605];4;0)) = 1; 0;VLOOKUP([.D466];[Entrada.$A$8:.$D$1605];4;0))" office:value-type="float" office:value="0">
            <text:p>0</text:p>
          </table:table-cell>
          <table:table-cell table:number-columns-repeated="21"/>
          <table:table-cell table:style-name="ce23" table:formula="of:=[.B4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6];[Entrada.$A$8:.$C$1606];3;0)) = 1; 0;VLOOKUP([.D4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5</text:p>
          </table:table-cell>
          <table:table-cell/>
          <table:table-cell/>
          <table:table-cell table:style-name="ce5" office:value-type="string">
            <text:p>12,25</text:p>
          </table:table-cell>
          <table:table-cell table:style-name="ce16" table:formula="of:=IF(ISNA(VLOOKUP([.D467];[Entrada.$A$8:.$B$1605];2;0)) = 1; 0;VLOOKUP([.D467];[Entrada.$A$8:.$B$1605];2;0))" office:value-type="float" office:value="0">
            <text:p>0</text:p>
          </table:table-cell>
          <table:table-cell table:formula="of:=IF(ISNA(VLOOKUP([.D467];[Entrada.$A$8:.$D$1605];4;0)) = 1; 0;VLOOKUP([.D467];[Entrada.$A$8:.$D$1605];4;0))" office:value-type="float" office:value="0">
            <text:p>0</text:p>
          </table:table-cell>
          <table:table-cell table:number-columns-repeated="21"/>
          <table:table-cell table:style-name="ce23" table:formula="of:=[.B4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7];[Entrada.$A$8:.$C$1606];3;0)) = 1; 0;VLOOKUP([.D4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6</text:p>
          </table:table-cell>
          <table:table-cell/>
          <table:table-cell/>
          <table:table-cell table:style-name="ce5" office:value-type="string">
            <text:p>12,26</text:p>
          </table:table-cell>
          <table:table-cell table:style-name="ce16" table:formula="of:=IF(ISNA(VLOOKUP([.D468];[Entrada.$A$8:.$B$1605];2;0)) = 1; 0;VLOOKUP([.D468];[Entrada.$A$8:.$B$1605];2;0))" office:value-type="float" office:value="0">
            <text:p>0</text:p>
          </table:table-cell>
          <table:table-cell table:formula="of:=IF(ISNA(VLOOKUP([.D468];[Entrada.$A$8:.$D$1605];4;0)) = 1; 0;VLOOKUP([.D468];[Entrada.$A$8:.$D$1605];4;0))" office:value-type="float" office:value="0">
            <text:p>0</text:p>
          </table:table-cell>
          <table:table-cell table:number-columns-repeated="21"/>
          <table:table-cell table:style-name="ce23" table:formula="of:=[.B4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8];[Entrada.$A$8:.$C$1606];3;0)) = 1; 0;VLOOKUP([.D4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7</text:p>
          </table:table-cell>
          <table:table-cell/>
          <table:table-cell/>
          <table:table-cell table:style-name="ce5" office:value-type="string">
            <text:p>12,27</text:p>
          </table:table-cell>
          <table:table-cell table:style-name="ce16" table:formula="of:=IF(ISNA(VLOOKUP([.D469];[Entrada.$A$8:.$B$1605];2;0)) = 1; 0;VLOOKUP([.D469];[Entrada.$A$8:.$B$1605];2;0))" office:value-type="float" office:value="0">
            <text:p>0</text:p>
          </table:table-cell>
          <table:table-cell table:formula="of:=IF(ISNA(VLOOKUP([.D469];[Entrada.$A$8:.$D$1605];4;0)) = 1; 0;VLOOKUP([.D469];[Entrada.$A$8:.$D$1605];4;0))" office:value-type="float" office:value="0">
            <text:p>0</text:p>
          </table:table-cell>
          <table:table-cell table:number-columns-repeated="21"/>
          <table:table-cell table:style-name="ce23" table:formula="of:=[.B4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69];[Entrada.$A$8:.$C$1606];3;0)) = 1; 0;VLOOKUP([.D4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8</text:p>
          </table:table-cell>
          <table:table-cell/>
          <table:table-cell/>
          <table:table-cell table:style-name="ce5" office:value-type="string">
            <text:p>12,28</text:p>
          </table:table-cell>
          <table:table-cell table:style-name="ce16" table:formula="of:=IF(ISNA(VLOOKUP([.D470];[Entrada.$A$8:.$B$1605];2;0)) = 1; 0;VLOOKUP([.D470];[Entrada.$A$8:.$B$1605];2;0))" office:value-type="float" office:value="0">
            <text:p>0</text:p>
          </table:table-cell>
          <table:table-cell table:formula="of:=IF(ISNA(VLOOKUP([.D470];[Entrada.$A$8:.$D$1605];4;0)) = 1; 0;VLOOKUP([.D470];[Entrada.$A$8:.$D$1605];4;0))" office:value-type="float" office:value="0">
            <text:p>0</text:p>
          </table:table-cell>
          <table:table-cell table:number-columns-repeated="21"/>
          <table:table-cell table:style-name="ce23" table:formula="of:=[.B4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0];[Entrada.$A$8:.$C$1606];3;0)) = 1; 0;VLOOKUP([.D4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29</text:p>
          </table:table-cell>
          <table:table-cell/>
          <table:table-cell/>
          <table:table-cell table:style-name="ce5" office:value-type="string">
            <text:p>12,29</text:p>
          </table:table-cell>
          <table:table-cell table:style-name="ce16" table:formula="of:=IF(ISNA(VLOOKUP([.D471];[Entrada.$A$8:.$B$1605];2;0)) = 1; 0;VLOOKUP([.D471];[Entrada.$A$8:.$B$1605];2;0))" office:value-type="float" office:value="0">
            <text:p>0</text:p>
          </table:table-cell>
          <table:table-cell table:formula="of:=IF(ISNA(VLOOKUP([.D471];[Entrada.$A$8:.$D$1605];4;0)) = 1; 0;VLOOKUP([.D471];[Entrada.$A$8:.$D$1605];4;0))" office:value-type="float" office:value="0">
            <text:p>0</text:p>
          </table:table-cell>
          <table:table-cell table:number-columns-repeated="21"/>
          <table:table-cell table:style-name="ce23" table:formula="of:=[.B4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1];[Entrada.$A$8:.$C$1606];3;0)) = 1; 0;VLOOKUP([.D4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0</text:p>
          </table:table-cell>
          <table:table-cell/>
          <table:table-cell/>
          <table:table-cell table:style-name="ce5" office:value-type="string">
            <text:p>12,30</text:p>
          </table:table-cell>
          <table:table-cell table:style-name="ce16" table:formula="of:=IF(ISNA(VLOOKUP([.D472];[Entrada.$A$8:.$B$1605];2;0)) = 1; 0;VLOOKUP([.D472];[Entrada.$A$8:.$B$1605];2;0))" office:value-type="float" office:value="0">
            <text:p>0</text:p>
          </table:table-cell>
          <table:table-cell table:formula="of:=IF(ISNA(VLOOKUP([.D472];[Entrada.$A$8:.$D$1605];4;0)) = 1; 0;VLOOKUP([.D472];[Entrada.$A$8:.$D$1605];4;0))" office:value-type="float" office:value="0">
            <text:p>0</text:p>
          </table:table-cell>
          <table:table-cell table:number-columns-repeated="21"/>
          <table:table-cell table:style-name="ce23" table:formula="of:=[.B4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2];[Entrada.$A$8:.$C$1606];3;0)) = 1; 0;VLOOKUP([.D4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1</text:p>
          </table:table-cell>
          <table:table-cell/>
          <table:table-cell/>
          <table:table-cell table:style-name="ce5" office:value-type="string">
            <text:p>12,31</text:p>
          </table:table-cell>
          <table:table-cell table:style-name="ce16" table:formula="of:=IF(ISNA(VLOOKUP([.D473];[Entrada.$A$8:.$B$1605];2;0)) = 1; 0;VLOOKUP([.D473];[Entrada.$A$8:.$B$1605];2;0))" office:value-type="float" office:value="0">
            <text:p>0</text:p>
          </table:table-cell>
          <table:table-cell table:formula="of:=IF(ISNA(VLOOKUP([.D473];[Entrada.$A$8:.$D$1605];4;0)) = 1; 0;VLOOKUP([.D473];[Entrada.$A$8:.$D$1605];4;0))" office:value-type="float" office:value="0">
            <text:p>0</text:p>
          </table:table-cell>
          <table:table-cell table:number-columns-repeated="21"/>
          <table:table-cell table:style-name="ce23" table:formula="of:=[.B4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3];[Entrada.$A$8:.$C$1606];3;0)) = 1; 0;VLOOKUP([.D4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2</text:p>
          </table:table-cell>
          <table:table-cell/>
          <table:table-cell/>
          <table:table-cell table:style-name="ce5" office:value-type="string">
            <text:p>12,32</text:p>
          </table:table-cell>
          <table:table-cell table:style-name="ce16" table:formula="of:=IF(ISNA(VLOOKUP([.D474];[Entrada.$A$8:.$B$1605];2;0)) = 1; 0;VLOOKUP([.D474];[Entrada.$A$8:.$B$1605];2;0))" office:value-type="float" office:value="0">
            <text:p>0</text:p>
          </table:table-cell>
          <table:table-cell table:formula="of:=IF(ISNA(VLOOKUP([.D474];[Entrada.$A$8:.$D$1605];4;0)) = 1; 0;VLOOKUP([.D474];[Entrada.$A$8:.$D$1605];4;0))" office:value-type="float" office:value="0">
            <text:p>0</text:p>
          </table:table-cell>
          <table:table-cell table:number-columns-repeated="21"/>
          <table:table-cell table:style-name="ce23" table:formula="of:=[.B4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4];[Entrada.$A$8:.$C$1606];3;0)) = 1; 0;VLOOKUP([.D4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3</text:p>
          </table:table-cell>
          <table:table-cell/>
          <table:table-cell/>
          <table:table-cell table:style-name="ce5" office:value-type="string">
            <text:p>12,33</text:p>
          </table:table-cell>
          <table:table-cell table:style-name="ce16" table:formula="of:=IF(ISNA(VLOOKUP([.D475];[Entrada.$A$8:.$B$1605];2;0)) = 1; 0;VLOOKUP([.D475];[Entrada.$A$8:.$B$1605];2;0))" office:value-type="float" office:value="0">
            <text:p>0</text:p>
          </table:table-cell>
          <table:table-cell table:formula="of:=IF(ISNA(VLOOKUP([.D475];[Entrada.$A$8:.$D$1605];4;0)) = 1; 0;VLOOKUP([.D475];[Entrada.$A$8:.$D$1605];4;0))" office:value-type="float" office:value="0">
            <text:p>0</text:p>
          </table:table-cell>
          <table:table-cell table:number-columns-repeated="21"/>
          <table:table-cell table:style-name="ce23" table:formula="of:=[.B4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5];[Entrada.$A$8:.$C$1606];3;0)) = 1; 0;VLOOKUP([.D4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4</text:p>
          </table:table-cell>
          <table:table-cell/>
          <table:table-cell/>
          <table:table-cell table:style-name="ce5" office:value-type="string">
            <text:p>12,34</text:p>
          </table:table-cell>
          <table:table-cell table:style-name="ce16" table:formula="of:=IF(ISNA(VLOOKUP([.D476];[Entrada.$A$8:.$B$1605];2;0)) = 1; 0;VLOOKUP([.D476];[Entrada.$A$8:.$B$1605];2;0))" office:value-type="float" office:value="0">
            <text:p>0</text:p>
          </table:table-cell>
          <table:table-cell table:formula="of:=IF(ISNA(VLOOKUP([.D476];[Entrada.$A$8:.$D$1605];4;0)) = 1; 0;VLOOKUP([.D476];[Entrada.$A$8:.$D$1605];4;0))" office:value-type="float" office:value="0">
            <text:p>0</text:p>
          </table:table-cell>
          <table:table-cell table:number-columns-repeated="21"/>
          <table:table-cell table:style-name="ce23" table:formula="of:=[.B4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6];[Entrada.$A$8:.$C$1606];3;0)) = 1; 0;VLOOKUP([.D4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5</text:p>
          </table:table-cell>
          <table:table-cell/>
          <table:table-cell/>
          <table:table-cell table:style-name="ce5" office:value-type="string">
            <text:p>12,35</text:p>
          </table:table-cell>
          <table:table-cell table:style-name="ce16" table:formula="of:=IF(ISNA(VLOOKUP([.D477];[Entrada.$A$8:.$B$1605];2;0)) = 1; 0;VLOOKUP([.D477];[Entrada.$A$8:.$B$1605];2;0))" office:value-type="float" office:value="0">
            <text:p>0</text:p>
          </table:table-cell>
          <table:table-cell table:formula="of:=IF(ISNA(VLOOKUP([.D477];[Entrada.$A$8:.$D$1605];4;0)) = 1; 0;VLOOKUP([.D477];[Entrada.$A$8:.$D$1605];4;0))" office:value-type="float" office:value="0">
            <text:p>0</text:p>
          </table:table-cell>
          <table:table-cell table:number-columns-repeated="21"/>
          <table:table-cell table:style-name="ce23" table:formula="of:=[.B4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7];[Entrada.$A$8:.$C$1606];3;0)) = 1; 0;VLOOKUP([.D4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6</text:p>
          </table:table-cell>
          <table:table-cell/>
          <table:table-cell/>
          <table:table-cell table:style-name="ce5" office:value-type="string">
            <text:p>12,36</text:p>
          </table:table-cell>
          <table:table-cell table:style-name="ce16" table:formula="of:=IF(ISNA(VLOOKUP([.D478];[Entrada.$A$8:.$B$1605];2;0)) = 1; 0;VLOOKUP([.D478];[Entrada.$A$8:.$B$1605];2;0))" office:value-type="float" office:value="0">
            <text:p>0</text:p>
          </table:table-cell>
          <table:table-cell table:formula="of:=IF(ISNA(VLOOKUP([.D478];[Entrada.$A$8:.$D$1605];4;0)) = 1; 0;VLOOKUP([.D478];[Entrada.$A$8:.$D$1605];4;0))" office:value-type="float" office:value="0">
            <text:p>0</text:p>
          </table:table-cell>
          <table:table-cell table:number-columns-repeated="21"/>
          <table:table-cell table:style-name="ce23" table:formula="of:=[.B4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8];[Entrada.$A$8:.$C$1606];3;0)) = 1; 0;VLOOKUP([.D4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7</text:p>
          </table:table-cell>
          <table:table-cell/>
          <table:table-cell/>
          <table:table-cell table:style-name="ce5" office:value-type="string">
            <text:p>12,37</text:p>
          </table:table-cell>
          <table:table-cell table:style-name="ce16" table:formula="of:=IF(ISNA(VLOOKUP([.D479];[Entrada.$A$8:.$B$1605];2;0)) = 1; 0;VLOOKUP([.D479];[Entrada.$A$8:.$B$1605];2;0))" office:value-type="float" office:value="0">
            <text:p>0</text:p>
          </table:table-cell>
          <table:table-cell table:formula="of:=IF(ISNA(VLOOKUP([.D479];[Entrada.$A$8:.$D$1605];4;0)) = 1; 0;VLOOKUP([.D479];[Entrada.$A$8:.$D$1605];4;0))" office:value-type="float" office:value="0">
            <text:p>0</text:p>
          </table:table-cell>
          <table:table-cell table:number-columns-repeated="21"/>
          <table:table-cell table:style-name="ce23" table:formula="of:=[.B4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79];[Entrada.$A$8:.$C$1606];3;0)) = 1; 0;VLOOKUP([.D4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8</text:p>
          </table:table-cell>
          <table:table-cell/>
          <table:table-cell/>
          <table:table-cell table:style-name="ce5" office:value-type="string">
            <text:p>12,38</text:p>
          </table:table-cell>
          <table:table-cell table:style-name="ce16" table:formula="of:=IF(ISNA(VLOOKUP([.D480];[Entrada.$A$8:.$B$1605];2;0)) = 1; 0;VLOOKUP([.D480];[Entrada.$A$8:.$B$1605];2;0))" office:value-type="float" office:value="0">
            <text:p>0</text:p>
          </table:table-cell>
          <table:table-cell table:formula="of:=IF(ISNA(VLOOKUP([.D480];[Entrada.$A$8:.$D$1605];4;0)) = 1; 0;VLOOKUP([.D480];[Entrada.$A$8:.$D$1605];4;0))" office:value-type="float" office:value="0">
            <text:p>0</text:p>
          </table:table-cell>
          <table:table-cell table:number-columns-repeated="21"/>
          <table:table-cell table:style-name="ce23" table:formula="of:=[.B4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0];[Entrada.$A$8:.$C$1606];3;0)) = 1; 0;VLOOKUP([.D4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39</text:p>
          </table:table-cell>
          <table:table-cell/>
          <table:table-cell/>
          <table:table-cell table:style-name="ce5" office:value-type="string">
            <text:p>12,39</text:p>
          </table:table-cell>
          <table:table-cell table:style-name="ce16" table:formula="of:=IF(ISNA(VLOOKUP([.D481];[Entrada.$A$8:.$B$1605];2;0)) = 1; 0;VLOOKUP([.D481];[Entrada.$A$8:.$B$1605];2;0))" office:value-type="float" office:value="0">
            <text:p>0</text:p>
          </table:table-cell>
          <table:table-cell table:formula="of:=IF(ISNA(VLOOKUP([.D481];[Entrada.$A$8:.$D$1605];4;0)) = 1; 0;VLOOKUP([.D481];[Entrada.$A$8:.$D$1605];4;0))" office:value-type="float" office:value="0">
            <text:p>0</text:p>
          </table:table-cell>
          <table:table-cell table:number-columns-repeated="21"/>
          <table:table-cell table:style-name="ce23" table:formula="of:=[.B4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1];[Entrada.$A$8:.$C$1606];3;0)) = 1; 0;VLOOKUP([.D4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2,40</text:p>
          </table:table-cell>
          <table:table-cell/>
          <table:table-cell/>
          <table:table-cell table:style-name="ce5" office:value-type="string">
            <text:p>12,40</text:p>
          </table:table-cell>
          <table:table-cell table:style-name="ce16" table:formula="of:=IF(ISNA(VLOOKUP([.D482];[Entrada.$A$8:.$B$1605];2;0)) = 1; 0;VLOOKUP([.D482];[Entrada.$A$8:.$B$1605];2;0))" office:value-type="float" office:value="0">
            <text:p>0</text:p>
          </table:table-cell>
          <table:table-cell table:formula="of:=IF(ISNA(VLOOKUP([.D482];[Entrada.$A$8:.$D$1605];4;0)) = 1; 0;VLOOKUP([.D482];[Entrada.$A$8:.$D$1605];4;0))" office:value-type="float" office:value="0">
            <text:p>0</text:p>
          </table:table-cell>
          <table:table-cell table:number-columns-repeated="21"/>
          <table:table-cell table:style-name="ce23" table:formula="of:=[.B4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2];[Entrada.$A$8:.$C$1606];3;0)) = 1; 0;VLOOKUP([.D4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</text:p>
          </table:table-cell>
          <table:table-cell/>
          <table:table-cell/>
          <table:table-cell table:style-name="ce5" office:value-type="string">
            <text:p>13,1</text:p>
          </table:table-cell>
          <table:table-cell table:style-name="ce16" table:formula="of:=IF(ISNA(VLOOKUP([.D483];[Entrada.$A$8:.$B$1605];2;0)) = 1; 0;VLOOKUP([.D483];[Entrada.$A$8:.$B$1605];2;0))" office:value-type="float" office:value="0">
            <text:p>0</text:p>
          </table:table-cell>
          <table:table-cell table:formula="of:=IF(ISNA(VLOOKUP([.D483];[Entrada.$A$8:.$D$1605];4;0)) = 1; 0;VLOOKUP([.D483];[Entrada.$A$8:.$D$1605];4;0))" office:value-type="float" office:value="0">
            <text:p>0</text:p>
          </table:table-cell>
          <table:table-cell table:number-columns-repeated="21"/>
          <table:table-cell table:style-name="ce23" table:formula="of:=[.B4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3];[Entrada.$A$8:.$C$1606];3;0)) = 1; 0;VLOOKUP([.D4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</text:p>
          </table:table-cell>
          <table:table-cell/>
          <table:table-cell/>
          <table:table-cell table:style-name="ce5" office:value-type="string">
            <text:p>13,2</text:p>
          </table:table-cell>
          <table:table-cell table:style-name="ce16" table:formula="of:=IF(ISNA(VLOOKUP([.D484];[Entrada.$A$8:.$B$1605];2;0)) = 1; 0;VLOOKUP([.D484];[Entrada.$A$8:.$B$1605];2;0))" office:value-type="float" office:value="0">
            <text:p>0</text:p>
          </table:table-cell>
          <table:table-cell table:formula="of:=IF(ISNA(VLOOKUP([.D484];[Entrada.$A$8:.$D$1605];4;0)) = 1; 0;VLOOKUP([.D484];[Entrada.$A$8:.$D$1605];4;0))" office:value-type="float" office:value="0">
            <text:p>0</text:p>
          </table:table-cell>
          <table:table-cell table:number-columns-repeated="21"/>
          <table:table-cell table:style-name="ce23" table:formula="of:=[.B4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4];[Entrada.$A$8:.$C$1606];3;0)) = 1; 0;VLOOKUP([.D4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4" office:value-type="float" office:value="13.3">
            <text:p>13,3</text:p>
          </table:table-cell>
          <table:table-cell/>
          <table:table-cell/>
          <table:table-cell table:style-name="ce4" office:value-type="float" office:value="13.3">
            <text:p>13,3</text:p>
          </table:table-cell>
          <table:table-cell table:style-name="ce16" table:formula="of:=IF(ISNA(VLOOKUP([.D485];[Entrada.$A$8:.$B$1605];2;0)) = 1; 0;VLOOKUP([.D485];[Entrada.$A$8:.$B$1605];2;0))" office:value-type="float" office:value="0">
            <text:p>0</text:p>
          </table:table-cell>
          <table:table-cell table:formula="of:=IF(ISNA(VLOOKUP([.D485];[Entrada.$A$8:.$D$1605];4;0)) = 1; 0;VLOOKUP([.D485];[Entrada.$A$8:.$D$1605];4;0))" office:value-type="float" office:value="0">
            <text:p>0</text:p>
          </table:table-cell>
          <table:table-cell table:number-columns-repeated="21"/>
          <table:table-cell table:style-name="ce23" table:formula="of:=[.B4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5];[Entrada.$A$8:.$C$1606];3;0)) = 1; 0;VLOOKUP([.D4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4</text:p>
          </table:table-cell>
          <table:table-cell/>
          <table:table-cell/>
          <table:table-cell table:style-name="ce5" office:value-type="string">
            <text:p>13,4</text:p>
          </table:table-cell>
          <table:table-cell table:style-name="ce16" table:formula="of:=IF(ISNA(VLOOKUP([.D486];[Entrada.$A$8:.$B$1605];2;0)) = 1; 0;VLOOKUP([.D486];[Entrada.$A$8:.$B$1605];2;0))" office:value-type="float" office:value="0">
            <text:p>0</text:p>
          </table:table-cell>
          <table:table-cell table:formula="of:=IF(ISNA(VLOOKUP([.D486];[Entrada.$A$8:.$D$1605];4;0)) = 1; 0;VLOOKUP([.D486];[Entrada.$A$8:.$D$1605];4;0))" office:value-type="float" office:value="0">
            <text:p>0</text:p>
          </table:table-cell>
          <table:table-cell table:number-columns-repeated="21"/>
          <table:table-cell table:style-name="ce23" table:formula="of:=[.B4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6];[Entrada.$A$8:.$C$1606];3;0)) = 1; 0;VLOOKUP([.D4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5</text:p>
          </table:table-cell>
          <table:table-cell/>
          <table:table-cell/>
          <table:table-cell table:style-name="ce5" office:value-type="string">
            <text:p>13,5</text:p>
          </table:table-cell>
          <table:table-cell table:style-name="ce16" table:formula="of:=IF(ISNA(VLOOKUP([.D487];[Entrada.$A$8:.$B$1605];2;0)) = 1; 0;VLOOKUP([.D487];[Entrada.$A$8:.$B$1605];2;0))" office:value-type="float" office:value="0">
            <text:p>0</text:p>
          </table:table-cell>
          <table:table-cell table:formula="of:=IF(ISNA(VLOOKUP([.D487];[Entrada.$A$8:.$D$1605];4;0)) = 1; 0;VLOOKUP([.D487];[Entrada.$A$8:.$D$1605];4;0))" office:value-type="float" office:value="0">
            <text:p>0</text:p>
          </table:table-cell>
          <table:table-cell table:number-columns-repeated="21"/>
          <table:table-cell table:style-name="ce23" table:formula="of:=[.B4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7];[Entrada.$A$8:.$C$1606];3;0)) = 1; 0;VLOOKUP([.D4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6</text:p>
          </table:table-cell>
          <table:table-cell/>
          <table:table-cell/>
          <table:table-cell table:style-name="ce5" office:value-type="string">
            <text:p>13,6</text:p>
          </table:table-cell>
          <table:table-cell table:style-name="ce16" table:formula="of:=IF(ISNA(VLOOKUP([.D488];[Entrada.$A$8:.$B$1605];2;0)) = 1; 0;VLOOKUP([.D488];[Entrada.$A$8:.$B$1605];2;0))" office:value-type="float" office:value="0">
            <text:p>0</text:p>
          </table:table-cell>
          <table:table-cell table:formula="of:=IF(ISNA(VLOOKUP([.D488];[Entrada.$A$8:.$D$1605];4;0)) = 1; 0;VLOOKUP([.D488];[Entrada.$A$8:.$D$1605];4;0))" office:value-type="float" office:value="0">
            <text:p>0</text:p>
          </table:table-cell>
          <table:table-cell table:number-columns-repeated="21"/>
          <table:table-cell table:style-name="ce23" table:formula="of:=[.B4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8];[Entrada.$A$8:.$C$1606];3;0)) = 1; 0;VLOOKUP([.D4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7</text:p>
          </table:table-cell>
          <table:table-cell/>
          <table:table-cell/>
          <table:table-cell table:style-name="ce5" office:value-type="string">
            <text:p>13,7</text:p>
          </table:table-cell>
          <table:table-cell table:style-name="ce16" table:formula="of:=IF(ISNA(VLOOKUP([.D489];[Entrada.$A$8:.$B$1605];2;0)) = 1; 0;VLOOKUP([.D489];[Entrada.$A$8:.$B$1605];2;0))" office:value-type="float" office:value="0">
            <text:p>0</text:p>
          </table:table-cell>
          <table:table-cell table:formula="of:=IF(ISNA(VLOOKUP([.D489];[Entrada.$A$8:.$D$1605];4;0)) = 1; 0;VLOOKUP([.D489];[Entrada.$A$8:.$D$1605];4;0))" office:value-type="float" office:value="0">
            <text:p>0</text:p>
          </table:table-cell>
          <table:table-cell table:number-columns-repeated="21"/>
          <table:table-cell table:style-name="ce23" table:formula="of:=[.B4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89];[Entrada.$A$8:.$C$1606];3;0)) = 1; 0;VLOOKUP([.D4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8</text:p>
          </table:table-cell>
          <table:table-cell/>
          <table:table-cell/>
          <table:table-cell table:style-name="ce5" office:value-type="string">
            <text:p>13,8</text:p>
          </table:table-cell>
          <table:table-cell table:style-name="ce16" table:formula="of:=IF(ISNA(VLOOKUP([.D490];[Entrada.$A$8:.$B$1605];2;0)) = 1; 0;VLOOKUP([.D490];[Entrada.$A$8:.$B$1605];2;0))" office:value-type="float" office:value="0">
            <text:p>0</text:p>
          </table:table-cell>
          <table:table-cell table:formula="of:=IF(ISNA(VLOOKUP([.D490];[Entrada.$A$8:.$D$1605];4;0)) = 1; 0;VLOOKUP([.D490];[Entrada.$A$8:.$D$1605];4;0))" office:value-type="float" office:value="0">
            <text:p>0</text:p>
          </table:table-cell>
          <table:table-cell table:number-columns-repeated="21"/>
          <table:table-cell table:style-name="ce23" table:formula="of:=[.B4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0];[Entrada.$A$8:.$C$1606];3;0)) = 1; 0;VLOOKUP([.D4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9</text:p>
          </table:table-cell>
          <table:table-cell/>
          <table:table-cell/>
          <table:table-cell table:style-name="ce5" office:value-type="string">
            <text:p>13,9</text:p>
          </table:table-cell>
          <table:table-cell table:style-name="ce16" table:formula="of:=IF(ISNA(VLOOKUP([.D491];[Entrada.$A$8:.$B$1605];2;0)) = 1; 0;VLOOKUP([.D491];[Entrada.$A$8:.$B$1605];2;0))" office:value-type="float" office:value="0">
            <text:p>0</text:p>
          </table:table-cell>
          <table:table-cell table:formula="of:=IF(ISNA(VLOOKUP([.D491];[Entrada.$A$8:.$D$1605];4;0)) = 1; 0;VLOOKUP([.D491];[Entrada.$A$8:.$D$1605];4;0))" office:value-type="float" office:value="0">
            <text:p>0</text:p>
          </table:table-cell>
          <table:table-cell table:number-columns-repeated="21"/>
          <table:table-cell table:style-name="ce23" table:formula="of:=[.B4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1];[Entrada.$A$8:.$C$1606];3;0)) = 1; 0;VLOOKUP([.D4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0</text:p>
          </table:table-cell>
          <table:table-cell/>
          <table:table-cell/>
          <table:table-cell table:style-name="ce5" office:value-type="string">
            <text:p>13,10</text:p>
          </table:table-cell>
          <table:table-cell table:style-name="ce16" table:formula="of:=IF(ISNA(VLOOKUP([.D492];[Entrada.$A$8:.$B$1605];2;0)) = 1; 0;VLOOKUP([.D492];[Entrada.$A$8:.$B$1605];2;0))" office:value-type="float" office:value="0">
            <text:p>0</text:p>
          </table:table-cell>
          <table:table-cell table:formula="of:=IF(ISNA(VLOOKUP([.D492];[Entrada.$A$8:.$D$1605];4;0)) = 1; 0;VLOOKUP([.D492];[Entrada.$A$8:.$D$1605];4;0))" office:value-type="float" office:value="0">
            <text:p>0</text:p>
          </table:table-cell>
          <table:table-cell table:number-columns-repeated="21"/>
          <table:table-cell table:style-name="ce23" table:formula="of:=[.B4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2];[Entrada.$A$8:.$C$1606];3;0)) = 1; 0;VLOOKUP([.D4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1</text:p>
          </table:table-cell>
          <table:table-cell/>
          <table:table-cell/>
          <table:table-cell table:style-name="ce5" office:value-type="string">
            <text:p>13,11</text:p>
          </table:table-cell>
          <table:table-cell table:style-name="ce16" table:formula="of:=IF(ISNA(VLOOKUP([.D493];[Entrada.$A$8:.$B$1605];2;0)) = 1; 0;VLOOKUP([.D493];[Entrada.$A$8:.$B$1605];2;0))" office:value-type="float" office:value="0">
            <text:p>0</text:p>
          </table:table-cell>
          <table:table-cell table:formula="of:=IF(ISNA(VLOOKUP([.D493];[Entrada.$A$8:.$D$1605];4;0)) = 1; 0;VLOOKUP([.D493];[Entrada.$A$8:.$D$1605];4;0))" office:value-type="float" office:value="0">
            <text:p>0</text:p>
          </table:table-cell>
          <table:table-cell table:number-columns-repeated="21"/>
          <table:table-cell table:style-name="ce23" table:formula="of:=[.B4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3];[Entrada.$A$8:.$C$1606];3;0)) = 1; 0;VLOOKUP([.D4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2</text:p>
          </table:table-cell>
          <table:table-cell/>
          <table:table-cell/>
          <table:table-cell table:style-name="ce5" office:value-type="string">
            <text:p>13,12</text:p>
          </table:table-cell>
          <table:table-cell table:style-name="ce16" table:formula="of:=IF(ISNA(VLOOKUP([.D494];[Entrada.$A$8:.$B$1605];2;0)) = 1; 0;VLOOKUP([.D494];[Entrada.$A$8:.$B$1605];2;0))" office:value-type="float" office:value="0">
            <text:p>0</text:p>
          </table:table-cell>
          <table:table-cell table:formula="of:=IF(ISNA(VLOOKUP([.D494];[Entrada.$A$8:.$D$1605];4;0)) = 1; 0;VLOOKUP([.D494];[Entrada.$A$8:.$D$1605];4;0))" office:value-type="float" office:value="0">
            <text:p>0</text:p>
          </table:table-cell>
          <table:table-cell table:number-columns-repeated="21"/>
          <table:table-cell table:style-name="ce23" table:formula="of:=[.B4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4];[Entrada.$A$8:.$C$1606];3;0)) = 1; 0;VLOOKUP([.D4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3</text:p>
          </table:table-cell>
          <table:table-cell/>
          <table:table-cell/>
          <table:table-cell table:style-name="ce5" office:value-type="string">
            <text:p>13,13</text:p>
          </table:table-cell>
          <table:table-cell table:style-name="ce16" table:formula="of:=IF(ISNA(VLOOKUP([.D495];[Entrada.$A$8:.$B$1605];2;0)) = 1; 0;VLOOKUP([.D495];[Entrada.$A$8:.$B$1605];2;0))" office:value-type="float" office:value="0">
            <text:p>0</text:p>
          </table:table-cell>
          <table:table-cell table:formula="of:=IF(ISNA(VLOOKUP([.D495];[Entrada.$A$8:.$D$1605];4;0)) = 1; 0;VLOOKUP([.D495];[Entrada.$A$8:.$D$1605];4;0))" office:value-type="float" office:value="0">
            <text:p>0</text:p>
          </table:table-cell>
          <table:table-cell table:number-columns-repeated="21"/>
          <table:table-cell table:style-name="ce23" table:formula="of:=[.B4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5];[Entrada.$A$8:.$C$1606];3;0)) = 1; 0;VLOOKUP([.D4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4</text:p>
          </table:table-cell>
          <table:table-cell/>
          <table:table-cell/>
          <table:table-cell table:style-name="ce5" office:value-type="string">
            <text:p>13,14</text:p>
          </table:table-cell>
          <table:table-cell table:style-name="ce16" table:formula="of:=IF(ISNA(VLOOKUP([.D496];[Entrada.$A$8:.$B$1605];2;0)) = 1; 0;VLOOKUP([.D496];[Entrada.$A$8:.$B$1605];2;0))" office:value-type="float" office:value="0">
            <text:p>0</text:p>
          </table:table-cell>
          <table:table-cell table:formula="of:=IF(ISNA(VLOOKUP([.D496];[Entrada.$A$8:.$D$1605];4;0)) = 1; 0;VLOOKUP([.D496];[Entrada.$A$8:.$D$1605];4;0))" office:value-type="float" office:value="0">
            <text:p>0</text:p>
          </table:table-cell>
          <table:table-cell table:number-columns-repeated="21"/>
          <table:table-cell table:style-name="ce23" table:formula="of:=[.B4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6];[Entrada.$A$8:.$C$1606];3;0)) = 1; 0;VLOOKUP([.D4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5</text:p>
          </table:table-cell>
          <table:table-cell/>
          <table:table-cell/>
          <table:table-cell table:style-name="ce5" office:value-type="string">
            <text:p>13,15</text:p>
          </table:table-cell>
          <table:table-cell table:style-name="ce16" table:formula="of:=IF(ISNA(VLOOKUP([.D497];[Entrada.$A$8:.$B$1605];2;0)) = 1; 0;VLOOKUP([.D497];[Entrada.$A$8:.$B$1605];2;0))" office:value-type="float" office:value="0">
            <text:p>0</text:p>
          </table:table-cell>
          <table:table-cell table:formula="of:=IF(ISNA(VLOOKUP([.D497];[Entrada.$A$8:.$D$1605];4;0)) = 1; 0;VLOOKUP([.D497];[Entrada.$A$8:.$D$1605];4;0))" office:value-type="float" office:value="0">
            <text:p>0</text:p>
          </table:table-cell>
          <table:table-cell table:number-columns-repeated="21"/>
          <table:table-cell table:style-name="ce23" table:formula="of:=[.B4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7];[Entrada.$A$8:.$C$1606];3;0)) = 1; 0;VLOOKUP([.D4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6</text:p>
          </table:table-cell>
          <table:table-cell/>
          <table:table-cell/>
          <table:table-cell table:style-name="ce5" office:value-type="string">
            <text:p>13,16</text:p>
          </table:table-cell>
          <table:table-cell table:style-name="ce16" table:formula="of:=IF(ISNA(VLOOKUP([.D498];[Entrada.$A$8:.$B$1605];2;0)) = 1; 0;VLOOKUP([.D498];[Entrada.$A$8:.$B$1605];2;0))" office:value-type="float" office:value="0">
            <text:p>0</text:p>
          </table:table-cell>
          <table:table-cell table:formula="of:=IF(ISNA(VLOOKUP([.D498];[Entrada.$A$8:.$D$1605];4;0)) = 1; 0;VLOOKUP([.D498];[Entrada.$A$8:.$D$1605];4;0))" office:value-type="float" office:value="0">
            <text:p>0</text:p>
          </table:table-cell>
          <table:table-cell table:number-columns-repeated="21"/>
          <table:table-cell table:style-name="ce23" table:formula="of:=[.B4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8];[Entrada.$A$8:.$C$1606];3;0)) = 1; 0;VLOOKUP([.D4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7</text:p>
          </table:table-cell>
          <table:table-cell/>
          <table:table-cell/>
          <table:table-cell table:style-name="ce5" office:value-type="string">
            <text:p>13,17</text:p>
          </table:table-cell>
          <table:table-cell table:style-name="ce16" table:formula="of:=IF(ISNA(VLOOKUP([.D499];[Entrada.$A$8:.$B$1605];2;0)) = 1; 0;VLOOKUP([.D499];[Entrada.$A$8:.$B$1605];2;0))" office:value-type="float" office:value="0">
            <text:p>0</text:p>
          </table:table-cell>
          <table:table-cell table:formula="of:=IF(ISNA(VLOOKUP([.D499];[Entrada.$A$8:.$D$1605];4;0)) = 1; 0;VLOOKUP([.D499];[Entrada.$A$8:.$D$1605];4;0))" office:value-type="float" office:value="0">
            <text:p>0</text:p>
          </table:table-cell>
          <table:table-cell table:number-columns-repeated="21"/>
          <table:table-cell table:style-name="ce23" table:formula="of:=[.B4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499];[Entrada.$A$8:.$C$1606];3;0)) = 1; 0;VLOOKUP([.D4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8</text:p>
          </table:table-cell>
          <table:table-cell/>
          <table:table-cell/>
          <table:table-cell table:style-name="ce5" office:value-type="string">
            <text:p>13,18</text:p>
          </table:table-cell>
          <table:table-cell table:style-name="ce16" table:formula="of:=IF(ISNA(VLOOKUP([.D500];[Entrada.$A$8:.$B$1605];2;0)) = 1; 0;VLOOKUP([.D500];[Entrada.$A$8:.$B$1605];2;0))" office:value-type="float" office:value="0">
            <text:p>0</text:p>
          </table:table-cell>
          <table:table-cell table:formula="of:=IF(ISNA(VLOOKUP([.D500];[Entrada.$A$8:.$D$1605];4;0)) = 1; 0;VLOOKUP([.D500];[Entrada.$A$8:.$D$1605];4;0))" office:value-type="float" office:value="0">
            <text:p>0</text:p>
          </table:table-cell>
          <table:table-cell table:number-columns-repeated="21"/>
          <table:table-cell table:style-name="ce23" table:formula="of:=[.B5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0];[Entrada.$A$8:.$C$1606];3;0)) = 1; 0;VLOOKUP([.D5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19</text:p>
          </table:table-cell>
          <table:table-cell/>
          <table:table-cell/>
          <table:table-cell table:style-name="ce5" office:value-type="string">
            <text:p>13,19</text:p>
          </table:table-cell>
          <table:table-cell table:style-name="ce16" table:formula="of:=IF(ISNA(VLOOKUP([.D501];[Entrada.$A$8:.$B$1605];2;0)) = 1; 0;VLOOKUP([.D501];[Entrada.$A$8:.$B$1605];2;0))" office:value-type="float" office:value="0">
            <text:p>0</text:p>
          </table:table-cell>
          <table:table-cell table:formula="of:=IF(ISNA(VLOOKUP([.D501];[Entrada.$A$8:.$D$1605];4;0)) = 1; 0;VLOOKUP([.D501];[Entrada.$A$8:.$D$1605];4;0))" office:value-type="float" office:value="0">
            <text:p>0</text:p>
          </table:table-cell>
          <table:table-cell table:number-columns-repeated="21"/>
          <table:table-cell table:style-name="ce23" table:formula="of:=[.B5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1];[Entrada.$A$8:.$C$1606];3;0)) = 1; 0;VLOOKUP([.D5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0</text:p>
          </table:table-cell>
          <table:table-cell/>
          <table:table-cell/>
          <table:table-cell table:style-name="ce5" office:value-type="string">
            <text:p>13,20</text:p>
          </table:table-cell>
          <table:table-cell table:style-name="ce16" table:formula="of:=IF(ISNA(VLOOKUP([.D502];[Entrada.$A$8:.$B$1605];2;0)) = 1; 0;VLOOKUP([.D502];[Entrada.$A$8:.$B$1605];2;0))" office:value-type="float" office:value="0">
            <text:p>0</text:p>
          </table:table-cell>
          <table:table-cell table:formula="of:=IF(ISNA(VLOOKUP([.D502];[Entrada.$A$8:.$D$1605];4;0)) = 1; 0;VLOOKUP([.D502];[Entrada.$A$8:.$D$1605];4;0))" office:value-type="float" office:value="0">
            <text:p>0</text:p>
          </table:table-cell>
          <table:table-cell table:number-columns-repeated="21"/>
          <table:table-cell table:style-name="ce23" table:formula="of:=[.B5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2];[Entrada.$A$8:.$C$1606];3;0)) = 1; 0;VLOOKUP([.D5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1</text:p>
          </table:table-cell>
          <table:table-cell/>
          <table:table-cell/>
          <table:table-cell table:style-name="ce5" office:value-type="string">
            <text:p>13,21</text:p>
          </table:table-cell>
          <table:table-cell table:style-name="ce16" table:formula="of:=IF(ISNA(VLOOKUP([.D503];[Entrada.$A$8:.$B$1605];2;0)) = 1; 0;VLOOKUP([.D503];[Entrada.$A$8:.$B$1605];2;0))" office:value-type="float" office:value="0">
            <text:p>0</text:p>
          </table:table-cell>
          <table:table-cell table:formula="of:=IF(ISNA(VLOOKUP([.D503];[Entrada.$A$8:.$D$1605];4;0)) = 1; 0;VLOOKUP([.D503];[Entrada.$A$8:.$D$1605];4;0))" office:value-type="float" office:value="0">
            <text:p>0</text:p>
          </table:table-cell>
          <table:table-cell table:number-columns-repeated="21"/>
          <table:table-cell table:style-name="ce23" table:formula="of:=[.B5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3];[Entrada.$A$8:.$C$1606];3;0)) = 1; 0;VLOOKUP([.D5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2</text:p>
          </table:table-cell>
          <table:table-cell/>
          <table:table-cell/>
          <table:table-cell table:style-name="ce5" office:value-type="string">
            <text:p>13,22</text:p>
          </table:table-cell>
          <table:table-cell table:style-name="ce16" table:formula="of:=IF(ISNA(VLOOKUP([.D504];[Entrada.$A$8:.$B$1605];2;0)) = 1; 0;VLOOKUP([.D504];[Entrada.$A$8:.$B$1605];2;0))" office:value-type="float" office:value="0">
            <text:p>0</text:p>
          </table:table-cell>
          <table:table-cell table:formula="of:=IF(ISNA(VLOOKUP([.D504];[Entrada.$A$8:.$D$1605];4;0)) = 1; 0;VLOOKUP([.D504];[Entrada.$A$8:.$D$1605];4;0))" office:value-type="float" office:value="0">
            <text:p>0</text:p>
          </table:table-cell>
          <table:table-cell table:number-columns-repeated="21"/>
          <table:table-cell table:style-name="ce23" table:formula="of:=[.B5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4];[Entrada.$A$8:.$C$1606];3;0)) = 1; 0;VLOOKUP([.D5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3</text:p>
          </table:table-cell>
          <table:table-cell/>
          <table:table-cell/>
          <table:table-cell table:style-name="ce5" office:value-type="string">
            <text:p>13,23</text:p>
          </table:table-cell>
          <table:table-cell table:style-name="ce16" table:formula="of:=IF(ISNA(VLOOKUP([.D505];[Entrada.$A$8:.$B$1605];2;0)) = 1; 0;VLOOKUP([.D505];[Entrada.$A$8:.$B$1605];2;0))" office:value-type="float" office:value="0">
            <text:p>0</text:p>
          </table:table-cell>
          <table:table-cell table:formula="of:=IF(ISNA(VLOOKUP([.D505];[Entrada.$A$8:.$D$1605];4;0)) = 1; 0;VLOOKUP([.D505];[Entrada.$A$8:.$D$1605];4;0))" office:value-type="float" office:value="0">
            <text:p>0</text:p>
          </table:table-cell>
          <table:table-cell table:number-columns-repeated="21"/>
          <table:table-cell table:style-name="ce23" table:formula="of:=[.B5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5];[Entrada.$A$8:.$C$1606];3;0)) = 1; 0;VLOOKUP([.D5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4</text:p>
          </table:table-cell>
          <table:table-cell/>
          <table:table-cell/>
          <table:table-cell table:style-name="ce5" office:value-type="string">
            <text:p>13,24</text:p>
          </table:table-cell>
          <table:table-cell table:style-name="ce16" table:formula="of:=IF(ISNA(VLOOKUP([.D506];[Entrada.$A$8:.$B$1605];2;0)) = 1; 0;VLOOKUP([.D506];[Entrada.$A$8:.$B$1605];2;0))" office:value-type="float" office:value="0">
            <text:p>0</text:p>
          </table:table-cell>
          <table:table-cell table:formula="of:=IF(ISNA(VLOOKUP([.D506];[Entrada.$A$8:.$D$1605];4;0)) = 1; 0;VLOOKUP([.D506];[Entrada.$A$8:.$D$1605];4;0))" office:value-type="float" office:value="0">
            <text:p>0</text:p>
          </table:table-cell>
          <table:table-cell table:number-columns-repeated="21"/>
          <table:table-cell table:style-name="ce23" table:formula="of:=[.B5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6];[Entrada.$A$8:.$C$1606];3;0)) = 1; 0;VLOOKUP([.D5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5</text:p>
          </table:table-cell>
          <table:table-cell/>
          <table:table-cell/>
          <table:table-cell table:style-name="ce5" office:value-type="string">
            <text:p>13,25</text:p>
          </table:table-cell>
          <table:table-cell table:style-name="ce16" table:formula="of:=IF(ISNA(VLOOKUP([.D507];[Entrada.$A$8:.$B$1605];2;0)) = 1; 0;VLOOKUP([.D507];[Entrada.$A$8:.$B$1605];2;0))" office:value-type="float" office:value="0">
            <text:p>0</text:p>
          </table:table-cell>
          <table:table-cell table:formula="of:=IF(ISNA(VLOOKUP([.D507];[Entrada.$A$8:.$D$1605];4;0)) = 1; 0;VLOOKUP([.D507];[Entrada.$A$8:.$D$1605];4;0))" office:value-type="float" office:value="0">
            <text:p>0</text:p>
          </table:table-cell>
          <table:table-cell table:number-columns-repeated="21"/>
          <table:table-cell table:style-name="ce23" table:formula="of:=[.B5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7];[Entrada.$A$8:.$C$1606];3;0)) = 1; 0;VLOOKUP([.D5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6</text:p>
          </table:table-cell>
          <table:table-cell/>
          <table:table-cell/>
          <table:table-cell table:style-name="ce5" office:value-type="string">
            <text:p>13,26</text:p>
          </table:table-cell>
          <table:table-cell table:style-name="ce16" table:formula="of:=IF(ISNA(VLOOKUP([.D508];[Entrada.$A$8:.$B$1605];2;0)) = 1; 0;VLOOKUP([.D508];[Entrada.$A$8:.$B$1605];2;0))" office:value-type="float" office:value="0">
            <text:p>0</text:p>
          </table:table-cell>
          <table:table-cell table:formula="of:=IF(ISNA(VLOOKUP([.D508];[Entrada.$A$8:.$D$1605];4;0)) = 1; 0;VLOOKUP([.D508];[Entrada.$A$8:.$D$1605];4;0))" office:value-type="float" office:value="0">
            <text:p>0</text:p>
          </table:table-cell>
          <table:table-cell table:number-columns-repeated="21"/>
          <table:table-cell table:style-name="ce23" table:formula="of:=[.B5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8];[Entrada.$A$8:.$C$1606];3;0)) = 1; 0;VLOOKUP([.D5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7</text:p>
          </table:table-cell>
          <table:table-cell/>
          <table:table-cell/>
          <table:table-cell table:style-name="ce5" office:value-type="string">
            <text:p>13,27</text:p>
          </table:table-cell>
          <table:table-cell table:style-name="ce16" table:formula="of:=IF(ISNA(VLOOKUP([.D509];[Entrada.$A$8:.$B$1605];2;0)) = 1; 0;VLOOKUP([.D509];[Entrada.$A$8:.$B$1605];2;0))" office:value-type="float" office:value="0">
            <text:p>0</text:p>
          </table:table-cell>
          <table:table-cell table:formula="of:=IF(ISNA(VLOOKUP([.D509];[Entrada.$A$8:.$D$1605];4;0)) = 1; 0;VLOOKUP([.D509];[Entrada.$A$8:.$D$1605];4;0))" office:value-type="float" office:value="0">
            <text:p>0</text:p>
          </table:table-cell>
          <table:table-cell table:number-columns-repeated="21"/>
          <table:table-cell table:style-name="ce23" table:formula="of:=[.B5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09];[Entrada.$A$8:.$C$1606];3;0)) = 1; 0;VLOOKUP([.D5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8</text:p>
          </table:table-cell>
          <table:table-cell/>
          <table:table-cell/>
          <table:table-cell table:style-name="ce5" office:value-type="string">
            <text:p>13,28</text:p>
          </table:table-cell>
          <table:table-cell table:style-name="ce16" table:formula="of:=IF(ISNA(VLOOKUP([.D510];[Entrada.$A$8:.$B$1605];2;0)) = 1; 0;VLOOKUP([.D510];[Entrada.$A$8:.$B$1605];2;0))" office:value-type="float" office:value="0">
            <text:p>0</text:p>
          </table:table-cell>
          <table:table-cell table:formula="of:=IF(ISNA(VLOOKUP([.D510];[Entrada.$A$8:.$D$1605];4;0)) = 1; 0;VLOOKUP([.D510];[Entrada.$A$8:.$D$1605];4;0))" office:value-type="float" office:value="0">
            <text:p>0</text:p>
          </table:table-cell>
          <table:table-cell table:number-columns-repeated="21"/>
          <table:table-cell table:style-name="ce23" table:formula="of:=[.B5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0];[Entrada.$A$8:.$C$1606];3;0)) = 1; 0;VLOOKUP([.D5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29</text:p>
          </table:table-cell>
          <table:table-cell/>
          <table:table-cell/>
          <table:table-cell table:style-name="ce5" office:value-type="string">
            <text:p>13,29</text:p>
          </table:table-cell>
          <table:table-cell table:style-name="ce16" table:formula="of:=IF(ISNA(VLOOKUP([.D511];[Entrada.$A$8:.$B$1605];2;0)) = 1; 0;VLOOKUP([.D511];[Entrada.$A$8:.$B$1605];2;0))" office:value-type="float" office:value="0">
            <text:p>0</text:p>
          </table:table-cell>
          <table:table-cell table:formula="of:=IF(ISNA(VLOOKUP([.D511];[Entrada.$A$8:.$D$1605];4;0)) = 1; 0;VLOOKUP([.D511];[Entrada.$A$8:.$D$1605];4;0))" office:value-type="float" office:value="0">
            <text:p>0</text:p>
          </table:table-cell>
          <table:table-cell table:number-columns-repeated="21"/>
          <table:table-cell table:style-name="ce23" table:formula="of:=[.B5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1];[Entrada.$A$8:.$C$1606];3;0)) = 1; 0;VLOOKUP([.D5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0</text:p>
          </table:table-cell>
          <table:table-cell/>
          <table:table-cell/>
          <table:table-cell table:style-name="ce5" office:value-type="string">
            <text:p>13,30</text:p>
          </table:table-cell>
          <table:table-cell table:style-name="ce16" table:formula="of:=IF(ISNA(VLOOKUP([.D512];[Entrada.$A$8:.$B$1605];2;0)) = 1; 0;VLOOKUP([.D512];[Entrada.$A$8:.$B$1605];2;0))" office:value-type="float" office:value="0">
            <text:p>0</text:p>
          </table:table-cell>
          <table:table-cell table:formula="of:=IF(ISNA(VLOOKUP([.D512];[Entrada.$A$8:.$D$1605];4;0)) = 1; 0;VLOOKUP([.D512];[Entrada.$A$8:.$D$1605];4;0))" office:value-type="float" office:value="0">
            <text:p>0</text:p>
          </table:table-cell>
          <table:table-cell table:number-columns-repeated="21"/>
          <table:table-cell table:style-name="ce23" table:formula="of:=[.B5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2];[Entrada.$A$8:.$C$1606];3;0)) = 1; 0;VLOOKUP([.D5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1</text:p>
          </table:table-cell>
          <table:table-cell/>
          <table:table-cell/>
          <table:table-cell table:style-name="ce5" office:value-type="string">
            <text:p>13,31</text:p>
          </table:table-cell>
          <table:table-cell table:style-name="ce16" table:formula="of:=IF(ISNA(VLOOKUP([.D513];[Entrada.$A$8:.$B$1605];2;0)) = 1; 0;VLOOKUP([.D513];[Entrada.$A$8:.$B$1605];2;0))" office:value-type="float" office:value="0">
            <text:p>0</text:p>
          </table:table-cell>
          <table:table-cell table:formula="of:=IF(ISNA(VLOOKUP([.D513];[Entrada.$A$8:.$D$1605];4;0)) = 1; 0;VLOOKUP([.D513];[Entrada.$A$8:.$D$1605];4;0))" office:value-type="float" office:value="0">
            <text:p>0</text:p>
          </table:table-cell>
          <table:table-cell table:number-columns-repeated="21"/>
          <table:table-cell table:style-name="ce23" table:formula="of:=[.B5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3];[Entrada.$A$8:.$C$1606];3;0)) = 1; 0;VLOOKUP([.D5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2</text:p>
          </table:table-cell>
          <table:table-cell/>
          <table:table-cell/>
          <table:table-cell table:style-name="ce5" office:value-type="string">
            <text:p>13,32</text:p>
          </table:table-cell>
          <table:table-cell table:style-name="ce16" table:formula="of:=IF(ISNA(VLOOKUP([.D514];[Entrada.$A$8:.$B$1605];2;0)) = 1; 0;VLOOKUP([.D514];[Entrada.$A$8:.$B$1605];2;0))" office:value-type="float" office:value="0">
            <text:p>0</text:p>
          </table:table-cell>
          <table:table-cell table:formula="of:=IF(ISNA(VLOOKUP([.D514];[Entrada.$A$8:.$D$1605];4;0)) = 1; 0;VLOOKUP([.D514];[Entrada.$A$8:.$D$1605];4;0))" office:value-type="float" office:value="0">
            <text:p>0</text:p>
          </table:table-cell>
          <table:table-cell table:number-columns-repeated="21"/>
          <table:table-cell table:style-name="ce23" table:formula="of:=[.B5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4];[Entrada.$A$8:.$C$1606];3;0)) = 1; 0;VLOOKUP([.D5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3</text:p>
          </table:table-cell>
          <table:table-cell/>
          <table:table-cell/>
          <table:table-cell table:style-name="ce5" office:value-type="string">
            <text:p>13,33</text:p>
          </table:table-cell>
          <table:table-cell table:style-name="ce16" table:formula="of:=IF(ISNA(VLOOKUP([.D515];[Entrada.$A$8:.$B$1605];2;0)) = 1; 0;VLOOKUP([.D515];[Entrada.$A$8:.$B$1605];2;0))" office:value-type="float" office:value="0">
            <text:p>0</text:p>
          </table:table-cell>
          <table:table-cell table:formula="of:=IF(ISNA(VLOOKUP([.D515];[Entrada.$A$8:.$D$1605];4;0)) = 1; 0;VLOOKUP([.D515];[Entrada.$A$8:.$D$1605];4;0))" office:value-type="float" office:value="0">
            <text:p>0</text:p>
          </table:table-cell>
          <table:table-cell table:number-columns-repeated="21"/>
          <table:table-cell table:style-name="ce23" table:formula="of:=[.B5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5];[Entrada.$A$8:.$C$1606];3;0)) = 1; 0;VLOOKUP([.D5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4</text:p>
          </table:table-cell>
          <table:table-cell/>
          <table:table-cell/>
          <table:table-cell table:style-name="ce5" office:value-type="string">
            <text:p>13,34</text:p>
          </table:table-cell>
          <table:table-cell table:style-name="ce16" table:formula="of:=IF(ISNA(VLOOKUP([.D516];[Entrada.$A$8:.$B$1605];2;0)) = 1; 0;VLOOKUP([.D516];[Entrada.$A$8:.$B$1605];2;0))" office:value-type="float" office:value="0">
            <text:p>0</text:p>
          </table:table-cell>
          <table:table-cell table:formula="of:=IF(ISNA(VLOOKUP([.D516];[Entrada.$A$8:.$D$1605];4;0)) = 1; 0;VLOOKUP([.D516];[Entrada.$A$8:.$D$1605];4;0))" office:value-type="float" office:value="0">
            <text:p>0</text:p>
          </table:table-cell>
          <table:table-cell table:number-columns-repeated="21"/>
          <table:table-cell table:style-name="ce23" table:formula="of:=[.B5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6];[Entrada.$A$8:.$C$1606];3;0)) = 1; 0;VLOOKUP([.D5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5</text:p>
          </table:table-cell>
          <table:table-cell/>
          <table:table-cell/>
          <table:table-cell table:style-name="ce5" office:value-type="string">
            <text:p>13,35</text:p>
          </table:table-cell>
          <table:table-cell table:style-name="ce16" table:formula="of:=IF(ISNA(VLOOKUP([.D517];[Entrada.$A$8:.$B$1605];2;0)) = 1; 0;VLOOKUP([.D517];[Entrada.$A$8:.$B$1605];2;0))" office:value-type="float" office:value="0">
            <text:p>0</text:p>
          </table:table-cell>
          <table:table-cell table:formula="of:=IF(ISNA(VLOOKUP([.D517];[Entrada.$A$8:.$D$1605];4;0)) = 1; 0;VLOOKUP([.D517];[Entrada.$A$8:.$D$1605];4;0))" office:value-type="float" office:value="0">
            <text:p>0</text:p>
          </table:table-cell>
          <table:table-cell table:number-columns-repeated="21"/>
          <table:table-cell table:style-name="ce23" table:formula="of:=[.B5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7];[Entrada.$A$8:.$C$1606];3;0)) = 1; 0;VLOOKUP([.D5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6</text:p>
          </table:table-cell>
          <table:table-cell/>
          <table:table-cell/>
          <table:table-cell table:style-name="ce5" office:value-type="string">
            <text:p>13,36</text:p>
          </table:table-cell>
          <table:table-cell table:style-name="ce16" table:formula="of:=IF(ISNA(VLOOKUP([.D518];[Entrada.$A$8:.$B$1605];2;0)) = 1; 0;VLOOKUP([.D518];[Entrada.$A$8:.$B$1605];2;0))" office:value-type="float" office:value="0">
            <text:p>0</text:p>
          </table:table-cell>
          <table:table-cell table:formula="of:=IF(ISNA(VLOOKUP([.D518];[Entrada.$A$8:.$D$1605];4;0)) = 1; 0;VLOOKUP([.D518];[Entrada.$A$8:.$D$1605];4;0))" office:value-type="float" office:value="0">
            <text:p>0</text:p>
          </table:table-cell>
          <table:table-cell table:number-columns-repeated="21"/>
          <table:table-cell table:style-name="ce23" table:formula="of:=[.B5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8];[Entrada.$A$8:.$C$1606];3;0)) = 1; 0;VLOOKUP([.D5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7</text:p>
          </table:table-cell>
          <table:table-cell/>
          <table:table-cell/>
          <table:table-cell table:style-name="ce5" office:value-type="string">
            <text:p>13,37</text:p>
          </table:table-cell>
          <table:table-cell table:style-name="ce16" table:formula="of:=IF(ISNA(VLOOKUP([.D519];[Entrada.$A$8:.$B$1605];2;0)) = 1; 0;VLOOKUP([.D519];[Entrada.$A$8:.$B$1605];2;0))" office:value-type="float" office:value="0">
            <text:p>0</text:p>
          </table:table-cell>
          <table:table-cell table:formula="of:=IF(ISNA(VLOOKUP([.D519];[Entrada.$A$8:.$D$1605];4;0)) = 1; 0;VLOOKUP([.D519];[Entrada.$A$8:.$D$1605];4;0))" office:value-type="float" office:value="0">
            <text:p>0</text:p>
          </table:table-cell>
          <table:table-cell table:number-columns-repeated="21"/>
          <table:table-cell table:style-name="ce23" table:formula="of:=[.B5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19];[Entrada.$A$8:.$C$1606];3;0)) = 1; 0;VLOOKUP([.D5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8</text:p>
          </table:table-cell>
          <table:table-cell/>
          <table:table-cell/>
          <table:table-cell table:style-name="ce5" office:value-type="string">
            <text:p>13,38</text:p>
          </table:table-cell>
          <table:table-cell table:style-name="ce16" table:formula="of:=IF(ISNA(VLOOKUP([.D520];[Entrada.$A$8:.$B$1605];2;0)) = 1; 0;VLOOKUP([.D520];[Entrada.$A$8:.$B$1605];2;0))" office:value-type="float" office:value="0">
            <text:p>0</text:p>
          </table:table-cell>
          <table:table-cell table:formula="of:=IF(ISNA(VLOOKUP([.D520];[Entrada.$A$8:.$D$1605];4;0)) = 1; 0;VLOOKUP([.D520];[Entrada.$A$8:.$D$1605];4;0))" office:value-type="float" office:value="0">
            <text:p>0</text:p>
          </table:table-cell>
          <table:table-cell table:number-columns-repeated="21"/>
          <table:table-cell table:style-name="ce23" table:formula="of:=[.B5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0];[Entrada.$A$8:.$C$1606];3;0)) = 1; 0;VLOOKUP([.D5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39</text:p>
          </table:table-cell>
          <table:table-cell/>
          <table:table-cell/>
          <table:table-cell table:style-name="ce5" office:value-type="string">
            <text:p>13,39</text:p>
          </table:table-cell>
          <table:table-cell table:style-name="ce16" table:formula="of:=IF(ISNA(VLOOKUP([.D521];[Entrada.$A$8:.$B$1605];2;0)) = 1; 0;VLOOKUP([.D521];[Entrada.$A$8:.$B$1605];2;0))" office:value-type="float" office:value="0">
            <text:p>0</text:p>
          </table:table-cell>
          <table:table-cell table:formula="of:=IF(ISNA(VLOOKUP([.D521];[Entrada.$A$8:.$D$1605];4;0)) = 1; 0;VLOOKUP([.D521];[Entrada.$A$8:.$D$1605];4;0))" office:value-type="float" office:value="0">
            <text:p>0</text:p>
          </table:table-cell>
          <table:table-cell table:number-columns-repeated="21"/>
          <table:table-cell table:style-name="ce23" table:formula="of:=[.B5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1];[Entrada.$A$8:.$C$1606];3;0)) = 1; 0;VLOOKUP([.D5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3,40</text:p>
          </table:table-cell>
          <table:table-cell/>
          <table:table-cell/>
          <table:table-cell table:style-name="ce5" office:value-type="string">
            <text:p>13,40</text:p>
          </table:table-cell>
          <table:table-cell table:style-name="ce16" table:formula="of:=IF(ISNA(VLOOKUP([.D522];[Entrada.$A$8:.$B$1605];2;0)) = 1; 0;VLOOKUP([.D522];[Entrada.$A$8:.$B$1605];2;0))" office:value-type="float" office:value="0">
            <text:p>0</text:p>
          </table:table-cell>
          <table:table-cell table:formula="of:=IF(ISNA(VLOOKUP([.D522];[Entrada.$A$8:.$D$1605];4;0)) = 1; 0;VLOOKUP([.D522];[Entrada.$A$8:.$D$1605];4;0))" office:value-type="float" office:value="0">
            <text:p>0</text:p>
          </table:table-cell>
          <table:table-cell table:number-columns-repeated="21"/>
          <table:table-cell table:style-name="ce23" table:formula="of:=[.B5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2];[Entrada.$A$8:.$C$1606];3;0)) = 1; 0;VLOOKUP([.D5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</text:p>
          </table:table-cell>
          <table:table-cell/>
          <table:table-cell/>
          <table:table-cell table:style-name="ce5" office:value-type="string">
            <text:p>14,1</text:p>
          </table:table-cell>
          <table:table-cell table:style-name="ce16" table:formula="of:=IF(ISNA(VLOOKUP([.D523];[Entrada.$A$8:.$B$1605];2;0)) = 1; 0;VLOOKUP([.D523];[Entrada.$A$8:.$B$1605];2;0))" office:value-type="float" office:value="0">
            <text:p>0</text:p>
          </table:table-cell>
          <table:table-cell table:formula="of:=IF(ISNA(VLOOKUP([.D523];[Entrada.$A$8:.$D$1605];4;0)) = 1; 0;VLOOKUP([.D523];[Entrada.$A$8:.$D$1605];4;0))" office:value-type="float" office:value="0">
            <text:p>0</text:p>
          </table:table-cell>
          <table:table-cell table:number-columns-repeated="21"/>
          <table:table-cell table:style-name="ce23" table:formula="of:=[.B5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3];[Entrada.$A$8:.$C$1606];3;0)) = 1; 0;VLOOKUP([.D5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</text:p>
          </table:table-cell>
          <table:table-cell/>
          <table:table-cell/>
          <table:table-cell table:style-name="ce5" office:value-type="string">
            <text:p>14,2</text:p>
          </table:table-cell>
          <table:table-cell table:style-name="ce16" table:formula="of:=IF(ISNA(VLOOKUP([.D524];[Entrada.$A$8:.$B$1605];2;0)) = 1; 0;VLOOKUP([.D524];[Entrada.$A$8:.$B$1605];2;0))" office:value-type="float" office:value="0">
            <text:p>0</text:p>
          </table:table-cell>
          <table:table-cell table:formula="of:=IF(ISNA(VLOOKUP([.D524];[Entrada.$A$8:.$D$1605];4;0)) = 1; 0;VLOOKUP([.D524];[Entrada.$A$8:.$D$1605];4;0))" office:value-type="float" office:value="0">
            <text:p>0</text:p>
          </table:table-cell>
          <table:table-cell table:number-columns-repeated="21"/>
          <table:table-cell table:style-name="ce23" table:formula="of:=[.B5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4];[Entrada.$A$8:.$C$1606];3;0)) = 1; 0;VLOOKUP([.D5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</text:p>
          </table:table-cell>
          <table:table-cell/>
          <table:table-cell/>
          <table:table-cell table:style-name="ce5" office:value-type="string">
            <text:p>14,3</text:p>
          </table:table-cell>
          <table:table-cell table:style-name="ce16" table:formula="of:=IF(ISNA(VLOOKUP([.D525];[Entrada.$A$8:.$B$1605];2;0)) = 1; 0;VLOOKUP([.D525];[Entrada.$A$8:.$B$1605];2;0))" office:value-type="float" office:value="0">
            <text:p>0</text:p>
          </table:table-cell>
          <table:table-cell table:formula="of:=IF(ISNA(VLOOKUP([.D525];[Entrada.$A$8:.$D$1605];4;0)) = 1; 0;VLOOKUP([.D525];[Entrada.$A$8:.$D$1605];4;0))" office:value-type="float" office:value="0">
            <text:p>0</text:p>
          </table:table-cell>
          <table:table-cell table:number-columns-repeated="21"/>
          <table:table-cell table:style-name="ce23" table:formula="of:=[.B5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5];[Entrada.$A$8:.$C$1606];3;0)) = 1; 0;VLOOKUP([.D5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4</text:p>
          </table:table-cell>
          <table:table-cell/>
          <table:table-cell/>
          <table:table-cell table:style-name="ce5" office:value-type="string">
            <text:p>14,4</text:p>
          </table:table-cell>
          <table:table-cell table:style-name="ce16" table:formula="of:=IF(ISNA(VLOOKUP([.D526];[Entrada.$A$8:.$B$1605];2;0)) = 1; 0;VLOOKUP([.D526];[Entrada.$A$8:.$B$1605];2;0))" office:value-type="float" office:value="0">
            <text:p>0</text:p>
          </table:table-cell>
          <table:table-cell table:formula="of:=IF(ISNA(VLOOKUP([.D526];[Entrada.$A$8:.$D$1605];4;0)) = 1; 0;VLOOKUP([.D526];[Entrada.$A$8:.$D$1605];4;0))" office:value-type="float" office:value="0">
            <text:p>0</text:p>
          </table:table-cell>
          <table:table-cell table:number-columns-repeated="21"/>
          <table:table-cell table:style-name="ce23" table:formula="of:=[.B5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6];[Entrada.$A$8:.$C$1606];3;0)) = 1; 0;VLOOKUP([.D5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5</text:p>
          </table:table-cell>
          <table:table-cell/>
          <table:table-cell/>
          <table:table-cell table:style-name="ce5" office:value-type="string">
            <text:p>14,5</text:p>
          </table:table-cell>
          <table:table-cell table:style-name="ce16" table:formula="of:=IF(ISNA(VLOOKUP([.D527];[Entrada.$A$8:.$B$1605];2;0)) = 1; 0;VLOOKUP([.D527];[Entrada.$A$8:.$B$1605];2;0))" office:value-type="float" office:value="0">
            <text:p>0</text:p>
          </table:table-cell>
          <table:table-cell table:formula="of:=IF(ISNA(VLOOKUP([.D527];[Entrada.$A$8:.$D$1605];4;0)) = 1; 0;VLOOKUP([.D527];[Entrada.$A$8:.$D$1605];4;0))" office:value-type="float" office:value="0">
            <text:p>0</text:p>
          </table:table-cell>
          <table:table-cell table:number-columns-repeated="21"/>
          <table:table-cell table:style-name="ce23" table:formula="of:=[.B5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7];[Entrada.$A$8:.$C$1606];3;0)) = 1; 0;VLOOKUP([.D5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6</text:p>
          </table:table-cell>
          <table:table-cell/>
          <table:table-cell/>
          <table:table-cell table:style-name="ce5" office:value-type="string">
            <text:p>14,6</text:p>
          </table:table-cell>
          <table:table-cell table:style-name="ce16" table:formula="of:=IF(ISNA(VLOOKUP([.D528];[Entrada.$A$8:.$B$1605];2;0)) = 1; 0;VLOOKUP([.D528];[Entrada.$A$8:.$B$1605];2;0))" office:value-type="float" office:value="0">
            <text:p>0</text:p>
          </table:table-cell>
          <table:table-cell table:formula="of:=IF(ISNA(VLOOKUP([.D528];[Entrada.$A$8:.$D$1605];4;0)) = 1; 0;VLOOKUP([.D528];[Entrada.$A$8:.$D$1605];4;0))" office:value-type="float" office:value="0">
            <text:p>0</text:p>
          </table:table-cell>
          <table:table-cell table:number-columns-repeated="21"/>
          <table:table-cell table:style-name="ce23" table:formula="of:=[.B5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8];[Entrada.$A$8:.$C$1606];3;0)) = 1; 0;VLOOKUP([.D5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7</text:p>
          </table:table-cell>
          <table:table-cell/>
          <table:table-cell/>
          <table:table-cell table:style-name="ce5" office:value-type="string">
            <text:p>14,7</text:p>
          </table:table-cell>
          <table:table-cell table:style-name="ce16" table:formula="of:=IF(ISNA(VLOOKUP([.D529];[Entrada.$A$8:.$B$1605];2;0)) = 1; 0;VLOOKUP([.D529];[Entrada.$A$8:.$B$1605];2;0))" office:value-type="float" office:value="0">
            <text:p>0</text:p>
          </table:table-cell>
          <table:table-cell table:formula="of:=IF(ISNA(VLOOKUP([.D529];[Entrada.$A$8:.$D$1605];4;0)) = 1; 0;VLOOKUP([.D529];[Entrada.$A$8:.$D$1605];4;0))" office:value-type="float" office:value="0">
            <text:p>0</text:p>
          </table:table-cell>
          <table:table-cell table:number-columns-repeated="21"/>
          <table:table-cell table:style-name="ce23" table:formula="of:=[.B5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29];[Entrada.$A$8:.$C$1606];3;0)) = 1; 0;VLOOKUP([.D5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8</text:p>
          </table:table-cell>
          <table:table-cell/>
          <table:table-cell/>
          <table:table-cell table:style-name="ce5" office:value-type="string">
            <text:p>14,8</text:p>
          </table:table-cell>
          <table:table-cell table:style-name="ce16" table:formula="of:=IF(ISNA(VLOOKUP([.D530];[Entrada.$A$8:.$B$1605];2;0)) = 1; 0;VLOOKUP([.D530];[Entrada.$A$8:.$B$1605];2;0))" office:value-type="float" office:value="0">
            <text:p>0</text:p>
          </table:table-cell>
          <table:table-cell table:formula="of:=IF(ISNA(VLOOKUP([.D530];[Entrada.$A$8:.$D$1605];4;0)) = 1; 0;VLOOKUP([.D530];[Entrada.$A$8:.$D$1605];4;0))" office:value-type="float" office:value="0">
            <text:p>0</text:p>
          </table:table-cell>
          <table:table-cell table:number-columns-repeated="21"/>
          <table:table-cell table:style-name="ce23" table:formula="of:=[.B5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0];[Entrada.$A$8:.$C$1606];3;0)) = 1; 0;VLOOKUP([.D5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9</text:p>
          </table:table-cell>
          <table:table-cell/>
          <table:table-cell/>
          <table:table-cell table:style-name="ce5" office:value-type="string">
            <text:p>14,9</text:p>
          </table:table-cell>
          <table:table-cell table:style-name="ce16" table:formula="of:=IF(ISNA(VLOOKUP([.D531];[Entrada.$A$8:.$B$1605];2;0)) = 1; 0;VLOOKUP([.D531];[Entrada.$A$8:.$B$1605];2;0))" office:value-type="float" office:value="0">
            <text:p>0</text:p>
          </table:table-cell>
          <table:table-cell table:formula="of:=IF(ISNA(VLOOKUP([.D531];[Entrada.$A$8:.$D$1605];4;0)) = 1; 0;VLOOKUP([.D531];[Entrada.$A$8:.$D$1605];4;0))" office:value-type="float" office:value="0">
            <text:p>0</text:p>
          </table:table-cell>
          <table:table-cell table:number-columns-repeated="21"/>
          <table:table-cell table:style-name="ce23" table:formula="of:=[.B5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1];[Entrada.$A$8:.$C$1606];3;0)) = 1; 0;VLOOKUP([.D5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0</text:p>
          </table:table-cell>
          <table:table-cell/>
          <table:table-cell/>
          <table:table-cell table:style-name="ce5" office:value-type="string">
            <text:p>14,10</text:p>
          </table:table-cell>
          <table:table-cell table:style-name="ce16" table:formula="of:=IF(ISNA(VLOOKUP([.D532];[Entrada.$A$8:.$B$1605];2;0)) = 1; 0;VLOOKUP([.D532];[Entrada.$A$8:.$B$1605];2;0))" office:value-type="float" office:value="0">
            <text:p>0</text:p>
          </table:table-cell>
          <table:table-cell table:formula="of:=IF(ISNA(VLOOKUP([.D532];[Entrada.$A$8:.$D$1605];4;0)) = 1; 0;VLOOKUP([.D532];[Entrada.$A$8:.$D$1605];4;0))" office:value-type="float" office:value="0">
            <text:p>0</text:p>
          </table:table-cell>
          <table:table-cell table:number-columns-repeated="21"/>
          <table:table-cell table:style-name="ce23" table:formula="of:=[.B5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2];[Entrada.$A$8:.$C$1606];3;0)) = 1; 0;VLOOKUP([.D5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1</text:p>
          </table:table-cell>
          <table:table-cell/>
          <table:table-cell/>
          <table:table-cell table:style-name="ce5" office:value-type="string">
            <text:p>14,11</text:p>
          </table:table-cell>
          <table:table-cell table:style-name="ce16" table:formula="of:=IF(ISNA(VLOOKUP([.D533];[Entrada.$A$8:.$B$1605];2;0)) = 1; 0;VLOOKUP([.D533];[Entrada.$A$8:.$B$1605];2;0))" office:value-type="float" office:value="0">
            <text:p>0</text:p>
          </table:table-cell>
          <table:table-cell table:formula="of:=IF(ISNA(VLOOKUP([.D533];[Entrada.$A$8:.$D$1605];4;0)) = 1; 0;VLOOKUP([.D533];[Entrada.$A$8:.$D$1605];4;0))" office:value-type="float" office:value="0">
            <text:p>0</text:p>
          </table:table-cell>
          <table:table-cell table:number-columns-repeated="21"/>
          <table:table-cell table:style-name="ce23" table:formula="of:=[.B5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3];[Entrada.$A$8:.$C$1606];3;0)) = 1; 0;VLOOKUP([.D5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2</text:p>
          </table:table-cell>
          <table:table-cell/>
          <table:table-cell/>
          <table:table-cell table:style-name="ce5" office:value-type="string">
            <text:p>14,12</text:p>
          </table:table-cell>
          <table:table-cell table:style-name="ce16" table:formula="of:=IF(ISNA(VLOOKUP([.D534];[Entrada.$A$8:.$B$1605];2;0)) = 1; 0;VLOOKUP([.D534];[Entrada.$A$8:.$B$1605];2;0))" office:value-type="float" office:value="0">
            <text:p>0</text:p>
          </table:table-cell>
          <table:table-cell table:formula="of:=IF(ISNA(VLOOKUP([.D534];[Entrada.$A$8:.$D$1605];4;0)) = 1; 0;VLOOKUP([.D534];[Entrada.$A$8:.$D$1605];4;0))" office:value-type="float" office:value="0">
            <text:p>0</text:p>
          </table:table-cell>
          <table:table-cell table:number-columns-repeated="21"/>
          <table:table-cell table:style-name="ce23" table:formula="of:=[.B5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4];[Entrada.$A$8:.$C$1606];3;0)) = 1; 0;VLOOKUP([.D5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3</text:p>
          </table:table-cell>
          <table:table-cell/>
          <table:table-cell/>
          <table:table-cell table:style-name="ce5" office:value-type="string">
            <text:p>14,13</text:p>
          </table:table-cell>
          <table:table-cell table:style-name="ce16" table:formula="of:=IF(ISNA(VLOOKUP([.D535];[Entrada.$A$8:.$B$1605];2;0)) = 1; 0;VLOOKUP([.D535];[Entrada.$A$8:.$B$1605];2;0))" office:value-type="float" office:value="0">
            <text:p>0</text:p>
          </table:table-cell>
          <table:table-cell table:formula="of:=IF(ISNA(VLOOKUP([.D535];[Entrada.$A$8:.$D$1605];4;0)) = 1; 0;VLOOKUP([.D535];[Entrada.$A$8:.$D$1605];4;0))" office:value-type="float" office:value="0">
            <text:p>0</text:p>
          </table:table-cell>
          <table:table-cell table:number-columns-repeated="21"/>
          <table:table-cell table:style-name="ce23" table:formula="of:=[.B5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5];[Entrada.$A$8:.$C$1606];3;0)) = 1; 0;VLOOKUP([.D5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4</text:p>
          </table:table-cell>
          <table:table-cell/>
          <table:table-cell/>
          <table:table-cell table:style-name="ce5" office:value-type="string">
            <text:p>14,14</text:p>
          </table:table-cell>
          <table:table-cell table:style-name="ce16" table:formula="of:=IF(ISNA(VLOOKUP([.D536];[Entrada.$A$8:.$B$1605];2;0)) = 1; 0;VLOOKUP([.D536];[Entrada.$A$8:.$B$1605];2;0))" office:value-type="float" office:value="0">
            <text:p>0</text:p>
          </table:table-cell>
          <table:table-cell table:formula="of:=IF(ISNA(VLOOKUP([.D536];[Entrada.$A$8:.$D$1605];4;0)) = 1; 0;VLOOKUP([.D536];[Entrada.$A$8:.$D$1605];4;0))" office:value-type="float" office:value="0">
            <text:p>0</text:p>
          </table:table-cell>
          <table:table-cell table:number-columns-repeated="21"/>
          <table:table-cell table:style-name="ce23" table:formula="of:=[.B5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6];[Entrada.$A$8:.$C$1606];3;0)) = 1; 0;VLOOKUP([.D5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5</text:p>
          </table:table-cell>
          <table:table-cell/>
          <table:table-cell/>
          <table:table-cell table:style-name="ce5" office:value-type="string">
            <text:p>14,15</text:p>
          </table:table-cell>
          <table:table-cell table:style-name="ce16" table:formula="of:=IF(ISNA(VLOOKUP([.D537];[Entrada.$A$8:.$B$1605];2;0)) = 1; 0;VLOOKUP([.D537];[Entrada.$A$8:.$B$1605];2;0))" office:value-type="float" office:value="0">
            <text:p>0</text:p>
          </table:table-cell>
          <table:table-cell table:formula="of:=IF(ISNA(VLOOKUP([.D537];[Entrada.$A$8:.$D$1605];4;0)) = 1; 0;VLOOKUP([.D537];[Entrada.$A$8:.$D$1605];4;0))" office:value-type="float" office:value="0">
            <text:p>0</text:p>
          </table:table-cell>
          <table:table-cell table:number-columns-repeated="21"/>
          <table:table-cell table:style-name="ce23" table:formula="of:=[.B5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7];[Entrada.$A$8:.$C$1606];3;0)) = 1; 0;VLOOKUP([.D5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6</text:p>
          </table:table-cell>
          <table:table-cell/>
          <table:table-cell/>
          <table:table-cell table:style-name="ce5" office:value-type="string">
            <text:p>14,16</text:p>
          </table:table-cell>
          <table:table-cell table:style-name="ce16" table:formula="of:=IF(ISNA(VLOOKUP([.D538];[Entrada.$A$8:.$B$1605];2;0)) = 1; 0;VLOOKUP([.D538];[Entrada.$A$8:.$B$1605];2;0))" office:value-type="float" office:value="0">
            <text:p>0</text:p>
          </table:table-cell>
          <table:table-cell table:formula="of:=IF(ISNA(VLOOKUP([.D538];[Entrada.$A$8:.$D$1605];4;0)) = 1; 0;VLOOKUP([.D538];[Entrada.$A$8:.$D$1605];4;0))" office:value-type="float" office:value="0">
            <text:p>0</text:p>
          </table:table-cell>
          <table:table-cell table:number-columns-repeated="21"/>
          <table:table-cell table:style-name="ce23" table:formula="of:=[.B5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8];[Entrada.$A$8:.$C$1606];3;0)) = 1; 0;VLOOKUP([.D5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7</text:p>
          </table:table-cell>
          <table:table-cell/>
          <table:table-cell/>
          <table:table-cell table:style-name="ce5" office:value-type="string">
            <text:p>14,17</text:p>
          </table:table-cell>
          <table:table-cell table:style-name="ce16" table:formula="of:=IF(ISNA(VLOOKUP([.D539];[Entrada.$A$8:.$B$1605];2;0)) = 1; 0;VLOOKUP([.D539];[Entrada.$A$8:.$B$1605];2;0))" office:value-type="float" office:value="0">
            <text:p>0</text:p>
          </table:table-cell>
          <table:table-cell table:formula="of:=IF(ISNA(VLOOKUP([.D539];[Entrada.$A$8:.$D$1605];4;0)) = 1; 0;VLOOKUP([.D539];[Entrada.$A$8:.$D$1605];4;0))" office:value-type="float" office:value="0">
            <text:p>0</text:p>
          </table:table-cell>
          <table:table-cell table:number-columns-repeated="21"/>
          <table:table-cell table:style-name="ce23" table:formula="of:=[.B5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39];[Entrada.$A$8:.$C$1606];3;0)) = 1; 0;VLOOKUP([.D5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8</text:p>
          </table:table-cell>
          <table:table-cell/>
          <table:table-cell/>
          <table:table-cell table:style-name="ce5" office:value-type="string">
            <text:p>14,18</text:p>
          </table:table-cell>
          <table:table-cell table:style-name="ce16" table:formula="of:=IF(ISNA(VLOOKUP([.D540];[Entrada.$A$8:.$B$1605];2;0)) = 1; 0;VLOOKUP([.D540];[Entrada.$A$8:.$B$1605];2;0))" office:value-type="float" office:value="0">
            <text:p>0</text:p>
          </table:table-cell>
          <table:table-cell table:formula="of:=IF(ISNA(VLOOKUP([.D540];[Entrada.$A$8:.$D$1605];4;0)) = 1; 0;VLOOKUP([.D540];[Entrada.$A$8:.$D$1605];4;0))" office:value-type="float" office:value="0">
            <text:p>0</text:p>
          </table:table-cell>
          <table:table-cell table:number-columns-repeated="21"/>
          <table:table-cell table:style-name="ce23" table:formula="of:=[.B5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0];[Entrada.$A$8:.$C$1606];3;0)) = 1; 0;VLOOKUP([.D5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19</text:p>
          </table:table-cell>
          <table:table-cell/>
          <table:table-cell/>
          <table:table-cell table:style-name="ce5" office:value-type="string">
            <text:p>14,19</text:p>
          </table:table-cell>
          <table:table-cell table:style-name="ce16" table:formula="of:=IF(ISNA(VLOOKUP([.D541];[Entrada.$A$8:.$B$1605];2;0)) = 1; 0;VLOOKUP([.D541];[Entrada.$A$8:.$B$1605];2;0))" office:value-type="float" office:value="0">
            <text:p>0</text:p>
          </table:table-cell>
          <table:table-cell table:formula="of:=IF(ISNA(VLOOKUP([.D541];[Entrada.$A$8:.$D$1605];4;0)) = 1; 0;VLOOKUP([.D541];[Entrada.$A$8:.$D$1605];4;0))" office:value-type="float" office:value="0">
            <text:p>0</text:p>
          </table:table-cell>
          <table:table-cell table:number-columns-repeated="21"/>
          <table:table-cell table:style-name="ce23" table:formula="of:=[.B5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1];[Entrada.$A$8:.$C$1606];3;0)) = 1; 0;VLOOKUP([.D5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0</text:p>
          </table:table-cell>
          <table:table-cell/>
          <table:table-cell/>
          <table:table-cell table:style-name="ce5" office:value-type="string">
            <text:p>14,20</text:p>
          </table:table-cell>
          <table:table-cell table:style-name="ce16" table:formula="of:=IF(ISNA(VLOOKUP([.D542];[Entrada.$A$8:.$B$1605];2;0)) = 1; 0;VLOOKUP([.D542];[Entrada.$A$8:.$B$1605];2;0))" office:value-type="float" office:value="0">
            <text:p>0</text:p>
          </table:table-cell>
          <table:table-cell table:formula="of:=IF(ISNA(VLOOKUP([.D542];[Entrada.$A$8:.$D$1605];4;0)) = 1; 0;VLOOKUP([.D542];[Entrada.$A$8:.$D$1605];4;0))" office:value-type="float" office:value="0">
            <text:p>0</text:p>
          </table:table-cell>
          <table:table-cell table:number-columns-repeated="21"/>
          <table:table-cell table:style-name="ce23" table:formula="of:=[.B5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2];[Entrada.$A$8:.$C$1606];3;0)) = 1; 0;VLOOKUP([.D5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1</text:p>
          </table:table-cell>
          <table:table-cell/>
          <table:table-cell/>
          <table:table-cell table:style-name="ce5" office:value-type="string">
            <text:p>14,21</text:p>
          </table:table-cell>
          <table:table-cell table:style-name="ce16" table:formula="of:=IF(ISNA(VLOOKUP([.D543];[Entrada.$A$8:.$B$1605];2;0)) = 1; 0;VLOOKUP([.D543];[Entrada.$A$8:.$B$1605];2;0))" office:value-type="float" office:value="0">
            <text:p>0</text:p>
          </table:table-cell>
          <table:table-cell table:formula="of:=IF(ISNA(VLOOKUP([.D543];[Entrada.$A$8:.$D$1605];4;0)) = 1; 0;VLOOKUP([.D543];[Entrada.$A$8:.$D$1605];4;0))" office:value-type="float" office:value="0">
            <text:p>0</text:p>
          </table:table-cell>
          <table:table-cell table:number-columns-repeated="21"/>
          <table:table-cell table:style-name="ce23" table:formula="of:=[.B5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3];[Entrada.$A$8:.$C$1606];3;0)) = 1; 0;VLOOKUP([.D5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2</text:p>
          </table:table-cell>
          <table:table-cell/>
          <table:table-cell/>
          <table:table-cell table:style-name="ce5" office:value-type="string">
            <text:p>14,22</text:p>
          </table:table-cell>
          <table:table-cell table:style-name="ce16" table:formula="of:=IF(ISNA(VLOOKUP([.D544];[Entrada.$A$8:.$B$1605];2;0)) = 1; 0;VLOOKUP([.D544];[Entrada.$A$8:.$B$1605];2;0))" office:value-type="float" office:value="0">
            <text:p>0</text:p>
          </table:table-cell>
          <table:table-cell table:formula="of:=IF(ISNA(VLOOKUP([.D544];[Entrada.$A$8:.$D$1605];4;0)) = 1; 0;VLOOKUP([.D544];[Entrada.$A$8:.$D$1605];4;0))" office:value-type="float" office:value="0">
            <text:p>0</text:p>
          </table:table-cell>
          <table:table-cell table:number-columns-repeated="21"/>
          <table:table-cell table:style-name="ce23" table:formula="of:=[.B5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4];[Entrada.$A$8:.$C$1606];3;0)) = 1; 0;VLOOKUP([.D5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3</text:p>
          </table:table-cell>
          <table:table-cell/>
          <table:table-cell/>
          <table:table-cell table:style-name="ce5" office:value-type="string">
            <text:p>14,23</text:p>
          </table:table-cell>
          <table:table-cell table:style-name="ce16" table:formula="of:=IF(ISNA(VLOOKUP([.D545];[Entrada.$A$8:.$B$1605];2;0)) = 1; 0;VLOOKUP([.D545];[Entrada.$A$8:.$B$1605];2;0))" office:value-type="float" office:value="0">
            <text:p>0</text:p>
          </table:table-cell>
          <table:table-cell table:formula="of:=IF(ISNA(VLOOKUP([.D545];[Entrada.$A$8:.$D$1605];4;0)) = 1; 0;VLOOKUP([.D545];[Entrada.$A$8:.$D$1605];4;0))" office:value-type="float" office:value="0">
            <text:p>0</text:p>
          </table:table-cell>
          <table:table-cell table:number-columns-repeated="21"/>
          <table:table-cell table:style-name="ce23" table:formula="of:=[.B5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5];[Entrada.$A$8:.$C$1606];3;0)) = 1; 0;VLOOKUP([.D5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4</text:p>
          </table:table-cell>
          <table:table-cell/>
          <table:table-cell/>
          <table:table-cell table:style-name="ce5" office:value-type="string">
            <text:p>14,24</text:p>
          </table:table-cell>
          <table:table-cell table:style-name="ce16" table:formula="of:=IF(ISNA(VLOOKUP([.D546];[Entrada.$A$8:.$B$1605];2;0)) = 1; 0;VLOOKUP([.D546];[Entrada.$A$8:.$B$1605];2;0))" office:value-type="float" office:value="0">
            <text:p>0</text:p>
          </table:table-cell>
          <table:table-cell table:formula="of:=IF(ISNA(VLOOKUP([.D546];[Entrada.$A$8:.$D$1605];4;0)) = 1; 0;VLOOKUP([.D546];[Entrada.$A$8:.$D$1605];4;0))" office:value-type="float" office:value="0">
            <text:p>0</text:p>
          </table:table-cell>
          <table:table-cell table:number-columns-repeated="21"/>
          <table:table-cell table:style-name="ce23" table:formula="of:=[.B5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6];[Entrada.$A$8:.$C$1606];3;0)) = 1; 0;VLOOKUP([.D5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5</text:p>
          </table:table-cell>
          <table:table-cell/>
          <table:table-cell/>
          <table:table-cell table:style-name="ce5" office:value-type="string">
            <text:p>14,25</text:p>
          </table:table-cell>
          <table:table-cell table:style-name="ce16" table:formula="of:=IF(ISNA(VLOOKUP([.D547];[Entrada.$A$8:.$B$1605];2;0)) = 1; 0;VLOOKUP([.D547];[Entrada.$A$8:.$B$1605];2;0))" office:value-type="float" office:value="0">
            <text:p>0</text:p>
          </table:table-cell>
          <table:table-cell table:formula="of:=IF(ISNA(VLOOKUP([.D547];[Entrada.$A$8:.$D$1605];4;0)) = 1; 0;VLOOKUP([.D547];[Entrada.$A$8:.$D$1605];4;0))" office:value-type="float" office:value="0">
            <text:p>0</text:p>
          </table:table-cell>
          <table:table-cell table:number-columns-repeated="21"/>
          <table:table-cell table:style-name="ce23" table:formula="of:=[.B5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7];[Entrada.$A$8:.$C$1606];3;0)) = 1; 0;VLOOKUP([.D5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6</text:p>
          </table:table-cell>
          <table:table-cell/>
          <table:table-cell/>
          <table:table-cell table:style-name="ce5" office:value-type="string">
            <text:p>14,26</text:p>
          </table:table-cell>
          <table:table-cell table:style-name="ce16" table:formula="of:=IF(ISNA(VLOOKUP([.D548];[Entrada.$A$8:.$B$1605];2;0)) = 1; 0;VLOOKUP([.D548];[Entrada.$A$8:.$B$1605];2;0))" office:value-type="float" office:value="0">
            <text:p>0</text:p>
          </table:table-cell>
          <table:table-cell table:formula="of:=IF(ISNA(VLOOKUP([.D548];[Entrada.$A$8:.$D$1605];4;0)) = 1; 0;VLOOKUP([.D548];[Entrada.$A$8:.$D$1605];4;0))" office:value-type="float" office:value="0">
            <text:p>0</text:p>
          </table:table-cell>
          <table:table-cell table:number-columns-repeated="21"/>
          <table:table-cell table:style-name="ce23" table:formula="of:=[.B5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8];[Entrada.$A$8:.$C$1606];3;0)) = 1; 0;VLOOKUP([.D5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7</text:p>
          </table:table-cell>
          <table:table-cell/>
          <table:table-cell/>
          <table:table-cell table:style-name="ce5" office:value-type="string">
            <text:p>14,27</text:p>
          </table:table-cell>
          <table:table-cell table:style-name="ce16" table:formula="of:=IF(ISNA(VLOOKUP([.D549];[Entrada.$A$8:.$B$1605];2;0)) = 1; 0;VLOOKUP([.D549];[Entrada.$A$8:.$B$1605];2;0))" office:value-type="float" office:value="0">
            <text:p>0</text:p>
          </table:table-cell>
          <table:table-cell table:formula="of:=IF(ISNA(VLOOKUP([.D549];[Entrada.$A$8:.$D$1605];4;0)) = 1; 0;VLOOKUP([.D549];[Entrada.$A$8:.$D$1605];4;0))" office:value-type="float" office:value="0">
            <text:p>0</text:p>
          </table:table-cell>
          <table:table-cell table:number-columns-repeated="21"/>
          <table:table-cell table:style-name="ce23" table:formula="of:=[.B5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49];[Entrada.$A$8:.$C$1606];3;0)) = 1; 0;VLOOKUP([.D5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8</text:p>
          </table:table-cell>
          <table:table-cell/>
          <table:table-cell/>
          <table:table-cell table:style-name="ce5" office:value-type="string">
            <text:p>14,28</text:p>
          </table:table-cell>
          <table:table-cell table:style-name="ce16" table:formula="of:=IF(ISNA(VLOOKUP([.D550];[Entrada.$A$8:.$B$1605];2;0)) = 1; 0;VLOOKUP([.D550];[Entrada.$A$8:.$B$1605];2;0))" office:value-type="float" office:value="0">
            <text:p>0</text:p>
          </table:table-cell>
          <table:table-cell table:formula="of:=IF(ISNA(VLOOKUP([.D550];[Entrada.$A$8:.$D$1605];4;0)) = 1; 0;VLOOKUP([.D550];[Entrada.$A$8:.$D$1605];4;0))" office:value-type="float" office:value="0">
            <text:p>0</text:p>
          </table:table-cell>
          <table:table-cell table:number-columns-repeated="21"/>
          <table:table-cell table:style-name="ce23" table:formula="of:=[.B5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0];[Entrada.$A$8:.$C$1606];3;0)) = 1; 0;VLOOKUP([.D5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29</text:p>
          </table:table-cell>
          <table:table-cell/>
          <table:table-cell/>
          <table:table-cell table:style-name="ce5" office:value-type="string">
            <text:p>14,29</text:p>
          </table:table-cell>
          <table:table-cell table:style-name="ce16" table:formula="of:=IF(ISNA(VLOOKUP([.D551];[Entrada.$A$8:.$B$1605];2;0)) = 1; 0;VLOOKUP([.D551];[Entrada.$A$8:.$B$1605];2;0))" office:value-type="float" office:value="0">
            <text:p>0</text:p>
          </table:table-cell>
          <table:table-cell table:formula="of:=IF(ISNA(VLOOKUP([.D551];[Entrada.$A$8:.$D$1605];4;0)) = 1; 0;VLOOKUP([.D551];[Entrada.$A$8:.$D$1605];4;0))" office:value-type="float" office:value="0">
            <text:p>0</text:p>
          </table:table-cell>
          <table:table-cell table:number-columns-repeated="21"/>
          <table:table-cell table:style-name="ce23" table:formula="of:=[.B5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1];[Entrada.$A$8:.$C$1606];3;0)) = 1; 0;VLOOKUP([.D5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0</text:p>
          </table:table-cell>
          <table:table-cell/>
          <table:table-cell/>
          <table:table-cell table:style-name="ce5" office:value-type="string">
            <text:p>14,30</text:p>
          </table:table-cell>
          <table:table-cell table:style-name="ce16" table:formula="of:=IF(ISNA(VLOOKUP([.D552];[Entrada.$A$8:.$B$1605];2;0)) = 1; 0;VLOOKUP([.D552];[Entrada.$A$8:.$B$1605];2;0))" office:value-type="float" office:value="0">
            <text:p>0</text:p>
          </table:table-cell>
          <table:table-cell table:formula="of:=IF(ISNA(VLOOKUP([.D552];[Entrada.$A$8:.$D$1605];4;0)) = 1; 0;VLOOKUP([.D552];[Entrada.$A$8:.$D$1605];4;0))" office:value-type="float" office:value="0">
            <text:p>0</text:p>
          </table:table-cell>
          <table:table-cell table:number-columns-repeated="21"/>
          <table:table-cell table:style-name="ce23" table:formula="of:=[.B5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2];[Entrada.$A$8:.$C$1606];3;0)) = 1; 0;VLOOKUP([.D5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1</text:p>
          </table:table-cell>
          <table:table-cell/>
          <table:table-cell/>
          <table:table-cell table:style-name="ce5" office:value-type="string">
            <text:p>14,31</text:p>
          </table:table-cell>
          <table:table-cell table:style-name="ce16" table:formula="of:=IF(ISNA(VLOOKUP([.D553];[Entrada.$A$8:.$B$1605];2;0)) = 1; 0;VLOOKUP([.D553];[Entrada.$A$8:.$B$1605];2;0))" office:value-type="float" office:value="0">
            <text:p>0</text:p>
          </table:table-cell>
          <table:table-cell table:formula="of:=IF(ISNA(VLOOKUP([.D553];[Entrada.$A$8:.$D$1605];4;0)) = 1; 0;VLOOKUP([.D553];[Entrada.$A$8:.$D$1605];4;0))" office:value-type="float" office:value="0">
            <text:p>0</text:p>
          </table:table-cell>
          <table:table-cell table:number-columns-repeated="21"/>
          <table:table-cell table:style-name="ce23" table:formula="of:=[.B5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3];[Entrada.$A$8:.$C$1606];3;0)) = 1; 0;VLOOKUP([.D5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2</text:p>
          </table:table-cell>
          <table:table-cell/>
          <table:table-cell/>
          <table:table-cell table:style-name="ce5" office:value-type="string">
            <text:p>14,32</text:p>
          </table:table-cell>
          <table:table-cell table:style-name="ce16" table:formula="of:=IF(ISNA(VLOOKUP([.D554];[Entrada.$A$8:.$B$1605];2;0)) = 1; 0;VLOOKUP([.D554];[Entrada.$A$8:.$B$1605];2;0))" office:value-type="float" office:value="0">
            <text:p>0</text:p>
          </table:table-cell>
          <table:table-cell table:formula="of:=IF(ISNA(VLOOKUP([.D554];[Entrada.$A$8:.$D$1605];4;0)) = 1; 0;VLOOKUP([.D554];[Entrada.$A$8:.$D$1605];4;0))" office:value-type="float" office:value="0">
            <text:p>0</text:p>
          </table:table-cell>
          <table:table-cell table:number-columns-repeated="21"/>
          <table:table-cell table:style-name="ce23" table:formula="of:=[.B5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4];[Entrada.$A$8:.$C$1606];3;0)) = 1; 0;VLOOKUP([.D5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3</text:p>
          </table:table-cell>
          <table:table-cell/>
          <table:table-cell/>
          <table:table-cell table:style-name="ce5" office:value-type="string">
            <text:p>14,33</text:p>
          </table:table-cell>
          <table:table-cell table:style-name="ce16" table:formula="of:=IF(ISNA(VLOOKUP([.D555];[Entrada.$A$8:.$B$1605];2;0)) = 1; 0;VLOOKUP([.D555];[Entrada.$A$8:.$B$1605];2;0))" office:value-type="float" office:value="0">
            <text:p>0</text:p>
          </table:table-cell>
          <table:table-cell table:formula="of:=IF(ISNA(VLOOKUP([.D555];[Entrada.$A$8:.$D$1605];4;0)) = 1; 0;VLOOKUP([.D555];[Entrada.$A$8:.$D$1605];4;0))" office:value-type="float" office:value="0">
            <text:p>0</text:p>
          </table:table-cell>
          <table:table-cell table:number-columns-repeated="21"/>
          <table:table-cell table:style-name="ce23" table:formula="of:=[.B5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5];[Entrada.$A$8:.$C$1606];3;0)) = 1; 0;VLOOKUP([.D5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4</text:p>
          </table:table-cell>
          <table:table-cell/>
          <table:table-cell/>
          <table:table-cell table:style-name="ce5" office:value-type="string">
            <text:p>14,34</text:p>
          </table:table-cell>
          <table:table-cell table:style-name="ce16" table:formula="of:=IF(ISNA(VLOOKUP([.D556];[Entrada.$A$8:.$B$1605];2;0)) = 1; 0;VLOOKUP([.D556];[Entrada.$A$8:.$B$1605];2;0))" office:value-type="float" office:value="0">
            <text:p>0</text:p>
          </table:table-cell>
          <table:table-cell table:formula="of:=IF(ISNA(VLOOKUP([.D556];[Entrada.$A$8:.$D$1605];4;0)) = 1; 0;VLOOKUP([.D556];[Entrada.$A$8:.$D$1605];4;0))" office:value-type="float" office:value="0">
            <text:p>0</text:p>
          </table:table-cell>
          <table:table-cell table:number-columns-repeated="21"/>
          <table:table-cell table:style-name="ce23" table:formula="of:=[.B5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6];[Entrada.$A$8:.$C$1606];3;0)) = 1; 0;VLOOKUP([.D5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5</text:p>
          </table:table-cell>
          <table:table-cell/>
          <table:table-cell/>
          <table:table-cell table:style-name="ce5" office:value-type="string">
            <text:p>14,35</text:p>
          </table:table-cell>
          <table:table-cell table:style-name="ce16" table:formula="of:=IF(ISNA(VLOOKUP([.D557];[Entrada.$A$8:.$B$1605];2;0)) = 1; 0;VLOOKUP([.D557];[Entrada.$A$8:.$B$1605];2;0))" office:value-type="float" office:value="0">
            <text:p>0</text:p>
          </table:table-cell>
          <table:table-cell table:formula="of:=IF(ISNA(VLOOKUP([.D557];[Entrada.$A$8:.$D$1605];4;0)) = 1; 0;VLOOKUP([.D557];[Entrada.$A$8:.$D$1605];4;0))" office:value-type="float" office:value="0">
            <text:p>0</text:p>
          </table:table-cell>
          <table:table-cell table:number-columns-repeated="21"/>
          <table:table-cell table:style-name="ce23" table:formula="of:=[.B5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7];[Entrada.$A$8:.$C$1606];3;0)) = 1; 0;VLOOKUP([.D5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6</text:p>
          </table:table-cell>
          <table:table-cell/>
          <table:table-cell/>
          <table:table-cell table:style-name="ce5" office:value-type="string">
            <text:p>14,36</text:p>
          </table:table-cell>
          <table:table-cell table:style-name="ce16" table:formula="of:=IF(ISNA(VLOOKUP([.D558];[Entrada.$A$8:.$B$1605];2;0)) = 1; 0;VLOOKUP([.D558];[Entrada.$A$8:.$B$1605];2;0))" office:value-type="float" office:value="0">
            <text:p>0</text:p>
          </table:table-cell>
          <table:table-cell table:formula="of:=IF(ISNA(VLOOKUP([.D558];[Entrada.$A$8:.$D$1605];4;0)) = 1; 0;VLOOKUP([.D558];[Entrada.$A$8:.$D$1605];4;0))" office:value-type="float" office:value="0">
            <text:p>0</text:p>
          </table:table-cell>
          <table:table-cell table:number-columns-repeated="21"/>
          <table:table-cell table:style-name="ce23" table:formula="of:=[.B5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8];[Entrada.$A$8:.$C$1606];3;0)) = 1; 0;VLOOKUP([.D5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7</text:p>
          </table:table-cell>
          <table:table-cell/>
          <table:table-cell/>
          <table:table-cell table:style-name="ce5" office:value-type="string">
            <text:p>14,37</text:p>
          </table:table-cell>
          <table:table-cell table:style-name="ce16" table:formula="of:=IF(ISNA(VLOOKUP([.D559];[Entrada.$A$8:.$B$1605];2;0)) = 1; 0;VLOOKUP([.D559];[Entrada.$A$8:.$B$1605];2;0))" office:value-type="float" office:value="0">
            <text:p>0</text:p>
          </table:table-cell>
          <table:table-cell table:formula="of:=IF(ISNA(VLOOKUP([.D559];[Entrada.$A$8:.$D$1605];4;0)) = 1; 0;VLOOKUP([.D559];[Entrada.$A$8:.$D$1605];4;0))" office:value-type="float" office:value="0">
            <text:p>0</text:p>
          </table:table-cell>
          <table:table-cell table:number-columns-repeated="21"/>
          <table:table-cell table:style-name="ce23" table:formula="of:=[.B5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59];[Entrada.$A$8:.$C$1606];3;0)) = 1; 0;VLOOKUP([.D5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8</text:p>
          </table:table-cell>
          <table:table-cell/>
          <table:table-cell/>
          <table:table-cell table:style-name="ce5" office:value-type="string">
            <text:p>14,38</text:p>
          </table:table-cell>
          <table:table-cell table:style-name="ce16" table:formula="of:=IF(ISNA(VLOOKUP([.D560];[Entrada.$A$8:.$B$1605];2;0)) = 1; 0;VLOOKUP([.D560];[Entrada.$A$8:.$B$1605];2;0))" office:value-type="float" office:value="0">
            <text:p>0</text:p>
          </table:table-cell>
          <table:table-cell table:formula="of:=IF(ISNA(VLOOKUP([.D560];[Entrada.$A$8:.$D$1605];4;0)) = 1; 0;VLOOKUP([.D560];[Entrada.$A$8:.$D$1605];4;0))" office:value-type="float" office:value="0">
            <text:p>0</text:p>
          </table:table-cell>
          <table:table-cell table:number-columns-repeated="21"/>
          <table:table-cell table:style-name="ce23" table:formula="of:=[.B5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0];[Entrada.$A$8:.$C$1606];3;0)) = 1; 0;VLOOKUP([.D5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39</text:p>
          </table:table-cell>
          <table:table-cell/>
          <table:table-cell/>
          <table:table-cell table:style-name="ce5" office:value-type="string">
            <text:p>14,39</text:p>
          </table:table-cell>
          <table:table-cell table:style-name="ce16" table:formula="of:=IF(ISNA(VLOOKUP([.D561];[Entrada.$A$8:.$B$1605];2;0)) = 1; 0;VLOOKUP([.D561];[Entrada.$A$8:.$B$1605];2;0))" office:value-type="float" office:value="0">
            <text:p>0</text:p>
          </table:table-cell>
          <table:table-cell table:formula="of:=IF(ISNA(VLOOKUP([.D561];[Entrada.$A$8:.$D$1605];4;0)) = 1; 0;VLOOKUP([.D561];[Entrada.$A$8:.$D$1605];4;0))" office:value-type="float" office:value="0">
            <text:p>0</text:p>
          </table:table-cell>
          <table:table-cell table:number-columns-repeated="21"/>
          <table:table-cell table:style-name="ce23" table:formula="of:=[.B5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1];[Entrada.$A$8:.$C$1606];3;0)) = 1; 0;VLOOKUP([.D5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4,40</text:p>
          </table:table-cell>
          <table:table-cell/>
          <table:table-cell/>
          <table:table-cell table:style-name="ce5" office:value-type="string">
            <text:p>14,40</text:p>
          </table:table-cell>
          <table:table-cell table:style-name="ce16" table:formula="of:=IF(ISNA(VLOOKUP([.D562];[Entrada.$A$8:.$B$1605];2;0)) = 1; 0;VLOOKUP([.D562];[Entrada.$A$8:.$B$1605];2;0))" office:value-type="float" office:value="0">
            <text:p>0</text:p>
          </table:table-cell>
          <table:table-cell table:formula="of:=IF(ISNA(VLOOKUP([.D562];[Entrada.$A$8:.$D$1605];4;0)) = 1; 0;VLOOKUP([.D562];[Entrada.$A$8:.$D$1605];4;0))" office:value-type="float" office:value="0">
            <text:p>0</text:p>
          </table:table-cell>
          <table:table-cell table:number-columns-repeated="21"/>
          <table:table-cell table:style-name="ce23" table:formula="of:=[.B5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2];[Entrada.$A$8:.$C$1606];3;0)) = 1; 0;VLOOKUP([.D5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</text:p>
          </table:table-cell>
          <table:table-cell/>
          <table:table-cell/>
          <table:table-cell table:style-name="ce5" office:value-type="string">
            <text:p>15,1</text:p>
          </table:table-cell>
          <table:table-cell table:style-name="ce16" table:formula="of:=IF(ISNA(VLOOKUP([.D563];[Entrada.$A$8:.$B$1605];2;0)) = 1; 0;VLOOKUP([.D563];[Entrada.$A$8:.$B$1605];2;0))" office:value-type="float" office:value="0">
            <text:p>0</text:p>
          </table:table-cell>
          <table:table-cell table:formula="of:=IF(ISNA(VLOOKUP([.D563];[Entrada.$A$8:.$D$1605];4;0)) = 1; 0;VLOOKUP([.D563];[Entrada.$A$8:.$D$1605];4;0))" office:value-type="float" office:value="0">
            <text:p>0</text:p>
          </table:table-cell>
          <table:table-cell table:number-columns-repeated="21"/>
          <table:table-cell table:style-name="ce23" table:formula="of:=[.B5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3];[Entrada.$A$8:.$C$1606];3;0)) = 1; 0;VLOOKUP([.D5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</text:p>
          </table:table-cell>
          <table:table-cell/>
          <table:table-cell/>
          <table:table-cell table:style-name="ce5" office:value-type="string">
            <text:p>15,2</text:p>
          </table:table-cell>
          <table:table-cell table:style-name="ce16" table:formula="of:=IF(ISNA(VLOOKUP([.D564];[Entrada.$A$8:.$B$1605];2;0)) = 1; 0;VLOOKUP([.D564];[Entrada.$A$8:.$B$1605];2;0))" office:value-type="float" office:value="0">
            <text:p>0</text:p>
          </table:table-cell>
          <table:table-cell table:formula="of:=IF(ISNA(VLOOKUP([.D564];[Entrada.$A$8:.$D$1605];4;0)) = 1; 0;VLOOKUP([.D564];[Entrada.$A$8:.$D$1605];4;0))" office:value-type="float" office:value="0">
            <text:p>0</text:p>
          </table:table-cell>
          <table:table-cell table:number-columns-repeated="21"/>
          <table:table-cell table:style-name="ce23" table:formula="of:=[.B5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4];[Entrada.$A$8:.$C$1606];3;0)) = 1; 0;VLOOKUP([.D5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</text:p>
          </table:table-cell>
          <table:table-cell/>
          <table:table-cell/>
          <table:table-cell table:style-name="ce5" office:value-type="string">
            <text:p>15,3</text:p>
          </table:table-cell>
          <table:table-cell table:style-name="ce16" table:formula="of:=IF(ISNA(VLOOKUP([.D565];[Entrada.$A$8:.$B$1605];2;0)) = 1; 0;VLOOKUP([.D565];[Entrada.$A$8:.$B$1605];2;0))" office:value-type="float" office:value="0">
            <text:p>0</text:p>
          </table:table-cell>
          <table:table-cell table:formula="of:=IF(ISNA(VLOOKUP([.D565];[Entrada.$A$8:.$D$1605];4;0)) = 1; 0;VLOOKUP([.D565];[Entrada.$A$8:.$D$1605];4;0))" office:value-type="float" office:value="0">
            <text:p>0</text:p>
          </table:table-cell>
          <table:table-cell table:number-columns-repeated="21"/>
          <table:table-cell table:style-name="ce23" table:formula="of:=[.B5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5];[Entrada.$A$8:.$C$1606];3;0)) = 1; 0;VLOOKUP([.D5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4</text:p>
          </table:table-cell>
          <table:table-cell/>
          <table:table-cell/>
          <table:table-cell table:style-name="ce5" office:value-type="string">
            <text:p>15,4</text:p>
          </table:table-cell>
          <table:table-cell table:style-name="ce16" table:formula="of:=IF(ISNA(VLOOKUP([.D566];[Entrada.$A$8:.$B$1605];2;0)) = 1; 0;VLOOKUP([.D566];[Entrada.$A$8:.$B$1605];2;0))" office:value-type="float" office:value="0">
            <text:p>0</text:p>
          </table:table-cell>
          <table:table-cell table:formula="of:=IF(ISNA(VLOOKUP([.D566];[Entrada.$A$8:.$D$1605];4;0)) = 1; 0;VLOOKUP([.D566];[Entrada.$A$8:.$D$1605];4;0))" office:value-type="float" office:value="0">
            <text:p>0</text:p>
          </table:table-cell>
          <table:table-cell table:number-columns-repeated="21"/>
          <table:table-cell table:style-name="ce23" table:formula="of:=[.B5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6];[Entrada.$A$8:.$C$1606];3;0)) = 1; 0;VLOOKUP([.D5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5</text:p>
          </table:table-cell>
          <table:table-cell/>
          <table:table-cell/>
          <table:table-cell table:style-name="ce5" office:value-type="string">
            <text:p>15,5</text:p>
          </table:table-cell>
          <table:table-cell table:style-name="ce16" table:formula="of:=IF(ISNA(VLOOKUP([.D567];[Entrada.$A$8:.$B$1605];2;0)) = 1; 0;VLOOKUP([.D567];[Entrada.$A$8:.$B$1605];2;0))" office:value-type="float" office:value="0">
            <text:p>0</text:p>
          </table:table-cell>
          <table:table-cell table:formula="of:=IF(ISNA(VLOOKUP([.D567];[Entrada.$A$8:.$D$1605];4;0)) = 1; 0;VLOOKUP([.D567];[Entrada.$A$8:.$D$1605];4;0))" office:value-type="float" office:value="0">
            <text:p>0</text:p>
          </table:table-cell>
          <table:table-cell table:number-columns-repeated="21"/>
          <table:table-cell table:style-name="ce23" table:formula="of:=[.B5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7];[Entrada.$A$8:.$C$1606];3;0)) = 1; 0;VLOOKUP([.D5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6</text:p>
          </table:table-cell>
          <table:table-cell/>
          <table:table-cell/>
          <table:table-cell table:style-name="ce5" office:value-type="string">
            <text:p>15,6</text:p>
          </table:table-cell>
          <table:table-cell table:style-name="ce16" table:formula="of:=IF(ISNA(VLOOKUP([.D568];[Entrada.$A$8:.$B$1605];2;0)) = 1; 0;VLOOKUP([.D568];[Entrada.$A$8:.$B$1605];2;0))" office:value-type="float" office:value="0">
            <text:p>0</text:p>
          </table:table-cell>
          <table:table-cell table:formula="of:=IF(ISNA(VLOOKUP([.D568];[Entrada.$A$8:.$D$1605];4;0)) = 1; 0;VLOOKUP([.D568];[Entrada.$A$8:.$D$1605];4;0))" office:value-type="float" office:value="0">
            <text:p>0</text:p>
          </table:table-cell>
          <table:table-cell table:number-columns-repeated="21"/>
          <table:table-cell table:style-name="ce23" table:formula="of:=[.B5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8];[Entrada.$A$8:.$C$1606];3;0)) = 1; 0;VLOOKUP([.D5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7</text:p>
          </table:table-cell>
          <table:table-cell/>
          <table:table-cell/>
          <table:table-cell table:style-name="ce5" office:value-type="string">
            <text:p>15,7</text:p>
          </table:table-cell>
          <table:table-cell table:style-name="ce16" table:formula="of:=IF(ISNA(VLOOKUP([.D569];[Entrada.$A$8:.$B$1605];2;0)) = 1; 0;VLOOKUP([.D569];[Entrada.$A$8:.$B$1605];2;0))" office:value-type="float" office:value="0">
            <text:p>0</text:p>
          </table:table-cell>
          <table:table-cell table:formula="of:=IF(ISNA(VLOOKUP([.D569];[Entrada.$A$8:.$D$1605];4;0)) = 1; 0;VLOOKUP([.D569];[Entrada.$A$8:.$D$1605];4;0))" office:value-type="float" office:value="0">
            <text:p>0</text:p>
          </table:table-cell>
          <table:table-cell table:number-columns-repeated="21"/>
          <table:table-cell table:style-name="ce23" table:formula="of:=[.B5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69];[Entrada.$A$8:.$C$1606];3;0)) = 1; 0;VLOOKUP([.D5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8</text:p>
          </table:table-cell>
          <table:table-cell/>
          <table:table-cell/>
          <table:table-cell table:style-name="ce5" office:value-type="string">
            <text:p>15,8</text:p>
          </table:table-cell>
          <table:table-cell table:style-name="ce16" table:formula="of:=IF(ISNA(VLOOKUP([.D570];[Entrada.$A$8:.$B$1605];2;0)) = 1; 0;VLOOKUP([.D570];[Entrada.$A$8:.$B$1605];2;0))" office:value-type="float" office:value="0">
            <text:p>0</text:p>
          </table:table-cell>
          <table:table-cell table:formula="of:=IF(ISNA(VLOOKUP([.D570];[Entrada.$A$8:.$D$1605];4;0)) = 1; 0;VLOOKUP([.D570];[Entrada.$A$8:.$D$1605];4;0))" office:value-type="float" office:value="0">
            <text:p>0</text:p>
          </table:table-cell>
          <table:table-cell table:number-columns-repeated="21"/>
          <table:table-cell table:style-name="ce23" table:formula="of:=[.B5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0];[Entrada.$A$8:.$C$1606];3;0)) = 1; 0;VLOOKUP([.D5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9</text:p>
          </table:table-cell>
          <table:table-cell/>
          <table:table-cell/>
          <table:table-cell table:style-name="ce5" office:value-type="string">
            <text:p>15,9</text:p>
          </table:table-cell>
          <table:table-cell table:style-name="ce16" table:formula="of:=IF(ISNA(VLOOKUP([.D571];[Entrada.$A$8:.$B$1605];2;0)) = 1; 0;VLOOKUP([.D571];[Entrada.$A$8:.$B$1605];2;0))" office:value-type="float" office:value="0">
            <text:p>0</text:p>
          </table:table-cell>
          <table:table-cell table:formula="of:=IF(ISNA(VLOOKUP([.D571];[Entrada.$A$8:.$D$1605];4;0)) = 1; 0;VLOOKUP([.D571];[Entrada.$A$8:.$D$1605];4;0))" office:value-type="float" office:value="0">
            <text:p>0</text:p>
          </table:table-cell>
          <table:table-cell table:number-columns-repeated="21"/>
          <table:table-cell table:style-name="ce23" table:formula="of:=[.B5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1];[Entrada.$A$8:.$C$1606];3;0)) = 1; 0;VLOOKUP([.D5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0</text:p>
          </table:table-cell>
          <table:table-cell/>
          <table:table-cell/>
          <table:table-cell table:style-name="ce5" office:value-type="string">
            <text:p>15,10</text:p>
          </table:table-cell>
          <table:table-cell table:style-name="ce16" table:formula="of:=IF(ISNA(VLOOKUP([.D572];[Entrada.$A$8:.$B$1605];2;0)) = 1; 0;VLOOKUP([.D572];[Entrada.$A$8:.$B$1605];2;0))" office:value-type="float" office:value="0">
            <text:p>0</text:p>
          </table:table-cell>
          <table:table-cell table:formula="of:=IF(ISNA(VLOOKUP([.D572];[Entrada.$A$8:.$D$1605];4;0)) = 1; 0;VLOOKUP([.D572];[Entrada.$A$8:.$D$1605];4;0))" office:value-type="float" office:value="0">
            <text:p>0</text:p>
          </table:table-cell>
          <table:table-cell table:number-columns-repeated="21"/>
          <table:table-cell table:style-name="ce23" table:formula="of:=[.B5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2];[Entrada.$A$8:.$C$1606];3;0)) = 1; 0;VLOOKUP([.D5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1</text:p>
          </table:table-cell>
          <table:table-cell/>
          <table:table-cell/>
          <table:table-cell table:style-name="ce5" office:value-type="string">
            <text:p>15,11</text:p>
          </table:table-cell>
          <table:table-cell table:style-name="ce16" table:formula="of:=IF(ISNA(VLOOKUP([.D573];[Entrada.$A$8:.$B$1605];2;0)) = 1; 0;VLOOKUP([.D573];[Entrada.$A$8:.$B$1605];2;0))" office:value-type="float" office:value="0">
            <text:p>0</text:p>
          </table:table-cell>
          <table:table-cell table:formula="of:=IF(ISNA(VLOOKUP([.D573];[Entrada.$A$8:.$D$1605];4;0)) = 1; 0;VLOOKUP([.D573];[Entrada.$A$8:.$D$1605];4;0))" office:value-type="float" office:value="0">
            <text:p>0</text:p>
          </table:table-cell>
          <table:table-cell table:number-columns-repeated="21"/>
          <table:table-cell table:style-name="ce23" table:formula="of:=[.B5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3];[Entrada.$A$8:.$C$1606];3;0)) = 1; 0;VLOOKUP([.D5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2</text:p>
          </table:table-cell>
          <table:table-cell/>
          <table:table-cell/>
          <table:table-cell table:style-name="ce5" office:value-type="string">
            <text:p>15,12</text:p>
          </table:table-cell>
          <table:table-cell table:style-name="ce16" table:formula="of:=IF(ISNA(VLOOKUP([.D574];[Entrada.$A$8:.$B$1605];2;0)) = 1; 0;VLOOKUP([.D574];[Entrada.$A$8:.$B$1605];2;0))" office:value-type="float" office:value="0">
            <text:p>0</text:p>
          </table:table-cell>
          <table:table-cell table:formula="of:=IF(ISNA(VLOOKUP([.D574];[Entrada.$A$8:.$D$1605];4;0)) = 1; 0;VLOOKUP([.D574];[Entrada.$A$8:.$D$1605];4;0))" office:value-type="float" office:value="0">
            <text:p>0</text:p>
          </table:table-cell>
          <table:table-cell table:number-columns-repeated="21"/>
          <table:table-cell table:style-name="ce23" table:formula="of:=[.B5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4];[Entrada.$A$8:.$C$1606];3;0)) = 1; 0;VLOOKUP([.D5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4" office:value-type="float" office:value="15.13">
            <text:p>15,13</text:p>
          </table:table-cell>
          <table:table-cell/>
          <table:table-cell/>
          <table:table-cell table:style-name="ce4" office:value-type="float" office:value="15.13">
            <text:p>15,13</text:p>
          </table:table-cell>
          <table:table-cell table:style-name="ce16" table:formula="of:=IF(ISNA(VLOOKUP([.D575];[Entrada.$A$8:.$B$1605];2;0)) = 1; 0;VLOOKUP([.D575];[Entrada.$A$8:.$B$1605];2;0))" office:value-type="float" office:value="0">
            <text:p>0</text:p>
          </table:table-cell>
          <table:table-cell table:formula="of:=IF(ISNA(VLOOKUP([.D575];[Entrada.$A$8:.$D$1605];4;0)) = 1; 0;VLOOKUP([.D575];[Entrada.$A$8:.$D$1605];4;0))" office:value-type="float" office:value="0">
            <text:p>0</text:p>
          </table:table-cell>
          <table:table-cell table:number-columns-repeated="21"/>
          <table:table-cell table:style-name="ce23" table:formula="of:=[.B5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5];[Entrada.$A$8:.$C$1606];3;0)) = 1; 0;VLOOKUP([.D5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4</text:p>
          </table:table-cell>
          <table:table-cell/>
          <table:table-cell/>
          <table:table-cell table:style-name="ce5" office:value-type="string">
            <text:p>15,14</text:p>
          </table:table-cell>
          <table:table-cell table:style-name="ce16" table:formula="of:=IF(ISNA(VLOOKUP([.D576];[Entrada.$A$8:.$B$1605];2;0)) = 1; 0;VLOOKUP([.D576];[Entrada.$A$8:.$B$1605];2;0))" office:value-type="float" office:value="0">
            <text:p>0</text:p>
          </table:table-cell>
          <table:table-cell table:formula="of:=IF(ISNA(VLOOKUP([.D576];[Entrada.$A$8:.$D$1605];4;0)) = 1; 0;VLOOKUP([.D576];[Entrada.$A$8:.$D$1605];4;0))" office:value-type="float" office:value="0">
            <text:p>0</text:p>
          </table:table-cell>
          <table:table-cell table:number-columns-repeated="21"/>
          <table:table-cell table:style-name="ce23" table:formula="of:=[.B5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6];[Entrada.$A$8:.$C$1606];3;0)) = 1; 0;VLOOKUP([.D5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5</text:p>
          </table:table-cell>
          <table:table-cell/>
          <table:table-cell/>
          <table:table-cell table:style-name="ce5" office:value-type="string">
            <text:p>15,15</text:p>
          </table:table-cell>
          <table:table-cell table:style-name="ce16" table:formula="of:=IF(ISNA(VLOOKUP([.D577];[Entrada.$A$8:.$B$1605];2;0)) = 1; 0;VLOOKUP([.D577];[Entrada.$A$8:.$B$1605];2;0))" office:value-type="float" office:value="0">
            <text:p>0</text:p>
          </table:table-cell>
          <table:table-cell table:formula="of:=IF(ISNA(VLOOKUP([.D577];[Entrada.$A$8:.$D$1605];4;0)) = 1; 0;VLOOKUP([.D577];[Entrada.$A$8:.$D$1605];4;0))" office:value-type="float" office:value="0">
            <text:p>0</text:p>
          </table:table-cell>
          <table:table-cell table:number-columns-repeated="21"/>
          <table:table-cell table:style-name="ce23" table:formula="of:=[.B5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7];[Entrada.$A$8:.$C$1606];3;0)) = 1; 0;VLOOKUP([.D5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6</text:p>
          </table:table-cell>
          <table:table-cell/>
          <table:table-cell/>
          <table:table-cell table:style-name="ce5" office:value-type="string">
            <text:p>15,16</text:p>
          </table:table-cell>
          <table:table-cell table:style-name="ce16" table:formula="of:=IF(ISNA(VLOOKUP([.D578];[Entrada.$A$8:.$B$1605];2;0)) = 1; 0;VLOOKUP([.D578];[Entrada.$A$8:.$B$1605];2;0))" office:value-type="float" office:value="0">
            <text:p>0</text:p>
          </table:table-cell>
          <table:table-cell table:formula="of:=IF(ISNA(VLOOKUP([.D578];[Entrada.$A$8:.$D$1605];4;0)) = 1; 0;VLOOKUP([.D578];[Entrada.$A$8:.$D$1605];4;0))" office:value-type="float" office:value="0">
            <text:p>0</text:p>
          </table:table-cell>
          <table:table-cell table:number-columns-repeated="21"/>
          <table:table-cell table:style-name="ce23" table:formula="of:=[.B5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8];[Entrada.$A$8:.$C$1606];3;0)) = 1; 0;VLOOKUP([.D5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7</text:p>
          </table:table-cell>
          <table:table-cell/>
          <table:table-cell/>
          <table:table-cell table:style-name="ce5" office:value-type="string">
            <text:p>15,17</text:p>
          </table:table-cell>
          <table:table-cell table:style-name="ce16" table:formula="of:=IF(ISNA(VLOOKUP([.D579];[Entrada.$A$8:.$B$1605];2;0)) = 1; 0;VLOOKUP([.D579];[Entrada.$A$8:.$B$1605];2;0))" office:value-type="float" office:value="0">
            <text:p>0</text:p>
          </table:table-cell>
          <table:table-cell table:formula="of:=IF(ISNA(VLOOKUP([.D579];[Entrada.$A$8:.$D$1605];4;0)) = 1; 0;VLOOKUP([.D579];[Entrada.$A$8:.$D$1605];4;0))" office:value-type="float" office:value="0">
            <text:p>0</text:p>
          </table:table-cell>
          <table:table-cell table:number-columns-repeated="21"/>
          <table:table-cell table:style-name="ce23" table:formula="of:=[.B5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79];[Entrada.$A$8:.$C$1606];3;0)) = 1; 0;VLOOKUP([.D5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8</text:p>
          </table:table-cell>
          <table:table-cell/>
          <table:table-cell/>
          <table:table-cell table:style-name="ce5" office:value-type="string">
            <text:p>15,18</text:p>
          </table:table-cell>
          <table:table-cell table:style-name="ce16" table:formula="of:=IF(ISNA(VLOOKUP([.D580];[Entrada.$A$8:.$B$1605];2;0)) = 1; 0;VLOOKUP([.D580];[Entrada.$A$8:.$B$1605];2;0))" office:value-type="float" office:value="0">
            <text:p>0</text:p>
          </table:table-cell>
          <table:table-cell table:formula="of:=IF(ISNA(VLOOKUP([.D580];[Entrada.$A$8:.$D$1605];4;0)) = 1; 0;VLOOKUP([.D580];[Entrada.$A$8:.$D$1605];4;0))" office:value-type="float" office:value="0">
            <text:p>0</text:p>
          </table:table-cell>
          <table:table-cell table:number-columns-repeated="21"/>
          <table:table-cell table:style-name="ce23" table:formula="of:=[.B5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0];[Entrada.$A$8:.$C$1606];3;0)) = 1; 0;VLOOKUP([.D5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19</text:p>
          </table:table-cell>
          <table:table-cell/>
          <table:table-cell/>
          <table:table-cell table:style-name="ce5" office:value-type="string">
            <text:p>15,19</text:p>
          </table:table-cell>
          <table:table-cell table:style-name="ce16" table:formula="of:=IF(ISNA(VLOOKUP([.D581];[Entrada.$A$8:.$B$1605];2;0)) = 1; 0;VLOOKUP([.D581];[Entrada.$A$8:.$B$1605];2;0))" office:value-type="float" office:value="0">
            <text:p>0</text:p>
          </table:table-cell>
          <table:table-cell table:formula="of:=IF(ISNA(VLOOKUP([.D581];[Entrada.$A$8:.$D$1605];4;0)) = 1; 0;VLOOKUP([.D581];[Entrada.$A$8:.$D$1605];4;0))" office:value-type="float" office:value="0">
            <text:p>0</text:p>
          </table:table-cell>
          <table:table-cell table:number-columns-repeated="21"/>
          <table:table-cell table:style-name="ce23" table:formula="of:=[.B5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1];[Entrada.$A$8:.$C$1606];3;0)) = 1; 0;VLOOKUP([.D5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0</text:p>
          </table:table-cell>
          <table:table-cell/>
          <table:table-cell/>
          <table:table-cell table:style-name="ce5" office:value-type="string">
            <text:p>15,20</text:p>
          </table:table-cell>
          <table:table-cell table:style-name="ce16" table:formula="of:=IF(ISNA(VLOOKUP([.D582];[Entrada.$A$8:.$B$1605];2;0)) = 1; 0;VLOOKUP([.D582];[Entrada.$A$8:.$B$1605];2;0))" office:value-type="float" office:value="0">
            <text:p>0</text:p>
          </table:table-cell>
          <table:table-cell table:formula="of:=IF(ISNA(VLOOKUP([.D582];[Entrada.$A$8:.$D$1605];4;0)) = 1; 0;VLOOKUP([.D582];[Entrada.$A$8:.$D$1605];4;0))" office:value-type="float" office:value="0">
            <text:p>0</text:p>
          </table:table-cell>
          <table:table-cell table:number-columns-repeated="21"/>
          <table:table-cell table:style-name="ce23" table:formula="of:=[.B5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2];[Entrada.$A$8:.$C$1606];3;0)) = 1; 0;VLOOKUP([.D5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1</text:p>
          </table:table-cell>
          <table:table-cell/>
          <table:table-cell/>
          <table:table-cell table:style-name="ce5" office:value-type="string">
            <text:p>15,21</text:p>
          </table:table-cell>
          <table:table-cell table:style-name="ce16" table:formula="of:=IF(ISNA(VLOOKUP([.D583];[Entrada.$A$8:.$B$1605];2;0)) = 1; 0;VLOOKUP([.D583];[Entrada.$A$8:.$B$1605];2;0))" office:value-type="float" office:value="0">
            <text:p>0</text:p>
          </table:table-cell>
          <table:table-cell table:formula="of:=IF(ISNA(VLOOKUP([.D583];[Entrada.$A$8:.$D$1605];4;0)) = 1; 0;VLOOKUP([.D583];[Entrada.$A$8:.$D$1605];4;0))" office:value-type="float" office:value="0">
            <text:p>0</text:p>
          </table:table-cell>
          <table:table-cell table:number-columns-repeated="21"/>
          <table:table-cell table:style-name="ce23" table:formula="of:=[.B5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3];[Entrada.$A$8:.$C$1606];3;0)) = 1; 0;VLOOKUP([.D5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2</text:p>
          </table:table-cell>
          <table:table-cell/>
          <table:table-cell/>
          <table:table-cell table:style-name="ce5" office:value-type="string">
            <text:p>15,22</text:p>
          </table:table-cell>
          <table:table-cell table:style-name="ce16" table:formula="of:=IF(ISNA(VLOOKUP([.D584];[Entrada.$A$8:.$B$1605];2;0)) = 1; 0;VLOOKUP([.D584];[Entrada.$A$8:.$B$1605];2;0))" office:value-type="float" office:value="0">
            <text:p>0</text:p>
          </table:table-cell>
          <table:table-cell table:formula="of:=IF(ISNA(VLOOKUP([.D584];[Entrada.$A$8:.$D$1605];4;0)) = 1; 0;VLOOKUP([.D584];[Entrada.$A$8:.$D$1605];4;0))" office:value-type="float" office:value="0">
            <text:p>0</text:p>
          </table:table-cell>
          <table:table-cell table:number-columns-repeated="21"/>
          <table:table-cell table:style-name="ce23" table:formula="of:=[.B5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4];[Entrada.$A$8:.$C$1606];3;0)) = 1; 0;VLOOKUP([.D5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3</text:p>
          </table:table-cell>
          <table:table-cell/>
          <table:table-cell/>
          <table:table-cell table:style-name="ce5" office:value-type="string">
            <text:p>15,23</text:p>
          </table:table-cell>
          <table:table-cell table:style-name="ce16" table:formula="of:=IF(ISNA(VLOOKUP([.D585];[Entrada.$A$8:.$B$1605];2;0)) = 1; 0;VLOOKUP([.D585];[Entrada.$A$8:.$B$1605];2;0))" office:value-type="float" office:value="0">
            <text:p>0</text:p>
          </table:table-cell>
          <table:table-cell table:formula="of:=IF(ISNA(VLOOKUP([.D585];[Entrada.$A$8:.$D$1605];4;0)) = 1; 0;VLOOKUP([.D585];[Entrada.$A$8:.$D$1605];4;0))" office:value-type="float" office:value="0">
            <text:p>0</text:p>
          </table:table-cell>
          <table:table-cell table:number-columns-repeated="21"/>
          <table:table-cell table:style-name="ce23" table:formula="of:=[.B5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5];[Entrada.$A$8:.$C$1606];3;0)) = 1; 0;VLOOKUP([.D5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4</text:p>
          </table:table-cell>
          <table:table-cell/>
          <table:table-cell/>
          <table:table-cell table:style-name="ce5" office:value-type="string">
            <text:p>15,24</text:p>
          </table:table-cell>
          <table:table-cell table:style-name="ce16" table:formula="of:=IF(ISNA(VLOOKUP([.D586];[Entrada.$A$8:.$B$1605];2;0)) = 1; 0;VLOOKUP([.D586];[Entrada.$A$8:.$B$1605];2;0))" office:value-type="float" office:value="0">
            <text:p>0</text:p>
          </table:table-cell>
          <table:table-cell table:formula="of:=IF(ISNA(VLOOKUP([.D586];[Entrada.$A$8:.$D$1605];4;0)) = 1; 0;VLOOKUP([.D586];[Entrada.$A$8:.$D$1605];4;0))" office:value-type="float" office:value="0">
            <text:p>0</text:p>
          </table:table-cell>
          <table:table-cell table:number-columns-repeated="21"/>
          <table:table-cell table:style-name="ce23" table:formula="of:=[.B5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6];[Entrada.$A$8:.$C$1606];3;0)) = 1; 0;VLOOKUP([.D5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5</text:p>
          </table:table-cell>
          <table:table-cell/>
          <table:table-cell/>
          <table:table-cell table:style-name="ce5" office:value-type="string">
            <text:p>15,25</text:p>
          </table:table-cell>
          <table:table-cell table:style-name="ce16" table:formula="of:=IF(ISNA(VLOOKUP([.D587];[Entrada.$A$8:.$B$1605];2;0)) = 1; 0;VLOOKUP([.D587];[Entrada.$A$8:.$B$1605];2;0))" office:value-type="float" office:value="0">
            <text:p>0</text:p>
          </table:table-cell>
          <table:table-cell table:formula="of:=IF(ISNA(VLOOKUP([.D587];[Entrada.$A$8:.$D$1605];4;0)) = 1; 0;VLOOKUP([.D587];[Entrada.$A$8:.$D$1605];4;0))" office:value-type="float" office:value="0">
            <text:p>0</text:p>
          </table:table-cell>
          <table:table-cell table:number-columns-repeated="21"/>
          <table:table-cell table:style-name="ce23" table:formula="of:=[.B5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7];[Entrada.$A$8:.$C$1606];3;0)) = 1; 0;VLOOKUP([.D5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6</text:p>
          </table:table-cell>
          <table:table-cell/>
          <table:table-cell/>
          <table:table-cell table:style-name="ce5" office:value-type="string">
            <text:p>15,26</text:p>
          </table:table-cell>
          <table:table-cell table:style-name="ce16" table:formula="of:=IF(ISNA(VLOOKUP([.D588];[Entrada.$A$8:.$B$1605];2;0)) = 1; 0;VLOOKUP([.D588];[Entrada.$A$8:.$B$1605];2;0))" office:value-type="float" office:value="0">
            <text:p>0</text:p>
          </table:table-cell>
          <table:table-cell table:formula="of:=IF(ISNA(VLOOKUP([.D588];[Entrada.$A$8:.$D$1605];4;0)) = 1; 0;VLOOKUP([.D588];[Entrada.$A$8:.$D$1605];4;0))" office:value-type="float" office:value="0">
            <text:p>0</text:p>
          </table:table-cell>
          <table:table-cell table:number-columns-repeated="21"/>
          <table:table-cell table:style-name="ce23" table:formula="of:=[.B5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8];[Entrada.$A$8:.$C$1606];3;0)) = 1; 0;VLOOKUP([.D5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7</text:p>
          </table:table-cell>
          <table:table-cell/>
          <table:table-cell/>
          <table:table-cell table:style-name="ce5" office:value-type="string">
            <text:p>15,27</text:p>
          </table:table-cell>
          <table:table-cell table:style-name="ce16" table:formula="of:=IF(ISNA(VLOOKUP([.D589];[Entrada.$A$8:.$B$1605];2;0)) = 1; 0;VLOOKUP([.D589];[Entrada.$A$8:.$B$1605];2;0))" office:value-type="float" office:value="0">
            <text:p>0</text:p>
          </table:table-cell>
          <table:table-cell table:formula="of:=IF(ISNA(VLOOKUP([.D589];[Entrada.$A$8:.$D$1605];4;0)) = 1; 0;VLOOKUP([.D589];[Entrada.$A$8:.$D$1605];4;0))" office:value-type="float" office:value="0">
            <text:p>0</text:p>
          </table:table-cell>
          <table:table-cell table:number-columns-repeated="21"/>
          <table:table-cell table:style-name="ce23" table:formula="of:=[.B5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89];[Entrada.$A$8:.$C$1606];3;0)) = 1; 0;VLOOKUP([.D5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8</text:p>
          </table:table-cell>
          <table:table-cell/>
          <table:table-cell/>
          <table:table-cell table:style-name="ce5" office:value-type="string">
            <text:p>15,28</text:p>
          </table:table-cell>
          <table:table-cell table:style-name="ce16" table:formula="of:=IF(ISNA(VLOOKUP([.D590];[Entrada.$A$8:.$B$1605];2;0)) = 1; 0;VLOOKUP([.D590];[Entrada.$A$8:.$B$1605];2;0))" office:value-type="float" office:value="0">
            <text:p>0</text:p>
          </table:table-cell>
          <table:table-cell table:formula="of:=IF(ISNA(VLOOKUP([.D590];[Entrada.$A$8:.$D$1605];4;0)) = 1; 0;VLOOKUP([.D590];[Entrada.$A$8:.$D$1605];4;0))" office:value-type="float" office:value="0">
            <text:p>0</text:p>
          </table:table-cell>
          <table:table-cell table:number-columns-repeated="21"/>
          <table:table-cell table:style-name="ce23" table:formula="of:=[.B5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0];[Entrada.$A$8:.$C$1606];3;0)) = 1; 0;VLOOKUP([.D5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29</text:p>
          </table:table-cell>
          <table:table-cell/>
          <table:table-cell/>
          <table:table-cell table:style-name="ce5" office:value-type="string">
            <text:p>15,29</text:p>
          </table:table-cell>
          <table:table-cell table:style-name="ce16" table:formula="of:=IF(ISNA(VLOOKUP([.D591];[Entrada.$A$8:.$B$1605];2;0)) = 1; 0;VLOOKUP([.D591];[Entrada.$A$8:.$B$1605];2;0))" office:value-type="float" office:value="0">
            <text:p>0</text:p>
          </table:table-cell>
          <table:table-cell table:formula="of:=IF(ISNA(VLOOKUP([.D591];[Entrada.$A$8:.$D$1605];4;0)) = 1; 0;VLOOKUP([.D591];[Entrada.$A$8:.$D$1605];4;0))" office:value-type="float" office:value="0">
            <text:p>0</text:p>
          </table:table-cell>
          <table:table-cell table:number-columns-repeated="21"/>
          <table:table-cell table:style-name="ce23" table:formula="of:=[.B5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1];[Entrada.$A$8:.$C$1606];3;0)) = 1; 0;VLOOKUP([.D5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0</text:p>
          </table:table-cell>
          <table:table-cell/>
          <table:table-cell/>
          <table:table-cell table:style-name="ce5" office:value-type="string">
            <text:p>15,30</text:p>
          </table:table-cell>
          <table:table-cell table:style-name="ce16" table:formula="of:=IF(ISNA(VLOOKUP([.D592];[Entrada.$A$8:.$B$1605];2;0)) = 1; 0;VLOOKUP([.D592];[Entrada.$A$8:.$B$1605];2;0))" office:value-type="float" office:value="0">
            <text:p>0</text:p>
          </table:table-cell>
          <table:table-cell table:formula="of:=IF(ISNA(VLOOKUP([.D592];[Entrada.$A$8:.$D$1605];4;0)) = 1; 0;VLOOKUP([.D592];[Entrada.$A$8:.$D$1605];4;0))" office:value-type="float" office:value="0">
            <text:p>0</text:p>
          </table:table-cell>
          <table:table-cell table:number-columns-repeated="21"/>
          <table:table-cell table:style-name="ce23" table:formula="of:=[.B5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2];[Entrada.$A$8:.$C$1606];3;0)) = 1; 0;VLOOKUP([.D5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1</text:p>
          </table:table-cell>
          <table:table-cell/>
          <table:table-cell/>
          <table:table-cell table:style-name="ce5" office:value-type="string">
            <text:p>15,31</text:p>
          </table:table-cell>
          <table:table-cell table:style-name="ce16" table:formula="of:=IF(ISNA(VLOOKUP([.D593];[Entrada.$A$8:.$B$1605];2;0)) = 1; 0;VLOOKUP([.D593];[Entrada.$A$8:.$B$1605];2;0))" office:value-type="float" office:value="0">
            <text:p>0</text:p>
          </table:table-cell>
          <table:table-cell table:formula="of:=IF(ISNA(VLOOKUP([.D593];[Entrada.$A$8:.$D$1605];4;0)) = 1; 0;VLOOKUP([.D593];[Entrada.$A$8:.$D$1605];4;0))" office:value-type="float" office:value="0">
            <text:p>0</text:p>
          </table:table-cell>
          <table:table-cell table:number-columns-repeated="21"/>
          <table:table-cell table:style-name="ce23" table:formula="of:=[.B5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3];[Entrada.$A$8:.$C$1606];3;0)) = 1; 0;VLOOKUP([.D5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2</text:p>
          </table:table-cell>
          <table:table-cell/>
          <table:table-cell/>
          <table:table-cell table:style-name="ce5" office:value-type="string">
            <text:p>15,32</text:p>
          </table:table-cell>
          <table:table-cell table:style-name="ce16" table:formula="of:=IF(ISNA(VLOOKUP([.D594];[Entrada.$A$8:.$B$1605];2;0)) = 1; 0;VLOOKUP([.D594];[Entrada.$A$8:.$B$1605];2;0))" office:value-type="float" office:value="0">
            <text:p>0</text:p>
          </table:table-cell>
          <table:table-cell table:formula="of:=IF(ISNA(VLOOKUP([.D594];[Entrada.$A$8:.$D$1605];4;0)) = 1; 0;VLOOKUP([.D594];[Entrada.$A$8:.$D$1605];4;0))" office:value-type="float" office:value="0">
            <text:p>0</text:p>
          </table:table-cell>
          <table:table-cell table:number-columns-repeated="21"/>
          <table:table-cell table:style-name="ce23" table:formula="of:=[.B5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4];[Entrada.$A$8:.$C$1606];3;0)) = 1; 0;VLOOKUP([.D5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3</text:p>
          </table:table-cell>
          <table:table-cell/>
          <table:table-cell/>
          <table:table-cell table:style-name="ce5" office:value-type="string">
            <text:p>15,33</text:p>
          </table:table-cell>
          <table:table-cell table:style-name="ce16" table:formula="of:=IF(ISNA(VLOOKUP([.D595];[Entrada.$A$8:.$B$1605];2;0)) = 1; 0;VLOOKUP([.D595];[Entrada.$A$8:.$B$1605];2;0))" office:value-type="float" office:value="0">
            <text:p>0</text:p>
          </table:table-cell>
          <table:table-cell table:formula="of:=IF(ISNA(VLOOKUP([.D595];[Entrada.$A$8:.$D$1605];4;0)) = 1; 0;VLOOKUP([.D595];[Entrada.$A$8:.$D$1605];4;0))" office:value-type="float" office:value="0">
            <text:p>0</text:p>
          </table:table-cell>
          <table:table-cell table:number-columns-repeated="21"/>
          <table:table-cell table:style-name="ce23" table:formula="of:=[.B5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5];[Entrada.$A$8:.$C$1606];3;0)) = 1; 0;VLOOKUP([.D5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4</text:p>
          </table:table-cell>
          <table:table-cell/>
          <table:table-cell/>
          <table:table-cell table:style-name="ce5" office:value-type="string">
            <text:p>15,34</text:p>
          </table:table-cell>
          <table:table-cell table:style-name="ce16" table:formula="of:=IF(ISNA(VLOOKUP([.D596];[Entrada.$A$8:.$B$1605];2;0)) = 1; 0;VLOOKUP([.D596];[Entrada.$A$8:.$B$1605];2;0))" office:value-type="float" office:value="0">
            <text:p>0</text:p>
          </table:table-cell>
          <table:table-cell table:formula="of:=IF(ISNA(VLOOKUP([.D596];[Entrada.$A$8:.$D$1605];4;0)) = 1; 0;VLOOKUP([.D596];[Entrada.$A$8:.$D$1605];4;0))" office:value-type="float" office:value="0">
            <text:p>0</text:p>
          </table:table-cell>
          <table:table-cell table:number-columns-repeated="21"/>
          <table:table-cell table:style-name="ce23" table:formula="of:=[.B5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6];[Entrada.$A$8:.$C$1606];3;0)) = 1; 0;VLOOKUP([.D5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5</text:p>
          </table:table-cell>
          <table:table-cell/>
          <table:table-cell/>
          <table:table-cell table:style-name="ce5" office:value-type="string">
            <text:p>15,35</text:p>
          </table:table-cell>
          <table:table-cell table:style-name="ce16" table:formula="of:=IF(ISNA(VLOOKUP([.D597];[Entrada.$A$8:.$B$1605];2;0)) = 1; 0;VLOOKUP([.D597];[Entrada.$A$8:.$B$1605];2;0))" office:value-type="float" office:value="0">
            <text:p>0</text:p>
          </table:table-cell>
          <table:table-cell table:formula="of:=IF(ISNA(VLOOKUP([.D597];[Entrada.$A$8:.$D$1605];4;0)) = 1; 0;VLOOKUP([.D597];[Entrada.$A$8:.$D$1605];4;0))" office:value-type="float" office:value="0">
            <text:p>0</text:p>
          </table:table-cell>
          <table:table-cell table:number-columns-repeated="21"/>
          <table:table-cell table:style-name="ce23" table:formula="of:=[.B5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7];[Entrada.$A$8:.$C$1606];3;0)) = 1; 0;VLOOKUP([.D5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6</text:p>
          </table:table-cell>
          <table:table-cell/>
          <table:table-cell/>
          <table:table-cell table:style-name="ce5" office:value-type="string">
            <text:p>15,36</text:p>
          </table:table-cell>
          <table:table-cell table:style-name="ce16" table:formula="of:=IF(ISNA(VLOOKUP([.D598];[Entrada.$A$8:.$B$1605];2;0)) = 1; 0;VLOOKUP([.D598];[Entrada.$A$8:.$B$1605];2;0))" office:value-type="float" office:value="0">
            <text:p>0</text:p>
          </table:table-cell>
          <table:table-cell table:formula="of:=IF(ISNA(VLOOKUP([.D598];[Entrada.$A$8:.$D$1605];4;0)) = 1; 0;VLOOKUP([.D598];[Entrada.$A$8:.$D$1605];4;0))" office:value-type="float" office:value="0">
            <text:p>0</text:p>
          </table:table-cell>
          <table:table-cell table:number-columns-repeated="21"/>
          <table:table-cell table:style-name="ce23" table:formula="of:=[.B5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8];[Entrada.$A$8:.$C$1606];3;0)) = 1; 0;VLOOKUP([.D5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7</text:p>
          </table:table-cell>
          <table:table-cell/>
          <table:table-cell/>
          <table:table-cell table:style-name="ce5" office:value-type="string">
            <text:p>15,37</text:p>
          </table:table-cell>
          <table:table-cell table:style-name="ce16" table:formula="of:=IF(ISNA(VLOOKUP([.D599];[Entrada.$A$8:.$B$1605];2;0)) = 1; 0;VLOOKUP([.D599];[Entrada.$A$8:.$B$1605];2;0))" office:value-type="float" office:value="0">
            <text:p>0</text:p>
          </table:table-cell>
          <table:table-cell table:formula="of:=IF(ISNA(VLOOKUP([.D599];[Entrada.$A$8:.$D$1605];4;0)) = 1; 0;VLOOKUP([.D599];[Entrada.$A$8:.$D$1605];4;0))" office:value-type="float" office:value="0">
            <text:p>0</text:p>
          </table:table-cell>
          <table:table-cell table:number-columns-repeated="21"/>
          <table:table-cell table:style-name="ce23" table:formula="of:=[.B5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599];[Entrada.$A$8:.$C$1606];3;0)) = 1; 0;VLOOKUP([.D5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8</text:p>
          </table:table-cell>
          <table:table-cell/>
          <table:table-cell/>
          <table:table-cell table:style-name="ce5" office:value-type="string">
            <text:p>15,38</text:p>
          </table:table-cell>
          <table:table-cell table:style-name="ce16" table:formula="of:=IF(ISNA(VLOOKUP([.D600];[Entrada.$A$8:.$B$1605];2;0)) = 1; 0;VLOOKUP([.D600];[Entrada.$A$8:.$B$1605];2;0))" office:value-type="float" office:value="0">
            <text:p>0</text:p>
          </table:table-cell>
          <table:table-cell table:formula="of:=IF(ISNA(VLOOKUP([.D600];[Entrada.$A$8:.$D$1605];4;0)) = 1; 0;VLOOKUP([.D600];[Entrada.$A$8:.$D$1605];4;0))" office:value-type="float" office:value="0">
            <text:p>0</text:p>
          </table:table-cell>
          <table:table-cell table:number-columns-repeated="21"/>
          <table:table-cell table:style-name="ce23" table:formula="of:=[.B6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0];[Entrada.$A$8:.$C$1606];3;0)) = 1; 0;VLOOKUP([.D6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39</text:p>
          </table:table-cell>
          <table:table-cell/>
          <table:table-cell/>
          <table:table-cell table:style-name="ce5" office:value-type="string">
            <text:p>15,39</text:p>
          </table:table-cell>
          <table:table-cell table:style-name="ce16" table:formula="of:=IF(ISNA(VLOOKUP([.D601];[Entrada.$A$8:.$B$1605];2;0)) = 1; 0;VLOOKUP([.D601];[Entrada.$A$8:.$B$1605];2;0))" office:value-type="float" office:value="0">
            <text:p>0</text:p>
          </table:table-cell>
          <table:table-cell table:formula="of:=IF(ISNA(VLOOKUP([.D601];[Entrada.$A$8:.$D$1605];4;0)) = 1; 0;VLOOKUP([.D601];[Entrada.$A$8:.$D$1605];4;0))" office:value-type="float" office:value="0">
            <text:p>0</text:p>
          </table:table-cell>
          <table:table-cell table:number-columns-repeated="21"/>
          <table:table-cell table:style-name="ce23" table:formula="of:=[.B6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1];[Entrada.$A$8:.$C$1606];3;0)) = 1; 0;VLOOKUP([.D6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5,40</text:p>
          </table:table-cell>
          <table:table-cell/>
          <table:table-cell/>
          <table:table-cell table:style-name="ce5" office:value-type="string">
            <text:p>15,40</text:p>
          </table:table-cell>
          <table:table-cell table:style-name="ce16" table:formula="of:=IF(ISNA(VLOOKUP([.D602];[Entrada.$A$8:.$B$1605];2;0)) = 1; 0;VLOOKUP([.D602];[Entrada.$A$8:.$B$1605];2;0))" office:value-type="float" office:value="0">
            <text:p>0</text:p>
          </table:table-cell>
          <table:table-cell table:formula="of:=IF(ISNA(VLOOKUP([.D602];[Entrada.$A$8:.$D$1605];4;0)) = 1; 0;VLOOKUP([.D602];[Entrada.$A$8:.$D$1605];4;0))" office:value-type="float" office:value="0">
            <text:p>0</text:p>
          </table:table-cell>
          <table:table-cell table:number-columns-repeated="21"/>
          <table:table-cell table:style-name="ce23" table:formula="of:=[.B6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2];[Entrada.$A$8:.$C$1606];3;0)) = 1; 0;VLOOKUP([.D6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</text:p>
          </table:table-cell>
          <table:table-cell/>
          <table:table-cell/>
          <table:table-cell table:style-name="ce5" office:value-type="string">
            <text:p>16,1</text:p>
          </table:table-cell>
          <table:table-cell table:style-name="ce16" table:formula="of:=IF(ISNA(VLOOKUP([.D603];[Entrada.$A$8:.$B$1605];2;0)) = 1; 0;VLOOKUP([.D603];[Entrada.$A$8:.$B$1605];2;0))" office:value-type="float" office:value="0">
            <text:p>0</text:p>
          </table:table-cell>
          <table:table-cell table:formula="of:=IF(ISNA(VLOOKUP([.D603];[Entrada.$A$8:.$D$1605];4;0)) = 1; 0;VLOOKUP([.D603];[Entrada.$A$8:.$D$1605];4;0))" office:value-type="float" office:value="0">
            <text:p>0</text:p>
          </table:table-cell>
          <table:table-cell table:number-columns-repeated="21"/>
          <table:table-cell table:style-name="ce23" table:formula="of:=[.B6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3];[Entrada.$A$8:.$C$1606];3;0)) = 1; 0;VLOOKUP([.D6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</text:p>
          </table:table-cell>
          <table:table-cell/>
          <table:table-cell/>
          <table:table-cell table:style-name="ce5" office:value-type="string">
            <text:p>16,2</text:p>
          </table:table-cell>
          <table:table-cell table:style-name="ce16" table:formula="of:=IF(ISNA(VLOOKUP([.D604];[Entrada.$A$8:.$B$1605];2;0)) = 1; 0;VLOOKUP([.D604];[Entrada.$A$8:.$B$1605];2;0))" office:value-type="float" office:value="0">
            <text:p>0</text:p>
          </table:table-cell>
          <table:table-cell table:formula="of:=IF(ISNA(VLOOKUP([.D604];[Entrada.$A$8:.$D$1605];4;0)) = 1; 0;VLOOKUP([.D604];[Entrada.$A$8:.$D$1605];4;0))" office:value-type="float" office:value="0">
            <text:p>0</text:p>
          </table:table-cell>
          <table:table-cell table:number-columns-repeated="21"/>
          <table:table-cell table:style-name="ce23" table:formula="of:=[.B6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4];[Entrada.$A$8:.$C$1606];3;0)) = 1; 0;VLOOKUP([.D6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</text:p>
          </table:table-cell>
          <table:table-cell/>
          <table:table-cell/>
          <table:table-cell table:style-name="ce5" office:value-type="string">
            <text:p>16,3</text:p>
          </table:table-cell>
          <table:table-cell table:style-name="ce16" table:formula="of:=IF(ISNA(VLOOKUP([.D605];[Entrada.$A$8:.$B$1605];2;0)) = 1; 0;VLOOKUP([.D605];[Entrada.$A$8:.$B$1605];2;0))" office:value-type="float" office:value="0">
            <text:p>0</text:p>
          </table:table-cell>
          <table:table-cell table:formula="of:=IF(ISNA(VLOOKUP([.D605];[Entrada.$A$8:.$D$1605];4;0)) = 1; 0;VLOOKUP([.D605];[Entrada.$A$8:.$D$1605];4;0))" office:value-type="float" office:value="0">
            <text:p>0</text:p>
          </table:table-cell>
          <table:table-cell table:number-columns-repeated="21"/>
          <table:table-cell table:style-name="ce23" table:formula="of:=[.B6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5];[Entrada.$A$8:.$C$1606];3;0)) = 1; 0;VLOOKUP([.D6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4</text:p>
          </table:table-cell>
          <table:table-cell/>
          <table:table-cell/>
          <table:table-cell table:style-name="ce5" office:value-type="string">
            <text:p>16,4</text:p>
          </table:table-cell>
          <table:table-cell table:style-name="ce16" table:formula="of:=IF(ISNA(VLOOKUP([.D606];[Entrada.$A$8:.$B$1605];2;0)) = 1; 0;VLOOKUP([.D606];[Entrada.$A$8:.$B$1605];2;0))" office:value-type="float" office:value="0">
            <text:p>0</text:p>
          </table:table-cell>
          <table:table-cell table:formula="of:=IF(ISNA(VLOOKUP([.D606];[Entrada.$A$8:.$D$1605];4;0)) = 1; 0;VLOOKUP([.D606];[Entrada.$A$8:.$D$1605];4;0))" office:value-type="float" office:value="0">
            <text:p>0</text:p>
          </table:table-cell>
          <table:table-cell table:number-columns-repeated="21"/>
          <table:table-cell table:style-name="ce23" table:formula="of:=[.B6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6];[Entrada.$A$8:.$C$1606];3;0)) = 1; 0;VLOOKUP([.D6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5</text:p>
          </table:table-cell>
          <table:table-cell/>
          <table:table-cell/>
          <table:table-cell table:style-name="ce5" office:value-type="string">
            <text:p>16,5</text:p>
          </table:table-cell>
          <table:table-cell table:style-name="ce16" table:formula="of:=IF(ISNA(VLOOKUP([.D607];[Entrada.$A$8:.$B$1605];2;0)) = 1; 0;VLOOKUP([.D607];[Entrada.$A$8:.$B$1605];2;0))" office:value-type="float" office:value="0">
            <text:p>0</text:p>
          </table:table-cell>
          <table:table-cell table:formula="of:=IF(ISNA(VLOOKUP([.D607];[Entrada.$A$8:.$D$1605];4;0)) = 1; 0;VLOOKUP([.D607];[Entrada.$A$8:.$D$1605];4;0))" office:value-type="float" office:value="0">
            <text:p>0</text:p>
          </table:table-cell>
          <table:table-cell table:number-columns-repeated="21"/>
          <table:table-cell table:style-name="ce23" table:formula="of:=[.B6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7];[Entrada.$A$8:.$C$1606];3;0)) = 1; 0;VLOOKUP([.D6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6</text:p>
          </table:table-cell>
          <table:table-cell/>
          <table:table-cell/>
          <table:table-cell table:style-name="ce5" office:value-type="string">
            <text:p>16,6</text:p>
          </table:table-cell>
          <table:table-cell table:style-name="ce16" table:formula="of:=IF(ISNA(VLOOKUP([.D608];[Entrada.$A$8:.$B$1605];2;0)) = 1; 0;VLOOKUP([.D608];[Entrada.$A$8:.$B$1605];2;0))" office:value-type="float" office:value="0">
            <text:p>0</text:p>
          </table:table-cell>
          <table:table-cell table:formula="of:=IF(ISNA(VLOOKUP([.D608];[Entrada.$A$8:.$D$1605];4;0)) = 1; 0;VLOOKUP([.D608];[Entrada.$A$8:.$D$1605];4;0))" office:value-type="float" office:value="0">
            <text:p>0</text:p>
          </table:table-cell>
          <table:table-cell table:number-columns-repeated="21"/>
          <table:table-cell table:style-name="ce23" table:formula="of:=[.B6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8];[Entrada.$A$8:.$C$1606];3;0)) = 1; 0;VLOOKUP([.D6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7</text:p>
          </table:table-cell>
          <table:table-cell/>
          <table:table-cell/>
          <table:table-cell table:style-name="ce5" office:value-type="string">
            <text:p>16,7</text:p>
          </table:table-cell>
          <table:table-cell table:style-name="ce16" table:formula="of:=IF(ISNA(VLOOKUP([.D609];[Entrada.$A$8:.$B$1605];2;0)) = 1; 0;VLOOKUP([.D609];[Entrada.$A$8:.$B$1605];2;0))" office:value-type="float" office:value="0">
            <text:p>0</text:p>
          </table:table-cell>
          <table:table-cell table:formula="of:=IF(ISNA(VLOOKUP([.D609];[Entrada.$A$8:.$D$1605];4;0)) = 1; 0;VLOOKUP([.D609];[Entrada.$A$8:.$D$1605];4;0))" office:value-type="float" office:value="0">
            <text:p>0</text:p>
          </table:table-cell>
          <table:table-cell table:number-columns-repeated="21"/>
          <table:table-cell table:style-name="ce23" table:formula="of:=[.B6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09];[Entrada.$A$8:.$C$1606];3;0)) = 1; 0;VLOOKUP([.D6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8</text:p>
          </table:table-cell>
          <table:table-cell/>
          <table:table-cell/>
          <table:table-cell table:style-name="ce5" office:value-type="string">
            <text:p>16,8</text:p>
          </table:table-cell>
          <table:table-cell table:style-name="ce16" table:formula="of:=IF(ISNA(VLOOKUP([.D610];[Entrada.$A$8:.$B$1605];2;0)) = 1; 0;VLOOKUP([.D610];[Entrada.$A$8:.$B$1605];2;0))" office:value-type="float" office:value="0">
            <text:p>0</text:p>
          </table:table-cell>
          <table:table-cell table:formula="of:=IF(ISNA(VLOOKUP([.D610];[Entrada.$A$8:.$D$1605];4;0)) = 1; 0;VLOOKUP([.D610];[Entrada.$A$8:.$D$1605];4;0))" office:value-type="float" office:value="0">
            <text:p>0</text:p>
          </table:table-cell>
          <table:table-cell table:number-columns-repeated="21"/>
          <table:table-cell table:style-name="ce23" table:formula="of:=[.B6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0];[Entrada.$A$8:.$C$1606];3;0)) = 1; 0;VLOOKUP([.D6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9</text:p>
          </table:table-cell>
          <table:table-cell/>
          <table:table-cell/>
          <table:table-cell table:style-name="ce5" office:value-type="string">
            <text:p>16,9</text:p>
          </table:table-cell>
          <table:table-cell table:style-name="ce16" table:formula="of:=IF(ISNA(VLOOKUP([.D611];[Entrada.$A$8:.$B$1605];2;0)) = 1; 0;VLOOKUP([.D611];[Entrada.$A$8:.$B$1605];2;0))" office:value-type="float" office:value="0">
            <text:p>0</text:p>
          </table:table-cell>
          <table:table-cell table:formula="of:=IF(ISNA(VLOOKUP([.D611];[Entrada.$A$8:.$D$1605];4;0)) = 1; 0;VLOOKUP([.D611];[Entrada.$A$8:.$D$1605];4;0))" office:value-type="float" office:value="0">
            <text:p>0</text:p>
          </table:table-cell>
          <table:table-cell table:number-columns-repeated="21"/>
          <table:table-cell table:style-name="ce23" table:formula="of:=[.B6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1];[Entrada.$A$8:.$C$1606];3;0)) = 1; 0;VLOOKUP([.D6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0</text:p>
          </table:table-cell>
          <table:table-cell/>
          <table:table-cell/>
          <table:table-cell table:style-name="ce5" office:value-type="string">
            <text:p>16,10</text:p>
          </table:table-cell>
          <table:table-cell table:style-name="ce16" table:formula="of:=IF(ISNA(VLOOKUP([.D612];[Entrada.$A$8:.$B$1605];2;0)) = 1; 0;VLOOKUP([.D612];[Entrada.$A$8:.$B$1605];2;0))" office:value-type="float" office:value="0">
            <text:p>0</text:p>
          </table:table-cell>
          <table:table-cell table:formula="of:=IF(ISNA(VLOOKUP([.D612];[Entrada.$A$8:.$D$1605];4;0)) = 1; 0;VLOOKUP([.D612];[Entrada.$A$8:.$D$1605];4;0))" office:value-type="float" office:value="0">
            <text:p>0</text:p>
          </table:table-cell>
          <table:table-cell table:number-columns-repeated="21"/>
          <table:table-cell table:style-name="ce23" table:formula="of:=[.B6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2];[Entrada.$A$8:.$C$1606];3;0)) = 1; 0;VLOOKUP([.D6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1</text:p>
          </table:table-cell>
          <table:table-cell/>
          <table:table-cell/>
          <table:table-cell table:style-name="ce5" office:value-type="string">
            <text:p>16,11</text:p>
          </table:table-cell>
          <table:table-cell table:style-name="ce16" table:formula="of:=IF(ISNA(VLOOKUP([.D613];[Entrada.$A$8:.$B$1605];2;0)) = 1; 0;VLOOKUP([.D613];[Entrada.$A$8:.$B$1605];2;0))" office:value-type="float" office:value="0">
            <text:p>0</text:p>
          </table:table-cell>
          <table:table-cell table:formula="of:=IF(ISNA(VLOOKUP([.D613];[Entrada.$A$8:.$D$1605];4;0)) = 1; 0;VLOOKUP([.D613];[Entrada.$A$8:.$D$1605];4;0))" office:value-type="float" office:value="0">
            <text:p>0</text:p>
          </table:table-cell>
          <table:table-cell table:number-columns-repeated="21"/>
          <table:table-cell table:style-name="ce23" table:formula="of:=[.B6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3];[Entrada.$A$8:.$C$1606];3;0)) = 1; 0;VLOOKUP([.D6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2</text:p>
          </table:table-cell>
          <table:table-cell/>
          <table:table-cell/>
          <table:table-cell table:style-name="ce5" office:value-type="string">
            <text:p>16,12</text:p>
          </table:table-cell>
          <table:table-cell table:style-name="ce16" table:formula="of:=IF(ISNA(VLOOKUP([.D614];[Entrada.$A$8:.$B$1605];2;0)) = 1; 0;VLOOKUP([.D614];[Entrada.$A$8:.$B$1605];2;0))" office:value-type="float" office:value="0">
            <text:p>0</text:p>
          </table:table-cell>
          <table:table-cell table:formula="of:=IF(ISNA(VLOOKUP([.D614];[Entrada.$A$8:.$D$1605];4;0)) = 1; 0;VLOOKUP([.D614];[Entrada.$A$8:.$D$1605];4;0))" office:value-type="float" office:value="0">
            <text:p>0</text:p>
          </table:table-cell>
          <table:table-cell table:number-columns-repeated="21"/>
          <table:table-cell table:style-name="ce23" table:formula="of:=[.B6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4];[Entrada.$A$8:.$C$1606];3;0)) = 1; 0;VLOOKUP([.D6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3</text:p>
          </table:table-cell>
          <table:table-cell/>
          <table:table-cell/>
          <table:table-cell table:style-name="ce5" office:value-type="string">
            <text:p>16,13</text:p>
          </table:table-cell>
          <table:table-cell table:style-name="ce16" table:formula="of:=IF(ISNA(VLOOKUP([.D615];[Entrada.$A$8:.$B$1605];2;0)) = 1; 0;VLOOKUP([.D615];[Entrada.$A$8:.$B$1605];2;0))" office:value-type="float" office:value="0">
            <text:p>0</text:p>
          </table:table-cell>
          <table:table-cell table:formula="of:=IF(ISNA(VLOOKUP([.D615];[Entrada.$A$8:.$D$1605];4;0)) = 1; 0;VLOOKUP([.D615];[Entrada.$A$8:.$D$1605];4;0))" office:value-type="float" office:value="0">
            <text:p>0</text:p>
          </table:table-cell>
          <table:table-cell table:number-columns-repeated="21"/>
          <table:table-cell table:style-name="ce23" table:formula="of:=[.B6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5];[Entrada.$A$8:.$C$1606];3;0)) = 1; 0;VLOOKUP([.D6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4</text:p>
          </table:table-cell>
          <table:table-cell/>
          <table:table-cell/>
          <table:table-cell table:style-name="ce5" office:value-type="string">
            <text:p>16,14</text:p>
          </table:table-cell>
          <table:table-cell table:style-name="ce16" table:formula="of:=IF(ISNA(VLOOKUP([.D616];[Entrada.$A$8:.$B$1605];2;0)) = 1; 0;VLOOKUP([.D616];[Entrada.$A$8:.$B$1605];2;0))" office:value-type="float" office:value="0">
            <text:p>0</text:p>
          </table:table-cell>
          <table:table-cell table:formula="of:=IF(ISNA(VLOOKUP([.D616];[Entrada.$A$8:.$D$1605];4;0)) = 1; 0;VLOOKUP([.D616];[Entrada.$A$8:.$D$1605];4;0))" office:value-type="float" office:value="0">
            <text:p>0</text:p>
          </table:table-cell>
          <table:table-cell table:number-columns-repeated="21"/>
          <table:table-cell table:style-name="ce23" table:formula="of:=[.B6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6];[Entrada.$A$8:.$C$1606];3;0)) = 1; 0;VLOOKUP([.D6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5</text:p>
          </table:table-cell>
          <table:table-cell/>
          <table:table-cell/>
          <table:table-cell table:style-name="ce5" office:value-type="string">
            <text:p>16,15</text:p>
          </table:table-cell>
          <table:table-cell table:style-name="ce16" table:formula="of:=IF(ISNA(VLOOKUP([.D617];[Entrada.$A$8:.$B$1605];2;0)) = 1; 0;VLOOKUP([.D617];[Entrada.$A$8:.$B$1605];2;0))" office:value-type="float" office:value="0">
            <text:p>0</text:p>
          </table:table-cell>
          <table:table-cell table:formula="of:=IF(ISNA(VLOOKUP([.D617];[Entrada.$A$8:.$D$1605];4;0)) = 1; 0;VLOOKUP([.D617];[Entrada.$A$8:.$D$1605];4;0))" office:value-type="float" office:value="0">
            <text:p>0</text:p>
          </table:table-cell>
          <table:table-cell table:number-columns-repeated="21"/>
          <table:table-cell table:style-name="ce23" table:formula="of:=[.B6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7];[Entrada.$A$8:.$C$1606];3;0)) = 1; 0;VLOOKUP([.D6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6</text:p>
          </table:table-cell>
          <table:table-cell/>
          <table:table-cell/>
          <table:table-cell table:style-name="ce5" office:value-type="string">
            <text:p>16,16</text:p>
          </table:table-cell>
          <table:table-cell table:style-name="ce16" table:formula="of:=IF(ISNA(VLOOKUP([.D618];[Entrada.$A$8:.$B$1605];2;0)) = 1; 0;VLOOKUP([.D618];[Entrada.$A$8:.$B$1605];2;0))" office:value-type="float" office:value="0">
            <text:p>0</text:p>
          </table:table-cell>
          <table:table-cell table:formula="of:=IF(ISNA(VLOOKUP([.D618];[Entrada.$A$8:.$D$1605];4;0)) = 1; 0;VLOOKUP([.D618];[Entrada.$A$8:.$D$1605];4;0))" office:value-type="float" office:value="0">
            <text:p>0</text:p>
          </table:table-cell>
          <table:table-cell table:number-columns-repeated="21"/>
          <table:table-cell table:style-name="ce23" table:formula="of:=[.B6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8];[Entrada.$A$8:.$C$1606];3;0)) = 1; 0;VLOOKUP([.D6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7</text:p>
          </table:table-cell>
          <table:table-cell/>
          <table:table-cell/>
          <table:table-cell table:style-name="ce5" office:value-type="string">
            <text:p>16,17</text:p>
          </table:table-cell>
          <table:table-cell table:style-name="ce16" table:formula="of:=IF(ISNA(VLOOKUP([.D619];[Entrada.$A$8:.$B$1605];2;0)) = 1; 0;VLOOKUP([.D619];[Entrada.$A$8:.$B$1605];2;0))" office:value-type="float" office:value="0">
            <text:p>0</text:p>
          </table:table-cell>
          <table:table-cell table:formula="of:=IF(ISNA(VLOOKUP([.D619];[Entrada.$A$8:.$D$1605];4;0)) = 1; 0;VLOOKUP([.D619];[Entrada.$A$8:.$D$1605];4;0))" office:value-type="float" office:value="0">
            <text:p>0</text:p>
          </table:table-cell>
          <table:table-cell table:number-columns-repeated="21"/>
          <table:table-cell table:style-name="ce23" table:formula="of:=[.B6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19];[Entrada.$A$8:.$C$1606];3;0)) = 1; 0;VLOOKUP([.D6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8</text:p>
          </table:table-cell>
          <table:table-cell/>
          <table:table-cell/>
          <table:table-cell table:style-name="ce5" office:value-type="string">
            <text:p>16,18</text:p>
          </table:table-cell>
          <table:table-cell table:style-name="ce16" table:formula="of:=IF(ISNA(VLOOKUP([.D620];[Entrada.$A$8:.$B$1605];2;0)) = 1; 0;VLOOKUP([.D620];[Entrada.$A$8:.$B$1605];2;0))" office:value-type="float" office:value="0">
            <text:p>0</text:p>
          </table:table-cell>
          <table:table-cell table:formula="of:=IF(ISNA(VLOOKUP([.D620];[Entrada.$A$8:.$D$1605];4;0)) = 1; 0;VLOOKUP([.D620];[Entrada.$A$8:.$D$1605];4;0))" office:value-type="float" office:value="0">
            <text:p>0</text:p>
          </table:table-cell>
          <table:table-cell table:number-columns-repeated="21"/>
          <table:table-cell table:style-name="ce23" table:formula="of:=[.B6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0];[Entrada.$A$8:.$C$1606];3;0)) = 1; 0;VLOOKUP([.D6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19</text:p>
          </table:table-cell>
          <table:table-cell/>
          <table:table-cell/>
          <table:table-cell table:style-name="ce5" office:value-type="string">
            <text:p>16,19</text:p>
          </table:table-cell>
          <table:table-cell table:style-name="ce16" table:formula="of:=IF(ISNA(VLOOKUP([.D621];[Entrada.$A$8:.$B$1605];2;0)) = 1; 0;VLOOKUP([.D621];[Entrada.$A$8:.$B$1605];2;0))" office:value-type="float" office:value="0">
            <text:p>0</text:p>
          </table:table-cell>
          <table:table-cell table:formula="of:=IF(ISNA(VLOOKUP([.D621];[Entrada.$A$8:.$D$1605];4;0)) = 1; 0;VLOOKUP([.D621];[Entrada.$A$8:.$D$1605];4;0))" office:value-type="float" office:value="0">
            <text:p>0</text:p>
          </table:table-cell>
          <table:table-cell table:number-columns-repeated="21"/>
          <table:table-cell table:style-name="ce23" table:formula="of:=[.B6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1];[Entrada.$A$8:.$C$1606];3;0)) = 1; 0;VLOOKUP([.D6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0</text:p>
          </table:table-cell>
          <table:table-cell/>
          <table:table-cell/>
          <table:table-cell table:style-name="ce5" office:value-type="string">
            <text:p>16,20</text:p>
          </table:table-cell>
          <table:table-cell table:style-name="ce16" table:formula="of:=IF(ISNA(VLOOKUP([.D622];[Entrada.$A$8:.$B$1605];2;0)) = 1; 0;VLOOKUP([.D622];[Entrada.$A$8:.$B$1605];2;0))" office:value-type="float" office:value="0">
            <text:p>0</text:p>
          </table:table-cell>
          <table:table-cell table:formula="of:=IF(ISNA(VLOOKUP([.D622];[Entrada.$A$8:.$D$1605];4;0)) = 1; 0;VLOOKUP([.D622];[Entrada.$A$8:.$D$1605];4;0))" office:value-type="float" office:value="0">
            <text:p>0</text:p>
          </table:table-cell>
          <table:table-cell table:number-columns-repeated="21"/>
          <table:table-cell table:style-name="ce23" table:formula="of:=[.B6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2];[Entrada.$A$8:.$C$1606];3;0)) = 1; 0;VLOOKUP([.D6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1</text:p>
          </table:table-cell>
          <table:table-cell/>
          <table:table-cell/>
          <table:table-cell table:style-name="ce5" office:value-type="string">
            <text:p>16,21</text:p>
          </table:table-cell>
          <table:table-cell table:style-name="ce16" table:formula="of:=IF(ISNA(VLOOKUP([.D623];[Entrada.$A$8:.$B$1605];2;0)) = 1; 0;VLOOKUP([.D623];[Entrada.$A$8:.$B$1605];2;0))" office:value-type="float" office:value="0">
            <text:p>0</text:p>
          </table:table-cell>
          <table:table-cell table:formula="of:=IF(ISNA(VLOOKUP([.D623];[Entrada.$A$8:.$D$1605];4;0)) = 1; 0;VLOOKUP([.D623];[Entrada.$A$8:.$D$1605];4;0))" office:value-type="float" office:value="0">
            <text:p>0</text:p>
          </table:table-cell>
          <table:table-cell table:number-columns-repeated="21"/>
          <table:table-cell table:style-name="ce23" table:formula="of:=[.B6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3];[Entrada.$A$8:.$C$1606];3;0)) = 1; 0;VLOOKUP([.D6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2</text:p>
          </table:table-cell>
          <table:table-cell/>
          <table:table-cell/>
          <table:table-cell table:style-name="ce5" office:value-type="string">
            <text:p>16,22</text:p>
          </table:table-cell>
          <table:table-cell table:style-name="ce16" table:formula="of:=IF(ISNA(VLOOKUP([.D624];[Entrada.$A$8:.$B$1605];2;0)) = 1; 0;VLOOKUP([.D624];[Entrada.$A$8:.$B$1605];2;0))" office:value-type="float" office:value="0">
            <text:p>0</text:p>
          </table:table-cell>
          <table:table-cell table:formula="of:=IF(ISNA(VLOOKUP([.D624];[Entrada.$A$8:.$D$1605];4;0)) = 1; 0;VLOOKUP([.D624];[Entrada.$A$8:.$D$1605];4;0))" office:value-type="float" office:value="0">
            <text:p>0</text:p>
          </table:table-cell>
          <table:table-cell table:number-columns-repeated="21"/>
          <table:table-cell table:style-name="ce23" table:formula="of:=[.B6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4];[Entrada.$A$8:.$C$1606];3;0)) = 1; 0;VLOOKUP([.D6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3</text:p>
          </table:table-cell>
          <table:table-cell/>
          <table:table-cell/>
          <table:table-cell table:style-name="ce5" office:value-type="string">
            <text:p>16,23</text:p>
          </table:table-cell>
          <table:table-cell table:style-name="ce16" table:formula="of:=IF(ISNA(VLOOKUP([.D625];[Entrada.$A$8:.$B$1605];2;0)) = 1; 0;VLOOKUP([.D625];[Entrada.$A$8:.$B$1605];2;0))" office:value-type="float" office:value="0">
            <text:p>0</text:p>
          </table:table-cell>
          <table:table-cell table:formula="of:=IF(ISNA(VLOOKUP([.D625];[Entrada.$A$8:.$D$1605];4;0)) = 1; 0;VLOOKUP([.D625];[Entrada.$A$8:.$D$1605];4;0))" office:value-type="float" office:value="0">
            <text:p>0</text:p>
          </table:table-cell>
          <table:table-cell table:number-columns-repeated="21"/>
          <table:table-cell table:style-name="ce23" table:formula="of:=[.B6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5];[Entrada.$A$8:.$C$1606];3;0)) = 1; 0;VLOOKUP([.D6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4</text:p>
          </table:table-cell>
          <table:table-cell/>
          <table:table-cell/>
          <table:table-cell table:style-name="ce5" office:value-type="string">
            <text:p>16,24</text:p>
          </table:table-cell>
          <table:table-cell table:style-name="ce16" table:formula="of:=IF(ISNA(VLOOKUP([.D626];[Entrada.$A$8:.$B$1605];2;0)) = 1; 0;VLOOKUP([.D626];[Entrada.$A$8:.$B$1605];2;0))" office:value-type="float" office:value="0">
            <text:p>0</text:p>
          </table:table-cell>
          <table:table-cell table:formula="of:=IF(ISNA(VLOOKUP([.D626];[Entrada.$A$8:.$D$1605];4;0)) = 1; 0;VLOOKUP([.D626];[Entrada.$A$8:.$D$1605];4;0))" office:value-type="float" office:value="0">
            <text:p>0</text:p>
          </table:table-cell>
          <table:table-cell table:number-columns-repeated="21"/>
          <table:table-cell table:style-name="ce23" table:formula="of:=[.B6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6];[Entrada.$A$8:.$C$1606];3;0)) = 1; 0;VLOOKUP([.D6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5</text:p>
          </table:table-cell>
          <table:table-cell/>
          <table:table-cell/>
          <table:table-cell table:style-name="ce5" office:value-type="string">
            <text:p>16,25</text:p>
          </table:table-cell>
          <table:table-cell table:style-name="ce16" table:formula="of:=IF(ISNA(VLOOKUP([.D627];[Entrada.$A$8:.$B$1605];2;0)) = 1; 0;VLOOKUP([.D627];[Entrada.$A$8:.$B$1605];2;0))" office:value-type="float" office:value="0">
            <text:p>0</text:p>
          </table:table-cell>
          <table:table-cell table:formula="of:=IF(ISNA(VLOOKUP([.D627];[Entrada.$A$8:.$D$1605];4;0)) = 1; 0;VLOOKUP([.D627];[Entrada.$A$8:.$D$1605];4;0))" office:value-type="float" office:value="0">
            <text:p>0</text:p>
          </table:table-cell>
          <table:table-cell table:number-columns-repeated="21"/>
          <table:table-cell table:style-name="ce23" table:formula="of:=[.B6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7];[Entrada.$A$8:.$C$1606];3;0)) = 1; 0;VLOOKUP([.D6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6</text:p>
          </table:table-cell>
          <table:table-cell/>
          <table:table-cell/>
          <table:table-cell table:style-name="ce5" office:value-type="string">
            <text:p>16,26</text:p>
          </table:table-cell>
          <table:table-cell table:style-name="ce16" table:formula="of:=IF(ISNA(VLOOKUP([.D628];[Entrada.$A$8:.$B$1605];2;0)) = 1; 0;VLOOKUP([.D628];[Entrada.$A$8:.$B$1605];2;0))" office:value-type="float" office:value="0">
            <text:p>0</text:p>
          </table:table-cell>
          <table:table-cell table:formula="of:=IF(ISNA(VLOOKUP([.D628];[Entrada.$A$8:.$D$1605];4;0)) = 1; 0;VLOOKUP([.D628];[Entrada.$A$8:.$D$1605];4;0))" office:value-type="float" office:value="0">
            <text:p>0</text:p>
          </table:table-cell>
          <table:table-cell table:number-columns-repeated="21"/>
          <table:table-cell table:style-name="ce23" table:formula="of:=[.B6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8];[Entrada.$A$8:.$C$1606];3;0)) = 1; 0;VLOOKUP([.D6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7</text:p>
          </table:table-cell>
          <table:table-cell/>
          <table:table-cell/>
          <table:table-cell table:style-name="ce5" office:value-type="string">
            <text:p>16,27</text:p>
          </table:table-cell>
          <table:table-cell table:style-name="ce16" table:formula="of:=IF(ISNA(VLOOKUP([.D629];[Entrada.$A$8:.$B$1605];2;0)) = 1; 0;VLOOKUP([.D629];[Entrada.$A$8:.$B$1605];2;0))" office:value-type="float" office:value="0">
            <text:p>0</text:p>
          </table:table-cell>
          <table:table-cell table:formula="of:=IF(ISNA(VLOOKUP([.D629];[Entrada.$A$8:.$D$1605];4;0)) = 1; 0;VLOOKUP([.D629];[Entrada.$A$8:.$D$1605];4;0))" office:value-type="float" office:value="0">
            <text:p>0</text:p>
          </table:table-cell>
          <table:table-cell table:number-columns-repeated="21"/>
          <table:table-cell table:style-name="ce23" table:formula="of:=[.B6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29];[Entrada.$A$8:.$C$1606];3;0)) = 1; 0;VLOOKUP([.D6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8</text:p>
          </table:table-cell>
          <table:table-cell/>
          <table:table-cell/>
          <table:table-cell table:style-name="ce5" office:value-type="string">
            <text:p>16,28</text:p>
          </table:table-cell>
          <table:table-cell table:style-name="ce16" table:formula="of:=IF(ISNA(VLOOKUP([.D630];[Entrada.$A$8:.$B$1605];2;0)) = 1; 0;VLOOKUP([.D630];[Entrada.$A$8:.$B$1605];2;0))" office:value-type="float" office:value="0">
            <text:p>0</text:p>
          </table:table-cell>
          <table:table-cell table:formula="of:=IF(ISNA(VLOOKUP([.D630];[Entrada.$A$8:.$D$1605];4;0)) = 1; 0;VLOOKUP([.D630];[Entrada.$A$8:.$D$1605];4;0))" office:value-type="float" office:value="0">
            <text:p>0</text:p>
          </table:table-cell>
          <table:table-cell table:number-columns-repeated="21"/>
          <table:table-cell table:style-name="ce23" table:formula="of:=[.B6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0];[Entrada.$A$8:.$C$1606];3;0)) = 1; 0;VLOOKUP([.D6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29</text:p>
          </table:table-cell>
          <table:table-cell/>
          <table:table-cell/>
          <table:table-cell table:style-name="ce5" office:value-type="string">
            <text:p>16,29</text:p>
          </table:table-cell>
          <table:table-cell table:style-name="ce16" table:formula="of:=IF(ISNA(VLOOKUP([.D631];[Entrada.$A$8:.$B$1605];2;0)) = 1; 0;VLOOKUP([.D631];[Entrada.$A$8:.$B$1605];2;0))" office:value-type="float" office:value="0">
            <text:p>0</text:p>
          </table:table-cell>
          <table:table-cell table:formula="of:=IF(ISNA(VLOOKUP([.D631];[Entrada.$A$8:.$D$1605];4;0)) = 1; 0;VLOOKUP([.D631];[Entrada.$A$8:.$D$1605];4;0))" office:value-type="float" office:value="0">
            <text:p>0</text:p>
          </table:table-cell>
          <table:table-cell table:number-columns-repeated="21"/>
          <table:table-cell table:style-name="ce23" table:formula="of:=[.B6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1];[Entrada.$A$8:.$C$1606];3;0)) = 1; 0;VLOOKUP([.D6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0</text:p>
          </table:table-cell>
          <table:table-cell/>
          <table:table-cell/>
          <table:table-cell table:style-name="ce5" office:value-type="string">
            <text:p>16,30</text:p>
          </table:table-cell>
          <table:table-cell table:style-name="ce16" table:formula="of:=IF(ISNA(VLOOKUP([.D632];[Entrada.$A$8:.$B$1605];2;0)) = 1; 0;VLOOKUP([.D632];[Entrada.$A$8:.$B$1605];2;0))" office:value-type="float" office:value="0">
            <text:p>0</text:p>
          </table:table-cell>
          <table:table-cell table:formula="of:=IF(ISNA(VLOOKUP([.D632];[Entrada.$A$8:.$D$1605];4;0)) = 1; 0;VLOOKUP([.D632];[Entrada.$A$8:.$D$1605];4;0))" office:value-type="float" office:value="0">
            <text:p>0</text:p>
          </table:table-cell>
          <table:table-cell table:number-columns-repeated="21"/>
          <table:table-cell table:style-name="ce23" table:formula="of:=[.B6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2];[Entrada.$A$8:.$C$1606];3;0)) = 1; 0;VLOOKUP([.D6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1</text:p>
          </table:table-cell>
          <table:table-cell/>
          <table:table-cell/>
          <table:table-cell table:style-name="ce5" office:value-type="string">
            <text:p>16,31</text:p>
          </table:table-cell>
          <table:table-cell table:style-name="ce16" table:formula="of:=IF(ISNA(VLOOKUP([.D633];[Entrada.$A$8:.$B$1605];2;0)) = 1; 0;VLOOKUP([.D633];[Entrada.$A$8:.$B$1605];2;0))" office:value-type="float" office:value="0">
            <text:p>0</text:p>
          </table:table-cell>
          <table:table-cell table:formula="of:=IF(ISNA(VLOOKUP([.D633];[Entrada.$A$8:.$D$1605];4;0)) = 1; 0;VLOOKUP([.D633];[Entrada.$A$8:.$D$1605];4;0))" office:value-type="float" office:value="0">
            <text:p>0</text:p>
          </table:table-cell>
          <table:table-cell table:number-columns-repeated="21"/>
          <table:table-cell table:style-name="ce23" table:formula="of:=[.B6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3];[Entrada.$A$8:.$C$1606];3;0)) = 1; 0;VLOOKUP([.D6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2</text:p>
          </table:table-cell>
          <table:table-cell/>
          <table:table-cell/>
          <table:table-cell table:style-name="ce5" office:value-type="string">
            <text:p>16,32</text:p>
          </table:table-cell>
          <table:table-cell table:style-name="ce16" table:formula="of:=IF(ISNA(VLOOKUP([.D634];[Entrada.$A$8:.$B$1605];2;0)) = 1; 0;VLOOKUP([.D634];[Entrada.$A$8:.$B$1605];2;0))" office:value-type="float" office:value="0">
            <text:p>0</text:p>
          </table:table-cell>
          <table:table-cell table:formula="of:=IF(ISNA(VLOOKUP([.D634];[Entrada.$A$8:.$D$1605];4;0)) = 1; 0;VLOOKUP([.D634];[Entrada.$A$8:.$D$1605];4;0))" office:value-type="float" office:value="0">
            <text:p>0</text:p>
          </table:table-cell>
          <table:table-cell table:number-columns-repeated="21"/>
          <table:table-cell table:style-name="ce23" table:formula="of:=[.B6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4];[Entrada.$A$8:.$C$1606];3;0)) = 1; 0;VLOOKUP([.D6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3</text:p>
          </table:table-cell>
          <table:table-cell/>
          <table:table-cell/>
          <table:table-cell table:style-name="ce5" office:value-type="string">
            <text:p>16,33</text:p>
          </table:table-cell>
          <table:table-cell table:style-name="ce16" table:formula="of:=IF(ISNA(VLOOKUP([.D635];[Entrada.$A$8:.$B$1605];2;0)) = 1; 0;VLOOKUP([.D635];[Entrada.$A$8:.$B$1605];2;0))" office:value-type="float" office:value="0">
            <text:p>0</text:p>
          </table:table-cell>
          <table:table-cell table:formula="of:=IF(ISNA(VLOOKUP([.D635];[Entrada.$A$8:.$D$1605];4;0)) = 1; 0;VLOOKUP([.D635];[Entrada.$A$8:.$D$1605];4;0))" office:value-type="float" office:value="0">
            <text:p>0</text:p>
          </table:table-cell>
          <table:table-cell table:number-columns-repeated="21"/>
          <table:table-cell table:style-name="ce23" table:formula="of:=[.B6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5];[Entrada.$A$8:.$C$1606];3;0)) = 1; 0;VLOOKUP([.D6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4</text:p>
          </table:table-cell>
          <table:table-cell/>
          <table:table-cell/>
          <table:table-cell table:style-name="ce5" office:value-type="string">
            <text:p>16,34</text:p>
          </table:table-cell>
          <table:table-cell table:style-name="ce16" table:formula="of:=IF(ISNA(VLOOKUP([.D636];[Entrada.$A$8:.$B$1605];2;0)) = 1; 0;VLOOKUP([.D636];[Entrada.$A$8:.$B$1605];2;0))" office:value-type="float" office:value="0">
            <text:p>0</text:p>
          </table:table-cell>
          <table:table-cell table:formula="of:=IF(ISNA(VLOOKUP([.D636];[Entrada.$A$8:.$D$1605];4;0)) = 1; 0;VLOOKUP([.D636];[Entrada.$A$8:.$D$1605];4;0))" office:value-type="float" office:value="0">
            <text:p>0</text:p>
          </table:table-cell>
          <table:table-cell table:number-columns-repeated="21"/>
          <table:table-cell table:style-name="ce23" table:formula="of:=[.B6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6];[Entrada.$A$8:.$C$1606];3;0)) = 1; 0;VLOOKUP([.D6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5</text:p>
          </table:table-cell>
          <table:table-cell/>
          <table:table-cell/>
          <table:table-cell table:style-name="ce5" office:value-type="string">
            <text:p>16,35</text:p>
          </table:table-cell>
          <table:table-cell table:style-name="ce16" table:formula="of:=IF(ISNA(VLOOKUP([.D637];[Entrada.$A$8:.$B$1605];2;0)) = 1; 0;VLOOKUP([.D637];[Entrada.$A$8:.$B$1605];2;0))" office:value-type="float" office:value="0">
            <text:p>0</text:p>
          </table:table-cell>
          <table:table-cell table:formula="of:=IF(ISNA(VLOOKUP([.D637];[Entrada.$A$8:.$D$1605];4;0)) = 1; 0;VLOOKUP([.D637];[Entrada.$A$8:.$D$1605];4;0))" office:value-type="float" office:value="0">
            <text:p>0</text:p>
          </table:table-cell>
          <table:table-cell table:number-columns-repeated="21"/>
          <table:table-cell table:style-name="ce23" table:formula="of:=[.B6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7];[Entrada.$A$8:.$C$1606];3;0)) = 1; 0;VLOOKUP([.D6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6</text:p>
          </table:table-cell>
          <table:table-cell/>
          <table:table-cell/>
          <table:table-cell table:style-name="ce5" office:value-type="string">
            <text:p>16,36</text:p>
          </table:table-cell>
          <table:table-cell table:style-name="ce16" table:formula="of:=IF(ISNA(VLOOKUP([.D638];[Entrada.$A$8:.$B$1605];2;0)) = 1; 0;VLOOKUP([.D638];[Entrada.$A$8:.$B$1605];2;0))" office:value-type="float" office:value="0">
            <text:p>0</text:p>
          </table:table-cell>
          <table:table-cell table:formula="of:=IF(ISNA(VLOOKUP([.D638];[Entrada.$A$8:.$D$1605];4;0)) = 1; 0;VLOOKUP([.D638];[Entrada.$A$8:.$D$1605];4;0))" office:value-type="float" office:value="0">
            <text:p>0</text:p>
          </table:table-cell>
          <table:table-cell table:number-columns-repeated="21"/>
          <table:table-cell table:style-name="ce23" table:formula="of:=[.B6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8];[Entrada.$A$8:.$C$1606];3;0)) = 1; 0;VLOOKUP([.D6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7</text:p>
          </table:table-cell>
          <table:table-cell/>
          <table:table-cell/>
          <table:table-cell table:style-name="ce5" office:value-type="string">
            <text:p>16,37</text:p>
          </table:table-cell>
          <table:table-cell table:style-name="ce16" table:formula="of:=IF(ISNA(VLOOKUP([.D639];[Entrada.$A$8:.$B$1605];2;0)) = 1; 0;VLOOKUP([.D639];[Entrada.$A$8:.$B$1605];2;0))" office:value-type="float" office:value="0">
            <text:p>0</text:p>
          </table:table-cell>
          <table:table-cell table:formula="of:=IF(ISNA(VLOOKUP([.D639];[Entrada.$A$8:.$D$1605];4;0)) = 1; 0;VLOOKUP([.D639];[Entrada.$A$8:.$D$1605];4;0))" office:value-type="float" office:value="0">
            <text:p>0</text:p>
          </table:table-cell>
          <table:table-cell table:number-columns-repeated="21"/>
          <table:table-cell table:style-name="ce23" table:formula="of:=[.B6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39];[Entrada.$A$8:.$C$1606];3;0)) = 1; 0;VLOOKUP([.D6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8</text:p>
          </table:table-cell>
          <table:table-cell/>
          <table:table-cell/>
          <table:table-cell table:style-name="ce5" office:value-type="string">
            <text:p>16,38</text:p>
          </table:table-cell>
          <table:table-cell table:style-name="ce16" table:formula="of:=IF(ISNA(VLOOKUP([.D640];[Entrada.$A$8:.$B$1605];2;0)) = 1; 0;VLOOKUP([.D640];[Entrada.$A$8:.$B$1605];2;0))" office:value-type="float" office:value="0">
            <text:p>0</text:p>
          </table:table-cell>
          <table:table-cell table:formula="of:=IF(ISNA(VLOOKUP([.D640];[Entrada.$A$8:.$D$1605];4;0)) = 1; 0;VLOOKUP([.D640];[Entrada.$A$8:.$D$1605];4;0))" office:value-type="float" office:value="0">
            <text:p>0</text:p>
          </table:table-cell>
          <table:table-cell table:number-columns-repeated="21"/>
          <table:table-cell table:style-name="ce23" table:formula="of:=[.B6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0];[Entrada.$A$8:.$C$1606];3;0)) = 1; 0;VLOOKUP([.D6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39</text:p>
          </table:table-cell>
          <table:table-cell/>
          <table:table-cell/>
          <table:table-cell table:style-name="ce5" office:value-type="string">
            <text:p>16,39</text:p>
          </table:table-cell>
          <table:table-cell table:style-name="ce16" table:formula="of:=IF(ISNA(VLOOKUP([.D641];[Entrada.$A$8:.$B$1605];2;0)) = 1; 0;VLOOKUP([.D641];[Entrada.$A$8:.$B$1605];2;0))" office:value-type="float" office:value="0">
            <text:p>0</text:p>
          </table:table-cell>
          <table:table-cell table:formula="of:=IF(ISNA(VLOOKUP([.D641];[Entrada.$A$8:.$D$1605];4;0)) = 1; 0;VLOOKUP([.D641];[Entrada.$A$8:.$D$1605];4;0))" office:value-type="float" office:value="0">
            <text:p>0</text:p>
          </table:table-cell>
          <table:table-cell table:number-columns-repeated="21"/>
          <table:table-cell table:style-name="ce23" table:formula="of:=[.B6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1];[Entrada.$A$8:.$C$1606];3;0)) = 1; 0;VLOOKUP([.D6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6,40</text:p>
          </table:table-cell>
          <table:table-cell/>
          <table:table-cell/>
          <table:table-cell table:style-name="ce5" office:value-type="string">
            <text:p>16,40</text:p>
          </table:table-cell>
          <table:table-cell table:style-name="ce16" table:formula="of:=IF(ISNA(VLOOKUP([.D642];[Entrada.$A$8:.$B$1605];2;0)) = 1; 0;VLOOKUP([.D642];[Entrada.$A$8:.$B$1605];2;0))" office:value-type="float" office:value="0">
            <text:p>0</text:p>
          </table:table-cell>
          <table:table-cell table:formula="of:=IF(ISNA(VLOOKUP([.D642];[Entrada.$A$8:.$D$1605];4;0)) = 1; 0;VLOOKUP([.D642];[Entrada.$A$8:.$D$1605];4;0))" office:value-type="float" office:value="0">
            <text:p>0</text:p>
          </table:table-cell>
          <table:table-cell table:number-columns-repeated="21"/>
          <table:table-cell table:style-name="ce23" table:formula="of:=[.B6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2];[Entrada.$A$8:.$C$1606];3;0)) = 1; 0;VLOOKUP([.D6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</text:p>
          </table:table-cell>
          <table:table-cell/>
          <table:table-cell/>
          <table:table-cell table:style-name="ce5" office:value-type="string">
            <text:p>17,1</text:p>
          </table:table-cell>
          <table:table-cell table:style-name="ce16" table:formula="of:=IF(ISNA(VLOOKUP([.D643];[Entrada.$A$8:.$B$1605];2;0)) = 1; 0;VLOOKUP([.D643];[Entrada.$A$8:.$B$1605];2;0))" office:value-type="float" office:value="0">
            <text:p>0</text:p>
          </table:table-cell>
          <table:table-cell table:formula="of:=IF(ISNA(VLOOKUP([.D643];[Entrada.$A$8:.$D$1605];4;0)) = 1; 0;VLOOKUP([.D643];[Entrada.$A$8:.$D$1605];4;0))" office:value-type="float" office:value="0">
            <text:p>0</text:p>
          </table:table-cell>
          <table:table-cell table:number-columns-repeated="21"/>
          <table:table-cell table:style-name="ce23" table:formula="of:=[.B6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3];[Entrada.$A$8:.$C$1606];3;0)) = 1; 0;VLOOKUP([.D6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</text:p>
          </table:table-cell>
          <table:table-cell/>
          <table:table-cell/>
          <table:table-cell table:style-name="ce5" office:value-type="string">
            <text:p>17,2</text:p>
          </table:table-cell>
          <table:table-cell table:style-name="ce16" table:formula="of:=IF(ISNA(VLOOKUP([.D644];[Entrada.$A$8:.$B$1605];2;0)) = 1; 0;VLOOKUP([.D644];[Entrada.$A$8:.$B$1605];2;0))" office:value-type="float" office:value="0">
            <text:p>0</text:p>
          </table:table-cell>
          <table:table-cell table:formula="of:=IF(ISNA(VLOOKUP([.D644];[Entrada.$A$8:.$D$1605];4;0)) = 1; 0;VLOOKUP([.D644];[Entrada.$A$8:.$D$1605];4;0))" office:value-type="float" office:value="0">
            <text:p>0</text:p>
          </table:table-cell>
          <table:table-cell table:number-columns-repeated="21"/>
          <table:table-cell table:style-name="ce23" table:formula="of:=[.B6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4];[Entrada.$A$8:.$C$1606];3;0)) = 1; 0;VLOOKUP([.D6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</text:p>
          </table:table-cell>
          <table:table-cell/>
          <table:table-cell/>
          <table:table-cell table:style-name="ce5" office:value-type="string">
            <text:p>17,3</text:p>
          </table:table-cell>
          <table:table-cell table:style-name="ce16" table:formula="of:=IF(ISNA(VLOOKUP([.D645];[Entrada.$A$8:.$B$1605];2;0)) = 1; 0;VLOOKUP([.D645];[Entrada.$A$8:.$B$1605];2;0))" office:value-type="float" office:value="0">
            <text:p>0</text:p>
          </table:table-cell>
          <table:table-cell table:formula="of:=IF(ISNA(VLOOKUP([.D645];[Entrada.$A$8:.$D$1605];4;0)) = 1; 0;VLOOKUP([.D645];[Entrada.$A$8:.$D$1605];4;0))" office:value-type="float" office:value="0">
            <text:p>0</text:p>
          </table:table-cell>
          <table:table-cell table:number-columns-repeated="21"/>
          <table:table-cell table:style-name="ce23" table:formula="of:=[.B6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5];[Entrada.$A$8:.$C$1606];3;0)) = 1; 0;VLOOKUP([.D6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4</text:p>
          </table:table-cell>
          <table:table-cell/>
          <table:table-cell/>
          <table:table-cell table:style-name="ce5" office:value-type="string">
            <text:p>17,4</text:p>
          </table:table-cell>
          <table:table-cell table:style-name="ce16" table:formula="of:=IF(ISNA(VLOOKUP([.D646];[Entrada.$A$8:.$B$1605];2;0)) = 1; 0;VLOOKUP([.D646];[Entrada.$A$8:.$B$1605];2;0))" office:value-type="float" office:value="0">
            <text:p>0</text:p>
          </table:table-cell>
          <table:table-cell table:formula="of:=IF(ISNA(VLOOKUP([.D646];[Entrada.$A$8:.$D$1605];4;0)) = 1; 0;VLOOKUP([.D646];[Entrada.$A$8:.$D$1605];4;0))" office:value-type="float" office:value="0">
            <text:p>0</text:p>
          </table:table-cell>
          <table:table-cell table:number-columns-repeated="21"/>
          <table:table-cell table:style-name="ce23" table:formula="of:=[.B6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6];[Entrada.$A$8:.$C$1606];3;0)) = 1; 0;VLOOKUP([.D6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5</text:p>
          </table:table-cell>
          <table:table-cell/>
          <table:table-cell/>
          <table:table-cell table:style-name="ce5" office:value-type="string">
            <text:p>17,5</text:p>
          </table:table-cell>
          <table:table-cell table:style-name="ce16" table:formula="of:=IF(ISNA(VLOOKUP([.D647];[Entrada.$A$8:.$B$1605];2;0)) = 1; 0;VLOOKUP([.D647];[Entrada.$A$8:.$B$1605];2;0))" office:value-type="float" office:value="0">
            <text:p>0</text:p>
          </table:table-cell>
          <table:table-cell table:formula="of:=IF(ISNA(VLOOKUP([.D647];[Entrada.$A$8:.$D$1605];4;0)) = 1; 0;VLOOKUP([.D647];[Entrada.$A$8:.$D$1605];4;0))" office:value-type="float" office:value="0">
            <text:p>0</text:p>
          </table:table-cell>
          <table:table-cell table:number-columns-repeated="21"/>
          <table:table-cell table:style-name="ce23" table:formula="of:=[.B6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7];[Entrada.$A$8:.$C$1606];3;0)) = 1; 0;VLOOKUP([.D6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4" office:value-type="float" office:value="17.6">
            <text:p>17,6</text:p>
          </table:table-cell>
          <table:table-cell/>
          <table:table-cell/>
          <table:table-cell table:style-name="ce4" office:value-type="float" office:value="17.6">
            <text:p>17,6</text:p>
          </table:table-cell>
          <table:table-cell table:style-name="ce16" table:formula="of:=IF(ISNA(VLOOKUP([.D648];[Entrada.$A$8:.$B$1605];2;0)) = 1; 0;VLOOKUP([.D648];[Entrada.$A$8:.$B$1605];2;0))" office:value-type="float" office:value="0">
            <text:p>0</text:p>
          </table:table-cell>
          <table:table-cell table:formula="of:=IF(ISNA(VLOOKUP([.D648];[Entrada.$A$8:.$D$1605];4;0)) = 1; 0;VLOOKUP([.D648];[Entrada.$A$8:.$D$1605];4;0))" office:value-type="float" office:value="0">
            <text:p>0</text:p>
          </table:table-cell>
          <table:table-cell table:number-columns-repeated="21"/>
          <table:table-cell table:style-name="ce23" table:formula="of:=[.B6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8];[Entrada.$A$8:.$C$1606];3;0)) = 1; 0;VLOOKUP([.D6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4" office:value-type="float" office:value="17.7">
            <text:p>17,7</text:p>
          </table:table-cell>
          <table:table-cell/>
          <table:table-cell/>
          <table:table-cell table:style-name="ce4" office:value-type="float" office:value="17.7">
            <text:p>17,7</text:p>
          </table:table-cell>
          <table:table-cell table:style-name="ce16" table:formula="of:=IF(ISNA(VLOOKUP([.D649];[Entrada.$A$8:.$B$1605];2;0)) = 1; 0;VLOOKUP([.D649];[Entrada.$A$8:.$B$1605];2;0))" office:value-type="float" office:value="0">
            <text:p>0</text:p>
          </table:table-cell>
          <table:table-cell table:formula="of:=IF(ISNA(VLOOKUP([.D649];[Entrada.$A$8:.$D$1605];4;0)) = 1; 0;VLOOKUP([.D649];[Entrada.$A$8:.$D$1605];4;0))" office:value-type="float" office:value="0">
            <text:p>0</text:p>
          </table:table-cell>
          <table:table-cell table:number-columns-repeated="21"/>
          <table:table-cell table:style-name="ce23" table:formula="of:=[.B6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49];[Entrada.$A$8:.$C$1606];3;0)) = 1; 0;VLOOKUP([.D6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8</text:p>
          </table:table-cell>
          <table:table-cell/>
          <table:table-cell/>
          <table:table-cell table:style-name="ce5" office:value-type="string">
            <text:p>17,8</text:p>
          </table:table-cell>
          <table:table-cell table:style-name="ce16" table:formula="of:=IF(ISNA(VLOOKUP([.D650];[Entrada.$A$8:.$B$1605];2;0)) = 1; 0;VLOOKUP([.D650];[Entrada.$A$8:.$B$1605];2;0))" office:value-type="float" office:value="0">
            <text:p>0</text:p>
          </table:table-cell>
          <table:table-cell table:formula="of:=IF(ISNA(VLOOKUP([.D650];[Entrada.$A$8:.$D$1605];4;0)) = 1; 0;VLOOKUP([.D650];[Entrada.$A$8:.$D$1605];4;0))" office:value-type="float" office:value="0">
            <text:p>0</text:p>
          </table:table-cell>
          <table:table-cell table:number-columns-repeated="21"/>
          <table:table-cell table:style-name="ce23" table:formula="of:=[.B6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0];[Entrada.$A$8:.$C$1606];3;0)) = 1; 0;VLOOKUP([.D6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9</text:p>
          </table:table-cell>
          <table:table-cell/>
          <table:table-cell/>
          <table:table-cell table:style-name="ce5" office:value-type="string">
            <text:p>17,9</text:p>
          </table:table-cell>
          <table:table-cell table:style-name="ce16" table:formula="of:=IF(ISNA(VLOOKUP([.D651];[Entrada.$A$8:.$B$1605];2;0)) = 1; 0;VLOOKUP([.D651];[Entrada.$A$8:.$B$1605];2;0))" office:value-type="float" office:value="0">
            <text:p>0</text:p>
          </table:table-cell>
          <table:table-cell table:formula="of:=IF(ISNA(VLOOKUP([.D651];[Entrada.$A$8:.$D$1605];4;0)) = 1; 0;VLOOKUP([.D651];[Entrada.$A$8:.$D$1605];4;0))" office:value-type="float" office:value="0">
            <text:p>0</text:p>
          </table:table-cell>
          <table:table-cell table:number-columns-repeated="21"/>
          <table:table-cell table:style-name="ce23" table:formula="of:=[.B6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1];[Entrada.$A$8:.$C$1606];3;0)) = 1; 0;VLOOKUP([.D6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0</text:p>
          </table:table-cell>
          <table:table-cell/>
          <table:table-cell/>
          <table:table-cell table:style-name="ce5" office:value-type="string">
            <text:p>17,10</text:p>
          </table:table-cell>
          <table:table-cell table:style-name="ce16" table:formula="of:=IF(ISNA(VLOOKUP([.D652];[Entrada.$A$8:.$B$1605];2;0)) = 1; 0;VLOOKUP([.D652];[Entrada.$A$8:.$B$1605];2;0))" office:value-type="float" office:value="0">
            <text:p>0</text:p>
          </table:table-cell>
          <table:table-cell table:formula="of:=IF(ISNA(VLOOKUP([.D652];[Entrada.$A$8:.$D$1605];4;0)) = 1; 0;VLOOKUP([.D652];[Entrada.$A$8:.$D$1605];4;0))" office:value-type="float" office:value="0">
            <text:p>0</text:p>
          </table:table-cell>
          <table:table-cell table:number-columns-repeated="21"/>
          <table:table-cell table:style-name="ce23" table:formula="of:=[.B6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2];[Entrada.$A$8:.$C$1606];3;0)) = 1; 0;VLOOKUP([.D6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1</text:p>
          </table:table-cell>
          <table:table-cell/>
          <table:table-cell/>
          <table:table-cell table:style-name="ce5" office:value-type="string">
            <text:p>17,11</text:p>
          </table:table-cell>
          <table:table-cell table:style-name="ce16" table:formula="of:=IF(ISNA(VLOOKUP([.D653];[Entrada.$A$8:.$B$1605];2;0)) = 1; 0;VLOOKUP([.D653];[Entrada.$A$8:.$B$1605];2;0))" office:value-type="float" office:value="0">
            <text:p>0</text:p>
          </table:table-cell>
          <table:table-cell table:formula="of:=IF(ISNA(VLOOKUP([.D653];[Entrada.$A$8:.$D$1605];4;0)) = 1; 0;VLOOKUP([.D653];[Entrada.$A$8:.$D$1605];4;0))" office:value-type="float" office:value="0">
            <text:p>0</text:p>
          </table:table-cell>
          <table:table-cell table:number-columns-repeated="21"/>
          <table:table-cell table:style-name="ce23" table:formula="of:=[.B6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3];[Entrada.$A$8:.$C$1606];3;0)) = 1; 0;VLOOKUP([.D6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2</text:p>
          </table:table-cell>
          <table:table-cell/>
          <table:table-cell/>
          <table:table-cell table:style-name="ce5" office:value-type="string">
            <text:p>17,12</text:p>
          </table:table-cell>
          <table:table-cell table:style-name="ce16" table:formula="of:=IF(ISNA(VLOOKUP([.D654];[Entrada.$A$8:.$B$1605];2;0)) = 1; 0;VLOOKUP([.D654];[Entrada.$A$8:.$B$1605];2;0))" office:value-type="float" office:value="0">
            <text:p>0</text:p>
          </table:table-cell>
          <table:table-cell table:formula="of:=IF(ISNA(VLOOKUP([.D654];[Entrada.$A$8:.$D$1605];4;0)) = 1; 0;VLOOKUP([.D654];[Entrada.$A$8:.$D$1605];4;0))" office:value-type="float" office:value="0">
            <text:p>0</text:p>
          </table:table-cell>
          <table:table-cell table:number-columns-repeated="21"/>
          <table:table-cell table:style-name="ce23" table:formula="of:=[.B6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4];[Entrada.$A$8:.$C$1606];3;0)) = 1; 0;VLOOKUP([.D6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3</text:p>
          </table:table-cell>
          <table:table-cell/>
          <table:table-cell/>
          <table:table-cell table:style-name="ce5" office:value-type="string">
            <text:p>17,13</text:p>
          </table:table-cell>
          <table:table-cell table:style-name="ce16" table:formula="of:=IF(ISNA(VLOOKUP([.D655];[Entrada.$A$8:.$B$1605];2;0)) = 1; 0;VLOOKUP([.D655];[Entrada.$A$8:.$B$1605];2;0))" office:value-type="float" office:value="0">
            <text:p>0</text:p>
          </table:table-cell>
          <table:table-cell table:formula="of:=IF(ISNA(VLOOKUP([.D655];[Entrada.$A$8:.$D$1605];4;0)) = 1; 0;VLOOKUP([.D655];[Entrada.$A$8:.$D$1605];4;0))" office:value-type="float" office:value="0">
            <text:p>0</text:p>
          </table:table-cell>
          <table:table-cell table:number-columns-repeated="21"/>
          <table:table-cell table:style-name="ce23" table:formula="of:=[.B6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5];[Entrada.$A$8:.$C$1606];3;0)) = 1; 0;VLOOKUP([.D6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4</text:p>
          </table:table-cell>
          <table:table-cell/>
          <table:table-cell/>
          <table:table-cell table:style-name="ce5" office:value-type="string">
            <text:p>17,14</text:p>
          </table:table-cell>
          <table:table-cell table:style-name="ce16" table:formula="of:=IF(ISNA(VLOOKUP([.D656];[Entrada.$A$8:.$B$1605];2;0)) = 1; 0;VLOOKUP([.D656];[Entrada.$A$8:.$B$1605];2;0))" office:value-type="float" office:value="0">
            <text:p>0</text:p>
          </table:table-cell>
          <table:table-cell table:formula="of:=IF(ISNA(VLOOKUP([.D656];[Entrada.$A$8:.$D$1605];4;0)) = 1; 0;VLOOKUP([.D656];[Entrada.$A$8:.$D$1605];4;0))" office:value-type="float" office:value="0">
            <text:p>0</text:p>
          </table:table-cell>
          <table:table-cell table:number-columns-repeated="21"/>
          <table:table-cell table:style-name="ce23" table:formula="of:=[.B6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6];[Entrada.$A$8:.$C$1606];3;0)) = 1; 0;VLOOKUP([.D6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5</text:p>
          </table:table-cell>
          <table:table-cell/>
          <table:table-cell/>
          <table:table-cell table:style-name="ce5" office:value-type="string">
            <text:p>17,15</text:p>
          </table:table-cell>
          <table:table-cell table:style-name="ce16" table:formula="of:=IF(ISNA(VLOOKUP([.D657];[Entrada.$A$8:.$B$1605];2;0)) = 1; 0;VLOOKUP([.D657];[Entrada.$A$8:.$B$1605];2;0))" office:value-type="float" office:value="0">
            <text:p>0</text:p>
          </table:table-cell>
          <table:table-cell table:formula="of:=IF(ISNA(VLOOKUP([.D657];[Entrada.$A$8:.$D$1605];4;0)) = 1; 0;VLOOKUP([.D657];[Entrada.$A$8:.$D$1605];4;0))" office:value-type="float" office:value="0">
            <text:p>0</text:p>
          </table:table-cell>
          <table:table-cell table:number-columns-repeated="21"/>
          <table:table-cell table:style-name="ce23" table:formula="of:=[.B6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7];[Entrada.$A$8:.$C$1606];3;0)) = 1; 0;VLOOKUP([.D6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6</text:p>
          </table:table-cell>
          <table:table-cell/>
          <table:table-cell/>
          <table:table-cell table:style-name="ce5" office:value-type="string">
            <text:p>17,16</text:p>
          </table:table-cell>
          <table:table-cell table:style-name="ce16" table:formula="of:=IF(ISNA(VLOOKUP([.D658];[Entrada.$A$8:.$B$1605];2;0)) = 1; 0;VLOOKUP([.D658];[Entrada.$A$8:.$B$1605];2;0))" office:value-type="float" office:value="0">
            <text:p>0</text:p>
          </table:table-cell>
          <table:table-cell table:formula="of:=IF(ISNA(VLOOKUP([.D658];[Entrada.$A$8:.$D$1605];4;0)) = 1; 0;VLOOKUP([.D658];[Entrada.$A$8:.$D$1605];4;0))" office:value-type="float" office:value="0">
            <text:p>0</text:p>
          </table:table-cell>
          <table:table-cell table:number-columns-repeated="21"/>
          <table:table-cell table:style-name="ce23" table:formula="of:=[.B6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8];[Entrada.$A$8:.$C$1606];3;0)) = 1; 0;VLOOKUP([.D6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7</text:p>
          </table:table-cell>
          <table:table-cell/>
          <table:table-cell/>
          <table:table-cell table:style-name="ce5" office:value-type="string">
            <text:p>17,17</text:p>
          </table:table-cell>
          <table:table-cell table:style-name="ce16" table:formula="of:=IF(ISNA(VLOOKUP([.D659];[Entrada.$A$8:.$B$1605];2;0)) = 1; 0;VLOOKUP([.D659];[Entrada.$A$8:.$B$1605];2;0))" office:value-type="float" office:value="0">
            <text:p>0</text:p>
          </table:table-cell>
          <table:table-cell table:formula="of:=IF(ISNA(VLOOKUP([.D659];[Entrada.$A$8:.$D$1605];4;0)) = 1; 0;VLOOKUP([.D659];[Entrada.$A$8:.$D$1605];4;0))" office:value-type="float" office:value="0">
            <text:p>0</text:p>
          </table:table-cell>
          <table:table-cell table:number-columns-repeated="21"/>
          <table:table-cell table:style-name="ce23" table:formula="of:=[.B6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59];[Entrada.$A$8:.$C$1606];3;0)) = 1; 0;VLOOKUP([.D6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8</text:p>
          </table:table-cell>
          <table:table-cell/>
          <table:table-cell/>
          <table:table-cell table:style-name="ce5" office:value-type="string">
            <text:p>17,18</text:p>
          </table:table-cell>
          <table:table-cell table:style-name="ce16" table:formula="of:=IF(ISNA(VLOOKUP([.D660];[Entrada.$A$8:.$B$1605];2;0)) = 1; 0;VLOOKUP([.D660];[Entrada.$A$8:.$B$1605];2;0))" office:value-type="float" office:value="0">
            <text:p>0</text:p>
          </table:table-cell>
          <table:table-cell table:formula="of:=IF(ISNA(VLOOKUP([.D660];[Entrada.$A$8:.$D$1605];4;0)) = 1; 0;VLOOKUP([.D660];[Entrada.$A$8:.$D$1605];4;0))" office:value-type="float" office:value="0">
            <text:p>0</text:p>
          </table:table-cell>
          <table:table-cell table:number-columns-repeated="21"/>
          <table:table-cell table:style-name="ce23" table:formula="of:=[.B6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0];[Entrada.$A$8:.$C$1606];3;0)) = 1; 0;VLOOKUP([.D6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19</text:p>
          </table:table-cell>
          <table:table-cell/>
          <table:table-cell/>
          <table:table-cell table:style-name="ce5" office:value-type="string">
            <text:p>17,19</text:p>
          </table:table-cell>
          <table:table-cell table:style-name="ce16" table:formula="of:=IF(ISNA(VLOOKUP([.D661];[Entrada.$A$8:.$B$1605];2;0)) = 1; 0;VLOOKUP([.D661];[Entrada.$A$8:.$B$1605];2;0))" office:value-type="float" office:value="0">
            <text:p>0</text:p>
          </table:table-cell>
          <table:table-cell table:formula="of:=IF(ISNA(VLOOKUP([.D661];[Entrada.$A$8:.$D$1605];4;0)) = 1; 0;VLOOKUP([.D661];[Entrada.$A$8:.$D$1605];4;0))" office:value-type="float" office:value="0">
            <text:p>0</text:p>
          </table:table-cell>
          <table:table-cell table:number-columns-repeated="21"/>
          <table:table-cell table:style-name="ce23" table:formula="of:=[.B6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1];[Entrada.$A$8:.$C$1606];3;0)) = 1; 0;VLOOKUP([.D6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0</text:p>
          </table:table-cell>
          <table:table-cell/>
          <table:table-cell/>
          <table:table-cell table:style-name="ce5" office:value-type="string">
            <text:p>17,20</text:p>
          </table:table-cell>
          <table:table-cell table:style-name="ce16" table:formula="of:=IF(ISNA(VLOOKUP([.D662];[Entrada.$A$8:.$B$1605];2;0)) = 1; 0;VLOOKUP([.D662];[Entrada.$A$8:.$B$1605];2;0))" office:value-type="float" office:value="0">
            <text:p>0</text:p>
          </table:table-cell>
          <table:table-cell table:formula="of:=IF(ISNA(VLOOKUP([.D662];[Entrada.$A$8:.$D$1605];4;0)) = 1; 0;VLOOKUP([.D662];[Entrada.$A$8:.$D$1605];4;0))" office:value-type="float" office:value="0">
            <text:p>0</text:p>
          </table:table-cell>
          <table:table-cell table:number-columns-repeated="21"/>
          <table:table-cell table:style-name="ce23" table:formula="of:=[.B6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2];[Entrada.$A$8:.$C$1606];3;0)) = 1; 0;VLOOKUP([.D6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1</text:p>
          </table:table-cell>
          <table:table-cell/>
          <table:table-cell/>
          <table:table-cell table:style-name="ce5" office:value-type="string">
            <text:p>17,21</text:p>
          </table:table-cell>
          <table:table-cell table:style-name="ce16" table:formula="of:=IF(ISNA(VLOOKUP([.D663];[Entrada.$A$8:.$B$1605];2;0)) = 1; 0;VLOOKUP([.D663];[Entrada.$A$8:.$B$1605];2;0))" office:value-type="float" office:value="0">
            <text:p>0</text:p>
          </table:table-cell>
          <table:table-cell table:formula="of:=IF(ISNA(VLOOKUP([.D663];[Entrada.$A$8:.$D$1605];4;0)) = 1; 0;VLOOKUP([.D663];[Entrada.$A$8:.$D$1605];4;0))" office:value-type="float" office:value="0">
            <text:p>0</text:p>
          </table:table-cell>
          <table:table-cell table:number-columns-repeated="21"/>
          <table:table-cell table:style-name="ce23" table:formula="of:=[.B6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3];[Entrada.$A$8:.$C$1606];3;0)) = 1; 0;VLOOKUP([.D6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2</text:p>
          </table:table-cell>
          <table:table-cell/>
          <table:table-cell/>
          <table:table-cell table:style-name="ce5" office:value-type="string">
            <text:p>17,22</text:p>
          </table:table-cell>
          <table:table-cell table:style-name="ce16" table:formula="of:=IF(ISNA(VLOOKUP([.D664];[Entrada.$A$8:.$B$1605];2;0)) = 1; 0;VLOOKUP([.D664];[Entrada.$A$8:.$B$1605];2;0))" office:value-type="float" office:value="0">
            <text:p>0</text:p>
          </table:table-cell>
          <table:table-cell table:formula="of:=IF(ISNA(VLOOKUP([.D664];[Entrada.$A$8:.$D$1605];4;0)) = 1; 0;VLOOKUP([.D664];[Entrada.$A$8:.$D$1605];4;0))" office:value-type="float" office:value="0">
            <text:p>0</text:p>
          </table:table-cell>
          <table:table-cell table:number-columns-repeated="21"/>
          <table:table-cell table:style-name="ce23" table:formula="of:=[.B6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4];[Entrada.$A$8:.$C$1606];3;0)) = 1; 0;VLOOKUP([.D6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3</text:p>
          </table:table-cell>
          <table:table-cell/>
          <table:table-cell/>
          <table:table-cell table:style-name="ce5" office:value-type="string">
            <text:p>17,23</text:p>
          </table:table-cell>
          <table:table-cell table:style-name="ce16" table:formula="of:=IF(ISNA(VLOOKUP([.D665];[Entrada.$A$8:.$B$1605];2;0)) = 1; 0;VLOOKUP([.D665];[Entrada.$A$8:.$B$1605];2;0))" office:value-type="float" office:value="0">
            <text:p>0</text:p>
          </table:table-cell>
          <table:table-cell table:formula="of:=IF(ISNA(VLOOKUP([.D665];[Entrada.$A$8:.$D$1605];4;0)) = 1; 0;VLOOKUP([.D665];[Entrada.$A$8:.$D$1605];4;0))" office:value-type="float" office:value="0">
            <text:p>0</text:p>
          </table:table-cell>
          <table:table-cell table:number-columns-repeated="21"/>
          <table:table-cell table:style-name="ce23" table:formula="of:=[.B6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5];[Entrada.$A$8:.$C$1606];3;0)) = 1; 0;VLOOKUP([.D6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4</text:p>
          </table:table-cell>
          <table:table-cell/>
          <table:table-cell/>
          <table:table-cell table:style-name="ce5" office:value-type="string">
            <text:p>17,24</text:p>
          </table:table-cell>
          <table:table-cell table:style-name="ce16" table:formula="of:=IF(ISNA(VLOOKUP([.D666];[Entrada.$A$8:.$B$1605];2;0)) = 1; 0;VLOOKUP([.D666];[Entrada.$A$8:.$B$1605];2;0))" office:value-type="float" office:value="0">
            <text:p>0</text:p>
          </table:table-cell>
          <table:table-cell table:formula="of:=IF(ISNA(VLOOKUP([.D666];[Entrada.$A$8:.$D$1605];4;0)) = 1; 0;VLOOKUP([.D666];[Entrada.$A$8:.$D$1605];4;0))" office:value-type="float" office:value="0">
            <text:p>0</text:p>
          </table:table-cell>
          <table:table-cell table:number-columns-repeated="21"/>
          <table:table-cell table:style-name="ce23" table:formula="of:=[.B6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6];[Entrada.$A$8:.$C$1606];3;0)) = 1; 0;VLOOKUP([.D6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5</text:p>
          </table:table-cell>
          <table:table-cell/>
          <table:table-cell/>
          <table:table-cell table:style-name="ce5" office:value-type="string">
            <text:p>17,25</text:p>
          </table:table-cell>
          <table:table-cell table:style-name="ce16" table:formula="of:=IF(ISNA(VLOOKUP([.D667];[Entrada.$A$8:.$B$1605];2;0)) = 1; 0;VLOOKUP([.D667];[Entrada.$A$8:.$B$1605];2;0))" office:value-type="float" office:value="0">
            <text:p>0</text:p>
          </table:table-cell>
          <table:table-cell table:formula="of:=IF(ISNA(VLOOKUP([.D667];[Entrada.$A$8:.$D$1605];4;0)) = 1; 0;VLOOKUP([.D667];[Entrada.$A$8:.$D$1605];4;0))" office:value-type="float" office:value="0">
            <text:p>0</text:p>
          </table:table-cell>
          <table:table-cell table:number-columns-repeated="21"/>
          <table:table-cell table:style-name="ce23" table:formula="of:=[.B6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7];[Entrada.$A$8:.$C$1606];3;0)) = 1; 0;VLOOKUP([.D6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6</text:p>
          </table:table-cell>
          <table:table-cell/>
          <table:table-cell/>
          <table:table-cell table:style-name="ce5" office:value-type="string">
            <text:p>17,26</text:p>
          </table:table-cell>
          <table:table-cell table:style-name="ce16" table:formula="of:=IF(ISNA(VLOOKUP([.D668];[Entrada.$A$8:.$B$1605];2;0)) = 1; 0;VLOOKUP([.D668];[Entrada.$A$8:.$B$1605];2;0))" office:value-type="float" office:value="0">
            <text:p>0</text:p>
          </table:table-cell>
          <table:table-cell table:formula="of:=IF(ISNA(VLOOKUP([.D668];[Entrada.$A$8:.$D$1605];4;0)) = 1; 0;VLOOKUP([.D668];[Entrada.$A$8:.$D$1605];4;0))" office:value-type="float" office:value="0">
            <text:p>0</text:p>
          </table:table-cell>
          <table:table-cell table:number-columns-repeated="21"/>
          <table:table-cell table:style-name="ce23" table:formula="of:=[.B6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8];[Entrada.$A$8:.$C$1606];3;0)) = 1; 0;VLOOKUP([.D6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7</text:p>
          </table:table-cell>
          <table:table-cell/>
          <table:table-cell/>
          <table:table-cell table:style-name="ce5" office:value-type="string">
            <text:p>17,27</text:p>
          </table:table-cell>
          <table:table-cell table:style-name="ce16" table:formula="of:=IF(ISNA(VLOOKUP([.D669];[Entrada.$A$8:.$B$1605];2;0)) = 1; 0;VLOOKUP([.D669];[Entrada.$A$8:.$B$1605];2;0))" office:value-type="float" office:value="0">
            <text:p>0</text:p>
          </table:table-cell>
          <table:table-cell table:formula="of:=IF(ISNA(VLOOKUP([.D669];[Entrada.$A$8:.$D$1605];4;0)) = 1; 0;VLOOKUP([.D669];[Entrada.$A$8:.$D$1605];4;0))" office:value-type="float" office:value="0">
            <text:p>0</text:p>
          </table:table-cell>
          <table:table-cell table:number-columns-repeated="21"/>
          <table:table-cell table:style-name="ce23" table:formula="of:=[.B6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69];[Entrada.$A$8:.$C$1606];3;0)) = 1; 0;VLOOKUP([.D6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8</text:p>
          </table:table-cell>
          <table:table-cell/>
          <table:table-cell/>
          <table:table-cell table:style-name="ce5" office:value-type="string">
            <text:p>17,28</text:p>
          </table:table-cell>
          <table:table-cell table:style-name="ce16" table:formula="of:=IF(ISNA(VLOOKUP([.D670];[Entrada.$A$8:.$B$1605];2;0)) = 1; 0;VLOOKUP([.D670];[Entrada.$A$8:.$B$1605];2;0))" office:value-type="float" office:value="0">
            <text:p>0</text:p>
          </table:table-cell>
          <table:table-cell table:formula="of:=IF(ISNA(VLOOKUP([.D670];[Entrada.$A$8:.$D$1605];4;0)) = 1; 0;VLOOKUP([.D670];[Entrada.$A$8:.$D$1605];4;0))" office:value-type="float" office:value="0">
            <text:p>0</text:p>
          </table:table-cell>
          <table:table-cell table:number-columns-repeated="21"/>
          <table:table-cell table:style-name="ce23" table:formula="of:=[.B6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0];[Entrada.$A$8:.$C$1606];3;0)) = 1; 0;VLOOKUP([.D6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29</text:p>
          </table:table-cell>
          <table:table-cell/>
          <table:table-cell/>
          <table:table-cell table:style-name="ce5" office:value-type="string">
            <text:p>17,29</text:p>
          </table:table-cell>
          <table:table-cell table:style-name="ce16" table:formula="of:=IF(ISNA(VLOOKUP([.D671];[Entrada.$A$8:.$B$1605];2;0)) = 1; 0;VLOOKUP([.D671];[Entrada.$A$8:.$B$1605];2;0))" office:value-type="float" office:value="0">
            <text:p>0</text:p>
          </table:table-cell>
          <table:table-cell table:formula="of:=IF(ISNA(VLOOKUP([.D671];[Entrada.$A$8:.$D$1605];4;0)) = 1; 0;VLOOKUP([.D671];[Entrada.$A$8:.$D$1605];4;0))" office:value-type="float" office:value="0">
            <text:p>0</text:p>
          </table:table-cell>
          <table:table-cell table:number-columns-repeated="21"/>
          <table:table-cell table:style-name="ce23" table:formula="of:=[.B6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1];[Entrada.$A$8:.$C$1606];3;0)) = 1; 0;VLOOKUP([.D6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0</text:p>
          </table:table-cell>
          <table:table-cell/>
          <table:table-cell/>
          <table:table-cell table:style-name="ce5" office:value-type="string">
            <text:p>17,30</text:p>
          </table:table-cell>
          <table:table-cell table:style-name="ce16" table:formula="of:=IF(ISNA(VLOOKUP([.D672];[Entrada.$A$8:.$B$1605];2;0)) = 1; 0;VLOOKUP([.D672];[Entrada.$A$8:.$B$1605];2;0))" office:value-type="float" office:value="0">
            <text:p>0</text:p>
          </table:table-cell>
          <table:table-cell table:formula="of:=IF(ISNA(VLOOKUP([.D672];[Entrada.$A$8:.$D$1605];4;0)) = 1; 0;VLOOKUP([.D672];[Entrada.$A$8:.$D$1605];4;0))" office:value-type="float" office:value="0">
            <text:p>0</text:p>
          </table:table-cell>
          <table:table-cell table:number-columns-repeated="21"/>
          <table:table-cell table:style-name="ce23" table:formula="of:=[.B6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2];[Entrada.$A$8:.$C$1606];3;0)) = 1; 0;VLOOKUP([.D6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1</text:p>
          </table:table-cell>
          <table:table-cell/>
          <table:table-cell/>
          <table:table-cell table:style-name="ce5" office:value-type="string">
            <text:p>17,31</text:p>
          </table:table-cell>
          <table:table-cell table:style-name="ce16" table:formula="of:=IF(ISNA(VLOOKUP([.D673];[Entrada.$A$8:.$B$1605];2;0)) = 1; 0;VLOOKUP([.D673];[Entrada.$A$8:.$B$1605];2;0))" office:value-type="float" office:value="0">
            <text:p>0</text:p>
          </table:table-cell>
          <table:table-cell table:formula="of:=IF(ISNA(VLOOKUP([.D673];[Entrada.$A$8:.$D$1605];4;0)) = 1; 0;VLOOKUP([.D673];[Entrada.$A$8:.$D$1605];4;0))" office:value-type="float" office:value="0">
            <text:p>0</text:p>
          </table:table-cell>
          <table:table-cell table:number-columns-repeated="21"/>
          <table:table-cell table:style-name="ce23" table:formula="of:=[.B6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3];[Entrada.$A$8:.$C$1606];3;0)) = 1; 0;VLOOKUP([.D6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2</text:p>
          </table:table-cell>
          <table:table-cell/>
          <table:table-cell/>
          <table:table-cell table:style-name="ce5" office:value-type="string">
            <text:p>17,32</text:p>
          </table:table-cell>
          <table:table-cell table:style-name="ce16" table:formula="of:=IF(ISNA(VLOOKUP([.D674];[Entrada.$A$8:.$B$1605];2;0)) = 1; 0;VLOOKUP([.D674];[Entrada.$A$8:.$B$1605];2;0))" office:value-type="float" office:value="0">
            <text:p>0</text:p>
          </table:table-cell>
          <table:table-cell table:formula="of:=IF(ISNA(VLOOKUP([.D674];[Entrada.$A$8:.$D$1605];4;0)) = 1; 0;VLOOKUP([.D674];[Entrada.$A$8:.$D$1605];4;0))" office:value-type="float" office:value="0">
            <text:p>0</text:p>
          </table:table-cell>
          <table:table-cell table:number-columns-repeated="21"/>
          <table:table-cell table:style-name="ce23" table:formula="of:=[.B6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4];[Entrada.$A$8:.$C$1606];3;0)) = 1; 0;VLOOKUP([.D6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3</text:p>
          </table:table-cell>
          <table:table-cell/>
          <table:table-cell/>
          <table:table-cell table:style-name="ce5" office:value-type="string">
            <text:p>17,33</text:p>
          </table:table-cell>
          <table:table-cell table:style-name="ce16" table:formula="of:=IF(ISNA(VLOOKUP([.D675];[Entrada.$A$8:.$B$1605];2;0)) = 1; 0;VLOOKUP([.D675];[Entrada.$A$8:.$B$1605];2;0))" office:value-type="float" office:value="0">
            <text:p>0</text:p>
          </table:table-cell>
          <table:table-cell table:formula="of:=IF(ISNA(VLOOKUP([.D675];[Entrada.$A$8:.$D$1605];4;0)) = 1; 0;VLOOKUP([.D675];[Entrada.$A$8:.$D$1605];4;0))" office:value-type="float" office:value="0">
            <text:p>0</text:p>
          </table:table-cell>
          <table:table-cell table:number-columns-repeated="21"/>
          <table:table-cell table:style-name="ce23" table:formula="of:=[.B6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5];[Entrada.$A$8:.$C$1606];3;0)) = 1; 0;VLOOKUP([.D6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4</text:p>
          </table:table-cell>
          <table:table-cell/>
          <table:table-cell/>
          <table:table-cell table:style-name="ce5" office:value-type="string">
            <text:p>17,34</text:p>
          </table:table-cell>
          <table:table-cell table:style-name="ce16" table:formula="of:=IF(ISNA(VLOOKUP([.D676];[Entrada.$A$8:.$B$1605];2;0)) = 1; 0;VLOOKUP([.D676];[Entrada.$A$8:.$B$1605];2;0))" office:value-type="float" office:value="0">
            <text:p>0</text:p>
          </table:table-cell>
          <table:table-cell table:formula="of:=IF(ISNA(VLOOKUP([.D676];[Entrada.$A$8:.$D$1605];4;0)) = 1; 0;VLOOKUP([.D676];[Entrada.$A$8:.$D$1605];4;0))" office:value-type="float" office:value="0">
            <text:p>0</text:p>
          </table:table-cell>
          <table:table-cell table:number-columns-repeated="21"/>
          <table:table-cell table:style-name="ce23" table:formula="of:=[.B6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6];[Entrada.$A$8:.$C$1606];3;0)) = 1; 0;VLOOKUP([.D6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5</text:p>
          </table:table-cell>
          <table:table-cell/>
          <table:table-cell/>
          <table:table-cell table:style-name="ce5" office:value-type="string">
            <text:p>17,35</text:p>
          </table:table-cell>
          <table:table-cell table:style-name="ce16" table:formula="of:=IF(ISNA(VLOOKUP([.D677];[Entrada.$A$8:.$B$1605];2;0)) = 1; 0;VLOOKUP([.D677];[Entrada.$A$8:.$B$1605];2;0))" office:value-type="float" office:value="0">
            <text:p>0</text:p>
          </table:table-cell>
          <table:table-cell table:formula="of:=IF(ISNA(VLOOKUP([.D677];[Entrada.$A$8:.$D$1605];4;0)) = 1; 0;VLOOKUP([.D677];[Entrada.$A$8:.$D$1605];4;0))" office:value-type="float" office:value="0">
            <text:p>0</text:p>
          </table:table-cell>
          <table:table-cell table:number-columns-repeated="21"/>
          <table:table-cell table:style-name="ce23" table:formula="of:=[.B6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7];[Entrada.$A$8:.$C$1606];3;0)) = 1; 0;VLOOKUP([.D6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6</text:p>
          </table:table-cell>
          <table:table-cell/>
          <table:table-cell/>
          <table:table-cell table:style-name="ce5" office:value-type="string">
            <text:p>17,36</text:p>
          </table:table-cell>
          <table:table-cell table:style-name="ce16" table:formula="of:=IF(ISNA(VLOOKUP([.D678];[Entrada.$A$8:.$B$1605];2;0)) = 1; 0;VLOOKUP([.D678];[Entrada.$A$8:.$B$1605];2;0))" office:value-type="float" office:value="0">
            <text:p>0</text:p>
          </table:table-cell>
          <table:table-cell table:formula="of:=IF(ISNA(VLOOKUP([.D678];[Entrada.$A$8:.$D$1605];4;0)) = 1; 0;VLOOKUP([.D678];[Entrada.$A$8:.$D$1605];4;0))" office:value-type="float" office:value="0">
            <text:p>0</text:p>
          </table:table-cell>
          <table:table-cell table:number-columns-repeated="21"/>
          <table:table-cell table:style-name="ce23" table:formula="of:=[.B6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8];[Entrada.$A$8:.$C$1606];3;0)) = 1; 0;VLOOKUP([.D6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7</text:p>
          </table:table-cell>
          <table:table-cell/>
          <table:table-cell/>
          <table:table-cell table:style-name="ce5" office:value-type="string">
            <text:p>17,37</text:p>
          </table:table-cell>
          <table:table-cell table:style-name="ce16" table:formula="of:=IF(ISNA(VLOOKUP([.D679];[Entrada.$A$8:.$B$1605];2;0)) = 1; 0;VLOOKUP([.D679];[Entrada.$A$8:.$B$1605];2;0))" office:value-type="float" office:value="0">
            <text:p>0</text:p>
          </table:table-cell>
          <table:table-cell table:formula="of:=IF(ISNA(VLOOKUP([.D679];[Entrada.$A$8:.$D$1605];4;0)) = 1; 0;VLOOKUP([.D679];[Entrada.$A$8:.$D$1605];4;0))" office:value-type="float" office:value="0">
            <text:p>0</text:p>
          </table:table-cell>
          <table:table-cell table:number-columns-repeated="21"/>
          <table:table-cell table:style-name="ce23" table:formula="of:=[.B6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79];[Entrada.$A$8:.$C$1606];3;0)) = 1; 0;VLOOKUP([.D6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8</text:p>
          </table:table-cell>
          <table:table-cell/>
          <table:table-cell/>
          <table:table-cell table:style-name="ce5" office:value-type="string">
            <text:p>17,38</text:p>
          </table:table-cell>
          <table:table-cell table:style-name="ce16" table:formula="of:=IF(ISNA(VLOOKUP([.D680];[Entrada.$A$8:.$B$1605];2;0)) = 1; 0;VLOOKUP([.D680];[Entrada.$A$8:.$B$1605];2;0))" office:value-type="float" office:value="0">
            <text:p>0</text:p>
          </table:table-cell>
          <table:table-cell table:formula="of:=IF(ISNA(VLOOKUP([.D680];[Entrada.$A$8:.$D$1605];4;0)) = 1; 0;VLOOKUP([.D680];[Entrada.$A$8:.$D$1605];4;0))" office:value-type="float" office:value="0">
            <text:p>0</text:p>
          </table:table-cell>
          <table:table-cell table:number-columns-repeated="21"/>
          <table:table-cell table:style-name="ce23" table:formula="of:=[.B6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0];[Entrada.$A$8:.$C$1606];3;0)) = 1; 0;VLOOKUP([.D6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39</text:p>
          </table:table-cell>
          <table:table-cell/>
          <table:table-cell/>
          <table:table-cell table:style-name="ce5" office:value-type="string">
            <text:p>17,39</text:p>
          </table:table-cell>
          <table:table-cell table:style-name="ce16" table:formula="of:=IF(ISNA(VLOOKUP([.D681];[Entrada.$A$8:.$B$1605];2;0)) = 1; 0;VLOOKUP([.D681];[Entrada.$A$8:.$B$1605];2;0))" office:value-type="float" office:value="0">
            <text:p>0</text:p>
          </table:table-cell>
          <table:table-cell table:formula="of:=IF(ISNA(VLOOKUP([.D681];[Entrada.$A$8:.$D$1605];4;0)) = 1; 0;VLOOKUP([.D681];[Entrada.$A$8:.$D$1605];4;0))" office:value-type="float" office:value="0">
            <text:p>0</text:p>
          </table:table-cell>
          <table:table-cell table:number-columns-repeated="21"/>
          <table:table-cell table:style-name="ce23" table:formula="of:=[.B6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1];[Entrada.$A$8:.$C$1606];3;0)) = 1; 0;VLOOKUP([.D6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7,40</text:p>
          </table:table-cell>
          <table:table-cell/>
          <table:table-cell/>
          <table:table-cell table:style-name="ce5" office:value-type="string">
            <text:p>17,40</text:p>
          </table:table-cell>
          <table:table-cell table:style-name="ce16" table:formula="of:=IF(ISNA(VLOOKUP([.D682];[Entrada.$A$8:.$B$1605];2;0)) = 1; 0;VLOOKUP([.D682];[Entrada.$A$8:.$B$1605];2;0))" office:value-type="float" office:value="0">
            <text:p>0</text:p>
          </table:table-cell>
          <table:table-cell table:formula="of:=IF(ISNA(VLOOKUP([.D682];[Entrada.$A$8:.$D$1605];4;0)) = 1; 0;VLOOKUP([.D682];[Entrada.$A$8:.$D$1605];4;0))" office:value-type="float" office:value="0">
            <text:p>0</text:p>
          </table:table-cell>
          <table:table-cell table:number-columns-repeated="21"/>
          <table:table-cell table:style-name="ce23" table:formula="of:=[.B6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2];[Entrada.$A$8:.$C$1606];3;0)) = 1; 0;VLOOKUP([.D6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</text:p>
          </table:table-cell>
          <table:table-cell/>
          <table:table-cell/>
          <table:table-cell table:style-name="ce5" office:value-type="string">
            <text:p>18,1</text:p>
          </table:table-cell>
          <table:table-cell table:style-name="ce16" table:formula="of:=IF(ISNA(VLOOKUP([.D683];[Entrada.$A$8:.$B$1605];2;0)) = 1; 0;VLOOKUP([.D683];[Entrada.$A$8:.$B$1605];2;0))" office:value-type="float" office:value="0">
            <text:p>0</text:p>
          </table:table-cell>
          <table:table-cell table:formula="of:=IF(ISNA(VLOOKUP([.D683];[Entrada.$A$8:.$D$1605];4;0)) = 1; 0;VLOOKUP([.D683];[Entrada.$A$8:.$D$1605];4;0))" office:value-type="float" office:value="0">
            <text:p>0</text:p>
          </table:table-cell>
          <table:table-cell table:number-columns-repeated="21"/>
          <table:table-cell table:style-name="ce23" table:formula="of:=[.B6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3];[Entrada.$A$8:.$C$1606];3;0)) = 1; 0;VLOOKUP([.D6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</text:p>
          </table:table-cell>
          <table:table-cell/>
          <table:table-cell/>
          <table:table-cell table:style-name="ce5" office:value-type="string">
            <text:p>18,2</text:p>
          </table:table-cell>
          <table:table-cell table:style-name="ce16" table:formula="of:=IF(ISNA(VLOOKUP([.D684];[Entrada.$A$8:.$B$1605];2;0)) = 1; 0;VLOOKUP([.D684];[Entrada.$A$8:.$B$1605];2;0))" office:value-type="float" office:value="0">
            <text:p>0</text:p>
          </table:table-cell>
          <table:table-cell table:formula="of:=IF(ISNA(VLOOKUP([.D684];[Entrada.$A$8:.$D$1605];4;0)) = 1; 0;VLOOKUP([.D684];[Entrada.$A$8:.$D$1605];4;0))" office:value-type="float" office:value="0">
            <text:p>0</text:p>
          </table:table-cell>
          <table:table-cell table:number-columns-repeated="21"/>
          <table:table-cell table:style-name="ce23" table:formula="of:=[.B6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4];[Entrada.$A$8:.$C$1606];3;0)) = 1; 0;VLOOKUP([.D6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</text:p>
          </table:table-cell>
          <table:table-cell/>
          <table:table-cell/>
          <table:table-cell table:style-name="ce5" office:value-type="string">
            <text:p>18,3</text:p>
          </table:table-cell>
          <table:table-cell table:style-name="ce16" table:formula="of:=IF(ISNA(VLOOKUP([.D685];[Entrada.$A$8:.$B$1605];2;0)) = 1; 0;VLOOKUP([.D685];[Entrada.$A$8:.$B$1605];2;0))" office:value-type="float" office:value="0">
            <text:p>0</text:p>
          </table:table-cell>
          <table:table-cell table:formula="of:=IF(ISNA(VLOOKUP([.D685];[Entrada.$A$8:.$D$1605];4;0)) = 1; 0;VLOOKUP([.D685];[Entrada.$A$8:.$D$1605];4;0))" office:value-type="float" office:value="0">
            <text:p>0</text:p>
          </table:table-cell>
          <table:table-cell table:number-columns-repeated="21"/>
          <table:table-cell table:style-name="ce23" table:formula="of:=[.B6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5];[Entrada.$A$8:.$C$1606];3;0)) = 1; 0;VLOOKUP([.D6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4</text:p>
          </table:table-cell>
          <table:table-cell/>
          <table:table-cell/>
          <table:table-cell table:style-name="ce5" office:value-type="string">
            <text:p>18,4</text:p>
          </table:table-cell>
          <table:table-cell table:style-name="ce16" table:formula="of:=IF(ISNA(VLOOKUP([.D686];[Entrada.$A$8:.$B$1605];2;0)) = 1; 0;VLOOKUP([.D686];[Entrada.$A$8:.$B$1605];2;0))" office:value-type="float" office:value="0">
            <text:p>0</text:p>
          </table:table-cell>
          <table:table-cell table:formula="of:=IF(ISNA(VLOOKUP([.D686];[Entrada.$A$8:.$D$1605];4;0)) = 1; 0;VLOOKUP([.D686];[Entrada.$A$8:.$D$1605];4;0))" office:value-type="float" office:value="0">
            <text:p>0</text:p>
          </table:table-cell>
          <table:table-cell table:number-columns-repeated="21"/>
          <table:table-cell table:style-name="ce23" table:formula="of:=[.B6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6];[Entrada.$A$8:.$C$1606];3;0)) = 1; 0;VLOOKUP([.D6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5</text:p>
          </table:table-cell>
          <table:table-cell/>
          <table:table-cell/>
          <table:table-cell table:style-name="ce5" office:value-type="string">
            <text:p>18,5</text:p>
          </table:table-cell>
          <table:table-cell table:style-name="ce16" table:formula="of:=IF(ISNA(VLOOKUP([.D687];[Entrada.$A$8:.$B$1605];2;0)) = 1; 0;VLOOKUP([.D687];[Entrada.$A$8:.$B$1605];2;0))" office:value-type="float" office:value="0">
            <text:p>0</text:p>
          </table:table-cell>
          <table:table-cell table:formula="of:=IF(ISNA(VLOOKUP([.D687];[Entrada.$A$8:.$D$1605];4;0)) = 1; 0;VLOOKUP([.D687];[Entrada.$A$8:.$D$1605];4;0))" office:value-type="float" office:value="0">
            <text:p>0</text:p>
          </table:table-cell>
          <table:table-cell table:number-columns-repeated="21"/>
          <table:table-cell table:style-name="ce23" table:formula="of:=[.B6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7];[Entrada.$A$8:.$C$1606];3;0)) = 1; 0;VLOOKUP([.D6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6</text:p>
          </table:table-cell>
          <table:table-cell/>
          <table:table-cell/>
          <table:table-cell table:style-name="ce5" office:value-type="string">
            <text:p>18,6</text:p>
          </table:table-cell>
          <table:table-cell table:style-name="ce16" table:formula="of:=IF(ISNA(VLOOKUP([.D688];[Entrada.$A$8:.$B$1605];2;0)) = 1; 0;VLOOKUP([.D688];[Entrada.$A$8:.$B$1605];2;0))" office:value-type="float" office:value="0">
            <text:p>0</text:p>
          </table:table-cell>
          <table:table-cell table:formula="of:=IF(ISNA(VLOOKUP([.D688];[Entrada.$A$8:.$D$1605];4;0)) = 1; 0;VLOOKUP([.D688];[Entrada.$A$8:.$D$1605];4;0))" office:value-type="float" office:value="0">
            <text:p>0</text:p>
          </table:table-cell>
          <table:table-cell table:number-columns-repeated="21"/>
          <table:table-cell table:style-name="ce23" table:formula="of:=[.B6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8];[Entrada.$A$8:.$C$1606];3;0)) = 1; 0;VLOOKUP([.D6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7</text:p>
          </table:table-cell>
          <table:table-cell/>
          <table:table-cell/>
          <table:table-cell table:style-name="ce5" office:value-type="string">
            <text:p>18,7</text:p>
          </table:table-cell>
          <table:table-cell table:style-name="ce16" table:formula="of:=IF(ISNA(VLOOKUP([.D689];[Entrada.$A$8:.$B$1605];2;0)) = 1; 0;VLOOKUP([.D689];[Entrada.$A$8:.$B$1605];2;0))" office:value-type="float" office:value="0">
            <text:p>0</text:p>
          </table:table-cell>
          <table:table-cell table:formula="of:=IF(ISNA(VLOOKUP([.D689];[Entrada.$A$8:.$D$1605];4;0)) = 1; 0;VLOOKUP([.D689];[Entrada.$A$8:.$D$1605];4;0))" office:value-type="float" office:value="0">
            <text:p>0</text:p>
          </table:table-cell>
          <table:table-cell table:number-columns-repeated="21"/>
          <table:table-cell table:style-name="ce23" table:formula="of:=[.B6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89];[Entrada.$A$8:.$C$1606];3;0)) = 1; 0;VLOOKUP([.D6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8</text:p>
          </table:table-cell>
          <table:table-cell/>
          <table:table-cell/>
          <table:table-cell table:style-name="ce5" office:value-type="string">
            <text:p>18,8</text:p>
          </table:table-cell>
          <table:table-cell table:style-name="ce16" table:formula="of:=IF(ISNA(VLOOKUP([.D690];[Entrada.$A$8:.$B$1605];2;0)) = 1; 0;VLOOKUP([.D690];[Entrada.$A$8:.$B$1605];2;0))" office:value-type="float" office:value="0">
            <text:p>0</text:p>
          </table:table-cell>
          <table:table-cell table:formula="of:=IF(ISNA(VLOOKUP([.D690];[Entrada.$A$8:.$D$1605];4;0)) = 1; 0;VLOOKUP([.D690];[Entrada.$A$8:.$D$1605];4;0))" office:value-type="float" office:value="0">
            <text:p>0</text:p>
          </table:table-cell>
          <table:table-cell table:number-columns-repeated="21"/>
          <table:table-cell table:style-name="ce23" table:formula="of:=[.B6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0];[Entrada.$A$8:.$C$1606];3;0)) = 1; 0;VLOOKUP([.D6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9</text:p>
          </table:table-cell>
          <table:table-cell/>
          <table:table-cell/>
          <table:table-cell table:style-name="ce5" office:value-type="string">
            <text:p>18,9</text:p>
          </table:table-cell>
          <table:table-cell table:style-name="ce16" table:formula="of:=IF(ISNA(VLOOKUP([.D691];[Entrada.$A$8:.$B$1605];2;0)) = 1; 0;VLOOKUP([.D691];[Entrada.$A$8:.$B$1605];2;0))" office:value-type="float" office:value="0">
            <text:p>0</text:p>
          </table:table-cell>
          <table:table-cell table:formula="of:=IF(ISNA(VLOOKUP([.D691];[Entrada.$A$8:.$D$1605];4;0)) = 1; 0;VLOOKUP([.D691];[Entrada.$A$8:.$D$1605];4;0))" office:value-type="float" office:value="0">
            <text:p>0</text:p>
          </table:table-cell>
          <table:table-cell table:number-columns-repeated="21"/>
          <table:table-cell table:style-name="ce23" table:formula="of:=[.B6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1];[Entrada.$A$8:.$C$1606];3;0)) = 1; 0;VLOOKUP([.D6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0</text:p>
          </table:table-cell>
          <table:table-cell/>
          <table:table-cell/>
          <table:table-cell table:style-name="ce5" office:value-type="string">
            <text:p>18,10</text:p>
          </table:table-cell>
          <table:table-cell table:style-name="ce16" table:formula="of:=IF(ISNA(VLOOKUP([.D692];[Entrada.$A$8:.$B$1605];2;0)) = 1; 0;VLOOKUP([.D692];[Entrada.$A$8:.$B$1605];2;0))" office:value-type="float" office:value="0">
            <text:p>0</text:p>
          </table:table-cell>
          <table:table-cell table:formula="of:=IF(ISNA(VLOOKUP([.D692];[Entrada.$A$8:.$D$1605];4;0)) = 1; 0;VLOOKUP([.D692];[Entrada.$A$8:.$D$1605];4;0))" office:value-type="float" office:value="0">
            <text:p>0</text:p>
          </table:table-cell>
          <table:table-cell table:number-columns-repeated="21"/>
          <table:table-cell table:style-name="ce23" table:formula="of:=[.B6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2];[Entrada.$A$8:.$C$1606];3;0)) = 1; 0;VLOOKUP([.D6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1</text:p>
          </table:table-cell>
          <table:table-cell/>
          <table:table-cell/>
          <table:table-cell table:style-name="ce5" office:value-type="string">
            <text:p>18,11</text:p>
          </table:table-cell>
          <table:table-cell table:style-name="ce16" table:formula="of:=IF(ISNA(VLOOKUP([.D693];[Entrada.$A$8:.$B$1605];2;0)) = 1; 0;VLOOKUP([.D693];[Entrada.$A$8:.$B$1605];2;0))" office:value-type="float" office:value="0">
            <text:p>0</text:p>
          </table:table-cell>
          <table:table-cell table:formula="of:=IF(ISNA(VLOOKUP([.D693];[Entrada.$A$8:.$D$1605];4;0)) = 1; 0;VLOOKUP([.D693];[Entrada.$A$8:.$D$1605];4;0))" office:value-type="float" office:value="0">
            <text:p>0</text:p>
          </table:table-cell>
          <table:table-cell table:number-columns-repeated="21"/>
          <table:table-cell table:style-name="ce23" table:formula="of:=[.B6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3];[Entrada.$A$8:.$C$1606];3;0)) = 1; 0;VLOOKUP([.D6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2</text:p>
          </table:table-cell>
          <table:table-cell/>
          <table:table-cell/>
          <table:table-cell table:style-name="ce5" office:value-type="string">
            <text:p>18,12</text:p>
          </table:table-cell>
          <table:table-cell table:style-name="ce16" table:formula="of:=IF(ISNA(VLOOKUP([.D694];[Entrada.$A$8:.$B$1605];2;0)) = 1; 0;VLOOKUP([.D694];[Entrada.$A$8:.$B$1605];2;0))" office:value-type="float" office:value="0">
            <text:p>0</text:p>
          </table:table-cell>
          <table:table-cell table:formula="of:=IF(ISNA(VLOOKUP([.D694];[Entrada.$A$8:.$D$1605];4;0)) = 1; 0;VLOOKUP([.D694];[Entrada.$A$8:.$D$1605];4;0))" office:value-type="float" office:value="0">
            <text:p>0</text:p>
          </table:table-cell>
          <table:table-cell table:number-columns-repeated="21"/>
          <table:table-cell table:style-name="ce23" table:formula="of:=[.B6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4];[Entrada.$A$8:.$C$1606];3;0)) = 1; 0;VLOOKUP([.D6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3</text:p>
          </table:table-cell>
          <table:table-cell/>
          <table:table-cell/>
          <table:table-cell table:style-name="ce5" office:value-type="string">
            <text:p>18,13</text:p>
          </table:table-cell>
          <table:table-cell table:style-name="ce16" table:formula="of:=IF(ISNA(VLOOKUP([.D695];[Entrada.$A$8:.$B$1605];2;0)) = 1; 0;VLOOKUP([.D695];[Entrada.$A$8:.$B$1605];2;0))" office:value-type="float" office:value="0">
            <text:p>0</text:p>
          </table:table-cell>
          <table:table-cell table:formula="of:=IF(ISNA(VLOOKUP([.D695];[Entrada.$A$8:.$D$1605];4;0)) = 1; 0;VLOOKUP([.D695];[Entrada.$A$8:.$D$1605];4;0))" office:value-type="float" office:value="0">
            <text:p>0</text:p>
          </table:table-cell>
          <table:table-cell table:number-columns-repeated="21"/>
          <table:table-cell table:style-name="ce23" table:formula="of:=[.B6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5];[Entrada.$A$8:.$C$1606];3;0)) = 1; 0;VLOOKUP([.D6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4</text:p>
          </table:table-cell>
          <table:table-cell/>
          <table:table-cell/>
          <table:table-cell table:style-name="ce5" office:value-type="string">
            <text:p>18,14</text:p>
          </table:table-cell>
          <table:table-cell table:style-name="ce16" table:formula="of:=IF(ISNA(VLOOKUP([.D696];[Entrada.$A$8:.$B$1605];2;0)) = 1; 0;VLOOKUP([.D696];[Entrada.$A$8:.$B$1605];2;0))" office:value-type="float" office:value="0">
            <text:p>0</text:p>
          </table:table-cell>
          <table:table-cell table:formula="of:=IF(ISNA(VLOOKUP([.D696];[Entrada.$A$8:.$D$1605];4;0)) = 1; 0;VLOOKUP([.D696];[Entrada.$A$8:.$D$1605];4;0))" office:value-type="float" office:value="0">
            <text:p>0</text:p>
          </table:table-cell>
          <table:table-cell table:number-columns-repeated="21"/>
          <table:table-cell table:style-name="ce23" table:formula="of:=[.B6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6];[Entrada.$A$8:.$C$1606];3;0)) = 1; 0;VLOOKUP([.D6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5</text:p>
          </table:table-cell>
          <table:table-cell/>
          <table:table-cell/>
          <table:table-cell table:style-name="ce5" office:value-type="string">
            <text:p>18,15</text:p>
          </table:table-cell>
          <table:table-cell table:style-name="ce16" table:formula="of:=IF(ISNA(VLOOKUP([.D697];[Entrada.$A$8:.$B$1605];2;0)) = 1; 0;VLOOKUP([.D697];[Entrada.$A$8:.$B$1605];2;0))" office:value-type="float" office:value="0">
            <text:p>0</text:p>
          </table:table-cell>
          <table:table-cell table:formula="of:=IF(ISNA(VLOOKUP([.D697];[Entrada.$A$8:.$D$1605];4;0)) = 1; 0;VLOOKUP([.D697];[Entrada.$A$8:.$D$1605];4;0))" office:value-type="float" office:value="0">
            <text:p>0</text:p>
          </table:table-cell>
          <table:table-cell table:number-columns-repeated="21"/>
          <table:table-cell table:style-name="ce23" table:formula="of:=[.B6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7];[Entrada.$A$8:.$C$1606];3;0)) = 1; 0;VLOOKUP([.D6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6</text:p>
          </table:table-cell>
          <table:table-cell/>
          <table:table-cell/>
          <table:table-cell table:style-name="ce5" office:value-type="string">
            <text:p>18,16</text:p>
          </table:table-cell>
          <table:table-cell table:style-name="ce16" table:formula="of:=IF(ISNA(VLOOKUP([.D698];[Entrada.$A$8:.$B$1605];2;0)) = 1; 0;VLOOKUP([.D698];[Entrada.$A$8:.$B$1605];2;0))" office:value-type="float" office:value="0">
            <text:p>0</text:p>
          </table:table-cell>
          <table:table-cell table:formula="of:=IF(ISNA(VLOOKUP([.D698];[Entrada.$A$8:.$D$1605];4;0)) = 1; 0;VLOOKUP([.D698];[Entrada.$A$8:.$D$1605];4;0))" office:value-type="float" office:value="0">
            <text:p>0</text:p>
          </table:table-cell>
          <table:table-cell table:number-columns-repeated="21"/>
          <table:table-cell table:style-name="ce23" table:formula="of:=[.B6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8];[Entrada.$A$8:.$C$1606];3;0)) = 1; 0;VLOOKUP([.D6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7</text:p>
          </table:table-cell>
          <table:table-cell/>
          <table:table-cell/>
          <table:table-cell table:style-name="ce5" office:value-type="string">
            <text:p>18,17</text:p>
          </table:table-cell>
          <table:table-cell table:style-name="ce16" table:formula="of:=IF(ISNA(VLOOKUP([.D699];[Entrada.$A$8:.$B$1605];2;0)) = 1; 0;VLOOKUP([.D699];[Entrada.$A$8:.$B$1605];2;0))" office:value-type="float" office:value="0">
            <text:p>0</text:p>
          </table:table-cell>
          <table:table-cell table:formula="of:=IF(ISNA(VLOOKUP([.D699];[Entrada.$A$8:.$D$1605];4;0)) = 1; 0;VLOOKUP([.D699];[Entrada.$A$8:.$D$1605];4;0))" office:value-type="float" office:value="0">
            <text:p>0</text:p>
          </table:table-cell>
          <table:table-cell table:number-columns-repeated="21"/>
          <table:table-cell table:style-name="ce23" table:formula="of:=[.B6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699];[Entrada.$A$8:.$C$1606];3;0)) = 1; 0;VLOOKUP([.D6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8</text:p>
          </table:table-cell>
          <table:table-cell/>
          <table:table-cell/>
          <table:table-cell table:style-name="ce5" office:value-type="string">
            <text:p>18,18</text:p>
          </table:table-cell>
          <table:table-cell table:style-name="ce16" table:formula="of:=IF(ISNA(VLOOKUP([.D700];[Entrada.$A$8:.$B$1605];2;0)) = 1; 0;VLOOKUP([.D700];[Entrada.$A$8:.$B$1605];2;0))" office:value-type="float" office:value="0">
            <text:p>0</text:p>
          </table:table-cell>
          <table:table-cell table:formula="of:=IF(ISNA(VLOOKUP([.D700];[Entrada.$A$8:.$D$1605];4;0)) = 1; 0;VLOOKUP([.D700];[Entrada.$A$8:.$D$1605];4;0))" office:value-type="float" office:value="0">
            <text:p>0</text:p>
          </table:table-cell>
          <table:table-cell table:number-columns-repeated="21"/>
          <table:table-cell table:style-name="ce23" table:formula="of:=[.B7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0];[Entrada.$A$8:.$C$1606];3;0)) = 1; 0;VLOOKUP([.D7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19</text:p>
          </table:table-cell>
          <table:table-cell/>
          <table:table-cell/>
          <table:table-cell table:style-name="ce5" office:value-type="string">
            <text:p>18,19</text:p>
          </table:table-cell>
          <table:table-cell table:style-name="ce16" table:formula="of:=IF(ISNA(VLOOKUP([.D701];[Entrada.$A$8:.$B$1605];2;0)) = 1; 0;VLOOKUP([.D701];[Entrada.$A$8:.$B$1605];2;0))" office:value-type="float" office:value="0">
            <text:p>0</text:p>
          </table:table-cell>
          <table:table-cell table:formula="of:=IF(ISNA(VLOOKUP([.D701];[Entrada.$A$8:.$D$1605];4;0)) = 1; 0;VLOOKUP([.D701];[Entrada.$A$8:.$D$1605];4;0))" office:value-type="float" office:value="0">
            <text:p>0</text:p>
          </table:table-cell>
          <table:table-cell table:number-columns-repeated="21"/>
          <table:table-cell table:style-name="ce23" table:formula="of:=[.B7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1];[Entrada.$A$8:.$C$1606];3;0)) = 1; 0;VLOOKUP([.D7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0</text:p>
          </table:table-cell>
          <table:table-cell/>
          <table:table-cell/>
          <table:table-cell table:style-name="ce5" office:value-type="string">
            <text:p>18,20</text:p>
          </table:table-cell>
          <table:table-cell table:style-name="ce16" table:formula="of:=IF(ISNA(VLOOKUP([.D702];[Entrada.$A$8:.$B$1605];2;0)) = 1; 0;VLOOKUP([.D702];[Entrada.$A$8:.$B$1605];2;0))" office:value-type="float" office:value="0">
            <text:p>0</text:p>
          </table:table-cell>
          <table:table-cell table:formula="of:=IF(ISNA(VLOOKUP([.D702];[Entrada.$A$8:.$D$1605];4;0)) = 1; 0;VLOOKUP([.D702];[Entrada.$A$8:.$D$1605];4;0))" office:value-type="float" office:value="0">
            <text:p>0</text:p>
          </table:table-cell>
          <table:table-cell table:number-columns-repeated="21"/>
          <table:table-cell table:style-name="ce23" table:formula="of:=[.B7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2];[Entrada.$A$8:.$C$1606];3;0)) = 1; 0;VLOOKUP([.D7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1</text:p>
          </table:table-cell>
          <table:table-cell/>
          <table:table-cell/>
          <table:table-cell table:style-name="ce5" office:value-type="string">
            <text:p>18,21</text:p>
          </table:table-cell>
          <table:table-cell table:style-name="ce16" table:formula="of:=IF(ISNA(VLOOKUP([.D703];[Entrada.$A$8:.$B$1605];2;0)) = 1; 0;VLOOKUP([.D703];[Entrada.$A$8:.$B$1605];2;0))" office:value-type="float" office:value="0">
            <text:p>0</text:p>
          </table:table-cell>
          <table:table-cell table:formula="of:=IF(ISNA(VLOOKUP([.D703];[Entrada.$A$8:.$D$1605];4;0)) = 1; 0;VLOOKUP([.D703];[Entrada.$A$8:.$D$1605];4;0))" office:value-type="float" office:value="0">
            <text:p>0</text:p>
          </table:table-cell>
          <table:table-cell table:number-columns-repeated="21"/>
          <table:table-cell table:style-name="ce23" table:formula="of:=[.B7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3];[Entrada.$A$8:.$C$1606];3;0)) = 1; 0;VLOOKUP([.D7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2</text:p>
          </table:table-cell>
          <table:table-cell/>
          <table:table-cell/>
          <table:table-cell table:style-name="ce5" office:value-type="string">
            <text:p>18,22</text:p>
          </table:table-cell>
          <table:table-cell table:style-name="ce16" table:formula="of:=IF(ISNA(VLOOKUP([.D704];[Entrada.$A$8:.$B$1605];2;0)) = 1; 0;VLOOKUP([.D704];[Entrada.$A$8:.$B$1605];2;0))" office:value-type="float" office:value="0">
            <text:p>0</text:p>
          </table:table-cell>
          <table:table-cell table:formula="of:=IF(ISNA(VLOOKUP([.D704];[Entrada.$A$8:.$D$1605];4;0)) = 1; 0;VLOOKUP([.D704];[Entrada.$A$8:.$D$1605];4;0))" office:value-type="float" office:value="0">
            <text:p>0</text:p>
          </table:table-cell>
          <table:table-cell table:number-columns-repeated="21"/>
          <table:table-cell table:style-name="ce23" table:formula="of:=[.B7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4];[Entrada.$A$8:.$C$1606];3;0)) = 1; 0;VLOOKUP([.D7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3</text:p>
          </table:table-cell>
          <table:table-cell/>
          <table:table-cell/>
          <table:table-cell table:style-name="ce5" office:value-type="string">
            <text:p>18,23</text:p>
          </table:table-cell>
          <table:table-cell table:style-name="ce16" table:formula="of:=IF(ISNA(VLOOKUP([.D705];[Entrada.$A$8:.$B$1605];2;0)) = 1; 0;VLOOKUP([.D705];[Entrada.$A$8:.$B$1605];2;0))" office:value-type="float" office:value="0">
            <text:p>0</text:p>
          </table:table-cell>
          <table:table-cell table:formula="of:=IF(ISNA(VLOOKUP([.D705];[Entrada.$A$8:.$D$1605];4;0)) = 1; 0;VLOOKUP([.D705];[Entrada.$A$8:.$D$1605];4;0))" office:value-type="float" office:value="0">
            <text:p>0</text:p>
          </table:table-cell>
          <table:table-cell table:number-columns-repeated="21"/>
          <table:table-cell table:style-name="ce23" table:formula="of:=[.B7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5];[Entrada.$A$8:.$C$1606];3;0)) = 1; 0;VLOOKUP([.D7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4</text:p>
          </table:table-cell>
          <table:table-cell/>
          <table:table-cell/>
          <table:table-cell table:style-name="ce5" office:value-type="string">
            <text:p>18,24</text:p>
          </table:table-cell>
          <table:table-cell table:style-name="ce16" table:formula="of:=IF(ISNA(VLOOKUP([.D706];[Entrada.$A$8:.$B$1605];2;0)) = 1; 0;VLOOKUP([.D706];[Entrada.$A$8:.$B$1605];2;0))" office:value-type="float" office:value="0">
            <text:p>0</text:p>
          </table:table-cell>
          <table:table-cell table:formula="of:=IF(ISNA(VLOOKUP([.D706];[Entrada.$A$8:.$D$1605];4;0)) = 1; 0;VLOOKUP([.D706];[Entrada.$A$8:.$D$1605];4;0))" office:value-type="float" office:value="0">
            <text:p>0</text:p>
          </table:table-cell>
          <table:table-cell table:number-columns-repeated="21"/>
          <table:table-cell table:style-name="ce23" table:formula="of:=[.B7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6];[Entrada.$A$8:.$C$1606];3;0)) = 1; 0;VLOOKUP([.D7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5</text:p>
          </table:table-cell>
          <table:table-cell/>
          <table:table-cell/>
          <table:table-cell table:style-name="ce5" office:value-type="string">
            <text:p>18,25</text:p>
          </table:table-cell>
          <table:table-cell table:style-name="ce16" table:formula="of:=IF(ISNA(VLOOKUP([.D707];[Entrada.$A$8:.$B$1605];2;0)) = 1; 0;VLOOKUP([.D707];[Entrada.$A$8:.$B$1605];2;0))" office:value-type="float" office:value="0">
            <text:p>0</text:p>
          </table:table-cell>
          <table:table-cell table:formula="of:=IF(ISNA(VLOOKUP([.D707];[Entrada.$A$8:.$D$1605];4;0)) = 1; 0;VLOOKUP([.D707];[Entrada.$A$8:.$D$1605];4;0))" office:value-type="float" office:value="0">
            <text:p>0</text:p>
          </table:table-cell>
          <table:table-cell table:number-columns-repeated="21"/>
          <table:table-cell table:style-name="ce23" table:formula="of:=[.B7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7];[Entrada.$A$8:.$C$1606];3;0)) = 1; 0;VLOOKUP([.D7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6</text:p>
          </table:table-cell>
          <table:table-cell/>
          <table:table-cell/>
          <table:table-cell table:style-name="ce5" office:value-type="string">
            <text:p>18,26</text:p>
          </table:table-cell>
          <table:table-cell table:style-name="ce16" table:formula="of:=IF(ISNA(VLOOKUP([.D708];[Entrada.$A$8:.$B$1605];2;0)) = 1; 0;VLOOKUP([.D708];[Entrada.$A$8:.$B$1605];2;0))" office:value-type="float" office:value="0">
            <text:p>0</text:p>
          </table:table-cell>
          <table:table-cell table:formula="of:=IF(ISNA(VLOOKUP([.D708];[Entrada.$A$8:.$D$1605];4;0)) = 1; 0;VLOOKUP([.D708];[Entrada.$A$8:.$D$1605];4;0))" office:value-type="float" office:value="0">
            <text:p>0</text:p>
          </table:table-cell>
          <table:table-cell table:number-columns-repeated="21"/>
          <table:table-cell table:style-name="ce23" table:formula="of:=[.B7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8];[Entrada.$A$8:.$C$1606];3;0)) = 1; 0;VLOOKUP([.D7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7</text:p>
          </table:table-cell>
          <table:table-cell/>
          <table:table-cell/>
          <table:table-cell table:style-name="ce5" office:value-type="string">
            <text:p>18,27</text:p>
          </table:table-cell>
          <table:table-cell table:style-name="ce16" table:formula="of:=IF(ISNA(VLOOKUP([.D709];[Entrada.$A$8:.$B$1605];2;0)) = 1; 0;VLOOKUP([.D709];[Entrada.$A$8:.$B$1605];2;0))" office:value-type="float" office:value="0">
            <text:p>0</text:p>
          </table:table-cell>
          <table:table-cell table:formula="of:=IF(ISNA(VLOOKUP([.D709];[Entrada.$A$8:.$D$1605];4;0)) = 1; 0;VLOOKUP([.D709];[Entrada.$A$8:.$D$1605];4;0))" office:value-type="float" office:value="0">
            <text:p>0</text:p>
          </table:table-cell>
          <table:table-cell table:number-columns-repeated="21"/>
          <table:table-cell table:style-name="ce23" table:formula="of:=[.B7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09];[Entrada.$A$8:.$C$1606];3;0)) = 1; 0;VLOOKUP([.D7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8</text:p>
          </table:table-cell>
          <table:table-cell/>
          <table:table-cell/>
          <table:table-cell table:style-name="ce5" office:value-type="string">
            <text:p>18,28</text:p>
          </table:table-cell>
          <table:table-cell table:style-name="ce16" table:formula="of:=IF(ISNA(VLOOKUP([.D710];[Entrada.$A$8:.$B$1605];2;0)) = 1; 0;VLOOKUP([.D710];[Entrada.$A$8:.$B$1605];2;0))" office:value-type="float" office:value="0">
            <text:p>0</text:p>
          </table:table-cell>
          <table:table-cell table:formula="of:=IF(ISNA(VLOOKUP([.D710];[Entrada.$A$8:.$D$1605];4;0)) = 1; 0;VLOOKUP([.D710];[Entrada.$A$8:.$D$1605];4;0))" office:value-type="float" office:value="0">
            <text:p>0</text:p>
          </table:table-cell>
          <table:table-cell table:number-columns-repeated="21"/>
          <table:table-cell table:style-name="ce23" table:formula="of:=[.B7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0];[Entrada.$A$8:.$C$1606];3;0)) = 1; 0;VLOOKUP([.D7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29</text:p>
          </table:table-cell>
          <table:table-cell/>
          <table:table-cell/>
          <table:table-cell table:style-name="ce5" office:value-type="string">
            <text:p>18,29</text:p>
          </table:table-cell>
          <table:table-cell table:style-name="ce16" table:formula="of:=IF(ISNA(VLOOKUP([.D711];[Entrada.$A$8:.$B$1605];2;0)) = 1; 0;VLOOKUP([.D711];[Entrada.$A$8:.$B$1605];2;0))" office:value-type="float" office:value="0">
            <text:p>0</text:p>
          </table:table-cell>
          <table:table-cell table:formula="of:=IF(ISNA(VLOOKUP([.D711];[Entrada.$A$8:.$D$1605];4;0)) = 1; 0;VLOOKUP([.D711];[Entrada.$A$8:.$D$1605];4;0))" office:value-type="float" office:value="0">
            <text:p>0</text:p>
          </table:table-cell>
          <table:table-cell table:number-columns-repeated="21"/>
          <table:table-cell table:style-name="ce23" table:formula="of:=[.B7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1];[Entrada.$A$8:.$C$1606];3;0)) = 1; 0;VLOOKUP([.D7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0</text:p>
          </table:table-cell>
          <table:table-cell/>
          <table:table-cell/>
          <table:table-cell table:style-name="ce5" office:value-type="string">
            <text:p>18,30</text:p>
          </table:table-cell>
          <table:table-cell table:style-name="ce16" table:formula="of:=IF(ISNA(VLOOKUP([.D712];[Entrada.$A$8:.$B$1605];2;0)) = 1; 0;VLOOKUP([.D712];[Entrada.$A$8:.$B$1605];2;0))" office:value-type="float" office:value="0">
            <text:p>0</text:p>
          </table:table-cell>
          <table:table-cell table:formula="of:=IF(ISNA(VLOOKUP([.D712];[Entrada.$A$8:.$D$1605];4;0)) = 1; 0;VLOOKUP([.D712];[Entrada.$A$8:.$D$1605];4;0))" office:value-type="float" office:value="0">
            <text:p>0</text:p>
          </table:table-cell>
          <table:table-cell table:number-columns-repeated="21"/>
          <table:table-cell table:style-name="ce23" table:formula="of:=[.B7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2];[Entrada.$A$8:.$C$1606];3;0)) = 1; 0;VLOOKUP([.D7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1</text:p>
          </table:table-cell>
          <table:table-cell/>
          <table:table-cell/>
          <table:table-cell table:style-name="ce5" office:value-type="string">
            <text:p>18,31</text:p>
          </table:table-cell>
          <table:table-cell table:style-name="ce16" table:formula="of:=IF(ISNA(VLOOKUP([.D713];[Entrada.$A$8:.$B$1605];2;0)) = 1; 0;VLOOKUP([.D713];[Entrada.$A$8:.$B$1605];2;0))" office:value-type="float" office:value="0">
            <text:p>0</text:p>
          </table:table-cell>
          <table:table-cell table:formula="of:=IF(ISNA(VLOOKUP([.D713];[Entrada.$A$8:.$D$1605];4;0)) = 1; 0;VLOOKUP([.D713];[Entrada.$A$8:.$D$1605];4;0))" office:value-type="float" office:value="0">
            <text:p>0</text:p>
          </table:table-cell>
          <table:table-cell table:number-columns-repeated="21"/>
          <table:table-cell table:style-name="ce23" table:formula="of:=[.B7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3];[Entrada.$A$8:.$C$1606];3;0)) = 1; 0;VLOOKUP([.D7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2</text:p>
          </table:table-cell>
          <table:table-cell/>
          <table:table-cell/>
          <table:table-cell table:style-name="ce5" office:value-type="string">
            <text:p>18,32</text:p>
          </table:table-cell>
          <table:table-cell table:style-name="ce16" table:formula="of:=IF(ISNA(VLOOKUP([.D714];[Entrada.$A$8:.$B$1605];2;0)) = 1; 0;VLOOKUP([.D714];[Entrada.$A$8:.$B$1605];2;0))" office:value-type="float" office:value="0">
            <text:p>0</text:p>
          </table:table-cell>
          <table:table-cell table:formula="of:=IF(ISNA(VLOOKUP([.D714];[Entrada.$A$8:.$D$1605];4;0)) = 1; 0;VLOOKUP([.D714];[Entrada.$A$8:.$D$1605];4;0))" office:value-type="float" office:value="0">
            <text:p>0</text:p>
          </table:table-cell>
          <table:table-cell table:number-columns-repeated="21"/>
          <table:table-cell table:style-name="ce23" table:formula="of:=[.B7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4];[Entrada.$A$8:.$C$1606];3;0)) = 1; 0;VLOOKUP([.D7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3</text:p>
          </table:table-cell>
          <table:table-cell/>
          <table:table-cell/>
          <table:table-cell table:style-name="ce5" office:value-type="string">
            <text:p>18,33</text:p>
          </table:table-cell>
          <table:table-cell table:style-name="ce16" table:formula="of:=IF(ISNA(VLOOKUP([.D715];[Entrada.$A$8:.$B$1605];2;0)) = 1; 0;VLOOKUP([.D715];[Entrada.$A$8:.$B$1605];2;0))" office:value-type="float" office:value="0">
            <text:p>0</text:p>
          </table:table-cell>
          <table:table-cell table:formula="of:=IF(ISNA(VLOOKUP([.D715];[Entrada.$A$8:.$D$1605];4;0)) = 1; 0;VLOOKUP([.D715];[Entrada.$A$8:.$D$1605];4;0))" office:value-type="float" office:value="0">
            <text:p>0</text:p>
          </table:table-cell>
          <table:table-cell table:number-columns-repeated="21"/>
          <table:table-cell table:style-name="ce23" table:formula="of:=[.B7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5];[Entrada.$A$8:.$C$1606];3;0)) = 1; 0;VLOOKUP([.D7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4</text:p>
          </table:table-cell>
          <table:table-cell/>
          <table:table-cell/>
          <table:table-cell table:style-name="ce5" office:value-type="string">
            <text:p>18,34</text:p>
          </table:table-cell>
          <table:table-cell table:style-name="ce16" table:formula="of:=IF(ISNA(VLOOKUP([.D716];[Entrada.$A$8:.$B$1605];2;0)) = 1; 0;VLOOKUP([.D716];[Entrada.$A$8:.$B$1605];2;0))" office:value-type="float" office:value="0">
            <text:p>0</text:p>
          </table:table-cell>
          <table:table-cell table:formula="of:=IF(ISNA(VLOOKUP([.D716];[Entrada.$A$8:.$D$1605];4;0)) = 1; 0;VLOOKUP([.D716];[Entrada.$A$8:.$D$1605];4;0))" office:value-type="float" office:value="0">
            <text:p>0</text:p>
          </table:table-cell>
          <table:table-cell table:number-columns-repeated="21"/>
          <table:table-cell table:style-name="ce23" table:formula="of:=[.B7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6];[Entrada.$A$8:.$C$1606];3;0)) = 1; 0;VLOOKUP([.D7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5</text:p>
          </table:table-cell>
          <table:table-cell/>
          <table:table-cell/>
          <table:table-cell table:style-name="ce5" office:value-type="string">
            <text:p>18,35</text:p>
          </table:table-cell>
          <table:table-cell table:style-name="ce16" table:formula="of:=IF(ISNA(VLOOKUP([.D717];[Entrada.$A$8:.$B$1605];2;0)) = 1; 0;VLOOKUP([.D717];[Entrada.$A$8:.$B$1605];2;0))" office:value-type="float" office:value="0">
            <text:p>0</text:p>
          </table:table-cell>
          <table:table-cell table:formula="of:=IF(ISNA(VLOOKUP([.D717];[Entrada.$A$8:.$D$1605];4;0)) = 1; 0;VLOOKUP([.D717];[Entrada.$A$8:.$D$1605];4;0))" office:value-type="float" office:value="0">
            <text:p>0</text:p>
          </table:table-cell>
          <table:table-cell table:number-columns-repeated="21"/>
          <table:table-cell table:style-name="ce23" table:formula="of:=[.B7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7];[Entrada.$A$8:.$C$1606];3;0)) = 1; 0;VLOOKUP([.D7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6</text:p>
          </table:table-cell>
          <table:table-cell/>
          <table:table-cell/>
          <table:table-cell table:style-name="ce5" office:value-type="string">
            <text:p>18,36</text:p>
          </table:table-cell>
          <table:table-cell table:style-name="ce16" table:formula="of:=IF(ISNA(VLOOKUP([.D718];[Entrada.$A$8:.$B$1605];2;0)) = 1; 0;VLOOKUP([.D718];[Entrada.$A$8:.$B$1605];2;0))" office:value-type="float" office:value="0">
            <text:p>0</text:p>
          </table:table-cell>
          <table:table-cell table:formula="of:=IF(ISNA(VLOOKUP([.D718];[Entrada.$A$8:.$D$1605];4;0)) = 1; 0;VLOOKUP([.D718];[Entrada.$A$8:.$D$1605];4;0))" office:value-type="float" office:value="0">
            <text:p>0</text:p>
          </table:table-cell>
          <table:table-cell table:number-columns-repeated="21"/>
          <table:table-cell table:style-name="ce23" table:formula="of:=[.B7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8];[Entrada.$A$8:.$C$1606];3;0)) = 1; 0;VLOOKUP([.D7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7</text:p>
          </table:table-cell>
          <table:table-cell/>
          <table:table-cell/>
          <table:table-cell table:style-name="ce5" office:value-type="string">
            <text:p>18,37</text:p>
          </table:table-cell>
          <table:table-cell table:style-name="ce16" table:formula="of:=IF(ISNA(VLOOKUP([.D719];[Entrada.$A$8:.$B$1605];2;0)) = 1; 0;VLOOKUP([.D719];[Entrada.$A$8:.$B$1605];2;0))" office:value-type="float" office:value="0">
            <text:p>0</text:p>
          </table:table-cell>
          <table:table-cell table:formula="of:=IF(ISNA(VLOOKUP([.D719];[Entrada.$A$8:.$D$1605];4;0)) = 1; 0;VLOOKUP([.D719];[Entrada.$A$8:.$D$1605];4;0))" office:value-type="float" office:value="0">
            <text:p>0</text:p>
          </table:table-cell>
          <table:table-cell table:number-columns-repeated="21"/>
          <table:table-cell table:style-name="ce23" table:formula="of:=[.B7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19];[Entrada.$A$8:.$C$1606];3;0)) = 1; 0;VLOOKUP([.D7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8</text:p>
          </table:table-cell>
          <table:table-cell/>
          <table:table-cell/>
          <table:table-cell table:style-name="ce5" office:value-type="string">
            <text:p>18,38</text:p>
          </table:table-cell>
          <table:table-cell table:style-name="ce16" table:formula="of:=IF(ISNA(VLOOKUP([.D720];[Entrada.$A$8:.$B$1605];2;0)) = 1; 0;VLOOKUP([.D720];[Entrada.$A$8:.$B$1605];2;0))" office:value-type="float" office:value="0">
            <text:p>0</text:p>
          </table:table-cell>
          <table:table-cell table:formula="of:=IF(ISNA(VLOOKUP([.D720];[Entrada.$A$8:.$D$1605];4;0)) = 1; 0;VLOOKUP([.D720];[Entrada.$A$8:.$D$1605];4;0))" office:value-type="float" office:value="0">
            <text:p>0</text:p>
          </table:table-cell>
          <table:table-cell table:number-columns-repeated="21"/>
          <table:table-cell table:style-name="ce23" table:formula="of:=[.B7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0];[Entrada.$A$8:.$C$1606];3;0)) = 1; 0;VLOOKUP([.D7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39</text:p>
          </table:table-cell>
          <table:table-cell/>
          <table:table-cell/>
          <table:table-cell table:style-name="ce5" office:value-type="string">
            <text:p>18,39</text:p>
          </table:table-cell>
          <table:table-cell table:style-name="ce16" table:formula="of:=IF(ISNA(VLOOKUP([.D721];[Entrada.$A$8:.$B$1605];2;0)) = 1; 0;VLOOKUP([.D721];[Entrada.$A$8:.$B$1605];2;0))" office:value-type="float" office:value="0">
            <text:p>0</text:p>
          </table:table-cell>
          <table:table-cell table:formula="of:=IF(ISNA(VLOOKUP([.D721];[Entrada.$A$8:.$D$1605];4;0)) = 1; 0;VLOOKUP([.D721];[Entrada.$A$8:.$D$1605];4;0))" office:value-type="float" office:value="0">
            <text:p>0</text:p>
          </table:table-cell>
          <table:table-cell table:number-columns-repeated="21"/>
          <table:table-cell table:style-name="ce23" table:formula="of:=[.B7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1];[Entrada.$A$8:.$C$1606];3;0)) = 1; 0;VLOOKUP([.D7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8,40</text:p>
          </table:table-cell>
          <table:table-cell/>
          <table:table-cell/>
          <table:table-cell table:style-name="ce5" office:value-type="string">
            <text:p>18,40</text:p>
          </table:table-cell>
          <table:table-cell table:style-name="ce16" table:formula="of:=IF(ISNA(VLOOKUP([.D722];[Entrada.$A$8:.$B$1605];2;0)) = 1; 0;VLOOKUP([.D722];[Entrada.$A$8:.$B$1605];2;0))" office:value-type="float" office:value="0">
            <text:p>0</text:p>
          </table:table-cell>
          <table:table-cell table:formula="of:=IF(ISNA(VLOOKUP([.D722];[Entrada.$A$8:.$D$1605];4;0)) = 1; 0;VLOOKUP([.D722];[Entrada.$A$8:.$D$1605];4;0))" office:value-type="float" office:value="0">
            <text:p>0</text:p>
          </table:table-cell>
          <table:table-cell table:number-columns-repeated="21"/>
          <table:table-cell table:style-name="ce23" table:formula="of:=[.B7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2];[Entrada.$A$8:.$C$1606];3;0)) = 1; 0;VLOOKUP([.D7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</text:p>
          </table:table-cell>
          <table:table-cell/>
          <table:table-cell/>
          <table:table-cell table:style-name="ce5" office:value-type="string">
            <text:p>19,1</text:p>
          </table:table-cell>
          <table:table-cell table:style-name="ce16" table:formula="of:=IF(ISNA(VLOOKUP([.D723];[Entrada.$A$8:.$B$1605];2;0)) = 1; 0;VLOOKUP([.D723];[Entrada.$A$8:.$B$1605];2;0))" office:value-type="float" office:value="0">
            <text:p>0</text:p>
          </table:table-cell>
          <table:table-cell table:formula="of:=IF(ISNA(VLOOKUP([.D723];[Entrada.$A$8:.$D$1605];4;0)) = 1; 0;VLOOKUP([.D723];[Entrada.$A$8:.$D$1605];4;0))" office:value-type="float" office:value="0">
            <text:p>0</text:p>
          </table:table-cell>
          <table:table-cell table:number-columns-repeated="21"/>
          <table:table-cell table:style-name="ce23" table:formula="of:=[.B7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3];[Entrada.$A$8:.$C$1606];3;0)) = 1; 0;VLOOKUP([.D7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</text:p>
          </table:table-cell>
          <table:table-cell/>
          <table:table-cell/>
          <table:table-cell table:style-name="ce5" office:value-type="string">
            <text:p>19,2</text:p>
          </table:table-cell>
          <table:table-cell table:style-name="ce16" table:formula="of:=IF(ISNA(VLOOKUP([.D724];[Entrada.$A$8:.$B$1605];2;0)) = 1; 0;VLOOKUP([.D724];[Entrada.$A$8:.$B$1605];2;0))" office:value-type="float" office:value="0">
            <text:p>0</text:p>
          </table:table-cell>
          <table:table-cell table:formula="of:=IF(ISNA(VLOOKUP([.D724];[Entrada.$A$8:.$D$1605];4;0)) = 1; 0;VLOOKUP([.D724];[Entrada.$A$8:.$D$1605];4;0))" office:value-type="float" office:value="0">
            <text:p>0</text:p>
          </table:table-cell>
          <table:table-cell table:number-columns-repeated="21"/>
          <table:table-cell table:style-name="ce23" table:formula="of:=[.B7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4];[Entrada.$A$8:.$C$1606];3;0)) = 1; 0;VLOOKUP([.D7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</text:p>
          </table:table-cell>
          <table:table-cell/>
          <table:table-cell/>
          <table:table-cell table:style-name="ce5" office:value-type="string">
            <text:p>19,3</text:p>
          </table:table-cell>
          <table:table-cell table:style-name="ce16" table:formula="of:=IF(ISNA(VLOOKUP([.D725];[Entrada.$A$8:.$B$1605];2;0)) = 1; 0;VLOOKUP([.D725];[Entrada.$A$8:.$B$1605];2;0))" office:value-type="float" office:value="0">
            <text:p>0</text:p>
          </table:table-cell>
          <table:table-cell table:formula="of:=IF(ISNA(VLOOKUP([.D725];[Entrada.$A$8:.$D$1605];4;0)) = 1; 0;VLOOKUP([.D725];[Entrada.$A$8:.$D$1605];4;0))" office:value-type="float" office:value="0">
            <text:p>0</text:p>
          </table:table-cell>
          <table:table-cell table:number-columns-repeated="21"/>
          <table:table-cell table:style-name="ce23" table:formula="of:=[.B7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5];[Entrada.$A$8:.$C$1606];3;0)) = 1; 0;VLOOKUP([.D7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4</text:p>
          </table:table-cell>
          <table:table-cell/>
          <table:table-cell/>
          <table:table-cell table:style-name="ce5" office:value-type="string">
            <text:p>19,4</text:p>
          </table:table-cell>
          <table:table-cell table:style-name="ce16" table:formula="of:=IF(ISNA(VLOOKUP([.D726];[Entrada.$A$8:.$B$1605];2;0)) = 1; 0;VLOOKUP([.D726];[Entrada.$A$8:.$B$1605];2;0))" office:value-type="float" office:value="0">
            <text:p>0</text:p>
          </table:table-cell>
          <table:table-cell table:formula="of:=IF(ISNA(VLOOKUP([.D726];[Entrada.$A$8:.$D$1605];4;0)) = 1; 0;VLOOKUP([.D726];[Entrada.$A$8:.$D$1605];4;0))" office:value-type="float" office:value="0">
            <text:p>0</text:p>
          </table:table-cell>
          <table:table-cell table:number-columns-repeated="21"/>
          <table:table-cell table:style-name="ce23" table:formula="of:=[.B7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6];[Entrada.$A$8:.$C$1606];3;0)) = 1; 0;VLOOKUP([.D7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5</text:p>
          </table:table-cell>
          <table:table-cell/>
          <table:table-cell/>
          <table:table-cell table:style-name="ce5" office:value-type="string">
            <text:p>19,5</text:p>
          </table:table-cell>
          <table:table-cell table:style-name="ce16" table:formula="of:=IF(ISNA(VLOOKUP([.D727];[Entrada.$A$8:.$B$1605];2;0)) = 1; 0;VLOOKUP([.D727];[Entrada.$A$8:.$B$1605];2;0))" office:value-type="float" office:value="0">
            <text:p>0</text:p>
          </table:table-cell>
          <table:table-cell table:formula="of:=IF(ISNA(VLOOKUP([.D727];[Entrada.$A$8:.$D$1605];4;0)) = 1; 0;VLOOKUP([.D727];[Entrada.$A$8:.$D$1605];4;0))" office:value-type="float" office:value="0">
            <text:p>0</text:p>
          </table:table-cell>
          <table:table-cell table:number-columns-repeated="21"/>
          <table:table-cell table:style-name="ce23" table:formula="of:=[.B7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7];[Entrada.$A$8:.$C$1606];3;0)) = 1; 0;VLOOKUP([.D7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6</text:p>
          </table:table-cell>
          <table:table-cell/>
          <table:table-cell/>
          <table:table-cell table:style-name="ce5" office:value-type="string">
            <text:p>19,6</text:p>
          </table:table-cell>
          <table:table-cell table:style-name="ce16" table:formula="of:=IF(ISNA(VLOOKUP([.D728];[Entrada.$A$8:.$B$1605];2;0)) = 1; 0;VLOOKUP([.D728];[Entrada.$A$8:.$B$1605];2;0))" office:value-type="float" office:value="0">
            <text:p>0</text:p>
          </table:table-cell>
          <table:table-cell table:formula="of:=IF(ISNA(VLOOKUP([.D728];[Entrada.$A$8:.$D$1605];4;0)) = 1; 0;VLOOKUP([.D728];[Entrada.$A$8:.$D$1605];4;0))" office:value-type="float" office:value="0">
            <text:p>0</text:p>
          </table:table-cell>
          <table:table-cell table:number-columns-repeated="21"/>
          <table:table-cell table:style-name="ce23" table:formula="of:=[.B7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8];[Entrada.$A$8:.$C$1606];3;0)) = 1; 0;VLOOKUP([.D7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7</text:p>
          </table:table-cell>
          <table:table-cell/>
          <table:table-cell/>
          <table:table-cell table:style-name="ce5" office:value-type="string">
            <text:p>19,7</text:p>
          </table:table-cell>
          <table:table-cell table:style-name="ce16" table:formula="of:=IF(ISNA(VLOOKUP([.D729];[Entrada.$A$8:.$B$1605];2;0)) = 1; 0;VLOOKUP([.D729];[Entrada.$A$8:.$B$1605];2;0))" office:value-type="float" office:value="0">
            <text:p>0</text:p>
          </table:table-cell>
          <table:table-cell table:formula="of:=IF(ISNA(VLOOKUP([.D729];[Entrada.$A$8:.$D$1605];4;0)) = 1; 0;VLOOKUP([.D729];[Entrada.$A$8:.$D$1605];4;0))" office:value-type="float" office:value="0">
            <text:p>0</text:p>
          </table:table-cell>
          <table:table-cell table:number-columns-repeated="21"/>
          <table:table-cell table:style-name="ce23" table:formula="of:=[.B7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29];[Entrada.$A$8:.$C$1606];3;0)) = 1; 0;VLOOKUP([.D7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8</text:p>
          </table:table-cell>
          <table:table-cell/>
          <table:table-cell/>
          <table:table-cell table:style-name="ce5" office:value-type="string">
            <text:p>19,8</text:p>
          </table:table-cell>
          <table:table-cell table:style-name="ce16" table:formula="of:=IF(ISNA(VLOOKUP([.D730];[Entrada.$A$8:.$B$1605];2;0)) = 1; 0;VLOOKUP([.D730];[Entrada.$A$8:.$B$1605];2;0))" office:value-type="float" office:value="0">
            <text:p>0</text:p>
          </table:table-cell>
          <table:table-cell table:formula="of:=IF(ISNA(VLOOKUP([.D730];[Entrada.$A$8:.$D$1605];4;0)) = 1; 0;VLOOKUP([.D730];[Entrada.$A$8:.$D$1605];4;0))" office:value-type="float" office:value="0">
            <text:p>0</text:p>
          </table:table-cell>
          <table:table-cell table:number-columns-repeated="21"/>
          <table:table-cell table:style-name="ce23" table:formula="of:=[.B7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0];[Entrada.$A$8:.$C$1606];3;0)) = 1; 0;VLOOKUP([.D7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9</text:p>
          </table:table-cell>
          <table:table-cell/>
          <table:table-cell/>
          <table:table-cell table:style-name="ce5" office:value-type="string">
            <text:p>19,9</text:p>
          </table:table-cell>
          <table:table-cell table:style-name="ce16" table:formula="of:=IF(ISNA(VLOOKUP([.D731];[Entrada.$A$8:.$B$1605];2;0)) = 1; 0;VLOOKUP([.D731];[Entrada.$A$8:.$B$1605];2;0))" office:value-type="float" office:value="0">
            <text:p>0</text:p>
          </table:table-cell>
          <table:table-cell table:formula="of:=IF(ISNA(VLOOKUP([.D731];[Entrada.$A$8:.$D$1605];4;0)) = 1; 0;VLOOKUP([.D731];[Entrada.$A$8:.$D$1605];4;0))" office:value-type="float" office:value="0">
            <text:p>0</text:p>
          </table:table-cell>
          <table:table-cell table:number-columns-repeated="21"/>
          <table:table-cell table:style-name="ce23" table:formula="of:=[.B7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1];[Entrada.$A$8:.$C$1606];3;0)) = 1; 0;VLOOKUP([.D7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0</text:p>
          </table:table-cell>
          <table:table-cell/>
          <table:table-cell/>
          <table:table-cell table:style-name="ce5" office:value-type="string">
            <text:p>19,10</text:p>
          </table:table-cell>
          <table:table-cell table:style-name="ce16" table:formula="of:=IF(ISNA(VLOOKUP([.D732];[Entrada.$A$8:.$B$1605];2;0)) = 1; 0;VLOOKUP([.D732];[Entrada.$A$8:.$B$1605];2;0))" office:value-type="float" office:value="0">
            <text:p>0</text:p>
          </table:table-cell>
          <table:table-cell table:formula="of:=IF(ISNA(VLOOKUP([.D732];[Entrada.$A$8:.$D$1605];4;0)) = 1; 0;VLOOKUP([.D732];[Entrada.$A$8:.$D$1605];4;0))" office:value-type="float" office:value="0">
            <text:p>0</text:p>
          </table:table-cell>
          <table:table-cell table:number-columns-repeated="21"/>
          <table:table-cell table:style-name="ce23" table:formula="of:=[.B7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2];[Entrada.$A$8:.$C$1606];3;0)) = 1; 0;VLOOKUP([.D7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1</text:p>
          </table:table-cell>
          <table:table-cell/>
          <table:table-cell/>
          <table:table-cell table:style-name="ce5" office:value-type="string">
            <text:p>19,11</text:p>
          </table:table-cell>
          <table:table-cell table:style-name="ce16" table:formula="of:=IF(ISNA(VLOOKUP([.D733];[Entrada.$A$8:.$B$1605];2;0)) = 1; 0;VLOOKUP([.D733];[Entrada.$A$8:.$B$1605];2;0))" office:value-type="float" office:value="0">
            <text:p>0</text:p>
          </table:table-cell>
          <table:table-cell table:formula="of:=IF(ISNA(VLOOKUP([.D733];[Entrada.$A$8:.$D$1605];4;0)) = 1; 0;VLOOKUP([.D733];[Entrada.$A$8:.$D$1605];4;0))" office:value-type="float" office:value="0">
            <text:p>0</text:p>
          </table:table-cell>
          <table:table-cell table:number-columns-repeated="21"/>
          <table:table-cell table:style-name="ce23" table:formula="of:=[.B7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3];[Entrada.$A$8:.$C$1606];3;0)) = 1; 0;VLOOKUP([.D7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2</text:p>
          </table:table-cell>
          <table:table-cell/>
          <table:table-cell/>
          <table:table-cell table:style-name="ce5" office:value-type="string">
            <text:p>19,12</text:p>
          </table:table-cell>
          <table:table-cell table:style-name="ce16" table:formula="of:=IF(ISNA(VLOOKUP([.D734];[Entrada.$A$8:.$B$1605];2;0)) = 1; 0;VLOOKUP([.D734];[Entrada.$A$8:.$B$1605];2;0))" office:value-type="float" office:value="0">
            <text:p>0</text:p>
          </table:table-cell>
          <table:table-cell table:formula="of:=IF(ISNA(VLOOKUP([.D734];[Entrada.$A$8:.$D$1605];4;0)) = 1; 0;VLOOKUP([.D734];[Entrada.$A$8:.$D$1605];4;0))" office:value-type="float" office:value="0">
            <text:p>0</text:p>
          </table:table-cell>
          <table:table-cell table:number-columns-repeated="21"/>
          <table:table-cell table:style-name="ce23" table:formula="of:=[.B7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4];[Entrada.$A$8:.$C$1606];3;0)) = 1; 0;VLOOKUP([.D7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3</text:p>
          </table:table-cell>
          <table:table-cell/>
          <table:table-cell/>
          <table:table-cell table:style-name="ce5" office:value-type="string">
            <text:p>19,13</text:p>
          </table:table-cell>
          <table:table-cell table:style-name="ce16" table:formula="of:=IF(ISNA(VLOOKUP([.D735];[Entrada.$A$8:.$B$1605];2;0)) = 1; 0;VLOOKUP([.D735];[Entrada.$A$8:.$B$1605];2;0))" office:value-type="float" office:value="0">
            <text:p>0</text:p>
          </table:table-cell>
          <table:table-cell table:formula="of:=IF(ISNA(VLOOKUP([.D735];[Entrada.$A$8:.$D$1605];4;0)) = 1; 0;VLOOKUP([.D735];[Entrada.$A$8:.$D$1605];4;0))" office:value-type="float" office:value="0">
            <text:p>0</text:p>
          </table:table-cell>
          <table:table-cell table:number-columns-repeated="21"/>
          <table:table-cell table:style-name="ce23" table:formula="of:=[.B7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5];[Entrada.$A$8:.$C$1606];3;0)) = 1; 0;VLOOKUP([.D7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4</text:p>
          </table:table-cell>
          <table:table-cell/>
          <table:table-cell/>
          <table:table-cell table:style-name="ce5" office:value-type="string">
            <text:p>19,14</text:p>
          </table:table-cell>
          <table:table-cell table:style-name="ce16" table:formula="of:=IF(ISNA(VLOOKUP([.D736];[Entrada.$A$8:.$B$1605];2;0)) = 1; 0;VLOOKUP([.D736];[Entrada.$A$8:.$B$1605];2;0))" office:value-type="float" office:value="0">
            <text:p>0</text:p>
          </table:table-cell>
          <table:table-cell table:formula="of:=IF(ISNA(VLOOKUP([.D736];[Entrada.$A$8:.$D$1605];4;0)) = 1; 0;VLOOKUP([.D736];[Entrada.$A$8:.$D$1605];4;0))" office:value-type="float" office:value="0">
            <text:p>0</text:p>
          </table:table-cell>
          <table:table-cell table:number-columns-repeated="21"/>
          <table:table-cell table:style-name="ce23" table:formula="of:=[.B7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6];[Entrada.$A$8:.$C$1606];3;0)) = 1; 0;VLOOKUP([.D7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5</text:p>
          </table:table-cell>
          <table:table-cell/>
          <table:table-cell/>
          <table:table-cell table:style-name="ce5" office:value-type="string">
            <text:p>19,15</text:p>
          </table:table-cell>
          <table:table-cell table:style-name="ce16" table:formula="of:=IF(ISNA(VLOOKUP([.D737];[Entrada.$A$8:.$B$1605];2;0)) = 1; 0;VLOOKUP([.D737];[Entrada.$A$8:.$B$1605];2;0))" office:value-type="float" office:value="0">
            <text:p>0</text:p>
          </table:table-cell>
          <table:table-cell table:formula="of:=IF(ISNA(VLOOKUP([.D737];[Entrada.$A$8:.$D$1605];4;0)) = 1; 0;VLOOKUP([.D737];[Entrada.$A$8:.$D$1605];4;0))" office:value-type="float" office:value="0">
            <text:p>0</text:p>
          </table:table-cell>
          <table:table-cell table:number-columns-repeated="21"/>
          <table:table-cell table:style-name="ce23" table:formula="of:=[.B7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7];[Entrada.$A$8:.$C$1606];3;0)) = 1; 0;VLOOKUP([.D7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6</text:p>
          </table:table-cell>
          <table:table-cell/>
          <table:table-cell/>
          <table:table-cell table:style-name="ce5" office:value-type="string">
            <text:p>19,16</text:p>
          </table:table-cell>
          <table:table-cell table:style-name="ce16" table:formula="of:=IF(ISNA(VLOOKUP([.D738];[Entrada.$A$8:.$B$1605];2;0)) = 1; 0;VLOOKUP([.D738];[Entrada.$A$8:.$B$1605];2;0))" office:value-type="float" office:value="0">
            <text:p>0</text:p>
          </table:table-cell>
          <table:table-cell table:formula="of:=IF(ISNA(VLOOKUP([.D738];[Entrada.$A$8:.$D$1605];4;0)) = 1; 0;VLOOKUP([.D738];[Entrada.$A$8:.$D$1605];4;0))" office:value-type="float" office:value="0">
            <text:p>0</text:p>
          </table:table-cell>
          <table:table-cell table:number-columns-repeated="21"/>
          <table:table-cell table:style-name="ce23" table:formula="of:=[.B7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8];[Entrada.$A$8:.$C$1606];3;0)) = 1; 0;VLOOKUP([.D7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7</text:p>
          </table:table-cell>
          <table:table-cell/>
          <table:table-cell/>
          <table:table-cell table:style-name="ce5" office:value-type="string">
            <text:p>19,17</text:p>
          </table:table-cell>
          <table:table-cell table:style-name="ce16" table:formula="of:=IF(ISNA(VLOOKUP([.D739];[Entrada.$A$8:.$B$1605];2;0)) = 1; 0;VLOOKUP([.D739];[Entrada.$A$8:.$B$1605];2;0))" office:value-type="float" office:value="0">
            <text:p>0</text:p>
          </table:table-cell>
          <table:table-cell table:formula="of:=IF(ISNA(VLOOKUP([.D739];[Entrada.$A$8:.$D$1605];4;0)) = 1; 0;VLOOKUP([.D739];[Entrada.$A$8:.$D$1605];4;0))" office:value-type="float" office:value="0">
            <text:p>0</text:p>
          </table:table-cell>
          <table:table-cell table:number-columns-repeated="21"/>
          <table:table-cell table:style-name="ce23" table:formula="of:=[.B7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39];[Entrada.$A$8:.$C$1606];3;0)) = 1; 0;VLOOKUP([.D7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8</text:p>
          </table:table-cell>
          <table:table-cell/>
          <table:table-cell/>
          <table:table-cell table:style-name="ce5" office:value-type="string">
            <text:p>19,18</text:p>
          </table:table-cell>
          <table:table-cell table:style-name="ce16" table:formula="of:=IF(ISNA(VLOOKUP([.D740];[Entrada.$A$8:.$B$1605];2;0)) = 1; 0;VLOOKUP([.D740];[Entrada.$A$8:.$B$1605];2;0))" office:value-type="float" office:value="0">
            <text:p>0</text:p>
          </table:table-cell>
          <table:table-cell table:formula="of:=IF(ISNA(VLOOKUP([.D740];[Entrada.$A$8:.$D$1605];4;0)) = 1; 0;VLOOKUP([.D740];[Entrada.$A$8:.$D$1605];4;0))" office:value-type="float" office:value="0">
            <text:p>0</text:p>
          </table:table-cell>
          <table:table-cell table:number-columns-repeated="21"/>
          <table:table-cell table:style-name="ce23" table:formula="of:=[.B7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0];[Entrada.$A$8:.$C$1606];3;0)) = 1; 0;VLOOKUP([.D7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19</text:p>
          </table:table-cell>
          <table:table-cell/>
          <table:table-cell/>
          <table:table-cell table:style-name="ce5" office:value-type="string">
            <text:p>19,19</text:p>
          </table:table-cell>
          <table:table-cell table:style-name="ce16" table:formula="of:=IF(ISNA(VLOOKUP([.D741];[Entrada.$A$8:.$B$1605];2;0)) = 1; 0;VLOOKUP([.D741];[Entrada.$A$8:.$B$1605];2;0))" office:value-type="float" office:value="0">
            <text:p>0</text:p>
          </table:table-cell>
          <table:table-cell table:formula="of:=IF(ISNA(VLOOKUP([.D741];[Entrada.$A$8:.$D$1605];4;0)) = 1; 0;VLOOKUP([.D741];[Entrada.$A$8:.$D$1605];4;0))" office:value-type="float" office:value="0">
            <text:p>0</text:p>
          </table:table-cell>
          <table:table-cell table:number-columns-repeated="21"/>
          <table:table-cell table:style-name="ce23" table:formula="of:=[.B7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1];[Entrada.$A$8:.$C$1606];3;0)) = 1; 0;VLOOKUP([.D7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0</text:p>
          </table:table-cell>
          <table:table-cell/>
          <table:table-cell/>
          <table:table-cell table:style-name="ce5" office:value-type="string">
            <text:p>19,20</text:p>
          </table:table-cell>
          <table:table-cell table:style-name="ce16" table:formula="of:=IF(ISNA(VLOOKUP([.D742];[Entrada.$A$8:.$B$1605];2;0)) = 1; 0;VLOOKUP([.D742];[Entrada.$A$8:.$B$1605];2;0))" office:value-type="float" office:value="0">
            <text:p>0</text:p>
          </table:table-cell>
          <table:table-cell table:formula="of:=IF(ISNA(VLOOKUP([.D742];[Entrada.$A$8:.$D$1605];4;0)) = 1; 0;VLOOKUP([.D742];[Entrada.$A$8:.$D$1605];4;0))" office:value-type="float" office:value="0">
            <text:p>0</text:p>
          </table:table-cell>
          <table:table-cell table:number-columns-repeated="21"/>
          <table:table-cell table:style-name="ce23" table:formula="of:=[.B7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2];[Entrada.$A$8:.$C$1606];3;0)) = 1; 0;VLOOKUP([.D7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1</text:p>
          </table:table-cell>
          <table:table-cell/>
          <table:table-cell/>
          <table:table-cell table:style-name="ce5" office:value-type="string">
            <text:p>19,21</text:p>
          </table:table-cell>
          <table:table-cell table:style-name="ce16" table:formula="of:=IF(ISNA(VLOOKUP([.D743];[Entrada.$A$8:.$B$1605];2;0)) = 1; 0;VLOOKUP([.D743];[Entrada.$A$8:.$B$1605];2;0))" office:value-type="float" office:value="0">
            <text:p>0</text:p>
          </table:table-cell>
          <table:table-cell table:formula="of:=IF(ISNA(VLOOKUP([.D743];[Entrada.$A$8:.$D$1605];4;0)) = 1; 0;VLOOKUP([.D743];[Entrada.$A$8:.$D$1605];4;0))" office:value-type="float" office:value="0">
            <text:p>0</text:p>
          </table:table-cell>
          <table:table-cell table:number-columns-repeated="21"/>
          <table:table-cell table:style-name="ce23" table:formula="of:=[.B7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3];[Entrada.$A$8:.$C$1606];3;0)) = 1; 0;VLOOKUP([.D7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2</text:p>
          </table:table-cell>
          <table:table-cell/>
          <table:table-cell/>
          <table:table-cell table:style-name="ce5" office:value-type="string">
            <text:p>19,22</text:p>
          </table:table-cell>
          <table:table-cell table:style-name="ce16" table:formula="of:=IF(ISNA(VLOOKUP([.D744];[Entrada.$A$8:.$B$1605];2;0)) = 1; 0;VLOOKUP([.D744];[Entrada.$A$8:.$B$1605];2;0))" office:value-type="float" office:value="0">
            <text:p>0</text:p>
          </table:table-cell>
          <table:table-cell table:formula="of:=IF(ISNA(VLOOKUP([.D744];[Entrada.$A$8:.$D$1605];4;0)) = 1; 0;VLOOKUP([.D744];[Entrada.$A$8:.$D$1605];4;0))" office:value-type="float" office:value="0">
            <text:p>0</text:p>
          </table:table-cell>
          <table:table-cell table:number-columns-repeated="21"/>
          <table:table-cell table:style-name="ce23" table:formula="of:=[.B7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4];[Entrada.$A$8:.$C$1606];3;0)) = 1; 0;VLOOKUP([.D7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3</text:p>
          </table:table-cell>
          <table:table-cell/>
          <table:table-cell/>
          <table:table-cell table:style-name="ce5" office:value-type="string">
            <text:p>19,23</text:p>
          </table:table-cell>
          <table:table-cell table:style-name="ce16" table:formula="of:=IF(ISNA(VLOOKUP([.D745];[Entrada.$A$8:.$B$1605];2;0)) = 1; 0;VLOOKUP([.D745];[Entrada.$A$8:.$B$1605];2;0))" office:value-type="float" office:value="0">
            <text:p>0</text:p>
          </table:table-cell>
          <table:table-cell table:formula="of:=IF(ISNA(VLOOKUP([.D745];[Entrada.$A$8:.$D$1605];4;0)) = 1; 0;VLOOKUP([.D745];[Entrada.$A$8:.$D$1605];4;0))" office:value-type="float" office:value="0">
            <text:p>0</text:p>
          </table:table-cell>
          <table:table-cell table:number-columns-repeated="21"/>
          <table:table-cell table:style-name="ce23" table:formula="of:=[.B7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5];[Entrada.$A$8:.$C$1606];3;0)) = 1; 0;VLOOKUP([.D7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4</text:p>
          </table:table-cell>
          <table:table-cell/>
          <table:table-cell/>
          <table:table-cell table:style-name="ce5" office:value-type="string">
            <text:p>19,24</text:p>
          </table:table-cell>
          <table:table-cell table:style-name="ce16" table:formula="of:=IF(ISNA(VLOOKUP([.D746];[Entrada.$A$8:.$B$1605];2;0)) = 1; 0;VLOOKUP([.D746];[Entrada.$A$8:.$B$1605];2;0))" office:value-type="float" office:value="0">
            <text:p>0</text:p>
          </table:table-cell>
          <table:table-cell table:formula="of:=IF(ISNA(VLOOKUP([.D746];[Entrada.$A$8:.$D$1605];4;0)) = 1; 0;VLOOKUP([.D746];[Entrada.$A$8:.$D$1605];4;0))" office:value-type="float" office:value="0">
            <text:p>0</text:p>
          </table:table-cell>
          <table:table-cell table:number-columns-repeated="21"/>
          <table:table-cell table:style-name="ce23" table:formula="of:=[.B7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6];[Entrada.$A$8:.$C$1606];3;0)) = 1; 0;VLOOKUP([.D7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5</text:p>
          </table:table-cell>
          <table:table-cell/>
          <table:table-cell/>
          <table:table-cell table:style-name="ce5" office:value-type="string">
            <text:p>19,25</text:p>
          </table:table-cell>
          <table:table-cell table:style-name="ce16" table:formula="of:=IF(ISNA(VLOOKUP([.D747];[Entrada.$A$8:.$B$1605];2;0)) = 1; 0;VLOOKUP([.D747];[Entrada.$A$8:.$B$1605];2;0))" office:value-type="float" office:value="0">
            <text:p>0</text:p>
          </table:table-cell>
          <table:table-cell table:formula="of:=IF(ISNA(VLOOKUP([.D747];[Entrada.$A$8:.$D$1605];4;0)) = 1; 0;VLOOKUP([.D747];[Entrada.$A$8:.$D$1605];4;0))" office:value-type="float" office:value="0">
            <text:p>0</text:p>
          </table:table-cell>
          <table:table-cell table:number-columns-repeated="21"/>
          <table:table-cell table:style-name="ce23" table:formula="of:=[.B7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7];[Entrada.$A$8:.$C$1606];3;0)) = 1; 0;VLOOKUP([.D7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6</text:p>
          </table:table-cell>
          <table:table-cell/>
          <table:table-cell/>
          <table:table-cell table:style-name="ce5" office:value-type="string">
            <text:p>19,26</text:p>
          </table:table-cell>
          <table:table-cell table:style-name="ce16" table:formula="of:=IF(ISNA(VLOOKUP([.D748];[Entrada.$A$8:.$B$1605];2;0)) = 1; 0;VLOOKUP([.D748];[Entrada.$A$8:.$B$1605];2;0))" office:value-type="float" office:value="0">
            <text:p>0</text:p>
          </table:table-cell>
          <table:table-cell table:formula="of:=IF(ISNA(VLOOKUP([.D748];[Entrada.$A$8:.$D$1605];4;0)) = 1; 0;VLOOKUP([.D748];[Entrada.$A$8:.$D$1605];4;0))" office:value-type="float" office:value="0">
            <text:p>0</text:p>
          </table:table-cell>
          <table:table-cell table:number-columns-repeated="21"/>
          <table:table-cell table:style-name="ce23" table:formula="of:=[.B7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8];[Entrada.$A$8:.$C$1606];3;0)) = 1; 0;VLOOKUP([.D7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7</text:p>
          </table:table-cell>
          <table:table-cell/>
          <table:table-cell/>
          <table:table-cell table:style-name="ce5" office:value-type="string">
            <text:p>19,27</text:p>
          </table:table-cell>
          <table:table-cell table:style-name="ce16" table:formula="of:=IF(ISNA(VLOOKUP([.D749];[Entrada.$A$8:.$B$1605];2;0)) = 1; 0;VLOOKUP([.D749];[Entrada.$A$8:.$B$1605];2;0))" office:value-type="float" office:value="0">
            <text:p>0</text:p>
          </table:table-cell>
          <table:table-cell table:formula="of:=IF(ISNA(VLOOKUP([.D749];[Entrada.$A$8:.$D$1605];4;0)) = 1; 0;VLOOKUP([.D749];[Entrada.$A$8:.$D$1605];4;0))" office:value-type="float" office:value="0">
            <text:p>0</text:p>
          </table:table-cell>
          <table:table-cell table:number-columns-repeated="21"/>
          <table:table-cell table:style-name="ce23" table:formula="of:=[.B7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49];[Entrada.$A$8:.$C$1606];3;0)) = 1; 0;VLOOKUP([.D7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8</text:p>
          </table:table-cell>
          <table:table-cell/>
          <table:table-cell/>
          <table:table-cell table:style-name="ce5" office:value-type="string">
            <text:p>19,28</text:p>
          </table:table-cell>
          <table:table-cell table:style-name="ce16" table:formula="of:=IF(ISNA(VLOOKUP([.D750];[Entrada.$A$8:.$B$1605];2;0)) = 1; 0;VLOOKUP([.D750];[Entrada.$A$8:.$B$1605];2;0))" office:value-type="float" office:value="0">
            <text:p>0</text:p>
          </table:table-cell>
          <table:table-cell table:formula="of:=IF(ISNA(VLOOKUP([.D750];[Entrada.$A$8:.$D$1605];4;0)) = 1; 0;VLOOKUP([.D750];[Entrada.$A$8:.$D$1605];4;0))" office:value-type="float" office:value="0">
            <text:p>0</text:p>
          </table:table-cell>
          <table:table-cell table:number-columns-repeated="21"/>
          <table:table-cell table:style-name="ce23" table:formula="of:=[.B7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0];[Entrada.$A$8:.$C$1606];3;0)) = 1; 0;VLOOKUP([.D7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29</text:p>
          </table:table-cell>
          <table:table-cell/>
          <table:table-cell/>
          <table:table-cell table:style-name="ce5" office:value-type="string">
            <text:p>19,29</text:p>
          </table:table-cell>
          <table:table-cell table:style-name="ce16" table:formula="of:=IF(ISNA(VLOOKUP([.D751];[Entrada.$A$8:.$B$1605];2;0)) = 1; 0;VLOOKUP([.D751];[Entrada.$A$8:.$B$1605];2;0))" office:value-type="float" office:value="0">
            <text:p>0</text:p>
          </table:table-cell>
          <table:table-cell table:formula="of:=IF(ISNA(VLOOKUP([.D751];[Entrada.$A$8:.$D$1605];4;0)) = 1; 0;VLOOKUP([.D751];[Entrada.$A$8:.$D$1605];4;0))" office:value-type="float" office:value="0">
            <text:p>0</text:p>
          </table:table-cell>
          <table:table-cell table:number-columns-repeated="21"/>
          <table:table-cell table:style-name="ce23" table:formula="of:=[.B7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1];[Entrada.$A$8:.$C$1606];3;0)) = 1; 0;VLOOKUP([.D7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0</text:p>
          </table:table-cell>
          <table:table-cell/>
          <table:table-cell/>
          <table:table-cell table:style-name="ce5" office:value-type="string">
            <text:p>19,30</text:p>
          </table:table-cell>
          <table:table-cell table:style-name="ce16" table:formula="of:=IF(ISNA(VLOOKUP([.D752];[Entrada.$A$8:.$B$1605];2;0)) = 1; 0;VLOOKUP([.D752];[Entrada.$A$8:.$B$1605];2;0))" office:value-type="float" office:value="0">
            <text:p>0</text:p>
          </table:table-cell>
          <table:table-cell table:formula="of:=IF(ISNA(VLOOKUP([.D752];[Entrada.$A$8:.$D$1605];4;0)) = 1; 0;VLOOKUP([.D752];[Entrada.$A$8:.$D$1605];4;0))" office:value-type="float" office:value="0">
            <text:p>0</text:p>
          </table:table-cell>
          <table:table-cell table:number-columns-repeated="21"/>
          <table:table-cell table:style-name="ce23" table:formula="of:=[.B7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2];[Entrada.$A$8:.$C$1606];3;0)) = 1; 0;VLOOKUP([.D7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1</text:p>
          </table:table-cell>
          <table:table-cell/>
          <table:table-cell/>
          <table:table-cell table:style-name="ce5" office:value-type="string">
            <text:p>19,31</text:p>
          </table:table-cell>
          <table:table-cell table:style-name="ce16" table:formula="of:=IF(ISNA(VLOOKUP([.D753];[Entrada.$A$8:.$B$1605];2;0)) = 1; 0;VLOOKUP([.D753];[Entrada.$A$8:.$B$1605];2;0))" office:value-type="float" office:value="0">
            <text:p>0</text:p>
          </table:table-cell>
          <table:table-cell table:formula="of:=IF(ISNA(VLOOKUP([.D753];[Entrada.$A$8:.$D$1605];4;0)) = 1; 0;VLOOKUP([.D753];[Entrada.$A$8:.$D$1605];4;0))" office:value-type="float" office:value="0">
            <text:p>0</text:p>
          </table:table-cell>
          <table:table-cell table:number-columns-repeated="21"/>
          <table:table-cell table:style-name="ce23" table:formula="of:=[.B7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3];[Entrada.$A$8:.$C$1606];3;0)) = 1; 0;VLOOKUP([.D7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2</text:p>
          </table:table-cell>
          <table:table-cell/>
          <table:table-cell/>
          <table:table-cell table:style-name="ce5" office:value-type="string">
            <text:p>19,32</text:p>
          </table:table-cell>
          <table:table-cell table:style-name="ce16" table:formula="of:=IF(ISNA(VLOOKUP([.D754];[Entrada.$A$8:.$B$1605];2;0)) = 1; 0;VLOOKUP([.D754];[Entrada.$A$8:.$B$1605];2;0))" office:value-type="float" office:value="0">
            <text:p>0</text:p>
          </table:table-cell>
          <table:table-cell table:formula="of:=IF(ISNA(VLOOKUP([.D754];[Entrada.$A$8:.$D$1605];4;0)) = 1; 0;VLOOKUP([.D754];[Entrada.$A$8:.$D$1605];4;0))" office:value-type="float" office:value="0">
            <text:p>0</text:p>
          </table:table-cell>
          <table:table-cell table:number-columns-repeated="21"/>
          <table:table-cell table:style-name="ce23" table:formula="of:=[.B7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4];[Entrada.$A$8:.$C$1606];3;0)) = 1; 0;VLOOKUP([.D7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3</text:p>
          </table:table-cell>
          <table:table-cell/>
          <table:table-cell/>
          <table:table-cell table:style-name="ce5" office:value-type="string">
            <text:p>19,33</text:p>
          </table:table-cell>
          <table:table-cell table:style-name="ce16" table:formula="of:=IF(ISNA(VLOOKUP([.D755];[Entrada.$A$8:.$B$1605];2;0)) = 1; 0;VLOOKUP([.D755];[Entrada.$A$8:.$B$1605];2;0))" office:value-type="float" office:value="0">
            <text:p>0</text:p>
          </table:table-cell>
          <table:table-cell table:formula="of:=IF(ISNA(VLOOKUP([.D755];[Entrada.$A$8:.$D$1605];4;0)) = 1; 0;VLOOKUP([.D755];[Entrada.$A$8:.$D$1605];4;0))" office:value-type="float" office:value="0">
            <text:p>0</text:p>
          </table:table-cell>
          <table:table-cell table:number-columns-repeated="21"/>
          <table:table-cell table:style-name="ce23" table:formula="of:=[.B7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5];[Entrada.$A$8:.$C$1606];3;0)) = 1; 0;VLOOKUP([.D7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4</text:p>
          </table:table-cell>
          <table:table-cell/>
          <table:table-cell/>
          <table:table-cell table:style-name="ce5" office:value-type="string">
            <text:p>19,34</text:p>
          </table:table-cell>
          <table:table-cell table:style-name="ce16" table:formula="of:=IF(ISNA(VLOOKUP([.D756];[Entrada.$A$8:.$B$1605];2;0)) = 1; 0;VLOOKUP([.D756];[Entrada.$A$8:.$B$1605];2;0))" office:value-type="float" office:value="0">
            <text:p>0</text:p>
          </table:table-cell>
          <table:table-cell table:formula="of:=IF(ISNA(VLOOKUP([.D756];[Entrada.$A$8:.$D$1605];4;0)) = 1; 0;VLOOKUP([.D756];[Entrada.$A$8:.$D$1605];4;0))" office:value-type="float" office:value="0">
            <text:p>0</text:p>
          </table:table-cell>
          <table:table-cell table:number-columns-repeated="21"/>
          <table:table-cell table:style-name="ce23" table:formula="of:=[.B7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6];[Entrada.$A$8:.$C$1606];3;0)) = 1; 0;VLOOKUP([.D7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5</text:p>
          </table:table-cell>
          <table:table-cell/>
          <table:table-cell/>
          <table:table-cell table:style-name="ce5" office:value-type="string">
            <text:p>19,35</text:p>
          </table:table-cell>
          <table:table-cell table:style-name="ce16" table:formula="of:=IF(ISNA(VLOOKUP([.D757];[Entrada.$A$8:.$B$1605];2;0)) = 1; 0;VLOOKUP([.D757];[Entrada.$A$8:.$B$1605];2;0))" office:value-type="float" office:value="0">
            <text:p>0</text:p>
          </table:table-cell>
          <table:table-cell table:formula="of:=IF(ISNA(VLOOKUP([.D757];[Entrada.$A$8:.$D$1605];4;0)) = 1; 0;VLOOKUP([.D757];[Entrada.$A$8:.$D$1605];4;0))" office:value-type="float" office:value="0">
            <text:p>0</text:p>
          </table:table-cell>
          <table:table-cell table:number-columns-repeated="21"/>
          <table:table-cell table:style-name="ce23" table:formula="of:=[.B7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7];[Entrada.$A$8:.$C$1606];3;0)) = 1; 0;VLOOKUP([.D7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6</text:p>
          </table:table-cell>
          <table:table-cell/>
          <table:table-cell/>
          <table:table-cell table:style-name="ce5" office:value-type="string">
            <text:p>19,36</text:p>
          </table:table-cell>
          <table:table-cell table:style-name="ce16" table:formula="of:=IF(ISNA(VLOOKUP([.D758];[Entrada.$A$8:.$B$1605];2;0)) = 1; 0;VLOOKUP([.D758];[Entrada.$A$8:.$B$1605];2;0))" office:value-type="float" office:value="0">
            <text:p>0</text:p>
          </table:table-cell>
          <table:table-cell table:formula="of:=IF(ISNA(VLOOKUP([.D758];[Entrada.$A$8:.$D$1605];4;0)) = 1; 0;VLOOKUP([.D758];[Entrada.$A$8:.$D$1605];4;0))" office:value-type="float" office:value="0">
            <text:p>0</text:p>
          </table:table-cell>
          <table:table-cell table:number-columns-repeated="21"/>
          <table:table-cell table:style-name="ce23" table:formula="of:=[.B7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8];[Entrada.$A$8:.$C$1606];3;0)) = 1; 0;VLOOKUP([.D7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7</text:p>
          </table:table-cell>
          <table:table-cell/>
          <table:table-cell/>
          <table:table-cell table:style-name="ce5" office:value-type="string">
            <text:p>19,37</text:p>
          </table:table-cell>
          <table:table-cell table:style-name="ce16" table:formula="of:=IF(ISNA(VLOOKUP([.D759];[Entrada.$A$8:.$B$1605];2;0)) = 1; 0;VLOOKUP([.D759];[Entrada.$A$8:.$B$1605];2;0))" office:value-type="float" office:value="0">
            <text:p>0</text:p>
          </table:table-cell>
          <table:table-cell table:formula="of:=IF(ISNA(VLOOKUP([.D759];[Entrada.$A$8:.$D$1605];4;0)) = 1; 0;VLOOKUP([.D759];[Entrada.$A$8:.$D$1605];4;0))" office:value-type="float" office:value="0">
            <text:p>0</text:p>
          </table:table-cell>
          <table:table-cell table:number-columns-repeated="21"/>
          <table:table-cell table:style-name="ce23" table:formula="of:=[.B7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59];[Entrada.$A$8:.$C$1606];3;0)) = 1; 0;VLOOKUP([.D7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8</text:p>
          </table:table-cell>
          <table:table-cell/>
          <table:table-cell/>
          <table:table-cell table:style-name="ce5" office:value-type="string">
            <text:p>19,38</text:p>
          </table:table-cell>
          <table:table-cell table:style-name="ce16" table:formula="of:=IF(ISNA(VLOOKUP([.D760];[Entrada.$A$8:.$B$1605];2;0)) = 1; 0;VLOOKUP([.D760];[Entrada.$A$8:.$B$1605];2;0))" office:value-type="float" office:value="0">
            <text:p>0</text:p>
          </table:table-cell>
          <table:table-cell table:formula="of:=IF(ISNA(VLOOKUP([.D760];[Entrada.$A$8:.$D$1605];4;0)) = 1; 0;VLOOKUP([.D760];[Entrada.$A$8:.$D$1605];4;0))" office:value-type="float" office:value="0">
            <text:p>0</text:p>
          </table:table-cell>
          <table:table-cell table:number-columns-repeated="21"/>
          <table:table-cell table:style-name="ce23" table:formula="of:=[.B7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0];[Entrada.$A$8:.$C$1606];3;0)) = 1; 0;VLOOKUP([.D7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39</text:p>
          </table:table-cell>
          <table:table-cell/>
          <table:table-cell/>
          <table:table-cell table:style-name="ce5" office:value-type="string">
            <text:p>19,39</text:p>
          </table:table-cell>
          <table:table-cell table:style-name="ce16" table:formula="of:=IF(ISNA(VLOOKUP([.D761];[Entrada.$A$8:.$B$1605];2;0)) = 1; 0;VLOOKUP([.D761];[Entrada.$A$8:.$B$1605];2;0))" office:value-type="float" office:value="0">
            <text:p>0</text:p>
          </table:table-cell>
          <table:table-cell table:formula="of:=IF(ISNA(VLOOKUP([.D761];[Entrada.$A$8:.$D$1605];4;0)) = 1; 0;VLOOKUP([.D761];[Entrada.$A$8:.$D$1605];4;0))" office:value-type="float" office:value="0">
            <text:p>0</text:p>
          </table:table-cell>
          <table:table-cell table:number-columns-repeated="21"/>
          <table:table-cell table:style-name="ce23" table:formula="of:=[.B7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1];[Entrada.$A$8:.$C$1606];3;0)) = 1; 0;VLOOKUP([.D7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19,40</text:p>
          </table:table-cell>
          <table:table-cell/>
          <table:table-cell/>
          <table:table-cell table:style-name="ce5" office:value-type="string">
            <text:p>19,40</text:p>
          </table:table-cell>
          <table:table-cell table:style-name="ce16" table:formula="of:=IF(ISNA(VLOOKUP([.D762];[Entrada.$A$8:.$B$1605];2;0)) = 1; 0;VLOOKUP([.D762];[Entrada.$A$8:.$B$1605];2;0))" office:value-type="float" office:value="0">
            <text:p>0</text:p>
          </table:table-cell>
          <table:table-cell table:formula="of:=IF(ISNA(VLOOKUP([.D762];[Entrada.$A$8:.$D$1605];4;0)) = 1; 0;VLOOKUP([.D762];[Entrada.$A$8:.$D$1605];4;0))" office:value-type="float" office:value="0">
            <text:p>0</text:p>
          </table:table-cell>
          <table:table-cell table:number-columns-repeated="21"/>
          <table:table-cell table:style-name="ce23" table:formula="of:=[.B7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2];[Entrada.$A$8:.$C$1606];3;0)) = 1; 0;VLOOKUP([.D7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</text:p>
          </table:table-cell>
          <table:table-cell/>
          <table:table-cell/>
          <table:table-cell table:style-name="ce5" office:value-type="string">
            <text:p>20,1</text:p>
          </table:table-cell>
          <table:table-cell table:style-name="ce16" table:formula="of:=IF(ISNA(VLOOKUP([.D763];[Entrada.$A$8:.$B$1605];2;0)) = 1; 0;VLOOKUP([.D763];[Entrada.$A$8:.$B$1605];2;0))" office:value-type="float" office:value="0">
            <text:p>0</text:p>
          </table:table-cell>
          <table:table-cell table:formula="of:=IF(ISNA(VLOOKUP([.D763];[Entrada.$A$8:.$D$1605];4;0)) = 1; 0;VLOOKUP([.D763];[Entrada.$A$8:.$D$1605];4;0))" office:value-type="float" office:value="0">
            <text:p>0</text:p>
          </table:table-cell>
          <table:table-cell table:number-columns-repeated="21"/>
          <table:table-cell table:style-name="ce23" table:formula="of:=[.B7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3];[Entrada.$A$8:.$C$1606];3;0)) = 1; 0;VLOOKUP([.D7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</text:p>
          </table:table-cell>
          <table:table-cell/>
          <table:table-cell/>
          <table:table-cell table:style-name="ce5" office:value-type="string">
            <text:p>20,2</text:p>
          </table:table-cell>
          <table:table-cell table:style-name="ce16" table:formula="of:=IF(ISNA(VLOOKUP([.D764];[Entrada.$A$8:.$B$1605];2;0)) = 1; 0;VLOOKUP([.D764];[Entrada.$A$8:.$B$1605];2;0))" office:value-type="float" office:value="0">
            <text:p>0</text:p>
          </table:table-cell>
          <table:table-cell table:formula="of:=IF(ISNA(VLOOKUP([.D764];[Entrada.$A$8:.$D$1605];4;0)) = 1; 0;VLOOKUP([.D764];[Entrada.$A$8:.$D$1605];4;0))" office:value-type="float" office:value="0">
            <text:p>0</text:p>
          </table:table-cell>
          <table:table-cell table:number-columns-repeated="21"/>
          <table:table-cell table:style-name="ce23" table:formula="of:=[.B7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4];[Entrada.$A$8:.$C$1606];3;0)) = 1; 0;VLOOKUP([.D7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</text:p>
          </table:table-cell>
          <table:table-cell/>
          <table:table-cell/>
          <table:table-cell table:style-name="ce5" office:value-type="string">
            <text:p>20,3</text:p>
          </table:table-cell>
          <table:table-cell table:style-name="ce16" table:formula="of:=IF(ISNA(VLOOKUP([.D765];[Entrada.$A$8:.$B$1605];2;0)) = 1; 0;VLOOKUP([.D765];[Entrada.$A$8:.$B$1605];2;0))" office:value-type="float" office:value="0">
            <text:p>0</text:p>
          </table:table-cell>
          <table:table-cell table:formula="of:=IF(ISNA(VLOOKUP([.D765];[Entrada.$A$8:.$D$1605];4;0)) = 1; 0;VLOOKUP([.D765];[Entrada.$A$8:.$D$1605];4;0))" office:value-type="float" office:value="0">
            <text:p>0</text:p>
          </table:table-cell>
          <table:table-cell table:number-columns-repeated="21"/>
          <table:table-cell table:style-name="ce23" table:formula="of:=[.B7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5];[Entrada.$A$8:.$C$1606];3;0)) = 1; 0;VLOOKUP([.D7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4</text:p>
          </table:table-cell>
          <table:table-cell/>
          <table:table-cell/>
          <table:table-cell table:style-name="ce5" office:value-type="string">
            <text:p>20,4</text:p>
          </table:table-cell>
          <table:table-cell table:style-name="ce16" table:formula="of:=IF(ISNA(VLOOKUP([.D766];[Entrada.$A$8:.$B$1605];2;0)) = 1; 0;VLOOKUP([.D766];[Entrada.$A$8:.$B$1605];2;0))" office:value-type="float" office:value="0">
            <text:p>0</text:p>
          </table:table-cell>
          <table:table-cell table:formula="of:=IF(ISNA(VLOOKUP([.D766];[Entrada.$A$8:.$D$1605];4;0)) = 1; 0;VLOOKUP([.D766];[Entrada.$A$8:.$D$1605];4;0))" office:value-type="float" office:value="0">
            <text:p>0</text:p>
          </table:table-cell>
          <table:table-cell table:number-columns-repeated="21"/>
          <table:table-cell table:style-name="ce23" table:formula="of:=[.B7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6];[Entrada.$A$8:.$C$1606];3;0)) = 1; 0;VLOOKUP([.D7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5</text:p>
          </table:table-cell>
          <table:table-cell/>
          <table:table-cell/>
          <table:table-cell table:style-name="ce5" office:value-type="string">
            <text:p>20,5</text:p>
          </table:table-cell>
          <table:table-cell table:style-name="ce16" table:formula="of:=IF(ISNA(VLOOKUP([.D767];[Entrada.$A$8:.$B$1605];2;0)) = 1; 0;VLOOKUP([.D767];[Entrada.$A$8:.$B$1605];2;0))" office:value-type="float" office:value="0">
            <text:p>0</text:p>
          </table:table-cell>
          <table:table-cell table:formula="of:=IF(ISNA(VLOOKUP([.D767];[Entrada.$A$8:.$D$1605];4;0)) = 1; 0;VLOOKUP([.D767];[Entrada.$A$8:.$D$1605];4;0))" office:value-type="float" office:value="0">
            <text:p>0</text:p>
          </table:table-cell>
          <table:table-cell table:number-columns-repeated="21"/>
          <table:table-cell table:style-name="ce23" table:formula="of:=[.B7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7];[Entrada.$A$8:.$C$1606];3;0)) = 1; 0;VLOOKUP([.D7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6</text:p>
          </table:table-cell>
          <table:table-cell/>
          <table:table-cell/>
          <table:table-cell table:style-name="ce5" office:value-type="string">
            <text:p>20,6</text:p>
          </table:table-cell>
          <table:table-cell table:style-name="ce16" table:formula="of:=IF(ISNA(VLOOKUP([.D768];[Entrada.$A$8:.$B$1605];2;0)) = 1; 0;VLOOKUP([.D768];[Entrada.$A$8:.$B$1605];2;0))" office:value-type="float" office:value="0">
            <text:p>0</text:p>
          </table:table-cell>
          <table:table-cell table:formula="of:=IF(ISNA(VLOOKUP([.D768];[Entrada.$A$8:.$D$1605];4;0)) = 1; 0;VLOOKUP([.D768];[Entrada.$A$8:.$D$1605];4;0))" office:value-type="float" office:value="0">
            <text:p>0</text:p>
          </table:table-cell>
          <table:table-cell table:number-columns-repeated="21"/>
          <table:table-cell table:style-name="ce23" table:formula="of:=[.B7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8];[Entrada.$A$8:.$C$1606];3;0)) = 1; 0;VLOOKUP([.D7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7</text:p>
          </table:table-cell>
          <table:table-cell/>
          <table:table-cell/>
          <table:table-cell table:style-name="ce5" office:value-type="string">
            <text:p>20,7</text:p>
          </table:table-cell>
          <table:table-cell table:style-name="ce16" table:formula="of:=IF(ISNA(VLOOKUP([.D769];[Entrada.$A$8:.$B$1605];2;0)) = 1; 0;VLOOKUP([.D769];[Entrada.$A$8:.$B$1605];2;0))" office:value-type="float" office:value="0">
            <text:p>0</text:p>
          </table:table-cell>
          <table:table-cell table:formula="of:=IF(ISNA(VLOOKUP([.D769];[Entrada.$A$8:.$D$1605];4;0)) = 1; 0;VLOOKUP([.D769];[Entrada.$A$8:.$D$1605];4;0))" office:value-type="float" office:value="0">
            <text:p>0</text:p>
          </table:table-cell>
          <table:table-cell table:number-columns-repeated="21"/>
          <table:table-cell table:style-name="ce23" table:formula="of:=[.B7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69];[Entrada.$A$8:.$C$1606];3;0)) = 1; 0;VLOOKUP([.D7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8</text:p>
          </table:table-cell>
          <table:table-cell/>
          <table:table-cell/>
          <table:table-cell table:style-name="ce5" office:value-type="string">
            <text:p>20,8</text:p>
          </table:table-cell>
          <table:table-cell table:style-name="ce16" table:formula="of:=IF(ISNA(VLOOKUP([.D770];[Entrada.$A$8:.$B$1605];2;0)) = 1; 0;VLOOKUP([.D770];[Entrada.$A$8:.$B$1605];2;0))" office:value-type="float" office:value="0">
            <text:p>0</text:p>
          </table:table-cell>
          <table:table-cell table:formula="of:=IF(ISNA(VLOOKUP([.D770];[Entrada.$A$8:.$D$1605];4;0)) = 1; 0;VLOOKUP([.D770];[Entrada.$A$8:.$D$1605];4;0))" office:value-type="float" office:value="0">
            <text:p>0</text:p>
          </table:table-cell>
          <table:table-cell table:number-columns-repeated="21"/>
          <table:table-cell table:style-name="ce23" table:formula="of:=[.B7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0];[Entrada.$A$8:.$C$1606];3;0)) = 1; 0;VLOOKUP([.D7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9</text:p>
          </table:table-cell>
          <table:table-cell/>
          <table:table-cell/>
          <table:table-cell table:style-name="ce5" office:value-type="string">
            <text:p>20,9</text:p>
          </table:table-cell>
          <table:table-cell table:style-name="ce16" table:formula="of:=IF(ISNA(VLOOKUP([.D771];[Entrada.$A$8:.$B$1605];2;0)) = 1; 0;VLOOKUP([.D771];[Entrada.$A$8:.$B$1605];2;0))" office:value-type="float" office:value="0">
            <text:p>0</text:p>
          </table:table-cell>
          <table:table-cell table:formula="of:=IF(ISNA(VLOOKUP([.D771];[Entrada.$A$8:.$D$1605];4;0)) = 1; 0;VLOOKUP([.D771];[Entrada.$A$8:.$D$1605];4;0))" office:value-type="float" office:value="0">
            <text:p>0</text:p>
          </table:table-cell>
          <table:table-cell table:number-columns-repeated="21"/>
          <table:table-cell table:style-name="ce23" table:formula="of:=[.B7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1];[Entrada.$A$8:.$C$1606];3;0)) = 1; 0;VLOOKUP([.D7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0</text:p>
          </table:table-cell>
          <table:table-cell/>
          <table:table-cell/>
          <table:table-cell table:style-name="ce5" office:value-type="string">
            <text:p>20,10</text:p>
          </table:table-cell>
          <table:table-cell table:style-name="ce16" table:formula="of:=IF(ISNA(VLOOKUP([.D772];[Entrada.$A$8:.$B$1605];2;0)) = 1; 0;VLOOKUP([.D772];[Entrada.$A$8:.$B$1605];2;0))" office:value-type="float" office:value="0">
            <text:p>0</text:p>
          </table:table-cell>
          <table:table-cell table:formula="of:=IF(ISNA(VLOOKUP([.D772];[Entrada.$A$8:.$D$1605];4;0)) = 1; 0;VLOOKUP([.D772];[Entrada.$A$8:.$D$1605];4;0))" office:value-type="float" office:value="0">
            <text:p>0</text:p>
          </table:table-cell>
          <table:table-cell table:number-columns-repeated="21"/>
          <table:table-cell table:style-name="ce23" table:formula="of:=[.B7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2];[Entrada.$A$8:.$C$1606];3;0)) = 1; 0;VLOOKUP([.D7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1</text:p>
          </table:table-cell>
          <table:table-cell/>
          <table:table-cell/>
          <table:table-cell table:style-name="ce5" office:value-type="string">
            <text:p>20,11</text:p>
          </table:table-cell>
          <table:table-cell table:style-name="ce16" table:formula="of:=IF(ISNA(VLOOKUP([.D773];[Entrada.$A$8:.$B$1605];2;0)) = 1; 0;VLOOKUP([.D773];[Entrada.$A$8:.$B$1605];2;0))" office:value-type="float" office:value="0">
            <text:p>0</text:p>
          </table:table-cell>
          <table:table-cell table:formula="of:=IF(ISNA(VLOOKUP([.D773];[Entrada.$A$8:.$D$1605];4;0)) = 1; 0;VLOOKUP([.D773];[Entrada.$A$8:.$D$1605];4;0))" office:value-type="float" office:value="0">
            <text:p>0</text:p>
          </table:table-cell>
          <table:table-cell table:number-columns-repeated="21"/>
          <table:table-cell table:style-name="ce23" table:formula="of:=[.B7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3];[Entrada.$A$8:.$C$1606];3;0)) = 1; 0;VLOOKUP([.D7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2</text:p>
          </table:table-cell>
          <table:table-cell/>
          <table:table-cell/>
          <table:table-cell table:style-name="ce5" office:value-type="string">
            <text:p>20,12</text:p>
          </table:table-cell>
          <table:table-cell table:style-name="ce16" table:formula="of:=IF(ISNA(VLOOKUP([.D774];[Entrada.$A$8:.$B$1605];2;0)) = 1; 0;VLOOKUP([.D774];[Entrada.$A$8:.$B$1605];2;0))" office:value-type="float" office:value="0">
            <text:p>0</text:p>
          </table:table-cell>
          <table:table-cell table:formula="of:=IF(ISNA(VLOOKUP([.D774];[Entrada.$A$8:.$D$1605];4;0)) = 1; 0;VLOOKUP([.D774];[Entrada.$A$8:.$D$1605];4;0))" office:value-type="float" office:value="0">
            <text:p>0</text:p>
          </table:table-cell>
          <table:table-cell table:number-columns-repeated="21"/>
          <table:table-cell table:style-name="ce23" table:formula="of:=[.B7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4];[Entrada.$A$8:.$C$1606];3;0)) = 1; 0;VLOOKUP([.D7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3</text:p>
          </table:table-cell>
          <table:table-cell/>
          <table:table-cell/>
          <table:table-cell table:style-name="ce5" office:value-type="string">
            <text:p>20,13</text:p>
          </table:table-cell>
          <table:table-cell table:style-name="ce16" table:formula="of:=IF(ISNA(VLOOKUP([.D775];[Entrada.$A$8:.$B$1605];2;0)) = 1; 0;VLOOKUP([.D775];[Entrada.$A$8:.$B$1605];2;0))" office:value-type="float" office:value="0">
            <text:p>0</text:p>
          </table:table-cell>
          <table:table-cell table:formula="of:=IF(ISNA(VLOOKUP([.D775];[Entrada.$A$8:.$D$1605];4;0)) = 1; 0;VLOOKUP([.D775];[Entrada.$A$8:.$D$1605];4;0))" office:value-type="float" office:value="0">
            <text:p>0</text:p>
          </table:table-cell>
          <table:table-cell table:number-columns-repeated="21"/>
          <table:table-cell table:style-name="ce23" table:formula="of:=[.B7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5];[Entrada.$A$8:.$C$1606];3;0)) = 1; 0;VLOOKUP([.D7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4</text:p>
          </table:table-cell>
          <table:table-cell/>
          <table:table-cell/>
          <table:table-cell table:style-name="ce5" office:value-type="string">
            <text:p>20,14</text:p>
          </table:table-cell>
          <table:table-cell table:style-name="ce16" table:formula="of:=IF(ISNA(VLOOKUP([.D776];[Entrada.$A$8:.$B$1605];2;0)) = 1; 0;VLOOKUP([.D776];[Entrada.$A$8:.$B$1605];2;0))" office:value-type="float" office:value="0">
            <text:p>0</text:p>
          </table:table-cell>
          <table:table-cell table:formula="of:=IF(ISNA(VLOOKUP([.D776];[Entrada.$A$8:.$D$1605];4;0)) = 1; 0;VLOOKUP([.D776];[Entrada.$A$8:.$D$1605];4;0))" office:value-type="float" office:value="0">
            <text:p>0</text:p>
          </table:table-cell>
          <table:table-cell table:number-columns-repeated="21"/>
          <table:table-cell table:style-name="ce23" table:formula="of:=[.B7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6];[Entrada.$A$8:.$C$1606];3;0)) = 1; 0;VLOOKUP([.D7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5</text:p>
          </table:table-cell>
          <table:table-cell/>
          <table:table-cell/>
          <table:table-cell table:style-name="ce5" office:value-type="string">
            <text:p>20,15</text:p>
          </table:table-cell>
          <table:table-cell table:style-name="ce16" table:formula="of:=IF(ISNA(VLOOKUP([.D777];[Entrada.$A$8:.$B$1605];2;0)) = 1; 0;VLOOKUP([.D777];[Entrada.$A$8:.$B$1605];2;0))" office:value-type="float" office:value="0">
            <text:p>0</text:p>
          </table:table-cell>
          <table:table-cell table:formula="of:=IF(ISNA(VLOOKUP([.D777];[Entrada.$A$8:.$D$1605];4;0)) = 1; 0;VLOOKUP([.D777];[Entrada.$A$8:.$D$1605];4;0))" office:value-type="float" office:value="0">
            <text:p>0</text:p>
          </table:table-cell>
          <table:table-cell table:number-columns-repeated="21"/>
          <table:table-cell table:style-name="ce23" table:formula="of:=[.B7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7];[Entrada.$A$8:.$C$1606];3;0)) = 1; 0;VLOOKUP([.D7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6</text:p>
          </table:table-cell>
          <table:table-cell/>
          <table:table-cell/>
          <table:table-cell table:style-name="ce5" office:value-type="string">
            <text:p>20,16</text:p>
          </table:table-cell>
          <table:table-cell table:style-name="ce16" table:formula="of:=IF(ISNA(VLOOKUP([.D778];[Entrada.$A$8:.$B$1605];2;0)) = 1; 0;VLOOKUP([.D778];[Entrada.$A$8:.$B$1605];2;0))" office:value-type="float" office:value="0">
            <text:p>0</text:p>
          </table:table-cell>
          <table:table-cell table:formula="of:=IF(ISNA(VLOOKUP([.D778];[Entrada.$A$8:.$D$1605];4;0)) = 1; 0;VLOOKUP([.D778];[Entrada.$A$8:.$D$1605];4;0))" office:value-type="float" office:value="0">
            <text:p>0</text:p>
          </table:table-cell>
          <table:table-cell table:number-columns-repeated="21"/>
          <table:table-cell table:style-name="ce23" table:formula="of:=[.B7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8];[Entrada.$A$8:.$C$1606];3;0)) = 1; 0;VLOOKUP([.D7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7</text:p>
          </table:table-cell>
          <table:table-cell/>
          <table:table-cell/>
          <table:table-cell table:style-name="ce5" office:value-type="string">
            <text:p>20,17</text:p>
          </table:table-cell>
          <table:table-cell table:style-name="ce16" table:formula="of:=IF(ISNA(VLOOKUP([.D779];[Entrada.$A$8:.$B$1605];2;0)) = 1; 0;VLOOKUP([.D779];[Entrada.$A$8:.$B$1605];2;0))" office:value-type="float" office:value="0">
            <text:p>0</text:p>
          </table:table-cell>
          <table:table-cell table:formula="of:=IF(ISNA(VLOOKUP([.D779];[Entrada.$A$8:.$D$1605];4;0)) = 1; 0;VLOOKUP([.D779];[Entrada.$A$8:.$D$1605];4;0))" office:value-type="float" office:value="0">
            <text:p>0</text:p>
          </table:table-cell>
          <table:table-cell table:number-columns-repeated="21"/>
          <table:table-cell table:style-name="ce23" table:formula="of:=[.B7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79];[Entrada.$A$8:.$C$1606];3;0)) = 1; 0;VLOOKUP([.D7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8</text:p>
          </table:table-cell>
          <table:table-cell/>
          <table:table-cell/>
          <table:table-cell table:style-name="ce5" office:value-type="string">
            <text:p>20,18</text:p>
          </table:table-cell>
          <table:table-cell table:style-name="ce16" table:formula="of:=IF(ISNA(VLOOKUP([.D780];[Entrada.$A$8:.$B$1605];2;0)) = 1; 0;VLOOKUP([.D780];[Entrada.$A$8:.$B$1605];2;0))" office:value-type="float" office:value="0">
            <text:p>0</text:p>
          </table:table-cell>
          <table:table-cell table:formula="of:=IF(ISNA(VLOOKUP([.D780];[Entrada.$A$8:.$D$1605];4;0)) = 1; 0;VLOOKUP([.D780];[Entrada.$A$8:.$D$1605];4;0))" office:value-type="float" office:value="0">
            <text:p>0</text:p>
          </table:table-cell>
          <table:table-cell table:number-columns-repeated="21"/>
          <table:table-cell table:style-name="ce23" table:formula="of:=[.B7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0];[Entrada.$A$8:.$C$1606];3;0)) = 1; 0;VLOOKUP([.D7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19</text:p>
          </table:table-cell>
          <table:table-cell/>
          <table:table-cell/>
          <table:table-cell table:style-name="ce5" office:value-type="string">
            <text:p>20,19</text:p>
          </table:table-cell>
          <table:table-cell table:style-name="ce16" table:formula="of:=IF(ISNA(VLOOKUP([.D781];[Entrada.$A$8:.$B$1605];2;0)) = 1; 0;VLOOKUP([.D781];[Entrada.$A$8:.$B$1605];2;0))" office:value-type="float" office:value="0">
            <text:p>0</text:p>
          </table:table-cell>
          <table:table-cell table:formula="of:=IF(ISNA(VLOOKUP([.D781];[Entrada.$A$8:.$D$1605];4;0)) = 1; 0;VLOOKUP([.D781];[Entrada.$A$8:.$D$1605];4;0))" office:value-type="float" office:value="0">
            <text:p>0</text:p>
          </table:table-cell>
          <table:table-cell table:number-columns-repeated="21"/>
          <table:table-cell table:style-name="ce23" table:formula="of:=[.B7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1];[Entrada.$A$8:.$C$1606];3;0)) = 1; 0;VLOOKUP([.D7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0</text:p>
          </table:table-cell>
          <table:table-cell/>
          <table:table-cell/>
          <table:table-cell table:style-name="ce5" office:value-type="string">
            <text:p>20,20</text:p>
          </table:table-cell>
          <table:table-cell table:style-name="ce16" table:formula="of:=IF(ISNA(VLOOKUP([.D782];[Entrada.$A$8:.$B$1605];2;0)) = 1; 0;VLOOKUP([.D782];[Entrada.$A$8:.$B$1605];2;0))" office:value-type="float" office:value="0">
            <text:p>0</text:p>
          </table:table-cell>
          <table:table-cell table:formula="of:=IF(ISNA(VLOOKUP([.D782];[Entrada.$A$8:.$D$1605];4;0)) = 1; 0;VLOOKUP([.D782];[Entrada.$A$8:.$D$1605];4;0))" office:value-type="float" office:value="0">
            <text:p>0</text:p>
          </table:table-cell>
          <table:table-cell table:number-columns-repeated="21"/>
          <table:table-cell table:style-name="ce23" table:formula="of:=[.B7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2];[Entrada.$A$8:.$C$1606];3;0)) = 1; 0;VLOOKUP([.D7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1</text:p>
          </table:table-cell>
          <table:table-cell/>
          <table:table-cell/>
          <table:table-cell table:style-name="ce5" office:value-type="string">
            <text:p>20,21</text:p>
          </table:table-cell>
          <table:table-cell table:style-name="ce16" table:formula="of:=IF(ISNA(VLOOKUP([.D783];[Entrada.$A$8:.$B$1605];2;0)) = 1; 0;VLOOKUP([.D783];[Entrada.$A$8:.$B$1605];2;0))" office:value-type="float" office:value="0">
            <text:p>0</text:p>
          </table:table-cell>
          <table:table-cell table:formula="of:=IF(ISNA(VLOOKUP([.D783];[Entrada.$A$8:.$D$1605];4;0)) = 1; 0;VLOOKUP([.D783];[Entrada.$A$8:.$D$1605];4;0))" office:value-type="float" office:value="0">
            <text:p>0</text:p>
          </table:table-cell>
          <table:table-cell table:number-columns-repeated="21"/>
          <table:table-cell table:style-name="ce23" table:formula="of:=[.B7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3];[Entrada.$A$8:.$C$1606];3;0)) = 1; 0;VLOOKUP([.D7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2</text:p>
          </table:table-cell>
          <table:table-cell/>
          <table:table-cell/>
          <table:table-cell table:style-name="ce5" office:value-type="string">
            <text:p>20,22</text:p>
          </table:table-cell>
          <table:table-cell table:style-name="ce16" table:formula="of:=IF(ISNA(VLOOKUP([.D784];[Entrada.$A$8:.$B$1605];2;0)) = 1; 0;VLOOKUP([.D784];[Entrada.$A$8:.$B$1605];2;0))" office:value-type="float" office:value="0">
            <text:p>0</text:p>
          </table:table-cell>
          <table:table-cell table:formula="of:=IF(ISNA(VLOOKUP([.D784];[Entrada.$A$8:.$D$1605];4;0)) = 1; 0;VLOOKUP([.D784];[Entrada.$A$8:.$D$1605];4;0))" office:value-type="float" office:value="0">
            <text:p>0</text:p>
          </table:table-cell>
          <table:table-cell table:number-columns-repeated="21"/>
          <table:table-cell table:style-name="ce23" table:formula="of:=[.B7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4];[Entrada.$A$8:.$C$1606];3;0)) = 1; 0;VLOOKUP([.D7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3</text:p>
          </table:table-cell>
          <table:table-cell/>
          <table:table-cell/>
          <table:table-cell table:style-name="ce5" office:value-type="string">
            <text:p>20,23</text:p>
          </table:table-cell>
          <table:table-cell table:style-name="ce16" table:formula="of:=IF(ISNA(VLOOKUP([.D785];[Entrada.$A$8:.$B$1605];2;0)) = 1; 0;VLOOKUP([.D785];[Entrada.$A$8:.$B$1605];2;0))" office:value-type="float" office:value="0">
            <text:p>0</text:p>
          </table:table-cell>
          <table:table-cell table:formula="of:=IF(ISNA(VLOOKUP([.D785];[Entrada.$A$8:.$D$1605];4;0)) = 1; 0;VLOOKUP([.D785];[Entrada.$A$8:.$D$1605];4;0))" office:value-type="float" office:value="0">
            <text:p>0</text:p>
          </table:table-cell>
          <table:table-cell table:number-columns-repeated="21"/>
          <table:table-cell table:style-name="ce23" table:formula="of:=[.B7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5];[Entrada.$A$8:.$C$1606];3;0)) = 1; 0;VLOOKUP([.D7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4</text:p>
          </table:table-cell>
          <table:table-cell/>
          <table:table-cell/>
          <table:table-cell table:style-name="ce5" office:value-type="string">
            <text:p>20,24</text:p>
          </table:table-cell>
          <table:table-cell table:style-name="ce16" table:formula="of:=IF(ISNA(VLOOKUP([.D786];[Entrada.$A$8:.$B$1605];2;0)) = 1; 0;VLOOKUP([.D786];[Entrada.$A$8:.$B$1605];2;0))" office:value-type="float" office:value="0">
            <text:p>0</text:p>
          </table:table-cell>
          <table:table-cell table:formula="of:=IF(ISNA(VLOOKUP([.D786];[Entrada.$A$8:.$D$1605];4;0)) = 1; 0;VLOOKUP([.D786];[Entrada.$A$8:.$D$1605];4;0))" office:value-type="float" office:value="0">
            <text:p>0</text:p>
          </table:table-cell>
          <table:table-cell table:number-columns-repeated="21"/>
          <table:table-cell table:style-name="ce23" table:formula="of:=[.B7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6];[Entrada.$A$8:.$C$1606];3;0)) = 1; 0;VLOOKUP([.D7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5</text:p>
          </table:table-cell>
          <table:table-cell/>
          <table:table-cell/>
          <table:table-cell table:style-name="ce5" office:value-type="string">
            <text:p>20,25</text:p>
          </table:table-cell>
          <table:table-cell table:style-name="ce16" table:formula="of:=IF(ISNA(VLOOKUP([.D787];[Entrada.$A$8:.$B$1605];2;0)) = 1; 0;VLOOKUP([.D787];[Entrada.$A$8:.$B$1605];2;0))" office:value-type="float" office:value="0">
            <text:p>0</text:p>
          </table:table-cell>
          <table:table-cell table:formula="of:=IF(ISNA(VLOOKUP([.D787];[Entrada.$A$8:.$D$1605];4;0)) = 1; 0;VLOOKUP([.D787];[Entrada.$A$8:.$D$1605];4;0))" office:value-type="float" office:value="0">
            <text:p>0</text:p>
          </table:table-cell>
          <table:table-cell table:number-columns-repeated="21"/>
          <table:table-cell table:style-name="ce23" table:formula="of:=[.B7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7];[Entrada.$A$8:.$C$1606];3;0)) = 1; 0;VLOOKUP([.D7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6</text:p>
          </table:table-cell>
          <table:table-cell/>
          <table:table-cell/>
          <table:table-cell table:style-name="ce5" office:value-type="string">
            <text:p>20,26</text:p>
          </table:table-cell>
          <table:table-cell table:style-name="ce16" table:formula="of:=IF(ISNA(VLOOKUP([.D788];[Entrada.$A$8:.$B$1605];2;0)) = 1; 0;VLOOKUP([.D788];[Entrada.$A$8:.$B$1605];2;0))" office:value-type="float" office:value="0">
            <text:p>0</text:p>
          </table:table-cell>
          <table:table-cell table:formula="of:=IF(ISNA(VLOOKUP([.D788];[Entrada.$A$8:.$D$1605];4;0)) = 1; 0;VLOOKUP([.D788];[Entrada.$A$8:.$D$1605];4;0))" office:value-type="float" office:value="0">
            <text:p>0</text:p>
          </table:table-cell>
          <table:table-cell table:number-columns-repeated="21"/>
          <table:table-cell table:style-name="ce23" table:formula="of:=[.B7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8];[Entrada.$A$8:.$C$1606];3;0)) = 1; 0;VLOOKUP([.D7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7</text:p>
          </table:table-cell>
          <table:table-cell/>
          <table:table-cell/>
          <table:table-cell table:style-name="ce5" office:value-type="string">
            <text:p>20,27</text:p>
          </table:table-cell>
          <table:table-cell table:style-name="ce16" table:formula="of:=IF(ISNA(VLOOKUP([.D789];[Entrada.$A$8:.$B$1605];2;0)) = 1; 0;VLOOKUP([.D789];[Entrada.$A$8:.$B$1605];2;0))" office:value-type="float" office:value="0">
            <text:p>0</text:p>
          </table:table-cell>
          <table:table-cell table:formula="of:=IF(ISNA(VLOOKUP([.D789];[Entrada.$A$8:.$D$1605];4;0)) = 1; 0;VLOOKUP([.D789];[Entrada.$A$8:.$D$1605];4;0))" office:value-type="float" office:value="0">
            <text:p>0</text:p>
          </table:table-cell>
          <table:table-cell table:number-columns-repeated="21"/>
          <table:table-cell table:style-name="ce23" table:formula="of:=[.B7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89];[Entrada.$A$8:.$C$1606];3;0)) = 1; 0;VLOOKUP([.D7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8</text:p>
          </table:table-cell>
          <table:table-cell/>
          <table:table-cell/>
          <table:table-cell table:style-name="ce5" office:value-type="string">
            <text:p>20,28</text:p>
          </table:table-cell>
          <table:table-cell table:style-name="ce16" table:formula="of:=IF(ISNA(VLOOKUP([.D790];[Entrada.$A$8:.$B$1605];2;0)) = 1; 0;VLOOKUP([.D790];[Entrada.$A$8:.$B$1605];2;0))" office:value-type="float" office:value="0">
            <text:p>0</text:p>
          </table:table-cell>
          <table:table-cell table:formula="of:=IF(ISNA(VLOOKUP([.D790];[Entrada.$A$8:.$D$1605];4;0)) = 1; 0;VLOOKUP([.D790];[Entrada.$A$8:.$D$1605];4;0))" office:value-type="float" office:value="0">
            <text:p>0</text:p>
          </table:table-cell>
          <table:table-cell table:number-columns-repeated="21"/>
          <table:table-cell table:style-name="ce23" table:formula="of:=[.B7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0];[Entrada.$A$8:.$C$1606];3;0)) = 1; 0;VLOOKUP([.D7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29</text:p>
          </table:table-cell>
          <table:table-cell/>
          <table:table-cell/>
          <table:table-cell table:style-name="ce5" office:value-type="string">
            <text:p>20,29</text:p>
          </table:table-cell>
          <table:table-cell table:style-name="ce16" table:formula="of:=IF(ISNA(VLOOKUP([.D791];[Entrada.$A$8:.$B$1605];2;0)) = 1; 0;VLOOKUP([.D791];[Entrada.$A$8:.$B$1605];2;0))" office:value-type="float" office:value="0">
            <text:p>0</text:p>
          </table:table-cell>
          <table:table-cell table:formula="of:=IF(ISNA(VLOOKUP([.D791];[Entrada.$A$8:.$D$1605];4;0)) = 1; 0;VLOOKUP([.D791];[Entrada.$A$8:.$D$1605];4;0))" office:value-type="float" office:value="0">
            <text:p>0</text:p>
          </table:table-cell>
          <table:table-cell table:number-columns-repeated="21"/>
          <table:table-cell table:style-name="ce23" table:formula="of:=[.B7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1];[Entrada.$A$8:.$C$1606];3;0)) = 1; 0;VLOOKUP([.D7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0</text:p>
          </table:table-cell>
          <table:table-cell/>
          <table:table-cell/>
          <table:table-cell table:style-name="ce5" office:value-type="string">
            <text:p>20,30</text:p>
          </table:table-cell>
          <table:table-cell table:style-name="ce16" table:formula="of:=IF(ISNA(VLOOKUP([.D792];[Entrada.$A$8:.$B$1605];2;0)) = 1; 0;VLOOKUP([.D792];[Entrada.$A$8:.$B$1605];2;0))" office:value-type="float" office:value="0">
            <text:p>0</text:p>
          </table:table-cell>
          <table:table-cell table:formula="of:=IF(ISNA(VLOOKUP([.D792];[Entrada.$A$8:.$D$1605];4;0)) = 1; 0;VLOOKUP([.D792];[Entrada.$A$8:.$D$1605];4;0))" office:value-type="float" office:value="0">
            <text:p>0</text:p>
          </table:table-cell>
          <table:table-cell table:number-columns-repeated="21"/>
          <table:table-cell table:style-name="ce23" table:formula="of:=[.B7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2];[Entrada.$A$8:.$C$1606];3;0)) = 1; 0;VLOOKUP([.D7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1</text:p>
          </table:table-cell>
          <table:table-cell/>
          <table:table-cell/>
          <table:table-cell table:style-name="ce5" office:value-type="string">
            <text:p>20,31</text:p>
          </table:table-cell>
          <table:table-cell table:style-name="ce16" table:formula="of:=IF(ISNA(VLOOKUP([.D793];[Entrada.$A$8:.$B$1605];2;0)) = 1; 0;VLOOKUP([.D793];[Entrada.$A$8:.$B$1605];2;0))" office:value-type="float" office:value="0">
            <text:p>0</text:p>
          </table:table-cell>
          <table:table-cell table:formula="of:=IF(ISNA(VLOOKUP([.D793];[Entrada.$A$8:.$D$1605];4;0)) = 1; 0;VLOOKUP([.D793];[Entrada.$A$8:.$D$1605];4;0))" office:value-type="float" office:value="0">
            <text:p>0</text:p>
          </table:table-cell>
          <table:table-cell table:number-columns-repeated="21"/>
          <table:table-cell table:style-name="ce23" table:formula="of:=[.B7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3];[Entrada.$A$8:.$C$1606];3;0)) = 1; 0;VLOOKUP([.D7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2</text:p>
          </table:table-cell>
          <table:table-cell/>
          <table:table-cell/>
          <table:table-cell table:style-name="ce5" office:value-type="string">
            <text:p>20,32</text:p>
          </table:table-cell>
          <table:table-cell table:style-name="ce16" table:formula="of:=IF(ISNA(VLOOKUP([.D794];[Entrada.$A$8:.$B$1605];2;0)) = 1; 0;VLOOKUP([.D794];[Entrada.$A$8:.$B$1605];2;0))" office:value-type="float" office:value="0">
            <text:p>0</text:p>
          </table:table-cell>
          <table:table-cell table:formula="of:=IF(ISNA(VLOOKUP([.D794];[Entrada.$A$8:.$D$1605];4;0)) = 1; 0;VLOOKUP([.D794];[Entrada.$A$8:.$D$1605];4;0))" office:value-type="float" office:value="0">
            <text:p>0</text:p>
          </table:table-cell>
          <table:table-cell table:number-columns-repeated="21"/>
          <table:table-cell table:style-name="ce23" table:formula="of:=[.B7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4];[Entrada.$A$8:.$C$1606];3;0)) = 1; 0;VLOOKUP([.D7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3</text:p>
          </table:table-cell>
          <table:table-cell/>
          <table:table-cell/>
          <table:table-cell table:style-name="ce5" office:value-type="string">
            <text:p>20,33</text:p>
          </table:table-cell>
          <table:table-cell table:style-name="ce16" table:formula="of:=IF(ISNA(VLOOKUP([.D795];[Entrada.$A$8:.$B$1605];2;0)) = 1; 0;VLOOKUP([.D795];[Entrada.$A$8:.$B$1605];2;0))" office:value-type="float" office:value="0">
            <text:p>0</text:p>
          </table:table-cell>
          <table:table-cell table:formula="of:=IF(ISNA(VLOOKUP([.D795];[Entrada.$A$8:.$D$1605];4;0)) = 1; 0;VLOOKUP([.D795];[Entrada.$A$8:.$D$1605];4;0))" office:value-type="float" office:value="0">
            <text:p>0</text:p>
          </table:table-cell>
          <table:table-cell table:number-columns-repeated="21"/>
          <table:table-cell table:style-name="ce23" table:formula="of:=[.B7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5];[Entrada.$A$8:.$C$1606];3;0)) = 1; 0;VLOOKUP([.D7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4</text:p>
          </table:table-cell>
          <table:table-cell/>
          <table:table-cell/>
          <table:table-cell table:style-name="ce5" office:value-type="string">
            <text:p>20,34</text:p>
          </table:table-cell>
          <table:table-cell table:style-name="ce16" table:formula="of:=IF(ISNA(VLOOKUP([.D796];[Entrada.$A$8:.$B$1605];2;0)) = 1; 0;VLOOKUP([.D796];[Entrada.$A$8:.$B$1605];2;0))" office:value-type="float" office:value="0">
            <text:p>0</text:p>
          </table:table-cell>
          <table:table-cell table:formula="of:=IF(ISNA(VLOOKUP([.D796];[Entrada.$A$8:.$D$1605];4;0)) = 1; 0;VLOOKUP([.D796];[Entrada.$A$8:.$D$1605];4;0))" office:value-type="float" office:value="0">
            <text:p>0</text:p>
          </table:table-cell>
          <table:table-cell table:number-columns-repeated="21"/>
          <table:table-cell table:style-name="ce23" table:formula="of:=[.B7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6];[Entrada.$A$8:.$C$1606];3;0)) = 1; 0;VLOOKUP([.D7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5</text:p>
          </table:table-cell>
          <table:table-cell/>
          <table:table-cell/>
          <table:table-cell table:style-name="ce5" office:value-type="string">
            <text:p>20,35</text:p>
          </table:table-cell>
          <table:table-cell table:style-name="ce16" table:formula="of:=IF(ISNA(VLOOKUP([.D797];[Entrada.$A$8:.$B$1605];2;0)) = 1; 0;VLOOKUP([.D797];[Entrada.$A$8:.$B$1605];2;0))" office:value-type="float" office:value="0">
            <text:p>0</text:p>
          </table:table-cell>
          <table:table-cell table:formula="of:=IF(ISNA(VLOOKUP([.D797];[Entrada.$A$8:.$D$1605];4;0)) = 1; 0;VLOOKUP([.D797];[Entrada.$A$8:.$D$1605];4;0))" office:value-type="float" office:value="0">
            <text:p>0</text:p>
          </table:table-cell>
          <table:table-cell table:number-columns-repeated="21"/>
          <table:table-cell table:style-name="ce23" table:formula="of:=[.B7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7];[Entrada.$A$8:.$C$1606];3;0)) = 1; 0;VLOOKUP([.D7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6</text:p>
          </table:table-cell>
          <table:table-cell/>
          <table:table-cell/>
          <table:table-cell table:style-name="ce5" office:value-type="string">
            <text:p>20,36</text:p>
          </table:table-cell>
          <table:table-cell table:style-name="ce16" table:formula="of:=IF(ISNA(VLOOKUP([.D798];[Entrada.$A$8:.$B$1605];2;0)) = 1; 0;VLOOKUP([.D798];[Entrada.$A$8:.$B$1605];2;0))" office:value-type="float" office:value="0">
            <text:p>0</text:p>
          </table:table-cell>
          <table:table-cell table:formula="of:=IF(ISNA(VLOOKUP([.D798];[Entrada.$A$8:.$D$1605];4;0)) = 1; 0;VLOOKUP([.D798];[Entrada.$A$8:.$D$1605];4;0))" office:value-type="float" office:value="0">
            <text:p>0</text:p>
          </table:table-cell>
          <table:table-cell table:number-columns-repeated="21"/>
          <table:table-cell table:style-name="ce23" table:formula="of:=[.B7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8];[Entrada.$A$8:.$C$1606];3;0)) = 1; 0;VLOOKUP([.D7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7</text:p>
          </table:table-cell>
          <table:table-cell/>
          <table:table-cell/>
          <table:table-cell table:style-name="ce5" office:value-type="string">
            <text:p>20,37</text:p>
          </table:table-cell>
          <table:table-cell table:style-name="ce16" table:formula="of:=IF(ISNA(VLOOKUP([.D799];[Entrada.$A$8:.$B$1605];2;0)) = 1; 0;VLOOKUP([.D799];[Entrada.$A$8:.$B$1605];2;0))" office:value-type="float" office:value="0">
            <text:p>0</text:p>
          </table:table-cell>
          <table:table-cell table:formula="of:=IF(ISNA(VLOOKUP([.D799];[Entrada.$A$8:.$D$1605];4;0)) = 1; 0;VLOOKUP([.D799];[Entrada.$A$8:.$D$1605];4;0))" office:value-type="float" office:value="0">
            <text:p>0</text:p>
          </table:table-cell>
          <table:table-cell table:number-columns-repeated="21"/>
          <table:table-cell table:style-name="ce23" table:formula="of:=[.B7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799];[Entrada.$A$8:.$C$1606];3;0)) = 1; 0;VLOOKUP([.D7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8</text:p>
          </table:table-cell>
          <table:table-cell/>
          <table:table-cell/>
          <table:table-cell table:style-name="ce5" office:value-type="string">
            <text:p>20,38</text:p>
          </table:table-cell>
          <table:table-cell table:style-name="ce16" table:formula="of:=IF(ISNA(VLOOKUP([.D800];[Entrada.$A$8:.$B$1605];2;0)) = 1; 0;VLOOKUP([.D800];[Entrada.$A$8:.$B$1605];2;0))" office:value-type="float" office:value="0">
            <text:p>0</text:p>
          </table:table-cell>
          <table:table-cell table:formula="of:=IF(ISNA(VLOOKUP([.D800];[Entrada.$A$8:.$D$1605];4;0)) = 1; 0;VLOOKUP([.D800];[Entrada.$A$8:.$D$1605];4;0))" office:value-type="float" office:value="0">
            <text:p>0</text:p>
          </table:table-cell>
          <table:table-cell table:number-columns-repeated="21"/>
          <table:table-cell table:style-name="ce23" table:formula="of:=[.B8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0];[Entrada.$A$8:.$C$1606];3;0)) = 1; 0;VLOOKUP([.D8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39</text:p>
          </table:table-cell>
          <table:table-cell/>
          <table:table-cell/>
          <table:table-cell table:style-name="ce5" office:value-type="string">
            <text:p>20,39</text:p>
          </table:table-cell>
          <table:table-cell table:style-name="ce16" table:formula="of:=IF(ISNA(VLOOKUP([.D801];[Entrada.$A$8:.$B$1605];2;0)) = 1; 0;VLOOKUP([.D801];[Entrada.$A$8:.$B$1605];2;0))" office:value-type="float" office:value="0">
            <text:p>0</text:p>
          </table:table-cell>
          <table:table-cell table:formula="of:=IF(ISNA(VLOOKUP([.D801];[Entrada.$A$8:.$D$1605];4;0)) = 1; 0;VLOOKUP([.D801];[Entrada.$A$8:.$D$1605];4;0))" office:value-type="float" office:value="0">
            <text:p>0</text:p>
          </table:table-cell>
          <table:table-cell table:number-columns-repeated="21"/>
          <table:table-cell table:style-name="ce23" table:formula="of:=[.B8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1];[Entrada.$A$8:.$C$1606];3;0)) = 1; 0;VLOOKUP([.D8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0,40</text:p>
          </table:table-cell>
          <table:table-cell/>
          <table:table-cell/>
          <table:table-cell table:style-name="ce5" office:value-type="string">
            <text:p>20,40</text:p>
          </table:table-cell>
          <table:table-cell table:style-name="ce16" table:formula="of:=IF(ISNA(VLOOKUP([.D802];[Entrada.$A$8:.$B$1605];2;0)) = 1; 0;VLOOKUP([.D802];[Entrada.$A$8:.$B$1605];2;0))" office:value-type="float" office:value="0">
            <text:p>0</text:p>
          </table:table-cell>
          <table:table-cell table:formula="of:=IF(ISNA(VLOOKUP([.D802];[Entrada.$A$8:.$D$1605];4;0)) = 1; 0;VLOOKUP([.D802];[Entrada.$A$8:.$D$1605];4;0))" office:value-type="float" office:value="0">
            <text:p>0</text:p>
          </table:table-cell>
          <table:table-cell table:number-columns-repeated="21"/>
          <table:table-cell table:style-name="ce23" table:formula="of:=[.B8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2];[Entrada.$A$8:.$C$1606];3;0)) = 1; 0;VLOOKUP([.D8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</text:p>
          </table:table-cell>
          <table:table-cell/>
          <table:table-cell/>
          <table:table-cell table:style-name="ce5" office:value-type="string">
            <text:p>21,1</text:p>
          </table:table-cell>
          <table:table-cell table:style-name="ce16" table:formula="of:=IF(ISNA(VLOOKUP([.D803];[Entrada.$A$8:.$B$1605];2;0)) = 1; 0;VLOOKUP([.D803];[Entrada.$A$8:.$B$1605];2;0))" office:value-type="float" office:value="0">
            <text:p>0</text:p>
          </table:table-cell>
          <table:table-cell table:formula="of:=IF(ISNA(VLOOKUP([.D803];[Entrada.$A$8:.$D$1605];4;0)) = 1; 0;VLOOKUP([.D803];[Entrada.$A$8:.$D$1605];4;0))" office:value-type="float" office:value="0">
            <text:p>0</text:p>
          </table:table-cell>
          <table:table-cell table:number-columns-repeated="21"/>
          <table:table-cell table:style-name="ce23" table:formula="of:=[.B8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3];[Entrada.$A$8:.$C$1606];3;0)) = 1; 0;VLOOKUP([.D8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</text:p>
          </table:table-cell>
          <table:table-cell/>
          <table:table-cell/>
          <table:table-cell table:style-name="ce5" office:value-type="string">
            <text:p>21,2</text:p>
          </table:table-cell>
          <table:table-cell table:style-name="ce16" table:formula="of:=IF(ISNA(VLOOKUP([.D804];[Entrada.$A$8:.$B$1605];2;0)) = 1; 0;VLOOKUP([.D804];[Entrada.$A$8:.$B$1605];2;0))" office:value-type="float" office:value="0">
            <text:p>0</text:p>
          </table:table-cell>
          <table:table-cell table:formula="of:=IF(ISNA(VLOOKUP([.D804];[Entrada.$A$8:.$D$1605];4;0)) = 1; 0;VLOOKUP([.D804];[Entrada.$A$8:.$D$1605];4;0))" office:value-type="float" office:value="0">
            <text:p>0</text:p>
          </table:table-cell>
          <table:table-cell table:number-columns-repeated="21"/>
          <table:table-cell table:style-name="ce23" table:formula="of:=[.B8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4];[Entrada.$A$8:.$C$1606];3;0)) = 1; 0;VLOOKUP([.D8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</text:p>
          </table:table-cell>
          <table:table-cell/>
          <table:table-cell/>
          <table:table-cell table:style-name="ce5" office:value-type="string">
            <text:p>21,3</text:p>
          </table:table-cell>
          <table:table-cell table:style-name="ce16" table:formula="of:=IF(ISNA(VLOOKUP([.D805];[Entrada.$A$8:.$B$1605];2;0)) = 1; 0;VLOOKUP([.D805];[Entrada.$A$8:.$B$1605];2;0))" office:value-type="float" office:value="0">
            <text:p>0</text:p>
          </table:table-cell>
          <table:table-cell table:formula="of:=IF(ISNA(VLOOKUP([.D805];[Entrada.$A$8:.$D$1605];4;0)) = 1; 0;VLOOKUP([.D805];[Entrada.$A$8:.$D$1605];4;0))" office:value-type="float" office:value="0">
            <text:p>0</text:p>
          </table:table-cell>
          <table:table-cell table:number-columns-repeated="21"/>
          <table:table-cell table:style-name="ce23" table:formula="of:=[.B8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5];[Entrada.$A$8:.$C$1606];3;0)) = 1; 0;VLOOKUP([.D8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4</text:p>
          </table:table-cell>
          <table:table-cell/>
          <table:table-cell/>
          <table:table-cell table:style-name="ce5" office:value-type="string">
            <text:p>21,4</text:p>
          </table:table-cell>
          <table:table-cell table:style-name="ce16" table:formula="of:=IF(ISNA(VLOOKUP([.D806];[Entrada.$A$8:.$B$1605];2;0)) = 1; 0;VLOOKUP([.D806];[Entrada.$A$8:.$B$1605];2;0))" office:value-type="float" office:value="0">
            <text:p>0</text:p>
          </table:table-cell>
          <table:table-cell table:formula="of:=IF(ISNA(VLOOKUP([.D806];[Entrada.$A$8:.$D$1605];4;0)) = 1; 0;VLOOKUP([.D806];[Entrada.$A$8:.$D$1605];4;0))" office:value-type="float" office:value="0">
            <text:p>0</text:p>
          </table:table-cell>
          <table:table-cell table:number-columns-repeated="21"/>
          <table:table-cell table:style-name="ce23" table:formula="of:=[.B8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6];[Entrada.$A$8:.$C$1606];3;0)) = 1; 0;VLOOKUP([.D8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5</text:p>
          </table:table-cell>
          <table:table-cell/>
          <table:table-cell/>
          <table:table-cell table:style-name="ce5" office:value-type="string">
            <text:p>21,5</text:p>
          </table:table-cell>
          <table:table-cell table:style-name="ce16" table:formula="of:=IF(ISNA(VLOOKUP([.D807];[Entrada.$A$8:.$B$1605];2;0)) = 1; 0;VLOOKUP([.D807];[Entrada.$A$8:.$B$1605];2;0))" office:value-type="float" office:value="0">
            <text:p>0</text:p>
          </table:table-cell>
          <table:table-cell table:formula="of:=IF(ISNA(VLOOKUP([.D807];[Entrada.$A$8:.$D$1605];4;0)) = 1; 0;VLOOKUP([.D807];[Entrada.$A$8:.$D$1605];4;0))" office:value-type="float" office:value="0">
            <text:p>0</text:p>
          </table:table-cell>
          <table:table-cell table:number-columns-repeated="21"/>
          <table:table-cell table:style-name="ce23" table:formula="of:=[.B8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7];[Entrada.$A$8:.$C$1606];3;0)) = 1; 0;VLOOKUP([.D8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6</text:p>
          </table:table-cell>
          <table:table-cell/>
          <table:table-cell/>
          <table:table-cell table:style-name="ce5" office:value-type="string">
            <text:p>21,6</text:p>
          </table:table-cell>
          <table:table-cell table:style-name="ce16" table:formula="of:=IF(ISNA(VLOOKUP([.D808];[Entrada.$A$8:.$B$1605];2;0)) = 1; 0;VLOOKUP([.D808];[Entrada.$A$8:.$B$1605];2;0))" office:value-type="float" office:value="0">
            <text:p>0</text:p>
          </table:table-cell>
          <table:table-cell table:formula="of:=IF(ISNA(VLOOKUP([.D808];[Entrada.$A$8:.$D$1605];4;0)) = 1; 0;VLOOKUP([.D808];[Entrada.$A$8:.$D$1605];4;0))" office:value-type="float" office:value="0">
            <text:p>0</text:p>
          </table:table-cell>
          <table:table-cell table:number-columns-repeated="21"/>
          <table:table-cell table:style-name="ce23" table:formula="of:=[.B8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8];[Entrada.$A$8:.$C$1606];3;0)) = 1; 0;VLOOKUP([.D8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7</text:p>
          </table:table-cell>
          <table:table-cell/>
          <table:table-cell/>
          <table:table-cell table:style-name="ce5" office:value-type="string">
            <text:p>21,7</text:p>
          </table:table-cell>
          <table:table-cell table:style-name="ce16" table:formula="of:=IF(ISNA(VLOOKUP([.D809];[Entrada.$A$8:.$B$1605];2;0)) = 1; 0;VLOOKUP([.D809];[Entrada.$A$8:.$B$1605];2;0))" office:value-type="float" office:value="0">
            <text:p>0</text:p>
          </table:table-cell>
          <table:table-cell table:formula="of:=IF(ISNA(VLOOKUP([.D809];[Entrada.$A$8:.$D$1605];4;0)) = 1; 0;VLOOKUP([.D809];[Entrada.$A$8:.$D$1605];4;0))" office:value-type="float" office:value="0">
            <text:p>0</text:p>
          </table:table-cell>
          <table:table-cell table:number-columns-repeated="21"/>
          <table:table-cell table:style-name="ce23" table:formula="of:=[.B8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09];[Entrada.$A$8:.$C$1606];3;0)) = 1; 0;VLOOKUP([.D8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8</text:p>
          </table:table-cell>
          <table:table-cell/>
          <table:table-cell/>
          <table:table-cell table:style-name="ce5" office:value-type="string">
            <text:p>21,8</text:p>
          </table:table-cell>
          <table:table-cell table:style-name="ce16" table:formula="of:=IF(ISNA(VLOOKUP([.D810];[Entrada.$A$8:.$B$1605];2;0)) = 1; 0;VLOOKUP([.D810];[Entrada.$A$8:.$B$1605];2;0))" office:value-type="float" office:value="0">
            <text:p>0</text:p>
          </table:table-cell>
          <table:table-cell table:formula="of:=IF(ISNA(VLOOKUP([.D810];[Entrada.$A$8:.$D$1605];4;0)) = 1; 0;VLOOKUP([.D810];[Entrada.$A$8:.$D$1605];4;0))" office:value-type="float" office:value="0">
            <text:p>0</text:p>
          </table:table-cell>
          <table:table-cell table:number-columns-repeated="21"/>
          <table:table-cell table:style-name="ce23" table:formula="of:=[.B8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0];[Entrada.$A$8:.$C$1606];3;0)) = 1; 0;VLOOKUP([.D8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9</text:p>
          </table:table-cell>
          <table:table-cell/>
          <table:table-cell/>
          <table:table-cell table:style-name="ce5" office:value-type="string">
            <text:p>21,9</text:p>
          </table:table-cell>
          <table:table-cell table:style-name="ce16" table:formula="of:=IF(ISNA(VLOOKUP([.D811];[Entrada.$A$8:.$B$1605];2;0)) = 1; 0;VLOOKUP([.D811];[Entrada.$A$8:.$B$1605];2;0))" office:value-type="float" office:value="0">
            <text:p>0</text:p>
          </table:table-cell>
          <table:table-cell table:formula="of:=IF(ISNA(VLOOKUP([.D811];[Entrada.$A$8:.$D$1605];4;0)) = 1; 0;VLOOKUP([.D811];[Entrada.$A$8:.$D$1605];4;0))" office:value-type="float" office:value="0">
            <text:p>0</text:p>
          </table:table-cell>
          <table:table-cell table:number-columns-repeated="21"/>
          <table:table-cell table:style-name="ce23" table:formula="of:=[.B8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1];[Entrada.$A$8:.$C$1606];3;0)) = 1; 0;VLOOKUP([.D8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0</text:p>
          </table:table-cell>
          <table:table-cell/>
          <table:table-cell/>
          <table:table-cell table:style-name="ce5" office:value-type="string">
            <text:p>21,10</text:p>
          </table:table-cell>
          <table:table-cell table:style-name="ce16" table:formula="of:=IF(ISNA(VLOOKUP([.D812];[Entrada.$A$8:.$B$1605];2;0)) = 1; 0;VLOOKUP([.D812];[Entrada.$A$8:.$B$1605];2;0))" office:value-type="float" office:value="0">
            <text:p>0</text:p>
          </table:table-cell>
          <table:table-cell table:formula="of:=IF(ISNA(VLOOKUP([.D812];[Entrada.$A$8:.$D$1605];4;0)) = 1; 0;VLOOKUP([.D812];[Entrada.$A$8:.$D$1605];4;0))" office:value-type="float" office:value="0">
            <text:p>0</text:p>
          </table:table-cell>
          <table:table-cell table:number-columns-repeated="21"/>
          <table:table-cell table:style-name="ce23" table:formula="of:=[.B8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2];[Entrada.$A$8:.$C$1606];3;0)) = 1; 0;VLOOKUP([.D8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1</text:p>
          </table:table-cell>
          <table:table-cell/>
          <table:table-cell/>
          <table:table-cell table:style-name="ce5" office:value-type="string">
            <text:p>21,11</text:p>
          </table:table-cell>
          <table:table-cell table:style-name="ce16" table:formula="of:=IF(ISNA(VLOOKUP([.D813];[Entrada.$A$8:.$B$1605];2;0)) = 1; 0;VLOOKUP([.D813];[Entrada.$A$8:.$B$1605];2;0))" office:value-type="float" office:value="0">
            <text:p>0</text:p>
          </table:table-cell>
          <table:table-cell table:formula="of:=IF(ISNA(VLOOKUP([.D813];[Entrada.$A$8:.$D$1605];4;0)) = 1; 0;VLOOKUP([.D813];[Entrada.$A$8:.$D$1605];4;0))" office:value-type="float" office:value="0">
            <text:p>0</text:p>
          </table:table-cell>
          <table:table-cell table:number-columns-repeated="21"/>
          <table:table-cell table:style-name="ce23" table:formula="of:=[.B8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3];[Entrada.$A$8:.$C$1606];3;0)) = 1; 0;VLOOKUP([.D8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2</text:p>
          </table:table-cell>
          <table:table-cell/>
          <table:table-cell/>
          <table:table-cell table:style-name="ce5" office:value-type="string">
            <text:p>21,12</text:p>
          </table:table-cell>
          <table:table-cell table:style-name="ce16" table:formula="of:=IF(ISNA(VLOOKUP([.D814];[Entrada.$A$8:.$B$1605];2;0)) = 1; 0;VLOOKUP([.D814];[Entrada.$A$8:.$B$1605];2;0))" office:value-type="float" office:value="0">
            <text:p>0</text:p>
          </table:table-cell>
          <table:table-cell table:formula="of:=IF(ISNA(VLOOKUP([.D814];[Entrada.$A$8:.$D$1605];4;0)) = 1; 0;VLOOKUP([.D814];[Entrada.$A$8:.$D$1605];4;0))" office:value-type="float" office:value="0">
            <text:p>0</text:p>
          </table:table-cell>
          <table:table-cell table:number-columns-repeated="21"/>
          <table:table-cell table:style-name="ce23" table:formula="of:=[.B8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4];[Entrada.$A$8:.$C$1606];3;0)) = 1; 0;VLOOKUP([.D8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3</text:p>
          </table:table-cell>
          <table:table-cell/>
          <table:table-cell/>
          <table:table-cell table:style-name="ce5" office:value-type="string">
            <text:p>21,13</text:p>
          </table:table-cell>
          <table:table-cell table:style-name="ce16" table:formula="of:=IF(ISNA(VLOOKUP([.D815];[Entrada.$A$8:.$B$1605];2;0)) = 1; 0;VLOOKUP([.D815];[Entrada.$A$8:.$B$1605];2;0))" office:value-type="float" office:value="0">
            <text:p>0</text:p>
          </table:table-cell>
          <table:table-cell table:formula="of:=IF(ISNA(VLOOKUP([.D815];[Entrada.$A$8:.$D$1605];4;0)) = 1; 0;VLOOKUP([.D815];[Entrada.$A$8:.$D$1605];4;0))" office:value-type="float" office:value="0">
            <text:p>0</text:p>
          </table:table-cell>
          <table:table-cell table:number-columns-repeated="21"/>
          <table:table-cell table:style-name="ce23" table:formula="of:=[.B8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5];[Entrada.$A$8:.$C$1606];3;0)) = 1; 0;VLOOKUP([.D8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4</text:p>
          </table:table-cell>
          <table:table-cell/>
          <table:table-cell/>
          <table:table-cell table:style-name="ce5" office:value-type="string">
            <text:p>21,14</text:p>
          </table:table-cell>
          <table:table-cell table:style-name="ce16" table:formula="of:=IF(ISNA(VLOOKUP([.D816];[Entrada.$A$8:.$B$1605];2;0)) = 1; 0;VLOOKUP([.D816];[Entrada.$A$8:.$B$1605];2;0))" office:value-type="float" office:value="0">
            <text:p>0</text:p>
          </table:table-cell>
          <table:table-cell table:formula="of:=IF(ISNA(VLOOKUP([.D816];[Entrada.$A$8:.$D$1605];4;0)) = 1; 0;VLOOKUP([.D816];[Entrada.$A$8:.$D$1605];4;0))" office:value-type="float" office:value="0">
            <text:p>0</text:p>
          </table:table-cell>
          <table:table-cell table:number-columns-repeated="21"/>
          <table:table-cell table:style-name="ce23" table:formula="of:=[.B8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6];[Entrada.$A$8:.$C$1606];3;0)) = 1; 0;VLOOKUP([.D8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5</text:p>
          </table:table-cell>
          <table:table-cell/>
          <table:table-cell/>
          <table:table-cell table:style-name="ce5" office:value-type="string">
            <text:p>21,15</text:p>
          </table:table-cell>
          <table:table-cell table:style-name="ce16" table:formula="of:=IF(ISNA(VLOOKUP([.D817];[Entrada.$A$8:.$B$1605];2;0)) = 1; 0;VLOOKUP([.D817];[Entrada.$A$8:.$B$1605];2;0))" office:value-type="float" office:value="0">
            <text:p>0</text:p>
          </table:table-cell>
          <table:table-cell table:formula="of:=IF(ISNA(VLOOKUP([.D817];[Entrada.$A$8:.$D$1605];4;0)) = 1; 0;VLOOKUP([.D817];[Entrada.$A$8:.$D$1605];4;0))" office:value-type="float" office:value="0">
            <text:p>0</text:p>
          </table:table-cell>
          <table:table-cell table:number-columns-repeated="21"/>
          <table:table-cell table:style-name="ce23" table:formula="of:=[.B8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7];[Entrada.$A$8:.$C$1606];3;0)) = 1; 0;VLOOKUP([.D8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6</text:p>
          </table:table-cell>
          <table:table-cell/>
          <table:table-cell/>
          <table:table-cell table:style-name="ce5" office:value-type="string">
            <text:p>21,16</text:p>
          </table:table-cell>
          <table:table-cell table:style-name="ce16" table:formula="of:=IF(ISNA(VLOOKUP([.D818];[Entrada.$A$8:.$B$1605];2;0)) = 1; 0;VLOOKUP([.D818];[Entrada.$A$8:.$B$1605];2;0))" office:value-type="float" office:value="0">
            <text:p>0</text:p>
          </table:table-cell>
          <table:table-cell table:formula="of:=IF(ISNA(VLOOKUP([.D818];[Entrada.$A$8:.$D$1605];4;0)) = 1; 0;VLOOKUP([.D818];[Entrada.$A$8:.$D$1605];4;0))" office:value-type="float" office:value="0">
            <text:p>0</text:p>
          </table:table-cell>
          <table:table-cell table:number-columns-repeated="21"/>
          <table:table-cell table:style-name="ce23" table:formula="of:=[.B8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8];[Entrada.$A$8:.$C$1606];3;0)) = 1; 0;VLOOKUP([.D8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7</text:p>
          </table:table-cell>
          <table:table-cell/>
          <table:table-cell/>
          <table:table-cell table:style-name="ce5" office:value-type="string">
            <text:p>21,17</text:p>
          </table:table-cell>
          <table:table-cell table:style-name="ce16" table:formula="of:=IF(ISNA(VLOOKUP([.D819];[Entrada.$A$8:.$B$1605];2;0)) = 1; 0;VLOOKUP([.D819];[Entrada.$A$8:.$B$1605];2;0))" office:value-type="float" office:value="0">
            <text:p>0</text:p>
          </table:table-cell>
          <table:table-cell table:formula="of:=IF(ISNA(VLOOKUP([.D819];[Entrada.$A$8:.$D$1605];4;0)) = 1; 0;VLOOKUP([.D819];[Entrada.$A$8:.$D$1605];4;0))" office:value-type="float" office:value="0">
            <text:p>0</text:p>
          </table:table-cell>
          <table:table-cell table:number-columns-repeated="21"/>
          <table:table-cell table:style-name="ce23" table:formula="of:=[.B8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19];[Entrada.$A$8:.$C$1606];3;0)) = 1; 0;VLOOKUP([.D8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8</text:p>
          </table:table-cell>
          <table:table-cell/>
          <table:table-cell/>
          <table:table-cell table:style-name="ce5" office:value-type="string">
            <text:p>21,18</text:p>
          </table:table-cell>
          <table:table-cell table:style-name="ce16" table:formula="of:=IF(ISNA(VLOOKUP([.D820];[Entrada.$A$8:.$B$1605];2;0)) = 1; 0;VLOOKUP([.D820];[Entrada.$A$8:.$B$1605];2;0))" office:value-type="float" office:value="0">
            <text:p>0</text:p>
          </table:table-cell>
          <table:table-cell table:formula="of:=IF(ISNA(VLOOKUP([.D820];[Entrada.$A$8:.$D$1605];4;0)) = 1; 0;VLOOKUP([.D820];[Entrada.$A$8:.$D$1605];4;0))" office:value-type="float" office:value="0">
            <text:p>0</text:p>
          </table:table-cell>
          <table:table-cell table:number-columns-repeated="21"/>
          <table:table-cell table:style-name="ce23" table:formula="of:=[.B8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0];[Entrada.$A$8:.$C$1606];3;0)) = 1; 0;VLOOKUP([.D8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19</text:p>
          </table:table-cell>
          <table:table-cell/>
          <table:table-cell/>
          <table:table-cell table:style-name="ce5" office:value-type="string">
            <text:p>21,19</text:p>
          </table:table-cell>
          <table:table-cell table:style-name="ce16" table:formula="of:=IF(ISNA(VLOOKUP([.D821];[Entrada.$A$8:.$B$1605];2;0)) = 1; 0;VLOOKUP([.D821];[Entrada.$A$8:.$B$1605];2;0))" office:value-type="float" office:value="0">
            <text:p>0</text:p>
          </table:table-cell>
          <table:table-cell table:formula="of:=IF(ISNA(VLOOKUP([.D821];[Entrada.$A$8:.$D$1605];4;0)) = 1; 0;VLOOKUP([.D821];[Entrada.$A$8:.$D$1605];4;0))" office:value-type="float" office:value="0">
            <text:p>0</text:p>
          </table:table-cell>
          <table:table-cell table:number-columns-repeated="21"/>
          <table:table-cell table:style-name="ce23" table:formula="of:=[.B8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1];[Entrada.$A$8:.$C$1606];3;0)) = 1; 0;VLOOKUP([.D8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0</text:p>
          </table:table-cell>
          <table:table-cell/>
          <table:table-cell/>
          <table:table-cell table:style-name="ce5" office:value-type="string">
            <text:p>21,20</text:p>
          </table:table-cell>
          <table:table-cell table:style-name="ce16" table:formula="of:=IF(ISNA(VLOOKUP([.D822];[Entrada.$A$8:.$B$1605];2;0)) = 1; 0;VLOOKUP([.D822];[Entrada.$A$8:.$B$1605];2;0))" office:value-type="float" office:value="0">
            <text:p>0</text:p>
          </table:table-cell>
          <table:table-cell table:formula="of:=IF(ISNA(VLOOKUP([.D822];[Entrada.$A$8:.$D$1605];4;0)) = 1; 0;VLOOKUP([.D822];[Entrada.$A$8:.$D$1605];4;0))" office:value-type="float" office:value="0">
            <text:p>0</text:p>
          </table:table-cell>
          <table:table-cell table:number-columns-repeated="21"/>
          <table:table-cell table:style-name="ce23" table:formula="of:=[.B8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2];[Entrada.$A$8:.$C$1606];3;0)) = 1; 0;VLOOKUP([.D8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1</text:p>
          </table:table-cell>
          <table:table-cell/>
          <table:table-cell/>
          <table:table-cell table:style-name="ce5" office:value-type="string">
            <text:p>21,21</text:p>
          </table:table-cell>
          <table:table-cell table:style-name="ce16" table:formula="of:=IF(ISNA(VLOOKUP([.D823];[Entrada.$A$8:.$B$1605];2;0)) = 1; 0;VLOOKUP([.D823];[Entrada.$A$8:.$B$1605];2;0))" office:value-type="float" office:value="0">
            <text:p>0</text:p>
          </table:table-cell>
          <table:table-cell table:formula="of:=IF(ISNA(VLOOKUP([.D823];[Entrada.$A$8:.$D$1605];4;0)) = 1; 0;VLOOKUP([.D823];[Entrada.$A$8:.$D$1605];4;0))" office:value-type="float" office:value="0">
            <text:p>0</text:p>
          </table:table-cell>
          <table:table-cell table:number-columns-repeated="21"/>
          <table:table-cell table:style-name="ce23" table:formula="of:=[.B8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3];[Entrada.$A$8:.$C$1606];3;0)) = 1; 0;VLOOKUP([.D8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2</text:p>
          </table:table-cell>
          <table:table-cell/>
          <table:table-cell/>
          <table:table-cell table:style-name="ce5" office:value-type="string">
            <text:p>21,22</text:p>
          </table:table-cell>
          <table:table-cell table:style-name="ce16" table:formula="of:=IF(ISNA(VLOOKUP([.D824];[Entrada.$A$8:.$B$1605];2;0)) = 1; 0;VLOOKUP([.D824];[Entrada.$A$8:.$B$1605];2;0))" office:value-type="float" office:value="0">
            <text:p>0</text:p>
          </table:table-cell>
          <table:table-cell table:formula="of:=IF(ISNA(VLOOKUP([.D824];[Entrada.$A$8:.$D$1605];4;0)) = 1; 0;VLOOKUP([.D824];[Entrada.$A$8:.$D$1605];4;0))" office:value-type="float" office:value="0">
            <text:p>0</text:p>
          </table:table-cell>
          <table:table-cell table:number-columns-repeated="21"/>
          <table:table-cell table:style-name="ce23" table:formula="of:=[.B8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4];[Entrada.$A$8:.$C$1606];3;0)) = 1; 0;VLOOKUP([.D8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3</text:p>
          </table:table-cell>
          <table:table-cell/>
          <table:table-cell/>
          <table:table-cell table:style-name="ce5" office:value-type="string">
            <text:p>21,23</text:p>
          </table:table-cell>
          <table:table-cell table:style-name="ce16" table:formula="of:=IF(ISNA(VLOOKUP([.D825];[Entrada.$A$8:.$B$1605];2;0)) = 1; 0;VLOOKUP([.D825];[Entrada.$A$8:.$B$1605];2;0))" office:value-type="float" office:value="0">
            <text:p>0</text:p>
          </table:table-cell>
          <table:table-cell table:formula="of:=IF(ISNA(VLOOKUP([.D825];[Entrada.$A$8:.$D$1605];4;0)) = 1; 0;VLOOKUP([.D825];[Entrada.$A$8:.$D$1605];4;0))" office:value-type="float" office:value="0">
            <text:p>0</text:p>
          </table:table-cell>
          <table:table-cell table:number-columns-repeated="21"/>
          <table:table-cell table:style-name="ce23" table:formula="of:=[.B8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5];[Entrada.$A$8:.$C$1606];3;0)) = 1; 0;VLOOKUP([.D8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4</text:p>
          </table:table-cell>
          <table:table-cell/>
          <table:table-cell/>
          <table:table-cell table:style-name="ce5" office:value-type="string">
            <text:p>21,24</text:p>
          </table:table-cell>
          <table:table-cell table:style-name="ce16" table:formula="of:=IF(ISNA(VLOOKUP([.D826];[Entrada.$A$8:.$B$1605];2;0)) = 1; 0;VLOOKUP([.D826];[Entrada.$A$8:.$B$1605];2;0))" office:value-type="float" office:value="0">
            <text:p>0</text:p>
          </table:table-cell>
          <table:table-cell table:formula="of:=IF(ISNA(VLOOKUP([.D826];[Entrada.$A$8:.$D$1605];4;0)) = 1; 0;VLOOKUP([.D826];[Entrada.$A$8:.$D$1605];4;0))" office:value-type="float" office:value="0">
            <text:p>0</text:p>
          </table:table-cell>
          <table:table-cell table:number-columns-repeated="21"/>
          <table:table-cell table:style-name="ce23" table:formula="of:=[.B8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6];[Entrada.$A$8:.$C$1606];3;0)) = 1; 0;VLOOKUP([.D8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5</text:p>
          </table:table-cell>
          <table:table-cell/>
          <table:table-cell/>
          <table:table-cell table:style-name="ce5" office:value-type="string">
            <text:p>21,25</text:p>
          </table:table-cell>
          <table:table-cell table:style-name="ce16" table:formula="of:=IF(ISNA(VLOOKUP([.D827];[Entrada.$A$8:.$B$1605];2;0)) = 1; 0;VLOOKUP([.D827];[Entrada.$A$8:.$B$1605];2;0))" office:value-type="float" office:value="0">
            <text:p>0</text:p>
          </table:table-cell>
          <table:table-cell table:formula="of:=IF(ISNA(VLOOKUP([.D827];[Entrada.$A$8:.$D$1605];4;0)) = 1; 0;VLOOKUP([.D827];[Entrada.$A$8:.$D$1605];4;0))" office:value-type="float" office:value="0">
            <text:p>0</text:p>
          </table:table-cell>
          <table:table-cell table:number-columns-repeated="21"/>
          <table:table-cell table:style-name="ce23" table:formula="of:=[.B8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7];[Entrada.$A$8:.$C$1606];3;0)) = 1; 0;VLOOKUP([.D8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6</text:p>
          </table:table-cell>
          <table:table-cell/>
          <table:table-cell/>
          <table:table-cell table:style-name="ce5" office:value-type="string">
            <text:p>21,26</text:p>
          </table:table-cell>
          <table:table-cell table:style-name="ce16" table:formula="of:=IF(ISNA(VLOOKUP([.D828];[Entrada.$A$8:.$B$1605];2;0)) = 1; 0;VLOOKUP([.D828];[Entrada.$A$8:.$B$1605];2;0))" office:value-type="float" office:value="0">
            <text:p>0</text:p>
          </table:table-cell>
          <table:table-cell table:formula="of:=IF(ISNA(VLOOKUP([.D828];[Entrada.$A$8:.$D$1605];4;0)) = 1; 0;VLOOKUP([.D828];[Entrada.$A$8:.$D$1605];4;0))" office:value-type="float" office:value="0">
            <text:p>0</text:p>
          </table:table-cell>
          <table:table-cell table:number-columns-repeated="21"/>
          <table:table-cell table:style-name="ce23" table:formula="of:=[.B8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8];[Entrada.$A$8:.$C$1606];3;0)) = 1; 0;VLOOKUP([.D8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7</text:p>
          </table:table-cell>
          <table:table-cell/>
          <table:table-cell/>
          <table:table-cell table:style-name="ce5" office:value-type="string">
            <text:p>21,27</text:p>
          </table:table-cell>
          <table:table-cell table:style-name="ce16" table:formula="of:=IF(ISNA(VLOOKUP([.D829];[Entrada.$A$8:.$B$1605];2;0)) = 1; 0;VLOOKUP([.D829];[Entrada.$A$8:.$B$1605];2;0))" office:value-type="float" office:value="0">
            <text:p>0</text:p>
          </table:table-cell>
          <table:table-cell table:formula="of:=IF(ISNA(VLOOKUP([.D829];[Entrada.$A$8:.$D$1605];4;0)) = 1; 0;VLOOKUP([.D829];[Entrada.$A$8:.$D$1605];4;0))" office:value-type="float" office:value="0">
            <text:p>0</text:p>
          </table:table-cell>
          <table:table-cell table:number-columns-repeated="21"/>
          <table:table-cell table:style-name="ce23" table:formula="of:=[.B8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29];[Entrada.$A$8:.$C$1606];3;0)) = 1; 0;VLOOKUP([.D8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8</text:p>
          </table:table-cell>
          <table:table-cell/>
          <table:table-cell/>
          <table:table-cell table:style-name="ce5" office:value-type="string">
            <text:p>21,28</text:p>
          </table:table-cell>
          <table:table-cell table:style-name="ce16" table:formula="of:=IF(ISNA(VLOOKUP([.D830];[Entrada.$A$8:.$B$1605];2;0)) = 1; 0;VLOOKUP([.D830];[Entrada.$A$8:.$B$1605];2;0))" office:value-type="float" office:value="0">
            <text:p>0</text:p>
          </table:table-cell>
          <table:table-cell table:formula="of:=IF(ISNA(VLOOKUP([.D830];[Entrada.$A$8:.$D$1605];4;0)) = 1; 0;VLOOKUP([.D830];[Entrada.$A$8:.$D$1605];4;0))" office:value-type="float" office:value="0">
            <text:p>0</text:p>
          </table:table-cell>
          <table:table-cell table:number-columns-repeated="21"/>
          <table:table-cell table:style-name="ce23" table:formula="of:=[.B8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0];[Entrada.$A$8:.$C$1606];3;0)) = 1; 0;VLOOKUP([.D8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29</text:p>
          </table:table-cell>
          <table:table-cell/>
          <table:table-cell/>
          <table:table-cell table:style-name="ce5" office:value-type="string">
            <text:p>21,29</text:p>
          </table:table-cell>
          <table:table-cell table:style-name="ce16" table:formula="of:=IF(ISNA(VLOOKUP([.D831];[Entrada.$A$8:.$B$1605];2;0)) = 1; 0;VLOOKUP([.D831];[Entrada.$A$8:.$B$1605];2;0))" office:value-type="float" office:value="0">
            <text:p>0</text:p>
          </table:table-cell>
          <table:table-cell table:formula="of:=IF(ISNA(VLOOKUP([.D831];[Entrada.$A$8:.$D$1605];4;0)) = 1; 0;VLOOKUP([.D831];[Entrada.$A$8:.$D$1605];4;0))" office:value-type="float" office:value="0">
            <text:p>0</text:p>
          </table:table-cell>
          <table:table-cell table:number-columns-repeated="21"/>
          <table:table-cell table:style-name="ce23" table:formula="of:=[.B8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1];[Entrada.$A$8:.$C$1606];3;0)) = 1; 0;VLOOKUP([.D8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0</text:p>
          </table:table-cell>
          <table:table-cell/>
          <table:table-cell/>
          <table:table-cell table:style-name="ce5" office:value-type="string">
            <text:p>21,30</text:p>
          </table:table-cell>
          <table:table-cell table:style-name="ce16" table:formula="of:=IF(ISNA(VLOOKUP([.D832];[Entrada.$A$8:.$B$1605];2;0)) = 1; 0;VLOOKUP([.D832];[Entrada.$A$8:.$B$1605];2;0))" office:value-type="float" office:value="0">
            <text:p>0</text:p>
          </table:table-cell>
          <table:table-cell table:formula="of:=IF(ISNA(VLOOKUP([.D832];[Entrada.$A$8:.$D$1605];4;0)) = 1; 0;VLOOKUP([.D832];[Entrada.$A$8:.$D$1605];4;0))" office:value-type="float" office:value="0">
            <text:p>0</text:p>
          </table:table-cell>
          <table:table-cell table:number-columns-repeated="21"/>
          <table:table-cell table:style-name="ce23" table:formula="of:=[.B8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2];[Entrada.$A$8:.$C$1606];3;0)) = 1; 0;VLOOKUP([.D8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1</text:p>
          </table:table-cell>
          <table:table-cell/>
          <table:table-cell/>
          <table:table-cell table:style-name="ce5" office:value-type="string">
            <text:p>21,31</text:p>
          </table:table-cell>
          <table:table-cell table:style-name="ce16" table:formula="of:=IF(ISNA(VLOOKUP([.D833];[Entrada.$A$8:.$B$1605];2;0)) = 1; 0;VLOOKUP([.D833];[Entrada.$A$8:.$B$1605];2;0))" office:value-type="float" office:value="0">
            <text:p>0</text:p>
          </table:table-cell>
          <table:table-cell table:formula="of:=IF(ISNA(VLOOKUP([.D833];[Entrada.$A$8:.$D$1605];4;0)) = 1; 0;VLOOKUP([.D833];[Entrada.$A$8:.$D$1605];4;0))" office:value-type="float" office:value="0">
            <text:p>0</text:p>
          </table:table-cell>
          <table:table-cell table:number-columns-repeated="21"/>
          <table:table-cell table:style-name="ce23" table:formula="of:=[.B8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3];[Entrada.$A$8:.$C$1606];3;0)) = 1; 0;VLOOKUP([.D8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2</text:p>
          </table:table-cell>
          <table:table-cell/>
          <table:table-cell/>
          <table:table-cell table:style-name="ce5" office:value-type="string">
            <text:p>21,32</text:p>
          </table:table-cell>
          <table:table-cell table:style-name="ce16" table:formula="of:=IF(ISNA(VLOOKUP([.D834];[Entrada.$A$8:.$B$1605];2;0)) = 1; 0;VLOOKUP([.D834];[Entrada.$A$8:.$B$1605];2;0))" office:value-type="float" office:value="0">
            <text:p>0</text:p>
          </table:table-cell>
          <table:table-cell table:formula="of:=IF(ISNA(VLOOKUP([.D834];[Entrada.$A$8:.$D$1605];4;0)) = 1; 0;VLOOKUP([.D834];[Entrada.$A$8:.$D$1605];4;0))" office:value-type="float" office:value="0">
            <text:p>0</text:p>
          </table:table-cell>
          <table:table-cell table:number-columns-repeated="21"/>
          <table:table-cell table:style-name="ce23" table:formula="of:=[.B8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4];[Entrada.$A$8:.$C$1606];3;0)) = 1; 0;VLOOKUP([.D8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3</text:p>
          </table:table-cell>
          <table:table-cell/>
          <table:table-cell/>
          <table:table-cell table:style-name="ce5" office:value-type="string">
            <text:p>21,33</text:p>
          </table:table-cell>
          <table:table-cell table:style-name="ce16" table:formula="of:=IF(ISNA(VLOOKUP([.D835];[Entrada.$A$8:.$B$1605];2;0)) = 1; 0;VLOOKUP([.D835];[Entrada.$A$8:.$B$1605];2;0))" office:value-type="float" office:value="0">
            <text:p>0</text:p>
          </table:table-cell>
          <table:table-cell table:formula="of:=IF(ISNA(VLOOKUP([.D835];[Entrada.$A$8:.$D$1605];4;0)) = 1; 0;VLOOKUP([.D835];[Entrada.$A$8:.$D$1605];4;0))" office:value-type="float" office:value="0">
            <text:p>0</text:p>
          </table:table-cell>
          <table:table-cell table:number-columns-repeated="21"/>
          <table:table-cell table:style-name="ce23" table:formula="of:=[.B8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5];[Entrada.$A$8:.$C$1606];3;0)) = 1; 0;VLOOKUP([.D8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4</text:p>
          </table:table-cell>
          <table:table-cell/>
          <table:table-cell/>
          <table:table-cell table:style-name="ce5" office:value-type="string">
            <text:p>21,34</text:p>
          </table:table-cell>
          <table:table-cell table:style-name="ce16" table:formula="of:=IF(ISNA(VLOOKUP([.D836];[Entrada.$A$8:.$B$1605];2;0)) = 1; 0;VLOOKUP([.D836];[Entrada.$A$8:.$B$1605];2;0))" office:value-type="float" office:value="0">
            <text:p>0</text:p>
          </table:table-cell>
          <table:table-cell table:formula="of:=IF(ISNA(VLOOKUP([.D836];[Entrada.$A$8:.$D$1605];4;0)) = 1; 0;VLOOKUP([.D836];[Entrada.$A$8:.$D$1605];4;0))" office:value-type="float" office:value="0">
            <text:p>0</text:p>
          </table:table-cell>
          <table:table-cell table:number-columns-repeated="21"/>
          <table:table-cell table:style-name="ce23" table:formula="of:=[.B8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6];[Entrada.$A$8:.$C$1606];3;0)) = 1; 0;VLOOKUP([.D8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5</text:p>
          </table:table-cell>
          <table:table-cell/>
          <table:table-cell/>
          <table:table-cell table:style-name="ce5" office:value-type="string">
            <text:p>21,35</text:p>
          </table:table-cell>
          <table:table-cell table:style-name="ce16" table:formula="of:=IF(ISNA(VLOOKUP([.D837];[Entrada.$A$8:.$B$1605];2;0)) = 1; 0;VLOOKUP([.D837];[Entrada.$A$8:.$B$1605];2;0))" office:value-type="float" office:value="0">
            <text:p>0</text:p>
          </table:table-cell>
          <table:table-cell table:formula="of:=IF(ISNA(VLOOKUP([.D837];[Entrada.$A$8:.$D$1605];4;0)) = 1; 0;VLOOKUP([.D837];[Entrada.$A$8:.$D$1605];4;0))" office:value-type="float" office:value="0">
            <text:p>0</text:p>
          </table:table-cell>
          <table:table-cell table:number-columns-repeated="21"/>
          <table:table-cell table:style-name="ce23" table:formula="of:=[.B8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7];[Entrada.$A$8:.$C$1606];3;0)) = 1; 0;VLOOKUP([.D8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6</text:p>
          </table:table-cell>
          <table:table-cell/>
          <table:table-cell/>
          <table:table-cell table:style-name="ce5" office:value-type="string">
            <text:p>21,36</text:p>
          </table:table-cell>
          <table:table-cell table:style-name="ce16" table:formula="of:=IF(ISNA(VLOOKUP([.D838];[Entrada.$A$8:.$B$1605];2;0)) = 1; 0;VLOOKUP([.D838];[Entrada.$A$8:.$B$1605];2;0))" office:value-type="float" office:value="0">
            <text:p>0</text:p>
          </table:table-cell>
          <table:table-cell table:formula="of:=IF(ISNA(VLOOKUP([.D838];[Entrada.$A$8:.$D$1605];4;0)) = 1; 0;VLOOKUP([.D838];[Entrada.$A$8:.$D$1605];4;0))" office:value-type="float" office:value="0">
            <text:p>0</text:p>
          </table:table-cell>
          <table:table-cell table:number-columns-repeated="21"/>
          <table:table-cell table:style-name="ce23" table:formula="of:=[.B8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8];[Entrada.$A$8:.$C$1606];3;0)) = 1; 0;VLOOKUP([.D8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7</text:p>
          </table:table-cell>
          <table:table-cell/>
          <table:table-cell/>
          <table:table-cell table:style-name="ce5" office:value-type="string">
            <text:p>21,37</text:p>
          </table:table-cell>
          <table:table-cell table:style-name="ce16" table:formula="of:=IF(ISNA(VLOOKUP([.D839];[Entrada.$A$8:.$B$1605];2;0)) = 1; 0;VLOOKUP([.D839];[Entrada.$A$8:.$B$1605];2;0))" office:value-type="float" office:value="0">
            <text:p>0</text:p>
          </table:table-cell>
          <table:table-cell table:formula="of:=IF(ISNA(VLOOKUP([.D839];[Entrada.$A$8:.$D$1605];4;0)) = 1; 0;VLOOKUP([.D839];[Entrada.$A$8:.$D$1605];4;0))" office:value-type="float" office:value="0">
            <text:p>0</text:p>
          </table:table-cell>
          <table:table-cell table:number-columns-repeated="21"/>
          <table:table-cell table:style-name="ce23" table:formula="of:=[.B8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39];[Entrada.$A$8:.$C$1606];3;0)) = 1; 0;VLOOKUP([.D8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8</text:p>
          </table:table-cell>
          <table:table-cell/>
          <table:table-cell/>
          <table:table-cell table:style-name="ce5" office:value-type="string">
            <text:p>21,38</text:p>
          </table:table-cell>
          <table:table-cell table:style-name="ce16" table:formula="of:=IF(ISNA(VLOOKUP([.D840];[Entrada.$A$8:.$B$1605];2;0)) = 1; 0;VLOOKUP([.D840];[Entrada.$A$8:.$B$1605];2;0))" office:value-type="float" office:value="0">
            <text:p>0</text:p>
          </table:table-cell>
          <table:table-cell table:formula="of:=IF(ISNA(VLOOKUP([.D840];[Entrada.$A$8:.$D$1605];4;0)) = 1; 0;VLOOKUP([.D840];[Entrada.$A$8:.$D$1605];4;0))" office:value-type="float" office:value="0">
            <text:p>0</text:p>
          </table:table-cell>
          <table:table-cell table:number-columns-repeated="21"/>
          <table:table-cell table:style-name="ce23" table:formula="of:=[.B8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0];[Entrada.$A$8:.$C$1606];3;0)) = 1; 0;VLOOKUP([.D8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39</text:p>
          </table:table-cell>
          <table:table-cell/>
          <table:table-cell/>
          <table:table-cell table:style-name="ce5" office:value-type="string">
            <text:p>21,39</text:p>
          </table:table-cell>
          <table:table-cell table:style-name="ce16" table:formula="of:=IF(ISNA(VLOOKUP([.D841];[Entrada.$A$8:.$B$1605];2;0)) = 1; 0;VLOOKUP([.D841];[Entrada.$A$8:.$B$1605];2;0))" office:value-type="float" office:value="0">
            <text:p>0</text:p>
          </table:table-cell>
          <table:table-cell table:formula="of:=IF(ISNA(VLOOKUP([.D841];[Entrada.$A$8:.$D$1605];4;0)) = 1; 0;VLOOKUP([.D841];[Entrada.$A$8:.$D$1605];4;0))" office:value-type="float" office:value="0">
            <text:p>0</text:p>
          </table:table-cell>
          <table:table-cell table:number-columns-repeated="21"/>
          <table:table-cell table:style-name="ce23" table:formula="of:=[.B8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1];[Entrada.$A$8:.$C$1606];3;0)) = 1; 0;VLOOKUP([.D8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1,40</text:p>
          </table:table-cell>
          <table:table-cell/>
          <table:table-cell/>
          <table:table-cell table:style-name="ce5" office:value-type="string">
            <text:p>21,40</text:p>
          </table:table-cell>
          <table:table-cell table:style-name="ce16" table:formula="of:=IF(ISNA(VLOOKUP([.D842];[Entrada.$A$8:.$B$1605];2;0)) = 1; 0;VLOOKUP([.D842];[Entrada.$A$8:.$B$1605];2;0))" office:value-type="float" office:value="0">
            <text:p>0</text:p>
          </table:table-cell>
          <table:table-cell table:formula="of:=IF(ISNA(VLOOKUP([.D842];[Entrada.$A$8:.$D$1605];4;0)) = 1; 0;VLOOKUP([.D842];[Entrada.$A$8:.$D$1605];4;0))" office:value-type="float" office:value="0">
            <text:p>0</text:p>
          </table:table-cell>
          <table:table-cell table:number-columns-repeated="21"/>
          <table:table-cell table:style-name="ce23" table:formula="of:=[.B8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2];[Entrada.$A$8:.$C$1606];3;0)) = 1; 0;VLOOKUP([.D8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</text:p>
          </table:table-cell>
          <table:table-cell/>
          <table:table-cell/>
          <table:table-cell table:style-name="ce5" office:value-type="string">
            <text:p>22,1</text:p>
          </table:table-cell>
          <table:table-cell table:style-name="ce16" table:formula="of:=IF(ISNA(VLOOKUP([.D843];[Entrada.$A$8:.$B$1605];2;0)) = 1; 0;VLOOKUP([.D843];[Entrada.$A$8:.$B$1605];2;0))" office:value-type="float" office:value="0">
            <text:p>0</text:p>
          </table:table-cell>
          <table:table-cell table:formula="of:=IF(ISNA(VLOOKUP([.D843];[Entrada.$A$8:.$D$1605];4;0)) = 1; 0;VLOOKUP([.D843];[Entrada.$A$8:.$D$1605];4;0))" office:value-type="float" office:value="0">
            <text:p>0</text:p>
          </table:table-cell>
          <table:table-cell table:number-columns-repeated="21"/>
          <table:table-cell table:style-name="ce23" table:formula="of:=[.B8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3];[Entrada.$A$8:.$C$1606];3;0)) = 1; 0;VLOOKUP([.D8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</text:p>
          </table:table-cell>
          <table:table-cell/>
          <table:table-cell/>
          <table:table-cell table:style-name="ce5" office:value-type="string">
            <text:p>22,2</text:p>
          </table:table-cell>
          <table:table-cell table:style-name="ce16" table:formula="of:=IF(ISNA(VLOOKUP([.D844];[Entrada.$A$8:.$B$1605];2;0)) = 1; 0;VLOOKUP([.D844];[Entrada.$A$8:.$B$1605];2;0))" office:value-type="float" office:value="0">
            <text:p>0</text:p>
          </table:table-cell>
          <table:table-cell table:formula="of:=IF(ISNA(VLOOKUP([.D844];[Entrada.$A$8:.$D$1605];4;0)) = 1; 0;VLOOKUP([.D844];[Entrada.$A$8:.$D$1605];4;0))" office:value-type="float" office:value="0">
            <text:p>0</text:p>
          </table:table-cell>
          <table:table-cell table:number-columns-repeated="21"/>
          <table:table-cell table:style-name="ce23" table:formula="of:=[.B8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4];[Entrada.$A$8:.$C$1606];3;0)) = 1; 0;VLOOKUP([.D8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</text:p>
          </table:table-cell>
          <table:table-cell/>
          <table:table-cell/>
          <table:table-cell table:style-name="ce5" office:value-type="string">
            <text:p>22,3</text:p>
          </table:table-cell>
          <table:table-cell table:style-name="ce16" table:formula="of:=IF(ISNA(VLOOKUP([.D845];[Entrada.$A$8:.$B$1605];2;0)) = 1; 0;VLOOKUP([.D845];[Entrada.$A$8:.$B$1605];2;0))" office:value-type="float" office:value="0">
            <text:p>0</text:p>
          </table:table-cell>
          <table:table-cell table:formula="of:=IF(ISNA(VLOOKUP([.D845];[Entrada.$A$8:.$D$1605];4;0)) = 1; 0;VLOOKUP([.D845];[Entrada.$A$8:.$D$1605];4;0))" office:value-type="float" office:value="0">
            <text:p>0</text:p>
          </table:table-cell>
          <table:table-cell table:number-columns-repeated="21"/>
          <table:table-cell table:style-name="ce23" table:formula="of:=[.B8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5];[Entrada.$A$8:.$C$1606];3;0)) = 1; 0;VLOOKUP([.D8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4</text:p>
          </table:table-cell>
          <table:table-cell/>
          <table:table-cell/>
          <table:table-cell table:style-name="ce5" office:value-type="string">
            <text:p>22,4</text:p>
          </table:table-cell>
          <table:table-cell table:style-name="ce16" table:formula="of:=IF(ISNA(VLOOKUP([.D846];[Entrada.$A$8:.$B$1605];2;0)) = 1; 0;VLOOKUP([.D846];[Entrada.$A$8:.$B$1605];2;0))" office:value-type="float" office:value="0">
            <text:p>0</text:p>
          </table:table-cell>
          <table:table-cell table:formula="of:=IF(ISNA(VLOOKUP([.D846];[Entrada.$A$8:.$D$1605];4;0)) = 1; 0;VLOOKUP([.D846];[Entrada.$A$8:.$D$1605];4;0))" office:value-type="float" office:value="0">
            <text:p>0</text:p>
          </table:table-cell>
          <table:table-cell table:number-columns-repeated="21"/>
          <table:table-cell table:style-name="ce23" table:formula="of:=[.B8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6];[Entrada.$A$8:.$C$1606];3;0)) = 1; 0;VLOOKUP([.D8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5</text:p>
          </table:table-cell>
          <table:table-cell/>
          <table:table-cell/>
          <table:table-cell table:style-name="ce5" office:value-type="string">
            <text:p>22,5</text:p>
          </table:table-cell>
          <table:table-cell table:style-name="ce16" table:formula="of:=IF(ISNA(VLOOKUP([.D847];[Entrada.$A$8:.$B$1605];2;0)) = 1; 0;VLOOKUP([.D847];[Entrada.$A$8:.$B$1605];2;0))" office:value-type="float" office:value="0">
            <text:p>0</text:p>
          </table:table-cell>
          <table:table-cell table:formula="of:=IF(ISNA(VLOOKUP([.D847];[Entrada.$A$8:.$D$1605];4;0)) = 1; 0;VLOOKUP([.D847];[Entrada.$A$8:.$D$1605];4;0))" office:value-type="float" office:value="0">
            <text:p>0</text:p>
          </table:table-cell>
          <table:table-cell table:number-columns-repeated="21"/>
          <table:table-cell table:style-name="ce23" table:formula="of:=[.B8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7];[Entrada.$A$8:.$C$1606];3;0)) = 1; 0;VLOOKUP([.D8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6</text:p>
          </table:table-cell>
          <table:table-cell/>
          <table:table-cell/>
          <table:table-cell table:style-name="ce5" office:value-type="string">
            <text:p>22,6</text:p>
          </table:table-cell>
          <table:table-cell table:style-name="ce16" table:formula="of:=IF(ISNA(VLOOKUP([.D848];[Entrada.$A$8:.$B$1605];2;0)) = 1; 0;VLOOKUP([.D848];[Entrada.$A$8:.$B$1605];2;0))" office:value-type="float" office:value="0">
            <text:p>0</text:p>
          </table:table-cell>
          <table:table-cell table:formula="of:=IF(ISNA(VLOOKUP([.D848];[Entrada.$A$8:.$D$1605];4;0)) = 1; 0;VLOOKUP([.D848];[Entrada.$A$8:.$D$1605];4;0))" office:value-type="float" office:value="0">
            <text:p>0</text:p>
          </table:table-cell>
          <table:table-cell table:number-columns-repeated="21"/>
          <table:table-cell table:style-name="ce23" table:formula="of:=[.B8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8];[Entrada.$A$8:.$C$1606];3;0)) = 1; 0;VLOOKUP([.D8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7</text:p>
          </table:table-cell>
          <table:table-cell/>
          <table:table-cell/>
          <table:table-cell table:style-name="ce5" office:value-type="string">
            <text:p>22,7</text:p>
          </table:table-cell>
          <table:table-cell table:style-name="ce16" table:formula="of:=IF(ISNA(VLOOKUP([.D849];[Entrada.$A$8:.$B$1605];2;0)) = 1; 0;VLOOKUP([.D849];[Entrada.$A$8:.$B$1605];2;0))" office:value-type="float" office:value="0">
            <text:p>0</text:p>
          </table:table-cell>
          <table:table-cell table:formula="of:=IF(ISNA(VLOOKUP([.D849];[Entrada.$A$8:.$D$1605];4;0)) = 1; 0;VLOOKUP([.D849];[Entrada.$A$8:.$D$1605];4;0))" office:value-type="float" office:value="0">
            <text:p>0</text:p>
          </table:table-cell>
          <table:table-cell table:number-columns-repeated="21"/>
          <table:table-cell table:style-name="ce23" table:formula="of:=[.B8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49];[Entrada.$A$8:.$C$1606];3;0)) = 1; 0;VLOOKUP([.D8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8</text:p>
          </table:table-cell>
          <table:table-cell/>
          <table:table-cell/>
          <table:table-cell table:style-name="ce5" office:value-type="string">
            <text:p>22,8</text:p>
          </table:table-cell>
          <table:table-cell table:style-name="ce16" table:formula="of:=IF(ISNA(VLOOKUP([.D850];[Entrada.$A$8:.$B$1605];2;0)) = 1; 0;VLOOKUP([.D850];[Entrada.$A$8:.$B$1605];2;0))" office:value-type="float" office:value="0">
            <text:p>0</text:p>
          </table:table-cell>
          <table:table-cell table:formula="of:=IF(ISNA(VLOOKUP([.D850];[Entrada.$A$8:.$D$1605];4;0)) = 1; 0;VLOOKUP([.D850];[Entrada.$A$8:.$D$1605];4;0))" office:value-type="float" office:value="0">
            <text:p>0</text:p>
          </table:table-cell>
          <table:table-cell table:number-columns-repeated="21"/>
          <table:table-cell table:style-name="ce23" table:formula="of:=[.B8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0];[Entrada.$A$8:.$C$1606];3;0)) = 1; 0;VLOOKUP([.D8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9</text:p>
          </table:table-cell>
          <table:table-cell/>
          <table:table-cell/>
          <table:table-cell table:style-name="ce5" office:value-type="string">
            <text:p>22,9</text:p>
          </table:table-cell>
          <table:table-cell table:style-name="ce16" table:formula="of:=IF(ISNA(VLOOKUP([.D851];[Entrada.$A$8:.$B$1605];2;0)) = 1; 0;VLOOKUP([.D851];[Entrada.$A$8:.$B$1605];2;0))" office:value-type="float" office:value="0">
            <text:p>0</text:p>
          </table:table-cell>
          <table:table-cell table:formula="of:=IF(ISNA(VLOOKUP([.D851];[Entrada.$A$8:.$D$1605];4;0)) = 1; 0;VLOOKUP([.D851];[Entrada.$A$8:.$D$1605];4;0))" office:value-type="float" office:value="0">
            <text:p>0</text:p>
          </table:table-cell>
          <table:table-cell table:number-columns-repeated="21"/>
          <table:table-cell table:style-name="ce23" table:formula="of:=[.B8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1];[Entrada.$A$8:.$C$1606];3;0)) = 1; 0;VLOOKUP([.D8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0</text:p>
          </table:table-cell>
          <table:table-cell/>
          <table:table-cell/>
          <table:table-cell table:style-name="ce5" office:value-type="string">
            <text:p>22,10</text:p>
          </table:table-cell>
          <table:table-cell table:style-name="ce16" table:formula="of:=IF(ISNA(VLOOKUP([.D852];[Entrada.$A$8:.$B$1605];2;0)) = 1; 0;VLOOKUP([.D852];[Entrada.$A$8:.$B$1605];2;0))" office:value-type="float" office:value="0">
            <text:p>0</text:p>
          </table:table-cell>
          <table:table-cell table:formula="of:=IF(ISNA(VLOOKUP([.D852];[Entrada.$A$8:.$D$1605];4;0)) = 1; 0;VLOOKUP([.D852];[Entrada.$A$8:.$D$1605];4;0))" office:value-type="float" office:value="0">
            <text:p>0</text:p>
          </table:table-cell>
          <table:table-cell table:number-columns-repeated="21"/>
          <table:table-cell table:style-name="ce23" table:formula="of:=[.B8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2];[Entrada.$A$8:.$C$1606];3;0)) = 1; 0;VLOOKUP([.D8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1</text:p>
          </table:table-cell>
          <table:table-cell/>
          <table:table-cell/>
          <table:table-cell table:style-name="ce5" office:value-type="string">
            <text:p>22,11</text:p>
          </table:table-cell>
          <table:table-cell table:style-name="ce16" table:formula="of:=IF(ISNA(VLOOKUP([.D853];[Entrada.$A$8:.$B$1605];2;0)) = 1; 0;VLOOKUP([.D853];[Entrada.$A$8:.$B$1605];2;0))" office:value-type="float" office:value="0">
            <text:p>0</text:p>
          </table:table-cell>
          <table:table-cell table:formula="of:=IF(ISNA(VLOOKUP([.D853];[Entrada.$A$8:.$D$1605];4;0)) = 1; 0;VLOOKUP([.D853];[Entrada.$A$8:.$D$1605];4;0))" office:value-type="float" office:value="0">
            <text:p>0</text:p>
          </table:table-cell>
          <table:table-cell table:number-columns-repeated="21"/>
          <table:table-cell table:style-name="ce23" table:formula="of:=[.B8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3];[Entrada.$A$8:.$C$1606];3;0)) = 1; 0;VLOOKUP([.D8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2</text:p>
          </table:table-cell>
          <table:table-cell/>
          <table:table-cell/>
          <table:table-cell table:style-name="ce5" office:value-type="string">
            <text:p>22,12</text:p>
          </table:table-cell>
          <table:table-cell table:style-name="ce16" table:formula="of:=IF(ISNA(VLOOKUP([.D854];[Entrada.$A$8:.$B$1605];2;0)) = 1; 0;VLOOKUP([.D854];[Entrada.$A$8:.$B$1605];2;0))" office:value-type="float" office:value="0">
            <text:p>0</text:p>
          </table:table-cell>
          <table:table-cell table:formula="of:=IF(ISNA(VLOOKUP([.D854];[Entrada.$A$8:.$D$1605];4;0)) = 1; 0;VLOOKUP([.D854];[Entrada.$A$8:.$D$1605];4;0))" office:value-type="float" office:value="0">
            <text:p>0</text:p>
          </table:table-cell>
          <table:table-cell table:number-columns-repeated="21"/>
          <table:table-cell table:style-name="ce23" table:formula="of:=[.B8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4];[Entrada.$A$8:.$C$1606];3;0)) = 1; 0;VLOOKUP([.D8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3</text:p>
          </table:table-cell>
          <table:table-cell/>
          <table:table-cell/>
          <table:table-cell table:style-name="ce5" office:value-type="string">
            <text:p>22,13</text:p>
          </table:table-cell>
          <table:table-cell table:style-name="ce16" table:formula="of:=IF(ISNA(VLOOKUP([.D855];[Entrada.$A$8:.$B$1605];2;0)) = 1; 0;VLOOKUP([.D855];[Entrada.$A$8:.$B$1605];2;0))" office:value-type="float" office:value="0">
            <text:p>0</text:p>
          </table:table-cell>
          <table:table-cell table:formula="of:=IF(ISNA(VLOOKUP([.D855];[Entrada.$A$8:.$D$1605];4;0)) = 1; 0;VLOOKUP([.D855];[Entrada.$A$8:.$D$1605];4;0))" office:value-type="float" office:value="0">
            <text:p>0</text:p>
          </table:table-cell>
          <table:table-cell table:number-columns-repeated="21"/>
          <table:table-cell table:style-name="ce23" table:formula="of:=[.B8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5];[Entrada.$A$8:.$C$1606];3;0)) = 1; 0;VLOOKUP([.D8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4</text:p>
          </table:table-cell>
          <table:table-cell/>
          <table:table-cell/>
          <table:table-cell table:style-name="ce5" office:value-type="string">
            <text:p>22,14</text:p>
          </table:table-cell>
          <table:table-cell table:style-name="ce16" table:formula="of:=IF(ISNA(VLOOKUP([.D856];[Entrada.$A$8:.$B$1605];2;0)) = 1; 0;VLOOKUP([.D856];[Entrada.$A$8:.$B$1605];2;0))" office:value-type="float" office:value="0">
            <text:p>0</text:p>
          </table:table-cell>
          <table:table-cell table:formula="of:=IF(ISNA(VLOOKUP([.D856];[Entrada.$A$8:.$D$1605];4;0)) = 1; 0;VLOOKUP([.D856];[Entrada.$A$8:.$D$1605];4;0))" office:value-type="float" office:value="0">
            <text:p>0</text:p>
          </table:table-cell>
          <table:table-cell table:number-columns-repeated="21"/>
          <table:table-cell table:style-name="ce23" table:formula="of:=[.B8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6];[Entrada.$A$8:.$C$1606];3;0)) = 1; 0;VLOOKUP([.D8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5</text:p>
          </table:table-cell>
          <table:table-cell/>
          <table:table-cell/>
          <table:table-cell table:style-name="ce5" office:value-type="string">
            <text:p>22,15</text:p>
          </table:table-cell>
          <table:table-cell table:style-name="ce16" table:formula="of:=IF(ISNA(VLOOKUP([.D857];[Entrada.$A$8:.$B$1605];2;0)) = 1; 0;VLOOKUP([.D857];[Entrada.$A$8:.$B$1605];2;0))" office:value-type="float" office:value="0">
            <text:p>0</text:p>
          </table:table-cell>
          <table:table-cell table:formula="of:=IF(ISNA(VLOOKUP([.D857];[Entrada.$A$8:.$D$1605];4;0)) = 1; 0;VLOOKUP([.D857];[Entrada.$A$8:.$D$1605];4;0))" office:value-type="float" office:value="0">
            <text:p>0</text:p>
          </table:table-cell>
          <table:table-cell table:number-columns-repeated="21"/>
          <table:table-cell table:style-name="ce23" table:formula="of:=[.B8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7];[Entrada.$A$8:.$C$1606];3;0)) = 1; 0;VLOOKUP([.D8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6</text:p>
          </table:table-cell>
          <table:table-cell/>
          <table:table-cell/>
          <table:table-cell table:style-name="ce5" office:value-type="string">
            <text:p>22,16</text:p>
          </table:table-cell>
          <table:table-cell table:style-name="ce16" table:formula="of:=IF(ISNA(VLOOKUP([.D858];[Entrada.$A$8:.$B$1605];2;0)) = 1; 0;VLOOKUP([.D858];[Entrada.$A$8:.$B$1605];2;0))" office:value-type="float" office:value="0">
            <text:p>0</text:p>
          </table:table-cell>
          <table:table-cell table:formula="of:=IF(ISNA(VLOOKUP([.D858];[Entrada.$A$8:.$D$1605];4;0)) = 1; 0;VLOOKUP([.D858];[Entrada.$A$8:.$D$1605];4;0))" office:value-type="float" office:value="0">
            <text:p>0</text:p>
          </table:table-cell>
          <table:table-cell table:number-columns-repeated="21"/>
          <table:table-cell table:style-name="ce23" table:formula="of:=[.B8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8];[Entrada.$A$8:.$C$1606];3;0)) = 1; 0;VLOOKUP([.D8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7</text:p>
          </table:table-cell>
          <table:table-cell/>
          <table:table-cell/>
          <table:table-cell table:style-name="ce5" office:value-type="string">
            <text:p>22,17</text:p>
          </table:table-cell>
          <table:table-cell table:style-name="ce16" table:formula="of:=IF(ISNA(VLOOKUP([.D859];[Entrada.$A$8:.$B$1605];2;0)) = 1; 0;VLOOKUP([.D859];[Entrada.$A$8:.$B$1605];2;0))" office:value-type="float" office:value="0">
            <text:p>0</text:p>
          </table:table-cell>
          <table:table-cell table:formula="of:=IF(ISNA(VLOOKUP([.D859];[Entrada.$A$8:.$D$1605];4;0)) = 1; 0;VLOOKUP([.D859];[Entrada.$A$8:.$D$1605];4;0))" office:value-type="float" office:value="0">
            <text:p>0</text:p>
          </table:table-cell>
          <table:table-cell table:number-columns-repeated="21"/>
          <table:table-cell table:style-name="ce23" table:formula="of:=[.B8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59];[Entrada.$A$8:.$C$1606];3;0)) = 1; 0;VLOOKUP([.D8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8</text:p>
          </table:table-cell>
          <table:table-cell/>
          <table:table-cell/>
          <table:table-cell table:style-name="ce5" office:value-type="string">
            <text:p>22,18</text:p>
          </table:table-cell>
          <table:table-cell table:style-name="ce16" table:formula="of:=IF(ISNA(VLOOKUP([.D860];[Entrada.$A$8:.$B$1605];2;0)) = 1; 0;VLOOKUP([.D860];[Entrada.$A$8:.$B$1605];2;0))" office:value-type="float" office:value="0">
            <text:p>0</text:p>
          </table:table-cell>
          <table:table-cell table:formula="of:=IF(ISNA(VLOOKUP([.D860];[Entrada.$A$8:.$D$1605];4;0)) = 1; 0;VLOOKUP([.D860];[Entrada.$A$8:.$D$1605];4;0))" office:value-type="float" office:value="0">
            <text:p>0</text:p>
          </table:table-cell>
          <table:table-cell table:number-columns-repeated="21"/>
          <table:table-cell table:style-name="ce23" table:formula="of:=[.B8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0];[Entrada.$A$8:.$C$1606];3;0)) = 1; 0;VLOOKUP([.D8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19</text:p>
          </table:table-cell>
          <table:table-cell/>
          <table:table-cell/>
          <table:table-cell table:style-name="ce5" office:value-type="string">
            <text:p>22,19</text:p>
          </table:table-cell>
          <table:table-cell table:style-name="ce16" table:formula="of:=IF(ISNA(VLOOKUP([.D861];[Entrada.$A$8:.$B$1605];2;0)) = 1; 0;VLOOKUP([.D861];[Entrada.$A$8:.$B$1605];2;0))" office:value-type="float" office:value="0">
            <text:p>0</text:p>
          </table:table-cell>
          <table:table-cell table:formula="of:=IF(ISNA(VLOOKUP([.D861];[Entrada.$A$8:.$D$1605];4;0)) = 1; 0;VLOOKUP([.D861];[Entrada.$A$8:.$D$1605];4;0))" office:value-type="float" office:value="0">
            <text:p>0</text:p>
          </table:table-cell>
          <table:table-cell table:number-columns-repeated="21"/>
          <table:table-cell table:style-name="ce23" table:formula="of:=[.B8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1];[Entrada.$A$8:.$C$1606];3;0)) = 1; 0;VLOOKUP([.D8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0</text:p>
          </table:table-cell>
          <table:table-cell/>
          <table:table-cell/>
          <table:table-cell table:style-name="ce5" office:value-type="string">
            <text:p>22,20</text:p>
          </table:table-cell>
          <table:table-cell table:style-name="ce16" table:formula="of:=IF(ISNA(VLOOKUP([.D862];[Entrada.$A$8:.$B$1605];2;0)) = 1; 0;VLOOKUP([.D862];[Entrada.$A$8:.$B$1605];2;0))" office:value-type="float" office:value="0">
            <text:p>0</text:p>
          </table:table-cell>
          <table:table-cell table:formula="of:=IF(ISNA(VLOOKUP([.D862];[Entrada.$A$8:.$D$1605];4;0)) = 1; 0;VLOOKUP([.D862];[Entrada.$A$8:.$D$1605];4;0))" office:value-type="float" office:value="0">
            <text:p>0</text:p>
          </table:table-cell>
          <table:table-cell table:number-columns-repeated="21"/>
          <table:table-cell table:style-name="ce23" table:formula="of:=[.B8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2];[Entrada.$A$8:.$C$1606];3;0)) = 1; 0;VLOOKUP([.D8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1</text:p>
          </table:table-cell>
          <table:table-cell/>
          <table:table-cell/>
          <table:table-cell table:style-name="ce5" office:value-type="string">
            <text:p>22,21</text:p>
          </table:table-cell>
          <table:table-cell table:style-name="ce16" table:formula="of:=IF(ISNA(VLOOKUP([.D863];[Entrada.$A$8:.$B$1605];2;0)) = 1; 0;VLOOKUP([.D863];[Entrada.$A$8:.$B$1605];2;0))" office:value-type="float" office:value="0">
            <text:p>0</text:p>
          </table:table-cell>
          <table:table-cell table:formula="of:=IF(ISNA(VLOOKUP([.D863];[Entrada.$A$8:.$D$1605];4;0)) = 1; 0;VLOOKUP([.D863];[Entrada.$A$8:.$D$1605];4;0))" office:value-type="float" office:value="0">
            <text:p>0</text:p>
          </table:table-cell>
          <table:table-cell table:number-columns-repeated="21"/>
          <table:table-cell table:style-name="ce23" table:formula="of:=[.B8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3];[Entrada.$A$8:.$C$1606];3;0)) = 1; 0;VLOOKUP([.D8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2</text:p>
          </table:table-cell>
          <table:table-cell/>
          <table:table-cell/>
          <table:table-cell table:style-name="ce5" office:value-type="string">
            <text:p>22,22</text:p>
          </table:table-cell>
          <table:table-cell table:style-name="ce16" table:formula="of:=IF(ISNA(VLOOKUP([.D864];[Entrada.$A$8:.$B$1605];2;0)) = 1; 0;VLOOKUP([.D864];[Entrada.$A$8:.$B$1605];2;0))" office:value-type="float" office:value="0">
            <text:p>0</text:p>
          </table:table-cell>
          <table:table-cell table:formula="of:=IF(ISNA(VLOOKUP([.D864];[Entrada.$A$8:.$D$1605];4;0)) = 1; 0;VLOOKUP([.D864];[Entrada.$A$8:.$D$1605];4;0))" office:value-type="float" office:value="0">
            <text:p>0</text:p>
          </table:table-cell>
          <table:table-cell table:number-columns-repeated="21"/>
          <table:table-cell table:style-name="ce23" table:formula="of:=[.B8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4];[Entrada.$A$8:.$C$1606];3;0)) = 1; 0;VLOOKUP([.D8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3</text:p>
          </table:table-cell>
          <table:table-cell/>
          <table:table-cell/>
          <table:table-cell table:style-name="ce5" office:value-type="string">
            <text:p>22,23</text:p>
          </table:table-cell>
          <table:table-cell table:style-name="ce16" table:formula="of:=IF(ISNA(VLOOKUP([.D865];[Entrada.$A$8:.$B$1605];2;0)) = 1; 0;VLOOKUP([.D865];[Entrada.$A$8:.$B$1605];2;0))" office:value-type="float" office:value="0">
            <text:p>0</text:p>
          </table:table-cell>
          <table:table-cell table:formula="of:=IF(ISNA(VLOOKUP([.D865];[Entrada.$A$8:.$D$1605];4;0)) = 1; 0;VLOOKUP([.D865];[Entrada.$A$8:.$D$1605];4;0))" office:value-type="float" office:value="0">
            <text:p>0</text:p>
          </table:table-cell>
          <table:table-cell table:number-columns-repeated="21"/>
          <table:table-cell table:style-name="ce23" table:formula="of:=[.B8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5];[Entrada.$A$8:.$C$1606];3;0)) = 1; 0;VLOOKUP([.D8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4</text:p>
          </table:table-cell>
          <table:table-cell/>
          <table:table-cell/>
          <table:table-cell table:style-name="ce5" office:value-type="string">
            <text:p>22,24</text:p>
          </table:table-cell>
          <table:table-cell table:style-name="ce16" table:formula="of:=IF(ISNA(VLOOKUP([.D866];[Entrada.$A$8:.$B$1605];2;0)) = 1; 0;VLOOKUP([.D866];[Entrada.$A$8:.$B$1605];2;0))" office:value-type="float" office:value="0">
            <text:p>0</text:p>
          </table:table-cell>
          <table:table-cell table:formula="of:=IF(ISNA(VLOOKUP([.D866];[Entrada.$A$8:.$D$1605];4;0)) = 1; 0;VLOOKUP([.D866];[Entrada.$A$8:.$D$1605];4;0))" office:value-type="float" office:value="0">
            <text:p>0</text:p>
          </table:table-cell>
          <table:table-cell table:number-columns-repeated="21"/>
          <table:table-cell table:style-name="ce23" table:formula="of:=[.B8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6];[Entrada.$A$8:.$C$1606];3;0)) = 1; 0;VLOOKUP([.D8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5</text:p>
          </table:table-cell>
          <table:table-cell/>
          <table:table-cell/>
          <table:table-cell table:style-name="ce5" office:value-type="string">
            <text:p>22,25</text:p>
          </table:table-cell>
          <table:table-cell table:style-name="ce16" table:formula="of:=IF(ISNA(VLOOKUP([.D867];[Entrada.$A$8:.$B$1605];2;0)) = 1; 0;VLOOKUP([.D867];[Entrada.$A$8:.$B$1605];2;0))" office:value-type="float" office:value="0">
            <text:p>0</text:p>
          </table:table-cell>
          <table:table-cell table:formula="of:=IF(ISNA(VLOOKUP([.D867];[Entrada.$A$8:.$D$1605];4;0)) = 1; 0;VLOOKUP([.D867];[Entrada.$A$8:.$D$1605];4;0))" office:value-type="float" office:value="0">
            <text:p>0</text:p>
          </table:table-cell>
          <table:table-cell table:number-columns-repeated="21"/>
          <table:table-cell table:style-name="ce23" table:formula="of:=[.B8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7];[Entrada.$A$8:.$C$1606];3;0)) = 1; 0;VLOOKUP([.D8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6</text:p>
          </table:table-cell>
          <table:table-cell/>
          <table:table-cell/>
          <table:table-cell table:style-name="ce5" office:value-type="string">
            <text:p>22,26</text:p>
          </table:table-cell>
          <table:table-cell table:style-name="ce16" table:formula="of:=IF(ISNA(VLOOKUP([.D868];[Entrada.$A$8:.$B$1605];2;0)) = 1; 0;VLOOKUP([.D868];[Entrada.$A$8:.$B$1605];2;0))" office:value-type="float" office:value="0">
            <text:p>0</text:p>
          </table:table-cell>
          <table:table-cell table:formula="of:=IF(ISNA(VLOOKUP([.D868];[Entrada.$A$8:.$D$1605];4;0)) = 1; 0;VLOOKUP([.D868];[Entrada.$A$8:.$D$1605];4;0))" office:value-type="float" office:value="0">
            <text:p>0</text:p>
          </table:table-cell>
          <table:table-cell table:number-columns-repeated="21"/>
          <table:table-cell table:style-name="ce23" table:formula="of:=[.B8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8];[Entrada.$A$8:.$C$1606];3;0)) = 1; 0;VLOOKUP([.D8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7</text:p>
          </table:table-cell>
          <table:table-cell/>
          <table:table-cell/>
          <table:table-cell table:style-name="ce5" office:value-type="string">
            <text:p>22,27</text:p>
          </table:table-cell>
          <table:table-cell table:style-name="ce16" table:formula="of:=IF(ISNA(VLOOKUP([.D869];[Entrada.$A$8:.$B$1605];2;0)) = 1; 0;VLOOKUP([.D869];[Entrada.$A$8:.$B$1605];2;0))" office:value-type="float" office:value="0">
            <text:p>0</text:p>
          </table:table-cell>
          <table:table-cell table:formula="of:=IF(ISNA(VLOOKUP([.D869];[Entrada.$A$8:.$D$1605];4;0)) = 1; 0;VLOOKUP([.D869];[Entrada.$A$8:.$D$1605];4;0))" office:value-type="float" office:value="0">
            <text:p>0</text:p>
          </table:table-cell>
          <table:table-cell table:number-columns-repeated="21"/>
          <table:table-cell table:style-name="ce23" table:formula="of:=[.B8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69];[Entrada.$A$8:.$C$1606];3;0)) = 1; 0;VLOOKUP([.D8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8</text:p>
          </table:table-cell>
          <table:table-cell/>
          <table:table-cell/>
          <table:table-cell table:style-name="ce5" office:value-type="string">
            <text:p>22,28</text:p>
          </table:table-cell>
          <table:table-cell table:style-name="ce16" table:formula="of:=IF(ISNA(VLOOKUP([.D870];[Entrada.$A$8:.$B$1605];2;0)) = 1; 0;VLOOKUP([.D870];[Entrada.$A$8:.$B$1605];2;0))" office:value-type="float" office:value="0">
            <text:p>0</text:p>
          </table:table-cell>
          <table:table-cell table:formula="of:=IF(ISNA(VLOOKUP([.D870];[Entrada.$A$8:.$D$1605];4;0)) = 1; 0;VLOOKUP([.D870];[Entrada.$A$8:.$D$1605];4;0))" office:value-type="float" office:value="0">
            <text:p>0</text:p>
          </table:table-cell>
          <table:table-cell table:number-columns-repeated="21"/>
          <table:table-cell table:style-name="ce23" table:formula="of:=[.B8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0];[Entrada.$A$8:.$C$1606];3;0)) = 1; 0;VLOOKUP([.D8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29</text:p>
          </table:table-cell>
          <table:table-cell/>
          <table:table-cell/>
          <table:table-cell table:style-name="ce5" office:value-type="string">
            <text:p>22,29</text:p>
          </table:table-cell>
          <table:table-cell table:style-name="ce16" table:formula="of:=IF(ISNA(VLOOKUP([.D871];[Entrada.$A$8:.$B$1605];2;0)) = 1; 0;VLOOKUP([.D871];[Entrada.$A$8:.$B$1605];2;0))" office:value-type="float" office:value="0">
            <text:p>0</text:p>
          </table:table-cell>
          <table:table-cell table:formula="of:=IF(ISNA(VLOOKUP([.D871];[Entrada.$A$8:.$D$1605];4;0)) = 1; 0;VLOOKUP([.D871];[Entrada.$A$8:.$D$1605];4;0))" office:value-type="float" office:value="0">
            <text:p>0</text:p>
          </table:table-cell>
          <table:table-cell table:number-columns-repeated="21"/>
          <table:table-cell table:style-name="ce23" table:formula="of:=[.B8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1];[Entrada.$A$8:.$C$1606];3;0)) = 1; 0;VLOOKUP([.D8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0</text:p>
          </table:table-cell>
          <table:table-cell/>
          <table:table-cell/>
          <table:table-cell table:style-name="ce5" office:value-type="string">
            <text:p>22,30</text:p>
          </table:table-cell>
          <table:table-cell table:style-name="ce16" table:formula="of:=IF(ISNA(VLOOKUP([.D872];[Entrada.$A$8:.$B$1605];2;0)) = 1; 0;VLOOKUP([.D872];[Entrada.$A$8:.$B$1605];2;0))" office:value-type="float" office:value="0">
            <text:p>0</text:p>
          </table:table-cell>
          <table:table-cell table:formula="of:=IF(ISNA(VLOOKUP([.D872];[Entrada.$A$8:.$D$1605];4;0)) = 1; 0;VLOOKUP([.D872];[Entrada.$A$8:.$D$1605];4;0))" office:value-type="float" office:value="0">
            <text:p>0</text:p>
          </table:table-cell>
          <table:table-cell table:number-columns-repeated="21"/>
          <table:table-cell table:style-name="ce23" table:formula="of:=[.B8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2];[Entrada.$A$8:.$C$1606];3;0)) = 1; 0;VLOOKUP([.D8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1</text:p>
          </table:table-cell>
          <table:table-cell/>
          <table:table-cell/>
          <table:table-cell table:style-name="ce5" office:value-type="string">
            <text:p>22,31</text:p>
          </table:table-cell>
          <table:table-cell table:style-name="ce16" table:formula="of:=IF(ISNA(VLOOKUP([.D873];[Entrada.$A$8:.$B$1605];2;0)) = 1; 0;VLOOKUP([.D873];[Entrada.$A$8:.$B$1605];2;0))" office:value-type="float" office:value="0">
            <text:p>0</text:p>
          </table:table-cell>
          <table:table-cell table:formula="of:=IF(ISNA(VLOOKUP([.D873];[Entrada.$A$8:.$D$1605];4;0)) = 1; 0;VLOOKUP([.D873];[Entrada.$A$8:.$D$1605];4;0))" office:value-type="float" office:value="0">
            <text:p>0</text:p>
          </table:table-cell>
          <table:table-cell table:number-columns-repeated="21"/>
          <table:table-cell table:style-name="ce23" table:formula="of:=[.B8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3];[Entrada.$A$8:.$C$1606];3;0)) = 1; 0;VLOOKUP([.D8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2</text:p>
          </table:table-cell>
          <table:table-cell/>
          <table:table-cell/>
          <table:table-cell table:style-name="ce5" office:value-type="string">
            <text:p>22,32</text:p>
          </table:table-cell>
          <table:table-cell table:style-name="ce16" table:formula="of:=IF(ISNA(VLOOKUP([.D874];[Entrada.$A$8:.$B$1605];2;0)) = 1; 0;VLOOKUP([.D874];[Entrada.$A$8:.$B$1605];2;0))" office:value-type="float" office:value="0">
            <text:p>0</text:p>
          </table:table-cell>
          <table:table-cell table:formula="of:=IF(ISNA(VLOOKUP([.D874];[Entrada.$A$8:.$D$1605];4;0)) = 1; 0;VLOOKUP([.D874];[Entrada.$A$8:.$D$1605];4;0))" office:value-type="float" office:value="0">
            <text:p>0</text:p>
          </table:table-cell>
          <table:table-cell table:number-columns-repeated="21"/>
          <table:table-cell table:style-name="ce23" table:formula="of:=[.B8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4];[Entrada.$A$8:.$C$1606];3;0)) = 1; 0;VLOOKUP([.D8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3</text:p>
          </table:table-cell>
          <table:table-cell/>
          <table:table-cell/>
          <table:table-cell table:style-name="ce5" office:value-type="string">
            <text:p>22,33</text:p>
          </table:table-cell>
          <table:table-cell table:style-name="ce16" table:formula="of:=IF(ISNA(VLOOKUP([.D875];[Entrada.$A$8:.$B$1605];2;0)) = 1; 0;VLOOKUP([.D875];[Entrada.$A$8:.$B$1605];2;0))" office:value-type="float" office:value="0">
            <text:p>0</text:p>
          </table:table-cell>
          <table:table-cell table:formula="of:=IF(ISNA(VLOOKUP([.D875];[Entrada.$A$8:.$D$1605];4;0)) = 1; 0;VLOOKUP([.D875];[Entrada.$A$8:.$D$1605];4;0))" office:value-type="float" office:value="0">
            <text:p>0</text:p>
          </table:table-cell>
          <table:table-cell table:number-columns-repeated="21"/>
          <table:table-cell table:style-name="ce23" table:formula="of:=[.B8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5];[Entrada.$A$8:.$C$1606];3;0)) = 1; 0;VLOOKUP([.D8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4</text:p>
          </table:table-cell>
          <table:table-cell/>
          <table:table-cell/>
          <table:table-cell table:style-name="ce5" office:value-type="string">
            <text:p>22,34</text:p>
          </table:table-cell>
          <table:table-cell table:style-name="ce16" table:formula="of:=IF(ISNA(VLOOKUP([.D876];[Entrada.$A$8:.$B$1605];2;0)) = 1; 0;VLOOKUP([.D876];[Entrada.$A$8:.$B$1605];2;0))" office:value-type="float" office:value="0">
            <text:p>0</text:p>
          </table:table-cell>
          <table:table-cell table:formula="of:=IF(ISNA(VLOOKUP([.D876];[Entrada.$A$8:.$D$1605];4;0)) = 1; 0;VLOOKUP([.D876];[Entrada.$A$8:.$D$1605];4;0))" office:value-type="float" office:value="0">
            <text:p>0</text:p>
          </table:table-cell>
          <table:table-cell table:number-columns-repeated="21"/>
          <table:table-cell table:style-name="ce23" table:formula="of:=[.B8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6];[Entrada.$A$8:.$C$1606];3;0)) = 1; 0;VLOOKUP([.D8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5</text:p>
          </table:table-cell>
          <table:table-cell/>
          <table:table-cell/>
          <table:table-cell table:style-name="ce5" office:value-type="string">
            <text:p>22,35</text:p>
          </table:table-cell>
          <table:table-cell table:style-name="ce16" table:formula="of:=IF(ISNA(VLOOKUP([.D877];[Entrada.$A$8:.$B$1605];2;0)) = 1; 0;VLOOKUP([.D877];[Entrada.$A$8:.$B$1605];2;0))" office:value-type="float" office:value="0">
            <text:p>0</text:p>
          </table:table-cell>
          <table:table-cell table:formula="of:=IF(ISNA(VLOOKUP([.D877];[Entrada.$A$8:.$D$1605];4;0)) = 1; 0;VLOOKUP([.D877];[Entrada.$A$8:.$D$1605];4;0))" office:value-type="float" office:value="0">
            <text:p>0</text:p>
          </table:table-cell>
          <table:table-cell table:number-columns-repeated="21"/>
          <table:table-cell table:style-name="ce23" table:formula="of:=[.B8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7];[Entrada.$A$8:.$C$1606];3;0)) = 1; 0;VLOOKUP([.D8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6</text:p>
          </table:table-cell>
          <table:table-cell/>
          <table:table-cell/>
          <table:table-cell table:style-name="ce5" office:value-type="string">
            <text:p>22,36</text:p>
          </table:table-cell>
          <table:table-cell table:style-name="ce16" table:formula="of:=IF(ISNA(VLOOKUP([.D878];[Entrada.$A$8:.$B$1605];2;0)) = 1; 0;VLOOKUP([.D878];[Entrada.$A$8:.$B$1605];2;0))" office:value-type="float" office:value="0">
            <text:p>0</text:p>
          </table:table-cell>
          <table:table-cell table:formula="of:=IF(ISNA(VLOOKUP([.D878];[Entrada.$A$8:.$D$1605];4;0)) = 1; 0;VLOOKUP([.D878];[Entrada.$A$8:.$D$1605];4;0))" office:value-type="float" office:value="0">
            <text:p>0</text:p>
          </table:table-cell>
          <table:table-cell table:number-columns-repeated="21"/>
          <table:table-cell table:style-name="ce23" table:formula="of:=[.B8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8];[Entrada.$A$8:.$C$1606];3;0)) = 1; 0;VLOOKUP([.D8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7</text:p>
          </table:table-cell>
          <table:table-cell/>
          <table:table-cell/>
          <table:table-cell table:style-name="ce5" office:value-type="string">
            <text:p>22,37</text:p>
          </table:table-cell>
          <table:table-cell table:style-name="ce16" table:formula="of:=IF(ISNA(VLOOKUP([.D879];[Entrada.$A$8:.$B$1605];2;0)) = 1; 0;VLOOKUP([.D879];[Entrada.$A$8:.$B$1605];2;0))" office:value-type="float" office:value="0">
            <text:p>0</text:p>
          </table:table-cell>
          <table:table-cell table:formula="of:=IF(ISNA(VLOOKUP([.D879];[Entrada.$A$8:.$D$1605];4;0)) = 1; 0;VLOOKUP([.D879];[Entrada.$A$8:.$D$1605];4;0))" office:value-type="float" office:value="0">
            <text:p>0</text:p>
          </table:table-cell>
          <table:table-cell table:number-columns-repeated="21"/>
          <table:table-cell table:style-name="ce23" table:formula="of:=[.B8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79];[Entrada.$A$8:.$C$1606];3;0)) = 1; 0;VLOOKUP([.D8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8</text:p>
          </table:table-cell>
          <table:table-cell/>
          <table:table-cell/>
          <table:table-cell table:style-name="ce5" office:value-type="string">
            <text:p>22,38</text:p>
          </table:table-cell>
          <table:table-cell table:style-name="ce16" table:formula="of:=IF(ISNA(VLOOKUP([.D880];[Entrada.$A$8:.$B$1605];2;0)) = 1; 0;VLOOKUP([.D880];[Entrada.$A$8:.$B$1605];2;0))" office:value-type="float" office:value="0">
            <text:p>0</text:p>
          </table:table-cell>
          <table:table-cell table:formula="of:=IF(ISNA(VLOOKUP([.D880];[Entrada.$A$8:.$D$1605];4;0)) = 1; 0;VLOOKUP([.D880];[Entrada.$A$8:.$D$1605];4;0))" office:value-type="float" office:value="0">
            <text:p>0</text:p>
          </table:table-cell>
          <table:table-cell table:number-columns-repeated="21"/>
          <table:table-cell table:style-name="ce23" table:formula="of:=[.B8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0];[Entrada.$A$8:.$C$1606];3;0)) = 1; 0;VLOOKUP([.D8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39</text:p>
          </table:table-cell>
          <table:table-cell/>
          <table:table-cell/>
          <table:table-cell table:style-name="ce5" office:value-type="string">
            <text:p>22,39</text:p>
          </table:table-cell>
          <table:table-cell table:style-name="ce16" table:formula="of:=IF(ISNA(VLOOKUP([.D881];[Entrada.$A$8:.$B$1605];2;0)) = 1; 0;VLOOKUP([.D881];[Entrada.$A$8:.$B$1605];2;0))" office:value-type="float" office:value="0">
            <text:p>0</text:p>
          </table:table-cell>
          <table:table-cell table:formula="of:=IF(ISNA(VLOOKUP([.D881];[Entrada.$A$8:.$D$1605];4;0)) = 1; 0;VLOOKUP([.D881];[Entrada.$A$8:.$D$1605];4;0))" office:value-type="float" office:value="0">
            <text:p>0</text:p>
          </table:table-cell>
          <table:table-cell table:number-columns-repeated="21"/>
          <table:table-cell table:style-name="ce23" table:formula="of:=[.B8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1];[Entrada.$A$8:.$C$1606];3;0)) = 1; 0;VLOOKUP([.D8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2,40</text:p>
          </table:table-cell>
          <table:table-cell/>
          <table:table-cell/>
          <table:table-cell table:style-name="ce5" office:value-type="string">
            <text:p>22,40</text:p>
          </table:table-cell>
          <table:table-cell table:style-name="ce16" table:formula="of:=IF(ISNA(VLOOKUP([.D882];[Entrada.$A$8:.$B$1605];2;0)) = 1; 0;VLOOKUP([.D882];[Entrada.$A$8:.$B$1605];2;0))" office:value-type="float" office:value="0">
            <text:p>0</text:p>
          </table:table-cell>
          <table:table-cell table:formula="of:=IF(ISNA(VLOOKUP([.D882];[Entrada.$A$8:.$D$1605];4;0)) = 1; 0;VLOOKUP([.D882];[Entrada.$A$8:.$D$1605];4;0))" office:value-type="float" office:value="0">
            <text:p>0</text:p>
          </table:table-cell>
          <table:table-cell table:number-columns-repeated="21"/>
          <table:table-cell table:style-name="ce23" table:formula="of:=[.B8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2];[Entrada.$A$8:.$C$1606];3;0)) = 1; 0;VLOOKUP([.D8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</text:p>
          </table:table-cell>
          <table:table-cell/>
          <table:table-cell/>
          <table:table-cell table:style-name="ce5" office:value-type="string">
            <text:p>23,1</text:p>
          </table:table-cell>
          <table:table-cell table:style-name="ce16" table:formula="of:=IF(ISNA(VLOOKUP([.D883];[Entrada.$A$8:.$B$1605];2;0)) = 1; 0;VLOOKUP([.D883];[Entrada.$A$8:.$B$1605];2;0))" office:value-type="float" office:value="0">
            <text:p>0</text:p>
          </table:table-cell>
          <table:table-cell table:formula="of:=IF(ISNA(VLOOKUP([.D883];[Entrada.$A$8:.$D$1605];4;0)) = 1; 0;VLOOKUP([.D883];[Entrada.$A$8:.$D$1605];4;0))" office:value-type="float" office:value="0">
            <text:p>0</text:p>
          </table:table-cell>
          <table:table-cell table:number-columns-repeated="21"/>
          <table:table-cell table:style-name="ce23" table:formula="of:=[.B8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3];[Entrada.$A$8:.$C$1606];3;0)) = 1; 0;VLOOKUP([.D8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</text:p>
          </table:table-cell>
          <table:table-cell/>
          <table:table-cell/>
          <table:table-cell table:style-name="ce5" office:value-type="string">
            <text:p>23,2</text:p>
          </table:table-cell>
          <table:table-cell table:style-name="ce16" table:formula="of:=IF(ISNA(VLOOKUP([.D884];[Entrada.$A$8:.$B$1605];2;0)) = 1; 0;VLOOKUP([.D884];[Entrada.$A$8:.$B$1605];2;0))" office:value-type="float" office:value="0">
            <text:p>0</text:p>
          </table:table-cell>
          <table:table-cell table:formula="of:=IF(ISNA(VLOOKUP([.D884];[Entrada.$A$8:.$D$1605];4;0)) = 1; 0;VLOOKUP([.D884];[Entrada.$A$8:.$D$1605];4;0))" office:value-type="float" office:value="0">
            <text:p>0</text:p>
          </table:table-cell>
          <table:table-cell table:number-columns-repeated="21"/>
          <table:table-cell table:style-name="ce23" table:formula="of:=[.B8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4];[Entrada.$A$8:.$C$1606];3;0)) = 1; 0;VLOOKUP([.D8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</text:p>
          </table:table-cell>
          <table:table-cell/>
          <table:table-cell/>
          <table:table-cell table:style-name="ce5" office:value-type="string">
            <text:p>23,3</text:p>
          </table:table-cell>
          <table:table-cell table:style-name="ce16" table:formula="of:=IF(ISNA(VLOOKUP([.D885];[Entrada.$A$8:.$B$1605];2;0)) = 1; 0;VLOOKUP([.D885];[Entrada.$A$8:.$B$1605];2;0))" office:value-type="float" office:value="0">
            <text:p>0</text:p>
          </table:table-cell>
          <table:table-cell table:formula="of:=IF(ISNA(VLOOKUP([.D885];[Entrada.$A$8:.$D$1605];4;0)) = 1; 0;VLOOKUP([.D885];[Entrada.$A$8:.$D$1605];4;0))" office:value-type="float" office:value="0">
            <text:p>0</text:p>
          </table:table-cell>
          <table:table-cell table:number-columns-repeated="21"/>
          <table:table-cell table:style-name="ce23" table:formula="of:=[.B8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5];[Entrada.$A$8:.$C$1606];3;0)) = 1; 0;VLOOKUP([.D8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4</text:p>
          </table:table-cell>
          <table:table-cell/>
          <table:table-cell/>
          <table:table-cell table:style-name="ce5" office:value-type="string">
            <text:p>23,4</text:p>
          </table:table-cell>
          <table:table-cell table:style-name="ce16" table:formula="of:=IF(ISNA(VLOOKUP([.D886];[Entrada.$A$8:.$B$1605];2;0)) = 1; 0;VLOOKUP([.D886];[Entrada.$A$8:.$B$1605];2;0))" office:value-type="float" office:value="0">
            <text:p>0</text:p>
          </table:table-cell>
          <table:table-cell table:formula="of:=IF(ISNA(VLOOKUP([.D886];[Entrada.$A$8:.$D$1605];4;0)) = 1; 0;VLOOKUP([.D886];[Entrada.$A$8:.$D$1605];4;0))" office:value-type="float" office:value="0">
            <text:p>0</text:p>
          </table:table-cell>
          <table:table-cell table:number-columns-repeated="21"/>
          <table:table-cell table:style-name="ce23" table:formula="of:=[.B8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6];[Entrada.$A$8:.$C$1606];3;0)) = 1; 0;VLOOKUP([.D8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5</text:p>
          </table:table-cell>
          <table:table-cell/>
          <table:table-cell/>
          <table:table-cell table:style-name="ce5" office:value-type="string">
            <text:p>23,5</text:p>
          </table:table-cell>
          <table:table-cell table:style-name="ce16" table:formula="of:=IF(ISNA(VLOOKUP([.D887];[Entrada.$A$8:.$B$1605];2;0)) = 1; 0;VLOOKUP([.D887];[Entrada.$A$8:.$B$1605];2;0))" office:value-type="float" office:value="0">
            <text:p>0</text:p>
          </table:table-cell>
          <table:table-cell table:formula="of:=IF(ISNA(VLOOKUP([.D887];[Entrada.$A$8:.$D$1605];4;0)) = 1; 0;VLOOKUP([.D887];[Entrada.$A$8:.$D$1605];4;0))" office:value-type="float" office:value="0">
            <text:p>0</text:p>
          </table:table-cell>
          <table:table-cell table:number-columns-repeated="21"/>
          <table:table-cell table:style-name="ce23" table:formula="of:=[.B8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7];[Entrada.$A$8:.$C$1606];3;0)) = 1; 0;VLOOKUP([.D8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6</text:p>
          </table:table-cell>
          <table:table-cell/>
          <table:table-cell/>
          <table:table-cell table:style-name="ce5" office:value-type="string">
            <text:p>23,6</text:p>
          </table:table-cell>
          <table:table-cell table:style-name="ce16" table:formula="of:=IF(ISNA(VLOOKUP([.D888];[Entrada.$A$8:.$B$1605];2;0)) = 1; 0;VLOOKUP([.D888];[Entrada.$A$8:.$B$1605];2;0))" office:value-type="float" office:value="0">
            <text:p>0</text:p>
          </table:table-cell>
          <table:table-cell table:formula="of:=IF(ISNA(VLOOKUP([.D888];[Entrada.$A$8:.$D$1605];4;0)) = 1; 0;VLOOKUP([.D888];[Entrada.$A$8:.$D$1605];4;0))" office:value-type="float" office:value="0">
            <text:p>0</text:p>
          </table:table-cell>
          <table:table-cell table:number-columns-repeated="21"/>
          <table:table-cell table:style-name="ce23" table:formula="of:=[.B8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8];[Entrada.$A$8:.$C$1606];3;0)) = 1; 0;VLOOKUP([.D8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7</text:p>
          </table:table-cell>
          <table:table-cell/>
          <table:table-cell/>
          <table:table-cell table:style-name="ce5" office:value-type="string">
            <text:p>23,7</text:p>
          </table:table-cell>
          <table:table-cell table:style-name="ce16" table:formula="of:=IF(ISNA(VLOOKUP([.D889];[Entrada.$A$8:.$B$1605];2;0)) = 1; 0;VLOOKUP([.D889];[Entrada.$A$8:.$B$1605];2;0))" office:value-type="float" office:value="0">
            <text:p>0</text:p>
          </table:table-cell>
          <table:table-cell table:formula="of:=IF(ISNA(VLOOKUP([.D889];[Entrada.$A$8:.$D$1605];4;0)) = 1; 0;VLOOKUP([.D889];[Entrada.$A$8:.$D$1605];4;0))" office:value-type="float" office:value="0">
            <text:p>0</text:p>
          </table:table-cell>
          <table:table-cell table:number-columns-repeated="21"/>
          <table:table-cell table:style-name="ce23" table:formula="of:=[.B8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89];[Entrada.$A$8:.$C$1606];3;0)) = 1; 0;VLOOKUP([.D8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8</text:p>
          </table:table-cell>
          <table:table-cell/>
          <table:table-cell/>
          <table:table-cell table:style-name="ce5" office:value-type="string">
            <text:p>23,8</text:p>
          </table:table-cell>
          <table:table-cell table:style-name="ce16" table:formula="of:=IF(ISNA(VLOOKUP([.D890];[Entrada.$A$8:.$B$1605];2;0)) = 1; 0;VLOOKUP([.D890];[Entrada.$A$8:.$B$1605];2;0))" office:value-type="float" office:value="0">
            <text:p>0</text:p>
          </table:table-cell>
          <table:table-cell table:formula="of:=IF(ISNA(VLOOKUP([.D890];[Entrada.$A$8:.$D$1605];4;0)) = 1; 0;VLOOKUP([.D890];[Entrada.$A$8:.$D$1605];4;0))" office:value-type="float" office:value="0">
            <text:p>0</text:p>
          </table:table-cell>
          <table:table-cell table:number-columns-repeated="21"/>
          <table:table-cell table:style-name="ce23" table:formula="of:=[.B8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0];[Entrada.$A$8:.$C$1606];3;0)) = 1; 0;VLOOKUP([.D8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9</text:p>
          </table:table-cell>
          <table:table-cell/>
          <table:table-cell/>
          <table:table-cell table:style-name="ce5" office:value-type="string">
            <text:p>23,9</text:p>
          </table:table-cell>
          <table:table-cell table:style-name="ce16" table:formula="of:=IF(ISNA(VLOOKUP([.D891];[Entrada.$A$8:.$B$1605];2;0)) = 1; 0;VLOOKUP([.D891];[Entrada.$A$8:.$B$1605];2;0))" office:value-type="float" office:value="0">
            <text:p>0</text:p>
          </table:table-cell>
          <table:table-cell table:formula="of:=IF(ISNA(VLOOKUP([.D891];[Entrada.$A$8:.$D$1605];4;0)) = 1; 0;VLOOKUP([.D891];[Entrada.$A$8:.$D$1605];4;0))" office:value-type="float" office:value="0">
            <text:p>0</text:p>
          </table:table-cell>
          <table:table-cell table:number-columns-repeated="21"/>
          <table:table-cell table:style-name="ce23" table:formula="of:=[.B8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1];[Entrada.$A$8:.$C$1606];3;0)) = 1; 0;VLOOKUP([.D8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0</text:p>
          </table:table-cell>
          <table:table-cell/>
          <table:table-cell/>
          <table:table-cell table:style-name="ce5" office:value-type="string">
            <text:p>23,10</text:p>
          </table:table-cell>
          <table:table-cell table:style-name="ce16" table:formula="of:=IF(ISNA(VLOOKUP([.D892];[Entrada.$A$8:.$B$1605];2;0)) = 1; 0;VLOOKUP([.D892];[Entrada.$A$8:.$B$1605];2;0))" office:value-type="float" office:value="0">
            <text:p>0</text:p>
          </table:table-cell>
          <table:table-cell table:formula="of:=IF(ISNA(VLOOKUP([.D892];[Entrada.$A$8:.$D$1605];4;0)) = 1; 0;VLOOKUP([.D892];[Entrada.$A$8:.$D$1605];4;0))" office:value-type="float" office:value="0">
            <text:p>0</text:p>
          </table:table-cell>
          <table:table-cell table:number-columns-repeated="21"/>
          <table:table-cell table:style-name="ce23" table:formula="of:=[.B8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2];[Entrada.$A$8:.$C$1606];3;0)) = 1; 0;VLOOKUP([.D8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1</text:p>
          </table:table-cell>
          <table:table-cell/>
          <table:table-cell/>
          <table:table-cell table:style-name="ce5" office:value-type="string">
            <text:p>23,11</text:p>
          </table:table-cell>
          <table:table-cell table:style-name="ce16" table:formula="of:=IF(ISNA(VLOOKUP([.D893];[Entrada.$A$8:.$B$1605];2;0)) = 1; 0;VLOOKUP([.D893];[Entrada.$A$8:.$B$1605];2;0))" office:value-type="float" office:value="0">
            <text:p>0</text:p>
          </table:table-cell>
          <table:table-cell table:formula="of:=IF(ISNA(VLOOKUP([.D893];[Entrada.$A$8:.$D$1605];4;0)) = 1; 0;VLOOKUP([.D893];[Entrada.$A$8:.$D$1605];4;0))" office:value-type="float" office:value="0">
            <text:p>0</text:p>
          </table:table-cell>
          <table:table-cell table:number-columns-repeated="21"/>
          <table:table-cell table:style-name="ce23" table:formula="of:=[.B8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3];[Entrada.$A$8:.$C$1606];3;0)) = 1; 0;VLOOKUP([.D8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2</text:p>
          </table:table-cell>
          <table:table-cell/>
          <table:table-cell/>
          <table:table-cell table:style-name="ce5" office:value-type="string">
            <text:p>23,12</text:p>
          </table:table-cell>
          <table:table-cell table:style-name="ce16" table:formula="of:=IF(ISNA(VLOOKUP([.D894];[Entrada.$A$8:.$B$1605];2;0)) = 1; 0;VLOOKUP([.D894];[Entrada.$A$8:.$B$1605];2;0))" office:value-type="float" office:value="0">
            <text:p>0</text:p>
          </table:table-cell>
          <table:table-cell table:formula="of:=IF(ISNA(VLOOKUP([.D894];[Entrada.$A$8:.$D$1605];4;0)) = 1; 0;VLOOKUP([.D894];[Entrada.$A$8:.$D$1605];4;0))" office:value-type="float" office:value="0">
            <text:p>0</text:p>
          </table:table-cell>
          <table:table-cell table:number-columns-repeated="21"/>
          <table:table-cell table:style-name="ce23" table:formula="of:=[.B8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4];[Entrada.$A$8:.$C$1606];3;0)) = 1; 0;VLOOKUP([.D8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3</text:p>
          </table:table-cell>
          <table:table-cell/>
          <table:table-cell/>
          <table:table-cell table:style-name="ce5" office:value-type="string">
            <text:p>23,13</text:p>
          </table:table-cell>
          <table:table-cell table:style-name="ce16" table:formula="of:=IF(ISNA(VLOOKUP([.D895];[Entrada.$A$8:.$B$1605];2;0)) = 1; 0;VLOOKUP([.D895];[Entrada.$A$8:.$B$1605];2;0))" office:value-type="float" office:value="0">
            <text:p>0</text:p>
          </table:table-cell>
          <table:table-cell table:formula="of:=IF(ISNA(VLOOKUP([.D895];[Entrada.$A$8:.$D$1605];4;0)) = 1; 0;VLOOKUP([.D895];[Entrada.$A$8:.$D$1605];4;0))" office:value-type="float" office:value="0">
            <text:p>0</text:p>
          </table:table-cell>
          <table:table-cell table:number-columns-repeated="21"/>
          <table:table-cell table:style-name="ce23" table:formula="of:=[.B8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5];[Entrada.$A$8:.$C$1606];3;0)) = 1; 0;VLOOKUP([.D8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4</text:p>
          </table:table-cell>
          <table:table-cell/>
          <table:table-cell/>
          <table:table-cell table:style-name="ce5" office:value-type="string">
            <text:p>23,14</text:p>
          </table:table-cell>
          <table:table-cell table:style-name="ce16" table:formula="of:=IF(ISNA(VLOOKUP([.D896];[Entrada.$A$8:.$B$1605];2;0)) = 1; 0;VLOOKUP([.D896];[Entrada.$A$8:.$B$1605];2;0))" office:value-type="float" office:value="0">
            <text:p>0</text:p>
          </table:table-cell>
          <table:table-cell table:formula="of:=IF(ISNA(VLOOKUP([.D896];[Entrada.$A$8:.$D$1605];4;0)) = 1; 0;VLOOKUP([.D896];[Entrada.$A$8:.$D$1605];4;0))" office:value-type="float" office:value="0">
            <text:p>0</text:p>
          </table:table-cell>
          <table:table-cell table:number-columns-repeated="21"/>
          <table:table-cell table:style-name="ce23" table:formula="of:=[.B8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6];[Entrada.$A$8:.$C$1606];3;0)) = 1; 0;VLOOKUP([.D8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5</text:p>
          </table:table-cell>
          <table:table-cell/>
          <table:table-cell/>
          <table:table-cell table:style-name="ce5" office:value-type="string">
            <text:p>23,15</text:p>
          </table:table-cell>
          <table:table-cell table:style-name="ce16" table:formula="of:=IF(ISNA(VLOOKUP([.D897];[Entrada.$A$8:.$B$1605];2;0)) = 1; 0;VLOOKUP([.D897];[Entrada.$A$8:.$B$1605];2;0))" office:value-type="float" office:value="0">
            <text:p>0</text:p>
          </table:table-cell>
          <table:table-cell table:formula="of:=IF(ISNA(VLOOKUP([.D897];[Entrada.$A$8:.$D$1605];4;0)) = 1; 0;VLOOKUP([.D897];[Entrada.$A$8:.$D$1605];4;0))" office:value-type="float" office:value="0">
            <text:p>0</text:p>
          </table:table-cell>
          <table:table-cell table:number-columns-repeated="21"/>
          <table:table-cell table:style-name="ce23" table:formula="of:=[.B8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7];[Entrada.$A$8:.$C$1606];3;0)) = 1; 0;VLOOKUP([.D8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6</text:p>
          </table:table-cell>
          <table:table-cell/>
          <table:table-cell/>
          <table:table-cell table:style-name="ce5" office:value-type="string">
            <text:p>23,16</text:p>
          </table:table-cell>
          <table:table-cell table:style-name="ce16" table:formula="of:=IF(ISNA(VLOOKUP([.D898];[Entrada.$A$8:.$B$1605];2;0)) = 1; 0;VLOOKUP([.D898];[Entrada.$A$8:.$B$1605];2;0))" office:value-type="float" office:value="0">
            <text:p>0</text:p>
          </table:table-cell>
          <table:table-cell table:formula="of:=IF(ISNA(VLOOKUP([.D898];[Entrada.$A$8:.$D$1605];4;0)) = 1; 0;VLOOKUP([.D898];[Entrada.$A$8:.$D$1605];4;0))" office:value-type="float" office:value="0">
            <text:p>0</text:p>
          </table:table-cell>
          <table:table-cell table:number-columns-repeated="21"/>
          <table:table-cell table:style-name="ce23" table:formula="of:=[.B8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8];[Entrada.$A$8:.$C$1606];3;0)) = 1; 0;VLOOKUP([.D8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7</text:p>
          </table:table-cell>
          <table:table-cell/>
          <table:table-cell/>
          <table:table-cell table:style-name="ce5" office:value-type="string">
            <text:p>23,17</text:p>
          </table:table-cell>
          <table:table-cell table:style-name="ce16" table:formula="of:=IF(ISNA(VLOOKUP([.D899];[Entrada.$A$8:.$B$1605];2;0)) = 1; 0;VLOOKUP([.D899];[Entrada.$A$8:.$B$1605];2;0))" office:value-type="float" office:value="0">
            <text:p>0</text:p>
          </table:table-cell>
          <table:table-cell table:formula="of:=IF(ISNA(VLOOKUP([.D899];[Entrada.$A$8:.$D$1605];4;0)) = 1; 0;VLOOKUP([.D899];[Entrada.$A$8:.$D$1605];4;0))" office:value-type="float" office:value="0">
            <text:p>0</text:p>
          </table:table-cell>
          <table:table-cell table:number-columns-repeated="21"/>
          <table:table-cell table:style-name="ce23" table:formula="of:=[.B8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899];[Entrada.$A$8:.$C$1606];3;0)) = 1; 0;VLOOKUP([.D8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8</text:p>
          </table:table-cell>
          <table:table-cell/>
          <table:table-cell/>
          <table:table-cell table:style-name="ce5" office:value-type="string">
            <text:p>23,18</text:p>
          </table:table-cell>
          <table:table-cell table:style-name="ce16" table:formula="of:=IF(ISNA(VLOOKUP([.D900];[Entrada.$A$8:.$B$1605];2;0)) = 1; 0;VLOOKUP([.D900];[Entrada.$A$8:.$B$1605];2;0))" office:value-type="float" office:value="0">
            <text:p>0</text:p>
          </table:table-cell>
          <table:table-cell table:formula="of:=IF(ISNA(VLOOKUP([.D900];[Entrada.$A$8:.$D$1605];4;0)) = 1; 0;VLOOKUP([.D900];[Entrada.$A$8:.$D$1605];4;0))" office:value-type="float" office:value="0">
            <text:p>0</text:p>
          </table:table-cell>
          <table:table-cell table:number-columns-repeated="21"/>
          <table:table-cell table:style-name="ce23" table:formula="of:=[.B9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0];[Entrada.$A$8:.$C$1606];3;0)) = 1; 0;VLOOKUP([.D9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19</text:p>
          </table:table-cell>
          <table:table-cell/>
          <table:table-cell/>
          <table:table-cell table:style-name="ce5" office:value-type="string">
            <text:p>23,19</text:p>
          </table:table-cell>
          <table:table-cell table:style-name="ce16" table:formula="of:=IF(ISNA(VLOOKUP([.D901];[Entrada.$A$8:.$B$1605];2;0)) = 1; 0;VLOOKUP([.D901];[Entrada.$A$8:.$B$1605];2;0))" office:value-type="float" office:value="0">
            <text:p>0</text:p>
          </table:table-cell>
          <table:table-cell table:formula="of:=IF(ISNA(VLOOKUP([.D901];[Entrada.$A$8:.$D$1605];4;0)) = 1; 0;VLOOKUP([.D901];[Entrada.$A$8:.$D$1605];4;0))" office:value-type="float" office:value="0">
            <text:p>0</text:p>
          </table:table-cell>
          <table:table-cell table:number-columns-repeated="21"/>
          <table:table-cell table:style-name="ce23" table:formula="of:=[.B9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1];[Entrada.$A$8:.$C$1606];3;0)) = 1; 0;VLOOKUP([.D9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0</text:p>
          </table:table-cell>
          <table:table-cell/>
          <table:table-cell/>
          <table:table-cell table:style-name="ce5" office:value-type="string">
            <text:p>23,20</text:p>
          </table:table-cell>
          <table:table-cell table:style-name="ce16" table:formula="of:=IF(ISNA(VLOOKUP([.D902];[Entrada.$A$8:.$B$1605];2;0)) = 1; 0;VLOOKUP([.D902];[Entrada.$A$8:.$B$1605];2;0))" office:value-type="float" office:value="0">
            <text:p>0</text:p>
          </table:table-cell>
          <table:table-cell table:formula="of:=IF(ISNA(VLOOKUP([.D902];[Entrada.$A$8:.$D$1605];4;0)) = 1; 0;VLOOKUP([.D902];[Entrada.$A$8:.$D$1605];4;0))" office:value-type="float" office:value="0">
            <text:p>0</text:p>
          </table:table-cell>
          <table:table-cell table:number-columns-repeated="21"/>
          <table:table-cell table:style-name="ce23" table:formula="of:=[.B9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2];[Entrada.$A$8:.$C$1606];3;0)) = 1; 0;VLOOKUP([.D9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1</text:p>
          </table:table-cell>
          <table:table-cell/>
          <table:table-cell/>
          <table:table-cell table:style-name="ce5" office:value-type="string">
            <text:p>23,21</text:p>
          </table:table-cell>
          <table:table-cell table:style-name="ce16" table:formula="of:=IF(ISNA(VLOOKUP([.D903];[Entrada.$A$8:.$B$1605];2;0)) = 1; 0;VLOOKUP([.D903];[Entrada.$A$8:.$B$1605];2;0))" office:value-type="float" office:value="0">
            <text:p>0</text:p>
          </table:table-cell>
          <table:table-cell table:formula="of:=IF(ISNA(VLOOKUP([.D903];[Entrada.$A$8:.$D$1605];4;0)) = 1; 0;VLOOKUP([.D903];[Entrada.$A$8:.$D$1605];4;0))" office:value-type="float" office:value="0">
            <text:p>0</text:p>
          </table:table-cell>
          <table:table-cell table:number-columns-repeated="21"/>
          <table:table-cell table:style-name="ce23" table:formula="of:=[.B9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3];[Entrada.$A$8:.$C$1606];3;0)) = 1; 0;VLOOKUP([.D9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2</text:p>
          </table:table-cell>
          <table:table-cell/>
          <table:table-cell/>
          <table:table-cell table:style-name="ce5" office:value-type="string">
            <text:p>23,22</text:p>
          </table:table-cell>
          <table:table-cell table:style-name="ce16" table:formula="of:=IF(ISNA(VLOOKUP([.D904];[Entrada.$A$8:.$B$1605];2;0)) = 1; 0;VLOOKUP([.D904];[Entrada.$A$8:.$B$1605];2;0))" office:value-type="float" office:value="0">
            <text:p>0</text:p>
          </table:table-cell>
          <table:table-cell table:formula="of:=IF(ISNA(VLOOKUP([.D904];[Entrada.$A$8:.$D$1605];4;0)) = 1; 0;VLOOKUP([.D904];[Entrada.$A$8:.$D$1605];4;0))" office:value-type="float" office:value="0">
            <text:p>0</text:p>
          </table:table-cell>
          <table:table-cell table:number-columns-repeated="21"/>
          <table:table-cell table:style-name="ce23" table:formula="of:=[.B9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4];[Entrada.$A$8:.$C$1606];3;0)) = 1; 0;VLOOKUP([.D9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3</text:p>
          </table:table-cell>
          <table:table-cell/>
          <table:table-cell/>
          <table:table-cell table:style-name="ce5" office:value-type="string">
            <text:p>23,23</text:p>
          </table:table-cell>
          <table:table-cell table:style-name="ce16" table:formula="of:=IF(ISNA(VLOOKUP([.D905];[Entrada.$A$8:.$B$1605];2;0)) = 1; 0;VLOOKUP([.D905];[Entrada.$A$8:.$B$1605];2;0))" office:value-type="float" office:value="0">
            <text:p>0</text:p>
          </table:table-cell>
          <table:table-cell table:formula="of:=IF(ISNA(VLOOKUP([.D905];[Entrada.$A$8:.$D$1605];4;0)) = 1; 0;VLOOKUP([.D905];[Entrada.$A$8:.$D$1605];4;0))" office:value-type="float" office:value="0">
            <text:p>0</text:p>
          </table:table-cell>
          <table:table-cell table:number-columns-repeated="21"/>
          <table:table-cell table:style-name="ce23" table:formula="of:=[.B9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5];[Entrada.$A$8:.$C$1606];3;0)) = 1; 0;VLOOKUP([.D9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4</text:p>
          </table:table-cell>
          <table:table-cell/>
          <table:table-cell/>
          <table:table-cell table:style-name="ce5" office:value-type="string">
            <text:p>23,24</text:p>
          </table:table-cell>
          <table:table-cell table:style-name="ce16" table:formula="of:=IF(ISNA(VLOOKUP([.D906];[Entrada.$A$8:.$B$1605];2;0)) = 1; 0;VLOOKUP([.D906];[Entrada.$A$8:.$B$1605];2;0))" office:value-type="float" office:value="0">
            <text:p>0</text:p>
          </table:table-cell>
          <table:table-cell table:formula="of:=IF(ISNA(VLOOKUP([.D906];[Entrada.$A$8:.$D$1605];4;0)) = 1; 0;VLOOKUP([.D906];[Entrada.$A$8:.$D$1605];4;0))" office:value-type="float" office:value="0">
            <text:p>0</text:p>
          </table:table-cell>
          <table:table-cell table:number-columns-repeated="21"/>
          <table:table-cell table:style-name="ce23" table:formula="of:=[.B9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6];[Entrada.$A$8:.$C$1606];3;0)) = 1; 0;VLOOKUP([.D9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5</text:p>
          </table:table-cell>
          <table:table-cell/>
          <table:table-cell/>
          <table:table-cell table:style-name="ce5" office:value-type="string">
            <text:p>23,25</text:p>
          </table:table-cell>
          <table:table-cell table:style-name="ce16" table:formula="of:=IF(ISNA(VLOOKUP([.D907];[Entrada.$A$8:.$B$1605];2;0)) = 1; 0;VLOOKUP([.D907];[Entrada.$A$8:.$B$1605];2;0))" office:value-type="float" office:value="0">
            <text:p>0</text:p>
          </table:table-cell>
          <table:table-cell table:formula="of:=IF(ISNA(VLOOKUP([.D907];[Entrada.$A$8:.$D$1605];4;0)) = 1; 0;VLOOKUP([.D907];[Entrada.$A$8:.$D$1605];4;0))" office:value-type="float" office:value="0">
            <text:p>0</text:p>
          </table:table-cell>
          <table:table-cell table:number-columns-repeated="21"/>
          <table:table-cell table:style-name="ce23" table:formula="of:=[.B9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7];[Entrada.$A$8:.$C$1606];3;0)) = 1; 0;VLOOKUP([.D9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6</text:p>
          </table:table-cell>
          <table:table-cell/>
          <table:table-cell/>
          <table:table-cell table:style-name="ce5" office:value-type="string">
            <text:p>23,26</text:p>
          </table:table-cell>
          <table:table-cell table:style-name="ce16" table:formula="of:=IF(ISNA(VLOOKUP([.D908];[Entrada.$A$8:.$B$1605];2;0)) = 1; 0;VLOOKUP([.D908];[Entrada.$A$8:.$B$1605];2;0))" office:value-type="float" office:value="0">
            <text:p>0</text:p>
          </table:table-cell>
          <table:table-cell table:formula="of:=IF(ISNA(VLOOKUP([.D908];[Entrada.$A$8:.$D$1605];4;0)) = 1; 0;VLOOKUP([.D908];[Entrada.$A$8:.$D$1605];4;0))" office:value-type="float" office:value="0">
            <text:p>0</text:p>
          </table:table-cell>
          <table:table-cell table:number-columns-repeated="21"/>
          <table:table-cell table:style-name="ce23" table:formula="of:=[.B9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8];[Entrada.$A$8:.$C$1606];3;0)) = 1; 0;VLOOKUP([.D9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7</text:p>
          </table:table-cell>
          <table:table-cell/>
          <table:table-cell/>
          <table:table-cell table:style-name="ce5" office:value-type="string">
            <text:p>23,27</text:p>
          </table:table-cell>
          <table:table-cell table:style-name="ce16" table:formula="of:=IF(ISNA(VLOOKUP([.D909];[Entrada.$A$8:.$B$1605];2;0)) = 1; 0;VLOOKUP([.D909];[Entrada.$A$8:.$B$1605];2;0))" office:value-type="float" office:value="0">
            <text:p>0</text:p>
          </table:table-cell>
          <table:table-cell table:formula="of:=IF(ISNA(VLOOKUP([.D909];[Entrada.$A$8:.$D$1605];4;0)) = 1; 0;VLOOKUP([.D909];[Entrada.$A$8:.$D$1605];4;0))" office:value-type="float" office:value="0">
            <text:p>0</text:p>
          </table:table-cell>
          <table:table-cell table:number-columns-repeated="21"/>
          <table:table-cell table:style-name="ce23" table:formula="of:=[.B9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09];[Entrada.$A$8:.$C$1606];3;0)) = 1; 0;VLOOKUP([.D9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8</text:p>
          </table:table-cell>
          <table:table-cell/>
          <table:table-cell/>
          <table:table-cell table:style-name="ce5" office:value-type="string">
            <text:p>23,28</text:p>
          </table:table-cell>
          <table:table-cell table:style-name="ce16" table:formula="of:=IF(ISNA(VLOOKUP([.D910];[Entrada.$A$8:.$B$1605];2;0)) = 1; 0;VLOOKUP([.D910];[Entrada.$A$8:.$B$1605];2;0))" office:value-type="float" office:value="0">
            <text:p>0</text:p>
          </table:table-cell>
          <table:table-cell table:formula="of:=IF(ISNA(VLOOKUP([.D910];[Entrada.$A$8:.$D$1605];4;0)) = 1; 0;VLOOKUP([.D910];[Entrada.$A$8:.$D$1605];4;0))" office:value-type="float" office:value="0">
            <text:p>0</text:p>
          </table:table-cell>
          <table:table-cell table:number-columns-repeated="21"/>
          <table:table-cell table:style-name="ce23" table:formula="of:=[.B9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0];[Entrada.$A$8:.$C$1606];3;0)) = 1; 0;VLOOKUP([.D9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29</text:p>
          </table:table-cell>
          <table:table-cell/>
          <table:table-cell/>
          <table:table-cell table:style-name="ce5" office:value-type="string">
            <text:p>23,29</text:p>
          </table:table-cell>
          <table:table-cell table:style-name="ce16" table:formula="of:=IF(ISNA(VLOOKUP([.D911];[Entrada.$A$8:.$B$1605];2;0)) = 1; 0;VLOOKUP([.D911];[Entrada.$A$8:.$B$1605];2;0))" office:value-type="float" office:value="0">
            <text:p>0</text:p>
          </table:table-cell>
          <table:table-cell table:formula="of:=IF(ISNA(VLOOKUP([.D911];[Entrada.$A$8:.$D$1605];4;0)) = 1; 0;VLOOKUP([.D911];[Entrada.$A$8:.$D$1605];4;0))" office:value-type="float" office:value="0">
            <text:p>0</text:p>
          </table:table-cell>
          <table:table-cell table:number-columns-repeated="21"/>
          <table:table-cell table:style-name="ce23" table:formula="of:=[.B9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1];[Entrada.$A$8:.$C$1606];3;0)) = 1; 0;VLOOKUP([.D9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0</text:p>
          </table:table-cell>
          <table:table-cell/>
          <table:table-cell/>
          <table:table-cell table:style-name="ce5" office:value-type="string">
            <text:p>23,30</text:p>
          </table:table-cell>
          <table:table-cell table:style-name="ce16" table:formula="of:=IF(ISNA(VLOOKUP([.D912];[Entrada.$A$8:.$B$1605];2;0)) = 1; 0;VLOOKUP([.D912];[Entrada.$A$8:.$B$1605];2;0))" office:value-type="float" office:value="0">
            <text:p>0</text:p>
          </table:table-cell>
          <table:table-cell table:formula="of:=IF(ISNA(VLOOKUP([.D912];[Entrada.$A$8:.$D$1605];4;0)) = 1; 0;VLOOKUP([.D912];[Entrada.$A$8:.$D$1605];4;0))" office:value-type="float" office:value="0">
            <text:p>0</text:p>
          </table:table-cell>
          <table:table-cell table:number-columns-repeated="21"/>
          <table:table-cell table:style-name="ce23" table:formula="of:=[.B9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2];[Entrada.$A$8:.$C$1606];3;0)) = 1; 0;VLOOKUP([.D9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1</text:p>
          </table:table-cell>
          <table:table-cell/>
          <table:table-cell/>
          <table:table-cell table:style-name="ce5" office:value-type="string">
            <text:p>23,31</text:p>
          </table:table-cell>
          <table:table-cell table:style-name="ce16" table:formula="of:=IF(ISNA(VLOOKUP([.D913];[Entrada.$A$8:.$B$1605];2;0)) = 1; 0;VLOOKUP([.D913];[Entrada.$A$8:.$B$1605];2;0))" office:value-type="float" office:value="0">
            <text:p>0</text:p>
          </table:table-cell>
          <table:table-cell table:formula="of:=IF(ISNA(VLOOKUP([.D913];[Entrada.$A$8:.$D$1605];4;0)) = 1; 0;VLOOKUP([.D913];[Entrada.$A$8:.$D$1605];4;0))" office:value-type="float" office:value="0">
            <text:p>0</text:p>
          </table:table-cell>
          <table:table-cell table:number-columns-repeated="21"/>
          <table:table-cell table:style-name="ce23" table:formula="of:=[.B9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3];[Entrada.$A$8:.$C$1606];3;0)) = 1; 0;VLOOKUP([.D9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2</text:p>
          </table:table-cell>
          <table:table-cell/>
          <table:table-cell/>
          <table:table-cell table:style-name="ce5" office:value-type="string">
            <text:p>23,32</text:p>
          </table:table-cell>
          <table:table-cell table:style-name="ce16" table:formula="of:=IF(ISNA(VLOOKUP([.D914];[Entrada.$A$8:.$B$1605];2;0)) = 1; 0;VLOOKUP([.D914];[Entrada.$A$8:.$B$1605];2;0))" office:value-type="float" office:value="0">
            <text:p>0</text:p>
          </table:table-cell>
          <table:table-cell table:formula="of:=IF(ISNA(VLOOKUP([.D914];[Entrada.$A$8:.$D$1605];4;0)) = 1; 0;VLOOKUP([.D914];[Entrada.$A$8:.$D$1605];4;0))" office:value-type="float" office:value="0">
            <text:p>0</text:p>
          </table:table-cell>
          <table:table-cell table:number-columns-repeated="21"/>
          <table:table-cell table:style-name="ce23" table:formula="of:=[.B9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4];[Entrada.$A$8:.$C$1606];3;0)) = 1; 0;VLOOKUP([.D9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3</text:p>
          </table:table-cell>
          <table:table-cell/>
          <table:table-cell/>
          <table:table-cell table:style-name="ce5" office:value-type="string">
            <text:p>23,33</text:p>
          </table:table-cell>
          <table:table-cell table:style-name="ce16" table:formula="of:=IF(ISNA(VLOOKUP([.D915];[Entrada.$A$8:.$B$1605];2;0)) = 1; 0;VLOOKUP([.D915];[Entrada.$A$8:.$B$1605];2;0))" office:value-type="float" office:value="0">
            <text:p>0</text:p>
          </table:table-cell>
          <table:table-cell table:formula="of:=IF(ISNA(VLOOKUP([.D915];[Entrada.$A$8:.$D$1605];4;0)) = 1; 0;VLOOKUP([.D915];[Entrada.$A$8:.$D$1605];4;0))" office:value-type="float" office:value="0">
            <text:p>0</text:p>
          </table:table-cell>
          <table:table-cell table:number-columns-repeated="21"/>
          <table:table-cell table:style-name="ce23" table:formula="of:=[.B9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5];[Entrada.$A$8:.$C$1606];3;0)) = 1; 0;VLOOKUP([.D9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4</text:p>
          </table:table-cell>
          <table:table-cell/>
          <table:table-cell/>
          <table:table-cell table:style-name="ce5" office:value-type="string">
            <text:p>23,34</text:p>
          </table:table-cell>
          <table:table-cell table:style-name="ce16" table:formula="of:=IF(ISNA(VLOOKUP([.D916];[Entrada.$A$8:.$B$1605];2;0)) = 1; 0;VLOOKUP([.D916];[Entrada.$A$8:.$B$1605];2;0))" office:value-type="float" office:value="0">
            <text:p>0</text:p>
          </table:table-cell>
          <table:table-cell table:formula="of:=IF(ISNA(VLOOKUP([.D916];[Entrada.$A$8:.$D$1605];4;0)) = 1; 0;VLOOKUP([.D916];[Entrada.$A$8:.$D$1605];4;0))" office:value-type="float" office:value="0">
            <text:p>0</text:p>
          </table:table-cell>
          <table:table-cell table:number-columns-repeated="21"/>
          <table:table-cell table:style-name="ce23" table:formula="of:=[.B9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6];[Entrada.$A$8:.$C$1606];3;0)) = 1; 0;VLOOKUP([.D9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5</text:p>
          </table:table-cell>
          <table:table-cell/>
          <table:table-cell/>
          <table:table-cell table:style-name="ce5" office:value-type="string">
            <text:p>23,35</text:p>
          </table:table-cell>
          <table:table-cell table:style-name="ce16" table:formula="of:=IF(ISNA(VLOOKUP([.D917];[Entrada.$A$8:.$B$1605];2;0)) = 1; 0;VLOOKUP([.D917];[Entrada.$A$8:.$B$1605];2;0))" office:value-type="float" office:value="0">
            <text:p>0</text:p>
          </table:table-cell>
          <table:table-cell table:formula="of:=IF(ISNA(VLOOKUP([.D917];[Entrada.$A$8:.$D$1605];4;0)) = 1; 0;VLOOKUP([.D917];[Entrada.$A$8:.$D$1605];4;0))" office:value-type="float" office:value="0">
            <text:p>0</text:p>
          </table:table-cell>
          <table:table-cell table:number-columns-repeated="21"/>
          <table:table-cell table:style-name="ce23" table:formula="of:=[.B9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7];[Entrada.$A$8:.$C$1606];3;0)) = 1; 0;VLOOKUP([.D9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6</text:p>
          </table:table-cell>
          <table:table-cell/>
          <table:table-cell/>
          <table:table-cell table:style-name="ce5" office:value-type="string">
            <text:p>23,36</text:p>
          </table:table-cell>
          <table:table-cell table:style-name="ce16" table:formula="of:=IF(ISNA(VLOOKUP([.D918];[Entrada.$A$8:.$B$1605];2;0)) = 1; 0;VLOOKUP([.D918];[Entrada.$A$8:.$B$1605];2;0))" office:value-type="float" office:value="0">
            <text:p>0</text:p>
          </table:table-cell>
          <table:table-cell table:formula="of:=IF(ISNA(VLOOKUP([.D918];[Entrada.$A$8:.$D$1605];4;0)) = 1; 0;VLOOKUP([.D918];[Entrada.$A$8:.$D$1605];4;0))" office:value-type="float" office:value="0">
            <text:p>0</text:p>
          </table:table-cell>
          <table:table-cell table:number-columns-repeated="21"/>
          <table:table-cell table:style-name="ce23" table:formula="of:=[.B9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8];[Entrada.$A$8:.$C$1606];3;0)) = 1; 0;VLOOKUP([.D9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7</text:p>
          </table:table-cell>
          <table:table-cell/>
          <table:table-cell/>
          <table:table-cell table:style-name="ce5" office:value-type="string">
            <text:p>23,37</text:p>
          </table:table-cell>
          <table:table-cell table:style-name="ce16" table:formula="of:=IF(ISNA(VLOOKUP([.D919];[Entrada.$A$8:.$B$1605];2;0)) = 1; 0;VLOOKUP([.D919];[Entrada.$A$8:.$B$1605];2;0))" office:value-type="float" office:value="0">
            <text:p>0</text:p>
          </table:table-cell>
          <table:table-cell table:formula="of:=IF(ISNA(VLOOKUP([.D919];[Entrada.$A$8:.$D$1605];4;0)) = 1; 0;VLOOKUP([.D919];[Entrada.$A$8:.$D$1605];4;0))" office:value-type="float" office:value="0">
            <text:p>0</text:p>
          </table:table-cell>
          <table:table-cell table:number-columns-repeated="21"/>
          <table:table-cell table:style-name="ce23" table:formula="of:=[.B9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19];[Entrada.$A$8:.$C$1606];3;0)) = 1; 0;VLOOKUP([.D9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8</text:p>
          </table:table-cell>
          <table:table-cell/>
          <table:table-cell/>
          <table:table-cell table:style-name="ce5" office:value-type="string">
            <text:p>23,38</text:p>
          </table:table-cell>
          <table:table-cell table:style-name="ce16" table:formula="of:=IF(ISNA(VLOOKUP([.D920];[Entrada.$A$8:.$B$1605];2;0)) = 1; 0;VLOOKUP([.D920];[Entrada.$A$8:.$B$1605];2;0))" office:value-type="float" office:value="0">
            <text:p>0</text:p>
          </table:table-cell>
          <table:table-cell table:formula="of:=IF(ISNA(VLOOKUP([.D920];[Entrada.$A$8:.$D$1605];4;0)) = 1; 0;VLOOKUP([.D920];[Entrada.$A$8:.$D$1605];4;0))" office:value-type="float" office:value="0">
            <text:p>0</text:p>
          </table:table-cell>
          <table:table-cell table:number-columns-repeated="21"/>
          <table:table-cell table:style-name="ce23" table:formula="of:=[.B9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0];[Entrada.$A$8:.$C$1606];3;0)) = 1; 0;VLOOKUP([.D9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39</text:p>
          </table:table-cell>
          <table:table-cell/>
          <table:table-cell/>
          <table:table-cell table:style-name="ce5" office:value-type="string">
            <text:p>23,39</text:p>
          </table:table-cell>
          <table:table-cell table:style-name="ce16" table:formula="of:=IF(ISNA(VLOOKUP([.D921];[Entrada.$A$8:.$B$1605];2;0)) = 1; 0;VLOOKUP([.D921];[Entrada.$A$8:.$B$1605];2;0))" office:value-type="float" office:value="0">
            <text:p>0</text:p>
          </table:table-cell>
          <table:table-cell table:formula="of:=IF(ISNA(VLOOKUP([.D921];[Entrada.$A$8:.$D$1605];4;0)) = 1; 0;VLOOKUP([.D921];[Entrada.$A$8:.$D$1605];4;0))" office:value-type="float" office:value="0">
            <text:p>0</text:p>
          </table:table-cell>
          <table:table-cell table:number-columns-repeated="21"/>
          <table:table-cell table:style-name="ce23" table:formula="of:=[.B9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1];[Entrada.$A$8:.$C$1606];3;0)) = 1; 0;VLOOKUP([.D9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3,40</text:p>
          </table:table-cell>
          <table:table-cell/>
          <table:table-cell/>
          <table:table-cell table:style-name="ce5" office:value-type="string">
            <text:p>23,40</text:p>
          </table:table-cell>
          <table:table-cell table:style-name="ce16" table:formula="of:=IF(ISNA(VLOOKUP([.D922];[Entrada.$A$8:.$B$1605];2;0)) = 1; 0;VLOOKUP([.D922];[Entrada.$A$8:.$B$1605];2;0))" office:value-type="float" office:value="0">
            <text:p>0</text:p>
          </table:table-cell>
          <table:table-cell table:formula="of:=IF(ISNA(VLOOKUP([.D922];[Entrada.$A$8:.$D$1605];4;0)) = 1; 0;VLOOKUP([.D922];[Entrada.$A$8:.$D$1605];4;0))" office:value-type="float" office:value="0">
            <text:p>0</text:p>
          </table:table-cell>
          <table:table-cell table:number-columns-repeated="21"/>
          <table:table-cell table:style-name="ce23" table:formula="of:=[.B9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2];[Entrada.$A$8:.$C$1606];3;0)) = 1; 0;VLOOKUP([.D9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</text:p>
          </table:table-cell>
          <table:table-cell/>
          <table:table-cell/>
          <table:table-cell table:style-name="ce5" office:value-type="string">
            <text:p>24,1</text:p>
          </table:table-cell>
          <table:table-cell table:style-name="ce16" table:formula="of:=IF(ISNA(VLOOKUP([.D923];[Entrada.$A$8:.$B$1605];2;0)) = 1; 0;VLOOKUP([.D923];[Entrada.$A$8:.$B$1605];2;0))" office:value-type="float" office:value="0">
            <text:p>0</text:p>
          </table:table-cell>
          <table:table-cell table:formula="of:=IF(ISNA(VLOOKUP([.D923];[Entrada.$A$8:.$D$1605];4;0)) = 1; 0;VLOOKUP([.D923];[Entrada.$A$8:.$D$1605];4;0))" office:value-type="float" office:value="0">
            <text:p>0</text:p>
          </table:table-cell>
          <table:table-cell table:number-columns-repeated="21"/>
          <table:table-cell table:style-name="ce23" table:formula="of:=[.B9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3];[Entrada.$A$8:.$C$1606];3;0)) = 1; 0;VLOOKUP([.D9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</text:p>
          </table:table-cell>
          <table:table-cell/>
          <table:table-cell/>
          <table:table-cell table:style-name="ce5" office:value-type="string">
            <text:p>24,2</text:p>
          </table:table-cell>
          <table:table-cell table:style-name="ce16" table:formula="of:=IF(ISNA(VLOOKUP([.D924];[Entrada.$A$8:.$B$1605];2;0)) = 1; 0;VLOOKUP([.D924];[Entrada.$A$8:.$B$1605];2;0))" office:value-type="float" office:value="0">
            <text:p>0</text:p>
          </table:table-cell>
          <table:table-cell table:formula="of:=IF(ISNA(VLOOKUP([.D924];[Entrada.$A$8:.$D$1605];4;0)) = 1; 0;VLOOKUP([.D924];[Entrada.$A$8:.$D$1605];4;0))" office:value-type="float" office:value="0">
            <text:p>0</text:p>
          </table:table-cell>
          <table:table-cell table:number-columns-repeated="21"/>
          <table:table-cell table:style-name="ce23" table:formula="of:=[.B9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4];[Entrada.$A$8:.$C$1606];3;0)) = 1; 0;VLOOKUP([.D9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</text:p>
          </table:table-cell>
          <table:table-cell/>
          <table:table-cell/>
          <table:table-cell table:style-name="ce5" office:value-type="string">
            <text:p>24,3</text:p>
          </table:table-cell>
          <table:table-cell table:style-name="ce16" table:formula="of:=IF(ISNA(VLOOKUP([.D925];[Entrada.$A$8:.$B$1605];2;0)) = 1; 0;VLOOKUP([.D925];[Entrada.$A$8:.$B$1605];2;0))" office:value-type="float" office:value="0">
            <text:p>0</text:p>
          </table:table-cell>
          <table:table-cell table:formula="of:=IF(ISNA(VLOOKUP([.D925];[Entrada.$A$8:.$D$1605];4;0)) = 1; 0;VLOOKUP([.D925];[Entrada.$A$8:.$D$1605];4;0))" office:value-type="float" office:value="0">
            <text:p>0</text:p>
          </table:table-cell>
          <table:table-cell table:number-columns-repeated="21"/>
          <table:table-cell table:style-name="ce23" table:formula="of:=[.B9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5];[Entrada.$A$8:.$C$1606];3;0)) = 1; 0;VLOOKUP([.D9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4</text:p>
          </table:table-cell>
          <table:table-cell/>
          <table:table-cell/>
          <table:table-cell table:style-name="ce5" office:value-type="string">
            <text:p>24,4</text:p>
          </table:table-cell>
          <table:table-cell table:style-name="ce16" table:formula="of:=IF(ISNA(VLOOKUP([.D926];[Entrada.$A$8:.$B$1605];2;0)) = 1; 0;VLOOKUP([.D926];[Entrada.$A$8:.$B$1605];2;0))" office:value-type="float" office:value="0">
            <text:p>0</text:p>
          </table:table-cell>
          <table:table-cell table:formula="of:=IF(ISNA(VLOOKUP([.D926];[Entrada.$A$8:.$D$1605];4;0)) = 1; 0;VLOOKUP([.D926];[Entrada.$A$8:.$D$1605];4;0))" office:value-type="float" office:value="0">
            <text:p>0</text:p>
          </table:table-cell>
          <table:table-cell table:number-columns-repeated="21"/>
          <table:table-cell table:style-name="ce23" table:formula="of:=[.B9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6];[Entrada.$A$8:.$C$1606];3;0)) = 1; 0;VLOOKUP([.D9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5</text:p>
          </table:table-cell>
          <table:table-cell/>
          <table:table-cell/>
          <table:table-cell table:style-name="ce5" office:value-type="string">
            <text:p>24,5</text:p>
          </table:table-cell>
          <table:table-cell table:style-name="ce16" table:formula="of:=IF(ISNA(VLOOKUP([.D927];[Entrada.$A$8:.$B$1605];2;0)) = 1; 0;VLOOKUP([.D927];[Entrada.$A$8:.$B$1605];2;0))" office:value-type="float" office:value="0">
            <text:p>0</text:p>
          </table:table-cell>
          <table:table-cell table:formula="of:=IF(ISNA(VLOOKUP([.D927];[Entrada.$A$8:.$D$1605];4;0)) = 1; 0;VLOOKUP([.D927];[Entrada.$A$8:.$D$1605];4;0))" office:value-type="float" office:value="0">
            <text:p>0</text:p>
          </table:table-cell>
          <table:table-cell table:number-columns-repeated="21"/>
          <table:table-cell table:style-name="ce23" table:formula="of:=[.B9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7];[Entrada.$A$8:.$C$1606];3;0)) = 1; 0;VLOOKUP([.D9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6</text:p>
          </table:table-cell>
          <table:table-cell/>
          <table:table-cell/>
          <table:table-cell table:style-name="ce5" office:value-type="string">
            <text:p>24,6</text:p>
          </table:table-cell>
          <table:table-cell table:style-name="ce16" table:formula="of:=IF(ISNA(VLOOKUP([.D928];[Entrada.$A$8:.$B$1605];2;0)) = 1; 0;VLOOKUP([.D928];[Entrada.$A$8:.$B$1605];2;0))" office:value-type="float" office:value="0">
            <text:p>0</text:p>
          </table:table-cell>
          <table:table-cell table:formula="of:=IF(ISNA(VLOOKUP([.D928];[Entrada.$A$8:.$D$1605];4;0)) = 1; 0;VLOOKUP([.D928];[Entrada.$A$8:.$D$1605];4;0))" office:value-type="float" office:value="0">
            <text:p>0</text:p>
          </table:table-cell>
          <table:table-cell table:number-columns-repeated="21"/>
          <table:table-cell table:style-name="ce23" table:formula="of:=[.B9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8];[Entrada.$A$8:.$C$1606];3;0)) = 1; 0;VLOOKUP([.D9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7</text:p>
          </table:table-cell>
          <table:table-cell/>
          <table:table-cell/>
          <table:table-cell table:style-name="ce5" office:value-type="string">
            <text:p>24,7</text:p>
          </table:table-cell>
          <table:table-cell table:style-name="ce16" table:formula="of:=IF(ISNA(VLOOKUP([.D929];[Entrada.$A$8:.$B$1605];2;0)) = 1; 0;VLOOKUP([.D929];[Entrada.$A$8:.$B$1605];2;0))" office:value-type="float" office:value="0">
            <text:p>0</text:p>
          </table:table-cell>
          <table:table-cell table:formula="of:=IF(ISNA(VLOOKUP([.D929];[Entrada.$A$8:.$D$1605];4;0)) = 1; 0;VLOOKUP([.D929];[Entrada.$A$8:.$D$1605];4;0))" office:value-type="float" office:value="0">
            <text:p>0</text:p>
          </table:table-cell>
          <table:table-cell table:number-columns-repeated="21"/>
          <table:table-cell table:style-name="ce23" table:formula="of:=[.B9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29];[Entrada.$A$8:.$C$1606];3;0)) = 1; 0;VLOOKUP([.D9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8</text:p>
          </table:table-cell>
          <table:table-cell/>
          <table:table-cell/>
          <table:table-cell table:style-name="ce5" office:value-type="string">
            <text:p>24,8</text:p>
          </table:table-cell>
          <table:table-cell table:style-name="ce16" table:formula="of:=IF(ISNA(VLOOKUP([.D930];[Entrada.$A$8:.$B$1605];2;0)) = 1; 0;VLOOKUP([.D930];[Entrada.$A$8:.$B$1605];2;0))" office:value-type="float" office:value="0">
            <text:p>0</text:p>
          </table:table-cell>
          <table:table-cell table:formula="of:=IF(ISNA(VLOOKUP([.D930];[Entrada.$A$8:.$D$1605];4;0)) = 1; 0;VLOOKUP([.D930];[Entrada.$A$8:.$D$1605];4;0))" office:value-type="float" office:value="0">
            <text:p>0</text:p>
          </table:table-cell>
          <table:table-cell table:number-columns-repeated="21"/>
          <table:table-cell table:style-name="ce23" table:formula="of:=[.B9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0];[Entrada.$A$8:.$C$1606];3;0)) = 1; 0;VLOOKUP([.D9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9</text:p>
          </table:table-cell>
          <table:table-cell/>
          <table:table-cell/>
          <table:table-cell table:style-name="ce5" office:value-type="string">
            <text:p>24,9</text:p>
          </table:table-cell>
          <table:table-cell table:style-name="ce16" table:formula="of:=IF(ISNA(VLOOKUP([.D931];[Entrada.$A$8:.$B$1605];2;0)) = 1; 0;VLOOKUP([.D931];[Entrada.$A$8:.$B$1605];2;0))" office:value-type="float" office:value="0">
            <text:p>0</text:p>
          </table:table-cell>
          <table:table-cell table:formula="of:=IF(ISNA(VLOOKUP([.D931];[Entrada.$A$8:.$D$1605];4;0)) = 1; 0;VLOOKUP([.D931];[Entrada.$A$8:.$D$1605];4;0))" office:value-type="float" office:value="0">
            <text:p>0</text:p>
          </table:table-cell>
          <table:table-cell table:number-columns-repeated="21"/>
          <table:table-cell table:style-name="ce23" table:formula="of:=[.B9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1];[Entrada.$A$8:.$C$1606];3;0)) = 1; 0;VLOOKUP([.D9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0</text:p>
          </table:table-cell>
          <table:table-cell/>
          <table:table-cell/>
          <table:table-cell table:style-name="ce5" office:value-type="string">
            <text:p>24,10</text:p>
          </table:table-cell>
          <table:table-cell table:style-name="ce16" table:formula="of:=IF(ISNA(VLOOKUP([.D932];[Entrada.$A$8:.$B$1605];2;0)) = 1; 0;VLOOKUP([.D932];[Entrada.$A$8:.$B$1605];2;0))" office:value-type="float" office:value="0">
            <text:p>0</text:p>
          </table:table-cell>
          <table:table-cell table:formula="of:=IF(ISNA(VLOOKUP([.D932];[Entrada.$A$8:.$D$1605];4;0)) = 1; 0;VLOOKUP([.D932];[Entrada.$A$8:.$D$1605];4;0))" office:value-type="float" office:value="0">
            <text:p>0</text:p>
          </table:table-cell>
          <table:table-cell table:number-columns-repeated="21"/>
          <table:table-cell table:style-name="ce23" table:formula="of:=[.B9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2];[Entrada.$A$8:.$C$1606];3;0)) = 1; 0;VLOOKUP([.D9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1</text:p>
          </table:table-cell>
          <table:table-cell/>
          <table:table-cell/>
          <table:table-cell table:style-name="ce5" office:value-type="string">
            <text:p>24,11</text:p>
          </table:table-cell>
          <table:table-cell table:style-name="ce16" table:formula="of:=IF(ISNA(VLOOKUP([.D933];[Entrada.$A$8:.$B$1605];2;0)) = 1; 0;VLOOKUP([.D933];[Entrada.$A$8:.$B$1605];2;0))" office:value-type="float" office:value="0">
            <text:p>0</text:p>
          </table:table-cell>
          <table:table-cell table:formula="of:=IF(ISNA(VLOOKUP([.D933];[Entrada.$A$8:.$D$1605];4;0)) = 1; 0;VLOOKUP([.D933];[Entrada.$A$8:.$D$1605];4;0))" office:value-type="float" office:value="0">
            <text:p>0</text:p>
          </table:table-cell>
          <table:table-cell table:number-columns-repeated="21"/>
          <table:table-cell table:style-name="ce23" table:formula="of:=[.B9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3];[Entrada.$A$8:.$C$1606];3;0)) = 1; 0;VLOOKUP([.D9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2</text:p>
          </table:table-cell>
          <table:table-cell/>
          <table:table-cell/>
          <table:table-cell table:style-name="ce5" office:value-type="string">
            <text:p>24,12</text:p>
          </table:table-cell>
          <table:table-cell table:style-name="ce16" table:formula="of:=IF(ISNA(VLOOKUP([.D934];[Entrada.$A$8:.$B$1605];2;0)) = 1; 0;VLOOKUP([.D934];[Entrada.$A$8:.$B$1605];2;0))" office:value-type="float" office:value="0">
            <text:p>0</text:p>
          </table:table-cell>
          <table:table-cell table:formula="of:=IF(ISNA(VLOOKUP([.D934];[Entrada.$A$8:.$D$1605];4;0)) = 1; 0;VLOOKUP([.D934];[Entrada.$A$8:.$D$1605];4;0))" office:value-type="float" office:value="0">
            <text:p>0</text:p>
          </table:table-cell>
          <table:table-cell table:number-columns-repeated="21"/>
          <table:table-cell table:style-name="ce23" table:formula="of:=[.B9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4];[Entrada.$A$8:.$C$1606];3;0)) = 1; 0;VLOOKUP([.D9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3</text:p>
          </table:table-cell>
          <table:table-cell/>
          <table:table-cell/>
          <table:table-cell table:style-name="ce5" office:value-type="string">
            <text:p>24,13</text:p>
          </table:table-cell>
          <table:table-cell table:style-name="ce16" table:formula="of:=IF(ISNA(VLOOKUP([.D935];[Entrada.$A$8:.$B$1605];2;0)) = 1; 0;VLOOKUP([.D935];[Entrada.$A$8:.$B$1605];2;0))" office:value-type="float" office:value="0">
            <text:p>0</text:p>
          </table:table-cell>
          <table:table-cell table:formula="of:=IF(ISNA(VLOOKUP([.D935];[Entrada.$A$8:.$D$1605];4;0)) = 1; 0;VLOOKUP([.D935];[Entrada.$A$8:.$D$1605];4;0))" office:value-type="float" office:value="0">
            <text:p>0</text:p>
          </table:table-cell>
          <table:table-cell table:number-columns-repeated="21"/>
          <table:table-cell table:style-name="ce23" table:formula="of:=[.B9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5];[Entrada.$A$8:.$C$1606];3;0)) = 1; 0;VLOOKUP([.D9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4</text:p>
          </table:table-cell>
          <table:table-cell/>
          <table:table-cell/>
          <table:table-cell table:style-name="ce5" office:value-type="string">
            <text:p>24,14</text:p>
          </table:table-cell>
          <table:table-cell table:style-name="ce16" table:formula="of:=IF(ISNA(VLOOKUP([.D936];[Entrada.$A$8:.$B$1605];2;0)) = 1; 0;VLOOKUP([.D936];[Entrada.$A$8:.$B$1605];2;0))" office:value-type="float" office:value="0">
            <text:p>0</text:p>
          </table:table-cell>
          <table:table-cell table:formula="of:=IF(ISNA(VLOOKUP([.D936];[Entrada.$A$8:.$D$1605];4;0)) = 1; 0;VLOOKUP([.D936];[Entrada.$A$8:.$D$1605];4;0))" office:value-type="float" office:value="0">
            <text:p>0</text:p>
          </table:table-cell>
          <table:table-cell table:number-columns-repeated="21"/>
          <table:table-cell table:style-name="ce23" table:formula="of:=[.B9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6];[Entrada.$A$8:.$C$1606];3;0)) = 1; 0;VLOOKUP([.D9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5</text:p>
          </table:table-cell>
          <table:table-cell/>
          <table:table-cell/>
          <table:table-cell table:style-name="ce5" office:value-type="string">
            <text:p>24,15</text:p>
          </table:table-cell>
          <table:table-cell table:style-name="ce16" table:formula="of:=IF(ISNA(VLOOKUP([.D937];[Entrada.$A$8:.$B$1605];2;0)) = 1; 0;VLOOKUP([.D937];[Entrada.$A$8:.$B$1605];2;0))" office:value-type="float" office:value="0">
            <text:p>0</text:p>
          </table:table-cell>
          <table:table-cell table:formula="of:=IF(ISNA(VLOOKUP([.D937];[Entrada.$A$8:.$D$1605];4;0)) = 1; 0;VLOOKUP([.D937];[Entrada.$A$8:.$D$1605];4;0))" office:value-type="float" office:value="0">
            <text:p>0</text:p>
          </table:table-cell>
          <table:table-cell table:number-columns-repeated="21"/>
          <table:table-cell table:style-name="ce23" table:formula="of:=[.B9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7];[Entrada.$A$8:.$C$1606];3;0)) = 1; 0;VLOOKUP([.D9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6</text:p>
          </table:table-cell>
          <table:table-cell/>
          <table:table-cell/>
          <table:table-cell table:style-name="ce5" office:value-type="string">
            <text:p>24,16</text:p>
          </table:table-cell>
          <table:table-cell table:style-name="ce16" table:formula="of:=IF(ISNA(VLOOKUP([.D938];[Entrada.$A$8:.$B$1605];2;0)) = 1; 0;VLOOKUP([.D938];[Entrada.$A$8:.$B$1605];2;0))" office:value-type="float" office:value="0">
            <text:p>0</text:p>
          </table:table-cell>
          <table:table-cell table:formula="of:=IF(ISNA(VLOOKUP([.D938];[Entrada.$A$8:.$D$1605];4;0)) = 1; 0;VLOOKUP([.D938];[Entrada.$A$8:.$D$1605];4;0))" office:value-type="float" office:value="0">
            <text:p>0</text:p>
          </table:table-cell>
          <table:table-cell table:number-columns-repeated="21"/>
          <table:table-cell table:style-name="ce23" table:formula="of:=[.B9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8];[Entrada.$A$8:.$C$1606];3;0)) = 1; 0;VLOOKUP([.D9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7</text:p>
          </table:table-cell>
          <table:table-cell/>
          <table:table-cell/>
          <table:table-cell table:style-name="ce5" office:value-type="string">
            <text:p>24,17</text:p>
          </table:table-cell>
          <table:table-cell table:style-name="ce16" table:formula="of:=IF(ISNA(VLOOKUP([.D939];[Entrada.$A$8:.$B$1605];2;0)) = 1; 0;VLOOKUP([.D939];[Entrada.$A$8:.$B$1605];2;0))" office:value-type="float" office:value="0">
            <text:p>0</text:p>
          </table:table-cell>
          <table:table-cell table:formula="of:=IF(ISNA(VLOOKUP([.D939];[Entrada.$A$8:.$D$1605];4;0)) = 1; 0;VLOOKUP([.D939];[Entrada.$A$8:.$D$1605];4;0))" office:value-type="float" office:value="0">
            <text:p>0</text:p>
          </table:table-cell>
          <table:table-cell table:number-columns-repeated="21"/>
          <table:table-cell table:style-name="ce23" table:formula="of:=[.B9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39];[Entrada.$A$8:.$C$1606];3;0)) = 1; 0;VLOOKUP([.D9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8</text:p>
          </table:table-cell>
          <table:table-cell/>
          <table:table-cell/>
          <table:table-cell table:style-name="ce5" office:value-type="string">
            <text:p>24,18</text:p>
          </table:table-cell>
          <table:table-cell table:style-name="ce16" table:formula="of:=IF(ISNA(VLOOKUP([.D940];[Entrada.$A$8:.$B$1605];2;0)) = 1; 0;VLOOKUP([.D940];[Entrada.$A$8:.$B$1605];2;0))" office:value-type="float" office:value="0">
            <text:p>0</text:p>
          </table:table-cell>
          <table:table-cell table:formula="of:=IF(ISNA(VLOOKUP([.D940];[Entrada.$A$8:.$D$1605];4;0)) = 1; 0;VLOOKUP([.D940];[Entrada.$A$8:.$D$1605];4;0))" office:value-type="float" office:value="0">
            <text:p>0</text:p>
          </table:table-cell>
          <table:table-cell table:number-columns-repeated="21"/>
          <table:table-cell table:style-name="ce23" table:formula="of:=[.B9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0];[Entrada.$A$8:.$C$1606];3;0)) = 1; 0;VLOOKUP([.D9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19</text:p>
          </table:table-cell>
          <table:table-cell/>
          <table:table-cell/>
          <table:table-cell table:style-name="ce5" office:value-type="string">
            <text:p>24,19</text:p>
          </table:table-cell>
          <table:table-cell table:style-name="ce16" table:formula="of:=IF(ISNA(VLOOKUP([.D941];[Entrada.$A$8:.$B$1605];2;0)) = 1; 0;VLOOKUP([.D941];[Entrada.$A$8:.$B$1605];2;0))" office:value-type="float" office:value="0">
            <text:p>0</text:p>
          </table:table-cell>
          <table:table-cell table:formula="of:=IF(ISNA(VLOOKUP([.D941];[Entrada.$A$8:.$D$1605];4;0)) = 1; 0;VLOOKUP([.D941];[Entrada.$A$8:.$D$1605];4;0))" office:value-type="float" office:value="0">
            <text:p>0</text:p>
          </table:table-cell>
          <table:table-cell table:number-columns-repeated="21"/>
          <table:table-cell table:style-name="ce23" table:formula="of:=[.B9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1];[Entrada.$A$8:.$C$1606];3;0)) = 1; 0;VLOOKUP([.D9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0</text:p>
          </table:table-cell>
          <table:table-cell/>
          <table:table-cell/>
          <table:table-cell table:style-name="ce5" office:value-type="string">
            <text:p>24,20</text:p>
          </table:table-cell>
          <table:table-cell table:style-name="ce16" table:formula="of:=IF(ISNA(VLOOKUP([.D942];[Entrada.$A$8:.$B$1605];2;0)) = 1; 0;VLOOKUP([.D942];[Entrada.$A$8:.$B$1605];2;0))" office:value-type="float" office:value="0">
            <text:p>0</text:p>
          </table:table-cell>
          <table:table-cell table:formula="of:=IF(ISNA(VLOOKUP([.D942];[Entrada.$A$8:.$D$1605];4;0)) = 1; 0;VLOOKUP([.D942];[Entrada.$A$8:.$D$1605];4;0))" office:value-type="float" office:value="0">
            <text:p>0</text:p>
          </table:table-cell>
          <table:table-cell table:number-columns-repeated="21"/>
          <table:table-cell table:style-name="ce23" table:formula="of:=[.B9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2];[Entrada.$A$8:.$C$1606];3;0)) = 1; 0;VLOOKUP([.D9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1</text:p>
          </table:table-cell>
          <table:table-cell/>
          <table:table-cell/>
          <table:table-cell table:style-name="ce5" office:value-type="string">
            <text:p>24,21</text:p>
          </table:table-cell>
          <table:table-cell table:style-name="ce16" table:formula="of:=IF(ISNA(VLOOKUP([.D943];[Entrada.$A$8:.$B$1605];2;0)) = 1; 0;VLOOKUP([.D943];[Entrada.$A$8:.$B$1605];2;0))" office:value-type="float" office:value="0">
            <text:p>0</text:p>
          </table:table-cell>
          <table:table-cell table:formula="of:=IF(ISNA(VLOOKUP([.D943];[Entrada.$A$8:.$D$1605];4;0)) = 1; 0;VLOOKUP([.D943];[Entrada.$A$8:.$D$1605];4;0))" office:value-type="float" office:value="0">
            <text:p>0</text:p>
          </table:table-cell>
          <table:table-cell table:number-columns-repeated="21"/>
          <table:table-cell table:style-name="ce23" table:formula="of:=[.B9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3];[Entrada.$A$8:.$C$1606];3;0)) = 1; 0;VLOOKUP([.D9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2</text:p>
          </table:table-cell>
          <table:table-cell/>
          <table:table-cell/>
          <table:table-cell table:style-name="ce5" office:value-type="string">
            <text:p>24,22</text:p>
          </table:table-cell>
          <table:table-cell table:style-name="ce16" table:formula="of:=IF(ISNA(VLOOKUP([.D944];[Entrada.$A$8:.$B$1605];2;0)) = 1; 0;VLOOKUP([.D944];[Entrada.$A$8:.$B$1605];2;0))" office:value-type="float" office:value="0">
            <text:p>0</text:p>
          </table:table-cell>
          <table:table-cell table:formula="of:=IF(ISNA(VLOOKUP([.D944];[Entrada.$A$8:.$D$1605];4;0)) = 1; 0;VLOOKUP([.D944];[Entrada.$A$8:.$D$1605];4;0))" office:value-type="float" office:value="0">
            <text:p>0</text:p>
          </table:table-cell>
          <table:table-cell table:number-columns-repeated="21"/>
          <table:table-cell table:style-name="ce23" table:formula="of:=[.B9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4];[Entrada.$A$8:.$C$1606];3;0)) = 1; 0;VLOOKUP([.D9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3</text:p>
          </table:table-cell>
          <table:table-cell/>
          <table:table-cell/>
          <table:table-cell table:style-name="ce5" office:value-type="string">
            <text:p>24,23</text:p>
          </table:table-cell>
          <table:table-cell table:style-name="ce16" table:formula="of:=IF(ISNA(VLOOKUP([.D945];[Entrada.$A$8:.$B$1605];2;0)) = 1; 0;VLOOKUP([.D945];[Entrada.$A$8:.$B$1605];2;0))" office:value-type="float" office:value="0">
            <text:p>0</text:p>
          </table:table-cell>
          <table:table-cell table:formula="of:=IF(ISNA(VLOOKUP([.D945];[Entrada.$A$8:.$D$1605];4;0)) = 1; 0;VLOOKUP([.D945];[Entrada.$A$8:.$D$1605];4;0))" office:value-type="float" office:value="0">
            <text:p>0</text:p>
          </table:table-cell>
          <table:table-cell table:number-columns-repeated="21"/>
          <table:table-cell table:style-name="ce23" table:formula="of:=[.B9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5];[Entrada.$A$8:.$C$1606];3;0)) = 1; 0;VLOOKUP([.D9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4</text:p>
          </table:table-cell>
          <table:table-cell/>
          <table:table-cell/>
          <table:table-cell table:style-name="ce5" office:value-type="string">
            <text:p>24,24</text:p>
          </table:table-cell>
          <table:table-cell table:style-name="ce16" table:formula="of:=IF(ISNA(VLOOKUP([.D946];[Entrada.$A$8:.$B$1605];2;0)) = 1; 0;VLOOKUP([.D946];[Entrada.$A$8:.$B$1605];2;0))" office:value-type="float" office:value="0">
            <text:p>0</text:p>
          </table:table-cell>
          <table:table-cell table:formula="of:=IF(ISNA(VLOOKUP([.D946];[Entrada.$A$8:.$D$1605];4;0)) = 1; 0;VLOOKUP([.D946];[Entrada.$A$8:.$D$1605];4;0))" office:value-type="float" office:value="0">
            <text:p>0</text:p>
          </table:table-cell>
          <table:table-cell table:number-columns-repeated="21"/>
          <table:table-cell table:style-name="ce23" table:formula="of:=[.B9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6];[Entrada.$A$8:.$C$1606];3;0)) = 1; 0;VLOOKUP([.D9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5</text:p>
          </table:table-cell>
          <table:table-cell/>
          <table:table-cell/>
          <table:table-cell table:style-name="ce5" office:value-type="string">
            <text:p>24,25</text:p>
          </table:table-cell>
          <table:table-cell table:style-name="ce16" table:formula="of:=IF(ISNA(VLOOKUP([.D947];[Entrada.$A$8:.$B$1605];2;0)) = 1; 0;VLOOKUP([.D947];[Entrada.$A$8:.$B$1605];2;0))" office:value-type="float" office:value="0">
            <text:p>0</text:p>
          </table:table-cell>
          <table:table-cell table:formula="of:=IF(ISNA(VLOOKUP([.D947];[Entrada.$A$8:.$D$1605];4;0)) = 1; 0;VLOOKUP([.D947];[Entrada.$A$8:.$D$1605];4;0))" office:value-type="float" office:value="0">
            <text:p>0</text:p>
          </table:table-cell>
          <table:table-cell table:number-columns-repeated="21"/>
          <table:table-cell table:style-name="ce23" table:formula="of:=[.B9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7];[Entrada.$A$8:.$C$1606];3;0)) = 1; 0;VLOOKUP([.D9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6</text:p>
          </table:table-cell>
          <table:table-cell/>
          <table:table-cell/>
          <table:table-cell table:style-name="ce5" office:value-type="string">
            <text:p>24,26</text:p>
          </table:table-cell>
          <table:table-cell table:style-name="ce16" table:formula="of:=IF(ISNA(VLOOKUP([.D948];[Entrada.$A$8:.$B$1605];2;0)) = 1; 0;VLOOKUP([.D948];[Entrada.$A$8:.$B$1605];2;0))" office:value-type="float" office:value="0">
            <text:p>0</text:p>
          </table:table-cell>
          <table:table-cell table:formula="of:=IF(ISNA(VLOOKUP([.D948];[Entrada.$A$8:.$D$1605];4;0)) = 1; 0;VLOOKUP([.D948];[Entrada.$A$8:.$D$1605];4;0))" office:value-type="float" office:value="0">
            <text:p>0</text:p>
          </table:table-cell>
          <table:table-cell table:number-columns-repeated="21"/>
          <table:table-cell table:style-name="ce23" table:formula="of:=[.B9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8];[Entrada.$A$8:.$C$1606];3;0)) = 1; 0;VLOOKUP([.D9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7</text:p>
          </table:table-cell>
          <table:table-cell/>
          <table:table-cell/>
          <table:table-cell table:style-name="ce5" office:value-type="string">
            <text:p>24,27</text:p>
          </table:table-cell>
          <table:table-cell table:style-name="ce16" table:formula="of:=IF(ISNA(VLOOKUP([.D949];[Entrada.$A$8:.$B$1605];2;0)) = 1; 0;VLOOKUP([.D949];[Entrada.$A$8:.$B$1605];2;0))" office:value-type="float" office:value="0">
            <text:p>0</text:p>
          </table:table-cell>
          <table:table-cell table:formula="of:=IF(ISNA(VLOOKUP([.D949];[Entrada.$A$8:.$D$1605];4;0)) = 1; 0;VLOOKUP([.D949];[Entrada.$A$8:.$D$1605];4;0))" office:value-type="float" office:value="0">
            <text:p>0</text:p>
          </table:table-cell>
          <table:table-cell table:number-columns-repeated="21"/>
          <table:table-cell table:style-name="ce23" table:formula="of:=[.B9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49];[Entrada.$A$8:.$C$1606];3;0)) = 1; 0;VLOOKUP([.D9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8</text:p>
          </table:table-cell>
          <table:table-cell/>
          <table:table-cell/>
          <table:table-cell table:style-name="ce5" office:value-type="string">
            <text:p>24,28</text:p>
          </table:table-cell>
          <table:table-cell table:style-name="ce16" table:formula="of:=IF(ISNA(VLOOKUP([.D950];[Entrada.$A$8:.$B$1605];2;0)) = 1; 0;VLOOKUP([.D950];[Entrada.$A$8:.$B$1605];2;0))" office:value-type="float" office:value="0">
            <text:p>0</text:p>
          </table:table-cell>
          <table:table-cell table:formula="of:=IF(ISNA(VLOOKUP([.D950];[Entrada.$A$8:.$D$1605];4;0)) = 1; 0;VLOOKUP([.D950];[Entrada.$A$8:.$D$1605];4;0))" office:value-type="float" office:value="0">
            <text:p>0</text:p>
          </table:table-cell>
          <table:table-cell table:number-columns-repeated="21"/>
          <table:table-cell table:style-name="ce23" table:formula="of:=[.B9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0];[Entrada.$A$8:.$C$1606];3;0)) = 1; 0;VLOOKUP([.D9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29</text:p>
          </table:table-cell>
          <table:table-cell/>
          <table:table-cell/>
          <table:table-cell table:style-name="ce5" office:value-type="string">
            <text:p>24,29</text:p>
          </table:table-cell>
          <table:table-cell table:style-name="ce16" table:formula="of:=IF(ISNA(VLOOKUP([.D951];[Entrada.$A$8:.$B$1605];2;0)) = 1; 0;VLOOKUP([.D951];[Entrada.$A$8:.$B$1605];2;0))" office:value-type="float" office:value="0">
            <text:p>0</text:p>
          </table:table-cell>
          <table:table-cell table:formula="of:=IF(ISNA(VLOOKUP([.D951];[Entrada.$A$8:.$D$1605];4;0)) = 1; 0;VLOOKUP([.D951];[Entrada.$A$8:.$D$1605];4;0))" office:value-type="float" office:value="0">
            <text:p>0</text:p>
          </table:table-cell>
          <table:table-cell table:number-columns-repeated="21"/>
          <table:table-cell table:style-name="ce23" table:formula="of:=[.B9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1];[Entrada.$A$8:.$C$1606];3;0)) = 1; 0;VLOOKUP([.D9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0</text:p>
          </table:table-cell>
          <table:table-cell/>
          <table:table-cell/>
          <table:table-cell table:style-name="ce5" office:value-type="string">
            <text:p>24,30</text:p>
          </table:table-cell>
          <table:table-cell table:style-name="ce16" table:formula="of:=IF(ISNA(VLOOKUP([.D952];[Entrada.$A$8:.$B$1605];2;0)) = 1; 0;VLOOKUP([.D952];[Entrada.$A$8:.$B$1605];2;0))" office:value-type="float" office:value="0">
            <text:p>0</text:p>
          </table:table-cell>
          <table:table-cell table:formula="of:=IF(ISNA(VLOOKUP([.D952];[Entrada.$A$8:.$D$1605];4;0)) = 1; 0;VLOOKUP([.D952];[Entrada.$A$8:.$D$1605];4;0))" office:value-type="float" office:value="0">
            <text:p>0</text:p>
          </table:table-cell>
          <table:table-cell table:number-columns-repeated="21"/>
          <table:table-cell table:style-name="ce23" table:formula="of:=[.B9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2];[Entrada.$A$8:.$C$1606];3;0)) = 1; 0;VLOOKUP([.D9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1</text:p>
          </table:table-cell>
          <table:table-cell/>
          <table:table-cell/>
          <table:table-cell table:style-name="ce5" office:value-type="string">
            <text:p>24,31</text:p>
          </table:table-cell>
          <table:table-cell table:style-name="ce16" table:formula="of:=IF(ISNA(VLOOKUP([.D953];[Entrada.$A$8:.$B$1605];2;0)) = 1; 0;VLOOKUP([.D953];[Entrada.$A$8:.$B$1605];2;0))" office:value-type="float" office:value="0">
            <text:p>0</text:p>
          </table:table-cell>
          <table:table-cell table:formula="of:=IF(ISNA(VLOOKUP([.D953];[Entrada.$A$8:.$D$1605];4;0)) = 1; 0;VLOOKUP([.D953];[Entrada.$A$8:.$D$1605];4;0))" office:value-type="float" office:value="0">
            <text:p>0</text:p>
          </table:table-cell>
          <table:table-cell table:number-columns-repeated="21"/>
          <table:table-cell table:style-name="ce23" table:formula="of:=[.B9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3];[Entrada.$A$8:.$C$1606];3;0)) = 1; 0;VLOOKUP([.D9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2</text:p>
          </table:table-cell>
          <table:table-cell/>
          <table:table-cell/>
          <table:table-cell table:style-name="ce5" office:value-type="string">
            <text:p>24,32</text:p>
          </table:table-cell>
          <table:table-cell table:style-name="ce16" table:formula="of:=IF(ISNA(VLOOKUP([.D954];[Entrada.$A$8:.$B$1605];2;0)) = 1; 0;VLOOKUP([.D954];[Entrada.$A$8:.$B$1605];2;0))" office:value-type="float" office:value="0">
            <text:p>0</text:p>
          </table:table-cell>
          <table:table-cell table:formula="of:=IF(ISNA(VLOOKUP([.D954];[Entrada.$A$8:.$D$1605];4;0)) = 1; 0;VLOOKUP([.D954];[Entrada.$A$8:.$D$1605];4;0))" office:value-type="float" office:value="0">
            <text:p>0</text:p>
          </table:table-cell>
          <table:table-cell table:number-columns-repeated="21"/>
          <table:table-cell table:style-name="ce23" table:formula="of:=[.B9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4];[Entrada.$A$8:.$C$1606];3;0)) = 1; 0;VLOOKUP([.D9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3</text:p>
          </table:table-cell>
          <table:table-cell/>
          <table:table-cell/>
          <table:table-cell table:style-name="ce5" office:value-type="string">
            <text:p>24,33</text:p>
          </table:table-cell>
          <table:table-cell table:style-name="ce16" table:formula="of:=IF(ISNA(VLOOKUP([.D955];[Entrada.$A$8:.$B$1605];2;0)) = 1; 0;VLOOKUP([.D955];[Entrada.$A$8:.$B$1605];2;0))" office:value-type="float" office:value="0">
            <text:p>0</text:p>
          </table:table-cell>
          <table:table-cell table:formula="of:=IF(ISNA(VLOOKUP([.D955];[Entrada.$A$8:.$D$1605];4;0)) = 1; 0;VLOOKUP([.D955];[Entrada.$A$8:.$D$1605];4;0))" office:value-type="float" office:value="0">
            <text:p>0</text:p>
          </table:table-cell>
          <table:table-cell table:number-columns-repeated="21"/>
          <table:table-cell table:style-name="ce23" table:formula="of:=[.B9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5];[Entrada.$A$8:.$C$1606];3;0)) = 1; 0;VLOOKUP([.D9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4</text:p>
          </table:table-cell>
          <table:table-cell/>
          <table:table-cell/>
          <table:table-cell table:style-name="ce5" office:value-type="string">
            <text:p>24,34</text:p>
          </table:table-cell>
          <table:table-cell table:style-name="ce16" table:formula="of:=IF(ISNA(VLOOKUP([.D956];[Entrada.$A$8:.$B$1605];2;0)) = 1; 0;VLOOKUP([.D956];[Entrada.$A$8:.$B$1605];2;0))" office:value-type="float" office:value="0">
            <text:p>0</text:p>
          </table:table-cell>
          <table:table-cell table:formula="of:=IF(ISNA(VLOOKUP([.D956];[Entrada.$A$8:.$D$1605];4;0)) = 1; 0;VLOOKUP([.D956];[Entrada.$A$8:.$D$1605];4;0))" office:value-type="float" office:value="0">
            <text:p>0</text:p>
          </table:table-cell>
          <table:table-cell table:number-columns-repeated="21"/>
          <table:table-cell table:style-name="ce23" table:formula="of:=[.B9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6];[Entrada.$A$8:.$C$1606];3;0)) = 1; 0;VLOOKUP([.D9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5</text:p>
          </table:table-cell>
          <table:table-cell/>
          <table:table-cell/>
          <table:table-cell table:style-name="ce5" office:value-type="string">
            <text:p>24,35</text:p>
          </table:table-cell>
          <table:table-cell table:style-name="ce16" table:formula="of:=IF(ISNA(VLOOKUP([.D957];[Entrada.$A$8:.$B$1605];2;0)) = 1; 0;VLOOKUP([.D957];[Entrada.$A$8:.$B$1605];2;0))" office:value-type="float" office:value="0">
            <text:p>0</text:p>
          </table:table-cell>
          <table:table-cell table:formula="of:=IF(ISNA(VLOOKUP([.D957];[Entrada.$A$8:.$D$1605];4;0)) = 1; 0;VLOOKUP([.D957];[Entrada.$A$8:.$D$1605];4;0))" office:value-type="float" office:value="0">
            <text:p>0</text:p>
          </table:table-cell>
          <table:table-cell table:number-columns-repeated="21"/>
          <table:table-cell table:style-name="ce23" table:formula="of:=[.B9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7];[Entrada.$A$8:.$C$1606];3;0)) = 1; 0;VLOOKUP([.D9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6</text:p>
          </table:table-cell>
          <table:table-cell/>
          <table:table-cell/>
          <table:table-cell table:style-name="ce5" office:value-type="string">
            <text:p>24,36</text:p>
          </table:table-cell>
          <table:table-cell table:style-name="ce16" table:formula="of:=IF(ISNA(VLOOKUP([.D958];[Entrada.$A$8:.$B$1605];2;0)) = 1; 0;VLOOKUP([.D958];[Entrada.$A$8:.$B$1605];2;0))" office:value-type="float" office:value="0">
            <text:p>0</text:p>
          </table:table-cell>
          <table:table-cell table:formula="of:=IF(ISNA(VLOOKUP([.D958];[Entrada.$A$8:.$D$1605];4;0)) = 1; 0;VLOOKUP([.D958];[Entrada.$A$8:.$D$1605];4;0))" office:value-type="float" office:value="0">
            <text:p>0</text:p>
          </table:table-cell>
          <table:table-cell table:number-columns-repeated="21"/>
          <table:table-cell table:style-name="ce23" table:formula="of:=[.B9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8];[Entrada.$A$8:.$C$1606];3;0)) = 1; 0;VLOOKUP([.D9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7</text:p>
          </table:table-cell>
          <table:table-cell/>
          <table:table-cell/>
          <table:table-cell table:style-name="ce5" office:value-type="string">
            <text:p>24,37</text:p>
          </table:table-cell>
          <table:table-cell table:style-name="ce16" table:formula="of:=IF(ISNA(VLOOKUP([.D959];[Entrada.$A$8:.$B$1605];2;0)) = 1; 0;VLOOKUP([.D959];[Entrada.$A$8:.$B$1605];2;0))" office:value-type="float" office:value="0">
            <text:p>0</text:p>
          </table:table-cell>
          <table:table-cell table:formula="of:=IF(ISNA(VLOOKUP([.D959];[Entrada.$A$8:.$D$1605];4;0)) = 1; 0;VLOOKUP([.D959];[Entrada.$A$8:.$D$1605];4;0))" office:value-type="float" office:value="0">
            <text:p>0</text:p>
          </table:table-cell>
          <table:table-cell table:number-columns-repeated="21"/>
          <table:table-cell table:style-name="ce23" table:formula="of:=[.B9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59];[Entrada.$A$8:.$C$1606];3;0)) = 1; 0;VLOOKUP([.D9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8</text:p>
          </table:table-cell>
          <table:table-cell/>
          <table:table-cell/>
          <table:table-cell table:style-name="ce5" office:value-type="string">
            <text:p>24,38</text:p>
          </table:table-cell>
          <table:table-cell table:style-name="ce16" table:formula="of:=IF(ISNA(VLOOKUP([.D960];[Entrada.$A$8:.$B$1605];2;0)) = 1; 0;VLOOKUP([.D960];[Entrada.$A$8:.$B$1605];2;0))" office:value-type="float" office:value="0">
            <text:p>0</text:p>
          </table:table-cell>
          <table:table-cell table:formula="of:=IF(ISNA(VLOOKUP([.D960];[Entrada.$A$8:.$D$1605];4;0)) = 1; 0;VLOOKUP([.D960];[Entrada.$A$8:.$D$1605];4;0))" office:value-type="float" office:value="0">
            <text:p>0</text:p>
          </table:table-cell>
          <table:table-cell table:number-columns-repeated="21"/>
          <table:table-cell table:style-name="ce23" table:formula="of:=[.B9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0];[Entrada.$A$8:.$C$1606];3;0)) = 1; 0;VLOOKUP([.D9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39</text:p>
          </table:table-cell>
          <table:table-cell/>
          <table:table-cell/>
          <table:table-cell table:style-name="ce5" office:value-type="string">
            <text:p>24,39</text:p>
          </table:table-cell>
          <table:table-cell table:style-name="ce16" table:formula="of:=IF(ISNA(VLOOKUP([.D961];[Entrada.$A$8:.$B$1605];2;0)) = 1; 0;VLOOKUP([.D961];[Entrada.$A$8:.$B$1605];2;0))" office:value-type="float" office:value="0">
            <text:p>0</text:p>
          </table:table-cell>
          <table:table-cell table:formula="of:=IF(ISNA(VLOOKUP([.D961];[Entrada.$A$8:.$D$1605];4;0)) = 1; 0;VLOOKUP([.D961];[Entrada.$A$8:.$D$1605];4;0))" office:value-type="float" office:value="0">
            <text:p>0</text:p>
          </table:table-cell>
          <table:table-cell table:number-columns-repeated="21"/>
          <table:table-cell table:style-name="ce23" table:formula="of:=[.B9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1];[Entrada.$A$8:.$C$1606];3;0)) = 1; 0;VLOOKUP([.D9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4,40</text:p>
          </table:table-cell>
          <table:table-cell/>
          <table:table-cell/>
          <table:table-cell table:style-name="ce5" office:value-type="string">
            <text:p>24,40</text:p>
          </table:table-cell>
          <table:table-cell table:style-name="ce16" table:formula="of:=IF(ISNA(VLOOKUP([.D962];[Entrada.$A$8:.$B$1605];2;0)) = 1; 0;VLOOKUP([.D962];[Entrada.$A$8:.$B$1605];2;0))" office:value-type="float" office:value="0">
            <text:p>0</text:p>
          </table:table-cell>
          <table:table-cell table:formula="of:=IF(ISNA(VLOOKUP([.D962];[Entrada.$A$8:.$D$1605];4;0)) = 1; 0;VLOOKUP([.D962];[Entrada.$A$8:.$D$1605];4;0))" office:value-type="float" office:value="0">
            <text:p>0</text:p>
          </table:table-cell>
          <table:table-cell table:number-columns-repeated="21"/>
          <table:table-cell table:style-name="ce23" table:formula="of:=[.B9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2];[Entrada.$A$8:.$C$1606];3;0)) = 1; 0;VLOOKUP([.D9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</text:p>
          </table:table-cell>
          <table:table-cell/>
          <table:table-cell/>
          <table:table-cell table:style-name="ce5" office:value-type="string">
            <text:p>25,1</text:p>
          </table:table-cell>
          <table:table-cell table:style-name="ce16" table:formula="of:=IF(ISNA(VLOOKUP([.D963];[Entrada.$A$8:.$B$1605];2;0)) = 1; 0;VLOOKUP([.D963];[Entrada.$A$8:.$B$1605];2;0))" office:value-type="float" office:value="0">
            <text:p>0</text:p>
          </table:table-cell>
          <table:table-cell table:formula="of:=IF(ISNA(VLOOKUP([.D963];[Entrada.$A$8:.$D$1605];4;0)) = 1; 0;VLOOKUP([.D963];[Entrada.$A$8:.$D$1605];4;0))" office:value-type="float" office:value="0">
            <text:p>0</text:p>
          </table:table-cell>
          <table:table-cell table:number-columns-repeated="21"/>
          <table:table-cell table:style-name="ce23" table:formula="of:=[.B9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3];[Entrada.$A$8:.$C$1606];3;0)) = 1; 0;VLOOKUP([.D9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</text:p>
          </table:table-cell>
          <table:table-cell/>
          <table:table-cell/>
          <table:table-cell table:style-name="ce5" office:value-type="string">
            <text:p>25,2</text:p>
          </table:table-cell>
          <table:table-cell table:style-name="ce16" table:formula="of:=IF(ISNA(VLOOKUP([.D964];[Entrada.$A$8:.$B$1605];2;0)) = 1; 0;VLOOKUP([.D964];[Entrada.$A$8:.$B$1605];2;0))" office:value-type="float" office:value="0">
            <text:p>0</text:p>
          </table:table-cell>
          <table:table-cell table:formula="of:=IF(ISNA(VLOOKUP([.D964];[Entrada.$A$8:.$D$1605];4;0)) = 1; 0;VLOOKUP([.D964];[Entrada.$A$8:.$D$1605];4;0))" office:value-type="float" office:value="0">
            <text:p>0</text:p>
          </table:table-cell>
          <table:table-cell table:number-columns-repeated="21"/>
          <table:table-cell table:style-name="ce23" table:formula="of:=[.B9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4];[Entrada.$A$8:.$C$1606];3;0)) = 1; 0;VLOOKUP([.D9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</text:p>
          </table:table-cell>
          <table:table-cell/>
          <table:table-cell/>
          <table:table-cell table:style-name="ce5" office:value-type="string">
            <text:p>25,3</text:p>
          </table:table-cell>
          <table:table-cell table:style-name="ce16" table:formula="of:=IF(ISNA(VLOOKUP([.D965];[Entrada.$A$8:.$B$1605];2;0)) = 1; 0;VLOOKUP([.D965];[Entrada.$A$8:.$B$1605];2;0))" office:value-type="float" office:value="0">
            <text:p>0</text:p>
          </table:table-cell>
          <table:table-cell table:formula="of:=IF(ISNA(VLOOKUP([.D965];[Entrada.$A$8:.$D$1605];4;0)) = 1; 0;VLOOKUP([.D965];[Entrada.$A$8:.$D$1605];4;0))" office:value-type="float" office:value="0">
            <text:p>0</text:p>
          </table:table-cell>
          <table:table-cell table:number-columns-repeated="21"/>
          <table:table-cell table:style-name="ce23" table:formula="of:=[.B9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5];[Entrada.$A$8:.$C$1606];3;0)) = 1; 0;VLOOKUP([.D9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4</text:p>
          </table:table-cell>
          <table:table-cell/>
          <table:table-cell/>
          <table:table-cell table:style-name="ce5" office:value-type="string">
            <text:p>25,4</text:p>
          </table:table-cell>
          <table:table-cell table:style-name="ce16" table:formula="of:=IF(ISNA(VLOOKUP([.D966];[Entrada.$A$8:.$B$1605];2;0)) = 1; 0;VLOOKUP([.D966];[Entrada.$A$8:.$B$1605];2;0))" office:value-type="float" office:value="0">
            <text:p>0</text:p>
          </table:table-cell>
          <table:table-cell table:formula="of:=IF(ISNA(VLOOKUP([.D966];[Entrada.$A$8:.$D$1605];4;0)) = 1; 0;VLOOKUP([.D966];[Entrada.$A$8:.$D$1605];4;0))" office:value-type="float" office:value="0">
            <text:p>0</text:p>
          </table:table-cell>
          <table:table-cell table:number-columns-repeated="21"/>
          <table:table-cell table:style-name="ce23" table:formula="of:=[.B9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6];[Entrada.$A$8:.$C$1606];3;0)) = 1; 0;VLOOKUP([.D9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5</text:p>
          </table:table-cell>
          <table:table-cell/>
          <table:table-cell/>
          <table:table-cell table:style-name="ce5" office:value-type="string">
            <text:p>25,5</text:p>
          </table:table-cell>
          <table:table-cell table:style-name="ce16" table:formula="of:=IF(ISNA(VLOOKUP([.D967];[Entrada.$A$8:.$B$1605];2;0)) = 1; 0;VLOOKUP([.D967];[Entrada.$A$8:.$B$1605];2;0))" office:value-type="float" office:value="0">
            <text:p>0</text:p>
          </table:table-cell>
          <table:table-cell table:formula="of:=IF(ISNA(VLOOKUP([.D967];[Entrada.$A$8:.$D$1605];4;0)) = 1; 0;VLOOKUP([.D967];[Entrada.$A$8:.$D$1605];4;0))" office:value-type="float" office:value="0">
            <text:p>0</text:p>
          </table:table-cell>
          <table:table-cell table:number-columns-repeated="21"/>
          <table:table-cell table:style-name="ce23" table:formula="of:=[.B9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7];[Entrada.$A$8:.$C$1606];3;0)) = 1; 0;VLOOKUP([.D9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6</text:p>
          </table:table-cell>
          <table:table-cell/>
          <table:table-cell/>
          <table:table-cell table:style-name="ce5" office:value-type="string">
            <text:p>25,6</text:p>
          </table:table-cell>
          <table:table-cell table:style-name="ce16" table:formula="of:=IF(ISNA(VLOOKUP([.D968];[Entrada.$A$8:.$B$1605];2;0)) = 1; 0;VLOOKUP([.D968];[Entrada.$A$8:.$B$1605];2;0))" office:value-type="float" office:value="0">
            <text:p>0</text:p>
          </table:table-cell>
          <table:table-cell table:formula="of:=IF(ISNA(VLOOKUP([.D968];[Entrada.$A$8:.$D$1605];4;0)) = 1; 0;VLOOKUP([.D968];[Entrada.$A$8:.$D$1605];4;0))" office:value-type="float" office:value="0">
            <text:p>0</text:p>
          </table:table-cell>
          <table:table-cell table:number-columns-repeated="21"/>
          <table:table-cell table:style-name="ce23" table:formula="of:=[.B9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8];[Entrada.$A$8:.$C$1606];3;0)) = 1; 0;VLOOKUP([.D9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7</text:p>
          </table:table-cell>
          <table:table-cell/>
          <table:table-cell/>
          <table:table-cell table:style-name="ce5" office:value-type="string">
            <text:p>25,7</text:p>
          </table:table-cell>
          <table:table-cell table:style-name="ce16" table:formula="of:=IF(ISNA(VLOOKUP([.D969];[Entrada.$A$8:.$B$1605];2;0)) = 1; 0;VLOOKUP([.D969];[Entrada.$A$8:.$B$1605];2;0))" office:value-type="float" office:value="0">
            <text:p>0</text:p>
          </table:table-cell>
          <table:table-cell table:formula="of:=IF(ISNA(VLOOKUP([.D969];[Entrada.$A$8:.$D$1605];4;0)) = 1; 0;VLOOKUP([.D969];[Entrada.$A$8:.$D$1605];4;0))" office:value-type="float" office:value="0">
            <text:p>0</text:p>
          </table:table-cell>
          <table:table-cell table:number-columns-repeated="21"/>
          <table:table-cell table:style-name="ce23" table:formula="of:=[.B9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69];[Entrada.$A$8:.$C$1606];3;0)) = 1; 0;VLOOKUP([.D9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8</text:p>
          </table:table-cell>
          <table:table-cell/>
          <table:table-cell/>
          <table:table-cell table:style-name="ce5" office:value-type="string">
            <text:p>25,8</text:p>
          </table:table-cell>
          <table:table-cell table:style-name="ce16" table:formula="of:=IF(ISNA(VLOOKUP([.D970];[Entrada.$A$8:.$B$1605];2;0)) = 1; 0;VLOOKUP([.D970];[Entrada.$A$8:.$B$1605];2;0))" office:value-type="float" office:value="0">
            <text:p>0</text:p>
          </table:table-cell>
          <table:table-cell table:formula="of:=IF(ISNA(VLOOKUP([.D970];[Entrada.$A$8:.$D$1605];4;0)) = 1; 0;VLOOKUP([.D970];[Entrada.$A$8:.$D$1605];4;0))" office:value-type="float" office:value="0">
            <text:p>0</text:p>
          </table:table-cell>
          <table:table-cell table:number-columns-repeated="21"/>
          <table:table-cell table:style-name="ce23" table:formula="of:=[.B9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0];[Entrada.$A$8:.$C$1606];3;0)) = 1; 0;VLOOKUP([.D9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9</text:p>
          </table:table-cell>
          <table:table-cell/>
          <table:table-cell/>
          <table:table-cell table:style-name="ce5" office:value-type="string">
            <text:p>25,9</text:p>
          </table:table-cell>
          <table:table-cell table:style-name="ce16" table:formula="of:=IF(ISNA(VLOOKUP([.D971];[Entrada.$A$8:.$B$1605];2;0)) = 1; 0;VLOOKUP([.D971];[Entrada.$A$8:.$B$1605];2;0))" office:value-type="float" office:value="0">
            <text:p>0</text:p>
          </table:table-cell>
          <table:table-cell table:formula="of:=IF(ISNA(VLOOKUP([.D971];[Entrada.$A$8:.$D$1605];4;0)) = 1; 0;VLOOKUP([.D971];[Entrada.$A$8:.$D$1605];4;0))" office:value-type="float" office:value="0">
            <text:p>0</text:p>
          </table:table-cell>
          <table:table-cell table:number-columns-repeated="21"/>
          <table:table-cell table:style-name="ce23" table:formula="of:=[.B9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1];[Entrada.$A$8:.$C$1606];3;0)) = 1; 0;VLOOKUP([.D9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0</text:p>
          </table:table-cell>
          <table:table-cell/>
          <table:table-cell/>
          <table:table-cell table:style-name="ce5" office:value-type="string">
            <text:p>25,10</text:p>
          </table:table-cell>
          <table:table-cell table:style-name="ce16" table:formula="of:=IF(ISNA(VLOOKUP([.D972];[Entrada.$A$8:.$B$1605];2;0)) = 1; 0;VLOOKUP([.D972];[Entrada.$A$8:.$B$1605];2;0))" office:value-type="float" office:value="0">
            <text:p>0</text:p>
          </table:table-cell>
          <table:table-cell table:formula="of:=IF(ISNA(VLOOKUP([.D972];[Entrada.$A$8:.$D$1605];4;0)) = 1; 0;VLOOKUP([.D972];[Entrada.$A$8:.$D$1605];4;0))" office:value-type="float" office:value="0">
            <text:p>0</text:p>
          </table:table-cell>
          <table:table-cell table:number-columns-repeated="21"/>
          <table:table-cell table:style-name="ce23" table:formula="of:=[.B9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2];[Entrada.$A$8:.$C$1606];3;0)) = 1; 0;VLOOKUP([.D9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1</text:p>
          </table:table-cell>
          <table:table-cell/>
          <table:table-cell/>
          <table:table-cell table:style-name="ce5" office:value-type="string">
            <text:p>25,11</text:p>
          </table:table-cell>
          <table:table-cell table:style-name="ce16" table:formula="of:=IF(ISNA(VLOOKUP([.D973];[Entrada.$A$8:.$B$1605];2;0)) = 1; 0;VLOOKUP([.D973];[Entrada.$A$8:.$B$1605];2;0))" office:value-type="float" office:value="0">
            <text:p>0</text:p>
          </table:table-cell>
          <table:table-cell table:formula="of:=IF(ISNA(VLOOKUP([.D973];[Entrada.$A$8:.$D$1605];4;0)) = 1; 0;VLOOKUP([.D973];[Entrada.$A$8:.$D$1605];4;0))" office:value-type="float" office:value="0">
            <text:p>0</text:p>
          </table:table-cell>
          <table:table-cell table:number-columns-repeated="21"/>
          <table:table-cell table:style-name="ce23" table:formula="of:=[.B9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3];[Entrada.$A$8:.$C$1606];3;0)) = 1; 0;VLOOKUP([.D9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2</text:p>
          </table:table-cell>
          <table:table-cell/>
          <table:table-cell/>
          <table:table-cell table:style-name="ce5" office:value-type="string">
            <text:p>25,12</text:p>
          </table:table-cell>
          <table:table-cell table:style-name="ce16" table:formula="of:=IF(ISNA(VLOOKUP([.D974];[Entrada.$A$8:.$B$1605];2;0)) = 1; 0;VLOOKUP([.D974];[Entrada.$A$8:.$B$1605];2;0))" office:value-type="float" office:value="0">
            <text:p>0</text:p>
          </table:table-cell>
          <table:table-cell table:formula="of:=IF(ISNA(VLOOKUP([.D974];[Entrada.$A$8:.$D$1605];4;0)) = 1; 0;VLOOKUP([.D974];[Entrada.$A$8:.$D$1605];4;0))" office:value-type="float" office:value="0">
            <text:p>0</text:p>
          </table:table-cell>
          <table:table-cell table:number-columns-repeated="21"/>
          <table:table-cell table:style-name="ce23" table:formula="of:=[.B9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4];[Entrada.$A$8:.$C$1606];3;0)) = 1; 0;VLOOKUP([.D9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3</text:p>
          </table:table-cell>
          <table:table-cell/>
          <table:table-cell/>
          <table:table-cell table:style-name="ce5" office:value-type="string">
            <text:p>25,13</text:p>
          </table:table-cell>
          <table:table-cell table:style-name="ce16" table:formula="of:=IF(ISNA(VLOOKUP([.D975];[Entrada.$A$8:.$B$1605];2;0)) = 1; 0;VLOOKUP([.D975];[Entrada.$A$8:.$B$1605];2;0))" office:value-type="float" office:value="0">
            <text:p>0</text:p>
          </table:table-cell>
          <table:table-cell table:formula="of:=IF(ISNA(VLOOKUP([.D975];[Entrada.$A$8:.$D$1605];4;0)) = 1; 0;VLOOKUP([.D975];[Entrada.$A$8:.$D$1605];4;0))" office:value-type="float" office:value="0">
            <text:p>0</text:p>
          </table:table-cell>
          <table:table-cell table:number-columns-repeated="21"/>
          <table:table-cell table:style-name="ce23" table:formula="of:=[.B9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5];[Entrada.$A$8:.$C$1606];3;0)) = 1; 0;VLOOKUP([.D9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4</text:p>
          </table:table-cell>
          <table:table-cell/>
          <table:table-cell/>
          <table:table-cell table:style-name="ce5" office:value-type="string">
            <text:p>25,14</text:p>
          </table:table-cell>
          <table:table-cell table:style-name="ce16" table:formula="of:=IF(ISNA(VLOOKUP([.D976];[Entrada.$A$8:.$B$1605];2;0)) = 1; 0;VLOOKUP([.D976];[Entrada.$A$8:.$B$1605];2;0))" office:value-type="float" office:value="0">
            <text:p>0</text:p>
          </table:table-cell>
          <table:table-cell table:formula="of:=IF(ISNA(VLOOKUP([.D976];[Entrada.$A$8:.$D$1605];4;0)) = 1; 0;VLOOKUP([.D976];[Entrada.$A$8:.$D$1605];4;0))" office:value-type="float" office:value="0">
            <text:p>0</text:p>
          </table:table-cell>
          <table:table-cell table:number-columns-repeated="21"/>
          <table:table-cell table:style-name="ce23" table:formula="of:=[.B9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6];[Entrada.$A$8:.$C$1606];3;0)) = 1; 0;VLOOKUP([.D9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5</text:p>
          </table:table-cell>
          <table:table-cell/>
          <table:table-cell/>
          <table:table-cell table:style-name="ce5" office:value-type="string">
            <text:p>25,15</text:p>
          </table:table-cell>
          <table:table-cell table:style-name="ce16" table:formula="of:=IF(ISNA(VLOOKUP([.D977];[Entrada.$A$8:.$B$1605];2;0)) = 1; 0;VLOOKUP([.D977];[Entrada.$A$8:.$B$1605];2;0))" office:value-type="float" office:value="0">
            <text:p>0</text:p>
          </table:table-cell>
          <table:table-cell table:formula="of:=IF(ISNA(VLOOKUP([.D977];[Entrada.$A$8:.$D$1605];4;0)) = 1; 0;VLOOKUP([.D977];[Entrada.$A$8:.$D$1605];4;0))" office:value-type="float" office:value="0">
            <text:p>0</text:p>
          </table:table-cell>
          <table:table-cell table:number-columns-repeated="21"/>
          <table:table-cell table:style-name="ce23" table:formula="of:=[.B9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7];[Entrada.$A$8:.$C$1606];3;0)) = 1; 0;VLOOKUP([.D9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6</text:p>
          </table:table-cell>
          <table:table-cell/>
          <table:table-cell/>
          <table:table-cell table:style-name="ce5" office:value-type="string">
            <text:p>25,16</text:p>
          </table:table-cell>
          <table:table-cell table:style-name="ce16" table:formula="of:=IF(ISNA(VLOOKUP([.D978];[Entrada.$A$8:.$B$1605];2;0)) = 1; 0;VLOOKUP([.D978];[Entrada.$A$8:.$B$1605];2;0))" office:value-type="float" office:value="0">
            <text:p>0</text:p>
          </table:table-cell>
          <table:table-cell table:formula="of:=IF(ISNA(VLOOKUP([.D978];[Entrada.$A$8:.$D$1605];4;0)) = 1; 0;VLOOKUP([.D978];[Entrada.$A$8:.$D$1605];4;0))" office:value-type="float" office:value="0">
            <text:p>0</text:p>
          </table:table-cell>
          <table:table-cell table:number-columns-repeated="21"/>
          <table:table-cell table:style-name="ce23" table:formula="of:=[.B9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8];[Entrada.$A$8:.$C$1606];3;0)) = 1; 0;VLOOKUP([.D9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7</text:p>
          </table:table-cell>
          <table:table-cell/>
          <table:table-cell/>
          <table:table-cell table:style-name="ce5" office:value-type="string">
            <text:p>25,17</text:p>
          </table:table-cell>
          <table:table-cell table:style-name="ce16" table:formula="of:=IF(ISNA(VLOOKUP([.D979];[Entrada.$A$8:.$B$1605];2;0)) = 1; 0;VLOOKUP([.D979];[Entrada.$A$8:.$B$1605];2;0))" office:value-type="float" office:value="0">
            <text:p>0</text:p>
          </table:table-cell>
          <table:table-cell table:formula="of:=IF(ISNA(VLOOKUP([.D979];[Entrada.$A$8:.$D$1605];4;0)) = 1; 0;VLOOKUP([.D979];[Entrada.$A$8:.$D$1605];4;0))" office:value-type="float" office:value="0">
            <text:p>0</text:p>
          </table:table-cell>
          <table:table-cell table:number-columns-repeated="21"/>
          <table:table-cell table:style-name="ce23" table:formula="of:=[.B9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79];[Entrada.$A$8:.$C$1606];3;0)) = 1; 0;VLOOKUP([.D9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8</text:p>
          </table:table-cell>
          <table:table-cell/>
          <table:table-cell/>
          <table:table-cell table:style-name="ce5" office:value-type="string">
            <text:p>25,18</text:p>
          </table:table-cell>
          <table:table-cell table:style-name="ce16" table:formula="of:=IF(ISNA(VLOOKUP([.D980];[Entrada.$A$8:.$B$1605];2;0)) = 1; 0;VLOOKUP([.D980];[Entrada.$A$8:.$B$1605];2;0))" office:value-type="float" office:value="0">
            <text:p>0</text:p>
          </table:table-cell>
          <table:table-cell table:formula="of:=IF(ISNA(VLOOKUP([.D980];[Entrada.$A$8:.$D$1605];4;0)) = 1; 0;VLOOKUP([.D980];[Entrada.$A$8:.$D$1605];4;0))" office:value-type="float" office:value="0">
            <text:p>0</text:p>
          </table:table-cell>
          <table:table-cell table:number-columns-repeated="21"/>
          <table:table-cell table:style-name="ce23" table:formula="of:=[.B9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0];[Entrada.$A$8:.$C$1606];3;0)) = 1; 0;VLOOKUP([.D9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19</text:p>
          </table:table-cell>
          <table:table-cell/>
          <table:table-cell/>
          <table:table-cell table:style-name="ce5" office:value-type="string">
            <text:p>25,19</text:p>
          </table:table-cell>
          <table:table-cell table:style-name="ce16" table:formula="of:=IF(ISNA(VLOOKUP([.D981];[Entrada.$A$8:.$B$1605];2;0)) = 1; 0;VLOOKUP([.D981];[Entrada.$A$8:.$B$1605];2;0))" office:value-type="float" office:value="0">
            <text:p>0</text:p>
          </table:table-cell>
          <table:table-cell table:formula="of:=IF(ISNA(VLOOKUP([.D981];[Entrada.$A$8:.$D$1605];4;0)) = 1; 0;VLOOKUP([.D981];[Entrada.$A$8:.$D$1605];4;0))" office:value-type="float" office:value="0">
            <text:p>0</text:p>
          </table:table-cell>
          <table:table-cell table:number-columns-repeated="21"/>
          <table:table-cell table:style-name="ce23" table:formula="of:=[.B9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1];[Entrada.$A$8:.$C$1606];3;0)) = 1; 0;VLOOKUP([.D9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0</text:p>
          </table:table-cell>
          <table:table-cell/>
          <table:table-cell/>
          <table:table-cell table:style-name="ce5" office:value-type="string">
            <text:p>25,20</text:p>
          </table:table-cell>
          <table:table-cell table:style-name="ce16" table:formula="of:=IF(ISNA(VLOOKUP([.D982];[Entrada.$A$8:.$B$1605];2;0)) = 1; 0;VLOOKUP([.D982];[Entrada.$A$8:.$B$1605];2;0))" office:value-type="float" office:value="0">
            <text:p>0</text:p>
          </table:table-cell>
          <table:table-cell table:formula="of:=IF(ISNA(VLOOKUP([.D982];[Entrada.$A$8:.$D$1605];4;0)) = 1; 0;VLOOKUP([.D982];[Entrada.$A$8:.$D$1605];4;0))" office:value-type="float" office:value="0">
            <text:p>0</text:p>
          </table:table-cell>
          <table:table-cell table:number-columns-repeated="21"/>
          <table:table-cell table:style-name="ce23" table:formula="of:=[.B9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2];[Entrada.$A$8:.$C$1606];3;0)) = 1; 0;VLOOKUP([.D9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1</text:p>
          </table:table-cell>
          <table:table-cell/>
          <table:table-cell/>
          <table:table-cell table:style-name="ce5" office:value-type="string">
            <text:p>25,21</text:p>
          </table:table-cell>
          <table:table-cell table:style-name="ce16" table:formula="of:=IF(ISNA(VLOOKUP([.D983];[Entrada.$A$8:.$B$1605];2;0)) = 1; 0;VLOOKUP([.D983];[Entrada.$A$8:.$B$1605];2;0))" office:value-type="float" office:value="0">
            <text:p>0</text:p>
          </table:table-cell>
          <table:table-cell table:formula="of:=IF(ISNA(VLOOKUP([.D983];[Entrada.$A$8:.$D$1605];4;0)) = 1; 0;VLOOKUP([.D983];[Entrada.$A$8:.$D$1605];4;0))" office:value-type="float" office:value="0">
            <text:p>0</text:p>
          </table:table-cell>
          <table:table-cell table:number-columns-repeated="21"/>
          <table:table-cell table:style-name="ce23" table:formula="of:=[.B9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3];[Entrada.$A$8:.$C$1606];3;0)) = 1; 0;VLOOKUP([.D9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2</text:p>
          </table:table-cell>
          <table:table-cell/>
          <table:table-cell/>
          <table:table-cell table:style-name="ce5" office:value-type="string">
            <text:p>25,22</text:p>
          </table:table-cell>
          <table:table-cell table:style-name="ce16" table:formula="of:=IF(ISNA(VLOOKUP([.D984];[Entrada.$A$8:.$B$1605];2;0)) = 1; 0;VLOOKUP([.D984];[Entrada.$A$8:.$B$1605];2;0))" office:value-type="float" office:value="0">
            <text:p>0</text:p>
          </table:table-cell>
          <table:table-cell table:formula="of:=IF(ISNA(VLOOKUP([.D984];[Entrada.$A$8:.$D$1605];4;0)) = 1; 0;VLOOKUP([.D984];[Entrada.$A$8:.$D$1605];4;0))" office:value-type="float" office:value="0">
            <text:p>0</text:p>
          </table:table-cell>
          <table:table-cell table:number-columns-repeated="21"/>
          <table:table-cell table:style-name="ce23" table:formula="of:=[.B9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4];[Entrada.$A$8:.$C$1606];3;0)) = 1; 0;VLOOKUP([.D9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3</text:p>
          </table:table-cell>
          <table:table-cell/>
          <table:table-cell/>
          <table:table-cell table:style-name="ce5" office:value-type="string">
            <text:p>25,23</text:p>
          </table:table-cell>
          <table:table-cell table:style-name="ce16" table:formula="of:=IF(ISNA(VLOOKUP([.D985];[Entrada.$A$8:.$B$1605];2;0)) = 1; 0;VLOOKUP([.D985];[Entrada.$A$8:.$B$1605];2;0))" office:value-type="float" office:value="0">
            <text:p>0</text:p>
          </table:table-cell>
          <table:table-cell table:formula="of:=IF(ISNA(VLOOKUP([.D985];[Entrada.$A$8:.$D$1605];4;0)) = 1; 0;VLOOKUP([.D985];[Entrada.$A$8:.$D$1605];4;0))" office:value-type="float" office:value="0">
            <text:p>0</text:p>
          </table:table-cell>
          <table:table-cell table:number-columns-repeated="21"/>
          <table:table-cell table:style-name="ce23" table:formula="of:=[.B9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5];[Entrada.$A$8:.$C$1606];3;0)) = 1; 0;VLOOKUP([.D9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4</text:p>
          </table:table-cell>
          <table:table-cell/>
          <table:table-cell/>
          <table:table-cell table:style-name="ce5" office:value-type="string">
            <text:p>25,24</text:p>
          </table:table-cell>
          <table:table-cell table:style-name="ce16" table:formula="of:=IF(ISNA(VLOOKUP([.D986];[Entrada.$A$8:.$B$1605];2;0)) = 1; 0;VLOOKUP([.D986];[Entrada.$A$8:.$B$1605];2;0))" office:value-type="float" office:value="0">
            <text:p>0</text:p>
          </table:table-cell>
          <table:table-cell table:formula="of:=IF(ISNA(VLOOKUP([.D986];[Entrada.$A$8:.$D$1605];4;0)) = 1; 0;VLOOKUP([.D986];[Entrada.$A$8:.$D$1605];4;0))" office:value-type="float" office:value="0">
            <text:p>0</text:p>
          </table:table-cell>
          <table:table-cell table:number-columns-repeated="21"/>
          <table:table-cell table:style-name="ce23" table:formula="of:=[.B9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6];[Entrada.$A$8:.$C$1606];3;0)) = 1; 0;VLOOKUP([.D9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5</text:p>
          </table:table-cell>
          <table:table-cell/>
          <table:table-cell/>
          <table:table-cell table:style-name="ce5" office:value-type="string">
            <text:p>25,25</text:p>
          </table:table-cell>
          <table:table-cell table:style-name="ce16" table:formula="of:=IF(ISNA(VLOOKUP([.D987];[Entrada.$A$8:.$B$1605];2;0)) = 1; 0;VLOOKUP([.D987];[Entrada.$A$8:.$B$1605];2;0))" office:value-type="float" office:value="0">
            <text:p>0</text:p>
          </table:table-cell>
          <table:table-cell table:formula="of:=IF(ISNA(VLOOKUP([.D987];[Entrada.$A$8:.$D$1605];4;0)) = 1; 0;VLOOKUP([.D987];[Entrada.$A$8:.$D$1605];4;0))" office:value-type="float" office:value="0">
            <text:p>0</text:p>
          </table:table-cell>
          <table:table-cell table:number-columns-repeated="21"/>
          <table:table-cell table:style-name="ce23" table:formula="of:=[.B9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7];[Entrada.$A$8:.$C$1606];3;0)) = 1; 0;VLOOKUP([.D9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6</text:p>
          </table:table-cell>
          <table:table-cell/>
          <table:table-cell/>
          <table:table-cell table:style-name="ce5" office:value-type="string">
            <text:p>25,26</text:p>
          </table:table-cell>
          <table:table-cell table:style-name="ce16" table:formula="of:=IF(ISNA(VLOOKUP([.D988];[Entrada.$A$8:.$B$1605];2;0)) = 1; 0;VLOOKUP([.D988];[Entrada.$A$8:.$B$1605];2;0))" office:value-type="float" office:value="0">
            <text:p>0</text:p>
          </table:table-cell>
          <table:table-cell table:formula="of:=IF(ISNA(VLOOKUP([.D988];[Entrada.$A$8:.$D$1605];4;0)) = 1; 0;VLOOKUP([.D988];[Entrada.$A$8:.$D$1605];4;0))" office:value-type="float" office:value="0">
            <text:p>0</text:p>
          </table:table-cell>
          <table:table-cell table:number-columns-repeated="21"/>
          <table:table-cell table:style-name="ce23" table:formula="of:=[.B9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8];[Entrada.$A$8:.$C$1606];3;0)) = 1; 0;VLOOKUP([.D9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7</text:p>
          </table:table-cell>
          <table:table-cell/>
          <table:table-cell/>
          <table:table-cell table:style-name="ce5" office:value-type="string">
            <text:p>25,27</text:p>
          </table:table-cell>
          <table:table-cell table:style-name="ce16" table:formula="of:=IF(ISNA(VLOOKUP([.D989];[Entrada.$A$8:.$B$1605];2;0)) = 1; 0;VLOOKUP([.D989];[Entrada.$A$8:.$B$1605];2;0))" office:value-type="float" office:value="0">
            <text:p>0</text:p>
          </table:table-cell>
          <table:table-cell table:formula="of:=IF(ISNA(VLOOKUP([.D989];[Entrada.$A$8:.$D$1605];4;0)) = 1; 0;VLOOKUP([.D989];[Entrada.$A$8:.$D$1605];4;0))" office:value-type="float" office:value="0">
            <text:p>0</text:p>
          </table:table-cell>
          <table:table-cell table:number-columns-repeated="21"/>
          <table:table-cell table:style-name="ce23" table:formula="of:=[.B9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89];[Entrada.$A$8:.$C$1606];3;0)) = 1; 0;VLOOKUP([.D9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8</text:p>
          </table:table-cell>
          <table:table-cell/>
          <table:table-cell/>
          <table:table-cell table:style-name="ce5" office:value-type="string">
            <text:p>25,28</text:p>
          </table:table-cell>
          <table:table-cell table:style-name="ce16" table:formula="of:=IF(ISNA(VLOOKUP([.D990];[Entrada.$A$8:.$B$1605];2;0)) = 1; 0;VLOOKUP([.D990];[Entrada.$A$8:.$B$1605];2;0))" office:value-type="float" office:value="0">
            <text:p>0</text:p>
          </table:table-cell>
          <table:table-cell table:formula="of:=IF(ISNA(VLOOKUP([.D990];[Entrada.$A$8:.$D$1605];4;0)) = 1; 0;VLOOKUP([.D990];[Entrada.$A$8:.$D$1605];4;0))" office:value-type="float" office:value="0">
            <text:p>0</text:p>
          </table:table-cell>
          <table:table-cell table:number-columns-repeated="21"/>
          <table:table-cell table:style-name="ce23" table:formula="of:=[.B9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0];[Entrada.$A$8:.$C$1606];3;0)) = 1; 0;VLOOKUP([.D9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29</text:p>
          </table:table-cell>
          <table:table-cell/>
          <table:table-cell/>
          <table:table-cell table:style-name="ce5" office:value-type="string">
            <text:p>25,29</text:p>
          </table:table-cell>
          <table:table-cell table:style-name="ce16" table:formula="of:=IF(ISNA(VLOOKUP([.D991];[Entrada.$A$8:.$B$1605];2;0)) = 1; 0;VLOOKUP([.D991];[Entrada.$A$8:.$B$1605];2;0))" office:value-type="float" office:value="0">
            <text:p>0</text:p>
          </table:table-cell>
          <table:table-cell table:formula="of:=IF(ISNA(VLOOKUP([.D991];[Entrada.$A$8:.$D$1605];4;0)) = 1; 0;VLOOKUP([.D991];[Entrada.$A$8:.$D$1605];4;0))" office:value-type="float" office:value="0">
            <text:p>0</text:p>
          </table:table-cell>
          <table:table-cell table:number-columns-repeated="21"/>
          <table:table-cell table:style-name="ce23" table:formula="of:=[.B9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1];[Entrada.$A$8:.$C$1606];3;0)) = 1; 0;VLOOKUP([.D9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0</text:p>
          </table:table-cell>
          <table:table-cell/>
          <table:table-cell/>
          <table:table-cell table:style-name="ce5" office:value-type="string">
            <text:p>25,30</text:p>
          </table:table-cell>
          <table:table-cell table:style-name="ce16" table:formula="of:=IF(ISNA(VLOOKUP([.D992];[Entrada.$A$8:.$B$1605];2;0)) = 1; 0;VLOOKUP([.D992];[Entrada.$A$8:.$B$1605];2;0))" office:value-type="float" office:value="0">
            <text:p>0</text:p>
          </table:table-cell>
          <table:table-cell table:formula="of:=IF(ISNA(VLOOKUP([.D992];[Entrada.$A$8:.$D$1605];4;0)) = 1; 0;VLOOKUP([.D992];[Entrada.$A$8:.$D$1605];4;0))" office:value-type="float" office:value="0">
            <text:p>0</text:p>
          </table:table-cell>
          <table:table-cell table:number-columns-repeated="21"/>
          <table:table-cell table:style-name="ce23" table:formula="of:=[.B9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2];[Entrada.$A$8:.$C$1606];3;0)) = 1; 0;VLOOKUP([.D9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1</text:p>
          </table:table-cell>
          <table:table-cell/>
          <table:table-cell/>
          <table:table-cell table:style-name="ce5" office:value-type="string">
            <text:p>25,31</text:p>
          </table:table-cell>
          <table:table-cell table:style-name="ce16" table:formula="of:=IF(ISNA(VLOOKUP([.D993];[Entrada.$A$8:.$B$1605];2;0)) = 1; 0;VLOOKUP([.D993];[Entrada.$A$8:.$B$1605];2;0))" office:value-type="float" office:value="0">
            <text:p>0</text:p>
          </table:table-cell>
          <table:table-cell table:formula="of:=IF(ISNA(VLOOKUP([.D993];[Entrada.$A$8:.$D$1605];4;0)) = 1; 0;VLOOKUP([.D993];[Entrada.$A$8:.$D$1605];4;0))" office:value-type="float" office:value="0">
            <text:p>0</text:p>
          </table:table-cell>
          <table:table-cell table:number-columns-repeated="21"/>
          <table:table-cell table:style-name="ce23" table:formula="of:=[.B9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3];[Entrada.$A$8:.$C$1606];3;0)) = 1; 0;VLOOKUP([.D9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2</text:p>
          </table:table-cell>
          <table:table-cell/>
          <table:table-cell/>
          <table:table-cell table:style-name="ce5" office:value-type="string">
            <text:p>25,32</text:p>
          </table:table-cell>
          <table:table-cell table:style-name="ce16" table:formula="of:=IF(ISNA(VLOOKUP([.D994];[Entrada.$A$8:.$B$1605];2;0)) = 1; 0;VLOOKUP([.D994];[Entrada.$A$8:.$B$1605];2;0))" office:value-type="float" office:value="0">
            <text:p>0</text:p>
          </table:table-cell>
          <table:table-cell table:formula="of:=IF(ISNA(VLOOKUP([.D994];[Entrada.$A$8:.$D$1605];4;0)) = 1; 0;VLOOKUP([.D994];[Entrada.$A$8:.$D$1605];4;0))" office:value-type="float" office:value="0">
            <text:p>0</text:p>
          </table:table-cell>
          <table:table-cell table:number-columns-repeated="21"/>
          <table:table-cell table:style-name="ce23" table:formula="of:=[.B9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4];[Entrada.$A$8:.$C$1606];3;0)) = 1; 0;VLOOKUP([.D9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3</text:p>
          </table:table-cell>
          <table:table-cell/>
          <table:table-cell/>
          <table:table-cell table:style-name="ce5" office:value-type="string">
            <text:p>25,33</text:p>
          </table:table-cell>
          <table:table-cell table:style-name="ce16" table:formula="of:=IF(ISNA(VLOOKUP([.D995];[Entrada.$A$8:.$B$1605];2;0)) = 1; 0;VLOOKUP([.D995];[Entrada.$A$8:.$B$1605];2;0))" office:value-type="float" office:value="0">
            <text:p>0</text:p>
          </table:table-cell>
          <table:table-cell table:formula="of:=IF(ISNA(VLOOKUP([.D995];[Entrada.$A$8:.$D$1605];4;0)) = 1; 0;VLOOKUP([.D995];[Entrada.$A$8:.$D$1605];4;0))" office:value-type="float" office:value="0">
            <text:p>0</text:p>
          </table:table-cell>
          <table:table-cell table:number-columns-repeated="21"/>
          <table:table-cell table:style-name="ce23" table:formula="of:=[.B9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5];[Entrada.$A$8:.$C$1606];3;0)) = 1; 0;VLOOKUP([.D9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4</text:p>
          </table:table-cell>
          <table:table-cell/>
          <table:table-cell/>
          <table:table-cell table:style-name="ce5" office:value-type="string">
            <text:p>25,34</text:p>
          </table:table-cell>
          <table:table-cell table:style-name="ce16" table:formula="of:=IF(ISNA(VLOOKUP([.D996];[Entrada.$A$8:.$B$1605];2;0)) = 1; 0;VLOOKUP([.D996];[Entrada.$A$8:.$B$1605];2;0))" office:value-type="float" office:value="0">
            <text:p>0</text:p>
          </table:table-cell>
          <table:table-cell table:formula="of:=IF(ISNA(VLOOKUP([.D996];[Entrada.$A$8:.$D$1605];4;0)) = 1; 0;VLOOKUP([.D996];[Entrada.$A$8:.$D$1605];4;0))" office:value-type="float" office:value="0">
            <text:p>0</text:p>
          </table:table-cell>
          <table:table-cell table:number-columns-repeated="21"/>
          <table:table-cell table:style-name="ce23" table:formula="of:=[.B9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6];[Entrada.$A$8:.$C$1606];3;0)) = 1; 0;VLOOKUP([.D9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5</text:p>
          </table:table-cell>
          <table:table-cell/>
          <table:table-cell/>
          <table:table-cell table:style-name="ce5" office:value-type="string">
            <text:p>25,35</text:p>
          </table:table-cell>
          <table:table-cell table:style-name="ce16" table:formula="of:=IF(ISNA(VLOOKUP([.D997];[Entrada.$A$8:.$B$1605];2;0)) = 1; 0;VLOOKUP([.D997];[Entrada.$A$8:.$B$1605];2;0))" office:value-type="float" office:value="0">
            <text:p>0</text:p>
          </table:table-cell>
          <table:table-cell table:formula="of:=IF(ISNA(VLOOKUP([.D997];[Entrada.$A$8:.$D$1605];4;0)) = 1; 0;VLOOKUP([.D997];[Entrada.$A$8:.$D$1605];4;0))" office:value-type="float" office:value="0">
            <text:p>0</text:p>
          </table:table-cell>
          <table:table-cell table:number-columns-repeated="21"/>
          <table:table-cell table:style-name="ce23" table:formula="of:=[.B9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7];[Entrada.$A$8:.$C$1606];3;0)) = 1; 0;VLOOKUP([.D9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6</text:p>
          </table:table-cell>
          <table:table-cell/>
          <table:table-cell/>
          <table:table-cell table:style-name="ce5" office:value-type="string">
            <text:p>25,36</text:p>
          </table:table-cell>
          <table:table-cell table:style-name="ce16" table:formula="of:=IF(ISNA(VLOOKUP([.D998];[Entrada.$A$8:.$B$1605];2;0)) = 1; 0;VLOOKUP([.D998];[Entrada.$A$8:.$B$1605];2;0))" office:value-type="float" office:value="0">
            <text:p>0</text:p>
          </table:table-cell>
          <table:table-cell table:formula="of:=IF(ISNA(VLOOKUP([.D998];[Entrada.$A$8:.$D$1605];4;0)) = 1; 0;VLOOKUP([.D998];[Entrada.$A$8:.$D$1605];4;0))" office:value-type="float" office:value="0">
            <text:p>0</text:p>
          </table:table-cell>
          <table:table-cell table:number-columns-repeated="21"/>
          <table:table-cell table:style-name="ce23" table:formula="of:=[.B9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8];[Entrada.$A$8:.$C$1606];3;0)) = 1; 0;VLOOKUP([.D9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7</text:p>
          </table:table-cell>
          <table:table-cell/>
          <table:table-cell/>
          <table:table-cell table:style-name="ce5" office:value-type="string">
            <text:p>25,37</text:p>
          </table:table-cell>
          <table:table-cell table:style-name="ce16" table:formula="of:=IF(ISNA(VLOOKUP([.D999];[Entrada.$A$8:.$B$1605];2;0)) = 1; 0;VLOOKUP([.D999];[Entrada.$A$8:.$B$1605];2;0))" office:value-type="float" office:value="0">
            <text:p>0</text:p>
          </table:table-cell>
          <table:table-cell table:formula="of:=IF(ISNA(VLOOKUP([.D999];[Entrada.$A$8:.$D$1605];4;0)) = 1; 0;VLOOKUP([.D999];[Entrada.$A$8:.$D$1605];4;0))" office:value-type="float" office:value="0">
            <text:p>0</text:p>
          </table:table-cell>
          <table:table-cell table:number-columns-repeated="21"/>
          <table:table-cell table:style-name="ce23" table:formula="of:=[.B9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999];[Entrada.$A$8:.$C$1606];3;0)) = 1; 0;VLOOKUP([.D9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8</text:p>
          </table:table-cell>
          <table:table-cell/>
          <table:table-cell/>
          <table:table-cell table:style-name="ce5" office:value-type="string">
            <text:p>25,38</text:p>
          </table:table-cell>
          <table:table-cell table:style-name="ce16" table:formula="of:=IF(ISNA(VLOOKUP([.D1000];[Entrada.$A$8:.$B$1605];2;0)) = 1; 0;VLOOKUP([.D1000];[Entrada.$A$8:.$B$1605];2;0))" office:value-type="float" office:value="0">
            <text:p>0</text:p>
          </table:table-cell>
          <table:table-cell table:formula="of:=IF(ISNA(VLOOKUP([.D1000];[Entrada.$A$8:.$D$1605];4;0)) = 1; 0;VLOOKUP([.D100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0];[Entrada.$A$8:.$C$1606];3;0)) = 1; 0;VLOOKUP([.D10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39</text:p>
          </table:table-cell>
          <table:table-cell/>
          <table:table-cell/>
          <table:table-cell table:style-name="ce5" office:value-type="string">
            <text:p>25,39</text:p>
          </table:table-cell>
          <table:table-cell table:style-name="ce16" table:formula="of:=IF(ISNA(VLOOKUP([.D1001];[Entrada.$A$8:.$B$1605];2;0)) = 1; 0;VLOOKUP([.D1001];[Entrada.$A$8:.$B$1605];2;0))" office:value-type="float" office:value="0">
            <text:p>0</text:p>
          </table:table-cell>
          <table:table-cell table:formula="of:=IF(ISNA(VLOOKUP([.D1001];[Entrada.$A$8:.$D$1605];4;0)) = 1; 0;VLOOKUP([.D100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1];[Entrada.$A$8:.$C$1606];3;0)) = 1; 0;VLOOKUP([.D10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5,40</text:p>
          </table:table-cell>
          <table:table-cell/>
          <table:table-cell/>
          <table:table-cell table:style-name="ce5" office:value-type="string">
            <text:p>25,40</text:p>
          </table:table-cell>
          <table:table-cell table:style-name="ce16" table:formula="of:=IF(ISNA(VLOOKUP([.D1002];[Entrada.$A$8:.$B$1605];2;0)) = 1; 0;VLOOKUP([.D1002];[Entrada.$A$8:.$B$1605];2;0))" office:value-type="float" office:value="0">
            <text:p>0</text:p>
          </table:table-cell>
          <table:table-cell table:formula="of:=IF(ISNA(VLOOKUP([.D1002];[Entrada.$A$8:.$D$1605];4;0)) = 1; 0;VLOOKUP([.D100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2];[Entrada.$A$8:.$C$1606];3;0)) = 1; 0;VLOOKUP([.D10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</text:p>
          </table:table-cell>
          <table:table-cell/>
          <table:table-cell/>
          <table:table-cell table:style-name="ce5" office:value-type="string">
            <text:p>26,1</text:p>
          </table:table-cell>
          <table:table-cell table:style-name="ce16" table:formula="of:=IF(ISNA(VLOOKUP([.D1003];[Entrada.$A$8:.$B$1605];2;0)) = 1; 0;VLOOKUP([.D1003];[Entrada.$A$8:.$B$1605];2;0))" office:value-type="float" office:value="0">
            <text:p>0</text:p>
          </table:table-cell>
          <table:table-cell table:formula="of:=IF(ISNA(VLOOKUP([.D1003];[Entrada.$A$8:.$D$1605];4;0)) = 1; 0;VLOOKUP([.D100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3];[Entrada.$A$8:.$C$1606];3;0)) = 1; 0;VLOOKUP([.D10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</text:p>
          </table:table-cell>
          <table:table-cell/>
          <table:table-cell/>
          <table:table-cell table:style-name="ce5" office:value-type="string">
            <text:p>26,2</text:p>
          </table:table-cell>
          <table:table-cell table:style-name="ce16" table:formula="of:=IF(ISNA(VLOOKUP([.D1004];[Entrada.$A$8:.$B$1605];2;0)) = 1; 0;VLOOKUP([.D1004];[Entrada.$A$8:.$B$1605];2;0))" office:value-type="float" office:value="0">
            <text:p>0</text:p>
          </table:table-cell>
          <table:table-cell table:formula="of:=IF(ISNA(VLOOKUP([.D1004];[Entrada.$A$8:.$D$1605];4;0)) = 1; 0;VLOOKUP([.D100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4];[Entrada.$A$8:.$C$1606];3;0)) = 1; 0;VLOOKUP([.D10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</text:p>
          </table:table-cell>
          <table:table-cell/>
          <table:table-cell/>
          <table:table-cell table:style-name="ce5" office:value-type="string">
            <text:p>26,3</text:p>
          </table:table-cell>
          <table:table-cell table:style-name="ce16" table:formula="of:=IF(ISNA(VLOOKUP([.D1005];[Entrada.$A$8:.$B$1605];2;0)) = 1; 0;VLOOKUP([.D1005];[Entrada.$A$8:.$B$1605];2;0))" office:value-type="float" office:value="0">
            <text:p>0</text:p>
          </table:table-cell>
          <table:table-cell table:formula="of:=IF(ISNA(VLOOKUP([.D1005];[Entrada.$A$8:.$D$1605];4;0)) = 1; 0;VLOOKUP([.D100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5];[Entrada.$A$8:.$C$1606];3;0)) = 1; 0;VLOOKUP([.D10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4</text:p>
          </table:table-cell>
          <table:table-cell/>
          <table:table-cell/>
          <table:table-cell table:style-name="ce5" office:value-type="string">
            <text:p>26,4</text:p>
          </table:table-cell>
          <table:table-cell table:style-name="ce16" table:formula="of:=IF(ISNA(VLOOKUP([.D1006];[Entrada.$A$8:.$B$1605];2;0)) = 1; 0;VLOOKUP([.D1006];[Entrada.$A$8:.$B$1605];2;0))" office:value-type="float" office:value="0">
            <text:p>0</text:p>
          </table:table-cell>
          <table:table-cell table:formula="of:=IF(ISNA(VLOOKUP([.D1006];[Entrada.$A$8:.$D$1605];4;0)) = 1; 0;VLOOKUP([.D100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6];[Entrada.$A$8:.$C$1606];3;0)) = 1; 0;VLOOKUP([.D10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5</text:p>
          </table:table-cell>
          <table:table-cell/>
          <table:table-cell/>
          <table:table-cell table:style-name="ce5" office:value-type="string">
            <text:p>26,5</text:p>
          </table:table-cell>
          <table:table-cell table:style-name="ce16" table:formula="of:=IF(ISNA(VLOOKUP([.D1007];[Entrada.$A$8:.$B$1605];2;0)) = 1; 0;VLOOKUP([.D1007];[Entrada.$A$8:.$B$1605];2;0))" office:value-type="float" office:value="0">
            <text:p>0</text:p>
          </table:table-cell>
          <table:table-cell table:formula="of:=IF(ISNA(VLOOKUP([.D1007];[Entrada.$A$8:.$D$1605];4;0)) = 1; 0;VLOOKUP([.D100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7];[Entrada.$A$8:.$C$1606];3;0)) = 1; 0;VLOOKUP([.D10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6</text:p>
          </table:table-cell>
          <table:table-cell/>
          <table:table-cell/>
          <table:table-cell table:style-name="ce5" office:value-type="string">
            <text:p>26,6</text:p>
          </table:table-cell>
          <table:table-cell table:style-name="ce16" table:formula="of:=IF(ISNA(VLOOKUP([.D1008];[Entrada.$A$8:.$B$1605];2;0)) = 1; 0;VLOOKUP([.D1008];[Entrada.$A$8:.$B$1605];2;0))" office:value-type="float" office:value="0">
            <text:p>0</text:p>
          </table:table-cell>
          <table:table-cell table:formula="of:=IF(ISNA(VLOOKUP([.D1008];[Entrada.$A$8:.$D$1605];4;0)) = 1; 0;VLOOKUP([.D100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8];[Entrada.$A$8:.$C$1606];3;0)) = 1; 0;VLOOKUP([.D10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7</text:p>
          </table:table-cell>
          <table:table-cell/>
          <table:table-cell/>
          <table:table-cell table:style-name="ce5" office:value-type="string">
            <text:p>26,7</text:p>
          </table:table-cell>
          <table:table-cell table:style-name="ce16" table:formula="of:=IF(ISNA(VLOOKUP([.D1009];[Entrada.$A$8:.$B$1605];2;0)) = 1; 0;VLOOKUP([.D1009];[Entrada.$A$8:.$B$1605];2;0))" office:value-type="float" office:value="0">
            <text:p>0</text:p>
          </table:table-cell>
          <table:table-cell table:formula="of:=IF(ISNA(VLOOKUP([.D1009];[Entrada.$A$8:.$D$1605];4;0)) = 1; 0;VLOOKUP([.D100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09];[Entrada.$A$8:.$C$1606];3;0)) = 1; 0;VLOOKUP([.D10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8</text:p>
          </table:table-cell>
          <table:table-cell/>
          <table:table-cell/>
          <table:table-cell table:style-name="ce5" office:value-type="string">
            <text:p>26,8</text:p>
          </table:table-cell>
          <table:table-cell table:style-name="ce16" table:formula="of:=IF(ISNA(VLOOKUP([.D1010];[Entrada.$A$8:.$B$1605];2;0)) = 1; 0;VLOOKUP([.D1010];[Entrada.$A$8:.$B$1605];2;0))" office:value-type="float" office:value="0">
            <text:p>0</text:p>
          </table:table-cell>
          <table:table-cell table:formula="of:=IF(ISNA(VLOOKUP([.D1010];[Entrada.$A$8:.$D$1605];4;0)) = 1; 0;VLOOKUP([.D101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0];[Entrada.$A$8:.$C$1606];3;0)) = 1; 0;VLOOKUP([.D10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9</text:p>
          </table:table-cell>
          <table:table-cell/>
          <table:table-cell/>
          <table:table-cell table:style-name="ce5" office:value-type="string">
            <text:p>26,9</text:p>
          </table:table-cell>
          <table:table-cell table:style-name="ce16" table:formula="of:=IF(ISNA(VLOOKUP([.D1011];[Entrada.$A$8:.$B$1605];2;0)) = 1; 0;VLOOKUP([.D1011];[Entrada.$A$8:.$B$1605];2;0))" office:value-type="float" office:value="0">
            <text:p>0</text:p>
          </table:table-cell>
          <table:table-cell table:formula="of:=IF(ISNA(VLOOKUP([.D1011];[Entrada.$A$8:.$D$1605];4;0)) = 1; 0;VLOOKUP([.D101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1];[Entrada.$A$8:.$C$1606];3;0)) = 1; 0;VLOOKUP([.D10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0</text:p>
          </table:table-cell>
          <table:table-cell/>
          <table:table-cell/>
          <table:table-cell table:style-name="ce5" office:value-type="string">
            <text:p>26,10</text:p>
          </table:table-cell>
          <table:table-cell table:style-name="ce16" table:formula="of:=IF(ISNA(VLOOKUP([.D1012];[Entrada.$A$8:.$B$1605];2;0)) = 1; 0;VLOOKUP([.D1012];[Entrada.$A$8:.$B$1605];2;0))" office:value-type="float" office:value="0">
            <text:p>0</text:p>
          </table:table-cell>
          <table:table-cell table:formula="of:=IF(ISNA(VLOOKUP([.D1012];[Entrada.$A$8:.$D$1605];4;0)) = 1; 0;VLOOKUP([.D101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2];[Entrada.$A$8:.$C$1606];3;0)) = 1; 0;VLOOKUP([.D10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1</text:p>
          </table:table-cell>
          <table:table-cell/>
          <table:table-cell/>
          <table:table-cell table:style-name="ce5" office:value-type="string">
            <text:p>26,11</text:p>
          </table:table-cell>
          <table:table-cell table:style-name="ce16" table:formula="of:=IF(ISNA(VLOOKUP([.D1013];[Entrada.$A$8:.$B$1605];2;0)) = 1; 0;VLOOKUP([.D1013];[Entrada.$A$8:.$B$1605];2;0))" office:value-type="float" office:value="0">
            <text:p>0</text:p>
          </table:table-cell>
          <table:table-cell table:formula="of:=IF(ISNA(VLOOKUP([.D1013];[Entrada.$A$8:.$D$1605];4;0)) = 1; 0;VLOOKUP([.D101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3];[Entrada.$A$8:.$C$1606];3;0)) = 1; 0;VLOOKUP([.D10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2</text:p>
          </table:table-cell>
          <table:table-cell/>
          <table:table-cell/>
          <table:table-cell table:style-name="ce5" office:value-type="string">
            <text:p>26,12</text:p>
          </table:table-cell>
          <table:table-cell table:style-name="ce16" table:formula="of:=IF(ISNA(VLOOKUP([.D1014];[Entrada.$A$8:.$B$1605];2;0)) = 1; 0;VLOOKUP([.D1014];[Entrada.$A$8:.$B$1605];2;0))" office:value-type="float" office:value="0">
            <text:p>0</text:p>
          </table:table-cell>
          <table:table-cell table:formula="of:=IF(ISNA(VLOOKUP([.D1014];[Entrada.$A$8:.$D$1605];4;0)) = 1; 0;VLOOKUP([.D101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4];[Entrada.$A$8:.$C$1606];3;0)) = 1; 0;VLOOKUP([.D10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3</text:p>
          </table:table-cell>
          <table:table-cell/>
          <table:table-cell/>
          <table:table-cell table:style-name="ce5" office:value-type="string">
            <text:p>26,13</text:p>
          </table:table-cell>
          <table:table-cell table:style-name="ce16" table:formula="of:=IF(ISNA(VLOOKUP([.D1015];[Entrada.$A$8:.$B$1605];2;0)) = 1; 0;VLOOKUP([.D1015];[Entrada.$A$8:.$B$1605];2;0))" office:value-type="float" office:value="0">
            <text:p>0</text:p>
          </table:table-cell>
          <table:table-cell table:formula="of:=IF(ISNA(VLOOKUP([.D1015];[Entrada.$A$8:.$D$1605];4;0)) = 1; 0;VLOOKUP([.D101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5];[Entrada.$A$8:.$C$1606];3;0)) = 1; 0;VLOOKUP([.D10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4</text:p>
          </table:table-cell>
          <table:table-cell/>
          <table:table-cell/>
          <table:table-cell table:style-name="ce5" office:value-type="string">
            <text:p>26,14</text:p>
          </table:table-cell>
          <table:table-cell table:style-name="ce16" table:formula="of:=IF(ISNA(VLOOKUP([.D1016];[Entrada.$A$8:.$B$1605];2;0)) = 1; 0;VLOOKUP([.D1016];[Entrada.$A$8:.$B$1605];2;0))" office:value-type="float" office:value="0">
            <text:p>0</text:p>
          </table:table-cell>
          <table:table-cell table:formula="of:=IF(ISNA(VLOOKUP([.D1016];[Entrada.$A$8:.$D$1605];4;0)) = 1; 0;VLOOKUP([.D101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6];[Entrada.$A$8:.$C$1606];3;0)) = 1; 0;VLOOKUP([.D10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5</text:p>
          </table:table-cell>
          <table:table-cell/>
          <table:table-cell/>
          <table:table-cell table:style-name="ce5" office:value-type="string">
            <text:p>26,15</text:p>
          </table:table-cell>
          <table:table-cell table:style-name="ce16" table:formula="of:=IF(ISNA(VLOOKUP([.D1017];[Entrada.$A$8:.$B$1605];2;0)) = 1; 0;VLOOKUP([.D1017];[Entrada.$A$8:.$B$1605];2;0))" office:value-type="float" office:value="0">
            <text:p>0</text:p>
          </table:table-cell>
          <table:table-cell table:formula="of:=IF(ISNA(VLOOKUP([.D1017];[Entrada.$A$8:.$D$1605];4;0)) = 1; 0;VLOOKUP([.D101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7];[Entrada.$A$8:.$C$1606];3;0)) = 1; 0;VLOOKUP([.D10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6</text:p>
          </table:table-cell>
          <table:table-cell/>
          <table:table-cell/>
          <table:table-cell table:style-name="ce5" office:value-type="string">
            <text:p>26,16</text:p>
          </table:table-cell>
          <table:table-cell table:style-name="ce16" table:formula="of:=IF(ISNA(VLOOKUP([.D1018];[Entrada.$A$8:.$B$1605];2;0)) = 1; 0;VLOOKUP([.D1018];[Entrada.$A$8:.$B$1605];2;0))" office:value-type="float" office:value="0">
            <text:p>0</text:p>
          </table:table-cell>
          <table:table-cell table:formula="of:=IF(ISNA(VLOOKUP([.D1018];[Entrada.$A$8:.$D$1605];4;0)) = 1; 0;VLOOKUP([.D101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8];[Entrada.$A$8:.$C$1606];3;0)) = 1; 0;VLOOKUP([.D10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7</text:p>
          </table:table-cell>
          <table:table-cell/>
          <table:table-cell/>
          <table:table-cell table:style-name="ce5" office:value-type="string">
            <text:p>26,17</text:p>
          </table:table-cell>
          <table:table-cell table:style-name="ce16" table:formula="of:=IF(ISNA(VLOOKUP([.D1019];[Entrada.$A$8:.$B$1605];2;0)) = 1; 0;VLOOKUP([.D1019];[Entrada.$A$8:.$B$1605];2;0))" office:value-type="float" office:value="0">
            <text:p>0</text:p>
          </table:table-cell>
          <table:table-cell table:formula="of:=IF(ISNA(VLOOKUP([.D1019];[Entrada.$A$8:.$D$1605];4;0)) = 1; 0;VLOOKUP([.D101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19];[Entrada.$A$8:.$C$1606];3;0)) = 1; 0;VLOOKUP([.D10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8</text:p>
          </table:table-cell>
          <table:table-cell/>
          <table:table-cell/>
          <table:table-cell table:style-name="ce5" office:value-type="string">
            <text:p>26,18</text:p>
          </table:table-cell>
          <table:table-cell table:style-name="ce16" table:formula="of:=IF(ISNA(VLOOKUP([.D1020];[Entrada.$A$8:.$B$1605];2;0)) = 1; 0;VLOOKUP([.D1020];[Entrada.$A$8:.$B$1605];2;0))" office:value-type="float" office:value="0">
            <text:p>0</text:p>
          </table:table-cell>
          <table:table-cell table:formula="of:=IF(ISNA(VLOOKUP([.D1020];[Entrada.$A$8:.$D$1605];4;0)) = 1; 0;VLOOKUP([.D102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0];[Entrada.$A$8:.$C$1606];3;0)) = 1; 0;VLOOKUP([.D10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19</text:p>
          </table:table-cell>
          <table:table-cell/>
          <table:table-cell/>
          <table:table-cell table:style-name="ce5" office:value-type="string">
            <text:p>26,19</text:p>
          </table:table-cell>
          <table:table-cell table:style-name="ce16" table:formula="of:=IF(ISNA(VLOOKUP([.D1021];[Entrada.$A$8:.$B$1605];2;0)) = 1; 0;VLOOKUP([.D1021];[Entrada.$A$8:.$B$1605];2;0))" office:value-type="float" office:value="0">
            <text:p>0</text:p>
          </table:table-cell>
          <table:table-cell table:formula="of:=IF(ISNA(VLOOKUP([.D1021];[Entrada.$A$8:.$D$1605];4;0)) = 1; 0;VLOOKUP([.D102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1];[Entrada.$A$8:.$C$1606];3;0)) = 1; 0;VLOOKUP([.D10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0</text:p>
          </table:table-cell>
          <table:table-cell/>
          <table:table-cell/>
          <table:table-cell table:style-name="ce5" office:value-type="string">
            <text:p>26,20</text:p>
          </table:table-cell>
          <table:table-cell table:style-name="ce16" table:formula="of:=IF(ISNA(VLOOKUP([.D1022];[Entrada.$A$8:.$B$1605];2;0)) = 1; 0;VLOOKUP([.D1022];[Entrada.$A$8:.$B$1605];2;0))" office:value-type="float" office:value="0">
            <text:p>0</text:p>
          </table:table-cell>
          <table:table-cell table:formula="of:=IF(ISNA(VLOOKUP([.D1022];[Entrada.$A$8:.$D$1605];4;0)) = 1; 0;VLOOKUP([.D102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2];[Entrada.$A$8:.$C$1606];3;0)) = 1; 0;VLOOKUP([.D10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1</text:p>
          </table:table-cell>
          <table:table-cell/>
          <table:table-cell/>
          <table:table-cell table:style-name="ce5" office:value-type="string">
            <text:p>26,21</text:p>
          </table:table-cell>
          <table:table-cell table:style-name="ce16" table:formula="of:=IF(ISNA(VLOOKUP([.D1023];[Entrada.$A$8:.$B$1605];2;0)) = 1; 0;VLOOKUP([.D1023];[Entrada.$A$8:.$B$1605];2;0))" office:value-type="float" office:value="0">
            <text:p>0</text:p>
          </table:table-cell>
          <table:table-cell table:formula="of:=IF(ISNA(VLOOKUP([.D1023];[Entrada.$A$8:.$D$1605];4;0)) = 1; 0;VLOOKUP([.D102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3];[Entrada.$A$8:.$C$1606];3;0)) = 1; 0;VLOOKUP([.D10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2</text:p>
          </table:table-cell>
          <table:table-cell/>
          <table:table-cell/>
          <table:table-cell table:style-name="ce5" office:value-type="string">
            <text:p>26,22</text:p>
          </table:table-cell>
          <table:table-cell table:style-name="ce16" table:formula="of:=IF(ISNA(VLOOKUP([.D1024];[Entrada.$A$8:.$B$1605];2;0)) = 1; 0;VLOOKUP([.D1024];[Entrada.$A$8:.$B$1605];2;0))" office:value-type="float" office:value="0">
            <text:p>0</text:p>
          </table:table-cell>
          <table:table-cell table:formula="of:=IF(ISNA(VLOOKUP([.D1024];[Entrada.$A$8:.$D$1605];4;0)) = 1; 0;VLOOKUP([.D102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4];[Entrada.$A$8:.$C$1606];3;0)) = 1; 0;VLOOKUP([.D10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3</text:p>
          </table:table-cell>
          <table:table-cell/>
          <table:table-cell/>
          <table:table-cell table:style-name="ce5" office:value-type="string">
            <text:p>26,23</text:p>
          </table:table-cell>
          <table:table-cell table:style-name="ce16" table:formula="of:=IF(ISNA(VLOOKUP([.D1025];[Entrada.$A$8:.$B$1605];2;0)) = 1; 0;VLOOKUP([.D1025];[Entrada.$A$8:.$B$1605];2;0))" office:value-type="float" office:value="0">
            <text:p>0</text:p>
          </table:table-cell>
          <table:table-cell table:formula="of:=IF(ISNA(VLOOKUP([.D1025];[Entrada.$A$8:.$D$1605];4;0)) = 1; 0;VLOOKUP([.D102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5];[Entrada.$A$8:.$C$1606];3;0)) = 1; 0;VLOOKUP([.D10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4</text:p>
          </table:table-cell>
          <table:table-cell/>
          <table:table-cell/>
          <table:table-cell table:style-name="ce5" office:value-type="string">
            <text:p>26,24</text:p>
          </table:table-cell>
          <table:table-cell table:style-name="ce16" table:formula="of:=IF(ISNA(VLOOKUP([.D1026];[Entrada.$A$8:.$B$1605];2;0)) = 1; 0;VLOOKUP([.D1026];[Entrada.$A$8:.$B$1605];2;0))" office:value-type="float" office:value="0">
            <text:p>0</text:p>
          </table:table-cell>
          <table:table-cell table:formula="of:=IF(ISNA(VLOOKUP([.D1026];[Entrada.$A$8:.$D$1605];4;0)) = 1; 0;VLOOKUP([.D102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6];[Entrada.$A$8:.$C$1606];3;0)) = 1; 0;VLOOKUP([.D10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5</text:p>
          </table:table-cell>
          <table:table-cell/>
          <table:table-cell/>
          <table:table-cell table:style-name="ce5" office:value-type="string">
            <text:p>26,25</text:p>
          </table:table-cell>
          <table:table-cell table:style-name="ce16" table:formula="of:=IF(ISNA(VLOOKUP([.D1027];[Entrada.$A$8:.$B$1605];2;0)) = 1; 0;VLOOKUP([.D1027];[Entrada.$A$8:.$B$1605];2;0))" office:value-type="float" office:value="0">
            <text:p>0</text:p>
          </table:table-cell>
          <table:table-cell table:formula="of:=IF(ISNA(VLOOKUP([.D1027];[Entrada.$A$8:.$D$1605];4;0)) = 1; 0;VLOOKUP([.D102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7];[Entrada.$A$8:.$C$1606];3;0)) = 1; 0;VLOOKUP([.D10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6</text:p>
          </table:table-cell>
          <table:table-cell/>
          <table:table-cell/>
          <table:table-cell table:style-name="ce5" office:value-type="string">
            <text:p>26,26</text:p>
          </table:table-cell>
          <table:table-cell table:style-name="ce16" table:formula="of:=IF(ISNA(VLOOKUP([.D1028];[Entrada.$A$8:.$B$1605];2;0)) = 1; 0;VLOOKUP([.D1028];[Entrada.$A$8:.$B$1605];2;0))" office:value-type="float" office:value="0">
            <text:p>0</text:p>
          </table:table-cell>
          <table:table-cell table:formula="of:=IF(ISNA(VLOOKUP([.D1028];[Entrada.$A$8:.$D$1605];4;0)) = 1; 0;VLOOKUP([.D102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8];[Entrada.$A$8:.$C$1606];3;0)) = 1; 0;VLOOKUP([.D10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7</text:p>
          </table:table-cell>
          <table:table-cell/>
          <table:table-cell/>
          <table:table-cell table:style-name="ce5" office:value-type="string">
            <text:p>26,27</text:p>
          </table:table-cell>
          <table:table-cell table:style-name="ce16" table:formula="of:=IF(ISNA(VLOOKUP([.D1029];[Entrada.$A$8:.$B$1605];2;0)) = 1; 0;VLOOKUP([.D1029];[Entrada.$A$8:.$B$1605];2;0))" office:value-type="float" office:value="0">
            <text:p>0</text:p>
          </table:table-cell>
          <table:table-cell table:formula="of:=IF(ISNA(VLOOKUP([.D1029];[Entrada.$A$8:.$D$1605];4;0)) = 1; 0;VLOOKUP([.D102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29];[Entrada.$A$8:.$C$1606];3;0)) = 1; 0;VLOOKUP([.D10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8</text:p>
          </table:table-cell>
          <table:table-cell/>
          <table:table-cell/>
          <table:table-cell table:style-name="ce5" office:value-type="string">
            <text:p>26,28</text:p>
          </table:table-cell>
          <table:table-cell table:style-name="ce16" table:formula="of:=IF(ISNA(VLOOKUP([.D1030];[Entrada.$A$8:.$B$1605];2;0)) = 1; 0;VLOOKUP([.D1030];[Entrada.$A$8:.$B$1605];2;0))" office:value-type="float" office:value="0">
            <text:p>0</text:p>
          </table:table-cell>
          <table:table-cell table:formula="of:=IF(ISNA(VLOOKUP([.D1030];[Entrada.$A$8:.$D$1605];4;0)) = 1; 0;VLOOKUP([.D103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0];[Entrada.$A$8:.$C$1606];3;0)) = 1; 0;VLOOKUP([.D10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29</text:p>
          </table:table-cell>
          <table:table-cell/>
          <table:table-cell/>
          <table:table-cell table:style-name="ce5" office:value-type="string">
            <text:p>26,29</text:p>
          </table:table-cell>
          <table:table-cell table:style-name="ce16" table:formula="of:=IF(ISNA(VLOOKUP([.D1031];[Entrada.$A$8:.$B$1605];2;0)) = 1; 0;VLOOKUP([.D1031];[Entrada.$A$8:.$B$1605];2;0))" office:value-type="float" office:value="0">
            <text:p>0</text:p>
          </table:table-cell>
          <table:table-cell table:formula="of:=IF(ISNA(VLOOKUP([.D1031];[Entrada.$A$8:.$D$1605];4;0)) = 1; 0;VLOOKUP([.D103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1];[Entrada.$A$8:.$C$1606];3;0)) = 1; 0;VLOOKUP([.D10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0</text:p>
          </table:table-cell>
          <table:table-cell/>
          <table:table-cell/>
          <table:table-cell table:style-name="ce5" office:value-type="string">
            <text:p>26,30</text:p>
          </table:table-cell>
          <table:table-cell table:style-name="ce16" table:formula="of:=IF(ISNA(VLOOKUP([.D1032];[Entrada.$A$8:.$B$1605];2;0)) = 1; 0;VLOOKUP([.D1032];[Entrada.$A$8:.$B$1605];2;0))" office:value-type="float" office:value="0">
            <text:p>0</text:p>
          </table:table-cell>
          <table:table-cell table:formula="of:=IF(ISNA(VLOOKUP([.D1032];[Entrada.$A$8:.$D$1605];4;0)) = 1; 0;VLOOKUP([.D103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2];[Entrada.$A$8:.$C$1606];3;0)) = 1; 0;VLOOKUP([.D10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1</text:p>
          </table:table-cell>
          <table:table-cell/>
          <table:table-cell/>
          <table:table-cell table:style-name="ce5" office:value-type="string">
            <text:p>26,31</text:p>
          </table:table-cell>
          <table:table-cell table:style-name="ce16" table:formula="of:=IF(ISNA(VLOOKUP([.D1033];[Entrada.$A$8:.$B$1605];2;0)) = 1; 0;VLOOKUP([.D1033];[Entrada.$A$8:.$B$1605];2;0))" office:value-type="float" office:value="0">
            <text:p>0</text:p>
          </table:table-cell>
          <table:table-cell table:formula="of:=IF(ISNA(VLOOKUP([.D1033];[Entrada.$A$8:.$D$1605];4;0)) = 1; 0;VLOOKUP([.D103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3];[Entrada.$A$8:.$C$1606];3;0)) = 1; 0;VLOOKUP([.D10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2</text:p>
          </table:table-cell>
          <table:table-cell/>
          <table:table-cell/>
          <table:table-cell table:style-name="ce5" office:value-type="string">
            <text:p>26,32</text:p>
          </table:table-cell>
          <table:table-cell table:style-name="ce16" table:formula="of:=IF(ISNA(VLOOKUP([.D1034];[Entrada.$A$8:.$B$1605];2;0)) = 1; 0;VLOOKUP([.D1034];[Entrada.$A$8:.$B$1605];2;0))" office:value-type="float" office:value="0">
            <text:p>0</text:p>
          </table:table-cell>
          <table:table-cell table:formula="of:=IF(ISNA(VLOOKUP([.D1034];[Entrada.$A$8:.$D$1605];4;0)) = 1; 0;VLOOKUP([.D103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4];[Entrada.$A$8:.$C$1606];3;0)) = 1; 0;VLOOKUP([.D10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3</text:p>
          </table:table-cell>
          <table:table-cell/>
          <table:table-cell/>
          <table:table-cell table:style-name="ce5" office:value-type="string">
            <text:p>26,33</text:p>
          </table:table-cell>
          <table:table-cell table:style-name="ce16" table:formula="of:=IF(ISNA(VLOOKUP([.D1035];[Entrada.$A$8:.$B$1605];2;0)) = 1; 0;VLOOKUP([.D1035];[Entrada.$A$8:.$B$1605];2;0))" office:value-type="float" office:value="0">
            <text:p>0</text:p>
          </table:table-cell>
          <table:table-cell table:formula="of:=IF(ISNA(VLOOKUP([.D1035];[Entrada.$A$8:.$D$1605];4;0)) = 1; 0;VLOOKUP([.D103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5];[Entrada.$A$8:.$C$1606];3;0)) = 1; 0;VLOOKUP([.D10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4</text:p>
          </table:table-cell>
          <table:table-cell/>
          <table:table-cell/>
          <table:table-cell table:style-name="ce5" office:value-type="string">
            <text:p>26,34</text:p>
          </table:table-cell>
          <table:table-cell table:style-name="ce16" table:formula="of:=IF(ISNA(VLOOKUP([.D1036];[Entrada.$A$8:.$B$1605];2;0)) = 1; 0;VLOOKUP([.D1036];[Entrada.$A$8:.$B$1605];2;0))" office:value-type="float" office:value="0">
            <text:p>0</text:p>
          </table:table-cell>
          <table:table-cell table:formula="of:=IF(ISNA(VLOOKUP([.D1036];[Entrada.$A$8:.$D$1605];4;0)) = 1; 0;VLOOKUP([.D103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6];[Entrada.$A$8:.$C$1606];3;0)) = 1; 0;VLOOKUP([.D10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5</text:p>
          </table:table-cell>
          <table:table-cell/>
          <table:table-cell/>
          <table:table-cell table:style-name="ce5" office:value-type="string">
            <text:p>26,35</text:p>
          </table:table-cell>
          <table:table-cell table:style-name="ce16" table:formula="of:=IF(ISNA(VLOOKUP([.D1037];[Entrada.$A$8:.$B$1605];2;0)) = 1; 0;VLOOKUP([.D1037];[Entrada.$A$8:.$B$1605];2;0))" office:value-type="float" office:value="0">
            <text:p>0</text:p>
          </table:table-cell>
          <table:table-cell table:formula="of:=IF(ISNA(VLOOKUP([.D1037];[Entrada.$A$8:.$D$1605];4;0)) = 1; 0;VLOOKUP([.D103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7];[Entrada.$A$8:.$C$1606];3;0)) = 1; 0;VLOOKUP([.D10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6</text:p>
          </table:table-cell>
          <table:table-cell/>
          <table:table-cell/>
          <table:table-cell table:style-name="ce5" office:value-type="string">
            <text:p>26,36</text:p>
          </table:table-cell>
          <table:table-cell table:style-name="ce16" table:formula="of:=IF(ISNA(VLOOKUP([.D1038];[Entrada.$A$8:.$B$1605];2;0)) = 1; 0;VLOOKUP([.D1038];[Entrada.$A$8:.$B$1605];2;0))" office:value-type="float" office:value="0">
            <text:p>0</text:p>
          </table:table-cell>
          <table:table-cell table:formula="of:=IF(ISNA(VLOOKUP([.D1038];[Entrada.$A$8:.$D$1605];4;0)) = 1; 0;VLOOKUP([.D103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8];[Entrada.$A$8:.$C$1606];3;0)) = 1; 0;VLOOKUP([.D10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7</text:p>
          </table:table-cell>
          <table:table-cell/>
          <table:table-cell/>
          <table:table-cell table:style-name="ce5" office:value-type="string">
            <text:p>26,37</text:p>
          </table:table-cell>
          <table:table-cell table:style-name="ce16" table:formula="of:=IF(ISNA(VLOOKUP([.D1039];[Entrada.$A$8:.$B$1605];2;0)) = 1; 0;VLOOKUP([.D1039];[Entrada.$A$8:.$B$1605];2;0))" office:value-type="float" office:value="0">
            <text:p>0</text:p>
          </table:table-cell>
          <table:table-cell table:formula="of:=IF(ISNA(VLOOKUP([.D1039];[Entrada.$A$8:.$D$1605];4;0)) = 1; 0;VLOOKUP([.D103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39];[Entrada.$A$8:.$C$1606];3;0)) = 1; 0;VLOOKUP([.D10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8</text:p>
          </table:table-cell>
          <table:table-cell/>
          <table:table-cell/>
          <table:table-cell table:style-name="ce5" office:value-type="string">
            <text:p>26,38</text:p>
          </table:table-cell>
          <table:table-cell table:style-name="ce16" table:formula="of:=IF(ISNA(VLOOKUP([.D1040];[Entrada.$A$8:.$B$1605];2;0)) = 1; 0;VLOOKUP([.D1040];[Entrada.$A$8:.$B$1605];2;0))" office:value-type="float" office:value="0">
            <text:p>0</text:p>
          </table:table-cell>
          <table:table-cell table:formula="of:=IF(ISNA(VLOOKUP([.D1040];[Entrada.$A$8:.$D$1605];4;0)) = 1; 0;VLOOKUP([.D104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0];[Entrada.$A$8:.$C$1606];3;0)) = 1; 0;VLOOKUP([.D10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39</text:p>
          </table:table-cell>
          <table:table-cell/>
          <table:table-cell/>
          <table:table-cell table:style-name="ce5" office:value-type="string">
            <text:p>26,39</text:p>
          </table:table-cell>
          <table:table-cell table:style-name="ce16" table:formula="of:=IF(ISNA(VLOOKUP([.D1041];[Entrada.$A$8:.$B$1605];2;0)) = 1; 0;VLOOKUP([.D1041];[Entrada.$A$8:.$B$1605];2;0))" office:value-type="float" office:value="0">
            <text:p>0</text:p>
          </table:table-cell>
          <table:table-cell table:formula="of:=IF(ISNA(VLOOKUP([.D1041];[Entrada.$A$8:.$D$1605];4;0)) = 1; 0;VLOOKUP([.D104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1];[Entrada.$A$8:.$C$1606];3;0)) = 1; 0;VLOOKUP([.D10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6,40</text:p>
          </table:table-cell>
          <table:table-cell/>
          <table:table-cell/>
          <table:table-cell table:style-name="ce5" office:value-type="string">
            <text:p>26,40</text:p>
          </table:table-cell>
          <table:table-cell table:style-name="ce16" table:formula="of:=IF(ISNA(VLOOKUP([.D1042];[Entrada.$A$8:.$B$1605];2;0)) = 1; 0;VLOOKUP([.D1042];[Entrada.$A$8:.$B$1605];2;0))" office:value-type="float" office:value="0">
            <text:p>0</text:p>
          </table:table-cell>
          <table:table-cell table:formula="of:=IF(ISNA(VLOOKUP([.D1042];[Entrada.$A$8:.$D$1605];4;0)) = 1; 0;VLOOKUP([.D104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2];[Entrada.$A$8:.$C$1606];3;0)) = 1; 0;VLOOKUP([.D10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</text:p>
          </table:table-cell>
          <table:table-cell/>
          <table:table-cell/>
          <table:table-cell table:style-name="ce5" office:value-type="string">
            <text:p>27,1</text:p>
          </table:table-cell>
          <table:table-cell table:style-name="ce16" table:formula="of:=IF(ISNA(VLOOKUP([.D1043];[Entrada.$A$8:.$B$1605];2;0)) = 1; 0;VLOOKUP([.D1043];[Entrada.$A$8:.$B$1605];2;0))" office:value-type="float" office:value="0">
            <text:p>0</text:p>
          </table:table-cell>
          <table:table-cell table:formula="of:=IF(ISNA(VLOOKUP([.D1043];[Entrada.$A$8:.$D$1605];4;0)) = 1; 0;VLOOKUP([.D104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3];[Entrada.$A$8:.$C$1606];3;0)) = 1; 0;VLOOKUP([.D10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</text:p>
          </table:table-cell>
          <table:table-cell/>
          <table:table-cell/>
          <table:table-cell table:style-name="ce5" office:value-type="string">
            <text:p>27,2</text:p>
          </table:table-cell>
          <table:table-cell table:style-name="ce16" table:formula="of:=IF(ISNA(VLOOKUP([.D1044];[Entrada.$A$8:.$B$1605];2;0)) = 1; 0;VLOOKUP([.D1044];[Entrada.$A$8:.$B$1605];2;0))" office:value-type="float" office:value="0">
            <text:p>0</text:p>
          </table:table-cell>
          <table:table-cell table:formula="of:=IF(ISNA(VLOOKUP([.D1044];[Entrada.$A$8:.$D$1605];4;0)) = 1; 0;VLOOKUP([.D104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4];[Entrada.$A$8:.$C$1606];3;0)) = 1; 0;VLOOKUP([.D10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</text:p>
          </table:table-cell>
          <table:table-cell/>
          <table:table-cell/>
          <table:table-cell table:style-name="ce5" office:value-type="string">
            <text:p>27,3</text:p>
          </table:table-cell>
          <table:table-cell table:style-name="ce16" table:formula="of:=IF(ISNA(VLOOKUP([.D1045];[Entrada.$A$8:.$B$1605];2;0)) = 1; 0;VLOOKUP([.D1045];[Entrada.$A$8:.$B$1605];2;0))" office:value-type="float" office:value="0">
            <text:p>0</text:p>
          </table:table-cell>
          <table:table-cell table:formula="of:=IF(ISNA(VLOOKUP([.D1045];[Entrada.$A$8:.$D$1605];4;0)) = 1; 0;VLOOKUP([.D104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5];[Entrada.$A$8:.$C$1606];3;0)) = 1; 0;VLOOKUP([.D10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4</text:p>
          </table:table-cell>
          <table:table-cell/>
          <table:table-cell/>
          <table:table-cell table:style-name="ce5" office:value-type="string">
            <text:p>27,4</text:p>
          </table:table-cell>
          <table:table-cell table:style-name="ce16" table:formula="of:=IF(ISNA(VLOOKUP([.D1046];[Entrada.$A$8:.$B$1605];2;0)) = 1; 0;VLOOKUP([.D1046];[Entrada.$A$8:.$B$1605];2;0))" office:value-type="float" office:value="0">
            <text:p>0</text:p>
          </table:table-cell>
          <table:table-cell table:formula="of:=IF(ISNA(VLOOKUP([.D1046];[Entrada.$A$8:.$D$1605];4;0)) = 1; 0;VLOOKUP([.D104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6];[Entrada.$A$8:.$C$1606];3;0)) = 1; 0;VLOOKUP([.D10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5</text:p>
          </table:table-cell>
          <table:table-cell/>
          <table:table-cell/>
          <table:table-cell table:style-name="ce5" office:value-type="string">
            <text:p>27,5</text:p>
          </table:table-cell>
          <table:table-cell table:style-name="ce16" table:formula="of:=IF(ISNA(VLOOKUP([.D1047];[Entrada.$A$8:.$B$1605];2;0)) = 1; 0;VLOOKUP([.D1047];[Entrada.$A$8:.$B$1605];2;0))" office:value-type="float" office:value="0">
            <text:p>0</text:p>
          </table:table-cell>
          <table:table-cell table:formula="of:=IF(ISNA(VLOOKUP([.D1047];[Entrada.$A$8:.$D$1605];4;0)) = 1; 0;VLOOKUP([.D104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7];[Entrada.$A$8:.$C$1606];3;0)) = 1; 0;VLOOKUP([.D10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6</text:p>
          </table:table-cell>
          <table:table-cell/>
          <table:table-cell/>
          <table:table-cell table:style-name="ce5" office:value-type="string">
            <text:p>27,6</text:p>
          </table:table-cell>
          <table:table-cell table:style-name="ce16" table:formula="of:=IF(ISNA(VLOOKUP([.D1048];[Entrada.$A$8:.$B$1605];2;0)) = 1; 0;VLOOKUP([.D1048];[Entrada.$A$8:.$B$1605];2;0))" office:value-type="float" office:value="0">
            <text:p>0</text:p>
          </table:table-cell>
          <table:table-cell table:formula="of:=IF(ISNA(VLOOKUP([.D1048];[Entrada.$A$8:.$D$1605];4;0)) = 1; 0;VLOOKUP([.D104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8];[Entrada.$A$8:.$C$1606];3;0)) = 1; 0;VLOOKUP([.D10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7</text:p>
          </table:table-cell>
          <table:table-cell/>
          <table:table-cell/>
          <table:table-cell table:style-name="ce5" office:value-type="string">
            <text:p>27,7</text:p>
          </table:table-cell>
          <table:table-cell table:style-name="ce16" table:formula="of:=IF(ISNA(VLOOKUP([.D1049];[Entrada.$A$8:.$B$1605];2;0)) = 1; 0;VLOOKUP([.D1049];[Entrada.$A$8:.$B$1605];2;0))" office:value-type="float" office:value="0">
            <text:p>0</text:p>
          </table:table-cell>
          <table:table-cell table:formula="of:=IF(ISNA(VLOOKUP([.D1049];[Entrada.$A$8:.$D$1605];4;0)) = 1; 0;VLOOKUP([.D104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49];[Entrada.$A$8:.$C$1606];3;0)) = 1; 0;VLOOKUP([.D10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8</text:p>
          </table:table-cell>
          <table:table-cell/>
          <table:table-cell/>
          <table:table-cell table:style-name="ce5" office:value-type="string">
            <text:p>27,8</text:p>
          </table:table-cell>
          <table:table-cell table:style-name="ce16" table:formula="of:=IF(ISNA(VLOOKUP([.D1050];[Entrada.$A$8:.$B$1605];2;0)) = 1; 0;VLOOKUP([.D1050];[Entrada.$A$8:.$B$1605];2;0))" office:value-type="float" office:value="0">
            <text:p>0</text:p>
          </table:table-cell>
          <table:table-cell table:formula="of:=IF(ISNA(VLOOKUP([.D1050];[Entrada.$A$8:.$D$1605];4;0)) = 1; 0;VLOOKUP([.D105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0];[Entrada.$A$8:.$C$1606];3;0)) = 1; 0;VLOOKUP([.D10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9</text:p>
          </table:table-cell>
          <table:table-cell/>
          <table:table-cell/>
          <table:table-cell table:style-name="ce5" office:value-type="string">
            <text:p>27,9</text:p>
          </table:table-cell>
          <table:table-cell table:style-name="ce16" table:formula="of:=IF(ISNA(VLOOKUP([.D1051];[Entrada.$A$8:.$B$1605];2;0)) = 1; 0;VLOOKUP([.D1051];[Entrada.$A$8:.$B$1605];2;0))" office:value-type="float" office:value="0">
            <text:p>0</text:p>
          </table:table-cell>
          <table:table-cell table:formula="of:=IF(ISNA(VLOOKUP([.D1051];[Entrada.$A$8:.$D$1605];4;0)) = 1; 0;VLOOKUP([.D105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1];[Entrada.$A$8:.$C$1606];3;0)) = 1; 0;VLOOKUP([.D10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0</text:p>
          </table:table-cell>
          <table:table-cell/>
          <table:table-cell/>
          <table:table-cell table:style-name="ce5" office:value-type="string">
            <text:p>27,10</text:p>
          </table:table-cell>
          <table:table-cell table:style-name="ce16" table:formula="of:=IF(ISNA(VLOOKUP([.D1052];[Entrada.$A$8:.$B$1605];2;0)) = 1; 0;VLOOKUP([.D1052];[Entrada.$A$8:.$B$1605];2;0))" office:value-type="float" office:value="0">
            <text:p>0</text:p>
          </table:table-cell>
          <table:table-cell table:formula="of:=IF(ISNA(VLOOKUP([.D1052];[Entrada.$A$8:.$D$1605];4;0)) = 1; 0;VLOOKUP([.D105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2];[Entrada.$A$8:.$C$1606];3;0)) = 1; 0;VLOOKUP([.D10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1</text:p>
          </table:table-cell>
          <table:table-cell/>
          <table:table-cell/>
          <table:table-cell table:style-name="ce5" office:value-type="string">
            <text:p>27,11</text:p>
          </table:table-cell>
          <table:table-cell table:style-name="ce16" table:formula="of:=IF(ISNA(VLOOKUP([.D1053];[Entrada.$A$8:.$B$1605];2;0)) = 1; 0;VLOOKUP([.D1053];[Entrada.$A$8:.$B$1605];2;0))" office:value-type="float" office:value="0">
            <text:p>0</text:p>
          </table:table-cell>
          <table:table-cell table:formula="of:=IF(ISNA(VLOOKUP([.D1053];[Entrada.$A$8:.$D$1605];4;0)) = 1; 0;VLOOKUP([.D105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3];[Entrada.$A$8:.$C$1606];3;0)) = 1; 0;VLOOKUP([.D10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2</text:p>
          </table:table-cell>
          <table:table-cell/>
          <table:table-cell/>
          <table:table-cell table:style-name="ce5" office:value-type="string">
            <text:p>27,12</text:p>
          </table:table-cell>
          <table:table-cell table:style-name="ce16" table:formula="of:=IF(ISNA(VLOOKUP([.D1054];[Entrada.$A$8:.$B$1605];2;0)) = 1; 0;VLOOKUP([.D1054];[Entrada.$A$8:.$B$1605];2;0))" office:value-type="float" office:value="0">
            <text:p>0</text:p>
          </table:table-cell>
          <table:table-cell table:formula="of:=IF(ISNA(VLOOKUP([.D1054];[Entrada.$A$8:.$D$1605];4;0)) = 1; 0;VLOOKUP([.D105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4];[Entrada.$A$8:.$C$1606];3;0)) = 1; 0;VLOOKUP([.D10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3</text:p>
          </table:table-cell>
          <table:table-cell/>
          <table:table-cell/>
          <table:table-cell table:style-name="ce5" office:value-type="string">
            <text:p>27,13</text:p>
          </table:table-cell>
          <table:table-cell table:style-name="ce16" table:formula="of:=IF(ISNA(VLOOKUP([.D1055];[Entrada.$A$8:.$B$1605];2;0)) = 1; 0;VLOOKUP([.D1055];[Entrada.$A$8:.$B$1605];2;0))" office:value-type="float" office:value="0">
            <text:p>0</text:p>
          </table:table-cell>
          <table:table-cell table:formula="of:=IF(ISNA(VLOOKUP([.D1055];[Entrada.$A$8:.$D$1605];4;0)) = 1; 0;VLOOKUP([.D105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5];[Entrada.$A$8:.$C$1606];3;0)) = 1; 0;VLOOKUP([.D10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4</text:p>
          </table:table-cell>
          <table:table-cell/>
          <table:table-cell/>
          <table:table-cell table:style-name="ce5" office:value-type="string">
            <text:p>27,14</text:p>
          </table:table-cell>
          <table:table-cell table:style-name="ce16" table:formula="of:=IF(ISNA(VLOOKUP([.D1056];[Entrada.$A$8:.$B$1605];2;0)) = 1; 0;VLOOKUP([.D1056];[Entrada.$A$8:.$B$1605];2;0))" office:value-type="float" office:value="0">
            <text:p>0</text:p>
          </table:table-cell>
          <table:table-cell table:formula="of:=IF(ISNA(VLOOKUP([.D1056];[Entrada.$A$8:.$D$1605];4;0)) = 1; 0;VLOOKUP([.D105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6];[Entrada.$A$8:.$C$1606];3;0)) = 1; 0;VLOOKUP([.D10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5</text:p>
          </table:table-cell>
          <table:table-cell/>
          <table:table-cell/>
          <table:table-cell table:style-name="ce5" office:value-type="string">
            <text:p>27,15</text:p>
          </table:table-cell>
          <table:table-cell table:style-name="ce16" table:formula="of:=IF(ISNA(VLOOKUP([.D1057];[Entrada.$A$8:.$B$1605];2;0)) = 1; 0;VLOOKUP([.D1057];[Entrada.$A$8:.$B$1605];2;0))" office:value-type="float" office:value="0">
            <text:p>0</text:p>
          </table:table-cell>
          <table:table-cell table:formula="of:=IF(ISNA(VLOOKUP([.D1057];[Entrada.$A$8:.$D$1605];4;0)) = 1; 0;VLOOKUP([.D105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7];[Entrada.$A$8:.$C$1606];3;0)) = 1; 0;VLOOKUP([.D10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6</text:p>
          </table:table-cell>
          <table:table-cell/>
          <table:table-cell/>
          <table:table-cell table:style-name="ce5" office:value-type="string">
            <text:p>27,16</text:p>
          </table:table-cell>
          <table:table-cell table:style-name="ce16" table:formula="of:=IF(ISNA(VLOOKUP([.D1058];[Entrada.$A$8:.$B$1605];2;0)) = 1; 0;VLOOKUP([.D1058];[Entrada.$A$8:.$B$1605];2;0))" office:value-type="float" office:value="0">
            <text:p>0</text:p>
          </table:table-cell>
          <table:table-cell table:formula="of:=IF(ISNA(VLOOKUP([.D1058];[Entrada.$A$8:.$D$1605];4;0)) = 1; 0;VLOOKUP([.D105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8];[Entrada.$A$8:.$C$1606];3;0)) = 1; 0;VLOOKUP([.D10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7</text:p>
          </table:table-cell>
          <table:table-cell/>
          <table:table-cell/>
          <table:table-cell table:style-name="ce5" office:value-type="string">
            <text:p>27,17</text:p>
          </table:table-cell>
          <table:table-cell table:style-name="ce16" table:formula="of:=IF(ISNA(VLOOKUP([.D1059];[Entrada.$A$8:.$B$1605];2;0)) = 1; 0;VLOOKUP([.D1059];[Entrada.$A$8:.$B$1605];2;0))" office:value-type="float" office:value="0">
            <text:p>0</text:p>
          </table:table-cell>
          <table:table-cell table:formula="of:=IF(ISNA(VLOOKUP([.D1059];[Entrada.$A$8:.$D$1605];4;0)) = 1; 0;VLOOKUP([.D105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59];[Entrada.$A$8:.$C$1606];3;0)) = 1; 0;VLOOKUP([.D10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8</text:p>
          </table:table-cell>
          <table:table-cell/>
          <table:table-cell/>
          <table:table-cell table:style-name="ce5" office:value-type="string">
            <text:p>27,18</text:p>
          </table:table-cell>
          <table:table-cell table:style-name="ce16" table:formula="of:=IF(ISNA(VLOOKUP([.D1060];[Entrada.$A$8:.$B$1605];2;0)) = 1; 0;VLOOKUP([.D1060];[Entrada.$A$8:.$B$1605];2;0))" office:value-type="float" office:value="0">
            <text:p>0</text:p>
          </table:table-cell>
          <table:table-cell table:formula="of:=IF(ISNA(VLOOKUP([.D1060];[Entrada.$A$8:.$D$1605];4;0)) = 1; 0;VLOOKUP([.D106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0];[Entrada.$A$8:.$C$1606];3;0)) = 1; 0;VLOOKUP([.D10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19</text:p>
          </table:table-cell>
          <table:table-cell/>
          <table:table-cell/>
          <table:table-cell table:style-name="ce5" office:value-type="string">
            <text:p>27,19</text:p>
          </table:table-cell>
          <table:table-cell table:style-name="ce16" table:formula="of:=IF(ISNA(VLOOKUP([.D1061];[Entrada.$A$8:.$B$1605];2;0)) = 1; 0;VLOOKUP([.D1061];[Entrada.$A$8:.$B$1605];2;0))" office:value-type="float" office:value="0">
            <text:p>0</text:p>
          </table:table-cell>
          <table:table-cell table:formula="of:=IF(ISNA(VLOOKUP([.D1061];[Entrada.$A$8:.$D$1605];4;0)) = 1; 0;VLOOKUP([.D106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1];[Entrada.$A$8:.$C$1606];3;0)) = 1; 0;VLOOKUP([.D10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0</text:p>
          </table:table-cell>
          <table:table-cell/>
          <table:table-cell/>
          <table:table-cell table:style-name="ce5" office:value-type="string">
            <text:p>27,20</text:p>
          </table:table-cell>
          <table:table-cell table:style-name="ce16" table:formula="of:=IF(ISNA(VLOOKUP([.D1062];[Entrada.$A$8:.$B$1605];2;0)) = 1; 0;VLOOKUP([.D1062];[Entrada.$A$8:.$B$1605];2;0))" office:value-type="float" office:value="0">
            <text:p>0</text:p>
          </table:table-cell>
          <table:table-cell table:formula="of:=IF(ISNA(VLOOKUP([.D1062];[Entrada.$A$8:.$D$1605];4;0)) = 1; 0;VLOOKUP([.D106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2];[Entrada.$A$8:.$C$1606];3;0)) = 1; 0;VLOOKUP([.D10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1</text:p>
          </table:table-cell>
          <table:table-cell/>
          <table:table-cell/>
          <table:table-cell table:style-name="ce5" office:value-type="string">
            <text:p>27,21</text:p>
          </table:table-cell>
          <table:table-cell table:style-name="ce16" table:formula="of:=IF(ISNA(VLOOKUP([.D1063];[Entrada.$A$8:.$B$1605];2;0)) = 1; 0;VLOOKUP([.D1063];[Entrada.$A$8:.$B$1605];2;0))" office:value-type="float" office:value="0">
            <text:p>0</text:p>
          </table:table-cell>
          <table:table-cell table:formula="of:=IF(ISNA(VLOOKUP([.D1063];[Entrada.$A$8:.$D$1605];4;0)) = 1; 0;VLOOKUP([.D106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3];[Entrada.$A$8:.$C$1606];3;0)) = 1; 0;VLOOKUP([.D10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2</text:p>
          </table:table-cell>
          <table:table-cell/>
          <table:table-cell/>
          <table:table-cell table:style-name="ce5" office:value-type="string">
            <text:p>27,22</text:p>
          </table:table-cell>
          <table:table-cell table:style-name="ce16" table:formula="of:=IF(ISNA(VLOOKUP([.D1064];[Entrada.$A$8:.$B$1605];2;0)) = 1; 0;VLOOKUP([.D1064];[Entrada.$A$8:.$B$1605];2;0))" office:value-type="float" office:value="0">
            <text:p>0</text:p>
          </table:table-cell>
          <table:table-cell table:formula="of:=IF(ISNA(VLOOKUP([.D1064];[Entrada.$A$8:.$D$1605];4;0)) = 1; 0;VLOOKUP([.D106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4];[Entrada.$A$8:.$C$1606];3;0)) = 1; 0;VLOOKUP([.D10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3</text:p>
          </table:table-cell>
          <table:table-cell/>
          <table:table-cell/>
          <table:table-cell table:style-name="ce5" office:value-type="string">
            <text:p>27,23</text:p>
          </table:table-cell>
          <table:table-cell table:style-name="ce16" table:formula="of:=IF(ISNA(VLOOKUP([.D1065];[Entrada.$A$8:.$B$1605];2;0)) = 1; 0;VLOOKUP([.D1065];[Entrada.$A$8:.$B$1605];2;0))" office:value-type="float" office:value="0">
            <text:p>0</text:p>
          </table:table-cell>
          <table:table-cell table:formula="of:=IF(ISNA(VLOOKUP([.D1065];[Entrada.$A$8:.$D$1605];4;0)) = 1; 0;VLOOKUP([.D106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5];[Entrada.$A$8:.$C$1606];3;0)) = 1; 0;VLOOKUP([.D10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4</text:p>
          </table:table-cell>
          <table:table-cell/>
          <table:table-cell/>
          <table:table-cell table:style-name="ce5" office:value-type="string">
            <text:p>27,24</text:p>
          </table:table-cell>
          <table:table-cell table:style-name="ce16" table:formula="of:=IF(ISNA(VLOOKUP([.D1066];[Entrada.$A$8:.$B$1605];2;0)) = 1; 0;VLOOKUP([.D1066];[Entrada.$A$8:.$B$1605];2;0))" office:value-type="float" office:value="0">
            <text:p>0</text:p>
          </table:table-cell>
          <table:table-cell table:formula="of:=IF(ISNA(VLOOKUP([.D1066];[Entrada.$A$8:.$D$1605];4;0)) = 1; 0;VLOOKUP([.D106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6];[Entrada.$A$8:.$C$1606];3;0)) = 1; 0;VLOOKUP([.D10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5</text:p>
          </table:table-cell>
          <table:table-cell/>
          <table:table-cell/>
          <table:table-cell table:style-name="ce5" office:value-type="string">
            <text:p>27,25</text:p>
          </table:table-cell>
          <table:table-cell table:style-name="ce16" table:formula="of:=IF(ISNA(VLOOKUP([.D1067];[Entrada.$A$8:.$B$1605];2;0)) = 1; 0;VLOOKUP([.D1067];[Entrada.$A$8:.$B$1605];2;0))" office:value-type="float" office:value="0">
            <text:p>0</text:p>
          </table:table-cell>
          <table:table-cell table:formula="of:=IF(ISNA(VLOOKUP([.D1067];[Entrada.$A$8:.$D$1605];4;0)) = 1; 0;VLOOKUP([.D106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7];[Entrada.$A$8:.$C$1606];3;0)) = 1; 0;VLOOKUP([.D10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6</text:p>
          </table:table-cell>
          <table:table-cell/>
          <table:table-cell/>
          <table:table-cell table:style-name="ce5" office:value-type="string">
            <text:p>27,26</text:p>
          </table:table-cell>
          <table:table-cell table:style-name="ce16" table:formula="of:=IF(ISNA(VLOOKUP([.D1068];[Entrada.$A$8:.$B$1605];2;0)) = 1; 0;VLOOKUP([.D1068];[Entrada.$A$8:.$B$1605];2;0))" office:value-type="float" office:value="0">
            <text:p>0</text:p>
          </table:table-cell>
          <table:table-cell table:formula="of:=IF(ISNA(VLOOKUP([.D1068];[Entrada.$A$8:.$D$1605];4;0)) = 1; 0;VLOOKUP([.D106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8];[Entrada.$A$8:.$C$1606];3;0)) = 1; 0;VLOOKUP([.D10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7</text:p>
          </table:table-cell>
          <table:table-cell/>
          <table:table-cell/>
          <table:table-cell table:style-name="ce5" office:value-type="string">
            <text:p>27,27</text:p>
          </table:table-cell>
          <table:table-cell table:style-name="ce16" table:formula="of:=IF(ISNA(VLOOKUP([.D1069];[Entrada.$A$8:.$B$1605];2;0)) = 1; 0;VLOOKUP([.D1069];[Entrada.$A$8:.$B$1605];2;0))" office:value-type="float" office:value="0">
            <text:p>0</text:p>
          </table:table-cell>
          <table:table-cell table:formula="of:=IF(ISNA(VLOOKUP([.D1069];[Entrada.$A$8:.$D$1605];4;0)) = 1; 0;VLOOKUP([.D106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69];[Entrada.$A$8:.$C$1606];3;0)) = 1; 0;VLOOKUP([.D10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8</text:p>
          </table:table-cell>
          <table:table-cell/>
          <table:table-cell/>
          <table:table-cell table:style-name="ce5" office:value-type="string">
            <text:p>27,28</text:p>
          </table:table-cell>
          <table:table-cell table:style-name="ce16" table:formula="of:=IF(ISNA(VLOOKUP([.D1070];[Entrada.$A$8:.$B$1605];2;0)) = 1; 0;VLOOKUP([.D1070];[Entrada.$A$8:.$B$1605];2;0))" office:value-type="float" office:value="0">
            <text:p>0</text:p>
          </table:table-cell>
          <table:table-cell table:formula="of:=IF(ISNA(VLOOKUP([.D1070];[Entrada.$A$8:.$D$1605];4;0)) = 1; 0;VLOOKUP([.D107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0];[Entrada.$A$8:.$C$1606];3;0)) = 1; 0;VLOOKUP([.D10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29</text:p>
          </table:table-cell>
          <table:table-cell/>
          <table:table-cell/>
          <table:table-cell table:style-name="ce5" office:value-type="string">
            <text:p>27,29</text:p>
          </table:table-cell>
          <table:table-cell table:style-name="ce16" table:formula="of:=IF(ISNA(VLOOKUP([.D1071];[Entrada.$A$8:.$B$1605];2;0)) = 1; 0;VLOOKUP([.D1071];[Entrada.$A$8:.$B$1605];2;0))" office:value-type="float" office:value="0">
            <text:p>0</text:p>
          </table:table-cell>
          <table:table-cell table:formula="of:=IF(ISNA(VLOOKUP([.D1071];[Entrada.$A$8:.$D$1605];4;0)) = 1; 0;VLOOKUP([.D107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1];[Entrada.$A$8:.$C$1606];3;0)) = 1; 0;VLOOKUP([.D10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0</text:p>
          </table:table-cell>
          <table:table-cell/>
          <table:table-cell/>
          <table:table-cell table:style-name="ce5" office:value-type="string">
            <text:p>27,30</text:p>
          </table:table-cell>
          <table:table-cell table:style-name="ce16" table:formula="of:=IF(ISNA(VLOOKUP([.D1072];[Entrada.$A$8:.$B$1605];2;0)) = 1; 0;VLOOKUP([.D1072];[Entrada.$A$8:.$B$1605];2;0))" office:value-type="float" office:value="0">
            <text:p>0</text:p>
          </table:table-cell>
          <table:table-cell table:formula="of:=IF(ISNA(VLOOKUP([.D1072];[Entrada.$A$8:.$D$1605];4;0)) = 1; 0;VLOOKUP([.D107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2];[Entrada.$A$8:.$C$1606];3;0)) = 1; 0;VLOOKUP([.D10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1</text:p>
          </table:table-cell>
          <table:table-cell/>
          <table:table-cell/>
          <table:table-cell table:style-name="ce5" office:value-type="string">
            <text:p>27,31</text:p>
          </table:table-cell>
          <table:table-cell table:style-name="ce16" table:formula="of:=IF(ISNA(VLOOKUP([.D1073];[Entrada.$A$8:.$B$1605];2;0)) = 1; 0;VLOOKUP([.D1073];[Entrada.$A$8:.$B$1605];2;0))" office:value-type="float" office:value="0">
            <text:p>0</text:p>
          </table:table-cell>
          <table:table-cell table:formula="of:=IF(ISNA(VLOOKUP([.D1073];[Entrada.$A$8:.$D$1605];4;0)) = 1; 0;VLOOKUP([.D107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3];[Entrada.$A$8:.$C$1606];3;0)) = 1; 0;VLOOKUP([.D10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2</text:p>
          </table:table-cell>
          <table:table-cell/>
          <table:table-cell/>
          <table:table-cell table:style-name="ce5" office:value-type="string">
            <text:p>27,32</text:p>
          </table:table-cell>
          <table:table-cell table:style-name="ce16" table:formula="of:=IF(ISNA(VLOOKUP([.D1074];[Entrada.$A$8:.$B$1605];2;0)) = 1; 0;VLOOKUP([.D1074];[Entrada.$A$8:.$B$1605];2;0))" office:value-type="float" office:value="0">
            <text:p>0</text:p>
          </table:table-cell>
          <table:table-cell table:formula="of:=IF(ISNA(VLOOKUP([.D1074];[Entrada.$A$8:.$D$1605];4;0)) = 1; 0;VLOOKUP([.D107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4];[Entrada.$A$8:.$C$1606];3;0)) = 1; 0;VLOOKUP([.D10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3</text:p>
          </table:table-cell>
          <table:table-cell/>
          <table:table-cell/>
          <table:table-cell table:style-name="ce5" office:value-type="string">
            <text:p>27,33</text:p>
          </table:table-cell>
          <table:table-cell table:style-name="ce16" table:formula="of:=IF(ISNA(VLOOKUP([.D1075];[Entrada.$A$8:.$B$1605];2;0)) = 1; 0;VLOOKUP([.D1075];[Entrada.$A$8:.$B$1605];2;0))" office:value-type="float" office:value="0">
            <text:p>0</text:p>
          </table:table-cell>
          <table:table-cell table:formula="of:=IF(ISNA(VLOOKUP([.D1075];[Entrada.$A$8:.$D$1605];4;0)) = 1; 0;VLOOKUP([.D107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5];[Entrada.$A$8:.$C$1606];3;0)) = 1; 0;VLOOKUP([.D10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4</text:p>
          </table:table-cell>
          <table:table-cell/>
          <table:table-cell/>
          <table:table-cell table:style-name="ce5" office:value-type="string">
            <text:p>27,34</text:p>
          </table:table-cell>
          <table:table-cell table:style-name="ce16" table:formula="of:=IF(ISNA(VLOOKUP([.D1076];[Entrada.$A$8:.$B$1605];2;0)) = 1; 0;VLOOKUP([.D1076];[Entrada.$A$8:.$B$1605];2;0))" office:value-type="float" office:value="0">
            <text:p>0</text:p>
          </table:table-cell>
          <table:table-cell table:formula="of:=IF(ISNA(VLOOKUP([.D1076];[Entrada.$A$8:.$D$1605];4;0)) = 1; 0;VLOOKUP([.D107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6];[Entrada.$A$8:.$C$1606];3;0)) = 1; 0;VLOOKUP([.D10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5</text:p>
          </table:table-cell>
          <table:table-cell/>
          <table:table-cell/>
          <table:table-cell table:style-name="ce5" office:value-type="string">
            <text:p>27,35</text:p>
          </table:table-cell>
          <table:table-cell table:style-name="ce16" table:formula="of:=IF(ISNA(VLOOKUP([.D1077];[Entrada.$A$8:.$B$1605];2;0)) = 1; 0;VLOOKUP([.D1077];[Entrada.$A$8:.$B$1605];2;0))" office:value-type="float" office:value="0">
            <text:p>0</text:p>
          </table:table-cell>
          <table:table-cell table:formula="of:=IF(ISNA(VLOOKUP([.D1077];[Entrada.$A$8:.$D$1605];4;0)) = 1; 0;VLOOKUP([.D107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7];[Entrada.$A$8:.$C$1606];3;0)) = 1; 0;VLOOKUP([.D10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6</text:p>
          </table:table-cell>
          <table:table-cell/>
          <table:table-cell/>
          <table:table-cell table:style-name="ce5" office:value-type="string">
            <text:p>27,36</text:p>
          </table:table-cell>
          <table:table-cell table:style-name="ce16" table:formula="of:=IF(ISNA(VLOOKUP([.D1078];[Entrada.$A$8:.$B$1605];2;0)) = 1; 0;VLOOKUP([.D1078];[Entrada.$A$8:.$B$1605];2;0))" office:value-type="float" office:value="0">
            <text:p>0</text:p>
          </table:table-cell>
          <table:table-cell table:formula="of:=IF(ISNA(VLOOKUP([.D1078];[Entrada.$A$8:.$D$1605];4;0)) = 1; 0;VLOOKUP([.D107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8];[Entrada.$A$8:.$C$1606];3;0)) = 1; 0;VLOOKUP([.D10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7</text:p>
          </table:table-cell>
          <table:table-cell/>
          <table:table-cell/>
          <table:table-cell table:style-name="ce5" office:value-type="string">
            <text:p>27,37</text:p>
          </table:table-cell>
          <table:table-cell table:style-name="ce16" table:formula="of:=IF(ISNA(VLOOKUP([.D1079];[Entrada.$A$8:.$B$1605];2;0)) = 1; 0;VLOOKUP([.D1079];[Entrada.$A$8:.$B$1605];2;0))" office:value-type="float" office:value="0">
            <text:p>0</text:p>
          </table:table-cell>
          <table:table-cell table:formula="of:=IF(ISNA(VLOOKUP([.D1079];[Entrada.$A$8:.$D$1605];4;0)) = 1; 0;VLOOKUP([.D107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79];[Entrada.$A$8:.$C$1606];3;0)) = 1; 0;VLOOKUP([.D10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8</text:p>
          </table:table-cell>
          <table:table-cell/>
          <table:table-cell/>
          <table:table-cell table:style-name="ce5" office:value-type="string">
            <text:p>27,38</text:p>
          </table:table-cell>
          <table:table-cell table:style-name="ce16" table:formula="of:=IF(ISNA(VLOOKUP([.D1080];[Entrada.$A$8:.$B$1605];2;0)) = 1; 0;VLOOKUP([.D1080];[Entrada.$A$8:.$B$1605];2;0))" office:value-type="float" office:value="0">
            <text:p>0</text:p>
          </table:table-cell>
          <table:table-cell table:formula="of:=IF(ISNA(VLOOKUP([.D1080];[Entrada.$A$8:.$D$1605];4;0)) = 1; 0;VLOOKUP([.D108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0];[Entrada.$A$8:.$C$1606];3;0)) = 1; 0;VLOOKUP([.D10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39</text:p>
          </table:table-cell>
          <table:table-cell/>
          <table:table-cell/>
          <table:table-cell table:style-name="ce5" office:value-type="string">
            <text:p>27,39</text:p>
          </table:table-cell>
          <table:table-cell table:style-name="ce16" table:formula="of:=IF(ISNA(VLOOKUP([.D1081];[Entrada.$A$8:.$B$1605];2;0)) = 1; 0;VLOOKUP([.D1081];[Entrada.$A$8:.$B$1605];2;0))" office:value-type="float" office:value="0">
            <text:p>0</text:p>
          </table:table-cell>
          <table:table-cell table:formula="of:=IF(ISNA(VLOOKUP([.D1081];[Entrada.$A$8:.$D$1605];4;0)) = 1; 0;VLOOKUP([.D108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1];[Entrada.$A$8:.$C$1606];3;0)) = 1; 0;VLOOKUP([.D10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7,40</text:p>
          </table:table-cell>
          <table:table-cell/>
          <table:table-cell/>
          <table:table-cell table:style-name="ce5" office:value-type="string">
            <text:p>27,40</text:p>
          </table:table-cell>
          <table:table-cell table:style-name="ce16" table:formula="of:=IF(ISNA(VLOOKUP([.D1082];[Entrada.$A$8:.$B$1605];2;0)) = 1; 0;VLOOKUP([.D1082];[Entrada.$A$8:.$B$1605];2;0))" office:value-type="float" office:value="0">
            <text:p>0</text:p>
          </table:table-cell>
          <table:table-cell table:formula="of:=IF(ISNA(VLOOKUP([.D1082];[Entrada.$A$8:.$D$1605];4;0)) = 1; 0;VLOOKUP([.D108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2];[Entrada.$A$8:.$C$1606];3;0)) = 1; 0;VLOOKUP([.D10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</text:p>
          </table:table-cell>
          <table:table-cell/>
          <table:table-cell/>
          <table:table-cell table:style-name="ce5" office:value-type="string">
            <text:p>28,1</text:p>
          </table:table-cell>
          <table:table-cell table:style-name="ce16" table:formula="of:=IF(ISNA(VLOOKUP([.D1083];[Entrada.$A$8:.$B$1605];2;0)) = 1; 0;VLOOKUP([.D1083];[Entrada.$A$8:.$B$1605];2;0))" office:value-type="float" office:value="0">
            <text:p>0</text:p>
          </table:table-cell>
          <table:table-cell table:formula="of:=IF(ISNA(VLOOKUP([.D1083];[Entrada.$A$8:.$D$1605];4;0)) = 1; 0;VLOOKUP([.D108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3];[Entrada.$A$8:.$C$1606];3;0)) = 1; 0;VLOOKUP([.D10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</text:p>
          </table:table-cell>
          <table:table-cell/>
          <table:table-cell/>
          <table:table-cell table:style-name="ce5" office:value-type="string">
            <text:p>28,2</text:p>
          </table:table-cell>
          <table:table-cell table:style-name="ce16" table:formula="of:=IF(ISNA(VLOOKUP([.D1084];[Entrada.$A$8:.$B$1605];2;0)) = 1; 0;VLOOKUP([.D1084];[Entrada.$A$8:.$B$1605];2;0))" office:value-type="float" office:value="0">
            <text:p>0</text:p>
          </table:table-cell>
          <table:table-cell table:formula="of:=IF(ISNA(VLOOKUP([.D1084];[Entrada.$A$8:.$D$1605];4;0)) = 1; 0;VLOOKUP([.D108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4];[Entrada.$A$8:.$C$1606];3;0)) = 1; 0;VLOOKUP([.D10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</text:p>
          </table:table-cell>
          <table:table-cell/>
          <table:table-cell/>
          <table:table-cell table:style-name="ce5" office:value-type="string">
            <text:p>28,3</text:p>
          </table:table-cell>
          <table:table-cell table:style-name="ce16" table:formula="of:=IF(ISNA(VLOOKUP([.D1085];[Entrada.$A$8:.$B$1605];2;0)) = 1; 0;VLOOKUP([.D1085];[Entrada.$A$8:.$B$1605];2;0))" office:value-type="float" office:value="0">
            <text:p>0</text:p>
          </table:table-cell>
          <table:table-cell table:formula="of:=IF(ISNA(VLOOKUP([.D1085];[Entrada.$A$8:.$D$1605];4;0)) = 1; 0;VLOOKUP([.D108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5];[Entrada.$A$8:.$C$1606];3;0)) = 1; 0;VLOOKUP([.D10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4</text:p>
          </table:table-cell>
          <table:table-cell/>
          <table:table-cell/>
          <table:table-cell table:style-name="ce5" office:value-type="string">
            <text:p>28,4</text:p>
          </table:table-cell>
          <table:table-cell table:style-name="ce16" table:formula="of:=IF(ISNA(VLOOKUP([.D1086];[Entrada.$A$8:.$B$1605];2;0)) = 1; 0;VLOOKUP([.D1086];[Entrada.$A$8:.$B$1605];2;0))" office:value-type="float" office:value="0">
            <text:p>0</text:p>
          </table:table-cell>
          <table:table-cell table:formula="of:=IF(ISNA(VLOOKUP([.D1086];[Entrada.$A$8:.$D$1605];4;0)) = 1; 0;VLOOKUP([.D108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6];[Entrada.$A$8:.$C$1606];3;0)) = 1; 0;VLOOKUP([.D10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5</text:p>
          </table:table-cell>
          <table:table-cell/>
          <table:table-cell/>
          <table:table-cell table:style-name="ce5" office:value-type="string">
            <text:p>28,5</text:p>
          </table:table-cell>
          <table:table-cell table:style-name="ce16" table:formula="of:=IF(ISNA(VLOOKUP([.D1087];[Entrada.$A$8:.$B$1605];2;0)) = 1; 0;VLOOKUP([.D1087];[Entrada.$A$8:.$B$1605];2;0))" office:value-type="float" office:value="0">
            <text:p>0</text:p>
          </table:table-cell>
          <table:table-cell table:formula="of:=IF(ISNA(VLOOKUP([.D1087];[Entrada.$A$8:.$D$1605];4;0)) = 1; 0;VLOOKUP([.D108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7];[Entrada.$A$8:.$C$1606];3;0)) = 1; 0;VLOOKUP([.D10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6</text:p>
          </table:table-cell>
          <table:table-cell/>
          <table:table-cell/>
          <table:table-cell table:style-name="ce5" office:value-type="string">
            <text:p>28,6</text:p>
          </table:table-cell>
          <table:table-cell table:style-name="ce16" table:formula="of:=IF(ISNA(VLOOKUP([.D1088];[Entrada.$A$8:.$B$1605];2;0)) = 1; 0;VLOOKUP([.D1088];[Entrada.$A$8:.$B$1605];2;0))" office:value-type="float" office:value="0">
            <text:p>0</text:p>
          </table:table-cell>
          <table:table-cell table:formula="of:=IF(ISNA(VLOOKUP([.D1088];[Entrada.$A$8:.$D$1605];4;0)) = 1; 0;VLOOKUP([.D108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8];[Entrada.$A$8:.$C$1606];3;0)) = 1; 0;VLOOKUP([.D10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7</text:p>
          </table:table-cell>
          <table:table-cell/>
          <table:table-cell/>
          <table:table-cell table:style-name="ce5" office:value-type="string">
            <text:p>28,7</text:p>
          </table:table-cell>
          <table:table-cell table:style-name="ce16" table:formula="of:=IF(ISNA(VLOOKUP([.D1089];[Entrada.$A$8:.$B$1605];2;0)) = 1; 0;VLOOKUP([.D1089];[Entrada.$A$8:.$B$1605];2;0))" office:value-type="float" office:value="0">
            <text:p>0</text:p>
          </table:table-cell>
          <table:table-cell table:formula="of:=IF(ISNA(VLOOKUP([.D1089];[Entrada.$A$8:.$D$1605];4;0)) = 1; 0;VLOOKUP([.D108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89];[Entrada.$A$8:.$C$1606];3;0)) = 1; 0;VLOOKUP([.D10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8</text:p>
          </table:table-cell>
          <table:table-cell/>
          <table:table-cell/>
          <table:table-cell table:style-name="ce5" office:value-type="string">
            <text:p>28,8</text:p>
          </table:table-cell>
          <table:table-cell table:style-name="ce16" table:formula="of:=IF(ISNA(VLOOKUP([.D1090];[Entrada.$A$8:.$B$1605];2;0)) = 1; 0;VLOOKUP([.D1090];[Entrada.$A$8:.$B$1605];2;0))" office:value-type="float" office:value="0">
            <text:p>0</text:p>
          </table:table-cell>
          <table:table-cell table:formula="of:=IF(ISNA(VLOOKUP([.D1090];[Entrada.$A$8:.$D$1605];4;0)) = 1; 0;VLOOKUP([.D1090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0];[Entrada.$A$8:.$C$1606];3;0)) = 1; 0;VLOOKUP([.D10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9</text:p>
          </table:table-cell>
          <table:table-cell/>
          <table:table-cell/>
          <table:table-cell table:style-name="ce5" office:value-type="string">
            <text:p>28,9</text:p>
          </table:table-cell>
          <table:table-cell table:style-name="ce16" table:formula="of:=IF(ISNA(VLOOKUP([.D1091];[Entrada.$A$8:.$B$1605];2;0)) = 1; 0;VLOOKUP([.D1091];[Entrada.$A$8:.$B$1605];2;0))" office:value-type="float" office:value="0">
            <text:p>0</text:p>
          </table:table-cell>
          <table:table-cell table:formula="of:=IF(ISNA(VLOOKUP([.D1091];[Entrada.$A$8:.$D$1605];4;0)) = 1; 0;VLOOKUP([.D1091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1];[Entrada.$A$8:.$C$1606];3;0)) = 1; 0;VLOOKUP([.D10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0</text:p>
          </table:table-cell>
          <table:table-cell/>
          <table:table-cell/>
          <table:table-cell table:style-name="ce5" office:value-type="string">
            <text:p>28,10</text:p>
          </table:table-cell>
          <table:table-cell table:style-name="ce16" table:formula="of:=IF(ISNA(VLOOKUP([.D1092];[Entrada.$A$8:.$B$1605];2;0)) = 1; 0;VLOOKUP([.D1092];[Entrada.$A$8:.$B$1605];2;0))" office:value-type="float" office:value="0">
            <text:p>0</text:p>
          </table:table-cell>
          <table:table-cell table:formula="of:=IF(ISNA(VLOOKUP([.D1092];[Entrada.$A$8:.$D$1605];4;0)) = 1; 0;VLOOKUP([.D1092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2];[Entrada.$A$8:.$C$1606];3;0)) = 1; 0;VLOOKUP([.D10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1</text:p>
          </table:table-cell>
          <table:table-cell/>
          <table:table-cell/>
          <table:table-cell table:style-name="ce5" office:value-type="string">
            <text:p>28,11</text:p>
          </table:table-cell>
          <table:table-cell table:style-name="ce16" table:formula="of:=IF(ISNA(VLOOKUP([.D1093];[Entrada.$A$8:.$B$1605];2;0)) = 1; 0;VLOOKUP([.D1093];[Entrada.$A$8:.$B$1605];2;0))" office:value-type="float" office:value="0">
            <text:p>0</text:p>
          </table:table-cell>
          <table:table-cell table:formula="of:=IF(ISNA(VLOOKUP([.D1093];[Entrada.$A$8:.$D$1605];4;0)) = 1; 0;VLOOKUP([.D1093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3];[Entrada.$A$8:.$C$1606];3;0)) = 1; 0;VLOOKUP([.D10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2</text:p>
          </table:table-cell>
          <table:table-cell/>
          <table:table-cell/>
          <table:table-cell table:style-name="ce5" office:value-type="string">
            <text:p>28,12</text:p>
          </table:table-cell>
          <table:table-cell table:style-name="ce16" table:formula="of:=IF(ISNA(VLOOKUP([.D1094];[Entrada.$A$8:.$B$1605];2;0)) = 1; 0;VLOOKUP([.D1094];[Entrada.$A$8:.$B$1605];2;0))" office:value-type="float" office:value="0">
            <text:p>0</text:p>
          </table:table-cell>
          <table:table-cell table:formula="of:=IF(ISNA(VLOOKUP([.D1094];[Entrada.$A$8:.$D$1605];4;0)) = 1; 0;VLOOKUP([.D1094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4];[Entrada.$A$8:.$C$1606];3;0)) = 1; 0;VLOOKUP([.D10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3</text:p>
          </table:table-cell>
          <table:table-cell/>
          <table:table-cell/>
          <table:table-cell table:style-name="ce5" office:value-type="string">
            <text:p>28,13</text:p>
          </table:table-cell>
          <table:table-cell table:style-name="ce16" table:formula="of:=IF(ISNA(VLOOKUP([.D1095];[Entrada.$A$8:.$B$1605];2;0)) = 1; 0;VLOOKUP([.D1095];[Entrada.$A$8:.$B$1605];2;0))" office:value-type="float" office:value="0">
            <text:p>0</text:p>
          </table:table-cell>
          <table:table-cell table:formula="of:=IF(ISNA(VLOOKUP([.D1095];[Entrada.$A$8:.$D$1605];4;0)) = 1; 0;VLOOKUP([.D1095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5];[Entrada.$A$8:.$C$1606];3;0)) = 1; 0;VLOOKUP([.D10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4</text:p>
          </table:table-cell>
          <table:table-cell/>
          <table:table-cell/>
          <table:table-cell table:style-name="ce5" office:value-type="string">
            <text:p>28,14</text:p>
          </table:table-cell>
          <table:table-cell table:style-name="ce16" table:formula="of:=IF(ISNA(VLOOKUP([.D1096];[Entrada.$A$8:.$B$1605];2;0)) = 1; 0;VLOOKUP([.D1096];[Entrada.$A$8:.$B$1605];2;0))" office:value-type="float" office:value="0">
            <text:p>0</text:p>
          </table:table-cell>
          <table:table-cell table:formula="of:=IF(ISNA(VLOOKUP([.D1096];[Entrada.$A$8:.$D$1605];4;0)) = 1; 0;VLOOKUP([.D1096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6];[Entrada.$A$8:.$C$1606];3;0)) = 1; 0;VLOOKUP([.D10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5</text:p>
          </table:table-cell>
          <table:table-cell/>
          <table:table-cell/>
          <table:table-cell table:style-name="ce5" office:value-type="string">
            <text:p>28,15</text:p>
          </table:table-cell>
          <table:table-cell table:style-name="ce16" table:formula="of:=IF(ISNA(VLOOKUP([.D1097];[Entrada.$A$8:.$B$1605];2;0)) = 1; 0;VLOOKUP([.D1097];[Entrada.$A$8:.$B$1605];2;0))" office:value-type="float" office:value="0">
            <text:p>0</text:p>
          </table:table-cell>
          <table:table-cell table:formula="of:=IF(ISNA(VLOOKUP([.D1097];[Entrada.$A$8:.$D$1605];4;0)) = 1; 0;VLOOKUP([.D1097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7];[Entrada.$A$8:.$C$1606];3;0)) = 1; 0;VLOOKUP([.D10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6</text:p>
          </table:table-cell>
          <table:table-cell/>
          <table:table-cell/>
          <table:table-cell table:style-name="ce5" office:value-type="string">
            <text:p>28,16</text:p>
          </table:table-cell>
          <table:table-cell table:style-name="ce16" table:formula="of:=IF(ISNA(VLOOKUP([.D1098];[Entrada.$A$8:.$B$1605];2;0)) = 1; 0;VLOOKUP([.D1098];[Entrada.$A$8:.$B$1605];2;0))" office:value-type="float" office:value="0">
            <text:p>0</text:p>
          </table:table-cell>
          <table:table-cell table:formula="of:=IF(ISNA(VLOOKUP([.D1098];[Entrada.$A$8:.$D$1605];4;0)) = 1; 0;VLOOKUP([.D1098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8];[Entrada.$A$8:.$C$1606];3;0)) = 1; 0;VLOOKUP([.D10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7</text:p>
          </table:table-cell>
          <table:table-cell/>
          <table:table-cell/>
          <table:table-cell table:style-name="ce5" office:value-type="string">
            <text:p>28,17</text:p>
          </table:table-cell>
          <table:table-cell table:style-name="ce16" table:formula="of:=IF(ISNA(VLOOKUP([.D1099];[Entrada.$A$8:.$B$1605];2;0)) = 1; 0;VLOOKUP([.D1099];[Entrada.$A$8:.$B$1605];2;0))" office:value-type="float" office:value="0">
            <text:p>0</text:p>
          </table:table-cell>
          <table:table-cell table:formula="of:=IF(ISNA(VLOOKUP([.D1099];[Entrada.$A$8:.$D$1605];4;0)) = 1; 0;VLOOKUP([.D1099];[Entrada.$A$8:.$D$1605];4;0))" office:value-type="float" office:value="0">
            <text:p>0</text:p>
          </table:table-cell>
          <table:table-cell table:number-columns-repeated="21"/>
          <table:table-cell table:style-name="ce23" table:formula="of:=[.B10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099];[Entrada.$A$8:.$C$1606];3;0)) = 1; 0;VLOOKUP([.D10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8</text:p>
          </table:table-cell>
          <table:table-cell/>
          <table:table-cell/>
          <table:table-cell table:style-name="ce5" office:value-type="string">
            <text:p>28,18</text:p>
          </table:table-cell>
          <table:table-cell table:style-name="ce16" table:formula="of:=IF(ISNA(VLOOKUP([.D1100];[Entrada.$A$8:.$B$1605];2;0)) = 1; 0;VLOOKUP([.D1100];[Entrada.$A$8:.$B$1605];2;0))" office:value-type="float" office:value="0">
            <text:p>0</text:p>
          </table:table-cell>
          <table:table-cell table:formula="of:=IF(ISNA(VLOOKUP([.D1100];[Entrada.$A$8:.$D$1605];4;0)) = 1; 0;VLOOKUP([.D110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0];[Entrada.$A$8:.$C$1606];3;0)) = 1; 0;VLOOKUP([.D11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19</text:p>
          </table:table-cell>
          <table:table-cell/>
          <table:table-cell/>
          <table:table-cell table:style-name="ce5" office:value-type="string">
            <text:p>28,19</text:p>
          </table:table-cell>
          <table:table-cell table:style-name="ce16" table:formula="of:=IF(ISNA(VLOOKUP([.D1101];[Entrada.$A$8:.$B$1605];2;0)) = 1; 0;VLOOKUP([.D1101];[Entrada.$A$8:.$B$1605];2;0))" office:value-type="float" office:value="0">
            <text:p>0</text:p>
          </table:table-cell>
          <table:table-cell table:formula="of:=IF(ISNA(VLOOKUP([.D1101];[Entrada.$A$8:.$D$1605];4;0)) = 1; 0;VLOOKUP([.D110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1];[Entrada.$A$8:.$C$1606];3;0)) = 1; 0;VLOOKUP([.D11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0</text:p>
          </table:table-cell>
          <table:table-cell/>
          <table:table-cell/>
          <table:table-cell table:style-name="ce5" office:value-type="string">
            <text:p>28,20</text:p>
          </table:table-cell>
          <table:table-cell table:style-name="ce16" table:formula="of:=IF(ISNA(VLOOKUP([.D1102];[Entrada.$A$8:.$B$1605];2;0)) = 1; 0;VLOOKUP([.D1102];[Entrada.$A$8:.$B$1605];2;0))" office:value-type="float" office:value="0">
            <text:p>0</text:p>
          </table:table-cell>
          <table:table-cell table:formula="of:=IF(ISNA(VLOOKUP([.D1102];[Entrada.$A$8:.$D$1605];4;0)) = 1; 0;VLOOKUP([.D110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2];[Entrada.$A$8:.$C$1606];3;0)) = 1; 0;VLOOKUP([.D11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1</text:p>
          </table:table-cell>
          <table:table-cell/>
          <table:table-cell/>
          <table:table-cell table:style-name="ce5" office:value-type="string">
            <text:p>28,21</text:p>
          </table:table-cell>
          <table:table-cell table:style-name="ce16" table:formula="of:=IF(ISNA(VLOOKUP([.D1103];[Entrada.$A$8:.$B$1605];2;0)) = 1; 0;VLOOKUP([.D1103];[Entrada.$A$8:.$B$1605];2;0))" office:value-type="float" office:value="0">
            <text:p>0</text:p>
          </table:table-cell>
          <table:table-cell table:formula="of:=IF(ISNA(VLOOKUP([.D1103];[Entrada.$A$8:.$D$1605];4;0)) = 1; 0;VLOOKUP([.D110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3];[Entrada.$A$8:.$C$1606];3;0)) = 1; 0;VLOOKUP([.D11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2</text:p>
          </table:table-cell>
          <table:table-cell/>
          <table:table-cell/>
          <table:table-cell table:style-name="ce5" office:value-type="string">
            <text:p>28,22</text:p>
          </table:table-cell>
          <table:table-cell table:style-name="ce16" table:formula="of:=IF(ISNA(VLOOKUP([.D1104];[Entrada.$A$8:.$B$1605];2;0)) = 1; 0;VLOOKUP([.D1104];[Entrada.$A$8:.$B$1605];2;0))" office:value-type="float" office:value="0">
            <text:p>0</text:p>
          </table:table-cell>
          <table:table-cell table:formula="of:=IF(ISNA(VLOOKUP([.D1104];[Entrada.$A$8:.$D$1605];4;0)) = 1; 0;VLOOKUP([.D110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4];[Entrada.$A$8:.$C$1606];3;0)) = 1; 0;VLOOKUP([.D11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3</text:p>
          </table:table-cell>
          <table:table-cell/>
          <table:table-cell/>
          <table:table-cell table:style-name="ce5" office:value-type="string">
            <text:p>28,23</text:p>
          </table:table-cell>
          <table:table-cell table:style-name="ce16" table:formula="of:=IF(ISNA(VLOOKUP([.D1105];[Entrada.$A$8:.$B$1605];2;0)) = 1; 0;VLOOKUP([.D1105];[Entrada.$A$8:.$B$1605];2;0))" office:value-type="float" office:value="0">
            <text:p>0</text:p>
          </table:table-cell>
          <table:table-cell table:formula="of:=IF(ISNA(VLOOKUP([.D1105];[Entrada.$A$8:.$D$1605];4;0)) = 1; 0;VLOOKUP([.D110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5];[Entrada.$A$8:.$C$1606];3;0)) = 1; 0;VLOOKUP([.D11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4</text:p>
          </table:table-cell>
          <table:table-cell/>
          <table:table-cell/>
          <table:table-cell table:style-name="ce5" office:value-type="string">
            <text:p>28,24</text:p>
          </table:table-cell>
          <table:table-cell table:style-name="ce16" table:formula="of:=IF(ISNA(VLOOKUP([.D1106];[Entrada.$A$8:.$B$1605];2;0)) = 1; 0;VLOOKUP([.D1106];[Entrada.$A$8:.$B$1605];2;0))" office:value-type="float" office:value="0">
            <text:p>0</text:p>
          </table:table-cell>
          <table:table-cell table:formula="of:=IF(ISNA(VLOOKUP([.D1106];[Entrada.$A$8:.$D$1605];4;0)) = 1; 0;VLOOKUP([.D110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6];[Entrada.$A$8:.$C$1606];3;0)) = 1; 0;VLOOKUP([.D11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5</text:p>
          </table:table-cell>
          <table:table-cell/>
          <table:table-cell/>
          <table:table-cell table:style-name="ce5" office:value-type="string">
            <text:p>28,25</text:p>
          </table:table-cell>
          <table:table-cell table:style-name="ce16" table:formula="of:=IF(ISNA(VLOOKUP([.D1107];[Entrada.$A$8:.$B$1605];2;0)) = 1; 0;VLOOKUP([.D1107];[Entrada.$A$8:.$B$1605];2;0))" office:value-type="float" office:value="0">
            <text:p>0</text:p>
          </table:table-cell>
          <table:table-cell table:formula="of:=IF(ISNA(VLOOKUP([.D1107];[Entrada.$A$8:.$D$1605];4;0)) = 1; 0;VLOOKUP([.D110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7];[Entrada.$A$8:.$C$1606];3;0)) = 1; 0;VLOOKUP([.D11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6</text:p>
          </table:table-cell>
          <table:table-cell/>
          <table:table-cell/>
          <table:table-cell table:style-name="ce5" office:value-type="string">
            <text:p>28,26</text:p>
          </table:table-cell>
          <table:table-cell table:style-name="ce16" table:formula="of:=IF(ISNA(VLOOKUP([.D1108];[Entrada.$A$8:.$B$1605];2;0)) = 1; 0;VLOOKUP([.D1108];[Entrada.$A$8:.$B$1605];2;0))" office:value-type="float" office:value="0">
            <text:p>0</text:p>
          </table:table-cell>
          <table:table-cell table:formula="of:=IF(ISNA(VLOOKUP([.D1108];[Entrada.$A$8:.$D$1605];4;0)) = 1; 0;VLOOKUP([.D110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8];[Entrada.$A$8:.$C$1606];3;0)) = 1; 0;VLOOKUP([.D11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7</text:p>
          </table:table-cell>
          <table:table-cell/>
          <table:table-cell/>
          <table:table-cell table:style-name="ce5" office:value-type="string">
            <text:p>28,27</text:p>
          </table:table-cell>
          <table:table-cell table:style-name="ce16" table:formula="of:=IF(ISNA(VLOOKUP([.D1109];[Entrada.$A$8:.$B$1605];2;0)) = 1; 0;VLOOKUP([.D1109];[Entrada.$A$8:.$B$1605];2;0))" office:value-type="float" office:value="0">
            <text:p>0</text:p>
          </table:table-cell>
          <table:table-cell table:formula="of:=IF(ISNA(VLOOKUP([.D1109];[Entrada.$A$8:.$D$1605];4;0)) = 1; 0;VLOOKUP([.D110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09];[Entrada.$A$8:.$C$1606];3;0)) = 1; 0;VLOOKUP([.D11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8</text:p>
          </table:table-cell>
          <table:table-cell/>
          <table:table-cell/>
          <table:table-cell table:style-name="ce5" office:value-type="string">
            <text:p>28,28</text:p>
          </table:table-cell>
          <table:table-cell table:style-name="ce16" table:formula="of:=IF(ISNA(VLOOKUP([.D1110];[Entrada.$A$8:.$B$1605];2;0)) = 1; 0;VLOOKUP([.D1110];[Entrada.$A$8:.$B$1605];2;0))" office:value-type="float" office:value="0">
            <text:p>0</text:p>
          </table:table-cell>
          <table:table-cell table:formula="of:=IF(ISNA(VLOOKUP([.D1110];[Entrada.$A$8:.$D$1605];4;0)) = 1; 0;VLOOKUP([.D111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0];[Entrada.$A$8:.$C$1606];3;0)) = 1; 0;VLOOKUP([.D11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29</text:p>
          </table:table-cell>
          <table:table-cell/>
          <table:table-cell/>
          <table:table-cell table:style-name="ce5" office:value-type="string">
            <text:p>28,29</text:p>
          </table:table-cell>
          <table:table-cell table:style-name="ce16" table:formula="of:=IF(ISNA(VLOOKUP([.D1111];[Entrada.$A$8:.$B$1605];2;0)) = 1; 0;VLOOKUP([.D1111];[Entrada.$A$8:.$B$1605];2;0))" office:value-type="float" office:value="0">
            <text:p>0</text:p>
          </table:table-cell>
          <table:table-cell table:formula="of:=IF(ISNA(VLOOKUP([.D1111];[Entrada.$A$8:.$D$1605];4;0)) = 1; 0;VLOOKUP([.D111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1];[Entrada.$A$8:.$C$1606];3;0)) = 1; 0;VLOOKUP([.D11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0</text:p>
          </table:table-cell>
          <table:table-cell/>
          <table:table-cell/>
          <table:table-cell table:style-name="ce5" office:value-type="string">
            <text:p>28,30</text:p>
          </table:table-cell>
          <table:table-cell table:style-name="ce16" table:formula="of:=IF(ISNA(VLOOKUP([.D1112];[Entrada.$A$8:.$B$1605];2;0)) = 1; 0;VLOOKUP([.D1112];[Entrada.$A$8:.$B$1605];2;0))" office:value-type="float" office:value="0">
            <text:p>0</text:p>
          </table:table-cell>
          <table:table-cell table:formula="of:=IF(ISNA(VLOOKUP([.D1112];[Entrada.$A$8:.$D$1605];4;0)) = 1; 0;VLOOKUP([.D111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2];[Entrada.$A$8:.$C$1606];3;0)) = 1; 0;VLOOKUP([.D11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1</text:p>
          </table:table-cell>
          <table:table-cell/>
          <table:table-cell/>
          <table:table-cell table:style-name="ce5" office:value-type="string">
            <text:p>28,31</text:p>
          </table:table-cell>
          <table:table-cell table:style-name="ce16" table:formula="of:=IF(ISNA(VLOOKUP([.D1113];[Entrada.$A$8:.$B$1605];2;0)) = 1; 0;VLOOKUP([.D1113];[Entrada.$A$8:.$B$1605];2;0))" office:value-type="float" office:value="0">
            <text:p>0</text:p>
          </table:table-cell>
          <table:table-cell table:formula="of:=IF(ISNA(VLOOKUP([.D1113];[Entrada.$A$8:.$D$1605];4;0)) = 1; 0;VLOOKUP([.D111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3];[Entrada.$A$8:.$C$1606];3;0)) = 1; 0;VLOOKUP([.D11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2</text:p>
          </table:table-cell>
          <table:table-cell/>
          <table:table-cell/>
          <table:table-cell table:style-name="ce5" office:value-type="string">
            <text:p>28,32</text:p>
          </table:table-cell>
          <table:table-cell table:style-name="ce16" table:formula="of:=IF(ISNA(VLOOKUP([.D1114];[Entrada.$A$8:.$B$1605];2;0)) = 1; 0;VLOOKUP([.D1114];[Entrada.$A$8:.$B$1605];2;0))" office:value-type="float" office:value="0">
            <text:p>0</text:p>
          </table:table-cell>
          <table:table-cell table:formula="of:=IF(ISNA(VLOOKUP([.D1114];[Entrada.$A$8:.$D$1605];4;0)) = 1; 0;VLOOKUP([.D111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4];[Entrada.$A$8:.$C$1606];3;0)) = 1; 0;VLOOKUP([.D11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3</text:p>
          </table:table-cell>
          <table:table-cell/>
          <table:table-cell/>
          <table:table-cell table:style-name="ce5" office:value-type="string">
            <text:p>28,33</text:p>
          </table:table-cell>
          <table:table-cell table:style-name="ce16" table:formula="of:=IF(ISNA(VLOOKUP([.D1115];[Entrada.$A$8:.$B$1605];2;0)) = 1; 0;VLOOKUP([.D1115];[Entrada.$A$8:.$B$1605];2;0))" office:value-type="float" office:value="0">
            <text:p>0</text:p>
          </table:table-cell>
          <table:table-cell table:formula="of:=IF(ISNA(VLOOKUP([.D1115];[Entrada.$A$8:.$D$1605];4;0)) = 1; 0;VLOOKUP([.D111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5];[Entrada.$A$8:.$C$1606];3;0)) = 1; 0;VLOOKUP([.D11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4</text:p>
          </table:table-cell>
          <table:table-cell/>
          <table:table-cell/>
          <table:table-cell table:style-name="ce5" office:value-type="string">
            <text:p>28,34</text:p>
          </table:table-cell>
          <table:table-cell table:style-name="ce16" table:formula="of:=IF(ISNA(VLOOKUP([.D1116];[Entrada.$A$8:.$B$1605];2;0)) = 1; 0;VLOOKUP([.D1116];[Entrada.$A$8:.$B$1605];2;0))" office:value-type="float" office:value="0">
            <text:p>0</text:p>
          </table:table-cell>
          <table:table-cell table:formula="of:=IF(ISNA(VLOOKUP([.D1116];[Entrada.$A$8:.$D$1605];4;0)) = 1; 0;VLOOKUP([.D111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6];[Entrada.$A$8:.$C$1606];3;0)) = 1; 0;VLOOKUP([.D11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5</text:p>
          </table:table-cell>
          <table:table-cell/>
          <table:table-cell/>
          <table:table-cell table:style-name="ce5" office:value-type="string">
            <text:p>28,35</text:p>
          </table:table-cell>
          <table:table-cell table:style-name="ce16" table:formula="of:=IF(ISNA(VLOOKUP([.D1117];[Entrada.$A$8:.$B$1605];2;0)) = 1; 0;VLOOKUP([.D1117];[Entrada.$A$8:.$B$1605];2;0))" office:value-type="float" office:value="0">
            <text:p>0</text:p>
          </table:table-cell>
          <table:table-cell table:formula="of:=IF(ISNA(VLOOKUP([.D1117];[Entrada.$A$8:.$D$1605];4;0)) = 1; 0;VLOOKUP([.D111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7];[Entrada.$A$8:.$C$1606];3;0)) = 1; 0;VLOOKUP([.D11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6</text:p>
          </table:table-cell>
          <table:table-cell/>
          <table:table-cell/>
          <table:table-cell table:style-name="ce5" office:value-type="string">
            <text:p>28,36</text:p>
          </table:table-cell>
          <table:table-cell table:style-name="ce16" table:formula="of:=IF(ISNA(VLOOKUP([.D1118];[Entrada.$A$8:.$B$1605];2;0)) = 1; 0;VLOOKUP([.D1118];[Entrada.$A$8:.$B$1605];2;0))" office:value-type="float" office:value="0">
            <text:p>0</text:p>
          </table:table-cell>
          <table:table-cell table:formula="of:=IF(ISNA(VLOOKUP([.D1118];[Entrada.$A$8:.$D$1605];4;0)) = 1; 0;VLOOKUP([.D111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8];[Entrada.$A$8:.$C$1606];3;0)) = 1; 0;VLOOKUP([.D11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7</text:p>
          </table:table-cell>
          <table:table-cell/>
          <table:table-cell/>
          <table:table-cell table:style-name="ce5" office:value-type="string">
            <text:p>28,37</text:p>
          </table:table-cell>
          <table:table-cell table:style-name="ce16" table:formula="of:=IF(ISNA(VLOOKUP([.D1119];[Entrada.$A$8:.$B$1605];2;0)) = 1; 0;VLOOKUP([.D1119];[Entrada.$A$8:.$B$1605];2;0))" office:value-type="float" office:value="0">
            <text:p>0</text:p>
          </table:table-cell>
          <table:table-cell table:formula="of:=IF(ISNA(VLOOKUP([.D1119];[Entrada.$A$8:.$D$1605];4;0)) = 1; 0;VLOOKUP([.D111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19];[Entrada.$A$8:.$C$1606];3;0)) = 1; 0;VLOOKUP([.D11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8</text:p>
          </table:table-cell>
          <table:table-cell/>
          <table:table-cell/>
          <table:table-cell table:style-name="ce5" office:value-type="string">
            <text:p>28,38</text:p>
          </table:table-cell>
          <table:table-cell table:style-name="ce16" table:formula="of:=IF(ISNA(VLOOKUP([.D1120];[Entrada.$A$8:.$B$1605];2;0)) = 1; 0;VLOOKUP([.D1120];[Entrada.$A$8:.$B$1605];2;0))" office:value-type="float" office:value="0">
            <text:p>0</text:p>
          </table:table-cell>
          <table:table-cell table:formula="of:=IF(ISNA(VLOOKUP([.D1120];[Entrada.$A$8:.$D$1605];4;0)) = 1; 0;VLOOKUP([.D112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0];[Entrada.$A$8:.$C$1606];3;0)) = 1; 0;VLOOKUP([.D11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39</text:p>
          </table:table-cell>
          <table:table-cell/>
          <table:table-cell/>
          <table:table-cell table:style-name="ce5" office:value-type="string">
            <text:p>28,39</text:p>
          </table:table-cell>
          <table:table-cell table:style-name="ce16" table:formula="of:=IF(ISNA(VLOOKUP([.D1121];[Entrada.$A$8:.$B$1605];2;0)) = 1; 0;VLOOKUP([.D1121];[Entrada.$A$8:.$B$1605];2;0))" office:value-type="float" office:value="0">
            <text:p>0</text:p>
          </table:table-cell>
          <table:table-cell table:formula="of:=IF(ISNA(VLOOKUP([.D1121];[Entrada.$A$8:.$D$1605];4;0)) = 1; 0;VLOOKUP([.D112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1];[Entrada.$A$8:.$C$1606];3;0)) = 1; 0;VLOOKUP([.D11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8,40</text:p>
          </table:table-cell>
          <table:table-cell/>
          <table:table-cell/>
          <table:table-cell table:style-name="ce5" office:value-type="string">
            <text:p>28,40</text:p>
          </table:table-cell>
          <table:table-cell table:style-name="ce16" table:formula="of:=IF(ISNA(VLOOKUP([.D1122];[Entrada.$A$8:.$B$1605];2;0)) = 1; 0;VLOOKUP([.D1122];[Entrada.$A$8:.$B$1605];2;0))" office:value-type="float" office:value="0">
            <text:p>0</text:p>
          </table:table-cell>
          <table:table-cell table:formula="of:=IF(ISNA(VLOOKUP([.D1122];[Entrada.$A$8:.$D$1605];4;0)) = 1; 0;VLOOKUP([.D112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2];[Entrada.$A$8:.$C$1606];3;0)) = 1; 0;VLOOKUP([.D11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</text:p>
          </table:table-cell>
          <table:table-cell/>
          <table:table-cell/>
          <table:table-cell table:style-name="ce5" office:value-type="string">
            <text:p>29,1</text:p>
          </table:table-cell>
          <table:table-cell table:style-name="ce16" table:formula="of:=IF(ISNA(VLOOKUP([.D1123];[Entrada.$A$8:.$B$1605];2;0)) = 1; 0;VLOOKUP([.D1123];[Entrada.$A$8:.$B$1605];2;0))" office:value-type="float" office:value="0">
            <text:p>0</text:p>
          </table:table-cell>
          <table:table-cell table:formula="of:=IF(ISNA(VLOOKUP([.D1123];[Entrada.$A$8:.$D$1605];4;0)) = 1; 0;VLOOKUP([.D112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3];[Entrada.$A$8:.$C$1606];3;0)) = 1; 0;VLOOKUP([.D11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</text:p>
          </table:table-cell>
          <table:table-cell/>
          <table:table-cell/>
          <table:table-cell table:style-name="ce5" office:value-type="string">
            <text:p>29,2</text:p>
          </table:table-cell>
          <table:table-cell table:style-name="ce16" table:formula="of:=IF(ISNA(VLOOKUP([.D1124];[Entrada.$A$8:.$B$1605];2;0)) = 1; 0;VLOOKUP([.D1124];[Entrada.$A$8:.$B$1605];2;0))" office:value-type="float" office:value="0">
            <text:p>0</text:p>
          </table:table-cell>
          <table:table-cell table:formula="of:=IF(ISNA(VLOOKUP([.D1124];[Entrada.$A$8:.$D$1605];4;0)) = 1; 0;VLOOKUP([.D112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4];[Entrada.$A$8:.$C$1606];3;0)) = 1; 0;VLOOKUP([.D11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</text:p>
          </table:table-cell>
          <table:table-cell/>
          <table:table-cell/>
          <table:table-cell table:style-name="ce5" office:value-type="string">
            <text:p>29,3</text:p>
          </table:table-cell>
          <table:table-cell table:style-name="ce16" table:formula="of:=IF(ISNA(VLOOKUP([.D1125];[Entrada.$A$8:.$B$1605];2;0)) = 1; 0;VLOOKUP([.D1125];[Entrada.$A$8:.$B$1605];2;0))" office:value-type="float" office:value="0">
            <text:p>0</text:p>
          </table:table-cell>
          <table:table-cell table:formula="of:=IF(ISNA(VLOOKUP([.D1125];[Entrada.$A$8:.$D$1605];4;0)) = 1; 0;VLOOKUP([.D112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5];[Entrada.$A$8:.$C$1606];3;0)) = 1; 0;VLOOKUP([.D11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4</text:p>
          </table:table-cell>
          <table:table-cell/>
          <table:table-cell/>
          <table:table-cell table:style-name="ce5" office:value-type="string">
            <text:p>29,4</text:p>
          </table:table-cell>
          <table:table-cell table:style-name="ce16" table:formula="of:=IF(ISNA(VLOOKUP([.D1126];[Entrada.$A$8:.$B$1605];2;0)) = 1; 0;VLOOKUP([.D1126];[Entrada.$A$8:.$B$1605];2;0))" office:value-type="float" office:value="0">
            <text:p>0</text:p>
          </table:table-cell>
          <table:table-cell table:formula="of:=IF(ISNA(VLOOKUP([.D1126];[Entrada.$A$8:.$D$1605];4;0)) = 1; 0;VLOOKUP([.D112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6];[Entrada.$A$8:.$C$1606];3;0)) = 1; 0;VLOOKUP([.D11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5</text:p>
          </table:table-cell>
          <table:table-cell/>
          <table:table-cell/>
          <table:table-cell table:style-name="ce5" office:value-type="string">
            <text:p>29,5</text:p>
          </table:table-cell>
          <table:table-cell table:style-name="ce16" table:formula="of:=IF(ISNA(VLOOKUP([.D1127];[Entrada.$A$8:.$B$1605];2;0)) = 1; 0;VLOOKUP([.D1127];[Entrada.$A$8:.$B$1605];2;0))" office:value-type="float" office:value="0">
            <text:p>0</text:p>
          </table:table-cell>
          <table:table-cell table:formula="of:=IF(ISNA(VLOOKUP([.D1127];[Entrada.$A$8:.$D$1605];4;0)) = 1; 0;VLOOKUP([.D112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7];[Entrada.$A$8:.$C$1606];3;0)) = 1; 0;VLOOKUP([.D11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6</text:p>
          </table:table-cell>
          <table:table-cell/>
          <table:table-cell/>
          <table:table-cell table:style-name="ce5" office:value-type="string">
            <text:p>29,6</text:p>
          </table:table-cell>
          <table:table-cell table:style-name="ce16" table:formula="of:=IF(ISNA(VLOOKUP([.D1128];[Entrada.$A$8:.$B$1605];2;0)) = 1; 0;VLOOKUP([.D1128];[Entrada.$A$8:.$B$1605];2;0))" office:value-type="float" office:value="0">
            <text:p>0</text:p>
          </table:table-cell>
          <table:table-cell table:formula="of:=IF(ISNA(VLOOKUP([.D1128];[Entrada.$A$8:.$D$1605];4;0)) = 1; 0;VLOOKUP([.D112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8];[Entrada.$A$8:.$C$1606];3;0)) = 1; 0;VLOOKUP([.D11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7</text:p>
          </table:table-cell>
          <table:table-cell/>
          <table:table-cell/>
          <table:table-cell table:style-name="ce5" office:value-type="string">
            <text:p>29,7</text:p>
          </table:table-cell>
          <table:table-cell table:style-name="ce16" table:formula="of:=IF(ISNA(VLOOKUP([.D1129];[Entrada.$A$8:.$B$1605];2;0)) = 1; 0;VLOOKUP([.D1129];[Entrada.$A$8:.$B$1605];2;0))" office:value-type="float" office:value="0">
            <text:p>0</text:p>
          </table:table-cell>
          <table:table-cell table:formula="of:=IF(ISNA(VLOOKUP([.D1129];[Entrada.$A$8:.$D$1605];4;0)) = 1; 0;VLOOKUP([.D112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29];[Entrada.$A$8:.$C$1606];3;0)) = 1; 0;VLOOKUP([.D11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8</text:p>
          </table:table-cell>
          <table:table-cell/>
          <table:table-cell/>
          <table:table-cell table:style-name="ce5" office:value-type="string">
            <text:p>29,8</text:p>
          </table:table-cell>
          <table:table-cell table:style-name="ce16" table:formula="of:=IF(ISNA(VLOOKUP([.D1130];[Entrada.$A$8:.$B$1605];2;0)) = 1; 0;VLOOKUP([.D1130];[Entrada.$A$8:.$B$1605];2;0))" office:value-type="float" office:value="0">
            <text:p>0</text:p>
          </table:table-cell>
          <table:table-cell table:formula="of:=IF(ISNA(VLOOKUP([.D1130];[Entrada.$A$8:.$D$1605];4;0)) = 1; 0;VLOOKUP([.D113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0];[Entrada.$A$8:.$C$1606];3;0)) = 1; 0;VLOOKUP([.D11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9</text:p>
          </table:table-cell>
          <table:table-cell/>
          <table:table-cell/>
          <table:table-cell table:style-name="ce5" office:value-type="string">
            <text:p>29,9</text:p>
          </table:table-cell>
          <table:table-cell table:style-name="ce16" table:formula="of:=IF(ISNA(VLOOKUP([.D1131];[Entrada.$A$8:.$B$1605];2;0)) = 1; 0;VLOOKUP([.D1131];[Entrada.$A$8:.$B$1605];2;0))" office:value-type="float" office:value="0">
            <text:p>0</text:p>
          </table:table-cell>
          <table:table-cell table:formula="of:=IF(ISNA(VLOOKUP([.D1131];[Entrada.$A$8:.$D$1605];4;0)) = 1; 0;VLOOKUP([.D113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1];[Entrada.$A$8:.$C$1606];3;0)) = 1; 0;VLOOKUP([.D11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0</text:p>
          </table:table-cell>
          <table:table-cell/>
          <table:table-cell/>
          <table:table-cell table:style-name="ce5" office:value-type="string">
            <text:p>29,10</text:p>
          </table:table-cell>
          <table:table-cell table:style-name="ce16" table:formula="of:=IF(ISNA(VLOOKUP([.D1132];[Entrada.$A$8:.$B$1605];2;0)) = 1; 0;VLOOKUP([.D1132];[Entrada.$A$8:.$B$1605];2;0))" office:value-type="float" office:value="0">
            <text:p>0</text:p>
          </table:table-cell>
          <table:table-cell table:formula="of:=IF(ISNA(VLOOKUP([.D1132];[Entrada.$A$8:.$D$1605];4;0)) = 1; 0;VLOOKUP([.D113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2];[Entrada.$A$8:.$C$1606];3;0)) = 1; 0;VLOOKUP([.D11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1</text:p>
          </table:table-cell>
          <table:table-cell/>
          <table:table-cell/>
          <table:table-cell table:style-name="ce5" office:value-type="string">
            <text:p>29,11</text:p>
          </table:table-cell>
          <table:table-cell table:style-name="ce16" table:formula="of:=IF(ISNA(VLOOKUP([.D1133];[Entrada.$A$8:.$B$1605];2;0)) = 1; 0;VLOOKUP([.D1133];[Entrada.$A$8:.$B$1605];2;0))" office:value-type="float" office:value="0">
            <text:p>0</text:p>
          </table:table-cell>
          <table:table-cell table:formula="of:=IF(ISNA(VLOOKUP([.D1133];[Entrada.$A$8:.$D$1605];4;0)) = 1; 0;VLOOKUP([.D113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3];[Entrada.$A$8:.$C$1606];3;0)) = 1; 0;VLOOKUP([.D11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2</text:p>
          </table:table-cell>
          <table:table-cell/>
          <table:table-cell/>
          <table:table-cell table:style-name="ce5" office:value-type="string">
            <text:p>29,12</text:p>
          </table:table-cell>
          <table:table-cell table:style-name="ce16" table:formula="of:=IF(ISNA(VLOOKUP([.D1134];[Entrada.$A$8:.$B$1605];2;0)) = 1; 0;VLOOKUP([.D1134];[Entrada.$A$8:.$B$1605];2;0))" office:value-type="float" office:value="0">
            <text:p>0</text:p>
          </table:table-cell>
          <table:table-cell table:formula="of:=IF(ISNA(VLOOKUP([.D1134];[Entrada.$A$8:.$D$1605];4;0)) = 1; 0;VLOOKUP([.D113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4];[Entrada.$A$8:.$C$1606];3;0)) = 1; 0;VLOOKUP([.D11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3</text:p>
          </table:table-cell>
          <table:table-cell/>
          <table:table-cell/>
          <table:table-cell table:style-name="ce5" office:value-type="string">
            <text:p>29,13</text:p>
          </table:table-cell>
          <table:table-cell table:style-name="ce16" table:formula="of:=IF(ISNA(VLOOKUP([.D1135];[Entrada.$A$8:.$B$1605];2;0)) = 1; 0;VLOOKUP([.D1135];[Entrada.$A$8:.$B$1605];2;0))" office:value-type="float" office:value="0">
            <text:p>0</text:p>
          </table:table-cell>
          <table:table-cell table:formula="of:=IF(ISNA(VLOOKUP([.D1135];[Entrada.$A$8:.$D$1605];4;0)) = 1; 0;VLOOKUP([.D113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5];[Entrada.$A$8:.$C$1606];3;0)) = 1; 0;VLOOKUP([.D11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4</text:p>
          </table:table-cell>
          <table:table-cell/>
          <table:table-cell/>
          <table:table-cell table:style-name="ce5" office:value-type="string">
            <text:p>29,14</text:p>
          </table:table-cell>
          <table:table-cell table:style-name="ce16" table:formula="of:=IF(ISNA(VLOOKUP([.D1136];[Entrada.$A$8:.$B$1605];2;0)) = 1; 0;VLOOKUP([.D1136];[Entrada.$A$8:.$B$1605];2;0))" office:value-type="float" office:value="0">
            <text:p>0</text:p>
          </table:table-cell>
          <table:table-cell table:formula="of:=IF(ISNA(VLOOKUP([.D1136];[Entrada.$A$8:.$D$1605];4;0)) = 1; 0;VLOOKUP([.D113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6];[Entrada.$A$8:.$C$1606];3;0)) = 1; 0;VLOOKUP([.D11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5</text:p>
          </table:table-cell>
          <table:table-cell/>
          <table:table-cell/>
          <table:table-cell table:style-name="ce5" office:value-type="string">
            <text:p>29,15</text:p>
          </table:table-cell>
          <table:table-cell table:style-name="ce16" table:formula="of:=IF(ISNA(VLOOKUP([.D1137];[Entrada.$A$8:.$B$1605];2;0)) = 1; 0;VLOOKUP([.D1137];[Entrada.$A$8:.$B$1605];2;0))" office:value-type="float" office:value="0">
            <text:p>0</text:p>
          </table:table-cell>
          <table:table-cell table:formula="of:=IF(ISNA(VLOOKUP([.D1137];[Entrada.$A$8:.$D$1605];4;0)) = 1; 0;VLOOKUP([.D113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7];[Entrada.$A$8:.$C$1606];3;0)) = 1; 0;VLOOKUP([.D11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6</text:p>
          </table:table-cell>
          <table:table-cell/>
          <table:table-cell/>
          <table:table-cell table:style-name="ce5" office:value-type="string">
            <text:p>29,16</text:p>
          </table:table-cell>
          <table:table-cell table:style-name="ce16" table:formula="of:=IF(ISNA(VLOOKUP([.D1138];[Entrada.$A$8:.$B$1605];2;0)) = 1; 0;VLOOKUP([.D1138];[Entrada.$A$8:.$B$1605];2;0))" office:value-type="float" office:value="0">
            <text:p>0</text:p>
          </table:table-cell>
          <table:table-cell table:formula="of:=IF(ISNA(VLOOKUP([.D1138];[Entrada.$A$8:.$D$1605];4;0)) = 1; 0;VLOOKUP([.D113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8];[Entrada.$A$8:.$C$1606];3;0)) = 1; 0;VLOOKUP([.D11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7</text:p>
          </table:table-cell>
          <table:table-cell/>
          <table:table-cell/>
          <table:table-cell table:style-name="ce5" office:value-type="string">
            <text:p>29,17</text:p>
          </table:table-cell>
          <table:table-cell table:style-name="ce16" table:formula="of:=IF(ISNA(VLOOKUP([.D1139];[Entrada.$A$8:.$B$1605];2;0)) = 1; 0;VLOOKUP([.D1139];[Entrada.$A$8:.$B$1605];2;0))" office:value-type="float" office:value="0">
            <text:p>0</text:p>
          </table:table-cell>
          <table:table-cell table:formula="of:=IF(ISNA(VLOOKUP([.D1139];[Entrada.$A$8:.$D$1605];4;0)) = 1; 0;VLOOKUP([.D113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39];[Entrada.$A$8:.$C$1606];3;0)) = 1; 0;VLOOKUP([.D11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8</text:p>
          </table:table-cell>
          <table:table-cell/>
          <table:table-cell/>
          <table:table-cell table:style-name="ce5" office:value-type="string">
            <text:p>29,18</text:p>
          </table:table-cell>
          <table:table-cell table:style-name="ce16" table:formula="of:=IF(ISNA(VLOOKUP([.D1140];[Entrada.$A$8:.$B$1605];2;0)) = 1; 0;VLOOKUP([.D1140];[Entrada.$A$8:.$B$1605];2;0))" office:value-type="float" office:value="0">
            <text:p>0</text:p>
          </table:table-cell>
          <table:table-cell table:formula="of:=IF(ISNA(VLOOKUP([.D1140];[Entrada.$A$8:.$D$1605];4;0)) = 1; 0;VLOOKUP([.D114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0];[Entrada.$A$8:.$C$1606];3;0)) = 1; 0;VLOOKUP([.D11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19</text:p>
          </table:table-cell>
          <table:table-cell/>
          <table:table-cell/>
          <table:table-cell table:style-name="ce5" office:value-type="string">
            <text:p>29,19</text:p>
          </table:table-cell>
          <table:table-cell table:style-name="ce16" table:formula="of:=IF(ISNA(VLOOKUP([.D1141];[Entrada.$A$8:.$B$1605];2;0)) = 1; 0;VLOOKUP([.D1141];[Entrada.$A$8:.$B$1605];2;0))" office:value-type="float" office:value="0">
            <text:p>0</text:p>
          </table:table-cell>
          <table:table-cell table:formula="of:=IF(ISNA(VLOOKUP([.D1141];[Entrada.$A$8:.$D$1605];4;0)) = 1; 0;VLOOKUP([.D114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1];[Entrada.$A$8:.$C$1606];3;0)) = 1; 0;VLOOKUP([.D11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0</text:p>
          </table:table-cell>
          <table:table-cell/>
          <table:table-cell/>
          <table:table-cell table:style-name="ce5" office:value-type="string">
            <text:p>29,20</text:p>
          </table:table-cell>
          <table:table-cell table:style-name="ce16" table:formula="of:=IF(ISNA(VLOOKUP([.D1142];[Entrada.$A$8:.$B$1605];2;0)) = 1; 0;VLOOKUP([.D1142];[Entrada.$A$8:.$B$1605];2;0))" office:value-type="float" office:value="0">
            <text:p>0</text:p>
          </table:table-cell>
          <table:table-cell table:formula="of:=IF(ISNA(VLOOKUP([.D1142];[Entrada.$A$8:.$D$1605];4;0)) = 1; 0;VLOOKUP([.D114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2];[Entrada.$A$8:.$C$1606];3;0)) = 1; 0;VLOOKUP([.D11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1</text:p>
          </table:table-cell>
          <table:table-cell/>
          <table:table-cell/>
          <table:table-cell table:style-name="ce5" office:value-type="string">
            <text:p>29,21</text:p>
          </table:table-cell>
          <table:table-cell table:style-name="ce16" table:formula="of:=IF(ISNA(VLOOKUP([.D1143];[Entrada.$A$8:.$B$1605];2;0)) = 1; 0;VLOOKUP([.D1143];[Entrada.$A$8:.$B$1605];2;0))" office:value-type="float" office:value="0">
            <text:p>0</text:p>
          </table:table-cell>
          <table:table-cell table:formula="of:=IF(ISNA(VLOOKUP([.D1143];[Entrada.$A$8:.$D$1605];4;0)) = 1; 0;VLOOKUP([.D114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3];[Entrada.$A$8:.$C$1606];3;0)) = 1; 0;VLOOKUP([.D11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2</text:p>
          </table:table-cell>
          <table:table-cell/>
          <table:table-cell/>
          <table:table-cell table:style-name="ce5" office:value-type="string">
            <text:p>29,22</text:p>
          </table:table-cell>
          <table:table-cell table:style-name="ce16" table:formula="of:=IF(ISNA(VLOOKUP([.D1144];[Entrada.$A$8:.$B$1605];2;0)) = 1; 0;VLOOKUP([.D1144];[Entrada.$A$8:.$B$1605];2;0))" office:value-type="float" office:value="0">
            <text:p>0</text:p>
          </table:table-cell>
          <table:table-cell table:formula="of:=IF(ISNA(VLOOKUP([.D1144];[Entrada.$A$8:.$D$1605];4;0)) = 1; 0;VLOOKUP([.D114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4];[Entrada.$A$8:.$C$1606];3;0)) = 1; 0;VLOOKUP([.D11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3</text:p>
          </table:table-cell>
          <table:table-cell/>
          <table:table-cell/>
          <table:table-cell table:style-name="ce5" office:value-type="string">
            <text:p>29,23</text:p>
          </table:table-cell>
          <table:table-cell table:style-name="ce16" table:formula="of:=IF(ISNA(VLOOKUP([.D1145];[Entrada.$A$8:.$B$1605];2;0)) = 1; 0;VLOOKUP([.D1145];[Entrada.$A$8:.$B$1605];2;0))" office:value-type="float" office:value="0">
            <text:p>0</text:p>
          </table:table-cell>
          <table:table-cell table:formula="of:=IF(ISNA(VLOOKUP([.D1145];[Entrada.$A$8:.$D$1605];4;0)) = 1; 0;VLOOKUP([.D114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5];[Entrada.$A$8:.$C$1606];3;0)) = 1; 0;VLOOKUP([.D11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4</text:p>
          </table:table-cell>
          <table:table-cell/>
          <table:table-cell/>
          <table:table-cell table:style-name="ce5" office:value-type="string">
            <text:p>29,24</text:p>
          </table:table-cell>
          <table:table-cell table:style-name="ce16" table:formula="of:=IF(ISNA(VLOOKUP([.D1146];[Entrada.$A$8:.$B$1605];2;0)) = 1; 0;VLOOKUP([.D1146];[Entrada.$A$8:.$B$1605];2;0))" office:value-type="float" office:value="0">
            <text:p>0</text:p>
          </table:table-cell>
          <table:table-cell table:formula="of:=IF(ISNA(VLOOKUP([.D1146];[Entrada.$A$8:.$D$1605];4;0)) = 1; 0;VLOOKUP([.D114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6];[Entrada.$A$8:.$C$1606];3;0)) = 1; 0;VLOOKUP([.D11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5</text:p>
          </table:table-cell>
          <table:table-cell/>
          <table:table-cell/>
          <table:table-cell table:style-name="ce5" office:value-type="string">
            <text:p>29,25</text:p>
          </table:table-cell>
          <table:table-cell table:style-name="ce16" table:formula="of:=IF(ISNA(VLOOKUP([.D1147];[Entrada.$A$8:.$B$1605];2;0)) = 1; 0;VLOOKUP([.D1147];[Entrada.$A$8:.$B$1605];2;0))" office:value-type="float" office:value="0">
            <text:p>0</text:p>
          </table:table-cell>
          <table:table-cell table:formula="of:=IF(ISNA(VLOOKUP([.D1147];[Entrada.$A$8:.$D$1605];4;0)) = 1; 0;VLOOKUP([.D114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7];[Entrada.$A$8:.$C$1606];3;0)) = 1; 0;VLOOKUP([.D11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6</text:p>
          </table:table-cell>
          <table:table-cell/>
          <table:table-cell/>
          <table:table-cell table:style-name="ce5" office:value-type="string">
            <text:p>29,26</text:p>
          </table:table-cell>
          <table:table-cell table:style-name="ce16" table:formula="of:=IF(ISNA(VLOOKUP([.D1148];[Entrada.$A$8:.$B$1605];2;0)) = 1; 0;VLOOKUP([.D1148];[Entrada.$A$8:.$B$1605];2;0))" office:value-type="float" office:value="0">
            <text:p>0</text:p>
          </table:table-cell>
          <table:table-cell table:formula="of:=IF(ISNA(VLOOKUP([.D1148];[Entrada.$A$8:.$D$1605];4;0)) = 1; 0;VLOOKUP([.D114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8];[Entrada.$A$8:.$C$1606];3;0)) = 1; 0;VLOOKUP([.D11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7</text:p>
          </table:table-cell>
          <table:table-cell/>
          <table:table-cell/>
          <table:table-cell table:style-name="ce5" office:value-type="string">
            <text:p>29,27</text:p>
          </table:table-cell>
          <table:table-cell table:style-name="ce16" table:formula="of:=IF(ISNA(VLOOKUP([.D1149];[Entrada.$A$8:.$B$1605];2;0)) = 1; 0;VLOOKUP([.D1149];[Entrada.$A$8:.$B$1605];2;0))" office:value-type="float" office:value="0">
            <text:p>0</text:p>
          </table:table-cell>
          <table:table-cell table:formula="of:=IF(ISNA(VLOOKUP([.D1149];[Entrada.$A$8:.$D$1605];4;0)) = 1; 0;VLOOKUP([.D114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49];[Entrada.$A$8:.$C$1606];3;0)) = 1; 0;VLOOKUP([.D11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8</text:p>
          </table:table-cell>
          <table:table-cell/>
          <table:table-cell/>
          <table:table-cell table:style-name="ce5" office:value-type="string">
            <text:p>29,28</text:p>
          </table:table-cell>
          <table:table-cell table:style-name="ce16" table:formula="of:=IF(ISNA(VLOOKUP([.D1150];[Entrada.$A$8:.$B$1605];2;0)) = 1; 0;VLOOKUP([.D1150];[Entrada.$A$8:.$B$1605];2;0))" office:value-type="float" office:value="0">
            <text:p>0</text:p>
          </table:table-cell>
          <table:table-cell table:formula="of:=IF(ISNA(VLOOKUP([.D1150];[Entrada.$A$8:.$D$1605];4;0)) = 1; 0;VLOOKUP([.D115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0];[Entrada.$A$8:.$C$1606];3;0)) = 1; 0;VLOOKUP([.D11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29</text:p>
          </table:table-cell>
          <table:table-cell/>
          <table:table-cell/>
          <table:table-cell table:style-name="ce5" office:value-type="string">
            <text:p>29,29</text:p>
          </table:table-cell>
          <table:table-cell table:style-name="ce16" table:formula="of:=IF(ISNA(VLOOKUP([.D1151];[Entrada.$A$8:.$B$1605];2;0)) = 1; 0;VLOOKUP([.D1151];[Entrada.$A$8:.$B$1605];2;0))" office:value-type="float" office:value="0">
            <text:p>0</text:p>
          </table:table-cell>
          <table:table-cell table:formula="of:=IF(ISNA(VLOOKUP([.D1151];[Entrada.$A$8:.$D$1605];4;0)) = 1; 0;VLOOKUP([.D115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1];[Entrada.$A$8:.$C$1606];3;0)) = 1; 0;VLOOKUP([.D11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0</text:p>
          </table:table-cell>
          <table:table-cell/>
          <table:table-cell/>
          <table:table-cell table:style-name="ce5" office:value-type="string">
            <text:p>29,30</text:p>
          </table:table-cell>
          <table:table-cell table:style-name="ce16" table:formula="of:=IF(ISNA(VLOOKUP([.D1152];[Entrada.$A$8:.$B$1605];2;0)) = 1; 0;VLOOKUP([.D1152];[Entrada.$A$8:.$B$1605];2;0))" office:value-type="float" office:value="0">
            <text:p>0</text:p>
          </table:table-cell>
          <table:table-cell table:formula="of:=IF(ISNA(VLOOKUP([.D1152];[Entrada.$A$8:.$D$1605];4;0)) = 1; 0;VLOOKUP([.D115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2];[Entrada.$A$8:.$C$1606];3;0)) = 1; 0;VLOOKUP([.D11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1</text:p>
          </table:table-cell>
          <table:table-cell/>
          <table:table-cell/>
          <table:table-cell table:style-name="ce5" office:value-type="string">
            <text:p>29,31</text:p>
          </table:table-cell>
          <table:table-cell table:style-name="ce16" table:formula="of:=IF(ISNA(VLOOKUP([.D1153];[Entrada.$A$8:.$B$1605];2;0)) = 1; 0;VLOOKUP([.D1153];[Entrada.$A$8:.$B$1605];2;0))" office:value-type="float" office:value="0">
            <text:p>0</text:p>
          </table:table-cell>
          <table:table-cell table:formula="of:=IF(ISNA(VLOOKUP([.D1153];[Entrada.$A$8:.$D$1605];4;0)) = 1; 0;VLOOKUP([.D115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3];[Entrada.$A$8:.$C$1606];3;0)) = 1; 0;VLOOKUP([.D11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2</text:p>
          </table:table-cell>
          <table:table-cell/>
          <table:table-cell/>
          <table:table-cell table:style-name="ce5" office:value-type="string">
            <text:p>29,32</text:p>
          </table:table-cell>
          <table:table-cell table:style-name="ce16" table:formula="of:=IF(ISNA(VLOOKUP([.D1154];[Entrada.$A$8:.$B$1605];2;0)) = 1; 0;VLOOKUP([.D1154];[Entrada.$A$8:.$B$1605];2;0))" office:value-type="float" office:value="0">
            <text:p>0</text:p>
          </table:table-cell>
          <table:table-cell table:formula="of:=IF(ISNA(VLOOKUP([.D1154];[Entrada.$A$8:.$D$1605];4;0)) = 1; 0;VLOOKUP([.D115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4];[Entrada.$A$8:.$C$1606];3;0)) = 1; 0;VLOOKUP([.D11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3</text:p>
          </table:table-cell>
          <table:table-cell/>
          <table:table-cell/>
          <table:table-cell table:style-name="ce5" office:value-type="string">
            <text:p>29,33</text:p>
          </table:table-cell>
          <table:table-cell table:style-name="ce16" table:formula="of:=IF(ISNA(VLOOKUP([.D1155];[Entrada.$A$8:.$B$1605];2;0)) = 1; 0;VLOOKUP([.D1155];[Entrada.$A$8:.$B$1605];2;0))" office:value-type="float" office:value="0">
            <text:p>0</text:p>
          </table:table-cell>
          <table:table-cell table:formula="of:=IF(ISNA(VLOOKUP([.D1155];[Entrada.$A$8:.$D$1605];4;0)) = 1; 0;VLOOKUP([.D115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5];[Entrada.$A$8:.$C$1606];3;0)) = 1; 0;VLOOKUP([.D11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4</text:p>
          </table:table-cell>
          <table:table-cell/>
          <table:table-cell/>
          <table:table-cell table:style-name="ce5" office:value-type="string">
            <text:p>29,34</text:p>
          </table:table-cell>
          <table:table-cell table:style-name="ce16" table:formula="of:=IF(ISNA(VLOOKUP([.D1156];[Entrada.$A$8:.$B$1605];2;0)) = 1; 0;VLOOKUP([.D1156];[Entrada.$A$8:.$B$1605];2;0))" office:value-type="float" office:value="0">
            <text:p>0</text:p>
          </table:table-cell>
          <table:table-cell table:formula="of:=IF(ISNA(VLOOKUP([.D1156];[Entrada.$A$8:.$D$1605];4;0)) = 1; 0;VLOOKUP([.D115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6];[Entrada.$A$8:.$C$1606];3;0)) = 1; 0;VLOOKUP([.D11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5</text:p>
          </table:table-cell>
          <table:table-cell/>
          <table:table-cell/>
          <table:table-cell table:style-name="ce5" office:value-type="string">
            <text:p>29,35</text:p>
          </table:table-cell>
          <table:table-cell table:style-name="ce16" table:formula="of:=IF(ISNA(VLOOKUP([.D1157];[Entrada.$A$8:.$B$1605];2;0)) = 1; 0;VLOOKUP([.D1157];[Entrada.$A$8:.$B$1605];2;0))" office:value-type="float" office:value="0">
            <text:p>0</text:p>
          </table:table-cell>
          <table:table-cell table:formula="of:=IF(ISNA(VLOOKUP([.D1157];[Entrada.$A$8:.$D$1605];4;0)) = 1; 0;VLOOKUP([.D115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7];[Entrada.$A$8:.$C$1606];3;0)) = 1; 0;VLOOKUP([.D11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6</text:p>
          </table:table-cell>
          <table:table-cell/>
          <table:table-cell/>
          <table:table-cell table:style-name="ce5" office:value-type="string">
            <text:p>29,36</text:p>
          </table:table-cell>
          <table:table-cell table:style-name="ce16" table:formula="of:=IF(ISNA(VLOOKUP([.D1158];[Entrada.$A$8:.$B$1605];2;0)) = 1; 0;VLOOKUP([.D1158];[Entrada.$A$8:.$B$1605];2;0))" office:value-type="float" office:value="0">
            <text:p>0</text:p>
          </table:table-cell>
          <table:table-cell table:formula="of:=IF(ISNA(VLOOKUP([.D1158];[Entrada.$A$8:.$D$1605];4;0)) = 1; 0;VLOOKUP([.D115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8];[Entrada.$A$8:.$C$1606];3;0)) = 1; 0;VLOOKUP([.D11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7</text:p>
          </table:table-cell>
          <table:table-cell/>
          <table:table-cell/>
          <table:table-cell table:style-name="ce5" office:value-type="string">
            <text:p>29,37</text:p>
          </table:table-cell>
          <table:table-cell table:style-name="ce16" table:formula="of:=IF(ISNA(VLOOKUP([.D1159];[Entrada.$A$8:.$B$1605];2;0)) = 1; 0;VLOOKUP([.D1159];[Entrada.$A$8:.$B$1605];2;0))" office:value-type="float" office:value="0">
            <text:p>0</text:p>
          </table:table-cell>
          <table:table-cell table:formula="of:=IF(ISNA(VLOOKUP([.D1159];[Entrada.$A$8:.$D$1605];4;0)) = 1; 0;VLOOKUP([.D115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59];[Entrada.$A$8:.$C$1606];3;0)) = 1; 0;VLOOKUP([.D11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8</text:p>
          </table:table-cell>
          <table:table-cell/>
          <table:table-cell/>
          <table:table-cell table:style-name="ce5" office:value-type="string">
            <text:p>29,38</text:p>
          </table:table-cell>
          <table:table-cell table:style-name="ce16" table:formula="of:=IF(ISNA(VLOOKUP([.D1160];[Entrada.$A$8:.$B$1605];2;0)) = 1; 0;VLOOKUP([.D1160];[Entrada.$A$8:.$B$1605];2;0))" office:value-type="float" office:value="0">
            <text:p>0</text:p>
          </table:table-cell>
          <table:table-cell table:formula="of:=IF(ISNA(VLOOKUP([.D1160];[Entrada.$A$8:.$D$1605];4;0)) = 1; 0;VLOOKUP([.D116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0];[Entrada.$A$8:.$C$1606];3;0)) = 1; 0;VLOOKUP([.D11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39</text:p>
          </table:table-cell>
          <table:table-cell/>
          <table:table-cell/>
          <table:table-cell table:style-name="ce5" office:value-type="string">
            <text:p>29,39</text:p>
          </table:table-cell>
          <table:table-cell table:style-name="ce16" table:formula="of:=IF(ISNA(VLOOKUP([.D1161];[Entrada.$A$8:.$B$1605];2;0)) = 1; 0;VLOOKUP([.D1161];[Entrada.$A$8:.$B$1605];2;0))" office:value-type="float" office:value="0">
            <text:p>0</text:p>
          </table:table-cell>
          <table:table-cell table:formula="of:=IF(ISNA(VLOOKUP([.D1161];[Entrada.$A$8:.$D$1605];4;0)) = 1; 0;VLOOKUP([.D116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1];[Entrada.$A$8:.$C$1606];3;0)) = 1; 0;VLOOKUP([.D11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29,40</text:p>
          </table:table-cell>
          <table:table-cell/>
          <table:table-cell/>
          <table:table-cell table:style-name="ce5" office:value-type="string">
            <text:p>29,40</text:p>
          </table:table-cell>
          <table:table-cell table:style-name="ce16" table:formula="of:=IF(ISNA(VLOOKUP([.D1162];[Entrada.$A$8:.$B$1605];2;0)) = 1; 0;VLOOKUP([.D1162];[Entrada.$A$8:.$B$1605];2;0))" office:value-type="float" office:value="0">
            <text:p>0</text:p>
          </table:table-cell>
          <table:table-cell table:formula="of:=IF(ISNA(VLOOKUP([.D1162];[Entrada.$A$8:.$D$1605];4;0)) = 1; 0;VLOOKUP([.D116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2];[Entrada.$A$8:.$C$1606];3;0)) = 1; 0;VLOOKUP([.D11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</text:p>
          </table:table-cell>
          <table:table-cell/>
          <table:table-cell/>
          <table:table-cell table:style-name="ce5" office:value-type="string">
            <text:p>30,1</text:p>
          </table:table-cell>
          <table:table-cell table:style-name="ce16" table:formula="of:=IF(ISNA(VLOOKUP([.D1163];[Entrada.$A$8:.$B$1605];2;0)) = 1; 0;VLOOKUP([.D1163];[Entrada.$A$8:.$B$1605];2;0))" office:value-type="float" office:value="0">
            <text:p>0</text:p>
          </table:table-cell>
          <table:table-cell table:formula="of:=IF(ISNA(VLOOKUP([.D1163];[Entrada.$A$8:.$D$1605];4;0)) = 1; 0;VLOOKUP([.D116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3];[Entrada.$A$8:.$C$1606];3;0)) = 1; 0;VLOOKUP([.D11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</text:p>
          </table:table-cell>
          <table:table-cell/>
          <table:table-cell/>
          <table:table-cell table:style-name="ce5" office:value-type="string">
            <text:p>30,2</text:p>
          </table:table-cell>
          <table:table-cell table:style-name="ce16" table:formula="of:=IF(ISNA(VLOOKUP([.D1164];[Entrada.$A$8:.$B$1605];2;0)) = 1; 0;VLOOKUP([.D1164];[Entrada.$A$8:.$B$1605];2;0))" office:value-type="float" office:value="0">
            <text:p>0</text:p>
          </table:table-cell>
          <table:table-cell table:formula="of:=IF(ISNA(VLOOKUP([.D1164];[Entrada.$A$8:.$D$1605];4;0)) = 1; 0;VLOOKUP([.D116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4];[Entrada.$A$8:.$C$1606];3;0)) = 1; 0;VLOOKUP([.D11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</text:p>
          </table:table-cell>
          <table:table-cell/>
          <table:table-cell/>
          <table:table-cell table:style-name="ce5" office:value-type="string">
            <text:p>30,3</text:p>
          </table:table-cell>
          <table:table-cell table:style-name="ce16" table:formula="of:=IF(ISNA(VLOOKUP([.D1165];[Entrada.$A$8:.$B$1605];2;0)) = 1; 0;VLOOKUP([.D1165];[Entrada.$A$8:.$B$1605];2;0))" office:value-type="float" office:value="0">
            <text:p>0</text:p>
          </table:table-cell>
          <table:table-cell table:formula="of:=IF(ISNA(VLOOKUP([.D1165];[Entrada.$A$8:.$D$1605];4;0)) = 1; 0;VLOOKUP([.D116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5];[Entrada.$A$8:.$C$1606];3;0)) = 1; 0;VLOOKUP([.D11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4</text:p>
          </table:table-cell>
          <table:table-cell/>
          <table:table-cell/>
          <table:table-cell table:style-name="ce5" office:value-type="string">
            <text:p>30,4</text:p>
          </table:table-cell>
          <table:table-cell table:style-name="ce16" table:formula="of:=IF(ISNA(VLOOKUP([.D1166];[Entrada.$A$8:.$B$1605];2;0)) = 1; 0;VLOOKUP([.D1166];[Entrada.$A$8:.$B$1605];2;0))" office:value-type="float" office:value="0">
            <text:p>0</text:p>
          </table:table-cell>
          <table:table-cell table:formula="of:=IF(ISNA(VLOOKUP([.D1166];[Entrada.$A$8:.$D$1605];4;0)) = 1; 0;VLOOKUP([.D116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6];[Entrada.$A$8:.$C$1606];3;0)) = 1; 0;VLOOKUP([.D11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5</text:p>
          </table:table-cell>
          <table:table-cell/>
          <table:table-cell/>
          <table:table-cell table:style-name="ce5" office:value-type="string">
            <text:p>30,5</text:p>
          </table:table-cell>
          <table:table-cell table:style-name="ce16" table:formula="of:=IF(ISNA(VLOOKUP([.D1167];[Entrada.$A$8:.$B$1605];2;0)) = 1; 0;VLOOKUP([.D1167];[Entrada.$A$8:.$B$1605];2;0))" office:value-type="float" office:value="0">
            <text:p>0</text:p>
          </table:table-cell>
          <table:table-cell table:formula="of:=IF(ISNA(VLOOKUP([.D1167];[Entrada.$A$8:.$D$1605];4;0)) = 1; 0;VLOOKUP([.D116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7];[Entrada.$A$8:.$C$1606];3;0)) = 1; 0;VLOOKUP([.D11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6</text:p>
          </table:table-cell>
          <table:table-cell/>
          <table:table-cell/>
          <table:table-cell table:style-name="ce5" office:value-type="string">
            <text:p>30,6</text:p>
          </table:table-cell>
          <table:table-cell table:style-name="ce16" table:formula="of:=IF(ISNA(VLOOKUP([.D1168];[Entrada.$A$8:.$B$1605];2;0)) = 1; 0;VLOOKUP([.D1168];[Entrada.$A$8:.$B$1605];2;0))" office:value-type="float" office:value="0">
            <text:p>0</text:p>
          </table:table-cell>
          <table:table-cell table:formula="of:=IF(ISNA(VLOOKUP([.D1168];[Entrada.$A$8:.$D$1605];4;0)) = 1; 0;VLOOKUP([.D116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8];[Entrada.$A$8:.$C$1606];3;0)) = 1; 0;VLOOKUP([.D11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7</text:p>
          </table:table-cell>
          <table:table-cell/>
          <table:table-cell/>
          <table:table-cell table:style-name="ce5" office:value-type="string">
            <text:p>30,7</text:p>
          </table:table-cell>
          <table:table-cell table:style-name="ce16" table:formula="of:=IF(ISNA(VLOOKUP([.D1169];[Entrada.$A$8:.$B$1605];2;0)) = 1; 0;VLOOKUP([.D1169];[Entrada.$A$8:.$B$1605];2;0))" office:value-type="float" office:value="0">
            <text:p>0</text:p>
          </table:table-cell>
          <table:table-cell table:formula="of:=IF(ISNA(VLOOKUP([.D1169];[Entrada.$A$8:.$D$1605];4;0)) = 1; 0;VLOOKUP([.D116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69];[Entrada.$A$8:.$C$1606];3;0)) = 1; 0;VLOOKUP([.D11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8</text:p>
          </table:table-cell>
          <table:table-cell/>
          <table:table-cell/>
          <table:table-cell table:style-name="ce5" office:value-type="string">
            <text:p>30,8</text:p>
          </table:table-cell>
          <table:table-cell table:style-name="ce16" table:formula="of:=IF(ISNA(VLOOKUP([.D1170];[Entrada.$A$8:.$B$1605];2;0)) = 1; 0;VLOOKUP([.D1170];[Entrada.$A$8:.$B$1605];2;0))" office:value-type="float" office:value="0">
            <text:p>0</text:p>
          </table:table-cell>
          <table:table-cell table:formula="of:=IF(ISNA(VLOOKUP([.D1170];[Entrada.$A$8:.$D$1605];4;0)) = 1; 0;VLOOKUP([.D117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0];[Entrada.$A$8:.$C$1606];3;0)) = 1; 0;VLOOKUP([.D11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9</text:p>
          </table:table-cell>
          <table:table-cell/>
          <table:table-cell/>
          <table:table-cell table:style-name="ce5" office:value-type="string">
            <text:p>30,9</text:p>
          </table:table-cell>
          <table:table-cell table:style-name="ce16" table:formula="of:=IF(ISNA(VLOOKUP([.D1171];[Entrada.$A$8:.$B$1605];2;0)) = 1; 0;VLOOKUP([.D1171];[Entrada.$A$8:.$B$1605];2;0))" office:value-type="float" office:value="0">
            <text:p>0</text:p>
          </table:table-cell>
          <table:table-cell table:formula="of:=IF(ISNA(VLOOKUP([.D1171];[Entrada.$A$8:.$D$1605];4;0)) = 1; 0;VLOOKUP([.D117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1];[Entrada.$A$8:.$C$1606];3;0)) = 1; 0;VLOOKUP([.D11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0</text:p>
          </table:table-cell>
          <table:table-cell/>
          <table:table-cell/>
          <table:table-cell table:style-name="ce5" office:value-type="string">
            <text:p>30,10</text:p>
          </table:table-cell>
          <table:table-cell table:style-name="ce16" table:formula="of:=IF(ISNA(VLOOKUP([.D1172];[Entrada.$A$8:.$B$1605];2;0)) = 1; 0;VLOOKUP([.D1172];[Entrada.$A$8:.$B$1605];2;0))" office:value-type="float" office:value="0">
            <text:p>0</text:p>
          </table:table-cell>
          <table:table-cell table:formula="of:=IF(ISNA(VLOOKUP([.D1172];[Entrada.$A$8:.$D$1605];4;0)) = 1; 0;VLOOKUP([.D117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2];[Entrada.$A$8:.$C$1606];3;0)) = 1; 0;VLOOKUP([.D11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1</text:p>
          </table:table-cell>
          <table:table-cell/>
          <table:table-cell/>
          <table:table-cell table:style-name="ce5" office:value-type="string">
            <text:p>30,11</text:p>
          </table:table-cell>
          <table:table-cell table:style-name="ce16" table:formula="of:=IF(ISNA(VLOOKUP([.D1173];[Entrada.$A$8:.$B$1605];2;0)) = 1; 0;VLOOKUP([.D1173];[Entrada.$A$8:.$B$1605];2;0))" office:value-type="float" office:value="0">
            <text:p>0</text:p>
          </table:table-cell>
          <table:table-cell table:formula="of:=IF(ISNA(VLOOKUP([.D1173];[Entrada.$A$8:.$D$1605];4;0)) = 1; 0;VLOOKUP([.D117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3];[Entrada.$A$8:.$C$1606];3;0)) = 1; 0;VLOOKUP([.D11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2</text:p>
          </table:table-cell>
          <table:table-cell/>
          <table:table-cell/>
          <table:table-cell table:style-name="ce5" office:value-type="string">
            <text:p>30,12</text:p>
          </table:table-cell>
          <table:table-cell table:style-name="ce16" table:formula="of:=IF(ISNA(VLOOKUP([.D1174];[Entrada.$A$8:.$B$1605];2;0)) = 1; 0;VLOOKUP([.D1174];[Entrada.$A$8:.$B$1605];2;0))" office:value-type="float" office:value="0">
            <text:p>0</text:p>
          </table:table-cell>
          <table:table-cell table:formula="of:=IF(ISNA(VLOOKUP([.D1174];[Entrada.$A$8:.$D$1605];4;0)) = 1; 0;VLOOKUP([.D117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4];[Entrada.$A$8:.$C$1606];3;0)) = 1; 0;VLOOKUP([.D11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3</text:p>
          </table:table-cell>
          <table:table-cell/>
          <table:table-cell/>
          <table:table-cell table:style-name="ce5" office:value-type="string">
            <text:p>30,13</text:p>
          </table:table-cell>
          <table:table-cell table:style-name="ce16" table:formula="of:=IF(ISNA(VLOOKUP([.D1175];[Entrada.$A$8:.$B$1605];2;0)) = 1; 0;VLOOKUP([.D1175];[Entrada.$A$8:.$B$1605];2;0))" office:value-type="float" office:value="0">
            <text:p>0</text:p>
          </table:table-cell>
          <table:table-cell table:formula="of:=IF(ISNA(VLOOKUP([.D1175];[Entrada.$A$8:.$D$1605];4;0)) = 1; 0;VLOOKUP([.D117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5];[Entrada.$A$8:.$C$1606];3;0)) = 1; 0;VLOOKUP([.D11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4</text:p>
          </table:table-cell>
          <table:table-cell/>
          <table:table-cell/>
          <table:table-cell table:style-name="ce5" office:value-type="string">
            <text:p>30,14</text:p>
          </table:table-cell>
          <table:table-cell table:style-name="ce16" table:formula="of:=IF(ISNA(VLOOKUP([.D1176];[Entrada.$A$8:.$B$1605];2;0)) = 1; 0;VLOOKUP([.D1176];[Entrada.$A$8:.$B$1605];2;0))" office:value-type="float" office:value="0">
            <text:p>0</text:p>
          </table:table-cell>
          <table:table-cell table:formula="of:=IF(ISNA(VLOOKUP([.D1176];[Entrada.$A$8:.$D$1605];4;0)) = 1; 0;VLOOKUP([.D117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6];[Entrada.$A$8:.$C$1606];3;0)) = 1; 0;VLOOKUP([.D11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5</text:p>
          </table:table-cell>
          <table:table-cell/>
          <table:table-cell/>
          <table:table-cell table:style-name="ce5" office:value-type="string">
            <text:p>30,15</text:p>
          </table:table-cell>
          <table:table-cell table:style-name="ce16" table:formula="of:=IF(ISNA(VLOOKUP([.D1177];[Entrada.$A$8:.$B$1605];2;0)) = 1; 0;VLOOKUP([.D1177];[Entrada.$A$8:.$B$1605];2;0))" office:value-type="float" office:value="0">
            <text:p>0</text:p>
          </table:table-cell>
          <table:table-cell table:formula="of:=IF(ISNA(VLOOKUP([.D1177];[Entrada.$A$8:.$D$1605];4;0)) = 1; 0;VLOOKUP([.D117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7];[Entrada.$A$8:.$C$1606];3;0)) = 1; 0;VLOOKUP([.D11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6</text:p>
          </table:table-cell>
          <table:table-cell/>
          <table:table-cell/>
          <table:table-cell table:style-name="ce5" office:value-type="string">
            <text:p>30,16</text:p>
          </table:table-cell>
          <table:table-cell table:style-name="ce16" table:formula="of:=IF(ISNA(VLOOKUP([.D1178];[Entrada.$A$8:.$B$1605];2;0)) = 1; 0;VLOOKUP([.D1178];[Entrada.$A$8:.$B$1605];2;0))" office:value-type="float" office:value="0">
            <text:p>0</text:p>
          </table:table-cell>
          <table:table-cell table:formula="of:=IF(ISNA(VLOOKUP([.D1178];[Entrada.$A$8:.$D$1605];4;0)) = 1; 0;VLOOKUP([.D117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8];[Entrada.$A$8:.$C$1606];3;0)) = 1; 0;VLOOKUP([.D11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7</text:p>
          </table:table-cell>
          <table:table-cell/>
          <table:table-cell/>
          <table:table-cell table:style-name="ce5" office:value-type="string">
            <text:p>30,17</text:p>
          </table:table-cell>
          <table:table-cell table:style-name="ce16" table:formula="of:=IF(ISNA(VLOOKUP([.D1179];[Entrada.$A$8:.$B$1605];2;0)) = 1; 0;VLOOKUP([.D1179];[Entrada.$A$8:.$B$1605];2;0))" office:value-type="float" office:value="0">
            <text:p>0</text:p>
          </table:table-cell>
          <table:table-cell table:formula="of:=IF(ISNA(VLOOKUP([.D1179];[Entrada.$A$8:.$D$1605];4;0)) = 1; 0;VLOOKUP([.D117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79];[Entrada.$A$8:.$C$1606];3;0)) = 1; 0;VLOOKUP([.D11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8</text:p>
          </table:table-cell>
          <table:table-cell/>
          <table:table-cell/>
          <table:table-cell table:style-name="ce5" office:value-type="string">
            <text:p>30,18</text:p>
          </table:table-cell>
          <table:table-cell table:style-name="ce16" table:formula="of:=IF(ISNA(VLOOKUP([.D1180];[Entrada.$A$8:.$B$1605];2;0)) = 1; 0;VLOOKUP([.D1180];[Entrada.$A$8:.$B$1605];2;0))" office:value-type="float" office:value="0">
            <text:p>0</text:p>
          </table:table-cell>
          <table:table-cell table:formula="of:=IF(ISNA(VLOOKUP([.D1180];[Entrada.$A$8:.$D$1605];4;0)) = 1; 0;VLOOKUP([.D118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0];[Entrada.$A$8:.$C$1606];3;0)) = 1; 0;VLOOKUP([.D11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19</text:p>
          </table:table-cell>
          <table:table-cell/>
          <table:table-cell/>
          <table:table-cell table:style-name="ce5" office:value-type="string">
            <text:p>30,19</text:p>
          </table:table-cell>
          <table:table-cell table:style-name="ce16" table:formula="of:=IF(ISNA(VLOOKUP([.D1181];[Entrada.$A$8:.$B$1605];2;0)) = 1; 0;VLOOKUP([.D1181];[Entrada.$A$8:.$B$1605];2;0))" office:value-type="float" office:value="0">
            <text:p>0</text:p>
          </table:table-cell>
          <table:table-cell table:formula="of:=IF(ISNA(VLOOKUP([.D1181];[Entrada.$A$8:.$D$1605];4;0)) = 1; 0;VLOOKUP([.D118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1];[Entrada.$A$8:.$C$1606];3;0)) = 1; 0;VLOOKUP([.D11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0</text:p>
          </table:table-cell>
          <table:table-cell/>
          <table:table-cell/>
          <table:table-cell table:style-name="ce5" office:value-type="string">
            <text:p>30,20</text:p>
          </table:table-cell>
          <table:table-cell table:style-name="ce16" table:formula="of:=IF(ISNA(VLOOKUP([.D1182];[Entrada.$A$8:.$B$1605];2;0)) = 1; 0;VLOOKUP([.D1182];[Entrada.$A$8:.$B$1605];2;0))" office:value-type="float" office:value="0">
            <text:p>0</text:p>
          </table:table-cell>
          <table:table-cell table:formula="of:=IF(ISNA(VLOOKUP([.D1182];[Entrada.$A$8:.$D$1605];4;0)) = 1; 0;VLOOKUP([.D118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2];[Entrada.$A$8:.$C$1606];3;0)) = 1; 0;VLOOKUP([.D11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1</text:p>
          </table:table-cell>
          <table:table-cell/>
          <table:table-cell/>
          <table:table-cell table:style-name="ce5" office:value-type="string">
            <text:p>30,21</text:p>
          </table:table-cell>
          <table:table-cell table:style-name="ce16" table:formula="of:=IF(ISNA(VLOOKUP([.D1183];[Entrada.$A$8:.$B$1605];2;0)) = 1; 0;VLOOKUP([.D1183];[Entrada.$A$8:.$B$1605];2;0))" office:value-type="float" office:value="0">
            <text:p>0</text:p>
          </table:table-cell>
          <table:table-cell table:formula="of:=IF(ISNA(VLOOKUP([.D1183];[Entrada.$A$8:.$D$1605];4;0)) = 1; 0;VLOOKUP([.D118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3];[Entrada.$A$8:.$C$1606];3;0)) = 1; 0;VLOOKUP([.D11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2</text:p>
          </table:table-cell>
          <table:table-cell/>
          <table:table-cell/>
          <table:table-cell table:style-name="ce5" office:value-type="string">
            <text:p>30,22</text:p>
          </table:table-cell>
          <table:table-cell table:style-name="ce16" table:formula="of:=IF(ISNA(VLOOKUP([.D1184];[Entrada.$A$8:.$B$1605];2;0)) = 1; 0;VLOOKUP([.D1184];[Entrada.$A$8:.$B$1605];2;0))" office:value-type="float" office:value="0">
            <text:p>0</text:p>
          </table:table-cell>
          <table:table-cell table:formula="of:=IF(ISNA(VLOOKUP([.D1184];[Entrada.$A$8:.$D$1605];4;0)) = 1; 0;VLOOKUP([.D118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4];[Entrada.$A$8:.$C$1606];3;0)) = 1; 0;VLOOKUP([.D11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3</text:p>
          </table:table-cell>
          <table:table-cell/>
          <table:table-cell/>
          <table:table-cell table:style-name="ce5" office:value-type="string">
            <text:p>30,23</text:p>
          </table:table-cell>
          <table:table-cell table:style-name="ce16" table:formula="of:=IF(ISNA(VLOOKUP([.D1185];[Entrada.$A$8:.$B$1605];2;0)) = 1; 0;VLOOKUP([.D1185];[Entrada.$A$8:.$B$1605];2;0))" office:value-type="float" office:value="0">
            <text:p>0</text:p>
          </table:table-cell>
          <table:table-cell table:formula="of:=IF(ISNA(VLOOKUP([.D1185];[Entrada.$A$8:.$D$1605];4;0)) = 1; 0;VLOOKUP([.D118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5];[Entrada.$A$8:.$C$1606];3;0)) = 1; 0;VLOOKUP([.D11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4</text:p>
          </table:table-cell>
          <table:table-cell/>
          <table:table-cell/>
          <table:table-cell table:style-name="ce5" office:value-type="string">
            <text:p>30,24</text:p>
          </table:table-cell>
          <table:table-cell table:style-name="ce16" table:formula="of:=IF(ISNA(VLOOKUP([.D1186];[Entrada.$A$8:.$B$1605];2;0)) = 1; 0;VLOOKUP([.D1186];[Entrada.$A$8:.$B$1605];2;0))" office:value-type="float" office:value="0">
            <text:p>0</text:p>
          </table:table-cell>
          <table:table-cell table:formula="of:=IF(ISNA(VLOOKUP([.D1186];[Entrada.$A$8:.$D$1605];4;0)) = 1; 0;VLOOKUP([.D118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6];[Entrada.$A$8:.$C$1606];3;0)) = 1; 0;VLOOKUP([.D11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5</text:p>
          </table:table-cell>
          <table:table-cell/>
          <table:table-cell/>
          <table:table-cell table:style-name="ce5" office:value-type="string">
            <text:p>30,25</text:p>
          </table:table-cell>
          <table:table-cell table:style-name="ce16" table:formula="of:=IF(ISNA(VLOOKUP([.D1187];[Entrada.$A$8:.$B$1605];2;0)) = 1; 0;VLOOKUP([.D1187];[Entrada.$A$8:.$B$1605];2;0))" office:value-type="float" office:value="0">
            <text:p>0</text:p>
          </table:table-cell>
          <table:table-cell table:formula="of:=IF(ISNA(VLOOKUP([.D1187];[Entrada.$A$8:.$D$1605];4;0)) = 1; 0;VLOOKUP([.D118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7];[Entrada.$A$8:.$C$1606];3;0)) = 1; 0;VLOOKUP([.D11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6</text:p>
          </table:table-cell>
          <table:table-cell/>
          <table:table-cell/>
          <table:table-cell table:style-name="ce5" office:value-type="string">
            <text:p>30,26</text:p>
          </table:table-cell>
          <table:table-cell table:style-name="ce16" table:formula="of:=IF(ISNA(VLOOKUP([.D1188];[Entrada.$A$8:.$B$1605];2;0)) = 1; 0;VLOOKUP([.D1188];[Entrada.$A$8:.$B$1605];2;0))" office:value-type="float" office:value="0">
            <text:p>0</text:p>
          </table:table-cell>
          <table:table-cell table:formula="of:=IF(ISNA(VLOOKUP([.D1188];[Entrada.$A$8:.$D$1605];4;0)) = 1; 0;VLOOKUP([.D118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8];[Entrada.$A$8:.$C$1606];3;0)) = 1; 0;VLOOKUP([.D11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7</text:p>
          </table:table-cell>
          <table:table-cell/>
          <table:table-cell/>
          <table:table-cell table:style-name="ce5" office:value-type="string">
            <text:p>30,27</text:p>
          </table:table-cell>
          <table:table-cell table:style-name="ce16" table:formula="of:=IF(ISNA(VLOOKUP([.D1189];[Entrada.$A$8:.$B$1605];2;0)) = 1; 0;VLOOKUP([.D1189];[Entrada.$A$8:.$B$1605];2;0))" office:value-type="float" office:value="0">
            <text:p>0</text:p>
          </table:table-cell>
          <table:table-cell table:formula="of:=IF(ISNA(VLOOKUP([.D1189];[Entrada.$A$8:.$D$1605];4;0)) = 1; 0;VLOOKUP([.D118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89];[Entrada.$A$8:.$C$1606];3;0)) = 1; 0;VLOOKUP([.D11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8</text:p>
          </table:table-cell>
          <table:table-cell/>
          <table:table-cell/>
          <table:table-cell table:style-name="ce5" office:value-type="string">
            <text:p>30,28</text:p>
          </table:table-cell>
          <table:table-cell table:style-name="ce16" table:formula="of:=IF(ISNA(VLOOKUP([.D1190];[Entrada.$A$8:.$B$1605];2;0)) = 1; 0;VLOOKUP([.D1190];[Entrada.$A$8:.$B$1605];2;0))" office:value-type="float" office:value="0">
            <text:p>0</text:p>
          </table:table-cell>
          <table:table-cell table:formula="of:=IF(ISNA(VLOOKUP([.D1190];[Entrada.$A$8:.$D$1605];4;0)) = 1; 0;VLOOKUP([.D1190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0];[Entrada.$A$8:.$C$1606];3;0)) = 1; 0;VLOOKUP([.D11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29</text:p>
          </table:table-cell>
          <table:table-cell/>
          <table:table-cell/>
          <table:table-cell table:style-name="ce5" office:value-type="string">
            <text:p>30,29</text:p>
          </table:table-cell>
          <table:table-cell table:style-name="ce16" table:formula="of:=IF(ISNA(VLOOKUP([.D1191];[Entrada.$A$8:.$B$1605];2;0)) = 1; 0;VLOOKUP([.D1191];[Entrada.$A$8:.$B$1605];2;0))" office:value-type="float" office:value="0">
            <text:p>0</text:p>
          </table:table-cell>
          <table:table-cell table:formula="of:=IF(ISNA(VLOOKUP([.D1191];[Entrada.$A$8:.$D$1605];4;0)) = 1; 0;VLOOKUP([.D1191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1];[Entrada.$A$8:.$C$1606];3;0)) = 1; 0;VLOOKUP([.D11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0</text:p>
          </table:table-cell>
          <table:table-cell/>
          <table:table-cell/>
          <table:table-cell table:style-name="ce5" office:value-type="string">
            <text:p>30,30</text:p>
          </table:table-cell>
          <table:table-cell table:style-name="ce16" table:formula="of:=IF(ISNA(VLOOKUP([.D1192];[Entrada.$A$8:.$B$1605];2;0)) = 1; 0;VLOOKUP([.D1192];[Entrada.$A$8:.$B$1605];2;0))" office:value-type="float" office:value="0">
            <text:p>0</text:p>
          </table:table-cell>
          <table:table-cell table:formula="of:=IF(ISNA(VLOOKUP([.D1192];[Entrada.$A$8:.$D$1605];4;0)) = 1; 0;VLOOKUP([.D1192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2];[Entrada.$A$8:.$C$1606];3;0)) = 1; 0;VLOOKUP([.D11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1</text:p>
          </table:table-cell>
          <table:table-cell/>
          <table:table-cell/>
          <table:table-cell table:style-name="ce5" office:value-type="string">
            <text:p>30,31</text:p>
          </table:table-cell>
          <table:table-cell table:style-name="ce16" table:formula="of:=IF(ISNA(VLOOKUP([.D1193];[Entrada.$A$8:.$B$1605];2;0)) = 1; 0;VLOOKUP([.D1193];[Entrada.$A$8:.$B$1605];2;0))" office:value-type="float" office:value="0">
            <text:p>0</text:p>
          </table:table-cell>
          <table:table-cell table:formula="of:=IF(ISNA(VLOOKUP([.D1193];[Entrada.$A$8:.$D$1605];4;0)) = 1; 0;VLOOKUP([.D1193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3];[Entrada.$A$8:.$C$1606];3;0)) = 1; 0;VLOOKUP([.D11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2</text:p>
          </table:table-cell>
          <table:table-cell/>
          <table:table-cell/>
          <table:table-cell table:style-name="ce5" office:value-type="string">
            <text:p>30,32</text:p>
          </table:table-cell>
          <table:table-cell table:style-name="ce16" table:formula="of:=IF(ISNA(VLOOKUP([.D1194];[Entrada.$A$8:.$B$1605];2;0)) = 1; 0;VLOOKUP([.D1194];[Entrada.$A$8:.$B$1605];2;0))" office:value-type="float" office:value="0">
            <text:p>0</text:p>
          </table:table-cell>
          <table:table-cell table:formula="of:=IF(ISNA(VLOOKUP([.D1194];[Entrada.$A$8:.$D$1605];4;0)) = 1; 0;VLOOKUP([.D1194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4];[Entrada.$A$8:.$C$1606];3;0)) = 1; 0;VLOOKUP([.D11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3</text:p>
          </table:table-cell>
          <table:table-cell/>
          <table:table-cell/>
          <table:table-cell table:style-name="ce5" office:value-type="string">
            <text:p>30,33</text:p>
          </table:table-cell>
          <table:table-cell table:style-name="ce16" table:formula="of:=IF(ISNA(VLOOKUP([.D1195];[Entrada.$A$8:.$B$1605];2;0)) = 1; 0;VLOOKUP([.D1195];[Entrada.$A$8:.$B$1605];2;0))" office:value-type="float" office:value="0">
            <text:p>0</text:p>
          </table:table-cell>
          <table:table-cell table:formula="of:=IF(ISNA(VLOOKUP([.D1195];[Entrada.$A$8:.$D$1605];4;0)) = 1; 0;VLOOKUP([.D1195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5];[Entrada.$A$8:.$C$1606];3;0)) = 1; 0;VLOOKUP([.D11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4</text:p>
          </table:table-cell>
          <table:table-cell/>
          <table:table-cell/>
          <table:table-cell table:style-name="ce5" office:value-type="string">
            <text:p>30,34</text:p>
          </table:table-cell>
          <table:table-cell table:style-name="ce16" table:formula="of:=IF(ISNA(VLOOKUP([.D1196];[Entrada.$A$8:.$B$1605];2;0)) = 1; 0;VLOOKUP([.D1196];[Entrada.$A$8:.$B$1605];2;0))" office:value-type="float" office:value="0">
            <text:p>0</text:p>
          </table:table-cell>
          <table:table-cell table:formula="of:=IF(ISNA(VLOOKUP([.D1196];[Entrada.$A$8:.$D$1605];4;0)) = 1; 0;VLOOKUP([.D1196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6];[Entrada.$A$8:.$C$1606];3;0)) = 1; 0;VLOOKUP([.D11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5</text:p>
          </table:table-cell>
          <table:table-cell/>
          <table:table-cell/>
          <table:table-cell table:style-name="ce5" office:value-type="string">
            <text:p>30,35</text:p>
          </table:table-cell>
          <table:table-cell table:style-name="ce16" table:formula="of:=IF(ISNA(VLOOKUP([.D1197];[Entrada.$A$8:.$B$1605];2;0)) = 1; 0;VLOOKUP([.D1197];[Entrada.$A$8:.$B$1605];2;0))" office:value-type="float" office:value="0">
            <text:p>0</text:p>
          </table:table-cell>
          <table:table-cell table:formula="of:=IF(ISNA(VLOOKUP([.D1197];[Entrada.$A$8:.$D$1605];4;0)) = 1; 0;VLOOKUP([.D1197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7];[Entrada.$A$8:.$C$1606];3;0)) = 1; 0;VLOOKUP([.D11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6</text:p>
          </table:table-cell>
          <table:table-cell/>
          <table:table-cell/>
          <table:table-cell table:style-name="ce5" office:value-type="string">
            <text:p>30,36</text:p>
          </table:table-cell>
          <table:table-cell table:style-name="ce16" table:formula="of:=IF(ISNA(VLOOKUP([.D1198];[Entrada.$A$8:.$B$1605];2;0)) = 1; 0;VLOOKUP([.D1198];[Entrada.$A$8:.$B$1605];2;0))" office:value-type="float" office:value="0">
            <text:p>0</text:p>
          </table:table-cell>
          <table:table-cell table:formula="of:=IF(ISNA(VLOOKUP([.D1198];[Entrada.$A$8:.$D$1605];4;0)) = 1; 0;VLOOKUP([.D1198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8];[Entrada.$A$8:.$C$1606];3;0)) = 1; 0;VLOOKUP([.D11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7</text:p>
          </table:table-cell>
          <table:table-cell/>
          <table:table-cell/>
          <table:table-cell table:style-name="ce5" office:value-type="string">
            <text:p>30,37</text:p>
          </table:table-cell>
          <table:table-cell table:style-name="ce16" table:formula="of:=IF(ISNA(VLOOKUP([.D1199];[Entrada.$A$8:.$B$1605];2;0)) = 1; 0;VLOOKUP([.D1199];[Entrada.$A$8:.$B$1605];2;0))" office:value-type="float" office:value="0">
            <text:p>0</text:p>
          </table:table-cell>
          <table:table-cell table:formula="of:=IF(ISNA(VLOOKUP([.D1199];[Entrada.$A$8:.$D$1605];4;0)) = 1; 0;VLOOKUP([.D1199];[Entrada.$A$8:.$D$1605];4;0))" office:value-type="float" office:value="0">
            <text:p>0</text:p>
          </table:table-cell>
          <table:table-cell table:number-columns-repeated="21"/>
          <table:table-cell table:style-name="ce23" table:formula="of:=[.B11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199];[Entrada.$A$8:.$C$1606];3;0)) = 1; 0;VLOOKUP([.D11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8</text:p>
          </table:table-cell>
          <table:table-cell/>
          <table:table-cell/>
          <table:table-cell table:style-name="ce5" office:value-type="string">
            <text:p>30,38</text:p>
          </table:table-cell>
          <table:table-cell table:style-name="ce16" table:formula="of:=IF(ISNA(VLOOKUP([.D1200];[Entrada.$A$8:.$B$1605];2;0)) = 1; 0;VLOOKUP([.D1200];[Entrada.$A$8:.$B$1605];2;0))" office:value-type="float" office:value="0">
            <text:p>0</text:p>
          </table:table-cell>
          <table:table-cell table:formula="of:=IF(ISNA(VLOOKUP([.D1200];[Entrada.$A$8:.$D$1605];4;0)) = 1; 0;VLOOKUP([.D120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0];[Entrada.$A$8:.$C$1606];3;0)) = 1; 0;VLOOKUP([.D12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39</text:p>
          </table:table-cell>
          <table:table-cell/>
          <table:table-cell/>
          <table:table-cell table:style-name="ce5" office:value-type="string">
            <text:p>30,39</text:p>
          </table:table-cell>
          <table:table-cell table:style-name="ce16" table:formula="of:=IF(ISNA(VLOOKUP([.D1201];[Entrada.$A$8:.$B$1605];2;0)) = 1; 0;VLOOKUP([.D1201];[Entrada.$A$8:.$B$1605];2;0))" office:value-type="float" office:value="0">
            <text:p>0</text:p>
          </table:table-cell>
          <table:table-cell table:formula="of:=IF(ISNA(VLOOKUP([.D1201];[Entrada.$A$8:.$D$1605];4;0)) = 1; 0;VLOOKUP([.D120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1];[Entrada.$A$8:.$C$1606];3;0)) = 1; 0;VLOOKUP([.D12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0,40</text:p>
          </table:table-cell>
          <table:table-cell/>
          <table:table-cell/>
          <table:table-cell table:style-name="ce5" office:value-type="string">
            <text:p>30,40</text:p>
          </table:table-cell>
          <table:table-cell table:style-name="ce16" table:formula="of:=IF(ISNA(VLOOKUP([.D1202];[Entrada.$A$8:.$B$1605];2;0)) = 1; 0;VLOOKUP([.D1202];[Entrada.$A$8:.$B$1605];2;0))" office:value-type="float" office:value="0">
            <text:p>0</text:p>
          </table:table-cell>
          <table:table-cell table:formula="of:=IF(ISNA(VLOOKUP([.D1202];[Entrada.$A$8:.$D$1605];4;0)) = 1; 0;VLOOKUP([.D120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2];[Entrada.$A$8:.$C$1606];3;0)) = 1; 0;VLOOKUP([.D12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</text:p>
          </table:table-cell>
          <table:table-cell/>
          <table:table-cell/>
          <table:table-cell table:style-name="ce5" office:value-type="string">
            <text:p>31,1</text:p>
          </table:table-cell>
          <table:table-cell table:style-name="ce16" table:formula="of:=IF(ISNA(VLOOKUP([.D1203];[Entrada.$A$8:.$B$1605];2;0)) = 1; 0;VLOOKUP([.D1203];[Entrada.$A$8:.$B$1605];2;0))" office:value-type="float" office:value="0">
            <text:p>0</text:p>
          </table:table-cell>
          <table:table-cell table:formula="of:=IF(ISNA(VLOOKUP([.D1203];[Entrada.$A$8:.$D$1605];4;0)) = 1; 0;VLOOKUP([.D120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3];[Entrada.$A$8:.$C$1606];3;0)) = 1; 0;VLOOKUP([.D12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</text:p>
          </table:table-cell>
          <table:table-cell/>
          <table:table-cell/>
          <table:table-cell table:style-name="ce5" office:value-type="string">
            <text:p>31,2</text:p>
          </table:table-cell>
          <table:table-cell table:style-name="ce16" table:formula="of:=IF(ISNA(VLOOKUP([.D1204];[Entrada.$A$8:.$B$1605];2;0)) = 1; 0;VLOOKUP([.D1204];[Entrada.$A$8:.$B$1605];2;0))" office:value-type="float" office:value="0">
            <text:p>0</text:p>
          </table:table-cell>
          <table:table-cell table:formula="of:=IF(ISNA(VLOOKUP([.D1204];[Entrada.$A$8:.$D$1605];4;0)) = 1; 0;VLOOKUP([.D120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4];[Entrada.$A$8:.$C$1606];3;0)) = 1; 0;VLOOKUP([.D12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</text:p>
          </table:table-cell>
          <table:table-cell/>
          <table:table-cell/>
          <table:table-cell table:style-name="ce5" office:value-type="string">
            <text:p>31,3</text:p>
          </table:table-cell>
          <table:table-cell table:style-name="ce16" table:formula="of:=IF(ISNA(VLOOKUP([.D1205];[Entrada.$A$8:.$B$1605];2;0)) = 1; 0;VLOOKUP([.D1205];[Entrada.$A$8:.$B$1605];2;0))" office:value-type="float" office:value="0">
            <text:p>0</text:p>
          </table:table-cell>
          <table:table-cell table:formula="of:=IF(ISNA(VLOOKUP([.D1205];[Entrada.$A$8:.$D$1605];4;0)) = 1; 0;VLOOKUP([.D120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5];[Entrada.$A$8:.$C$1606];3;0)) = 1; 0;VLOOKUP([.D12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4</text:p>
          </table:table-cell>
          <table:table-cell/>
          <table:table-cell/>
          <table:table-cell table:style-name="ce5" office:value-type="string">
            <text:p>31,4</text:p>
          </table:table-cell>
          <table:table-cell table:style-name="ce16" table:formula="of:=IF(ISNA(VLOOKUP([.D1206];[Entrada.$A$8:.$B$1605];2;0)) = 1; 0;VLOOKUP([.D1206];[Entrada.$A$8:.$B$1605];2;0))" office:value-type="float" office:value="0">
            <text:p>0</text:p>
          </table:table-cell>
          <table:table-cell table:formula="of:=IF(ISNA(VLOOKUP([.D1206];[Entrada.$A$8:.$D$1605];4;0)) = 1; 0;VLOOKUP([.D120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6];[Entrada.$A$8:.$C$1606];3;0)) = 1; 0;VLOOKUP([.D12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5</text:p>
          </table:table-cell>
          <table:table-cell/>
          <table:table-cell/>
          <table:table-cell table:style-name="ce5" office:value-type="string">
            <text:p>31,5</text:p>
          </table:table-cell>
          <table:table-cell table:style-name="ce16" table:formula="of:=IF(ISNA(VLOOKUP([.D1207];[Entrada.$A$8:.$B$1605];2;0)) = 1; 0;VLOOKUP([.D1207];[Entrada.$A$8:.$B$1605];2;0))" office:value-type="float" office:value="0">
            <text:p>0</text:p>
          </table:table-cell>
          <table:table-cell table:formula="of:=IF(ISNA(VLOOKUP([.D1207];[Entrada.$A$8:.$D$1605];4;0)) = 1; 0;VLOOKUP([.D120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7];[Entrada.$A$8:.$C$1606];3;0)) = 1; 0;VLOOKUP([.D12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6</text:p>
          </table:table-cell>
          <table:table-cell/>
          <table:table-cell/>
          <table:table-cell table:style-name="ce5" office:value-type="string">
            <text:p>31,6</text:p>
          </table:table-cell>
          <table:table-cell table:style-name="ce16" table:formula="of:=IF(ISNA(VLOOKUP([.D1208];[Entrada.$A$8:.$B$1605];2;0)) = 1; 0;VLOOKUP([.D1208];[Entrada.$A$8:.$B$1605];2;0))" office:value-type="float" office:value="0">
            <text:p>0</text:p>
          </table:table-cell>
          <table:table-cell table:formula="of:=IF(ISNA(VLOOKUP([.D1208];[Entrada.$A$8:.$D$1605];4;0)) = 1; 0;VLOOKUP([.D120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8];[Entrada.$A$8:.$C$1606];3;0)) = 1; 0;VLOOKUP([.D12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7</text:p>
          </table:table-cell>
          <table:table-cell/>
          <table:table-cell/>
          <table:table-cell table:style-name="ce5" office:value-type="string">
            <text:p>31,7</text:p>
          </table:table-cell>
          <table:table-cell table:style-name="ce16" table:formula="of:=IF(ISNA(VLOOKUP([.D1209];[Entrada.$A$8:.$B$1605];2;0)) = 1; 0;VLOOKUP([.D1209];[Entrada.$A$8:.$B$1605];2;0))" office:value-type="float" office:value="0">
            <text:p>0</text:p>
          </table:table-cell>
          <table:table-cell table:formula="of:=IF(ISNA(VLOOKUP([.D1209];[Entrada.$A$8:.$D$1605];4;0)) = 1; 0;VLOOKUP([.D120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09];[Entrada.$A$8:.$C$1606];3;0)) = 1; 0;VLOOKUP([.D12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8</text:p>
          </table:table-cell>
          <table:table-cell/>
          <table:table-cell/>
          <table:table-cell table:style-name="ce5" office:value-type="string">
            <text:p>31,8</text:p>
          </table:table-cell>
          <table:table-cell table:style-name="ce16" table:formula="of:=IF(ISNA(VLOOKUP([.D1210];[Entrada.$A$8:.$B$1605];2;0)) = 1; 0;VLOOKUP([.D1210];[Entrada.$A$8:.$B$1605];2;0))" office:value-type="float" office:value="0">
            <text:p>0</text:p>
          </table:table-cell>
          <table:table-cell table:formula="of:=IF(ISNA(VLOOKUP([.D1210];[Entrada.$A$8:.$D$1605];4;0)) = 1; 0;VLOOKUP([.D121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0];[Entrada.$A$8:.$C$1606];3;0)) = 1; 0;VLOOKUP([.D12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9</text:p>
          </table:table-cell>
          <table:table-cell/>
          <table:table-cell/>
          <table:table-cell table:style-name="ce5" office:value-type="string">
            <text:p>31,9</text:p>
          </table:table-cell>
          <table:table-cell table:style-name="ce16" table:formula="of:=IF(ISNA(VLOOKUP([.D1211];[Entrada.$A$8:.$B$1605];2;0)) = 1; 0;VLOOKUP([.D1211];[Entrada.$A$8:.$B$1605];2;0))" office:value-type="float" office:value="0">
            <text:p>0</text:p>
          </table:table-cell>
          <table:table-cell table:formula="of:=IF(ISNA(VLOOKUP([.D1211];[Entrada.$A$8:.$D$1605];4;0)) = 1; 0;VLOOKUP([.D121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1];[Entrada.$A$8:.$C$1606];3;0)) = 1; 0;VLOOKUP([.D12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0</text:p>
          </table:table-cell>
          <table:table-cell/>
          <table:table-cell/>
          <table:table-cell table:style-name="ce5" office:value-type="string">
            <text:p>31,10</text:p>
          </table:table-cell>
          <table:table-cell table:style-name="ce16" table:formula="of:=IF(ISNA(VLOOKUP([.D1212];[Entrada.$A$8:.$B$1605];2;0)) = 1; 0;VLOOKUP([.D1212];[Entrada.$A$8:.$B$1605];2;0))" office:value-type="float" office:value="0">
            <text:p>0</text:p>
          </table:table-cell>
          <table:table-cell table:formula="of:=IF(ISNA(VLOOKUP([.D1212];[Entrada.$A$8:.$D$1605];4;0)) = 1; 0;VLOOKUP([.D121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2];[Entrada.$A$8:.$C$1606];3;0)) = 1; 0;VLOOKUP([.D12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1</text:p>
          </table:table-cell>
          <table:table-cell/>
          <table:table-cell/>
          <table:table-cell table:style-name="ce5" office:value-type="string">
            <text:p>31,11</text:p>
          </table:table-cell>
          <table:table-cell table:style-name="ce16" table:formula="of:=IF(ISNA(VLOOKUP([.D1213];[Entrada.$A$8:.$B$1605];2;0)) = 1; 0;VLOOKUP([.D1213];[Entrada.$A$8:.$B$1605];2;0))" office:value-type="float" office:value="0">
            <text:p>0</text:p>
          </table:table-cell>
          <table:table-cell table:formula="of:=IF(ISNA(VLOOKUP([.D1213];[Entrada.$A$8:.$D$1605];4;0)) = 1; 0;VLOOKUP([.D121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3];[Entrada.$A$8:.$C$1606];3;0)) = 1; 0;VLOOKUP([.D12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2</text:p>
          </table:table-cell>
          <table:table-cell/>
          <table:table-cell/>
          <table:table-cell table:style-name="ce5" office:value-type="string">
            <text:p>31,12</text:p>
          </table:table-cell>
          <table:table-cell table:style-name="ce16" table:formula="of:=IF(ISNA(VLOOKUP([.D1214];[Entrada.$A$8:.$B$1605];2;0)) = 1; 0;VLOOKUP([.D1214];[Entrada.$A$8:.$B$1605];2;0))" office:value-type="float" office:value="0">
            <text:p>0</text:p>
          </table:table-cell>
          <table:table-cell table:formula="of:=IF(ISNA(VLOOKUP([.D1214];[Entrada.$A$8:.$D$1605];4;0)) = 1; 0;VLOOKUP([.D121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4];[Entrada.$A$8:.$C$1606];3;0)) = 1; 0;VLOOKUP([.D12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3</text:p>
          </table:table-cell>
          <table:table-cell/>
          <table:table-cell/>
          <table:table-cell table:style-name="ce5" office:value-type="string">
            <text:p>31,13</text:p>
          </table:table-cell>
          <table:table-cell table:style-name="ce16" table:formula="of:=IF(ISNA(VLOOKUP([.D1215];[Entrada.$A$8:.$B$1605];2;0)) = 1; 0;VLOOKUP([.D1215];[Entrada.$A$8:.$B$1605];2;0))" office:value-type="float" office:value="0">
            <text:p>0</text:p>
          </table:table-cell>
          <table:table-cell table:formula="of:=IF(ISNA(VLOOKUP([.D1215];[Entrada.$A$8:.$D$1605];4;0)) = 1; 0;VLOOKUP([.D121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5];[Entrada.$A$8:.$C$1606];3;0)) = 1; 0;VLOOKUP([.D12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4</text:p>
          </table:table-cell>
          <table:table-cell/>
          <table:table-cell/>
          <table:table-cell table:style-name="ce5" office:value-type="string">
            <text:p>31,14</text:p>
          </table:table-cell>
          <table:table-cell table:style-name="ce16" table:formula="of:=IF(ISNA(VLOOKUP([.D1216];[Entrada.$A$8:.$B$1605];2;0)) = 1; 0;VLOOKUP([.D1216];[Entrada.$A$8:.$B$1605];2;0))" office:value-type="float" office:value="0">
            <text:p>0</text:p>
          </table:table-cell>
          <table:table-cell table:formula="of:=IF(ISNA(VLOOKUP([.D1216];[Entrada.$A$8:.$D$1605];4;0)) = 1; 0;VLOOKUP([.D121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6];[Entrada.$A$8:.$C$1606];3;0)) = 1; 0;VLOOKUP([.D12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5</text:p>
          </table:table-cell>
          <table:table-cell/>
          <table:table-cell/>
          <table:table-cell table:style-name="ce5" office:value-type="string">
            <text:p>31,15</text:p>
          </table:table-cell>
          <table:table-cell table:style-name="ce16" table:formula="of:=IF(ISNA(VLOOKUP([.D1217];[Entrada.$A$8:.$B$1605];2;0)) = 1; 0;VLOOKUP([.D1217];[Entrada.$A$8:.$B$1605];2;0))" office:value-type="float" office:value="0">
            <text:p>0</text:p>
          </table:table-cell>
          <table:table-cell table:formula="of:=IF(ISNA(VLOOKUP([.D1217];[Entrada.$A$8:.$D$1605];4;0)) = 1; 0;VLOOKUP([.D121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7];[Entrada.$A$8:.$C$1606];3;0)) = 1; 0;VLOOKUP([.D12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6</text:p>
          </table:table-cell>
          <table:table-cell/>
          <table:table-cell/>
          <table:table-cell table:style-name="ce5" office:value-type="string">
            <text:p>31,16</text:p>
          </table:table-cell>
          <table:table-cell table:style-name="ce16" table:formula="of:=IF(ISNA(VLOOKUP([.D1218];[Entrada.$A$8:.$B$1605];2;0)) = 1; 0;VLOOKUP([.D1218];[Entrada.$A$8:.$B$1605];2;0))" office:value-type="float" office:value="0">
            <text:p>0</text:p>
          </table:table-cell>
          <table:table-cell table:formula="of:=IF(ISNA(VLOOKUP([.D1218];[Entrada.$A$8:.$D$1605];4;0)) = 1; 0;VLOOKUP([.D121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8];[Entrada.$A$8:.$C$1606];3;0)) = 1; 0;VLOOKUP([.D12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7</text:p>
          </table:table-cell>
          <table:table-cell/>
          <table:table-cell/>
          <table:table-cell table:style-name="ce5" office:value-type="string">
            <text:p>31,17</text:p>
          </table:table-cell>
          <table:table-cell table:style-name="ce16" table:formula="of:=IF(ISNA(VLOOKUP([.D1219];[Entrada.$A$8:.$B$1605];2;0)) = 1; 0;VLOOKUP([.D1219];[Entrada.$A$8:.$B$1605];2;0))" office:value-type="float" office:value="0">
            <text:p>0</text:p>
          </table:table-cell>
          <table:table-cell table:formula="of:=IF(ISNA(VLOOKUP([.D1219];[Entrada.$A$8:.$D$1605];4;0)) = 1; 0;VLOOKUP([.D121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19];[Entrada.$A$8:.$C$1606];3;0)) = 1; 0;VLOOKUP([.D12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8</text:p>
          </table:table-cell>
          <table:table-cell/>
          <table:table-cell/>
          <table:table-cell table:style-name="ce5" office:value-type="string">
            <text:p>31,18</text:p>
          </table:table-cell>
          <table:table-cell table:style-name="ce16" table:formula="of:=IF(ISNA(VLOOKUP([.D1220];[Entrada.$A$8:.$B$1605];2;0)) = 1; 0;VLOOKUP([.D1220];[Entrada.$A$8:.$B$1605];2;0))" office:value-type="float" office:value="0">
            <text:p>0</text:p>
          </table:table-cell>
          <table:table-cell table:formula="of:=IF(ISNA(VLOOKUP([.D1220];[Entrada.$A$8:.$D$1605];4;0)) = 1; 0;VLOOKUP([.D122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0];[Entrada.$A$8:.$C$1606];3;0)) = 1; 0;VLOOKUP([.D12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19</text:p>
          </table:table-cell>
          <table:table-cell/>
          <table:table-cell/>
          <table:table-cell table:style-name="ce5" office:value-type="string">
            <text:p>31,19</text:p>
          </table:table-cell>
          <table:table-cell table:style-name="ce16" table:formula="of:=IF(ISNA(VLOOKUP([.D1221];[Entrada.$A$8:.$B$1605];2;0)) = 1; 0;VLOOKUP([.D1221];[Entrada.$A$8:.$B$1605];2;0))" office:value-type="float" office:value="0">
            <text:p>0</text:p>
          </table:table-cell>
          <table:table-cell table:formula="of:=IF(ISNA(VLOOKUP([.D1221];[Entrada.$A$8:.$D$1605];4;0)) = 1; 0;VLOOKUP([.D122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1];[Entrada.$A$8:.$C$1606];3;0)) = 1; 0;VLOOKUP([.D12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0</text:p>
          </table:table-cell>
          <table:table-cell/>
          <table:table-cell/>
          <table:table-cell table:style-name="ce5" office:value-type="string">
            <text:p>31,20</text:p>
          </table:table-cell>
          <table:table-cell table:style-name="ce16" table:formula="of:=IF(ISNA(VLOOKUP([.D1222];[Entrada.$A$8:.$B$1605];2;0)) = 1; 0;VLOOKUP([.D1222];[Entrada.$A$8:.$B$1605];2;0))" office:value-type="float" office:value="0">
            <text:p>0</text:p>
          </table:table-cell>
          <table:table-cell table:formula="of:=IF(ISNA(VLOOKUP([.D1222];[Entrada.$A$8:.$D$1605];4;0)) = 1; 0;VLOOKUP([.D122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2];[Entrada.$A$8:.$C$1606];3;0)) = 1; 0;VLOOKUP([.D12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1</text:p>
          </table:table-cell>
          <table:table-cell/>
          <table:table-cell/>
          <table:table-cell table:style-name="ce5" office:value-type="string">
            <text:p>31,21</text:p>
          </table:table-cell>
          <table:table-cell table:style-name="ce16" table:formula="of:=IF(ISNA(VLOOKUP([.D1223];[Entrada.$A$8:.$B$1605];2;0)) = 1; 0;VLOOKUP([.D1223];[Entrada.$A$8:.$B$1605];2;0))" office:value-type="float" office:value="0">
            <text:p>0</text:p>
          </table:table-cell>
          <table:table-cell table:formula="of:=IF(ISNA(VLOOKUP([.D1223];[Entrada.$A$8:.$D$1605];4;0)) = 1; 0;VLOOKUP([.D122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3];[Entrada.$A$8:.$C$1606];3;0)) = 1; 0;VLOOKUP([.D12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2</text:p>
          </table:table-cell>
          <table:table-cell/>
          <table:table-cell/>
          <table:table-cell table:style-name="ce5" office:value-type="string">
            <text:p>31,22</text:p>
          </table:table-cell>
          <table:table-cell table:style-name="ce16" table:formula="of:=IF(ISNA(VLOOKUP([.D1224];[Entrada.$A$8:.$B$1605];2;0)) = 1; 0;VLOOKUP([.D1224];[Entrada.$A$8:.$B$1605];2;0))" office:value-type="float" office:value="0">
            <text:p>0</text:p>
          </table:table-cell>
          <table:table-cell table:formula="of:=IF(ISNA(VLOOKUP([.D1224];[Entrada.$A$8:.$D$1605];4;0)) = 1; 0;VLOOKUP([.D122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4];[Entrada.$A$8:.$C$1606];3;0)) = 1; 0;VLOOKUP([.D12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3</text:p>
          </table:table-cell>
          <table:table-cell/>
          <table:table-cell/>
          <table:table-cell table:style-name="ce5" office:value-type="string">
            <text:p>31,23</text:p>
          </table:table-cell>
          <table:table-cell table:style-name="ce16" table:formula="of:=IF(ISNA(VLOOKUP([.D1225];[Entrada.$A$8:.$B$1605];2;0)) = 1; 0;VLOOKUP([.D1225];[Entrada.$A$8:.$B$1605];2;0))" office:value-type="float" office:value="0">
            <text:p>0</text:p>
          </table:table-cell>
          <table:table-cell table:formula="of:=IF(ISNA(VLOOKUP([.D1225];[Entrada.$A$8:.$D$1605];4;0)) = 1; 0;VLOOKUP([.D122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5];[Entrada.$A$8:.$C$1606];3;0)) = 1; 0;VLOOKUP([.D12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4</text:p>
          </table:table-cell>
          <table:table-cell/>
          <table:table-cell/>
          <table:table-cell table:style-name="ce5" office:value-type="string">
            <text:p>31,24</text:p>
          </table:table-cell>
          <table:table-cell table:style-name="ce16" table:formula="of:=IF(ISNA(VLOOKUP([.D1226];[Entrada.$A$8:.$B$1605];2;0)) = 1; 0;VLOOKUP([.D1226];[Entrada.$A$8:.$B$1605];2;0))" office:value-type="float" office:value="0">
            <text:p>0</text:p>
          </table:table-cell>
          <table:table-cell table:formula="of:=IF(ISNA(VLOOKUP([.D1226];[Entrada.$A$8:.$D$1605];4;0)) = 1; 0;VLOOKUP([.D122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6];[Entrada.$A$8:.$C$1606];3;0)) = 1; 0;VLOOKUP([.D12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5</text:p>
          </table:table-cell>
          <table:table-cell/>
          <table:table-cell/>
          <table:table-cell table:style-name="ce5" office:value-type="string">
            <text:p>31,25</text:p>
          </table:table-cell>
          <table:table-cell table:style-name="ce16" table:formula="of:=IF(ISNA(VLOOKUP([.D1227];[Entrada.$A$8:.$B$1605];2;0)) = 1; 0;VLOOKUP([.D1227];[Entrada.$A$8:.$B$1605];2;0))" office:value-type="float" office:value="0">
            <text:p>0</text:p>
          </table:table-cell>
          <table:table-cell table:formula="of:=IF(ISNA(VLOOKUP([.D1227];[Entrada.$A$8:.$D$1605];4;0)) = 1; 0;VLOOKUP([.D122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7];[Entrada.$A$8:.$C$1606];3;0)) = 1; 0;VLOOKUP([.D12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6</text:p>
          </table:table-cell>
          <table:table-cell/>
          <table:table-cell/>
          <table:table-cell table:style-name="ce5" office:value-type="string">
            <text:p>31,26</text:p>
          </table:table-cell>
          <table:table-cell table:style-name="ce16" table:formula="of:=IF(ISNA(VLOOKUP([.D1228];[Entrada.$A$8:.$B$1605];2;0)) = 1; 0;VLOOKUP([.D1228];[Entrada.$A$8:.$B$1605];2;0))" office:value-type="float" office:value="0">
            <text:p>0</text:p>
          </table:table-cell>
          <table:table-cell table:formula="of:=IF(ISNA(VLOOKUP([.D1228];[Entrada.$A$8:.$D$1605];4;0)) = 1; 0;VLOOKUP([.D122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8];[Entrada.$A$8:.$C$1606];3;0)) = 1; 0;VLOOKUP([.D12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7</text:p>
          </table:table-cell>
          <table:table-cell/>
          <table:table-cell/>
          <table:table-cell table:style-name="ce5" office:value-type="string">
            <text:p>31,27</text:p>
          </table:table-cell>
          <table:table-cell table:style-name="ce16" table:formula="of:=IF(ISNA(VLOOKUP([.D1229];[Entrada.$A$8:.$B$1605];2;0)) = 1; 0;VLOOKUP([.D1229];[Entrada.$A$8:.$B$1605];2;0))" office:value-type="float" office:value="0">
            <text:p>0</text:p>
          </table:table-cell>
          <table:table-cell table:formula="of:=IF(ISNA(VLOOKUP([.D1229];[Entrada.$A$8:.$D$1605];4;0)) = 1; 0;VLOOKUP([.D122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29];[Entrada.$A$8:.$C$1606];3;0)) = 1; 0;VLOOKUP([.D12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8</text:p>
          </table:table-cell>
          <table:table-cell/>
          <table:table-cell/>
          <table:table-cell table:style-name="ce5" office:value-type="string">
            <text:p>31,28</text:p>
          </table:table-cell>
          <table:table-cell table:style-name="ce16" table:formula="of:=IF(ISNA(VLOOKUP([.D1230];[Entrada.$A$8:.$B$1605];2;0)) = 1; 0;VLOOKUP([.D1230];[Entrada.$A$8:.$B$1605];2;0))" office:value-type="float" office:value="0">
            <text:p>0</text:p>
          </table:table-cell>
          <table:table-cell table:formula="of:=IF(ISNA(VLOOKUP([.D1230];[Entrada.$A$8:.$D$1605];4;0)) = 1; 0;VLOOKUP([.D123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0];[Entrada.$A$8:.$C$1606];3;0)) = 1; 0;VLOOKUP([.D12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29</text:p>
          </table:table-cell>
          <table:table-cell/>
          <table:table-cell/>
          <table:table-cell table:style-name="ce5" office:value-type="string">
            <text:p>31,29</text:p>
          </table:table-cell>
          <table:table-cell table:style-name="ce16" table:formula="of:=IF(ISNA(VLOOKUP([.D1231];[Entrada.$A$8:.$B$1605];2;0)) = 1; 0;VLOOKUP([.D1231];[Entrada.$A$8:.$B$1605];2;0))" office:value-type="float" office:value="0">
            <text:p>0</text:p>
          </table:table-cell>
          <table:table-cell table:formula="of:=IF(ISNA(VLOOKUP([.D1231];[Entrada.$A$8:.$D$1605];4;0)) = 1; 0;VLOOKUP([.D123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1];[Entrada.$A$8:.$C$1606];3;0)) = 1; 0;VLOOKUP([.D12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0</text:p>
          </table:table-cell>
          <table:table-cell/>
          <table:table-cell/>
          <table:table-cell table:style-name="ce5" office:value-type="string">
            <text:p>31,30</text:p>
          </table:table-cell>
          <table:table-cell table:style-name="ce16" table:formula="of:=IF(ISNA(VLOOKUP([.D1232];[Entrada.$A$8:.$B$1605];2;0)) = 1; 0;VLOOKUP([.D1232];[Entrada.$A$8:.$B$1605];2;0))" office:value-type="float" office:value="0">
            <text:p>0</text:p>
          </table:table-cell>
          <table:table-cell table:formula="of:=IF(ISNA(VLOOKUP([.D1232];[Entrada.$A$8:.$D$1605];4;0)) = 1; 0;VLOOKUP([.D123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2];[Entrada.$A$8:.$C$1606];3;0)) = 1; 0;VLOOKUP([.D12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1</text:p>
          </table:table-cell>
          <table:table-cell/>
          <table:table-cell/>
          <table:table-cell table:style-name="ce5" office:value-type="string">
            <text:p>31,31</text:p>
          </table:table-cell>
          <table:table-cell table:style-name="ce16" table:formula="of:=IF(ISNA(VLOOKUP([.D1233];[Entrada.$A$8:.$B$1605];2;0)) = 1; 0;VLOOKUP([.D1233];[Entrada.$A$8:.$B$1605];2;0))" office:value-type="float" office:value="0">
            <text:p>0</text:p>
          </table:table-cell>
          <table:table-cell table:formula="of:=IF(ISNA(VLOOKUP([.D1233];[Entrada.$A$8:.$D$1605];4;0)) = 1; 0;VLOOKUP([.D123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3];[Entrada.$A$8:.$C$1606];3;0)) = 1; 0;VLOOKUP([.D12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2</text:p>
          </table:table-cell>
          <table:table-cell/>
          <table:table-cell/>
          <table:table-cell table:style-name="ce5" office:value-type="string">
            <text:p>31,32</text:p>
          </table:table-cell>
          <table:table-cell table:style-name="ce16" table:formula="of:=IF(ISNA(VLOOKUP([.D1234];[Entrada.$A$8:.$B$1605];2;0)) = 1; 0;VLOOKUP([.D1234];[Entrada.$A$8:.$B$1605];2;0))" office:value-type="float" office:value="0">
            <text:p>0</text:p>
          </table:table-cell>
          <table:table-cell table:formula="of:=IF(ISNA(VLOOKUP([.D1234];[Entrada.$A$8:.$D$1605];4;0)) = 1; 0;VLOOKUP([.D123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4];[Entrada.$A$8:.$C$1606];3;0)) = 1; 0;VLOOKUP([.D12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3</text:p>
          </table:table-cell>
          <table:table-cell/>
          <table:table-cell/>
          <table:table-cell table:style-name="ce5" office:value-type="string">
            <text:p>31,33</text:p>
          </table:table-cell>
          <table:table-cell table:style-name="ce16" table:formula="of:=IF(ISNA(VLOOKUP([.D1235];[Entrada.$A$8:.$B$1605];2;0)) = 1; 0;VLOOKUP([.D1235];[Entrada.$A$8:.$B$1605];2;0))" office:value-type="float" office:value="0">
            <text:p>0</text:p>
          </table:table-cell>
          <table:table-cell table:formula="of:=IF(ISNA(VLOOKUP([.D1235];[Entrada.$A$8:.$D$1605];4;0)) = 1; 0;VLOOKUP([.D123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5];[Entrada.$A$8:.$C$1606];3;0)) = 1; 0;VLOOKUP([.D12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4</text:p>
          </table:table-cell>
          <table:table-cell/>
          <table:table-cell/>
          <table:table-cell table:style-name="ce5" office:value-type="string">
            <text:p>31,34</text:p>
          </table:table-cell>
          <table:table-cell table:style-name="ce16" table:formula="of:=IF(ISNA(VLOOKUP([.D1236];[Entrada.$A$8:.$B$1605];2;0)) = 1; 0;VLOOKUP([.D1236];[Entrada.$A$8:.$B$1605];2;0))" office:value-type="float" office:value="0">
            <text:p>0</text:p>
          </table:table-cell>
          <table:table-cell table:formula="of:=IF(ISNA(VLOOKUP([.D1236];[Entrada.$A$8:.$D$1605];4;0)) = 1; 0;VLOOKUP([.D123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6];[Entrada.$A$8:.$C$1606];3;0)) = 1; 0;VLOOKUP([.D12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5</text:p>
          </table:table-cell>
          <table:table-cell/>
          <table:table-cell/>
          <table:table-cell table:style-name="ce5" office:value-type="string">
            <text:p>31,35</text:p>
          </table:table-cell>
          <table:table-cell table:style-name="ce16" table:formula="of:=IF(ISNA(VLOOKUP([.D1237];[Entrada.$A$8:.$B$1605];2;0)) = 1; 0;VLOOKUP([.D1237];[Entrada.$A$8:.$B$1605];2;0))" office:value-type="float" office:value="0">
            <text:p>0</text:p>
          </table:table-cell>
          <table:table-cell table:formula="of:=IF(ISNA(VLOOKUP([.D1237];[Entrada.$A$8:.$D$1605];4;0)) = 1; 0;VLOOKUP([.D123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7];[Entrada.$A$8:.$C$1606];3;0)) = 1; 0;VLOOKUP([.D12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6</text:p>
          </table:table-cell>
          <table:table-cell/>
          <table:table-cell/>
          <table:table-cell table:style-name="ce5" office:value-type="string">
            <text:p>31,36</text:p>
          </table:table-cell>
          <table:table-cell table:style-name="ce16" table:formula="of:=IF(ISNA(VLOOKUP([.D1238];[Entrada.$A$8:.$B$1605];2;0)) = 1; 0;VLOOKUP([.D1238];[Entrada.$A$8:.$B$1605];2;0))" office:value-type="float" office:value="0">
            <text:p>0</text:p>
          </table:table-cell>
          <table:table-cell table:formula="of:=IF(ISNA(VLOOKUP([.D1238];[Entrada.$A$8:.$D$1605];4;0)) = 1; 0;VLOOKUP([.D123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8];[Entrada.$A$8:.$C$1606];3;0)) = 1; 0;VLOOKUP([.D12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7</text:p>
          </table:table-cell>
          <table:table-cell/>
          <table:table-cell/>
          <table:table-cell table:style-name="ce5" office:value-type="string">
            <text:p>31,37</text:p>
          </table:table-cell>
          <table:table-cell table:style-name="ce16" table:formula="of:=IF(ISNA(VLOOKUP([.D1239];[Entrada.$A$8:.$B$1605];2;0)) = 1; 0;VLOOKUP([.D1239];[Entrada.$A$8:.$B$1605];2;0))" office:value-type="float" office:value="0">
            <text:p>0</text:p>
          </table:table-cell>
          <table:table-cell table:formula="of:=IF(ISNA(VLOOKUP([.D1239];[Entrada.$A$8:.$D$1605];4;0)) = 1; 0;VLOOKUP([.D123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39];[Entrada.$A$8:.$C$1606];3;0)) = 1; 0;VLOOKUP([.D12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8</text:p>
          </table:table-cell>
          <table:table-cell/>
          <table:table-cell/>
          <table:table-cell table:style-name="ce5" office:value-type="string">
            <text:p>31,38</text:p>
          </table:table-cell>
          <table:table-cell table:style-name="ce16" table:formula="of:=IF(ISNA(VLOOKUP([.D1240];[Entrada.$A$8:.$B$1605];2;0)) = 1; 0;VLOOKUP([.D1240];[Entrada.$A$8:.$B$1605];2;0))" office:value-type="float" office:value="0">
            <text:p>0</text:p>
          </table:table-cell>
          <table:table-cell table:formula="of:=IF(ISNA(VLOOKUP([.D1240];[Entrada.$A$8:.$D$1605];4;0)) = 1; 0;VLOOKUP([.D124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0];[Entrada.$A$8:.$C$1606];3;0)) = 1; 0;VLOOKUP([.D12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39</text:p>
          </table:table-cell>
          <table:table-cell/>
          <table:table-cell/>
          <table:table-cell table:style-name="ce5" office:value-type="string">
            <text:p>31,39</text:p>
          </table:table-cell>
          <table:table-cell table:style-name="ce16" table:formula="of:=IF(ISNA(VLOOKUP([.D1241];[Entrada.$A$8:.$B$1605];2;0)) = 1; 0;VLOOKUP([.D1241];[Entrada.$A$8:.$B$1605];2;0))" office:value-type="float" office:value="0">
            <text:p>0</text:p>
          </table:table-cell>
          <table:table-cell table:formula="of:=IF(ISNA(VLOOKUP([.D1241];[Entrada.$A$8:.$D$1605];4;0)) = 1; 0;VLOOKUP([.D124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1];[Entrada.$A$8:.$C$1606];3;0)) = 1; 0;VLOOKUP([.D12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1,40</text:p>
          </table:table-cell>
          <table:table-cell/>
          <table:table-cell/>
          <table:table-cell table:style-name="ce5" office:value-type="string">
            <text:p>31,40</text:p>
          </table:table-cell>
          <table:table-cell table:style-name="ce16" table:formula="of:=IF(ISNA(VLOOKUP([.D1242];[Entrada.$A$8:.$B$1605];2;0)) = 1; 0;VLOOKUP([.D1242];[Entrada.$A$8:.$B$1605];2;0))" office:value-type="float" office:value="0">
            <text:p>0</text:p>
          </table:table-cell>
          <table:table-cell table:formula="of:=IF(ISNA(VLOOKUP([.D1242];[Entrada.$A$8:.$D$1605];4;0)) = 1; 0;VLOOKUP([.D124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2];[Entrada.$A$8:.$C$1606];3;0)) = 1; 0;VLOOKUP([.D12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</text:p>
          </table:table-cell>
          <table:table-cell/>
          <table:table-cell/>
          <table:table-cell table:style-name="ce5" office:value-type="string">
            <text:p>32,1</text:p>
          </table:table-cell>
          <table:table-cell table:style-name="ce16" table:formula="of:=IF(ISNA(VLOOKUP([.D1243];[Entrada.$A$8:.$B$1605];2;0)) = 1; 0;VLOOKUP([.D1243];[Entrada.$A$8:.$B$1605];2;0))" office:value-type="float" office:value="0">
            <text:p>0</text:p>
          </table:table-cell>
          <table:table-cell table:formula="of:=IF(ISNA(VLOOKUP([.D1243];[Entrada.$A$8:.$D$1605];4;0)) = 1; 0;VLOOKUP([.D124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3];[Entrada.$A$8:.$C$1606];3;0)) = 1; 0;VLOOKUP([.D12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</text:p>
          </table:table-cell>
          <table:table-cell/>
          <table:table-cell/>
          <table:table-cell table:style-name="ce5" office:value-type="string">
            <text:p>32,2</text:p>
          </table:table-cell>
          <table:table-cell table:style-name="ce16" table:formula="of:=IF(ISNA(VLOOKUP([.D1244];[Entrada.$A$8:.$B$1605];2;0)) = 1; 0;VLOOKUP([.D1244];[Entrada.$A$8:.$B$1605];2;0))" office:value-type="float" office:value="0">
            <text:p>0</text:p>
          </table:table-cell>
          <table:table-cell table:formula="of:=IF(ISNA(VLOOKUP([.D1244];[Entrada.$A$8:.$D$1605];4;0)) = 1; 0;VLOOKUP([.D124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4];[Entrada.$A$8:.$C$1606];3;0)) = 1; 0;VLOOKUP([.D12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</text:p>
          </table:table-cell>
          <table:table-cell/>
          <table:table-cell/>
          <table:table-cell table:style-name="ce5" office:value-type="string">
            <text:p>32,3</text:p>
          </table:table-cell>
          <table:table-cell table:style-name="ce16" table:formula="of:=IF(ISNA(VLOOKUP([.D1245];[Entrada.$A$8:.$B$1605];2;0)) = 1; 0;VLOOKUP([.D1245];[Entrada.$A$8:.$B$1605];2;0))" office:value-type="float" office:value="0">
            <text:p>0</text:p>
          </table:table-cell>
          <table:table-cell table:formula="of:=IF(ISNA(VLOOKUP([.D1245];[Entrada.$A$8:.$D$1605];4;0)) = 1; 0;VLOOKUP([.D124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5];[Entrada.$A$8:.$C$1606];3;0)) = 1; 0;VLOOKUP([.D12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4</text:p>
          </table:table-cell>
          <table:table-cell/>
          <table:table-cell/>
          <table:table-cell table:style-name="ce5" office:value-type="string">
            <text:p>32,4</text:p>
          </table:table-cell>
          <table:table-cell table:style-name="ce16" table:formula="of:=IF(ISNA(VLOOKUP([.D1246];[Entrada.$A$8:.$B$1605];2;0)) = 1; 0;VLOOKUP([.D1246];[Entrada.$A$8:.$B$1605];2;0))" office:value-type="float" office:value="0">
            <text:p>0</text:p>
          </table:table-cell>
          <table:table-cell table:formula="of:=IF(ISNA(VLOOKUP([.D1246];[Entrada.$A$8:.$D$1605];4;0)) = 1; 0;VLOOKUP([.D124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6];[Entrada.$A$8:.$C$1606];3;0)) = 1; 0;VLOOKUP([.D12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5</text:p>
          </table:table-cell>
          <table:table-cell/>
          <table:table-cell/>
          <table:table-cell table:style-name="ce5" office:value-type="string">
            <text:p>32,5</text:p>
          </table:table-cell>
          <table:table-cell table:style-name="ce16" table:formula="of:=IF(ISNA(VLOOKUP([.D1247];[Entrada.$A$8:.$B$1605];2;0)) = 1; 0;VLOOKUP([.D1247];[Entrada.$A$8:.$B$1605];2;0))" office:value-type="float" office:value="0">
            <text:p>0</text:p>
          </table:table-cell>
          <table:table-cell table:formula="of:=IF(ISNA(VLOOKUP([.D1247];[Entrada.$A$8:.$D$1605];4;0)) = 1; 0;VLOOKUP([.D124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7];[Entrada.$A$8:.$C$1606];3;0)) = 1; 0;VLOOKUP([.D12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6</text:p>
          </table:table-cell>
          <table:table-cell/>
          <table:table-cell/>
          <table:table-cell table:style-name="ce5" office:value-type="string">
            <text:p>32,6</text:p>
          </table:table-cell>
          <table:table-cell table:style-name="ce16" table:formula="of:=IF(ISNA(VLOOKUP([.D1248];[Entrada.$A$8:.$B$1605];2;0)) = 1; 0;VLOOKUP([.D1248];[Entrada.$A$8:.$B$1605];2;0))" office:value-type="float" office:value="0">
            <text:p>0</text:p>
          </table:table-cell>
          <table:table-cell table:formula="of:=IF(ISNA(VLOOKUP([.D1248];[Entrada.$A$8:.$D$1605];4;0)) = 1; 0;VLOOKUP([.D124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8];[Entrada.$A$8:.$C$1606];3;0)) = 1; 0;VLOOKUP([.D12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7</text:p>
          </table:table-cell>
          <table:table-cell/>
          <table:table-cell/>
          <table:table-cell table:style-name="ce5" office:value-type="string">
            <text:p>32,7</text:p>
          </table:table-cell>
          <table:table-cell table:style-name="ce16" table:formula="of:=IF(ISNA(VLOOKUP([.D1249];[Entrada.$A$8:.$B$1605];2;0)) = 1; 0;VLOOKUP([.D1249];[Entrada.$A$8:.$B$1605];2;0))" office:value-type="float" office:value="0">
            <text:p>0</text:p>
          </table:table-cell>
          <table:table-cell table:formula="of:=IF(ISNA(VLOOKUP([.D1249];[Entrada.$A$8:.$D$1605];4;0)) = 1; 0;VLOOKUP([.D124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49];[Entrada.$A$8:.$C$1606];3;0)) = 1; 0;VLOOKUP([.D12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8</text:p>
          </table:table-cell>
          <table:table-cell/>
          <table:table-cell/>
          <table:table-cell table:style-name="ce5" office:value-type="string">
            <text:p>32,8</text:p>
          </table:table-cell>
          <table:table-cell table:style-name="ce16" table:formula="of:=IF(ISNA(VLOOKUP([.D1250];[Entrada.$A$8:.$B$1605];2;0)) = 1; 0;VLOOKUP([.D1250];[Entrada.$A$8:.$B$1605];2;0))" office:value-type="float" office:value="0">
            <text:p>0</text:p>
          </table:table-cell>
          <table:table-cell table:formula="of:=IF(ISNA(VLOOKUP([.D1250];[Entrada.$A$8:.$D$1605];4;0)) = 1; 0;VLOOKUP([.D125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0];[Entrada.$A$8:.$C$1606];3;0)) = 1; 0;VLOOKUP([.D12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9</text:p>
          </table:table-cell>
          <table:table-cell/>
          <table:table-cell/>
          <table:table-cell table:style-name="ce5" office:value-type="string">
            <text:p>32,9</text:p>
          </table:table-cell>
          <table:table-cell table:style-name="ce16" table:formula="of:=IF(ISNA(VLOOKUP([.D1251];[Entrada.$A$8:.$B$1605];2;0)) = 1; 0;VLOOKUP([.D1251];[Entrada.$A$8:.$B$1605];2;0))" office:value-type="float" office:value="0">
            <text:p>0</text:p>
          </table:table-cell>
          <table:table-cell table:formula="of:=IF(ISNA(VLOOKUP([.D1251];[Entrada.$A$8:.$D$1605];4;0)) = 1; 0;VLOOKUP([.D125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1];[Entrada.$A$8:.$C$1606];3;0)) = 1; 0;VLOOKUP([.D12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0</text:p>
          </table:table-cell>
          <table:table-cell/>
          <table:table-cell/>
          <table:table-cell table:style-name="ce5" office:value-type="string">
            <text:p>32,10</text:p>
          </table:table-cell>
          <table:table-cell table:style-name="ce16" table:formula="of:=IF(ISNA(VLOOKUP([.D1252];[Entrada.$A$8:.$B$1605];2;0)) = 1; 0;VLOOKUP([.D1252];[Entrada.$A$8:.$B$1605];2;0))" office:value-type="float" office:value="0">
            <text:p>0</text:p>
          </table:table-cell>
          <table:table-cell table:formula="of:=IF(ISNA(VLOOKUP([.D1252];[Entrada.$A$8:.$D$1605];4;0)) = 1; 0;VLOOKUP([.D125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2];[Entrada.$A$8:.$C$1606];3;0)) = 1; 0;VLOOKUP([.D12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1</text:p>
          </table:table-cell>
          <table:table-cell/>
          <table:table-cell/>
          <table:table-cell table:style-name="ce5" office:value-type="string">
            <text:p>32,11</text:p>
          </table:table-cell>
          <table:table-cell table:style-name="ce16" table:formula="of:=IF(ISNA(VLOOKUP([.D1253];[Entrada.$A$8:.$B$1605];2;0)) = 1; 0;VLOOKUP([.D1253];[Entrada.$A$8:.$B$1605];2;0))" office:value-type="float" office:value="0">
            <text:p>0</text:p>
          </table:table-cell>
          <table:table-cell table:formula="of:=IF(ISNA(VLOOKUP([.D1253];[Entrada.$A$8:.$D$1605];4;0)) = 1; 0;VLOOKUP([.D125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3];[Entrada.$A$8:.$C$1606];3;0)) = 1; 0;VLOOKUP([.D12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2</text:p>
          </table:table-cell>
          <table:table-cell/>
          <table:table-cell/>
          <table:table-cell table:style-name="ce5" office:value-type="string">
            <text:p>32,12</text:p>
          </table:table-cell>
          <table:table-cell table:style-name="ce16" table:formula="of:=IF(ISNA(VLOOKUP([.D1254];[Entrada.$A$8:.$B$1605];2;0)) = 1; 0;VLOOKUP([.D1254];[Entrada.$A$8:.$B$1605];2;0))" office:value-type="float" office:value="0">
            <text:p>0</text:p>
          </table:table-cell>
          <table:table-cell table:formula="of:=IF(ISNA(VLOOKUP([.D1254];[Entrada.$A$8:.$D$1605];4;0)) = 1; 0;VLOOKUP([.D125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4];[Entrada.$A$8:.$C$1606];3;0)) = 1; 0;VLOOKUP([.D12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3</text:p>
          </table:table-cell>
          <table:table-cell/>
          <table:table-cell/>
          <table:table-cell table:style-name="ce5" office:value-type="string">
            <text:p>32,13</text:p>
          </table:table-cell>
          <table:table-cell table:style-name="ce16" table:formula="of:=IF(ISNA(VLOOKUP([.D1255];[Entrada.$A$8:.$B$1605];2;0)) = 1; 0;VLOOKUP([.D1255];[Entrada.$A$8:.$B$1605];2;0))" office:value-type="float" office:value="0">
            <text:p>0</text:p>
          </table:table-cell>
          <table:table-cell table:formula="of:=IF(ISNA(VLOOKUP([.D1255];[Entrada.$A$8:.$D$1605];4;0)) = 1; 0;VLOOKUP([.D125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5];[Entrada.$A$8:.$C$1606];3;0)) = 1; 0;VLOOKUP([.D12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4</text:p>
          </table:table-cell>
          <table:table-cell/>
          <table:table-cell/>
          <table:table-cell table:style-name="ce5" office:value-type="string">
            <text:p>32,14</text:p>
          </table:table-cell>
          <table:table-cell table:style-name="ce16" table:formula="of:=IF(ISNA(VLOOKUP([.D1256];[Entrada.$A$8:.$B$1605];2;0)) = 1; 0;VLOOKUP([.D1256];[Entrada.$A$8:.$B$1605];2;0))" office:value-type="float" office:value="0">
            <text:p>0</text:p>
          </table:table-cell>
          <table:table-cell table:formula="of:=IF(ISNA(VLOOKUP([.D1256];[Entrada.$A$8:.$D$1605];4;0)) = 1; 0;VLOOKUP([.D125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6];[Entrada.$A$8:.$C$1606];3;0)) = 1; 0;VLOOKUP([.D12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5</text:p>
          </table:table-cell>
          <table:table-cell/>
          <table:table-cell/>
          <table:table-cell table:style-name="ce5" office:value-type="string">
            <text:p>32,15</text:p>
          </table:table-cell>
          <table:table-cell table:style-name="ce16" table:formula="of:=IF(ISNA(VLOOKUP([.D1257];[Entrada.$A$8:.$B$1605];2;0)) = 1; 0;VLOOKUP([.D1257];[Entrada.$A$8:.$B$1605];2;0))" office:value-type="float" office:value="0">
            <text:p>0</text:p>
          </table:table-cell>
          <table:table-cell table:formula="of:=IF(ISNA(VLOOKUP([.D1257];[Entrada.$A$8:.$D$1605];4;0)) = 1; 0;VLOOKUP([.D125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7];[Entrada.$A$8:.$C$1606];3;0)) = 1; 0;VLOOKUP([.D12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6</text:p>
          </table:table-cell>
          <table:table-cell/>
          <table:table-cell/>
          <table:table-cell table:style-name="ce5" office:value-type="string">
            <text:p>32,16</text:p>
          </table:table-cell>
          <table:table-cell table:style-name="ce16" table:formula="of:=IF(ISNA(VLOOKUP([.D1258];[Entrada.$A$8:.$B$1605];2;0)) = 1; 0;VLOOKUP([.D1258];[Entrada.$A$8:.$B$1605];2;0))" office:value-type="float" office:value="0">
            <text:p>0</text:p>
          </table:table-cell>
          <table:table-cell table:formula="of:=IF(ISNA(VLOOKUP([.D1258];[Entrada.$A$8:.$D$1605];4;0)) = 1; 0;VLOOKUP([.D125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8];[Entrada.$A$8:.$C$1606];3;0)) = 1; 0;VLOOKUP([.D12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7</text:p>
          </table:table-cell>
          <table:table-cell/>
          <table:table-cell/>
          <table:table-cell table:style-name="ce5" office:value-type="string">
            <text:p>32,17</text:p>
          </table:table-cell>
          <table:table-cell table:style-name="ce16" table:formula="of:=IF(ISNA(VLOOKUP([.D1259];[Entrada.$A$8:.$B$1605];2;0)) = 1; 0;VLOOKUP([.D1259];[Entrada.$A$8:.$B$1605];2;0))" office:value-type="float" office:value="0">
            <text:p>0</text:p>
          </table:table-cell>
          <table:table-cell table:formula="of:=IF(ISNA(VLOOKUP([.D1259];[Entrada.$A$8:.$D$1605];4;0)) = 1; 0;VLOOKUP([.D125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59];[Entrada.$A$8:.$C$1606];3;0)) = 1; 0;VLOOKUP([.D12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8</text:p>
          </table:table-cell>
          <table:table-cell/>
          <table:table-cell/>
          <table:table-cell table:style-name="ce5" office:value-type="string">
            <text:p>32,18</text:p>
          </table:table-cell>
          <table:table-cell table:style-name="ce16" table:formula="of:=IF(ISNA(VLOOKUP([.D1260];[Entrada.$A$8:.$B$1605];2;0)) = 1; 0;VLOOKUP([.D1260];[Entrada.$A$8:.$B$1605];2;0))" office:value-type="float" office:value="0">
            <text:p>0</text:p>
          </table:table-cell>
          <table:table-cell table:formula="of:=IF(ISNA(VLOOKUP([.D1260];[Entrada.$A$8:.$D$1605];4;0)) = 1; 0;VLOOKUP([.D126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0];[Entrada.$A$8:.$C$1606];3;0)) = 1; 0;VLOOKUP([.D12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19</text:p>
          </table:table-cell>
          <table:table-cell/>
          <table:table-cell/>
          <table:table-cell table:style-name="ce5" office:value-type="string">
            <text:p>32,19</text:p>
          </table:table-cell>
          <table:table-cell table:style-name="ce16" table:formula="of:=IF(ISNA(VLOOKUP([.D1261];[Entrada.$A$8:.$B$1605];2;0)) = 1; 0;VLOOKUP([.D1261];[Entrada.$A$8:.$B$1605];2;0))" office:value-type="float" office:value="0">
            <text:p>0</text:p>
          </table:table-cell>
          <table:table-cell table:formula="of:=IF(ISNA(VLOOKUP([.D1261];[Entrada.$A$8:.$D$1605];4;0)) = 1; 0;VLOOKUP([.D126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1];[Entrada.$A$8:.$C$1606];3;0)) = 1; 0;VLOOKUP([.D12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0</text:p>
          </table:table-cell>
          <table:table-cell/>
          <table:table-cell/>
          <table:table-cell table:style-name="ce5" office:value-type="string">
            <text:p>32,20</text:p>
          </table:table-cell>
          <table:table-cell table:style-name="ce16" table:formula="of:=IF(ISNA(VLOOKUP([.D1262];[Entrada.$A$8:.$B$1605];2;0)) = 1; 0;VLOOKUP([.D1262];[Entrada.$A$8:.$B$1605];2;0))" office:value-type="float" office:value="0">
            <text:p>0</text:p>
          </table:table-cell>
          <table:table-cell table:formula="of:=IF(ISNA(VLOOKUP([.D1262];[Entrada.$A$8:.$D$1605];4;0)) = 1; 0;VLOOKUP([.D126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2];[Entrada.$A$8:.$C$1606];3;0)) = 1; 0;VLOOKUP([.D12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1</text:p>
          </table:table-cell>
          <table:table-cell/>
          <table:table-cell/>
          <table:table-cell table:style-name="ce5" office:value-type="string">
            <text:p>32,21</text:p>
          </table:table-cell>
          <table:table-cell table:style-name="ce16" table:formula="of:=IF(ISNA(VLOOKUP([.D1263];[Entrada.$A$8:.$B$1605];2;0)) = 1; 0;VLOOKUP([.D1263];[Entrada.$A$8:.$B$1605];2;0))" office:value-type="float" office:value="0">
            <text:p>0</text:p>
          </table:table-cell>
          <table:table-cell table:formula="of:=IF(ISNA(VLOOKUP([.D1263];[Entrada.$A$8:.$D$1605];4;0)) = 1; 0;VLOOKUP([.D126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3];[Entrada.$A$8:.$C$1606];3;0)) = 1; 0;VLOOKUP([.D12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2</text:p>
          </table:table-cell>
          <table:table-cell/>
          <table:table-cell/>
          <table:table-cell table:style-name="ce5" office:value-type="string">
            <text:p>32,22</text:p>
          </table:table-cell>
          <table:table-cell table:style-name="ce16" table:formula="of:=IF(ISNA(VLOOKUP([.D1264];[Entrada.$A$8:.$B$1605];2;0)) = 1; 0;VLOOKUP([.D1264];[Entrada.$A$8:.$B$1605];2;0))" office:value-type="float" office:value="0">
            <text:p>0</text:p>
          </table:table-cell>
          <table:table-cell table:formula="of:=IF(ISNA(VLOOKUP([.D1264];[Entrada.$A$8:.$D$1605];4;0)) = 1; 0;VLOOKUP([.D126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4];[Entrada.$A$8:.$C$1606];3;0)) = 1; 0;VLOOKUP([.D12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3</text:p>
          </table:table-cell>
          <table:table-cell/>
          <table:table-cell/>
          <table:table-cell table:style-name="ce5" office:value-type="string">
            <text:p>32,23</text:p>
          </table:table-cell>
          <table:table-cell table:style-name="ce16" table:formula="of:=IF(ISNA(VLOOKUP([.D1265];[Entrada.$A$8:.$B$1605];2;0)) = 1; 0;VLOOKUP([.D1265];[Entrada.$A$8:.$B$1605];2;0))" office:value-type="float" office:value="0">
            <text:p>0</text:p>
          </table:table-cell>
          <table:table-cell table:formula="of:=IF(ISNA(VLOOKUP([.D1265];[Entrada.$A$8:.$D$1605];4;0)) = 1; 0;VLOOKUP([.D126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5];[Entrada.$A$8:.$C$1606];3;0)) = 1; 0;VLOOKUP([.D12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4</text:p>
          </table:table-cell>
          <table:table-cell/>
          <table:table-cell/>
          <table:table-cell table:style-name="ce5" office:value-type="string">
            <text:p>32,24</text:p>
          </table:table-cell>
          <table:table-cell table:style-name="ce16" table:formula="of:=IF(ISNA(VLOOKUP([.D1266];[Entrada.$A$8:.$B$1605];2;0)) = 1; 0;VLOOKUP([.D1266];[Entrada.$A$8:.$B$1605];2;0))" office:value-type="float" office:value="0">
            <text:p>0</text:p>
          </table:table-cell>
          <table:table-cell table:formula="of:=IF(ISNA(VLOOKUP([.D1266];[Entrada.$A$8:.$D$1605];4;0)) = 1; 0;VLOOKUP([.D126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6];[Entrada.$A$8:.$C$1606];3;0)) = 1; 0;VLOOKUP([.D12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5</text:p>
          </table:table-cell>
          <table:table-cell/>
          <table:table-cell/>
          <table:table-cell table:style-name="ce5" office:value-type="string">
            <text:p>32,25</text:p>
          </table:table-cell>
          <table:table-cell table:style-name="ce16" table:formula="of:=IF(ISNA(VLOOKUP([.D1267];[Entrada.$A$8:.$B$1605];2;0)) = 1; 0;VLOOKUP([.D1267];[Entrada.$A$8:.$B$1605];2;0))" office:value-type="float" office:value="0">
            <text:p>0</text:p>
          </table:table-cell>
          <table:table-cell table:formula="of:=IF(ISNA(VLOOKUP([.D1267];[Entrada.$A$8:.$D$1605];4;0)) = 1; 0;VLOOKUP([.D126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7];[Entrada.$A$8:.$C$1606];3;0)) = 1; 0;VLOOKUP([.D12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6</text:p>
          </table:table-cell>
          <table:table-cell/>
          <table:table-cell/>
          <table:table-cell table:style-name="ce5" office:value-type="string">
            <text:p>32,26</text:p>
          </table:table-cell>
          <table:table-cell table:style-name="ce16" table:formula="of:=IF(ISNA(VLOOKUP([.D1268];[Entrada.$A$8:.$B$1605];2;0)) = 1; 0;VLOOKUP([.D1268];[Entrada.$A$8:.$B$1605];2;0))" office:value-type="float" office:value="0">
            <text:p>0</text:p>
          </table:table-cell>
          <table:table-cell table:formula="of:=IF(ISNA(VLOOKUP([.D1268];[Entrada.$A$8:.$D$1605];4;0)) = 1; 0;VLOOKUP([.D126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8];[Entrada.$A$8:.$C$1606];3;0)) = 1; 0;VLOOKUP([.D12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7</text:p>
          </table:table-cell>
          <table:table-cell/>
          <table:table-cell/>
          <table:table-cell table:style-name="ce5" office:value-type="string">
            <text:p>32,27</text:p>
          </table:table-cell>
          <table:table-cell table:style-name="ce16" table:formula="of:=IF(ISNA(VLOOKUP([.D1269];[Entrada.$A$8:.$B$1605];2;0)) = 1; 0;VLOOKUP([.D1269];[Entrada.$A$8:.$B$1605];2;0))" office:value-type="float" office:value="0">
            <text:p>0</text:p>
          </table:table-cell>
          <table:table-cell table:formula="of:=IF(ISNA(VLOOKUP([.D1269];[Entrada.$A$8:.$D$1605];4;0)) = 1; 0;VLOOKUP([.D126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69];[Entrada.$A$8:.$C$1606];3;0)) = 1; 0;VLOOKUP([.D12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8</text:p>
          </table:table-cell>
          <table:table-cell/>
          <table:table-cell/>
          <table:table-cell table:style-name="ce5" office:value-type="string">
            <text:p>32,28</text:p>
          </table:table-cell>
          <table:table-cell table:style-name="ce16" table:formula="of:=IF(ISNA(VLOOKUP([.D1270];[Entrada.$A$8:.$B$1605];2;0)) = 1; 0;VLOOKUP([.D1270];[Entrada.$A$8:.$B$1605];2;0))" office:value-type="float" office:value="0">
            <text:p>0</text:p>
          </table:table-cell>
          <table:table-cell table:formula="of:=IF(ISNA(VLOOKUP([.D1270];[Entrada.$A$8:.$D$1605];4;0)) = 1; 0;VLOOKUP([.D127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0];[Entrada.$A$8:.$C$1606];3;0)) = 1; 0;VLOOKUP([.D12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29</text:p>
          </table:table-cell>
          <table:table-cell/>
          <table:table-cell/>
          <table:table-cell table:style-name="ce5" office:value-type="string">
            <text:p>32,29</text:p>
          </table:table-cell>
          <table:table-cell table:style-name="ce16" table:formula="of:=IF(ISNA(VLOOKUP([.D1271];[Entrada.$A$8:.$B$1605];2;0)) = 1; 0;VLOOKUP([.D1271];[Entrada.$A$8:.$B$1605];2;0))" office:value-type="float" office:value="0">
            <text:p>0</text:p>
          </table:table-cell>
          <table:table-cell table:formula="of:=IF(ISNA(VLOOKUP([.D1271];[Entrada.$A$8:.$D$1605];4;0)) = 1; 0;VLOOKUP([.D127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1];[Entrada.$A$8:.$C$1606];3;0)) = 1; 0;VLOOKUP([.D12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0</text:p>
          </table:table-cell>
          <table:table-cell/>
          <table:table-cell/>
          <table:table-cell table:style-name="ce5" office:value-type="string">
            <text:p>32,30</text:p>
          </table:table-cell>
          <table:table-cell table:style-name="ce16" table:formula="of:=IF(ISNA(VLOOKUP([.D1272];[Entrada.$A$8:.$B$1605];2;0)) = 1; 0;VLOOKUP([.D1272];[Entrada.$A$8:.$B$1605];2;0))" office:value-type="float" office:value="0">
            <text:p>0</text:p>
          </table:table-cell>
          <table:table-cell table:formula="of:=IF(ISNA(VLOOKUP([.D1272];[Entrada.$A$8:.$D$1605];4;0)) = 1; 0;VLOOKUP([.D127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2];[Entrada.$A$8:.$C$1606];3;0)) = 1; 0;VLOOKUP([.D12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1</text:p>
          </table:table-cell>
          <table:table-cell/>
          <table:table-cell/>
          <table:table-cell table:style-name="ce5" office:value-type="string">
            <text:p>32,31</text:p>
          </table:table-cell>
          <table:table-cell table:style-name="ce16" table:formula="of:=IF(ISNA(VLOOKUP([.D1273];[Entrada.$A$8:.$B$1605];2;0)) = 1; 0;VLOOKUP([.D1273];[Entrada.$A$8:.$B$1605];2;0))" office:value-type="float" office:value="0">
            <text:p>0</text:p>
          </table:table-cell>
          <table:table-cell table:formula="of:=IF(ISNA(VLOOKUP([.D1273];[Entrada.$A$8:.$D$1605];4;0)) = 1; 0;VLOOKUP([.D127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3];[Entrada.$A$8:.$C$1606];3;0)) = 1; 0;VLOOKUP([.D12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2</text:p>
          </table:table-cell>
          <table:table-cell/>
          <table:table-cell/>
          <table:table-cell table:style-name="ce5" office:value-type="string">
            <text:p>32,32</text:p>
          </table:table-cell>
          <table:table-cell table:style-name="ce16" table:formula="of:=IF(ISNA(VLOOKUP([.D1274];[Entrada.$A$8:.$B$1605];2;0)) = 1; 0;VLOOKUP([.D1274];[Entrada.$A$8:.$B$1605];2;0))" office:value-type="float" office:value="0">
            <text:p>0</text:p>
          </table:table-cell>
          <table:table-cell table:formula="of:=IF(ISNA(VLOOKUP([.D1274];[Entrada.$A$8:.$D$1605];4;0)) = 1; 0;VLOOKUP([.D127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4];[Entrada.$A$8:.$C$1606];3;0)) = 1; 0;VLOOKUP([.D12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3</text:p>
          </table:table-cell>
          <table:table-cell/>
          <table:table-cell/>
          <table:table-cell table:style-name="ce5" office:value-type="string">
            <text:p>32,33</text:p>
          </table:table-cell>
          <table:table-cell table:style-name="ce16" table:formula="of:=IF(ISNA(VLOOKUP([.D1275];[Entrada.$A$8:.$B$1605];2;0)) = 1; 0;VLOOKUP([.D1275];[Entrada.$A$8:.$B$1605];2;0))" office:value-type="float" office:value="0">
            <text:p>0</text:p>
          </table:table-cell>
          <table:table-cell table:formula="of:=IF(ISNA(VLOOKUP([.D1275];[Entrada.$A$8:.$D$1605];4;0)) = 1; 0;VLOOKUP([.D127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5];[Entrada.$A$8:.$C$1606];3;0)) = 1; 0;VLOOKUP([.D12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4</text:p>
          </table:table-cell>
          <table:table-cell/>
          <table:table-cell/>
          <table:table-cell table:style-name="ce5" office:value-type="string">
            <text:p>32,34</text:p>
          </table:table-cell>
          <table:table-cell table:style-name="ce16" table:formula="of:=IF(ISNA(VLOOKUP([.D1276];[Entrada.$A$8:.$B$1605];2;0)) = 1; 0;VLOOKUP([.D1276];[Entrada.$A$8:.$B$1605];2;0))" office:value-type="float" office:value="0">
            <text:p>0</text:p>
          </table:table-cell>
          <table:table-cell table:formula="of:=IF(ISNA(VLOOKUP([.D1276];[Entrada.$A$8:.$D$1605];4;0)) = 1; 0;VLOOKUP([.D127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6];[Entrada.$A$8:.$C$1606];3;0)) = 1; 0;VLOOKUP([.D12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5</text:p>
          </table:table-cell>
          <table:table-cell/>
          <table:table-cell/>
          <table:table-cell table:style-name="ce5" office:value-type="string">
            <text:p>32,35</text:p>
          </table:table-cell>
          <table:table-cell table:style-name="ce16" table:formula="of:=IF(ISNA(VLOOKUP([.D1277];[Entrada.$A$8:.$B$1605];2;0)) = 1; 0;VLOOKUP([.D1277];[Entrada.$A$8:.$B$1605];2;0))" office:value-type="float" office:value="0">
            <text:p>0</text:p>
          </table:table-cell>
          <table:table-cell table:formula="of:=IF(ISNA(VLOOKUP([.D1277];[Entrada.$A$8:.$D$1605];4;0)) = 1; 0;VLOOKUP([.D127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7];[Entrada.$A$8:.$C$1606];3;0)) = 1; 0;VLOOKUP([.D12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6</text:p>
          </table:table-cell>
          <table:table-cell/>
          <table:table-cell/>
          <table:table-cell table:style-name="ce5" office:value-type="string">
            <text:p>32,36</text:p>
          </table:table-cell>
          <table:table-cell table:style-name="ce16" table:formula="of:=IF(ISNA(VLOOKUP([.D1278];[Entrada.$A$8:.$B$1605];2;0)) = 1; 0;VLOOKUP([.D1278];[Entrada.$A$8:.$B$1605];2;0))" office:value-type="float" office:value="0">
            <text:p>0</text:p>
          </table:table-cell>
          <table:table-cell table:formula="of:=IF(ISNA(VLOOKUP([.D1278];[Entrada.$A$8:.$D$1605];4;0)) = 1; 0;VLOOKUP([.D127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8];[Entrada.$A$8:.$C$1606];3;0)) = 1; 0;VLOOKUP([.D12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7</text:p>
          </table:table-cell>
          <table:table-cell/>
          <table:table-cell/>
          <table:table-cell table:style-name="ce5" office:value-type="string">
            <text:p>32,37</text:p>
          </table:table-cell>
          <table:table-cell table:style-name="ce16" table:formula="of:=IF(ISNA(VLOOKUP([.D1279];[Entrada.$A$8:.$B$1605];2;0)) = 1; 0;VLOOKUP([.D1279];[Entrada.$A$8:.$B$1605];2;0))" office:value-type="float" office:value="0">
            <text:p>0</text:p>
          </table:table-cell>
          <table:table-cell table:formula="of:=IF(ISNA(VLOOKUP([.D1279];[Entrada.$A$8:.$D$1605];4;0)) = 1; 0;VLOOKUP([.D127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79];[Entrada.$A$8:.$C$1606];3;0)) = 1; 0;VLOOKUP([.D12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8</text:p>
          </table:table-cell>
          <table:table-cell/>
          <table:table-cell/>
          <table:table-cell table:style-name="ce5" office:value-type="string">
            <text:p>32,38</text:p>
          </table:table-cell>
          <table:table-cell table:style-name="ce16" table:formula="of:=IF(ISNA(VLOOKUP([.D1280];[Entrada.$A$8:.$B$1605];2;0)) = 1; 0;VLOOKUP([.D1280];[Entrada.$A$8:.$B$1605];2;0))" office:value-type="float" office:value="0">
            <text:p>0</text:p>
          </table:table-cell>
          <table:table-cell table:formula="of:=IF(ISNA(VLOOKUP([.D1280];[Entrada.$A$8:.$D$1605];4;0)) = 1; 0;VLOOKUP([.D128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0];[Entrada.$A$8:.$C$1606];3;0)) = 1; 0;VLOOKUP([.D12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39</text:p>
          </table:table-cell>
          <table:table-cell/>
          <table:table-cell/>
          <table:table-cell table:style-name="ce5" office:value-type="string">
            <text:p>32,39</text:p>
          </table:table-cell>
          <table:table-cell table:style-name="ce16" table:formula="of:=IF(ISNA(VLOOKUP([.D1281];[Entrada.$A$8:.$B$1605];2;0)) = 1; 0;VLOOKUP([.D1281];[Entrada.$A$8:.$B$1605];2;0))" office:value-type="float" office:value="0">
            <text:p>0</text:p>
          </table:table-cell>
          <table:table-cell table:formula="of:=IF(ISNA(VLOOKUP([.D1281];[Entrada.$A$8:.$D$1605];4;0)) = 1; 0;VLOOKUP([.D128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1];[Entrada.$A$8:.$C$1606];3;0)) = 1; 0;VLOOKUP([.D12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2,40</text:p>
          </table:table-cell>
          <table:table-cell/>
          <table:table-cell/>
          <table:table-cell table:style-name="ce5" office:value-type="string">
            <text:p>32,40</text:p>
          </table:table-cell>
          <table:table-cell table:style-name="ce16" table:formula="of:=IF(ISNA(VLOOKUP([.D1282];[Entrada.$A$8:.$B$1605];2;0)) = 1; 0;VLOOKUP([.D1282];[Entrada.$A$8:.$B$1605];2;0))" office:value-type="float" office:value="0">
            <text:p>0</text:p>
          </table:table-cell>
          <table:table-cell table:formula="of:=IF(ISNA(VLOOKUP([.D1282];[Entrada.$A$8:.$D$1605];4;0)) = 1; 0;VLOOKUP([.D128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2];[Entrada.$A$8:.$C$1606];3;0)) = 1; 0;VLOOKUP([.D12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</text:p>
          </table:table-cell>
          <table:table-cell/>
          <table:table-cell/>
          <table:table-cell table:style-name="ce5" office:value-type="string">
            <text:p>33,1</text:p>
          </table:table-cell>
          <table:table-cell table:style-name="ce16" table:formula="of:=IF(ISNA(VLOOKUP([.D1283];[Entrada.$A$8:.$B$1605];2;0)) = 1; 0;VLOOKUP([.D1283];[Entrada.$A$8:.$B$1605];2;0))" office:value-type="float" office:value="0">
            <text:p>0</text:p>
          </table:table-cell>
          <table:table-cell table:formula="of:=IF(ISNA(VLOOKUP([.D1283];[Entrada.$A$8:.$D$1605];4;0)) = 1; 0;VLOOKUP([.D128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3];[Entrada.$A$8:.$C$1606];3;0)) = 1; 0;VLOOKUP([.D12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</text:p>
          </table:table-cell>
          <table:table-cell/>
          <table:table-cell/>
          <table:table-cell table:style-name="ce5" office:value-type="string">
            <text:p>33,2</text:p>
          </table:table-cell>
          <table:table-cell table:style-name="ce16" table:formula="of:=IF(ISNA(VLOOKUP([.D1284];[Entrada.$A$8:.$B$1605];2;0)) = 1; 0;VLOOKUP([.D1284];[Entrada.$A$8:.$B$1605];2;0))" office:value-type="float" office:value="0">
            <text:p>0</text:p>
          </table:table-cell>
          <table:table-cell table:formula="of:=IF(ISNA(VLOOKUP([.D1284];[Entrada.$A$8:.$D$1605];4;0)) = 1; 0;VLOOKUP([.D128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4];[Entrada.$A$8:.$C$1606];3;0)) = 1; 0;VLOOKUP([.D12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</text:p>
          </table:table-cell>
          <table:table-cell/>
          <table:table-cell/>
          <table:table-cell table:style-name="ce5" office:value-type="string">
            <text:p>33,3</text:p>
          </table:table-cell>
          <table:table-cell table:style-name="ce16" table:formula="of:=IF(ISNA(VLOOKUP([.D1285];[Entrada.$A$8:.$B$1605];2;0)) = 1; 0;VLOOKUP([.D1285];[Entrada.$A$8:.$B$1605];2;0))" office:value-type="float" office:value="0">
            <text:p>0</text:p>
          </table:table-cell>
          <table:table-cell table:formula="of:=IF(ISNA(VLOOKUP([.D1285];[Entrada.$A$8:.$D$1605];4;0)) = 1; 0;VLOOKUP([.D128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5];[Entrada.$A$8:.$C$1606];3;0)) = 1; 0;VLOOKUP([.D12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4</text:p>
          </table:table-cell>
          <table:table-cell/>
          <table:table-cell/>
          <table:table-cell table:style-name="ce5" office:value-type="string">
            <text:p>33,4</text:p>
          </table:table-cell>
          <table:table-cell table:style-name="ce16" table:formula="of:=IF(ISNA(VLOOKUP([.D1286];[Entrada.$A$8:.$B$1605];2;0)) = 1; 0;VLOOKUP([.D1286];[Entrada.$A$8:.$B$1605];2;0))" office:value-type="float" office:value="0">
            <text:p>0</text:p>
          </table:table-cell>
          <table:table-cell table:formula="of:=IF(ISNA(VLOOKUP([.D1286];[Entrada.$A$8:.$D$1605];4;0)) = 1; 0;VLOOKUP([.D128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6];[Entrada.$A$8:.$C$1606];3;0)) = 1; 0;VLOOKUP([.D12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5</text:p>
          </table:table-cell>
          <table:table-cell/>
          <table:table-cell/>
          <table:table-cell table:style-name="ce5" office:value-type="string">
            <text:p>33,5</text:p>
          </table:table-cell>
          <table:table-cell table:style-name="ce16" table:formula="of:=IF(ISNA(VLOOKUP([.D1287];[Entrada.$A$8:.$B$1605];2;0)) = 1; 0;VLOOKUP([.D1287];[Entrada.$A$8:.$B$1605];2;0))" office:value-type="float" office:value="0">
            <text:p>0</text:p>
          </table:table-cell>
          <table:table-cell table:formula="of:=IF(ISNA(VLOOKUP([.D1287];[Entrada.$A$8:.$D$1605];4;0)) = 1; 0;VLOOKUP([.D128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7];[Entrada.$A$8:.$C$1606];3;0)) = 1; 0;VLOOKUP([.D12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6</text:p>
          </table:table-cell>
          <table:table-cell/>
          <table:table-cell/>
          <table:table-cell table:style-name="ce5" office:value-type="string">
            <text:p>33,6</text:p>
          </table:table-cell>
          <table:table-cell table:style-name="ce16" table:formula="of:=IF(ISNA(VLOOKUP([.D1288];[Entrada.$A$8:.$B$1605];2;0)) = 1; 0;VLOOKUP([.D1288];[Entrada.$A$8:.$B$1605];2;0))" office:value-type="float" office:value="0">
            <text:p>0</text:p>
          </table:table-cell>
          <table:table-cell table:formula="of:=IF(ISNA(VLOOKUP([.D1288];[Entrada.$A$8:.$D$1605];4;0)) = 1; 0;VLOOKUP([.D128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8];[Entrada.$A$8:.$C$1606];3;0)) = 1; 0;VLOOKUP([.D12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7</text:p>
          </table:table-cell>
          <table:table-cell/>
          <table:table-cell/>
          <table:table-cell table:style-name="ce5" office:value-type="string">
            <text:p>33,7</text:p>
          </table:table-cell>
          <table:table-cell table:style-name="ce16" table:formula="of:=IF(ISNA(VLOOKUP([.D1289];[Entrada.$A$8:.$B$1605];2;0)) = 1; 0;VLOOKUP([.D1289];[Entrada.$A$8:.$B$1605];2;0))" office:value-type="float" office:value="0">
            <text:p>0</text:p>
          </table:table-cell>
          <table:table-cell table:formula="of:=IF(ISNA(VLOOKUP([.D1289];[Entrada.$A$8:.$D$1605];4;0)) = 1; 0;VLOOKUP([.D128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89];[Entrada.$A$8:.$C$1606];3;0)) = 1; 0;VLOOKUP([.D12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8</text:p>
          </table:table-cell>
          <table:table-cell/>
          <table:table-cell/>
          <table:table-cell table:style-name="ce5" office:value-type="string">
            <text:p>33,8</text:p>
          </table:table-cell>
          <table:table-cell table:style-name="ce16" table:formula="of:=IF(ISNA(VLOOKUP([.D1290];[Entrada.$A$8:.$B$1605];2;0)) = 1; 0;VLOOKUP([.D1290];[Entrada.$A$8:.$B$1605];2;0))" office:value-type="float" office:value="0">
            <text:p>0</text:p>
          </table:table-cell>
          <table:table-cell table:formula="of:=IF(ISNA(VLOOKUP([.D1290];[Entrada.$A$8:.$D$1605];4;0)) = 1; 0;VLOOKUP([.D1290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0];[Entrada.$A$8:.$C$1606];3;0)) = 1; 0;VLOOKUP([.D12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9</text:p>
          </table:table-cell>
          <table:table-cell/>
          <table:table-cell/>
          <table:table-cell table:style-name="ce5" office:value-type="string">
            <text:p>33,9</text:p>
          </table:table-cell>
          <table:table-cell table:style-name="ce16" table:formula="of:=IF(ISNA(VLOOKUP([.D1291];[Entrada.$A$8:.$B$1605];2;0)) = 1; 0;VLOOKUP([.D1291];[Entrada.$A$8:.$B$1605];2;0))" office:value-type="float" office:value="0">
            <text:p>0</text:p>
          </table:table-cell>
          <table:table-cell table:formula="of:=IF(ISNA(VLOOKUP([.D1291];[Entrada.$A$8:.$D$1605];4;0)) = 1; 0;VLOOKUP([.D1291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1];[Entrada.$A$8:.$C$1606];3;0)) = 1; 0;VLOOKUP([.D12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0</text:p>
          </table:table-cell>
          <table:table-cell/>
          <table:table-cell/>
          <table:table-cell table:style-name="ce5" office:value-type="string">
            <text:p>33,10</text:p>
          </table:table-cell>
          <table:table-cell table:style-name="ce16" table:formula="of:=IF(ISNA(VLOOKUP([.D1292];[Entrada.$A$8:.$B$1605];2;0)) = 1; 0;VLOOKUP([.D1292];[Entrada.$A$8:.$B$1605];2;0))" office:value-type="float" office:value="0">
            <text:p>0</text:p>
          </table:table-cell>
          <table:table-cell table:formula="of:=IF(ISNA(VLOOKUP([.D1292];[Entrada.$A$8:.$D$1605];4;0)) = 1; 0;VLOOKUP([.D1292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2];[Entrada.$A$8:.$C$1606];3;0)) = 1; 0;VLOOKUP([.D12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1</text:p>
          </table:table-cell>
          <table:table-cell/>
          <table:table-cell/>
          <table:table-cell table:style-name="ce5" office:value-type="string">
            <text:p>33,11</text:p>
          </table:table-cell>
          <table:table-cell table:style-name="ce16" table:formula="of:=IF(ISNA(VLOOKUP([.D1293];[Entrada.$A$8:.$B$1605];2;0)) = 1; 0;VLOOKUP([.D1293];[Entrada.$A$8:.$B$1605];2;0))" office:value-type="float" office:value="0">
            <text:p>0</text:p>
          </table:table-cell>
          <table:table-cell table:formula="of:=IF(ISNA(VLOOKUP([.D1293];[Entrada.$A$8:.$D$1605];4;0)) = 1; 0;VLOOKUP([.D1293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3];[Entrada.$A$8:.$C$1606];3;0)) = 1; 0;VLOOKUP([.D12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2</text:p>
          </table:table-cell>
          <table:table-cell/>
          <table:table-cell/>
          <table:table-cell table:style-name="ce5" office:value-type="string">
            <text:p>33,12</text:p>
          </table:table-cell>
          <table:table-cell table:style-name="ce16" table:formula="of:=IF(ISNA(VLOOKUP([.D1294];[Entrada.$A$8:.$B$1605];2;0)) = 1; 0;VLOOKUP([.D1294];[Entrada.$A$8:.$B$1605];2;0))" office:value-type="float" office:value="0">
            <text:p>0</text:p>
          </table:table-cell>
          <table:table-cell table:formula="of:=IF(ISNA(VLOOKUP([.D1294];[Entrada.$A$8:.$D$1605];4;0)) = 1; 0;VLOOKUP([.D1294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4];[Entrada.$A$8:.$C$1606];3;0)) = 1; 0;VLOOKUP([.D12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3</text:p>
          </table:table-cell>
          <table:table-cell/>
          <table:table-cell/>
          <table:table-cell table:style-name="ce5" office:value-type="string">
            <text:p>33,13</text:p>
          </table:table-cell>
          <table:table-cell table:style-name="ce16" table:formula="of:=IF(ISNA(VLOOKUP([.D1295];[Entrada.$A$8:.$B$1605];2;0)) = 1; 0;VLOOKUP([.D1295];[Entrada.$A$8:.$B$1605];2;0))" office:value-type="float" office:value="0">
            <text:p>0</text:p>
          </table:table-cell>
          <table:table-cell table:formula="of:=IF(ISNA(VLOOKUP([.D1295];[Entrada.$A$8:.$D$1605];4;0)) = 1; 0;VLOOKUP([.D1295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5];[Entrada.$A$8:.$C$1606];3;0)) = 1; 0;VLOOKUP([.D12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4</text:p>
          </table:table-cell>
          <table:table-cell/>
          <table:table-cell/>
          <table:table-cell table:style-name="ce5" office:value-type="string">
            <text:p>33,14</text:p>
          </table:table-cell>
          <table:table-cell table:style-name="ce16" table:formula="of:=IF(ISNA(VLOOKUP([.D1296];[Entrada.$A$8:.$B$1605];2;0)) = 1; 0;VLOOKUP([.D1296];[Entrada.$A$8:.$B$1605];2;0))" office:value-type="float" office:value="0">
            <text:p>0</text:p>
          </table:table-cell>
          <table:table-cell table:formula="of:=IF(ISNA(VLOOKUP([.D1296];[Entrada.$A$8:.$D$1605];4;0)) = 1; 0;VLOOKUP([.D1296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6];[Entrada.$A$8:.$C$1606];3;0)) = 1; 0;VLOOKUP([.D12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5</text:p>
          </table:table-cell>
          <table:table-cell/>
          <table:table-cell/>
          <table:table-cell table:style-name="ce5" office:value-type="string">
            <text:p>33,15</text:p>
          </table:table-cell>
          <table:table-cell table:style-name="ce16" table:formula="of:=IF(ISNA(VLOOKUP([.D1297];[Entrada.$A$8:.$B$1605];2;0)) = 1; 0;VLOOKUP([.D1297];[Entrada.$A$8:.$B$1605];2;0))" office:value-type="float" office:value="0">
            <text:p>0</text:p>
          </table:table-cell>
          <table:table-cell table:formula="of:=IF(ISNA(VLOOKUP([.D1297];[Entrada.$A$8:.$D$1605];4;0)) = 1; 0;VLOOKUP([.D1297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7];[Entrada.$A$8:.$C$1606];3;0)) = 1; 0;VLOOKUP([.D12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6</text:p>
          </table:table-cell>
          <table:table-cell/>
          <table:table-cell/>
          <table:table-cell table:style-name="ce5" office:value-type="string">
            <text:p>33,16</text:p>
          </table:table-cell>
          <table:table-cell table:style-name="ce16" table:formula="of:=IF(ISNA(VLOOKUP([.D1298];[Entrada.$A$8:.$B$1605];2;0)) = 1; 0;VLOOKUP([.D1298];[Entrada.$A$8:.$B$1605];2;0))" office:value-type="float" office:value="0">
            <text:p>0</text:p>
          </table:table-cell>
          <table:table-cell table:formula="of:=IF(ISNA(VLOOKUP([.D1298];[Entrada.$A$8:.$D$1605];4;0)) = 1; 0;VLOOKUP([.D1298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8];[Entrada.$A$8:.$C$1606];3;0)) = 1; 0;VLOOKUP([.D12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7</text:p>
          </table:table-cell>
          <table:table-cell/>
          <table:table-cell/>
          <table:table-cell table:style-name="ce5" office:value-type="string">
            <text:p>33,17</text:p>
          </table:table-cell>
          <table:table-cell table:style-name="ce16" table:formula="of:=IF(ISNA(VLOOKUP([.D1299];[Entrada.$A$8:.$B$1605];2;0)) = 1; 0;VLOOKUP([.D1299];[Entrada.$A$8:.$B$1605];2;0))" office:value-type="float" office:value="0">
            <text:p>0</text:p>
          </table:table-cell>
          <table:table-cell table:formula="of:=IF(ISNA(VLOOKUP([.D1299];[Entrada.$A$8:.$D$1605];4;0)) = 1; 0;VLOOKUP([.D1299];[Entrada.$A$8:.$D$1605];4;0))" office:value-type="float" office:value="0">
            <text:p>0</text:p>
          </table:table-cell>
          <table:table-cell table:number-columns-repeated="21"/>
          <table:table-cell table:style-name="ce23" table:formula="of:=[.B12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299];[Entrada.$A$8:.$C$1606];3;0)) = 1; 0;VLOOKUP([.D12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8</text:p>
          </table:table-cell>
          <table:table-cell/>
          <table:table-cell/>
          <table:table-cell table:style-name="ce5" office:value-type="string">
            <text:p>33,18</text:p>
          </table:table-cell>
          <table:table-cell table:style-name="ce16" table:formula="of:=IF(ISNA(VLOOKUP([.D1300];[Entrada.$A$8:.$B$1605];2;0)) = 1; 0;VLOOKUP([.D1300];[Entrada.$A$8:.$B$1605];2;0))" office:value-type="float" office:value="0">
            <text:p>0</text:p>
          </table:table-cell>
          <table:table-cell table:formula="of:=IF(ISNA(VLOOKUP([.D1300];[Entrada.$A$8:.$D$1605];4;0)) = 1; 0;VLOOKUP([.D130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0];[Entrada.$A$8:.$C$1606];3;0)) = 1; 0;VLOOKUP([.D13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19</text:p>
          </table:table-cell>
          <table:table-cell/>
          <table:table-cell/>
          <table:table-cell table:style-name="ce5" office:value-type="string">
            <text:p>33,19</text:p>
          </table:table-cell>
          <table:table-cell table:style-name="ce16" table:formula="of:=IF(ISNA(VLOOKUP([.D1301];[Entrada.$A$8:.$B$1605];2;0)) = 1; 0;VLOOKUP([.D1301];[Entrada.$A$8:.$B$1605];2;0))" office:value-type="float" office:value="0">
            <text:p>0</text:p>
          </table:table-cell>
          <table:table-cell table:formula="of:=IF(ISNA(VLOOKUP([.D1301];[Entrada.$A$8:.$D$1605];4;0)) = 1; 0;VLOOKUP([.D130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1];[Entrada.$A$8:.$C$1606];3;0)) = 1; 0;VLOOKUP([.D13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0</text:p>
          </table:table-cell>
          <table:table-cell/>
          <table:table-cell/>
          <table:table-cell table:style-name="ce5" office:value-type="string">
            <text:p>33,20</text:p>
          </table:table-cell>
          <table:table-cell table:style-name="ce16" table:formula="of:=IF(ISNA(VLOOKUP([.D1302];[Entrada.$A$8:.$B$1605];2;0)) = 1; 0;VLOOKUP([.D1302];[Entrada.$A$8:.$B$1605];2;0))" office:value-type="float" office:value="0">
            <text:p>0</text:p>
          </table:table-cell>
          <table:table-cell table:formula="of:=IF(ISNA(VLOOKUP([.D1302];[Entrada.$A$8:.$D$1605];4;0)) = 1; 0;VLOOKUP([.D130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2];[Entrada.$A$8:.$C$1606];3;0)) = 1; 0;VLOOKUP([.D13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1</text:p>
          </table:table-cell>
          <table:table-cell/>
          <table:table-cell/>
          <table:table-cell table:style-name="ce5" office:value-type="string">
            <text:p>33,21</text:p>
          </table:table-cell>
          <table:table-cell table:style-name="ce16" table:formula="of:=IF(ISNA(VLOOKUP([.D1303];[Entrada.$A$8:.$B$1605];2;0)) = 1; 0;VLOOKUP([.D1303];[Entrada.$A$8:.$B$1605];2;0))" office:value-type="float" office:value="0">
            <text:p>0</text:p>
          </table:table-cell>
          <table:table-cell table:formula="of:=IF(ISNA(VLOOKUP([.D1303];[Entrada.$A$8:.$D$1605];4;0)) = 1; 0;VLOOKUP([.D130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3];[Entrada.$A$8:.$C$1606];3;0)) = 1; 0;VLOOKUP([.D13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2</text:p>
          </table:table-cell>
          <table:table-cell/>
          <table:table-cell/>
          <table:table-cell table:style-name="ce5" office:value-type="string">
            <text:p>33,22</text:p>
          </table:table-cell>
          <table:table-cell table:style-name="ce16" table:formula="of:=IF(ISNA(VLOOKUP([.D1304];[Entrada.$A$8:.$B$1605];2;0)) = 1; 0;VLOOKUP([.D1304];[Entrada.$A$8:.$B$1605];2;0))" office:value-type="float" office:value="0">
            <text:p>0</text:p>
          </table:table-cell>
          <table:table-cell table:formula="of:=IF(ISNA(VLOOKUP([.D1304];[Entrada.$A$8:.$D$1605];4;0)) = 1; 0;VLOOKUP([.D130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4];[Entrada.$A$8:.$C$1606];3;0)) = 1; 0;VLOOKUP([.D13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3</text:p>
          </table:table-cell>
          <table:table-cell/>
          <table:table-cell/>
          <table:table-cell table:style-name="ce5" office:value-type="string">
            <text:p>33,23</text:p>
          </table:table-cell>
          <table:table-cell table:style-name="ce16" table:formula="of:=IF(ISNA(VLOOKUP([.D1305];[Entrada.$A$8:.$B$1605];2;0)) = 1; 0;VLOOKUP([.D1305];[Entrada.$A$8:.$B$1605];2;0))" office:value-type="float" office:value="0">
            <text:p>0</text:p>
          </table:table-cell>
          <table:table-cell table:formula="of:=IF(ISNA(VLOOKUP([.D1305];[Entrada.$A$8:.$D$1605];4;0)) = 1; 0;VLOOKUP([.D130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5];[Entrada.$A$8:.$C$1606];3;0)) = 1; 0;VLOOKUP([.D13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4</text:p>
          </table:table-cell>
          <table:table-cell/>
          <table:table-cell/>
          <table:table-cell table:style-name="ce5" office:value-type="string">
            <text:p>33,24</text:p>
          </table:table-cell>
          <table:table-cell table:style-name="ce16" table:formula="of:=IF(ISNA(VLOOKUP([.D1306];[Entrada.$A$8:.$B$1605];2;0)) = 1; 0;VLOOKUP([.D1306];[Entrada.$A$8:.$B$1605];2;0))" office:value-type="float" office:value="0">
            <text:p>0</text:p>
          </table:table-cell>
          <table:table-cell table:formula="of:=IF(ISNA(VLOOKUP([.D1306];[Entrada.$A$8:.$D$1605];4;0)) = 1; 0;VLOOKUP([.D130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6];[Entrada.$A$8:.$C$1606];3;0)) = 1; 0;VLOOKUP([.D13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5</text:p>
          </table:table-cell>
          <table:table-cell/>
          <table:table-cell/>
          <table:table-cell table:style-name="ce5" office:value-type="string">
            <text:p>33,25</text:p>
          </table:table-cell>
          <table:table-cell table:style-name="ce16" table:formula="of:=IF(ISNA(VLOOKUP([.D1307];[Entrada.$A$8:.$B$1605];2;0)) = 1; 0;VLOOKUP([.D1307];[Entrada.$A$8:.$B$1605];2;0))" office:value-type="float" office:value="0">
            <text:p>0</text:p>
          </table:table-cell>
          <table:table-cell table:formula="of:=IF(ISNA(VLOOKUP([.D1307];[Entrada.$A$8:.$D$1605];4;0)) = 1; 0;VLOOKUP([.D130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7];[Entrada.$A$8:.$C$1606];3;0)) = 1; 0;VLOOKUP([.D13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6</text:p>
          </table:table-cell>
          <table:table-cell/>
          <table:table-cell/>
          <table:table-cell table:style-name="ce5" office:value-type="string">
            <text:p>33,26</text:p>
          </table:table-cell>
          <table:table-cell table:style-name="ce16" table:formula="of:=IF(ISNA(VLOOKUP([.D1308];[Entrada.$A$8:.$B$1605];2;0)) = 1; 0;VLOOKUP([.D1308];[Entrada.$A$8:.$B$1605];2;0))" office:value-type="float" office:value="0">
            <text:p>0</text:p>
          </table:table-cell>
          <table:table-cell table:formula="of:=IF(ISNA(VLOOKUP([.D1308];[Entrada.$A$8:.$D$1605];4;0)) = 1; 0;VLOOKUP([.D130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8];[Entrada.$A$8:.$C$1606];3;0)) = 1; 0;VLOOKUP([.D13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7</text:p>
          </table:table-cell>
          <table:table-cell/>
          <table:table-cell/>
          <table:table-cell table:style-name="ce5" office:value-type="string">
            <text:p>33,27</text:p>
          </table:table-cell>
          <table:table-cell table:style-name="ce16" table:formula="of:=IF(ISNA(VLOOKUP([.D1309];[Entrada.$A$8:.$B$1605];2;0)) = 1; 0;VLOOKUP([.D1309];[Entrada.$A$8:.$B$1605];2;0))" office:value-type="float" office:value="0">
            <text:p>0</text:p>
          </table:table-cell>
          <table:table-cell table:formula="of:=IF(ISNA(VLOOKUP([.D1309];[Entrada.$A$8:.$D$1605];4;0)) = 1; 0;VLOOKUP([.D130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09];[Entrada.$A$8:.$C$1606];3;0)) = 1; 0;VLOOKUP([.D13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8</text:p>
          </table:table-cell>
          <table:table-cell/>
          <table:table-cell/>
          <table:table-cell table:style-name="ce5" office:value-type="string">
            <text:p>33,28</text:p>
          </table:table-cell>
          <table:table-cell table:style-name="ce16" table:formula="of:=IF(ISNA(VLOOKUP([.D1310];[Entrada.$A$8:.$B$1605];2;0)) = 1; 0;VLOOKUP([.D1310];[Entrada.$A$8:.$B$1605];2;0))" office:value-type="float" office:value="0">
            <text:p>0</text:p>
          </table:table-cell>
          <table:table-cell table:formula="of:=IF(ISNA(VLOOKUP([.D1310];[Entrada.$A$8:.$D$1605];4;0)) = 1; 0;VLOOKUP([.D131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0];[Entrada.$A$8:.$C$1606];3;0)) = 1; 0;VLOOKUP([.D13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29</text:p>
          </table:table-cell>
          <table:table-cell/>
          <table:table-cell/>
          <table:table-cell table:style-name="ce5" office:value-type="string">
            <text:p>33,29</text:p>
          </table:table-cell>
          <table:table-cell table:style-name="ce16" table:formula="of:=IF(ISNA(VLOOKUP([.D1311];[Entrada.$A$8:.$B$1605];2;0)) = 1; 0;VLOOKUP([.D1311];[Entrada.$A$8:.$B$1605];2;0))" office:value-type="float" office:value="0">
            <text:p>0</text:p>
          </table:table-cell>
          <table:table-cell table:formula="of:=IF(ISNA(VLOOKUP([.D1311];[Entrada.$A$8:.$D$1605];4;0)) = 1; 0;VLOOKUP([.D131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1];[Entrada.$A$8:.$C$1606];3;0)) = 1; 0;VLOOKUP([.D13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0</text:p>
          </table:table-cell>
          <table:table-cell/>
          <table:table-cell/>
          <table:table-cell table:style-name="ce5" office:value-type="string">
            <text:p>33,30</text:p>
          </table:table-cell>
          <table:table-cell table:style-name="ce16" table:formula="of:=IF(ISNA(VLOOKUP([.D1312];[Entrada.$A$8:.$B$1605];2;0)) = 1; 0;VLOOKUP([.D1312];[Entrada.$A$8:.$B$1605];2;0))" office:value-type="float" office:value="0">
            <text:p>0</text:p>
          </table:table-cell>
          <table:table-cell table:formula="of:=IF(ISNA(VLOOKUP([.D1312];[Entrada.$A$8:.$D$1605];4;0)) = 1; 0;VLOOKUP([.D131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2];[Entrada.$A$8:.$C$1606];3;0)) = 1; 0;VLOOKUP([.D13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1</text:p>
          </table:table-cell>
          <table:table-cell/>
          <table:table-cell/>
          <table:table-cell table:style-name="ce5" office:value-type="string">
            <text:p>33,31</text:p>
          </table:table-cell>
          <table:table-cell table:style-name="ce16" table:formula="of:=IF(ISNA(VLOOKUP([.D1313];[Entrada.$A$8:.$B$1605];2;0)) = 1; 0;VLOOKUP([.D1313];[Entrada.$A$8:.$B$1605];2;0))" office:value-type="float" office:value="0">
            <text:p>0</text:p>
          </table:table-cell>
          <table:table-cell table:formula="of:=IF(ISNA(VLOOKUP([.D1313];[Entrada.$A$8:.$D$1605];4;0)) = 1; 0;VLOOKUP([.D131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3];[Entrada.$A$8:.$C$1606];3;0)) = 1; 0;VLOOKUP([.D13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2</text:p>
          </table:table-cell>
          <table:table-cell/>
          <table:table-cell/>
          <table:table-cell table:style-name="ce5" office:value-type="string">
            <text:p>33,32</text:p>
          </table:table-cell>
          <table:table-cell table:style-name="ce16" table:formula="of:=IF(ISNA(VLOOKUP([.D1314];[Entrada.$A$8:.$B$1605];2;0)) = 1; 0;VLOOKUP([.D1314];[Entrada.$A$8:.$B$1605];2;0))" office:value-type="float" office:value="0">
            <text:p>0</text:p>
          </table:table-cell>
          <table:table-cell table:formula="of:=IF(ISNA(VLOOKUP([.D1314];[Entrada.$A$8:.$D$1605];4;0)) = 1; 0;VLOOKUP([.D131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4];[Entrada.$A$8:.$C$1606];3;0)) = 1; 0;VLOOKUP([.D13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3</text:p>
          </table:table-cell>
          <table:table-cell/>
          <table:table-cell/>
          <table:table-cell table:style-name="ce5" office:value-type="string">
            <text:p>33,33</text:p>
          </table:table-cell>
          <table:table-cell table:style-name="ce16" table:formula="of:=IF(ISNA(VLOOKUP([.D1315];[Entrada.$A$8:.$B$1605];2;0)) = 1; 0;VLOOKUP([.D1315];[Entrada.$A$8:.$B$1605];2;0))" office:value-type="float" office:value="0">
            <text:p>0</text:p>
          </table:table-cell>
          <table:table-cell table:formula="of:=IF(ISNA(VLOOKUP([.D1315];[Entrada.$A$8:.$D$1605];4;0)) = 1; 0;VLOOKUP([.D131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5];[Entrada.$A$8:.$C$1606];3;0)) = 1; 0;VLOOKUP([.D13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4</text:p>
          </table:table-cell>
          <table:table-cell/>
          <table:table-cell/>
          <table:table-cell table:style-name="ce5" office:value-type="string">
            <text:p>33,34</text:p>
          </table:table-cell>
          <table:table-cell table:style-name="ce16" table:formula="of:=IF(ISNA(VLOOKUP([.D1316];[Entrada.$A$8:.$B$1605];2;0)) = 1; 0;VLOOKUP([.D1316];[Entrada.$A$8:.$B$1605];2;0))" office:value-type="float" office:value="0">
            <text:p>0</text:p>
          </table:table-cell>
          <table:table-cell table:formula="of:=IF(ISNA(VLOOKUP([.D1316];[Entrada.$A$8:.$D$1605];4;0)) = 1; 0;VLOOKUP([.D131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6];[Entrada.$A$8:.$C$1606];3;0)) = 1; 0;VLOOKUP([.D13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5</text:p>
          </table:table-cell>
          <table:table-cell/>
          <table:table-cell/>
          <table:table-cell table:style-name="ce5" office:value-type="string">
            <text:p>33,35</text:p>
          </table:table-cell>
          <table:table-cell table:style-name="ce16" table:formula="of:=IF(ISNA(VLOOKUP([.D1317];[Entrada.$A$8:.$B$1605];2;0)) = 1; 0;VLOOKUP([.D1317];[Entrada.$A$8:.$B$1605];2;0))" office:value-type="float" office:value="0">
            <text:p>0</text:p>
          </table:table-cell>
          <table:table-cell table:formula="of:=IF(ISNA(VLOOKUP([.D1317];[Entrada.$A$8:.$D$1605];4;0)) = 1; 0;VLOOKUP([.D131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7];[Entrada.$A$8:.$C$1606];3;0)) = 1; 0;VLOOKUP([.D13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6</text:p>
          </table:table-cell>
          <table:table-cell/>
          <table:table-cell/>
          <table:table-cell table:style-name="ce5" office:value-type="string">
            <text:p>33,36</text:p>
          </table:table-cell>
          <table:table-cell table:style-name="ce16" table:formula="of:=IF(ISNA(VLOOKUP([.D1318];[Entrada.$A$8:.$B$1605];2;0)) = 1; 0;VLOOKUP([.D1318];[Entrada.$A$8:.$B$1605];2;0))" office:value-type="float" office:value="0">
            <text:p>0</text:p>
          </table:table-cell>
          <table:table-cell table:formula="of:=IF(ISNA(VLOOKUP([.D1318];[Entrada.$A$8:.$D$1605];4;0)) = 1; 0;VLOOKUP([.D131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8];[Entrada.$A$8:.$C$1606];3;0)) = 1; 0;VLOOKUP([.D13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7</text:p>
          </table:table-cell>
          <table:table-cell/>
          <table:table-cell/>
          <table:table-cell table:style-name="ce5" office:value-type="string">
            <text:p>33,37</text:p>
          </table:table-cell>
          <table:table-cell table:style-name="ce16" table:formula="of:=IF(ISNA(VLOOKUP([.D1319];[Entrada.$A$8:.$B$1605];2;0)) = 1; 0;VLOOKUP([.D1319];[Entrada.$A$8:.$B$1605];2;0))" office:value-type="float" office:value="0">
            <text:p>0</text:p>
          </table:table-cell>
          <table:table-cell table:formula="of:=IF(ISNA(VLOOKUP([.D1319];[Entrada.$A$8:.$D$1605];4;0)) = 1; 0;VLOOKUP([.D131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19];[Entrada.$A$8:.$C$1606];3;0)) = 1; 0;VLOOKUP([.D13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8</text:p>
          </table:table-cell>
          <table:table-cell/>
          <table:table-cell/>
          <table:table-cell table:style-name="ce5" office:value-type="string">
            <text:p>33,38</text:p>
          </table:table-cell>
          <table:table-cell table:style-name="ce16" table:formula="of:=IF(ISNA(VLOOKUP([.D1320];[Entrada.$A$8:.$B$1605];2;0)) = 1; 0;VLOOKUP([.D1320];[Entrada.$A$8:.$B$1605];2;0))" office:value-type="float" office:value="0">
            <text:p>0</text:p>
          </table:table-cell>
          <table:table-cell table:formula="of:=IF(ISNA(VLOOKUP([.D1320];[Entrada.$A$8:.$D$1605];4;0)) = 1; 0;VLOOKUP([.D132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0];[Entrada.$A$8:.$C$1606];3;0)) = 1; 0;VLOOKUP([.D13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39</text:p>
          </table:table-cell>
          <table:table-cell/>
          <table:table-cell/>
          <table:table-cell table:style-name="ce5" office:value-type="string">
            <text:p>33,39</text:p>
          </table:table-cell>
          <table:table-cell table:style-name="ce16" table:formula="of:=IF(ISNA(VLOOKUP([.D1321];[Entrada.$A$8:.$B$1605];2;0)) = 1; 0;VLOOKUP([.D1321];[Entrada.$A$8:.$B$1605];2;0))" office:value-type="float" office:value="0">
            <text:p>0</text:p>
          </table:table-cell>
          <table:table-cell table:formula="of:=IF(ISNA(VLOOKUP([.D1321];[Entrada.$A$8:.$D$1605];4;0)) = 1; 0;VLOOKUP([.D132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1];[Entrada.$A$8:.$C$1606];3;0)) = 1; 0;VLOOKUP([.D13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3,40</text:p>
          </table:table-cell>
          <table:table-cell/>
          <table:table-cell/>
          <table:table-cell table:style-name="ce5" office:value-type="string">
            <text:p>33,40</text:p>
          </table:table-cell>
          <table:table-cell table:style-name="ce16" table:formula="of:=IF(ISNA(VLOOKUP([.D1322];[Entrada.$A$8:.$B$1605];2;0)) = 1; 0;VLOOKUP([.D1322];[Entrada.$A$8:.$B$1605];2;0))" office:value-type="float" office:value="0">
            <text:p>0</text:p>
          </table:table-cell>
          <table:table-cell table:formula="of:=IF(ISNA(VLOOKUP([.D1322];[Entrada.$A$8:.$D$1605];4;0)) = 1; 0;VLOOKUP([.D132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2];[Entrada.$A$8:.$C$1606];3;0)) = 1; 0;VLOOKUP([.D13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</text:p>
          </table:table-cell>
          <table:table-cell/>
          <table:table-cell/>
          <table:table-cell table:style-name="ce5" office:value-type="string">
            <text:p>34,1</text:p>
          </table:table-cell>
          <table:table-cell table:style-name="ce16" table:formula="of:=IF(ISNA(VLOOKUP([.D1323];[Entrada.$A$8:.$B$1605];2;0)) = 1; 0;VLOOKUP([.D1323];[Entrada.$A$8:.$B$1605];2;0))" office:value-type="float" office:value="0">
            <text:p>0</text:p>
          </table:table-cell>
          <table:table-cell table:formula="of:=IF(ISNA(VLOOKUP([.D1323];[Entrada.$A$8:.$D$1605];4;0)) = 1; 0;VLOOKUP([.D132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3];[Entrada.$A$8:.$C$1606];3;0)) = 1; 0;VLOOKUP([.D13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</text:p>
          </table:table-cell>
          <table:table-cell/>
          <table:table-cell/>
          <table:table-cell table:style-name="ce5" office:value-type="string">
            <text:p>34,2</text:p>
          </table:table-cell>
          <table:table-cell table:style-name="ce16" table:formula="of:=IF(ISNA(VLOOKUP([.D1324];[Entrada.$A$8:.$B$1605];2;0)) = 1; 0;VLOOKUP([.D1324];[Entrada.$A$8:.$B$1605];2;0))" office:value-type="float" office:value="0">
            <text:p>0</text:p>
          </table:table-cell>
          <table:table-cell table:formula="of:=IF(ISNA(VLOOKUP([.D1324];[Entrada.$A$8:.$D$1605];4;0)) = 1; 0;VLOOKUP([.D132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4];[Entrada.$A$8:.$C$1606];3;0)) = 1; 0;VLOOKUP([.D13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</text:p>
          </table:table-cell>
          <table:table-cell/>
          <table:table-cell/>
          <table:table-cell table:style-name="ce5" office:value-type="string">
            <text:p>34,3</text:p>
          </table:table-cell>
          <table:table-cell table:style-name="ce16" table:formula="of:=IF(ISNA(VLOOKUP([.D1325];[Entrada.$A$8:.$B$1605];2;0)) = 1; 0;VLOOKUP([.D1325];[Entrada.$A$8:.$B$1605];2;0))" office:value-type="float" office:value="0">
            <text:p>0</text:p>
          </table:table-cell>
          <table:table-cell table:formula="of:=IF(ISNA(VLOOKUP([.D1325];[Entrada.$A$8:.$D$1605];4;0)) = 1; 0;VLOOKUP([.D132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5];[Entrada.$A$8:.$C$1606];3;0)) = 1; 0;VLOOKUP([.D13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4</text:p>
          </table:table-cell>
          <table:table-cell/>
          <table:table-cell/>
          <table:table-cell table:style-name="ce5" office:value-type="string">
            <text:p>34,4</text:p>
          </table:table-cell>
          <table:table-cell table:style-name="ce16" table:formula="of:=IF(ISNA(VLOOKUP([.D1326];[Entrada.$A$8:.$B$1605];2;0)) = 1; 0;VLOOKUP([.D1326];[Entrada.$A$8:.$B$1605];2;0))" office:value-type="float" office:value="0">
            <text:p>0</text:p>
          </table:table-cell>
          <table:table-cell table:formula="of:=IF(ISNA(VLOOKUP([.D1326];[Entrada.$A$8:.$D$1605];4;0)) = 1; 0;VLOOKUP([.D132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6];[Entrada.$A$8:.$C$1606];3;0)) = 1; 0;VLOOKUP([.D13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5</text:p>
          </table:table-cell>
          <table:table-cell/>
          <table:table-cell/>
          <table:table-cell table:style-name="ce5" office:value-type="string">
            <text:p>34,5</text:p>
          </table:table-cell>
          <table:table-cell table:style-name="ce16" table:formula="of:=IF(ISNA(VLOOKUP([.D1327];[Entrada.$A$8:.$B$1605];2;0)) = 1; 0;VLOOKUP([.D1327];[Entrada.$A$8:.$B$1605];2;0))" office:value-type="float" office:value="0">
            <text:p>0</text:p>
          </table:table-cell>
          <table:table-cell table:formula="of:=IF(ISNA(VLOOKUP([.D1327];[Entrada.$A$8:.$D$1605];4;0)) = 1; 0;VLOOKUP([.D132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7];[Entrada.$A$8:.$C$1606];3;0)) = 1; 0;VLOOKUP([.D13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6</text:p>
          </table:table-cell>
          <table:table-cell/>
          <table:table-cell/>
          <table:table-cell table:style-name="ce5" office:value-type="string">
            <text:p>34,6</text:p>
          </table:table-cell>
          <table:table-cell table:style-name="ce16" table:formula="of:=IF(ISNA(VLOOKUP([.D1328];[Entrada.$A$8:.$B$1605];2;0)) = 1; 0;VLOOKUP([.D1328];[Entrada.$A$8:.$B$1605];2;0))" office:value-type="float" office:value="0">
            <text:p>0</text:p>
          </table:table-cell>
          <table:table-cell table:formula="of:=IF(ISNA(VLOOKUP([.D1328];[Entrada.$A$8:.$D$1605];4;0)) = 1; 0;VLOOKUP([.D132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8];[Entrada.$A$8:.$C$1606];3;0)) = 1; 0;VLOOKUP([.D13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7</text:p>
          </table:table-cell>
          <table:table-cell/>
          <table:table-cell/>
          <table:table-cell table:style-name="ce5" office:value-type="string">
            <text:p>34,7</text:p>
          </table:table-cell>
          <table:table-cell table:style-name="ce16" table:formula="of:=IF(ISNA(VLOOKUP([.D1329];[Entrada.$A$8:.$B$1605];2;0)) = 1; 0;VLOOKUP([.D1329];[Entrada.$A$8:.$B$1605];2;0))" office:value-type="float" office:value="0">
            <text:p>0</text:p>
          </table:table-cell>
          <table:table-cell table:formula="of:=IF(ISNA(VLOOKUP([.D1329];[Entrada.$A$8:.$D$1605];4;0)) = 1; 0;VLOOKUP([.D132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29];[Entrada.$A$8:.$C$1606];3;0)) = 1; 0;VLOOKUP([.D13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8</text:p>
          </table:table-cell>
          <table:table-cell/>
          <table:table-cell/>
          <table:table-cell table:style-name="ce5" office:value-type="string">
            <text:p>34,8</text:p>
          </table:table-cell>
          <table:table-cell table:style-name="ce16" table:formula="of:=IF(ISNA(VLOOKUP([.D1330];[Entrada.$A$8:.$B$1605];2;0)) = 1; 0;VLOOKUP([.D1330];[Entrada.$A$8:.$B$1605];2;0))" office:value-type="float" office:value="0">
            <text:p>0</text:p>
          </table:table-cell>
          <table:table-cell table:formula="of:=IF(ISNA(VLOOKUP([.D1330];[Entrada.$A$8:.$D$1605];4;0)) = 1; 0;VLOOKUP([.D133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0];[Entrada.$A$8:.$C$1606];3;0)) = 1; 0;VLOOKUP([.D13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9</text:p>
          </table:table-cell>
          <table:table-cell/>
          <table:table-cell/>
          <table:table-cell table:style-name="ce5" office:value-type="string">
            <text:p>34,9</text:p>
          </table:table-cell>
          <table:table-cell table:style-name="ce16" table:formula="of:=IF(ISNA(VLOOKUP([.D1331];[Entrada.$A$8:.$B$1605];2;0)) = 1; 0;VLOOKUP([.D1331];[Entrada.$A$8:.$B$1605];2;0))" office:value-type="float" office:value="0">
            <text:p>0</text:p>
          </table:table-cell>
          <table:table-cell table:formula="of:=IF(ISNA(VLOOKUP([.D1331];[Entrada.$A$8:.$D$1605];4;0)) = 1; 0;VLOOKUP([.D133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1];[Entrada.$A$8:.$C$1606];3;0)) = 1; 0;VLOOKUP([.D13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0</text:p>
          </table:table-cell>
          <table:table-cell/>
          <table:table-cell/>
          <table:table-cell table:style-name="ce5" office:value-type="string">
            <text:p>34,10</text:p>
          </table:table-cell>
          <table:table-cell table:style-name="ce16" table:formula="of:=IF(ISNA(VLOOKUP([.D1332];[Entrada.$A$8:.$B$1605];2;0)) = 1; 0;VLOOKUP([.D1332];[Entrada.$A$8:.$B$1605];2;0))" office:value-type="float" office:value="0">
            <text:p>0</text:p>
          </table:table-cell>
          <table:table-cell table:formula="of:=IF(ISNA(VLOOKUP([.D1332];[Entrada.$A$8:.$D$1605];4;0)) = 1; 0;VLOOKUP([.D133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2];[Entrada.$A$8:.$C$1606];3;0)) = 1; 0;VLOOKUP([.D13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1</text:p>
          </table:table-cell>
          <table:table-cell/>
          <table:table-cell/>
          <table:table-cell table:style-name="ce5" office:value-type="string">
            <text:p>34,11</text:p>
          </table:table-cell>
          <table:table-cell table:style-name="ce16" table:formula="of:=IF(ISNA(VLOOKUP([.D1333];[Entrada.$A$8:.$B$1605];2;0)) = 1; 0;VLOOKUP([.D1333];[Entrada.$A$8:.$B$1605];2;0))" office:value-type="float" office:value="0">
            <text:p>0</text:p>
          </table:table-cell>
          <table:table-cell table:formula="of:=IF(ISNA(VLOOKUP([.D1333];[Entrada.$A$8:.$D$1605];4;0)) = 1; 0;VLOOKUP([.D133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3];[Entrada.$A$8:.$C$1606];3;0)) = 1; 0;VLOOKUP([.D13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2</text:p>
          </table:table-cell>
          <table:table-cell/>
          <table:table-cell/>
          <table:table-cell table:style-name="ce5" office:value-type="string">
            <text:p>34,12</text:p>
          </table:table-cell>
          <table:table-cell table:style-name="ce16" table:formula="of:=IF(ISNA(VLOOKUP([.D1334];[Entrada.$A$8:.$B$1605];2;0)) = 1; 0;VLOOKUP([.D1334];[Entrada.$A$8:.$B$1605];2;0))" office:value-type="float" office:value="0">
            <text:p>0</text:p>
          </table:table-cell>
          <table:table-cell table:formula="of:=IF(ISNA(VLOOKUP([.D1334];[Entrada.$A$8:.$D$1605];4;0)) = 1; 0;VLOOKUP([.D133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4];[Entrada.$A$8:.$C$1606];3;0)) = 1; 0;VLOOKUP([.D13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3</text:p>
          </table:table-cell>
          <table:table-cell/>
          <table:table-cell/>
          <table:table-cell table:style-name="ce5" office:value-type="string">
            <text:p>34,13</text:p>
          </table:table-cell>
          <table:table-cell table:style-name="ce16" table:formula="of:=IF(ISNA(VLOOKUP([.D1335];[Entrada.$A$8:.$B$1605];2;0)) = 1; 0;VLOOKUP([.D1335];[Entrada.$A$8:.$B$1605];2;0))" office:value-type="float" office:value="0">
            <text:p>0</text:p>
          </table:table-cell>
          <table:table-cell table:formula="of:=IF(ISNA(VLOOKUP([.D1335];[Entrada.$A$8:.$D$1605];4;0)) = 1; 0;VLOOKUP([.D133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5];[Entrada.$A$8:.$C$1606];3;0)) = 1; 0;VLOOKUP([.D13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4</text:p>
          </table:table-cell>
          <table:table-cell/>
          <table:table-cell/>
          <table:table-cell table:style-name="ce5" office:value-type="string">
            <text:p>34,14</text:p>
          </table:table-cell>
          <table:table-cell table:style-name="ce16" table:formula="of:=IF(ISNA(VLOOKUP([.D1336];[Entrada.$A$8:.$B$1605];2;0)) = 1; 0;VLOOKUP([.D1336];[Entrada.$A$8:.$B$1605];2;0))" office:value-type="float" office:value="0">
            <text:p>0</text:p>
          </table:table-cell>
          <table:table-cell table:formula="of:=IF(ISNA(VLOOKUP([.D1336];[Entrada.$A$8:.$D$1605];4;0)) = 1; 0;VLOOKUP([.D133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6];[Entrada.$A$8:.$C$1606];3;0)) = 1; 0;VLOOKUP([.D13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5</text:p>
          </table:table-cell>
          <table:table-cell/>
          <table:table-cell/>
          <table:table-cell table:style-name="ce5" office:value-type="string">
            <text:p>34,15</text:p>
          </table:table-cell>
          <table:table-cell table:style-name="ce16" table:formula="of:=IF(ISNA(VLOOKUP([.D1337];[Entrada.$A$8:.$B$1605];2;0)) = 1; 0;VLOOKUP([.D1337];[Entrada.$A$8:.$B$1605];2;0))" office:value-type="float" office:value="0">
            <text:p>0</text:p>
          </table:table-cell>
          <table:table-cell table:formula="of:=IF(ISNA(VLOOKUP([.D1337];[Entrada.$A$8:.$D$1605];4;0)) = 1; 0;VLOOKUP([.D133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7];[Entrada.$A$8:.$C$1606];3;0)) = 1; 0;VLOOKUP([.D13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6</text:p>
          </table:table-cell>
          <table:table-cell/>
          <table:table-cell/>
          <table:table-cell table:style-name="ce5" office:value-type="string">
            <text:p>34,16</text:p>
          </table:table-cell>
          <table:table-cell table:style-name="ce16" table:formula="of:=IF(ISNA(VLOOKUP([.D1338];[Entrada.$A$8:.$B$1605];2;0)) = 1; 0;VLOOKUP([.D1338];[Entrada.$A$8:.$B$1605];2;0))" office:value-type="float" office:value="0">
            <text:p>0</text:p>
          </table:table-cell>
          <table:table-cell table:formula="of:=IF(ISNA(VLOOKUP([.D1338];[Entrada.$A$8:.$D$1605];4;0)) = 1; 0;VLOOKUP([.D133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8];[Entrada.$A$8:.$C$1606];3;0)) = 1; 0;VLOOKUP([.D13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7</text:p>
          </table:table-cell>
          <table:table-cell/>
          <table:table-cell/>
          <table:table-cell table:style-name="ce5" office:value-type="string">
            <text:p>34,17</text:p>
          </table:table-cell>
          <table:table-cell table:style-name="ce16" table:formula="of:=IF(ISNA(VLOOKUP([.D1339];[Entrada.$A$8:.$B$1605];2;0)) = 1; 0;VLOOKUP([.D1339];[Entrada.$A$8:.$B$1605];2;0))" office:value-type="float" office:value="0">
            <text:p>0</text:p>
          </table:table-cell>
          <table:table-cell table:formula="of:=IF(ISNA(VLOOKUP([.D1339];[Entrada.$A$8:.$D$1605];4;0)) = 1; 0;VLOOKUP([.D133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39];[Entrada.$A$8:.$C$1606];3;0)) = 1; 0;VLOOKUP([.D13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8</text:p>
          </table:table-cell>
          <table:table-cell/>
          <table:table-cell/>
          <table:table-cell table:style-name="ce5" office:value-type="string">
            <text:p>34,18</text:p>
          </table:table-cell>
          <table:table-cell table:style-name="ce16" table:formula="of:=IF(ISNA(VLOOKUP([.D1340];[Entrada.$A$8:.$B$1605];2;0)) = 1; 0;VLOOKUP([.D1340];[Entrada.$A$8:.$B$1605];2;0))" office:value-type="float" office:value="0">
            <text:p>0</text:p>
          </table:table-cell>
          <table:table-cell table:formula="of:=IF(ISNA(VLOOKUP([.D1340];[Entrada.$A$8:.$D$1605];4;0)) = 1; 0;VLOOKUP([.D134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0];[Entrada.$A$8:.$C$1606];3;0)) = 1; 0;VLOOKUP([.D13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19</text:p>
          </table:table-cell>
          <table:table-cell/>
          <table:table-cell/>
          <table:table-cell table:style-name="ce5" office:value-type="string">
            <text:p>34,19</text:p>
          </table:table-cell>
          <table:table-cell table:style-name="ce16" table:formula="of:=IF(ISNA(VLOOKUP([.D1341];[Entrada.$A$8:.$B$1605];2;0)) = 1; 0;VLOOKUP([.D1341];[Entrada.$A$8:.$B$1605];2;0))" office:value-type="float" office:value="0">
            <text:p>0</text:p>
          </table:table-cell>
          <table:table-cell table:formula="of:=IF(ISNA(VLOOKUP([.D1341];[Entrada.$A$8:.$D$1605];4;0)) = 1; 0;VLOOKUP([.D134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1];[Entrada.$A$8:.$C$1606];3;0)) = 1; 0;VLOOKUP([.D13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0</text:p>
          </table:table-cell>
          <table:table-cell/>
          <table:table-cell/>
          <table:table-cell table:style-name="ce5" office:value-type="string">
            <text:p>34,20</text:p>
          </table:table-cell>
          <table:table-cell table:style-name="ce16" table:formula="of:=IF(ISNA(VLOOKUP([.D1342];[Entrada.$A$8:.$B$1605];2;0)) = 1; 0;VLOOKUP([.D1342];[Entrada.$A$8:.$B$1605];2;0))" office:value-type="float" office:value="0">
            <text:p>0</text:p>
          </table:table-cell>
          <table:table-cell table:formula="of:=IF(ISNA(VLOOKUP([.D1342];[Entrada.$A$8:.$D$1605];4;0)) = 1; 0;VLOOKUP([.D134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2];[Entrada.$A$8:.$C$1606];3;0)) = 1; 0;VLOOKUP([.D13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1</text:p>
          </table:table-cell>
          <table:table-cell/>
          <table:table-cell/>
          <table:table-cell table:style-name="ce5" office:value-type="string">
            <text:p>34,21</text:p>
          </table:table-cell>
          <table:table-cell table:style-name="ce16" table:formula="of:=IF(ISNA(VLOOKUP([.D1343];[Entrada.$A$8:.$B$1605];2;0)) = 1; 0;VLOOKUP([.D1343];[Entrada.$A$8:.$B$1605];2;0))" office:value-type="float" office:value="0">
            <text:p>0</text:p>
          </table:table-cell>
          <table:table-cell table:formula="of:=IF(ISNA(VLOOKUP([.D1343];[Entrada.$A$8:.$D$1605];4;0)) = 1; 0;VLOOKUP([.D134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3];[Entrada.$A$8:.$C$1606];3;0)) = 1; 0;VLOOKUP([.D13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2</text:p>
          </table:table-cell>
          <table:table-cell/>
          <table:table-cell/>
          <table:table-cell table:style-name="ce5" office:value-type="string">
            <text:p>34,22</text:p>
          </table:table-cell>
          <table:table-cell table:style-name="ce16" table:formula="of:=IF(ISNA(VLOOKUP([.D1344];[Entrada.$A$8:.$B$1605];2;0)) = 1; 0;VLOOKUP([.D1344];[Entrada.$A$8:.$B$1605];2;0))" office:value-type="float" office:value="0">
            <text:p>0</text:p>
          </table:table-cell>
          <table:table-cell table:formula="of:=IF(ISNA(VLOOKUP([.D1344];[Entrada.$A$8:.$D$1605];4;0)) = 1; 0;VLOOKUP([.D134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4];[Entrada.$A$8:.$C$1606];3;0)) = 1; 0;VLOOKUP([.D13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3</text:p>
          </table:table-cell>
          <table:table-cell/>
          <table:table-cell/>
          <table:table-cell table:style-name="ce5" office:value-type="string">
            <text:p>34,23</text:p>
          </table:table-cell>
          <table:table-cell table:style-name="ce16" table:formula="of:=IF(ISNA(VLOOKUP([.D1345];[Entrada.$A$8:.$B$1605];2;0)) = 1; 0;VLOOKUP([.D1345];[Entrada.$A$8:.$B$1605];2;0))" office:value-type="float" office:value="0">
            <text:p>0</text:p>
          </table:table-cell>
          <table:table-cell table:formula="of:=IF(ISNA(VLOOKUP([.D1345];[Entrada.$A$8:.$D$1605];4;0)) = 1; 0;VLOOKUP([.D134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5];[Entrada.$A$8:.$C$1606];3;0)) = 1; 0;VLOOKUP([.D13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4</text:p>
          </table:table-cell>
          <table:table-cell/>
          <table:table-cell/>
          <table:table-cell table:style-name="ce5" office:value-type="string">
            <text:p>34,24</text:p>
          </table:table-cell>
          <table:table-cell table:style-name="ce16" table:formula="of:=IF(ISNA(VLOOKUP([.D1346];[Entrada.$A$8:.$B$1605];2;0)) = 1; 0;VLOOKUP([.D1346];[Entrada.$A$8:.$B$1605];2;0))" office:value-type="float" office:value="0">
            <text:p>0</text:p>
          </table:table-cell>
          <table:table-cell table:formula="of:=IF(ISNA(VLOOKUP([.D1346];[Entrada.$A$8:.$D$1605];4;0)) = 1; 0;VLOOKUP([.D134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6];[Entrada.$A$8:.$C$1606];3;0)) = 1; 0;VLOOKUP([.D13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5</text:p>
          </table:table-cell>
          <table:table-cell/>
          <table:table-cell/>
          <table:table-cell table:style-name="ce5" office:value-type="string">
            <text:p>34,25</text:p>
          </table:table-cell>
          <table:table-cell table:style-name="ce16" table:formula="of:=IF(ISNA(VLOOKUP([.D1347];[Entrada.$A$8:.$B$1605];2;0)) = 1; 0;VLOOKUP([.D1347];[Entrada.$A$8:.$B$1605];2;0))" office:value-type="float" office:value="0">
            <text:p>0</text:p>
          </table:table-cell>
          <table:table-cell table:formula="of:=IF(ISNA(VLOOKUP([.D1347];[Entrada.$A$8:.$D$1605];4;0)) = 1; 0;VLOOKUP([.D134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7];[Entrada.$A$8:.$C$1606];3;0)) = 1; 0;VLOOKUP([.D13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6</text:p>
          </table:table-cell>
          <table:table-cell/>
          <table:table-cell/>
          <table:table-cell table:style-name="ce5" office:value-type="string">
            <text:p>34,26</text:p>
          </table:table-cell>
          <table:table-cell table:style-name="ce16" table:formula="of:=IF(ISNA(VLOOKUP([.D1348];[Entrada.$A$8:.$B$1605];2;0)) = 1; 0;VLOOKUP([.D1348];[Entrada.$A$8:.$B$1605];2;0))" office:value-type="float" office:value="0">
            <text:p>0</text:p>
          </table:table-cell>
          <table:table-cell table:formula="of:=IF(ISNA(VLOOKUP([.D1348];[Entrada.$A$8:.$D$1605];4;0)) = 1; 0;VLOOKUP([.D134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8];[Entrada.$A$8:.$C$1606];3;0)) = 1; 0;VLOOKUP([.D13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7</text:p>
          </table:table-cell>
          <table:table-cell/>
          <table:table-cell/>
          <table:table-cell table:style-name="ce5" office:value-type="string">
            <text:p>34,27</text:p>
          </table:table-cell>
          <table:table-cell table:style-name="ce16" table:formula="of:=IF(ISNA(VLOOKUP([.D1349];[Entrada.$A$8:.$B$1605];2;0)) = 1; 0;VLOOKUP([.D1349];[Entrada.$A$8:.$B$1605];2;0))" office:value-type="float" office:value="0">
            <text:p>0</text:p>
          </table:table-cell>
          <table:table-cell table:formula="of:=IF(ISNA(VLOOKUP([.D1349];[Entrada.$A$8:.$D$1605];4;0)) = 1; 0;VLOOKUP([.D134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49];[Entrada.$A$8:.$C$1606];3;0)) = 1; 0;VLOOKUP([.D13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8</text:p>
          </table:table-cell>
          <table:table-cell/>
          <table:table-cell/>
          <table:table-cell table:style-name="ce5" office:value-type="string">
            <text:p>34,28</text:p>
          </table:table-cell>
          <table:table-cell table:style-name="ce16" table:formula="of:=IF(ISNA(VLOOKUP([.D1350];[Entrada.$A$8:.$B$1605];2;0)) = 1; 0;VLOOKUP([.D1350];[Entrada.$A$8:.$B$1605];2;0))" office:value-type="float" office:value="0">
            <text:p>0</text:p>
          </table:table-cell>
          <table:table-cell table:formula="of:=IF(ISNA(VLOOKUP([.D1350];[Entrada.$A$8:.$D$1605];4;0)) = 1; 0;VLOOKUP([.D135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0];[Entrada.$A$8:.$C$1606];3;0)) = 1; 0;VLOOKUP([.D13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29</text:p>
          </table:table-cell>
          <table:table-cell/>
          <table:table-cell/>
          <table:table-cell table:style-name="ce5" office:value-type="string">
            <text:p>34,29</text:p>
          </table:table-cell>
          <table:table-cell table:style-name="ce16" table:formula="of:=IF(ISNA(VLOOKUP([.D1351];[Entrada.$A$8:.$B$1605];2;0)) = 1; 0;VLOOKUP([.D1351];[Entrada.$A$8:.$B$1605];2;0))" office:value-type="float" office:value="0">
            <text:p>0</text:p>
          </table:table-cell>
          <table:table-cell table:formula="of:=IF(ISNA(VLOOKUP([.D1351];[Entrada.$A$8:.$D$1605];4;0)) = 1; 0;VLOOKUP([.D135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1];[Entrada.$A$8:.$C$1606];3;0)) = 1; 0;VLOOKUP([.D13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0</text:p>
          </table:table-cell>
          <table:table-cell/>
          <table:table-cell/>
          <table:table-cell table:style-name="ce5" office:value-type="string">
            <text:p>34,30</text:p>
          </table:table-cell>
          <table:table-cell table:style-name="ce16" table:formula="of:=IF(ISNA(VLOOKUP([.D1352];[Entrada.$A$8:.$B$1605];2;0)) = 1; 0;VLOOKUP([.D1352];[Entrada.$A$8:.$B$1605];2;0))" office:value-type="float" office:value="0">
            <text:p>0</text:p>
          </table:table-cell>
          <table:table-cell table:formula="of:=IF(ISNA(VLOOKUP([.D1352];[Entrada.$A$8:.$D$1605];4;0)) = 1; 0;VLOOKUP([.D135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2];[Entrada.$A$8:.$C$1606];3;0)) = 1; 0;VLOOKUP([.D13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1</text:p>
          </table:table-cell>
          <table:table-cell/>
          <table:table-cell/>
          <table:table-cell table:style-name="ce5" office:value-type="string">
            <text:p>34,31</text:p>
          </table:table-cell>
          <table:table-cell table:style-name="ce16" table:formula="of:=IF(ISNA(VLOOKUP([.D1353];[Entrada.$A$8:.$B$1605];2;0)) = 1; 0;VLOOKUP([.D1353];[Entrada.$A$8:.$B$1605];2;0))" office:value-type="float" office:value="0">
            <text:p>0</text:p>
          </table:table-cell>
          <table:table-cell table:formula="of:=IF(ISNA(VLOOKUP([.D1353];[Entrada.$A$8:.$D$1605];4;0)) = 1; 0;VLOOKUP([.D135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3];[Entrada.$A$8:.$C$1606];3;0)) = 1; 0;VLOOKUP([.D13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2</text:p>
          </table:table-cell>
          <table:table-cell/>
          <table:table-cell/>
          <table:table-cell table:style-name="ce5" office:value-type="string">
            <text:p>34,32</text:p>
          </table:table-cell>
          <table:table-cell table:style-name="ce16" table:formula="of:=IF(ISNA(VLOOKUP([.D1354];[Entrada.$A$8:.$B$1605];2;0)) = 1; 0;VLOOKUP([.D1354];[Entrada.$A$8:.$B$1605];2;0))" office:value-type="float" office:value="0">
            <text:p>0</text:p>
          </table:table-cell>
          <table:table-cell table:formula="of:=IF(ISNA(VLOOKUP([.D1354];[Entrada.$A$8:.$D$1605];4;0)) = 1; 0;VLOOKUP([.D135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4];[Entrada.$A$8:.$C$1606];3;0)) = 1; 0;VLOOKUP([.D13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3</text:p>
          </table:table-cell>
          <table:table-cell/>
          <table:table-cell/>
          <table:table-cell table:style-name="ce5" office:value-type="string">
            <text:p>34,33</text:p>
          </table:table-cell>
          <table:table-cell table:style-name="ce16" table:formula="of:=IF(ISNA(VLOOKUP([.D1355];[Entrada.$A$8:.$B$1605];2;0)) = 1; 0;VLOOKUP([.D1355];[Entrada.$A$8:.$B$1605];2;0))" office:value-type="float" office:value="0">
            <text:p>0</text:p>
          </table:table-cell>
          <table:table-cell table:formula="of:=IF(ISNA(VLOOKUP([.D1355];[Entrada.$A$8:.$D$1605];4;0)) = 1; 0;VLOOKUP([.D135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5];[Entrada.$A$8:.$C$1606];3;0)) = 1; 0;VLOOKUP([.D13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4</text:p>
          </table:table-cell>
          <table:table-cell/>
          <table:table-cell/>
          <table:table-cell table:style-name="ce5" office:value-type="string">
            <text:p>34,34</text:p>
          </table:table-cell>
          <table:table-cell table:style-name="ce16" table:formula="of:=IF(ISNA(VLOOKUP([.D1356];[Entrada.$A$8:.$B$1605];2;0)) = 1; 0;VLOOKUP([.D1356];[Entrada.$A$8:.$B$1605];2;0))" office:value-type="float" office:value="0">
            <text:p>0</text:p>
          </table:table-cell>
          <table:table-cell table:formula="of:=IF(ISNA(VLOOKUP([.D1356];[Entrada.$A$8:.$D$1605];4;0)) = 1; 0;VLOOKUP([.D135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6];[Entrada.$A$8:.$C$1606];3;0)) = 1; 0;VLOOKUP([.D13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5</text:p>
          </table:table-cell>
          <table:table-cell/>
          <table:table-cell/>
          <table:table-cell table:style-name="ce5" office:value-type="string">
            <text:p>34,35</text:p>
          </table:table-cell>
          <table:table-cell table:style-name="ce16" table:formula="of:=IF(ISNA(VLOOKUP([.D1357];[Entrada.$A$8:.$B$1605];2;0)) = 1; 0;VLOOKUP([.D1357];[Entrada.$A$8:.$B$1605];2;0))" office:value-type="float" office:value="0">
            <text:p>0</text:p>
          </table:table-cell>
          <table:table-cell table:formula="of:=IF(ISNA(VLOOKUP([.D1357];[Entrada.$A$8:.$D$1605];4;0)) = 1; 0;VLOOKUP([.D135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7];[Entrada.$A$8:.$C$1606];3;0)) = 1; 0;VLOOKUP([.D13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6</text:p>
          </table:table-cell>
          <table:table-cell/>
          <table:table-cell/>
          <table:table-cell table:style-name="ce5" office:value-type="string">
            <text:p>34,36</text:p>
          </table:table-cell>
          <table:table-cell table:style-name="ce16" table:formula="of:=IF(ISNA(VLOOKUP([.D1358];[Entrada.$A$8:.$B$1605];2;0)) = 1; 0;VLOOKUP([.D1358];[Entrada.$A$8:.$B$1605];2;0))" office:value-type="float" office:value="0">
            <text:p>0</text:p>
          </table:table-cell>
          <table:table-cell table:formula="of:=IF(ISNA(VLOOKUP([.D1358];[Entrada.$A$8:.$D$1605];4;0)) = 1; 0;VLOOKUP([.D135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8];[Entrada.$A$8:.$C$1606];3;0)) = 1; 0;VLOOKUP([.D13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7</text:p>
          </table:table-cell>
          <table:table-cell/>
          <table:table-cell/>
          <table:table-cell table:style-name="ce5" office:value-type="string">
            <text:p>34,37</text:p>
          </table:table-cell>
          <table:table-cell table:style-name="ce16" table:formula="of:=IF(ISNA(VLOOKUP([.D1359];[Entrada.$A$8:.$B$1605];2;0)) = 1; 0;VLOOKUP([.D1359];[Entrada.$A$8:.$B$1605];2;0))" office:value-type="float" office:value="0">
            <text:p>0</text:p>
          </table:table-cell>
          <table:table-cell table:formula="of:=IF(ISNA(VLOOKUP([.D1359];[Entrada.$A$8:.$D$1605];4;0)) = 1; 0;VLOOKUP([.D135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59];[Entrada.$A$8:.$C$1606];3;0)) = 1; 0;VLOOKUP([.D13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8</text:p>
          </table:table-cell>
          <table:table-cell/>
          <table:table-cell/>
          <table:table-cell table:style-name="ce5" office:value-type="string">
            <text:p>34,38</text:p>
          </table:table-cell>
          <table:table-cell table:style-name="ce16" table:formula="of:=IF(ISNA(VLOOKUP([.D1360];[Entrada.$A$8:.$B$1605];2;0)) = 1; 0;VLOOKUP([.D1360];[Entrada.$A$8:.$B$1605];2;0))" office:value-type="float" office:value="0">
            <text:p>0</text:p>
          </table:table-cell>
          <table:table-cell table:formula="of:=IF(ISNA(VLOOKUP([.D1360];[Entrada.$A$8:.$D$1605];4;0)) = 1; 0;VLOOKUP([.D136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0];[Entrada.$A$8:.$C$1606];3;0)) = 1; 0;VLOOKUP([.D13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39</text:p>
          </table:table-cell>
          <table:table-cell/>
          <table:table-cell/>
          <table:table-cell table:style-name="ce5" office:value-type="string">
            <text:p>34,39</text:p>
          </table:table-cell>
          <table:table-cell table:style-name="ce16" table:formula="of:=IF(ISNA(VLOOKUP([.D1361];[Entrada.$A$8:.$B$1605];2;0)) = 1; 0;VLOOKUP([.D1361];[Entrada.$A$8:.$B$1605];2;0))" office:value-type="float" office:value="0">
            <text:p>0</text:p>
          </table:table-cell>
          <table:table-cell table:formula="of:=IF(ISNA(VLOOKUP([.D1361];[Entrada.$A$8:.$D$1605];4;0)) = 1; 0;VLOOKUP([.D136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1];[Entrada.$A$8:.$C$1606];3;0)) = 1; 0;VLOOKUP([.D13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4,40</text:p>
          </table:table-cell>
          <table:table-cell/>
          <table:table-cell/>
          <table:table-cell table:style-name="ce5" office:value-type="string">
            <text:p>34,40</text:p>
          </table:table-cell>
          <table:table-cell table:style-name="ce16" table:formula="of:=IF(ISNA(VLOOKUP([.D1362];[Entrada.$A$8:.$B$1605];2;0)) = 1; 0;VLOOKUP([.D1362];[Entrada.$A$8:.$B$1605];2;0))" office:value-type="float" office:value="0">
            <text:p>0</text:p>
          </table:table-cell>
          <table:table-cell table:formula="of:=IF(ISNA(VLOOKUP([.D1362];[Entrada.$A$8:.$D$1605];4;0)) = 1; 0;VLOOKUP([.D136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2];[Entrada.$A$8:.$C$1606];3;0)) = 1; 0;VLOOKUP([.D13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</text:p>
          </table:table-cell>
          <table:table-cell/>
          <table:table-cell/>
          <table:table-cell table:style-name="ce5" office:value-type="string">
            <text:p>35,1</text:p>
          </table:table-cell>
          <table:table-cell table:style-name="ce16" table:formula="of:=IF(ISNA(VLOOKUP([.D1363];[Entrada.$A$8:.$B$1605];2;0)) = 1; 0;VLOOKUP([.D1363];[Entrada.$A$8:.$B$1605];2;0))" office:value-type="float" office:value="0">
            <text:p>0</text:p>
          </table:table-cell>
          <table:table-cell table:formula="of:=IF(ISNA(VLOOKUP([.D1363];[Entrada.$A$8:.$D$1605];4;0)) = 1; 0;VLOOKUP([.D136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3];[Entrada.$A$8:.$C$1606];3;0)) = 1; 0;VLOOKUP([.D13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</text:p>
          </table:table-cell>
          <table:table-cell/>
          <table:table-cell/>
          <table:table-cell table:style-name="ce5" office:value-type="string">
            <text:p>35,2</text:p>
          </table:table-cell>
          <table:table-cell table:style-name="ce16" table:formula="of:=IF(ISNA(VLOOKUP([.D1364];[Entrada.$A$8:.$B$1605];2;0)) = 1; 0;VLOOKUP([.D1364];[Entrada.$A$8:.$B$1605];2;0))" office:value-type="float" office:value="0">
            <text:p>0</text:p>
          </table:table-cell>
          <table:table-cell table:formula="of:=IF(ISNA(VLOOKUP([.D1364];[Entrada.$A$8:.$D$1605];4;0)) = 1; 0;VLOOKUP([.D136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4];[Entrada.$A$8:.$C$1606];3;0)) = 1; 0;VLOOKUP([.D13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</text:p>
          </table:table-cell>
          <table:table-cell/>
          <table:table-cell/>
          <table:table-cell table:style-name="ce5" office:value-type="string">
            <text:p>35,3</text:p>
          </table:table-cell>
          <table:table-cell table:style-name="ce16" table:formula="of:=IF(ISNA(VLOOKUP([.D1365];[Entrada.$A$8:.$B$1605];2;0)) = 1; 0;VLOOKUP([.D1365];[Entrada.$A$8:.$B$1605];2;0))" office:value-type="float" office:value="0">
            <text:p>0</text:p>
          </table:table-cell>
          <table:table-cell table:formula="of:=IF(ISNA(VLOOKUP([.D1365];[Entrada.$A$8:.$D$1605];4;0)) = 1; 0;VLOOKUP([.D136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5];[Entrada.$A$8:.$C$1606];3;0)) = 1; 0;VLOOKUP([.D13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4</text:p>
          </table:table-cell>
          <table:table-cell/>
          <table:table-cell/>
          <table:table-cell table:style-name="ce5" office:value-type="string">
            <text:p>35,4</text:p>
          </table:table-cell>
          <table:table-cell table:style-name="ce16" table:formula="of:=IF(ISNA(VLOOKUP([.D1366];[Entrada.$A$8:.$B$1605];2;0)) = 1; 0;VLOOKUP([.D1366];[Entrada.$A$8:.$B$1605];2;0))" office:value-type="float" office:value="0">
            <text:p>0</text:p>
          </table:table-cell>
          <table:table-cell table:formula="of:=IF(ISNA(VLOOKUP([.D1366];[Entrada.$A$8:.$D$1605];4;0)) = 1; 0;VLOOKUP([.D136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6];[Entrada.$A$8:.$C$1606];3;0)) = 1; 0;VLOOKUP([.D13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5</text:p>
          </table:table-cell>
          <table:table-cell/>
          <table:table-cell/>
          <table:table-cell table:style-name="ce5" office:value-type="string">
            <text:p>35,5</text:p>
          </table:table-cell>
          <table:table-cell table:style-name="ce16" table:formula="of:=IF(ISNA(VLOOKUP([.D1367];[Entrada.$A$8:.$B$1605];2;0)) = 1; 0;VLOOKUP([.D1367];[Entrada.$A$8:.$B$1605];2;0))" office:value-type="float" office:value="0">
            <text:p>0</text:p>
          </table:table-cell>
          <table:table-cell table:formula="of:=IF(ISNA(VLOOKUP([.D1367];[Entrada.$A$8:.$D$1605];4;0)) = 1; 0;VLOOKUP([.D136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7];[Entrada.$A$8:.$C$1606];3;0)) = 1; 0;VLOOKUP([.D13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6</text:p>
          </table:table-cell>
          <table:table-cell/>
          <table:table-cell/>
          <table:table-cell table:style-name="ce5" office:value-type="string">
            <text:p>35,6</text:p>
          </table:table-cell>
          <table:table-cell table:style-name="ce16" table:formula="of:=IF(ISNA(VLOOKUP([.D1368];[Entrada.$A$8:.$B$1605];2;0)) = 1; 0;VLOOKUP([.D1368];[Entrada.$A$8:.$B$1605];2;0))" office:value-type="float" office:value="0">
            <text:p>0</text:p>
          </table:table-cell>
          <table:table-cell table:formula="of:=IF(ISNA(VLOOKUP([.D1368];[Entrada.$A$8:.$D$1605];4;0)) = 1; 0;VLOOKUP([.D136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8];[Entrada.$A$8:.$C$1606];3;0)) = 1; 0;VLOOKUP([.D13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7</text:p>
          </table:table-cell>
          <table:table-cell/>
          <table:table-cell/>
          <table:table-cell table:style-name="ce5" office:value-type="string">
            <text:p>35,7</text:p>
          </table:table-cell>
          <table:table-cell table:style-name="ce16" table:formula="of:=IF(ISNA(VLOOKUP([.D1369];[Entrada.$A$8:.$B$1605];2;0)) = 1; 0;VLOOKUP([.D1369];[Entrada.$A$8:.$B$1605];2;0))" office:value-type="float" office:value="0">
            <text:p>0</text:p>
          </table:table-cell>
          <table:table-cell table:formula="of:=IF(ISNA(VLOOKUP([.D1369];[Entrada.$A$8:.$D$1605];4;0)) = 1; 0;VLOOKUP([.D136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69];[Entrada.$A$8:.$C$1606];3;0)) = 1; 0;VLOOKUP([.D13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8</text:p>
          </table:table-cell>
          <table:table-cell/>
          <table:table-cell/>
          <table:table-cell table:style-name="ce5" office:value-type="string">
            <text:p>35,8</text:p>
          </table:table-cell>
          <table:table-cell table:style-name="ce16" table:formula="of:=IF(ISNA(VLOOKUP([.D1370];[Entrada.$A$8:.$B$1605];2;0)) = 1; 0;VLOOKUP([.D1370];[Entrada.$A$8:.$B$1605];2;0))" office:value-type="float" office:value="0">
            <text:p>0</text:p>
          </table:table-cell>
          <table:table-cell table:formula="of:=IF(ISNA(VLOOKUP([.D1370];[Entrada.$A$8:.$D$1605];4;0)) = 1; 0;VLOOKUP([.D137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0];[Entrada.$A$8:.$C$1606];3;0)) = 1; 0;VLOOKUP([.D13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9</text:p>
          </table:table-cell>
          <table:table-cell/>
          <table:table-cell/>
          <table:table-cell table:style-name="ce5" office:value-type="string">
            <text:p>35,9</text:p>
          </table:table-cell>
          <table:table-cell table:style-name="ce16" table:formula="of:=IF(ISNA(VLOOKUP([.D1371];[Entrada.$A$8:.$B$1605];2;0)) = 1; 0;VLOOKUP([.D1371];[Entrada.$A$8:.$B$1605];2;0))" office:value-type="float" office:value="0">
            <text:p>0</text:p>
          </table:table-cell>
          <table:table-cell table:formula="of:=IF(ISNA(VLOOKUP([.D1371];[Entrada.$A$8:.$D$1605];4;0)) = 1; 0;VLOOKUP([.D137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1];[Entrada.$A$8:.$C$1606];3;0)) = 1; 0;VLOOKUP([.D13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0</text:p>
          </table:table-cell>
          <table:table-cell/>
          <table:table-cell/>
          <table:table-cell table:style-name="ce5" office:value-type="string">
            <text:p>35,10</text:p>
          </table:table-cell>
          <table:table-cell table:style-name="ce16" table:formula="of:=IF(ISNA(VLOOKUP([.D1372];[Entrada.$A$8:.$B$1605];2;0)) = 1; 0;VLOOKUP([.D1372];[Entrada.$A$8:.$B$1605];2;0))" office:value-type="float" office:value="0">
            <text:p>0</text:p>
          </table:table-cell>
          <table:table-cell table:formula="of:=IF(ISNA(VLOOKUP([.D1372];[Entrada.$A$8:.$D$1605];4;0)) = 1; 0;VLOOKUP([.D137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2];[Entrada.$A$8:.$C$1606];3;0)) = 1; 0;VLOOKUP([.D13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1</text:p>
          </table:table-cell>
          <table:table-cell/>
          <table:table-cell/>
          <table:table-cell table:style-name="ce5" office:value-type="string">
            <text:p>35,11</text:p>
          </table:table-cell>
          <table:table-cell table:style-name="ce16" table:formula="of:=IF(ISNA(VLOOKUP([.D1373];[Entrada.$A$8:.$B$1605];2;0)) = 1; 0;VLOOKUP([.D1373];[Entrada.$A$8:.$B$1605];2;0))" office:value-type="float" office:value="0">
            <text:p>0</text:p>
          </table:table-cell>
          <table:table-cell table:formula="of:=IF(ISNA(VLOOKUP([.D1373];[Entrada.$A$8:.$D$1605];4;0)) = 1; 0;VLOOKUP([.D137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3];[Entrada.$A$8:.$C$1606];3;0)) = 1; 0;VLOOKUP([.D13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2</text:p>
          </table:table-cell>
          <table:table-cell/>
          <table:table-cell/>
          <table:table-cell table:style-name="ce5" office:value-type="string">
            <text:p>35,12</text:p>
          </table:table-cell>
          <table:table-cell table:style-name="ce16" table:formula="of:=IF(ISNA(VLOOKUP([.D1374];[Entrada.$A$8:.$B$1605];2;0)) = 1; 0;VLOOKUP([.D1374];[Entrada.$A$8:.$B$1605];2;0))" office:value-type="float" office:value="0">
            <text:p>0</text:p>
          </table:table-cell>
          <table:table-cell table:formula="of:=IF(ISNA(VLOOKUP([.D1374];[Entrada.$A$8:.$D$1605];4;0)) = 1; 0;VLOOKUP([.D137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4];[Entrada.$A$8:.$C$1606];3;0)) = 1; 0;VLOOKUP([.D13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3</text:p>
          </table:table-cell>
          <table:table-cell/>
          <table:table-cell/>
          <table:table-cell table:style-name="ce5" office:value-type="string">
            <text:p>35,13</text:p>
          </table:table-cell>
          <table:table-cell table:style-name="ce16" table:formula="of:=IF(ISNA(VLOOKUP([.D1375];[Entrada.$A$8:.$B$1605];2;0)) = 1; 0;VLOOKUP([.D1375];[Entrada.$A$8:.$B$1605];2;0))" office:value-type="float" office:value="0">
            <text:p>0</text:p>
          </table:table-cell>
          <table:table-cell table:formula="of:=IF(ISNA(VLOOKUP([.D1375];[Entrada.$A$8:.$D$1605];4;0)) = 1; 0;VLOOKUP([.D137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5];[Entrada.$A$8:.$C$1606];3;0)) = 1; 0;VLOOKUP([.D13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4</text:p>
          </table:table-cell>
          <table:table-cell/>
          <table:table-cell/>
          <table:table-cell table:style-name="ce5" office:value-type="string">
            <text:p>35,14</text:p>
          </table:table-cell>
          <table:table-cell table:style-name="ce16" table:formula="of:=IF(ISNA(VLOOKUP([.D1376];[Entrada.$A$8:.$B$1605];2;0)) = 1; 0;VLOOKUP([.D1376];[Entrada.$A$8:.$B$1605];2;0))" office:value-type="float" office:value="0">
            <text:p>0</text:p>
          </table:table-cell>
          <table:table-cell table:formula="of:=IF(ISNA(VLOOKUP([.D1376];[Entrada.$A$8:.$D$1605];4;0)) = 1; 0;VLOOKUP([.D137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6];[Entrada.$A$8:.$C$1606];3;0)) = 1; 0;VLOOKUP([.D13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5</text:p>
          </table:table-cell>
          <table:table-cell/>
          <table:table-cell/>
          <table:table-cell table:style-name="ce5" office:value-type="string">
            <text:p>35,15</text:p>
          </table:table-cell>
          <table:table-cell table:style-name="ce16" table:formula="of:=IF(ISNA(VLOOKUP([.D1377];[Entrada.$A$8:.$B$1605];2;0)) = 1; 0;VLOOKUP([.D1377];[Entrada.$A$8:.$B$1605];2;0))" office:value-type="float" office:value="0">
            <text:p>0</text:p>
          </table:table-cell>
          <table:table-cell table:formula="of:=IF(ISNA(VLOOKUP([.D1377];[Entrada.$A$8:.$D$1605];4;0)) = 1; 0;VLOOKUP([.D137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7];[Entrada.$A$8:.$C$1606];3;0)) = 1; 0;VLOOKUP([.D13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6</text:p>
          </table:table-cell>
          <table:table-cell/>
          <table:table-cell/>
          <table:table-cell table:style-name="ce5" office:value-type="string">
            <text:p>35,16</text:p>
          </table:table-cell>
          <table:table-cell table:style-name="ce16" table:formula="of:=IF(ISNA(VLOOKUP([.D1378];[Entrada.$A$8:.$B$1605];2;0)) = 1; 0;VLOOKUP([.D1378];[Entrada.$A$8:.$B$1605];2;0))" office:value-type="float" office:value="0">
            <text:p>0</text:p>
          </table:table-cell>
          <table:table-cell table:formula="of:=IF(ISNA(VLOOKUP([.D1378];[Entrada.$A$8:.$D$1605];4;0)) = 1; 0;VLOOKUP([.D137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8];[Entrada.$A$8:.$C$1606];3;0)) = 1; 0;VLOOKUP([.D13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7</text:p>
          </table:table-cell>
          <table:table-cell/>
          <table:table-cell/>
          <table:table-cell table:style-name="ce5" office:value-type="string">
            <text:p>35,17</text:p>
          </table:table-cell>
          <table:table-cell table:style-name="ce16" table:formula="of:=IF(ISNA(VLOOKUP([.D1379];[Entrada.$A$8:.$B$1605];2;0)) = 1; 0;VLOOKUP([.D1379];[Entrada.$A$8:.$B$1605];2;0))" office:value-type="float" office:value="0">
            <text:p>0</text:p>
          </table:table-cell>
          <table:table-cell table:formula="of:=IF(ISNA(VLOOKUP([.D1379];[Entrada.$A$8:.$D$1605];4;0)) = 1; 0;VLOOKUP([.D137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79];[Entrada.$A$8:.$C$1606];3;0)) = 1; 0;VLOOKUP([.D13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8</text:p>
          </table:table-cell>
          <table:table-cell/>
          <table:table-cell/>
          <table:table-cell table:style-name="ce5" office:value-type="string">
            <text:p>35,18</text:p>
          </table:table-cell>
          <table:table-cell table:style-name="ce16" table:formula="of:=IF(ISNA(VLOOKUP([.D1380];[Entrada.$A$8:.$B$1605];2;0)) = 1; 0;VLOOKUP([.D1380];[Entrada.$A$8:.$B$1605];2;0))" office:value-type="float" office:value="0">
            <text:p>0</text:p>
          </table:table-cell>
          <table:table-cell table:formula="of:=IF(ISNA(VLOOKUP([.D1380];[Entrada.$A$8:.$D$1605];4;0)) = 1; 0;VLOOKUP([.D138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0];[Entrada.$A$8:.$C$1606];3;0)) = 1; 0;VLOOKUP([.D13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19</text:p>
          </table:table-cell>
          <table:table-cell/>
          <table:table-cell/>
          <table:table-cell table:style-name="ce5" office:value-type="string">
            <text:p>35,19</text:p>
          </table:table-cell>
          <table:table-cell table:style-name="ce16" table:formula="of:=IF(ISNA(VLOOKUP([.D1381];[Entrada.$A$8:.$B$1605];2;0)) = 1; 0;VLOOKUP([.D1381];[Entrada.$A$8:.$B$1605];2;0))" office:value-type="float" office:value="0">
            <text:p>0</text:p>
          </table:table-cell>
          <table:table-cell table:formula="of:=IF(ISNA(VLOOKUP([.D1381];[Entrada.$A$8:.$D$1605];4;0)) = 1; 0;VLOOKUP([.D138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1];[Entrada.$A$8:.$C$1606];3;0)) = 1; 0;VLOOKUP([.D13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0</text:p>
          </table:table-cell>
          <table:table-cell/>
          <table:table-cell/>
          <table:table-cell table:style-name="ce5" office:value-type="string">
            <text:p>35,20</text:p>
          </table:table-cell>
          <table:table-cell table:style-name="ce16" table:formula="of:=IF(ISNA(VLOOKUP([.D1382];[Entrada.$A$8:.$B$1605];2;0)) = 1; 0;VLOOKUP([.D1382];[Entrada.$A$8:.$B$1605];2;0))" office:value-type="float" office:value="0">
            <text:p>0</text:p>
          </table:table-cell>
          <table:table-cell table:formula="of:=IF(ISNA(VLOOKUP([.D1382];[Entrada.$A$8:.$D$1605];4;0)) = 1; 0;VLOOKUP([.D138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2];[Entrada.$A$8:.$C$1606];3;0)) = 1; 0;VLOOKUP([.D13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1</text:p>
          </table:table-cell>
          <table:table-cell/>
          <table:table-cell/>
          <table:table-cell table:style-name="ce5" office:value-type="string">
            <text:p>35,21</text:p>
          </table:table-cell>
          <table:table-cell table:style-name="ce16" table:formula="of:=IF(ISNA(VLOOKUP([.D1383];[Entrada.$A$8:.$B$1605];2;0)) = 1; 0;VLOOKUP([.D1383];[Entrada.$A$8:.$B$1605];2;0))" office:value-type="float" office:value="0">
            <text:p>0</text:p>
          </table:table-cell>
          <table:table-cell table:formula="of:=IF(ISNA(VLOOKUP([.D1383];[Entrada.$A$8:.$D$1605];4;0)) = 1; 0;VLOOKUP([.D138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3];[Entrada.$A$8:.$C$1606];3;0)) = 1; 0;VLOOKUP([.D13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2</text:p>
          </table:table-cell>
          <table:table-cell/>
          <table:table-cell/>
          <table:table-cell table:style-name="ce5" office:value-type="string">
            <text:p>35,22</text:p>
          </table:table-cell>
          <table:table-cell table:style-name="ce16" table:formula="of:=IF(ISNA(VLOOKUP([.D1384];[Entrada.$A$8:.$B$1605];2;0)) = 1; 0;VLOOKUP([.D1384];[Entrada.$A$8:.$B$1605];2;0))" office:value-type="float" office:value="0">
            <text:p>0</text:p>
          </table:table-cell>
          <table:table-cell table:formula="of:=IF(ISNA(VLOOKUP([.D1384];[Entrada.$A$8:.$D$1605];4;0)) = 1; 0;VLOOKUP([.D138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4];[Entrada.$A$8:.$C$1606];3;0)) = 1; 0;VLOOKUP([.D13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3</text:p>
          </table:table-cell>
          <table:table-cell/>
          <table:table-cell/>
          <table:table-cell table:style-name="ce5" office:value-type="string">
            <text:p>35,23</text:p>
          </table:table-cell>
          <table:table-cell table:style-name="ce16" table:formula="of:=IF(ISNA(VLOOKUP([.D1385];[Entrada.$A$8:.$B$1605];2;0)) = 1; 0;VLOOKUP([.D1385];[Entrada.$A$8:.$B$1605];2;0))" office:value-type="float" office:value="0">
            <text:p>0</text:p>
          </table:table-cell>
          <table:table-cell table:formula="of:=IF(ISNA(VLOOKUP([.D1385];[Entrada.$A$8:.$D$1605];4;0)) = 1; 0;VLOOKUP([.D138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5];[Entrada.$A$8:.$C$1606];3;0)) = 1; 0;VLOOKUP([.D13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4</text:p>
          </table:table-cell>
          <table:table-cell/>
          <table:table-cell/>
          <table:table-cell table:style-name="ce5" office:value-type="string">
            <text:p>35,24</text:p>
          </table:table-cell>
          <table:table-cell table:style-name="ce16" table:formula="of:=IF(ISNA(VLOOKUP([.D1386];[Entrada.$A$8:.$B$1605];2;0)) = 1; 0;VLOOKUP([.D1386];[Entrada.$A$8:.$B$1605];2;0))" office:value-type="float" office:value="0">
            <text:p>0</text:p>
          </table:table-cell>
          <table:table-cell table:formula="of:=IF(ISNA(VLOOKUP([.D1386];[Entrada.$A$8:.$D$1605];4;0)) = 1; 0;VLOOKUP([.D138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6];[Entrada.$A$8:.$C$1606];3;0)) = 1; 0;VLOOKUP([.D13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5</text:p>
          </table:table-cell>
          <table:table-cell/>
          <table:table-cell/>
          <table:table-cell table:style-name="ce5" office:value-type="string">
            <text:p>35,25</text:p>
          </table:table-cell>
          <table:table-cell table:style-name="ce16" table:formula="of:=IF(ISNA(VLOOKUP([.D1387];[Entrada.$A$8:.$B$1605];2;0)) = 1; 0;VLOOKUP([.D1387];[Entrada.$A$8:.$B$1605];2;0))" office:value-type="float" office:value="0">
            <text:p>0</text:p>
          </table:table-cell>
          <table:table-cell table:formula="of:=IF(ISNA(VLOOKUP([.D1387];[Entrada.$A$8:.$D$1605];4;0)) = 1; 0;VLOOKUP([.D138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7];[Entrada.$A$8:.$C$1606];3;0)) = 1; 0;VLOOKUP([.D13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6</text:p>
          </table:table-cell>
          <table:table-cell/>
          <table:table-cell/>
          <table:table-cell table:style-name="ce5" office:value-type="string">
            <text:p>35,26</text:p>
          </table:table-cell>
          <table:table-cell table:style-name="ce16" table:formula="of:=IF(ISNA(VLOOKUP([.D1388];[Entrada.$A$8:.$B$1605];2;0)) = 1; 0;VLOOKUP([.D1388];[Entrada.$A$8:.$B$1605];2;0))" office:value-type="float" office:value="0">
            <text:p>0</text:p>
          </table:table-cell>
          <table:table-cell table:formula="of:=IF(ISNA(VLOOKUP([.D1388];[Entrada.$A$8:.$D$1605];4;0)) = 1; 0;VLOOKUP([.D138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8];[Entrada.$A$8:.$C$1606];3;0)) = 1; 0;VLOOKUP([.D13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7</text:p>
          </table:table-cell>
          <table:table-cell/>
          <table:table-cell/>
          <table:table-cell table:style-name="ce5" office:value-type="string">
            <text:p>35,27</text:p>
          </table:table-cell>
          <table:table-cell table:style-name="ce16" table:formula="of:=IF(ISNA(VLOOKUP([.D1389];[Entrada.$A$8:.$B$1605];2;0)) = 1; 0;VLOOKUP([.D1389];[Entrada.$A$8:.$B$1605];2;0))" office:value-type="float" office:value="0">
            <text:p>0</text:p>
          </table:table-cell>
          <table:table-cell table:formula="of:=IF(ISNA(VLOOKUP([.D1389];[Entrada.$A$8:.$D$1605];4;0)) = 1; 0;VLOOKUP([.D138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89];[Entrada.$A$8:.$C$1606];3;0)) = 1; 0;VLOOKUP([.D13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8</text:p>
          </table:table-cell>
          <table:table-cell/>
          <table:table-cell/>
          <table:table-cell table:style-name="ce5" office:value-type="string">
            <text:p>35,28</text:p>
          </table:table-cell>
          <table:table-cell table:style-name="ce16" table:formula="of:=IF(ISNA(VLOOKUP([.D1390];[Entrada.$A$8:.$B$1605];2;0)) = 1; 0;VLOOKUP([.D1390];[Entrada.$A$8:.$B$1605];2;0))" office:value-type="float" office:value="0">
            <text:p>0</text:p>
          </table:table-cell>
          <table:table-cell table:formula="of:=IF(ISNA(VLOOKUP([.D1390];[Entrada.$A$8:.$D$1605];4;0)) = 1; 0;VLOOKUP([.D1390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0];[Entrada.$A$8:.$C$1606];3;0)) = 1; 0;VLOOKUP([.D13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29</text:p>
          </table:table-cell>
          <table:table-cell/>
          <table:table-cell/>
          <table:table-cell table:style-name="ce5" office:value-type="string">
            <text:p>35,29</text:p>
          </table:table-cell>
          <table:table-cell table:style-name="ce16" table:formula="of:=IF(ISNA(VLOOKUP([.D1391];[Entrada.$A$8:.$B$1605];2;0)) = 1; 0;VLOOKUP([.D1391];[Entrada.$A$8:.$B$1605];2;0))" office:value-type="float" office:value="0">
            <text:p>0</text:p>
          </table:table-cell>
          <table:table-cell table:formula="of:=IF(ISNA(VLOOKUP([.D1391];[Entrada.$A$8:.$D$1605];4;0)) = 1; 0;VLOOKUP([.D1391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1];[Entrada.$A$8:.$C$1606];3;0)) = 1; 0;VLOOKUP([.D13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0</text:p>
          </table:table-cell>
          <table:table-cell/>
          <table:table-cell/>
          <table:table-cell table:style-name="ce5" office:value-type="string">
            <text:p>35,30</text:p>
          </table:table-cell>
          <table:table-cell table:style-name="ce16" table:formula="of:=IF(ISNA(VLOOKUP([.D1392];[Entrada.$A$8:.$B$1605];2;0)) = 1; 0;VLOOKUP([.D1392];[Entrada.$A$8:.$B$1605];2;0))" office:value-type="float" office:value="0">
            <text:p>0</text:p>
          </table:table-cell>
          <table:table-cell table:formula="of:=IF(ISNA(VLOOKUP([.D1392];[Entrada.$A$8:.$D$1605];4;0)) = 1; 0;VLOOKUP([.D1392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2];[Entrada.$A$8:.$C$1606];3;0)) = 1; 0;VLOOKUP([.D13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1</text:p>
          </table:table-cell>
          <table:table-cell/>
          <table:table-cell/>
          <table:table-cell table:style-name="ce5" office:value-type="string">
            <text:p>35,31</text:p>
          </table:table-cell>
          <table:table-cell table:style-name="ce16" table:formula="of:=IF(ISNA(VLOOKUP([.D1393];[Entrada.$A$8:.$B$1605];2;0)) = 1; 0;VLOOKUP([.D1393];[Entrada.$A$8:.$B$1605];2;0))" office:value-type="float" office:value="0">
            <text:p>0</text:p>
          </table:table-cell>
          <table:table-cell table:formula="of:=IF(ISNA(VLOOKUP([.D1393];[Entrada.$A$8:.$D$1605];4;0)) = 1; 0;VLOOKUP([.D1393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3];[Entrada.$A$8:.$C$1606];3;0)) = 1; 0;VLOOKUP([.D13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2</text:p>
          </table:table-cell>
          <table:table-cell/>
          <table:table-cell/>
          <table:table-cell table:style-name="ce5" office:value-type="string">
            <text:p>35,32</text:p>
          </table:table-cell>
          <table:table-cell table:style-name="ce16" table:formula="of:=IF(ISNA(VLOOKUP([.D1394];[Entrada.$A$8:.$B$1605];2;0)) = 1; 0;VLOOKUP([.D1394];[Entrada.$A$8:.$B$1605];2;0))" office:value-type="float" office:value="0">
            <text:p>0</text:p>
          </table:table-cell>
          <table:table-cell table:formula="of:=IF(ISNA(VLOOKUP([.D1394];[Entrada.$A$8:.$D$1605];4;0)) = 1; 0;VLOOKUP([.D1394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4];[Entrada.$A$8:.$C$1606];3;0)) = 1; 0;VLOOKUP([.D13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3</text:p>
          </table:table-cell>
          <table:table-cell/>
          <table:table-cell/>
          <table:table-cell table:style-name="ce5" office:value-type="string">
            <text:p>35,33</text:p>
          </table:table-cell>
          <table:table-cell table:style-name="ce16" table:formula="of:=IF(ISNA(VLOOKUP([.D1395];[Entrada.$A$8:.$B$1605];2;0)) = 1; 0;VLOOKUP([.D1395];[Entrada.$A$8:.$B$1605];2;0))" office:value-type="float" office:value="0">
            <text:p>0</text:p>
          </table:table-cell>
          <table:table-cell table:formula="of:=IF(ISNA(VLOOKUP([.D1395];[Entrada.$A$8:.$D$1605];4;0)) = 1; 0;VLOOKUP([.D1395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5];[Entrada.$A$8:.$C$1606];3;0)) = 1; 0;VLOOKUP([.D13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4</text:p>
          </table:table-cell>
          <table:table-cell/>
          <table:table-cell/>
          <table:table-cell table:style-name="ce5" office:value-type="string">
            <text:p>35,34</text:p>
          </table:table-cell>
          <table:table-cell table:style-name="ce16" table:formula="of:=IF(ISNA(VLOOKUP([.D1396];[Entrada.$A$8:.$B$1605];2;0)) = 1; 0;VLOOKUP([.D1396];[Entrada.$A$8:.$B$1605];2;0))" office:value-type="float" office:value="0">
            <text:p>0</text:p>
          </table:table-cell>
          <table:table-cell table:formula="of:=IF(ISNA(VLOOKUP([.D1396];[Entrada.$A$8:.$D$1605];4;0)) = 1; 0;VLOOKUP([.D1396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6];[Entrada.$A$8:.$C$1606];3;0)) = 1; 0;VLOOKUP([.D13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5</text:p>
          </table:table-cell>
          <table:table-cell/>
          <table:table-cell/>
          <table:table-cell table:style-name="ce5" office:value-type="string">
            <text:p>35,35</text:p>
          </table:table-cell>
          <table:table-cell table:style-name="ce16" table:formula="of:=IF(ISNA(VLOOKUP([.D1397];[Entrada.$A$8:.$B$1605];2;0)) = 1; 0;VLOOKUP([.D1397];[Entrada.$A$8:.$B$1605];2;0))" office:value-type="float" office:value="0">
            <text:p>0</text:p>
          </table:table-cell>
          <table:table-cell table:formula="of:=IF(ISNA(VLOOKUP([.D1397];[Entrada.$A$8:.$D$1605];4;0)) = 1; 0;VLOOKUP([.D1397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7];[Entrada.$A$8:.$C$1606];3;0)) = 1; 0;VLOOKUP([.D13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6</text:p>
          </table:table-cell>
          <table:table-cell/>
          <table:table-cell/>
          <table:table-cell table:style-name="ce5" office:value-type="string">
            <text:p>35,36</text:p>
          </table:table-cell>
          <table:table-cell table:style-name="ce16" table:formula="of:=IF(ISNA(VLOOKUP([.D1398];[Entrada.$A$8:.$B$1605];2;0)) = 1; 0;VLOOKUP([.D1398];[Entrada.$A$8:.$B$1605];2;0))" office:value-type="float" office:value="0">
            <text:p>0</text:p>
          </table:table-cell>
          <table:table-cell table:formula="of:=IF(ISNA(VLOOKUP([.D1398];[Entrada.$A$8:.$D$1605];4;0)) = 1; 0;VLOOKUP([.D1398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8];[Entrada.$A$8:.$C$1606];3;0)) = 1; 0;VLOOKUP([.D13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7</text:p>
          </table:table-cell>
          <table:table-cell/>
          <table:table-cell/>
          <table:table-cell table:style-name="ce5" office:value-type="string">
            <text:p>35,37</text:p>
          </table:table-cell>
          <table:table-cell table:style-name="ce16" table:formula="of:=IF(ISNA(VLOOKUP([.D1399];[Entrada.$A$8:.$B$1605];2;0)) = 1; 0;VLOOKUP([.D1399];[Entrada.$A$8:.$B$1605];2;0))" office:value-type="float" office:value="0">
            <text:p>0</text:p>
          </table:table-cell>
          <table:table-cell table:formula="of:=IF(ISNA(VLOOKUP([.D1399];[Entrada.$A$8:.$D$1605];4;0)) = 1; 0;VLOOKUP([.D1399];[Entrada.$A$8:.$D$1605];4;0))" office:value-type="float" office:value="0">
            <text:p>0</text:p>
          </table:table-cell>
          <table:table-cell table:number-columns-repeated="21"/>
          <table:table-cell table:style-name="ce23" table:formula="of:=[.B13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399];[Entrada.$A$8:.$C$1606];3;0)) = 1; 0;VLOOKUP([.D13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8</text:p>
          </table:table-cell>
          <table:table-cell/>
          <table:table-cell/>
          <table:table-cell table:style-name="ce5" office:value-type="string">
            <text:p>35,38</text:p>
          </table:table-cell>
          <table:table-cell table:style-name="ce16" table:formula="of:=IF(ISNA(VLOOKUP([.D1400];[Entrada.$A$8:.$B$1605];2;0)) = 1; 0;VLOOKUP([.D1400];[Entrada.$A$8:.$B$1605];2;0))" office:value-type="float" office:value="0">
            <text:p>0</text:p>
          </table:table-cell>
          <table:table-cell table:formula="of:=IF(ISNA(VLOOKUP([.D1400];[Entrada.$A$8:.$D$1605];4;0)) = 1; 0;VLOOKUP([.D140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0];[Entrada.$A$8:.$C$1606];3;0)) = 1; 0;VLOOKUP([.D14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39</text:p>
          </table:table-cell>
          <table:table-cell/>
          <table:table-cell/>
          <table:table-cell table:style-name="ce5" office:value-type="string">
            <text:p>35,39</text:p>
          </table:table-cell>
          <table:table-cell table:style-name="ce16" table:formula="of:=IF(ISNA(VLOOKUP([.D1401];[Entrada.$A$8:.$B$1605];2;0)) = 1; 0;VLOOKUP([.D1401];[Entrada.$A$8:.$B$1605];2;0))" office:value-type="float" office:value="0">
            <text:p>0</text:p>
          </table:table-cell>
          <table:table-cell table:formula="of:=IF(ISNA(VLOOKUP([.D1401];[Entrada.$A$8:.$D$1605];4;0)) = 1; 0;VLOOKUP([.D140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1];[Entrada.$A$8:.$C$1606];3;0)) = 1; 0;VLOOKUP([.D14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5,40</text:p>
          </table:table-cell>
          <table:table-cell/>
          <table:table-cell/>
          <table:table-cell table:style-name="ce5" office:value-type="string">
            <text:p>35,40</text:p>
          </table:table-cell>
          <table:table-cell table:style-name="ce16" table:formula="of:=IF(ISNA(VLOOKUP([.D1402];[Entrada.$A$8:.$B$1605];2;0)) = 1; 0;VLOOKUP([.D1402];[Entrada.$A$8:.$B$1605];2;0))" office:value-type="float" office:value="0">
            <text:p>0</text:p>
          </table:table-cell>
          <table:table-cell table:formula="of:=IF(ISNA(VLOOKUP([.D1402];[Entrada.$A$8:.$D$1605];4;0)) = 1; 0;VLOOKUP([.D140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2];[Entrada.$A$8:.$C$1606];3;0)) = 1; 0;VLOOKUP([.D14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</text:p>
          </table:table-cell>
          <table:table-cell/>
          <table:table-cell/>
          <table:table-cell table:style-name="ce5" office:value-type="string">
            <text:p>36,1</text:p>
          </table:table-cell>
          <table:table-cell table:style-name="ce16" table:formula="of:=IF(ISNA(VLOOKUP([.D1403];[Entrada.$A$8:.$B$1605];2;0)) = 1; 0;VLOOKUP([.D1403];[Entrada.$A$8:.$B$1605];2;0))" office:value-type="float" office:value="0">
            <text:p>0</text:p>
          </table:table-cell>
          <table:table-cell table:formula="of:=IF(ISNA(VLOOKUP([.D1403];[Entrada.$A$8:.$D$1605];4;0)) = 1; 0;VLOOKUP([.D140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3];[Entrada.$A$8:.$C$1606];3;0)) = 1; 0;VLOOKUP([.D14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</text:p>
          </table:table-cell>
          <table:table-cell/>
          <table:table-cell/>
          <table:table-cell table:style-name="ce5" office:value-type="string">
            <text:p>36,2</text:p>
          </table:table-cell>
          <table:table-cell table:style-name="ce16" table:formula="of:=IF(ISNA(VLOOKUP([.D1404];[Entrada.$A$8:.$B$1605];2;0)) = 1; 0;VLOOKUP([.D1404];[Entrada.$A$8:.$B$1605];2;0))" office:value-type="float" office:value="0">
            <text:p>0</text:p>
          </table:table-cell>
          <table:table-cell table:formula="of:=IF(ISNA(VLOOKUP([.D1404];[Entrada.$A$8:.$D$1605];4;0)) = 1; 0;VLOOKUP([.D140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4];[Entrada.$A$8:.$C$1606];3;0)) = 1; 0;VLOOKUP([.D14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</text:p>
          </table:table-cell>
          <table:table-cell/>
          <table:table-cell/>
          <table:table-cell table:style-name="ce5" office:value-type="string">
            <text:p>36,3</text:p>
          </table:table-cell>
          <table:table-cell table:style-name="ce16" table:formula="of:=IF(ISNA(VLOOKUP([.D1405];[Entrada.$A$8:.$B$1605];2;0)) = 1; 0;VLOOKUP([.D1405];[Entrada.$A$8:.$B$1605];2;0))" office:value-type="float" office:value="0">
            <text:p>0</text:p>
          </table:table-cell>
          <table:table-cell table:formula="of:=IF(ISNA(VLOOKUP([.D1405];[Entrada.$A$8:.$D$1605];4;0)) = 1; 0;VLOOKUP([.D140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5];[Entrada.$A$8:.$C$1606];3;0)) = 1; 0;VLOOKUP([.D14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4</text:p>
          </table:table-cell>
          <table:table-cell/>
          <table:table-cell/>
          <table:table-cell table:style-name="ce5" office:value-type="string">
            <text:p>36,4</text:p>
          </table:table-cell>
          <table:table-cell table:style-name="ce16" table:formula="of:=IF(ISNA(VLOOKUP([.D1406];[Entrada.$A$8:.$B$1605];2;0)) = 1; 0;VLOOKUP([.D1406];[Entrada.$A$8:.$B$1605];2;0))" office:value-type="float" office:value="0">
            <text:p>0</text:p>
          </table:table-cell>
          <table:table-cell table:formula="of:=IF(ISNA(VLOOKUP([.D1406];[Entrada.$A$8:.$D$1605];4;0)) = 1; 0;VLOOKUP([.D140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6];[Entrada.$A$8:.$C$1606];3;0)) = 1; 0;VLOOKUP([.D14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5</text:p>
          </table:table-cell>
          <table:table-cell/>
          <table:table-cell/>
          <table:table-cell table:style-name="ce5" office:value-type="string">
            <text:p>36,5</text:p>
          </table:table-cell>
          <table:table-cell table:style-name="ce16" table:formula="of:=IF(ISNA(VLOOKUP([.D1407];[Entrada.$A$8:.$B$1605];2;0)) = 1; 0;VLOOKUP([.D1407];[Entrada.$A$8:.$B$1605];2;0))" office:value-type="float" office:value="0">
            <text:p>0</text:p>
          </table:table-cell>
          <table:table-cell table:formula="of:=IF(ISNA(VLOOKUP([.D1407];[Entrada.$A$8:.$D$1605];4;0)) = 1; 0;VLOOKUP([.D140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7];[Entrada.$A$8:.$C$1606];3;0)) = 1; 0;VLOOKUP([.D14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6</text:p>
          </table:table-cell>
          <table:table-cell/>
          <table:table-cell/>
          <table:table-cell table:style-name="ce5" office:value-type="string">
            <text:p>36,6</text:p>
          </table:table-cell>
          <table:table-cell table:style-name="ce16" table:formula="of:=IF(ISNA(VLOOKUP([.D1408];[Entrada.$A$8:.$B$1605];2;0)) = 1; 0;VLOOKUP([.D1408];[Entrada.$A$8:.$B$1605];2;0))" office:value-type="float" office:value="0">
            <text:p>0</text:p>
          </table:table-cell>
          <table:table-cell table:formula="of:=IF(ISNA(VLOOKUP([.D1408];[Entrada.$A$8:.$D$1605];4;0)) = 1; 0;VLOOKUP([.D140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8];[Entrada.$A$8:.$C$1606];3;0)) = 1; 0;VLOOKUP([.D14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7</text:p>
          </table:table-cell>
          <table:table-cell/>
          <table:table-cell/>
          <table:table-cell table:style-name="ce5" office:value-type="string">
            <text:p>36,7</text:p>
          </table:table-cell>
          <table:table-cell table:style-name="ce16" table:formula="of:=IF(ISNA(VLOOKUP([.D1409];[Entrada.$A$8:.$B$1605];2;0)) = 1; 0;VLOOKUP([.D1409];[Entrada.$A$8:.$B$1605];2;0))" office:value-type="float" office:value="0">
            <text:p>0</text:p>
          </table:table-cell>
          <table:table-cell table:formula="of:=IF(ISNA(VLOOKUP([.D1409];[Entrada.$A$8:.$D$1605];4;0)) = 1; 0;VLOOKUP([.D140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09];[Entrada.$A$8:.$C$1606];3;0)) = 1; 0;VLOOKUP([.D14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8</text:p>
          </table:table-cell>
          <table:table-cell/>
          <table:table-cell/>
          <table:table-cell table:style-name="ce5" office:value-type="string">
            <text:p>36,8</text:p>
          </table:table-cell>
          <table:table-cell table:style-name="ce16" table:formula="of:=IF(ISNA(VLOOKUP([.D1410];[Entrada.$A$8:.$B$1605];2;0)) = 1; 0;VLOOKUP([.D1410];[Entrada.$A$8:.$B$1605];2;0))" office:value-type="float" office:value="0">
            <text:p>0</text:p>
          </table:table-cell>
          <table:table-cell table:formula="of:=IF(ISNA(VLOOKUP([.D1410];[Entrada.$A$8:.$D$1605];4;0)) = 1; 0;VLOOKUP([.D141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0];[Entrada.$A$8:.$C$1606];3;0)) = 1; 0;VLOOKUP([.D14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9</text:p>
          </table:table-cell>
          <table:table-cell/>
          <table:table-cell/>
          <table:table-cell table:style-name="ce5" office:value-type="string">
            <text:p>36,9</text:p>
          </table:table-cell>
          <table:table-cell table:style-name="ce16" table:formula="of:=IF(ISNA(VLOOKUP([.D1411];[Entrada.$A$8:.$B$1605];2;0)) = 1; 0;VLOOKUP([.D1411];[Entrada.$A$8:.$B$1605];2;0))" office:value-type="float" office:value="0">
            <text:p>0</text:p>
          </table:table-cell>
          <table:table-cell table:formula="of:=IF(ISNA(VLOOKUP([.D1411];[Entrada.$A$8:.$D$1605];4;0)) = 1; 0;VLOOKUP([.D141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1];[Entrada.$A$8:.$C$1606];3;0)) = 1; 0;VLOOKUP([.D14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0</text:p>
          </table:table-cell>
          <table:table-cell/>
          <table:table-cell/>
          <table:table-cell table:style-name="ce5" office:value-type="string">
            <text:p>36,10</text:p>
          </table:table-cell>
          <table:table-cell table:style-name="ce16" table:formula="of:=IF(ISNA(VLOOKUP([.D1412];[Entrada.$A$8:.$B$1605];2;0)) = 1; 0;VLOOKUP([.D1412];[Entrada.$A$8:.$B$1605];2;0))" office:value-type="float" office:value="0">
            <text:p>0</text:p>
          </table:table-cell>
          <table:table-cell table:formula="of:=IF(ISNA(VLOOKUP([.D1412];[Entrada.$A$8:.$D$1605];4;0)) = 1; 0;VLOOKUP([.D141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2];[Entrada.$A$8:.$C$1606];3;0)) = 1; 0;VLOOKUP([.D14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1</text:p>
          </table:table-cell>
          <table:table-cell/>
          <table:table-cell/>
          <table:table-cell table:style-name="ce5" office:value-type="string">
            <text:p>36,11</text:p>
          </table:table-cell>
          <table:table-cell table:style-name="ce16" table:formula="of:=IF(ISNA(VLOOKUP([.D1413];[Entrada.$A$8:.$B$1605];2;0)) = 1; 0;VLOOKUP([.D1413];[Entrada.$A$8:.$B$1605];2;0))" office:value-type="float" office:value="0">
            <text:p>0</text:p>
          </table:table-cell>
          <table:table-cell table:formula="of:=IF(ISNA(VLOOKUP([.D1413];[Entrada.$A$8:.$D$1605];4;0)) = 1; 0;VLOOKUP([.D141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3];[Entrada.$A$8:.$C$1606];3;0)) = 1; 0;VLOOKUP([.D14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2</text:p>
          </table:table-cell>
          <table:table-cell/>
          <table:table-cell/>
          <table:table-cell table:style-name="ce5" office:value-type="string">
            <text:p>36,12</text:p>
          </table:table-cell>
          <table:table-cell table:style-name="ce16" table:formula="of:=IF(ISNA(VLOOKUP([.D1414];[Entrada.$A$8:.$B$1605];2;0)) = 1; 0;VLOOKUP([.D1414];[Entrada.$A$8:.$B$1605];2;0))" office:value-type="float" office:value="0">
            <text:p>0</text:p>
          </table:table-cell>
          <table:table-cell table:formula="of:=IF(ISNA(VLOOKUP([.D1414];[Entrada.$A$8:.$D$1605];4;0)) = 1; 0;VLOOKUP([.D141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4];[Entrada.$A$8:.$C$1606];3;0)) = 1; 0;VLOOKUP([.D14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3</text:p>
          </table:table-cell>
          <table:table-cell/>
          <table:table-cell/>
          <table:table-cell table:style-name="ce5" office:value-type="string">
            <text:p>36,13</text:p>
          </table:table-cell>
          <table:table-cell table:style-name="ce16" table:formula="of:=IF(ISNA(VLOOKUP([.D1415];[Entrada.$A$8:.$B$1605];2;0)) = 1; 0;VLOOKUP([.D1415];[Entrada.$A$8:.$B$1605];2;0))" office:value-type="float" office:value="0">
            <text:p>0</text:p>
          </table:table-cell>
          <table:table-cell table:formula="of:=IF(ISNA(VLOOKUP([.D1415];[Entrada.$A$8:.$D$1605];4;0)) = 1; 0;VLOOKUP([.D141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5];[Entrada.$A$8:.$C$1606];3;0)) = 1; 0;VLOOKUP([.D14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4</text:p>
          </table:table-cell>
          <table:table-cell/>
          <table:table-cell/>
          <table:table-cell table:style-name="ce5" office:value-type="string">
            <text:p>36,14</text:p>
          </table:table-cell>
          <table:table-cell table:style-name="ce16" table:formula="of:=IF(ISNA(VLOOKUP([.D1416];[Entrada.$A$8:.$B$1605];2;0)) = 1; 0;VLOOKUP([.D1416];[Entrada.$A$8:.$B$1605];2;0))" office:value-type="float" office:value="0">
            <text:p>0</text:p>
          </table:table-cell>
          <table:table-cell table:formula="of:=IF(ISNA(VLOOKUP([.D1416];[Entrada.$A$8:.$D$1605];4;0)) = 1; 0;VLOOKUP([.D141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6];[Entrada.$A$8:.$C$1606];3;0)) = 1; 0;VLOOKUP([.D14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5</text:p>
          </table:table-cell>
          <table:table-cell/>
          <table:table-cell/>
          <table:table-cell table:style-name="ce5" office:value-type="string">
            <text:p>36,15</text:p>
          </table:table-cell>
          <table:table-cell table:style-name="ce16" table:formula="of:=IF(ISNA(VLOOKUP([.D1417];[Entrada.$A$8:.$B$1605];2;0)) = 1; 0;VLOOKUP([.D1417];[Entrada.$A$8:.$B$1605];2;0))" office:value-type="float" office:value="0">
            <text:p>0</text:p>
          </table:table-cell>
          <table:table-cell table:formula="of:=IF(ISNA(VLOOKUP([.D1417];[Entrada.$A$8:.$D$1605];4;0)) = 1; 0;VLOOKUP([.D141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7];[Entrada.$A$8:.$C$1606];3;0)) = 1; 0;VLOOKUP([.D14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6</text:p>
          </table:table-cell>
          <table:table-cell/>
          <table:table-cell/>
          <table:table-cell table:style-name="ce5" office:value-type="string">
            <text:p>36,16</text:p>
          </table:table-cell>
          <table:table-cell table:style-name="ce16" table:formula="of:=IF(ISNA(VLOOKUP([.D1418];[Entrada.$A$8:.$B$1605];2;0)) = 1; 0;VLOOKUP([.D1418];[Entrada.$A$8:.$B$1605];2;0))" office:value-type="float" office:value="0">
            <text:p>0</text:p>
          </table:table-cell>
          <table:table-cell table:formula="of:=IF(ISNA(VLOOKUP([.D1418];[Entrada.$A$8:.$D$1605];4;0)) = 1; 0;VLOOKUP([.D141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8];[Entrada.$A$8:.$C$1606];3;0)) = 1; 0;VLOOKUP([.D14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7</text:p>
          </table:table-cell>
          <table:table-cell/>
          <table:table-cell/>
          <table:table-cell table:style-name="ce5" office:value-type="string">
            <text:p>36,17</text:p>
          </table:table-cell>
          <table:table-cell table:style-name="ce16" table:formula="of:=IF(ISNA(VLOOKUP([.D1419];[Entrada.$A$8:.$B$1605];2;0)) = 1; 0;VLOOKUP([.D1419];[Entrada.$A$8:.$B$1605];2;0))" office:value-type="float" office:value="0">
            <text:p>0</text:p>
          </table:table-cell>
          <table:table-cell table:formula="of:=IF(ISNA(VLOOKUP([.D1419];[Entrada.$A$8:.$D$1605];4;0)) = 1; 0;VLOOKUP([.D141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19];[Entrada.$A$8:.$C$1606];3;0)) = 1; 0;VLOOKUP([.D14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8</text:p>
          </table:table-cell>
          <table:table-cell/>
          <table:table-cell/>
          <table:table-cell table:style-name="ce5" office:value-type="string">
            <text:p>36,18</text:p>
          </table:table-cell>
          <table:table-cell table:style-name="ce16" table:formula="of:=IF(ISNA(VLOOKUP([.D1420];[Entrada.$A$8:.$B$1605];2;0)) = 1; 0;VLOOKUP([.D1420];[Entrada.$A$8:.$B$1605];2;0))" office:value-type="float" office:value="0">
            <text:p>0</text:p>
          </table:table-cell>
          <table:table-cell table:formula="of:=IF(ISNA(VLOOKUP([.D1420];[Entrada.$A$8:.$D$1605];4;0)) = 1; 0;VLOOKUP([.D142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0];[Entrada.$A$8:.$C$1606];3;0)) = 1; 0;VLOOKUP([.D14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19</text:p>
          </table:table-cell>
          <table:table-cell/>
          <table:table-cell/>
          <table:table-cell table:style-name="ce5" office:value-type="string">
            <text:p>36,19</text:p>
          </table:table-cell>
          <table:table-cell table:style-name="ce16" table:formula="of:=IF(ISNA(VLOOKUP([.D1421];[Entrada.$A$8:.$B$1605];2;0)) = 1; 0;VLOOKUP([.D1421];[Entrada.$A$8:.$B$1605];2;0))" office:value-type="float" office:value="0">
            <text:p>0</text:p>
          </table:table-cell>
          <table:table-cell table:formula="of:=IF(ISNA(VLOOKUP([.D1421];[Entrada.$A$8:.$D$1605];4;0)) = 1; 0;VLOOKUP([.D142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1];[Entrada.$A$8:.$C$1606];3;0)) = 1; 0;VLOOKUP([.D14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0</text:p>
          </table:table-cell>
          <table:table-cell/>
          <table:table-cell/>
          <table:table-cell table:style-name="ce5" office:value-type="string">
            <text:p>36,20</text:p>
          </table:table-cell>
          <table:table-cell table:style-name="ce16" table:formula="of:=IF(ISNA(VLOOKUP([.D1422];[Entrada.$A$8:.$B$1605];2;0)) = 1; 0;VLOOKUP([.D1422];[Entrada.$A$8:.$B$1605];2;0))" office:value-type="float" office:value="0">
            <text:p>0</text:p>
          </table:table-cell>
          <table:table-cell table:formula="of:=IF(ISNA(VLOOKUP([.D1422];[Entrada.$A$8:.$D$1605];4;0)) = 1; 0;VLOOKUP([.D142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2];[Entrada.$A$8:.$C$1606];3;0)) = 1; 0;VLOOKUP([.D14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1</text:p>
          </table:table-cell>
          <table:table-cell/>
          <table:table-cell/>
          <table:table-cell table:style-name="ce5" office:value-type="string">
            <text:p>36,21</text:p>
          </table:table-cell>
          <table:table-cell table:style-name="ce16" table:formula="of:=IF(ISNA(VLOOKUP([.D1423];[Entrada.$A$8:.$B$1605];2;0)) = 1; 0;VLOOKUP([.D1423];[Entrada.$A$8:.$B$1605];2;0))" office:value-type="float" office:value="0">
            <text:p>0</text:p>
          </table:table-cell>
          <table:table-cell table:formula="of:=IF(ISNA(VLOOKUP([.D1423];[Entrada.$A$8:.$D$1605];4;0)) = 1; 0;VLOOKUP([.D142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3];[Entrada.$A$8:.$C$1606];3;0)) = 1; 0;VLOOKUP([.D14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2</text:p>
          </table:table-cell>
          <table:table-cell/>
          <table:table-cell/>
          <table:table-cell table:style-name="ce5" office:value-type="string">
            <text:p>36,22</text:p>
          </table:table-cell>
          <table:table-cell table:style-name="ce16" table:formula="of:=IF(ISNA(VLOOKUP([.D1424];[Entrada.$A$8:.$B$1605];2;0)) = 1; 0;VLOOKUP([.D1424];[Entrada.$A$8:.$B$1605];2;0))" office:value-type="float" office:value="0">
            <text:p>0</text:p>
          </table:table-cell>
          <table:table-cell table:formula="of:=IF(ISNA(VLOOKUP([.D1424];[Entrada.$A$8:.$D$1605];4;0)) = 1; 0;VLOOKUP([.D142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4];[Entrada.$A$8:.$C$1606];3;0)) = 1; 0;VLOOKUP([.D14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3</text:p>
          </table:table-cell>
          <table:table-cell/>
          <table:table-cell/>
          <table:table-cell table:style-name="ce5" office:value-type="string">
            <text:p>36,23</text:p>
          </table:table-cell>
          <table:table-cell table:style-name="ce16" table:formula="of:=IF(ISNA(VLOOKUP([.D1425];[Entrada.$A$8:.$B$1605];2;0)) = 1; 0;VLOOKUP([.D1425];[Entrada.$A$8:.$B$1605];2;0))" office:value-type="float" office:value="0">
            <text:p>0</text:p>
          </table:table-cell>
          <table:table-cell table:formula="of:=IF(ISNA(VLOOKUP([.D1425];[Entrada.$A$8:.$D$1605];4;0)) = 1; 0;VLOOKUP([.D142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5];[Entrada.$A$8:.$C$1606];3;0)) = 1; 0;VLOOKUP([.D14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4</text:p>
          </table:table-cell>
          <table:table-cell/>
          <table:table-cell/>
          <table:table-cell table:style-name="ce5" office:value-type="string">
            <text:p>36,24</text:p>
          </table:table-cell>
          <table:table-cell table:style-name="ce16" table:formula="of:=IF(ISNA(VLOOKUP([.D1426];[Entrada.$A$8:.$B$1605];2;0)) = 1; 0;VLOOKUP([.D1426];[Entrada.$A$8:.$B$1605];2;0))" office:value-type="float" office:value="0">
            <text:p>0</text:p>
          </table:table-cell>
          <table:table-cell table:formula="of:=IF(ISNA(VLOOKUP([.D1426];[Entrada.$A$8:.$D$1605];4;0)) = 1; 0;VLOOKUP([.D142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6];[Entrada.$A$8:.$C$1606];3;0)) = 1; 0;VLOOKUP([.D14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5</text:p>
          </table:table-cell>
          <table:table-cell/>
          <table:table-cell/>
          <table:table-cell table:style-name="ce5" office:value-type="string">
            <text:p>36,25</text:p>
          </table:table-cell>
          <table:table-cell table:style-name="ce16" table:formula="of:=IF(ISNA(VLOOKUP([.D1427];[Entrada.$A$8:.$B$1605];2;0)) = 1; 0;VLOOKUP([.D1427];[Entrada.$A$8:.$B$1605];2;0))" office:value-type="float" office:value="0">
            <text:p>0</text:p>
          </table:table-cell>
          <table:table-cell table:formula="of:=IF(ISNA(VLOOKUP([.D1427];[Entrada.$A$8:.$D$1605];4;0)) = 1; 0;VLOOKUP([.D142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7];[Entrada.$A$8:.$C$1606];3;0)) = 1; 0;VLOOKUP([.D14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6</text:p>
          </table:table-cell>
          <table:table-cell/>
          <table:table-cell/>
          <table:table-cell table:style-name="ce5" office:value-type="string">
            <text:p>36,26</text:p>
          </table:table-cell>
          <table:table-cell table:style-name="ce16" table:formula="of:=IF(ISNA(VLOOKUP([.D1428];[Entrada.$A$8:.$B$1605];2;0)) = 1; 0;VLOOKUP([.D1428];[Entrada.$A$8:.$B$1605];2;0))" office:value-type="float" office:value="0">
            <text:p>0</text:p>
          </table:table-cell>
          <table:table-cell table:formula="of:=IF(ISNA(VLOOKUP([.D1428];[Entrada.$A$8:.$D$1605];4;0)) = 1; 0;VLOOKUP([.D142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8];[Entrada.$A$8:.$C$1606];3;0)) = 1; 0;VLOOKUP([.D14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7</text:p>
          </table:table-cell>
          <table:table-cell/>
          <table:table-cell/>
          <table:table-cell table:style-name="ce5" office:value-type="string">
            <text:p>36,27</text:p>
          </table:table-cell>
          <table:table-cell table:style-name="ce16" table:formula="of:=IF(ISNA(VLOOKUP([.D1429];[Entrada.$A$8:.$B$1605];2;0)) = 1; 0;VLOOKUP([.D1429];[Entrada.$A$8:.$B$1605];2;0))" office:value-type="float" office:value="0">
            <text:p>0</text:p>
          </table:table-cell>
          <table:table-cell table:formula="of:=IF(ISNA(VLOOKUP([.D1429];[Entrada.$A$8:.$D$1605];4;0)) = 1; 0;VLOOKUP([.D142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29];[Entrada.$A$8:.$C$1606];3;0)) = 1; 0;VLOOKUP([.D14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8</text:p>
          </table:table-cell>
          <table:table-cell/>
          <table:table-cell/>
          <table:table-cell table:style-name="ce5" office:value-type="string">
            <text:p>36,28</text:p>
          </table:table-cell>
          <table:table-cell table:style-name="ce16" table:formula="of:=IF(ISNA(VLOOKUP([.D1430];[Entrada.$A$8:.$B$1605];2;0)) = 1; 0;VLOOKUP([.D1430];[Entrada.$A$8:.$B$1605];2;0))" office:value-type="float" office:value="0">
            <text:p>0</text:p>
          </table:table-cell>
          <table:table-cell table:formula="of:=IF(ISNA(VLOOKUP([.D1430];[Entrada.$A$8:.$D$1605];4;0)) = 1; 0;VLOOKUP([.D143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0];[Entrada.$A$8:.$C$1606];3;0)) = 1; 0;VLOOKUP([.D14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29</text:p>
          </table:table-cell>
          <table:table-cell/>
          <table:table-cell/>
          <table:table-cell table:style-name="ce5" office:value-type="string">
            <text:p>36,29</text:p>
          </table:table-cell>
          <table:table-cell table:style-name="ce16" table:formula="of:=IF(ISNA(VLOOKUP([.D1431];[Entrada.$A$8:.$B$1605];2;0)) = 1; 0;VLOOKUP([.D1431];[Entrada.$A$8:.$B$1605];2;0))" office:value-type="float" office:value="0">
            <text:p>0</text:p>
          </table:table-cell>
          <table:table-cell table:formula="of:=IF(ISNA(VLOOKUP([.D1431];[Entrada.$A$8:.$D$1605];4;0)) = 1; 0;VLOOKUP([.D143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1];[Entrada.$A$8:.$C$1606];3;0)) = 1; 0;VLOOKUP([.D14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0</text:p>
          </table:table-cell>
          <table:table-cell/>
          <table:table-cell/>
          <table:table-cell table:style-name="ce5" office:value-type="string">
            <text:p>36,30</text:p>
          </table:table-cell>
          <table:table-cell table:style-name="ce16" table:formula="of:=IF(ISNA(VLOOKUP([.D1432];[Entrada.$A$8:.$B$1605];2;0)) = 1; 0;VLOOKUP([.D1432];[Entrada.$A$8:.$B$1605];2;0))" office:value-type="float" office:value="0">
            <text:p>0</text:p>
          </table:table-cell>
          <table:table-cell table:formula="of:=IF(ISNA(VLOOKUP([.D1432];[Entrada.$A$8:.$D$1605];4;0)) = 1; 0;VLOOKUP([.D143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2];[Entrada.$A$8:.$C$1606];3;0)) = 1; 0;VLOOKUP([.D14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1</text:p>
          </table:table-cell>
          <table:table-cell/>
          <table:table-cell/>
          <table:table-cell table:style-name="ce5" office:value-type="string">
            <text:p>36,31</text:p>
          </table:table-cell>
          <table:table-cell table:style-name="ce16" table:formula="of:=IF(ISNA(VLOOKUP([.D1433];[Entrada.$A$8:.$B$1605];2;0)) = 1; 0;VLOOKUP([.D1433];[Entrada.$A$8:.$B$1605];2;0))" office:value-type="float" office:value="0">
            <text:p>0</text:p>
          </table:table-cell>
          <table:table-cell table:formula="of:=IF(ISNA(VLOOKUP([.D1433];[Entrada.$A$8:.$D$1605];4;0)) = 1; 0;VLOOKUP([.D143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3];[Entrada.$A$8:.$C$1606];3;0)) = 1; 0;VLOOKUP([.D14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2</text:p>
          </table:table-cell>
          <table:table-cell/>
          <table:table-cell/>
          <table:table-cell table:style-name="ce5" office:value-type="string">
            <text:p>36,32</text:p>
          </table:table-cell>
          <table:table-cell table:style-name="ce16" table:formula="of:=IF(ISNA(VLOOKUP([.D1434];[Entrada.$A$8:.$B$1605];2;0)) = 1; 0;VLOOKUP([.D1434];[Entrada.$A$8:.$B$1605];2;0))" office:value-type="float" office:value="0">
            <text:p>0</text:p>
          </table:table-cell>
          <table:table-cell table:formula="of:=IF(ISNA(VLOOKUP([.D1434];[Entrada.$A$8:.$D$1605];4;0)) = 1; 0;VLOOKUP([.D143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4];[Entrada.$A$8:.$C$1606];3;0)) = 1; 0;VLOOKUP([.D14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3</text:p>
          </table:table-cell>
          <table:table-cell/>
          <table:table-cell/>
          <table:table-cell table:style-name="ce5" office:value-type="string">
            <text:p>36,33</text:p>
          </table:table-cell>
          <table:table-cell table:style-name="ce16" table:formula="of:=IF(ISNA(VLOOKUP([.D1435];[Entrada.$A$8:.$B$1605];2;0)) = 1; 0;VLOOKUP([.D1435];[Entrada.$A$8:.$B$1605];2;0))" office:value-type="float" office:value="0">
            <text:p>0</text:p>
          </table:table-cell>
          <table:table-cell table:formula="of:=IF(ISNA(VLOOKUP([.D1435];[Entrada.$A$8:.$D$1605];4;0)) = 1; 0;VLOOKUP([.D143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5];[Entrada.$A$8:.$C$1606];3;0)) = 1; 0;VLOOKUP([.D14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4</text:p>
          </table:table-cell>
          <table:table-cell/>
          <table:table-cell/>
          <table:table-cell table:style-name="ce5" office:value-type="string">
            <text:p>36,34</text:p>
          </table:table-cell>
          <table:table-cell table:style-name="ce16" table:formula="of:=IF(ISNA(VLOOKUP([.D1436];[Entrada.$A$8:.$B$1605];2;0)) = 1; 0;VLOOKUP([.D1436];[Entrada.$A$8:.$B$1605];2;0))" office:value-type="float" office:value="0">
            <text:p>0</text:p>
          </table:table-cell>
          <table:table-cell table:formula="of:=IF(ISNA(VLOOKUP([.D1436];[Entrada.$A$8:.$D$1605];4;0)) = 1; 0;VLOOKUP([.D143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6];[Entrada.$A$8:.$C$1606];3;0)) = 1; 0;VLOOKUP([.D14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5</text:p>
          </table:table-cell>
          <table:table-cell/>
          <table:table-cell/>
          <table:table-cell table:style-name="ce5" office:value-type="string">
            <text:p>36,35</text:p>
          </table:table-cell>
          <table:table-cell table:style-name="ce16" table:formula="of:=IF(ISNA(VLOOKUP([.D1437];[Entrada.$A$8:.$B$1605];2;0)) = 1; 0;VLOOKUP([.D1437];[Entrada.$A$8:.$B$1605];2;0))" office:value-type="float" office:value="0">
            <text:p>0</text:p>
          </table:table-cell>
          <table:table-cell table:formula="of:=IF(ISNA(VLOOKUP([.D1437];[Entrada.$A$8:.$D$1605];4;0)) = 1; 0;VLOOKUP([.D143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7];[Entrada.$A$8:.$C$1606];3;0)) = 1; 0;VLOOKUP([.D14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6</text:p>
          </table:table-cell>
          <table:table-cell/>
          <table:table-cell/>
          <table:table-cell table:style-name="ce5" office:value-type="string">
            <text:p>36,36</text:p>
          </table:table-cell>
          <table:table-cell table:style-name="ce16" table:formula="of:=IF(ISNA(VLOOKUP([.D1438];[Entrada.$A$8:.$B$1605];2;0)) = 1; 0;VLOOKUP([.D1438];[Entrada.$A$8:.$B$1605];2;0))" office:value-type="float" office:value="0">
            <text:p>0</text:p>
          </table:table-cell>
          <table:table-cell table:formula="of:=IF(ISNA(VLOOKUP([.D1438];[Entrada.$A$8:.$D$1605];4;0)) = 1; 0;VLOOKUP([.D143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8];[Entrada.$A$8:.$C$1606];3;0)) = 1; 0;VLOOKUP([.D14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7</text:p>
          </table:table-cell>
          <table:table-cell/>
          <table:table-cell/>
          <table:table-cell table:style-name="ce5" office:value-type="string">
            <text:p>36,37</text:p>
          </table:table-cell>
          <table:table-cell table:style-name="ce16" table:formula="of:=IF(ISNA(VLOOKUP([.D1439];[Entrada.$A$8:.$B$1605];2;0)) = 1; 0;VLOOKUP([.D1439];[Entrada.$A$8:.$B$1605];2;0))" office:value-type="float" office:value="0">
            <text:p>0</text:p>
          </table:table-cell>
          <table:table-cell table:formula="of:=IF(ISNA(VLOOKUP([.D1439];[Entrada.$A$8:.$D$1605];4;0)) = 1; 0;VLOOKUP([.D143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39];[Entrada.$A$8:.$C$1606];3;0)) = 1; 0;VLOOKUP([.D14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8</text:p>
          </table:table-cell>
          <table:table-cell/>
          <table:table-cell/>
          <table:table-cell table:style-name="ce5" office:value-type="string">
            <text:p>36,38</text:p>
          </table:table-cell>
          <table:table-cell table:style-name="ce16" table:formula="of:=IF(ISNA(VLOOKUP([.D1440];[Entrada.$A$8:.$B$1605];2;0)) = 1; 0;VLOOKUP([.D1440];[Entrada.$A$8:.$B$1605];2;0))" office:value-type="float" office:value="0">
            <text:p>0</text:p>
          </table:table-cell>
          <table:table-cell table:formula="of:=IF(ISNA(VLOOKUP([.D1440];[Entrada.$A$8:.$D$1605];4;0)) = 1; 0;VLOOKUP([.D144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0];[Entrada.$A$8:.$C$1606];3;0)) = 1; 0;VLOOKUP([.D14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39</text:p>
          </table:table-cell>
          <table:table-cell/>
          <table:table-cell/>
          <table:table-cell table:style-name="ce5" office:value-type="string">
            <text:p>36,39</text:p>
          </table:table-cell>
          <table:table-cell table:style-name="ce16" table:formula="of:=IF(ISNA(VLOOKUP([.D1441];[Entrada.$A$8:.$B$1605];2;0)) = 1; 0;VLOOKUP([.D1441];[Entrada.$A$8:.$B$1605];2;0))" office:value-type="float" office:value="0">
            <text:p>0</text:p>
          </table:table-cell>
          <table:table-cell table:formula="of:=IF(ISNA(VLOOKUP([.D1441];[Entrada.$A$8:.$D$1605];4;0)) = 1; 0;VLOOKUP([.D144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1];[Entrada.$A$8:.$C$1606];3;0)) = 1; 0;VLOOKUP([.D14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6,40</text:p>
          </table:table-cell>
          <table:table-cell/>
          <table:table-cell/>
          <table:table-cell table:style-name="ce5" office:value-type="string">
            <text:p>36,40</text:p>
          </table:table-cell>
          <table:table-cell table:style-name="ce16" table:formula="of:=IF(ISNA(VLOOKUP([.D1442];[Entrada.$A$8:.$B$1605];2;0)) = 1; 0;VLOOKUP([.D1442];[Entrada.$A$8:.$B$1605];2;0))" office:value-type="float" office:value="0">
            <text:p>0</text:p>
          </table:table-cell>
          <table:table-cell table:formula="of:=IF(ISNA(VLOOKUP([.D1442];[Entrada.$A$8:.$D$1605];4;0)) = 1; 0;VLOOKUP([.D144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2];[Entrada.$A$8:.$C$1606];3;0)) = 1; 0;VLOOKUP([.D14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</text:p>
          </table:table-cell>
          <table:table-cell/>
          <table:table-cell/>
          <table:table-cell table:style-name="ce5" office:value-type="string">
            <text:p>37,1</text:p>
          </table:table-cell>
          <table:table-cell table:style-name="ce16" table:formula="of:=IF(ISNA(VLOOKUP([.D1443];[Entrada.$A$8:.$B$1605];2;0)) = 1; 0;VLOOKUP([.D1443];[Entrada.$A$8:.$B$1605];2;0))" office:value-type="float" office:value="0">
            <text:p>0</text:p>
          </table:table-cell>
          <table:table-cell table:formula="of:=IF(ISNA(VLOOKUP([.D1443];[Entrada.$A$8:.$D$1605];4;0)) = 1; 0;VLOOKUP([.D144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3];[Entrada.$A$8:.$C$1606];3;0)) = 1; 0;VLOOKUP([.D14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</text:p>
          </table:table-cell>
          <table:table-cell/>
          <table:table-cell/>
          <table:table-cell table:style-name="ce5" office:value-type="string">
            <text:p>37,2</text:p>
          </table:table-cell>
          <table:table-cell table:style-name="ce16" table:formula="of:=IF(ISNA(VLOOKUP([.D1444];[Entrada.$A$8:.$B$1605];2;0)) = 1; 0;VLOOKUP([.D1444];[Entrada.$A$8:.$B$1605];2;0))" office:value-type="float" office:value="0">
            <text:p>0</text:p>
          </table:table-cell>
          <table:table-cell table:formula="of:=IF(ISNA(VLOOKUP([.D1444];[Entrada.$A$8:.$D$1605];4;0)) = 1; 0;VLOOKUP([.D144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4];[Entrada.$A$8:.$C$1606];3;0)) = 1; 0;VLOOKUP([.D14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</text:p>
          </table:table-cell>
          <table:table-cell/>
          <table:table-cell/>
          <table:table-cell table:style-name="ce5" office:value-type="string">
            <text:p>37,3</text:p>
          </table:table-cell>
          <table:table-cell table:style-name="ce16" table:formula="of:=IF(ISNA(VLOOKUP([.D1445];[Entrada.$A$8:.$B$1605];2;0)) = 1; 0;VLOOKUP([.D1445];[Entrada.$A$8:.$B$1605];2;0))" office:value-type="float" office:value="0">
            <text:p>0</text:p>
          </table:table-cell>
          <table:table-cell table:formula="of:=IF(ISNA(VLOOKUP([.D1445];[Entrada.$A$8:.$D$1605];4;0)) = 1; 0;VLOOKUP([.D144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5];[Entrada.$A$8:.$C$1606];3;0)) = 1; 0;VLOOKUP([.D14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4</text:p>
          </table:table-cell>
          <table:table-cell/>
          <table:table-cell/>
          <table:table-cell table:style-name="ce5" office:value-type="string">
            <text:p>37,4</text:p>
          </table:table-cell>
          <table:table-cell table:style-name="ce16" table:formula="of:=IF(ISNA(VLOOKUP([.D1446];[Entrada.$A$8:.$B$1605];2;0)) = 1; 0;VLOOKUP([.D1446];[Entrada.$A$8:.$B$1605];2;0))" office:value-type="float" office:value="0">
            <text:p>0</text:p>
          </table:table-cell>
          <table:table-cell table:formula="of:=IF(ISNA(VLOOKUP([.D1446];[Entrada.$A$8:.$D$1605];4;0)) = 1; 0;VLOOKUP([.D144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6];[Entrada.$A$8:.$C$1606];3;0)) = 1; 0;VLOOKUP([.D14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5</text:p>
          </table:table-cell>
          <table:table-cell/>
          <table:table-cell/>
          <table:table-cell table:style-name="ce5" office:value-type="string">
            <text:p>37,5</text:p>
          </table:table-cell>
          <table:table-cell table:style-name="ce16" table:formula="of:=IF(ISNA(VLOOKUP([.D1447];[Entrada.$A$8:.$B$1605];2;0)) = 1; 0;VLOOKUP([.D1447];[Entrada.$A$8:.$B$1605];2;0))" office:value-type="float" office:value="0">
            <text:p>0</text:p>
          </table:table-cell>
          <table:table-cell table:formula="of:=IF(ISNA(VLOOKUP([.D1447];[Entrada.$A$8:.$D$1605];4;0)) = 1; 0;VLOOKUP([.D144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7];[Entrada.$A$8:.$C$1606];3;0)) = 1; 0;VLOOKUP([.D14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6</text:p>
          </table:table-cell>
          <table:table-cell/>
          <table:table-cell/>
          <table:table-cell table:style-name="ce5" office:value-type="string">
            <text:p>37,6</text:p>
          </table:table-cell>
          <table:table-cell table:style-name="ce16" table:formula="of:=IF(ISNA(VLOOKUP([.D1448];[Entrada.$A$8:.$B$1605];2;0)) = 1; 0;VLOOKUP([.D1448];[Entrada.$A$8:.$B$1605];2;0))" office:value-type="float" office:value="0">
            <text:p>0</text:p>
          </table:table-cell>
          <table:table-cell table:formula="of:=IF(ISNA(VLOOKUP([.D1448];[Entrada.$A$8:.$D$1605];4;0)) = 1; 0;VLOOKUP([.D144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8];[Entrada.$A$8:.$C$1606];3;0)) = 1; 0;VLOOKUP([.D14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7</text:p>
          </table:table-cell>
          <table:table-cell/>
          <table:table-cell/>
          <table:table-cell table:style-name="ce5" office:value-type="string">
            <text:p>37,7</text:p>
          </table:table-cell>
          <table:table-cell table:style-name="ce16" table:formula="of:=IF(ISNA(VLOOKUP([.D1449];[Entrada.$A$8:.$B$1605];2;0)) = 1; 0;VLOOKUP([.D1449];[Entrada.$A$8:.$B$1605];2;0))" office:value-type="float" office:value="0">
            <text:p>0</text:p>
          </table:table-cell>
          <table:table-cell table:formula="of:=IF(ISNA(VLOOKUP([.D1449];[Entrada.$A$8:.$D$1605];4;0)) = 1; 0;VLOOKUP([.D144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49];[Entrada.$A$8:.$C$1606];3;0)) = 1; 0;VLOOKUP([.D14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8</text:p>
          </table:table-cell>
          <table:table-cell/>
          <table:table-cell/>
          <table:table-cell table:style-name="ce5" office:value-type="string">
            <text:p>37,8</text:p>
          </table:table-cell>
          <table:table-cell table:style-name="ce16" table:formula="of:=IF(ISNA(VLOOKUP([.D1450];[Entrada.$A$8:.$B$1605];2;0)) = 1; 0;VLOOKUP([.D1450];[Entrada.$A$8:.$B$1605];2;0))" office:value-type="float" office:value="0">
            <text:p>0</text:p>
          </table:table-cell>
          <table:table-cell table:formula="of:=IF(ISNA(VLOOKUP([.D1450];[Entrada.$A$8:.$D$1605];4;0)) = 1; 0;VLOOKUP([.D145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0];[Entrada.$A$8:.$C$1606];3;0)) = 1; 0;VLOOKUP([.D14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9</text:p>
          </table:table-cell>
          <table:table-cell/>
          <table:table-cell/>
          <table:table-cell table:style-name="ce5" office:value-type="string">
            <text:p>37,9</text:p>
          </table:table-cell>
          <table:table-cell table:style-name="ce16" table:formula="of:=IF(ISNA(VLOOKUP([.D1451];[Entrada.$A$8:.$B$1605];2;0)) = 1; 0;VLOOKUP([.D1451];[Entrada.$A$8:.$B$1605];2;0))" office:value-type="float" office:value="0">
            <text:p>0</text:p>
          </table:table-cell>
          <table:table-cell table:formula="of:=IF(ISNA(VLOOKUP([.D1451];[Entrada.$A$8:.$D$1605];4;0)) = 1; 0;VLOOKUP([.D145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1];[Entrada.$A$8:.$C$1606];3;0)) = 1; 0;VLOOKUP([.D14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0</text:p>
          </table:table-cell>
          <table:table-cell/>
          <table:table-cell/>
          <table:table-cell table:style-name="ce5" office:value-type="string">
            <text:p>37,10</text:p>
          </table:table-cell>
          <table:table-cell table:style-name="ce16" table:formula="of:=IF(ISNA(VLOOKUP([.D1452];[Entrada.$A$8:.$B$1605];2;0)) = 1; 0;VLOOKUP([.D1452];[Entrada.$A$8:.$B$1605];2;0))" office:value-type="float" office:value="0">
            <text:p>0</text:p>
          </table:table-cell>
          <table:table-cell table:formula="of:=IF(ISNA(VLOOKUP([.D1452];[Entrada.$A$8:.$D$1605];4;0)) = 1; 0;VLOOKUP([.D145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2];[Entrada.$A$8:.$C$1606];3;0)) = 1; 0;VLOOKUP([.D14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1</text:p>
          </table:table-cell>
          <table:table-cell/>
          <table:table-cell/>
          <table:table-cell table:style-name="ce5" office:value-type="string">
            <text:p>37,11</text:p>
          </table:table-cell>
          <table:table-cell table:style-name="ce16" table:formula="of:=IF(ISNA(VLOOKUP([.D1453];[Entrada.$A$8:.$B$1605];2;0)) = 1; 0;VLOOKUP([.D1453];[Entrada.$A$8:.$B$1605];2;0))" office:value-type="float" office:value="0">
            <text:p>0</text:p>
          </table:table-cell>
          <table:table-cell table:formula="of:=IF(ISNA(VLOOKUP([.D1453];[Entrada.$A$8:.$D$1605];4;0)) = 1; 0;VLOOKUP([.D145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3];[Entrada.$A$8:.$C$1606];3;0)) = 1; 0;VLOOKUP([.D14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2</text:p>
          </table:table-cell>
          <table:table-cell/>
          <table:table-cell/>
          <table:table-cell table:style-name="ce5" office:value-type="string">
            <text:p>37,12</text:p>
          </table:table-cell>
          <table:table-cell table:style-name="ce16" table:formula="of:=IF(ISNA(VLOOKUP([.D1454];[Entrada.$A$8:.$B$1605];2;0)) = 1; 0;VLOOKUP([.D1454];[Entrada.$A$8:.$B$1605];2;0))" office:value-type="float" office:value="0">
            <text:p>0</text:p>
          </table:table-cell>
          <table:table-cell table:formula="of:=IF(ISNA(VLOOKUP([.D1454];[Entrada.$A$8:.$D$1605];4;0)) = 1; 0;VLOOKUP([.D145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4];[Entrada.$A$8:.$C$1606];3;0)) = 1; 0;VLOOKUP([.D14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3</text:p>
          </table:table-cell>
          <table:table-cell/>
          <table:table-cell/>
          <table:table-cell table:style-name="ce5" office:value-type="string">
            <text:p>37,13</text:p>
          </table:table-cell>
          <table:table-cell table:style-name="ce16" table:formula="of:=IF(ISNA(VLOOKUP([.D1455];[Entrada.$A$8:.$B$1605];2;0)) = 1; 0;VLOOKUP([.D1455];[Entrada.$A$8:.$B$1605];2;0))" office:value-type="float" office:value="0">
            <text:p>0</text:p>
          </table:table-cell>
          <table:table-cell table:formula="of:=IF(ISNA(VLOOKUP([.D1455];[Entrada.$A$8:.$D$1605];4;0)) = 1; 0;VLOOKUP([.D145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5];[Entrada.$A$8:.$C$1606];3;0)) = 1; 0;VLOOKUP([.D14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4</text:p>
          </table:table-cell>
          <table:table-cell/>
          <table:table-cell/>
          <table:table-cell table:style-name="ce5" office:value-type="string">
            <text:p>37,14</text:p>
          </table:table-cell>
          <table:table-cell table:style-name="ce16" table:formula="of:=IF(ISNA(VLOOKUP([.D1456];[Entrada.$A$8:.$B$1605];2;0)) = 1; 0;VLOOKUP([.D1456];[Entrada.$A$8:.$B$1605];2;0))" office:value-type="float" office:value="0">
            <text:p>0</text:p>
          </table:table-cell>
          <table:table-cell table:formula="of:=IF(ISNA(VLOOKUP([.D1456];[Entrada.$A$8:.$D$1605];4;0)) = 1; 0;VLOOKUP([.D145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6];[Entrada.$A$8:.$C$1606];3;0)) = 1; 0;VLOOKUP([.D14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5</text:p>
          </table:table-cell>
          <table:table-cell/>
          <table:table-cell/>
          <table:table-cell table:style-name="ce5" office:value-type="string">
            <text:p>37,15</text:p>
          </table:table-cell>
          <table:table-cell table:style-name="ce16" table:formula="of:=IF(ISNA(VLOOKUP([.D1457];[Entrada.$A$8:.$B$1605];2;0)) = 1; 0;VLOOKUP([.D1457];[Entrada.$A$8:.$B$1605];2;0))" office:value-type="float" office:value="0">
            <text:p>0</text:p>
          </table:table-cell>
          <table:table-cell table:formula="of:=IF(ISNA(VLOOKUP([.D1457];[Entrada.$A$8:.$D$1605];4;0)) = 1; 0;VLOOKUP([.D145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7];[Entrada.$A$8:.$C$1606];3;0)) = 1; 0;VLOOKUP([.D14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6</text:p>
          </table:table-cell>
          <table:table-cell/>
          <table:table-cell/>
          <table:table-cell table:style-name="ce5" office:value-type="string">
            <text:p>37,16</text:p>
          </table:table-cell>
          <table:table-cell table:style-name="ce16" table:formula="of:=IF(ISNA(VLOOKUP([.D1458];[Entrada.$A$8:.$B$1605];2;0)) = 1; 0;VLOOKUP([.D1458];[Entrada.$A$8:.$B$1605];2;0))" office:value-type="float" office:value="0">
            <text:p>0</text:p>
          </table:table-cell>
          <table:table-cell table:formula="of:=IF(ISNA(VLOOKUP([.D1458];[Entrada.$A$8:.$D$1605];4;0)) = 1; 0;VLOOKUP([.D145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8];[Entrada.$A$8:.$C$1606];3;0)) = 1; 0;VLOOKUP([.D14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7</text:p>
          </table:table-cell>
          <table:table-cell/>
          <table:table-cell/>
          <table:table-cell table:style-name="ce5" office:value-type="string">
            <text:p>37,17</text:p>
          </table:table-cell>
          <table:table-cell table:style-name="ce16" table:formula="of:=IF(ISNA(VLOOKUP([.D1459];[Entrada.$A$8:.$B$1605];2;0)) = 1; 0;VLOOKUP([.D1459];[Entrada.$A$8:.$B$1605];2;0))" office:value-type="float" office:value="0">
            <text:p>0</text:p>
          </table:table-cell>
          <table:table-cell table:formula="of:=IF(ISNA(VLOOKUP([.D1459];[Entrada.$A$8:.$D$1605];4;0)) = 1; 0;VLOOKUP([.D145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59];[Entrada.$A$8:.$C$1606];3;0)) = 1; 0;VLOOKUP([.D14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8</text:p>
          </table:table-cell>
          <table:table-cell/>
          <table:table-cell/>
          <table:table-cell table:style-name="ce5" office:value-type="string">
            <text:p>37,18</text:p>
          </table:table-cell>
          <table:table-cell table:style-name="ce16" table:formula="of:=IF(ISNA(VLOOKUP([.D1460];[Entrada.$A$8:.$B$1605];2;0)) = 1; 0;VLOOKUP([.D1460];[Entrada.$A$8:.$B$1605];2;0))" office:value-type="float" office:value="0">
            <text:p>0</text:p>
          </table:table-cell>
          <table:table-cell table:formula="of:=IF(ISNA(VLOOKUP([.D1460];[Entrada.$A$8:.$D$1605];4;0)) = 1; 0;VLOOKUP([.D146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0];[Entrada.$A$8:.$C$1606];3;0)) = 1; 0;VLOOKUP([.D14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19</text:p>
          </table:table-cell>
          <table:table-cell/>
          <table:table-cell/>
          <table:table-cell table:style-name="ce5" office:value-type="string">
            <text:p>37,19</text:p>
          </table:table-cell>
          <table:table-cell table:style-name="ce16" table:formula="of:=IF(ISNA(VLOOKUP([.D1461];[Entrada.$A$8:.$B$1605];2;0)) = 1; 0;VLOOKUP([.D1461];[Entrada.$A$8:.$B$1605];2;0))" office:value-type="float" office:value="0">
            <text:p>0</text:p>
          </table:table-cell>
          <table:table-cell table:formula="of:=IF(ISNA(VLOOKUP([.D1461];[Entrada.$A$8:.$D$1605];4;0)) = 1; 0;VLOOKUP([.D146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1];[Entrada.$A$8:.$C$1606];3;0)) = 1; 0;VLOOKUP([.D14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0</text:p>
          </table:table-cell>
          <table:table-cell/>
          <table:table-cell/>
          <table:table-cell table:style-name="ce5" office:value-type="string">
            <text:p>37,20</text:p>
          </table:table-cell>
          <table:table-cell table:style-name="ce16" table:formula="of:=IF(ISNA(VLOOKUP([.D1462];[Entrada.$A$8:.$B$1605];2;0)) = 1; 0;VLOOKUP([.D1462];[Entrada.$A$8:.$B$1605];2;0))" office:value-type="float" office:value="0">
            <text:p>0</text:p>
          </table:table-cell>
          <table:table-cell table:formula="of:=IF(ISNA(VLOOKUP([.D1462];[Entrada.$A$8:.$D$1605];4;0)) = 1; 0;VLOOKUP([.D146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2];[Entrada.$A$8:.$C$1606];3;0)) = 1; 0;VLOOKUP([.D14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1</text:p>
          </table:table-cell>
          <table:table-cell/>
          <table:table-cell/>
          <table:table-cell table:style-name="ce5" office:value-type="string">
            <text:p>37,21</text:p>
          </table:table-cell>
          <table:table-cell table:style-name="ce16" table:formula="of:=IF(ISNA(VLOOKUP([.D1463];[Entrada.$A$8:.$B$1605];2;0)) = 1; 0;VLOOKUP([.D1463];[Entrada.$A$8:.$B$1605];2;0))" office:value-type="float" office:value="0">
            <text:p>0</text:p>
          </table:table-cell>
          <table:table-cell table:formula="of:=IF(ISNA(VLOOKUP([.D1463];[Entrada.$A$8:.$D$1605];4;0)) = 1; 0;VLOOKUP([.D146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3];[Entrada.$A$8:.$C$1606];3;0)) = 1; 0;VLOOKUP([.D14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2</text:p>
          </table:table-cell>
          <table:table-cell/>
          <table:table-cell/>
          <table:table-cell table:style-name="ce5" office:value-type="string">
            <text:p>37,22</text:p>
          </table:table-cell>
          <table:table-cell table:style-name="ce16" table:formula="of:=IF(ISNA(VLOOKUP([.D1464];[Entrada.$A$8:.$B$1605];2;0)) = 1; 0;VLOOKUP([.D1464];[Entrada.$A$8:.$B$1605];2;0))" office:value-type="float" office:value="0">
            <text:p>0</text:p>
          </table:table-cell>
          <table:table-cell table:formula="of:=IF(ISNA(VLOOKUP([.D1464];[Entrada.$A$8:.$D$1605];4;0)) = 1; 0;VLOOKUP([.D146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4];[Entrada.$A$8:.$C$1606];3;0)) = 1; 0;VLOOKUP([.D14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3</text:p>
          </table:table-cell>
          <table:table-cell/>
          <table:table-cell/>
          <table:table-cell table:style-name="ce5" office:value-type="string">
            <text:p>37,23</text:p>
          </table:table-cell>
          <table:table-cell table:style-name="ce16" table:formula="of:=IF(ISNA(VLOOKUP([.D1465];[Entrada.$A$8:.$B$1605];2;0)) = 1; 0;VLOOKUP([.D1465];[Entrada.$A$8:.$B$1605];2;0))" office:value-type="float" office:value="0">
            <text:p>0</text:p>
          </table:table-cell>
          <table:table-cell table:formula="of:=IF(ISNA(VLOOKUP([.D1465];[Entrada.$A$8:.$D$1605];4;0)) = 1; 0;VLOOKUP([.D146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5];[Entrada.$A$8:.$C$1606];3;0)) = 1; 0;VLOOKUP([.D14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4</text:p>
          </table:table-cell>
          <table:table-cell/>
          <table:table-cell/>
          <table:table-cell table:style-name="ce5" office:value-type="string">
            <text:p>37,24</text:p>
          </table:table-cell>
          <table:table-cell table:style-name="ce16" table:formula="of:=IF(ISNA(VLOOKUP([.D1466];[Entrada.$A$8:.$B$1605];2;0)) = 1; 0;VLOOKUP([.D1466];[Entrada.$A$8:.$B$1605];2;0))" office:value-type="float" office:value="0">
            <text:p>0</text:p>
          </table:table-cell>
          <table:table-cell table:formula="of:=IF(ISNA(VLOOKUP([.D1466];[Entrada.$A$8:.$D$1605];4;0)) = 1; 0;VLOOKUP([.D146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6];[Entrada.$A$8:.$C$1606];3;0)) = 1; 0;VLOOKUP([.D14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5</text:p>
          </table:table-cell>
          <table:table-cell/>
          <table:table-cell/>
          <table:table-cell table:style-name="ce5" office:value-type="string">
            <text:p>37,25</text:p>
          </table:table-cell>
          <table:table-cell table:style-name="ce16" table:formula="of:=IF(ISNA(VLOOKUP([.D1467];[Entrada.$A$8:.$B$1605];2;0)) = 1; 0;VLOOKUP([.D1467];[Entrada.$A$8:.$B$1605];2;0))" office:value-type="float" office:value="0">
            <text:p>0</text:p>
          </table:table-cell>
          <table:table-cell table:formula="of:=IF(ISNA(VLOOKUP([.D1467];[Entrada.$A$8:.$D$1605];4;0)) = 1; 0;VLOOKUP([.D146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7];[Entrada.$A$8:.$C$1606];3;0)) = 1; 0;VLOOKUP([.D14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6</text:p>
          </table:table-cell>
          <table:table-cell/>
          <table:table-cell/>
          <table:table-cell table:style-name="ce5" office:value-type="string">
            <text:p>37,26</text:p>
          </table:table-cell>
          <table:table-cell table:style-name="ce16" table:formula="of:=IF(ISNA(VLOOKUP([.D1468];[Entrada.$A$8:.$B$1605];2;0)) = 1; 0;VLOOKUP([.D1468];[Entrada.$A$8:.$B$1605];2;0))" office:value-type="float" office:value="0">
            <text:p>0</text:p>
          </table:table-cell>
          <table:table-cell table:formula="of:=IF(ISNA(VLOOKUP([.D1468];[Entrada.$A$8:.$D$1605];4;0)) = 1; 0;VLOOKUP([.D146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8];[Entrada.$A$8:.$C$1606];3;0)) = 1; 0;VLOOKUP([.D14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7</text:p>
          </table:table-cell>
          <table:table-cell/>
          <table:table-cell/>
          <table:table-cell table:style-name="ce5" office:value-type="string">
            <text:p>37,27</text:p>
          </table:table-cell>
          <table:table-cell table:style-name="ce16" table:formula="of:=IF(ISNA(VLOOKUP([.D1469];[Entrada.$A$8:.$B$1605];2;0)) = 1; 0;VLOOKUP([.D1469];[Entrada.$A$8:.$B$1605];2;0))" office:value-type="float" office:value="0">
            <text:p>0</text:p>
          </table:table-cell>
          <table:table-cell table:formula="of:=IF(ISNA(VLOOKUP([.D1469];[Entrada.$A$8:.$D$1605];4;0)) = 1; 0;VLOOKUP([.D146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69];[Entrada.$A$8:.$C$1606];3;0)) = 1; 0;VLOOKUP([.D14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8</text:p>
          </table:table-cell>
          <table:table-cell/>
          <table:table-cell/>
          <table:table-cell table:style-name="ce5" office:value-type="string">
            <text:p>37,28</text:p>
          </table:table-cell>
          <table:table-cell table:style-name="ce16" table:formula="of:=IF(ISNA(VLOOKUP([.D1470];[Entrada.$A$8:.$B$1605];2;0)) = 1; 0;VLOOKUP([.D1470];[Entrada.$A$8:.$B$1605];2;0))" office:value-type="float" office:value="0">
            <text:p>0</text:p>
          </table:table-cell>
          <table:table-cell table:formula="of:=IF(ISNA(VLOOKUP([.D1470];[Entrada.$A$8:.$D$1605];4;0)) = 1; 0;VLOOKUP([.D147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0];[Entrada.$A$8:.$C$1606];3;0)) = 1; 0;VLOOKUP([.D14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29</text:p>
          </table:table-cell>
          <table:table-cell/>
          <table:table-cell/>
          <table:table-cell table:style-name="ce5" office:value-type="string">
            <text:p>37,29</text:p>
          </table:table-cell>
          <table:table-cell table:style-name="ce16" table:formula="of:=IF(ISNA(VLOOKUP([.D1471];[Entrada.$A$8:.$B$1605];2;0)) = 1; 0;VLOOKUP([.D1471];[Entrada.$A$8:.$B$1605];2;0))" office:value-type="float" office:value="0">
            <text:p>0</text:p>
          </table:table-cell>
          <table:table-cell table:formula="of:=IF(ISNA(VLOOKUP([.D1471];[Entrada.$A$8:.$D$1605];4;0)) = 1; 0;VLOOKUP([.D147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1];[Entrada.$A$8:.$C$1606];3;0)) = 1; 0;VLOOKUP([.D14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0</text:p>
          </table:table-cell>
          <table:table-cell/>
          <table:table-cell/>
          <table:table-cell table:style-name="ce5" office:value-type="string">
            <text:p>37,30</text:p>
          </table:table-cell>
          <table:table-cell table:style-name="ce16" table:formula="of:=IF(ISNA(VLOOKUP([.D1472];[Entrada.$A$8:.$B$1605];2;0)) = 1; 0;VLOOKUP([.D1472];[Entrada.$A$8:.$B$1605];2;0))" office:value-type="float" office:value="0">
            <text:p>0</text:p>
          </table:table-cell>
          <table:table-cell table:formula="of:=IF(ISNA(VLOOKUP([.D1472];[Entrada.$A$8:.$D$1605];4;0)) = 1; 0;VLOOKUP([.D147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2];[Entrada.$A$8:.$C$1606];3;0)) = 1; 0;VLOOKUP([.D14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1</text:p>
          </table:table-cell>
          <table:table-cell/>
          <table:table-cell/>
          <table:table-cell table:style-name="ce5" office:value-type="string">
            <text:p>37,31</text:p>
          </table:table-cell>
          <table:table-cell table:style-name="ce16" table:formula="of:=IF(ISNA(VLOOKUP([.D1473];[Entrada.$A$8:.$B$1605];2;0)) = 1; 0;VLOOKUP([.D1473];[Entrada.$A$8:.$B$1605];2;0))" office:value-type="float" office:value="0">
            <text:p>0</text:p>
          </table:table-cell>
          <table:table-cell table:formula="of:=IF(ISNA(VLOOKUP([.D1473];[Entrada.$A$8:.$D$1605];4;0)) = 1; 0;VLOOKUP([.D147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3];[Entrada.$A$8:.$C$1606];3;0)) = 1; 0;VLOOKUP([.D14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2</text:p>
          </table:table-cell>
          <table:table-cell/>
          <table:table-cell/>
          <table:table-cell table:style-name="ce5" office:value-type="string">
            <text:p>37,32</text:p>
          </table:table-cell>
          <table:table-cell table:style-name="ce16" table:formula="of:=IF(ISNA(VLOOKUP([.D1474];[Entrada.$A$8:.$B$1605];2;0)) = 1; 0;VLOOKUP([.D1474];[Entrada.$A$8:.$B$1605];2;0))" office:value-type="float" office:value="0">
            <text:p>0</text:p>
          </table:table-cell>
          <table:table-cell table:formula="of:=IF(ISNA(VLOOKUP([.D1474];[Entrada.$A$8:.$D$1605];4;0)) = 1; 0;VLOOKUP([.D147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4];[Entrada.$A$8:.$C$1606];3;0)) = 1; 0;VLOOKUP([.D14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3</text:p>
          </table:table-cell>
          <table:table-cell/>
          <table:table-cell/>
          <table:table-cell table:style-name="ce5" office:value-type="string">
            <text:p>37,33</text:p>
          </table:table-cell>
          <table:table-cell table:style-name="ce16" table:formula="of:=IF(ISNA(VLOOKUP([.D1475];[Entrada.$A$8:.$B$1605];2;0)) = 1; 0;VLOOKUP([.D1475];[Entrada.$A$8:.$B$1605];2;0))" office:value-type="float" office:value="0">
            <text:p>0</text:p>
          </table:table-cell>
          <table:table-cell table:formula="of:=IF(ISNA(VLOOKUP([.D1475];[Entrada.$A$8:.$D$1605];4;0)) = 1; 0;VLOOKUP([.D147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5];[Entrada.$A$8:.$C$1606];3;0)) = 1; 0;VLOOKUP([.D14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4</text:p>
          </table:table-cell>
          <table:table-cell/>
          <table:table-cell/>
          <table:table-cell table:style-name="ce5" office:value-type="string">
            <text:p>37,34</text:p>
          </table:table-cell>
          <table:table-cell table:style-name="ce16" table:formula="of:=IF(ISNA(VLOOKUP([.D1476];[Entrada.$A$8:.$B$1605];2;0)) = 1; 0;VLOOKUP([.D1476];[Entrada.$A$8:.$B$1605];2;0))" office:value-type="float" office:value="0">
            <text:p>0</text:p>
          </table:table-cell>
          <table:table-cell table:formula="of:=IF(ISNA(VLOOKUP([.D1476];[Entrada.$A$8:.$D$1605];4;0)) = 1; 0;VLOOKUP([.D147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6];[Entrada.$A$8:.$C$1606];3;0)) = 1; 0;VLOOKUP([.D14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5</text:p>
          </table:table-cell>
          <table:table-cell/>
          <table:table-cell/>
          <table:table-cell table:style-name="ce5" office:value-type="string">
            <text:p>37,35</text:p>
          </table:table-cell>
          <table:table-cell table:style-name="ce16" table:formula="of:=IF(ISNA(VLOOKUP([.D1477];[Entrada.$A$8:.$B$1605];2;0)) = 1; 0;VLOOKUP([.D1477];[Entrada.$A$8:.$B$1605];2;0))" office:value-type="float" office:value="0">
            <text:p>0</text:p>
          </table:table-cell>
          <table:table-cell table:formula="of:=IF(ISNA(VLOOKUP([.D1477];[Entrada.$A$8:.$D$1605];4;0)) = 1; 0;VLOOKUP([.D147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7];[Entrada.$A$8:.$C$1606];3;0)) = 1; 0;VLOOKUP([.D14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6</text:p>
          </table:table-cell>
          <table:table-cell/>
          <table:table-cell/>
          <table:table-cell table:style-name="ce5" office:value-type="string">
            <text:p>37,36</text:p>
          </table:table-cell>
          <table:table-cell table:style-name="ce16" table:formula="of:=IF(ISNA(VLOOKUP([.D1478];[Entrada.$A$8:.$B$1605];2;0)) = 1; 0;VLOOKUP([.D1478];[Entrada.$A$8:.$B$1605];2;0))" office:value-type="float" office:value="0">
            <text:p>0</text:p>
          </table:table-cell>
          <table:table-cell table:formula="of:=IF(ISNA(VLOOKUP([.D1478];[Entrada.$A$8:.$D$1605];4;0)) = 1; 0;VLOOKUP([.D147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8];[Entrada.$A$8:.$C$1606];3;0)) = 1; 0;VLOOKUP([.D14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7</text:p>
          </table:table-cell>
          <table:table-cell/>
          <table:table-cell/>
          <table:table-cell table:style-name="ce5" office:value-type="string">
            <text:p>37,37</text:p>
          </table:table-cell>
          <table:table-cell table:style-name="ce16" table:formula="of:=IF(ISNA(VLOOKUP([.D1479];[Entrada.$A$8:.$B$1605];2;0)) = 1; 0;VLOOKUP([.D1479];[Entrada.$A$8:.$B$1605];2;0))" office:value-type="float" office:value="0">
            <text:p>0</text:p>
          </table:table-cell>
          <table:table-cell table:formula="of:=IF(ISNA(VLOOKUP([.D1479];[Entrada.$A$8:.$D$1605];4;0)) = 1; 0;VLOOKUP([.D147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79];[Entrada.$A$8:.$C$1606];3;0)) = 1; 0;VLOOKUP([.D14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8</text:p>
          </table:table-cell>
          <table:table-cell/>
          <table:table-cell/>
          <table:table-cell table:style-name="ce5" office:value-type="string">
            <text:p>37,38</text:p>
          </table:table-cell>
          <table:table-cell table:style-name="ce16" table:formula="of:=IF(ISNA(VLOOKUP([.D1480];[Entrada.$A$8:.$B$1605];2;0)) = 1; 0;VLOOKUP([.D1480];[Entrada.$A$8:.$B$1605];2;0))" office:value-type="float" office:value="0">
            <text:p>0</text:p>
          </table:table-cell>
          <table:table-cell table:formula="of:=IF(ISNA(VLOOKUP([.D1480];[Entrada.$A$8:.$D$1605];4;0)) = 1; 0;VLOOKUP([.D148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0];[Entrada.$A$8:.$C$1606];3;0)) = 1; 0;VLOOKUP([.D14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39</text:p>
          </table:table-cell>
          <table:table-cell/>
          <table:table-cell/>
          <table:table-cell table:style-name="ce5" office:value-type="string">
            <text:p>37,39</text:p>
          </table:table-cell>
          <table:table-cell table:style-name="ce16" table:formula="of:=IF(ISNA(VLOOKUP([.D1481];[Entrada.$A$8:.$B$1605];2;0)) = 1; 0;VLOOKUP([.D1481];[Entrada.$A$8:.$B$1605];2;0))" office:value-type="float" office:value="0">
            <text:p>0</text:p>
          </table:table-cell>
          <table:table-cell table:formula="of:=IF(ISNA(VLOOKUP([.D1481];[Entrada.$A$8:.$D$1605];4;0)) = 1; 0;VLOOKUP([.D148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1];[Entrada.$A$8:.$C$1606];3;0)) = 1; 0;VLOOKUP([.D14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7,40</text:p>
          </table:table-cell>
          <table:table-cell/>
          <table:table-cell/>
          <table:table-cell table:style-name="ce5" office:value-type="string">
            <text:p>37,40</text:p>
          </table:table-cell>
          <table:table-cell table:style-name="ce16" table:formula="of:=IF(ISNA(VLOOKUP([.D1482];[Entrada.$A$8:.$B$1605];2;0)) = 1; 0;VLOOKUP([.D1482];[Entrada.$A$8:.$B$1605];2;0))" office:value-type="float" office:value="0">
            <text:p>0</text:p>
          </table:table-cell>
          <table:table-cell table:formula="of:=IF(ISNA(VLOOKUP([.D1482];[Entrada.$A$8:.$D$1605];4;0)) = 1; 0;VLOOKUP([.D148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2];[Entrada.$A$8:.$C$1606];3;0)) = 1; 0;VLOOKUP([.D14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</text:p>
          </table:table-cell>
          <table:table-cell/>
          <table:table-cell/>
          <table:table-cell table:style-name="ce5" office:value-type="string">
            <text:p>38,1</text:p>
          </table:table-cell>
          <table:table-cell table:style-name="ce16" table:formula="of:=IF(ISNA(VLOOKUP([.D1483];[Entrada.$A$8:.$B$1605];2;0)) = 1; 0;VLOOKUP([.D1483];[Entrada.$A$8:.$B$1605];2;0))" office:value-type="float" office:value="0">
            <text:p>0</text:p>
          </table:table-cell>
          <table:table-cell table:formula="of:=IF(ISNA(VLOOKUP([.D1483];[Entrada.$A$8:.$D$1605];4;0)) = 1; 0;VLOOKUP([.D148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3];[Entrada.$A$8:.$C$1606];3;0)) = 1; 0;VLOOKUP([.D14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</text:p>
          </table:table-cell>
          <table:table-cell/>
          <table:table-cell/>
          <table:table-cell table:style-name="ce5" office:value-type="string">
            <text:p>38,2</text:p>
          </table:table-cell>
          <table:table-cell table:style-name="ce16" table:formula="of:=IF(ISNA(VLOOKUP([.D1484];[Entrada.$A$8:.$B$1605];2;0)) = 1; 0;VLOOKUP([.D1484];[Entrada.$A$8:.$B$1605];2;0))" office:value-type="float" office:value="0">
            <text:p>0</text:p>
          </table:table-cell>
          <table:table-cell table:formula="of:=IF(ISNA(VLOOKUP([.D1484];[Entrada.$A$8:.$D$1605];4;0)) = 1; 0;VLOOKUP([.D148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4];[Entrada.$A$8:.$C$1606];3;0)) = 1; 0;VLOOKUP([.D14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</text:p>
          </table:table-cell>
          <table:table-cell/>
          <table:table-cell/>
          <table:table-cell table:style-name="ce5" office:value-type="string">
            <text:p>38,3</text:p>
          </table:table-cell>
          <table:table-cell table:style-name="ce16" table:formula="of:=IF(ISNA(VLOOKUP([.D1485];[Entrada.$A$8:.$B$1605];2;0)) = 1; 0;VLOOKUP([.D1485];[Entrada.$A$8:.$B$1605];2;0))" office:value-type="float" office:value="0">
            <text:p>0</text:p>
          </table:table-cell>
          <table:table-cell table:formula="of:=IF(ISNA(VLOOKUP([.D1485];[Entrada.$A$8:.$D$1605];4;0)) = 1; 0;VLOOKUP([.D148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5];[Entrada.$A$8:.$C$1606];3;0)) = 1; 0;VLOOKUP([.D14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4</text:p>
          </table:table-cell>
          <table:table-cell/>
          <table:table-cell/>
          <table:table-cell table:style-name="ce5" office:value-type="string">
            <text:p>38,4</text:p>
          </table:table-cell>
          <table:table-cell table:style-name="ce16" table:formula="of:=IF(ISNA(VLOOKUP([.D1486];[Entrada.$A$8:.$B$1605];2;0)) = 1; 0;VLOOKUP([.D1486];[Entrada.$A$8:.$B$1605];2;0))" office:value-type="float" office:value="0">
            <text:p>0</text:p>
          </table:table-cell>
          <table:table-cell table:formula="of:=IF(ISNA(VLOOKUP([.D1486];[Entrada.$A$8:.$D$1605];4;0)) = 1; 0;VLOOKUP([.D148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6];[Entrada.$A$8:.$C$1606];3;0)) = 1; 0;VLOOKUP([.D14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5</text:p>
          </table:table-cell>
          <table:table-cell/>
          <table:table-cell/>
          <table:table-cell table:style-name="ce5" office:value-type="string">
            <text:p>38,5</text:p>
          </table:table-cell>
          <table:table-cell table:style-name="ce16" table:formula="of:=IF(ISNA(VLOOKUP([.D1487];[Entrada.$A$8:.$B$1605];2;0)) = 1; 0;VLOOKUP([.D1487];[Entrada.$A$8:.$B$1605];2;0))" office:value-type="float" office:value="0">
            <text:p>0</text:p>
          </table:table-cell>
          <table:table-cell table:formula="of:=IF(ISNA(VLOOKUP([.D1487];[Entrada.$A$8:.$D$1605];4;0)) = 1; 0;VLOOKUP([.D148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7];[Entrada.$A$8:.$C$1606];3;0)) = 1; 0;VLOOKUP([.D14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6</text:p>
          </table:table-cell>
          <table:table-cell/>
          <table:table-cell/>
          <table:table-cell table:style-name="ce5" office:value-type="string">
            <text:p>38,6</text:p>
          </table:table-cell>
          <table:table-cell table:style-name="ce16" table:formula="of:=IF(ISNA(VLOOKUP([.D1488];[Entrada.$A$8:.$B$1605];2;0)) = 1; 0;VLOOKUP([.D1488];[Entrada.$A$8:.$B$1605];2;0))" office:value-type="float" office:value="0">
            <text:p>0</text:p>
          </table:table-cell>
          <table:table-cell table:formula="of:=IF(ISNA(VLOOKUP([.D1488];[Entrada.$A$8:.$D$1605];4;0)) = 1; 0;VLOOKUP([.D148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8];[Entrada.$A$8:.$C$1606];3;0)) = 1; 0;VLOOKUP([.D14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7</text:p>
          </table:table-cell>
          <table:table-cell/>
          <table:table-cell/>
          <table:table-cell table:style-name="ce5" office:value-type="string">
            <text:p>38,7</text:p>
          </table:table-cell>
          <table:table-cell table:style-name="ce16" table:formula="of:=IF(ISNA(VLOOKUP([.D1489];[Entrada.$A$8:.$B$1605];2;0)) = 1; 0;VLOOKUP([.D1489];[Entrada.$A$8:.$B$1605];2;0))" office:value-type="float" office:value="0">
            <text:p>0</text:p>
          </table:table-cell>
          <table:table-cell table:formula="of:=IF(ISNA(VLOOKUP([.D1489];[Entrada.$A$8:.$D$1605];4;0)) = 1; 0;VLOOKUP([.D148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89];[Entrada.$A$8:.$C$1606];3;0)) = 1; 0;VLOOKUP([.D14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8</text:p>
          </table:table-cell>
          <table:table-cell/>
          <table:table-cell/>
          <table:table-cell table:style-name="ce5" office:value-type="string">
            <text:p>38,8</text:p>
          </table:table-cell>
          <table:table-cell table:style-name="ce16" table:formula="of:=IF(ISNA(VLOOKUP([.D1490];[Entrada.$A$8:.$B$1605];2;0)) = 1; 0;VLOOKUP([.D1490];[Entrada.$A$8:.$B$1605];2;0))" office:value-type="float" office:value="0">
            <text:p>0</text:p>
          </table:table-cell>
          <table:table-cell table:formula="of:=IF(ISNA(VLOOKUP([.D1490];[Entrada.$A$8:.$D$1605];4;0)) = 1; 0;VLOOKUP([.D1490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0];[Entrada.$A$8:.$C$1606];3;0)) = 1; 0;VLOOKUP([.D14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9</text:p>
          </table:table-cell>
          <table:table-cell/>
          <table:table-cell/>
          <table:table-cell table:style-name="ce5" office:value-type="string">
            <text:p>38,9</text:p>
          </table:table-cell>
          <table:table-cell table:style-name="ce16" table:formula="of:=IF(ISNA(VLOOKUP([.D1491];[Entrada.$A$8:.$B$1605];2;0)) = 1; 0;VLOOKUP([.D1491];[Entrada.$A$8:.$B$1605];2;0))" office:value-type="float" office:value="0">
            <text:p>0</text:p>
          </table:table-cell>
          <table:table-cell table:formula="of:=IF(ISNA(VLOOKUP([.D1491];[Entrada.$A$8:.$D$1605];4;0)) = 1; 0;VLOOKUP([.D1491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1];[Entrada.$A$8:.$C$1606];3;0)) = 1; 0;VLOOKUP([.D14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0</text:p>
          </table:table-cell>
          <table:table-cell/>
          <table:table-cell/>
          <table:table-cell table:style-name="ce5" office:value-type="string">
            <text:p>38,10</text:p>
          </table:table-cell>
          <table:table-cell table:style-name="ce16" table:formula="of:=IF(ISNA(VLOOKUP([.D1492];[Entrada.$A$8:.$B$1605];2;0)) = 1; 0;VLOOKUP([.D1492];[Entrada.$A$8:.$B$1605];2;0))" office:value-type="float" office:value="0">
            <text:p>0</text:p>
          </table:table-cell>
          <table:table-cell table:formula="of:=IF(ISNA(VLOOKUP([.D1492];[Entrada.$A$8:.$D$1605];4;0)) = 1; 0;VLOOKUP([.D1492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2];[Entrada.$A$8:.$C$1606];3;0)) = 1; 0;VLOOKUP([.D14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1</text:p>
          </table:table-cell>
          <table:table-cell/>
          <table:table-cell/>
          <table:table-cell table:style-name="ce5" office:value-type="string">
            <text:p>38,11</text:p>
          </table:table-cell>
          <table:table-cell table:style-name="ce16" table:formula="of:=IF(ISNA(VLOOKUP([.D1493];[Entrada.$A$8:.$B$1605];2;0)) = 1; 0;VLOOKUP([.D1493];[Entrada.$A$8:.$B$1605];2;0))" office:value-type="float" office:value="0">
            <text:p>0</text:p>
          </table:table-cell>
          <table:table-cell table:formula="of:=IF(ISNA(VLOOKUP([.D1493];[Entrada.$A$8:.$D$1605];4;0)) = 1; 0;VLOOKUP([.D1493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3];[Entrada.$A$8:.$C$1606];3;0)) = 1; 0;VLOOKUP([.D14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2</text:p>
          </table:table-cell>
          <table:table-cell/>
          <table:table-cell/>
          <table:table-cell table:style-name="ce5" office:value-type="string">
            <text:p>38,12</text:p>
          </table:table-cell>
          <table:table-cell table:style-name="ce16" table:formula="of:=IF(ISNA(VLOOKUP([.D1494];[Entrada.$A$8:.$B$1605];2;0)) = 1; 0;VLOOKUP([.D1494];[Entrada.$A$8:.$B$1605];2;0))" office:value-type="float" office:value="0">
            <text:p>0</text:p>
          </table:table-cell>
          <table:table-cell table:formula="of:=IF(ISNA(VLOOKUP([.D1494];[Entrada.$A$8:.$D$1605];4;0)) = 1; 0;VLOOKUP([.D1494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4];[Entrada.$A$8:.$C$1606];3;0)) = 1; 0;VLOOKUP([.D14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3</text:p>
          </table:table-cell>
          <table:table-cell/>
          <table:table-cell/>
          <table:table-cell table:style-name="ce5" office:value-type="string">
            <text:p>38,13</text:p>
          </table:table-cell>
          <table:table-cell table:style-name="ce16" table:formula="of:=IF(ISNA(VLOOKUP([.D1495];[Entrada.$A$8:.$B$1605];2;0)) = 1; 0;VLOOKUP([.D1495];[Entrada.$A$8:.$B$1605];2;0))" office:value-type="float" office:value="0">
            <text:p>0</text:p>
          </table:table-cell>
          <table:table-cell table:formula="of:=IF(ISNA(VLOOKUP([.D1495];[Entrada.$A$8:.$D$1605];4;0)) = 1; 0;VLOOKUP([.D1495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5];[Entrada.$A$8:.$C$1606];3;0)) = 1; 0;VLOOKUP([.D14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4</text:p>
          </table:table-cell>
          <table:table-cell/>
          <table:table-cell/>
          <table:table-cell table:style-name="ce5" office:value-type="string">
            <text:p>38,14</text:p>
          </table:table-cell>
          <table:table-cell table:style-name="ce16" table:formula="of:=IF(ISNA(VLOOKUP([.D1496];[Entrada.$A$8:.$B$1605];2;0)) = 1; 0;VLOOKUP([.D1496];[Entrada.$A$8:.$B$1605];2;0))" office:value-type="float" office:value="0">
            <text:p>0</text:p>
          </table:table-cell>
          <table:table-cell table:formula="of:=IF(ISNA(VLOOKUP([.D1496];[Entrada.$A$8:.$D$1605];4;0)) = 1; 0;VLOOKUP([.D1496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6];[Entrada.$A$8:.$C$1606];3;0)) = 1; 0;VLOOKUP([.D14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5</text:p>
          </table:table-cell>
          <table:table-cell/>
          <table:table-cell/>
          <table:table-cell table:style-name="ce5" office:value-type="string">
            <text:p>38,15</text:p>
          </table:table-cell>
          <table:table-cell table:style-name="ce16" table:formula="of:=IF(ISNA(VLOOKUP([.D1497];[Entrada.$A$8:.$B$1605];2;0)) = 1; 0;VLOOKUP([.D1497];[Entrada.$A$8:.$B$1605];2;0))" office:value-type="float" office:value="0">
            <text:p>0</text:p>
          </table:table-cell>
          <table:table-cell table:formula="of:=IF(ISNA(VLOOKUP([.D1497];[Entrada.$A$8:.$D$1605];4;0)) = 1; 0;VLOOKUP([.D1497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7];[Entrada.$A$8:.$C$1606];3;0)) = 1; 0;VLOOKUP([.D14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6</text:p>
          </table:table-cell>
          <table:table-cell/>
          <table:table-cell/>
          <table:table-cell table:style-name="ce5" office:value-type="string">
            <text:p>38,16</text:p>
          </table:table-cell>
          <table:table-cell table:style-name="ce16" table:formula="of:=IF(ISNA(VLOOKUP([.D1498];[Entrada.$A$8:.$B$1605];2;0)) = 1; 0;VLOOKUP([.D1498];[Entrada.$A$8:.$B$1605];2;0))" office:value-type="float" office:value="0">
            <text:p>0</text:p>
          </table:table-cell>
          <table:table-cell table:formula="of:=IF(ISNA(VLOOKUP([.D1498];[Entrada.$A$8:.$D$1605];4;0)) = 1; 0;VLOOKUP([.D1498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8];[Entrada.$A$8:.$C$1606];3;0)) = 1; 0;VLOOKUP([.D14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7</text:p>
          </table:table-cell>
          <table:table-cell/>
          <table:table-cell/>
          <table:table-cell table:style-name="ce5" office:value-type="string">
            <text:p>38,17</text:p>
          </table:table-cell>
          <table:table-cell table:style-name="ce16" table:formula="of:=IF(ISNA(VLOOKUP([.D1499];[Entrada.$A$8:.$B$1605];2;0)) = 1; 0;VLOOKUP([.D1499];[Entrada.$A$8:.$B$1605];2;0))" office:value-type="float" office:value="0">
            <text:p>0</text:p>
          </table:table-cell>
          <table:table-cell table:formula="of:=IF(ISNA(VLOOKUP([.D1499];[Entrada.$A$8:.$D$1605];4;0)) = 1; 0;VLOOKUP([.D1499];[Entrada.$A$8:.$D$1605];4;0))" office:value-type="float" office:value="0">
            <text:p>0</text:p>
          </table:table-cell>
          <table:table-cell table:number-columns-repeated="21"/>
          <table:table-cell table:style-name="ce23" table:formula="of:=[.B14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499];[Entrada.$A$8:.$C$1606];3;0)) = 1; 0;VLOOKUP([.D14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8</text:p>
          </table:table-cell>
          <table:table-cell/>
          <table:table-cell/>
          <table:table-cell table:style-name="ce5" office:value-type="string">
            <text:p>38,18</text:p>
          </table:table-cell>
          <table:table-cell table:style-name="ce16" table:formula="of:=IF(ISNA(VLOOKUP([.D1500];[Entrada.$A$8:.$B$1605];2;0)) = 1; 0;VLOOKUP([.D1500];[Entrada.$A$8:.$B$1605];2;0))" office:value-type="float" office:value="0">
            <text:p>0</text:p>
          </table:table-cell>
          <table:table-cell table:formula="of:=IF(ISNA(VLOOKUP([.D1500];[Entrada.$A$8:.$D$1605];4;0)) = 1; 0;VLOOKUP([.D150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0];[Entrada.$A$8:.$C$1606];3;0)) = 1; 0;VLOOKUP([.D15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19</text:p>
          </table:table-cell>
          <table:table-cell/>
          <table:table-cell/>
          <table:table-cell table:style-name="ce5" office:value-type="string">
            <text:p>38,19</text:p>
          </table:table-cell>
          <table:table-cell table:style-name="ce16" table:formula="of:=IF(ISNA(VLOOKUP([.D1501];[Entrada.$A$8:.$B$1605];2;0)) = 1; 0;VLOOKUP([.D1501];[Entrada.$A$8:.$B$1605];2;0))" office:value-type="float" office:value="0">
            <text:p>0</text:p>
          </table:table-cell>
          <table:table-cell table:formula="of:=IF(ISNA(VLOOKUP([.D1501];[Entrada.$A$8:.$D$1605];4;0)) = 1; 0;VLOOKUP([.D150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1];[Entrada.$A$8:.$C$1606];3;0)) = 1; 0;VLOOKUP([.D15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0</text:p>
          </table:table-cell>
          <table:table-cell/>
          <table:table-cell/>
          <table:table-cell table:style-name="ce5" office:value-type="string">
            <text:p>38,20</text:p>
          </table:table-cell>
          <table:table-cell table:style-name="ce16" table:formula="of:=IF(ISNA(VLOOKUP([.D1502];[Entrada.$A$8:.$B$1605];2;0)) = 1; 0;VLOOKUP([.D1502];[Entrada.$A$8:.$B$1605];2;0))" office:value-type="float" office:value="0">
            <text:p>0</text:p>
          </table:table-cell>
          <table:table-cell table:formula="of:=IF(ISNA(VLOOKUP([.D1502];[Entrada.$A$8:.$D$1605];4;0)) = 1; 0;VLOOKUP([.D150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2];[Entrada.$A$8:.$C$1606];3;0)) = 1; 0;VLOOKUP([.D150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1</text:p>
          </table:table-cell>
          <table:table-cell/>
          <table:table-cell/>
          <table:table-cell table:style-name="ce5" office:value-type="string">
            <text:p>38,21</text:p>
          </table:table-cell>
          <table:table-cell table:style-name="ce16" table:formula="of:=IF(ISNA(VLOOKUP([.D1503];[Entrada.$A$8:.$B$1605];2;0)) = 1; 0;VLOOKUP([.D1503];[Entrada.$A$8:.$B$1605];2;0))" office:value-type="float" office:value="0">
            <text:p>0</text:p>
          </table:table-cell>
          <table:table-cell table:formula="of:=IF(ISNA(VLOOKUP([.D1503];[Entrada.$A$8:.$D$1605];4;0)) = 1; 0;VLOOKUP([.D150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3];[Entrada.$A$8:.$C$1606];3;0)) = 1; 0;VLOOKUP([.D150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2</text:p>
          </table:table-cell>
          <table:table-cell/>
          <table:table-cell/>
          <table:table-cell table:style-name="ce5" office:value-type="string">
            <text:p>38,22</text:p>
          </table:table-cell>
          <table:table-cell table:style-name="ce16" table:formula="of:=IF(ISNA(VLOOKUP([.D1504];[Entrada.$A$8:.$B$1605];2;0)) = 1; 0;VLOOKUP([.D1504];[Entrada.$A$8:.$B$1605];2;0))" office:value-type="float" office:value="0">
            <text:p>0</text:p>
          </table:table-cell>
          <table:table-cell table:formula="of:=IF(ISNA(VLOOKUP([.D1504];[Entrada.$A$8:.$D$1605];4;0)) = 1; 0;VLOOKUP([.D150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4];[Entrada.$A$8:.$C$1606];3;0)) = 1; 0;VLOOKUP([.D150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3</text:p>
          </table:table-cell>
          <table:table-cell/>
          <table:table-cell/>
          <table:table-cell table:style-name="ce5" office:value-type="string">
            <text:p>38,23</text:p>
          </table:table-cell>
          <table:table-cell table:style-name="ce16" table:formula="of:=IF(ISNA(VLOOKUP([.D1505];[Entrada.$A$8:.$B$1605];2;0)) = 1; 0;VLOOKUP([.D1505];[Entrada.$A$8:.$B$1605];2;0))" office:value-type="float" office:value="0">
            <text:p>0</text:p>
          </table:table-cell>
          <table:table-cell table:formula="of:=IF(ISNA(VLOOKUP([.D1505];[Entrada.$A$8:.$D$1605];4;0)) = 1; 0;VLOOKUP([.D150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5];[Entrada.$A$8:.$C$1606];3;0)) = 1; 0;VLOOKUP([.D150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4</text:p>
          </table:table-cell>
          <table:table-cell/>
          <table:table-cell/>
          <table:table-cell table:style-name="ce5" office:value-type="string">
            <text:p>38,24</text:p>
          </table:table-cell>
          <table:table-cell table:style-name="ce16" table:formula="of:=IF(ISNA(VLOOKUP([.D1506];[Entrada.$A$8:.$B$1605];2;0)) = 1; 0;VLOOKUP([.D1506];[Entrada.$A$8:.$B$1605];2;0))" office:value-type="float" office:value="0">
            <text:p>0</text:p>
          </table:table-cell>
          <table:table-cell table:formula="of:=IF(ISNA(VLOOKUP([.D1506];[Entrada.$A$8:.$D$1605];4;0)) = 1; 0;VLOOKUP([.D150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6];[Entrada.$A$8:.$C$1606];3;0)) = 1; 0;VLOOKUP([.D150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5</text:p>
          </table:table-cell>
          <table:table-cell/>
          <table:table-cell/>
          <table:table-cell table:style-name="ce5" office:value-type="string">
            <text:p>38,25</text:p>
          </table:table-cell>
          <table:table-cell table:style-name="ce16" table:formula="of:=IF(ISNA(VLOOKUP([.D1507];[Entrada.$A$8:.$B$1605];2;0)) = 1; 0;VLOOKUP([.D1507];[Entrada.$A$8:.$B$1605];2;0))" office:value-type="float" office:value="0">
            <text:p>0</text:p>
          </table:table-cell>
          <table:table-cell table:formula="of:=IF(ISNA(VLOOKUP([.D1507];[Entrada.$A$8:.$D$1605];4;0)) = 1; 0;VLOOKUP([.D150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7];[Entrada.$A$8:.$C$1606];3;0)) = 1; 0;VLOOKUP([.D150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6</text:p>
          </table:table-cell>
          <table:table-cell/>
          <table:table-cell/>
          <table:table-cell table:style-name="ce5" office:value-type="string">
            <text:p>38,26</text:p>
          </table:table-cell>
          <table:table-cell table:style-name="ce16" table:formula="of:=IF(ISNA(VLOOKUP([.D1508];[Entrada.$A$8:.$B$1605];2;0)) = 1; 0;VLOOKUP([.D1508];[Entrada.$A$8:.$B$1605];2;0))" office:value-type="float" office:value="0">
            <text:p>0</text:p>
          </table:table-cell>
          <table:table-cell table:formula="of:=IF(ISNA(VLOOKUP([.D1508];[Entrada.$A$8:.$D$1605];4;0)) = 1; 0;VLOOKUP([.D150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8];[Entrada.$A$8:.$C$1606];3;0)) = 1; 0;VLOOKUP([.D150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7</text:p>
          </table:table-cell>
          <table:table-cell/>
          <table:table-cell/>
          <table:table-cell table:style-name="ce5" office:value-type="string">
            <text:p>38,27</text:p>
          </table:table-cell>
          <table:table-cell table:style-name="ce16" table:formula="of:=IF(ISNA(VLOOKUP([.D1509];[Entrada.$A$8:.$B$1605];2;0)) = 1; 0;VLOOKUP([.D1509];[Entrada.$A$8:.$B$1605];2;0))" office:value-type="float" office:value="0">
            <text:p>0</text:p>
          </table:table-cell>
          <table:table-cell table:formula="of:=IF(ISNA(VLOOKUP([.D1509];[Entrada.$A$8:.$D$1605];4;0)) = 1; 0;VLOOKUP([.D150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0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09];[Entrada.$A$8:.$C$1606];3;0)) = 1; 0;VLOOKUP([.D150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8</text:p>
          </table:table-cell>
          <table:table-cell/>
          <table:table-cell/>
          <table:table-cell table:style-name="ce5" office:value-type="string">
            <text:p>38,28</text:p>
          </table:table-cell>
          <table:table-cell table:style-name="ce16" table:formula="of:=IF(ISNA(VLOOKUP([.D1510];[Entrada.$A$8:.$B$1605];2;0)) = 1; 0;VLOOKUP([.D1510];[Entrada.$A$8:.$B$1605];2;0))" office:value-type="float" office:value="0">
            <text:p>0</text:p>
          </table:table-cell>
          <table:table-cell table:formula="of:=IF(ISNA(VLOOKUP([.D1510];[Entrada.$A$8:.$D$1605];4;0)) = 1; 0;VLOOKUP([.D151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0];[Entrada.$A$8:.$C$1606];3;0)) = 1; 0;VLOOKUP([.D151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29</text:p>
          </table:table-cell>
          <table:table-cell/>
          <table:table-cell/>
          <table:table-cell table:style-name="ce5" office:value-type="string">
            <text:p>38,29</text:p>
          </table:table-cell>
          <table:table-cell table:style-name="ce16" table:formula="of:=IF(ISNA(VLOOKUP([.D1511];[Entrada.$A$8:.$B$1605];2;0)) = 1; 0;VLOOKUP([.D1511];[Entrada.$A$8:.$B$1605];2;0))" office:value-type="float" office:value="0">
            <text:p>0</text:p>
          </table:table-cell>
          <table:table-cell table:formula="of:=IF(ISNA(VLOOKUP([.D1511];[Entrada.$A$8:.$D$1605];4;0)) = 1; 0;VLOOKUP([.D151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1];[Entrada.$A$8:.$C$1606];3;0)) = 1; 0;VLOOKUP([.D151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0</text:p>
          </table:table-cell>
          <table:table-cell/>
          <table:table-cell/>
          <table:table-cell table:style-name="ce5" office:value-type="string">
            <text:p>38,30</text:p>
          </table:table-cell>
          <table:table-cell table:style-name="ce16" table:formula="of:=IF(ISNA(VLOOKUP([.D1512];[Entrada.$A$8:.$B$1605];2;0)) = 1; 0;VLOOKUP([.D1512];[Entrada.$A$8:.$B$1605];2;0))" office:value-type="float" office:value="0">
            <text:p>0</text:p>
          </table:table-cell>
          <table:table-cell table:formula="of:=IF(ISNA(VLOOKUP([.D1512];[Entrada.$A$8:.$D$1605];4;0)) = 1; 0;VLOOKUP([.D151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2];[Entrada.$A$8:.$C$1606];3;0)) = 1; 0;VLOOKUP([.D151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1</text:p>
          </table:table-cell>
          <table:table-cell/>
          <table:table-cell/>
          <table:table-cell table:style-name="ce5" office:value-type="string">
            <text:p>38,31</text:p>
          </table:table-cell>
          <table:table-cell table:style-name="ce16" table:formula="of:=IF(ISNA(VLOOKUP([.D1513];[Entrada.$A$8:.$B$1605];2;0)) = 1; 0;VLOOKUP([.D1513];[Entrada.$A$8:.$B$1605];2;0))" office:value-type="float" office:value="0">
            <text:p>0</text:p>
          </table:table-cell>
          <table:table-cell table:formula="of:=IF(ISNA(VLOOKUP([.D1513];[Entrada.$A$8:.$D$1605];4;0)) = 1; 0;VLOOKUP([.D151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3];[Entrada.$A$8:.$C$1606];3;0)) = 1; 0;VLOOKUP([.D151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2</text:p>
          </table:table-cell>
          <table:table-cell/>
          <table:table-cell/>
          <table:table-cell table:style-name="ce5" office:value-type="string">
            <text:p>38,32</text:p>
          </table:table-cell>
          <table:table-cell table:style-name="ce16" table:formula="of:=IF(ISNA(VLOOKUP([.D1514];[Entrada.$A$8:.$B$1605];2;0)) = 1; 0;VLOOKUP([.D1514];[Entrada.$A$8:.$B$1605];2;0))" office:value-type="float" office:value="0">
            <text:p>0</text:p>
          </table:table-cell>
          <table:table-cell table:formula="of:=IF(ISNA(VLOOKUP([.D1514];[Entrada.$A$8:.$D$1605];4;0)) = 1; 0;VLOOKUP([.D151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4];[Entrada.$A$8:.$C$1606];3;0)) = 1; 0;VLOOKUP([.D151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3</text:p>
          </table:table-cell>
          <table:table-cell/>
          <table:table-cell/>
          <table:table-cell table:style-name="ce5" office:value-type="string">
            <text:p>38,33</text:p>
          </table:table-cell>
          <table:table-cell table:style-name="ce16" table:formula="of:=IF(ISNA(VLOOKUP([.D1515];[Entrada.$A$8:.$B$1605];2;0)) = 1; 0;VLOOKUP([.D1515];[Entrada.$A$8:.$B$1605];2;0))" office:value-type="float" office:value="0">
            <text:p>0</text:p>
          </table:table-cell>
          <table:table-cell table:formula="of:=IF(ISNA(VLOOKUP([.D1515];[Entrada.$A$8:.$D$1605];4;0)) = 1; 0;VLOOKUP([.D151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5];[Entrada.$A$8:.$C$1606];3;0)) = 1; 0;VLOOKUP([.D151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4</text:p>
          </table:table-cell>
          <table:table-cell/>
          <table:table-cell/>
          <table:table-cell table:style-name="ce5" office:value-type="string">
            <text:p>38,34</text:p>
          </table:table-cell>
          <table:table-cell table:style-name="ce16" table:formula="of:=IF(ISNA(VLOOKUP([.D1516];[Entrada.$A$8:.$B$1605];2;0)) = 1; 0;VLOOKUP([.D1516];[Entrada.$A$8:.$B$1605];2;0))" office:value-type="float" office:value="0">
            <text:p>0</text:p>
          </table:table-cell>
          <table:table-cell table:formula="of:=IF(ISNA(VLOOKUP([.D1516];[Entrada.$A$8:.$D$1605];4;0)) = 1; 0;VLOOKUP([.D151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6];[Entrada.$A$8:.$C$1606];3;0)) = 1; 0;VLOOKUP([.D151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5</text:p>
          </table:table-cell>
          <table:table-cell/>
          <table:table-cell/>
          <table:table-cell table:style-name="ce5" office:value-type="string">
            <text:p>38,35</text:p>
          </table:table-cell>
          <table:table-cell table:style-name="ce16" table:formula="of:=IF(ISNA(VLOOKUP([.D1517];[Entrada.$A$8:.$B$1605];2;0)) = 1; 0;VLOOKUP([.D1517];[Entrada.$A$8:.$B$1605];2;0))" office:value-type="float" office:value="0">
            <text:p>0</text:p>
          </table:table-cell>
          <table:table-cell table:formula="of:=IF(ISNA(VLOOKUP([.D1517];[Entrada.$A$8:.$D$1605];4;0)) = 1; 0;VLOOKUP([.D151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7];[Entrada.$A$8:.$C$1606];3;0)) = 1; 0;VLOOKUP([.D151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6</text:p>
          </table:table-cell>
          <table:table-cell/>
          <table:table-cell/>
          <table:table-cell table:style-name="ce5" office:value-type="string">
            <text:p>38,36</text:p>
          </table:table-cell>
          <table:table-cell table:style-name="ce16" table:formula="of:=IF(ISNA(VLOOKUP([.D1518];[Entrada.$A$8:.$B$1605];2;0)) = 1; 0;VLOOKUP([.D1518];[Entrada.$A$8:.$B$1605];2;0))" office:value-type="float" office:value="0">
            <text:p>0</text:p>
          </table:table-cell>
          <table:table-cell table:formula="of:=IF(ISNA(VLOOKUP([.D1518];[Entrada.$A$8:.$D$1605];4;0)) = 1; 0;VLOOKUP([.D151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8];[Entrada.$A$8:.$C$1606];3;0)) = 1; 0;VLOOKUP([.D151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7</text:p>
          </table:table-cell>
          <table:table-cell/>
          <table:table-cell/>
          <table:table-cell table:style-name="ce5" office:value-type="string">
            <text:p>38,37</text:p>
          </table:table-cell>
          <table:table-cell table:style-name="ce16" table:formula="of:=IF(ISNA(VLOOKUP([.D1519];[Entrada.$A$8:.$B$1605];2;0)) = 1; 0;VLOOKUP([.D1519];[Entrada.$A$8:.$B$1605];2;0))" office:value-type="float" office:value="0">
            <text:p>0</text:p>
          </table:table-cell>
          <table:table-cell table:formula="of:=IF(ISNA(VLOOKUP([.D1519];[Entrada.$A$8:.$D$1605];4;0)) = 1; 0;VLOOKUP([.D151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1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19];[Entrada.$A$8:.$C$1606];3;0)) = 1; 0;VLOOKUP([.D151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8</text:p>
          </table:table-cell>
          <table:table-cell/>
          <table:table-cell/>
          <table:table-cell table:style-name="ce5" office:value-type="string">
            <text:p>38,38</text:p>
          </table:table-cell>
          <table:table-cell table:style-name="ce16" table:formula="of:=IF(ISNA(VLOOKUP([.D1520];[Entrada.$A$8:.$B$1605];2;0)) = 1; 0;VLOOKUP([.D1520];[Entrada.$A$8:.$B$1605];2;0))" office:value-type="float" office:value="0">
            <text:p>0</text:p>
          </table:table-cell>
          <table:table-cell table:formula="of:=IF(ISNA(VLOOKUP([.D1520];[Entrada.$A$8:.$D$1605];4;0)) = 1; 0;VLOOKUP([.D152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0];[Entrada.$A$8:.$C$1606];3;0)) = 1; 0;VLOOKUP([.D152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39</text:p>
          </table:table-cell>
          <table:table-cell/>
          <table:table-cell/>
          <table:table-cell table:style-name="ce5" office:value-type="string">
            <text:p>38,39</text:p>
          </table:table-cell>
          <table:table-cell table:style-name="ce16" table:formula="of:=IF(ISNA(VLOOKUP([.D1521];[Entrada.$A$8:.$B$1605];2;0)) = 1; 0;VLOOKUP([.D1521];[Entrada.$A$8:.$B$1605];2;0))" office:value-type="float" office:value="0">
            <text:p>0</text:p>
          </table:table-cell>
          <table:table-cell table:formula="of:=IF(ISNA(VLOOKUP([.D1521];[Entrada.$A$8:.$D$1605];4;0)) = 1; 0;VLOOKUP([.D152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1];[Entrada.$A$8:.$C$1606];3;0)) = 1; 0;VLOOKUP([.D152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8,40</text:p>
          </table:table-cell>
          <table:table-cell/>
          <table:table-cell/>
          <table:table-cell table:style-name="ce5" office:value-type="string">
            <text:p>38,40</text:p>
          </table:table-cell>
          <table:table-cell table:style-name="ce16" table:formula="of:=IF(ISNA(VLOOKUP([.D1522];[Entrada.$A$8:.$B$1605];2;0)) = 1; 0;VLOOKUP([.D1522];[Entrada.$A$8:.$B$1605];2;0))" office:value-type="float" office:value="0">
            <text:p>0</text:p>
          </table:table-cell>
          <table:table-cell table:formula="of:=IF(ISNA(VLOOKUP([.D1522];[Entrada.$A$8:.$D$1605];4;0)) = 1; 0;VLOOKUP([.D152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2];[Entrada.$A$8:.$C$1606];3;0)) = 1; 0;VLOOKUP([.D152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</text:p>
          </table:table-cell>
          <table:table-cell/>
          <table:table-cell/>
          <table:table-cell table:style-name="ce5" office:value-type="string">
            <text:p>39,1</text:p>
          </table:table-cell>
          <table:table-cell table:style-name="ce16" table:formula="of:=IF(ISNA(VLOOKUP([.D1523];[Entrada.$A$8:.$B$1605];2;0)) = 1; 0;VLOOKUP([.D1523];[Entrada.$A$8:.$B$1605];2;0))" office:value-type="float" office:value="0">
            <text:p>0</text:p>
          </table:table-cell>
          <table:table-cell table:formula="of:=IF(ISNA(VLOOKUP([.D1523];[Entrada.$A$8:.$D$1605];4;0)) = 1; 0;VLOOKUP([.D152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3];[Entrada.$A$8:.$C$1606];3;0)) = 1; 0;VLOOKUP([.D152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</text:p>
          </table:table-cell>
          <table:table-cell/>
          <table:table-cell/>
          <table:table-cell table:style-name="ce5" office:value-type="string">
            <text:p>39,2</text:p>
          </table:table-cell>
          <table:table-cell table:style-name="ce16" table:formula="of:=IF(ISNA(VLOOKUP([.D1524];[Entrada.$A$8:.$B$1605];2;0)) = 1; 0;VLOOKUP([.D1524];[Entrada.$A$8:.$B$1605];2;0))" office:value-type="float" office:value="0">
            <text:p>0</text:p>
          </table:table-cell>
          <table:table-cell table:formula="of:=IF(ISNA(VLOOKUP([.D1524];[Entrada.$A$8:.$D$1605];4;0)) = 1; 0;VLOOKUP([.D152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4];[Entrada.$A$8:.$C$1606];3;0)) = 1; 0;VLOOKUP([.D152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</text:p>
          </table:table-cell>
          <table:table-cell/>
          <table:table-cell/>
          <table:table-cell table:style-name="ce5" office:value-type="string">
            <text:p>39,3</text:p>
          </table:table-cell>
          <table:table-cell table:style-name="ce16" table:formula="of:=IF(ISNA(VLOOKUP([.D1525];[Entrada.$A$8:.$B$1605];2;0)) = 1; 0;VLOOKUP([.D1525];[Entrada.$A$8:.$B$1605];2;0))" office:value-type="float" office:value="0">
            <text:p>0</text:p>
          </table:table-cell>
          <table:table-cell table:formula="of:=IF(ISNA(VLOOKUP([.D1525];[Entrada.$A$8:.$D$1605];4;0)) = 1; 0;VLOOKUP([.D152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5];[Entrada.$A$8:.$C$1606];3;0)) = 1; 0;VLOOKUP([.D152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4</text:p>
          </table:table-cell>
          <table:table-cell/>
          <table:table-cell/>
          <table:table-cell table:style-name="ce5" office:value-type="string">
            <text:p>39,4</text:p>
          </table:table-cell>
          <table:table-cell table:style-name="ce16" table:formula="of:=IF(ISNA(VLOOKUP([.D1526];[Entrada.$A$8:.$B$1605];2;0)) = 1; 0;VLOOKUP([.D1526];[Entrada.$A$8:.$B$1605];2;0))" office:value-type="float" office:value="0">
            <text:p>0</text:p>
          </table:table-cell>
          <table:table-cell table:formula="of:=IF(ISNA(VLOOKUP([.D1526];[Entrada.$A$8:.$D$1605];4;0)) = 1; 0;VLOOKUP([.D152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6];[Entrada.$A$8:.$C$1606];3;0)) = 1; 0;VLOOKUP([.D152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5</text:p>
          </table:table-cell>
          <table:table-cell/>
          <table:table-cell/>
          <table:table-cell table:style-name="ce5" office:value-type="string">
            <text:p>39,5</text:p>
          </table:table-cell>
          <table:table-cell table:style-name="ce16" table:formula="of:=IF(ISNA(VLOOKUP([.D1527];[Entrada.$A$8:.$B$1605];2;0)) = 1; 0;VLOOKUP([.D1527];[Entrada.$A$8:.$B$1605];2;0))" office:value-type="float" office:value="0">
            <text:p>0</text:p>
          </table:table-cell>
          <table:table-cell table:formula="of:=IF(ISNA(VLOOKUP([.D1527];[Entrada.$A$8:.$D$1605];4;0)) = 1; 0;VLOOKUP([.D152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7];[Entrada.$A$8:.$C$1606];3;0)) = 1; 0;VLOOKUP([.D152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6</text:p>
          </table:table-cell>
          <table:table-cell/>
          <table:table-cell/>
          <table:table-cell table:style-name="ce5" office:value-type="string">
            <text:p>39,6</text:p>
          </table:table-cell>
          <table:table-cell table:style-name="ce16" table:formula="of:=IF(ISNA(VLOOKUP([.D1528];[Entrada.$A$8:.$B$1605];2;0)) = 1; 0;VLOOKUP([.D1528];[Entrada.$A$8:.$B$1605];2;0))" office:value-type="float" office:value="0">
            <text:p>0</text:p>
          </table:table-cell>
          <table:table-cell table:formula="of:=IF(ISNA(VLOOKUP([.D1528];[Entrada.$A$8:.$D$1605];4;0)) = 1; 0;VLOOKUP([.D152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8];[Entrada.$A$8:.$C$1606];3;0)) = 1; 0;VLOOKUP([.D152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7</text:p>
          </table:table-cell>
          <table:table-cell/>
          <table:table-cell/>
          <table:table-cell table:style-name="ce5" office:value-type="string">
            <text:p>39,7</text:p>
          </table:table-cell>
          <table:table-cell table:style-name="ce16" table:formula="of:=IF(ISNA(VLOOKUP([.D1529];[Entrada.$A$8:.$B$1605];2;0)) = 1; 0;VLOOKUP([.D1529];[Entrada.$A$8:.$B$1605];2;0))" office:value-type="float" office:value="0">
            <text:p>0</text:p>
          </table:table-cell>
          <table:table-cell table:formula="of:=IF(ISNA(VLOOKUP([.D1529];[Entrada.$A$8:.$D$1605];4;0)) = 1; 0;VLOOKUP([.D152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2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29];[Entrada.$A$8:.$C$1606];3;0)) = 1; 0;VLOOKUP([.D152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8</text:p>
          </table:table-cell>
          <table:table-cell/>
          <table:table-cell/>
          <table:table-cell table:style-name="ce5" office:value-type="string">
            <text:p>39,8</text:p>
          </table:table-cell>
          <table:table-cell table:style-name="ce16" table:formula="of:=IF(ISNA(VLOOKUP([.D1530];[Entrada.$A$8:.$B$1605];2;0)) = 1; 0;VLOOKUP([.D1530];[Entrada.$A$8:.$B$1605];2;0))" office:value-type="float" office:value="0">
            <text:p>0</text:p>
          </table:table-cell>
          <table:table-cell table:formula="of:=IF(ISNA(VLOOKUP([.D1530];[Entrada.$A$8:.$D$1605];4;0)) = 1; 0;VLOOKUP([.D153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0];[Entrada.$A$8:.$C$1606];3;0)) = 1; 0;VLOOKUP([.D153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9</text:p>
          </table:table-cell>
          <table:table-cell/>
          <table:table-cell/>
          <table:table-cell table:style-name="ce5" office:value-type="string">
            <text:p>39,9</text:p>
          </table:table-cell>
          <table:table-cell table:style-name="ce16" table:formula="of:=IF(ISNA(VLOOKUP([.D1531];[Entrada.$A$8:.$B$1605];2;0)) = 1; 0;VLOOKUP([.D1531];[Entrada.$A$8:.$B$1605];2;0))" office:value-type="float" office:value="0">
            <text:p>0</text:p>
          </table:table-cell>
          <table:table-cell table:formula="of:=IF(ISNA(VLOOKUP([.D1531];[Entrada.$A$8:.$D$1605];4;0)) = 1; 0;VLOOKUP([.D153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1];[Entrada.$A$8:.$C$1606];3;0)) = 1; 0;VLOOKUP([.D153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0</text:p>
          </table:table-cell>
          <table:table-cell/>
          <table:table-cell/>
          <table:table-cell table:style-name="ce5" office:value-type="string">
            <text:p>39,10</text:p>
          </table:table-cell>
          <table:table-cell table:style-name="ce16" table:formula="of:=IF(ISNA(VLOOKUP([.D1532];[Entrada.$A$8:.$B$1605];2;0)) = 1; 0;VLOOKUP([.D1532];[Entrada.$A$8:.$B$1605];2;0))" office:value-type="float" office:value="0">
            <text:p>0</text:p>
          </table:table-cell>
          <table:table-cell table:formula="of:=IF(ISNA(VLOOKUP([.D1532];[Entrada.$A$8:.$D$1605];4;0)) = 1; 0;VLOOKUP([.D153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2];[Entrada.$A$8:.$C$1606];3;0)) = 1; 0;VLOOKUP([.D153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1</text:p>
          </table:table-cell>
          <table:table-cell/>
          <table:table-cell/>
          <table:table-cell table:style-name="ce5" office:value-type="string">
            <text:p>39,11</text:p>
          </table:table-cell>
          <table:table-cell table:style-name="ce16" table:formula="of:=IF(ISNA(VLOOKUP([.D1533];[Entrada.$A$8:.$B$1605];2;0)) = 1; 0;VLOOKUP([.D1533];[Entrada.$A$8:.$B$1605];2;0))" office:value-type="float" office:value="0">
            <text:p>0</text:p>
          </table:table-cell>
          <table:table-cell table:formula="of:=IF(ISNA(VLOOKUP([.D1533];[Entrada.$A$8:.$D$1605];4;0)) = 1; 0;VLOOKUP([.D153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3];[Entrada.$A$8:.$C$1606];3;0)) = 1; 0;VLOOKUP([.D153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2</text:p>
          </table:table-cell>
          <table:table-cell/>
          <table:table-cell/>
          <table:table-cell table:style-name="ce5" office:value-type="string">
            <text:p>39,12</text:p>
          </table:table-cell>
          <table:table-cell table:style-name="ce16" table:formula="of:=IF(ISNA(VLOOKUP([.D1534];[Entrada.$A$8:.$B$1605];2;0)) = 1; 0;VLOOKUP([.D1534];[Entrada.$A$8:.$B$1605];2;0))" office:value-type="float" office:value="0">
            <text:p>0</text:p>
          </table:table-cell>
          <table:table-cell table:formula="of:=IF(ISNA(VLOOKUP([.D1534];[Entrada.$A$8:.$D$1605];4;0)) = 1; 0;VLOOKUP([.D153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4];[Entrada.$A$8:.$C$1606];3;0)) = 1; 0;VLOOKUP([.D153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3</text:p>
          </table:table-cell>
          <table:table-cell/>
          <table:table-cell/>
          <table:table-cell table:style-name="ce5" office:value-type="string">
            <text:p>39,13</text:p>
          </table:table-cell>
          <table:table-cell table:style-name="ce16" table:formula="of:=IF(ISNA(VLOOKUP([.D1535];[Entrada.$A$8:.$B$1605];2;0)) = 1; 0;VLOOKUP([.D1535];[Entrada.$A$8:.$B$1605];2;0))" office:value-type="float" office:value="0">
            <text:p>0</text:p>
          </table:table-cell>
          <table:table-cell table:formula="of:=IF(ISNA(VLOOKUP([.D1535];[Entrada.$A$8:.$D$1605];4;0)) = 1; 0;VLOOKUP([.D153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5];[Entrada.$A$8:.$C$1606];3;0)) = 1; 0;VLOOKUP([.D153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4</text:p>
          </table:table-cell>
          <table:table-cell/>
          <table:table-cell/>
          <table:table-cell table:style-name="ce5" office:value-type="string">
            <text:p>39,14</text:p>
          </table:table-cell>
          <table:table-cell table:style-name="ce16" table:formula="of:=IF(ISNA(VLOOKUP([.D1536];[Entrada.$A$8:.$B$1605];2;0)) = 1; 0;VLOOKUP([.D1536];[Entrada.$A$8:.$B$1605];2;0))" office:value-type="float" office:value="0">
            <text:p>0</text:p>
          </table:table-cell>
          <table:table-cell table:formula="of:=IF(ISNA(VLOOKUP([.D1536];[Entrada.$A$8:.$D$1605];4;0)) = 1; 0;VLOOKUP([.D153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6];[Entrada.$A$8:.$C$1606];3;0)) = 1; 0;VLOOKUP([.D153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5</text:p>
          </table:table-cell>
          <table:table-cell/>
          <table:table-cell/>
          <table:table-cell table:style-name="ce5" office:value-type="string">
            <text:p>39,15</text:p>
          </table:table-cell>
          <table:table-cell table:style-name="ce16" table:formula="of:=IF(ISNA(VLOOKUP([.D1537];[Entrada.$A$8:.$B$1605];2;0)) = 1; 0;VLOOKUP([.D1537];[Entrada.$A$8:.$B$1605];2;0))" office:value-type="float" office:value="0">
            <text:p>0</text:p>
          </table:table-cell>
          <table:table-cell table:formula="of:=IF(ISNA(VLOOKUP([.D1537];[Entrada.$A$8:.$D$1605];4;0)) = 1; 0;VLOOKUP([.D153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7];[Entrada.$A$8:.$C$1606];3;0)) = 1; 0;VLOOKUP([.D153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6</text:p>
          </table:table-cell>
          <table:table-cell/>
          <table:table-cell/>
          <table:table-cell table:style-name="ce5" office:value-type="string">
            <text:p>39,16</text:p>
          </table:table-cell>
          <table:table-cell table:style-name="ce16" table:formula="of:=IF(ISNA(VLOOKUP([.D1538];[Entrada.$A$8:.$B$1605];2;0)) = 1; 0;VLOOKUP([.D1538];[Entrada.$A$8:.$B$1605];2;0))" office:value-type="float" office:value="0">
            <text:p>0</text:p>
          </table:table-cell>
          <table:table-cell table:formula="of:=IF(ISNA(VLOOKUP([.D1538];[Entrada.$A$8:.$D$1605];4;0)) = 1; 0;VLOOKUP([.D153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8];[Entrada.$A$8:.$C$1606];3;0)) = 1; 0;VLOOKUP([.D153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7</text:p>
          </table:table-cell>
          <table:table-cell/>
          <table:table-cell/>
          <table:table-cell table:style-name="ce5" office:value-type="string">
            <text:p>39,17</text:p>
          </table:table-cell>
          <table:table-cell table:style-name="ce16" table:formula="of:=IF(ISNA(VLOOKUP([.D1539];[Entrada.$A$8:.$B$1605];2;0)) = 1; 0;VLOOKUP([.D1539];[Entrada.$A$8:.$B$1605];2;0))" office:value-type="float" office:value="0">
            <text:p>0</text:p>
          </table:table-cell>
          <table:table-cell table:formula="of:=IF(ISNA(VLOOKUP([.D1539];[Entrada.$A$8:.$D$1605];4;0)) = 1; 0;VLOOKUP([.D153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3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39];[Entrada.$A$8:.$C$1606];3;0)) = 1; 0;VLOOKUP([.D153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8</text:p>
          </table:table-cell>
          <table:table-cell/>
          <table:table-cell/>
          <table:table-cell table:style-name="ce5" office:value-type="string">
            <text:p>39,18</text:p>
          </table:table-cell>
          <table:table-cell table:style-name="ce16" table:formula="of:=IF(ISNA(VLOOKUP([.D1540];[Entrada.$A$8:.$B$1605];2;0)) = 1; 0;VLOOKUP([.D1540];[Entrada.$A$8:.$B$1605];2;0))" office:value-type="float" office:value="0">
            <text:p>0</text:p>
          </table:table-cell>
          <table:table-cell table:formula="of:=IF(ISNA(VLOOKUP([.D1540];[Entrada.$A$8:.$D$1605];4;0)) = 1; 0;VLOOKUP([.D154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0];[Entrada.$A$8:.$C$1606];3;0)) = 1; 0;VLOOKUP([.D154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19</text:p>
          </table:table-cell>
          <table:table-cell/>
          <table:table-cell/>
          <table:table-cell table:style-name="ce5" office:value-type="string">
            <text:p>39,19</text:p>
          </table:table-cell>
          <table:table-cell table:style-name="ce16" table:formula="of:=IF(ISNA(VLOOKUP([.D1541];[Entrada.$A$8:.$B$1605];2;0)) = 1; 0;VLOOKUP([.D1541];[Entrada.$A$8:.$B$1605];2;0))" office:value-type="float" office:value="0">
            <text:p>0</text:p>
          </table:table-cell>
          <table:table-cell table:formula="of:=IF(ISNA(VLOOKUP([.D1541];[Entrada.$A$8:.$D$1605];4;0)) = 1; 0;VLOOKUP([.D154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1];[Entrada.$A$8:.$C$1606];3;0)) = 1; 0;VLOOKUP([.D154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0</text:p>
          </table:table-cell>
          <table:table-cell/>
          <table:table-cell/>
          <table:table-cell table:style-name="ce5" office:value-type="string">
            <text:p>39,20</text:p>
          </table:table-cell>
          <table:table-cell table:style-name="ce16" table:formula="of:=IF(ISNA(VLOOKUP([.D1542];[Entrada.$A$8:.$B$1605];2;0)) = 1; 0;VLOOKUP([.D1542];[Entrada.$A$8:.$B$1605];2;0))" office:value-type="float" office:value="0">
            <text:p>0</text:p>
          </table:table-cell>
          <table:table-cell table:formula="of:=IF(ISNA(VLOOKUP([.D1542];[Entrada.$A$8:.$D$1605];4;0)) = 1; 0;VLOOKUP([.D154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2];[Entrada.$A$8:.$C$1606];3;0)) = 1; 0;VLOOKUP([.D154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1</text:p>
          </table:table-cell>
          <table:table-cell/>
          <table:table-cell/>
          <table:table-cell table:style-name="ce5" office:value-type="string">
            <text:p>39,21</text:p>
          </table:table-cell>
          <table:table-cell table:style-name="ce16" table:formula="of:=IF(ISNA(VLOOKUP([.D1543];[Entrada.$A$8:.$B$1605];2;0)) = 1; 0;VLOOKUP([.D1543];[Entrada.$A$8:.$B$1605];2;0))" office:value-type="float" office:value="0">
            <text:p>0</text:p>
          </table:table-cell>
          <table:table-cell table:formula="of:=IF(ISNA(VLOOKUP([.D1543];[Entrada.$A$8:.$D$1605];4;0)) = 1; 0;VLOOKUP([.D154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3];[Entrada.$A$8:.$C$1606];3;0)) = 1; 0;VLOOKUP([.D154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2</text:p>
          </table:table-cell>
          <table:table-cell/>
          <table:table-cell/>
          <table:table-cell table:style-name="ce5" office:value-type="string">
            <text:p>39,22</text:p>
          </table:table-cell>
          <table:table-cell table:style-name="ce16" table:formula="of:=IF(ISNA(VLOOKUP([.D1544];[Entrada.$A$8:.$B$1605];2;0)) = 1; 0;VLOOKUP([.D1544];[Entrada.$A$8:.$B$1605];2;0))" office:value-type="float" office:value="0">
            <text:p>0</text:p>
          </table:table-cell>
          <table:table-cell table:formula="of:=IF(ISNA(VLOOKUP([.D1544];[Entrada.$A$8:.$D$1605];4;0)) = 1; 0;VLOOKUP([.D154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4];[Entrada.$A$8:.$C$1606];3;0)) = 1; 0;VLOOKUP([.D154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3</text:p>
          </table:table-cell>
          <table:table-cell/>
          <table:table-cell/>
          <table:table-cell table:style-name="ce5" office:value-type="string">
            <text:p>39,23</text:p>
          </table:table-cell>
          <table:table-cell table:style-name="ce16" table:formula="of:=IF(ISNA(VLOOKUP([.D1545];[Entrada.$A$8:.$B$1605];2;0)) = 1; 0;VLOOKUP([.D1545];[Entrada.$A$8:.$B$1605];2;0))" office:value-type="float" office:value="0">
            <text:p>0</text:p>
          </table:table-cell>
          <table:table-cell table:formula="of:=IF(ISNA(VLOOKUP([.D1545];[Entrada.$A$8:.$D$1605];4;0)) = 1; 0;VLOOKUP([.D154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5];[Entrada.$A$8:.$C$1606];3;0)) = 1; 0;VLOOKUP([.D154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4</text:p>
          </table:table-cell>
          <table:table-cell/>
          <table:table-cell/>
          <table:table-cell table:style-name="ce5" office:value-type="string">
            <text:p>39,24</text:p>
          </table:table-cell>
          <table:table-cell table:style-name="ce16" table:formula="of:=IF(ISNA(VLOOKUP([.D1546];[Entrada.$A$8:.$B$1605];2;0)) = 1; 0;VLOOKUP([.D1546];[Entrada.$A$8:.$B$1605];2;0))" office:value-type="float" office:value="0">
            <text:p>0</text:p>
          </table:table-cell>
          <table:table-cell table:formula="of:=IF(ISNA(VLOOKUP([.D1546];[Entrada.$A$8:.$D$1605];4;0)) = 1; 0;VLOOKUP([.D154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6];[Entrada.$A$8:.$C$1606];3;0)) = 1; 0;VLOOKUP([.D154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5</text:p>
          </table:table-cell>
          <table:table-cell/>
          <table:table-cell/>
          <table:table-cell table:style-name="ce5" office:value-type="string">
            <text:p>39,25</text:p>
          </table:table-cell>
          <table:table-cell table:style-name="ce16" table:formula="of:=IF(ISNA(VLOOKUP([.D1547];[Entrada.$A$8:.$B$1605];2;0)) = 1; 0;VLOOKUP([.D1547];[Entrada.$A$8:.$B$1605];2;0))" office:value-type="float" office:value="0">
            <text:p>0</text:p>
          </table:table-cell>
          <table:table-cell table:formula="of:=IF(ISNA(VLOOKUP([.D1547];[Entrada.$A$8:.$D$1605];4;0)) = 1; 0;VLOOKUP([.D154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7];[Entrada.$A$8:.$C$1606];3;0)) = 1; 0;VLOOKUP([.D154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6</text:p>
          </table:table-cell>
          <table:table-cell/>
          <table:table-cell/>
          <table:table-cell table:style-name="ce5" office:value-type="string">
            <text:p>39,26</text:p>
          </table:table-cell>
          <table:table-cell table:style-name="ce16" table:formula="of:=IF(ISNA(VLOOKUP([.D1548];[Entrada.$A$8:.$B$1605];2;0)) = 1; 0;VLOOKUP([.D1548];[Entrada.$A$8:.$B$1605];2;0))" office:value-type="float" office:value="0">
            <text:p>0</text:p>
          </table:table-cell>
          <table:table-cell table:formula="of:=IF(ISNA(VLOOKUP([.D1548];[Entrada.$A$8:.$D$1605];4;0)) = 1; 0;VLOOKUP([.D154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8];[Entrada.$A$8:.$C$1606];3;0)) = 1; 0;VLOOKUP([.D154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7</text:p>
          </table:table-cell>
          <table:table-cell/>
          <table:table-cell/>
          <table:table-cell table:style-name="ce5" office:value-type="string">
            <text:p>39,27</text:p>
          </table:table-cell>
          <table:table-cell table:style-name="ce16" table:formula="of:=IF(ISNA(VLOOKUP([.D1549];[Entrada.$A$8:.$B$1605];2;0)) = 1; 0;VLOOKUP([.D1549];[Entrada.$A$8:.$B$1605];2;0))" office:value-type="float" office:value="0">
            <text:p>0</text:p>
          </table:table-cell>
          <table:table-cell table:formula="of:=IF(ISNA(VLOOKUP([.D1549];[Entrada.$A$8:.$D$1605];4;0)) = 1; 0;VLOOKUP([.D154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4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49];[Entrada.$A$8:.$C$1606];3;0)) = 1; 0;VLOOKUP([.D154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8</text:p>
          </table:table-cell>
          <table:table-cell/>
          <table:table-cell/>
          <table:table-cell table:style-name="ce5" office:value-type="string">
            <text:p>39,28</text:p>
          </table:table-cell>
          <table:table-cell table:style-name="ce16" table:formula="of:=IF(ISNA(VLOOKUP([.D1550];[Entrada.$A$8:.$B$1605];2;0)) = 1; 0;VLOOKUP([.D1550];[Entrada.$A$8:.$B$1605];2;0))" office:value-type="float" office:value="0">
            <text:p>0</text:p>
          </table:table-cell>
          <table:table-cell table:formula="of:=IF(ISNA(VLOOKUP([.D1550];[Entrada.$A$8:.$D$1605];4;0)) = 1; 0;VLOOKUP([.D155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0];[Entrada.$A$8:.$C$1606];3;0)) = 1; 0;VLOOKUP([.D155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29</text:p>
          </table:table-cell>
          <table:table-cell/>
          <table:table-cell/>
          <table:table-cell table:style-name="ce5" office:value-type="string">
            <text:p>39,29</text:p>
          </table:table-cell>
          <table:table-cell table:style-name="ce16" table:formula="of:=IF(ISNA(VLOOKUP([.D1551];[Entrada.$A$8:.$B$1605];2;0)) = 1; 0;VLOOKUP([.D1551];[Entrada.$A$8:.$B$1605];2;0))" office:value-type="float" office:value="0">
            <text:p>0</text:p>
          </table:table-cell>
          <table:table-cell table:formula="of:=IF(ISNA(VLOOKUP([.D1551];[Entrada.$A$8:.$D$1605];4;0)) = 1; 0;VLOOKUP([.D155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1];[Entrada.$A$8:.$C$1606];3;0)) = 1; 0;VLOOKUP([.D155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0</text:p>
          </table:table-cell>
          <table:table-cell/>
          <table:table-cell/>
          <table:table-cell table:style-name="ce5" office:value-type="string">
            <text:p>39,30</text:p>
          </table:table-cell>
          <table:table-cell table:style-name="ce16" table:formula="of:=IF(ISNA(VLOOKUP([.D1552];[Entrada.$A$8:.$B$1605];2;0)) = 1; 0;VLOOKUP([.D1552];[Entrada.$A$8:.$B$1605];2;0))" office:value-type="float" office:value="0">
            <text:p>0</text:p>
          </table:table-cell>
          <table:table-cell table:formula="of:=IF(ISNA(VLOOKUP([.D1552];[Entrada.$A$8:.$D$1605];4;0)) = 1; 0;VLOOKUP([.D155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2];[Entrada.$A$8:.$C$1606];3;0)) = 1; 0;VLOOKUP([.D155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1</text:p>
          </table:table-cell>
          <table:table-cell/>
          <table:table-cell/>
          <table:table-cell table:style-name="ce5" office:value-type="string">
            <text:p>39,31</text:p>
          </table:table-cell>
          <table:table-cell table:style-name="ce16" table:formula="of:=IF(ISNA(VLOOKUP([.D1553];[Entrada.$A$8:.$B$1605];2;0)) = 1; 0;VLOOKUP([.D1553];[Entrada.$A$8:.$B$1605];2;0))" office:value-type="float" office:value="0">
            <text:p>0</text:p>
          </table:table-cell>
          <table:table-cell table:formula="of:=IF(ISNA(VLOOKUP([.D1553];[Entrada.$A$8:.$D$1605];4;0)) = 1; 0;VLOOKUP([.D155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3];[Entrada.$A$8:.$C$1606];3;0)) = 1; 0;VLOOKUP([.D155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2</text:p>
          </table:table-cell>
          <table:table-cell/>
          <table:table-cell/>
          <table:table-cell table:style-name="ce5" office:value-type="string">
            <text:p>39,32</text:p>
          </table:table-cell>
          <table:table-cell table:style-name="ce16" table:formula="of:=IF(ISNA(VLOOKUP([.D1554];[Entrada.$A$8:.$B$1605];2;0)) = 1; 0;VLOOKUP([.D1554];[Entrada.$A$8:.$B$1605];2;0))" office:value-type="float" office:value="0">
            <text:p>0</text:p>
          </table:table-cell>
          <table:table-cell table:formula="of:=IF(ISNA(VLOOKUP([.D1554];[Entrada.$A$8:.$D$1605];4;0)) = 1; 0;VLOOKUP([.D155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4];[Entrada.$A$8:.$C$1606];3;0)) = 1; 0;VLOOKUP([.D155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3</text:p>
          </table:table-cell>
          <table:table-cell/>
          <table:table-cell/>
          <table:table-cell table:style-name="ce5" office:value-type="string">
            <text:p>39,33</text:p>
          </table:table-cell>
          <table:table-cell table:style-name="ce16" table:formula="of:=IF(ISNA(VLOOKUP([.D1555];[Entrada.$A$8:.$B$1605];2;0)) = 1; 0;VLOOKUP([.D1555];[Entrada.$A$8:.$B$1605];2;0))" office:value-type="float" office:value="0">
            <text:p>0</text:p>
          </table:table-cell>
          <table:table-cell table:formula="of:=IF(ISNA(VLOOKUP([.D1555];[Entrada.$A$8:.$D$1605];4;0)) = 1; 0;VLOOKUP([.D155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5];[Entrada.$A$8:.$C$1606];3;0)) = 1; 0;VLOOKUP([.D155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4</text:p>
          </table:table-cell>
          <table:table-cell/>
          <table:table-cell/>
          <table:table-cell table:style-name="ce5" office:value-type="string">
            <text:p>39,34</text:p>
          </table:table-cell>
          <table:table-cell table:style-name="ce16" table:formula="of:=IF(ISNA(VLOOKUP([.D1556];[Entrada.$A$8:.$B$1605];2;0)) = 1; 0;VLOOKUP([.D1556];[Entrada.$A$8:.$B$1605];2;0))" office:value-type="float" office:value="0">
            <text:p>0</text:p>
          </table:table-cell>
          <table:table-cell table:formula="of:=IF(ISNA(VLOOKUP([.D1556];[Entrada.$A$8:.$D$1605];4;0)) = 1; 0;VLOOKUP([.D155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6];[Entrada.$A$8:.$C$1606];3;0)) = 1; 0;VLOOKUP([.D155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5</text:p>
          </table:table-cell>
          <table:table-cell/>
          <table:table-cell/>
          <table:table-cell table:style-name="ce5" office:value-type="string">
            <text:p>39,35</text:p>
          </table:table-cell>
          <table:table-cell table:style-name="ce16" table:formula="of:=IF(ISNA(VLOOKUP([.D1557];[Entrada.$A$8:.$B$1605];2;0)) = 1; 0;VLOOKUP([.D1557];[Entrada.$A$8:.$B$1605];2;0))" office:value-type="float" office:value="0">
            <text:p>0</text:p>
          </table:table-cell>
          <table:table-cell table:formula="of:=IF(ISNA(VLOOKUP([.D1557];[Entrada.$A$8:.$D$1605];4;0)) = 1; 0;VLOOKUP([.D155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7];[Entrada.$A$8:.$C$1606];3;0)) = 1; 0;VLOOKUP([.D155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6</text:p>
          </table:table-cell>
          <table:table-cell/>
          <table:table-cell/>
          <table:table-cell table:style-name="ce5" office:value-type="string">
            <text:p>39,36</text:p>
          </table:table-cell>
          <table:table-cell table:style-name="ce16" table:formula="of:=IF(ISNA(VLOOKUP([.D1558];[Entrada.$A$8:.$B$1605];2;0)) = 1; 0;VLOOKUP([.D1558];[Entrada.$A$8:.$B$1605];2;0))" office:value-type="float" office:value="0">
            <text:p>0</text:p>
          </table:table-cell>
          <table:table-cell table:formula="of:=IF(ISNA(VLOOKUP([.D1558];[Entrada.$A$8:.$D$1605];4;0)) = 1; 0;VLOOKUP([.D155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8];[Entrada.$A$8:.$C$1606];3;0)) = 1; 0;VLOOKUP([.D155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7</text:p>
          </table:table-cell>
          <table:table-cell/>
          <table:table-cell/>
          <table:table-cell table:style-name="ce5" office:value-type="string">
            <text:p>39,37</text:p>
          </table:table-cell>
          <table:table-cell table:style-name="ce16" table:formula="of:=IF(ISNA(VLOOKUP([.D1559];[Entrada.$A$8:.$B$1605];2;0)) = 1; 0;VLOOKUP([.D1559];[Entrada.$A$8:.$B$1605];2;0))" office:value-type="float" office:value="0">
            <text:p>0</text:p>
          </table:table-cell>
          <table:table-cell table:formula="of:=IF(ISNA(VLOOKUP([.D1559];[Entrada.$A$8:.$D$1605];4;0)) = 1; 0;VLOOKUP([.D155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5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59];[Entrada.$A$8:.$C$1606];3;0)) = 1; 0;VLOOKUP([.D155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8</text:p>
          </table:table-cell>
          <table:table-cell/>
          <table:table-cell/>
          <table:table-cell table:style-name="ce5" office:value-type="string">
            <text:p>39,38</text:p>
          </table:table-cell>
          <table:table-cell table:style-name="ce16" table:formula="of:=IF(ISNA(VLOOKUP([.D1560];[Entrada.$A$8:.$B$1605];2;0)) = 1; 0;VLOOKUP([.D1560];[Entrada.$A$8:.$B$1605];2;0))" office:value-type="float" office:value="0">
            <text:p>0</text:p>
          </table:table-cell>
          <table:table-cell table:formula="of:=IF(ISNA(VLOOKUP([.D1560];[Entrada.$A$8:.$D$1605];4;0)) = 1; 0;VLOOKUP([.D156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0];[Entrada.$A$8:.$C$1606];3;0)) = 1; 0;VLOOKUP([.D156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39</text:p>
          </table:table-cell>
          <table:table-cell/>
          <table:table-cell/>
          <table:table-cell table:style-name="ce5" office:value-type="string">
            <text:p>39,39</text:p>
          </table:table-cell>
          <table:table-cell table:style-name="ce16" table:formula="of:=IF(ISNA(VLOOKUP([.D1561];[Entrada.$A$8:.$B$1605];2;0)) = 1; 0;VLOOKUP([.D1561];[Entrada.$A$8:.$B$1605];2;0))" office:value-type="float" office:value="0">
            <text:p>0</text:p>
          </table:table-cell>
          <table:table-cell table:formula="of:=IF(ISNA(VLOOKUP([.D1561];[Entrada.$A$8:.$D$1605];4;0)) = 1; 0;VLOOKUP([.D156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1];[Entrada.$A$8:.$C$1606];3;0)) = 1; 0;VLOOKUP([.D156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39,40</text:p>
          </table:table-cell>
          <table:table-cell/>
          <table:table-cell/>
          <table:table-cell table:style-name="ce5" office:value-type="string">
            <text:p>39,40</text:p>
          </table:table-cell>
          <table:table-cell table:style-name="ce16" table:formula="of:=IF(ISNA(VLOOKUP([.D1562];[Entrada.$A$8:.$B$1605];2;0)) = 1; 0;VLOOKUP([.D1562];[Entrada.$A$8:.$B$1605];2;0))" office:value-type="float" office:value="0">
            <text:p>0</text:p>
          </table:table-cell>
          <table:table-cell table:formula="of:=IF(ISNA(VLOOKUP([.D1562];[Entrada.$A$8:.$D$1605];4;0)) = 1; 0;VLOOKUP([.D156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2];[Entrada.$A$8:.$C$1606];3;0)) = 1; 0;VLOOKUP([.D156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</text:p>
          </table:table-cell>
          <table:table-cell/>
          <table:table-cell/>
          <table:table-cell table:style-name="ce5" office:value-type="string">
            <text:p>40,1</text:p>
          </table:table-cell>
          <table:table-cell table:style-name="ce16" table:formula="of:=IF(ISNA(VLOOKUP([.D1563];[Entrada.$A$8:.$B$1605];2;0)) = 1; 0;VLOOKUP([.D1563];[Entrada.$A$8:.$B$1605];2;0))" office:value-type="float" office:value="0">
            <text:p>0</text:p>
          </table:table-cell>
          <table:table-cell table:formula="of:=IF(ISNA(VLOOKUP([.D1563];[Entrada.$A$8:.$D$1605];4;0)) = 1; 0;VLOOKUP([.D156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3];[Entrada.$A$8:.$C$1606];3;0)) = 1; 0;VLOOKUP([.D156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</text:p>
          </table:table-cell>
          <table:table-cell/>
          <table:table-cell/>
          <table:table-cell table:style-name="ce5" office:value-type="string">
            <text:p>40,2</text:p>
          </table:table-cell>
          <table:table-cell table:style-name="ce16" table:formula="of:=IF(ISNA(VLOOKUP([.D1564];[Entrada.$A$8:.$B$1605];2;0)) = 1; 0;VLOOKUP([.D1564];[Entrada.$A$8:.$B$1605];2;0))" office:value-type="float" office:value="0">
            <text:p>0</text:p>
          </table:table-cell>
          <table:table-cell table:formula="of:=IF(ISNA(VLOOKUP([.D1564];[Entrada.$A$8:.$D$1605];4;0)) = 1; 0;VLOOKUP([.D156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4];[Entrada.$A$8:.$C$1606];3;0)) = 1; 0;VLOOKUP([.D156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</text:p>
          </table:table-cell>
          <table:table-cell/>
          <table:table-cell/>
          <table:table-cell table:style-name="ce5" office:value-type="string">
            <text:p>40,3</text:p>
          </table:table-cell>
          <table:table-cell table:style-name="ce16" table:formula="of:=IF(ISNA(VLOOKUP([.D1565];[Entrada.$A$8:.$B$1605];2;0)) = 1; 0;VLOOKUP([.D1565];[Entrada.$A$8:.$B$1605];2;0))" office:value-type="float" office:value="0">
            <text:p>0</text:p>
          </table:table-cell>
          <table:table-cell table:formula="of:=IF(ISNA(VLOOKUP([.D1565];[Entrada.$A$8:.$D$1605];4;0)) = 1; 0;VLOOKUP([.D156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5];[Entrada.$A$8:.$C$1606];3;0)) = 1; 0;VLOOKUP([.D156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4</text:p>
          </table:table-cell>
          <table:table-cell/>
          <table:table-cell/>
          <table:table-cell table:style-name="ce5" office:value-type="string">
            <text:p>40,4</text:p>
          </table:table-cell>
          <table:table-cell table:style-name="ce16" table:formula="of:=IF(ISNA(VLOOKUP([.D1566];[Entrada.$A$8:.$B$1605];2;0)) = 1; 0;VLOOKUP([.D1566];[Entrada.$A$8:.$B$1605];2;0))" office:value-type="float" office:value="0">
            <text:p>0</text:p>
          </table:table-cell>
          <table:table-cell table:formula="of:=IF(ISNA(VLOOKUP([.D1566];[Entrada.$A$8:.$D$1605];4;0)) = 1; 0;VLOOKUP([.D156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6];[Entrada.$A$8:.$C$1606];3;0)) = 1; 0;VLOOKUP([.D156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5</text:p>
          </table:table-cell>
          <table:table-cell/>
          <table:table-cell/>
          <table:table-cell table:style-name="ce5" office:value-type="string">
            <text:p>40,5</text:p>
          </table:table-cell>
          <table:table-cell table:style-name="ce16" table:formula="of:=IF(ISNA(VLOOKUP([.D1567];[Entrada.$A$8:.$B$1605];2;0)) = 1; 0;VLOOKUP([.D1567];[Entrada.$A$8:.$B$1605];2;0))" office:value-type="float" office:value="0">
            <text:p>0</text:p>
          </table:table-cell>
          <table:table-cell table:formula="of:=IF(ISNA(VLOOKUP([.D1567];[Entrada.$A$8:.$D$1605];4;0)) = 1; 0;VLOOKUP([.D156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7];[Entrada.$A$8:.$C$1606];3;0)) = 1; 0;VLOOKUP([.D156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6</text:p>
          </table:table-cell>
          <table:table-cell/>
          <table:table-cell/>
          <table:table-cell table:style-name="ce5" office:value-type="string">
            <text:p>40,6</text:p>
          </table:table-cell>
          <table:table-cell table:style-name="ce16" table:formula="of:=IF(ISNA(VLOOKUP([.D1568];[Entrada.$A$8:.$B$1605];2;0)) = 1; 0;VLOOKUP([.D1568];[Entrada.$A$8:.$B$1605];2;0))" office:value-type="float" office:value="0">
            <text:p>0</text:p>
          </table:table-cell>
          <table:table-cell table:formula="of:=IF(ISNA(VLOOKUP([.D1568];[Entrada.$A$8:.$D$1605];4;0)) = 1; 0;VLOOKUP([.D156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8];[Entrada.$A$8:.$C$1606];3;0)) = 1; 0;VLOOKUP([.D156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7</text:p>
          </table:table-cell>
          <table:table-cell/>
          <table:table-cell/>
          <table:table-cell table:style-name="ce5" office:value-type="string">
            <text:p>40,7</text:p>
          </table:table-cell>
          <table:table-cell table:style-name="ce16" table:formula="of:=IF(ISNA(VLOOKUP([.D1569];[Entrada.$A$8:.$B$1605];2;0)) = 1; 0;VLOOKUP([.D1569];[Entrada.$A$8:.$B$1605];2;0))" office:value-type="float" office:value="0">
            <text:p>0</text:p>
          </table:table-cell>
          <table:table-cell table:formula="of:=IF(ISNA(VLOOKUP([.D1569];[Entrada.$A$8:.$D$1605];4;0)) = 1; 0;VLOOKUP([.D156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6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69];[Entrada.$A$8:.$C$1606];3;0)) = 1; 0;VLOOKUP([.D156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8</text:p>
          </table:table-cell>
          <table:table-cell/>
          <table:table-cell/>
          <table:table-cell table:style-name="ce5" office:value-type="string">
            <text:p>40,8</text:p>
          </table:table-cell>
          <table:table-cell table:style-name="ce16" table:formula="of:=IF(ISNA(VLOOKUP([.D1570];[Entrada.$A$8:.$B$1605];2;0)) = 1; 0;VLOOKUP([.D1570];[Entrada.$A$8:.$B$1605];2;0))" office:value-type="float" office:value="0">
            <text:p>0</text:p>
          </table:table-cell>
          <table:table-cell table:formula="of:=IF(ISNA(VLOOKUP([.D1570];[Entrada.$A$8:.$D$1605];4;0)) = 1; 0;VLOOKUP([.D157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0];[Entrada.$A$8:.$C$1606];3;0)) = 1; 0;VLOOKUP([.D157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9</text:p>
          </table:table-cell>
          <table:table-cell/>
          <table:table-cell/>
          <table:table-cell table:style-name="ce5" office:value-type="string">
            <text:p>40,9</text:p>
          </table:table-cell>
          <table:table-cell table:style-name="ce16" table:formula="of:=IF(ISNA(VLOOKUP([.D1571];[Entrada.$A$8:.$B$1605];2;0)) = 1; 0;VLOOKUP([.D1571];[Entrada.$A$8:.$B$1605];2;0))" office:value-type="float" office:value="0">
            <text:p>0</text:p>
          </table:table-cell>
          <table:table-cell table:formula="of:=IF(ISNA(VLOOKUP([.D1571];[Entrada.$A$8:.$D$1605];4;0)) = 1; 0;VLOOKUP([.D157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1];[Entrada.$A$8:.$C$1606];3;0)) = 1; 0;VLOOKUP([.D157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0</text:p>
          </table:table-cell>
          <table:table-cell/>
          <table:table-cell/>
          <table:table-cell table:style-name="ce5" office:value-type="string">
            <text:p>40,10</text:p>
          </table:table-cell>
          <table:table-cell table:style-name="ce16" table:formula="of:=IF(ISNA(VLOOKUP([.D1572];[Entrada.$A$8:.$B$1605];2;0)) = 1; 0;VLOOKUP([.D1572];[Entrada.$A$8:.$B$1605];2;0))" office:value-type="float" office:value="0">
            <text:p>0</text:p>
          </table:table-cell>
          <table:table-cell table:formula="of:=IF(ISNA(VLOOKUP([.D1572];[Entrada.$A$8:.$D$1605];4;0)) = 1; 0;VLOOKUP([.D157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2];[Entrada.$A$8:.$C$1606];3;0)) = 1; 0;VLOOKUP([.D157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1</text:p>
          </table:table-cell>
          <table:table-cell/>
          <table:table-cell/>
          <table:table-cell table:style-name="ce5" office:value-type="string">
            <text:p>40,11</text:p>
          </table:table-cell>
          <table:table-cell table:style-name="ce16" table:formula="of:=IF(ISNA(VLOOKUP([.D1573];[Entrada.$A$8:.$B$1605];2;0)) = 1; 0;VLOOKUP([.D1573];[Entrada.$A$8:.$B$1605];2;0))" office:value-type="float" office:value="0">
            <text:p>0</text:p>
          </table:table-cell>
          <table:table-cell table:formula="of:=IF(ISNA(VLOOKUP([.D1573];[Entrada.$A$8:.$D$1605];4;0)) = 1; 0;VLOOKUP([.D157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3];[Entrada.$A$8:.$C$1606];3;0)) = 1; 0;VLOOKUP([.D157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2</text:p>
          </table:table-cell>
          <table:table-cell/>
          <table:table-cell/>
          <table:table-cell table:style-name="ce5" office:value-type="string">
            <text:p>40,12</text:p>
          </table:table-cell>
          <table:table-cell table:style-name="ce16" table:formula="of:=IF(ISNA(VLOOKUP([.D1574];[Entrada.$A$8:.$B$1605];2;0)) = 1; 0;VLOOKUP([.D1574];[Entrada.$A$8:.$B$1605];2;0))" office:value-type="float" office:value="0">
            <text:p>0</text:p>
          </table:table-cell>
          <table:table-cell table:formula="of:=IF(ISNA(VLOOKUP([.D1574];[Entrada.$A$8:.$D$1605];4;0)) = 1; 0;VLOOKUP([.D157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4];[Entrada.$A$8:.$C$1606];3;0)) = 1; 0;VLOOKUP([.D157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3</text:p>
          </table:table-cell>
          <table:table-cell/>
          <table:table-cell/>
          <table:table-cell table:style-name="ce5" office:value-type="string">
            <text:p>40,13</text:p>
          </table:table-cell>
          <table:table-cell table:style-name="ce16" table:formula="of:=IF(ISNA(VLOOKUP([.D1575];[Entrada.$A$8:.$B$1605];2;0)) = 1; 0;VLOOKUP([.D1575];[Entrada.$A$8:.$B$1605];2;0))" office:value-type="float" office:value="0">
            <text:p>0</text:p>
          </table:table-cell>
          <table:table-cell table:formula="of:=IF(ISNA(VLOOKUP([.D1575];[Entrada.$A$8:.$D$1605];4;0)) = 1; 0;VLOOKUP([.D157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5];[Entrada.$A$8:.$C$1606];3;0)) = 1; 0;VLOOKUP([.D157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4</text:p>
          </table:table-cell>
          <table:table-cell/>
          <table:table-cell/>
          <table:table-cell table:style-name="ce5" office:value-type="string">
            <text:p>40,14</text:p>
          </table:table-cell>
          <table:table-cell table:style-name="ce16" table:formula="of:=IF(ISNA(VLOOKUP([.D1576];[Entrada.$A$8:.$B$1605];2;0)) = 1; 0;VLOOKUP([.D1576];[Entrada.$A$8:.$B$1605];2;0))" office:value-type="float" office:value="0">
            <text:p>0</text:p>
          </table:table-cell>
          <table:table-cell table:formula="of:=IF(ISNA(VLOOKUP([.D1576];[Entrada.$A$8:.$D$1605];4;0)) = 1; 0;VLOOKUP([.D157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6];[Entrada.$A$8:.$C$1606];3;0)) = 1; 0;VLOOKUP([.D157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5</text:p>
          </table:table-cell>
          <table:table-cell/>
          <table:table-cell/>
          <table:table-cell table:style-name="ce5" office:value-type="string">
            <text:p>40,15</text:p>
          </table:table-cell>
          <table:table-cell table:style-name="ce16" table:formula="of:=IF(ISNA(VLOOKUP([.D1577];[Entrada.$A$8:.$B$1605];2;0)) = 1; 0;VLOOKUP([.D1577];[Entrada.$A$8:.$B$1605];2;0))" office:value-type="float" office:value="0">
            <text:p>0</text:p>
          </table:table-cell>
          <table:table-cell table:formula="of:=IF(ISNA(VLOOKUP([.D1577];[Entrada.$A$8:.$D$1605];4;0)) = 1; 0;VLOOKUP([.D157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7];[Entrada.$A$8:.$C$1606];3;0)) = 1; 0;VLOOKUP([.D157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6</text:p>
          </table:table-cell>
          <table:table-cell/>
          <table:table-cell/>
          <table:table-cell table:style-name="ce5" office:value-type="string">
            <text:p>40,16</text:p>
          </table:table-cell>
          <table:table-cell table:style-name="ce16" table:formula="of:=IF(ISNA(VLOOKUP([.D1578];[Entrada.$A$8:.$B$1605];2;0)) = 1; 0;VLOOKUP([.D1578];[Entrada.$A$8:.$B$1605];2;0))" office:value-type="float" office:value="0">
            <text:p>0</text:p>
          </table:table-cell>
          <table:table-cell table:formula="of:=IF(ISNA(VLOOKUP([.D1578];[Entrada.$A$8:.$D$1605];4;0)) = 1; 0;VLOOKUP([.D157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8];[Entrada.$A$8:.$C$1606];3;0)) = 1; 0;VLOOKUP([.D157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7</text:p>
          </table:table-cell>
          <table:table-cell/>
          <table:table-cell/>
          <table:table-cell table:style-name="ce5" office:value-type="string">
            <text:p>40,17</text:p>
          </table:table-cell>
          <table:table-cell table:style-name="ce16" table:formula="of:=IF(ISNA(VLOOKUP([.D1579];[Entrada.$A$8:.$B$1605];2;0)) = 1; 0;VLOOKUP([.D1579];[Entrada.$A$8:.$B$1605];2;0))" office:value-type="float" office:value="0">
            <text:p>0</text:p>
          </table:table-cell>
          <table:table-cell table:formula="of:=IF(ISNA(VLOOKUP([.D1579];[Entrada.$A$8:.$D$1605];4;0)) = 1; 0;VLOOKUP([.D157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7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79];[Entrada.$A$8:.$C$1606];3;0)) = 1; 0;VLOOKUP([.D157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8</text:p>
          </table:table-cell>
          <table:table-cell/>
          <table:table-cell/>
          <table:table-cell table:style-name="ce5" office:value-type="string">
            <text:p>40,18</text:p>
          </table:table-cell>
          <table:table-cell table:style-name="ce16" table:formula="of:=IF(ISNA(VLOOKUP([.D1580];[Entrada.$A$8:.$B$1605];2;0)) = 1; 0;VLOOKUP([.D1580];[Entrada.$A$8:.$B$1605];2;0))" office:value-type="float" office:value="0">
            <text:p>0</text:p>
          </table:table-cell>
          <table:table-cell table:formula="of:=IF(ISNA(VLOOKUP([.D1580];[Entrada.$A$8:.$D$1605];4;0)) = 1; 0;VLOOKUP([.D158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0];[Entrada.$A$8:.$C$1606];3;0)) = 1; 0;VLOOKUP([.D158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19</text:p>
          </table:table-cell>
          <table:table-cell/>
          <table:table-cell/>
          <table:table-cell table:style-name="ce5" office:value-type="string">
            <text:p>40,19</text:p>
          </table:table-cell>
          <table:table-cell table:style-name="ce16" table:formula="of:=IF(ISNA(VLOOKUP([.D1581];[Entrada.$A$8:.$B$1605];2;0)) = 1; 0;VLOOKUP([.D1581];[Entrada.$A$8:.$B$1605];2;0))" office:value-type="float" office:value="0">
            <text:p>0</text:p>
          </table:table-cell>
          <table:table-cell table:formula="of:=IF(ISNA(VLOOKUP([.D1581];[Entrada.$A$8:.$D$1605];4;0)) = 1; 0;VLOOKUP([.D158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1];[Entrada.$A$8:.$C$1606];3;0)) = 1; 0;VLOOKUP([.D158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0</text:p>
          </table:table-cell>
          <table:table-cell/>
          <table:table-cell/>
          <table:table-cell table:style-name="ce5" office:value-type="string">
            <text:p>40,20</text:p>
          </table:table-cell>
          <table:table-cell table:style-name="ce16" table:formula="of:=IF(ISNA(VLOOKUP([.D1582];[Entrada.$A$8:.$B$1605];2;0)) = 1; 0;VLOOKUP([.D1582];[Entrada.$A$8:.$B$1605];2;0))" office:value-type="float" office:value="0">
            <text:p>0</text:p>
          </table:table-cell>
          <table:table-cell table:formula="of:=IF(ISNA(VLOOKUP([.D1582];[Entrada.$A$8:.$D$1605];4;0)) = 1; 0;VLOOKUP([.D158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2];[Entrada.$A$8:.$C$1606];3;0)) = 1; 0;VLOOKUP([.D158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1</text:p>
          </table:table-cell>
          <table:table-cell/>
          <table:table-cell/>
          <table:table-cell table:style-name="ce5" office:value-type="string">
            <text:p>40,21</text:p>
          </table:table-cell>
          <table:table-cell table:style-name="ce16" table:formula="of:=IF(ISNA(VLOOKUP([.D1583];[Entrada.$A$8:.$B$1605];2;0)) = 1; 0;VLOOKUP([.D1583];[Entrada.$A$8:.$B$1605];2;0))" office:value-type="float" office:value="0">
            <text:p>0</text:p>
          </table:table-cell>
          <table:table-cell table:formula="of:=IF(ISNA(VLOOKUP([.D1583];[Entrada.$A$8:.$D$1605];4;0)) = 1; 0;VLOOKUP([.D158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3];[Entrada.$A$8:.$C$1606];3;0)) = 1; 0;VLOOKUP([.D158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2</text:p>
          </table:table-cell>
          <table:table-cell/>
          <table:table-cell/>
          <table:table-cell table:style-name="ce5" office:value-type="string">
            <text:p>40,22</text:p>
          </table:table-cell>
          <table:table-cell table:style-name="ce16" table:formula="of:=IF(ISNA(VLOOKUP([.D1584];[Entrada.$A$8:.$B$1605];2;0)) = 1; 0;VLOOKUP([.D1584];[Entrada.$A$8:.$B$1605];2;0))" office:value-type="float" office:value="0">
            <text:p>0</text:p>
          </table:table-cell>
          <table:table-cell table:formula="of:=IF(ISNA(VLOOKUP([.D1584];[Entrada.$A$8:.$D$1605];4;0)) = 1; 0;VLOOKUP([.D158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4];[Entrada.$A$8:.$C$1606];3;0)) = 1; 0;VLOOKUP([.D158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3</text:p>
          </table:table-cell>
          <table:table-cell/>
          <table:table-cell/>
          <table:table-cell table:style-name="ce5" office:value-type="string">
            <text:p>40,23</text:p>
          </table:table-cell>
          <table:table-cell table:style-name="ce16" table:formula="of:=IF(ISNA(VLOOKUP([.D1585];[Entrada.$A$8:.$B$1605];2;0)) = 1; 0;VLOOKUP([.D1585];[Entrada.$A$8:.$B$1605];2;0))" office:value-type="float" office:value="0">
            <text:p>0</text:p>
          </table:table-cell>
          <table:table-cell table:formula="of:=IF(ISNA(VLOOKUP([.D1585];[Entrada.$A$8:.$D$1605];4;0)) = 1; 0;VLOOKUP([.D158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5];[Entrada.$A$8:.$C$1606];3;0)) = 1; 0;VLOOKUP([.D158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4</text:p>
          </table:table-cell>
          <table:table-cell/>
          <table:table-cell/>
          <table:table-cell table:style-name="ce5" office:value-type="string">
            <text:p>40,24</text:p>
          </table:table-cell>
          <table:table-cell table:style-name="ce16" table:formula="of:=IF(ISNA(VLOOKUP([.D1586];[Entrada.$A$8:.$B$1605];2;0)) = 1; 0;VLOOKUP([.D1586];[Entrada.$A$8:.$B$1605];2;0))" office:value-type="float" office:value="0">
            <text:p>0</text:p>
          </table:table-cell>
          <table:table-cell table:formula="of:=IF(ISNA(VLOOKUP([.D1586];[Entrada.$A$8:.$D$1605];4;0)) = 1; 0;VLOOKUP([.D158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6];[Entrada.$A$8:.$C$1606];3;0)) = 1; 0;VLOOKUP([.D158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5</text:p>
          </table:table-cell>
          <table:table-cell/>
          <table:table-cell/>
          <table:table-cell table:style-name="ce5" office:value-type="string">
            <text:p>40,25</text:p>
          </table:table-cell>
          <table:table-cell table:style-name="ce16" table:formula="of:=IF(ISNA(VLOOKUP([.D1587];[Entrada.$A$8:.$B$1605];2;0)) = 1; 0;VLOOKUP([.D1587];[Entrada.$A$8:.$B$1605];2;0))" office:value-type="float" office:value="0">
            <text:p>0</text:p>
          </table:table-cell>
          <table:table-cell table:formula="of:=IF(ISNA(VLOOKUP([.D1587];[Entrada.$A$8:.$D$1605];4;0)) = 1; 0;VLOOKUP([.D158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7];[Entrada.$A$8:.$C$1606];3;0)) = 1; 0;VLOOKUP([.D158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6</text:p>
          </table:table-cell>
          <table:table-cell/>
          <table:table-cell/>
          <table:table-cell table:style-name="ce5" office:value-type="string">
            <text:p>40,26</text:p>
          </table:table-cell>
          <table:table-cell table:style-name="ce16" table:formula="of:=IF(ISNA(VLOOKUP([.D1588];[Entrada.$A$8:.$B$1605];2;0)) = 1; 0;VLOOKUP([.D1588];[Entrada.$A$8:.$B$1605];2;0))" office:value-type="float" office:value="0">
            <text:p>0</text:p>
          </table:table-cell>
          <table:table-cell table:formula="of:=IF(ISNA(VLOOKUP([.D1588];[Entrada.$A$8:.$D$1605];4;0)) = 1; 0;VLOOKUP([.D158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8];[Entrada.$A$8:.$C$1606];3;0)) = 1; 0;VLOOKUP([.D158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7</text:p>
          </table:table-cell>
          <table:table-cell/>
          <table:table-cell/>
          <table:table-cell table:style-name="ce5" office:value-type="string">
            <text:p>40,27</text:p>
          </table:table-cell>
          <table:table-cell table:style-name="ce16" table:formula="of:=IF(ISNA(VLOOKUP([.D1589];[Entrada.$A$8:.$B$1605];2;0)) = 1; 0;VLOOKUP([.D1589];[Entrada.$A$8:.$B$1605];2;0))" office:value-type="float" office:value="0">
            <text:p>0</text:p>
          </table:table-cell>
          <table:table-cell table:formula="of:=IF(ISNA(VLOOKUP([.D1589];[Entrada.$A$8:.$D$1605];4;0)) = 1; 0;VLOOKUP([.D158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8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89];[Entrada.$A$8:.$C$1606];3;0)) = 1; 0;VLOOKUP([.D158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8</text:p>
          </table:table-cell>
          <table:table-cell/>
          <table:table-cell/>
          <table:table-cell table:style-name="ce5" office:value-type="string">
            <text:p>40,28</text:p>
          </table:table-cell>
          <table:table-cell table:style-name="ce16" table:formula="of:=IF(ISNA(VLOOKUP([.D1590];[Entrada.$A$8:.$B$1605];2;0)) = 1; 0;VLOOKUP([.D1590];[Entrada.$A$8:.$B$1605];2;0))" office:value-type="float" office:value="0">
            <text:p>0</text:p>
          </table:table-cell>
          <table:table-cell table:formula="of:=IF(ISNA(VLOOKUP([.D1590];[Entrada.$A$8:.$D$1605];4;0)) = 1; 0;VLOOKUP([.D1590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0];[Entrada.$A$8:.$C$1606];3;0)) = 1; 0;VLOOKUP([.D159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29</text:p>
          </table:table-cell>
          <table:table-cell/>
          <table:table-cell/>
          <table:table-cell table:style-name="ce5" office:value-type="string">
            <text:p>40,29</text:p>
          </table:table-cell>
          <table:table-cell table:style-name="ce16" table:formula="of:=IF(ISNA(VLOOKUP([.D1591];[Entrada.$A$8:.$B$1605];2;0)) = 1; 0;VLOOKUP([.D1591];[Entrada.$A$8:.$B$1605];2;0))" office:value-type="float" office:value="0">
            <text:p>0</text:p>
          </table:table-cell>
          <table:table-cell table:formula="of:=IF(ISNA(VLOOKUP([.D1591];[Entrada.$A$8:.$D$1605];4;0)) = 1; 0;VLOOKUP([.D1591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1];[Entrada.$A$8:.$C$1606];3;0)) = 1; 0;VLOOKUP([.D159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0</text:p>
          </table:table-cell>
          <table:table-cell/>
          <table:table-cell/>
          <table:table-cell table:style-name="ce5" office:value-type="string">
            <text:p>40,30</text:p>
          </table:table-cell>
          <table:table-cell table:style-name="ce16" table:formula="of:=IF(ISNA(VLOOKUP([.D1592];[Entrada.$A$8:.$B$1605];2;0)) = 1; 0;VLOOKUP([.D1592];[Entrada.$A$8:.$B$1605];2;0))" office:value-type="float" office:value="0">
            <text:p>0</text:p>
          </table:table-cell>
          <table:table-cell table:formula="of:=IF(ISNA(VLOOKUP([.D1592];[Entrada.$A$8:.$D$1605];4;0)) = 1; 0;VLOOKUP([.D1592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2];[Entrada.$A$8:.$C$1606];3;0)) = 1; 0;VLOOKUP([.D1592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1</text:p>
          </table:table-cell>
          <table:table-cell/>
          <table:table-cell/>
          <table:table-cell table:style-name="ce5" office:value-type="string">
            <text:p>40,31</text:p>
          </table:table-cell>
          <table:table-cell table:style-name="ce16" table:formula="of:=IF(ISNA(VLOOKUP([.D1593];[Entrada.$A$8:.$B$1605];2;0)) = 1; 0;VLOOKUP([.D1593];[Entrada.$A$8:.$B$1605];2;0))" office:value-type="float" office:value="0">
            <text:p>0</text:p>
          </table:table-cell>
          <table:table-cell table:formula="of:=IF(ISNA(VLOOKUP([.D1593];[Entrada.$A$8:.$D$1605];4;0)) = 1; 0;VLOOKUP([.D1593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3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3];[Entrada.$A$8:.$C$1606];3;0)) = 1; 0;VLOOKUP([.D1593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2</text:p>
          </table:table-cell>
          <table:table-cell/>
          <table:table-cell/>
          <table:table-cell table:style-name="ce5" office:value-type="string">
            <text:p>40,32</text:p>
          </table:table-cell>
          <table:table-cell table:style-name="ce16" table:formula="of:=IF(ISNA(VLOOKUP([.D1594];[Entrada.$A$8:.$B$1605];2;0)) = 1; 0;VLOOKUP([.D1594];[Entrada.$A$8:.$B$1605];2;0))" office:value-type="float" office:value="0">
            <text:p>0</text:p>
          </table:table-cell>
          <table:table-cell table:formula="of:=IF(ISNA(VLOOKUP([.D1594];[Entrada.$A$8:.$D$1605];4;0)) = 1; 0;VLOOKUP([.D1594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4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4];[Entrada.$A$8:.$C$1606];3;0)) = 1; 0;VLOOKUP([.D1594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3</text:p>
          </table:table-cell>
          <table:table-cell/>
          <table:table-cell/>
          <table:table-cell table:style-name="ce5" office:value-type="string">
            <text:p>40,33</text:p>
          </table:table-cell>
          <table:table-cell table:style-name="ce16" table:formula="of:=IF(ISNA(VLOOKUP([.D1595];[Entrada.$A$8:.$B$1605];2;0)) = 1; 0;VLOOKUP([.D1595];[Entrada.$A$8:.$B$1605];2;0))" office:value-type="float" office:value="0">
            <text:p>0</text:p>
          </table:table-cell>
          <table:table-cell table:formula="of:=IF(ISNA(VLOOKUP([.D1595];[Entrada.$A$8:.$D$1605];4;0)) = 1; 0;VLOOKUP([.D1595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5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5];[Entrada.$A$8:.$C$1606];3;0)) = 1; 0;VLOOKUP([.D1595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4</text:p>
          </table:table-cell>
          <table:table-cell/>
          <table:table-cell/>
          <table:table-cell table:style-name="ce5" office:value-type="string">
            <text:p>40,34</text:p>
          </table:table-cell>
          <table:table-cell table:style-name="ce16" table:formula="of:=IF(ISNA(VLOOKUP([.D1596];[Entrada.$A$8:.$B$1605];2;0)) = 1; 0;VLOOKUP([.D1596];[Entrada.$A$8:.$B$1605];2;0))" office:value-type="float" office:value="0">
            <text:p>0</text:p>
          </table:table-cell>
          <table:table-cell table:formula="of:=IF(ISNA(VLOOKUP([.D1596];[Entrada.$A$8:.$D$1605];4;0)) = 1; 0;VLOOKUP([.D1596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6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6];[Entrada.$A$8:.$C$1606];3;0)) = 1; 0;VLOOKUP([.D1596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5</text:p>
          </table:table-cell>
          <table:table-cell/>
          <table:table-cell/>
          <table:table-cell table:style-name="ce5" office:value-type="string">
            <text:p>40,35</text:p>
          </table:table-cell>
          <table:table-cell table:style-name="ce16" table:formula="of:=IF(ISNA(VLOOKUP([.D1597];[Entrada.$A$8:.$B$1605];2;0)) = 1; 0;VLOOKUP([.D1597];[Entrada.$A$8:.$B$1605];2;0))" office:value-type="float" office:value="0">
            <text:p>0</text:p>
          </table:table-cell>
          <table:table-cell table:formula="of:=IF(ISNA(VLOOKUP([.D1597];[Entrada.$A$8:.$D$1605];4;0)) = 1; 0;VLOOKUP([.D1597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7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7];[Entrada.$A$8:.$C$1606];3;0)) = 1; 0;VLOOKUP([.D1597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6</text:p>
          </table:table-cell>
          <table:table-cell/>
          <table:table-cell/>
          <table:table-cell table:style-name="ce5" office:value-type="string">
            <text:p>40,36</text:p>
          </table:table-cell>
          <table:table-cell table:style-name="ce16" table:formula="of:=IF(ISNA(VLOOKUP([.D1598];[Entrada.$A$8:.$B$1605];2;0)) = 1; 0;VLOOKUP([.D1598];[Entrada.$A$8:.$B$1605];2;0))" office:value-type="float" office:value="0">
            <text:p>0</text:p>
          </table:table-cell>
          <table:table-cell table:formula="of:=IF(ISNA(VLOOKUP([.D1598];[Entrada.$A$8:.$D$1605];4;0)) = 1; 0;VLOOKUP([.D1598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8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8];[Entrada.$A$8:.$C$1606];3;0)) = 1; 0;VLOOKUP([.D1598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7</text:p>
          </table:table-cell>
          <table:table-cell/>
          <table:table-cell/>
          <table:table-cell table:style-name="ce5" office:value-type="string">
            <text:p>40,37</text:p>
          </table:table-cell>
          <table:table-cell table:style-name="ce16" table:formula="of:=IF(ISNA(VLOOKUP([.D1599];[Entrada.$A$8:.$B$1605];2;0)) = 1; 0;VLOOKUP([.D1599];[Entrada.$A$8:.$B$1605];2;0))" office:value-type="float" office:value="0">
            <text:p>0</text:p>
          </table:table-cell>
          <table:table-cell table:formula="of:=IF(ISNA(VLOOKUP([.D1599];[Entrada.$A$8:.$D$1605];4;0)) = 1; 0;VLOOKUP([.D1599];[Entrada.$A$8:.$D$1605];4;0))" office:value-type="float" office:value="0">
            <text:p>0</text:p>
          </table:table-cell>
          <table:table-cell table:number-columns-repeated="21"/>
          <table:table-cell table:style-name="ce23" table:formula="of:=[.B1599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599];[Entrada.$A$8:.$C$1606];3;0)) = 1; 0;VLOOKUP([.D1599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8</text:p>
          </table:table-cell>
          <table:table-cell/>
          <table:table-cell/>
          <table:table-cell table:style-name="ce5" office:value-type="string">
            <text:p>40,38</text:p>
          </table:table-cell>
          <table:table-cell table:style-name="ce16" table:formula="of:=IF(ISNA(VLOOKUP([.D1600];[Entrada.$A$8:.$B$1605];2;0)) = 1; 0;VLOOKUP([.D1600];[Entrada.$A$8:.$B$1605];2;0))" office:value-type="float" office:value="0">
            <text:p>0</text:p>
          </table:table-cell>
          <table:table-cell table:formula="of:=IF(ISNA(VLOOKUP([.D1600];[Entrada.$A$8:.$D$1605];4;0)) = 1; 0;VLOOKUP([.D1600];[Entrada.$A$8:.$D$1605];4;0))" office:value-type="float" office:value="0">
            <text:p>0</text:p>
          </table:table-cell>
          <table:table-cell table:number-columns-repeated="21"/>
          <table:table-cell table:style-name="ce23" table:formula="of:=[.B1600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00];[Entrada.$A$8:.$C$1606];3;0)) = 1; 0;VLOOKUP([.D1600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39</text:p>
          </table:table-cell>
          <table:table-cell/>
          <table:table-cell/>
          <table:table-cell table:style-name="ce5" office:value-type="string">
            <text:p>40,39</text:p>
          </table:table-cell>
          <table:table-cell table:style-name="ce16" table:formula="of:=IF(ISNA(VLOOKUP([.D1601];[Entrada.$A$8:.$B$1605];2;0)) = 1; 0;VLOOKUP([.D1601];[Entrada.$A$8:.$B$1605];2;0))" office:value-type="float" office:value="0">
            <text:p>0</text:p>
          </table:table-cell>
          <table:table-cell table:formula="of:=IF(ISNA(VLOOKUP([.D1601];[Entrada.$A$8:.$D$1605];4;0)) = 1; 0;VLOOKUP([.D1601];[Entrada.$A$8:.$D$1605];4;0))" office:value-type="float" office:value="0">
            <text:p>0</text:p>
          </table:table-cell>
          <table:table-cell table:number-columns-repeated="21"/>
          <table:table-cell table:style-name="ce23" table:formula="of:=[.B1601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01];[Entrada.$A$8:.$C$1606];3;0)) = 1; 0;VLOOKUP([.D1601];[Entrada.$A$8:.$C$1606];3;0)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40,40</text:p>
          </table:table-cell>
          <table:table-cell/>
          <table:table-cell/>
          <table:table-cell table:style-name="ce5" office:value-type="string">
            <text:p>40,40</text:p>
          </table:table-cell>
          <table:table-cell table:style-name="ce16" table:formula="of:=IF(ISNA(VLOOKUP([.D1602];[Entrada.$A$8:.$B$1605];2;0)) = 1; 0;VLOOKUP([.D1602];[Entrada.$A$8:.$B$1605];2;0))" office:value-type="float" office:value="0">
            <text:p>0</text:p>
          </table:table-cell>
          <table:table-cell table:formula="of:=IF(ISNA(VLOOKUP([.D1602];[Entrada.$A$8:.$D$1605];4;0)) = 1; 0;VLOOKUP([.D1602];[Entrada.$A$8:.$D$1605];4;0))" office:value-type="float" office:value="0">
            <text:p>0</text:p>
          </table:table-cell>
          <table:table-cell table:number-columns-repeated="21"/>
          <table:table-cell table:style-name="ce23" table:formula="of:=[.B1602]" office:value-type="float" office:value="0">
            <text:p>0</text:p>
          </table:table-cell>
          <table:table-cell table:style-name="ce23" office:value-type="string">
            <text:p>&lt;=</text:p>
          </table:table-cell>
          <table:table-cell table:style-name="ce23" table:formula="of:=IF(ISNA(VLOOKUP([.D1602];[Entrada.$A$8:.$C$1606];3;0)) = 1; 0;VLOOKUP([.D1602];[Entrada.$A$8:.$C$1606];3;0))" office:value-type="float" office:value="0">
            <text:p>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40"/>
        </table:table-row>
        <table:table-row table:style-name="ro1" table:number-rows-repeated="1046971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K2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0" number:min-integer-digits="2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/06/2011</text:date>, <text:time>21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4T21:55:47</dc:date>
    <meta:editing-duration>PT12H34M41S</meta:editing-duration>
    <meta:editing-cycles>35</meta:editing-cycles>
    <meta:generator>OpenOffice.org/3.3$Linux OpenOffice.org_project/330m20$Build-9567</meta:generator>
    <dc:creator>Plinio Freire</dc:creator>
    <meta:document-statistic meta:table-count="3" meta:cell-count="13645" meta:object-count="0"/>
  </office:meta>
</office:document-meta>
</file>